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49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7.01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49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8"/>
        <table:table-column table:style-name="co1" table:number-columns-repeated="66" table:default-cell-style-name="ce11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Region, subregion, country or area *</text:p>
          </table:table-cell>
          <table:table-cell table:style-name="ce1" office:value-type="string" calcext:value-type="string">
            <text:p>Notes</text:p>
          </table:table-cell>
          <table:table-cell table:style-name="ce9" office:value-type="string" calcext:value-type="string">
            <text:p>Country code</text:p>
          </table:table-cell>
          <table:table-cell table:style-name="ce10" office:value-type="string" calcext:value-type="string">
            <text:p>1950</text:p>
          </table:table-cell>
          <table:table-cell table:style-name="ce10" office:value-type="string" calcext:value-type="string">
            <text:p>1951</text:p>
          </table:table-cell>
          <table:table-cell table:style-name="ce10" office:value-type="string" calcext:value-type="string">
            <text:p>1952</text:p>
          </table:table-cell>
          <table:table-cell table:style-name="ce10" office:value-type="string" calcext:value-type="string">
            <text:p>1953</text:p>
          </table:table-cell>
          <table:table-cell table:style-name="ce10" office:value-type="string" calcext:value-type="string">
            <text:p>1954</text:p>
          </table:table-cell>
          <table:table-cell table:style-name="ce10" office:value-type="string" calcext:value-type="string">
            <text:p>1955</text:p>
          </table:table-cell>
          <table:table-cell table:style-name="ce10" office:value-type="string" calcext:value-type="string">
            <text:p>1956</text:p>
          </table:table-cell>
          <table:table-cell table:style-name="ce10" office:value-type="string" calcext:value-type="string">
            <text:p>1957</text:p>
          </table:table-cell>
          <table:table-cell table:style-name="ce10" office:value-type="string" calcext:value-type="string">
            <text:p>1958</text:p>
          </table:table-cell>
          <table:table-cell table:style-name="ce10" office:value-type="string" calcext:value-type="string">
            <text:p>1959</text:p>
          </table:table-cell>
          <table:table-cell table:style-name="ce10" office:value-type="string" calcext:value-type="string">
            <text:p>1960</text:p>
          </table:table-cell>
          <table:table-cell table:style-name="ce10" office:value-type="string" calcext:value-type="string">
            <text:p>1961</text:p>
          </table:table-cell>
          <table:table-cell table:style-name="ce10" office:value-type="string" calcext:value-type="string">
            <text:p>1962</text:p>
          </table:table-cell>
          <table:table-cell table:style-name="ce10" office:value-type="string" calcext:value-type="string">
            <text:p>1963</text:p>
          </table:table-cell>
          <table:table-cell table:style-name="ce10" office:value-type="string" calcext:value-type="string">
            <text:p>1964</text:p>
          </table:table-cell>
          <table:table-cell table:style-name="ce10" office:value-type="string" calcext:value-type="string">
            <text:p>1965</text:p>
          </table:table-cell>
          <table:table-cell table:style-name="ce10" office:value-type="string" calcext:value-type="string">
            <text:p>1966</text:p>
          </table:table-cell>
          <table:table-cell table:style-name="ce10" office:value-type="string" calcext:value-type="string">
            <text:p>1967</text:p>
          </table:table-cell>
          <table:table-cell table:style-name="ce10" office:value-type="string" calcext:value-type="string">
            <text:p>1968</text:p>
          </table:table-cell>
          <table:table-cell table:style-name="ce10" office:value-type="string" calcext:value-type="string">
            <text:p>1969</text:p>
          </table:table-cell>
          <table:table-cell table:style-name="ce10" office:value-type="string" calcext:value-type="string">
            <text:p>1970</text:p>
          </table:table-cell>
          <table:table-cell table:style-name="ce10" office:value-type="string" calcext:value-type="string">
            <text:p>1971</text:p>
          </table:table-cell>
          <table:table-cell table:style-name="ce10" office:value-type="string" calcext:value-type="string">
            <text:p>1972</text:p>
          </table:table-cell>
          <table:table-cell table:style-name="ce10" office:value-type="string" calcext:value-type="string">
            <text:p>1973</text:p>
          </table:table-cell>
          <table:table-cell table:style-name="ce10" office:value-type="string" calcext:value-type="string">
            <text:p>1974</text:p>
          </table:table-cell>
          <table:table-cell table:style-name="ce10" office:value-type="string" calcext:value-type="string">
            <text:p>1975</text:p>
          </table:table-cell>
          <table:table-cell table:style-name="ce10" office:value-type="string" calcext:value-type="string">
            <text:p>1976</text:p>
          </table:table-cell>
          <table:table-cell table:style-name="ce10" office:value-type="string" calcext:value-type="string">
            <text:p>1977</text:p>
          </table:table-cell>
          <table:table-cell table:style-name="ce10" office:value-type="string" calcext:value-type="string">
            <text:p>1978</text:p>
          </table:table-cell>
          <table:table-cell table:style-name="ce10" office:value-type="string" calcext:value-type="string">
            <text:p>1979</text:p>
          </table:table-cell>
          <table:table-cell table:style-name="ce10" office:value-type="string" calcext:value-type="string">
            <text:p>1980</text:p>
          </table:table-cell>
          <table:table-cell table:style-name="ce10" office:value-type="string" calcext:value-type="string">
            <text:p>1981</text:p>
          </table:table-cell>
          <table:table-cell table:style-name="ce10" office:value-type="string" calcext:value-type="string">
            <text:p>1982</text:p>
          </table:table-cell>
          <table:table-cell table:style-name="ce10" office:value-type="string" calcext:value-type="string">
            <text:p>1983</text:p>
          </table:table-cell>
          <table:table-cell table:style-name="ce10" office:value-type="string" calcext:value-type="string">
            <text:p>1984</text:p>
          </table:table-cell>
          <table:table-cell table:style-name="ce10" office:value-type="string" calcext:value-type="string">
            <text:p>1985</text:p>
          </table:table-cell>
          <table:table-cell table:style-name="ce10" office:value-type="string" calcext:value-type="string">
            <text:p>1986</text:p>
          </table:table-cell>
          <table:table-cell table:style-name="ce10" office:value-type="string" calcext:value-type="string">
            <text:p>1987</text:p>
          </table:table-cell>
          <table:table-cell table:style-name="ce10" office:value-type="string" calcext:value-type="string">
            <text:p>1988</text:p>
          </table:table-cell>
          <table:table-cell table:style-name="ce10" office:value-type="string" calcext:value-type="string">
            <text:p>1989</text:p>
          </table:table-cell>
          <table:table-cell table:style-name="ce10" office:value-type="string" calcext:value-type="string">
            <text:p>1990</text:p>
          </table:table-cell>
          <table:table-cell table:style-name="ce10" office:value-type="string" calcext:value-type="string">
            <text:p>1991</text:p>
          </table:table-cell>
          <table:table-cell table:style-name="ce10" office:value-type="string" calcext:value-type="string">
            <text:p>1992</text:p>
          </table:table-cell>
          <table:table-cell table:style-name="ce10" office:value-type="string" calcext:value-type="string">
            <text:p>1993</text:p>
          </table:table-cell>
          <table:table-cell table:style-name="ce10" office:value-type="string" calcext:value-type="string">
            <text:p>1994</text:p>
          </table:table-cell>
          <table:table-cell table:style-name="ce10" office:value-type="string" calcext:value-type="string">
            <text:p>1995</text:p>
          </table:table-cell>
          <table:table-cell table:style-name="ce10" office:value-type="string" calcext:value-type="string">
            <text:p>1996</text:p>
          </table:table-cell>
          <table:table-cell table:style-name="ce10" office:value-type="string" calcext:value-type="string">
            <text:p>1997</text:p>
          </table:table-cell>
          <table:table-cell table:style-name="ce10" office:value-type="string" calcext:value-type="string">
            <text:p>1998</text:p>
          </table:table-cell>
          <table:table-cell table:style-name="ce10" office:value-type="string" calcext:value-type="string">
            <text:p>1999</text:p>
          </table:table-cell>
          <table:table-cell table:style-name="ce10" office:value-type="string" calcext:value-type="string">
            <text:p>2000</text:p>
          </table:table-cell>
          <table:table-cell table:style-name="ce10" office:value-type="string" calcext:value-type="string">
            <text:p>2001</text:p>
          </table:table-cell>
          <table:table-cell table:style-name="ce10" office:value-type="string" calcext:value-type="string">
            <text:p>2002</text:p>
          </table:table-cell>
          <table:table-cell table:style-name="ce10" office:value-type="string" calcext:value-type="string">
            <text:p>2003</text:p>
          </table:table-cell>
          <table:table-cell table:style-name="ce10" office:value-type="string" calcext:value-type="string">
            <text:p>2004</text:p>
          </table:table-cell>
          <table:table-cell table:style-name="ce10" office:value-type="string" calcext:value-type="string">
            <text:p>2005</text:p>
          </table:table-cell>
          <table:table-cell table:style-name="ce10" office:value-type="string" calcext:value-type="string">
            <text:p>2006</text:p>
          </table:table-cell>
          <table:table-cell table:style-name="ce10" office:value-type="string" calcext:value-type="string">
            <text:p>2007</text:p>
          </table:table-cell>
          <table:table-cell table:style-name="ce10" office:value-type="string" calcext:value-type="string">
            <text:p>2008</text:p>
          </table:table-cell>
          <table:table-cell table:style-name="ce10" office:value-type="string" calcext:value-type="string">
            <text:p>2009</text:p>
          </table:table-cell>
          <table:table-cell table:style-name="ce10" office:value-type="string" calcext:value-type="string">
            <text:p>2010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36274.721" calcext:value-type="float">
            <text:p><text:s/>2 536 275</text:p>
          </table:table-cell>
          <table:table-cell office:value-type="float" office:value="2583816.786" calcext:value-type="float">
            <text:p><text:s/>2 583 817</text:p>
          </table:table-cell>
          <table:table-cell office:value-type="float" office:value="2630584.384" calcext:value-type="float">
            <text:p><text:s/>2 630 584</text:p>
          </table:table-cell>
          <table:table-cell office:value-type="float" office:value="2677230.358" calcext:value-type="float">
            <text:p><text:s/>2 677 230</text:p>
          </table:table-cell>
          <table:table-cell office:value-type="float" office:value="2724302.468" calcext:value-type="float">
            <text:p><text:s/>2 724 302</text:p>
          </table:table-cell>
          <table:table-cell office:value-type="float" office:value="2772242.535" calcext:value-type="float">
            <text:p><text:s/>2 772 243</text:p>
          </table:table-cell>
          <table:table-cell office:value-type="float" office:value="2821383.444" calcext:value-type="float">
            <text:p><text:s/>2 821 383</text:p>
          </table:table-cell>
          <table:table-cell office:value-type="float" office:value="2871952.278" calcext:value-type="float">
            <text:p><text:s/>2 871 952</text:p>
          </table:table-cell>
          <table:table-cell office:value-type="float" office:value="2924081.243" calcext:value-type="float">
            <text:p><text:s/>2 924 081</text:p>
          </table:table-cell>
          <table:table-cell office:value-type="float" office:value="2977824.686" calcext:value-type="float">
            <text:p><text:s/>2 977 825</text:p>
          </table:table-cell>
          <table:table-cell office:value-type="float" office:value="3033212.527" calcext:value-type="float">
            <text:p><text:s/>3 033 213</text:p>
          </table:table-cell>
          <table:table-cell office:value-type="float" office:value="3090305.279" calcext:value-type="float">
            <text:p><text:s/>3 090 305</text:p>
          </table:table-cell>
          <table:table-cell office:value-type="float" office:value="3149244.245" calcext:value-type="float">
            <text:p><text:s/>3 149 244</text:p>
          </table:table-cell>
          <table:table-cell office:value-type="float" office:value="3210271.352" calcext:value-type="float">
            <text:p><text:s/>3 210 271</text:p>
          </table:table-cell>
          <table:table-cell office:value-type="float" office:value="3273670.772" calcext:value-type="float">
            <text:p><text:s/>3 273 671</text:p>
          </table:table-cell>
          <table:table-cell office:value-type="float" office:value="3339592.688" calcext:value-type="float">
            <text:p><text:s/>3 339 593</text:p>
          </table:table-cell>
          <table:table-cell office:value-type="float" office:value="3408121.405" calcext:value-type="float">
            <text:p><text:s/>3 408 121</text:p>
          </table:table-cell>
          <table:table-cell office:value-type="float" office:value="3479053.821" calcext:value-type="float">
            <text:p><text:s/>3 479 054</text:p>
          </table:table-cell>
          <table:table-cell office:value-type="float" office:value="3551880.7" calcext:value-type="float">
            <text:p><text:s/>3 551 881</text:p>
          </table:table-cell>
          <table:table-cell office:value-type="float" office:value="3625905.514" calcext:value-type="float">
            <text:p><text:s/>3 625 906</text:p>
          </table:table-cell>
          <table:table-cell office:value-type="float" office:value="3700577.65" calcext:value-type="float">
            <text:p><text:s/>3 700 578</text:p>
          </table:table-cell>
          <table:table-cell office:value-type="float" office:value="3775790.9" calcext:value-type="float">
            <text:p><text:s/>3 775 791</text:p>
          </table:table-cell>
          <table:table-cell office:value-type="float" office:value="3851545.181" calcext:value-type="float">
            <text:p><text:s/>3 851 545</text:p>
          </table:table-cell>
          <table:table-cell office:value-type="float" office:value="3927538.695" calcext:value-type="float">
            <text:p><text:s/>3 927 539</text:p>
          </table:table-cell>
          <table:table-cell office:value-type="float" office:value="4003448.151" calcext:value-type="float">
            <text:p><text:s/>4 003 448</text:p>
          </table:table-cell>
          <table:table-cell office:value-type="float" office:value="4079087.198" calcext:value-type="float">
            <text:p><text:s/>4 079 087</text:p>
          </table:table-cell>
          <table:table-cell office:value-type="float" office:value="4154287.594" calcext:value-type="float">
            <text:p><text:s/>4 154 288</text:p>
          </table:table-cell>
          <table:table-cell office:value-type="float" office:value="4229201.257" calcext:value-type="float">
            <text:p><text:s/>4 229 201</text:p>
          </table:table-cell>
          <table:table-cell office:value-type="float" office:value="4304377.112" calcext:value-type="float">
            <text:p><text:s/>4 304 377</text:p>
          </table:table-cell>
          <table:table-cell office:value-type="float" office:value="4380585.755" calcext:value-type="float">
            <text:p><text:s/>4 380 586</text:p>
          </table:table-cell>
          <table:table-cell office:value-type="float" office:value="4458411.534" calcext:value-type="float">
            <text:p><text:s/>4 458 412</text:p>
          </table:table-cell>
          <table:table-cell office:value-type="float" office:value="4537845.777" calcext:value-type="float">
            <text:p><text:s/>4 537 846</text:p>
          </table:table-cell>
          <table:table-cell office:value-type="float" office:value="4618776.168" calcext:value-type="float">
            <text:p><text:s/>4 618 776</text:p>
          </table:table-cell>
          <table:table-cell office:value-type="float" office:value="4701530.843" calcext:value-type="float">
            <text:p><text:s/>4 701 531</text:p>
          </table:table-cell>
          <table:table-cell office:value-type="float" office:value="4786483.862" calcext:value-type="float">
            <text:p><text:s/>4 786 484</text:p>
          </table:table-cell>
          <table:table-cell office:value-type="float" office:value="4873781.796" calcext:value-type="float">
            <text:p><text:s/>4 873 782</text:p>
          </table:table-cell>
          <table:table-cell office:value-type="float" office:value="4963633.228" calcext:value-type="float">
            <text:p><text:s/>4 963 633</text:p>
          </table:table-cell>
          <table:table-cell office:value-type="float" office:value="5055636.132" calcext:value-type="float">
            <text:p><text:s/>5 055 636</text:p>
          </table:table-cell>
          <table:table-cell office:value-type="float" office:value="5148556.956" calcext:value-type="float">
            <text:p><text:s/>5 148 557</text:p>
          </table:table-cell>
          <table:table-cell office:value-type="float" office:value="5240735.117" calcext:value-type="float">
            <text:p><text:s/>5 240 735</text:p>
          </table:table-cell>
          <table:table-cell office:value-type="float" office:value="5330943.46" calcext:value-type="float">
            <text:p><text:s/>5 330 943</text:p>
          </table:table-cell>
          <table:table-cell office:value-type="float" office:value="5418758.803" calcext:value-type="float">
            <text:p><text:s/>5 418 759</text:p>
          </table:table-cell>
          <table:table-cell office:value-type="float" office:value="5504401.149" calcext:value-type="float">
            <text:p><text:s/>5 504 401</text:p>
          </table:table-cell>
          <table:table-cell office:value-type="float" office:value="5588094.837" calcext:value-type="float">
            <text:p><text:s/>5 588 095</text:p>
          </table:table-cell>
          <table:table-cell office:value-type="float" office:value="5670319.703" calcext:value-type="float">
            <text:p><text:s/>5 670 320</text:p>
          </table:table-cell>
          <table:table-cell office:value-type="float" office:value="5751474.416" calcext:value-type="float">
            <text:p><text:s/>5 751 474</text:p>
          </table:table-cell>
          <table:table-cell office:value-type="float" office:value="5831565.02" calcext:value-type="float">
            <text:p><text:s/>5 831 565</text:p>
          </table:table-cell>
          <table:table-cell office:value-type="float" office:value="5910566.295" calcext:value-type="float">
            <text:p><text:s/>5 910 566</text:p>
          </table:table-cell>
          <table:table-cell office:value-type="float" office:value="5988846.103" calcext:value-type="float">
            <text:p><text:s/>5 988 846</text:p>
          </table:table-cell>
          <table:table-cell office:value-type="float" office:value="6066867.391" calcext:value-type="float">
            <text:p><text:s/>6 066 867</text:p>
          </table:table-cell>
          <table:table-cell office:value-type="float" office:value="6145006.989" calcext:value-type="float">
            <text:p><text:s/>6 145 007</text:p>
          </table:table-cell>
          <table:table-cell office:value-type="float" office:value="6223412.158" calcext:value-type="float">
            <text:p><text:s/>6 223 412</text:p>
          </table:table-cell>
          <table:table-cell office:value-type="float" office:value="6302149.639" calcext:value-type="float">
            <text:p><text:s/>6 302 150</text:p>
          </table:table-cell>
          <table:table-cell office:value-type="float" office:value="6381408.987" calcext:value-type="float">
            <text:p><text:s/>6 381 409</text:p>
          </table:table-cell>
          <table:table-cell office:value-type="float" office:value="6461370.865" calcext:value-type="float">
            <text:p><text:s/>6 461 371</text:p>
          </table:table-cell>
          <table:table-cell office:value-type="float" office:value="6542159.383" calcext:value-type="float">
            <text:p><text:s/>6 542 159</text:p>
          </table:table-cell>
          <table:table-cell office:value-type="float" office:value="6623847.913" calcext:value-type="float">
            <text:p><text:s/>6 623 848</text:p>
          </table:table-cell>
          <table:table-cell office:value-type="float" office:value="6706418.593" calcext:value-type="float">
            <text:p><text:s/>6 706 419</text:p>
          </table:table-cell>
          <table:table-cell office:value-type="float" office:value="6789771.25300001" calcext:value-type="float">
            <text:p><text:s/>6 789 771</text:p>
          </table:table-cell>
          <table:table-cell office:value-type="float" office:value="6873741.054" calcext:value-type="float">
            <text:p><text:s/>6 873 741</text:p>
          </table:table-cell>
          <table:table-cell office:value-type="float" office:value="6958169.159" calcext:value-type="float">
            <text:p><text:s/>6 958 169</text:p>
          </table:table-cell>
          <table:table-cell office:value-type="float" office:value="7043008.586" calcext:value-type="float">
            <text:p><text:s/>7 043 009</text:p>
          </table:table-cell>
          <table:table-cell office:value-type="float" office:value="7128176.935" calcext:value-type="float">
            <text:p><text:s/>7 128 177</text:p>
          </table:table-cell>
          <table:table-cell office:value-type="float" office:value="7213426.452" calcext:value-type="float">
            <text:p><text:s/>7 213 426</text:p>
          </table:table-cell>
          <table:table-cell office:value-type="float" office:value="7298453.033" calcext:value-type="float">
            <text:p><text:s/>7 298 453</text:p>
          </table:table-cell>
          <table:table-cell office:value-type="float" office:value="7383008.82" calcext:value-type="float">
            <text:p><text:s/>7 383 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More developed regions</text:p>
          </table:table-cell>
          <table:table-cell office:value-type="string" calcext:value-type="string">
            <text:p>a</text:p>
          </table:table-cell>
          <table:table-cell office:value-type="float" office:value="901" calcext:value-type="float">
            <text:p>901</text:p>
          </table:table-cell>
          <table:table-cell office:value-type="float" office:value="814865.069" calcext:value-type="float">
            <text:p><text:s text:c="2"/>814 865</text:p>
          </table:table-cell>
          <table:table-cell office:value-type="float" office:value="824212.665" calcext:value-type="float">
            <text:p><text:s text:c="2"/>824 213</text:p>
          </table:table-cell>
          <table:table-cell office:value-type="float" office:value="834074.389" calcext:value-type="float">
            <text:p><text:s text:c="2"/>834 074</text:p>
          </table:table-cell>
          <table:table-cell office:value-type="float" office:value="844263.515" calcext:value-type="float">
            <text:p><text:s text:c="2"/>844 264</text:p>
          </table:table-cell>
          <table:table-cell office:value-type="float" office:value="854631.777" calcext:value-type="float">
            <text:p><text:s text:c="2"/>854 632</text:p>
          </table:table-cell>
          <table:table-cell office:value-type="float" office:value="865069.444" calcext:value-type="float">
            <text:p><text:s text:c="2"/>865 069</text:p>
          </table:table-cell>
          <table:table-cell office:value-type="float" office:value="875507.091" calcext:value-type="float">
            <text:p><text:s text:c="2"/>875 507</text:p>
          </table:table-cell>
          <table:table-cell office:value-type="float" office:value="885913.898" calcext:value-type="float">
            <text:p><text:s text:c="2"/>885 914</text:p>
          </table:table-cell>
          <table:table-cell office:value-type="float" office:value="896292.115" calcext:value-type="float">
            <text:p><text:s text:c="2"/>896 292</text:p>
          </table:table-cell>
          <table:table-cell office:value-type="float" office:value="906668.496" calcext:value-type="float">
            <text:p><text:s text:c="2"/>906 668</text:p>
          </table:table-cell>
          <table:table-cell office:value-type="float" office:value="917067.92" calcext:value-type="float">
            <text:p><text:s text:c="2"/>917 068</text:p>
          </table:table-cell>
          <table:table-cell office:value-type="float" office:value="927484.926" calcext:value-type="float">
            <text:p><text:s text:c="2"/>927 485</text:p>
          </table:table-cell>
          <table:table-cell office:value-type="float" office:value="937859.296" calcext:value-type="float">
            <text:p><text:s text:c="2"/>937 859</text:p>
          </table:table-cell>
          <table:table-cell office:value-type="float" office:value="948065.41" calcext:value-type="float">
            <text:p><text:s text:c="2"/>948 065</text:p>
          </table:table-cell>
          <table:table-cell office:value-type="float" office:value="957942.071" calcext:value-type="float">
            <text:p><text:s text:c="2"/>957 942</text:p>
          </table:table-cell>
          <table:table-cell office:value-type="float" office:value="967380.886" calcext:value-type="float">
            <text:p><text:s text:c="2"/>967 381</text:p>
          </table:table-cell>
          <table:table-cell office:value-type="float" office:value="976313.317" calcext:value-type="float">
            <text:p><text:s text:c="2"/>976 313</text:p>
          </table:table-cell>
          <table:table-cell office:value-type="float" office:value="984784.25" calcext:value-type="float">
            <text:p><text:s text:c="2"/>984 784</text:p>
          </table:table-cell>
          <table:table-cell office:value-type="float" office:value="992938.769" calcext:value-type="float">
            <text:p><text:s text:c="2"/>992 939</text:p>
          </table:table-cell>
          <table:table-cell office:value-type="float" office:value="1000988.133" calcext:value-type="float">
            <text:p><text:s/>1 000 988</text:p>
          </table:table-cell>
          <table:table-cell office:value-type="float" office:value="1009081.779" calcext:value-type="float">
            <text:p><text:s/>1 009 082</text:p>
          </table:table-cell>
          <table:table-cell office:value-type="float" office:value="1017274.359" calcext:value-type="float">
            <text:p><text:s/>1 017 274</text:p>
          </table:table-cell>
          <table:table-cell office:value-type="float" office:value="1025510.872" calcext:value-type="float">
            <text:p><text:s/>1 025 511</text:p>
          </table:table-cell>
          <table:table-cell office:value-type="float" office:value="1033699.711" calcext:value-type="float">
            <text:p><text:s/>1 033 700</text:p>
          </table:table-cell>
          <table:table-cell office:value-type="float" office:value="1041700.473" calcext:value-type="float">
            <text:p><text:s/>1 041 700</text:p>
          </table:table-cell>
          <table:table-cell office:value-type="float" office:value="1049413.674" calcext:value-type="float">
            <text:p><text:s/>1 049 414</text:p>
          </table:table-cell>
          <table:table-cell office:value-type="float" office:value="1056820.69" calcext:value-type="float">
            <text:p><text:s/>1 056 821</text:p>
          </table:table-cell>
          <table:table-cell office:value-type="float" office:value="1063964.029" calcext:value-type="float">
            <text:p><text:s/>1 063 964</text:p>
          </table:table-cell>
          <table:table-cell office:value-type="float" office:value="1070879.481" calcext:value-type="float">
            <text:p><text:s/>1 070 879</text:p>
          </table:table-cell>
          <table:table-cell office:value-type="float" office:value="1077624.051" calcext:value-type="float">
            <text:p><text:s/>1 077 624</text:p>
          </table:table-cell>
          <table:table-cell office:value-type="float" office:value="1084244.071" calcext:value-type="float">
            <text:p><text:s/>1 084 244</text:p>
          </table:table-cell>
          <table:table-cell office:value-type="float" office:value="1090731.49" calcext:value-type="float">
            <text:p><text:s/>1 090 731</text:p>
          </table:table-cell>
          <table:table-cell office:value-type="float" office:value="1097083.508" calcext:value-type="float">
            <text:p><text:s/>1 097 084</text:p>
          </table:table-cell>
          <table:table-cell office:value-type="float" office:value="1103357.689" calcext:value-type="float">
            <text:p><text:s/>1 103 358</text:p>
          </table:table-cell>
          <table:table-cell office:value-type="float" office:value="1109626.831" calcext:value-type="float">
            <text:p><text:s/>1 109 627</text:p>
          </table:table-cell>
          <table:table-cell office:value-type="float" office:value="1115935.023" calcext:value-type="float">
            <text:p><text:s/>1 115 935</text:p>
          </table:table-cell>
          <table:table-cell office:value-type="float" office:value="1122313.424" calcext:value-type="float">
            <text:p><text:s/>1 122 313</text:p>
          </table:table-cell>
          <table:table-cell office:value-type="float" office:value="1128726.998" calcext:value-type="float">
            <text:p><text:s/>1 128 727</text:p>
          </table:table-cell>
          <table:table-cell office:value-type="float" office:value="1135070.353" calcext:value-type="float">
            <text:p><text:s/>1 135 070</text:p>
          </table:table-cell>
          <table:table-cell office:value-type="float" office:value="1141196.657" calcext:value-type="float">
            <text:p><text:s/>1 141 197</text:p>
          </table:table-cell>
          <table:table-cell office:value-type="float" office:value="1146999.191" calcext:value-type="float">
            <text:p><text:s/>1 146 999</text:p>
          </table:table-cell>
          <table:table-cell office:value-type="float" office:value="1152454.604" calcext:value-type="float">
            <text:p><text:s/>1 152 455</text:p>
          </table:table-cell>
          <table:table-cell office:value-type="float" office:value="1157593.163" calcext:value-type="float">
            <text:p><text:s/>1 157 593</text:p>
          </table:table-cell>
          <table:table-cell office:value-type="float" office:value="1162429.26" calcext:value-type="float">
            <text:p><text:s/>1 162 429</text:p>
          </table:table-cell>
          <table:table-cell office:value-type="float" office:value="1166995.37" calcext:value-type="float">
            <text:p><text:s/>1 166 995</text:p>
          </table:table-cell>
          <table:table-cell office:value-type="float" office:value="1171325.471" calcext:value-type="float">
            <text:p><text:s/>1 171 325</text:p>
          </table:table-cell>
          <table:table-cell office:value-type="float" office:value="1175426.24" calcext:value-type="float">
            <text:p><text:s/>1 175 426</text:p>
          </table:table-cell>
          <table:table-cell office:value-type="float" office:value="1179318.726" calcext:value-type="float">
            <text:p><text:s/>1 179 319</text:p>
          </table:table-cell>
          <table:table-cell office:value-type="float" office:value="1183072.825" calcext:value-type="float">
            <text:p><text:s/>1 183 073</text:p>
          </table:table-cell>
          <table:table-cell office:value-type="float" office:value="1186777.089" calcext:value-type="float">
            <text:p><text:s/>1 186 777</text:p>
          </table:table-cell>
          <table:table-cell office:value-type="float" office:value="1190504.735" calcext:value-type="float">
            <text:p><text:s/>1 190 505</text:p>
          </table:table-cell>
          <table:table-cell office:value-type="float" office:value="1194258.743" calcext:value-type="float">
            <text:p><text:s/>1 194 259</text:p>
          </table:table-cell>
          <table:table-cell office:value-type="float" office:value="1198050.412" calcext:value-type="float">
            <text:p><text:s/>1 198 050</text:p>
          </table:table-cell>
          <table:table-cell office:value-type="float" office:value="1201966.731" calcext:value-type="float">
            <text:p><text:s/>1 201 967</text:p>
          </table:table-cell>
          <table:table-cell office:value-type="float" office:value="1206111.93" calcext:value-type="float">
            <text:p><text:s/>1 206 112</text:p>
          </table:table-cell>
          <table:table-cell office:value-type="float" office:value="1210545.53" calcext:value-type="float">
            <text:p><text:s/>1 210 546</text:p>
          </table:table-cell>
          <table:table-cell office:value-type="float" office:value="1215324.559" calcext:value-type="float">
            <text:p><text:s/>1 215 325</text:p>
          </table:table-cell>
          <table:table-cell office:value-type="float" office:value="1220392.009" calcext:value-type="float">
            <text:p><text:s/>1 220 392</text:p>
          </table:table-cell>
          <table:table-cell office:value-type="float" office:value="1225552.166" calcext:value-type="float">
            <text:p><text:s/>1 225 552</text:p>
          </table:table-cell>
          <table:table-cell office:value-type="float" office:value="1230533.857" calcext:value-type="float">
            <text:p><text:s/>1 230 534</text:p>
          </table:table-cell>
          <table:table-cell office:value-type="float" office:value="1235142.506" calcext:value-type="float">
            <text:p><text:s/>1 235 143</text:p>
          </table:table-cell>
          <table:table-cell office:value-type="float" office:value="1239297.769" calcext:value-type="float">
            <text:p><text:s/>1 239 298</text:p>
          </table:table-cell>
          <table:table-cell office:value-type="float" office:value="1243054.571" calcext:value-type="float">
            <text:p><text:s/>1 243 055</text:p>
          </table:table-cell>
          <table:table-cell office:value-type="float" office:value="1246519.987" calcext:value-type="float">
            <text:p><text:s/>1 246 520</text:p>
          </table:table-cell>
          <table:table-cell office:value-type="float" office:value="1249863.519" calcext:value-type="float">
            <text:p><text:s/>1 249 864</text:p>
          </table:table-cell>
          <table:table-cell office:value-type="float" office:value="1253206.546" calcext:value-type="float">
            <text:p><text:s/>1 253 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Less developed regions</text:p>
          </table:table-cell>
          <table:table-cell office:value-type="string" calcext:value-type="string">
            <text:p>b</text:p>
          </table:table-cell>
          <table:table-cell office:value-type="float" office:value="902" calcext:value-type="float">
            <text:p>902</text:p>
          </table:table-cell>
          <table:table-cell office:value-type="float" office:value="1721409.652" calcext:value-type="float">
            <text:p><text:s/>1 721 410</text:p>
          </table:table-cell>
          <table:table-cell office:value-type="float" office:value="1759604.121" calcext:value-type="float">
            <text:p><text:s/>1 759 604</text:p>
          </table:table-cell>
          <table:table-cell office:value-type="float" office:value="1796509.995" calcext:value-type="float">
            <text:p><text:s/>1 796 510</text:p>
          </table:table-cell>
          <table:table-cell office:value-type="float" office:value="1832966.843" calcext:value-type="float">
            <text:p><text:s/>1 832 967</text:p>
          </table:table-cell>
          <table:table-cell office:value-type="float" office:value="1869670.691" calcext:value-type="float">
            <text:p><text:s/>1 869 671</text:p>
          </table:table-cell>
          <table:table-cell office:value-type="float" office:value="1907173.091" calcext:value-type="float">
            <text:p><text:s/>1 907 173</text:p>
          </table:table-cell>
          <table:table-cell office:value-type="float" office:value="1945876.353" calcext:value-type="float">
            <text:p><text:s/>1 945 876</text:p>
          </table:table-cell>
          <table:table-cell office:value-type="float" office:value="1986038.38" calcext:value-type="float">
            <text:p><text:s/>1 986 038</text:p>
          </table:table-cell>
          <table:table-cell office:value-type="float" office:value="2027789.128" calcext:value-type="float">
            <text:p><text:s/>2 027 789</text:p>
          </table:table-cell>
          <table:table-cell office:value-type="float" office:value="2071156.19" calcext:value-type="float">
            <text:p><text:s/>2 071 156</text:p>
          </table:table-cell>
          <table:table-cell office:value-type="float" office:value="2116144.607" calcext:value-type="float">
            <text:p><text:s/>2 116 145</text:p>
          </table:table-cell>
          <table:table-cell office:value-type="float" office:value="2162820.353" calcext:value-type="float">
            <text:p><text:s/>2 162 820</text:p>
          </table:table-cell>
          <table:table-cell office:value-type="float" office:value="2211384.949" calcext:value-type="float">
            <text:p><text:s/>2 211 385</text:p>
          </table:table-cell>
          <table:table-cell office:value-type="float" office:value="2262205.942" calcext:value-type="float">
            <text:p><text:s/>2 262 206</text:p>
          </table:table-cell>
          <table:table-cell office:value-type="float" office:value="2315728.701" calcext:value-type="float">
            <text:p><text:s/>2 315 729</text:p>
          </table:table-cell>
          <table:table-cell office:value-type="float" office:value="2372211.802" calcext:value-type="float">
            <text:p><text:s/>2 372 212</text:p>
          </table:table-cell>
          <table:table-cell office:value-type="float" office:value="2431808.088" calcext:value-type="float">
            <text:p><text:s/>2 431 808</text:p>
          </table:table-cell>
          <table:table-cell office:value-type="float" office:value="2494269.571" calcext:value-type="float">
            <text:p><text:s/>2 494 270</text:p>
          </table:table-cell>
          <table:table-cell office:value-type="float" office:value="2558941.931" calcext:value-type="float">
            <text:p><text:s/>2 558 942</text:p>
          </table:table-cell>
          <table:table-cell office:value-type="float" office:value="2624917.381" calcext:value-type="float">
            <text:p><text:s/>2 624 917</text:p>
          </table:table-cell>
          <table:table-cell office:value-type="float" office:value="2691495.871" calcext:value-type="float">
            <text:p><text:s/>2 691 496</text:p>
          </table:table-cell>
          <table:table-cell office:value-type="float" office:value="2758516.541" calcext:value-type="float">
            <text:p><text:s/>2 758 517</text:p>
          </table:table-cell>
          <table:table-cell office:value-type="float" office:value="2826034.309" calcext:value-type="float">
            <text:p><text:s/>2 826 034</text:p>
          </table:table-cell>
          <table:table-cell office:value-type="float" office:value="2893838.984" calcext:value-type="float">
            <text:p><text:s/>2 893 839</text:p>
          </table:table-cell>
          <table:table-cell office:value-type="float" office:value="2961747.678" calcext:value-type="float">
            <text:p><text:s/>2 961 748</text:p>
          </table:table-cell>
          <table:table-cell office:value-type="float" office:value="3029673.524" calcext:value-type="float">
            <text:p><text:s/>3 029 674</text:p>
          </table:table-cell>
          <table:table-cell office:value-type="float" office:value="3097466.904" calcext:value-type="float">
            <text:p><text:s/>3 097 467</text:p>
          </table:table-cell>
          <table:table-cell office:value-type="float" office:value="3165237.228" calcext:value-type="float">
            <text:p><text:s/>3 165 237</text:p>
          </table:table-cell>
          <table:table-cell office:value-type="float" office:value="3233497.631" calcext:value-type="float">
            <text:p><text:s/>3 233 498</text:p>
          </table:table-cell>
          <table:table-cell office:value-type="float" office:value="3302961.704" calcext:value-type="float">
            <text:p><text:s/>3 302 962</text:p>
          </table:table-cell>
          <table:table-cell office:value-type="float" office:value="3374167.463" calcext:value-type="float">
            <text:p><text:s/>3 374 167</text:p>
          </table:table-cell>
          <table:table-cell office:value-type="float" office:value="3447114.287" calcext:value-type="float">
            <text:p><text:s/>3 447 114</text:p>
          </table:table-cell>
          <table:table-cell office:value-type="float" office:value="3521692.66" calcext:value-type="float">
            <text:p><text:s/>3 521 693</text:p>
          </table:table-cell>
          <table:table-cell office:value-type="float" office:value="3598173.154" calcext:value-type="float">
            <text:p><text:s/>3 598 173</text:p>
          </table:table-cell>
          <table:table-cell office:value-type="float" office:value="3676857.031" calcext:value-type="float">
            <text:p><text:s/>3 676 857</text:p>
          </table:table-cell>
          <table:table-cell office:value-type="float" office:value="3757846.773" calcext:value-type="float">
            <text:p><text:s/>3 757 847</text:p>
          </table:table-cell>
          <table:table-cell office:value-type="float" office:value="3841319.804" calcext:value-type="float">
            <text:p><text:s/>3 841 320</text:p>
          </table:table-cell>
          <table:table-cell office:value-type="float" office:value="3926909.134" calcext:value-type="float">
            <text:p><text:s/>3 926 909</text:p>
          </table:table-cell>
          <table:table-cell office:value-type="float" office:value="4013486.603" calcext:value-type="float">
            <text:p><text:s/>4 013 487</text:p>
          </table:table-cell>
          <table:table-cell office:value-type="float" office:value="4099538.46" calcext:value-type="float">
            <text:p><text:s/>4 099 538</text:p>
          </table:table-cell>
          <table:table-cell office:value-type="float" office:value="4183944.269" calcext:value-type="float">
            <text:p><text:s/>4 183 944</text:p>
          </table:table-cell>
          <table:table-cell office:value-type="float" office:value="4266304.199" calcext:value-type="float">
            <text:p><text:s/>4 266 304</text:p>
          </table:table-cell>
          <table:table-cell office:value-type="float" office:value="4346807.986" calcext:value-type="float">
            <text:p><text:s/>4 346 808</text:p>
          </table:table-cell>
          <table:table-cell office:value-type="float" office:value="4425665.577" calcext:value-type="float">
            <text:p><text:s/>4 425 666</text:p>
          </table:table-cell>
          <table:table-cell office:value-type="float" office:value="4503324.333" calcext:value-type="float">
            <text:p><text:s/>4 503 324</text:p>
          </table:table-cell>
          <table:table-cell office:value-type="float" office:value="4580148.945" calcext:value-type="float">
            <text:p><text:s/>4 580 149</text:p>
          </table:table-cell>
          <table:table-cell office:value-type="float" office:value="4656138.78" calcext:value-type="float">
            <text:p><text:s/>4 656 139</text:p>
          </table:table-cell>
          <table:table-cell office:value-type="float" office:value="4731247.569" calcext:value-type="float">
            <text:p><text:s/>4 731 248</text:p>
          </table:table-cell>
          <table:table-cell office:value-type="float" office:value="4805773.278" calcext:value-type="float">
            <text:p><text:s/>4 805 773</text:p>
          </table:table-cell>
          <table:table-cell office:value-type="float" office:value="4880090.302" calcext:value-type="float">
            <text:p><text:s/>4 880 090</text:p>
          </table:table-cell>
          <table:table-cell office:value-type="float" office:value="4954502.254" calcext:value-type="float">
            <text:p><text:s/>4 954 502</text:p>
          </table:table-cell>
          <table:table-cell office:value-type="float" office:value="5029153.415" calcext:value-type="float">
            <text:p><text:s/>5 029 153</text:p>
          </table:table-cell>
          <table:table-cell office:value-type="float" office:value="5104099.227" calcext:value-type="float">
            <text:p><text:s/>5 104 099</text:p>
          </table:table-cell>
          <table:table-cell office:value-type="float" office:value="5179442.256" calcext:value-type="float">
            <text:p><text:s/>5 179 442</text:p>
          </table:table-cell>
          <table:table-cell office:value-type="float" office:value="5255258.935" calcext:value-type="float">
            <text:p><text:s/>5 255 259</text:p>
          </table:table-cell>
          <table:table-cell office:value-type="float" office:value="5331613.853" calcext:value-type="float">
            <text:p><text:s/>5 331 614</text:p>
          </table:table-cell>
          <table:table-cell office:value-type="float" office:value="5408523.354" calcext:value-type="float">
            <text:p><text:s/>5 408 523</text:p>
          </table:table-cell>
          <table:table-cell office:value-type="float" office:value="5486026.584" calcext:value-type="float">
            <text:p><text:s/>5 486 027</text:p>
          </table:table-cell>
          <table:table-cell office:value-type="float" office:value="5564219.087" calcext:value-type="float">
            <text:p><text:s/>5 564 219</text:p>
          </table:table-cell>
          <table:table-cell office:value-type="float" office:value="5643207.197" calcext:value-type="float">
            <text:p><text:s/>5 643 207</text:p>
          </table:table-cell>
          <table:table-cell office:value-type="float" office:value="5723026.653" calcext:value-type="float">
            <text:p><text:s/>5 723 027</text:p>
          </table:table-cell>
          <table:table-cell office:value-type="float" office:value="5803710.817" calcext:value-type="float">
            <text:p><text:s/>5 803 711</text:p>
          </table:table-cell>
          <table:table-cell office:value-type="float" office:value="5885122.364" calcext:value-type="float">
            <text:p><text:s/>5 885 122</text:p>
          </table:table-cell>
          <table:table-cell office:value-type="float" office:value="5966906.465" calcext:value-type="float">
            <text:p><text:s/>5 966 906</text:p>
          </table:table-cell>
          <table:table-cell office:value-type="float" office:value="6048589.514" calcext:value-type="float">
            <text:p><text:s/>6 048 590</text:p>
          </table:table-cell>
          <table:table-cell office:value-type="float" office:value="6129802.274" calcext:value-type="float">
            <text:p><text:s/>6 129 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east developed countries</text:p>
          </table:table-cell>
          <table:table-cell office:value-type="string" calcext:value-type="string">
            <text:p>c</text:p>
          </table:table-cell>
          <table:table-cell office:value-type="float" office:value="941" calcext:value-type="float">
            <text:p>941</text:p>
          </table:table-cell>
          <table:table-cell office:value-type="float" office:value="195259.056" calcext:value-type="float">
            <text:p><text:s text:c="2"/>195 259</text:p>
          </table:table-cell>
          <table:table-cell office:value-type="float" office:value="199052.136" calcext:value-type="float">
            <text:p><text:s text:c="2"/>199 052</text:p>
          </table:table-cell>
          <table:table-cell office:value-type="float" office:value="202904.86" calcext:value-type="float">
            <text:p><text:s text:c="2"/>202 905</text:p>
          </table:table-cell>
          <table:table-cell office:value-type="float" office:value="206885.02" calcext:value-type="float">
            <text:p><text:s text:c="2"/>206 885</text:p>
          </table:table-cell>
          <table:table-cell office:value-type="float" office:value="211045.058" calcext:value-type="float">
            <text:p><text:s text:c="2"/>211 045</text:p>
          </table:table-cell>
          <table:table-cell office:value-type="float" office:value="215421.063" calcext:value-type="float">
            <text:p><text:s text:c="2"/>215 421</text:p>
          </table:table-cell>
          <table:table-cell office:value-type="float" office:value="220033.004" calcext:value-type="float">
            <text:p><text:s text:c="2"/>220 033</text:p>
          </table:table-cell>
          <table:table-cell office:value-type="float" office:value="224884.923" calcext:value-type="float">
            <text:p><text:s text:c="2"/>224 885</text:p>
          </table:table-cell>
          <table:table-cell office:value-type="float" office:value="229967.077" calcext:value-type="float">
            <text:p><text:s text:c="2"/>229 967</text:p>
          </table:table-cell>
          <table:table-cell office:value-type="float" office:value="235259.472" calcext:value-type="float">
            <text:p><text:s text:c="2"/>235 259</text:p>
          </table:table-cell>
          <table:table-cell office:value-type="float" office:value="240742.196" calcext:value-type="float">
            <text:p><text:s text:c="2"/>240 742</text:p>
          </table:table-cell>
          <table:table-cell office:value-type="float" office:value="246406.47" calcext:value-type="float">
            <text:p><text:s text:c="2"/>246 406</text:p>
          </table:table-cell>
          <table:table-cell office:value-type="float" office:value="252264.341" calcext:value-type="float">
            <text:p><text:s text:c="2"/>252 264</text:p>
          </table:table-cell>
          <table:table-cell office:value-type="float" office:value="258352.723" calcext:value-type="float">
            <text:p><text:s text:c="2"/>258 353</text:p>
          </table:table-cell>
          <table:table-cell office:value-type="float" office:value="264721.836" calcext:value-type="float">
            <text:p><text:s text:c="2"/>264 722</text:p>
          </table:table-cell>
          <table:table-cell office:value-type="float" office:value="271400.502" calcext:value-type="float">
            <text:p><text:s text:c="2"/>271 401</text:p>
          </table:table-cell>
          <table:table-cell office:value-type="float" office:value="278419.926" calcext:value-type="float">
            <text:p><text:s text:c="2"/>278 420</text:p>
          </table:table-cell>
          <table:table-cell office:value-type="float" office:value="285751.541" calcext:value-type="float">
            <text:p><text:s text:c="2"/>285 752</text:p>
          </table:table-cell>
          <table:table-cell office:value-type="float" office:value="293292.818" calcext:value-type="float">
            <text:p><text:s text:c="2"/>293 293</text:p>
          </table:table-cell>
          <table:table-cell office:value-type="float" office:value="300902.584" calcext:value-type="float">
            <text:p><text:s text:c="2"/>300 903</text:p>
          </table:table-cell>
          <table:table-cell office:value-type="float" office:value="308486.373" calcext:value-type="float">
            <text:p><text:s text:c="2"/>308 486</text:p>
          </table:table-cell>
          <table:table-cell office:value-type="float" office:value="316004.632" calcext:value-type="float">
            <text:p><text:s text:c="2"/>316 005</text:p>
          </table:table-cell>
          <table:table-cell office:value-type="float" office:value="323506.502" calcext:value-type="float">
            <text:p><text:s text:c="2"/>323 507</text:p>
          </table:table-cell>
          <table:table-cell office:value-type="float" office:value="331095.229" calcext:value-type="float">
            <text:p><text:s text:c="2"/>331 095</text:p>
          </table:table-cell>
          <table:table-cell office:value-type="float" office:value="338920.295" calcext:value-type="float">
            <text:p><text:s text:c="2"/>338 920</text:p>
          </table:table-cell>
          <table:table-cell office:value-type="float" office:value="347093.126" calcext:value-type="float">
            <text:p><text:s text:c="2"/>347 093</text:p>
          </table:table-cell>
          <table:table-cell office:value-type="float" office:value="355653.61" calcext:value-type="float">
            <text:p><text:s text:c="2"/>355 654</text:p>
          </table:table-cell>
          <table:table-cell office:value-type="float" office:value="364581.154" calcext:value-type="float">
            <text:p><text:s text:c="2"/>364 581</text:p>
          </table:table-cell>
          <table:table-cell office:value-type="float" office:value="373854.416" calcext:value-type="float">
            <text:p><text:s text:c="2"/>373 854</text:p>
          </table:table-cell>
          <table:table-cell office:value-type="float" office:value="383429.856" calcext:value-type="float">
            <text:p><text:s text:c="2"/>383 430</text:p>
          </table:table-cell>
          <table:table-cell office:value-type="float" office:value="393279.303" calcext:value-type="float">
            <text:p><text:s text:c="2"/>393 279</text:p>
          </table:table-cell>
          <table:table-cell office:value-type="float" office:value="403408.681" calcext:value-type="float">
            <text:p><text:s text:c="2"/>403 409</text:p>
          </table:table-cell>
          <table:table-cell office:value-type="float" office:value="413846.599" calcext:value-type="float">
            <text:p><text:s text:c="2"/>413 847</text:p>
          </table:table-cell>
          <table:table-cell office:value-type="float" office:value="424613.917" calcext:value-type="float">
            <text:p><text:s text:c="2"/>424 614</text:p>
          </table:table-cell>
          <table:table-cell office:value-type="float" office:value="435737.69" calcext:value-type="float">
            <text:p><text:s text:c="2"/>435 738</text:p>
          </table:table-cell>
          <table:table-cell office:value-type="float" office:value="447240.981" calcext:value-type="float">
            <text:p><text:s text:c="2"/>447 241</text:p>
          </table:table-cell>
          <table:table-cell office:value-type="float" office:value="459115.735" calcext:value-type="float">
            <text:p><text:s text:c="2"/>459 116</text:p>
          </table:table-cell>
          <table:table-cell office:value-type="float" office:value="471364.938" calcext:value-type="float">
            <text:p><text:s text:c="2"/>471 365</text:p>
          </table:table-cell>
          <table:table-cell office:value-type="float" office:value="484033.065" calcext:value-type="float">
            <text:p><text:s text:c="2"/>484 033</text:p>
          </table:table-cell>
          <table:table-cell office:value-type="float" office:value="497176.877" calcext:value-type="float">
            <text:p><text:s text:c="2"/>497 177</text:p>
          </table:table-cell>
          <table:table-cell office:value-type="float" office:value="510827.576" calcext:value-type="float">
            <text:p><text:s text:c="2"/>510 828</text:p>
          </table:table-cell>
          <table:table-cell office:value-type="float" office:value="525020.368" calcext:value-type="float">
            <text:p><text:s text:c="2"/>525 020</text:p>
          </table:table-cell>
          <table:table-cell office:value-type="float" office:value="539720.45" calcext:value-type="float">
            <text:p><text:s text:c="2"/>539 720</text:p>
          </table:table-cell>
          <table:table-cell office:value-type="float" office:value="554804.181" calcext:value-type="float">
            <text:p><text:s text:c="2"/>554 804</text:p>
          </table:table-cell>
          <table:table-cell office:value-type="float" office:value="570101.958" calcext:value-type="float">
            <text:p><text:s text:c="2"/>570 102</text:p>
          </table:table-cell>
          <table:table-cell office:value-type="float" office:value="585496.175" calcext:value-type="float">
            <text:p><text:s text:c="2"/>585 496</text:p>
          </table:table-cell>
          <table:table-cell office:value-type="float" office:value="600926.162" calcext:value-type="float">
            <text:p><text:s text:c="2"/>600 926</text:p>
          </table:table-cell>
          <table:table-cell office:value-type="float" office:value="616437.048" calcext:value-type="float">
            <text:p><text:s text:c="2"/>616 437</text:p>
          </table:table-cell>
          <table:table-cell office:value-type="float" office:value="632146.821" calcext:value-type="float">
            <text:p><text:s text:c="2"/>632 147</text:p>
          </table:table-cell>
          <table:table-cell office:value-type="float" office:value="648229.112" calcext:value-type="float">
            <text:p><text:s text:c="2"/>648 229</text:p>
          </table:table-cell>
          <table:table-cell office:value-type="float" office:value="664804.763" calcext:value-type="float">
            <text:p><text:s text:c="2"/>664 805</text:p>
          </table:table-cell>
          <table:table-cell office:value-type="float" office:value="681932.226" calcext:value-type="float">
            <text:p><text:s text:c="2"/>681 932</text:p>
          </table:table-cell>
          <table:table-cell office:value-type="float" office:value="699560.739" calcext:value-type="float">
            <text:p><text:s text:c="2"/>699 561</text:p>
          </table:table-cell>
          <table:table-cell office:value-type="float" office:value="717572.892" calcext:value-type="float">
            <text:p><text:s text:c="2"/>717 573</text:p>
          </table:table-cell>
          <table:table-cell office:value-type="float" office:value="735796.583" calcext:value-type="float">
            <text:p><text:s text:c="2"/>735 797</text:p>
          </table:table-cell>
          <table:table-cell office:value-type="float" office:value="754118.072" calcext:value-type="float">
            <text:p><text:s text:c="2"/>754 118</text:p>
          </table:table-cell>
          <table:table-cell office:value-type="float" office:value="772488.966" calcext:value-type="float">
            <text:p><text:s text:c="2"/>772 489</text:p>
          </table:table-cell>
          <table:table-cell office:value-type="float" office:value="790978.141" calcext:value-type="float">
            <text:p><text:s text:c="2"/>790 978</text:p>
          </table:table-cell>
          <table:table-cell office:value-type="float" office:value="809730.997" calcext:value-type="float">
            <text:p><text:s text:c="2"/>809 731</text:p>
          </table:table-cell>
          <table:table-cell office:value-type="float" office:value="828953.32" calcext:value-type="float">
            <text:p><text:s text:c="2"/>828 953</text:p>
          </table:table-cell>
          <table:table-cell office:value-type="float" office:value="848791.962" calcext:value-type="float">
            <text:p><text:s text:c="2"/>848 792</text:p>
          </table:table-cell>
          <table:table-cell office:value-type="float" office:value="869298.106" calcext:value-type="float">
            <text:p><text:s text:c="2"/>869 298</text:p>
          </table:table-cell>
          <table:table-cell office:value-type="float" office:value="890423.474" calcext:value-type="float">
            <text:p><text:s text:c="2"/>890 423</text:p>
          </table:table-cell>
          <table:table-cell office:value-type="float" office:value="912093.996" calcext:value-type="float">
            <text:p><text:s text:c="2"/>912 094</text:p>
          </table:table-cell>
          <table:table-cell office:value-type="float" office:value="934192.321" calcext:value-type="float">
            <text:p><text:s text:c="2"/>934 192</text:p>
          </table:table-cell>
          <table:table-cell office:value-type="float" office:value="956631.108" calcext:value-type="float">
            <text:p><text:s text:c="2"/>956 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ess developed regions, excluding least developed countries</text:p>
          </table:table-cell>
          <table:table-cell office:value-type="string" calcext:value-type="string">
            <text:p>d</text:p>
          </table:table-cell>
          <table:table-cell office:value-type="float" office:value="934" calcext:value-type="float">
            <text:p>934</text:p>
          </table:table-cell>
          <table:table-cell office:value-type="float" office:value="1526150.596" calcext:value-type="float">
            <text:p><text:s/>1 526 151</text:p>
          </table:table-cell>
          <table:table-cell office:value-type="float" office:value="1560551.985" calcext:value-type="float">
            <text:p><text:s/>1 560 552</text:p>
          </table:table-cell>
          <table:table-cell office:value-type="float" office:value="1593605.135" calcext:value-type="float">
            <text:p><text:s/>1 593 605</text:p>
          </table:table-cell>
          <table:table-cell office:value-type="float" office:value="1626081.823" calcext:value-type="float">
            <text:p><text:s/>1 626 082</text:p>
          </table:table-cell>
          <table:table-cell office:value-type="float" office:value="1658625.633" calcext:value-type="float">
            <text:p><text:s/>1 658 626</text:p>
          </table:table-cell>
          <table:table-cell office:value-type="float" office:value="1691752.028" calcext:value-type="float">
            <text:p><text:s/>1 691 752</text:p>
          </table:table-cell>
          <table:table-cell office:value-type="float" office:value="1725843.349" calcext:value-type="float">
            <text:p><text:s/>1 725 843</text:p>
          </table:table-cell>
          <table:table-cell office:value-type="float" office:value="1761153.457" calcext:value-type="float">
            <text:p><text:s/>1 761 153</text:p>
          </table:table-cell>
          <table:table-cell office:value-type="float" office:value="1797822.051" calcext:value-type="float">
            <text:p><text:s/>1 797 822</text:p>
          </table:table-cell>
          <table:table-cell office:value-type="float" office:value="1835896.718" calcext:value-type="float">
            <text:p><text:s/>1 835 897</text:p>
          </table:table-cell>
          <table:table-cell office:value-type="float" office:value="1875402.411" calcext:value-type="float">
            <text:p><text:s/>1 875 402</text:p>
          </table:table-cell>
          <table:table-cell office:value-type="float" office:value="1916413.883" calcext:value-type="float">
            <text:p><text:s/>1 916 414</text:p>
          </table:table-cell>
          <table:table-cell office:value-type="float" office:value="1959120.608" calcext:value-type="float">
            <text:p><text:s/>1 959 121</text:p>
          </table:table-cell>
          <table:table-cell office:value-type="float" office:value="2003853.219" calcext:value-type="float">
            <text:p><text:s/>2 003 853</text:p>
          </table:table-cell>
          <table:table-cell office:value-type="float" office:value="2051006.865" calcext:value-type="float">
            <text:p><text:s/>2 051 007</text:p>
          </table:table-cell>
          <table:table-cell office:value-type="float" office:value="2100811.3" calcext:value-type="float">
            <text:p><text:s/>2 100 811</text:p>
          </table:table-cell>
          <table:table-cell office:value-type="float" office:value="2153388.162" calcext:value-type="float">
            <text:p><text:s/>2 153 388</text:p>
          </table:table-cell>
          <table:table-cell office:value-type="float" office:value="2208518.03" calcext:value-type="float">
            <text:p><text:s/>2 208 518</text:p>
          </table:table-cell>
          <table:table-cell office:value-type="float" office:value="2265649.113" calcext:value-type="float">
            <text:p><text:s/>2 265 649</text:p>
          </table:table-cell>
          <table:table-cell office:value-type="float" office:value="2324014.797" calcext:value-type="float">
            <text:p><text:s/>2 324 015</text:p>
          </table:table-cell>
          <table:table-cell office:value-type="float" office:value="2383009.498" calcext:value-type="float">
            <text:p><text:s/>2 383 009</text:p>
          </table:table-cell>
          <table:table-cell office:value-type="float" office:value="2442511.909" calcext:value-type="float">
            <text:p><text:s/>2 442 512</text:p>
          </table:table-cell>
          <table:table-cell office:value-type="float" office:value="2502527.807" calcext:value-type="float">
            <text:p><text:s/>2 502 528</text:p>
          </table:table-cell>
          <table:table-cell office:value-type="float" office:value="2562743.755" calcext:value-type="float">
            <text:p><text:s/>2 562 744</text:p>
          </table:table-cell>
          <table:table-cell office:value-type="float" office:value="2622827.383" calcext:value-type="float">
            <text:p><text:s/>2 622 827</text:p>
          </table:table-cell>
          <table:table-cell office:value-type="float" office:value="2682580.398" calcext:value-type="float">
            <text:p><text:s/>2 682 580</text:p>
          </table:table-cell>
          <table:table-cell office:value-type="float" office:value="2741813.294" calcext:value-type="float">
            <text:p><text:s/>2 741 813</text:p>
          </table:table-cell>
          <table:table-cell office:value-type="float" office:value="2800656.074" calcext:value-type="float">
            <text:p><text:s/>2 800 656</text:p>
          </table:table-cell>
          <table:table-cell office:value-type="float" office:value="2859643.215" calcext:value-type="float">
            <text:p><text:s/>2 859 643</text:p>
          </table:table-cell>
          <table:table-cell office:value-type="float" office:value="2919531.848" calcext:value-type="float">
            <text:p><text:s/>2 919 532</text:p>
          </table:table-cell>
          <table:table-cell office:value-type="float" office:value="2980888.16" calcext:value-type="float">
            <text:p><text:s/>2 980 888</text:p>
          </table:table-cell>
          <table:table-cell office:value-type="float" office:value="3043705.606" calcext:value-type="float">
            <text:p><text:s/>3 043 706</text:p>
          </table:table-cell>
          <table:table-cell office:value-type="float" office:value="3107846.061" calcext:value-type="float">
            <text:p><text:s/>3 107 846</text:p>
          </table:table-cell>
          <table:table-cell office:value-type="float" office:value="3173559.237" calcext:value-type="float">
            <text:p><text:s/>3 173 559</text:p>
          </table:table-cell>
          <table:table-cell office:value-type="float" office:value="3241119.341" calcext:value-type="float">
            <text:p><text:s/>3 241 119</text:p>
          </table:table-cell>
          <table:table-cell office:value-type="float" office:value="3310605.792" calcext:value-type="float">
            <text:p><text:s/>3 310 606</text:p>
          </table:table-cell>
          <table:table-cell office:value-type="float" office:value="3382204.069" calcext:value-type="float">
            <text:p><text:s/>3 382 204</text:p>
          </table:table-cell>
          <table:table-cell office:value-type="float" office:value="3455544.196" calcext:value-type="float">
            <text:p><text:s/>3 455 544</text:p>
          </table:table-cell>
          <table:table-cell office:value-type="float" office:value="3529453.538" calcext:value-type="float">
            <text:p><text:s/>3 529 454</text:p>
          </table:table-cell>
          <table:table-cell office:value-type="float" office:value="3602361.583" calcext:value-type="float">
            <text:p><text:s/>3 602 362</text:p>
          </table:table-cell>
          <table:table-cell office:value-type="float" office:value="3673116.693" calcext:value-type="float">
            <text:p><text:s/>3 673 117</text:p>
          </table:table-cell>
          <table:table-cell office:value-type="float" office:value="3741283.831" calcext:value-type="float">
            <text:p><text:s/>3 741 284</text:p>
          </table:table-cell>
          <table:table-cell office:value-type="float" office:value="3807087.536" calcext:value-type="float">
            <text:p><text:s/>3 807 088</text:p>
          </table:table-cell>
          <table:table-cell office:value-type="float" office:value="3870861.396" calcext:value-type="float">
            <text:p><text:s/>3 870 861</text:p>
          </table:table-cell>
          <table:table-cell office:value-type="float" office:value="3933222.375" calcext:value-type="float">
            <text:p><text:s/>3 933 222</text:p>
          </table:table-cell>
          <table:table-cell office:value-type="float" office:value="3994652.77" calcext:value-type="float">
            <text:p><text:s/>3 994 653</text:p>
          </table:table-cell>
          <table:table-cell office:value-type="float" office:value="4055212.618" calcext:value-type="float">
            <text:p><text:s/>4 055 213</text:p>
          </table:table-cell>
          <table:table-cell office:value-type="float" office:value="4114810.521" calcext:value-type="float">
            <text:p><text:s/>4 114 811</text:p>
          </table:table-cell>
          <table:table-cell office:value-type="float" office:value="4173626.457" calcext:value-type="float">
            <text:p><text:s/>4 173 626</text:p>
          </table:table-cell>
          <table:table-cell office:value-type="float" office:value="4231861.19" calcext:value-type="float">
            <text:p><text:s/>4 231 861</text:p>
          </table:table-cell>
          <table:table-cell office:value-type="float" office:value="4289697.491" calcext:value-type="float">
            <text:p><text:s/>4 289 697</text:p>
          </table:table-cell>
          <table:table-cell office:value-type="float" office:value="4347221.189" calcext:value-type="float">
            <text:p><text:s/>4 347 221</text:p>
          </table:table-cell>
          <table:table-cell office:value-type="float" office:value="4404538.488" calcext:value-type="float">
            <text:p><text:s/>4 404 538</text:p>
          </table:table-cell>
          <table:table-cell office:value-type="float" office:value="4461869.364" calcext:value-type="float">
            <text:p><text:s/>4 461 869</text:p>
          </table:table-cell>
          <table:table-cell office:value-type="float" office:value="4519462.352" calcext:value-type="float">
            <text:p><text:s/>4 519 462</text:p>
          </table:table-cell>
          <table:table-cell office:value-type="float" office:value="4577495.781" calcext:value-type="float">
            <text:p><text:s/>4 577 496</text:p>
          </table:table-cell>
          <table:table-cell office:value-type="float" office:value="4636034.388" calcext:value-type="float">
            <text:p><text:s/>4 636 034</text:p>
          </table:table-cell>
          <table:table-cell office:value-type="float" office:value="4695048.443" calcext:value-type="float">
            <text:p><text:s/>4 695 048</text:p>
          </table:table-cell>
          <table:table-cell office:value-type="float" office:value="4754488.09" calcext:value-type="float">
            <text:p><text:s/>4 754 488</text:p>
          </table:table-cell>
          <table:table-cell office:value-type="float" office:value="4814253.877" calcext:value-type="float">
            <text:p><text:s/>4 814 254</text:p>
          </table:table-cell>
          <table:table-cell office:value-type="float" office:value="4874234.691" calcext:value-type="float">
            <text:p><text:s/>4 874 235</text:p>
          </table:table-cell>
          <table:table-cell office:value-type="float" office:value="4934412.711" calcext:value-type="float">
            <text:p><text:s/>4 934 413</text:p>
          </table:table-cell>
          <table:table-cell office:value-type="float" office:value="4994698.89" calcext:value-type="float">
            <text:p><text:s/>4 994 699</text:p>
          </table:table-cell>
          <table:table-cell office:value-type="float" office:value="5054812.469" calcext:value-type="float">
            <text:p><text:s/>5 054 812</text:p>
          </table:table-cell>
          <table:table-cell office:value-type="float" office:value="5114397.193" calcext:value-type="float">
            <text:p><text:s/>5 114 397</text:p>
          </table:table-cell>
          <table:table-cell office:value-type="float" office:value="5173171.166" calcext:value-type="float">
            <text:p><text:s/>5 173 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Less developed regions, excluding China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157196.536" calcext:value-type="float">
            <text:p><text:s/>1 157 197</text:p>
          </table:table-cell>
          <table:table-cell office:value-type="float" office:value="1179836.18" calcext:value-type="float">
            <text:p><text:s/>1 179 836</text:p>
          </table:table-cell>
          <table:table-cell office:value-type="float" office:value="1203955.385" calcext:value-type="float">
            <text:p><text:s/>1 203 955</text:p>
          </table:table-cell>
          <table:table-cell office:value-type="float" office:value="1229495.321" calcext:value-type="float">
            <text:p><text:s/>1 229 495</text:p>
          </table:table-cell>
          <table:table-cell office:value-type="float" office:value="1256404.335" calcext:value-type="float">
            <text:p><text:s/>1 256 404</text:p>
          </table:table-cell>
          <table:table-cell office:value-type="float" office:value="1284636.948" calcext:value-type="float">
            <text:p><text:s/>1 284 637</text:p>
          </table:table-cell>
          <table:table-cell office:value-type="float" office:value="1314154.92" calcext:value-type="float">
            <text:p><text:s/>1 314 155</text:p>
          </table:table-cell>
          <table:table-cell office:value-type="float" office:value="1344926.32" calcext:value-type="float">
            <text:p><text:s/>1 344 926</text:p>
          </table:table-cell>
          <table:table-cell office:value-type="float" office:value="1376925.489" calcext:value-type="float">
            <text:p><text:s/>1 376 925</text:p>
          </table:table-cell>
          <table:table-cell office:value-type="float" office:value="1410131.19" calcext:value-type="float">
            <text:p><text:s/>1 410 131</text:p>
          </table:table-cell>
          <table:table-cell office:value-type="float" office:value="1444523.768" calcext:value-type="float">
            <text:p><text:s/>1 444 524</text:p>
          </table:table-cell>
          <table:table-cell office:value-type="float" office:value="1480080.622" calcext:value-type="float">
            <text:p><text:s/>1 480 081</text:p>
          </table:table-cell>
          <table:table-cell office:value-type="float" office:value="1516773.659" calcext:value-type="float">
            <text:p><text:s/>1 516 774</text:p>
          </table:table-cell>
          <table:table-cell office:value-type="float" office:value="1554566.9" calcext:value-type="float">
            <text:p><text:s/>1 554 567</text:p>
          </table:table-cell>
          <table:table-cell office:value-type="float" office:value="1593421.691" calcext:value-type="float">
            <text:p><text:s/>1 593 422</text:p>
          </table:table-cell>
          <table:table-cell office:value-type="float" office:value="1633307.449" calcext:value-type="float">
            <text:p><text:s/>1 633 307</text:p>
          </table:table-cell>
          <table:table-cell office:value-type="float" office:value="1674213.068" calcext:value-type="float">
            <text:p><text:s/>1 674 213</text:p>
          </table:table-cell>
          <table:table-cell office:value-type="float" office:value="1716134.556" calcext:value-type="float">
            <text:p><text:s/>1 716 135</text:p>
          </table:table-cell>
          <table:table-cell office:value-type="float" office:value="1759060.148" calcext:value-type="float">
            <text:p><text:s/>1 759 060</text:p>
          </table:table-cell>
          <table:table-cell office:value-type="float" office:value="1802980.508" calcext:value-type="float">
            <text:p><text:s/>1 802 981</text:p>
          </table:table-cell>
          <table:table-cell office:value-type="float" office:value="1847894.954" calcext:value-type="float">
            <text:p><text:s/>1 847 895</text:p>
          </table:table-cell>
          <table:table-cell office:value-type="float" office:value="1893810.4" calcext:value-type="float">
            <text:p><text:s/>1 893 810</text:p>
          </table:table-cell>
          <table:table-cell office:value-type="float" office:value="1940746.113" calcext:value-type="float">
            <text:p><text:s/>1 940 746</text:p>
          </table:table-cell>
          <table:table-cell office:value-type="float" office:value="1988732.74" calcext:value-type="float">
            <text:p><text:s/>1 988 733</text:p>
          </table:table-cell>
          <table:table-cell office:value-type="float" office:value="2037809.863" calcext:value-type="float">
            <text:p><text:s/>2 037 810</text:p>
          </table:table-cell>
          <table:table-cell office:value-type="float" office:value="2088018.139" calcext:value-type="float">
            <text:p><text:s/>2 088 018</text:p>
          </table:table-cell>
          <table:table-cell office:value-type="float" office:value="2139324.285" calcext:value-type="float">
            <text:p><text:s/>2 139 324</text:p>
          </table:table-cell>
          <table:table-cell office:value-type="float" office:value="2191749.753" calcext:value-type="float">
            <text:p><text:s/>2 191 750</text:p>
          </table:table-cell>
          <table:table-cell office:value-type="float" office:value="2245451.265" calcext:value-type="float">
            <text:p><text:s/>2 245 451</text:p>
          </table:table-cell>
          <table:table-cell office:value-type="float" office:value="2300633.569" calcext:value-type="float">
            <text:p><text:s/>2 300 634</text:p>
          </table:table-cell>
          <table:table-cell office:value-type="float" office:value="2357419.196" calcext:value-type="float">
            <text:p><text:s/>2 357 419</text:p>
          </table:table-cell>
          <table:table-cell office:value-type="float" office:value="2415840.781" calcext:value-type="float">
            <text:p><text:s/>2 415 841</text:p>
          </table:table-cell>
          <table:table-cell office:value-type="float" office:value="2475780.979" calcext:value-type="float">
            <text:p><text:s/>2 475 781</text:p>
          </table:table-cell>
          <table:table-cell office:value-type="float" office:value="2537020.105" calcext:value-type="float">
            <text:p><text:s/>2 537 020</text:p>
          </table:table-cell>
          <table:table-cell office:value-type="float" office:value="2599254.115" calcext:value-type="float">
            <text:p><text:s/>2 599 254</text:p>
          </table:table-cell>
          <table:table-cell office:value-type="float" office:value="2662232.088" calcext:value-type="float">
            <text:p><text:s/>2 662 232</text:p>
          </table:table-cell>
          <table:table-cell office:value-type="float" office:value="2725864.13" calcext:value-type="float">
            <text:p><text:s/>2 725 864</text:p>
          </table:table-cell>
          <table:table-cell office:value-type="float" office:value="2790108.763" calcext:value-type="float">
            <text:p><text:s/>2 790 109</text:p>
          </table:table-cell>
          <table:table-cell office:value-type="float" office:value="2854819.744" calcext:value-type="float">
            <text:p><text:s/>2 854 820</text:p>
          </table:table-cell>
          <table:table-cell office:value-type="float" office:value="2919844.697" calcext:value-type="float">
            <text:p><text:s/>2 919 845</text:p>
          </table:table-cell>
          <table:table-cell office:value-type="float" office:value="2985061.977" calcext:value-type="float">
            <text:p><text:s/>2 985 062</text:p>
          </table:table-cell>
          <table:table-cell office:value-type="float" office:value="3050394.025" calcext:value-type="float">
            <text:p><text:s/>3 050 394</text:p>
          </table:table-cell>
          <table:table-cell office:value-type="float" office:value="3115805.653" calcext:value-type="float">
            <text:p><text:s/>3 115 806</text:p>
          </table:table-cell>
          <table:table-cell office:value-type="float" office:value="3181279.86" calcext:value-type="float">
            <text:p><text:s/>3 181 280</text:p>
          </table:table-cell>
          <table:table-cell office:value-type="float" office:value="3246825.302" calcext:value-type="float">
            <text:p><text:s/>3 246 825</text:p>
          </table:table-cell>
          <table:table-cell office:value-type="float" office:value="3312454.642" calcext:value-type="float">
            <text:p><text:s/>3 312 455</text:p>
          </table:table-cell>
          <table:table-cell office:value-type="float" office:value="3378157.832" calcext:value-type="float">
            <text:p><text:s/>3 378 158</text:p>
          </table:table-cell>
          <table:table-cell office:value-type="float" office:value="3443939.053" calcext:value-type="float">
            <text:p><text:s/>3 443 939</text:p>
          </table:table-cell>
          <table:table-cell office:value-type="float" office:value="3509852.73" calcext:value-type="float">
            <text:p><text:s/>3 509 853</text:p>
          </table:table-cell>
          <table:table-cell office:value-type="float" office:value="3575973.862" calcext:value-type="float">
            <text:p><text:s/>3 575 974</text:p>
          </table:table-cell>
          <table:table-cell office:value-type="float" office:value="3642371.416" calcext:value-type="float">
            <text:p><text:s/>3 642 371</text:p>
          </table:table-cell>
          <table:table-cell office:value-type="float" office:value="3709070.097" calcext:value-type="float">
            <text:p><text:s/>3 709 070</text:p>
          </table:table-cell>
          <table:table-cell office:value-type="float" office:value="3776100.926" calcext:value-type="float">
            <text:p><text:s/>3 776 101</text:p>
          </table:table-cell>
          <table:table-cell office:value-type="float" office:value="3843549.289" calcext:value-type="float">
            <text:p><text:s/>3 843 549</text:p>
          </table:table-cell>
          <table:table-cell office:value-type="float" office:value="3911515.033" calcext:value-type="float">
            <text:p><text:s/>3 911 515</text:p>
          </table:table-cell>
          <table:table-cell office:value-type="float" office:value="3980077.157" calcext:value-type="float">
            <text:p><text:s/>3 980 077</text:p>
          </table:table-cell>
          <table:table-cell office:value-type="float" office:value="4049235.086" calcext:value-type="float">
            <text:p><text:s/>4 049 235</text:p>
          </table:table-cell>
          <table:table-cell office:value-type="float" office:value="4118990.845" calcext:value-type="float">
            <text:p><text:s/>4 118 991</text:p>
          </table:table-cell>
          <table:table-cell office:value-type="float" office:value="4189420.663" calcext:value-type="float">
            <text:p><text:s/>4 189 421</text:p>
          </table:table-cell>
          <table:table-cell office:value-type="float" office:value="4260613.466" calcext:value-type="float">
            <text:p><text:s/>4 260 613</text:p>
          </table:table-cell>
          <table:table-cell office:value-type="float" office:value="4332606.955" calcext:value-type="float">
            <text:p><text:s/>4 332 607</text:p>
          </table:table-cell>
          <table:table-cell office:value-type="float" office:value="4405430.289" calcext:value-type="float">
            <text:p><text:s/>4 405 430</text:p>
          </table:table-cell>
          <table:table-cell office:value-type="float" office:value="4478990.918" calcext:value-type="float">
            <text:p><text:s/>4 478 991</text:p>
          </table:table-cell>
          <table:table-cell office:value-type="float" office:value="4553048.983" calcext:value-type="float">
            <text:p><text:s/>4 553 049</text:p>
          </table:table-cell>
          <table:table-cell office:value-type="float" office:value="4627282.13" calcext:value-type="float">
            <text:p><text:s/>4 627 282</text:p>
          </table:table-cell>
          <table:table-cell office:value-type="float" office:value="4701441.323" calcext:value-type="float">
            <text:p><text:s/>4 701 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High-income countries</text:p>
          </table:table-cell>
          <table:table-cell office:value-type="string" calcext:value-type="string">
            <text:p>e</text:p>
          </table:table-cell>
          <table:table-cell office:value-type="float" office:value="1503" calcext:value-type="float">
            <text:p>1503</text:p>
          </table:table-cell>
          <table:table-cell office:value-type="float" office:value="672895.958" calcext:value-type="float">
            <text:p><text:s text:c="2"/>672 896</text:p>
          </table:table-cell>
          <table:table-cell office:value-type="float" office:value="680630.36" calcext:value-type="float">
            <text:p><text:s text:c="2"/>680 630</text:p>
          </table:table-cell>
          <table:table-cell office:value-type="float" office:value="688858.965" calcext:value-type="float">
            <text:p><text:s text:c="2"/>688 859</text:p>
          </table:table-cell>
          <table:table-cell office:value-type="float" office:value="697440.327" calcext:value-type="float">
            <text:p><text:s text:c="2"/>697 440</text:p>
          </table:table-cell>
          <table:table-cell office:value-type="float" office:value="706262.038" calcext:value-type="float">
            <text:p><text:s text:c="2"/>706 262</text:p>
          </table:table-cell>
          <table:table-cell office:value-type="float" office:value="715241.145" calcext:value-type="float">
            <text:p><text:s text:c="2"/>715 241</text:p>
          </table:table-cell>
          <table:table-cell office:value-type="float" office:value="724324.981" calcext:value-type="float">
            <text:p><text:s text:c="2"/>724 325</text:p>
          </table:table-cell>
          <table:table-cell office:value-type="float" office:value="733489.975" calcext:value-type="float">
            <text:p><text:s text:c="2"/>733 490</text:p>
          </table:table-cell>
          <table:table-cell office:value-type="float" office:value="742737.736" calcext:value-type="float">
            <text:p><text:s text:c="2"/>742 738</text:p>
          </table:table-cell>
          <table:table-cell office:value-type="float" office:value="752087.82" calcext:value-type="float">
            <text:p><text:s text:c="2"/>752 088</text:p>
          </table:table-cell>
          <table:table-cell office:value-type="float" office:value="761557.609" calcext:value-type="float">
            <text:p><text:s text:c="2"/>761 558</text:p>
          </table:table-cell>
          <table:table-cell office:value-type="float" office:value="771139.585" calcext:value-type="float">
            <text:p><text:s text:c="2"/>771 140</text:p>
          </table:table-cell>
          <table:table-cell office:value-type="float" office:value="780782.695" calcext:value-type="float">
            <text:p><text:s text:c="2"/>780 783</text:p>
          </table:table-cell>
          <table:table-cell office:value-type="float" office:value="790383.614" calcext:value-type="float">
            <text:p><text:s text:c="2"/>790 384</text:p>
          </table:table-cell>
          <table:table-cell office:value-type="float" office:value="799810.468" calcext:value-type="float">
            <text:p><text:s text:c="2"/>799 810</text:p>
          </table:table-cell>
          <table:table-cell office:value-type="float" office:value="808971.475" calcext:value-type="float">
            <text:p><text:s text:c="2"/>808 971</text:p>
          </table:table-cell>
          <table:table-cell office:value-type="float" office:value="817808.883" calcext:value-type="float">
            <text:p><text:s text:c="2"/>817 809</text:p>
          </table:table-cell>
          <table:table-cell office:value-type="float" office:value="826349.659" calcext:value-type="float">
            <text:p><text:s text:c="2"/>826 350</text:p>
          </table:table-cell>
          <table:table-cell office:value-type="float" office:value="834691.64" calcext:value-type="float">
            <text:p><text:s text:c="2"/>834 692</text:p>
          </table:table-cell>
          <table:table-cell office:value-type="float" office:value="842980.937" calcext:value-type="float">
            <text:p><text:s text:c="2"/>842 981</text:p>
          </table:table-cell>
          <table:table-cell office:value-type="float" office:value="851319.125" calcext:value-type="float">
            <text:p><text:s text:c="2"/>851 319</text:p>
          </table:table-cell>
          <table:table-cell office:value-type="float" office:value="859742.934" calcext:value-type="float">
            <text:p><text:s text:c="2"/>859 743</text:p>
          </table:table-cell>
          <table:table-cell office:value-type="float" office:value="868206.243" calcext:value-type="float">
            <text:p><text:s text:c="2"/>868 206</text:p>
          </table:table-cell>
          <table:table-cell office:value-type="float" office:value="876629.003" calcext:value-type="float">
            <text:p><text:s text:c="2"/>876 629</text:p>
          </table:table-cell>
          <table:table-cell office:value-type="float" office:value="884892.942" calcext:value-type="float">
            <text:p><text:s text:c="2"/>884 893</text:p>
          </table:table-cell>
          <table:table-cell office:value-type="float" office:value="892915.207" calcext:value-type="float">
            <text:p><text:s text:c="2"/>892 915</text:p>
          </table:table-cell>
          <table:table-cell office:value-type="float" office:value="900675.532" calcext:value-type="float">
            <text:p><text:s text:c="2"/>900 676</text:p>
          </table:table-cell>
          <table:table-cell office:value-type="float" office:value="908209.213" calcext:value-type="float">
            <text:p><text:s text:c="2"/>908 209</text:p>
          </table:table-cell>
          <table:table-cell office:value-type="float" office:value="915557.576" calcext:value-type="float">
            <text:p><text:s text:c="2"/>915 558</text:p>
          </table:table-cell>
          <table:table-cell office:value-type="float" office:value="922784.088" calcext:value-type="float">
            <text:p><text:s text:c="2"/>922 784</text:p>
          </table:table-cell>
          <table:table-cell office:value-type="float" office:value="929939.165" calcext:value-type="float">
            <text:p><text:s text:c="2"/>929 939</text:p>
          </table:table-cell>
          <table:table-cell office:value-type="float" office:value="937034.824" calcext:value-type="float">
            <text:p><text:s text:c="2"/>937 035</text:p>
          </table:table-cell>
          <table:table-cell office:value-type="float" office:value="944069.286" calcext:value-type="float">
            <text:p><text:s text:c="2"/>944 069</text:p>
          </table:table-cell>
          <table:table-cell office:value-type="float" office:value="951063.483" calcext:value-type="float">
            <text:p><text:s text:c="2"/>951 063</text:p>
          </table:table-cell>
          <table:table-cell office:value-type="float" office:value="958038.843" calcext:value-type="float">
            <text:p><text:s text:c="2"/>958 039</text:p>
          </table:table-cell>
          <table:table-cell office:value-type="float" office:value="965012.855" calcext:value-type="float">
            <text:p><text:s text:c="2"/>965 013</text:p>
          </table:table-cell>
          <table:table-cell office:value-type="float" office:value="971995.214" calcext:value-type="float">
            <text:p><text:s text:c="2"/>971 995</text:p>
          </table:table-cell>
          <table:table-cell office:value-type="float" office:value="978991.356" calcext:value-type="float">
            <text:p><text:s text:c="2"/>978 991</text:p>
          </table:table-cell>
          <table:table-cell office:value-type="float" office:value="986007.247" calcext:value-type="float">
            <text:p><text:s text:c="2"/>986 007</text:p>
          </table:table-cell>
          <table:table-cell office:value-type="float" office:value="993046.322" calcext:value-type="float">
            <text:p><text:s text:c="2"/>993 046</text:p>
          </table:table-cell>
          <table:table-cell office:value-type="float" office:value="1000109.343" calcext:value-type="float">
            <text:p><text:s/>1 000 109</text:p>
          </table:table-cell>
          <table:table-cell office:value-type="float" office:value="1007209.921" calcext:value-type="float">
            <text:p><text:s/>1 007 210</text:p>
          </table:table-cell>
          <table:table-cell office:value-type="float" office:value="1014346.222" calcext:value-type="float">
            <text:p><text:s/>1 014 346</text:p>
          </table:table-cell>
          <table:table-cell office:value-type="float" office:value="1021484.207" calcext:value-type="float">
            <text:p><text:s/>1 021 484</text:p>
          </table:table-cell>
          <table:table-cell office:value-type="float" office:value="1028577.09" calcext:value-type="float">
            <text:p><text:s/>1 028 577</text:p>
          </table:table-cell>
          <table:table-cell office:value-type="float" office:value="1035594.964" calcext:value-type="float">
            <text:p><text:s/>1 035 595</text:p>
          </table:table-cell>
          <table:table-cell office:value-type="float" office:value="1042533.877" calcext:value-type="float">
            <text:p><text:s/>1 042 534</text:p>
          </table:table-cell>
          <table:table-cell office:value-type="float" office:value="1049417.709" calcext:value-type="float">
            <text:p><text:s/>1 049 418</text:p>
          </table:table-cell>
          <table:table-cell office:value-type="float" office:value="1056280.706" calcext:value-type="float">
            <text:p><text:s/>1 056 281</text:p>
          </table:table-cell>
          <table:table-cell office:value-type="float" office:value="1063171.016" calcext:value-type="float">
            <text:p><text:s/>1 063 171</text:p>
          </table:table-cell>
          <table:table-cell office:value-type="float" office:value="1070130.224" calcext:value-type="float">
            <text:p><text:s/>1 070 130</text:p>
          </table:table-cell>
          <table:table-cell office:value-type="float" office:value="1077128.7" calcext:value-type="float">
            <text:p><text:s/>1 077 129</text:p>
          </table:table-cell>
          <table:table-cell office:value-type="float" office:value="1084169.198" calcext:value-type="float">
            <text:p><text:s/>1 084 169</text:p>
          </table:table-cell>
          <table:table-cell office:value-type="float" office:value="1091360.756" calcext:value-type="float">
            <text:p><text:s/>1 091 361</text:p>
          </table:table-cell>
          <table:table-cell office:value-type="float" office:value="1098845.299" calcext:value-type="float">
            <text:p><text:s/>1 098 845</text:p>
          </table:table-cell>
          <table:table-cell office:value-type="float" office:value="1106701.844" calcext:value-type="float">
            <text:p><text:s/>1 106 702</text:p>
          </table:table-cell>
          <table:table-cell office:value-type="float" office:value="1114996.07" calcext:value-type="float">
            <text:p><text:s/>1 114 996</text:p>
          </table:table-cell>
          <table:table-cell office:value-type="float" office:value="1123635.564" calcext:value-type="float">
            <text:p><text:s/>1 123 636</text:p>
          </table:table-cell>
          <table:table-cell office:value-type="float" office:value="1132346.742" calcext:value-type="float">
            <text:p><text:s/>1 132 347</text:p>
          </table:table-cell>
          <table:table-cell office:value-type="float" office:value="1140755.107" calcext:value-type="float">
            <text:p><text:s/>1 140 755</text:p>
          </table:table-cell>
          <table:table-cell office:value-type="float" office:value="1148592.393" calcext:value-type="float">
            <text:p><text:s/>1 148 592</text:p>
          </table:table-cell>
          <table:table-cell office:value-type="float" office:value="1155747.285" calcext:value-type="float">
            <text:p><text:s/>1 155 747</text:p>
          </table:table-cell>
          <table:table-cell office:value-type="float" office:value="1162295.164" calcext:value-type="float">
            <text:p><text:s/>1 162 295</text:p>
          </table:table-cell>
          <table:table-cell office:value-type="float" office:value="1168383.994" calcext:value-type="float">
            <text:p><text:s/>1 168 384</text:p>
          </table:table-cell>
          <table:table-cell office:value-type="float" office:value="1174248.893" calcext:value-type="float">
            <text:p><text:s/>1 174 249</text:p>
          </table:table-cell>
          <table:table-cell office:value-type="float" office:value="1180060.957" calcext:value-type="float">
            <text:p><text:s/>1 180 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Middle-income countries</text:p>
          </table:table-cell>
          <table:table-cell office:value-type="string" calcext:value-type="string">
            <text:p>e</text:p>
          </table:table-cell>
          <table:table-cell office:value-type="float" office:value="1517" calcext:value-type="float">
            <text:p>1517</text:p>
          </table:table-cell>
          <table:table-cell office:value-type="float" office:value="1734480.842" calcext:value-type="float">
            <text:p><text:s/>1 734 481</text:p>
          </table:table-cell>
          <table:table-cell office:value-type="float" office:value="1772394.343" calcext:value-type="float">
            <text:p><text:s/>1 772 394</text:p>
          </table:table-cell>
          <table:table-cell office:value-type="float" office:value="1808889.488" calcext:value-type="float">
            <text:p><text:s/>1 808 889</text:p>
          </table:table-cell>
          <table:table-cell office:value-type="float" office:value="1844730.274" calcext:value-type="float">
            <text:p><text:s/>1 844 730</text:p>
          </table:table-cell>
          <table:table-cell office:value-type="float" office:value="1880558.365" calcext:value-type="float">
            <text:p><text:s/>1 880 558</text:p>
          </table:table-cell>
          <table:table-cell office:value-type="float" office:value="1916892.378" calcext:value-type="float">
            <text:p><text:s/>1 916 892</text:p>
          </table:table-cell>
          <table:table-cell office:value-type="float" office:value="1954124.307" calcext:value-type="float">
            <text:p><text:s/>1 954 124</text:p>
          </table:table-cell>
          <table:table-cell office:value-type="float" office:value="1992523.405" calcext:value-type="float">
            <text:p><text:s/>1 992 523</text:p>
          </table:table-cell>
          <table:table-cell office:value-type="float" office:value="2032248.837" calcext:value-type="float">
            <text:p><text:s/>2 032 249</text:p>
          </table:table-cell>
          <table:table-cell office:value-type="float" office:value="2073370.392" calcext:value-type="float">
            <text:p><text:s/>2 073 370</text:p>
          </table:table-cell>
          <table:table-cell office:value-type="float" office:value="2115931.194" calcext:value-type="float">
            <text:p><text:s/>2 115 931</text:p>
          </table:table-cell>
          <table:table-cell office:value-type="float" office:value="2160014.407" calcext:value-type="float">
            <text:p><text:s/>2 160 014</text:p>
          </table:table-cell>
          <table:table-cell office:value-type="float" office:value="2205801.805" calcext:value-type="float">
            <text:p><text:s/>2 205 802</text:p>
          </table:table-cell>
          <table:table-cell office:value-type="float" office:value="2253598.279" calcext:value-type="float">
            <text:p><text:s/>2 253 598</text:p>
          </table:table-cell>
          <table:table-cell office:value-type="float" office:value="2303761.744" calcext:value-type="float">
            <text:p><text:s/>2 303 762</text:p>
          </table:table-cell>
          <table:table-cell office:value-type="float" office:value="2356493.838" calcext:value-type="float">
            <text:p><text:s/>2 356 494</text:p>
          </table:table-cell>
          <table:table-cell office:value-type="float" office:value="2411923.763" calcext:value-type="float">
            <text:p><text:s/>2 411 924</text:p>
          </table:table-cell>
          <table:table-cell office:value-type="float" office:value="2469839.271" calcext:value-type="float">
            <text:p><text:s/>2 469 839</text:p>
          </table:table-cell>
          <table:table-cell office:value-type="float" office:value="2529661.209" calcext:value-type="float">
            <text:p><text:s/>2 529 661</text:p>
          </table:table-cell>
          <table:table-cell office:value-type="float" office:value="2590588.799" calcext:value-type="float">
            <text:p><text:s/>2 590 589</text:p>
          </table:table-cell>
          <table:table-cell office:value-type="float" office:value="2652001.365" calcext:value-type="float">
            <text:p><text:s/>2 652 001</text:p>
          </table:table-cell>
          <table:table-cell office:value-type="float" office:value="2713763.489" calcext:value-type="float">
            <text:p><text:s/>2 713 763</text:p>
          </table:table-cell>
          <table:table-cell office:value-type="float" office:value="2775915.239" calcext:value-type="float">
            <text:p><text:s/>2 775 915</text:p>
          </table:table-cell>
          <table:table-cell office:value-type="float" office:value="2838237.81" calcext:value-type="float">
            <text:p><text:s/>2 838 238</text:p>
          </table:table-cell>
          <table:table-cell office:value-type="float" office:value="2900525.973" calcext:value-type="float">
            <text:p><text:s/>2 900 526</text:p>
          </table:table-cell>
          <table:table-cell office:value-type="float" office:value="2962675.794" calcext:value-type="float">
            <text:p><text:s/>2 962 676</text:p>
          </table:table-cell>
          <table:table-cell office:value-type="float" office:value="3024530.792" calcext:value-type="float">
            <text:p><text:s/>3 024 531</text:p>
          </table:table-cell>
          <table:table-cell office:value-type="float" office:value="3086205.956" calcext:value-type="float">
            <text:p><text:s/>3 086 206</text:p>
          </table:table-cell>
          <table:table-cell office:value-type="float" office:value="3148221.744" calcext:value-type="float">
            <text:p><text:s/>3 148 222</text:p>
          </table:table-cell>
          <table:table-cell office:value-type="float" office:value="3211302.681" calcext:value-type="float">
            <text:p><text:s/>3 211 303</text:p>
          </table:table-cell>
          <table:table-cell office:value-type="float" office:value="3275987.701" calcext:value-type="float">
            <text:p><text:s/>3 275 988</text:p>
          </table:table-cell>
          <table:table-cell office:value-type="float" office:value="3342257.467" calcext:value-type="float">
            <text:p><text:s/>3 342 257</text:p>
          </table:table-cell>
          <table:table-cell office:value-type="float" office:value="3409973.017" calcext:value-type="float">
            <text:p><text:s/>3 409 973</text:p>
          </table:table-cell>
          <table:table-cell office:value-type="float" office:value="3479379.237" calcext:value-type="float">
            <text:p><text:s/>3 479 379</text:p>
          </table:table-cell>
          <table:table-cell office:value-type="float" office:value="3550746.687" calcext:value-type="float">
            <text:p><text:s/>3 550 747</text:p>
          </table:table-cell>
          <table:table-cell office:value-type="float" office:value="3624140.52" calcext:value-type="float">
            <text:p><text:s/>3 624 141</text:p>
          </table:table-cell>
          <table:table-cell office:value-type="float" office:value="3699744.233" calcext:value-type="float">
            <text:p><text:s/>3 699 744</text:p>
          </table:table-cell>
          <table:table-cell office:value-type="float" office:value="3777150.727" calcext:value-type="float">
            <text:p><text:s/>3 777 151</text:p>
          </table:table-cell>
          <table:table-cell office:value-type="float" office:value="3855094.072" calcext:value-type="float">
            <text:p><text:s/>3 855 094</text:p>
          </table:table-cell>
          <table:table-cell office:value-type="float" office:value="3931884.618" calcext:value-type="float">
            <text:p><text:s/>3 931 885</text:p>
          </table:table-cell>
          <table:table-cell office:value-type="float" office:value="4006282.317" calcext:value-type="float">
            <text:p><text:s/>4 006 282</text:p>
          </table:table-cell>
          <table:table-cell office:value-type="float" office:value="4077818.407" calcext:value-type="float">
            <text:p><text:s/>4 077 818</text:p>
          </table:table-cell>
          <table:table-cell office:value-type="float" office:value="4146729.057" calcext:value-type="float">
            <text:p><text:s/>4 146 729</text:p>
          </table:table-cell>
          <table:table-cell office:value-type="float" office:value="4213363.865" calcext:value-type="float">
            <text:p><text:s/>4 213 364</text:p>
          </table:table-cell>
          <table:table-cell office:value-type="float" office:value="4278375.61" calcext:value-type="float">
            <text:p><text:s/>4 278 376</text:p>
          </table:table-cell>
          <table:table-cell office:value-type="float" office:value="4342278.351" calcext:value-type="float">
            <text:p><text:s/>4 342 278</text:p>
          </table:table-cell>
          <table:table-cell office:value-type="float" office:value="4405121.314" calcext:value-type="float">
            <text:p><text:s/>4 405 121</text:p>
          </table:table-cell>
          <table:table-cell office:value-type="float" office:value="4466813.945" calcext:value-type="float">
            <text:p><text:s/>4 466 814</text:p>
          </table:table-cell>
          <table:table-cell office:value-type="float" office:value="4527594.916" calcext:value-type="float">
            <text:p><text:s/>4 527 595</text:p>
          </table:table-cell>
          <table:table-cell office:value-type="float" office:value="4587741.55" calcext:value-type="float">
            <text:p><text:s/>4 587 742</text:p>
          </table:table-cell>
          <table:table-cell office:value-type="float" office:value="4647489.693" calcext:value-type="float">
            <text:p><text:s/>4 647 490</text:p>
          </table:table-cell>
          <table:table-cell office:value-type="float" office:value="4706978.594" calcext:value-type="float">
            <text:p><text:s/>4 706 979</text:p>
          </table:table-cell>
          <table:table-cell office:value-type="float" office:value="4766301.524" calcext:value-type="float">
            <text:p><text:s/>4 766 302</text:p>
          </table:table-cell>
          <table:table-cell office:value-type="float" office:value="4825586.517" calcext:value-type="float">
            <text:p><text:s/>4 825 587</text:p>
          </table:table-cell>
          <table:table-cell office:value-type="float" office:value="4884948.742" calcext:value-type="float">
            <text:p><text:s/>4 884 949</text:p>
          </table:table-cell>
          <table:table-cell office:value-type="float" office:value="4944485.729" calcext:value-type="float">
            <text:p><text:s/>4 944 486</text:p>
          </table:table-cell>
          <table:table-cell office:value-type="float" office:value="5004220.786" calcext:value-type="float">
            <text:p><text:s/>5 004 221</text:p>
          </table:table-cell>
          <table:table-cell office:value-type="float" office:value="5064199.911" calcext:value-type="float">
            <text:p><text:s/>5 064 200</text:p>
          </table:table-cell>
          <table:table-cell office:value-type="float" office:value="5124552.316" calcext:value-type="float">
            <text:p><text:s/>5 124 552</text:p>
          </table:table-cell>
          <table:table-cell office:value-type="float" office:value="5185424.323" calcext:value-type="float">
            <text:p><text:s/>5 185 424</text:p>
          </table:table-cell>
          <table:table-cell office:value-type="float" office:value="5246881.509" calcext:value-type="float">
            <text:p><text:s/>5 246 882</text:p>
          </table:table-cell>
          <table:table-cell office:value-type="float" office:value="5308974.416" calcext:value-type="float">
            <text:p><text:s/>5 308 974</text:p>
          </table:table-cell>
          <table:table-cell office:value-type="float" office:value="5371564.898" calcext:value-type="float">
            <text:p><text:s/>5 371 565</text:p>
          </table:table-cell>
          <table:table-cell office:value-type="float" office:value="5434287.584" calcext:value-type="float">
            <text:p><text:s/>5 434 288</text:p>
          </table:table-cell>
          <table:table-cell office:value-type="float" office:value="5496648.665" calcext:value-type="float">
            <text:p><text:s/>5 496 649</text:p>
          </table:table-cell>
          <table:table-cell office:value-type="float" office:value="5558263.979" calcext:value-type="float">
            <text:p><text:s/>5 558 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pper-middle-income countries</text:p>
          </table:table-cell>
          <table:table-cell office:value-type="string" calcext:value-type="string">
            <text:p>e</text:p>
          </table:table-cell>
          <table:table-cell office:value-type="float" office:value="1502" calcext:value-type="float">
            <text:p>1502</text:p>
          </table:table-cell>
          <table:table-cell office:value-type="float" office:value="956203.656" calcext:value-type="float">
            <text:p><text:s text:c="2"/>956 204</text:p>
          </table:table-cell>
          <table:table-cell office:value-type="float" office:value="980195.343" calcext:value-type="float">
            <text:p><text:s text:c="2"/>980 195</text:p>
          </table:table-cell>
          <table:table-cell office:value-type="float" office:value="1001876.475" calcext:value-type="float">
            <text:p><text:s/>1 001 876</text:p>
          </table:table-cell>
          <table:table-cell office:value-type="float" office:value="1022053.675" calcext:value-type="float">
            <text:p><text:s/>1 022 054</text:p>
          </table:table-cell>
          <table:table-cell office:value-type="float" office:value="1041402.171" calcext:value-type="float">
            <text:p><text:s/>1 041 402</text:p>
          </table:table-cell>
          <table:table-cell office:value-type="float" office:value="1060465.45" calcext:value-type="float">
            <text:p><text:s/>1 060 465</text:p>
          </table:table-cell>
          <table:table-cell office:value-type="float" office:value="1079650.98" calcext:value-type="float">
            <text:p><text:s/>1 079 651</text:p>
          </table:table-cell>
          <table:table-cell office:value-type="float" office:value="1099234.604" calcext:value-type="float">
            <text:p><text:s/>1 099 235</text:p>
          </table:table-cell>
          <table:table-cell office:value-type="float" office:value="1119374.513" calcext:value-type="float">
            <text:p><text:s/>1 119 375</text:p>
          </table:table-cell>
          <table:table-cell office:value-type="float" office:value="1140134.427" calcext:value-type="float">
            <text:p><text:s/>1 140 134</text:p>
          </table:table-cell>
          <table:table-cell office:value-type="float" office:value="1161552.939" calcext:value-type="float">
            <text:p><text:s/>1 161 553</text:p>
          </table:table-cell>
          <table:table-cell office:value-type="float" office:value="1183717.713" calcext:value-type="float">
            <text:p><text:s/>1 183 718</text:p>
          </table:table-cell>
          <table:table-cell office:value-type="float" office:value="1206830.398" calcext:value-type="float">
            <text:p><text:s/>1 206 830</text:p>
          </table:table-cell>
          <table:table-cell office:value-type="float" office:value="1231234.035" calcext:value-type="float">
            <text:p><text:s/>1 231 234</text:p>
          </table:table-cell>
          <table:table-cell office:value-type="float" office:value="1257334.853" calcext:value-type="float">
            <text:p><text:s/>1 257 335</text:p>
          </table:table-cell>
          <table:table-cell office:value-type="float" office:value="1285370.379" calcext:value-type="float">
            <text:p><text:s/>1 285 370</text:p>
          </table:table-cell>
          <table:table-cell office:value-type="float" office:value="1315473.851" calcext:value-type="float">
            <text:p><text:s/>1 315 474</text:p>
          </table:table-cell>
          <table:table-cell office:value-type="float" office:value="1347426.295" calcext:value-type="float">
            <text:p><text:s/>1 347 426</text:p>
          </table:table-cell>
          <table:table-cell office:value-type="float" office:value="1380657.771" calcext:value-type="float">
            <text:p><text:s/>1 380 658</text:p>
          </table:table-cell>
          <table:table-cell office:value-type="float" office:value="1414374.976" calcext:value-type="float">
            <text:p><text:s/>1 414 375</text:p>
          </table:table-cell>
          <table:table-cell office:value-type="float" office:value="1447954.268" calcext:value-type="float">
            <text:p><text:s/>1 447 954</text:p>
          </table:table-cell>
          <table:table-cell office:value-type="float" office:value="1481258.584" calcext:value-type="float">
            <text:p><text:s/>1 481 259</text:p>
          </table:table-cell>
          <table:table-cell office:value-type="float" office:value="1514301.937" calcext:value-type="float">
            <text:p><text:s/>1 514 302</text:p>
          </table:table-cell>
          <table:table-cell office:value-type="float" office:value="1546804.765" calcext:value-type="float">
            <text:p><text:s/>1 546 805</text:p>
          </table:table-cell>
          <table:table-cell office:value-type="float" office:value="1578482.953" calcext:value-type="float">
            <text:p><text:s/>1 578 483</text:p>
          </table:table-cell>
          <table:table-cell office:value-type="float" office:value="1609167.236" calcext:value-type="float">
            <text:p><text:s/>1 609 167</text:p>
          </table:table-cell>
          <table:table-cell office:value-type="float" office:value="1638713.509" calcext:value-type="float">
            <text:p><text:s/>1 638 714</text:p>
          </table:table-cell>
          <table:table-cell office:value-type="float" office:value="1667231.797" calcext:value-type="float">
            <text:p><text:s/>1 667 232</text:p>
          </table:table-cell>
          <table:table-cell office:value-type="float" office:value="1695143.966" calcext:value-type="float">
            <text:p><text:s/>1 695 144</text:p>
          </table:table-cell>
          <table:table-cell office:value-type="float" office:value="1723051.199" calcext:value-type="float">
            <text:p><text:s/>1 723 051</text:p>
          </table:table-cell>
          <table:table-cell office:value-type="float" office:value="1751425.374" calcext:value-type="float">
            <text:p><text:s/>1 751 425</text:p>
          </table:table-cell>
          <table:table-cell office:value-type="float" office:value="1780224.998" calcext:value-type="float">
            <text:p><text:s/>1 780 225</text:p>
          </table:table-cell>
          <table:table-cell office:value-type="float" office:value="1809399.998" calcext:value-type="float">
            <text:p><text:s/>1 809 400</text:p>
          </table:table-cell>
          <table:table-cell office:value-type="float" office:value="1839382.016" calcext:value-type="float">
            <text:p><text:s/>1 839 382</text:p>
          </table:table-cell>
          <table:table-cell office:value-type="float" office:value="1870696.209" calcext:value-type="float">
            <text:p><text:s/>1 870 696</text:p>
          </table:table-cell>
          <table:table-cell office:value-type="float" office:value="1903614.745" calcext:value-type="float">
            <text:p><text:s/>1 903 615</text:p>
          </table:table-cell>
          <table:table-cell office:value-type="float" office:value="1938403.339" calcext:value-type="float">
            <text:p><text:s/>1 938 403</text:p>
          </table:table-cell>
          <table:table-cell office:value-type="float" office:value="1974683.079" calcext:value-type="float">
            <text:p><text:s/>1 974 683</text:p>
          </table:table-cell>
          <table:table-cell office:value-type="float" office:value="2011276.715" calcext:value-type="float">
            <text:p><text:s/>2 011 277</text:p>
          </table:table-cell>
          <table:table-cell office:value-type="float" office:value="2046577.184" calcext:value-type="float">
            <text:p><text:s/>2 046 577</text:p>
          </table:table-cell>
          <table:table-cell office:value-type="float" office:value="2079414.464" calcext:value-type="float">
            <text:p><text:s/>2 079 414</text:p>
          </table:table-cell>
          <table:table-cell office:value-type="float" office:value="2109374.466" calcext:value-type="float">
            <text:p><text:s/>2 109 374</text:p>
          </table:table-cell>
          <table:table-cell office:value-type="float" office:value="2136733.458" calcext:value-type="float">
            <text:p><text:s/>2 136 733</text:p>
          </table:table-cell>
          <table:table-cell office:value-type="float" office:value="2161870.983" calcext:value-type="float">
            <text:p><text:s/>2 161 871</text:p>
          </table:table-cell>
          <table:table-cell office:value-type="float" office:value="2185457.541" calcext:value-type="float">
            <text:p><text:s/>2 185 458</text:p>
          </table:table-cell>
          <table:table-cell office:value-type="float" office:value="2208017.342" calcext:value-type="float">
            <text:p><text:s/>2 208 017</text:p>
          </table:table-cell>
          <table:table-cell office:value-type="float" office:value="2229621.087" calcext:value-type="float">
            <text:p><text:s/>2 229 621</text:p>
          </table:table-cell>
          <table:table-cell office:value-type="float" office:value="2250178.472" calcext:value-type="float">
            <text:p><text:s/>2 250 178</text:p>
          </table:table-cell>
          <table:table-cell office:value-type="float" office:value="2269885.526" calcext:value-type="float">
            <text:p><text:s/>2 269 886</text:p>
          </table:table-cell>
          <table:table-cell office:value-type="float" office:value="2288957.055" calcext:value-type="float">
            <text:p><text:s/>2 288 957</text:p>
          </table:table-cell>
          <table:table-cell office:value-type="float" office:value="2307578.062" calcext:value-type="float">
            <text:p><text:s/>2 307 578</text:p>
          </table:table-cell>
          <table:table-cell office:value-type="float" office:value="2325879.348" calcext:value-type="float">
            <text:p><text:s/>2 325 879</text:p>
          </table:table-cell>
          <table:table-cell office:value-type="float" office:value="2343952.537" calcext:value-type="float">
            <text:p><text:s/>2 343 953</text:p>
          </table:table-cell>
          <table:table-cell office:value-type="float" office:value="2361889.303" calcext:value-type="float">
            <text:p><text:s/>2 361 889</text:p>
          </table:table-cell>
          <table:table-cell office:value-type="float" office:value="2379763.317" calcext:value-type="float">
            <text:p><text:s/>2 379 763</text:p>
          </table:table-cell>
          <table:table-cell office:value-type="float" office:value="2397643.625" calcext:value-type="float">
            <text:p><text:s/>2 397 644</text:p>
          </table:table-cell>
          <table:table-cell office:value-type="float" office:value="2415538.091" calcext:value-type="float">
            <text:p><text:s/>2 415 538</text:p>
          </table:table-cell>
          <table:table-cell office:value-type="float" office:value="2433501.344" calcext:value-type="float">
            <text:p><text:s/>2 433 501</text:p>
          </table:table-cell>
          <table:table-cell office:value-type="float" office:value="2451690.235" calcext:value-type="float">
            <text:p><text:s/>2 451 690</text:p>
          </table:table-cell>
          <table:table-cell office:value-type="float" office:value="2470293.547" calcext:value-type="float">
            <text:p><text:s/>2 470 294</text:p>
          </table:table-cell>
          <table:table-cell office:value-type="float" office:value="2489411.123" calcext:value-type="float">
            <text:p><text:s/>2 489 411</text:p>
          </table:table-cell>
          <table:table-cell office:value-type="float" office:value="2509105.054" calcext:value-type="float">
            <text:p><text:s/>2 509 105</text:p>
          </table:table-cell>
          <table:table-cell office:value-type="float" office:value="2529239.069" calcext:value-type="float">
            <text:p><text:s/>2 529 239</text:p>
          </table:table-cell>
          <table:table-cell office:value-type="float" office:value="2549461.847" calcext:value-type="float">
            <text:p><text:s/>2 549 462</text:p>
          </table:table-cell>
          <table:table-cell office:value-type="float" office:value="2569293.476" calcext:value-type="float">
            <text:p><text:s/>2 569 293</text:p>
          </table:table-cell>
          <table:table-cell office:value-type="float" office:value="2588362.98" calcext:value-type="float">
            <text:p><text:s/>2 588 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ower-middle-income countries</text:p>
          </table:table-cell>
          <table:table-cell office:value-type="string" calcext:value-type="string">
            <text:p>e</text:p>
          </table:table-cell>
          <table:table-cell office:value-type="float" office:value="1501" calcext:value-type="float">
            <text:p>1501</text:p>
          </table:table-cell>
          <table:table-cell office:value-type="float" office:value="778277.186" calcext:value-type="float">
            <text:p><text:s text:c="2"/>778 277</text:p>
          </table:table-cell>
          <table:table-cell office:value-type="float" office:value="792199" calcext:value-type="float">
            <text:p><text:s text:c="2"/>792 199</text:p>
          </table:table-cell>
          <table:table-cell office:value-type="float" office:value="807013.013" calcext:value-type="float">
            <text:p><text:s text:c="2"/>807 013</text:p>
          </table:table-cell>
          <table:table-cell office:value-type="float" office:value="822676.599" calcext:value-type="float">
            <text:p><text:s text:c="2"/>822 677</text:p>
          </table:table-cell>
          <table:table-cell office:value-type="float" office:value="839156.194" calcext:value-type="float">
            <text:p><text:s text:c="2"/>839 156</text:p>
          </table:table-cell>
          <table:table-cell office:value-type="float" office:value="856426.928" calcext:value-type="float">
            <text:p><text:s text:c="2"/>856 427</text:p>
          </table:table-cell>
          <table:table-cell office:value-type="float" office:value="874473.327" calcext:value-type="float">
            <text:p><text:s text:c="2"/>874 473</text:p>
          </table:table-cell>
          <table:table-cell office:value-type="float" office:value="893288.801" calcext:value-type="float">
            <text:p><text:s text:c="2"/>893 289</text:p>
          </table:table-cell>
          <table:table-cell office:value-type="float" office:value="912874.324" calcext:value-type="float">
            <text:p><text:s text:c="2"/>912 874</text:p>
          </table:table-cell>
          <table:table-cell office:value-type="float" office:value="933235.965" calcext:value-type="float">
            <text:p><text:s text:c="2"/>933 236</text:p>
          </table:table-cell>
          <table:table-cell office:value-type="float" office:value="954378.255" calcext:value-type="float">
            <text:p><text:s text:c="2"/>954 378</text:p>
          </table:table-cell>
          <table:table-cell office:value-type="float" office:value="976296.694" calcext:value-type="float">
            <text:p><text:s text:c="2"/>976 297</text:p>
          </table:table-cell>
          <table:table-cell office:value-type="float" office:value="998971.407" calcext:value-type="float">
            <text:p><text:s text:c="2"/>998 971</text:p>
          </table:table-cell>
          <table:table-cell office:value-type="float" office:value="1022364.244" calcext:value-type="float">
            <text:p><text:s/>1 022 364</text:p>
          </table:table-cell>
          <table:table-cell office:value-type="float" office:value="1046426.891" calcext:value-type="float">
            <text:p><text:s/>1 046 427</text:p>
          </table:table-cell>
          <table:table-cell office:value-type="float" office:value="1071123.459" calcext:value-type="float">
            <text:p><text:s/>1 071 123</text:p>
          </table:table-cell>
          <table:table-cell office:value-type="float" office:value="1096449.912" calcext:value-type="float">
            <text:p><text:s/>1 096 450</text:p>
          </table:table-cell>
          <table:table-cell office:value-type="float" office:value="1122412.976" calcext:value-type="float">
            <text:p><text:s/>1 122 413</text:p>
          </table:table-cell>
          <table:table-cell office:value-type="float" office:value="1149003.438" calcext:value-type="float">
            <text:p><text:s/>1 149 003</text:p>
          </table:table-cell>
          <table:table-cell office:value-type="float" office:value="1176213.823" calcext:value-type="float">
            <text:p><text:s/>1 176 214</text:p>
          </table:table-cell>
          <table:table-cell office:value-type="float" office:value="1204047.097" calcext:value-type="float">
            <text:p><text:s/>1 204 047</text:p>
          </table:table-cell>
          <table:table-cell office:value-type="float" office:value="1232504.905" calcext:value-type="float">
            <text:p><text:s/>1 232 505</text:p>
          </table:table-cell>
          <table:table-cell office:value-type="float" office:value="1261613.302" calcext:value-type="float">
            <text:p><text:s/>1 261 613</text:p>
          </table:table-cell>
          <table:table-cell office:value-type="float" office:value="1291433.045" calcext:value-type="float">
            <text:p><text:s/>1 291 433</text:p>
          </table:table-cell>
          <table:table-cell office:value-type="float" office:value="1322043.02" calcext:value-type="float">
            <text:p><text:s/>1 322 043</text:p>
          </table:table-cell>
          <table:table-cell office:value-type="float" office:value="1353508.558" calcext:value-type="float">
            <text:p><text:s/>1 353 509</text:p>
          </table:table-cell>
          <table:table-cell office:value-type="float" office:value="1385817.283" calcext:value-type="float">
            <text:p><text:s/>1 385 817</text:p>
          </table:table-cell>
          <table:table-cell office:value-type="float" office:value="1418974.159" calcext:value-type="float">
            <text:p><text:s/>1 418 974</text:p>
          </table:table-cell>
          <table:table-cell office:value-type="float" office:value="1453077.778" calcext:value-type="float">
            <text:p><text:s/>1 453 078</text:p>
          </table:table-cell>
          <table:table-cell office:value-type="float" office:value="1488251.482" calcext:value-type="float">
            <text:p><text:s/>1 488 251</text:p>
          </table:table-cell>
          <table:table-cell office:value-type="float" office:value="1524562.327" calcext:value-type="float">
            <text:p><text:s/>1 524 562</text:p>
          </table:table-cell>
          <table:table-cell office:value-type="float" office:value="1562032.469" calcext:value-type="float">
            <text:p><text:s/>1 562 032</text:p>
          </table:table-cell>
          <table:table-cell office:value-type="float" office:value="1600573.019" calcext:value-type="float">
            <text:p><text:s/>1 600 573</text:p>
          </table:table-cell>
          <table:table-cell office:value-type="float" office:value="1639997.221" calcext:value-type="float">
            <text:p><text:s/>1 639 997</text:p>
          </table:table-cell>
          <table:table-cell office:value-type="float" office:value="1680050.478" calcext:value-type="float">
            <text:p><text:s/>1 680 050</text:p>
          </table:table-cell>
          <table:table-cell office:value-type="float" office:value="1720525.775" calcext:value-type="float">
            <text:p><text:s/>1 720 526</text:p>
          </table:table-cell>
          <table:table-cell office:value-type="float" office:value="1761340.894" calcext:value-type="float">
            <text:p><text:s/>1 761 341</text:p>
          </table:table-cell>
          <table:table-cell office:value-type="float" office:value="1802467.648" calcext:value-type="float">
            <text:p><text:s/>1 802 468</text:p>
          </table:table-cell>
          <table:table-cell office:value-type="float" office:value="1843817.357" calcext:value-type="float">
            <text:p><text:s/>1 843 817</text:p>
          </table:table-cell>
          <table:table-cell office:value-type="float" office:value="1885307.434" calcext:value-type="float">
            <text:p><text:s/>1 885 307</text:p>
          </table:table-cell>
          <table:table-cell office:value-type="float" office:value="1926867.853" calcext:value-type="float">
            <text:p><text:s/>1 926 868</text:p>
          </table:table-cell>
          <table:table-cell office:value-type="float" office:value="1968443.941" calcext:value-type="float">
            <text:p><text:s/>1 968 444</text:p>
          </table:table-cell>
          <table:table-cell office:value-type="float" office:value="2009995.599" calcext:value-type="float">
            <text:p><text:s/>2 009 996</text:p>
          </table:table-cell>
          <table:table-cell office:value-type="float" office:value="2051492.882" calcext:value-type="float">
            <text:p><text:s/>2 051 493</text:p>
          </table:table-cell>
          <table:table-cell office:value-type="float" office:value="2092918.069" calcext:value-type="float">
            <text:p><text:s/>2 092 918</text:p>
          </table:table-cell>
          <table:table-cell office:value-type="float" office:value="2134261.009" calcext:value-type="float">
            <text:p><text:s/>2 134 261</text:p>
          </table:table-cell>
          <table:table-cell office:value-type="float" office:value="2175500.227" calcext:value-type="float">
            <text:p><text:s/>2 175 500</text:p>
          </table:table-cell>
          <table:table-cell office:value-type="float" office:value="2216635.473" calcext:value-type="float">
            <text:p><text:s/>2 216 635</text:p>
          </table:table-cell>
          <table:table-cell office:value-type="float" office:value="2257709.39" calcext:value-type="float">
            <text:p><text:s/>2 257 709</text:p>
          </table:table-cell>
          <table:table-cell office:value-type="float" office:value="2298784.495" calcext:value-type="float">
            <text:p><text:s/>2 298 784</text:p>
          </table:table-cell>
          <table:table-cell office:value-type="float" office:value="2339911.631" calcext:value-type="float">
            <text:p><text:s/>2 339 912</text:p>
          </table:table-cell>
          <table:table-cell office:value-type="float" office:value="2381099.246" calcext:value-type="float">
            <text:p><text:s/>2 381 099</text:p>
          </table:table-cell>
          <table:table-cell office:value-type="float" office:value="2422348.987" calcext:value-type="float">
            <text:p><text:s/>2 422 349</text:p>
          </table:table-cell>
          <table:table-cell office:value-type="float" office:value="2463697.214" calcext:value-type="float">
            <text:p><text:s/>2 463 697</text:p>
          </table:table-cell>
          <table:table-cell office:value-type="float" office:value="2505185.425" calcext:value-type="float">
            <text:p><text:s/>2 505 185</text:p>
          </table:table-cell>
          <table:table-cell office:value-type="float" office:value="2546842.104" calcext:value-type="float">
            <text:p><text:s/>2 546 842</text:p>
          </table:table-cell>
          <table:table-cell office:value-type="float" office:value="2588682.695" calcext:value-type="float">
            <text:p><text:s/>2 588 683</text:p>
          </table:table-cell>
          <table:table-cell office:value-type="float" office:value="2630698.567" calcext:value-type="float">
            <text:p><text:s/>2 630 699</text:p>
          </table:table-cell>
          <table:table-cell office:value-type="float" office:value="2672862.081" calcext:value-type="float">
            <text:p><text:s/>2 672 862</text:p>
          </table:table-cell>
          <table:table-cell office:value-type="float" office:value="2715130.776" calcext:value-type="float">
            <text:p><text:s/>2 715 131</text:p>
          </table:table-cell>
          <table:table-cell office:value-type="float" office:value="2757470.386" calcext:value-type="float">
            <text:p><text:s/>2 757 470</text:p>
          </table:table-cell>
          <table:table-cell office:value-type="float" office:value="2799869.362" calcext:value-type="float">
            <text:p><text:s/>2 799 869</text:p>
          </table:table-cell>
          <table:table-cell office:value-type="float" office:value="2842325.829" calcext:value-type="float">
            <text:p><text:s/>2 842 326</text:p>
          </table:table-cell>
          <table:table-cell office:value-type="float" office:value="2884825.737" calcext:value-type="float">
            <text:p><text:s/>2 884 826</text:p>
          </table:table-cell>
          <table:table-cell office:value-type="float" office:value="2927355.189" calcext:value-type="float">
            <text:p><text:s/>2 927 355</text:p>
          </table:table-cell>
          <table:table-cell office:value-type="float" office:value="2969900.999" calcext:value-type="float">
            <text:p><text:s/>2 969 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timates</text:p>
          </table:table-cell>
          <table:table-cell table:style-name="ce5" office:value-type="string" calcext:value-type="string">
            <text:p>Low-income countries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28096.648" calcext:value-type="float">
            <text:p><text:s text:c="2"/>128 097</text:p>
          </table:table-cell>
          <table:table-cell office:value-type="float" office:value="129969.107" calcext:value-type="float">
            <text:p><text:s text:c="2"/>129 969</text:p>
          </table:table-cell>
          <table:table-cell office:value-type="float" office:value="131991.799" calcext:value-type="float">
            <text:p><text:s text:c="2"/>131 992</text:p>
          </table:table-cell>
          <table:table-cell office:value-type="float" office:value="134194.006" calcext:value-type="float">
            <text:p><text:s text:c="2"/>134 194</text:p>
          </table:table-cell>
          <table:table-cell office:value-type="float" office:value="136593.546" calcext:value-type="float">
            <text:p><text:s text:c="2"/>136 594</text:p>
          </table:table-cell>
          <table:table-cell office:value-type="float" office:value="139196.08" calcext:value-type="float">
            <text:p><text:s text:c="2"/>139 196</text:p>
          </table:table-cell>
          <table:table-cell office:value-type="float" office:value="141995.133" calcext:value-type="float">
            <text:p><text:s text:c="2"/>141 995</text:p>
          </table:table-cell>
          <table:table-cell office:value-type="float" office:value="144972.227" calcext:value-type="float">
            <text:p><text:s text:c="2"/>144 972</text:p>
          </table:table-cell>
          <table:table-cell office:value-type="float" office:value="148099.273" calcext:value-type="float">
            <text:p><text:s text:c="2"/>148 099</text:p>
          </table:table-cell>
          <table:table-cell office:value-type="float" office:value="151341.932" calcext:value-type="float">
            <text:p><text:s text:c="2"/>151 342</text:p>
          </table:table-cell>
          <table:table-cell office:value-type="float" office:value="154670.163" calcext:value-type="float">
            <text:p><text:s text:c="2"/>154 670</text:p>
          </table:table-cell>
          <table:table-cell office:value-type="float" office:value="158069.258" calcext:value-type="float">
            <text:p><text:s text:c="2"/>158 069</text:p>
          </table:table-cell>
          <table:table-cell office:value-type="float" office:value="161549.718" calcext:value-type="float">
            <text:p><text:s text:c="2"/>161 550</text:p>
          </table:table-cell>
          <table:table-cell office:value-type="float" office:value="165151.369" calcext:value-type="float">
            <text:p><text:s text:c="2"/>165 151</text:p>
          </table:table-cell>
          <table:table-cell office:value-type="float" office:value="168931.464" calcext:value-type="float">
            <text:p><text:s text:c="2"/>168 931</text:p>
          </table:table-cell>
          <table:table-cell office:value-type="float" office:value="172929.952" calcext:value-type="float">
            <text:p><text:s text:c="2"/>172 930</text:p>
          </table:table-cell>
          <table:table-cell office:value-type="float" office:value="177159.065" calcext:value-type="float">
            <text:p><text:s text:c="2"/>177 159</text:p>
          </table:table-cell>
          <table:table-cell office:value-type="float" office:value="181601.57" calcext:value-type="float">
            <text:p><text:s text:c="2"/>181 602</text:p>
          </table:table-cell>
          <table:table-cell office:value-type="float" office:value="186231.925" calcext:value-type="float">
            <text:p><text:s text:c="2"/>186 232</text:p>
          </table:table-cell>
          <table:table-cell office:value-type="float" office:value="191011.431" calcext:value-type="float">
            <text:p><text:s text:c="2"/>191 011</text:p>
          </table:table-cell>
          <table:table-cell office:value-type="float" office:value="195910.639" calcext:value-type="float">
            <text:p><text:s text:c="2"/>195 911</text:p>
          </table:table-cell>
          <table:table-cell office:value-type="float" office:value="200923.157" calcext:value-type="float">
            <text:p><text:s text:c="2"/>200 923</text:p>
          </table:table-cell>
          <table:table-cell office:value-type="float" office:value="206053.605" calcext:value-type="float">
            <text:p><text:s text:c="2"/>206 054</text:p>
          </table:table-cell>
          <table:table-cell office:value-type="float" office:value="211296.083" calcext:value-type="float">
            <text:p><text:s text:c="2"/>211 296</text:p>
          </table:table-cell>
          <table:table-cell office:value-type="float" office:value="216646.371" calcext:value-type="float">
            <text:p><text:s text:c="2"/>216 646</text:p>
          </table:table-cell>
          <table:table-cell office:value-type="float" office:value="222101.799" calcext:value-type="float">
            <text:p><text:s text:c="2"/>222 102</text:p>
          </table:table-cell>
          <table:table-cell office:value-type="float" office:value="227669.815" calcext:value-type="float">
            <text:p><text:s text:c="2"/>227 670</text:p>
          </table:table-cell>
          <table:table-cell office:value-type="float" office:value="233352.815" calcext:value-type="float">
            <text:p><text:s text:c="2"/>233 353</text:p>
          </table:table-cell>
          <table:table-cell office:value-type="float" office:value="239138.889" calcext:value-type="float">
            <text:p><text:s text:c="2"/>239 139</text:p>
          </table:table-cell>
          <table:table-cell office:value-type="float" office:value="245012.264" calcext:value-type="float">
            <text:p><text:s text:c="2"/>245 012</text:p>
          </table:table-cell>
          <table:table-cell office:value-type="float" office:value="250969.22" calcext:value-type="float">
            <text:p><text:s text:c="2"/>250 969</text:p>
          </table:table-cell>
          <table:table-cell office:value-type="float" office:value="257008.637" calcext:value-type="float">
            <text:p><text:s text:c="2"/>257 009</text:p>
          </table:table-cell>
          <table:table-cell office:value-type="float" office:value="263158.391" calcext:value-type="float">
            <text:p><text:s text:c="2"/>263 158</text:p>
          </table:table-cell>
          <table:table-cell office:value-type="float" office:value="269480.791" calcext:value-type="float">
            <text:p><text:s text:c="2"/>269 481</text:p>
          </table:table-cell>
          <table:table-cell office:value-type="float" office:value="276057.603" calcext:value-type="float">
            <text:p><text:s text:c="2"/>276 058</text:p>
          </table:table-cell>
          <table:table-cell office:value-type="float" office:value="282952.714" calcext:value-type="float">
            <text:p><text:s text:c="2"/>282 953</text:p>
          </table:table-cell>
          <table:table-cell office:value-type="float" office:value="290181.431" calcext:value-type="float">
            <text:p><text:s text:c="2"/>290 181</text:p>
          </table:table-cell>
          <table:table-cell office:value-type="float" office:value="297743.62" calcext:value-type="float">
            <text:p><text:s text:c="2"/>297 744</text:p>
          </table:table-cell>
          <table:table-cell office:value-type="float" office:value="305666.48" calcext:value-type="float">
            <text:p><text:s text:c="2"/>305 666</text:p>
          </table:table-cell>
          <table:table-cell office:value-type="float" office:value="313976.444" calcext:value-type="float">
            <text:p><text:s text:c="2"/>313 976</text:p>
          </table:table-cell>
          <table:table-cell office:value-type="float" office:value="322686.243" calcext:value-type="float">
            <text:p><text:s text:c="2"/>322 686</text:p>
          </table:table-cell>
          <table:table-cell office:value-type="float" office:value="331828.071" calcext:value-type="float">
            <text:p><text:s text:c="2"/>331 828</text:p>
          </table:table-cell>
          <table:table-cell office:value-type="float" office:value="341387.303" calcext:value-type="float">
            <text:p><text:s text:c="2"/>341 387</text:p>
          </table:table-cell>
          <table:table-cell office:value-type="float" office:value="351272.293" calcext:value-type="float">
            <text:p><text:s text:c="2"/>351 272</text:p>
          </table:table-cell>
          <table:table-cell office:value-type="float" office:value="361356.181" calcext:value-type="float">
            <text:p><text:s text:c="2"/>361 356</text:p>
          </table:table-cell>
          <table:table-cell office:value-type="float" office:value="371552.946" calcext:value-type="float">
            <text:p><text:s text:c="2"/>371 553</text:p>
          </table:table-cell>
          <table:table-cell office:value-type="float" office:value="381823.685" calcext:value-type="float">
            <text:p><text:s text:c="2"/>381 824</text:p>
          </table:table-cell>
          <table:table-cell office:value-type="float" office:value="392209.889" calcext:value-type="float">
            <text:p><text:s text:c="2"/>392 210</text:p>
          </table:table-cell>
          <table:table-cell office:value-type="float" office:value="402805.256" calcext:value-type="float">
            <text:p><text:s text:c="2"/>402 805</text:p>
          </table:table-cell>
          <table:table-cell office:value-type="float" office:value="413745.647" calcext:value-type="float">
            <text:p><text:s text:c="2"/>413 746</text:p>
          </table:table-cell>
          <table:table-cell office:value-type="float" office:value="425129.552" calcext:value-type="float">
            <text:p><text:s text:c="2"/>425 130</text:p>
          </table:table-cell>
          <table:table-cell office:value-type="float" office:value="436993.814" calcext:value-type="float">
            <text:p><text:s text:c="2"/>436 994</text:p>
          </table:table-cell>
          <table:table-cell office:value-type="float" office:value="449310.184" calcext:value-type="float">
            <text:p><text:s text:c="2"/>449 310</text:p>
          </table:table-cell>
          <table:table-cell office:value-type="float" office:value="462034.389" calcext:value-type="float">
            <text:p><text:s text:c="2"/>462 034</text:p>
          </table:table-cell>
          <table:table-cell office:value-type="float" office:value="475094.388" calcext:value-type="float">
            <text:p><text:s text:c="2"/>475 094</text:p>
          </table:table-cell>
          <table:table-cell office:value-type="float" office:value="488440.913" calcext:value-type="float">
            <text:p><text:s text:c="2"/>488 441</text:p>
          </table:table-cell>
          <table:table-cell office:value-type="float" office:value="502059.411" calcext:value-type="float">
            <text:p><text:s text:c="2"/>502 059</text:p>
          </table:table-cell>
          <table:table-cell office:value-type="float" office:value="515977.457" calcext:value-type="float">
            <text:p><text:s text:c="2"/>515 977</text:p>
          </table:table-cell>
          <table:table-cell office:value-type="float" office:value="530237.548" calcext:value-type="float">
            <text:p><text:s text:c="2"/>530 238</text:p>
          </table:table-cell>
          <table:table-cell office:value-type="float" office:value="544900.284" calcext:value-type="float">
            <text:p><text:s text:c="2"/>544 900</text:p>
          </table:table-cell>
          <table:table-cell office:value-type="float" office:value="560007.444" calcext:value-type="float">
            <text:p><text:s text:c="2"/>560 007</text:p>
          </table:table-cell>
          <table:table-cell office:value-type="float" office:value="575572.515" calcext:value-type="float">
            <text:p><text:s text:c="2"/>575 573</text:p>
          </table:table-cell>
          <table:table-cell office:value-type="float" office:value="591576.162" calcext:value-type="float">
            <text:p><text:s text:c="2"/>591 576</text:p>
          </table:table-cell>
          <table:table-cell office:value-type="float" office:value="607987.351" calcext:value-type="float">
            <text:p><text:s text:c="2"/>607 987</text:p>
          </table:table-cell>
          <table:table-cell office:value-type="float" office:value="624759.914" calcext:value-type="float">
            <text:p><text:s text:c="2"/>624 760</text:p>
          </table:table-cell>
          <table:table-cell office:value-type="float" office:value="641858.608" calcext:value-type="float">
            <text:p><text:s text:c="2"/>641 8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Sub-Saharan Africa</text:p>
          </table:table-cell>
          <table:table-cell office:value-type="string" calcext:value-type="string">
            <text:p>f</text:p>
          </table:table-cell>
          <table:table-cell office:value-type="float" office:value="947" calcext:value-type="float">
            <text:p>947</text:p>
          </table:table-cell>
          <table:table-cell office:value-type="float" office:value="179621.076" calcext:value-type="float">
            <text:p><text:s text:c="2"/>179 621</text:p>
          </table:table-cell>
          <table:table-cell office:value-type="float" office:value="183039.18" calcext:value-type="float">
            <text:p><text:s text:c="2"/>183 039</text:p>
          </table:table-cell>
          <table:table-cell office:value-type="float" office:value="186625.519" calcext:value-type="float">
            <text:p><text:s text:c="2"/>186 626</text:p>
          </table:table-cell>
          <table:table-cell office:value-type="float" office:value="190377.65" calcext:value-type="float">
            <text:p><text:s text:c="2"/>190 378</text:p>
          </table:table-cell>
          <table:table-cell office:value-type="float" office:value="194295.351" calcext:value-type="float">
            <text:p><text:s text:c="2"/>194 295</text:p>
          </table:table-cell>
          <table:table-cell office:value-type="float" office:value="198379.925" calcext:value-type="float">
            <text:p><text:s text:c="2"/>198 380</text:p>
          </table:table-cell>
          <table:table-cell office:value-type="float" office:value="202635.053" calcext:value-type="float">
            <text:p><text:s text:c="2"/>202 635</text:p>
          </table:table-cell>
          <table:table-cell office:value-type="float" office:value="207066.077" calcext:value-type="float">
            <text:p><text:s text:c="2"/>207 066</text:p>
          </table:table-cell>
          <table:table-cell office:value-type="float" office:value="211680.109" calcext:value-type="float">
            <text:p><text:s text:c="2"/>211 680</text:p>
          </table:table-cell>
          <table:table-cell office:value-type="float" office:value="216485.36" calcext:value-type="float">
            <text:p><text:s text:c="2"/>216 485</text:p>
          </table:table-cell>
          <table:table-cell office:value-type="float" office:value="221490.118" calcext:value-type="float">
            <text:p><text:s text:c="2"/>221 490</text:p>
          </table:table-cell>
          <table:table-cell office:value-type="float" office:value="226700.747" calcext:value-type="float">
            <text:p><text:s text:c="2"/>226 701</text:p>
          </table:table-cell>
          <table:table-cell office:value-type="float" office:value="232121.17" calcext:value-type="float">
            <text:p><text:s text:c="2"/>232 121</text:p>
          </table:table-cell>
          <table:table-cell office:value-type="float" office:value="237751.566" calcext:value-type="float">
            <text:p><text:s text:c="2"/>237 752</text:p>
          </table:table-cell>
          <table:table-cell office:value-type="float" office:value="243590.433" calcext:value-type="float">
            <text:p><text:s text:c="2"/>243 590</text:p>
          </table:table-cell>
          <table:table-cell office:value-type="float" office:value="249638.962" calcext:value-type="float">
            <text:p><text:s text:c="2"/>249 639</text:p>
          </table:table-cell>
          <table:table-cell office:value-type="float" office:value="255902.858" calcext:value-type="float">
            <text:p><text:s text:c="2"/>255 903</text:p>
          </table:table-cell>
          <table:table-cell office:value-type="float" office:value="262391.571" calcext:value-type="float">
            <text:p><text:s text:c="2"/>262 392</text:p>
          </table:table-cell>
          <table:table-cell office:value-type="float" office:value="269114.891" calcext:value-type="float">
            <text:p><text:s text:c="2"/>269 115</text:p>
          </table:table-cell>
          <table:table-cell office:value-type="float" office:value="276083.888" calcext:value-type="float">
            <text:p><text:s text:c="2"/>276 084</text:p>
          </table:table-cell>
          <table:table-cell office:value-type="float" office:value="283310.117" calcext:value-type="float">
            <text:p><text:s text:c="2"/>283 310</text:p>
          </table:table-cell>
          <table:table-cell office:value-type="float" office:value="290797.887" calcext:value-type="float">
            <text:p><text:s text:c="2"/>290 798</text:p>
          </table:table-cell>
          <table:table-cell office:value-type="float" office:value="298556.283" calcext:value-type="float">
            <text:p><text:s text:c="2"/>298 556</text:p>
          </table:table-cell>
          <table:table-cell office:value-type="float" office:value="306606.775" calcext:value-type="float">
            <text:p><text:s text:c="2"/>306 607</text:p>
          </table:table-cell>
          <table:table-cell office:value-type="float" office:value="314975.285" calcext:value-type="float">
            <text:p><text:s text:c="2"/>314 975</text:p>
          </table:table-cell>
          <table:table-cell office:value-type="float" office:value="323680.871" calcext:value-type="float">
            <text:p><text:s text:c="2"/>323 681</text:p>
          </table:table-cell>
          <table:table-cell office:value-type="float" office:value="332734.218" calcext:value-type="float">
            <text:p><text:s text:c="2"/>332 734</text:p>
          </table:table-cell>
          <table:table-cell office:value-type="float" office:value="342134.087" calcext:value-type="float">
            <text:p><text:s text:c="2"/>342 134</text:p>
          </table:table-cell>
          <table:table-cell office:value-type="float" office:value="351872.338" calcext:value-type="float">
            <text:p><text:s text:c="2"/>351 872</text:p>
          </table:table-cell>
          <table:table-cell office:value-type="float" office:value="361934.464" calcext:value-type="float">
            <text:p><text:s text:c="2"/>361 934</text:p>
          </table:table-cell>
          <table:table-cell office:value-type="float" office:value="372309.527" calcext:value-type="float">
            <text:p><text:s text:c="2"/>372 310</text:p>
          </table:table-cell>
          <table:table-cell office:value-type="float" office:value="382994.791" calcext:value-type="float">
            <text:p><text:s text:c="2"/>382 995</text:p>
          </table:table-cell>
          <table:table-cell office:value-type="float" office:value="393993.659" calcext:value-type="float">
            <text:p><text:s text:c="2"/>393 994</text:p>
          </table:table-cell>
          <table:table-cell office:value-type="float" office:value="405308.495" calcext:value-type="float">
            <text:p><text:s text:c="2"/>405 308</text:p>
          </table:table-cell>
          <table:table-cell office:value-type="float" office:value="416943.306" calcext:value-type="float">
            <text:p><text:s text:c="2"/>416 943</text:p>
          </table:table-cell>
          <table:table-cell office:value-type="float" office:value="428899.697" calcext:value-type="float">
            <text:p><text:s text:c="2"/>428 900</text:p>
          </table:table-cell>
          <table:table-cell office:value-type="float" office:value="441182.577" calcext:value-type="float">
            <text:p><text:s text:c="2"/>441 183</text:p>
          </table:table-cell>
          <table:table-cell office:value-type="float" office:value="453787.312" calcext:value-type="float">
            <text:p><text:s text:c="2"/>453 787</text:p>
          </table:table-cell>
          <table:table-cell office:value-type="float" office:value="466695.171" calcext:value-type="float">
            <text:p><text:s text:c="2"/>466 695</text:p>
          </table:table-cell>
          <table:table-cell office:value-type="float" office:value="479881.041" calcext:value-type="float">
            <text:p><text:s text:c="2"/>479 881</text:p>
          </table:table-cell>
          <table:table-cell office:value-type="float" office:value="493329.02" calcext:value-type="float">
            <text:p><text:s text:c="2"/>493 329</text:p>
          </table:table-cell>
          <table:table-cell office:value-type="float" office:value="507039.54" calcext:value-type="float">
            <text:p><text:s text:c="2"/>507 040</text:p>
          </table:table-cell>
          <table:table-cell office:value-type="float" office:value="521025.786" calcext:value-type="float">
            <text:p><text:s text:c="2"/>521 026</text:p>
          </table:table-cell>
          <table:table-cell office:value-type="float" office:value="535302.142" calcext:value-type="float">
            <text:p><text:s text:c="2"/>535 302</text:p>
          </table:table-cell>
          <table:table-cell office:value-type="float" office:value="549889.012" calcext:value-type="float">
            <text:p><text:s text:c="2"/>549 889</text:p>
          </table:table-cell>
          <table:table-cell office:value-type="float" office:value="564806.652" calcext:value-type="float">
            <text:p><text:s text:c="2"/>564 807</text:p>
          </table:table-cell>
          <table:table-cell office:value-type="float" office:value="580072.826" calcext:value-type="float">
            <text:p><text:s text:c="2"/>580 073</text:p>
          </table:table-cell>
          <table:table-cell office:value-type="float" office:value="595704.22" calcext:value-type="float">
            <text:p><text:s text:c="2"/>595 704</text:p>
          </table:table-cell>
          <table:table-cell office:value-type="float" office:value="611721.663" calcext:value-type="float">
            <text:p><text:s text:c="2"/>611 722</text:p>
          </table:table-cell>
          <table:table-cell office:value-type="float" office:value="628147.493" calcext:value-type="float">
            <text:p><text:s text:c="2"/>628 147</text:p>
          </table:table-cell>
          <table:table-cell office:value-type="float" office:value="645007.134" calcext:value-type="float">
            <text:p><text:s text:c="2"/>645 007</text:p>
          </table:table-cell>
          <table:table-cell office:value-type="float" office:value="662312.08" calcext:value-type="float">
            <text:p><text:s text:c="2"/>662 312</text:p>
          </table:table-cell>
          <table:table-cell office:value-type="float" office:value="680090.432" calcext:value-type="float">
            <text:p><text:s text:c="2"/>680 090</text:p>
          </table:table-cell>
          <table:table-cell office:value-type="float" office:value="698404.732" calcext:value-type="float">
            <text:p><text:s text:c="2"/>698 405</text:p>
          </table:table-cell>
          <table:table-cell office:value-type="float" office:value="717330.823" calcext:value-type="float">
            <text:p><text:s text:c="2"/>717 331</text:p>
          </table:table-cell>
          <table:table-cell office:value-type="float" office:value="736925.453" calcext:value-type="float">
            <text:p><text:s text:c="2"/>736 925</text:p>
          </table:table-cell>
          <table:table-cell office:value-type="float" office:value="757212.872" calcext:value-type="float">
            <text:p><text:s text:c="2"/>757 213</text:p>
          </table:table-cell>
          <table:table-cell office:value-type="float" office:value="778189.569" calcext:value-type="float">
            <text:p><text:s text:c="2"/>778 190</text:p>
          </table:table-cell>
          <table:table-cell office:value-type="float" office:value="799848.676" calcext:value-type="float">
            <text:p><text:s text:c="2"/>799 849</text:p>
          </table:table-cell>
          <table:table-cell office:value-type="float" office:value="822170.425" calcext:value-type="float">
            <text:p><text:s text:c="2"/>822 170</text:p>
          </table:table-cell>
          <table:table-cell office:value-type="float" office:value="845136.154" calcext:value-type="float">
            <text:p><text:s text:c="2"/>845 136</text:p>
          </table:table-cell>
          <table:table-cell office:value-type="float" office:value="868747.94" calcext:value-type="float">
            <text:p><text:s text:c="2"/>868 748</text:p>
          </table:table-cell>
          <table:table-cell office:value-type="float" office:value="893001.485" calcext:value-type="float">
            <text:p><text:s text:c="2"/>893 001</text:p>
          </table:table-cell>
          <table:table-cell office:value-type="float" office:value="917862.127" calcext:value-type="float">
            <text:p><text:s text:c="2"/>917 862</text:p>
          </table:table-cell>
          <table:table-cell office:value-type="float" office:value="943284.908" calcext:value-type="float">
            <text:p><text:s text:c="2"/>943 285</text:p>
          </table:table-cell>
          <table:table-cell office:value-type="float" office:value="969234.251" calcext:value-type="float">
            <text:p><text:s text:c="2"/>969 2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AFRICA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28670.019" calcext:value-type="float">
            <text:p><text:s text:c="2"/>228 670</text:p>
          </table:table-cell>
          <table:table-cell office:value-type="float" office:value="233277.049" calcext:value-type="float">
            <text:p><text:s text:c="2"/>233 277</text:p>
          </table:table-cell>
          <table:table-cell office:value-type="float" office:value="238113.121" calcext:value-type="float">
            <text:p><text:s text:c="2"/>238 113</text:p>
          </table:table-cell>
          <table:table-cell office:value-type="float" office:value="243177.791" calcext:value-type="float">
            <text:p><text:s text:c="2"/>243 178</text:p>
          </table:table-cell>
          <table:table-cell office:value-type="float" office:value="248471.497" calcext:value-type="float">
            <text:p><text:s text:c="2"/>248 471</text:p>
          </table:table-cell>
          <table:table-cell office:value-type="float" office:value="253995.025" calcext:value-type="float">
            <text:p><text:s text:c="2"/>253 995</text:p>
          </table:table-cell>
          <table:table-cell office:value-type="float" office:value="259750.195" calcext:value-type="float">
            <text:p><text:s text:c="2"/>259 750</text:p>
          </table:table-cell>
          <table:table-cell office:value-type="float" office:value="265739.281" calcext:value-type="float">
            <text:p><text:s text:c="2"/>265 739</text:p>
          </table:table-cell>
          <table:table-cell office:value-type="float" office:value="271965.261" calcext:value-type="float">
            <text:p><text:s text:c="2"/>271 965</text:p>
          </table:table-cell>
          <table:table-cell office:value-type="float" office:value="278431.545" calcext:value-type="float">
            <text:p><text:s text:c="2"/>278 432</text:p>
          </table:table-cell>
          <table:table-cell office:value-type="float" office:value="285142.006" calcext:value-type="float">
            <text:p><text:s text:c="2"/>285 142</text:p>
          </table:table-cell>
          <table:table-cell office:value-type="float" office:value="292100.079" calcext:value-type="float">
            <text:p><text:s text:c="2"/>292 100</text:p>
          </table:table-cell>
          <table:table-cell office:value-type="float" office:value="299309.231" calcext:value-type="float">
            <text:p><text:s text:c="2"/>299 309</text:p>
          </table:table-cell>
          <table:table-cell office:value-type="float" office:value="306772.112" calcext:value-type="float">
            <text:p><text:s text:c="2"/>306 772</text:p>
          </table:table-cell>
          <table:table-cell office:value-type="float" office:value="314491.391" calcext:value-type="float">
            <text:p><text:s text:c="2"/>314 491</text:p>
          </table:table-cell>
          <table:table-cell office:value-type="float" office:value="322470.634" calcext:value-type="float">
            <text:p><text:s text:c="2"/>322 471</text:p>
          </table:table-cell>
          <table:table-cell office:value-type="float" office:value="330720.407" calcext:value-type="float">
            <text:p><text:s text:c="2"/>330 720</text:p>
          </table:table-cell>
          <table:table-cell office:value-type="float" office:value="339247.878" calcext:value-type="float">
            <text:p><text:s text:c="2"/>339 248</text:p>
          </table:table-cell>
          <table:table-cell office:value-type="float" office:value="348049.881" calcext:value-type="float">
            <text:p><text:s text:c="2"/>348 050</text:p>
          </table:table-cell>
          <table:table-cell office:value-type="float" office:value="357119.794" calcext:value-type="float">
            <text:p><text:s text:c="2"/>357 120</text:p>
          </table:table-cell>
          <table:table-cell office:value-type="float" office:value="366458.929" calcext:value-type="float">
            <text:p><text:s text:c="2"/>366 459</text:p>
          </table:table-cell>
          <table:table-cell office:value-type="float" office:value="376067.257" calcext:value-type="float">
            <text:p><text:s text:c="2"/>376 067</text:p>
          </table:table-cell>
          <table:table-cell office:value-type="float" office:value="385965.161" calcext:value-type="float">
            <text:p><text:s text:c="2"/>385 965</text:p>
          </table:table-cell>
          <table:table-cell office:value-type="float" office:value="396198.875" calcext:value-type="float">
            <text:p><text:s text:c="2"/>396 199</text:p>
          </table:table-cell>
          <table:table-cell office:value-type="float" office:value="406828.206" calcext:value-type="float">
            <text:p><text:s text:c="2"/>406 828</text:p>
          </table:table-cell>
          <table:table-cell office:value-type="float" office:value="417898.074" calcext:value-type="float">
            <text:p><text:s text:c="2"/>417 898</text:p>
          </table:table-cell>
          <table:table-cell office:value-type="float" office:value="429424.761" calcext:value-type="float">
            <text:p><text:s text:c="2"/>429 425</text:p>
          </table:table-cell>
          <table:table-cell office:value-type="float" office:value="441404.179" calcext:value-type="float">
            <text:p><text:s text:c="2"/>441 404</text:p>
          </table:table-cell>
          <table:table-cell office:value-type="float" office:value="453834.792" calcext:value-type="float">
            <text:p><text:s text:c="2"/>453 835</text:p>
          </table:table-cell>
          <table:table-cell office:value-type="float" office:value="466707.331" calcext:value-type="float">
            <text:p><text:s text:c="2"/>466 707</text:p>
          </table:table-cell>
          <table:table-cell office:value-type="float" office:value="480012.209" calcext:value-type="float">
            <text:p><text:s text:c="2"/>480 012</text:p>
          </table:table-cell>
          <table:table-cell office:value-type="float" office:value="493747.699" calcext:value-type="float">
            <text:p><text:s text:c="2"/>493 748</text:p>
          </table:table-cell>
          <table:table-cell office:value-type="float" office:value="507910.465" calcext:value-type="float">
            <text:p><text:s text:c="2"/>507 910</text:p>
          </table:table-cell>
          <table:table-cell office:value-type="float" office:value="522485.55" calcext:value-type="float">
            <text:p><text:s text:c="2"/>522 486</text:p>
          </table:table-cell>
          <table:table-cell office:value-type="float" office:value="537453.703" calcext:value-type="float">
            <text:p><text:s text:c="2"/>537 454</text:p>
          </table:table-cell>
          <table:table-cell office:value-type="float" office:value="552796.228" calcext:value-type="float">
            <text:p><text:s text:c="2"/>552 796</text:p>
          </table:table-cell>
          <table:table-cell office:value-type="float" office:value="568505.611" calcext:value-type="float">
            <text:p><text:s text:c="2"/>568 506</text:p>
          </table:table-cell>
          <table:table-cell office:value-type="float" office:value="584569.186" calcext:value-type="float">
            <text:p><text:s text:c="2"/>584 569</text:p>
          </table:table-cell>
          <table:table-cell office:value-type="float" office:value="600956.701" calcext:value-type="float">
            <text:p><text:s text:c="2"/>600 957</text:p>
          </table:table-cell>
          <table:table-cell office:value-type="float" office:value="617632.012" calcext:value-type="float">
            <text:p><text:s text:c="2"/>617 632</text:p>
          </table:table-cell>
          <table:table-cell office:value-type="float" office:value="634567.044" calcext:value-type="float">
            <text:p><text:s text:c="2"/>634 567</text:p>
          </table:table-cell>
          <table:table-cell office:value-type="float" office:value="651763.106" calcext:value-type="float">
            <text:p><text:s text:c="2"/>651 763</text:p>
          </table:table-cell>
          <table:table-cell office:value-type="float" office:value="669221.342" calcext:value-type="float">
            <text:p><text:s text:c="2"/>669 221</text:p>
          </table:table-cell>
          <table:table-cell office:value-type="float" office:value="686916.862" calcext:value-type="float">
            <text:p><text:s text:c="2"/>686 917</text:p>
          </table:table-cell>
          <table:table-cell office:value-type="float" office:value="704820.799" calcext:value-type="float">
            <text:p><text:s text:c="2"/>704 821</text:p>
          </table:table-cell>
          <table:table-cell office:value-type="float" office:value="722921.961" calcext:value-type="float">
            <text:p><text:s text:c="2"/>722 922</text:p>
          </table:table-cell>
          <table:table-cell office:value-type="float" office:value="741220.519" calcext:value-type="float">
            <text:p><text:s text:c="2"/>741 221</text:p>
          </table:table-cell>
          <table:table-cell office:value-type="float" office:value="759752.789" calcext:value-type="float">
            <text:p><text:s text:c="2"/>759 753</text:p>
          </table:table-cell>
          <table:table-cell office:value-type="float" office:value="778592.236" calcext:value-type="float">
            <text:p><text:s text:c="2"/>778 592</text:p>
          </table:table-cell>
          <table:table-cell office:value-type="float" office:value="797836.027" calcext:value-type="float">
            <text:p><text:s text:c="2"/>797 836</text:p>
          </table:table-cell>
          <table:table-cell office:value-type="float" office:value="817566.004" calcext:value-type="float">
            <text:p><text:s text:c="2"/>817 566</text:p>
          </table:table-cell>
          <table:table-cell office:value-type="float" office:value="837820.928" calcext:value-type="float">
            <text:p><text:s text:c="2"/>837 821</text:p>
          </table:table-cell>
          <table:table-cell office:value-type="float" office:value="858622.597" calcext:value-type="float">
            <text:p><text:s text:c="2"/>858 623</text:p>
          </table:table-cell>
          <table:table-cell office:value-type="float" office:value="880016.866" calcext:value-type="float">
            <text:p><text:s text:c="2"/>880 017</text:p>
          </table:table-cell>
          <table:table-cell office:value-type="float" office:value="902048.601" calcext:value-type="float">
            <text:p><text:s text:c="2"/>902 049</text:p>
          </table:table-cell>
          <table:table-cell office:value-type="float" office:value="924757.708" calcext:value-type="float">
            <text:p><text:s text:c="2"/>924 758</text:p>
          </table:table-cell>
          <table:table-cell office:value-type="float" office:value="948156.166" calcext:value-type="float">
            <text:p><text:s text:c="2"/>948 156</text:p>
          </table:table-cell>
          <table:table-cell office:value-type="float" office:value="972265.961" calcext:value-type="float">
            <text:p><text:s text:c="2"/>972 266</text:p>
          </table:table-cell>
          <table:table-cell office:value-type="float" office:value="997144.67" calcext:value-type="float">
            <text:p><text:s text:c="2"/>997 145</text:p>
          </table:table-cell>
          <table:table-cell office:value-type="float" office:value="1022858.654" calcext:value-type="float">
            <text:p><text:s/>1 022 859</text:p>
          </table:table-cell>
          <table:table-cell office:value-type="float" office:value="1049446.344" calcext:value-type="float">
            <text:p><text:s/>1 049 446</text:p>
          </table:table-cell>
          <table:table-cell office:value-type="float" office:value="1076933.813" calcext:value-type="float">
            <text:p><text:s/>1 076 934</text:p>
          </table:table-cell>
          <table:table-cell office:value-type="float" office:value="1105285.268" calcext:value-type="float">
            <text:p><text:s/>1 105 285</text:p>
          </table:table-cell>
          <table:table-cell office:value-type="float" office:value="1134398.192" calcext:value-type="float">
            <text:p><text:s/>1 134 398</text:p>
          </table:table-cell>
          <table:table-cell office:value-type="float" office:value="1164129.789" calcext:value-type="float">
            <text:p><text:s/>1 164 130</text:p>
          </table:table-cell>
          <table:table-cell office:value-type="float" office:value="1194369.908" calcext:value-type="float">
            <text:p><text:s/>1 194 3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Eastern Africa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66758.254" calcext:value-type="float">
            <text:p><text:s text:c="2"/>66 758</text:p>
          </table:table-cell>
          <table:table-cell office:value-type="float" office:value="68208.356" calcext:value-type="float">
            <text:p><text:s text:c="2"/>68 208</text:p>
          </table:table-cell>
          <table:table-cell office:value-type="float" office:value="69711.52" calcext:value-type="float">
            <text:p><text:s text:c="2"/>69 712</text:p>
          </table:table-cell>
          <table:table-cell office:value-type="float" office:value="71272.418" calcext:value-type="float">
            <text:p><text:s text:c="2"/>71 272</text:p>
          </table:table-cell>
          <table:table-cell office:value-type="float" office:value="72895.738" calcext:value-type="float">
            <text:p><text:s text:c="2"/>72 896</text:p>
          </table:table-cell>
          <table:table-cell office:value-type="float" office:value="74585.806" calcext:value-type="float">
            <text:p><text:s text:c="2"/>74 586</text:p>
          </table:table-cell>
          <table:table-cell office:value-type="float" office:value="76346.981" calcext:value-type="float">
            <text:p><text:s text:c="2"/>76 347</text:p>
          </table:table-cell>
          <table:table-cell office:value-type="float" office:value="78183.385" calcext:value-type="float">
            <text:p><text:s text:c="2"/>78 183</text:p>
          </table:table-cell>
          <table:table-cell office:value-type="float" office:value="80098.967" calcext:value-type="float">
            <text:p><text:s text:c="2"/>80 099</text:p>
          </table:table-cell>
          <table:table-cell office:value-type="float" office:value="82097.498" calcext:value-type="float">
            <text:p><text:s text:c="2"/>82 097</text:p>
          </table:table-cell>
          <table:table-cell office:value-type="float" office:value="84182.469" calcext:value-type="float">
            <text:p><text:s text:c="2"/>84 182</text:p>
          </table:table-cell>
          <table:table-cell office:value-type="float" office:value="86356.934" calcext:value-type="float">
            <text:p><text:s text:c="2"/>86 357</text:p>
          </table:table-cell>
          <table:table-cell office:value-type="float" office:value="88623.624" calcext:value-type="float">
            <text:p><text:s text:c="2"/>88 624</text:p>
          </table:table-cell>
          <table:table-cell office:value-type="float" office:value="90984.649" calcext:value-type="float">
            <text:p><text:s text:c="2"/>90 985</text:p>
          </table:table-cell>
          <table:table-cell office:value-type="float" office:value="93441.751" calcext:value-type="float">
            <text:p><text:s text:c="2"/>93 442</text:p>
          </table:table-cell>
          <table:table-cell office:value-type="float" office:value="95996.653" calcext:value-type="float">
            <text:p><text:s text:c="2"/>95 997</text:p>
          </table:table-cell>
          <table:table-cell office:value-type="float" office:value="98653.151" calcext:value-type="float">
            <text:p><text:s text:c="2"/>98 653</text:p>
          </table:table-cell>
          <table:table-cell office:value-type="float" office:value="101413.366" calcext:value-type="float">
            <text:p><text:s text:c="2"/>101 413</text:p>
          </table:table-cell>
          <table:table-cell office:value-type="float" office:value="104275.291" calcext:value-type="float">
            <text:p><text:s text:c="2"/>104 275</text:p>
          </table:table-cell>
          <table:table-cell office:value-type="float" office:value="107235.237" calcext:value-type="float">
            <text:p><text:s text:c="2"/>107 235</text:p>
          </table:table-cell>
          <table:table-cell office:value-type="float" office:value="110292.07" calcext:value-type="float">
            <text:p><text:s text:c="2"/>110 292</text:p>
          </table:table-cell>
          <table:table-cell office:value-type="float" office:value="113445.206" calcext:value-type="float">
            <text:p><text:s text:c="2"/>113 445</text:p>
          </table:table-cell>
          <table:table-cell office:value-type="float" office:value="116700.014" calcext:value-type="float">
            <text:p><text:s text:c="2"/>116 700</text:p>
          </table:table-cell>
          <table:table-cell office:value-type="float" office:value="120068.437" calcext:value-type="float">
            <text:p><text:s text:c="2"/>120 068</text:p>
          </table:table-cell>
          <table:table-cell office:value-type="float" office:value="123566.004" calcext:value-type="float">
            <text:p><text:s text:c="2"/>123 566</text:p>
          </table:table-cell>
          <table:table-cell office:value-type="float" office:value="127204.27" calcext:value-type="float">
            <text:p><text:s text:c="2"/>127 204</text:p>
          </table:table-cell>
          <table:table-cell office:value-type="float" office:value="130990.072" calcext:value-type="float">
            <text:p><text:s text:c="2"/>130 990</text:p>
          </table:table-cell>
          <table:table-cell office:value-type="float" office:value="134922.28" calcext:value-type="float">
            <text:p><text:s text:c="2"/>134 922</text:p>
          </table:table-cell>
          <table:table-cell office:value-type="float" office:value="138994.306" calcext:value-type="float">
            <text:p><text:s text:c="2"/>138 994</text:p>
          </table:table-cell>
          <table:table-cell office:value-type="float" office:value="143195.464" calcext:value-type="float">
            <text:p><text:s text:c="2"/>143 195</text:p>
          </table:table-cell>
          <table:table-cell office:value-type="float" office:value="147518.89" calcext:value-type="float">
            <text:p><text:s text:c="2"/>147 519</text:p>
          </table:table-cell>
          <table:table-cell office:value-type="float" office:value="151952.438" calcext:value-type="float">
            <text:p><text:s text:c="2"/>151 952</text:p>
          </table:table-cell>
          <table:table-cell office:value-type="float" office:value="156499.895" calcext:value-type="float">
            <text:p><text:s text:c="2"/>156 500</text:p>
          </table:table-cell>
          <table:table-cell office:value-type="float" office:value="161188.537" calcext:value-type="float">
            <text:p><text:s text:c="2"/>161 189</text:p>
          </table:table-cell>
          <table:table-cell office:value-type="float" office:value="166055.965" calcext:value-type="float">
            <text:p><text:s text:c="2"/>166 056</text:p>
          </table:table-cell>
          <table:table-cell office:value-type="float" office:value="171123.08" calcext:value-type="float">
            <text:p><text:s text:c="2"/>171 123</text:p>
          </table:table-cell>
          <table:table-cell office:value-type="float" office:value="176421.561" calcext:value-type="float">
            <text:p><text:s text:c="2"/>176 422</text:p>
          </table:table-cell>
          <table:table-cell office:value-type="float" office:value="181929.187" calcext:value-type="float">
            <text:p><text:s text:c="2"/>181 929</text:p>
          </table:table-cell>
          <table:table-cell office:value-type="float" office:value="187549.42" calcext:value-type="float">
            <text:p><text:s text:c="2"/>187 549</text:p>
          </table:table-cell>
          <table:table-cell office:value-type="float" office:value="193150.021" calcext:value-type="float">
            <text:p><text:s text:c="2"/>193 150</text:p>
          </table:table-cell>
          <table:table-cell office:value-type="float" office:value="198645.937" calcext:value-type="float">
            <text:p><text:s text:c="2"/>198 646</text:p>
          </table:table-cell>
          <table:table-cell office:value-type="float" office:value="203990.506" calcext:value-type="float">
            <text:p><text:s text:c="2"/>203 991</text:p>
          </table:table-cell>
          <table:table-cell office:value-type="float" office:value="209239.376" calcext:value-type="float">
            <text:p><text:s text:c="2"/>209 239</text:p>
          </table:table-cell>
          <table:table-cell office:value-type="float" office:value="214535.842" calcext:value-type="float">
            <text:p><text:s text:c="2"/>214 536</text:p>
          </table:table-cell>
          <table:table-cell office:value-type="float" office:value="220081.611" calcext:value-type="float">
            <text:p><text:s text:c="2"/>220 082</text:p>
          </table:table-cell>
          <table:table-cell office:value-type="float" office:value="226021.034" calcext:value-type="float">
            <text:p><text:s text:c="2"/>226 021</text:p>
          </table:table-cell>
          <table:table-cell office:value-type="float" office:value="232413.444" calcext:value-type="float">
            <text:p><text:s text:c="2"/>232 413</text:p>
          </table:table-cell>
          <table:table-cell office:value-type="float" office:value="239215.718" calcext:value-type="float">
            <text:p><text:s text:c="2"/>239 216</text:p>
          </table:table-cell>
          <table:table-cell office:value-type="float" office:value="246345.989" calcext:value-type="float">
            <text:p><text:s text:c="2"/>246 346</text:p>
          </table:table-cell>
          <table:table-cell office:value-type="float" office:value="253675.516" calcext:value-type="float">
            <text:p><text:s text:c="2"/>253 676</text:p>
          </table:table-cell>
          <table:table-cell office:value-type="float" office:value="261113.89" calcext:value-type="float">
            <text:p><text:s text:c="2"/>261 114</text:p>
          </table:table-cell>
          <table:table-cell office:value-type="float" office:value="268638.612" calcext:value-type="float">
            <text:p><text:s text:c="2"/>268 639</text:p>
          </table:table-cell>
          <table:table-cell office:value-type="float" office:value="276291.511" calcext:value-type="float">
            <text:p><text:s text:c="2"/>276 292</text:p>
          </table:table-cell>
          <table:table-cell office:value-type="float" office:value="284122.793" calcext:value-type="float">
            <text:p><text:s text:c="2"/>284 123</text:p>
          </table:table-cell>
          <table:table-cell office:value-type="float" office:value="292207.492" calcext:value-type="float">
            <text:p><text:s text:c="2"/>292 207</text:p>
          </table:table-cell>
          <table:table-cell office:value-type="float" office:value="300599.706" calcext:value-type="float">
            <text:p><text:s text:c="2"/>300 600</text:p>
          </table:table-cell>
          <table:table-cell office:value-type="float" office:value="309313.054" calcext:value-type="float">
            <text:p><text:s text:c="2"/>309 313</text:p>
          </table:table-cell>
          <table:table-cell office:value-type="float" office:value="318329.032" calcext:value-type="float">
            <text:p><text:s text:c="2"/>318 329</text:p>
          </table:table-cell>
          <table:table-cell office:value-type="float" office:value="327631.032" calcext:value-type="float">
            <text:p><text:s text:c="2"/>327 631</text:p>
          </table:table-cell>
          <table:table-cell office:value-type="float" office:value="337191.043" calcext:value-type="float">
            <text:p><text:s text:c="2"/>337 191</text:p>
          </table:table-cell>
          <table:table-cell office:value-type="float" office:value="346987.498" calcext:value-type="float">
            <text:p><text:s text:c="2"/>346 987</text:p>
          </table:table-cell>
          <table:table-cell office:value-type="float" office:value="357015.563" calcext:value-type="float">
            <text:p><text:s text:c="2"/>357 016</text:p>
          </table:table-cell>
          <table:table-cell office:value-type="float" office:value="367279.164" calcext:value-type="float">
            <text:p><text:s text:c="2"/>367 279</text:p>
          </table:table-cell>
          <table:table-cell office:value-type="float" office:value="377775.443" calcext:value-type="float">
            <text:p><text:s text:c="2"/>377 775</text:p>
          </table:table-cell>
          <table:table-cell office:value-type="float" office:value="388502.716" calcext:value-type="float">
            <text:p><text:s text:c="2"/>388 503</text:p>
          </table:table-cell>
          <table:table-cell office:value-type="float" office:value="399458.026" calcext:value-type="float">
            <text:p><text:s text:c="2"/>399 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urundi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08.92" calcext:value-type="float">
            <text:p><text:s text:c="2"/>2 309</text:p>
          </table:table-cell>
          <table:table-cell office:value-type="float" office:value="2359.123" calcext:value-type="float">
            <text:p><text:s text:c="2"/>2 359</text:p>
          </table:table-cell>
          <table:table-cell office:value-type="float" office:value="2403.511" calcext:value-type="float">
            <text:p><text:s text:c="2"/>2 404</text:p>
          </table:table-cell>
          <table:table-cell office:value-type="float" office:value="2445.42" calcext:value-type="float">
            <text:p><text:s text:c="2"/>2 445</text:p>
          </table:table-cell>
          <table:table-cell office:value-type="float" office:value="2487.39" calcext:value-type="float">
            <text:p><text:s text:c="2"/>2 487</text:p>
          </table:table-cell>
          <table:table-cell office:value-type="float" office:value="2531.184" calcext:value-type="float">
            <text:p><text:s text:c="2"/>2 531</text:p>
          </table:table-cell>
          <table:table-cell office:value-type="float" office:value="2577.735" calcext:value-type="float">
            <text:p><text:s text:c="2"/>2 578</text:p>
          </table:table-cell>
          <table:table-cell office:value-type="float" office:value="2627.233" calcext:value-type="float">
            <text:p><text:s text:c="2"/>2 627</text:p>
          </table:table-cell>
          <table:table-cell office:value-type="float" office:value="2679.141" calcext:value-type="float">
            <text:p><text:s text:c="2"/>2 679</text:p>
          </table:table-cell>
          <table:table-cell office:value-type="float" office:value="2732.438" calcext:value-type="float">
            <text:p><text:s text:c="2"/>2 732</text:p>
          </table:table-cell>
          <table:table-cell office:value-type="float" office:value="2786.106" calcext:value-type="float">
            <text:p><text:s text:c="2"/>2 786</text:p>
          </table:table-cell>
          <table:table-cell office:value-type="float" office:value="2839.666" calcext:value-type="float">
            <text:p><text:s text:c="2"/>2 840</text:p>
          </table:table-cell>
          <table:table-cell office:value-type="float" office:value="2893.669" calcext:value-type="float">
            <text:p><text:s text:c="2"/>2 894</text:p>
          </table:table-cell>
          <table:table-cell office:value-type="float" office:value="2949.926" calcext:value-type="float">
            <text:p><text:s text:c="2"/>2 950</text:p>
          </table:table-cell>
          <table:table-cell office:value-type="float" office:value="3010.859" calcext:value-type="float">
            <text:p><text:s text:c="2"/>3 011</text:p>
          </table:table-cell>
          <table:table-cell office:value-type="float" office:value="3077.876" calcext:value-type="float">
            <text:p><text:s text:c="2"/>3 078</text:p>
          </table:table-cell>
          <table:table-cell office:value-type="float" office:value="3152.723" calcext:value-type="float">
            <text:p><text:s text:c="2"/>3 153</text:p>
          </table:table-cell>
          <table:table-cell office:value-type="float" office:value="3234.023" calcext:value-type="float">
            <text:p><text:s text:c="2"/>3 234</text:p>
          </table:table-cell>
          <table:table-cell office:value-type="float" office:value="3316.233" calcext:value-type="float">
            <text:p><text:s text:c="2"/>3 316</text:p>
          </table:table-cell>
          <table:table-cell office:value-type="float" office:value="3391.753" calcext:value-type="float">
            <text:p><text:s text:c="2"/>3 392</text:p>
          </table:table-cell>
          <table:table-cell office:value-type="float" office:value="3455.606" calcext:value-type="float">
            <text:p><text:s text:c="2"/>3 456</text:p>
          </table:table-cell>
          <table:table-cell office:value-type="float" office:value="3505.391" calcext:value-type="float">
            <text:p><text:s text:c="2"/>3 505</text:p>
          </table:table-cell>
          <table:table-cell office:value-type="float" office:value="3544.047" calcext:value-type="float">
            <text:p><text:s text:c="2"/>3 544</text:p>
          </table:table-cell>
          <table:table-cell office:value-type="float" office:value="3578.49" calcext:value-type="float">
            <text:p><text:s text:c="2"/>3 578</text:p>
          </table:table-cell>
          <table:table-cell office:value-type="float" office:value="3618.585" calcext:value-type="float">
            <text:p><text:s text:c="2"/>3 619</text:p>
          </table:table-cell>
          <table:table-cell office:value-type="float" office:value="3671.494" calcext:value-type="float">
            <text:p><text:s text:c="2"/>3 671</text:p>
          </table:table-cell>
          <table:table-cell office:value-type="float" office:value="3739.659" calcext:value-type="float">
            <text:p><text:s text:c="2"/>3 740</text:p>
          </table:table-cell>
          <table:table-cell office:value-type="float" office:value="3821.194" calcext:value-type="float">
            <text:p><text:s text:c="2"/>3 821</text:p>
          </table:table-cell>
          <table:table-cell office:value-type="float" office:value="3913.768" calcext:value-type="float">
            <text:p><text:s text:c="2"/>3 914</text:p>
          </table:table-cell>
          <table:table-cell office:value-type="float" office:value="4013.31" calcext:value-type="float">
            <text:p><text:s text:c="2"/>4 013</text:p>
          </table:table-cell>
          <table:table-cell office:value-type="float" office:value="4116.817" calcext:value-type="float">
            <text:p><text:s text:c="2"/>4 117</text:p>
          </table:table-cell>
          <table:table-cell office:value-type="float" office:value="4223.195" calcext:value-type="float">
            <text:p><text:s text:c="2"/>4 223</text:p>
          </table:table-cell>
          <table:table-cell office:value-type="float" office:value="4333.386" calcext:value-type="float">
            <text:p><text:s text:c="2"/>4 333</text:p>
          </table:table-cell>
          <table:table-cell office:value-type="float" office:value="4448.728" calcext:value-type="float">
            <text:p><text:s text:c="2"/>4 449</text:p>
          </table:table-cell>
          <table:table-cell office:value-type="float" office:value="4571.292" calcext:value-type="float">
            <text:p><text:s text:c="2"/>4 571</text:p>
          </table:table-cell>
          <table:table-cell office:value-type="float" office:value="4702.066" calcext:value-type="float">
            <text:p><text:s text:c="2"/>4 702</text:p>
          </table:table-cell>
          <table:table-cell office:value-type="float" office:value="4841.565" calcext:value-type="float">
            <text:p><text:s text:c="2"/>4 842</text:p>
          </table:table-cell>
          <table:table-cell office:value-type="float" office:value="4987.736" calcext:value-type="float">
            <text:p><text:s text:c="2"/>4 988</text:p>
          </table:table-cell>
          <table:table-cell office:value-type="float" office:value="5135.956" calcext:value-type="float">
            <text:p><text:s text:c="2"/>5 136</text:p>
          </table:table-cell>
          <table:table-cell office:value-type="float" office:value="5280.024" calcext:value-type="float">
            <text:p><text:s text:c="2"/>5 280</text:p>
          </table:table-cell>
          <table:table-cell office:value-type="float" office:value="5415.415" calcext:value-type="float">
            <text:p><text:s text:c="2"/>5 415</text:p>
          </table:table-cell>
          <table:table-cell office:value-type="float" office:value="5542.048" calcext:value-type="float">
            <text:p><text:s text:c="2"/>5 542</text:p>
          </table:table-cell>
          <table:table-cell office:value-type="float" office:value="5661.139" calcext:value-type="float">
            <text:p><text:s text:c="2"/>5 661</text:p>
          </table:table-cell>
          <table:table-cell office:value-type="float" office:value="5771.398" calcext:value-type="float">
            <text:p><text:s text:c="2"/>5 771</text:p>
          </table:table-cell>
          <table:table-cell office:value-type="float" office:value="5871.607" calcext:value-type="float">
            <text:p><text:s text:c="2"/>5 872</text:p>
          </table:table-cell>
          <table:table-cell office:value-type="float" office:value="5962.058" calcext:value-type="float">
            <text:p><text:s text:c="2"/>5 962</text:p>
          </table:table-cell>
          <table:table-cell office:value-type="float" office:value="6041.112" calcext:value-type="float">
            <text:p><text:s text:c="2"/>6 041</text:p>
          </table:table-cell>
          <table:table-cell office:value-type="float" office:value="6112.097" calcext:value-type="float">
            <text:p><text:s text:c="2"/>6 112</text:p>
          </table:table-cell>
          <table:table-cell office:value-type="float" office:value="6186.352" calcext:value-type="float">
            <text:p><text:s text:c="2"/>6 186</text:p>
          </table:table-cell>
          <table:table-cell office:value-type="float" office:value="6278.94" calcext:value-type="float">
            <text:p><text:s text:c="2"/>6 279</text:p>
          </table:table-cell>
          <table:table-cell office:value-type="float" office:value="6400.706" calcext:value-type="float">
            <text:p><text:s text:c="2"/>6 401</text:p>
          </table:table-cell>
          <table:table-cell office:value-type="float" office:value="6555.829" calcext:value-type="float">
            <text:p><text:s text:c="2"/>6 556</text:p>
          </table:table-cell>
          <table:table-cell office:value-type="float" office:value="6741.569" calcext:value-type="float">
            <text:p><text:s text:c="2"/>6 742</text:p>
          </table:table-cell>
          <table:table-cell office:value-type="float" office:value="6953.113" calcext:value-type="float">
            <text:p><text:s text:c="2"/>6 953</text:p>
          </table:table-cell>
          <table:table-cell office:value-type="float" office:value="7182.451" calcext:value-type="float">
            <text:p><text:s text:c="2"/>7 182</text:p>
          </table:table-cell>
          <table:table-cell office:value-type="float" office:value="7423.289" calcext:value-type="float">
            <text:p><text:s text:c="2"/>7 423</text:p>
          </table:table-cell>
          <table:table-cell office:value-type="float" office:value="7675.338" calcext:value-type="float">
            <text:p><text:s text:c="2"/>7 675</text:p>
          </table:table-cell>
          <table:table-cell office:value-type="float" office:value="7939.573" calcext:value-type="float">
            <text:p><text:s text:c="2"/>7 940</text:p>
          </table:table-cell>
          <table:table-cell office:value-type="float" office:value="8212.264" calcext:value-type="float">
            <text:p><text:s text:c="2"/>8 212</text:p>
          </table:table-cell>
          <table:table-cell office:value-type="float" office:value="8489.031" calcext:value-type="float">
            <text:p><text:s text:c="2"/>8 489</text:p>
          </table:table-cell>
          <table:table-cell office:value-type="float" office:value="8766.93" calcext:value-type="float">
            <text:p><text:s text:c="2"/>8 767</text:p>
          </table:table-cell>
          <table:table-cell office:value-type="float" office:value="9043.508" calcext:value-type="float">
            <text:p><text:s text:c="2"/>9 044</text:p>
          </table:table-cell>
          <table:table-cell office:value-type="float" office:value="9319.71" calcext:value-type="float">
            <text:p><text:s text:c="2"/>9 320</text:p>
          </table:table-cell>
          <table:table-cell office:value-type="float" office:value="9600.186" calcext:value-type="float">
            <text:p><text:s text:c="2"/>9 600</text:p>
          </table:table-cell>
          <table:table-cell office:value-type="float" office:value="9891.79" calcext:value-type="float">
            <text:p><text:s text:c="2"/>9 892</text:p>
          </table:table-cell>
          <table:table-cell office:value-type="float" office:value="10199.27" calcext:value-type="float">
            <text:p><text:s text:c="2"/>10 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omoro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9.459" calcext:value-type="float">
            <text:p><text:s text:c="3"/>159</text:p>
          </table:table-cell>
          <table:table-cell office:value-type="float" office:value="163.139" calcext:value-type="float">
            <text:p><text:s text:c="3"/>163</text:p>
          </table:table-cell>
          <table:table-cell office:value-type="float" office:value="166.541" calcext:value-type="float">
            <text:p><text:s text:c="3"/>167</text:p>
          </table:table-cell>
          <table:table-cell office:value-type="float" office:value="169.752" calcext:value-type="float">
            <text:p><text:s text:c="3"/>170</text:p>
          </table:table-cell>
          <table:table-cell office:value-type="float" office:value="172.853" calcext:value-type="float">
            <text:p><text:s text:c="3"/>173</text:p>
          </table:table-cell>
          <table:table-cell office:value-type="float" office:value="175.903" calcext:value-type="float">
            <text:p><text:s text:c="3"/>176</text:p>
          </table:table-cell>
          <table:table-cell office:value-type="float" office:value="178.946" calcext:value-type="float">
            <text:p><text:s text:c="3"/>179</text:p>
          </table:table-cell>
          <table:table-cell office:value-type="float" office:value="181.992" calcext:value-type="float">
            <text:p><text:s text:c="3"/>182</text:p>
          </table:table-cell>
          <table:table-cell office:value-type="float" office:value="185.043" calcext:value-type="float">
            <text:p><text:s text:c="3"/>185</text:p>
          </table:table-cell>
          <table:table-cell office:value-type="float" office:value="188.097" calcext:value-type="float">
            <text:p><text:s text:c="3"/>188</text:p>
          </table:table-cell>
          <table:table-cell office:value-type="float" office:value="191.121" calcext:value-type="float">
            <text:p><text:s text:c="3"/>191</text:p>
          </table:table-cell>
          <table:table-cell office:value-type="float" office:value="194.139" calcext:value-type="float">
            <text:p><text:s text:c="3"/>194</text:p>
          </table:table-cell>
          <table:table-cell office:value-type="float" office:value="197.198" calcext:value-type="float">
            <text:p><text:s text:c="3"/>197</text:p>
          </table:table-cell>
          <table:table-cell office:value-type="float" office:value="200.372" calcext:value-type="float">
            <text:p><text:s text:c="3"/>200</text:p>
          </table:table-cell>
          <table:table-cell office:value-type="float" office:value="203.753" calcext:value-type="float">
            <text:p><text:s text:c="3"/>204</text:p>
          </table:table-cell>
          <table:table-cell office:value-type="float" office:value="207.424" calcext:value-type="float">
            <text:p><text:s text:c="3"/>207</text:p>
          </table:table-cell>
          <table:table-cell office:value-type="float" office:value="211.478" calcext:value-type="float">
            <text:p><text:s text:c="3"/>211</text:p>
          </table:table-cell>
          <table:table-cell office:value-type="float" office:value="215.897" calcext:value-type="float">
            <text:p><text:s text:c="3"/>216</text:p>
          </table:table-cell>
          <table:table-cell office:value-type="float" office:value="220.575" calcext:value-type="float">
            <text:p><text:s text:c="3"/>221</text:p>
          </table:table-cell>
          <table:table-cell office:value-type="float" office:value="225.325" calcext:value-type="float">
            <text:p><text:s text:c="3"/>225</text:p>
          </table:table-cell>
          <table:table-cell office:value-type="float" office:value="230.054" calcext:value-type="float">
            <text:p><text:s text:c="3"/>230</text:p>
          </table:table-cell>
          <table:table-cell office:value-type="float" office:value="234.644" calcext:value-type="float">
            <text:p><text:s text:c="3"/>235</text:p>
          </table:table-cell>
          <table:table-cell office:value-type="float" office:value="239.235" calcext:value-type="float">
            <text:p><text:s text:c="3"/>239</text:p>
          </table:table-cell>
          <table:table-cell office:value-type="float" office:value="244.208" calcext:value-type="float">
            <text:p><text:s text:c="3"/>244</text:p>
          </table:table-cell>
          <table:table-cell office:value-type="float" office:value="250.104" calcext:value-type="float">
            <text:p><text:s text:c="3"/>250</text:p>
          </table:table-cell>
          <table:table-cell office:value-type="float" office:value="257.29" calcext:value-type="float">
            <text:p><text:s text:c="3"/>257</text:p>
          </table:table-cell>
          <table:table-cell office:value-type="float" office:value="265.953" calcext:value-type="float">
            <text:p><text:s text:c="3"/>266</text:p>
          </table:table-cell>
          <table:table-cell office:value-type="float" office:value="275.9" calcext:value-type="float">
            <text:p><text:s text:c="3"/>276</text:p>
          </table:table-cell>
          <table:table-cell office:value-type="float" office:value="286.634" calcext:value-type="float">
            <text:p><text:s text:c="3"/>287</text:p>
          </table:table-cell>
          <table:table-cell office:value-type="float" office:value="297.447" calcext:value-type="float">
            <text:p><text:s text:c="3"/>297</text:p>
          </table:table-cell>
          <table:table-cell office:value-type="float" office:value="307.829" calcext:value-type="float">
            <text:p><text:s text:c="3"/>308</text:p>
          </table:table-cell>
          <table:table-cell office:value-type="float" office:value="317.606" calcext:value-type="float">
            <text:p><text:s text:c="3"/>318</text:p>
          </table:table-cell>
          <table:table-cell office:value-type="float" office:value="326.946" calcext:value-type="float">
            <text:p><text:s text:c="3"/>327</text:p>
          </table:table-cell>
          <table:table-cell office:value-type="float" office:value="336.096" calcext:value-type="float">
            <text:p><text:s text:c="3"/>336</text:p>
          </table:table-cell>
          <table:table-cell office:value-type="float" office:value="345.466" calcext:value-type="float">
            <text:p><text:s text:c="3"/>345</text:p>
          </table:table-cell>
          <table:table-cell office:value-type="float" office:value="355.337" calcext:value-type="float">
            <text:p><text:s text:c="3"/>355</text:p>
          </table:table-cell>
          <table:table-cell office:value-type="float" office:value="365.76" calcext:value-type="float">
            <text:p><text:s text:c="3"/>366</text:p>
          </table:table-cell>
          <table:table-cell office:value-type="float" office:value="376.654" calcext:value-type="float">
            <text:p><text:s text:c="3"/>377</text:p>
          </table:table-cell>
          <table:table-cell office:value-type="float" office:value="387.963" calcext:value-type="float">
            <text:p><text:s text:c="3"/>388</text:p>
          </table:table-cell>
          <table:table-cell office:value-type="float" office:value="399.632" calcext:value-type="float">
            <text:p><text:s text:c="3"/>400</text:p>
          </table:table-cell>
          <table:table-cell office:value-type="float" office:value="411.594" calcext:value-type="float">
            <text:p><text:s text:c="3"/>412</text:p>
          </table:table-cell>
          <table:table-cell office:value-type="float" office:value="423.872" calcext:value-type="float">
            <text:p><text:s text:c="3"/>424</text:p>
          </table:table-cell>
          <table:table-cell office:value-type="float" office:value="436.448" calcext:value-type="float">
            <text:p><text:s text:c="3"/>436</text:p>
          </table:table-cell>
          <table:table-cell office:value-type="float" office:value="449.274" calcext:value-type="float">
            <text:p><text:s text:c="3"/>449</text:p>
          </table:table-cell>
          <table:table-cell office:value-type="float" office:value="462.277" calcext:value-type="float">
            <text:p><text:s text:c="3"/>462</text:p>
          </table:table-cell>
          <table:table-cell office:value-type="float" office:value="475.394" calcext:value-type="float">
            <text:p><text:s text:c="3"/>475</text:p>
          </table:table-cell>
          <table:table-cell office:value-type="float" office:value="488.627" calcext:value-type="float">
            <text:p><text:s text:c="3"/>489</text:p>
          </table:table-cell>
          <table:table-cell office:value-type="float" office:value="501.953" calcext:value-type="float">
            <text:p><text:s text:c="3"/>502</text:p>
          </table:table-cell>
          <table:table-cell office:value-type="float" office:value="515.385" calcext:value-type="float">
            <text:p><text:s text:c="3"/>515</text:p>
          </table:table-cell>
          <table:table-cell office:value-type="float" office:value="528.848" calcext:value-type="float">
            <text:p><text:s text:c="3"/>529</text:p>
          </table:table-cell>
          <table:table-cell office:value-type="float" office:value="542.357" calcext:value-type="float">
            <text:p><text:s text:c="3"/>542</text:p>
          </table:table-cell>
          <table:table-cell office:value-type="float" office:value="555.888" calcext:value-type="float">
            <text:p><text:s text:c="3"/>556</text:p>
          </table:table-cell>
          <table:table-cell office:value-type="float" office:value="569.479" calcext:value-type="float">
            <text:p><text:s text:c="3"/>569</text:p>
          </table:table-cell>
          <table:table-cell office:value-type="float" office:value="583.211" calcext:value-type="float">
            <text:p><text:s text:c="3"/>583</text:p>
          </table:table-cell>
          <table:table-cell office:value-type="float" office:value="597.228" calcext:value-type="float">
            <text:p><text:s text:c="3"/>597</text:p>
          </table:table-cell>
          <table:table-cell office:value-type="float" office:value="611.627" calcext:value-type="float">
            <text:p><text:s text:c="3"/>612</text:p>
          </table:table-cell>
          <table:table-cell office:value-type="float" office:value="626.425" calcext:value-type="float">
            <text:p><text:s text:c="3"/>626</text:p>
          </table:table-cell>
          <table:table-cell office:value-type="float" office:value="641.62" calcext:value-type="float">
            <text:p><text:s text:c="3"/>642</text:p>
          </table:table-cell>
          <table:table-cell office:value-type="float" office:value="657.229" calcext:value-type="float">
            <text:p><text:s text:c="3"/>657</text:p>
          </table:table-cell>
          <table:table-cell office:value-type="float" office:value="673.252" calcext:value-type="float">
            <text:p><text:s text:c="3"/>673</text:p>
          </table:table-cell>
          <table:table-cell office:value-type="float" office:value="689.692" calcext:value-type="float">
            <text:p><text:s text:c="3"/>690</text:p>
          </table:table-cell>
          <table:table-cell office:value-type="float" office:value="706.569" calcext:value-type="float">
            <text:p><text:s text:c="3"/>707</text:p>
          </table:table-cell>
          <table:table-cell office:value-type="float" office:value="723.868" calcext:value-type="float">
            <text:p><text:s text:c="3"/>724</text:p>
          </table:table-cell>
          <table:table-cell office:value-type="float" office:value="741.5" calcext:value-type="float">
            <text:p><text:s text:c="3"/>742</text:p>
          </table:table-cell>
          <table:table-cell office:value-type="float" office:value="759.385" calcext:value-type="float">
            <text:p><text:s text:c="3"/>759</text:p>
          </table:table-cell>
          <table:table-cell office:value-type="float" office:value="777.424" calcext:value-type="float">
            <text:p><text:s text:c="3"/>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jibouti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62.001" calcext:value-type="float">
            <text:p><text:s text:c="3"/>62</text:p>
          </table:table-cell>
          <table:table-cell office:value-type="float" office:value="63.306" calcext:value-type="float">
            <text:p><text:s text:c="3"/>63</text:p>
          </table:table-cell>
          <table:table-cell office:value-type="float" office:value="64.75" calcext:value-type="float">
            <text:p><text:s text:c="3"/>65</text:p>
          </table:table-cell>
          <table:table-cell office:value-type="float" office:value="66.269" calcext:value-type="float">
            <text:p><text:s text:c="3"/>66</text:p>
          </table:table-cell>
          <table:table-cell office:value-type="float" office:value="67.872" calcext:value-type="float">
            <text:p><text:s text:c="3"/>68</text:p>
          </table:table-cell>
          <table:table-cell office:value-type="float" office:value="69.589" calcext:value-type="float">
            <text:p><text:s text:c="3"/>70</text:p>
          </table:table-cell>
          <table:table-cell office:value-type="float" office:value="71.497" calcext:value-type="float">
            <text:p><text:s text:c="3"/>71</text:p>
          </table:table-cell>
          <table:table-cell office:value-type="float" office:value="73.702" calcext:value-type="float">
            <text:p><text:s text:c="3"/>74</text:p>
          </table:table-cell>
          <table:table-cell office:value-type="float" office:value="76.353" calcext:value-type="float">
            <text:p><text:s text:c="3"/>76</text:p>
          </table:table-cell>
          <table:table-cell office:value-type="float" office:value="79.612" calcext:value-type="float">
            <text:p><text:s text:c="3"/>80</text:p>
          </table:table-cell>
          <table:table-cell office:value-type="float" office:value="83.636" calcext:value-type="float">
            <text:p><text:s text:c="3"/>84</text:p>
          </table:table-cell>
          <table:table-cell office:value-type="float" office:value="88.498" calcext:value-type="float">
            <text:p><text:s text:c="3"/>88</text:p>
          </table:table-cell>
          <table:table-cell office:value-type="float" office:value="94.204" calcext:value-type="float">
            <text:p><text:s text:c="3"/>94</text:p>
          </table:table-cell>
          <table:table-cell office:value-type="float" office:value="100.628" calcext:value-type="float">
            <text:p><text:s text:c="3"/>101</text:p>
          </table:table-cell>
          <table:table-cell office:value-type="float" office:value="107.583" calcext:value-type="float">
            <text:p><text:s text:c="3"/>108</text:p>
          </table:table-cell>
          <table:table-cell office:value-type="float" office:value="114.963" calcext:value-type="float">
            <text:p><text:s text:c="3"/>115</text:p>
          </table:table-cell>
          <table:table-cell office:value-type="float" office:value="122.866" calcext:value-type="float">
            <text:p><text:s text:c="3"/>123</text:p>
          </table:table-cell>
          <table:table-cell office:value-type="float" office:value="131.397" calcext:value-type="float">
            <text:p><text:s text:c="3"/>131</text:p>
          </table:table-cell>
          <table:table-cell office:value-type="float" office:value="140.462" calcext:value-type="float">
            <text:p><text:s text:c="3"/>140</text:p>
          </table:table-cell>
          <table:table-cell office:value-type="float" office:value="149.887" calcext:value-type="float">
            <text:p><text:s text:c="3"/>150</text:p>
          </table:table-cell>
          <table:table-cell office:value-type="float" office:value="159.659" calcext:value-type="float">
            <text:p><text:s text:c="3"/>160</text:p>
          </table:table-cell>
          <table:table-cell office:value-type="float" office:value="169.372" calcext:value-type="float">
            <text:p><text:s text:c="3"/>169</text:p>
          </table:table-cell>
          <table:table-cell office:value-type="float" office:value="179.224" calcext:value-type="float">
            <text:p><text:s text:c="3"/>179</text:p>
          </table:table-cell>
          <table:table-cell office:value-type="float" office:value="190.568" calcext:value-type="float">
            <text:p><text:s text:c="3"/>191</text:p>
          </table:table-cell>
          <table:table-cell office:value-type="float" office:value="205.181" calcext:value-type="float">
            <text:p><text:s text:c="3"/>205</text:p>
          </table:table-cell>
          <table:table-cell office:value-type="float" office:value="224.183" calcext:value-type="float">
            <text:p><text:s text:c="3"/>224</text:p>
          </table:table-cell>
          <table:table-cell office:value-type="float" office:value="248.556" calcext:value-type="float">
            <text:p><text:s text:c="3"/>249</text:p>
          </table:table-cell>
          <table:table-cell office:value-type="float" office:value="277.479" calcext:value-type="float">
            <text:p><text:s text:c="3"/>277</text:p>
          </table:table-cell>
          <table:table-cell office:value-type="float" office:value="308.008" calcext:value-type="float">
            <text:p><text:s text:c="3"/>308</text:p>
          </table:table-cell>
          <table:table-cell office:value-type="float" office:value="336.085" calcext:value-type="float">
            <text:p><text:s text:c="3"/>336</text:p>
          </table:table-cell>
          <table:table-cell office:value-type="float" office:value="358.96" calcext:value-type="float">
            <text:p><text:s text:c="3"/>359</text:p>
          </table:table-cell>
          <table:table-cell office:value-type="float" office:value="374.937" calcext:value-type="float">
            <text:p><text:s text:c="3"/>375</text:p>
          </table:table-cell>
          <table:table-cell office:value-type="float" office:value="385.271" calcext:value-type="float">
            <text:p><text:s text:c="3"/>385</text:p>
          </table:table-cell>
          <table:table-cell office:value-type="float" office:value="393.802" calcext:value-type="float">
            <text:p><text:s text:c="3"/>394</text:p>
          </table:table-cell>
          <table:table-cell office:value-type="float" office:value="406.017" calcext:value-type="float">
            <text:p><text:s text:c="3"/>406</text:p>
          </table:table-cell>
          <table:table-cell office:value-type="float" office:value="425.613" calcext:value-type="float">
            <text:p><text:s text:c="3"/>426</text:p>
          </table:table-cell>
          <table:table-cell office:value-type="float" office:value="454.361" calcext:value-type="float">
            <text:p><text:s text:c="3"/>454</text:p>
          </table:table-cell>
          <table:table-cell office:value-type="float" office:value="490.33" calcext:value-type="float">
            <text:p><text:s text:c="3"/>490</text:p>
          </table:table-cell>
          <table:table-cell office:value-type="float" office:value="528.999" calcext:value-type="float">
            <text:p><text:s text:c="3"/>529</text:p>
          </table:table-cell>
          <table:table-cell office:value-type="float" office:value="563.864" calcext:value-type="float">
            <text:p><text:s text:c="3"/>564</text:p>
          </table:table-cell>
          <table:table-cell office:value-type="float" office:value="590.398" calcext:value-type="float">
            <text:p><text:s text:c="3"/>590</text:p>
          </table:table-cell>
          <table:table-cell office:value-type="float" office:value="606.844" calcext:value-type="float">
            <text:p><text:s text:c="3"/>607</text:p>
          </table:table-cell>
          <table:table-cell office:value-type="float" office:value="615.054" calcext:value-type="float">
            <text:p><text:s text:c="3"/>615</text:p>
          </table:table-cell>
          <table:table-cell office:value-type="float" office:value="618.495" calcext:value-type="float">
            <text:p><text:s text:c="3"/>618</text:p>
          </table:table-cell>
          <table:table-cell office:value-type="float" office:value="622.366" calcext:value-type="float">
            <text:p><text:s text:c="3"/>622</text:p>
          </table:table-cell>
          <table:table-cell office:value-type="float" office:value="630.388" calcext:value-type="float">
            <text:p><text:s text:c="3"/>630</text:p>
          </table:table-cell>
          <table:table-cell office:value-type="float" office:value="643.682" calcext:value-type="float">
            <text:p><text:s text:c="3"/>644</text:p>
          </table:table-cell>
          <table:table-cell office:value-type="float" office:value="660.953" calcext:value-type="float">
            <text:p><text:s text:c="3"/>661</text:p>
          </table:table-cell>
          <table:table-cell office:value-type="float" office:value="680.612" calcext:value-type="float">
            <text:p><text:s text:c="3"/>681</text:p>
          </table:table-cell>
          <table:table-cell office:value-type="float" office:value="700.099" calcext:value-type="float">
            <text:p><text:s text:c="3"/>700</text:p>
          </table:table-cell>
          <table:table-cell office:value-type="float" office:value="717.584" calcext:value-type="float">
            <text:p><text:s text:c="3"/>718</text:p>
          </table:table-cell>
          <table:table-cell office:value-type="float" office:value="732.711" calcext:value-type="float">
            <text:p><text:s text:c="3"/>733</text:p>
          </table:table-cell>
          <table:table-cell office:value-type="float" office:value="746.221" calcext:value-type="float">
            <text:p><text:s text:c="3"/>746</text:p>
          </table:table-cell>
          <table:table-cell office:value-type="float" office:value="758.615" calcext:value-type="float">
            <text:p><text:s text:c="3"/>759</text:p>
          </table:table-cell>
          <table:table-cell office:value-type="float" office:value="770.752" calcext:value-type="float">
            <text:p><text:s text:c="3"/>771</text:p>
          </table:table-cell>
          <table:table-cell office:value-type="float" office:value="783.254" calcext:value-type="float">
            <text:p><text:s text:c="3"/>783</text:p>
          </table:table-cell>
          <table:table-cell office:value-type="float" office:value="796.208" calcext:value-type="float">
            <text:p><text:s text:c="3"/>796</text:p>
          </table:table-cell>
          <table:table-cell office:value-type="float" office:value="809.402" calcext:value-type="float">
            <text:p><text:s text:c="3"/>809</text:p>
          </table:table-cell>
          <table:table-cell office:value-type="float" office:value="822.934" calcext:value-type="float">
            <text:p><text:s text:c="3"/>823</text:p>
          </table:table-cell>
          <table:table-cell office:value-type="float" office:value="836.84" calcext:value-type="float">
            <text:p><text:s text:c="3"/>837</text:p>
          </table:table-cell>
          <table:table-cell office:value-type="float" office:value="851.146" calcext:value-type="float">
            <text:p><text:s text:c="3"/>851</text:p>
          </table:table-cell>
          <table:table-cell office:value-type="float" office:value="865.937" calcext:value-type="float">
            <text:p><text:s text:c="3"/>866</text:p>
          </table:table-cell>
          <table:table-cell office:value-type="float" office:value="881.185" calcext:value-type="float">
            <text:p><text:s text:c="3"/>881</text:p>
          </table:table-cell>
          <table:table-cell office:value-type="float" office:value="896.688" calcext:value-type="float">
            <text:p><text:s text:c="3"/>897</text:p>
          </table:table-cell>
          <table:table-cell office:value-type="float" office:value="912.164" calcext:value-type="float">
            <text:p><text:s text:c="3"/>912</text:p>
          </table:table-cell>
          <table:table-cell office:value-type="float" office:value="927.414" calcext:value-type="float">
            <text:p><text:s text:c="3"/>9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142.148" calcext:value-type="float">
            <text:p><text:s text:c="2"/>1 142</text:p>
          </table:table-cell>
          <table:table-cell office:value-type="float" office:value="1159.798" calcext:value-type="float">
            <text:p><text:s text:c="2"/>1 160</text:p>
          </table:table-cell>
          <table:table-cell office:value-type="float" office:value="1179.537" calcext:value-type="float">
            <text:p><text:s text:c="2"/>1 180</text:p>
          </table:table-cell>
          <table:table-cell office:value-type="float" office:value="1201.124" calcext:value-type="float">
            <text:p><text:s text:c="2"/>1 201</text:p>
          </table:table-cell>
          <table:table-cell office:value-type="float" office:value="1224.384" calcext:value-type="float">
            <text:p><text:s text:c="2"/>1 224</text:p>
          </table:table-cell>
          <table:table-cell office:value-type="float" office:value="1249.193" calcext:value-type="float">
            <text:p><text:s text:c="2"/>1 249</text:p>
          </table:table-cell>
          <table:table-cell office:value-type="float" office:value="1275.534" calcext:value-type="float">
            <text:p><text:s text:c="2"/>1 276</text:p>
          </table:table-cell>
          <table:table-cell office:value-type="float" office:value="1303.42" calcext:value-type="float">
            <text:p><text:s text:c="2"/>1 303</text:p>
          </table:table-cell>
          <table:table-cell office:value-type="float" office:value="1332.953" calcext:value-type="float">
            <text:p><text:s text:c="2"/>1 333</text:p>
          </table:table-cell>
          <table:table-cell office:value-type="float" office:value="1364.276" calcext:value-type="float">
            <text:p><text:s text:c="2"/>1 364</text:p>
          </table:table-cell>
          <table:table-cell office:value-type="float" office:value="1397.491" calcext:value-type="float">
            <text:p><text:s text:c="2"/>1 397</text:p>
          </table:table-cell>
          <table:table-cell office:value-type="float" office:value="1432.64" calcext:value-type="float">
            <text:p><text:s text:c="2"/>1 433</text:p>
          </table:table-cell>
          <table:table-cell office:value-type="float" office:value="1469.645" calcext:value-type="float">
            <text:p><text:s text:c="2"/>1 470</text:p>
          </table:table-cell>
          <table:table-cell office:value-type="float" office:value="1508.273" calcext:value-type="float">
            <text:p><text:s text:c="2"/>1 508</text:p>
          </table:table-cell>
          <table:table-cell office:value-type="float" office:value="1548.187" calcext:value-type="float">
            <text:p><text:s text:c="2"/>1 548</text:p>
          </table:table-cell>
          <table:table-cell office:value-type="float" office:value="1589.179" calcext:value-type="float">
            <text:p><text:s text:c="2"/>1 589</text:p>
          </table:table-cell>
          <table:table-cell office:value-type="float" office:value="1631.147" calcext:value-type="float">
            <text:p><text:s text:c="2"/>1 631</text:p>
          </table:table-cell>
          <table:table-cell office:value-type="float" office:value="1674.204" calcext:value-type="float">
            <text:p><text:s text:c="2"/>1 674</text:p>
          </table:table-cell>
          <table:table-cell office:value-type="float" office:value="1718.525" calcext:value-type="float">
            <text:p><text:s text:c="2"/>1 719</text:p>
          </table:table-cell>
          <table:table-cell office:value-type="float" office:value="1764.343" calcext:value-type="float">
            <text:p><text:s text:c="2"/>1 764</text:p>
          </table:table-cell>
          <table:table-cell office:value-type="float" office:value="1811.878" calcext:value-type="float">
            <text:p><text:s text:c="2"/>1 812</text:p>
          </table:table-cell>
          <table:table-cell office:value-type="float" office:value="1861.199" calcext:value-type="float">
            <text:p><text:s text:c="2"/>1 861</text:p>
          </table:table-cell>
          <table:table-cell office:value-type="float" office:value="1912.302" calcext:value-type="float">
            <text:p><text:s text:c="2"/>1 912</text:p>
          </table:table-cell>
          <table:table-cell office:value-type="float" office:value="1965.16" calcext:value-type="float">
            <text:p><text:s text:c="2"/>1 965</text:p>
          </table:table-cell>
          <table:table-cell office:value-type="float" office:value="2019.717" calcext:value-type="float">
            <text:p><text:s text:c="2"/>2 020</text:p>
          </table:table-cell>
          <table:table-cell office:value-type="float" office:value="2075.965" calcext:value-type="float">
            <text:p><text:s text:c="2"/>2 076</text:p>
          </table:table-cell>
          <table:table-cell office:value-type="float" office:value="2133.723" calcext:value-type="float">
            <text:p><text:s text:c="2"/>2 134</text:p>
          </table:table-cell>
          <table:table-cell office:value-type="float" office:value="2193.068" calcext:value-type="float">
            <text:p><text:s text:c="2"/>2 193</text:p>
          </table:table-cell>
          <table:table-cell office:value-type="float" office:value="2254.45" calcext:value-type="float">
            <text:p><text:s text:c="2"/>2 254</text:p>
          </table:table-cell>
          <table:table-cell office:value-type="float" office:value="2318.495" calcext:value-type="float">
            <text:p><text:s text:c="2"/>2 318</text:p>
          </table:table-cell>
          <table:table-cell office:value-type="float" office:value="2385.54" calcext:value-type="float">
            <text:p><text:s text:c="2"/>2 386</text:p>
          </table:table-cell>
          <table:table-cell office:value-type="float" office:value="2454.766" calcext:value-type="float">
            <text:p><text:s text:c="2"/>2 455</text:p>
          </table:table-cell>
          <table:table-cell office:value-type="float" office:value="2525.521" calcext:value-type="float">
            <text:p><text:s text:c="2"/>2 526</text:p>
          </table:table-cell>
          <table:table-cell office:value-type="float" office:value="2598.41" calcext:value-type="float">
            <text:p><text:s text:c="2"/>2 598</text:p>
          </table:table-cell>
          <table:table-cell office:value-type="float" office:value="2674.289" calcext:value-type="float">
            <text:p><text:s text:c="2"/>2 674</text:p>
          </table:table-cell>
          <table:table-cell office:value-type="float" office:value="2753.151" calcext:value-type="float">
            <text:p><text:s text:c="2"/>2 753</text:p>
          </table:table-cell>
          <table:table-cell office:value-type="float" office:value="2837.111" calcext:value-type="float">
            <text:p><text:s text:c="2"/>2 837</text:p>
          </table:table-cell>
          <table:table-cell office:value-type="float" office:value="2924.349" calcext:value-type="float">
            <text:p><text:s text:c="2"/>2 924</text:p>
          </table:table-cell>
          <table:table-cell office:value-type="float" office:value="3006.361" calcext:value-type="float">
            <text:p><text:s text:c="2"/>3 006</text:p>
          </table:table-cell>
          <table:table-cell office:value-type="float" office:value="3071.771" calcext:value-type="float">
            <text:p><text:s text:c="2"/>3 072</text:p>
          </table:table-cell>
          <table:table-cell office:value-type="float" office:value="3113.311" calcext:value-type="float">
            <text:p><text:s text:c="2"/>3 113</text:p>
          </table:table-cell>
          <table:table-cell office:value-type="float" office:value="3127.297" calcext:value-type="float">
            <text:p><text:s text:c="2"/>3 127</text:p>
          </table:table-cell>
          <table:table-cell office:value-type="float" office:value="3118.582" calcext:value-type="float">
            <text:p><text:s text:c="2"/>3 119</text:p>
          </table:table-cell>
          <table:table-cell office:value-type="float" office:value="3099.047" calcext:value-type="float">
            <text:p><text:s text:c="2"/>3 099</text:p>
          </table:table-cell>
          <table:table-cell office:value-type="float" office:value="3085.443" calcext:value-type="float">
            <text:p><text:s text:c="2"/>3 085</text:p>
          </table:table-cell>
          <table:table-cell office:value-type="float" office:value="3090.159" calcext:value-type="float">
            <text:p><text:s text:c="2"/>3 090</text:p>
          </table:table-cell>
          <table:table-cell office:value-type="float" office:value="3116.379" calcext:value-type="float">
            <text:p><text:s text:c="2"/>3 116</text:p>
          </table:table-cell>
          <table:table-cell office:value-type="float" office:value="3161.35" calcext:value-type="float">
            <text:p><text:s text:c="2"/>3 161</text:p>
          </table:table-cell>
          <table:table-cell office:value-type="float" office:value="3224.223" calcext:value-type="float">
            <text:p><text:s text:c="2"/>3 224</text:p>
          </table:table-cell>
          <table:table-cell office:value-type="float" office:value="3302.263" calcext:value-type="float">
            <text:p><text:s text:c="2"/>3 302</text:p>
          </table:table-cell>
          <table:table-cell office:value-type="float" office:value="3392.801" calcext:value-type="float">
            <text:p><text:s text:c="2"/>3 393</text:p>
          </table:table-cell>
          <table:table-cell office:value-type="float" office:value="3497.124" calcext:value-type="float">
            <text:p><text:s text:c="2"/>3 497</text:p>
          </table:table-cell>
          <table:table-cell office:value-type="float" office:value="3614.639" calcext:value-type="float">
            <text:p><text:s text:c="2"/>3 615</text:p>
          </table:table-cell>
          <table:table-cell office:value-type="float" office:value="3738.265" calcext:value-type="float">
            <text:p><text:s text:c="2"/>3 738</text:p>
          </table:table-cell>
          <table:table-cell office:value-type="float" office:value="3858.623" calcext:value-type="float">
            <text:p><text:s text:c="2"/>3 859</text:p>
          </table:table-cell>
          <table:table-cell office:value-type="float" office:value="3969.007" calcext:value-type="float">
            <text:p><text:s text:c="2"/>3 969</text:p>
          </table:table-cell>
          <table:table-cell office:value-type="float" office:value="4066.648" calcext:value-type="float">
            <text:p><text:s text:c="2"/>4 067</text:p>
          </table:table-cell>
          <table:table-cell office:value-type="float" office:value="4153.332" calcext:value-type="float">
            <text:p><text:s text:c="2"/>4 153</text:p>
          </table:table-cell>
          <table:table-cell office:value-type="float" office:value="4232.636" calcext:value-type="float">
            <text:p><text:s text:c="2"/>4 233</text:p>
          </table:table-cell>
          <table:table-cell office:value-type="float" office:value="4310.334" calcext:value-type="float">
            <text:p><text:s text:c="2"/>4 310</text:p>
          </table:table-cell>
          <table:table-cell office:value-type="float" office:value="4390.84" calcext:value-type="float">
            <text:p><text:s text:c="2"/>4 391</text:p>
          </table:table-cell>
          <table:table-cell office:value-type="float" office:value="4474.69" calcext:value-type="float">
            <text:p><text:s text:c="2"/>4 475</text:p>
          </table:table-cell>
          <table:table-cell office:value-type="float" office:value="4560.977" calcext:value-type="float">
            <text:p><text:s text:c="2"/>4 561</text:p>
          </table:table-cell>
          <table:table-cell office:value-type="float" office:value="4650.998" calcext:value-type="float">
            <text:p><text:s text:c="2"/>4 651</text:p>
          </table:table-cell>
          <table:table-cell office:value-type="float" office:value="4746.045" calcext:value-type="float">
            <text:p><text:s text:c="2"/>4 746</text:p>
          </table:table-cell>
          <table:table-cell office:value-type="float" office:value="4846.976" calcext:value-type="float">
            <text:p><text:s text:c="2"/>4 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128.034" calcext:value-type="float">
            <text:p><text:s text:c="2"/>18 128</text:p>
          </table:table-cell>
          <table:table-cell office:value-type="float" office:value="18466.968" calcext:value-type="float">
            <text:p><text:s text:c="2"/>18 467</text:p>
          </table:table-cell>
          <table:table-cell office:value-type="float" office:value="18819.7" calcext:value-type="float">
            <text:p><text:s text:c="2"/>18 820</text:p>
          </table:table-cell>
          <table:table-cell office:value-type="float" office:value="19184.292" calcext:value-type="float">
            <text:p><text:s text:c="2"/>19 184</text:p>
          </table:table-cell>
          <table:table-cell office:value-type="float" office:value="19560.016" calcext:value-type="float">
            <text:p><text:s text:c="2"/>19 560</text:p>
          </table:table-cell>
          <table:table-cell office:value-type="float" office:value="19947.292" calcext:value-type="float">
            <text:p><text:s text:c="2"/>19 947</text:p>
          </table:table-cell>
          <table:table-cell office:value-type="float" office:value="20347.813" calcext:value-type="float">
            <text:p><text:s text:c="2"/>20 348</text:p>
          </table:table-cell>
          <table:table-cell office:value-type="float" office:value="20764.45" calcext:value-type="float">
            <text:p><text:s text:c="2"/>20 764</text:p>
          </table:table-cell>
          <table:table-cell office:value-type="float" office:value="21201.034" calcext:value-type="float">
            <text:p><text:s text:c="2"/>21 201</text:p>
          </table:table-cell>
          <table:table-cell office:value-type="float" office:value="21661.996" calcext:value-type="float">
            <text:p><text:s text:c="2"/>21 662</text:p>
          </table:table-cell>
          <table:table-cell office:value-type="float" office:value="22151.278" calcext:value-type="float">
            <text:p><text:s text:c="2"/>22 151</text:p>
          </table:table-cell>
          <table:table-cell office:value-type="float" office:value="22671.19" calcext:value-type="float">
            <text:p><text:s text:c="2"/>22 671</text:p>
          </table:table-cell>
          <table:table-cell office:value-type="float" office:value="23221.389" calcext:value-type="float">
            <text:p><text:s text:c="2"/>23 221</text:p>
          </table:table-cell>
          <table:table-cell office:value-type="float" office:value="23798.429" calcext:value-type="float">
            <text:p><text:s text:c="2"/>23 798</text:p>
          </table:table-cell>
          <table:table-cell office:value-type="float" office:value="24397.024" calcext:value-type="float">
            <text:p><text:s text:c="2"/>24 397</text:p>
          </table:table-cell>
          <table:table-cell office:value-type="float" office:value="25013.626" calcext:value-type="float">
            <text:p><text:s text:c="2"/>25 014</text:p>
          </table:table-cell>
          <table:table-cell office:value-type="float" office:value="25641.376" calcext:value-type="float">
            <text:p><text:s text:c="2"/>25 641</text:p>
          </table:table-cell>
          <table:table-cell office:value-type="float" office:value="26281.208" calcext:value-type="float">
            <text:p><text:s text:c="2"/>26 281</text:p>
          </table:table-cell>
          <table:table-cell office:value-type="float" office:value="26946.079" calcext:value-type="float">
            <text:p><text:s text:c="2"/>26 946</text:p>
          </table:table-cell>
          <table:table-cell office:value-type="float" office:value="27654.161" calcext:value-type="float">
            <text:p><text:s text:c="2"/>27 654</text:p>
          </table:table-cell>
          <table:table-cell office:value-type="float" office:value="28415.077" calcext:value-type="float">
            <text:p><text:s text:c="2"/>28 415</text:p>
          </table:table-cell>
          <table:table-cell office:value-type="float" office:value="29245.207" calcext:value-type="float">
            <text:p><text:s text:c="2"/>29 245</text:p>
          </table:table-cell>
          <table:table-cell office:value-type="float" office:value="30132.58" calcext:value-type="float">
            <text:p><text:s text:c="2"/>30 133</text:p>
          </table:table-cell>
          <table:table-cell office:value-type="float" office:value="31025.115" calcext:value-type="float">
            <text:p><text:s text:c="2"/>31 025</text:p>
          </table:table-cell>
          <table:table-cell office:value-type="float" office:value="31851.708" calcext:value-type="float">
            <text:p><text:s text:c="2"/>31 852</text:p>
          </table:table-cell>
          <table:table-cell office:value-type="float" office:value="32566.821" calcext:value-type="float">
            <text:p><text:s text:c="2"/>32 567</text:p>
          </table:table-cell>
          <table:table-cell office:value-type="float" office:value="33146.891" calcext:value-type="float">
            <text:p><text:s text:c="2"/>33 147</text:p>
          </table:table-cell>
          <table:table-cell office:value-type="float" office:value="33622.39" calcext:value-type="float">
            <text:p><text:s text:c="2"/>33 622</text:p>
          </table:table-cell>
          <table:table-cell office:value-type="float" office:value="34068.316" calcext:value-type="float">
            <text:p><text:s text:c="2"/>34 068</text:p>
          </table:table-cell>
          <table:table-cell office:value-type="float" office:value="34590.226" calcext:value-type="float">
            <text:p><text:s text:c="2"/>34 590</text:p>
          </table:table-cell>
          <table:table-cell office:value-type="float" office:value="35264.898" calcext:value-type="float">
            <text:p><text:s text:c="2"/>35 265</text:p>
          </table:table-cell>
          <table:table-cell office:value-type="float" office:value="36120.288" calcext:value-type="float">
            <text:p><text:s text:c="2"/>36 120</text:p>
          </table:table-cell>
          <table:table-cell office:value-type="float" office:value="37136.848" calcext:value-type="float">
            <text:p><text:s text:c="2"/>37 137</text:p>
          </table:table-cell>
          <table:table-cell office:value-type="float" office:value="38285.883" calcext:value-type="float">
            <text:p><text:s text:c="2"/>38 286</text:p>
          </table:table-cell>
          <table:table-cell office:value-type="float" office:value="39518.801" calcext:value-type="float">
            <text:p><text:s text:c="2"/>39 519</text:p>
          </table:table-cell>
          <table:table-cell office:value-type="float" office:value="40800.343" calcext:value-type="float">
            <text:p><text:s text:c="2"/>40 800</text:p>
          </table:table-cell>
          <table:table-cell office:value-type="float" office:value="42120.73" calcext:value-type="float">
            <text:p><text:s text:c="2"/>42 121</text:p>
          </table:table-cell>
          <table:table-cell office:value-type="float" office:value="43493.283" calcext:value-type="float">
            <text:p><text:s text:c="2"/>43 493</text:p>
          </table:table-cell>
          <table:table-cell office:value-type="float" office:value="44932.064" calcext:value-type="float">
            <text:p><text:s text:c="2"/>44 932</text:p>
          </table:table-cell>
          <table:table-cell office:value-type="float" office:value="46458.913" calcext:value-type="float">
            <text:p><text:s text:c="2"/>46 459</text:p>
          </table:table-cell>
          <table:table-cell office:value-type="float" office:value="48086.516" calcext:value-type="float">
            <text:p><text:s text:c="2"/>48 087</text:p>
          </table:table-cell>
          <table:table-cell office:value-type="float" office:value="49821.083" calcext:value-type="float">
            <text:p><text:s text:c="2"/>49 821</text:p>
          </table:table-cell>
          <table:table-cell office:value-type="float" office:value="51647.768" calcext:value-type="float">
            <text:p><text:s text:c="2"/>51 648</text:p>
          </table:table-cell>
          <table:table-cell office:value-type="float" office:value="53532.956" calcext:value-type="float">
            <text:p><text:s text:c="2"/>53 533</text:p>
          </table:table-cell>
          <table:table-cell office:value-type="float" office:value="55431.123" calcext:value-type="float">
            <text:p><text:s text:c="2"/>55 431</text:p>
          </table:table-cell>
          <table:table-cell office:value-type="float" office:value="57309.88" calcext:value-type="float">
            <text:p><text:s text:c="2"/>57 310</text:p>
          </table:table-cell>
          <table:table-cell office:value-type="float" office:value="59155.148" calcext:value-type="float">
            <text:p><text:s text:c="2"/>59 155</text:p>
          </table:table-cell>
          <table:table-cell office:value-type="float" office:value="60976.45" calcext:value-type="float">
            <text:p><text:s text:c="2"/>60 976</text:p>
          </table:table-cell>
          <table:table-cell office:value-type="float" office:value="62794.151" calcext:value-type="float">
            <text:p><text:s text:c="2"/>62 794</text:p>
          </table:table-cell>
          <table:table-cell office:value-type="float" office:value="64640.054" calcext:value-type="float">
            <text:p><text:s text:c="2"/>64 640</text:p>
          </table:table-cell>
          <table:table-cell office:value-type="float" office:value="66537.331" calcext:value-type="float">
            <text:p><text:s text:c="2"/>66 537</text:p>
          </table:table-cell>
          <table:table-cell office:value-type="float" office:value="68492.257" calcext:value-type="float">
            <text:p><text:s text:c="2"/>68 492</text:p>
          </table:table-cell>
          <table:table-cell office:value-type="float" office:value="70497.192" calcext:value-type="float">
            <text:p><text:s text:c="2"/>70 497</text:p>
          </table:table-cell>
          <table:table-cell office:value-type="float" office:value="72545.144" calcext:value-type="float">
            <text:p><text:s text:c="2"/>72 545</text:p>
          </table:table-cell>
          <table:table-cell office:value-type="float" office:value="74624.405" calcext:value-type="float">
            <text:p><text:s text:c="2"/>74 624</text:p>
          </table:table-cell>
          <table:table-cell office:value-type="float" office:value="76727.083" calcext:value-type="float">
            <text:p><text:s text:c="2"/>76 727</text:p>
          </table:table-cell>
          <table:table-cell office:value-type="float" office:value="78850.689" calcext:value-type="float">
            <text:p><text:s text:c="2"/>78 851</text:p>
          </table:table-cell>
          <table:table-cell office:value-type="float" office:value="81000.409" calcext:value-type="float">
            <text:p><text:s text:c="2"/>81 000</text:p>
          </table:table-cell>
          <table:table-cell office:value-type="float" office:value="83184.892" calcext:value-type="float">
            <text:p><text:s text:c="2"/>83 185</text:p>
          </table:table-cell>
          <table:table-cell office:value-type="float" office:value="85416.253" calcext:value-type="float">
            <text:p><text:s text:c="2"/>85 416</text:p>
          </table:table-cell>
          <table:table-cell office:value-type="float" office:value="87702.67" calcext:value-type="float">
            <text:p><text:s text:c="2"/>87 703</text:p>
          </table:table-cell>
          <table:table-cell office:value-type="float" office:value="90046.756" calcext:value-type="float">
            <text:p><text:s text:c="2"/>90 047</text:p>
          </table:table-cell>
          <table:table-cell office:value-type="float" office:value="92444.183" calcext:value-type="float">
            <text:p><text:s text:c="2"/>92 444</text:p>
          </table:table-cell>
          <table:table-cell office:value-type="float" office:value="94887.724" calcext:value-type="float">
            <text:p><text:s text:c="2"/>94 888</text:p>
          </table:table-cell>
          <table:table-cell office:value-type="float" office:value="97366.774" calcext:value-type="float">
            <text:p><text:s text:c="2"/>97 367</text:p>
          </table:table-cell>
          <table:table-cell office:value-type="float" office:value="99873.033" calcext:value-type="float">
            <text:p><text:s text:c="2"/>99 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Kenya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6076.758" calcext:value-type="float">
            <text:p><text:s text:c="2"/>6 077</text:p>
          </table:table-cell>
          <table:table-cell office:value-type="float" office:value="6240.163" calcext:value-type="float">
            <text:p><text:s text:c="2"/>6 240</text:p>
          </table:table-cell>
          <table:table-cell office:value-type="float" office:value="6412.363" calcext:value-type="float">
            <text:p><text:s text:c="2"/>6 412</text:p>
          </table:table-cell>
          <table:table-cell office:value-type="float" office:value="6593.109" calcext:value-type="float">
            <text:p><text:s text:c="2"/>6 593</text:p>
          </table:table-cell>
          <table:table-cell office:value-type="float" office:value="6782.287" calcext:value-type="float">
            <text:p><text:s text:c="2"/>6 782</text:p>
          </table:table-cell>
          <table:table-cell office:value-type="float" office:value="6979.931" calcext:value-type="float">
            <text:p><text:s text:c="2"/>6 980</text:p>
          </table:table-cell>
          <table:table-cell office:value-type="float" office:value="7186.211" calcext:value-type="float">
            <text:p><text:s text:c="2"/>7 186</text:p>
          </table:table-cell>
          <table:table-cell office:value-type="float" office:value="7401.421" calcext:value-type="float">
            <text:p><text:s text:c="2"/>7 401</text:p>
          </table:table-cell>
          <table:table-cell office:value-type="float" office:value="7625.995" calcext:value-type="float">
            <text:p><text:s text:c="2"/>7 626</text:p>
          </table:table-cell>
          <table:table-cell office:value-type="float" office:value="7860.475" calcext:value-type="float">
            <text:p><text:s text:c="2"/>7 860</text:p>
          </table:table-cell>
          <table:table-cell office:value-type="float" office:value="8105.44" calcext:value-type="float">
            <text:p><text:s text:c="2"/>8 105</text:p>
          </table:table-cell>
          <table:table-cell office:value-type="float" office:value="8361.441" calcext:value-type="float">
            <text:p><text:s text:c="2"/>8 361</text:p>
          </table:table-cell>
          <table:table-cell office:value-type="float" office:value="8628.972" calcext:value-type="float">
            <text:p><text:s text:c="2"/>8 629</text:p>
          </table:table-cell>
          <table:table-cell office:value-type="float" office:value="8908.422" calcext:value-type="float">
            <text:p><text:s text:c="2"/>8 908</text:p>
          </table:table-cell>
          <table:table-cell office:value-type="float" office:value="9200.157" calcext:value-type="float">
            <text:p><text:s text:c="2"/>9 200</text:p>
          </table:table-cell>
          <table:table-cell office:value-type="float" office:value="9504.703" calcext:value-type="float">
            <text:p><text:s text:c="2"/>9 505</text:p>
          </table:table-cell>
          <table:table-cell office:value-type="float" office:value="9822.499" calcext:value-type="float">
            <text:p><text:s text:c="2"/>9 822</text:p>
          </table:table-cell>
          <table:table-cell office:value-type="float" office:value="10154.484" calcext:value-type="float">
            <text:p><text:s text:c="2"/>10 154</text:p>
          </table:table-cell>
          <table:table-cell office:value-type="float" office:value="10502.245" calcext:value-type="float">
            <text:p><text:s text:c="2"/>10 502</text:p>
          </table:table-cell>
          <table:table-cell office:value-type="float" office:value="10867.716" calcext:value-type="float">
            <text:p><text:s text:c="2"/>10 868</text:p>
          </table:table-cell>
          <table:table-cell office:value-type="float" office:value="11252.492" calcext:value-type="float">
            <text:p><text:s text:c="2"/>11 252</text:p>
          </table:table-cell>
          <table:table-cell office:value-type="float" office:value="11657.514" calcext:value-type="float">
            <text:p><text:s text:c="2"/>11 658</text:p>
          </table:table-cell>
          <table:table-cell office:value-type="float" office:value="12083.188" calcext:value-type="float">
            <text:p><text:s text:c="2"/>12 083</text:p>
          </table:table-cell>
          <table:table-cell office:value-type="float" office:value="12529.852" calcext:value-type="float">
            <text:p><text:s text:c="2"/>12 530</text:p>
          </table:table-cell>
          <table:table-cell office:value-type="float" office:value="12997.595" calcext:value-type="float">
            <text:p><text:s text:c="2"/>12 998</text:p>
          </table:table-cell>
          <table:table-cell office:value-type="float" office:value="13486.629" calcext:value-type="float">
            <text:p><text:s text:c="2"/>13 487</text:p>
          </table:table-cell>
          <table:table-cell office:value-type="float" office:value="13996.704" calcext:value-type="float">
            <text:p><text:s text:c="2"/>13 997</text:p>
          </table:table-cell>
          <table:table-cell office:value-type="float" office:value="14528.293" calcext:value-type="float">
            <text:p><text:s text:c="2"/>14 528</text:p>
          </table:table-cell>
          <table:table-cell office:value-type="float" office:value="15082.994" calcext:value-type="float">
            <text:p><text:s text:c="2"/>15 083</text:p>
          </table:table-cell>
          <table:table-cell office:value-type="float" office:value="15662.852" calcext:value-type="float">
            <text:p><text:s text:c="2"/>15 663</text:p>
          </table:table-cell>
          <table:table-cell office:value-type="float" office:value="16268.99" calcext:value-type="float">
            <text:p><text:s text:c="2"/>16 269</text:p>
          </table:table-cell>
          <table:table-cell office:value-type="float" office:value="16901.677" calcext:value-type="float">
            <text:p><text:s text:c="2"/>16 902</text:p>
          </table:table-cell>
          <table:table-cell office:value-type="float" office:value="17559.43" calcext:value-type="float">
            <text:p><text:s text:c="2"/>17 559</text:p>
          </table:table-cell>
          <table:table-cell office:value-type="float" office:value="18239.404" calcext:value-type="float">
            <text:p><text:s text:c="2"/>18 239</text:p>
          </table:table-cell>
          <table:table-cell office:value-type="float" office:value="18937.738" calcext:value-type="float">
            <text:p><text:s text:c="2"/>18 938</text:p>
          </table:table-cell>
          <table:table-cell office:value-type="float" office:value="19651.225" calcext:value-type="float">
            <text:p><text:s text:c="2"/>19 651</text:p>
          </table:table-cell>
          <table:table-cell office:value-type="float" office:value="20378.626" calcext:value-type="float">
            <text:p><text:s text:c="2"/>20 379</text:p>
          </table:table-cell>
          <table:table-cell office:value-type="float" office:value="21119.318" calcext:value-type="float">
            <text:p><text:s text:c="2"/>21 119</text:p>
          </table:table-cell>
          <table:table-cell office:value-type="float" office:value="21871.442" calcext:value-type="float">
            <text:p><text:s text:c="2"/>21 871</text:p>
          </table:table-cell>
          <table:table-cell office:value-type="float" office:value="22633.022" calcext:value-type="float">
            <text:p><text:s text:c="2"/>22 633</text:p>
          </table:table-cell>
          <table:table-cell office:value-type="float" office:value="23402.507" calcext:value-type="float">
            <text:p><text:s text:c="2"/>23 403</text:p>
          </table:table-cell>
          <table:table-cell office:value-type="float" office:value="24179.598" calcext:value-type="float">
            <text:p><text:s text:c="2"/>24 180</text:p>
          </table:table-cell>
          <table:table-cell office:value-type="float" office:value="24963.953" calcext:value-type="float">
            <text:p><text:s text:c="2"/>24 964</text:p>
          </table:table-cell>
          <table:table-cell office:value-type="float" office:value="25754.114" calcext:value-type="float">
            <text:p><text:s text:c="2"/>25 754</text:p>
          </table:table-cell>
          <table:table-cell office:value-type="float" office:value="26548.486" calcext:value-type="float">
            <text:p><text:s text:c="2"/>26 548</text:p>
          </table:table-cell>
          <table:table-cell office:value-type="float" office:value="27346.456" calcext:value-type="float">
            <text:p><text:s text:c="2"/>27 346</text:p>
          </table:table-cell>
          <table:table-cell office:value-type="float" office:value="28147.734" calcext:value-type="float">
            <text:p><text:s text:c="2"/>28 148</text:p>
          </table:table-cell>
          <table:table-cell office:value-type="float" office:value="28954.114" calcext:value-type="float">
            <text:p><text:s text:c="2"/>28 954</text:p>
          </table:table-cell>
          <table:table-cell office:value-type="float" office:value="29769.803" calcext:value-type="float">
            <text:p><text:s text:c="2"/>29 770</text:p>
          </table:table-cell>
          <table:table-cell office:value-type="float" office:value="30600.397" calcext:value-type="float">
            <text:p><text:s text:c="2"/>30 600</text:p>
          </table:table-cell>
          <table:table-cell office:value-type="float" office:value="31450.483" calcext:value-type="float">
            <text:p><text:s text:c="2"/>31 450</text:p>
          </table:table-cell>
          <table:table-cell office:value-type="float" office:value="32321.482" calcext:value-type="float">
            <text:p><text:s text:c="2"/>32 321</text:p>
          </table:table-cell>
          <table:table-cell office:value-type="float" office:value="33214.009" calcext:value-type="float">
            <text:p><text:s text:c="2"/>33 214</text:p>
          </table:table-cell>
          <table:table-cell office:value-type="float" office:value="34130.852" calcext:value-type="float">
            <text:p><text:s text:c="2"/>34 131</text:p>
          </table:table-cell>
          <table:table-cell office:value-type="float" office:value="35074.931" calcext:value-type="float">
            <text:p><text:s text:c="2"/>35 075</text:p>
          </table:table-cell>
          <table:table-cell office:value-type="float" office:value="36048.288" calcext:value-type="float">
            <text:p><text:s text:c="2"/>36 048</text:p>
          </table:table-cell>
          <table:table-cell office:value-type="float" office:value="37052.05" calcext:value-type="float">
            <text:p><text:s text:c="2"/>37 052</text:p>
          </table:table-cell>
          <table:table-cell office:value-type="float" office:value="38085.909" calcext:value-type="float">
            <text:p><text:s text:c="2"/>38 086</text:p>
          </table:table-cell>
          <table:table-cell office:value-type="float" office:value="39148.416" calcext:value-type="float">
            <text:p><text:s text:c="2"/>39 148</text:p>
          </table:table-cell>
          <table:table-cell office:value-type="float" office:value="40237.204" calcext:value-type="float">
            <text:p><text:s text:c="2"/>40 237</text:p>
          </table:table-cell>
          <table:table-cell office:value-type="float" office:value="41350.152" calcext:value-type="float">
            <text:p><text:s text:c="2"/>41 350</text:p>
          </table:table-cell>
          <table:table-cell office:value-type="float" office:value="42486.839" calcext:value-type="float">
            <text:p><text:s text:c="2"/>42 487</text:p>
          </table:table-cell>
          <table:table-cell office:value-type="float" office:value="43646.629" calcext:value-type="float">
            <text:p><text:s text:c="2"/>43 647</text:p>
          </table:table-cell>
          <table:table-cell office:value-type="float" office:value="44826.849" calcext:value-type="float">
            <text:p><text:s text:c="2"/>44 827</text:p>
          </table:table-cell>
          <table:table-cell office:value-type="float" office:value="46024.25" calcext:value-type="float">
            <text:p><text:s text:c="2"/>46 024</text:p>
          </table:table-cell>
          <table:table-cell office:value-type="float" office:value="47236.259" calcext:value-type="float">
            <text:p><text:s text:c="2"/>47 2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dagascar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83.554" calcext:value-type="float">
            <text:p><text:s text:c="2"/>4 084</text:p>
          </table:table-cell>
          <table:table-cell office:value-type="float" office:value="4168.386" calcext:value-type="float">
            <text:p><text:s text:c="2"/>4 168</text:p>
          </table:table-cell>
          <table:table-cell office:value-type="float" office:value="4256.77" calcext:value-type="float">
            <text:p><text:s text:c="2"/>4 257</text:p>
          </table:table-cell>
          <table:table-cell office:value-type="float" office:value="4348.72" calcext:value-type="float">
            <text:p><text:s text:c="2"/>4 349</text:p>
          </table:table-cell>
          <table:table-cell office:value-type="float" office:value="4444.288" calcext:value-type="float">
            <text:p><text:s text:c="2"/>4 444</text:p>
          </table:table-cell>
          <table:table-cell office:value-type="float" office:value="4543.542" calcext:value-type="float">
            <text:p><text:s text:c="2"/>4 544</text:p>
          </table:table-cell>
          <table:table-cell office:value-type="float" office:value="4646.576" calcext:value-type="float">
            <text:p><text:s text:c="2"/>4 647</text:p>
          </table:table-cell>
          <table:table-cell office:value-type="float" office:value="4753.523" calcext:value-type="float">
            <text:p><text:s text:c="2"/>4 754</text:p>
          </table:table-cell>
          <table:table-cell office:value-type="float" office:value="4864.524" calcext:value-type="float">
            <text:p><text:s text:c="2"/>4 865</text:p>
          </table:table-cell>
          <table:table-cell office:value-type="float" office:value="4979.753" calcext:value-type="float">
            <text:p><text:s text:c="2"/>4 980</text:p>
          </table:table-cell>
          <table:table-cell office:value-type="float" office:value="5099.373" calcext:value-type="float">
            <text:p><text:s text:c="2"/>5 099</text:p>
          </table:table-cell>
          <table:table-cell office:value-type="float" office:value="5223.568" calcext:value-type="float">
            <text:p><text:s text:c="2"/>5 224</text:p>
          </table:table-cell>
          <table:table-cell office:value-type="float" office:value="5352.503" calcext:value-type="float">
            <text:p><text:s text:c="2"/>5 353</text:p>
          </table:table-cell>
          <table:table-cell office:value-type="float" office:value="5486.319" calcext:value-type="float">
            <text:p><text:s text:c="2"/>5 486</text:p>
          </table:table-cell>
          <table:table-cell office:value-type="float" office:value="5625.164" calcext:value-type="float">
            <text:p><text:s text:c="2"/>5 625</text:p>
          </table:table-cell>
          <table:table-cell office:value-type="float" office:value="5769.218" calcext:value-type="float">
            <text:p><text:s text:c="2"/>5 769</text:p>
          </table:table-cell>
          <table:table-cell office:value-type="float" office:value="5918.595" calcext:value-type="float">
            <text:p><text:s text:c="2"/>5 919</text:p>
          </table:table-cell>
          <table:table-cell office:value-type="float" office:value="6073.526" calcext:value-type="float">
            <text:p><text:s text:c="2"/>6 074</text:p>
          </table:table-cell>
          <table:table-cell office:value-type="float" office:value="6234.465" calcext:value-type="float">
            <text:p><text:s text:c="2"/>6 234</text:p>
          </table:table-cell>
          <table:table-cell office:value-type="float" office:value="6401.921" calcext:value-type="float">
            <text:p><text:s text:c="2"/>6 402</text:p>
          </table:table-cell>
          <table:table-cell office:value-type="float" office:value="6576.305" calcext:value-type="float">
            <text:p><text:s text:c="2"/>6 576</text:p>
          </table:table-cell>
          <table:table-cell office:value-type="float" office:value="6757.85" calcext:value-type="float">
            <text:p><text:s text:c="2"/>6 758</text:p>
          </table:table-cell>
          <table:table-cell office:value-type="float" office:value="6946.62" calcext:value-type="float">
            <text:p><text:s text:c="2"/>6 947</text:p>
          </table:table-cell>
          <table:table-cell office:value-type="float" office:value="7142.627" calcext:value-type="float">
            <text:p><text:s text:c="2"/>7 143</text:p>
          </table:table-cell>
          <table:table-cell office:value-type="float" office:value="7345.78" calcext:value-type="float">
            <text:p><text:s text:c="2"/>7 346</text:p>
          </table:table-cell>
          <table:table-cell office:value-type="float" office:value="7556.026" calcext:value-type="float">
            <text:p><text:s text:c="2"/>7 556</text:p>
          </table:table-cell>
          <table:table-cell office:value-type="float" office:value="7773.449" calcext:value-type="float">
            <text:p><text:s text:c="2"/>7 773</text:p>
          </table:table-cell>
          <table:table-cell office:value-type="float" office:value="7998.164" calcext:value-type="float">
            <text:p><text:s text:c="2"/>7 998</text:p>
          </table:table-cell>
          <table:table-cell office:value-type="float" office:value="8230.218" calcext:value-type="float">
            <text:p><text:s text:c="2"/>8 230</text:p>
          </table:table-cell>
          <table:table-cell office:value-type="float" office:value="8469.672" calcext:value-type="float">
            <text:p><text:s text:c="2"/>8 470</text:p>
          </table:table-cell>
          <table:table-cell office:value-type="float" office:value="8716.553" calcext:value-type="float">
            <text:p><text:s text:c="2"/>8 717</text:p>
          </table:table-cell>
          <table:table-cell office:value-type="float" office:value="8971.345" calcext:value-type="float">
            <text:p><text:s text:c="2"/>8 971</text:p>
          </table:table-cell>
          <table:table-cell office:value-type="float" office:value="9234.129" calcext:value-type="float">
            <text:p><text:s text:c="2"/>9 234</text:p>
          </table:table-cell>
          <table:table-cell office:value-type="float" office:value="9504.281" calcext:value-type="float">
            <text:p><text:s text:c="2"/>9 504</text:p>
          </table:table-cell>
          <table:table-cell office:value-type="float" office:value="9780.872" calcext:value-type="float">
            <text:p><text:s text:c="2"/>9 781</text:p>
          </table:table-cell>
          <table:table-cell office:value-type="float" office:value="10063.495" calcext:value-type="float">
            <text:p><text:s text:c="2"/>10 063</text:p>
          </table:table-cell>
          <table:table-cell office:value-type="float" office:value="10352.12" calcext:value-type="float">
            <text:p><text:s text:c="2"/>10 352</text:p>
          </table:table-cell>
          <table:table-cell office:value-type="float" office:value="10647.754" calcext:value-type="float">
            <text:p><text:s text:c="2"/>10 648</text:p>
          </table:table-cell>
          <table:table-cell office:value-type="float" office:value="10952.395" calcext:value-type="float">
            <text:p><text:s text:c="2"/>10 952</text:p>
          </table:table-cell>
          <table:table-cell office:value-type="float" office:value="11268.658" calcext:value-type="float">
            <text:p><text:s text:c="2"/>11 269</text:p>
          </table:table-cell>
          <table:table-cell office:value-type="float" office:value="11598.633" calcext:value-type="float">
            <text:p><text:s text:c="2"/>11 599</text:p>
          </table:table-cell>
          <table:table-cell office:value-type="float" office:value="11942.819" calcext:value-type="float">
            <text:p><text:s text:c="2"/>11 943</text:p>
          </table:table-cell>
          <table:table-cell office:value-type="float" office:value="12301.336" calcext:value-type="float">
            <text:p><text:s text:c="2"/>12 301</text:p>
          </table:table-cell>
          <table:table-cell office:value-type="float" office:value="12675.46" calcext:value-type="float">
            <text:p><text:s text:c="2"/>12 675</text:p>
          </table:table-cell>
          <table:table-cell office:value-type="float" office:value="13066.543" calcext:value-type="float">
            <text:p><text:s text:c="2"/>13 067</text:p>
          </table:table-cell>
          <table:table-cell office:value-type="float" office:value="13475.4" calcext:value-type="float">
            <text:p><text:s text:c="2"/>13 475</text:p>
          </table:table-cell>
          <table:table-cell office:value-type="float" office:value="13902.688" calcext:value-type="float">
            <text:p><text:s text:c="2"/>13 903</text:p>
          </table:table-cell>
          <table:table-cell office:value-type="float" office:value="14347.854" calcext:value-type="float">
            <text:p><text:s text:c="2"/>14 348</text:p>
          </table:table-cell>
          <table:table-cell office:value-type="float" office:value="14808.791" calcext:value-type="float">
            <text:p><text:s text:c="2"/>14 809</text:p>
          </table:table-cell>
          <table:table-cell office:value-type="float" office:value="15282.521" calcext:value-type="float">
            <text:p><text:s text:c="2"/>15 283</text:p>
          </table:table-cell>
          <table:table-cell office:value-type="float" office:value="15766.806" calcext:value-type="float">
            <text:p><text:s text:c="2"/>15 767</text:p>
          </table:table-cell>
          <table:table-cell office:value-type="float" office:value="16260.932" calcext:value-type="float">
            <text:p><text:s text:c="2"/>16 261</text:p>
          </table:table-cell>
          <table:table-cell office:value-type="float" office:value="16765.117" calcext:value-type="float">
            <text:p><text:s text:c="2"/>16 765</text:p>
          </table:table-cell>
          <table:table-cell office:value-type="float" office:value="17279.141" calcext:value-type="float">
            <text:p><text:s text:c="2"/>17 279</text:p>
          </table:table-cell>
          <table:table-cell office:value-type="float" office:value="17802.997" calcext:value-type="float">
            <text:p><text:s text:c="2"/>17 803</text:p>
          </table:table-cell>
          <table:table-cell office:value-type="float" office:value="18336.724" calcext:value-type="float">
            <text:p><text:s text:c="2"/>18 337</text:p>
          </table:table-cell>
          <table:table-cell office:value-type="float" office:value="18880.268" calcext:value-type="float">
            <text:p><text:s text:c="2"/>18 880</text:p>
          </table:table-cell>
          <table:table-cell office:value-type="float" office:value="19433.523" calcext:value-type="float">
            <text:p><text:s text:c="2"/>19 434</text:p>
          </table:table-cell>
          <table:table-cell office:value-type="float" office:value="19996.469" calcext:value-type="float">
            <text:p><text:s text:c="2"/>19 996</text:p>
          </table:table-cell>
          <table:table-cell office:value-type="float" office:value="20569.121" calcext:value-type="float">
            <text:p><text:s text:c="2"/>20 569</text:p>
          </table:table-cell>
          <table:table-cell office:value-type="float" office:value="21151.64" calcext:value-type="float">
            <text:p><text:s text:c="2"/>21 152</text:p>
          </table:table-cell>
          <table:table-cell office:value-type="float" office:value="21743.949" calcext:value-type="float">
            <text:p><text:s text:c="2"/>21 744</text:p>
          </table:table-cell>
          <table:table-cell office:value-type="float" office:value="22346.573" calcext:value-type="float">
            <text:p><text:s text:c="2"/>22 347</text:p>
          </table:table-cell>
          <table:table-cell office:value-type="float" office:value="22961.146" calcext:value-type="float">
            <text:p><text:s text:c="2"/>22 961</text:p>
          </table:table-cell>
          <table:table-cell office:value-type="float" office:value="23589.801" calcext:value-type="float">
            <text:p><text:s text:c="2"/>23 590</text:p>
          </table:table-cell>
          <table:table-cell office:value-type="float" office:value="24234.088" calcext:value-type="float">
            <text:p><text:s text:c="2"/>24 2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lawi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953.871" calcext:value-type="float">
            <text:p><text:s text:c="2"/>2 954</text:p>
          </table:table-cell>
          <table:table-cell office:value-type="float" office:value="3008.067" calcext:value-type="float">
            <text:p><text:s text:c="2"/>3 008</text:p>
          </table:table-cell>
          <table:table-cell office:value-type="float" office:value="3065.034" calcext:value-type="float">
            <text:p><text:s text:c="2"/>3 065</text:p>
          </table:table-cell>
          <table:table-cell office:value-type="float" office:value="3124.734" calcext:value-type="float">
            <text:p><text:s text:c="2"/>3 125</text:p>
          </table:table-cell>
          <table:table-cell office:value-type="float" office:value="3187.173" calcext:value-type="float">
            <text:p><text:s text:c="2"/>3 187</text:p>
          </table:table-cell>
          <table:table-cell office:value-type="float" office:value="3252.332" calcext:value-type="float">
            <text:p><text:s text:c="2"/>3 252</text:p>
          </table:table-cell>
          <table:table-cell office:value-type="float" office:value="3320.22" calcext:value-type="float">
            <text:p><text:s text:c="2"/>3 320</text:p>
          </table:table-cell>
          <table:table-cell office:value-type="float" office:value="3390.797" calcext:value-type="float">
            <text:p><text:s text:c="2"/>3 391</text:p>
          </table:table-cell>
          <table:table-cell office:value-type="float" office:value="3464.047" calcext:value-type="float">
            <text:p><text:s text:c="2"/>3 464</text:p>
          </table:table-cell>
          <table:table-cell office:value-type="float" office:value="3539.97" calcext:value-type="float">
            <text:p><text:s text:c="2"/>3 540</text:p>
          </table:table-cell>
          <table:table-cell office:value-type="float" office:value="3618.595" calcext:value-type="float">
            <text:p><text:s text:c="2"/>3 619</text:p>
          </table:table-cell>
          <table:table-cell office:value-type="float" office:value="3700.023" calcext:value-type="float">
            <text:p><text:s text:c="2"/>3 700</text:p>
          </table:table-cell>
          <table:table-cell office:value-type="float" office:value="3784.439" calcext:value-type="float">
            <text:p><text:s text:c="2"/>3 784</text:p>
          </table:table-cell>
          <table:table-cell office:value-type="float" office:value="3872.118" calcext:value-type="float">
            <text:p><text:s text:c="2"/>3 872</text:p>
          </table:table-cell>
          <table:table-cell office:value-type="float" office:value="3963.417" calcext:value-type="float">
            <text:p><text:s text:c="2"/>3 963</text:p>
          </table:table-cell>
          <table:table-cell office:value-type="float" office:value="4058.673" calcext:value-type="float">
            <text:p><text:s text:c="2"/>4 059</text:p>
          </table:table-cell>
          <table:table-cell office:value-type="float" office:value="4158.124" calcext:value-type="float">
            <text:p><text:s text:c="2"/>4 158</text:p>
          </table:table-cell>
          <table:table-cell office:value-type="float" office:value="4262.005" calcext:value-type="float">
            <text:p><text:s text:c="2"/>4 262</text:p>
          </table:table-cell>
          <table:table-cell office:value-type="float" office:value="4370.65" calcext:value-type="float">
            <text:p><text:s text:c="2"/>4 371</text:p>
          </table:table-cell>
          <table:table-cell office:value-type="float" office:value="4484.439" calcext:value-type="float">
            <text:p><text:s text:c="2"/>4 484</text:p>
          </table:table-cell>
          <table:table-cell office:value-type="float" office:value="4603.723" calcext:value-type="float">
            <text:p><text:s text:c="2"/>4 604</text:p>
          </table:table-cell>
          <table:table-cell office:value-type="float" office:value="4728.703" calcext:value-type="float">
            <text:p><text:s text:c="2"/>4 729</text:p>
          </table:table-cell>
          <table:table-cell office:value-type="float" office:value="4859.61" calcext:value-type="float">
            <text:p><text:s text:c="2"/>4 860</text:p>
          </table:table-cell>
          <table:table-cell office:value-type="float" office:value="4996.94" calcext:value-type="float">
            <text:p><text:s text:c="2"/>4 997</text:p>
          </table:table-cell>
          <table:table-cell office:value-type="float" office:value="5141.202" calcext:value-type="float">
            <text:p><text:s text:c="2"/>5 141</text:p>
          </table:table-cell>
          <table:table-cell office:value-type="float" office:value="5292.808" calcext:value-type="float">
            <text:p><text:s text:c="2"/>5 293</text:p>
          </table:table-cell>
          <table:table-cell office:value-type="float" office:value="5454.705" calcext:value-type="float">
            <text:p><text:s text:c="2"/>5 455</text:p>
          </table:table-cell>
          <table:table-cell office:value-type="float" office:value="5627.533" calcext:value-type="float">
            <text:p><text:s text:c="2"/>5 628</text:p>
          </table:table-cell>
          <table:table-cell office:value-type="float" office:value="5806.845" calcext:value-type="float">
            <text:p><text:s text:c="2"/>5 807</text:p>
          </table:table-cell>
          <table:table-cell office:value-type="float" office:value="5986.332" calcext:value-type="float">
            <text:p><text:s text:c="2"/>5 986</text:p>
          </table:table-cell>
          <table:table-cell office:value-type="float" office:value="6163.08" calcext:value-type="float">
            <text:p><text:s text:c="2"/>6 163</text:p>
          </table:table-cell>
          <table:table-cell office:value-type="float" office:value="6327.569" calcext:value-type="float">
            <text:p><text:s text:c="2"/>6 328</text:p>
          </table:table-cell>
          <table:table-cell office:value-type="float" office:value="6484.452" calcext:value-type="float">
            <text:p><text:s text:c="2"/>6 484</text:p>
          </table:table-cell>
          <table:table-cell office:value-type="float" office:value="6661.358" calcext:value-type="float">
            <text:p><text:s text:c="2"/>6 661</text:p>
          </table:table-cell>
          <table:table-cell office:value-type="float" office:value="6895.928" calcext:value-type="float">
            <text:p><text:s text:c="2"/>6 896</text:p>
          </table:table-cell>
          <table:table-cell office:value-type="float" office:value="7211.105" calcext:value-type="float">
            <text:p><text:s text:c="2"/>7 211</text:p>
          </table:table-cell>
          <table:table-cell office:value-type="float" office:value="7625.305" calcext:value-type="float">
            <text:p><text:s text:c="2"/>7 625</text:p>
          </table:table-cell>
          <table:table-cell office:value-type="float" office:value="8120.093" calcext:value-type="float">
            <text:p><text:s text:c="2"/>8 120</text:p>
          </table:table-cell>
          <table:table-cell office:value-type="float" office:value="8636.935" calcext:value-type="float">
            <text:p><text:s text:c="2"/>8 637</text:p>
          </table:table-cell>
          <table:table-cell office:value-type="float" office:value="9094.671" calcext:value-type="float">
            <text:p><text:s text:c="2"/>9 095</text:p>
          </table:table-cell>
          <table:table-cell office:value-type="float" office:value="9437.553" calcext:value-type="float">
            <text:p><text:s text:c="2"/>9 438</text:p>
          </table:table-cell>
          <table:table-cell office:value-type="float" office:value="9641.153" calcext:value-type="float">
            <text:p><text:s text:c="2"/>9 641</text:p>
          </table:table-cell>
          <table:table-cell office:value-type="float" office:value="9729.717" calcext:value-type="float">
            <text:p><text:s text:c="2"/>9 730</text:p>
          </table:table-cell>
          <table:table-cell office:value-type="float" office:value="9755.857" calcext:value-type="float">
            <text:p><text:s text:c="2"/>9 756</text:p>
          </table:table-cell>
          <table:table-cell office:value-type="float" office:value="9796.976" calcext:value-type="float">
            <text:p><text:s text:c="2"/>9 797</text:p>
          </table:table-cell>
          <table:table-cell office:value-type="float" office:value="9909.088" calcext:value-type="float">
            <text:p><text:s text:c="2"/>9 909</text:p>
          </table:table-cell>
          <table:table-cell office:value-type="float" office:value="10109.789" calcext:value-type="float">
            <text:p><text:s text:c="2"/>10 110</text:p>
          </table:table-cell>
          <table:table-cell office:value-type="float" office:value="10381.862" calcext:value-type="float">
            <text:p><text:s text:c="2"/>10 382</text:p>
          </table:table-cell>
          <table:table-cell office:value-type="float" office:value="10704.744" calcext:value-type="float">
            <text:p><text:s text:c="2"/>10 705</text:p>
          </table:table-cell>
          <table:table-cell office:value-type="float" office:value="11044.356" calcext:value-type="float">
            <text:p><text:s text:c="2"/>11 044</text:p>
          </table:table-cell>
          <table:table-cell office:value-type="float" office:value="11376.172" calcext:value-type="float">
            <text:p><text:s text:c="2"/>11 376</text:p>
          </table:table-cell>
          <table:table-cell office:value-type="float" office:value="11695.863" calcext:value-type="float">
            <text:p><text:s text:c="2"/>11 696</text:p>
          </table:table-cell>
          <table:table-cell office:value-type="float" office:value="12013.711" calcext:value-type="float">
            <text:p><text:s text:c="2"/>12 014</text:p>
          </table:table-cell>
          <table:table-cell office:value-type="float" office:value="12336.687" calcext:value-type="float">
            <text:p><text:s text:c="2"/>12 337</text:p>
          </table:table-cell>
          <table:table-cell office:value-type="float" office:value="12676.038" calcext:value-type="float">
            <text:p><text:s text:c="2"/>12 676</text:p>
          </table:table-cell>
          <table:table-cell office:value-type="float" office:value="13039.711" calcext:value-type="float">
            <text:p><text:s text:c="2"/>13 040</text:p>
          </table:table-cell>
          <table:table-cell office:value-type="float" office:value="13429.262" calcext:value-type="float">
            <text:p><text:s text:c="2"/>13 429</text:p>
          </table:table-cell>
          <table:table-cell office:value-type="float" office:value="13840.969" calcext:value-type="float">
            <text:p><text:s text:c="2"/>13 841</text:p>
          </table:table-cell>
          <table:table-cell office:value-type="float" office:value="14271.234" calcext:value-type="float">
            <text:p><text:s text:c="2"/>14 271</text:p>
          </table:table-cell>
          <table:table-cell office:value-type="float" office:value="14714.602" calcext:value-type="float">
            <text:p><text:s text:c="2"/>14 715</text:p>
          </table:table-cell>
          <table:table-cell office:value-type="float" office:value="15167.095" calcext:value-type="float">
            <text:p><text:s text:c="2"/>15 167</text:p>
          </table:table-cell>
          <table:table-cell office:value-type="float" office:value="15627.618" calcext:value-type="float">
            <text:p><text:s text:c="2"/>15 628</text:p>
          </table:table-cell>
          <table:table-cell office:value-type="float" office:value="16097.305" calcext:value-type="float">
            <text:p><text:s text:c="2"/>16 097</text:p>
          </table:table-cell>
          <table:table-cell office:value-type="float" office:value="16577.147" calcext:value-type="float">
            <text:p><text:s text:c="2"/>16 577</text:p>
          </table:table-cell>
          <table:table-cell office:value-type="float" office:value="17068.838" calcext:value-type="float">
            <text:p><text:s text:c="2"/>17 069</text:p>
          </table:table-cell>
          <table:table-cell office:value-type="float" office:value="17573.607" calcext:value-type="float">
            <text:p><text:s text:c="2"/>17 5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uritius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93.255" calcext:value-type="float">
            <text:p><text:s text:c="3"/>493</text:p>
          </table:table-cell>
          <table:table-cell office:value-type="float" office:value="506.433" calcext:value-type="float">
            <text:p><text:s text:c="3"/>506</text:p>
          </table:table-cell>
          <table:table-cell office:value-type="float" office:value="521.188" calcext:value-type="float">
            <text:p><text:s text:c="3"/>521</text:p>
          </table:table-cell>
          <table:table-cell office:value-type="float" office:value="537.047" calcext:value-type="float">
            <text:p><text:s text:c="3"/>537</text:p>
          </table:table-cell>
          <table:table-cell office:value-type="float" office:value="553.626" calcext:value-type="float">
            <text:p><text:s text:c="3"/>554</text:p>
          </table:table-cell>
          <table:table-cell office:value-type="float" office:value="570.648" calcext:value-type="float">
            <text:p><text:s text:c="3"/>571</text:p>
          </table:table-cell>
          <table:table-cell office:value-type="float" office:value="587.952" calcext:value-type="float">
            <text:p><text:s text:c="3"/>588</text:p>
          </table:table-cell>
          <table:table-cell office:value-type="float" office:value="605.487" calcext:value-type="float">
            <text:p><text:s text:c="3"/>605</text:p>
          </table:table-cell>
          <table:table-cell office:value-type="float" office:value="623.276" calcext:value-type="float">
            <text:p><text:s text:c="3"/>623</text:p>
          </table:table-cell>
          <table:table-cell office:value-type="float" office:value="641.428" calcext:value-type="float">
            <text:p><text:s text:c="3"/>641</text:p>
          </table:table-cell>
          <table:table-cell office:value-type="float" office:value="660.023" calcext:value-type="float">
            <text:p><text:s text:c="3"/>660</text:p>
          </table:table-cell>
          <table:table-cell office:value-type="float" office:value="679.045" calcext:value-type="float">
            <text:p><text:s text:c="3"/>679</text:p>
          </table:table-cell>
          <table:table-cell office:value-type="float" office:value="698.303" calcext:value-type="float">
            <text:p><text:s text:c="3"/>698</text:p>
          </table:table-cell>
          <table:table-cell office:value-type="float" office:value="717.415" calcext:value-type="float">
            <text:p><text:s text:c="3"/>717</text:p>
          </table:table-cell>
          <table:table-cell office:value-type="float" office:value="735.86" calcext:value-type="float">
            <text:p><text:s text:c="3"/>736</text:p>
          </table:table-cell>
          <table:table-cell office:value-type="float" office:value="753.285" calcext:value-type="float">
            <text:p><text:s text:c="3"/>753</text:p>
          </table:table-cell>
          <table:table-cell office:value-type="float" office:value="769.553" calcext:value-type="float">
            <text:p><text:s text:c="3"/>770</text:p>
          </table:table-cell>
          <table:table-cell office:value-type="float" office:value="784.78" calcext:value-type="float">
            <text:p><text:s text:c="3"/>785</text:p>
          </table:table-cell>
          <table:table-cell office:value-type="float" office:value="799.136" calcext:value-type="float">
            <text:p><text:s text:c="3"/>799</text:p>
          </table:table-cell>
          <table:table-cell office:value-type="float" office:value="812.946" calcext:value-type="float">
            <text:p><text:s text:c="3"/>813</text:p>
          </table:table-cell>
          <table:table-cell office:value-type="float" office:value="826.441" calcext:value-type="float">
            <text:p><text:s text:c="3"/>826</text:p>
          </table:table-cell>
          <table:table-cell office:value-type="float" office:value="839.598" calcext:value-type="float">
            <text:p><text:s text:c="3"/>840</text:p>
          </table:table-cell>
          <table:table-cell office:value-type="float" office:value="852.4" calcext:value-type="float">
            <text:p><text:s text:c="3"/>852</text:p>
          </table:table-cell>
          <table:table-cell office:value-type="float" office:value="865.169" calcext:value-type="float">
            <text:p><text:s text:c="3"/>865</text:p>
          </table:table-cell>
          <table:table-cell office:value-type="float" office:value="878.355" calcext:value-type="float">
            <text:p><text:s text:c="3"/>878</text:p>
          </table:table-cell>
          <table:table-cell office:value-type="float" office:value="892.211" calcext:value-type="float">
            <text:p><text:s text:c="3"/>892</text:p>
          </table:table-cell>
          <table:table-cell office:value-type="float" office:value="906.929" calcext:value-type="float">
            <text:p><text:s text:c="3"/>907</text:p>
          </table:table-cell>
          <table:table-cell office:value-type="float" office:value="922.32" calcext:value-type="float">
            <text:p><text:s text:c="3"/>922</text:p>
          </table:table-cell>
          <table:table-cell office:value-type="float" office:value="937.821" calcext:value-type="float">
            <text:p><text:s text:c="3"/>938</text:p>
          </table:table-cell>
          <table:table-cell office:value-type="float" office:value="952.588" calcext:value-type="float">
            <text:p><text:s text:c="3"/>953</text:p>
          </table:table-cell>
          <table:table-cell office:value-type="float" office:value="966.031" calcext:value-type="float">
            <text:p><text:s text:c="3"/>966</text:p>
          </table:table-cell>
          <table:table-cell office:value-type="float" office:value="978.069" calcext:value-type="float">
            <text:p><text:s text:c="3"/>978</text:p>
          </table:table-cell>
          <table:table-cell office:value-type="float" office:value="988.892" calcext:value-type="float">
            <text:p><text:s text:c="3"/>989</text:p>
          </table:table-cell>
          <table:table-cell office:value-type="float" office:value="998.631" calcext:value-type="float">
            <text:p><text:s text:c="3"/>999</text:p>
          </table:table-cell>
          <table:table-cell office:value-type="float" office:value="1007.501" calcext:value-type="float">
            <text:p><text:s text:c="2"/>1 008</text:p>
          </table:table-cell>
          <table:table-cell office:value-type="float" office:value="1015.762" calcext:value-type="float">
            <text:p><text:s text:c="2"/>1 016</text:p>
          </table:table-cell>
          <table:table-cell office:value-type="float" office:value="1023.279" calcext:value-type="float">
            <text:p><text:s text:c="2"/>1 023</text:p>
          </table:table-cell>
          <table:table-cell office:value-type="float" office:value="1030.178" calcext:value-type="float">
            <text:p><text:s text:c="2"/>1 030</text:p>
          </table:table-cell>
          <table:table-cell office:value-type="float" office:value="1037.26" calcext:value-type="float">
            <text:p><text:s text:c="2"/>1 037</text:p>
          </table:table-cell>
          <table:table-cell office:value-type="float" office:value="1045.592" calcext:value-type="float">
            <text:p><text:s text:c="2"/>1 046</text:p>
          </table:table-cell>
          <table:table-cell office:value-type="float" office:value="1055.868" calcext:value-type="float">
            <text:p><text:s text:c="2"/>1 056</text:p>
          </table:table-cell>
          <table:table-cell office:value-type="float" office:value="1068.439" calcext:value-type="float">
            <text:p><text:s text:c="2"/>1 068</text:p>
          </table:table-cell>
          <table:table-cell office:value-type="float" office:value="1082.956" calcext:value-type="float">
            <text:p><text:s text:c="2"/>1 083</text:p>
          </table:table-cell>
          <table:table-cell office:value-type="float" office:value="1098.592" calcext:value-type="float">
            <text:p><text:s text:c="2"/>1 099</text:p>
          </table:table-cell>
          <table:table-cell office:value-type="float" office:value="1114.137" calcext:value-type="float">
            <text:p><text:s text:c="2"/>1 114</text:p>
          </table:table-cell>
          <table:table-cell office:value-type="float" office:value="1128.673" calcext:value-type="float">
            <text:p><text:s text:c="2"/>1 129</text:p>
          </table:table-cell>
          <table:table-cell office:value-type="float" office:value="1141.948" calcext:value-type="float">
            <text:p><text:s text:c="2"/>1 142</text:p>
          </table:table-cell>
          <table:table-cell office:value-type="float" office:value="1154.14" calcext:value-type="float">
            <text:p><text:s text:c="2"/>1 154</text:p>
          </table:table-cell>
          <table:table-cell office:value-type="float" office:value="1165.283" calcext:value-type="float">
            <text:p><text:s text:c="2"/>1 165</text:p>
          </table:table-cell>
          <table:table-cell office:value-type="float" office:value="1175.574" calcext:value-type="float">
            <text:p><text:s text:c="2"/>1 176</text:p>
          </table:table-cell>
          <table:table-cell office:value-type="float" office:value="1185.145" calcext:value-type="float">
            <text:p><text:s text:c="2"/>1 185</text:p>
          </table:table-cell>
          <table:table-cell office:value-type="float" office:value="1193.917" calcext:value-type="float">
            <text:p><text:s text:c="2"/>1 194</text:p>
          </table:table-cell>
          <table:table-cell office:value-type="float" office:value="1201.812" calcext:value-type="float">
            <text:p><text:s text:c="2"/>1 202</text:p>
          </table:table-cell>
          <table:table-cell office:value-type="float" office:value="1208.994" calcext:value-type="float">
            <text:p><text:s text:c="2"/>1 209</text:p>
          </table:table-cell>
          <table:table-cell office:value-type="float" office:value="1215.677" calcext:value-type="float">
            <text:p><text:s text:c="2"/>1 216</text:p>
          </table:table-cell>
          <table:table-cell office:value-type="float" office:value="1222.003" calcext:value-type="float">
            <text:p><text:s text:c="2"/>1 222</text:p>
          </table:table-cell>
          <table:table-cell office:value-type="float" office:value="1228.098" calcext:value-type="float">
            <text:p><text:s text:c="2"/>1 228</text:p>
          </table:table-cell>
          <table:table-cell office:value-type="float" office:value="1233.911" calcext:value-type="float">
            <text:p><text:s text:c="2"/>1 234</text:p>
          </table:table-cell>
          <table:table-cell office:value-type="float" office:value="1239.293" calcext:value-type="float">
            <text:p><text:s text:c="2"/>1 239</text:p>
          </table:table-cell>
          <table:table-cell office:value-type="float" office:value="1244.024" calcext:value-type="float">
            <text:p><text:s text:c="2"/>1 244</text:p>
          </table:table-cell>
          <table:table-cell office:value-type="float" office:value="1247.955" calcext:value-type="float">
            <text:p><text:s text:c="2"/>1 248</text:p>
          </table:table-cell>
          <table:table-cell office:value-type="float" office:value="1251.023" calcext:value-type="float">
            <text:p><text:s text:c="2"/>1 251</text:p>
          </table:table-cell>
          <table:table-cell office:value-type="float" office:value="1253.371" calcext:value-type="float">
            <text:p><text:s text:c="2"/>1 253</text:p>
          </table:table-cell>
          <table:table-cell office:value-type="float" office:value="1255.29" calcext:value-type="float">
            <text:p><text:s text:c="2"/>1 255</text:p>
          </table:table-cell>
          <table:table-cell office:value-type="float" office:value="1257.219" calcext:value-type="float">
            <text:p><text:s text:c="2"/>1 257</text:p>
          </table:table-cell>
          <table:table-cell office:value-type="float" office:value="1259.456" calcext:value-type="float">
            <text:p><text:s text:c="2"/>1 2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yotte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.141" calcext:value-type="float">
            <text:p><text:s text:c="3"/>15</text:p>
          </table:table-cell>
          <table:table-cell office:value-type="float" office:value="15.728" calcext:value-type="float">
            <text:p><text:s text:c="3"/>16</text:p>
          </table:table-cell>
          <table:table-cell office:value-type="float" office:value="16.443" calcext:value-type="float">
            <text:p><text:s text:c="3"/>16</text:p>
          </table:table-cell>
          <table:table-cell office:value-type="float" office:value="17.249" calcext:value-type="float">
            <text:p><text:s text:c="3"/>17</text:p>
          </table:table-cell>
          <table:table-cell office:value-type="float" office:value="18.094" calcext:value-type="float">
            <text:p><text:s text:c="3"/>18</text:p>
          </table:table-cell>
          <table:table-cell office:value-type="float" office:value="18.985" calcext:value-type="float">
            <text:p><text:s text:c="3"/>19</text:p>
          </table:table-cell>
          <table:table-cell office:value-type="float" office:value="19.901" calcext:value-type="float">
            <text:p><text:s text:c="3"/>20</text:p>
          </table:table-cell>
          <table:table-cell office:value-type="float" office:value="20.84" calcext:value-type="float">
            <text:p><text:s text:c="3"/>21</text:p>
          </table:table-cell>
          <table:table-cell office:value-type="float" office:value="21.832" calcext:value-type="float">
            <text:p><text:s text:c="3"/>22</text:p>
          </table:table-cell>
          <table:table-cell office:value-type="float" office:value="22.882" calcext:value-type="float">
            <text:p><text:s text:c="3"/>23</text:p>
          </table:table-cell>
          <table:table-cell office:value-type="float" office:value="24.015" calcext:value-type="float">
            <text:p><text:s text:c="3"/>24</text:p>
          </table:table-cell>
          <table:table-cell office:value-type="float" office:value="25.241" calcext:value-type="float">
            <text:p><text:s text:c="3"/>25</text:p>
          </table:table-cell>
          <table:table-cell office:value-type="float" office:value="26.535" calcext:value-type="float">
            <text:p><text:s text:c="3"/>27</text:p>
          </table:table-cell>
          <table:table-cell office:value-type="float" office:value="27.879" calcext:value-type="float">
            <text:p><text:s text:c="3"/>28</text:p>
          </table:table-cell>
          <table:table-cell office:value-type="float" office:value="29.219" calcext:value-type="float">
            <text:p><text:s text:c="3"/>29</text:p>
          </table:table-cell>
          <table:table-cell office:value-type="float" office:value="30.526" calcext:value-type="float">
            <text:p><text:s text:c="3"/>31</text:p>
          </table:table-cell>
          <table:table-cell office:value-type="float" office:value="31.783" calcext:value-type="float">
            <text:p><text:s text:c="3"/>32</text:p>
          </table:table-cell>
          <table:table-cell office:value-type="float" office:value="33.01" calcext:value-type="float">
            <text:p><text:s text:c="3"/>33</text:p>
          </table:table-cell>
          <table:table-cell office:value-type="float" office:value="34.251" calcext:value-type="float">
            <text:p><text:s text:c="3"/>34</text:p>
          </table:table-cell>
          <table:table-cell office:value-type="float" office:value="35.554" calcext:value-type="float">
            <text:p><text:s text:c="3"/>36</text:p>
          </table:table-cell>
          <table:table-cell office:value-type="float" office:value="36.969" calcext:value-type="float">
            <text:p><text:s text:c="3"/>37</text:p>
          </table:table-cell>
          <table:table-cell office:value-type="float" office:value="38.513" calcext:value-type="float">
            <text:p><text:s text:c="3"/>39</text:p>
          </table:table-cell>
          <table:table-cell office:value-type="float" office:value="40.196" calcext:value-type="float">
            <text:p><text:s text:c="3"/>40</text:p>
          </table:table-cell>
          <table:table-cell office:value-type="float" office:value="41.955" calcext:value-type="float">
            <text:p><text:s text:c="3"/>42</text:p>
          </table:table-cell>
          <table:table-cell office:value-type="float" office:value="43.734" calcext:value-type="float">
            <text:p><text:s text:c="3"/>44</text:p>
          </table:table-cell>
          <table:table-cell office:value-type="float" office:value="45.483" calcext:value-type="float">
            <text:p><text:s text:c="3"/>45</text:p>
          </table:table-cell>
          <table:table-cell office:value-type="float" office:value="47.186" calcext:value-type="float">
            <text:p><text:s text:c="3"/>47</text:p>
          </table:table-cell>
          <table:table-cell office:value-type="float" office:value="48.892" calcext:value-type="float">
            <text:p><text:s text:c="3"/>49</text:p>
          </table:table-cell>
          <table:table-cell office:value-type="float" office:value="50.698" calcext:value-type="float">
            <text:p><text:s text:c="3"/>51</text:p>
          </table:table-cell>
          <table:table-cell office:value-type="float" office:value="52.746" calcext:value-type="float">
            <text:p><text:s text:c="3"/>53</text:p>
          </table:table-cell>
          <table:table-cell office:value-type="float" office:value="55.137" calcext:value-type="float">
            <text:p><text:s text:c="3"/>55</text:p>
          </table:table-cell>
          <table:table-cell office:value-type="float" office:value="57.907" calcext:value-type="float">
            <text:p><text:s text:c="3"/>58</text:p>
          </table:table-cell>
          <table:table-cell office:value-type="float" office:value="61.039" calcext:value-type="float">
            <text:p><text:s text:c="3"/>61</text:p>
          </table:table-cell>
          <table:table-cell office:value-type="float" office:value="64.491" calcext:value-type="float">
            <text:p><text:s text:c="3"/>64</text:p>
          </table:table-cell>
          <table:table-cell office:value-type="float" office:value="68.201" calcext:value-type="float">
            <text:p><text:s text:c="3"/>68</text:p>
          </table:table-cell>
          <table:table-cell office:value-type="float" office:value="72.104" calcext:value-type="float">
            <text:p><text:s text:c="3"/>72</text:p>
          </table:table-cell>
          <table:table-cell office:value-type="float" office:value="76.184" calcext:value-type="float">
            <text:p><text:s text:c="3"/>76</text:p>
          </table:table-cell>
          <table:table-cell office:value-type="float" office:value="80.448" calcext:value-type="float">
            <text:p><text:s text:c="3"/>80</text:p>
          </table:table-cell>
          <table:table-cell office:value-type="float" office:value="84.946" calcext:value-type="float">
            <text:p><text:s text:c="3"/>85</text:p>
          </table:table-cell>
          <table:table-cell office:value-type="float" office:value="89.707" calcext:value-type="float">
            <text:p><text:s text:c="3"/>90</text:p>
          </table:table-cell>
          <table:table-cell office:value-type="float" office:value="94.784" calcext:value-type="float">
            <text:p><text:s text:c="3"/>95</text:p>
          </table:table-cell>
          <table:table-cell office:value-type="float" office:value="100.166" calcext:value-type="float">
            <text:p><text:s text:c="3"/>100</text:p>
          </table:table-cell>
          <table:table-cell office:value-type="float" office:value="105.827" calcext:value-type="float">
            <text:p><text:s text:c="3"/>106</text:p>
          </table:table-cell>
          <table:table-cell office:value-type="float" office:value="111.643" calcext:value-type="float">
            <text:p><text:s text:c="3"/>112</text:p>
          </table:table-cell>
          <table:table-cell office:value-type="float" office:value="117.462" calcext:value-type="float">
            <text:p><text:s text:c="3"/>117</text:p>
          </table:table-cell>
          <table:table-cell office:value-type="float" office:value="123.181" calcext:value-type="float">
            <text:p><text:s text:c="3"/>123</text:p>
          </table:table-cell>
          <table:table-cell office:value-type="float" office:value="128.758" calcext:value-type="float">
            <text:p><text:s text:c="3"/>129</text:p>
          </table:table-cell>
          <table:table-cell office:value-type="float" office:value="134.216" calcext:value-type="float">
            <text:p><text:s text:c="3"/>134</text:p>
          </table:table-cell>
          <table:table-cell office:value-type="float" office:value="139.579" calcext:value-type="float">
            <text:p><text:s text:c="3"/>140</text:p>
          </table:table-cell>
          <table:table-cell office:value-type="float" office:value="144.94" calcext:value-type="float">
            <text:p><text:s text:c="3"/>145</text:p>
          </table:table-cell>
          <table:table-cell office:value-type="float" office:value="150.331" calcext:value-type="float">
            <text:p><text:s text:c="3"/>150</text:p>
          </table:table-cell>
          <table:table-cell office:value-type="float" office:value="155.754" calcext:value-type="float">
            <text:p><text:s text:c="3"/>156</text:p>
          </table:table-cell>
          <table:table-cell office:value-type="float" office:value="161.205" calcext:value-type="float">
            <text:p><text:s text:c="3"/>161</text:p>
          </table:table-cell>
          <table:table-cell office:value-type="float" office:value="166.721" calcext:value-type="float">
            <text:p><text:s text:c="3"/>167</text:p>
          </table:table-cell>
          <table:table-cell office:value-type="float" office:value="172.339" calcext:value-type="float">
            <text:p><text:s text:c="3"/>172</text:p>
          </table:table-cell>
          <table:table-cell office:value-type="float" office:value="178.098" calcext:value-type="float">
            <text:p><text:s text:c="3"/>178</text:p>
          </table:table-cell>
          <table:table-cell office:value-type="float" office:value="184.031" calcext:value-type="float">
            <text:p><text:s text:c="3"/>184</text:p>
          </table:table-cell>
          <table:table-cell office:value-type="float" office:value="190.098" calcext:value-type="float">
            <text:p><text:s text:c="3"/>190</text:p>
          </table:table-cell>
          <table:table-cell office:value-type="float" office:value="196.279" calcext:value-type="float">
            <text:p><text:s text:c="3"/>196</text:p>
          </table:table-cell>
          <table:table-cell office:value-type="float" office:value="202.503" calcext:value-type="float">
            <text:p><text:s text:c="3"/>203</text:p>
          </table:table-cell>
          <table:table-cell office:value-type="float" office:value="208.718" calcext:value-type="float">
            <text:p><text:s text:c="3"/>209</text:p>
          </table:table-cell>
          <table:table-cell office:value-type="float" office:value="214.923" calcext:value-type="float">
            <text:p><text:s text:c="3"/>215</text:p>
          </table:table-cell>
          <table:table-cell office:value-type="float" office:value="221.122" calcext:value-type="float">
            <text:p><text:s text:c="3"/>221</text:p>
          </table:table-cell>
          <table:table-cell office:value-type="float" office:value="227.351" calcext:value-type="float">
            <text:p><text:s text:c="3"/>227</text:p>
          </table:table-cell>
          <table:table-cell office:value-type="float" office:value="233.638" calcext:value-type="float">
            <text:p><text:s text:c="3"/>234</text:p>
          </table:table-cell>
          <table:table-cell office:value-type="float" office:value="240.02" calcext:value-type="float">
            <text:p><text:s text:c="3"/>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zambique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6152.237" calcext:value-type="float">
            <text:p><text:s text:c="2"/>6 152</text:p>
          </table:table-cell>
          <table:table-cell office:value-type="float" office:value="6248.717" calcext:value-type="float">
            <text:p><text:s text:c="2"/>6 249</text:p>
          </table:table-cell>
          <table:table-cell office:value-type="float" office:value="6352.584" calcext:value-type="float">
            <text:p><text:s text:c="2"/>6 353</text:p>
          </table:table-cell>
          <table:table-cell office:value-type="float" office:value="6463.088" calcext:value-type="float">
            <text:p><text:s text:c="2"/>6 463</text:p>
          </table:table-cell>
          <table:table-cell office:value-type="float" office:value="6579.634" calcext:value-type="float">
            <text:p><text:s text:c="2"/>6 580</text:p>
          </table:table-cell>
          <table:table-cell office:value-type="float" office:value="6701.749" calcext:value-type="float">
            <text:p><text:s text:c="2"/>6 702</text:p>
          </table:table-cell>
          <table:table-cell office:value-type="float" office:value="6829.092" calcext:value-type="float">
            <text:p><text:s text:c="2"/>6 829</text:p>
          </table:table-cell>
          <table:table-cell office:value-type="float" office:value="6961.486" calcext:value-type="float">
            <text:p><text:s text:c="2"/>6 961</text:p>
          </table:table-cell>
          <table:table-cell office:value-type="float" office:value="7098.859" calcext:value-type="float">
            <text:p><text:s text:c="2"/>7 099</text:p>
          </table:table-cell>
          <table:table-cell office:value-type="float" office:value="7241.232" calcext:value-type="float">
            <text:p><text:s text:c="2"/>7 241</text:p>
          </table:table-cell>
          <table:table-cell office:value-type="float" office:value="7388.695" calcext:value-type="float">
            <text:p><text:s text:c="2"/>7 389</text:p>
          </table:table-cell>
          <table:table-cell office:value-type="float" office:value="7541.325" calcext:value-type="float">
            <text:p><text:s text:c="2"/>7 541</text:p>
          </table:table-cell>
          <table:table-cell office:value-type="float" office:value="7699.139" calcext:value-type="float">
            <text:p><text:s text:c="2"/>7 699</text:p>
          </table:table-cell>
          <table:table-cell office:value-type="float" office:value="7862.072" calcext:value-type="float">
            <text:p><text:s text:c="2"/>7 862</text:p>
          </table:table-cell>
          <table:table-cell office:value-type="float" office:value="8030.025" calcext:value-type="float">
            <text:p><text:s text:c="2"/>8 030</text:p>
          </table:table-cell>
          <table:table-cell office:value-type="float" office:value="8203.076" calcext:value-type="float">
            <text:p><text:s text:c="2"/>8 203</text:p>
          </table:table-cell>
          <table:table-cell office:value-type="float" office:value="8381.455" calcext:value-type="float">
            <text:p><text:s text:c="2"/>8 381</text:p>
          </table:table-cell>
          <table:table-cell office:value-type="float" office:value="8565.674" calcext:value-type="float">
            <text:p><text:s text:c="2"/>8 566</text:p>
          </table:table-cell>
          <table:table-cell office:value-type="float" office:value="8756.481" calcext:value-type="float">
            <text:p><text:s text:c="2"/>8 756</text:p>
          </table:table-cell>
          <table:table-cell office:value-type="float" office:value="8954.809" calcext:value-type="float">
            <text:p><text:s text:c="2"/>8 955</text:p>
          </table:table-cell>
          <table:table-cell office:value-type="float" office:value="9161.534" calcext:value-type="float">
            <text:p><text:s text:c="2"/>9 162</text:p>
          </table:table-cell>
          <table:table-cell office:value-type="float" office:value="9375.144" calcext:value-type="float">
            <text:p><text:s text:c="2"/>9 375</text:p>
          </table:table-cell>
          <table:table-cell office:value-type="float" office:value="9595.762" calcext:value-type="float">
            <text:p><text:s text:c="2"/>9 596</text:p>
          </table:table-cell>
          <table:table-cell office:value-type="float" office:value="9827.58" calcext:value-type="float">
            <text:p><text:s text:c="2"/>9 828</text:p>
          </table:table-cell>
          <table:table-cell office:value-type="float" office:value="10076.172" calcext:value-type="float">
            <text:p><text:s text:c="2"/>10 076</text:p>
          </table:table-cell>
          <table:table-cell office:value-type="float" office:value="10344.494" calcext:value-type="float">
            <text:p><text:s text:c="2"/>10 344</text:p>
          </table:table-cell>
          <table:table-cell office:value-type="float" office:value="10632.932" calcext:value-type="float">
            <text:p><text:s text:c="2"/>10 633</text:p>
          </table:table-cell>
          <table:table-cell office:value-type="float" office:value="10936.936" calcext:value-type="float">
            <text:p><text:s text:c="2"/>10 937</text:p>
          </table:table-cell>
          <table:table-cell office:value-type="float" office:value="11248.046" calcext:value-type="float">
            <text:p><text:s text:c="2"/>11 248</text:p>
          </table:table-cell>
          <table:table-cell office:value-type="float" office:value="11554.979" calcext:value-type="float">
            <text:p><text:s text:c="2"/>11 555</text:p>
          </table:table-cell>
          <table:table-cell office:value-type="float" office:value="11848.331" calcext:value-type="float">
            <text:p><text:s text:c="2"/>11 848</text:p>
          </table:table-cell>
          <table:table-cell office:value-type="float" office:value="12133.074" calcext:value-type="float">
            <text:p><text:s text:c="2"/>12 133</text:p>
          </table:table-cell>
          <table:table-cell office:value-type="float" office:value="12409.243" calcext:value-type="float">
            <text:p><text:s text:c="2"/>12 409</text:p>
          </table:table-cell>
          <table:table-cell office:value-type="float" office:value="12657.708" calcext:value-type="float">
            <text:p><text:s text:c="2"/>12 658</text:p>
          </table:table-cell>
          <table:table-cell office:value-type="float" office:value="12853.78" calcext:value-type="float">
            <text:p><text:s text:c="2"/>12 854</text:p>
          </table:table-cell>
          <table:table-cell office:value-type="float" office:value="12984.405" calcext:value-type="float">
            <text:p><text:s text:c="2"/>12 984</text:p>
          </table:table-cell>
          <table:table-cell office:value-type="float" office:value="13034.385" calcext:value-type="float">
            <text:p><text:s text:c="2"/>13 034</text:p>
          </table:table-cell>
          <table:table-cell office:value-type="float" office:value="13020.861" calcext:value-type="float">
            <text:p><text:s text:c="2"/>13 021</text:p>
          </table:table-cell>
          <table:table-cell office:value-type="float" office:value="13002.553" calcext:value-type="float">
            <text:p><text:s text:c="2"/>13 003</text:p>
          </table:table-cell>
          <table:table-cell office:value-type="float" office:value="13059.613" calcext:value-type="float">
            <text:p><text:s text:c="2"/>13 060</text:p>
          </table:table-cell>
          <table:table-cell office:value-type="float" office:value="13247.649" calcext:value-type="float">
            <text:p><text:s text:c="2"/>13 248</text:p>
          </table:table-cell>
          <table:table-cell office:value-type="float" office:value="13591.97" calcext:value-type="float">
            <text:p><text:s text:c="2"/>13 592</text:p>
          </table:table-cell>
          <table:table-cell office:value-type="float" office:value="14071.231" calcext:value-type="float">
            <text:p><text:s text:c="2"/>14 071</text:p>
          </table:table-cell>
          <table:table-cell office:value-type="float" office:value="14636.995" calcext:value-type="float">
            <text:p><text:s text:c="2"/>14 637</text:p>
          </table:table-cell>
          <table:table-cell office:value-type="float" office:value="15217.044" calcext:value-type="float">
            <text:p><text:s text:c="2"/>15 217</text:p>
          </table:table-cell>
          <table:table-cell office:value-type="float" office:value="15759.132" calcext:value-type="float">
            <text:p><text:s text:c="2"/>15 759</text:p>
          </table:table-cell>
          <table:table-cell office:value-type="float" office:value="16248.232" calcext:value-type="float">
            <text:p><text:s text:c="2"/>16 248</text:p>
          </table:table-cell>
          <table:table-cell office:value-type="float" office:value="16701.351" calcext:value-type="float">
            <text:p><text:s text:c="2"/>16 701</text:p>
          </table:table-cell>
          <table:table-cell office:value-type="float" office:value="17136.78" calcext:value-type="float">
            <text:p><text:s text:c="2"/>17 137</text:p>
          </table:table-cell>
          <table:table-cell office:value-type="float" office:value="17584.869" calcext:value-type="float">
            <text:p><text:s text:c="2"/>17 585</text:p>
          </table:table-cell>
          <table:table-cell office:value-type="float" office:value="18067.687" calcext:value-type="float">
            <text:p><text:s text:c="2"/>18 068</text:p>
          </table:table-cell>
          <table:table-cell office:value-type="float" office:value="18588.758" calcext:value-type="float">
            <text:p><text:s text:c="2"/>18 589</text:p>
          </table:table-cell>
          <table:table-cell office:value-type="float" office:value="19139.658" calcext:value-type="float">
            <text:p><text:s text:c="2"/>19 140</text:p>
          </table:table-cell>
          <table:table-cell office:value-type="float" office:value="19716.598" calcext:value-type="float">
            <text:p><text:s text:c="2"/>19 717</text:p>
          </table:table-cell>
          <table:table-cell office:value-type="float" office:value="20312.705" calcext:value-type="float">
            <text:p><text:s text:c="2"/>20 313</text:p>
          </table:table-cell>
          <table:table-cell office:value-type="float" office:value="20923.07" calcext:value-type="float">
            <text:p><text:s text:c="2"/>20 923</text:p>
          </table:table-cell>
          <table:table-cell office:value-type="float" office:value="21547.463" calcext:value-type="float">
            <text:p><text:s text:c="2"/>21 547</text:p>
          </table:table-cell>
          <table:table-cell office:value-type="float" office:value="22188.387" calcext:value-type="float">
            <text:p><text:s text:c="2"/>22 188</text:p>
          </table:table-cell>
          <table:table-cell office:value-type="float" office:value="22846.758" calcext:value-type="float">
            <text:p><text:s text:c="2"/>22 847</text:p>
          </table:table-cell>
          <table:table-cell office:value-type="float" office:value="23524.063" calcext:value-type="float">
            <text:p><text:s text:c="2"/>23 524</text:p>
          </table:table-cell>
          <table:table-cell office:value-type="float" office:value="24221.405" calcext:value-type="float">
            <text:p><text:s text:c="2"/>24 221</text:p>
          </table:table-cell>
          <table:table-cell office:value-type="float" office:value="24939.005" calcext:value-type="float">
            <text:p><text:s text:c="2"/>24 939</text:p>
          </table:table-cell>
          <table:table-cell office:value-type="float" office:value="25676.606" calcext:value-type="float">
            <text:p><text:s text:c="2"/>25 677</text:p>
          </table:table-cell>
          <table:table-cell office:value-type="float" office:value="26434.372" calcext:value-type="float">
            <text:p><text:s text:c="2"/>26 434</text:p>
          </table:table-cell>
          <table:table-cell office:value-type="float" office:value="27212.382" calcext:value-type="float">
            <text:p><text:s text:c="2"/>27 212</text:p>
          </table:table-cell>
          <table:table-cell office:value-type="float" office:value="28010.691" calcext:value-type="float">
            <text:p><text:s text:c="2"/>28 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éunion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248.11" calcext:value-type="float">
            <text:p><text:s text:c="3"/>248</text:p>
          </table:table-cell>
          <table:table-cell office:value-type="float" office:value="259.295" calcext:value-type="float">
            <text:p><text:s text:c="3"/>259</text:p>
          </table:table-cell>
          <table:table-cell office:value-type="float" office:value="268.486" calcext:value-type="float">
            <text:p><text:s text:c="3"/>268</text:p>
          </table:table-cell>
          <table:table-cell office:value-type="float" office:value="276.526" calcext:value-type="float">
            <text:p><text:s text:c="3"/>277</text:p>
          </table:table-cell>
          <table:table-cell office:value-type="float" office:value="284.08" calcext:value-type="float">
            <text:p><text:s text:c="3"/>284</text:p>
          </table:table-cell>
          <table:table-cell office:value-type="float" office:value="291.658" calcext:value-type="float">
            <text:p><text:s text:c="3"/>292</text:p>
          </table:table-cell>
          <table:table-cell office:value-type="float" office:value="299.571" calcext:value-type="float">
            <text:p><text:s text:c="3"/>300</text:p>
          </table:table-cell>
          <table:table-cell office:value-type="float" office:value="307.979" calcext:value-type="float">
            <text:p><text:s text:c="3"/>308</text:p>
          </table:table-cell>
          <table:table-cell office:value-type="float" office:value="316.879" calcext:value-type="float">
            <text:p><text:s text:c="3"/>317</text:p>
          </table:table-cell>
          <table:table-cell office:value-type="float" office:value="326.167" calcext:value-type="float">
            <text:p><text:s text:c="3"/>326</text:p>
          </table:table-cell>
          <table:table-cell office:value-type="float" office:value="335.693" calcext:value-type="float">
            <text:p><text:s text:c="3"/>336</text:p>
          </table:table-cell>
          <table:table-cell office:value-type="float" office:value="345.405" calcext:value-type="float">
            <text:p><text:s text:c="3"/>345</text:p>
          </table:table-cell>
          <table:table-cell office:value-type="float" office:value="355.429" calcext:value-type="float">
            <text:p><text:s text:c="3"/>355</text:p>
          </table:table-cell>
          <table:table-cell office:value-type="float" office:value="366.078" calcext:value-type="float">
            <text:p><text:s text:c="3"/>366</text:p>
          </table:table-cell>
          <table:table-cell office:value-type="float" office:value="377.791" calcext:value-type="float">
            <text:p><text:s text:c="3"/>378</text:p>
          </table:table-cell>
          <table:table-cell office:value-type="float" office:value="390.775" calcext:value-type="float">
            <text:p><text:s text:c="3"/>391</text:p>
          </table:table-cell>
          <table:table-cell office:value-type="float" office:value="405.29" calcext:value-type="float">
            <text:p><text:s text:c="3"/>405</text:p>
          </table:table-cell>
          <table:table-cell office:value-type="float" office:value="420.988" calcext:value-type="float">
            <text:p><text:s text:c="3"/>421</text:p>
          </table:table-cell>
          <table:table-cell office:value-type="float" office:value="436.69" calcext:value-type="float">
            <text:p><text:s text:c="3"/>437</text:p>
          </table:table-cell>
          <table:table-cell office:value-type="float" office:value="450.74" calcext:value-type="float">
            <text:p><text:s text:c="3"/>451</text:p>
          </table:table-cell>
          <table:table-cell office:value-type="float" office:value="462.025" calcext:value-type="float">
            <text:p><text:s text:c="3"/>462</text:p>
          </table:table-cell>
          <table:table-cell office:value-type="float" office:value="470.119" calcext:value-type="float">
            <text:p><text:s text:c="3"/>470</text:p>
          </table:table-cell>
          <table:table-cell office:value-type="float" office:value="475.473" calcext:value-type="float">
            <text:p><text:s text:c="3"/>475</text:p>
          </table:table-cell>
          <table:table-cell office:value-type="float" office:value="478.91" calcext:value-type="float">
            <text:p><text:s text:c="3"/>479</text:p>
          </table:table-cell>
          <table:table-cell office:value-type="float" office:value="481.689" calcext:value-type="float">
            <text:p><text:s text:c="3"/>482</text:p>
          </table:table-cell>
          <table:table-cell office:value-type="float" office:value="484.777" calcext:value-type="float">
            <text:p><text:s text:c="3"/>485</text:p>
          </table:table-cell>
          <table:table-cell office:value-type="float" office:value="488.349" calcext:value-type="float">
            <text:p><text:s text:c="3"/>488</text:p>
          </table:table-cell>
          <table:table-cell office:value-type="float" office:value="492.286" calcext:value-type="float">
            <text:p><text:s text:c="3"/>492</text:p>
          </table:table-cell>
          <table:table-cell office:value-type="float" office:value="496.911" calcext:value-type="float">
            <text:p><text:s text:c="3"/>497</text:p>
          </table:table-cell>
          <table:table-cell office:value-type="float" office:value="502.5" calcext:value-type="float">
            <text:p><text:s text:c="3"/>503</text:p>
          </table:table-cell>
          <table:table-cell office:value-type="float" office:value="509.265" calcext:value-type="float">
            <text:p><text:s text:c="3"/>509</text:p>
          </table:table-cell>
          <table:table-cell office:value-type="float" office:value="517.413" calcext:value-type="float">
            <text:p><text:s text:c="3"/>517</text:p>
          </table:table-cell>
          <table:table-cell office:value-type="float" office:value="526.949" calcext:value-type="float">
            <text:p><text:s text:c="3"/>527</text:p>
          </table:table-cell>
          <table:table-cell office:value-type="float" office:value="537.4" calcext:value-type="float">
            <text:p><text:s text:c="3"/>537</text:p>
          </table:table-cell>
          <table:table-cell office:value-type="float" office:value="548.141" calcext:value-type="float">
            <text:p><text:s text:c="3"/>548</text:p>
          </table:table-cell>
          <table:table-cell office:value-type="float" office:value="558.699" calcext:value-type="float">
            <text:p><text:s text:c="3"/>559</text:p>
          </table:table-cell>
          <table:table-cell office:value-type="float" office:value="568.917" calcext:value-type="float">
            <text:p><text:s text:c="3"/>569</text:p>
          </table:table-cell>
          <table:table-cell office:value-type="float" office:value="578.938" calcext:value-type="float">
            <text:p><text:s text:c="3"/>579</text:p>
          </table:table-cell>
          <table:table-cell office:value-type="float" office:value="588.986" calcext:value-type="float">
            <text:p><text:s text:c="3"/>589</text:p>
          </table:table-cell>
          <table:table-cell office:value-type="float" office:value="599.454" calcext:value-type="float">
            <text:p><text:s text:c="3"/>599</text:p>
          </table:table-cell>
          <table:table-cell office:value-type="float" office:value="610.582" calcext:value-type="float">
            <text:p><text:s text:c="3"/>611</text:p>
          </table:table-cell>
          <table:table-cell office:value-type="float" office:value="622.418" calcext:value-type="float">
            <text:p><text:s text:c="3"/>622</text:p>
          </table:table-cell>
          <table:table-cell office:value-type="float" office:value="634.793" calcext:value-type="float">
            <text:p><text:s text:c="3"/>635</text:p>
          </table:table-cell>
          <table:table-cell office:value-type="float" office:value="647.588" calcext:value-type="float">
            <text:p><text:s text:c="3"/>648</text:p>
          </table:table-cell>
          <table:table-cell office:value-type="float" office:value="660.563" calcext:value-type="float">
            <text:p><text:s text:c="3"/>661</text:p>
          </table:table-cell>
          <table:table-cell office:value-type="float" office:value="673.541" calcext:value-type="float">
            <text:p><text:s text:c="3"/>674</text:p>
          </table:table-cell>
          <table:table-cell office:value-type="float" office:value="686.463" calcext:value-type="float">
            <text:p><text:s text:c="3"/>686</text:p>
          </table:table-cell>
          <table:table-cell office:value-type="float" office:value="699.299" calcext:value-type="float">
            <text:p><text:s text:c="3"/>699</text:p>
          </table:table-cell>
          <table:table-cell office:value-type="float" office:value="711.992" calcext:value-type="float">
            <text:p><text:s text:c="3"/>712</text:p>
          </table:table-cell>
          <table:table-cell office:value-type="float" office:value="724.484" calcext:value-type="float">
            <text:p><text:s text:c="3"/>724</text:p>
          </table:table-cell>
          <table:table-cell office:value-type="float" office:value="736.71" calcext:value-type="float">
            <text:p><text:s text:c="3"/>737</text:p>
          </table:table-cell>
          <table:table-cell office:value-type="float" office:value="748.658" calcext:value-type="float">
            <text:p><text:s text:c="3"/>749</text:p>
          </table:table-cell>
          <table:table-cell office:value-type="float" office:value="760.258" calcext:value-type="float">
            <text:p><text:s text:c="3"/>760</text:p>
          </table:table-cell>
          <table:table-cell office:value-type="float" office:value="771.384" calcext:value-type="float">
            <text:p><text:s text:c="3"/>771</text:p>
          </table:table-cell>
          <table:table-cell office:value-type="float" office:value="781.864" calcext:value-type="float">
            <text:p><text:s text:c="3"/>782</text:p>
          </table:table-cell>
          <table:table-cell office:value-type="float" office:value="791.598" calcext:value-type="float">
            <text:p><text:s text:c="3"/>792</text:p>
          </table:table-cell>
          <table:table-cell office:value-type="float" office:value="800.543" calcext:value-type="float">
            <text:p><text:s text:c="3"/>801</text:p>
          </table:table-cell>
          <table:table-cell office:value-type="float" office:value="808.735" calcext:value-type="float">
            <text:p><text:s text:c="3"/>809</text:p>
          </table:table-cell>
          <table:table-cell office:value-type="float" office:value="816.335" calcext:value-type="float">
            <text:p><text:s text:c="3"/>816</text:p>
          </table:table-cell>
          <table:table-cell office:value-type="float" office:value="823.537" calcext:value-type="float">
            <text:p><text:s text:c="3"/>824</text:p>
          </table:table-cell>
          <table:table-cell office:value-type="float" office:value="830.519" calcext:value-type="float">
            <text:p><text:s text:c="3"/>831</text:p>
          </table:table-cell>
          <table:table-cell office:value-type="float" office:value="837.304" calcext:value-type="float">
            <text:p><text:s text:c="3"/>837</text:p>
          </table:table-cell>
          <table:table-cell office:value-type="float" office:value="843.907" calcext:value-type="float">
            <text:p><text:s text:c="3"/>844</text:p>
          </table:table-cell>
          <table:table-cell office:value-type="float" office:value="850.4" calcext:value-type="float">
            <text:p><text:s text:c="3"/>850</text:p>
          </table:table-cell>
          <table:table-cell office:value-type="float" office:value="856.867" calcext:value-type="float">
            <text:p><text:s text:c="3"/>857</text:p>
          </table:table-cell>
          <table:table-cell office:value-type="float" office:value="863.363" calcext:value-type="float">
            <text:p><text:s text:c="3"/>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2186.185" calcext:value-type="float">
            <text:p><text:s text:c="2"/>2 186</text:p>
          </table:table-cell>
          <table:table-cell office:value-type="float" office:value="2250.677" calcext:value-type="float">
            <text:p><text:s text:c="2"/>2 251</text:p>
          </table:table-cell>
          <table:table-cell office:value-type="float" office:value="2313.311" calcext:value-type="float">
            <text:p><text:s text:c="2"/>2 313</text:p>
          </table:table-cell>
          <table:table-cell office:value-type="float" office:value="2378.445" calcext:value-type="float">
            <text:p><text:s text:c="2"/>2 378</text:p>
          </table:table-cell>
          <table:table-cell office:value-type="float" office:value="2448.825" calcext:value-type="float">
            <text:p><text:s text:c="2"/>2 449</text:p>
          </table:table-cell>
          <table:table-cell office:value-type="float" office:value="2525.527" calcext:value-type="float">
            <text:p><text:s text:c="2"/>2 526</text:p>
          </table:table-cell>
          <table:table-cell office:value-type="float" office:value="2607.95" calcext:value-type="float">
            <text:p><text:s text:c="2"/>2 608</text:p>
          </table:table-cell>
          <table:table-cell office:value-type="float" office:value="2693.821" calcext:value-type="float">
            <text:p><text:s text:c="2"/>2 694</text:p>
          </table:table-cell>
          <table:table-cell office:value-type="float" office:value="2779.55" calcext:value-type="float">
            <text:p><text:s text:c="2"/>2 780</text:p>
          </table:table-cell>
          <table:table-cell office:value-type="float" office:value="2860.691" calcext:value-type="float">
            <text:p><text:s text:c="2"/>2 861</text:p>
          </table:table-cell>
          <table:table-cell office:value-type="float" office:value="2933.428" calcext:value-type="float">
            <text:p><text:s text:c="2"/>2 933</text:p>
          </table:table-cell>
          <table:table-cell office:value-type="float" office:value="2996.096" calcext:value-type="float">
            <text:p><text:s text:c="2"/>2 996</text:p>
          </table:table-cell>
          <table:table-cell office:value-type="float" office:value="3050.604" calcext:value-type="float">
            <text:p><text:s text:c="2"/>3 051</text:p>
          </table:table-cell>
          <table:table-cell office:value-type="float" office:value="3102.972" calcext:value-type="float">
            <text:p><text:s text:c="2"/>3 103</text:p>
          </table:table-cell>
          <table:table-cell office:value-type="float" office:value="3161.724" calcext:value-type="float">
            <text:p><text:s text:c="2"/>3 162</text:p>
          </table:table-cell>
          <table:table-cell office:value-type="float" office:value="3232.934" calcext:value-type="float">
            <text:p><text:s text:c="2"/>3 233</text:p>
          </table:table-cell>
          <table:table-cell office:value-type="float" office:value="3319.082" calcext:value-type="float">
            <text:p><text:s text:c="2"/>3 319</text:p>
          </table:table-cell>
          <table:table-cell office:value-type="float" office:value="3418.317" calcext:value-type="float">
            <text:p><text:s text:c="2"/>3 418</text:p>
          </table:table-cell>
          <table:table-cell office:value-type="float" office:value="3527.263" calcext:value-type="float">
            <text:p><text:s text:c="2"/>3 527</text:p>
          </table:table-cell>
          <table:table-cell office:value-type="float" office:value="3640.591" calcext:value-type="float">
            <text:p><text:s text:c="2"/>3 641</text:p>
          </table:table-cell>
          <table:table-cell office:value-type="float" office:value="3754.541" calcext:value-type="float">
            <text:p><text:s text:c="2"/>3 755</text:p>
          </table:table-cell>
          <table:table-cell office:value-type="float" office:value="3868.337" calcext:value-type="float">
            <text:p><text:s text:c="2"/>3 868</text:p>
          </table:table-cell>
          <table:table-cell office:value-type="float" office:value="3983.7" calcext:value-type="float">
            <text:p><text:s text:c="2"/>3 984</text:p>
          </table:table-cell>
          <table:table-cell office:value-type="float" office:value="4102.321" calcext:value-type="float">
            <text:p><text:s text:c="2"/>4 102</text:p>
          </table:table-cell>
          <table:table-cell office:value-type="float" office:value="4226.799" calcext:value-type="float">
            <text:p><text:s text:c="2"/>4 227</text:p>
          </table:table-cell>
          <table:table-cell office:value-type="float" office:value="4359.092" calcext:value-type="float">
            <text:p><text:s text:c="2"/>4 359</text:p>
          </table:table-cell>
          <table:table-cell office:value-type="float" office:value="4499.509" calcext:value-type="float">
            <text:p><text:s text:c="2"/>4 500</text:p>
          </table:table-cell>
          <table:table-cell office:value-type="float" office:value="4647.615" calcext:value-type="float">
            <text:p><text:s text:c="2"/>4 648</text:p>
          </table:table-cell>
          <table:table-cell office:value-type="float" office:value="4803.725" calcext:value-type="float">
            <text:p><text:s text:c="2"/>4 804</text:p>
          </table:table-cell>
          <table:table-cell office:value-type="float" office:value="4968.074" calcext:value-type="float">
            <text:p><text:s text:c="2"/>4 968</text:p>
          </table:table-cell>
          <table:table-cell office:value-type="float" office:value="5140.716" calcext:value-type="float">
            <text:p><text:s text:c="2"/>5 141</text:p>
          </table:table-cell>
          <table:table-cell office:value-type="float" office:value="5315.032" calcext:value-type="float">
            <text:p><text:s text:c="2"/>5 315</text:p>
          </table:table-cell>
          <table:table-cell office:value-type="float" office:value="5489.322" calcext:value-type="float">
            <text:p><text:s text:c="2"/>5 489</text:p>
          </table:table-cell>
          <table:table-cell office:value-type="float" office:value="5673.614" calcext:value-type="float">
            <text:p><text:s text:c="2"/>5 674</text:p>
          </table:table-cell>
          <table:table-cell office:value-type="float" office:value="5881.906" calcext:value-type="float">
            <text:p><text:s text:c="2"/>5 882</text:p>
          </table:table-cell>
          <table:table-cell office:value-type="float" office:value="6120.107" calcext:value-type="float">
            <text:p><text:s text:c="2"/>6 120</text:p>
          </table:table-cell>
          <table:table-cell office:value-type="float" office:value="6407.672" calcext:value-type="float">
            <text:p><text:s text:c="2"/>6 408</text:p>
          </table:table-cell>
          <table:table-cell office:value-type="float" office:value="6732.131" calcext:value-type="float">
            <text:p><text:s text:c="2"/>6 732</text:p>
          </table:table-cell>
          <table:table-cell office:value-type="float" office:value="7030.179" calcext:value-type="float">
            <text:p><text:s text:c="2"/>7 030</text:p>
          </table:table-cell>
          <table:table-cell office:value-type="float" office:value="7216.028" calcext:value-type="float">
            <text:p><text:s text:c="2"/>7 216</text:p>
          </table:table-cell>
          <table:table-cell office:value-type="float" office:value="7235.798" calcext:value-type="float">
            <text:p><text:s text:c="2"/>7 236</text:p>
          </table:table-cell>
          <table:table-cell office:value-type="float" office:value="7051.759" calcext:value-type="float">
            <text:p><text:s text:c="2"/>7 052</text:p>
          </table:table-cell>
          <table:table-cell office:value-type="float" office:value="6701.851" calcext:value-type="float">
            <text:p><text:s text:c="2"/>6 702</text:p>
          </table:table-cell>
          <table:table-cell office:value-type="float" office:value="6299.909" calcext:value-type="float">
            <text:p><text:s text:c="2"/>6 300</text:p>
          </table:table-cell>
          <table:table-cell office:value-type="float" office:value="6005.095" calcext:value-type="float">
            <text:p><text:s text:c="2"/>6 005</text:p>
          </table:table-cell>
          <table:table-cell office:value-type="float" office:value="5928.078" calcext:value-type="float">
            <text:p><text:s text:c="2"/>5 928</text:p>
          </table:table-cell>
          <table:table-cell office:value-type="float" office:value="6115.168" calcext:value-type="float">
            <text:p><text:s text:c="2"/>6 115</text:p>
          </table:table-cell>
          <table:table-cell office:value-type="float" office:value="6522.382" calcext:value-type="float">
            <text:p><text:s text:c="2"/>6 522</text:p>
          </table:table-cell>
          <table:table-cell office:value-type="float" office:value="7059.813" calcext:value-type="float">
            <text:p><text:s text:c="2"/>7 060</text:p>
          </table:table-cell>
          <table:table-cell office:value-type="float" office:value="7593.239" calcext:value-type="float">
            <text:p><text:s text:c="2"/>7 593</text:p>
          </table:table-cell>
          <table:table-cell office:value-type="float" office:value="8025.703" calcext:value-type="float">
            <text:p><text:s text:c="2"/>8 026</text:p>
          </table:table-cell>
          <table:table-cell office:value-type="float" office:value="8329.406" calcext:value-type="float">
            <text:p><text:s text:c="2"/>8 329</text:p>
          </table:table-cell>
          <table:table-cell office:value-type="float" office:value="8536.205" calcext:value-type="float">
            <text:p><text:s text:c="2"/>8 536</text:p>
          </table:table-cell>
          <table:table-cell office:value-type="float" office:value="8680.346" calcext:value-type="float">
            <text:p><text:s text:c="2"/>8 680</text:p>
          </table:table-cell>
          <table:table-cell office:value-type="float" office:value="8818.438" calcext:value-type="float">
            <text:p><text:s text:c="2"/>8 818</text:p>
          </table:table-cell>
          <table:table-cell office:value-type="float" office:value="8991.735" calcext:value-type="float">
            <text:p><text:s text:c="2"/>8 992</text:p>
          </table:table-cell>
          <table:table-cell office:value-type="float" office:value="9206.58" calcext:value-type="float">
            <text:p><text:s text:c="2"/>9 207</text:p>
          </table:table-cell>
          <table:table-cell office:value-type="float" office:value="9447.402" calcext:value-type="float">
            <text:p><text:s text:c="2"/>9 447</text:p>
          </table:table-cell>
          <table:table-cell office:value-type="float" office:value="9708.169" calcext:value-type="float">
            <text:p><text:s text:c="2"/>9 708</text:p>
          </table:table-cell>
          <table:table-cell office:value-type="float" office:value="9977.446" calcext:value-type="float">
            <text:p><text:s text:c="2"/>9 977</text:p>
          </table:table-cell>
          <table:table-cell office:value-type="float" office:value="10246.842" calcext:value-type="float">
            <text:p><text:s text:c="2"/>10 247</text:p>
          </table:table-cell>
          <table:table-cell office:value-type="float" office:value="10516.071" calcext:value-type="float">
            <text:p><text:s text:c="2"/>10 516</text:p>
          </table:table-cell>
          <table:table-cell office:value-type="float" office:value="10788.853" calcext:value-type="float">
            <text:p><text:s text:c="2"/>10 789</text:p>
          </table:table-cell>
          <table:table-cell office:value-type="float" office:value="11065.151" calcext:value-type="float">
            <text:p><text:s text:c="2"/>11 065</text:p>
          </table:table-cell>
          <table:table-cell office:value-type="float" office:value="11345.357" calcext:value-type="float">
            <text:p><text:s text:c="2"/>11 345</text:p>
          </table:table-cell>
          <table:table-cell office:value-type="float" office:value="11629.553" calcext:value-type="float">
            <text:p><text:s text:c="2"/>11 6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eychelles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6.325" calcext:value-type="float">
            <text:p><text:s text:c="3"/>36</text:p>
          </table:table-cell>
          <table:table-cell office:value-type="float" office:value="36.881" calcext:value-type="float">
            <text:p><text:s text:c="3"/>37</text:p>
          </table:table-cell>
          <table:table-cell office:value-type="float" office:value="37.437" calcext:value-type="float">
            <text:p><text:s text:c="3"/>37</text:p>
          </table:table-cell>
          <table:table-cell office:value-type="float" office:value="37.964" calcext:value-type="float">
            <text:p><text:s text:c="3"/>38</text:p>
          </table:table-cell>
          <table:table-cell office:value-type="float" office:value="38.455" calcext:value-type="float">
            <text:p><text:s text:c="3"/>38</text:p>
          </table:table-cell>
          <table:table-cell office:value-type="float" office:value="38.909" calcext:value-type="float">
            <text:p><text:s text:c="3"/>39</text:p>
          </table:table-cell>
          <table:table-cell office:value-type="float" office:value="39.334" calcext:value-type="float">
            <text:p><text:s text:c="3"/>39</text:p>
          </table:table-cell>
          <table:table-cell office:value-type="float" office:value="39.769" calcext:value-type="float">
            <text:p><text:s text:c="3"/>40</text:p>
          </table:table-cell>
          <table:table-cell office:value-type="float" office:value="40.254" calcext:value-type="float">
            <text:p><text:s text:c="3"/>40</text:p>
          </table:table-cell>
          <table:table-cell office:value-type="float" office:value="40.826" calcext:value-type="float">
            <text:p><text:s text:c="3"/>41</text:p>
          </table:table-cell>
          <table:table-cell office:value-type="float" office:value="41.54" calcext:value-type="float">
            <text:p><text:s text:c="3"/>42</text:p>
          </table:table-cell>
          <table:table-cell office:value-type="float" office:value="42.4" calcext:value-type="float">
            <text:p><text:s text:c="3"/>42</text:p>
          </table:table-cell>
          <table:table-cell office:value-type="float" office:value="43.406" calcext:value-type="float">
            <text:p><text:s text:c="3"/>43</text:p>
          </table:table-cell>
          <table:table-cell office:value-type="float" office:value="44.511" calcext:value-type="float">
            <text:p><text:s text:c="3"/>45</text:p>
          </table:table-cell>
          <table:table-cell office:value-type="float" office:value="45.649" calcext:value-type="float">
            <text:p><text:s text:c="3"/>46</text:p>
          </table:table-cell>
          <table:table-cell office:value-type="float" office:value="46.772" calcext:value-type="float">
            <text:p><text:s text:c="3"/>47</text:p>
          </table:table-cell>
          <table:table-cell office:value-type="float" office:value="47.852" calcext:value-type="float">
            <text:p><text:s text:c="3"/>48</text:p>
          </table:table-cell>
          <table:table-cell office:value-type="float" office:value="48.914" calcext:value-type="float">
            <text:p><text:s text:c="3"/>49</text:p>
          </table:table-cell>
          <table:table-cell office:value-type="float" office:value="49.988" calcext:value-type="float">
            <text:p><text:s text:c="3"/>50</text:p>
          </table:table-cell>
          <table:table-cell office:value-type="float" office:value="51.128" calcext:value-type="float">
            <text:p><text:s text:c="3"/>51</text:p>
          </table:table-cell>
          <table:table-cell office:value-type="float" office:value="52.365" calcext:value-type="float">
            <text:p><text:s text:c="3"/>52</text:p>
          </table:table-cell>
          <table:table-cell office:value-type="float" office:value="53.707" calcext:value-type="float">
            <text:p><text:s text:c="3"/>54</text:p>
          </table:table-cell>
          <table:table-cell office:value-type="float" office:value="55.127" calcext:value-type="float">
            <text:p><text:s text:c="3"/>55</text:p>
          </table:table-cell>
          <table:table-cell office:value-type="float" office:value="56.606" calcext:value-type="float">
            <text:p><text:s text:c="3"/>57</text:p>
          </table:table-cell>
          <table:table-cell office:value-type="float" office:value="58.097" calcext:value-type="float">
            <text:p><text:s text:c="3"/>58</text:p>
          </table:table-cell>
          <table:table-cell office:value-type="float" office:value="59.59" calcext:value-type="float">
            <text:p><text:s text:c="3"/>60</text:p>
          </table:table-cell>
          <table:table-cell office:value-type="float" office:value="61.061" calcext:value-type="float">
            <text:p><text:s text:c="3"/>61</text:p>
          </table:table-cell>
          <table:table-cell office:value-type="float" office:value="62.5" calcext:value-type="float">
            <text:p><text:s text:c="3"/>63</text:p>
          </table:table-cell>
          <table:table-cell office:value-type="float" office:value="63.878" calcext:value-type="float">
            <text:p><text:s text:c="3"/>64</text:p>
          </table:table-cell>
          <table:table-cell office:value-type="float" office:value="65.153" calcext:value-type="float">
            <text:p><text:s text:c="3"/>65</text:p>
          </table:table-cell>
          <table:table-cell office:value-type="float" office:value="66.294" calcext:value-type="float">
            <text:p><text:s text:c="3"/>66</text:p>
          </table:table-cell>
          <table:table-cell office:value-type="float" office:value="67.298" calcext:value-type="float">
            <text:p><text:s text:c="3"/>67</text:p>
          </table:table-cell>
          <table:table-cell office:value-type="float" office:value="68.168" calcext:value-type="float">
            <text:p><text:s text:c="3"/>68</text:p>
          </table:table-cell>
          <table:table-cell office:value-type="float" office:value="68.909" calcext:value-type="float">
            <text:p><text:s text:c="3"/>69</text:p>
          </table:table-cell>
          <table:table-cell office:value-type="float" office:value="69.459" calcext:value-type="float">
            <text:p><text:s text:c="3"/>69</text:p>
          </table:table-cell>
          <table:table-cell office:value-type="float" office:value="69.836" calcext:value-type="float">
            <text:p><text:s text:c="3"/>70</text:p>
          </table:table-cell>
          <table:table-cell office:value-type="float" office:value="70.004" calcext:value-type="float">
            <text:p><text:s text:c="3"/>70</text:p>
          </table:table-cell>
          <table:table-cell office:value-type="float" office:value="70.014" calcext:value-type="float">
            <text:p><text:s text:c="3"/>70</text:p>
          </table:table-cell>
          <table:table-cell office:value-type="float" office:value="69.99" calcext:value-type="float">
            <text:p><text:s text:c="3"/>70</text:p>
          </table:table-cell>
          <table:table-cell office:value-type="float" office:value="70.144" calcext:value-type="float">
            <text:p><text:s text:c="3"/>70</text:p>
          </table:table-cell>
          <table:table-cell office:value-type="float" office:value="70.624" calcext:value-type="float">
            <text:p><text:s text:c="3"/>71</text:p>
          </table:table-cell>
          <table:table-cell office:value-type="float" office:value="71.5" calcext:value-type="float">
            <text:p><text:s text:c="3"/>72</text:p>
          </table:table-cell>
          <table:table-cell office:value-type="float" office:value="72.712" calcext:value-type="float">
            <text:p><text:s text:c="3"/>73</text:p>
          </table:table-cell>
          <table:table-cell office:value-type="float" office:value="74.114" calcext:value-type="float">
            <text:p><text:s text:c="3"/>74</text:p>
          </table:table-cell>
          <table:table-cell office:value-type="float" office:value="75.491" calcext:value-type="float">
            <text:p><text:s text:c="3"/>75</text:p>
          </table:table-cell>
          <table:table-cell office:value-type="float" office:value="76.703" calcext:value-type="float">
            <text:p><text:s text:c="3"/>77</text:p>
          </table:table-cell>
          <table:table-cell office:value-type="float" office:value="77.675" calcext:value-type="float">
            <text:p><text:s text:c="3"/>78</text:p>
          </table:table-cell>
          <table:table-cell office:value-type="float" office:value="78.459" calcext:value-type="float">
            <text:p><text:s text:c="3"/>78</text:p>
          </table:table-cell>
          <table:table-cell office:value-type="float" office:value="79.188" calcext:value-type="float">
            <text:p><text:s text:c="3"/>79</text:p>
          </table:table-cell>
          <table:table-cell office:value-type="float" office:value="80.051" calcext:value-type="float">
            <text:p><text:s text:c="3"/>80</text:p>
          </table:table-cell>
          <table:table-cell office:value-type="float" office:value="81.151" calcext:value-type="float">
            <text:p><text:s text:c="3"/>81</text:p>
          </table:table-cell>
          <table:table-cell office:value-type="float" office:value="82.567" calcext:value-type="float">
            <text:p><text:s text:c="3"/>83</text:p>
          </table:table-cell>
          <table:table-cell office:value-type="float" office:value="84.203" calcext:value-type="float">
            <text:p><text:s text:c="3"/>84</text:p>
          </table:table-cell>
          <table:table-cell office:value-type="float" office:value="85.91" calcext:value-type="float">
            <text:p><text:s text:c="3"/>86</text:p>
          </table:table-cell>
          <table:table-cell office:value-type="float" office:value="87.484" calcext:value-type="float">
            <text:p><text:s text:c="3"/>87</text:p>
          </table:table-cell>
          <table:table-cell office:value-type="float" office:value="88.744" calcext:value-type="float">
            <text:p><text:s text:c="3"/>89</text:p>
          </table:table-cell>
          <table:table-cell office:value-type="float" office:value="89.659" calcext:value-type="float">
            <text:p><text:s text:c="3"/>90</text:p>
          </table:table-cell>
          <table:table-cell office:value-type="float" office:value="90.281" calcext:value-type="float">
            <text:p><text:s text:c="3"/>90</text:p>
          </table:table-cell>
          <table:table-cell office:value-type="float" office:value="90.686" calcext:value-type="float">
            <text:p><text:s text:c="3"/>91</text:p>
          </table:table-cell>
          <table:table-cell office:value-type="float" office:value="91.034" calcext:value-type="float">
            <text:p><text:s text:c="3"/>91</text:p>
          </table:table-cell>
          <table:table-cell office:value-type="float" office:value="91.405" calcext:value-type="float">
            <text:p><text:s text:c="3"/>91</text:p>
          </table:table-cell>
          <table:table-cell office:value-type="float" office:value="91.834" calcext:value-type="float">
            <text:p><text:s text:c="3"/>92</text:p>
          </table:table-cell>
          <table:table-cell office:value-type="float" office:value="92.285" calcext:value-type="float">
            <text:p><text:s text:c="3"/>92</text:p>
          </table:table-cell>
          <table:table-cell office:value-type="float" office:value="92.765" calcext:value-type="float">
            <text:p><text:s text:c="3"/>93</text:p>
          </table:table-cell>
          <table:table-cell office:value-type="float" office:value="93.254" calcext:value-type="float">
            <text:p><text:s text:c="3"/>93</text:p>
          </table:table-cell>
          <table:table-cell office:value-type="float" office:value="93.742" calcext:value-type="float">
            <text:p><text:s text:c="3"/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omalia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264.082" calcext:value-type="float">
            <text:p><text:s text:c="2"/>2 264</text:p>
          </table:table-cell>
          <table:table-cell office:value-type="float" office:value="2307.673" calcext:value-type="float">
            <text:p><text:s text:c="2"/>2 308</text:p>
          </table:table-cell>
          <table:table-cell office:value-type="float" office:value="2351.929" calcext:value-type="float">
            <text:p><text:s text:c="2"/>2 352</text:p>
          </table:table-cell>
          <table:table-cell office:value-type="float" office:value="2397.159" calcext:value-type="float">
            <text:p><text:s text:c="2"/>2 397</text:p>
          </table:table-cell>
          <table:table-cell office:value-type="float" office:value="2443.625" calcext:value-type="float">
            <text:p><text:s text:c="2"/>2 444</text:p>
          </table:table-cell>
          <table:table-cell office:value-type="float" office:value="2491.52" calcext:value-type="float">
            <text:p><text:s text:c="2"/>2 492</text:p>
          </table:table-cell>
          <table:table-cell office:value-type="float" office:value="2540.989" calcext:value-type="float">
            <text:p><text:s text:c="2"/>2 541</text:p>
          </table:table-cell>
          <table:table-cell office:value-type="float" office:value="2592.133" calcext:value-type="float">
            <text:p><text:s text:c="2"/>2 592</text:p>
          </table:table-cell>
          <table:table-cell office:value-type="float" office:value="2644.994" calcext:value-type="float">
            <text:p><text:s text:c="2"/>2 645</text:p>
          </table:table-cell>
          <table:table-cell office:value-type="float" office:value="2699.595" calcext:value-type="float">
            <text:p><text:s text:c="2"/>2 700</text:p>
          </table:table-cell>
          <table:table-cell office:value-type="float" office:value="2755.947" calcext:value-type="float">
            <text:p><text:s text:c="2"/>2 756</text:p>
          </table:table-cell>
          <table:table-cell office:value-type="float" office:value="2814.096" calcext:value-type="float">
            <text:p><text:s text:c="2"/>2 814</text:p>
          </table:table-cell>
          <table:table-cell office:value-type="float" office:value="2874.19" calcext:value-type="float">
            <text:p><text:s text:c="2"/>2 874</text:p>
          </table:table-cell>
          <table:table-cell office:value-type="float" office:value="2936.443" calcext:value-type="float">
            <text:p><text:s text:c="2"/>2 936</text:p>
          </table:table-cell>
          <table:table-cell office:value-type="float" office:value="3001.126" calcext:value-type="float">
            <text:p><text:s text:c="2"/>3 001</text:p>
          </table:table-cell>
          <table:table-cell office:value-type="float" office:value="3068.437" calcext:value-type="float">
            <text:p><text:s text:c="2"/>3 068</text:p>
          </table:table-cell>
          <table:table-cell office:value-type="float" office:value="3143.836" calcext:value-type="float">
            <text:p><text:s text:c="2"/>3 144</text:p>
          </table:table-cell>
          <table:table-cell office:value-type="float" office:value="3228.495" calcext:value-type="float">
            <text:p><text:s text:c="2"/>3 228</text:p>
          </table:table-cell>
          <table:table-cell office:value-type="float" office:value="3313.786" calcext:value-type="float">
            <text:p><text:s text:c="2"/>3 314</text:p>
          </table:table-cell>
          <table:table-cell office:value-type="float" office:value="3387.632" calcext:value-type="float">
            <text:p><text:s text:c="2"/>3 388</text:p>
          </table:table-cell>
          <table:table-cell office:value-type="float" office:value="3444.553" calcext:value-type="float">
            <text:p><text:s text:c="2"/>3 445</text:p>
          </table:table-cell>
          <table:table-cell office:value-type="float" office:value="3470.324" calcext:value-type="float">
            <text:p><text:s text:c="2"/>3 470</text:p>
          </table:table-cell>
          <table:table-cell office:value-type="float" office:value="3475.022" calcext:value-type="float">
            <text:p><text:s text:c="2"/>3 475</text:p>
          </table:table-cell>
          <table:table-cell office:value-type="float" office:value="3506.008" calcext:value-type="float">
            <text:p><text:s text:c="2"/>3 506</text:p>
          </table:table-cell>
          <table:table-cell office:value-type="float" office:value="3627.504" calcext:value-type="float">
            <text:p><text:s text:c="2"/>3 628</text:p>
          </table:table-cell>
          <table:table-cell office:value-type="float" office:value="3880.32" calcext:value-type="float">
            <text:p><text:s text:c="2"/>3 880</text:p>
          </table:table-cell>
          <table:table-cell office:value-type="float" office:value="4289.469" calcext:value-type="float">
            <text:p><text:s text:c="2"/>4 289</text:p>
          </table:table-cell>
          <table:table-cell office:value-type="float" office:value="4827.362" calcext:value-type="float">
            <text:p><text:s text:c="2"/>4 827</text:p>
          </table:table-cell>
          <table:table-cell office:value-type="float" office:value="5417.74" calcext:value-type="float">
            <text:p><text:s text:c="2"/>5 418</text:p>
          </table:table-cell>
          <table:table-cell office:value-type="float" office:value="5953.615" calcext:value-type="float">
            <text:p><text:s text:c="2"/>5 954</text:p>
          </table:table-cell>
          <table:table-cell office:value-type="float" office:value="6359.126" calcext:value-type="float">
            <text:p><text:s text:c="2"/>6 359</text:p>
          </table:table-cell>
          <table:table-cell office:value-type="float" office:value="6604.872" calcext:value-type="float">
            <text:p><text:s text:c="2"/>6 605</text:p>
          </table:table-cell>
          <table:table-cell office:value-type="float" office:value="6716.448" calcext:value-type="float">
            <text:p><text:s text:c="2"/>6 716</text:p>
          </table:table-cell>
          <table:table-cell office:value-type="float" office:value="6740.22" calcext:value-type="float">
            <text:p><text:s text:c="2"/>6 740</text:p>
          </table:table-cell>
          <table:table-cell office:value-type="float" office:value="6747.932" calcext:value-type="float">
            <text:p><text:s text:c="2"/>6 748</text:p>
          </table:table-cell>
          <table:table-cell office:value-type="float" office:value="6791.716" calcext:value-type="float">
            <text:p><text:s text:c="2"/>6 792</text:p>
          </table:table-cell>
          <table:table-cell office:value-type="float" office:value="6887.372" calcext:value-type="float">
            <text:p><text:s text:c="2"/>6 887</text:p>
          </table:table-cell>
          <table:table-cell office:value-type="float" office:value="7018.109" calcext:value-type="float">
            <text:p><text:s text:c="2"/>7 018</text:p>
          </table:table-cell>
          <table:table-cell office:value-type="float" office:value="7165.295" calcext:value-type="float">
            <text:p><text:s text:c="2"/>7 165</text:p>
          </table:table-cell>
          <table:table-cell office:value-type="float" office:value="7298.417" calcext:value-type="float">
            <text:p><text:s text:c="2"/>7 298</text:p>
          </table:table-cell>
          <table:table-cell office:value-type="float" office:value="7397.347" calcext:value-type="float">
            <text:p><text:s text:c="2"/>7 397</text:p>
          </table:table-cell>
          <table:table-cell office:value-type="float" office:value="7455.936" calcext:value-type="float">
            <text:p><text:s text:c="2"/>7 456</text:p>
          </table:table-cell>
          <table:table-cell office:value-type="float" office:value="7488.544" calcext:value-type="float">
            <text:p><text:s text:c="2"/>7 489</text:p>
          </table:table-cell>
          <table:table-cell office:value-type="float" office:value="7519.811" calcext:value-type="float">
            <text:p><text:s text:c="2"/>7 520</text:p>
          </table:table-cell>
          <table:table-cell office:value-type="float" office:value="7583.954" calcext:value-type="float">
            <text:p><text:s text:c="2"/>7 584</text:p>
          </table:table-cell>
          <table:table-cell office:value-type="float" office:value="7704.894" calcext:value-type="float">
            <text:p><text:s text:c="2"/>7 705</text:p>
          </table:table-cell>
          <table:table-cell office:value-type="float" office:value="7892.389" calcext:value-type="float">
            <text:p><text:s text:c="2"/>7 892</text:p>
          </table:table-cell>
          <table:table-cell office:value-type="float" office:value="8137.475" calcext:value-type="float">
            <text:p><text:s text:c="2"/>8 137</text:p>
          </table:table-cell>
          <table:table-cell office:value-type="float" office:value="8422.372" calcext:value-type="float">
            <text:p><text:s text:c="2"/>8 422</text:p>
          </table:table-cell>
          <table:table-cell office:value-type="float" office:value="8720.231" calcext:value-type="float">
            <text:p><text:s text:c="2"/>8 720</text:p>
          </table:table-cell>
          <table:table-cell office:value-type="float" office:value="9011.479" calcext:value-type="float">
            <text:p><text:s text:c="2"/>9 011</text:p>
          </table:table-cell>
          <table:table-cell office:value-type="float" office:value="9290.823" calcext:value-type="float">
            <text:p><text:s text:c="2"/>9 291</text:p>
          </table:table-cell>
          <table:table-cell office:value-type="float" office:value="9564.167" calcext:value-type="float">
            <text:p><text:s text:c="2"/>9 564</text:p>
          </table:table-cell>
          <table:table-cell office:value-type="float" office:value="9836.397" calcext:value-type="float">
            <text:p><text:s text:c="2"/>9 836</text:p>
          </table:table-cell>
          <table:table-cell office:value-type="float" office:value="10116.228" calcext:value-type="float">
            <text:p><text:s text:c="2"/>10 116</text:p>
          </table:table-cell>
          <table:table-cell office:value-type="float" office:value="10409.925" calcext:value-type="float">
            <text:p><text:s text:c="2"/>10 410</text:p>
          </table:table-cell>
          <table:table-cell office:value-type="float" office:value="10718.317" calcext:value-type="float">
            <text:p><text:s text:c="2"/>10 718</text:p>
          </table:table-cell>
          <table:table-cell office:value-type="float" office:value="11038.596" calcext:value-type="float">
            <text:p><text:s text:c="2"/>11 039</text:p>
          </table:table-cell>
          <table:table-cell office:value-type="float" office:value="11369.276" calcext:value-type="float">
            <text:p><text:s text:c="2"/>11 369</text:p>
          </table:table-cell>
          <table:table-cell office:value-type="float" office:value="11707.99" calcext:value-type="float">
            <text:p><text:s text:c="2"/>11 708</text:p>
          </table:table-cell>
          <table:table-cell office:value-type="float" office:value="12053.223" calcext:value-type="float">
            <text:p><text:s text:c="2"/>12 053</text:p>
          </table:table-cell>
          <table:table-cell office:value-type="float" office:value="12404.725" calcext:value-type="float">
            <text:p><text:s text:c="2"/>12 405</text:p>
          </table:table-cell>
          <table:table-cell office:value-type="float" office:value="12763.776" calcext:value-type="float">
            <text:p><text:s text:c="2"/>12 764</text:p>
          </table:table-cell>
          <table:table-cell office:value-type="float" office:value="13132.349" calcext:value-type="float">
            <text:p><text:s text:c="2"/>13 132</text:p>
          </table:table-cell>
          <table:table-cell office:value-type="float" office:value="13513.125" calcext:value-type="float">
            <text:p><text:s text:c="2"/>13 513</text:p>
          </table:table-cell>
          <table:table-cell office:value-type="float" office:value="13908.129" calcext:value-type="float">
            <text:p><text:s text:c="2"/>13 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outh Sudan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582.929" calcext:value-type="float">
            <text:p><text:s text:c="2"/>2 583</text:p>
          </table:table-cell>
          <table:table-cell office:value-type="float" office:value="2601.651" calcext:value-type="float">
            <text:p><text:s text:c="2"/>2 602</text:p>
          </table:table-cell>
          <table:table-cell office:value-type="float" office:value="2625.126" calcext:value-type="float">
            <text:p><text:s text:c="2"/>2 625</text:p>
          </table:table-cell>
          <table:table-cell office:value-type="float" office:value="2653.097" calcext:value-type="float">
            <text:p><text:s text:c="2"/>2 653</text:p>
          </table:table-cell>
          <table:table-cell office:value-type="float" office:value="2685.325" calcext:value-type="float">
            <text:p><text:s text:c="2"/>2 685</text:p>
          </table:table-cell>
          <table:table-cell office:value-type="float" office:value="2721.544" calcext:value-type="float">
            <text:p><text:s text:c="2"/>2 722</text:p>
          </table:table-cell>
          <table:table-cell office:value-type="float" office:value="2761.544" calcext:value-type="float">
            <text:p><text:s text:c="2"/>2 762</text:p>
          </table:table-cell>
          <table:table-cell office:value-type="float" office:value="2805.106" calcext:value-type="float">
            <text:p><text:s text:c="2"/>2 805</text:p>
          </table:table-cell>
          <table:table-cell office:value-type="float" office:value="2852.016" calcext:value-type="float">
            <text:p><text:s text:c="2"/>2 852</text:p>
          </table:table-cell>
          <table:table-cell office:value-type="float" office:value="2902.083" calcext:value-type="float">
            <text:p><text:s text:c="2"/>2 902</text:p>
          </table:table-cell>
          <table:table-cell office:value-type="float" office:value="2955.152" calcext:value-type="float">
            <text:p><text:s text:c="2"/>2 955</text:p>
          </table:table-cell>
          <table:table-cell office:value-type="float" office:value="3011.11" calcext:value-type="float">
            <text:p><text:s text:c="2"/>3 011</text:p>
          </table:table-cell>
          <table:table-cell office:value-type="float" office:value="3069.913" calcext:value-type="float">
            <text:p><text:s text:c="2"/>3 070</text:p>
          </table:table-cell>
          <table:table-cell office:value-type="float" office:value="3131.557" calcext:value-type="float">
            <text:p><text:s text:c="2"/>3 132</text:p>
          </table:table-cell>
          <table:table-cell office:value-type="float" office:value="3196.113" calcext:value-type="float">
            <text:p><text:s text:c="2"/>3 196</text:p>
          </table:table-cell>
          <table:table-cell office:value-type="float" office:value="3263.638" calcext:value-type="float">
            <text:p><text:s text:c="2"/>3 264</text:p>
          </table:table-cell>
          <table:table-cell office:value-type="float" office:value="3334.191" calcext:value-type="float">
            <text:p><text:s text:c="2"/>3 334</text:p>
          </table:table-cell>
          <table:table-cell office:value-type="float" office:value="3407.8" calcext:value-type="float">
            <text:p><text:s text:c="2"/>3 408</text:p>
          </table:table-cell>
          <table:table-cell office:value-type="float" office:value="3484.537" calcext:value-type="float">
            <text:p><text:s text:c="2"/>3 485</text:p>
          </table:table-cell>
          <table:table-cell office:value-type="float" office:value="3564.465" calcext:value-type="float">
            <text:p><text:s text:c="2"/>3 564</text:p>
          </table:table-cell>
          <table:table-cell office:value-type="float" office:value="3647.709" calcext:value-type="float">
            <text:p><text:s text:c="2"/>3 648</text:p>
          </table:table-cell>
          <table:table-cell office:value-type="float" office:value="3734.418" calcext:value-type="float">
            <text:p><text:s text:c="2"/>3 734</text:p>
          </table:table-cell>
          <table:table-cell office:value-type="float" office:value="3824.762" calcext:value-type="float">
            <text:p><text:s text:c="2"/>3 825</text:p>
          </table:table-cell>
          <table:table-cell office:value-type="float" office:value="3918.922" calcext:value-type="float">
            <text:p><text:s text:c="2"/>3 919</text:p>
          </table:table-cell>
          <table:table-cell office:value-type="float" office:value="4017.075" calcext:value-type="float">
            <text:p><text:s text:c="2"/>4 017</text:p>
          </table:table-cell>
          <table:table-cell office:value-type="float" office:value="4119.438" calcext:value-type="float">
            <text:p><text:s text:c="2"/>4 119</text:p>
          </table:table-cell>
          <table:table-cell office:value-type="float" office:value="4224.529" calcext:value-type="float">
            <text:p><text:s text:c="2"/>4 225</text:p>
          </table:table-cell>
          <table:table-cell office:value-type="float" office:value="4332.287" calcext:value-type="float">
            <text:p><text:s text:c="2"/>4 332</text:p>
          </table:table-cell>
          <table:table-cell office:value-type="float" office:value="4445.826" calcext:value-type="float">
            <text:p><text:s text:c="2"/>4 446</text:p>
          </table:table-cell>
          <table:table-cell office:value-type="float" office:value="4569.423" calcext:value-type="float">
            <text:p><text:s text:c="2"/>4 569</text:p>
          </table:table-cell>
          <table:table-cell office:value-type="float" office:value="4705.224" calcext:value-type="float">
            <text:p><text:s text:c="2"/>4 705</text:p>
          </table:table-cell>
          <table:table-cell office:value-type="float" office:value="4853.927" calcext:value-type="float">
            <text:p><text:s text:c="2"/>4 854</text:p>
          </table:table-cell>
          <table:table-cell office:value-type="float" office:value="5011.726" calcext:value-type="float">
            <text:p><text:s text:c="2"/>5 012</text:p>
          </table:table-cell>
          <table:table-cell office:value-type="float" office:value="5170.558" calcext:value-type="float">
            <text:p><text:s text:c="2"/>5 171</text:p>
          </table:table-cell>
          <table:table-cell office:value-type="float" office:value="5319.609" calcext:value-type="float">
            <text:p><text:s text:c="2"/>5 320</text:p>
          </table:table-cell>
          <table:table-cell office:value-type="float" office:value="5450.424" calcext:value-type="float">
            <text:p><text:s text:c="2"/>5 450</text:p>
          </table:table-cell>
          <table:table-cell office:value-type="float" office:value="5565.545" calcext:value-type="float">
            <text:p><text:s text:c="2"/>5 566</text:p>
          </table:table-cell>
          <table:table-cell office:value-type="float" office:value="5666.078" calcext:value-type="float">
            <text:p><text:s text:c="2"/>5 666</text:p>
          </table:table-cell>
          <table:table-cell office:value-type="float" office:value="5741.235" calcext:value-type="float">
            <text:p><text:s text:c="2"/>5 741</text:p>
          </table:table-cell>
          <table:table-cell office:value-type="float" office:value="5777.498" calcext:value-type="float">
            <text:p><text:s text:c="2"/>5 777</text:p>
          </table:table-cell>
          <table:table-cell office:value-type="float" office:value="5768.481" calcext:value-type="float">
            <text:p><text:s text:c="2"/>5 768</text:p>
          </table:table-cell>
          <table:table-cell office:value-type="float" office:value="5705.378" calcext:value-type="float">
            <text:p><text:s text:c="2"/>5 705</text:p>
          </table:table-cell>
          <table:table-cell office:value-type="float" office:value="5599.814" calcext:value-type="float">
            <text:p><text:s text:c="2"/>5 600</text:p>
          </table:table-cell>
          <table:table-cell office:value-type="float" office:value="5490.915" calcext:value-type="float">
            <text:p><text:s text:c="2"/>5 491</text:p>
          </table:table-cell>
          <table:table-cell office:value-type="float" office:value="5431.738" calcext:value-type="float">
            <text:p><text:s text:c="2"/>5 432</text:p>
          </table:table-cell>
          <table:table-cell office:value-type="float" office:value="5459.519" calcext:value-type="float">
            <text:p><text:s text:c="2"/>5 460</text:p>
          </table:table-cell>
          <table:table-cell office:value-type="float" office:value="5591.114" calcext:value-type="float">
            <text:p><text:s text:c="2"/>5 591</text:p>
          </table:table-cell>
          <table:table-cell office:value-type="float" office:value="5814.006" calcext:value-type="float">
            <text:p><text:s text:c="2"/>5 814</text:p>
          </table:table-cell>
          <table:table-cell office:value-type="float" office:value="6099.923" calcext:value-type="float">
            <text:p><text:s text:c="2"/>6 100</text:p>
          </table:table-cell>
          <table:table-cell office:value-type="float" office:value="6405.864" calcext:value-type="float">
            <text:p><text:s text:c="2"/>6 406</text:p>
          </table:table-cell>
          <table:table-cell office:value-type="float" office:value="6700.656" calcext:value-type="float">
            <text:p><text:s text:c="2"/>6 701</text:p>
          </table:table-cell>
          <table:table-cell office:value-type="float" office:value="6974.442" calcext:value-type="float">
            <text:p><text:s text:c="2"/>6 974</text:p>
          </table:table-cell>
          <table:table-cell office:value-type="float" office:value="7237.276" calcext:value-type="float">
            <text:p><text:s text:c="2"/>7 237</text:p>
          </table:table-cell>
          <table:table-cell office:value-type="float" office:value="7501.642" calcext:value-type="float">
            <text:p><text:s text:c="2"/>7 502</text:p>
          </table:table-cell>
          <table:table-cell office:value-type="float" office:value="7787.655" calcext:value-type="float">
            <text:p><text:s text:c="2"/>7 788</text:p>
          </table:table-cell>
          <table:table-cell office:value-type="float" office:value="8108.877" calcext:value-type="float">
            <text:p><text:s text:c="2"/>8 109</text:p>
          </table:table-cell>
          <table:table-cell office:value-type="float" office:value="8468.152" calcext:value-type="float">
            <text:p><text:s text:c="2"/>8 468</text:p>
          </table:table-cell>
          <table:table-cell office:value-type="float" office:value="8856.8" calcext:value-type="float">
            <text:p><text:s text:c="2"/>8 857</text:p>
          </table:table-cell>
          <table:table-cell office:value-type="float" office:value="9263.136" calcext:value-type="float">
            <text:p><text:s text:c="2"/>9 263</text:p>
          </table:table-cell>
          <table:table-cell office:value-type="float" office:value="9670.667" calcext:value-type="float">
            <text:p><text:s text:c="2"/>9 671</text:p>
          </table:table-cell>
          <table:table-cell office:value-type="float" office:value="10067.192" calcext:value-type="float">
            <text:p><text:s text:c="2"/>10 067</text:p>
          </table:table-cell>
          <table:table-cell office:value-type="float" office:value="10448.857" calcext:value-type="float">
            <text:p><text:s text:c="2"/>10 449</text:p>
          </table:table-cell>
          <table:table-cell office:value-type="float" office:value="10818.258" calcext:value-type="float">
            <text:p><text:s text:c="2"/>10 818</text:p>
          </table:table-cell>
          <table:table-cell office:value-type="float" office:value="11177.49" calcext:value-type="float">
            <text:p><text:s text:c="2"/>11 177</text:p>
          </table:table-cell>
          <table:table-cell office:value-type="float" office:value="11530.971" calcext:value-type="float">
            <text:p><text:s text:c="2"/>11 531</text:p>
          </table:table-cell>
          <table:table-cell office:value-type="float" office:value="11882.136" calcext:value-type="float">
            <text:p><text:s text:c="2"/>11 8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gand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158.19" calcext:value-type="float">
            <text:p><text:s text:c="2"/>5 158</text:p>
          </table:table-cell>
          <table:table-cell office:value-type="float" office:value="5308.668" calcext:value-type="float">
            <text:p><text:s text:c="2"/>5 309</text:p>
          </table:table-cell>
          <table:table-cell office:value-type="float" office:value="5455.54" calcext:value-type="float">
            <text:p><text:s text:c="2"/>5 456</text:p>
          </table:table-cell>
          <table:table-cell office:value-type="float" office:value="5601.239" calcext:value-type="float">
            <text:p><text:s text:c="2"/>5 601</text:p>
          </table:table-cell>
          <table:table-cell office:value-type="float" office:value="5748.208" calcext:value-type="float">
            <text:p><text:s text:c="2"/>5 748</text:p>
          </table:table-cell>
          <table:table-cell office:value-type="float" office:value="5898.835" calcext:value-type="float">
            <text:p><text:s text:c="2"/>5 899</text:p>
          </table:table-cell>
          <table:table-cell office:value-type="float" office:value="6055.517" calcext:value-type="float">
            <text:p><text:s text:c="2"/>6 056</text:p>
          </table:table-cell>
          <table:table-cell office:value-type="float" office:value="6220.629" calcext:value-type="float">
            <text:p><text:s text:c="2"/>6 221</text:p>
          </table:table-cell>
          <table:table-cell office:value-type="float" office:value="6396.463" calcext:value-type="float">
            <text:p><text:s text:c="2"/>6 396</text:p>
          </table:table-cell>
          <table:table-cell office:value-type="float" office:value="6585.105" calcext:value-type="float">
            <text:p><text:s text:c="2"/>6 585</text:p>
          </table:table-cell>
          <table:table-cell office:value-type="float" office:value="6788.214" calcext:value-type="float">
            <text:p><text:s text:c="2"/>6 788</text:p>
          </table:table-cell>
          <table:table-cell office:value-type="float" office:value="7006.633" calcext:value-type="float">
            <text:p><text:s text:c="2"/>7 007</text:p>
          </table:table-cell>
          <table:table-cell office:value-type="float" office:value="7240.174" calcext:value-type="float">
            <text:p><text:s text:c="2"/>7 240</text:p>
          </table:table-cell>
          <table:table-cell office:value-type="float" office:value="7487.429" calcext:value-type="float">
            <text:p><text:s text:c="2"/>7 487</text:p>
          </table:table-cell>
          <table:table-cell office:value-type="float" office:value="7746.198" calcext:value-type="float">
            <text:p><text:s text:c="2"/>7 746</text:p>
          </table:table-cell>
          <table:table-cell office:value-type="float" office:value="8014.401" calcext:value-type="float">
            <text:p><text:s text:c="2"/>8 014</text:p>
          </table:table-cell>
          <table:table-cell office:value-type="float" office:value="8292.776" calcext:value-type="float">
            <text:p><text:s text:c="2"/>8 293</text:p>
          </table:table-cell>
          <table:table-cell office:value-type="float" office:value="8580.676" calcext:value-type="float">
            <text:p><text:s text:c="2"/>8 581</text:p>
          </table:table-cell>
          <table:table-cell office:value-type="float" office:value="8872.92" calcext:value-type="float">
            <text:p><text:s text:c="2"/>8 873</text:p>
          </table:table-cell>
          <table:table-cell office:value-type="float" office:value="9162.833" calcext:value-type="float">
            <text:p><text:s text:c="2"/>9 163</text:p>
          </table:table-cell>
          <table:table-cell office:value-type="float" office:value="9446.064" calcext:value-type="float">
            <text:p><text:s text:c="2"/>9 446</text:p>
          </table:table-cell>
          <table:table-cell office:value-type="float" office:value="9720.399" calcext:value-type="float">
            <text:p><text:s text:c="2"/>9 720</text:p>
          </table:table-cell>
          <table:table-cell office:value-type="float" office:value="9988.38" calcext:value-type="float">
            <text:p><text:s text:c="2"/>9 988</text:p>
          </table:table-cell>
          <table:table-cell office:value-type="float" office:value="10256.429" calcext:value-type="float">
            <text:p><text:s text:c="2"/>10 256</text:p>
          </table:table-cell>
          <table:table-cell office:value-type="float" office:value="10533.716" calcext:value-type="float">
            <text:p><text:s text:c="2"/>10 534</text:p>
          </table:table-cell>
          <table:table-cell office:value-type="float" office:value="10827.147" calcext:value-type="float">
            <text:p><text:s text:c="2"/>10 827</text:p>
          </table:table-cell>
          <table:table-cell office:value-type="float" office:value="11139.833" calcext:value-type="float">
            <text:p><text:s text:c="2"/>11 140</text:p>
          </table:table-cell>
          <table:table-cell office:value-type="float" office:value="11470.867" calcext:value-type="float">
            <text:p><text:s text:c="2"/>11 471</text:p>
          </table:table-cell>
          <table:table-cell office:value-type="float" office:value="11818.307" calcext:value-type="float">
            <text:p><text:s text:c="2"/>11 818</text:p>
          </table:table-cell>
          <table:table-cell office:value-type="float" office:value="12178.544" calcext:value-type="float">
            <text:p><text:s text:c="2"/>12 179</text:p>
          </table:table-cell>
          <table:table-cell office:value-type="float" office:value="12549.54" calcext:value-type="float">
            <text:p><text:s text:c="2"/>12 550</text:p>
          </table:table-cell>
          <table:table-cell office:value-type="float" office:value="12930.209" calcext:value-type="float">
            <text:p><text:s text:c="2"/>12 930</text:p>
          </table:table-cell>
          <table:table-cell office:value-type="float" office:value="13323.332" calcext:value-type="float">
            <text:p><text:s text:c="2"/>13 323</text:p>
          </table:table-cell>
          <table:table-cell office:value-type="float" office:value="13735.271" calcext:value-type="float">
            <text:p><text:s text:c="2"/>13 735</text:p>
          </table:table-cell>
          <table:table-cell office:value-type="float" office:value="14174.47" calcext:value-type="float">
            <text:p><text:s text:c="2"/>14 174</text:p>
          </table:table-cell>
          <table:table-cell office:value-type="float" office:value="14646.624" calcext:value-type="float">
            <text:p><text:s text:c="2"/>14 647</text:p>
          </table:table-cell>
          <table:table-cell office:value-type="float" office:value="15154.521" calcext:value-type="float">
            <text:p><text:s text:c="2"/>15 155</text:p>
          </table:table-cell>
          <table:table-cell office:value-type="float" office:value="15695.411" calcext:value-type="float">
            <text:p><text:s text:c="2"/>15 695</text:p>
          </table:table-cell>
          <table:table-cell office:value-type="float" office:value="16262.533" calcext:value-type="float">
            <text:p><text:s text:c="2"/>16 263</text:p>
          </table:table-cell>
          <table:table-cell office:value-type="float" office:value="16846.09" calcext:value-type="float">
            <text:p><text:s text:c="2"/>16 846</text:p>
          </table:table-cell>
          <table:table-cell office:value-type="float" office:value="17438.907" calcext:value-type="float">
            <text:p><text:s text:c="2"/>17 439</text:p>
          </table:table-cell>
          <table:table-cell office:value-type="float" office:value="18040.438" calcext:value-type="float">
            <text:p><text:s text:c="2"/>18 040</text:p>
          </table:table-cell>
          <table:table-cell office:value-type="float" office:value="18652.889" calcext:value-type="float">
            <text:p><text:s text:c="2"/>18 653</text:p>
          </table:table-cell>
          <table:table-cell office:value-type="float" office:value="19275.422" calcext:value-type="float">
            <text:p><text:s text:c="2"/>19 275</text:p>
          </table:table-cell>
          <table:table-cell office:value-type="float" office:value="19907.634" calcext:value-type="float">
            <text:p><text:s text:c="2"/>19 908</text:p>
          </table:table-cell>
          <table:table-cell office:value-type="float" office:value="20550.291" calcext:value-type="float">
            <text:p><text:s text:c="2"/>20 550</text:p>
          </table:table-cell>
          <table:table-cell office:value-type="float" office:value="21202.118" calcext:value-type="float">
            <text:p><text:s text:c="2"/>21 202</text:p>
          </table:table-cell>
          <table:table-cell office:value-type="float" office:value="21865.931" calcext:value-type="float">
            <text:p><text:s text:c="2"/>21 866</text:p>
          </table:table-cell>
          <table:table-cell office:value-type="float" office:value="22551.789" calcext:value-type="float">
            <text:p><text:s text:c="2"/>22 552</text:p>
          </table:table-cell>
          <table:table-cell office:value-type="float" office:value="23272.995" calcext:value-type="float">
            <text:p><text:s text:c="2"/>23 273</text:p>
          </table:table-cell>
          <table:table-cell office:value-type="float" office:value="24039.274" calcext:value-type="float">
            <text:p><text:s text:c="2"/>24 039</text:p>
          </table:table-cell>
          <table:table-cell office:value-type="float" office:value="24854.892" calcext:value-type="float">
            <text:p><text:s text:c="2"/>24 855</text:p>
          </table:table-cell>
          <table:table-cell office:value-type="float" office:value="25718.048" calcext:value-type="float">
            <text:p><text:s text:c="2"/>25 718</text:p>
          </table:table-cell>
          <table:table-cell office:value-type="float" office:value="26624.82" calcext:value-type="float">
            <text:p><text:s text:c="2"/>26 625</text:p>
          </table:table-cell>
          <table:table-cell office:value-type="float" office:value="27568.436" calcext:value-type="float">
            <text:p><text:s text:c="2"/>27 568</text:p>
          </table:table-cell>
          <table:table-cell office:value-type="float" office:value="28543.94" calcext:value-type="float">
            <text:p><text:s text:c="2"/>28 544</text:p>
          </table:table-cell>
          <table:table-cell office:value-type="float" office:value="29550.662" calcext:value-type="float">
            <text:p><text:s text:c="2"/>29 551</text:p>
          </table:table-cell>
          <table:table-cell office:value-type="float" office:value="30590.487" calcext:value-type="float">
            <text:p><text:s text:c="2"/>30 590</text:p>
          </table:table-cell>
          <table:table-cell office:value-type="float" office:value="31663.896" calcext:value-type="float">
            <text:p><text:s text:c="2"/>31 664</text:p>
          </table:table-cell>
          <table:table-cell office:value-type="float" office:value="32771.895" calcext:value-type="float">
            <text:p><text:s text:c="2"/>32 772</text:p>
          </table:table-cell>
          <table:table-cell office:value-type="float" office:value="33915.133" calcext:value-type="float">
            <text:p><text:s text:c="2"/>33 915</text:p>
          </table:table-cell>
          <table:table-cell office:value-type="float" office:value="35093.648" calcext:value-type="float">
            <text:p><text:s text:c="2"/>35 094</text:p>
          </table:table-cell>
          <table:table-cell office:value-type="float" office:value="36306.796" calcext:value-type="float">
            <text:p><text:s text:c="2"/>36 307</text:p>
          </table:table-cell>
          <table:table-cell office:value-type="float" office:value="37553.726" calcext:value-type="float">
            <text:p><text:s text:c="2"/>37 554</text:p>
          </table:table-cell>
          <table:table-cell office:value-type="float" office:value="38833.338" calcext:value-type="float">
            <text:p><text:s text:c="2"/>38 833</text:p>
          </table:table-cell>
          <table:table-cell office:value-type="float" office:value="40144.87" calcext:value-type="float">
            <text:p><text:s text:c="2"/>40 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nited Republic of Tanzania</text:p>
          </table:table-cell>
          <table:table-cell office:value-type="float" office:value="2" calcext:value-type="float">
            <text:p>2</text:p>
          </table:table-cell>
          <table:table-cell office:value-type="float" office:value="834" calcext:value-type="float">
            <text:p>834</text:p>
          </table:table-cell>
          <table:table-cell office:value-type="float" office:value="7649.761" calcext:value-type="float">
            <text:p><text:s text:c="2"/>7 650</text:p>
          </table:table-cell>
          <table:table-cell office:value-type="float" office:value="7847.305" calcext:value-type="float">
            <text:p><text:s text:c="2"/>7 847</text:p>
          </table:table-cell>
          <table:table-cell office:value-type="float" office:value="8055.911" calcext:value-type="float">
            <text:p><text:s text:c="2"/>8 056</text:p>
          </table:table-cell>
          <table:table-cell office:value-type="float" office:value="8274.746" calcext:value-type="float">
            <text:p><text:s text:c="2"/>8 275</text:p>
          </table:table-cell>
          <table:table-cell office:value-type="float" office:value="8503.221" calcext:value-type="float">
            <text:p><text:s text:c="2"/>8 503</text:p>
          </table:table-cell>
          <table:table-cell office:value-type="float" office:value="8740.986" calcext:value-type="float">
            <text:p><text:s text:c="2"/>8 741</text:p>
          </table:table-cell>
          <table:table-cell office:value-type="float" office:value="8987.975" calcext:value-type="float">
            <text:p><text:s text:c="2"/>8 988</text:p>
          </table:table-cell>
          <table:table-cell office:value-type="float" office:value="9244.352" calcext:value-type="float">
            <text:p><text:s text:c="2"/>9 244</text:p>
          </table:table-cell>
          <table:table-cell office:value-type="float" office:value="9510.514" calcext:value-type="float">
            <text:p><text:s text:c="2"/>9 511</text:p>
          </table:table-cell>
          <table:table-cell office:value-type="float" office:value="9787.033" calcext:value-type="float">
            <text:p><text:s text:c="2"/>9 787</text:p>
          </table:table-cell>
          <table:table-cell office:value-type="float" office:value="10074.507" calcext:value-type="float">
            <text:p><text:s text:c="2"/>10 075</text:p>
          </table:table-cell>
          <table:table-cell office:value-type="float" office:value="10373.398" calcext:value-type="float">
            <text:p><text:s text:c="2"/>10 373</text:p>
          </table:table-cell>
          <table:table-cell office:value-type="float" office:value="10683.906" calcext:value-type="float">
            <text:p><text:s text:c="2"/>10 684</text:p>
          </table:table-cell>
          <table:table-cell office:value-type="float" office:value="11005.905" calcext:value-type="float">
            <text:p><text:s text:c="2"/>11 006</text:p>
          </table:table-cell>
          <table:table-cell office:value-type="float" office:value="11339.097" calcext:value-type="float">
            <text:p><text:s text:c="2"/>11 339</text:p>
          </table:table-cell>
          <table:table-cell office:value-type="float" office:value="11683.528" calcext:value-type="float">
            <text:p><text:s text:c="2"/>11 684</text:p>
          </table:table-cell>
          <table:table-cell office:value-type="float" office:value="12038.903" calcext:value-type="float">
            <text:p><text:s text:c="2"/>12 039</text:p>
          </table:table-cell>
          <table:table-cell office:value-type="float" office:value="12406.04" calcext:value-type="float">
            <text:p><text:s text:c="2"/>12 406</text:p>
          </table:table-cell>
          <table:table-cell office:value-type="float" office:value="12787.489" calcext:value-type="float">
            <text:p><text:s text:c="2"/>12 787</text:p>
          </table:table-cell>
          <table:table-cell office:value-type="float" office:value="13186.557" calcext:value-type="float">
            <text:p><text:s text:c="2"/>13 187</text:p>
          </table:table-cell>
          <table:table-cell office:value-type="float" office:value="13605.529" calcext:value-type="float">
            <text:p><text:s text:c="2"/>13 606</text:p>
          </table:table-cell>
          <table:table-cell office:value-type="float" office:value="14045.824" calcext:value-type="float">
            <text:p><text:s text:c="2"/>14 046</text:p>
          </table:table-cell>
          <table:table-cell office:value-type="float" office:value="14506.617" calcext:value-type="float">
            <text:p><text:s text:c="2"/>14 507</text:p>
          </table:table-cell>
          <table:table-cell office:value-type="float" office:value="14985.131" calcext:value-type="float">
            <text:p><text:s text:c="2"/>14 985</text:p>
          </table:table-cell>
          <table:table-cell office:value-type="float" office:value="15477.294" calcext:value-type="float">
            <text:p><text:s text:c="2"/>15 477</text:p>
          </table:table-cell>
          <table:table-cell office:value-type="float" office:value="15980.301" calcext:value-type="float">
            <text:p><text:s text:c="2"/>15 980</text:p>
          </table:table-cell>
          <table:table-cell office:value-type="float" office:value="16493.305" calcext:value-type="float">
            <text:p><text:s text:c="2"/>16 493</text:p>
          </table:table-cell>
          <table:table-cell office:value-type="float" office:value="17017.67" calcext:value-type="float">
            <text:p><text:s text:c="2"/>17 018</text:p>
          </table:table-cell>
          <table:table-cell office:value-type="float" office:value="17555.494" calcext:value-type="float">
            <text:p><text:s text:c="2"/>17 555</text:p>
          </table:table-cell>
          <table:table-cell office:value-type="float" office:value="18109.884" calcext:value-type="float">
            <text:p><text:s text:c="2"/>18 110</text:p>
          </table:table-cell>
          <table:table-cell office:value-type="float" office:value="18683.157" calcext:value-type="float">
            <text:p><text:s text:c="2"/>18 683</text:p>
          </table:table-cell>
          <table:table-cell office:value-type="float" office:value="19277.108" calcext:value-type="float">
            <text:p><text:s text:c="2"/>19 277</text:p>
          </table:table-cell>
          <table:table-cell office:value-type="float" office:value="19891.548" calcext:value-type="float">
            <text:p><text:s text:c="2"/>19 892</text:p>
          </table:table-cell>
          <table:table-cell office:value-type="float" office:value="20524.666" calcext:value-type="float">
            <text:p><text:s text:c="2"/>20 525</text:p>
          </table:table-cell>
          <table:table-cell office:value-type="float" office:value="21173.603" calcext:value-type="float">
            <text:p><text:s text:c="2"/>21 174</text:p>
          </table:table-cell>
          <table:table-cell office:value-type="float" office:value="21836.999" calcext:value-type="float">
            <text:p><text:s text:c="2"/>21 837</text:p>
          </table:table-cell>
          <table:table-cell office:value-type="float" office:value="22511.243" calcext:value-type="float">
            <text:p><text:s text:c="2"/>22 511</text:p>
          </table:table-cell>
          <table:table-cell office:value-type="float" office:value="23198.533" calcext:value-type="float">
            <text:p><text:s text:c="2"/>23 199</text:p>
          </table:table-cell>
          <table:table-cell office:value-type="float" office:value="23909.954" calcext:value-type="float">
            <text:p><text:s text:c="2"/>23 910</text:p>
          </table:table-cell>
          <table:table-cell office:value-type="float" office:value="24660.575" calcext:value-type="float">
            <text:p><text:s text:c="2"/>24 661</text:p>
          </table:table-cell>
          <table:table-cell office:value-type="float" office:value="25459.604" calcext:value-type="float">
            <text:p><text:s text:c="2"/>25 460</text:p>
          </table:table-cell>
          <table:table-cell office:value-type="float" office:value="26315.013" calcext:value-type="float">
            <text:p><text:s text:c="2"/>26 315</text:p>
          </table:table-cell>
          <table:table-cell office:value-type="float" office:value="27219.619" calcext:value-type="float">
            <text:p><text:s text:c="2"/>27 220</text:p>
          </table:table-cell>
          <table:table-cell office:value-type="float" office:value="28149.328" calcext:value-type="float">
            <text:p><text:s text:c="2"/>28 149</text:p>
          </table:table-cell>
          <table:table-cell office:value-type="float" office:value="29070.615" calcext:value-type="float">
            <text:p><text:s text:c="2"/>29 071</text:p>
          </table:table-cell>
          <table:table-cell office:value-type="float" office:value="29960.776" calcext:value-type="float">
            <text:p><text:s text:c="2"/>29 961</text:p>
          </table:table-cell>
          <table:table-cell office:value-type="float" office:value="30811.854" calcext:value-type="float">
            <text:p><text:s text:c="2"/>30 812</text:p>
          </table:table-cell>
          <table:table-cell office:value-type="float" office:value="31635.251" calcext:value-type="float">
            <text:p><text:s text:c="2"/>31 635</text:p>
          </table:table-cell>
          <table:table-cell office:value-type="float" office:value="32451.713" calcext:value-type="float">
            <text:p><text:s text:c="2"/>32 452</text:p>
          </table:table-cell>
          <table:table-cell office:value-type="float" office:value="33291.54" calcext:value-type="float">
            <text:p><text:s text:c="2"/>33 292</text:p>
          </table:table-cell>
          <table:table-cell office:value-type="float" office:value="34178.042" calcext:value-type="float">
            <text:p><text:s text:c="2"/>34 178</text:p>
          </table:table-cell>
          <table:table-cell office:value-type="float" office:value="35117.019" calcext:value-type="float">
            <text:p><text:s text:c="2"/>35 117</text:p>
          </table:table-cell>
          <table:table-cell office:value-type="float" office:value="36105.808" calcext:value-type="float">
            <text:p><text:s text:c="2"/>36 106</text:p>
          </table:table-cell>
          <table:table-cell office:value-type="float" office:value="37149.072" calcext:value-type="float">
            <text:p><text:s text:c="2"/>37 149</text:p>
          </table:table-cell>
          <table:table-cell office:value-type="float" office:value="38249.984" calcext:value-type="float">
            <text:p><text:s text:c="2"/>38 250</text:p>
          </table:table-cell>
          <table:table-cell office:value-type="float" office:value="39410.545" calcext:value-type="float">
            <text:p><text:s text:c="2"/>39 411</text:p>
          </table:table-cell>
          <table:table-cell office:value-type="float" office:value="40634.948" calcext:value-type="float">
            <text:p><text:s text:c="2"/>40 635</text:p>
          </table:table-cell>
          <table:table-cell office:value-type="float" office:value="41923.715" calcext:value-type="float">
            <text:p><text:s text:c="2"/>41 924</text:p>
          </table:table-cell>
          <table:table-cell office:value-type="float" office:value="43270.144" calcext:value-type="float">
            <text:p><text:s text:c="2"/>43 270</text:p>
          </table:table-cell>
          <table:table-cell office:value-type="float" office:value="44664.231" calcext:value-type="float">
            <text:p><text:s text:c="2"/>44 664</text:p>
          </table:table-cell>
          <table:table-cell office:value-type="float" office:value="46098.591" calcext:value-type="float">
            <text:p><text:s text:c="2"/>46 099</text:p>
          </table:table-cell>
          <table:table-cell office:value-type="float" office:value="47570.902" calcext:value-type="float">
            <text:p><text:s text:c="2"/>47 571</text:p>
          </table:table-cell>
          <table:table-cell office:value-type="float" office:value="49082.997" calcext:value-type="float">
            <text:p><text:s text:c="2"/>49 083</text:p>
          </table:table-cell>
          <table:table-cell office:value-type="float" office:value="50636.595" calcext:value-type="float">
            <text:p><text:s text:c="2"/>50 637</text:p>
          </table:table-cell>
          <table:table-cell office:value-type="float" office:value="52234.869" calcext:value-type="float">
            <text:p><text:s text:c="2"/>52 235</text:p>
          </table:table-cell>
          <table:table-cell office:value-type="float" office:value="53879.957" calcext:value-type="float">
            <text:p><text:s text:c="2"/>53 8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Zambia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310.442" calcext:value-type="float">
            <text:p><text:s text:c="2"/>2 310</text:p>
          </table:table-cell>
          <table:table-cell office:value-type="float" office:value="2366.628" calcext:value-type="float">
            <text:p><text:s text:c="2"/>2 367</text:p>
          </table:table-cell>
          <table:table-cell office:value-type="float" office:value="2427.991" calcext:value-type="float">
            <text:p><text:s text:c="2"/>2 428</text:p>
          </table:table-cell>
          <table:table-cell office:value-type="float" office:value="2493.513" calcext:value-type="float">
            <text:p><text:s text:c="2"/>2 494</text:p>
          </table:table-cell>
          <table:table-cell office:value-type="float" office:value="2562.483" calcext:value-type="float">
            <text:p><text:s text:c="2"/>2 562</text:p>
          </table:table-cell>
          <table:table-cell office:value-type="float" office:value="2634.464" calcext:value-type="float">
            <text:p><text:s text:c="2"/>2 634</text:p>
          </table:table-cell>
          <table:table-cell office:value-type="float" office:value="2709.359" calcext:value-type="float">
            <text:p><text:s text:c="2"/>2 709</text:p>
          </table:table-cell>
          <table:table-cell office:value-type="float" office:value="2787.337" calcext:value-type="float">
            <text:p><text:s text:c="2"/>2 787</text:p>
          </table:table-cell>
          <table:table-cell office:value-type="float" office:value="2868.841" calcext:value-type="float">
            <text:p><text:s text:c="2"/>2 869</text:p>
          </table:table-cell>
          <table:table-cell office:value-type="float" office:value="2954.483" calcext:value-type="float">
            <text:p><text:s text:c="2"/>2 954</text:p>
          </table:table-cell>
          <table:table-cell office:value-type="float" office:value="3044.846" calcext:value-type="float">
            <text:p><text:s text:c="2"/>3 045</text:p>
          </table:table-cell>
          <table:table-cell office:value-type="float" office:value="3140.264" calcext:value-type="float">
            <text:p><text:s text:c="2"/>3 140</text:p>
          </table:table-cell>
          <table:table-cell office:value-type="float" office:value="3240.587" calcext:value-type="float">
            <text:p><text:s text:c="2"/>3 241</text:p>
          </table:table-cell>
          <table:table-cell office:value-type="float" office:value="3345.145" calcext:value-type="float">
            <text:p><text:s text:c="2"/>3 345</text:p>
          </table:table-cell>
          <table:table-cell office:value-type="float" office:value="3452.942" calcext:value-type="float">
            <text:p><text:s text:c="2"/>3 453</text:p>
          </table:table-cell>
          <table:table-cell office:value-type="float" office:value="3563.407" calcext:value-type="float">
            <text:p><text:s text:c="2"/>3 563</text:p>
          </table:table-cell>
          <table:table-cell office:value-type="float" office:value="3676.189" calcext:value-type="float">
            <text:p><text:s text:c="2"/>3 676</text:p>
          </table:table-cell>
          <table:table-cell office:value-type="float" office:value="3791.887" calcext:value-type="float">
            <text:p><text:s text:c="2"/>3 792</text:p>
          </table:table-cell>
          <table:table-cell office:value-type="float" office:value="3912.085" calcext:value-type="float">
            <text:p><text:s text:c="2"/>3 912</text:p>
          </table:table-cell>
          <table:table-cell office:value-type="float" office:value="4038.923" calcext:value-type="float">
            <text:p><text:s text:c="2"/>4 039</text:p>
          </table:table-cell>
          <table:table-cell office:value-type="float" office:value="4173.928" calcext:value-type="float">
            <text:p><text:s text:c="2"/>4 174</text:p>
          </table:table-cell>
          <table:table-cell office:value-type="float" office:value="4317.748" calcext:value-type="float">
            <text:p><text:s text:c="2"/>4 318</text:p>
          </table:table-cell>
          <table:table-cell office:value-type="float" office:value="4469.895" calcext:value-type="float">
            <text:p><text:s text:c="2"/>4 470</text:p>
          </table:table-cell>
          <table:table-cell office:value-type="float" office:value="4629.402" calcext:value-type="float">
            <text:p><text:s text:c="2"/>4 629</text:p>
          </table:table-cell>
          <table:table-cell office:value-type="float" office:value="4794.754" calcext:value-type="float">
            <text:p><text:s text:c="2"/>4 795</text:p>
          </table:table-cell>
          <table:table-cell office:value-type="float" office:value="4964.831" calcext:value-type="float">
            <text:p><text:s text:c="2"/>4 965</text:p>
          </table:table-cell>
          <table:table-cell office:value-type="float" office:value="5139.03" calcext:value-type="float">
            <text:p><text:s text:c="2"/>5 139</text:p>
          </table:table-cell>
          <table:table-cell office:value-type="float" office:value="5317.631" calcext:value-type="float">
            <text:p><text:s text:c="2"/>5 318</text:p>
          </table:table-cell>
          <table:table-cell office:value-type="float" office:value="5501.445" calcext:value-type="float">
            <text:p><text:s text:c="2"/>5 501</text:p>
          </table:table-cell>
          <table:table-cell office:value-type="float" office:value="5691.749" calcext:value-type="float">
            <text:p><text:s text:c="2"/>5 692</text:p>
          </table:table-cell>
          <table:table-cell office:value-type="float" office:value="5889.23" calcext:value-type="float">
            <text:p><text:s text:c="2"/>5 889</text:p>
          </table:table-cell>
          <table:table-cell office:value-type="float" office:value="6094.206" calcext:value-type="float">
            <text:p><text:s text:c="2"/>6 094</text:p>
          </table:table-cell>
          <table:table-cell office:value-type="float" office:value="6305.709" calcext:value-type="float">
            <text:p><text:s text:c="2"/>6 306</text:p>
          </table:table-cell>
          <table:table-cell office:value-type="float" office:value="6521.542" calcext:value-type="float">
            <text:p><text:s text:c="2"/>6 522</text:p>
          </table:table-cell>
          <table:table-cell office:value-type="float" office:value="6738.765" calcext:value-type="float">
            <text:p><text:s text:c="2"/>6 739</text:p>
          </table:table-cell>
          <table:table-cell office:value-type="float" office:value="6955.212" calcext:value-type="float">
            <text:p><text:s text:c="2"/>6 955</text:p>
          </table:table-cell>
          <table:table-cell office:value-type="float" office:value="7170.656" calcext:value-type="float">
            <text:p><text:s text:c="2"/>7 171</text:p>
          </table:table-cell>
          <table:table-cell office:value-type="float" office:value="7385.686" calcext:value-type="float">
            <text:p><text:s text:c="2"/>7 386</text:p>
          </table:table-cell>
          <table:table-cell office:value-type="float" office:value="7600.072" calcext:value-type="float">
            <text:p><text:s text:c="2"/>7 600</text:p>
          </table:table-cell>
          <table:table-cell office:value-type="float" office:value="7813.808" calcext:value-type="float">
            <text:p><text:s text:c="2"/>7 814</text:p>
          </table:table-cell>
          <table:table-cell office:value-type="float" office:value="8027.253" calcext:value-type="float">
            <text:p><text:s text:c="2"/>8 027</text:p>
          </table:table-cell>
          <table:table-cell office:value-type="float" office:value="8239.732" calcext:value-type="float">
            <text:p><text:s text:c="2"/>8 240</text:p>
          </table:table-cell>
          <table:table-cell office:value-type="float" office:value="8452.275" calcext:value-type="float">
            <text:p><text:s text:c="2"/>8 452</text:p>
          </table:table-cell>
          <table:table-cell office:value-type="float" office:value="8669.168" calcext:value-type="float">
            <text:p><text:s text:c="2"/>8 669</text:p>
          </table:table-cell>
          <table:table-cell office:value-type="float" office:value="8896.109" calcext:value-type="float">
            <text:p><text:s text:c="2"/>8 896</text:p>
          </table:table-cell>
          <table:table-cell office:value-type="float" office:value="9137.077" calcext:value-type="float">
            <text:p><text:s text:c="2"/>9 137</text:p>
          </table:table-cell>
          <table:table-cell office:value-type="float" office:value="9394.304" calcext:value-type="float">
            <text:p><text:s text:c="2"/>9 394</text:p>
          </table:table-cell>
          <table:table-cell office:value-type="float" office:value="9666.578" calcext:value-type="float">
            <text:p><text:s text:c="2"/>9 667</text:p>
          </table:table-cell>
          <table:table-cell office:value-type="float" office:value="9950.224" calcext:value-type="float">
            <text:p><text:s text:c="2"/>9 950</text:p>
          </table:table-cell>
          <table:table-cell office:value-type="float" office:value="10239.714" calcext:value-type="float">
            <text:p><text:s text:c="2"/>10 240</text:p>
          </table:table-cell>
          <table:table-cell office:value-type="float" office:value="10531.221" calcext:value-type="float">
            <text:p><text:s text:c="2"/>10 531</text:p>
          </table:table-cell>
          <table:table-cell office:value-type="float" office:value="10824.125" calcext:value-type="float">
            <text:p><text:s text:c="2"/>10 824</text:p>
          </table:table-cell>
          <table:table-cell office:value-type="float" office:value="11120.409" calcext:value-type="float">
            <text:p><text:s text:c="2"/>11 120</text:p>
          </table:table-cell>
          <table:table-cell office:value-type="float" office:value="11421.984" calcext:value-type="float">
            <text:p><text:s text:c="2"/>11 422</text:p>
          </table:table-cell>
          <table:table-cell office:value-type="float" office:value="11731.746" calcext:value-type="float">
            <text:p><text:s text:c="2"/>11 732</text:p>
          </table:table-cell>
          <table:table-cell office:value-type="float" office:value="12052.156" calcext:value-type="float">
            <text:p><text:s text:c="2"/>12 052</text:p>
          </table:table-cell>
          <table:table-cell office:value-type="float" office:value="12383.446" calcext:value-type="float">
            <text:p><text:s text:c="2"/>12 383</text:p>
          </table:table-cell>
          <table:table-cell office:value-type="float" office:value="12725.974" calcext:value-type="float">
            <text:p><text:s text:c="2"/>12 726</text:p>
          </table:table-cell>
          <table:table-cell office:value-type="float" office:value="13082.517" calcext:value-type="float">
            <text:p><text:s text:c="2"/>13 083</text:p>
          </table:table-cell>
          <table:table-cell office:value-type="float" office:value="13456.417" calcext:value-type="float">
            <text:p><text:s text:c="2"/>13 456</text:p>
          </table:table-cell>
          <table:table-cell office:value-type="float" office:value="13850.033" calcext:value-type="float">
            <text:p><text:s text:c="2"/>13 850</text:p>
          </table:table-cell>
          <table:table-cell office:value-type="float" office:value="14264.756" calcext:value-type="float">
            <text:p><text:s text:c="2"/>14 265</text:p>
          </table:table-cell>
          <table:table-cell office:value-type="float" office:value="14699.937" calcext:value-type="float">
            <text:p><text:s text:c="2"/>14 700</text:p>
          </table:table-cell>
          <table:table-cell office:value-type="float" office:value="15153.21" calcext:value-type="float">
            <text:p><text:s text:c="2"/>15 153</text:p>
          </table:table-cell>
          <table:table-cell office:value-type="float" office:value="15620.974" calcext:value-type="float">
            <text:p><text:s text:c="2"/>15 621</text:p>
          </table:table-cell>
          <table:table-cell office:value-type="float" office:value="16100.587" calcext:value-type="float">
            <text:p><text:s text:c="2"/>16 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Zimbabwe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746.852" calcext:value-type="float">
            <text:p><text:s text:c="2"/>2 747</text:p>
          </table:table-cell>
          <table:table-cell office:value-type="float" office:value="2829.75" calcext:value-type="float">
            <text:p><text:s text:c="2"/>2 830</text:p>
          </table:table-cell>
          <table:table-cell office:value-type="float" office:value="2917.368" calcext:value-type="float">
            <text:p><text:s text:c="2"/>2 917</text:p>
          </table:table-cell>
          <table:table-cell office:value-type="float" office:value="3008.925" calcext:value-type="float">
            <text:p><text:s text:c="2"/>3 009</text:p>
          </table:table-cell>
          <table:table-cell office:value-type="float" office:value="3103.899" calcext:value-type="float">
            <text:p><text:s text:c="2"/>3 104</text:p>
          </table:table-cell>
          <table:table-cell office:value-type="float" office:value="3202.015" calcext:value-type="float">
            <text:p><text:s text:c="2"/>3 202</text:p>
          </table:table-cell>
          <table:table-cell office:value-type="float" office:value="3303.265" calcext:value-type="float">
            <text:p><text:s text:c="2"/>3 303</text:p>
          </table:table-cell>
          <table:table-cell office:value-type="float" office:value="3407.908" calcext:value-type="float">
            <text:p><text:s text:c="2"/>3 408</text:p>
          </table:table-cell>
          <table:table-cell office:value-type="float" office:value="3516.399" calcext:value-type="float">
            <text:p><text:s text:c="2"/>3 516</text:p>
          </table:table-cell>
          <table:table-cell office:value-type="float" office:value="3629.356" calcext:value-type="float">
            <text:p><text:s text:c="2"/>3 629</text:p>
          </table:table-cell>
          <table:table-cell office:value-type="float" office:value="3747.369" calcext:value-type="float">
            <text:p><text:s text:c="2"/>3 747</text:p>
          </table:table-cell>
          <table:table-cell office:value-type="float" office:value="3870.756" calcext:value-type="float">
            <text:p><text:s text:c="2"/>3 871</text:p>
          </table:table-cell>
          <table:table-cell office:value-type="float" office:value="3999.419" calcext:value-type="float">
            <text:p><text:s text:c="2"/>3 999</text:p>
          </table:table-cell>
          <table:table-cell office:value-type="float" office:value="4132.756" calcext:value-type="float">
            <text:p><text:s text:c="2"/>4 133</text:p>
          </table:table-cell>
          <table:table-cell office:value-type="float" office:value="4269.863" calcext:value-type="float">
            <text:p><text:s text:c="2"/>4 270</text:p>
          </table:table-cell>
          <table:table-cell office:value-type="float" office:value="4410.212" calcext:value-type="float">
            <text:p><text:s text:c="2"/>4 410</text:p>
          </table:table-cell>
          <table:table-cell office:value-type="float" office:value="4553.433" calcext:value-type="float">
            <text:p><text:s text:c="2"/>4 553</text:p>
          </table:table-cell>
          <table:table-cell office:value-type="float" office:value="4700.041" calcext:value-type="float">
            <text:p><text:s text:c="2"/>4 700</text:p>
          </table:table-cell>
          <table:table-cell office:value-type="float" office:value="4851.431" calcext:value-type="float">
            <text:p><text:s text:c="2"/>4 851</text:p>
          </table:table-cell>
          <table:table-cell office:value-type="float" office:value="5009.514" calcext:value-type="float">
            <text:p><text:s text:c="2"/>5 010</text:p>
          </table:table-cell>
          <table:table-cell office:value-type="float" office:value="5175.618" calcext:value-type="float">
            <text:p><text:s text:c="2"/>5 176</text:p>
          </table:table-cell>
          <table:table-cell office:value-type="float" office:value="5351.195" calcext:value-type="float">
            <text:p><text:s text:c="2"/>5 351</text:p>
          </table:table-cell>
          <table:table-cell office:value-type="float" office:value="5535.874" calcext:value-type="float">
            <text:p><text:s text:c="2"/>5 536</text:p>
          </table:table-cell>
          <table:table-cell office:value-type="float" office:value="5727.044" calcext:value-type="float">
            <text:p><text:s text:c="2"/>5 727</text:p>
          </table:table-cell>
          <table:table-cell office:value-type="float" office:value="5920.943" calcext:value-type="float">
            <text:p><text:s text:c="2"/>5 921</text:p>
          </table:table-cell>
          <table:table-cell office:value-type="float" office:value="6115.37" calcext:value-type="float">
            <text:p><text:s text:c="2"/>6 115</text:p>
          </table:table-cell>
          <table:table-cell office:value-type="float" office:value="6308.3" calcext:value-type="float">
            <text:p><text:s text:c="2"/>6 308</text:p>
          </table:table-cell>
          <table:table-cell office:value-type="float" office:value="6501.893" calcext:value-type="float">
            <text:p><text:s text:c="2"/>6 502</text:p>
          </table:table-cell>
          <table:table-cell office:value-type="float" office:value="6703.182" calcext:value-type="float">
            <text:p><text:s text:c="2"/>6 703</text:p>
          </table:table-cell>
          <table:table-cell office:value-type="float" office:value="6921.79" calcext:value-type="float">
            <text:p><text:s text:c="2"/>6 922</text:p>
          </table:table-cell>
          <table:table-cell office:value-type="float" office:value="7164.172" calcext:value-type="float">
            <text:p><text:s text:c="2"/>7 164</text:p>
          </table:table-cell>
          <table:table-cell office:value-type="float" office:value="7431.94" calcext:value-type="float">
            <text:p><text:s text:c="2"/>7 432</text:p>
          </table:table-cell>
          <table:table-cell office:value-type="float" office:value="7721.536" calcext:value-type="float">
            <text:p><text:s text:c="2"/>7 722</text:p>
          </table:table-cell>
          <table:table-cell office:value-type="float" office:value="8027.565" calcext:value-type="float">
            <text:p><text:s text:c="2"/>8 028</text:p>
          </table:table-cell>
          <table:table-cell office:value-type="float" office:value="8342.195" calcext:value-type="float">
            <text:p><text:s text:c="2"/>8 342</text:p>
          </table:table-cell>
          <table:table-cell office:value-type="float" office:value="8658.857" calcext:value-type="float">
            <text:p><text:s text:c="2"/>8 659</text:p>
          </table:table-cell>
          <table:table-cell office:value-type="float" office:value="8976.205" calcext:value-type="float">
            <text:p><text:s text:c="2"/>8 976</text:p>
          </table:table-cell>
          <table:table-cell office:value-type="float" office:value="9293.283" calcext:value-type="float">
            <text:p><text:s text:c="2"/>9 293</text:p>
          </table:table-cell>
          <table:table-cell office:value-type="float" office:value="9604.302" calcext:value-type="float">
            <text:p><text:s text:c="2"/>9 604</text:p>
          </table:table-cell>
          <table:table-cell office:value-type="float" office:value="9902.54" calcext:value-type="float">
            <text:p><text:s text:c="2"/>9 903</text:p>
          </table:table-cell>
          <table:table-cell office:value-type="float" office:value="10183.113" calcext:value-type="float">
            <text:p><text:s text:c="2"/>10 183</text:p>
          </table:table-cell>
          <table:table-cell office:value-type="float" office:value="10443.043" calcext:value-type="float">
            <text:p><text:s text:c="2"/>10 443</text:p>
          </table:table-cell>
          <table:table-cell office:value-type="float" office:value="10682.868" calcext:value-type="float">
            <text:p><text:s text:c="2"/>10 683</text:p>
          </table:table-cell>
          <table:table-cell office:value-type="float" office:value="10905.756" calcext:value-type="float">
            <text:p><text:s text:c="2"/>10 906</text:p>
          </table:table-cell>
          <table:table-cell office:value-type="float" office:value="11116.948" calcext:value-type="float">
            <text:p><text:s text:c="2"/>11 117</text:p>
          </table:table-cell>
          <table:table-cell office:value-type="float" office:value="11320.346" calcext:value-type="float">
            <text:p><text:s text:c="2"/>11 320</text:p>
          </table:table-cell>
          <table:table-cell office:value-type="float" office:value="11518.262" calcext:value-type="float">
            <text:p><text:s text:c="2"/>11 518</text:p>
          </table:table-cell>
          <table:table-cell office:value-type="float" office:value="11709.997" calcext:value-type="float">
            <text:p><text:s text:c="2"/>11 710</text:p>
          </table:table-cell>
          <table:table-cell office:value-type="float" office:value="11893.272" calcext:value-type="float">
            <text:p><text:s text:c="2"/>11 893</text:p>
          </table:table-cell>
          <table:table-cell office:value-type="float" office:value="12064.537" calcext:value-type="float">
            <text:p><text:s text:c="2"/>12 065</text:p>
          </table:table-cell>
          <table:table-cell office:value-type="float" office:value="12222.251" calcext:value-type="float">
            <text:p><text:s text:c="2"/>12 222</text:p>
          </table:table-cell>
          <table:table-cell office:value-type="float" office:value="12366.165" calcext:value-type="float">
            <text:p><text:s text:c="2"/>12 366</text:p>
          </table:table-cell>
          <table:table-cell office:value-type="float" office:value="12500.525" calcext:value-type="float">
            <text:p><text:s text:c="2"/>12 501</text:p>
          </table:table-cell>
          <table:table-cell office:value-type="float" office:value="12633.897" calcext:value-type="float">
            <text:p><text:s text:c="2"/>12 634</text:p>
          </table:table-cell>
          <table:table-cell office:value-type="float" office:value="12777.511" calcext:value-type="float">
            <text:p><text:s text:c="2"/>12 778</text:p>
          </table:table-cell>
          <table:table-cell office:value-type="float" office:value="12940.032" calcext:value-type="float">
            <text:p><text:s text:c="2"/>12 940</text:p>
          </table:table-cell>
          <table:table-cell office:value-type="float" office:value="13124.267" calcext:value-type="float">
            <text:p><text:s text:c="2"/>13 124</text:p>
          </table:table-cell>
          <table:table-cell office:value-type="float" office:value="13329.909" calcext:value-type="float">
            <text:p><text:s text:c="2"/>13 330</text:p>
          </table:table-cell>
          <table:table-cell office:value-type="float" office:value="13558.469" calcext:value-type="float">
            <text:p><text:s text:c="2"/>13 558</text:p>
          </table:table-cell>
          <table:table-cell office:value-type="float" office:value="13810.599" calcext:value-type="float">
            <text:p><text:s text:c="2"/>13 811</text:p>
          </table:table-cell>
          <table:table-cell office:value-type="float" office:value="14086.317" calcext:value-type="float">
            <text:p><text:s text:c="2"/>14 086</text:p>
          </table:table-cell>
          <table:table-cell office:value-type="float" office:value="14386.649" calcext:value-type="float">
            <text:p><text:s text:c="2"/>14 387</text:p>
          </table:table-cell>
          <table:table-cell office:value-type="float" office:value="14710.826" calcext:value-type="float">
            <text:p><text:s text:c="2"/>14 711</text:p>
          </table:table-cell>
          <table:table-cell office:value-type="float" office:value="15054.506" calcext:value-type="float">
            <text:p><text:s text:c="2"/>15 055</text:p>
          </table:table-cell>
          <table:table-cell office:value-type="float" office:value="15411.675" calcext:value-type="float">
            <text:p><text:s text:c="2"/>15 412</text:p>
          </table:table-cell>
          <table:table-cell office:value-type="float" office:value="15777.451" calcext:value-type="float">
            <text:p><text:s text:c="2"/>15 7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Middle Africa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6453.762" calcext:value-type="float">
            <text:p><text:s text:c="2"/>26 454</text:p>
          </table:table-cell>
          <table:table-cell office:value-type="float" office:value="26964.613" calcext:value-type="float">
            <text:p><text:s text:c="2"/>26 965</text:p>
          </table:table-cell>
          <table:table-cell office:value-type="float" office:value="27489.974" calcext:value-type="float">
            <text:p><text:s text:c="2"/>27 490</text:p>
          </table:table-cell>
          <table:table-cell office:value-type="float" office:value="28031.958" calcext:value-type="float">
            <text:p><text:s text:c="2"/>28 032</text:p>
          </table:table-cell>
          <table:table-cell office:value-type="float" office:value="28592.555" calcext:value-type="float">
            <text:p><text:s text:c="2"/>28 593</text:p>
          </table:table-cell>
          <table:table-cell office:value-type="float" office:value="29173.448" calcext:value-type="float">
            <text:p><text:s text:c="2"/>29 173</text:p>
          </table:table-cell>
          <table:table-cell office:value-type="float" office:value="29776.158" calcext:value-type="float">
            <text:p><text:s text:c="2"/>29 776</text:p>
          </table:table-cell>
          <table:table-cell office:value-type="float" office:value="30401.992" calcext:value-type="float">
            <text:p><text:s text:c="2"/>30 402</text:p>
          </table:table-cell>
          <table:table-cell office:value-type="float" office:value="31052.071" calcext:value-type="float">
            <text:p><text:s text:c="2"/>31 052</text:p>
          </table:table-cell>
          <table:table-cell office:value-type="float" office:value="31727.337" calcext:value-type="float">
            <text:p><text:s text:c="2"/>31 727</text:p>
          </table:table-cell>
          <table:table-cell office:value-type="float" office:value="32428.782" calcext:value-type="float">
            <text:p><text:s text:c="2"/>32 429</text:p>
          </table:table-cell>
          <table:table-cell office:value-type="float" office:value="33157.346" calcext:value-type="float">
            <text:p><text:s text:c="2"/>33 157</text:p>
          </table:table-cell>
          <table:table-cell office:value-type="float" office:value="33914.243" calcext:value-type="float">
            <text:p><text:s text:c="2"/>33 914</text:p>
          </table:table-cell>
          <table:table-cell office:value-type="float" office:value="34700.768" calcext:value-type="float">
            <text:p><text:s text:c="2"/>34 701</text:p>
          </table:table-cell>
          <table:table-cell office:value-type="float" office:value="35518.451" calcext:value-type="float">
            <text:p><text:s text:c="2"/>35 518</text:p>
          </table:table-cell>
          <table:table-cell office:value-type="float" office:value="36368.441" calcext:value-type="float">
            <text:p><text:s text:c="2"/>36 368</text:p>
          </table:table-cell>
          <table:table-cell office:value-type="float" office:value="37252.708" calcext:value-type="float">
            <text:p><text:s text:c="2"/>37 253</text:p>
          </table:table-cell>
          <table:table-cell office:value-type="float" office:value="38172.001" calcext:value-type="float">
            <text:p><text:s text:c="2"/>38 172</text:p>
          </table:table-cell>
          <table:table-cell office:value-type="float" office:value="39124.76" calcext:value-type="float">
            <text:p><text:s text:c="2"/>39 125</text:p>
          </table:table-cell>
          <table:table-cell office:value-type="float" office:value="40108.43" calcext:value-type="float">
            <text:p><text:s text:c="2"/>40 108</text:p>
          </table:table-cell>
          <table:table-cell office:value-type="float" office:value="41121.907" calcext:value-type="float">
            <text:p><text:s text:c="2"/>41 122</text:p>
          </table:table-cell>
          <table:table-cell office:value-type="float" office:value="42164.596" calcext:value-type="float">
            <text:p><text:s text:c="2"/>42 165</text:p>
          </table:table-cell>
          <table:table-cell office:value-type="float" office:value="43239.385" calcext:value-type="float">
            <text:p><text:s text:c="2"/>43 239</text:p>
          </table:table-cell>
          <table:table-cell office:value-type="float" office:value="44352.986" calcext:value-type="float">
            <text:p><text:s text:c="2"/>44 353</text:p>
          </table:table-cell>
          <table:table-cell office:value-type="float" office:value="45514.244" calcext:value-type="float">
            <text:p><text:s text:c="2"/>45 514</text:p>
          </table:table-cell>
          <table:table-cell office:value-type="float" office:value="46729.589" calcext:value-type="float">
            <text:p><text:s text:c="2"/>46 730</text:p>
          </table:table-cell>
          <table:table-cell office:value-type="float" office:value="48002.938" calcext:value-type="float">
            <text:p><text:s text:c="2"/>48 003</text:p>
          </table:table-cell>
          <table:table-cell office:value-type="float" office:value="49333.362" calcext:value-type="float">
            <text:p><text:s text:c="2"/>49 333</text:p>
          </table:table-cell>
          <table:table-cell office:value-type="float" office:value="50716.63" calcext:value-type="float">
            <text:p><text:s text:c="2"/>50 717</text:p>
          </table:table-cell>
          <table:table-cell office:value-type="float" office:value="52145.92" calcext:value-type="float">
            <text:p><text:s text:c="2"/>52 146</text:p>
          </table:table-cell>
          <table:table-cell office:value-type="float" office:value="53616.947" calcext:value-type="float">
            <text:p><text:s text:c="2"/>53 617</text:p>
          </table:table-cell>
          <table:table-cell office:value-type="float" office:value="55133.231" calcext:value-type="float">
            <text:p><text:s text:c="2"/>55 133</text:p>
          </table:table-cell>
          <table:table-cell office:value-type="float" office:value="56699.473" calcext:value-type="float">
            <text:p><text:s text:c="2"/>56 699</text:p>
          </table:table-cell>
          <table:table-cell office:value-type="float" office:value="58314.641" calcext:value-type="float">
            <text:p><text:s text:c="2"/>58 315</text:p>
          </table:table-cell>
          <table:table-cell office:value-type="float" office:value="59977.123" calcext:value-type="float">
            <text:p><text:s text:c="2"/>59 977</text:p>
          </table:table-cell>
          <table:table-cell office:value-type="float" office:value="61688.663" calcext:value-type="float">
            <text:p><text:s text:c="2"/>61 689</text:p>
          </table:table-cell>
          <table:table-cell office:value-type="float" office:value="63437.72" calcext:value-type="float">
            <text:p><text:s text:c="2"/>63 438</text:p>
          </table:table-cell>
          <table:table-cell office:value-type="float" office:value="65231.293" calcext:value-type="float">
            <text:p><text:s text:c="2"/>65 231</text:p>
          </table:table-cell>
          <table:table-cell office:value-type="float" office:value="67111.126" calcext:value-type="float">
            <text:p><text:s text:c="2"/>67 111</text:p>
          </table:table-cell>
          <table:table-cell office:value-type="float" office:value="69132.987" calcext:value-type="float">
            <text:p><text:s text:c="2"/>69 133</text:p>
          </table:table-cell>
          <table:table-cell office:value-type="float" office:value="71331.287" calcext:value-type="float">
            <text:p><text:s text:c="2"/>71 331</text:p>
          </table:table-cell>
          <table:table-cell office:value-type="float" office:value="73736.618" calcext:value-type="float">
            <text:p><text:s text:c="2"/>73 737</text:p>
          </table:table-cell>
          <table:table-cell office:value-type="float" office:value="76323.994" calcext:value-type="float">
            <text:p><text:s text:c="2"/>76 324</text:p>
          </table:table-cell>
          <table:table-cell office:value-type="float" office:value="79005.063" calcext:value-type="float">
            <text:p><text:s text:c="2"/>79 005</text:p>
          </table:table-cell>
          <table:table-cell office:value-type="float" office:value="81656.738" calcext:value-type="float">
            <text:p><text:s text:c="2"/>81 657</text:p>
          </table:table-cell>
          <table:table-cell office:value-type="float" office:value="84195.938" calcext:value-type="float">
            <text:p><text:s text:c="2"/>84 196</text:p>
          </table:table-cell>
          <table:table-cell office:value-type="float" office:value="86588.291" calcext:value-type="float">
            <text:p><text:s text:c="2"/>86 588</text:p>
          </table:table-cell>
          <table:table-cell office:value-type="float" office:value="88875.647" calcext:value-type="float">
            <text:p><text:s text:c="2"/>88 876</text:p>
          </table:table-cell>
          <table:table-cell office:value-type="float" office:value="91144.828" calcext:value-type="float">
            <text:p><text:s text:c="2"/>91 145</text:p>
          </table:table-cell>
          <table:table-cell office:value-type="float" office:value="93521.619" calcext:value-type="float">
            <text:p><text:s text:c="2"/>93 522</text:p>
          </table:table-cell>
          <table:table-cell office:value-type="float" office:value="96098.868" calcext:value-type="float">
            <text:p><text:s text:c="2"/>96 099</text:p>
          </table:table-cell>
          <table:table-cell office:value-type="float" office:value="98904.195" calcext:value-type="float">
            <text:p><text:s text:c="2"/>98 904</text:p>
          </table:table-cell>
          <table:table-cell office:value-type="float" office:value="101915.477" calcext:value-type="float">
            <text:p><text:s text:c="2"/>101 915</text:p>
          </table:table-cell>
          <table:table-cell office:value-type="float" office:value="105115.738" calcext:value-type="float">
            <text:p><text:s text:c="2"/>105 116</text:p>
          </table:table-cell>
          <table:table-cell office:value-type="float" office:value="108470.523" calcext:value-type="float">
            <text:p><text:s text:c="2"/>108 471</text:p>
          </table:table-cell>
          <table:table-cell office:value-type="float" office:value="111954.048" calcext:value-type="float">
            <text:p><text:s text:c="2"/>111 954</text:p>
          </table:table-cell>
          <table:table-cell office:value-type="float" office:value="115567.081" calcext:value-type="float">
            <text:p><text:s text:c="2"/>115 567</text:p>
          </table:table-cell>
          <table:table-cell office:value-type="float" office:value="119320.013" calcext:value-type="float">
            <text:p><text:s text:c="2"/>119 320</text:p>
          </table:table-cell>
          <table:table-cell office:value-type="float" office:value="123206.46" calcext:value-type="float">
            <text:p><text:s text:c="2"/>123 206</text:p>
          </table:table-cell>
          <table:table-cell office:value-type="float" office:value="127218.929" calcext:value-type="float">
            <text:p><text:s text:c="2"/>127 219</text:p>
          </table:table-cell>
          <table:table-cell office:value-type="float" office:value="131351.399" calcext:value-type="float">
            <text:p><text:s text:c="2"/>131 351</text:p>
          </table:table-cell>
          <table:table-cell office:value-type="float" office:value="135600.334" calcext:value-type="float">
            <text:p><text:s text:c="2"/>135 600</text:p>
          </table:table-cell>
          <table:table-cell office:value-type="float" office:value="139964.428" calcext:value-type="float">
            <text:p><text:s text:c="2"/>139 964</text:p>
          </table:table-cell>
          <table:table-cell office:value-type="float" office:value="144442.785" calcext:value-type="float">
            <text:p><text:s text:c="2"/>144 443</text:p>
          </table:table-cell>
          <table:table-cell office:value-type="float" office:value="149035.564" calcext:value-type="float">
            <text:p><text:s text:c="2"/>149 036</text:p>
          </table:table-cell>
          <table:table-cell office:value-type="float" office:value="153742.724" calcext:value-type="float">
            <text:p><text:s text:c="2"/>153 7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ngol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48.023" calcext:value-type="float">
            <text:p><text:s text:c="2"/>4 548</text:p>
          </table:table-cell>
          <table:table-cell office:value-type="float" office:value="4659.333" calcext:value-type="float">
            <text:p><text:s text:c="2"/>4 659</text:p>
          </table:table-cell>
          <table:table-cell office:value-type="float" office:value="4774.561" calcext:value-type="float">
            <text:p><text:s text:c="2"/>4 775</text:p>
          </table:table-cell>
          <table:table-cell office:value-type="float" office:value="4890.469" calcext:value-type="float">
            <text:p><text:s text:c="2"/>4 890</text:p>
          </table:table-cell>
          <table:table-cell office:value-type="float" office:value="5004.763" calcext:value-type="float">
            <text:p><text:s text:c="2"/>5 005</text:p>
          </table:table-cell>
          <table:table-cell office:value-type="float" office:value="5116.071" calcext:value-type="float">
            <text:p><text:s text:c="2"/>5 116</text:p>
          </table:table-cell>
          <table:table-cell office:value-type="float" office:value="5224.003" calcext:value-type="float">
            <text:p><text:s text:c="2"/>5 224</text:p>
          </table:table-cell>
          <table:table-cell office:value-type="float" office:value="5329.099" calcext:value-type="float">
            <text:p><text:s text:c="2"/>5 329</text:p>
          </table:table-cell>
          <table:table-cell office:value-type="float" office:value="5432.717" calcext:value-type="float">
            <text:p><text:s text:c="2"/>5 433</text:p>
          </table:table-cell>
          <table:table-cell office:value-type="float" office:value="5536.779" calcext:value-type="float">
            <text:p><text:s text:c="2"/>5 537</text:p>
          </table:table-cell>
          <table:table-cell office:value-type="float" office:value="5643.182" calcext:value-type="float">
            <text:p><text:s text:c="2"/>5 643</text:p>
          </table:table-cell>
          <table:table-cell office:value-type="float" office:value="5753.024" calcext:value-type="float">
            <text:p><text:s text:c="2"/>5 753</text:p>
          </table:table-cell>
          <table:table-cell office:value-type="float" office:value="5866.061" calcext:value-type="float">
            <text:p><text:s text:c="2"/>5 866</text:p>
          </table:table-cell>
          <table:table-cell office:value-type="float" office:value="5980.417" calcext:value-type="float">
            <text:p><text:s text:c="2"/>5 980</text:p>
          </table:table-cell>
          <table:table-cell office:value-type="float" office:value="6093.321" calcext:value-type="float">
            <text:p><text:s text:c="2"/>6 093</text:p>
          </table:table-cell>
          <table:table-cell office:value-type="float" office:value="6203.299" calcext:value-type="float">
            <text:p><text:s text:c="2"/>6 203</text:p>
          </table:table-cell>
          <table:table-cell office:value-type="float" office:value="6309.77" calcext:value-type="float">
            <text:p><text:s text:c="2"/>6 310</text:p>
          </table:table-cell>
          <table:table-cell office:value-type="float" office:value="6414.995" calcext:value-type="float">
            <text:p><text:s text:c="2"/>6 415</text:p>
          </table:table-cell>
          <table:table-cell office:value-type="float" office:value="6523.791" calcext:value-type="float">
            <text:p><text:s text:c="2"/>6 524</text:p>
          </table:table-cell>
          <table:table-cell office:value-type="float" office:value="6642.632" calcext:value-type="float">
            <text:p><text:s text:c="2"/>6 643</text:p>
          </table:table-cell>
          <table:table-cell office:value-type="float" office:value="6776.381" calcext:value-type="float">
            <text:p><text:s text:c="2"/>6 776</text:p>
          </table:table-cell>
          <table:table-cell office:value-type="float" office:value="6927.269" calcext:value-type="float">
            <text:p><text:s text:c="2"/>6 927</text:p>
          </table:table-cell>
          <table:table-cell office:value-type="float" office:value="7094.834" calcext:value-type="float">
            <text:p><text:s text:c="2"/>7 095</text:p>
          </table:table-cell>
          <table:table-cell office:value-type="float" office:value="7277.96" calcext:value-type="float">
            <text:p><text:s text:c="2"/>7 278</text:p>
          </table:table-cell>
          <table:table-cell office:value-type="float" office:value="7474.338" calcext:value-type="float">
            <text:p><text:s text:c="2"/>7 474</text:p>
          </table:table-cell>
          <table:table-cell office:value-type="float" office:value="7682.479" calcext:value-type="float">
            <text:p><text:s text:c="2"/>7 682</text:p>
          </table:table-cell>
          <table:table-cell office:value-type="float" office:value="7900.997" calcext:value-type="float">
            <text:p><text:s text:c="2"/>7 901</text:p>
          </table:table-cell>
          <table:table-cell office:value-type="float" office:value="8130.988" calcext:value-type="float">
            <text:p><text:s text:c="2"/>8 131</text:p>
          </table:table-cell>
          <table:table-cell office:value-type="float" office:value="8376.147" calcext:value-type="float">
            <text:p><text:s text:c="2"/>8 376</text:p>
          </table:table-cell>
          <table:table-cell office:value-type="float" office:value="8641.521" calcext:value-type="float">
            <text:p><text:s text:c="2"/>8 642</text:p>
          </table:table-cell>
          <table:table-cell office:value-type="float" office:value="8929.9" calcext:value-type="float">
            <text:p><text:s text:c="2"/>8 930</text:p>
          </table:table-cell>
          <table:table-cell office:value-type="float" office:value="9244.507" calcext:value-type="float">
            <text:p><text:s text:c="2"/>9 245</text:p>
          </table:table-cell>
          <table:table-cell office:value-type="float" office:value="9582.156" calcext:value-type="float">
            <text:p><text:s text:c="2"/>9 582</text:p>
          </table:table-cell>
          <table:table-cell office:value-type="float" office:value="9931.562" calcext:value-type="float">
            <text:p><text:s text:c="2"/>9 932</text:p>
          </table:table-cell>
          <table:table-cell office:value-type="float" office:value="10277.321" calcext:value-type="float">
            <text:p><text:s text:c="2"/>10 277</text:p>
          </table:table-cell>
          <table:table-cell office:value-type="float" office:value="10609.042" calcext:value-type="float">
            <text:p><text:s text:c="2"/>10 609</text:p>
          </table:table-cell>
          <table:table-cell office:value-type="float" office:value="10921.037" calcext:value-type="float">
            <text:p><text:s text:c="2"/>10 921</text:p>
          </table:table-cell>
          <table:table-cell office:value-type="float" office:value="11218.268" calcext:value-type="float">
            <text:p><text:s text:c="2"/>11 218</text:p>
          </table:table-cell>
          <table:table-cell office:value-type="float" office:value="11513.968" calcext:value-type="float">
            <text:p><text:s text:c="2"/>11 514</text:p>
          </table:table-cell>
          <table:table-cell office:value-type="float" office:value="11827.237" calcext:value-type="float">
            <text:p><text:s text:c="2"/>11 827</text:p>
          </table:table-cell>
          <table:table-cell office:value-type="float" office:value="12171.441" calcext:value-type="float">
            <text:p><text:s text:c="2"/>12 171</text:p>
          </table:table-cell>
          <table:table-cell office:value-type="float" office:value="12553.446" calcext:value-type="float">
            <text:p><text:s text:c="2"/>12 553</text:p>
          </table:table-cell>
          <table:table-cell office:value-type="float" office:value="12968.345" calcext:value-type="float">
            <text:p><text:s text:c="2"/>12 968</text:p>
          </table:table-cell>
          <table:table-cell office:value-type="float" office:value="13403.734" calcext:value-type="float">
            <text:p><text:s text:c="2"/>13 404</text:p>
          </table:table-cell>
          <table:table-cell office:value-type="float" office:value="13841.301" calcext:value-type="float">
            <text:p><text:s text:c="2"/>13 841</text:p>
          </table:table-cell>
          <table:table-cell office:value-type="float" office:value="14268.994" calcext:value-type="float">
            <text:p><text:s text:c="2"/>14 269</text:p>
          </table:table-cell>
          <table:table-cell office:value-type="float" office:value="14682.284" calcext:value-type="float">
            <text:p><text:s text:c="2"/>14 682</text:p>
          </table:table-cell>
          <table:table-cell office:value-type="float" office:value="15088.981" calcext:value-type="float">
            <text:p><text:s text:c="2"/>15 089</text:p>
          </table:table-cell>
          <table:table-cell office:value-type="float" office:value="15504.318" calcext:value-type="float">
            <text:p><text:s text:c="2"/>15 504</text:p>
          </table:table-cell>
          <table:table-cell office:value-type="float" office:value="15949.766" calcext:value-type="float">
            <text:p><text:s text:c="2"/>15 950</text:p>
          </table:table-cell>
          <table:table-cell office:value-type="float" office:value="16440.924" calcext:value-type="float">
            <text:p><text:s text:c="2"/>16 441</text:p>
          </table:table-cell>
          <table:table-cell office:value-type="float" office:value="16983.266" calcext:value-type="float">
            <text:p><text:s text:c="2"/>16 983</text:p>
          </table:table-cell>
          <table:table-cell office:value-type="float" office:value="17572.649" calcext:value-type="float">
            <text:p><text:s text:c="2"/>17 573</text:p>
          </table:table-cell>
          <table:table-cell office:value-type="float" office:value="18203.369" calcext:value-type="float">
            <text:p><text:s text:c="2"/>18 203</text:p>
          </table:table-cell>
          <table:table-cell office:value-type="float" office:value="18865.716" calcext:value-type="float">
            <text:p><text:s text:c="2"/>18 866</text:p>
          </table:table-cell>
          <table:table-cell office:value-type="float" office:value="19552.542" calcext:value-type="float">
            <text:p><text:s text:c="2"/>19 553</text:p>
          </table:table-cell>
          <table:table-cell office:value-type="float" office:value="20262.399" calcext:value-type="float">
            <text:p><text:s text:c="2"/>20 262</text:p>
          </table:table-cell>
          <table:table-cell office:value-type="float" office:value="20997.687" calcext:value-type="float">
            <text:p><text:s text:c="2"/>20 998</text:p>
          </table:table-cell>
          <table:table-cell office:value-type="float" office:value="21759.42" calcext:value-type="float">
            <text:p><text:s text:c="2"/>21 759</text:p>
          </table:table-cell>
          <table:table-cell office:value-type="float" office:value="22549.547" calcext:value-type="float">
            <text:p><text:s text:c="2"/>22 550</text:p>
          </table:table-cell>
          <table:table-cell office:value-type="float" office:value="23369.131" calcext:value-type="float">
            <text:p><text:s text:c="2"/>23 369</text:p>
          </table:table-cell>
          <table:table-cell office:value-type="float" office:value="24218.565" calcext:value-type="float">
            <text:p><text:s text:c="2"/>24 219</text:p>
          </table:table-cell>
          <table:table-cell office:value-type="float" office:value="25096.15" calcext:value-type="float">
            <text:p><text:s text:c="2"/>25 096</text:p>
          </table:table-cell>
          <table:table-cell office:value-type="float" office:value="25998.34" calcext:value-type="float">
            <text:p><text:s text:c="2"/>25 998</text:p>
          </table:table-cell>
          <table:table-cell office:value-type="float" office:value="26920.466" calcext:value-type="float">
            <text:p><text:s text:c="2"/>26 920</text:p>
          </table:table-cell>
          <table:table-cell office:value-type="float" office:value="27859.305" calcext:value-type="float">
            <text:p><text:s text:c="2"/>27 8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meroon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307.022" calcext:value-type="float">
            <text:p><text:s text:c="2"/>4 307</text:p>
          </table:table-cell>
          <table:table-cell office:value-type="float" office:value="4382.927" calcext:value-type="float">
            <text:p><text:s text:c="2"/>4 383</text:p>
          </table:table-cell>
          <table:table-cell office:value-type="float" office:value="4460.318" calcext:value-type="float">
            <text:p><text:s text:c="2"/>4 460</text:p>
          </table:table-cell>
          <table:table-cell office:value-type="float" office:value="4539.443" calcext:value-type="float">
            <text:p><text:s text:c="2"/>4 539</text:p>
          </table:table-cell>
          <table:table-cell office:value-type="float" office:value="4620.627" calcext:value-type="float">
            <text:p><text:s text:c="2"/>4 621</text:p>
          </table:table-cell>
          <table:table-cell office:value-type="float" office:value="4704.233" calcext:value-type="float">
            <text:p><text:s text:c="2"/>4 704</text:p>
          </table:table-cell>
          <table:table-cell office:value-type="float" office:value="4790.714" calcext:value-type="float">
            <text:p><text:s text:c="2"/>4 791</text:p>
          </table:table-cell>
          <table:table-cell office:value-type="float" office:value="4880.594" calcext:value-type="float">
            <text:p><text:s text:c="2"/>4 881</text:p>
          </table:table-cell>
          <table:table-cell office:value-type="float" office:value="4974.431" calcext:value-type="float">
            <text:p><text:s text:c="2"/>4 974</text:p>
          </table:table-cell>
          <table:table-cell office:value-type="float" office:value="5072.801" calcext:value-type="float">
            <text:p><text:s text:c="2"/>5 073</text:p>
          </table:table-cell>
          <table:table-cell office:value-type="float" office:value="5176.268" calcext:value-type="float">
            <text:p><text:s text:c="2"/>5 176</text:p>
          </table:table-cell>
          <table:table-cell office:value-type="float" office:value="5285.231" calcext:value-type="float">
            <text:p><text:s text:c="2"/>5 285</text:p>
          </table:table-cell>
          <table:table-cell office:value-type="float" office:value="5399.922" calcext:value-type="float">
            <text:p><text:s text:c="2"/>5 400</text:p>
          </table:table-cell>
          <table:table-cell office:value-type="float" office:value="5520.332" calcext:value-type="float">
            <text:p><text:s text:c="2"/>5 520</text:p>
          </table:table-cell>
          <table:table-cell office:value-type="float" office:value="5646.316" calcext:value-type="float">
            <text:p><text:s text:c="2"/>5 646</text:p>
          </table:table-cell>
          <table:table-cell office:value-type="float" office:value="5777.834" calcext:value-type="float">
            <text:p><text:s text:c="2"/>5 778</text:p>
          </table:table-cell>
          <table:table-cell office:value-type="float" office:value="5915.123" calcext:value-type="float">
            <text:p><text:s text:c="2"/>5 915</text:p>
          </table:table-cell>
          <table:table-cell office:value-type="float" office:value="6058.539" calcext:value-type="float">
            <text:p><text:s text:c="2"/>6 059</text:p>
          </table:table-cell>
          <table:table-cell office:value-type="float" office:value="6208.282" calcext:value-type="float">
            <text:p><text:s text:c="2"/>6 208</text:p>
          </table:table-cell>
          <table:table-cell office:value-type="float" office:value="6364.569" calcext:value-type="float">
            <text:p><text:s text:c="2"/>6 365</text:p>
          </table:table-cell>
          <table:table-cell office:value-type="float" office:value="6527.635" calcext:value-type="float">
            <text:p><text:s text:c="2"/>6 528</text:p>
          </table:table-cell>
          <table:table-cell office:value-type="float" office:value="6697.745" calcext:value-type="float">
            <text:p><text:s text:c="2"/>6 698</text:p>
          </table:table-cell>
          <table:table-cell office:value-type="float" office:value="6875.228" calcext:value-type="float">
            <text:p><text:s text:c="2"/>6 875</text:p>
          </table:table-cell>
          <table:table-cell office:value-type="float" office:value="7060.603" calcext:value-type="float">
            <text:p><text:s text:c="2"/>7 061</text:p>
          </table:table-cell>
          <table:table-cell office:value-type="float" office:value="7254.468" calcext:value-type="float">
            <text:p><text:s text:c="2"/>7 254</text:p>
          </table:table-cell>
          <table:table-cell office:value-type="float" office:value="7457.362" calcext:value-type="float">
            <text:p><text:s text:c="2"/>7 457</text:p>
          </table:table-cell>
          <table:table-cell office:value-type="float" office:value="7669.445" calcext:value-type="float">
            <text:p><text:s text:c="2"/>7 669</text:p>
          </table:table-cell>
          <table:table-cell office:value-type="float" office:value="7890.969" calcext:value-type="float">
            <text:p><text:s text:c="2"/>7 891</text:p>
          </table:table-cell>
          <table:table-cell office:value-type="float" office:value="8122.529" calcext:value-type="float">
            <text:p><text:s text:c="2"/>8 123</text:p>
          </table:table-cell>
          <table:table-cell office:value-type="float" office:value="8364.835" calcext:value-type="float">
            <text:p><text:s text:c="2"/>8 365</text:p>
          </table:table-cell>
          <table:table-cell office:value-type="float" office:value="8618.354" calcext:value-type="float">
            <text:p><text:s text:c="2"/>8 618</text:p>
          </table:table-cell>
          <table:table-cell office:value-type="float" office:value="8883.016" calcext:value-type="float">
            <text:p><text:s text:c="2"/>8 883</text:p>
          </table:table-cell>
          <table:table-cell office:value-type="float" office:value="9158.566" calcext:value-type="float">
            <text:p><text:s text:c="2"/>9 159</text:p>
          </table:table-cell>
          <table:table-cell office:value-type="float" office:value="9445.003" calcext:value-type="float">
            <text:p><text:s text:c="2"/>9 445</text:p>
          </table:table-cell>
          <table:table-cell office:value-type="float" office:value="9742.263" calcext:value-type="float">
            <text:p><text:s text:c="2"/>9 742</text:p>
          </table:table-cell>
          <table:table-cell office:value-type="float" office:value="10050.023" calcext:value-type="float">
            <text:p><text:s text:c="2"/>10 050</text:p>
          </table:table-cell>
          <table:table-cell office:value-type="float" office:value="10368.3" calcext:value-type="float">
            <text:p><text:s text:c="2"/>10 368</text:p>
          </table:table-cell>
          <table:table-cell office:value-type="float" office:value="10696.274" calcext:value-type="float">
            <text:p><text:s text:c="2"/>10 696</text:p>
          </table:table-cell>
          <table:table-cell office:value-type="float" office:value="11031.817" calcext:value-type="float">
            <text:p><text:s text:c="2"/>11 032</text:p>
          </table:table-cell>
          <table:table-cell office:value-type="float" office:value="11372.16" calcext:value-type="float">
            <text:p><text:s text:c="2"/>11 372</text:p>
          </table:table-cell>
          <table:table-cell office:value-type="float" office:value="11715.218" calcext:value-type="float">
            <text:p><text:s text:c="2"/>11 715</text:p>
          </table:table-cell>
          <table:table-cell office:value-type="float" office:value="12060.729" calcext:value-type="float">
            <text:p><text:s text:c="2"/>12 061</text:p>
          </table:table-cell>
          <table:table-cell office:value-type="float" office:value="12408.931" calcext:value-type="float">
            <text:p><text:s text:c="2"/>12 409</text:p>
          </table:table-cell>
          <table:table-cell office:value-type="float" office:value="12758.881" calcext:value-type="float">
            <text:p><text:s text:c="2"/>12 759</text:p>
          </table:table-cell>
          <table:table-cell office:value-type="float" office:value="13109.66" calcext:value-type="float">
            <text:p><text:s text:c="2"/>13 110</text:p>
          </table:table-cell>
          <table:table-cell office:value-type="float" office:value="13460.994" calcext:value-type="float">
            <text:p><text:s text:c="2"/>13 461</text:p>
          </table:table-cell>
          <table:table-cell office:value-type="float" office:value="13812.472" calcext:value-type="float">
            <text:p><text:s text:c="2"/>13 812</text:p>
          </table:table-cell>
          <table:table-cell office:value-type="float" office:value="14165.423" calcext:value-type="float">
            <text:p><text:s text:c="2"/>14 165</text:p>
          </table:table-cell>
          <table:table-cell office:value-type="float" office:value="14523.57" calcext:value-type="float">
            <text:p><text:s text:c="2"/>14 524</text:p>
          </table:table-cell>
          <table:table-cell office:value-type="float" office:value="14891.891" calcext:value-type="float">
            <text:p><text:s text:c="2"/>14 892</text:p>
          </table:table-cell>
          <table:table-cell office:value-type="float" office:value="15274.234" calcext:value-type="float">
            <text:p><text:s text:c="2"/>15 274</text:p>
          </table:table-cell>
          <table:table-cell office:value-type="float" office:value="15671.927" calcext:value-type="float">
            <text:p><text:s text:c="2"/>15 672</text:p>
          </table:table-cell>
          <table:table-cell office:value-type="float" office:value="16084.886" calcext:value-type="float">
            <text:p><text:s text:c="2"/>16 085</text:p>
          </table:table-cell>
          <table:table-cell office:value-type="float" office:value="16513.822" calcext:value-type="float">
            <text:p><text:s text:c="2"/>16 514</text:p>
          </table:table-cell>
          <table:table-cell office:value-type="float" office:value="16959.081" calcext:value-type="float">
            <text:p><text:s text:c="2"/>16 959</text:p>
          </table:table-cell>
          <table:table-cell office:value-type="float" office:value="17420.795" calcext:value-type="float">
            <text:p><text:s text:c="2"/>17 421</text:p>
          </table:table-cell>
          <table:table-cell office:value-type="float" office:value="17899.562" calcext:value-type="float">
            <text:p><text:s text:c="2"/>17 900</text:p>
          </table:table-cell>
          <table:table-cell office:value-type="float" office:value="18395.389" calcext:value-type="float">
            <text:p><text:s text:c="2"/>18 395</text:p>
          </table:table-cell>
          <table:table-cell office:value-type="float" office:value="18907.008" calcext:value-type="float">
            <text:p><text:s text:c="2"/>18 907</text:p>
          </table:table-cell>
          <table:table-cell office:value-type="float" office:value="19432.541" calcext:value-type="float">
            <text:p><text:s text:c="2"/>19 433</text:p>
          </table:table-cell>
          <table:table-cell office:value-type="float" office:value="19970.495" calcext:value-type="float">
            <text:p><text:s text:c="2"/>19 970</text:p>
          </table:table-cell>
          <table:table-cell office:value-type="float" office:value="20520.447" calcext:value-type="float">
            <text:p><text:s text:c="2"/>20 520</text:p>
          </table:table-cell>
          <table:table-cell office:value-type="float" office:value="21082.383" calcext:value-type="float">
            <text:p><text:s text:c="2"/>21 082</text:p>
          </table:table-cell>
          <table:table-cell office:value-type="float" office:value="21655.715" calcext:value-type="float">
            <text:p><text:s text:c="2"/>21 656</text:p>
          </table:table-cell>
          <table:table-cell office:value-type="float" office:value="22239.904" calcext:value-type="float">
            <text:p><text:s text:c="2"/>22 240</text:p>
          </table:table-cell>
          <table:table-cell office:value-type="float" office:value="22834.522" calcext:value-type="float">
            <text:p><text:s text:c="2"/>22 8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entral African Republic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6.652" calcext:value-type="float">
            <text:p><text:s text:c="2"/>1 327</text:p>
          </table:table-cell>
          <table:table-cell office:value-type="float" office:value="1339.84" calcext:value-type="float">
            <text:p><text:s text:c="2"/>1 340</text:p>
          </table:table-cell>
          <table:table-cell office:value-type="float" office:value="1353.47" calcext:value-type="float">
            <text:p><text:s text:c="2"/>1 353</text:p>
          </table:table-cell>
          <table:table-cell office:value-type="float" office:value="1367.797" calcext:value-type="float">
            <text:p><text:s text:c="2"/>1 368</text:p>
          </table:table-cell>
          <table:table-cell office:value-type="float" office:value="1383.073" calcext:value-type="float">
            <text:p><text:s text:c="2"/>1 383</text:p>
          </table:table-cell>
          <table:table-cell office:value-type="float" office:value="1399.487" calcext:value-type="float">
            <text:p><text:s text:c="2"/>1 399</text:p>
          </table:table-cell>
          <table:table-cell office:value-type="float" office:value="1417.218" calcext:value-type="float">
            <text:p><text:s text:c="2"/>1 417</text:p>
          </table:table-cell>
          <table:table-cell office:value-type="float" office:value="1436.391" calcext:value-type="float">
            <text:p><text:s text:c="2"/>1 436</text:p>
          </table:table-cell>
          <table:table-cell office:value-type="float" office:value="1457.113" calcext:value-type="float">
            <text:p><text:s text:c="2"/>1 457</text:p>
          </table:table-cell>
          <table:table-cell office:value-type="float" office:value="1479.47" calcext:value-type="float">
            <text:p><text:s text:c="2"/>1 479</text:p>
          </table:table-cell>
          <table:table-cell office:value-type="float" office:value="1503.508" calcext:value-type="float">
            <text:p><text:s text:c="2"/>1 504</text:p>
          </table:table-cell>
          <table:table-cell office:value-type="float" office:value="1529.227" calcext:value-type="float">
            <text:p><text:s text:c="2"/>1 529</text:p>
          </table:table-cell>
          <table:table-cell office:value-type="float" office:value="1556.661" calcext:value-type="float">
            <text:p><text:s text:c="2"/>1 557</text:p>
          </table:table-cell>
          <table:table-cell office:value-type="float" office:value="1585.763" calcext:value-type="float">
            <text:p><text:s text:c="2"/>1 586</text:p>
          </table:table-cell>
          <table:table-cell office:value-type="float" office:value="1616.516" calcext:value-type="float">
            <text:p><text:s text:c="2"/>1 617</text:p>
          </table:table-cell>
          <table:table-cell office:value-type="float" office:value="1648.833" calcext:value-type="float">
            <text:p><text:s text:c="2"/>1 649</text:p>
          </table:table-cell>
          <table:table-cell office:value-type="float" office:value="1682.885" calcext:value-type="float">
            <text:p><text:s text:c="2"/>1 683</text:p>
          </table:table-cell>
          <table:table-cell office:value-type="float" office:value="1718.603" calcext:value-type="float">
            <text:p><text:s text:c="2"/>1 719</text:p>
          </table:table-cell>
          <table:table-cell office:value-type="float" office:value="1755.344" calcext:value-type="float">
            <text:p><text:s text:c="2"/>1 755</text:p>
          </table:table-cell>
          <table:table-cell office:value-type="float" office:value="1792.22" calcext:value-type="float">
            <text:p><text:s text:c="2"/>1 792</text:p>
          </table:table-cell>
          <table:table-cell office:value-type="float" office:value="1828.709" calcext:value-type="float">
            <text:p><text:s text:c="2"/>1 829</text:p>
          </table:table-cell>
          <table:table-cell office:value-type="float" office:value="1864.598" calcext:value-type="float">
            <text:p><text:s text:c="2"/>1 865</text:p>
          </table:table-cell>
          <table:table-cell office:value-type="float" office:value="1900.317" calcext:value-type="float">
            <text:p><text:s text:c="2"/>1 900</text:p>
          </table:table-cell>
          <table:table-cell office:value-type="float" office:value="1936.841" calcext:value-type="float">
            <text:p><text:s text:c="2"/>1 937</text:p>
          </table:table-cell>
          <table:table-cell office:value-type="float" office:value="1975.521" calcext:value-type="float">
            <text:p><text:s text:c="2"/>1 976</text:p>
          </table:table-cell>
          <table:table-cell office:value-type="float" office:value="2017.372" calcext:value-type="float">
            <text:p><text:s text:c="2"/>2 017</text:p>
          </table:table-cell>
          <table:table-cell office:value-type="float" office:value="2062.405" calcext:value-type="float">
            <text:p><text:s text:c="2"/>2 062</text:p>
          </table:table-cell>
          <table:table-cell office:value-type="float" office:value="2110.457" calcext:value-type="float">
            <text:p><text:s text:c="2"/>2 110</text:p>
          </table:table-cell>
          <table:table-cell office:value-type="float" office:value="2162.249" calcext:value-type="float">
            <text:p><text:s text:c="2"/>2 162</text:p>
          </table:table-cell>
          <table:table-cell office:value-type="float" office:value="2218.575" calcext:value-type="float">
            <text:p><text:s text:c="2"/>2 219</text:p>
          </table:table-cell>
          <table:table-cell office:value-type="float" office:value="2279.821" calcext:value-type="float">
            <text:p><text:s text:c="2"/>2 280</text:p>
          </table:table-cell>
          <table:table-cell office:value-type="float" office:value="2346.797" calcext:value-type="float">
            <text:p><text:s text:c="2"/>2 347</text:p>
          </table:table-cell>
          <table:table-cell office:value-type="float" office:value="2418.844" calcext:value-type="float">
            <text:p><text:s text:c="2"/>2 419</text:p>
          </table:table-cell>
          <table:table-cell office:value-type="float" office:value="2493.135" calcext:value-type="float">
            <text:p><text:s text:c="2"/>2 493</text:p>
          </table:table-cell>
          <table:table-cell office:value-type="float" office:value="2565.803" calcext:value-type="float">
            <text:p><text:s text:c="2"/>2 566</text:p>
          </table:table-cell>
          <table:table-cell office:value-type="float" office:value="2634.232" calcext:value-type="float">
            <text:p><text:s text:c="2"/>2 634</text:p>
          </table:table-cell>
          <table:table-cell office:value-type="float" office:value="2696.982" calcext:value-type="float">
            <text:p><text:s text:c="2"/>2 697</text:p>
          </table:table-cell>
          <table:table-cell office:value-type="float" office:value="2755.244" calcext:value-type="float">
            <text:p><text:s text:c="2"/>2 755</text:p>
          </table:table-cell>
          <table:table-cell office:value-type="float" office:value="2812.244" calcext:value-type="float">
            <text:p><text:s text:c="2"/>2 812</text:p>
          </table:table-cell>
          <table:table-cell office:value-type="float" office:value="2872.668" calcext:value-type="float">
            <text:p><text:s text:c="2"/>2 873</text:p>
          </table:table-cell>
          <table:table-cell office:value-type="float" office:value="2939.78" calcext:value-type="float">
            <text:p><text:s text:c="2"/>2 940</text:p>
          </table:table-cell>
          <table:table-cell office:value-type="float" office:value="3014.624" calcext:value-type="float">
            <text:p><text:s text:c="2"/>3 015</text:p>
          </table:table-cell>
          <table:table-cell office:value-type="float" office:value="3095.807" calcext:value-type="float">
            <text:p><text:s text:c="2"/>3 096</text:p>
          </table:table-cell>
          <table:table-cell office:value-type="float" office:value="3181.222" calcext:value-type="float">
            <text:p><text:s text:c="2"/>3 181</text:p>
          </table:table-cell>
          <table:table-cell office:value-type="float" office:value="3267.67" calcext:value-type="float">
            <text:p><text:s text:c="2"/>3 268</text:p>
          </table:table-cell>
          <table:table-cell office:value-type="float" office:value="3352.767" calcext:value-type="float">
            <text:p><text:s text:c="2"/>3 353</text:p>
          </table:table-cell>
          <table:table-cell office:value-type="float" office:value="3435.821" calcext:value-type="float">
            <text:p><text:s text:c="2"/>3 436</text:p>
          </table:table-cell>
          <table:table-cell office:value-type="float" office:value="3517.309" calcext:value-type="float">
            <text:p><text:s text:c="2"/>3 517</text:p>
          </table:table-cell>
          <table:table-cell office:value-type="float" office:value="3597.385" calcext:value-type="float">
            <text:p><text:s text:c="2"/>3 597</text:p>
          </table:table-cell>
          <table:table-cell office:value-type="float" office:value="3676.508" calcext:value-type="float">
            <text:p><text:s text:c="2"/>3 677</text:p>
          </table:table-cell>
          <table:table-cell office:value-type="float" office:value="3754.986" calcext:value-type="float">
            <text:p><text:s text:c="2"/>3 755</text:p>
          </table:table-cell>
          <table:table-cell office:value-type="float" office:value="3832.203" calcext:value-type="float">
            <text:p><text:s text:c="2"/>3 832</text:p>
          </table:table-cell>
          <table:table-cell office:value-type="float" office:value="3907.612" calcext:value-type="float">
            <text:p><text:s text:c="2"/>3 908</text:p>
          </table:table-cell>
          <table:table-cell office:value-type="float" office:value="3981.665" calcext:value-type="float">
            <text:p><text:s text:c="2"/>3 982</text:p>
          </table:table-cell>
          <table:table-cell office:value-type="float" office:value="4055.036" calcext:value-type="float">
            <text:p><text:s text:c="2"/>4 055</text:p>
          </table:table-cell>
          <table:table-cell office:value-type="float" office:value="4127.91" calcext:value-type="float">
            <text:p><text:s text:c="2"/>4 128</text:p>
          </table:table-cell>
          <table:table-cell office:value-type="float" office:value="4201.758" calcext:value-type="float">
            <text:p><text:s text:c="2"/>4 202</text:p>
          </table:table-cell>
          <table:table-cell office:value-type="float" office:value="4275.8" calcext:value-type="float">
            <text:p><text:s text:c="2"/>4 276</text:p>
          </table:table-cell>
          <table:table-cell office:value-type="float" office:value="4345.386" calcext:value-type="float">
            <text:p><text:s text:c="2"/>4 345</text:p>
          </table:table-cell>
          <table:table-cell office:value-type="float" office:value="4404.23" calcext:value-type="float">
            <text:p><text:s text:c="2"/>4 404</text:p>
          </table:table-cell>
          <table:table-cell office:value-type="float" office:value="4448.525" calcext:value-type="float">
            <text:p><text:s text:c="2"/>4 449</text:p>
          </table:table-cell>
          <table:table-cell office:value-type="float" office:value="4476.153" calcext:value-type="float">
            <text:p><text:s text:c="2"/>4 476</text:p>
          </table:table-cell>
          <table:table-cell office:value-type="float" office:value="4490.416" calcext:value-type="float">
            <text:p><text:s text:c="2"/>4 490</text:p>
          </table:table-cell>
          <table:table-cell office:value-type="float" office:value="4499.653" calcext:value-type="float">
            <text:p><text:s text:c="2"/>4 500</text:p>
          </table:table-cell>
          <table:table-cell office:value-type="float" office:value="4515.392" calcext:value-type="float">
            <text:p><text:s text:c="2"/>4 515</text:p>
          </table:table-cell>
          <table:table-cell office:value-type="float" office:value="4546.1" calcext:value-type="float">
            <text:p><text:s text:c="2"/>4 5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ad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502.317" calcext:value-type="float">
            <text:p><text:s text:c="2"/>2 502</text:p>
          </table:table-cell>
          <table:table-cell office:value-type="float" office:value="2543.9" calcext:value-type="float">
            <text:p><text:s text:c="2"/>2 544</text:p>
          </table:table-cell>
          <table:table-cell office:value-type="float" office:value="2588.905" calcext:value-type="float">
            <text:p><text:s text:c="2"/>2 589</text:p>
          </table:table-cell>
          <table:table-cell office:value-type="float" office:value="2636.261" calcext:value-type="float">
            <text:p><text:s text:c="2"/>2 636</text:p>
          </table:table-cell>
          <table:table-cell office:value-type="float" office:value="2685.204" calcext:value-type="float">
            <text:p><text:s text:c="2"/>2 685</text:p>
          </table:table-cell>
          <table:table-cell office:value-type="float" office:value="2735.208" calcext:value-type="float">
            <text:p><text:s text:c="2"/>2 735</text:p>
          </table:table-cell>
          <table:table-cell office:value-type="float" office:value="2786.049" calcext:value-type="float">
            <text:p><text:s text:c="2"/>2 786</text:p>
          </table:table-cell>
          <table:table-cell office:value-type="float" office:value="2837.762" calcext:value-type="float">
            <text:p><text:s text:c="2"/>2 838</text:p>
          </table:table-cell>
          <table:table-cell office:value-type="float" office:value="2890.635" calcext:value-type="float">
            <text:p><text:s text:c="2"/>2 891</text:p>
          </table:table-cell>
          <table:table-cell office:value-type="float" office:value="2945.101" calcext:value-type="float">
            <text:p><text:s text:c="2"/>2 945</text:p>
          </table:table-cell>
          <table:table-cell office:value-type="float" office:value="3001.593" calcext:value-type="float">
            <text:p><text:s text:c="2"/>3 002</text:p>
          </table:table-cell>
          <table:table-cell office:value-type="float" office:value="3060.355" calcext:value-type="float">
            <text:p><text:s text:c="2"/>3 060</text:p>
          </table:table-cell>
          <table:table-cell office:value-type="float" office:value="3121.216" calcext:value-type="float">
            <text:p><text:s text:c="2"/>3 121</text:p>
          </table:table-cell>
          <table:table-cell office:value-type="float" office:value="3183.551" calcext:value-type="float">
            <text:p><text:s text:c="2"/>3 184</text:p>
          </table:table-cell>
          <table:table-cell office:value-type="float" office:value="3246.505" calcext:value-type="float">
            <text:p><text:s text:c="2"/>3 247</text:p>
          </table:table-cell>
          <table:table-cell office:value-type="float" office:value="3309.573" calcext:value-type="float">
            <text:p><text:s text:c="2"/>3 310</text:p>
          </table:table-cell>
          <table:table-cell office:value-type="float" office:value="3372.17" calcext:value-type="float">
            <text:p><text:s text:c="2"/>3 372</text:p>
          </table:table-cell>
          <table:table-cell office:value-type="float" office:value="3434.811" calcext:value-type="float">
            <text:p><text:s text:c="2"/>3 435</text:p>
          </table:table-cell>
          <table:table-cell office:value-type="float" office:value="3499.352" calcext:value-type="float">
            <text:p><text:s text:c="2"/>3 499</text:p>
          </table:table-cell>
          <table:table-cell office:value-type="float" office:value="3568.376" calcext:value-type="float">
            <text:p><text:s text:c="2"/>3 568</text:p>
          </table:table-cell>
          <table:table-cell office:value-type="float" office:value="3643.549" calcext:value-type="float">
            <text:p><text:s text:c="2"/>3 644</text:p>
          </table:table-cell>
          <table:table-cell office:value-type="float" office:value="3726.091" calcext:value-type="float">
            <text:p><text:s text:c="2"/>3 726</text:p>
          </table:table-cell>
          <table:table-cell office:value-type="float" office:value="3815.103" calcext:value-type="float">
            <text:p><text:s text:c="2"/>3 815</text:p>
          </table:table-cell>
          <table:table-cell office:value-type="float" office:value="3907.632" calcext:value-type="float">
            <text:p><text:s text:c="2"/>3 908</text:p>
          </table:table-cell>
          <table:table-cell office:value-type="float" office:value="3999.512" calcext:value-type="float">
            <text:p><text:s text:c="2"/>4 000</text:p>
          </table:table-cell>
          <table:table-cell office:value-type="float" office:value="4087.948" calcext:value-type="float">
            <text:p><text:s text:c="2"/>4 088</text:p>
          </table:table-cell>
          <table:table-cell office:value-type="float" office:value="4172.23" calcext:value-type="float">
            <text:p><text:s text:c="2"/>4 172</text:p>
          </table:table-cell>
          <table:table-cell office:value-type="float" office:value="4253.989" calcext:value-type="float">
            <text:p><text:s text:c="2"/>4 254</text:p>
          </table:table-cell>
          <table:table-cell office:value-type="float" office:value="4335.645" calcext:value-type="float">
            <text:p><text:s text:c="2"/>4 336</text:p>
          </table:table-cell>
          <table:table-cell office:value-type="float" office:value="4420.716" calcext:value-type="float">
            <text:p><text:s text:c="2"/>4 421</text:p>
          </table:table-cell>
          <table:table-cell office:value-type="float" office:value="4512.042" calcext:value-type="float">
            <text:p><text:s text:c="2"/>4 512</text:p>
          </table:table-cell>
          <table:table-cell office:value-type="float" office:value="4610.167" calcext:value-type="float">
            <text:p><text:s text:c="2"/>4 610</text:p>
          </table:table-cell>
          <table:table-cell office:value-type="float" office:value="4715.197" calcext:value-type="float">
            <text:p><text:s text:c="2"/>4 715</text:p>
          </table:table-cell>
          <table:table-cell office:value-type="float" office:value="4829.094" calcext:value-type="float">
            <text:p><text:s text:c="2"/>4 829</text:p>
          </table:table-cell>
          <table:table-cell office:value-type="float" office:value="4954.046" calcext:value-type="float">
            <text:p><text:s text:c="2"/>4 954</text:p>
          </table:table-cell>
          <table:table-cell office:value-type="float" office:value="5091.535" calcext:value-type="float">
            <text:p><text:s text:c="2"/>5 092</text:p>
          </table:table-cell>
          <table:table-cell office:value-type="float" office:value="5243.006" calcext:value-type="float">
            <text:p><text:s text:c="2"/>5 243</text:p>
          </table:table-cell>
          <table:table-cell office:value-type="float" office:value="5408.087" calcext:value-type="float">
            <text:p><text:s text:c="2"/>5 408</text:p>
          </table:table-cell>
          <table:table-cell office:value-type="float" office:value="5584.339" calcext:value-type="float">
            <text:p><text:s text:c="2"/>5 584</text:p>
          </table:table-cell>
          <table:table-cell office:value-type="float" office:value="5768.086" calcext:value-type="float">
            <text:p><text:s text:c="2"/>5 768</text:p>
          </table:table-cell>
          <table:table-cell office:value-type="float" office:value="5956.859" calcext:value-type="float">
            <text:p><text:s text:c="2"/>5 957</text:p>
          </table:table-cell>
          <table:table-cell office:value-type="float" office:value="6150.081" calcext:value-type="float">
            <text:p><text:s text:c="2"/>6 150</text:p>
          </table:table-cell>
          <table:table-cell office:value-type="float" office:value="6349.089" calcext:value-type="float">
            <text:p><text:s text:c="2"/>6 349</text:p>
          </table:table-cell>
          <table:table-cell office:value-type="float" office:value="6555.603" calcext:value-type="float">
            <text:p><text:s text:c="2"/>6 556</text:p>
          </table:table-cell>
          <table:table-cell office:value-type="float" office:value="6772.133" calcext:value-type="float">
            <text:p><text:s text:c="2"/>6 772</text:p>
          </table:table-cell>
          <table:table-cell office:value-type="float" office:value="7000.722" calcext:value-type="float">
            <text:p><text:s text:c="2"/>7 001</text:p>
          </table:table-cell>
          <table:table-cell office:value-type="float" office:value="7241.134" calcext:value-type="float">
            <text:p><text:s text:c="2"/>7 241</text:p>
          </table:table-cell>
          <table:table-cell office:value-type="float" office:value="7493.251" calcext:value-type="float">
            <text:p><text:s text:c="2"/>7 493</text:p>
          </table:table-cell>
          <table:table-cell office:value-type="float" office:value="7759.258" calcext:value-type="float">
            <text:p><text:s text:c="2"/>7 759</text:p>
          </table:table-cell>
          <table:table-cell office:value-type="float" office:value="8041.846" calcext:value-type="float">
            <text:p><text:s text:c="2"/>8 042</text:p>
          </table:table-cell>
          <table:table-cell office:value-type="float" office:value="8342.559" calcext:value-type="float">
            <text:p><text:s text:c="2"/>8 343</text:p>
          </table:table-cell>
          <table:table-cell office:value-type="float" office:value="8663.012" calcext:value-type="float">
            <text:p><text:s text:c="2"/>8 663</text:p>
          </table:table-cell>
          <table:table-cell office:value-type="float" office:value="9001.689" calcext:value-type="float">
            <text:p><text:s text:c="2"/>9 002</text:p>
          </table:table-cell>
          <table:table-cell office:value-type="float" office:value="9353.201" calcext:value-type="float">
            <text:p><text:s text:c="2"/>9 353</text:p>
          </table:table-cell>
          <table:table-cell office:value-type="float" office:value="9710.043" calcext:value-type="float">
            <text:p><text:s text:c="2"/>9 710</text:p>
          </table:table-cell>
          <table:table-cell office:value-type="float" office:value="10067.009" calcext:value-type="float">
            <text:p><text:s text:c="2"/>10 067</text:p>
          </table:table-cell>
          <table:table-cell office:value-type="float" office:value="10421.597" calcext:value-type="float">
            <text:p><text:s text:c="2"/>10 422</text:p>
          </table:table-cell>
          <table:table-cell office:value-type="float" office:value="10775.708" calcext:value-type="float">
            <text:p><text:s text:c="2"/>10 776</text:p>
          </table:table-cell>
          <table:table-cell office:value-type="float" office:value="11133.861" calcext:value-type="float">
            <text:p><text:s text:c="2"/>11 134</text:p>
          </table:table-cell>
          <table:table-cell office:value-type="float" office:value="11502.786" calcext:value-type="float">
            <text:p><text:s text:c="2"/>11 503</text:p>
          </table:table-cell>
          <table:table-cell office:value-type="float" office:value="11887.202" calcext:value-type="float">
            <text:p><text:s text:c="2"/>11 887</text:p>
          </table:table-cell>
          <table:table-cell office:value-type="float" office:value="12288.651" calcext:value-type="float">
            <text:p><text:s text:c="2"/>12 289</text:p>
          </table:table-cell>
          <table:table-cell office:value-type="float" office:value="12705.135" calcext:value-type="float">
            <text:p><text:s text:c="2"/>12 705</text:p>
          </table:table-cell>
          <table:table-cell office:value-type="float" office:value="13133.589" calcext:value-type="float">
            <text:p><text:s text:c="2"/>13 134</text:p>
          </table:table-cell>
          <table:table-cell office:value-type="float" office:value="13569.438" calcext:value-type="float">
            <text:p><text:s text:c="2"/>13 569</text:p>
          </table:table-cell>
          <table:table-cell office:value-type="float" office:value="14009.413" calcext:value-type="float">
            <text:p><text:s text:c="2"/>14 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ongo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27.252" calcext:value-type="float">
            <text:p><text:s text:c="3"/>827</text:p>
          </table:table-cell>
          <table:table-cell office:value-type="float" office:value="844.004" calcext:value-type="float">
            <text:p><text:s text:c="3"/>844</text:p>
          </table:table-cell>
          <table:table-cell office:value-type="float" office:value="861.706" calcext:value-type="float">
            <text:p><text:s text:c="3"/>862</text:p>
          </table:table-cell>
          <table:table-cell office:value-type="float" office:value="880.318" calcext:value-type="float">
            <text:p><text:s text:c="3"/>880</text:p>
          </table:table-cell>
          <table:table-cell office:value-type="float" office:value="899.822" calcext:value-type="float">
            <text:p><text:s text:c="3"/>900</text:p>
          </table:table-cell>
          <table:table-cell office:value-type="float" office:value="920.218" calcext:value-type="float">
            <text:p><text:s text:c="3"/>920</text:p>
          </table:table-cell>
          <table:table-cell office:value-type="float" office:value="941.536" calcext:value-type="float">
            <text:p><text:s text:c="3"/>942</text:p>
          </table:table-cell>
          <table:table-cell office:value-type="float" office:value="963.824" calcext:value-type="float">
            <text:p><text:s text:c="3"/>964</text:p>
          </table:table-cell>
          <table:table-cell office:value-type="float" office:value="987.142" calcext:value-type="float">
            <text:p><text:s text:c="3"/>987</text:p>
          </table:table-cell>
          <table:table-cell office:value-type="float" office:value="1011.584" calcext:value-type="float">
            <text:p><text:s text:c="2"/>1 012</text:p>
          </table:table-cell>
          <table:table-cell office:value-type="float" office:value="1037.22" calcext:value-type="float">
            <text:p><text:s text:c="2"/>1 037</text:p>
          </table:table-cell>
          <table:table-cell office:value-type="float" office:value="1064.111" calcext:value-type="float">
            <text:p><text:s text:c="2"/>1 064</text:p>
          </table:table-cell>
          <table:table-cell office:value-type="float" office:value="1092.292" calcext:value-type="float">
            <text:p><text:s text:c="2"/>1 092</text:p>
          </table:table-cell>
          <table:table-cell office:value-type="float" office:value="1121.735" calcext:value-type="float">
            <text:p><text:s text:c="2"/>1 122</text:p>
          </table:table-cell>
          <table:table-cell office:value-type="float" office:value="1152.412" calcext:value-type="float">
            <text:p><text:s text:c="2"/>1 152</text:p>
          </table:table-cell>
          <table:table-cell office:value-type="float" office:value="1184.316" calcext:value-type="float">
            <text:p><text:s text:c="2"/>1 184</text:p>
          </table:table-cell>
          <table:table-cell office:value-type="float" office:value="1217.391" calcext:value-type="float">
            <text:p><text:s text:c="2"/>1 217</text:p>
          </table:table-cell>
          <table:table-cell office:value-type="float" office:value="1251.703" calcext:value-type="float">
            <text:p><text:s text:c="2"/>1 252</text:p>
          </table:table-cell>
          <table:table-cell office:value-type="float" office:value="1287.516" calcext:value-type="float">
            <text:p><text:s text:c="2"/>1 288</text:p>
          </table:table-cell>
          <table:table-cell office:value-type="float" office:value="1325.147" calcext:value-type="float">
            <text:p><text:s text:c="2"/>1 325</text:p>
          </table:table-cell>
          <table:table-cell office:value-type="float" office:value="1364.812" calcext:value-type="float">
            <text:p><text:s text:c="2"/>1 365</text:p>
          </table:table-cell>
          <table:table-cell office:value-type="float" office:value="1406.643" calcext:value-type="float">
            <text:p><text:s text:c="2"/>1 407</text:p>
          </table:table-cell>
          <table:table-cell office:value-type="float" office:value="1450.518" calcext:value-type="float">
            <text:p><text:s text:c="2"/>1 451</text:p>
          </table:table-cell>
          <table:table-cell office:value-type="float" office:value="1496.047" calcext:value-type="float">
            <text:p><text:s text:c="2"/>1 496</text:p>
          </table:table-cell>
          <table:table-cell office:value-type="float" office:value="1542.69" calcext:value-type="float">
            <text:p><text:s text:c="2"/>1 543</text:p>
          </table:table-cell>
          <table:table-cell office:value-type="float" office:value="1590.039" calcext:value-type="float">
            <text:p><text:s text:c="2"/>1 590</text:p>
          </table:table-cell>
          <table:table-cell office:value-type="float" office:value="1637.941" calcext:value-type="float">
            <text:p><text:s text:c="2"/>1 638</text:p>
          </table:table-cell>
          <table:table-cell office:value-type="float" office:value="1686.524" calcext:value-type="float">
            <text:p><text:s text:c="2"/>1 687</text:p>
          </table:table-cell>
          <table:table-cell office:value-type="float" office:value="1736.099" calcext:value-type="float">
            <text:p><text:s text:c="2"/>1 736</text:p>
          </table:table-cell>
          <table:table-cell office:value-type="float" office:value="1787.129" calcext:value-type="float">
            <text:p><text:s text:c="2"/>1 787</text:p>
          </table:table-cell>
          <table:table-cell office:value-type="float" office:value="1839.935" calcext:value-type="float">
            <text:p><text:s text:c="2"/>1 840</text:p>
          </table:table-cell>
          <table:table-cell office:value-type="float" office:value="1894.676" calcext:value-type="float">
            <text:p><text:s text:c="2"/>1 895</text:p>
          </table:table-cell>
          <table:table-cell office:value-type="float" office:value="1951.195" calcext:value-type="float">
            <text:p><text:s text:c="2"/>1 951</text:p>
          </table:table-cell>
          <table:table-cell office:value-type="float" office:value="2009.165" calcext:value-type="float">
            <text:p><text:s text:c="2"/>2 009</text:p>
          </table:table-cell>
          <table:table-cell office:value-type="float" office:value="2068.132" calcext:value-type="float">
            <text:p><text:s text:c="2"/>2 068</text:p>
          </table:table-cell>
          <table:table-cell office:value-type="float" office:value="2127.77" calcext:value-type="float">
            <text:p><text:s text:c="2"/>2 128</text:p>
          </table:table-cell>
          <table:table-cell office:value-type="float" office:value="2188.046" calcext:value-type="float">
            <text:p><text:s text:c="2"/>2 188</text:p>
          </table:table-cell>
          <table:table-cell office:value-type="float" office:value="2249.146" calcext:value-type="float">
            <text:p><text:s text:c="2"/>2 249</text:p>
          </table:table-cell>
          <table:table-cell office:value-type="float" office:value="2311.348" calcext:value-type="float">
            <text:p><text:s text:c="2"/>2 311</text:p>
          </table:table-cell>
          <table:table-cell office:value-type="float" office:value="2375.008" calcext:value-type="float">
            <text:p><text:s text:c="2"/>2 375</text:p>
          </table:table-cell>
          <table:table-cell office:value-type="float" office:value="2440.457" calcext:value-type="float">
            <text:p><text:s text:c="2"/>2 440</text:p>
          </table:table-cell>
          <table:table-cell office:value-type="float" office:value="2507.772" calcext:value-type="float">
            <text:p><text:s text:c="2"/>2 508</text:p>
          </table:table-cell>
          <table:table-cell office:value-type="float" office:value="2577.035" calcext:value-type="float">
            <text:p><text:s text:c="2"/>2 577</text:p>
          </table:table-cell>
          <table:table-cell office:value-type="float" office:value="2648.507" calcext:value-type="float">
            <text:p><text:s text:c="2"/>2 649</text:p>
          </table:table-cell>
          <table:table-cell office:value-type="float" office:value="2722.497" calcext:value-type="float">
            <text:p><text:s text:c="2"/>2 722</text:p>
          </table:table-cell>
          <table:table-cell office:value-type="float" office:value="2799.255" calcext:value-type="float">
            <text:p><text:s text:c="2"/>2 799</text:p>
          </table:table-cell>
          <table:table-cell office:value-type="float" office:value="2879.222" calcext:value-type="float">
            <text:p><text:s text:c="2"/>2 879</text:p>
          </table:table-cell>
          <table:table-cell office:value-type="float" office:value="2962.47" calcext:value-type="float">
            <text:p><text:s text:c="2"/>2 962</text:p>
          </table:table-cell>
          <table:table-cell office:value-type="float" office:value="3048.453" calcext:value-type="float">
            <text:p><text:s text:c="2"/>3 048</text:p>
          </table:table-cell>
          <table:table-cell office:value-type="float" office:value="3136.344" calcext:value-type="float">
            <text:p><text:s text:c="2"/>3 136</text:p>
          </table:table-cell>
          <table:table-cell office:value-type="float" office:value="3225.727" calcext:value-type="float">
            <text:p><text:s text:c="2"/>3 226</text:p>
          </table:table-cell>
          <table:table-cell office:value-type="float" office:value="3315.806" calcext:value-type="float">
            <text:p><text:s text:c="2"/>3 316</text:p>
          </table:table-cell>
          <table:table-cell office:value-type="float" office:value="3407.18" calcext:value-type="float">
            <text:p><text:s text:c="2"/>3 407</text:p>
          </table:table-cell>
          <table:table-cell office:value-type="float" office:value="3502.519" calcext:value-type="float">
            <text:p><text:s text:c="2"/>3 503</text:p>
          </table:table-cell>
          <table:table-cell office:value-type="float" office:value="3605.439" calcext:value-type="float">
            <text:p><text:s text:c="2"/>3 605</text:p>
          </table:table-cell>
          <table:table-cell office:value-type="float" office:value="3718.243" calcext:value-type="float">
            <text:p><text:s text:c="2"/>3 718</text:p>
          </table:table-cell>
          <table:table-cell office:value-type="float" office:value="3842.365" calcext:value-type="float">
            <text:p><text:s text:c="2"/>3 842</text:p>
          </table:table-cell>
          <table:table-cell office:value-type="float" office:value="3976.246" calcext:value-type="float">
            <text:p><text:s text:c="2"/>3 976</text:p>
          </table:table-cell>
          <table:table-cell office:value-type="float" office:value="4115.435" calcext:value-type="float">
            <text:p><text:s text:c="2"/>4 115</text:p>
          </table:table-cell>
          <table:table-cell office:value-type="float" office:value="4253.712" calcext:value-type="float">
            <text:p><text:s text:c="2"/>4 254</text:p>
          </table:table-cell>
          <table:table-cell office:value-type="float" office:value="4386.693" calcext:value-type="float">
            <text:p><text:s text:c="2"/>4 387</text:p>
          </table:table-cell>
          <table:table-cell office:value-type="float" office:value="4512.73" calcext:value-type="float">
            <text:p><text:s text:c="2"/>4 513</text:p>
          </table:table-cell>
          <table:table-cell office:value-type="float" office:value="4633.363" calcext:value-type="float">
            <text:p><text:s text:c="2"/>4 633</text:p>
          </table:table-cell>
          <table:table-cell office:value-type="float" office:value="4751.393" calcext:value-type="float">
            <text:p><text:s text:c="2"/>4 751</text:p>
          </table:table-cell>
          <table:table-cell office:value-type="float" office:value="4871.101" calcext:value-type="float">
            <text:p><text:s text:c="2"/>4 871</text:p>
          </table:table-cell>
          <table:table-cell office:value-type="float" office:value="4995.648" calcext:value-type="float">
            <text:p><text:s text:c="2"/>4 9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emocratic Republic of the Congo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183.659" calcext:value-type="float">
            <text:p><text:s text:c="2"/>12 184</text:p>
          </table:table-cell>
          <table:table-cell office:value-type="float" office:value="12428.825" calcext:value-type="float">
            <text:p><text:s text:c="2"/>12 429</text:p>
          </table:table-cell>
          <table:table-cell office:value-type="float" office:value="12680.927" calcext:value-type="float">
            <text:p><text:s text:c="2"/>12 681</text:p>
          </table:table-cell>
          <table:table-cell office:value-type="float" office:value="12944.385" calcext:value-type="float">
            <text:p><text:s text:c="2"/>12 944</text:p>
          </table:table-cell>
          <table:table-cell office:value-type="float" office:value="13222.518" calcext:value-type="float">
            <text:p><text:s text:c="2"/>13 223</text:p>
          </table:table-cell>
          <table:table-cell office:value-type="float" office:value="13517.513" calcext:value-type="float">
            <text:p><text:s text:c="2"/>13 518</text:p>
          </table:table-cell>
          <table:table-cell office:value-type="float" office:value="13830.44" calcext:value-type="float">
            <text:p><text:s text:c="2"/>13 830</text:p>
          </table:table-cell>
          <table:table-cell office:value-type="float" office:value="14161.242" calcext:value-type="float">
            <text:p><text:s text:c="2"/>14 161</text:p>
          </table:table-cell>
          <table:table-cell office:value-type="float" office:value="14508.912" calcext:value-type="float">
            <text:p><text:s text:c="2"/>14 509</text:p>
          </table:table-cell>
          <table:table-cell office:value-type="float" office:value="14871.772" calcext:value-type="float">
            <text:p><text:s text:c="2"/>14 872</text:p>
          </table:table-cell>
          <table:table-cell office:value-type="float" office:value="15248.251" calcext:value-type="float">
            <text:p><text:s text:c="2"/>15 248</text:p>
          </table:table-cell>
          <table:table-cell office:value-type="float" office:value="15637.733" calcext:value-type="float">
            <text:p><text:s text:c="2"/>15 638</text:p>
          </table:table-cell>
          <table:table-cell office:value-type="float" office:value="16041.263" calcext:value-type="float">
            <text:p><text:s text:c="2"/>16 041</text:p>
          </table:table-cell>
          <table:table-cell office:value-type="float" office:value="16461.93" calcext:value-type="float">
            <text:p><text:s text:c="2"/>16 462</text:p>
          </table:table-cell>
          <table:table-cell office:value-type="float" office:value="16903.923" calcext:value-type="float">
            <text:p><text:s text:c="2"/>16 904</text:p>
          </table:table-cell>
          <table:table-cell office:value-type="float" office:value="17369.883" calcext:value-type="float">
            <text:p><text:s text:c="2"/>17 370</text:p>
          </table:table-cell>
          <table:table-cell office:value-type="float" office:value="17861.881" calcext:value-type="float">
            <text:p><text:s text:c="2"/>17 862</text:p>
          </table:table-cell>
          <table:table-cell office:value-type="float" office:value="18378.214" calcext:value-type="float">
            <text:p><text:s text:c="2"/>18 378</text:p>
          </table:table-cell>
          <table:table-cell office:value-type="float" office:value="18913.203" calcext:value-type="float">
            <text:p><text:s text:c="2"/>18 913</text:p>
          </table:table-cell>
          <table:table-cell office:value-type="float" office:value="19458.904" calcext:value-type="float">
            <text:p><text:s text:c="2"/>19 459</text:p>
          </table:table-cell>
          <table:table-cell office:value-type="float" office:value="20009.935" calcext:value-type="float">
            <text:p><text:s text:c="2"/>20 010</text:p>
          </table:table-cell>
          <table:table-cell office:value-type="float" office:value="20562.865" calcext:value-type="float">
            <text:p><text:s text:c="2"/>20 563</text:p>
          </table:table-cell>
          <table:table-cell office:value-type="float" office:value="21120.14" calcext:value-type="float">
            <text:p><text:s text:c="2"/>21 120</text:p>
          </table:table-cell>
          <table:table-cell office:value-type="float" office:value="21689.239" calcext:value-type="float">
            <text:p><text:s text:c="2"/>21 689</text:p>
          </table:table-cell>
          <table:table-cell office:value-type="float" office:value="22280.923" calcext:value-type="float">
            <text:p><text:s text:c="2"/>22 281</text:p>
          </table:table-cell>
          <table:table-cell office:value-type="float" office:value="22902.319" calcext:value-type="float">
            <text:p><text:s text:c="2"/>22 902</text:p>
          </table:table-cell>
          <table:table-cell office:value-type="float" office:value="23559.071" calcext:value-type="float">
            <text:p><text:s text:c="2"/>23 559</text:p>
          </table:table-cell>
          <table:table-cell office:value-type="float" office:value="24247.55" calcext:value-type="float">
            <text:p><text:s text:c="2"/>24 248</text:p>
          </table:table-cell>
          <table:table-cell office:value-type="float" office:value="24954.655" calcext:value-type="float">
            <text:p><text:s text:c="2"/>24 955</text:p>
          </table:table-cell>
          <table:table-cell office:value-type="float" office:value="25661.884" calcext:value-type="float">
            <text:p><text:s text:c="2"/>25 662</text:p>
          </table:table-cell>
          <table:table-cell office:value-type="float" office:value="26357.462" calcext:value-type="float">
            <text:p><text:s text:c="2"/>26 357</text:p>
          </table:table-cell>
          <table:table-cell office:value-type="float" office:value="27039.468" calcext:value-type="float">
            <text:p><text:s text:c="2"/>27 039</text:p>
          </table:table-cell>
          <table:table-cell office:value-type="float" office:value="27717.337" calcext:value-type="float">
            <text:p><text:s text:c="2"/>27 717</text:p>
          </table:table-cell>
          <table:table-cell office:value-type="float" office:value="28404.876" calcext:value-type="float">
            <text:p><text:s text:c="2"/>28 405</text:p>
          </table:table-cell>
          <table:table-cell office:value-type="float" office:value="29121.474" calcext:value-type="float">
            <text:p><text:s text:c="2"/>29 121</text:p>
          </table:table-cell>
          <table:table-cell office:value-type="float" office:value="29883.446" calcext:value-type="float">
            <text:p><text:s text:c="2"/>29 883</text:p>
          </table:table-cell>
          <table:table-cell office:value-type="float" office:value="30685.824" calcext:value-type="float">
            <text:p><text:s text:c="2"/>30 686</text:p>
          </table:table-cell>
          <table:table-cell office:value-type="float" office:value="31529.823" calcext:value-type="float">
            <text:p><text:s text:c="2"/>31 530</text:p>
          </table:table-cell>
          <table:table-cell office:value-type="float" office:value="32444.156" calcext:value-type="float">
            <text:p><text:s text:c="2"/>32 444</text:p>
          </table:table-cell>
          <table:table-cell office:value-type="float" office:value="33465.441" calcext:value-type="float">
            <text:p><text:s text:c="2"/>33 465</text:p>
          </table:table-cell>
          <table:table-cell office:value-type="float" office:value="34614.581" calcext:value-type="float">
            <text:p><text:s text:c="2"/>34 615</text:p>
          </table:table-cell>
          <table:table-cell office:value-type="float" office:value="35914.825" calcext:value-type="float">
            <text:p><text:s text:c="2"/>35 915</text:p>
          </table:table-cell>
          <table:table-cell office:value-type="float" office:value="37346.147" calcext:value-type="float">
            <text:p><text:s text:c="2"/>37 346</text:p>
          </table:table-cell>
          <table:table-cell office:value-type="float" office:value="38833.595" calcext:value-type="float">
            <text:p><text:s text:c="2"/>38 834</text:p>
          </table:table-cell>
          <table:table-cell office:value-type="float" office:value="40273.701" calcext:value-type="float">
            <text:p><text:s text:c="2"/>40 274</text:p>
          </table:table-cell>
          <table:table-cell office:value-type="float" office:value="41595.744" calcext:value-type="float">
            <text:p><text:s text:c="2"/>41 596</text:p>
          </table:table-cell>
          <table:table-cell office:value-type="float" office:value="42770.544" calcext:value-type="float">
            <text:p><text:s text:c="2"/>42 771</text:p>
          </table:table-cell>
          <table:table-cell office:value-type="float" office:value="43830.146" calcext:value-type="float">
            <text:p><text:s text:c="2"/>43 830</text:p>
          </table:table-cell>
          <table:table-cell office:value-type="float" office:value="44840.529" calcext:value-type="float">
            <text:p><text:s text:c="2"/>44 841</text:p>
          </table:table-cell>
          <table:table-cell office:value-type="float" office:value="45898.667" calcext:value-type="float">
            <text:p><text:s text:c="2"/>45 899</text:p>
          </table:table-cell>
          <table:table-cell office:value-type="float" office:value="47076.387" calcext:value-type="float">
            <text:p><text:s text:c="2"/>47 076</text:p>
          </table:table-cell>
          <table:table-cell office:value-type="float" office:value="48394.338" calcext:value-type="float">
            <text:p><text:s text:c="2"/>48 394</text:p>
          </table:table-cell>
          <table:table-cell office:value-type="float" office:value="49835.756" calcext:value-type="float">
            <text:p><text:s text:c="2"/>49 836</text:p>
          </table:table-cell>
          <table:table-cell office:value-type="float" office:value="51390.033" calcext:value-type="float">
            <text:p><text:s text:c="2"/>51 390</text:p>
          </table:table-cell>
          <table:table-cell office:value-type="float" office:value="53034.217" calcext:value-type="float">
            <text:p><text:s text:c="2"/>53 034</text:p>
          </table:table-cell>
          <table:table-cell office:value-type="float" office:value="54751.476" calcext:value-type="float">
            <text:p><text:s text:c="2"/>54 751</text:p>
          </table:table-cell>
          <table:table-cell office:value-type="float" office:value="56543.011" calcext:value-type="float">
            <text:p><text:s text:c="2"/>56 543</text:p>
          </table:table-cell>
          <table:table-cell office:value-type="float" office:value="58417.562" calcext:value-type="float">
            <text:p><text:s text:c="2"/>58 418</text:p>
          </table:table-cell>
          <table:table-cell office:value-type="float" office:value="60373.608" calcext:value-type="float">
            <text:p><text:s text:c="2"/>60 374</text:p>
          </table:table-cell>
          <table:table-cell office:value-type="float" office:value="62409.435" calcext:value-type="float">
            <text:p><text:s text:c="2"/>62 409</text:p>
          </table:table-cell>
          <table:table-cell office:value-type="float" office:value="64523.263" calcext:value-type="float">
            <text:p><text:s text:c="2"/>64 523</text:p>
          </table:table-cell>
          <table:table-cell office:value-type="float" office:value="66713.597" calcext:value-type="float">
            <text:p><text:s text:c="2"/>66 714</text:p>
          </table:table-cell>
          <table:table-cell office:value-type="float" office:value="68978.682" calcext:value-type="float">
            <text:p><text:s text:c="2"/>68 979</text:p>
          </table:table-cell>
          <table:table-cell office:value-type="float" office:value="71316.033" calcext:value-type="float">
            <text:p><text:s text:c="2"/>71 316</text:p>
          </table:table-cell>
          <table:table-cell office:value-type="float" office:value="73722.86" calcext:value-type="float">
            <text:p><text:s text:c="2"/>73 723</text:p>
          </table:table-cell>
          <table:table-cell office:value-type="float" office:value="76196.619" calcext:value-type="float">
            <text:p><text:s text:c="2"/>76 1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quatorial Guinea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25.537" calcext:value-type="float">
            <text:p><text:s text:c="3"/>226</text:p>
          </table:table-cell>
          <table:table-cell office:value-type="float" office:value="230.717" calcext:value-type="float">
            <text:p><text:s text:c="3"/>231</text:p>
          </table:table-cell>
          <table:table-cell office:value-type="float" office:value="233.853" calcext:value-type="float">
            <text:p><text:s text:c="3"/>234</text:p>
          </table:table-cell>
          <table:table-cell office:value-type="float" office:value="235.883" calcext:value-type="float">
            <text:p><text:s text:c="3"/>236</text:p>
          </table:table-cell>
          <table:table-cell office:value-type="float" office:value="237.547" calcext:value-type="float">
            <text:p><text:s text:c="3"/>238</text:p>
          </table:table-cell>
          <table:table-cell office:value-type="float" office:value="239.375" calcext:value-type="float">
            <text:p><text:s text:c="3"/>239</text:p>
          </table:table-cell>
          <table:table-cell office:value-type="float" office:value="241.67" calcext:value-type="float">
            <text:p><text:s text:c="3"/>242</text:p>
          </table:table-cell>
          <table:table-cell office:value-type="float" office:value="244.553" calcext:value-type="float">
            <text:p><text:s text:c="3"/>245</text:p>
          </table:table-cell>
          <table:table-cell office:value-type="float" office:value="247.932" calcext:value-type="float">
            <text:p><text:s text:c="3"/>248</text:p>
          </table:table-cell>
          <table:table-cell office:value-type="float" office:value="251.601" calcext:value-type="float">
            <text:p><text:s text:c="3"/>252</text:p>
          </table:table-cell>
          <table:table-cell office:value-type="float" office:value="255.323" calcext:value-type="float">
            <text:p><text:s text:c="3"/>255</text:p>
          </table:table-cell>
          <table:table-cell office:value-type="float" office:value="258.947" calcext:value-type="float">
            <text:p><text:s text:c="3"/>259</text:p>
          </table:table-cell>
          <table:table-cell office:value-type="float" office:value="262.59" calcext:value-type="float">
            <text:p><text:s text:c="3"/>263</text:p>
          </table:table-cell>
          <table:table-cell office:value-type="float" office:value="266.598" calcext:value-type="float">
            <text:p><text:s text:c="3"/>267</text:p>
          </table:table-cell>
          <table:table-cell office:value-type="float" office:value="271.457" calcext:value-type="float">
            <text:p><text:s text:c="3"/>271</text:p>
          </table:table-cell>
          <table:table-cell office:value-type="float" office:value="277.396" calcext:value-type="float">
            <text:p><text:s text:c="3"/>277</text:p>
          </table:table-cell>
          <table:table-cell office:value-type="float" office:value="284.868" calcext:value-type="float">
            <text:p><text:s text:c="3"/>285</text:p>
          </table:table-cell>
          <table:table-cell office:value-type="float" office:value="293.44" calcext:value-type="float">
            <text:p><text:s text:c="3"/>293</text:p>
          </table:table-cell>
          <table:table-cell office:value-type="float" office:value="301.353" calcext:value-type="float">
            <text:p><text:s text:c="3"/>301</text:p>
          </table:table-cell>
          <table:table-cell office:value-type="float" office:value="306.233" calcext:value-type="float">
            <text:p><text:s text:c="3"/>306</text:p>
          </table:table-cell>
          <table:table-cell office:value-type="float" office:value="306.515" calcext:value-type="float">
            <text:p><text:s text:c="3"/>307</text:p>
          </table:table-cell>
          <table:table-cell office:value-type="float" office:value="301.666" calcext:value-type="float">
            <text:p><text:s text:c="3"/>302</text:p>
          </table:table-cell>
          <table:table-cell office:value-type="float" office:value="292.585" calcext:value-type="float">
            <text:p><text:s text:c="3"/>293</text:p>
          </table:table-cell>
          <table:table-cell office:value-type="float" office:value="281.021" calcext:value-type="float">
            <text:p><text:s text:c="3"/>281</text:p>
          </table:table-cell>
          <table:table-cell office:value-type="float" office:value="269.426" calcext:value-type="float">
            <text:p><text:s text:c="3"/>269</text:p>
          </table:table-cell>
          <table:table-cell office:value-type="float" office:value="259.747" calcext:value-type="float">
            <text:p><text:s text:c="3"/>260</text:p>
          </table:table-cell>
          <table:table-cell office:value-type="float" office:value="252.194" calcext:value-type="float">
            <text:p><text:s text:c="3"/>252</text:p>
          </table:table-cell>
          <table:table-cell office:value-type="float" office:value="246.677" calcext:value-type="float">
            <text:p><text:s text:c="3"/>247</text:p>
          </table:table-cell>
          <table:table-cell office:value-type="float" office:value="244.485" calcext:value-type="float">
            <text:p><text:s text:c="3"/>244</text:p>
          </table:table-cell>
          <table:table-cell office:value-type="float" office:value="247.078" calcext:value-type="float">
            <text:p><text:s text:c="3"/>247</text:p>
          </table:table-cell>
          <table:table-cell office:value-type="float" office:value="255.325" calcext:value-type="float">
            <text:p><text:s text:c="3"/>255</text:p>
          </table:table-cell>
          <table:table-cell office:value-type="float" office:value="270.063" calcext:value-type="float">
            <text:p><text:s text:c="3"/>270</text:p>
          </table:table-cell>
          <table:table-cell office:value-type="float" office:value="290.617" calcext:value-type="float">
            <text:p><text:s text:c="3"/>291</text:p>
          </table:table-cell>
          <table:table-cell office:value-type="float" office:value="314.475" calcext:value-type="float">
            <text:p><text:s text:c="3"/>314</text:p>
          </table:table-cell>
          <table:table-cell office:value-type="float" office:value="338.086" calcext:value-type="float">
            <text:p><text:s text:c="3"/>338</text:p>
          </table:table-cell>
          <table:table-cell office:value-type="float" office:value="358.896" calcext:value-type="float">
            <text:p><text:s text:c="3"/>359</text:p>
          </table:table-cell>
          <table:table-cell office:value-type="float" office:value="376.024" calcext:value-type="float">
            <text:p><text:s text:c="3"/>376</text:p>
          </table:table-cell>
          <table:table-cell office:value-type="float" office:value="390.173" calcext:value-type="float">
            <text:p><text:s text:c="3"/>390</text:p>
          </table:table-cell>
          <table:table-cell office:value-type="float" office:value="402.326" calcext:value-type="float">
            <text:p><text:s text:c="3"/>402</text:p>
          </table:table-cell>
          <table:table-cell office:value-type="float" office:value="414.138" calcext:value-type="float">
            <text:p><text:s text:c="3"/>414</text:p>
          </table:table-cell>
          <table:table-cell office:value-type="float" office:value="426.846" calcext:value-type="float">
            <text:p><text:s text:c="3"/>427</text:p>
          </table:table-cell>
          <table:table-cell office:value-type="float" office:value="440.624" calcext:value-type="float">
            <text:p><text:s text:c="3"/>441</text:p>
          </table:table-cell>
          <table:table-cell office:value-type="float" office:value="455.148" calcext:value-type="float">
            <text:p><text:s text:c="3"/>455</text:p>
          </table:table-cell>
          <table:table-cell office:value-type="float" office:value="470.61" calcext:value-type="float">
            <text:p><text:s text:c="3"/>471</text:p>
          </table:table-cell>
          <table:table-cell office:value-type="float" office:value="487.14" calcext:value-type="float">
            <text:p><text:s text:c="3"/>487</text:p>
          </table:table-cell>
          <table:table-cell office:value-type="float" office:value="504.871" calcext:value-type="float">
            <text:p><text:s text:c="3"/>505</text:p>
          </table:table-cell>
          <table:table-cell office:value-type="float" office:value="523.999" calcext:value-type="float">
            <text:p><text:s text:c="3"/>524</text:p>
          </table:table-cell>
          <table:table-cell office:value-type="float" office:value="544.636" calcext:value-type="float">
            <text:p><text:s text:c="3"/>545</text:p>
          </table:table-cell>
          <table:table-cell office:value-type="float" office:value="566.673" calcext:value-type="float">
            <text:p><text:s text:c="3"/>567</text:p>
          </table:table-cell>
          <table:table-cell office:value-type="float" office:value="589.938" calcext:value-type="float">
            <text:p><text:s text:c="3"/>590</text:p>
          </table:table-cell>
          <table:table-cell office:value-type="float" office:value="614.323" calcext:value-type="float">
            <text:p><text:s text:c="3"/>614</text:p>
          </table:table-cell>
          <table:table-cell office:value-type="float" office:value="639.762" calcext:value-type="float">
            <text:p><text:s text:c="3"/>640</text:p>
          </table:table-cell>
          <table:table-cell office:value-type="float" office:value="666.407" calcext:value-type="float">
            <text:p><text:s text:c="3"/>666</text:p>
          </table:table-cell>
          <table:table-cell office:value-type="float" office:value="694.611" calcext:value-type="float">
            <text:p><text:s text:c="3"/>695</text:p>
          </table:table-cell>
          <table:table-cell office:value-type="float" office:value="724.817" calcext:value-type="float">
            <text:p><text:s text:c="3"/>725</text:p>
          </table:table-cell>
          <table:table-cell office:value-type="float" office:value="757.317" calcext:value-type="float">
            <text:p><text:s text:c="3"/>757</text:p>
          </table:table-cell>
          <table:table-cell office:value-type="float" office:value="792.217" calcext:value-type="float">
            <text:p><text:s text:c="3"/>792</text:p>
          </table:table-cell>
          <table:table-cell office:value-type="float" office:value="829.327" calcext:value-type="float">
            <text:p><text:s text:c="3"/>829</text:p>
          </table:table-cell>
          <table:table-cell office:value-type="float" office:value="868.418" calcext:value-type="float">
            <text:p><text:s text:c="3"/>868</text:p>
          </table:table-cell>
          <table:table-cell office:value-type="float" office:value="909.111" calcext:value-type="float">
            <text:p><text:s text:c="3"/>909</text:p>
          </table:table-cell>
          <table:table-cell office:value-type="float" office:value="951.104" calcext:value-type="float">
            <text:p><text:s text:c="3"/>951</text:p>
          </table:table-cell>
          <table:table-cell office:value-type="float" office:value="994.29" calcext:value-type="float">
            <text:p><text:s text:c="3"/>994</text:p>
          </table:table-cell>
          <table:table-cell office:value-type="float" office:value="1038.593" calcext:value-type="float">
            <text:p><text:s text:c="2"/>1 039</text:p>
          </table:table-cell>
          <table:table-cell office:value-type="float" office:value="1083.746" calcext:value-type="float">
            <text:p><text:s text:c="2"/>1 084</text:p>
          </table:table-cell>
          <table:table-cell office:value-type="float" office:value="1129.424" calcext:value-type="float">
            <text:p><text:s text:c="2"/>1 129</text:p>
          </table:table-cell>
          <table:table-cell office:value-type="float" office:value="1175.389" calcext:value-type="float">
            <text:p><text:s text:c="2"/>1 1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abon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473.298" calcext:value-type="float">
            <text:p><text:s text:c="3"/>473</text:p>
          </table:table-cell>
          <table:table-cell office:value-type="float" office:value="475.865" calcext:value-type="float">
            <text:p><text:s text:c="3"/>476</text:p>
          </table:table-cell>
          <table:table-cell office:value-type="float" office:value="477.711" calcext:value-type="float">
            <text:p><text:s text:c="3"/>478</text:p>
          </table:table-cell>
          <table:table-cell office:value-type="float" office:value="479.237" calcext:value-type="float">
            <text:p><text:s text:c="3"/>479</text:p>
          </table:table-cell>
          <table:table-cell office:value-type="float" office:value="480.767" calcext:value-type="float">
            <text:p><text:s text:c="3"/>481</text:p>
          </table:table-cell>
          <table:table-cell office:value-type="float" office:value="482.56" calcext:value-type="float">
            <text:p><text:s text:c="3"/>483</text:p>
          </table:table-cell>
          <table:table-cell office:value-type="float" office:value="484.782" calcext:value-type="float">
            <text:p><text:s text:c="3"/>485</text:p>
          </table:table-cell>
          <table:table-cell office:value-type="float" office:value="487.536" calcext:value-type="float">
            <text:p><text:s text:c="3"/>488</text:p>
          </table:table-cell>
          <table:table-cell office:value-type="float" office:value="490.87" calcext:value-type="float">
            <text:p><text:s text:c="3"/>491</text:p>
          </table:table-cell>
          <table:table-cell office:value-type="float" office:value="494.751" calcext:value-type="float">
            <text:p><text:s text:c="3"/>495</text:p>
          </table:table-cell>
          <table:table-cell office:value-type="float" office:value="499.184" calcext:value-type="float">
            <text:p><text:s text:c="3"/>499</text:p>
          </table:table-cell>
          <table:table-cell office:value-type="float" office:value="504.167" calcext:value-type="float">
            <text:p><text:s text:c="3"/>504</text:p>
          </table:table-cell>
          <table:table-cell office:value-type="float" office:value="509.806" calcext:value-type="float">
            <text:p><text:s text:c="3"/>510</text:p>
          </table:table-cell>
          <table:table-cell office:value-type="float" office:value="516.265" calcext:value-type="float">
            <text:p><text:s text:c="3"/>516</text:p>
          </table:table-cell>
          <table:table-cell office:value-type="float" office:value="523.789" calcext:value-type="float">
            <text:p><text:s text:c="3"/>524</text:p>
          </table:table-cell>
          <table:table-cell office:value-type="float" office:value="532.511" calcext:value-type="float">
            <text:p><text:s text:c="3"/>533</text:p>
          </table:table-cell>
          <table:table-cell office:value-type="float" office:value="542.557" calcext:value-type="float">
            <text:p><text:s text:c="3"/>543</text:p>
          </table:table-cell>
          <table:table-cell office:value-type="float" office:value="553.823" calcext:value-type="float">
            <text:p><text:s text:c="3"/>554</text:p>
          </table:table-cell>
          <table:table-cell office:value-type="float" office:value="565.873" calcext:value-type="float">
            <text:p><text:s text:c="3"/>566</text:p>
          </table:table-cell>
          <table:table-cell office:value-type="float" office:value="578.108" calcext:value-type="float">
            <text:p><text:s text:c="3"/>578</text:p>
          </table:table-cell>
          <table:table-cell office:value-type="float" office:value="590.118" calcext:value-type="float">
            <text:p><text:s text:c="3"/>590</text:p>
          </table:table-cell>
          <table:table-cell office:value-type="float" office:value="601.731" calcext:value-type="float">
            <text:p><text:s text:c="3"/>602</text:p>
          </table:table-cell>
          <table:table-cell office:value-type="float" office:value="613.123" calcext:value-type="float">
            <text:p><text:s text:c="3"/>613</text:p>
          </table:table-cell>
          <table:table-cell office:value-type="float" office:value="624.621" calcext:value-type="float">
            <text:p><text:s text:c="3"/>625</text:p>
          </table:table-cell>
          <table:table-cell office:value-type="float" office:value="636.696" calcext:value-type="float">
            <text:p><text:s text:c="3"/>637</text:p>
          </table:table-cell>
          <table:table-cell office:value-type="float" office:value="649.716" calcext:value-type="float">
            <text:p><text:s text:c="3"/>650</text:p>
          </table:table-cell>
          <table:table-cell office:value-type="float" office:value="663.77" calcext:value-type="float">
            <text:p><text:s text:c="3"/>664</text:p>
          </table:table-cell>
          <table:table-cell office:value-type="float" office:value="678.774" calcext:value-type="float">
            <text:p><text:s text:c="3"/>679</text:p>
          </table:table-cell>
          <table:table-cell office:value-type="float" office:value="694.732" calcext:value-type="float">
            <text:p><text:s text:c="3"/>695</text:p>
          </table:table-cell>
          <table:table-cell office:value-type="float" office:value="711.533" calcext:value-type="float">
            <text:p><text:s text:c="3"/>712</text:p>
          </table:table-cell>
          <table:table-cell office:value-type="float" office:value="729.159" calcext:value-type="float">
            <text:p><text:s text:c="3"/>729</text:p>
          </table:table-cell>
          <table:table-cell office:value-type="float" office:value="747.587" calcext:value-type="float">
            <text:p><text:s text:c="3"/>748</text:p>
          </table:table-cell>
          <table:table-cell office:value-type="float" office:value="766.855" calcext:value-type="float">
            <text:p><text:s text:c="3"/>767</text:p>
          </table:table-cell>
          <table:table-cell office:value-type="float" office:value="787.013" calcext:value-type="float">
            <text:p><text:s text:c="3"/>787</text:p>
          </table:table-cell>
          <table:table-cell office:value-type="float" office:value="808.083" calcext:value-type="float">
            <text:p><text:s text:c="3"/>808</text:p>
          </table:table-cell>
          <table:table-cell office:value-type="float" office:value="830.085" calcext:value-type="float">
            <text:p><text:s text:c="3"/>830</text:p>
          </table:table-cell>
          <table:table-cell office:value-type="float" office:value="853.027" calcext:value-type="float">
            <text:p><text:s text:c="3"/>853</text:p>
          </table:table-cell>
          <table:table-cell office:value-type="float" office:value="876.863" calcext:value-type="float">
            <text:p><text:s text:c="3"/>877</text:p>
          </table:table-cell>
          <table:table-cell office:value-type="float" office:value="901.458" calcext:value-type="float">
            <text:p><text:s text:c="3"/>901</text:p>
          </table:table-cell>
          <table:table-cell office:value-type="float" office:value="926.622" calcext:value-type="float">
            <text:p><text:s text:c="3"/>927</text:p>
          </table:table-cell>
          <table:table-cell office:value-type="float" office:value="952.212" calcext:value-type="float">
            <text:p><text:s text:c="3"/>952</text:p>
          </table:table-cell>
          <table:table-cell office:value-type="float" office:value="978.223" calcext:value-type="float">
            <text:p><text:s text:c="3"/>978</text:p>
          </table:table-cell>
          <table:table-cell office:value-type="float" office:value="1004.676" calcext:value-type="float">
            <text:p><text:s text:c="2"/>1 005</text:p>
          </table:table-cell>
          <table:table-cell office:value-type="float" office:value="1031.504" calcext:value-type="float">
            <text:p><text:s text:c="2"/>1 032</text:p>
          </table:table-cell>
          <table:table-cell office:value-type="float" office:value="1058.663" calcext:value-type="float">
            <text:p><text:s text:c="2"/>1 059</text:p>
          </table:table-cell>
          <table:table-cell office:value-type="float" office:value="1086.137" calcext:value-type="float">
            <text:p><text:s text:c="2"/>1 086</text:p>
          </table:table-cell>
          <table:table-cell office:value-type="float" office:value="1113.994" calcext:value-type="float">
            <text:p><text:s text:c="2"/>1 114</text:p>
          </table:table-cell>
          <table:table-cell office:value-type="float" office:value="1142.324" calcext:value-type="float">
            <text:p><text:s text:c="2"/>1 142</text:p>
          </table:table-cell>
          <table:table-cell office:value-type="float" office:value="1171.224" calcext:value-type="float">
            <text:p><text:s text:c="2"/>1 171</text:p>
          </table:table-cell>
          <table:table-cell office:value-type="float" office:value="1200.773" calcext:value-type="float">
            <text:p><text:s text:c="2"/>1 201</text:p>
          </table:table-cell>
          <table:table-cell office:value-type="float" office:value="1231.122" calcext:value-type="float">
            <text:p><text:s text:c="2"/>1 231</text:p>
          </table:table-cell>
          <table:table-cell office:value-type="float" office:value="1262.259" calcext:value-type="float">
            <text:p><text:s text:c="2"/>1 262</text:p>
          </table:table-cell>
          <table:table-cell office:value-type="float" office:value="1294.409" calcext:value-type="float">
            <text:p><text:s text:c="2"/>1 294</text:p>
          </table:table-cell>
          <table:table-cell office:value-type="float" office:value="1328.146" calcext:value-type="float">
            <text:p><text:s text:c="2"/>1 328</text:p>
          </table:table-cell>
          <table:table-cell office:value-type="float" office:value="1364.205" calcext:value-type="float">
            <text:p><text:s text:c="2"/>1 364</text:p>
          </table:table-cell>
          <table:table-cell office:value-type="float" office:value="1403.126" calcext:value-type="float">
            <text:p><text:s text:c="2"/>1 403</text:p>
          </table:table-cell>
          <table:table-cell office:value-type="float" office:value="1444.844" calcext:value-type="float">
            <text:p><text:s text:c="2"/>1 445</text:p>
          </table:table-cell>
          <table:table-cell office:value-type="float" office:value="1489.193" calcext:value-type="float">
            <text:p><text:s text:c="2"/>1 489</text:p>
          </table:table-cell>
          <table:table-cell office:value-type="float" office:value="1536.411" calcext:value-type="float">
            <text:p><text:s text:c="2"/>1 536</text:p>
          </table:table-cell>
          <table:table-cell office:value-type="float" office:value="1586.754" calcext:value-type="float">
            <text:p><text:s text:c="2"/>1 587</text:p>
          </table:table-cell>
          <table:table-cell office:value-type="float" office:value="1640.21" calcext:value-type="float">
            <text:p><text:s text:c="2"/>1 640</text:p>
          </table:table-cell>
          <table:table-cell office:value-type="float" office:value="1697.101" calcext:value-type="float">
            <text:p><text:s text:c="2"/>1 697</text:p>
          </table:table-cell>
          <table:table-cell office:value-type="float" office:value="1756.817" calcext:value-type="float">
            <text:p><text:s text:c="2"/>1 757</text:p>
          </table:table-cell>
          <table:table-cell office:value-type="float" office:value="1817.271" calcext:value-type="float">
            <text:p><text:s text:c="2"/>1 817</text:p>
          </table:table-cell>
          <table:table-cell office:value-type="float" office:value="1875.713" calcext:value-type="float">
            <text:p><text:s text:c="2"/>1 876</text:p>
          </table:table-cell>
          <table:table-cell office:value-type="float" office:value="1930.175" calcext:value-type="float">
            <text:p><text:s text:c="2"/>1 9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o Tome and Principe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0.002" calcext:value-type="float">
            <text:p><text:s text:c="3"/>60</text:p>
          </table:table-cell>
          <table:table-cell office:value-type="float" office:value="59.202" calcext:value-type="float">
            <text:p><text:s text:c="3"/>59</text:p>
          </table:table-cell>
          <table:table-cell office:value-type="float" office:value="58.523" calcext:value-type="float">
            <text:p><text:s text:c="3"/>59</text:p>
          </table:table-cell>
          <table:table-cell office:value-type="float" office:value="58.165" calcext:value-type="float">
            <text:p><text:s text:c="3"/>58</text:p>
          </table:table-cell>
          <table:table-cell office:value-type="float" office:value="58.234" calcext:value-type="float">
            <text:p><text:s text:c="3"/>58</text:p>
          </table:table-cell>
          <table:table-cell office:value-type="float" office:value="58.783" calcext:value-type="float">
            <text:p><text:s text:c="3"/>59</text:p>
          </table:table-cell>
          <table:table-cell office:value-type="float" office:value="59.746" calcext:value-type="float">
            <text:p><text:s text:c="3"/>60</text:p>
          </table:table-cell>
          <table:table-cell office:value-type="float" office:value="60.991" calcext:value-type="float">
            <text:p><text:s text:c="3"/>61</text:p>
          </table:table-cell>
          <table:table-cell office:value-type="float" office:value="62.319" calcext:value-type="float">
            <text:p><text:s text:c="3"/>62</text:p>
          </table:table-cell>
          <table:table-cell office:value-type="float" office:value="63.478" calcext:value-type="float">
            <text:p><text:s text:c="3"/>63</text:p>
          </table:table-cell>
          <table:table-cell office:value-type="float" office:value="64.253" calcext:value-type="float">
            <text:p><text:s text:c="3"/>64</text:p>
          </table:table-cell>
          <table:table-cell office:value-type="float" office:value="64.551" calcext:value-type="float">
            <text:p><text:s text:c="3"/>65</text:p>
          </table:table-cell>
          <table:table-cell office:value-type="float" office:value="64.432" calcext:value-type="float">
            <text:p><text:s text:c="3"/>64</text:p>
          </table:table-cell>
          <table:table-cell office:value-type="float" office:value="64.177" calcext:value-type="float">
            <text:p><text:s text:c="3"/>64</text:p>
          </table:table-cell>
          <table:table-cell office:value-type="float" office:value="64.212" calcext:value-type="float">
            <text:p><text:s text:c="3"/>64</text:p>
          </table:table-cell>
          <table:table-cell office:value-type="float" office:value="64.796" calcext:value-type="float">
            <text:p><text:s text:c="3"/>65</text:p>
          </table:table-cell>
          <table:table-cell office:value-type="float" office:value="66.063" calcext:value-type="float">
            <text:p><text:s text:c="3"/>66</text:p>
          </table:table-cell>
          <table:table-cell office:value-type="float" office:value="67.873" calcext:value-type="float">
            <text:p><text:s text:c="3"/>68</text:p>
          </table:table-cell>
          <table:table-cell office:value-type="float" office:value="70.046" calcext:value-type="float">
            <text:p><text:s text:c="3"/>70</text:p>
          </table:table-cell>
          <table:table-cell office:value-type="float" office:value="72.241" calcext:value-type="float">
            <text:p><text:s text:c="3"/>72</text:p>
          </table:table-cell>
          <table:table-cell office:value-type="float" office:value="74.253" calcext:value-type="float">
            <text:p><text:s text:c="3"/>74</text:p>
          </table:table-cell>
          <table:table-cell office:value-type="float" office:value="75.988" calcext:value-type="float">
            <text:p><text:s text:c="3"/>76</text:p>
          </table:table-cell>
          <table:table-cell office:value-type="float" office:value="77.537" calcext:value-type="float">
            <text:p><text:s text:c="3"/>78</text:p>
          </table:table-cell>
          <table:table-cell office:value-type="float" office:value="79.022" calcext:value-type="float">
            <text:p><text:s text:c="3"/>79</text:p>
          </table:table-cell>
          <table:table-cell office:value-type="float" office:value="80.67" calcext:value-type="float">
            <text:p><text:s text:c="3"/>81</text:p>
          </table:table-cell>
          <table:table-cell office:value-type="float" office:value="82.607" calcext:value-type="float">
            <text:p><text:s text:c="3"/>83</text:p>
          </table:table-cell>
          <table:table-cell office:value-type="float" office:value="84.885" calcext:value-type="float">
            <text:p><text:s text:c="3"/>85</text:p>
          </table:table-cell>
          <table:table-cell office:value-type="float" office:value="87.434" calcext:value-type="float">
            <text:p><text:s text:c="3"/>87</text:p>
          </table:table-cell>
          <table:table-cell office:value-type="float" office:value="90.089" calcext:value-type="float">
            <text:p><text:s text:c="3"/>90</text:p>
          </table:table-cell>
          <table:table-cell office:value-type="float" office:value="92.649" calcext:value-type="float">
            <text:p><text:s text:c="3"/>93</text:p>
          </table:table-cell>
          <table:table-cell office:value-type="float" office:value="94.949" calcext:value-type="float">
            <text:p><text:s text:c="3"/>95</text:p>
          </table:table-cell>
          <table:table-cell office:value-type="float" office:value="96.95" calcext:value-type="float">
            <text:p><text:s text:c="3"/>97</text:p>
          </table:table-cell>
          <table:table-cell office:value-type="float" office:value="98.706" calcext:value-type="float">
            <text:p><text:s text:c="3"/>99</text:p>
          </table:table-cell>
          <table:table-cell office:value-type="float" office:value="100.318" calcext:value-type="float">
            <text:p><text:s text:c="3"/>100</text:p>
          </table:table-cell>
          <table:table-cell office:value-type="float" office:value="101.915" calcext:value-type="float">
            <text:p><text:s text:c="3"/>102</text:p>
          </table:table-cell>
          <table:table-cell office:value-type="float" office:value="103.634" calcext:value-type="float">
            <text:p><text:s text:c="3"/>104</text:p>
          </table:table-cell>
          <table:table-cell office:value-type="float" office:value="105.474" calcext:value-type="float">
            <text:p><text:s text:c="3"/>105</text:p>
          </table:table-cell>
          <table:table-cell office:value-type="float" office:value="107.415" calcext:value-type="float">
            <text:p><text:s text:c="3"/>107</text:p>
          </table:table-cell>
          <table:table-cell office:value-type="float" office:value="109.47" calcext:value-type="float">
            <text:p><text:s text:c="3"/>109</text:p>
          </table:table-cell>
          <table:table-cell office:value-type="float" office:value="111.627" calcext:value-type="float">
            <text:p><text:s text:c="3"/>112</text:p>
          </table:table-cell>
          <table:table-cell office:value-type="float" office:value="113.893" calcext:value-type="float">
            <text:p><text:s text:c="3"/>114</text:p>
          </table:table-cell>
          <table:table-cell office:value-type="float" office:value="116.294" calcext:value-type="float">
            <text:p><text:s text:c="3"/>116</text:p>
          </table:table-cell>
          <table:table-cell office:value-type="float" office:value="118.816" calcext:value-type="float">
            <text:p><text:s text:c="3"/>119</text:p>
          </table:table-cell>
          <table:table-cell office:value-type="float" office:value="121.407" calcext:value-type="float">
            <text:p><text:s text:c="3"/>121</text:p>
          </table:table-cell>
          <table:table-cell office:value-type="float" office:value="123.973" calcext:value-type="float">
            <text:p><text:s text:c="3"/>124</text:p>
          </table:table-cell>
          <table:table-cell office:value-type="float" office:value="126.454" calcext:value-type="float">
            <text:p><text:s text:c="3"/>126</text:p>
          </table:table-cell>
          <table:table-cell office:value-type="float" office:value="128.821" calcext:value-type="float">
            <text:p><text:s text:c="3"/>129</text:p>
          </table:table-cell>
          <table:table-cell office:value-type="float" office:value="131.107" calcext:value-type="float">
            <text:p><text:s text:c="3"/>131</text:p>
          </table:table-cell>
          <table:table-cell office:value-type="float" office:value="133.418" calcext:value-type="float">
            <text:p><text:s text:c="3"/>133</text:p>
          </table:table-cell>
          <table:table-cell office:value-type="float" office:value="135.886" calcext:value-type="float">
            <text:p><text:s text:c="3"/>136</text:p>
          </table:table-cell>
          <table:table-cell office:value-type="float" office:value="138.606" calcext:value-type="float">
            <text:p><text:s text:c="3"/>139</text:p>
          </table:table-cell>
          <table:table-cell office:value-type="float" office:value="141.622" calcext:value-type="float">
            <text:p><text:s text:c="3"/>142</text:p>
          </table:table-cell>
          <table:table-cell office:value-type="float" office:value="144.889" calcext:value-type="float">
            <text:p><text:s text:c="3"/>145</text:p>
          </table:table-cell>
          <table:table-cell office:value-type="float" office:value="148.372" calcext:value-type="float">
            <text:p><text:s text:c="3"/>148</text:p>
          </table:table-cell>
          <table:table-cell office:value-type="float" office:value="151.969" calcext:value-type="float">
            <text:p><text:s text:c="3"/>152</text:p>
          </table:table-cell>
          <table:table-cell office:value-type="float" office:value="155.63" calcext:value-type="float">
            <text:p><text:s text:c="3"/>156</text:p>
          </table:table-cell>
          <table:table-cell office:value-type="float" office:value="159.328" calcext:value-type="float">
            <text:p><text:s text:c="3"/>159</text:p>
          </table:table-cell>
          <table:table-cell office:value-type="float" office:value="163.101" calcext:value-type="float">
            <text:p><text:s text:c="3"/>163</text:p>
          </table:table-cell>
          <table:table-cell office:value-type="float" office:value="166.913" calcext:value-type="float">
            <text:p><text:s text:c="3"/>167</text:p>
          </table:table-cell>
          <table:table-cell office:value-type="float" office:value="170.813" calcext:value-type="float">
            <text:p><text:s text:c="3"/>171</text:p>
          </table:table-cell>
          <table:table-cell office:value-type="float" office:value="174.776" calcext:value-type="float">
            <text:p><text:s text:c="3"/>175</text:p>
          </table:table-cell>
          <table:table-cell office:value-type="float" office:value="178.8" calcext:value-type="float">
            <text:p><text:s text:c="3"/>179</text:p>
          </table:table-cell>
          <table:table-cell office:value-type="float" office:value="182.889" calcext:value-type="float">
            <text:p><text:s text:c="3"/>183</text:p>
          </table:table-cell>
          <table:table-cell office:value-type="float" office:value="187.045" calcext:value-type="float">
            <text:p><text:s text:c="3"/>187</text:p>
          </table:table-cell>
          <table:table-cell office:value-type="float" office:value="191.266" calcext:value-type="float">
            <text:p><text:s text:c="3"/>191</text:p>
          </table:table-cell>
          <table:table-cell office:value-type="float" office:value="195.553" calcext:value-type="float">
            <text:p><text:s text:c="3"/>1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Northern Africa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49048.943" calcext:value-type="float">
            <text:p><text:s text:c="2"/>49 049</text:p>
          </table:table-cell>
          <table:table-cell office:value-type="float" office:value="50237.869" calcext:value-type="float">
            <text:p><text:s text:c="2"/>50 238</text:p>
          </table:table-cell>
          <table:table-cell office:value-type="float" office:value="51487.602" calcext:value-type="float">
            <text:p><text:s text:c="2"/>51 488</text:p>
          </table:table-cell>
          <table:table-cell office:value-type="float" office:value="52800.141" calcext:value-type="float">
            <text:p><text:s text:c="2"/>52 800</text:p>
          </table:table-cell>
          <table:table-cell office:value-type="float" office:value="54176.146" calcext:value-type="float">
            <text:p><text:s text:c="2"/>54 176</text:p>
          </table:table-cell>
          <table:table-cell office:value-type="float" office:value="55615.1" calcext:value-type="float">
            <text:p><text:s text:c="2"/>55 615</text:p>
          </table:table-cell>
          <table:table-cell office:value-type="float" office:value="57115.142" calcext:value-type="float">
            <text:p><text:s text:c="2"/>57 115</text:p>
          </table:table-cell>
          <table:table-cell office:value-type="float" office:value="58673.204" calcext:value-type="float">
            <text:p><text:s text:c="2"/>58 673</text:p>
          </table:table-cell>
          <table:table-cell office:value-type="float" office:value="60285.152" calcext:value-type="float">
            <text:p><text:s text:c="2"/>60 285</text:p>
          </table:table-cell>
          <table:table-cell office:value-type="float" office:value="61946.185" calcext:value-type="float">
            <text:p><text:s text:c="2"/>61 946</text:p>
          </table:table-cell>
          <table:table-cell office:value-type="float" office:value="63651.888" calcext:value-type="float">
            <text:p><text:s text:c="2"/>63 652</text:p>
          </table:table-cell>
          <table:table-cell office:value-type="float" office:value="65399.332" calcext:value-type="float">
            <text:p><text:s text:c="2"/>65 399</text:p>
          </table:table-cell>
          <table:table-cell office:value-type="float" office:value="67188.061" calcext:value-type="float">
            <text:p><text:s text:c="2"/>67 188</text:p>
          </table:table-cell>
          <table:table-cell office:value-type="float" office:value="69020.546" calcext:value-type="float">
            <text:p><text:s text:c="2"/>69 021</text:p>
          </table:table-cell>
          <table:table-cell office:value-type="float" office:value="70900.958" calcext:value-type="float">
            <text:p><text:s text:c="2"/>70 901</text:p>
          </table:table-cell>
          <table:table-cell office:value-type="float" office:value="72831.672" calcext:value-type="float">
            <text:p><text:s text:c="2"/>72 832</text:p>
          </table:table-cell>
          <table:table-cell office:value-type="float" office:value="74817.549" calcext:value-type="float">
            <text:p><text:s text:c="2"/>74 818</text:p>
          </table:table-cell>
          <table:table-cell office:value-type="float" office:value="76856.307" calcext:value-type="float">
            <text:p><text:s text:c="2"/>76 856</text:p>
          </table:table-cell>
          <table:table-cell office:value-type="float" office:value="78934.99" calcext:value-type="float">
            <text:p><text:s text:c="2"/>78 935</text:p>
          </table:table-cell>
          <table:table-cell office:value-type="float" office:value="81035.906" calcext:value-type="float">
            <text:p><text:s text:c="2"/>81 036</text:p>
          </table:table-cell>
          <table:table-cell office:value-type="float" office:value="83148.812" calcext:value-type="float">
            <text:p><text:s text:c="2"/>83 149</text:p>
          </table:table-cell>
          <table:table-cell office:value-type="float" office:value="85269.37" calcext:value-type="float">
            <text:p><text:s text:c="2"/>85 269</text:p>
          </table:table-cell>
          <table:table-cell office:value-type="float" office:value="87408.878" calcext:value-type="float">
            <text:p><text:s text:c="2"/>87 409</text:p>
          </table:table-cell>
          <table:table-cell office:value-type="float" office:value="89592.1" calcext:value-type="float">
            <text:p><text:s text:c="2"/>89 592</text:p>
          </table:table-cell>
          <table:table-cell office:value-type="float" office:value="91852.921" calcext:value-type="float">
            <text:p><text:s text:c="2"/>91 853</text:p>
          </table:table-cell>
          <table:table-cell office:value-type="float" office:value="94217.203" calcext:value-type="float">
            <text:p><text:s text:c="2"/>94 217</text:p>
          </table:table-cell>
          <table:table-cell office:value-type="float" office:value="96690.543" calcext:value-type="float">
            <text:p><text:s text:c="2"/>96 691</text:p>
          </table:table-cell>
          <table:table-cell office:value-type="float" office:value="99270.092" calcext:value-type="float">
            <text:p><text:s text:c="2"/>99 270</text:p>
          </table:table-cell>
          <table:table-cell office:value-type="float" office:value="101962.454" calcext:value-type="float">
            <text:p><text:s text:c="2"/>101 962</text:p>
          </table:table-cell>
          <table:table-cell office:value-type="float" office:value="104772.867" calcext:value-type="float">
            <text:p><text:s text:c="2"/>104 773</text:p>
          </table:table-cell>
          <table:table-cell office:value-type="float" office:value="107702.682" calcext:value-type="float">
            <text:p><text:s text:c="2"/>107 703</text:p>
          </table:table-cell>
          <table:table-cell office:value-type="float" office:value="110752.908" calcext:value-type="float">
            <text:p><text:s text:c="2"/>110 753</text:p>
          </table:table-cell>
          <table:table-cell office:value-type="float" office:value="113916.806" calcext:value-type="float">
            <text:p><text:s text:c="2"/>113 917</text:p>
          </table:table-cell>
          <table:table-cell office:value-type="float" office:value="117177.055" calcext:value-type="float">
            <text:p><text:s text:c="2"/>117 177</text:p>
          </table:table-cell>
          <table:table-cell office:value-type="float" office:value="120510.397" calcext:value-type="float">
            <text:p><text:s text:c="2"/>120 510</text:p>
          </table:table-cell>
          <table:table-cell office:value-type="float" office:value="123896.531" calcext:value-type="float">
            <text:p><text:s text:c="2"/>123 897</text:p>
          </table:table-cell>
          <table:table-cell office:value-type="float" office:value="127323.034" calcext:value-type="float">
            <text:p><text:s text:c="2"/>127 323</text:p>
          </table:table-cell>
          <table:table-cell office:value-type="float" office:value="130781.874" calcext:value-type="float">
            <text:p><text:s text:c="2"/>130 782</text:p>
          </table:table-cell>
          <table:table-cell office:value-type="float" office:value="134261.53" calcext:value-type="float">
            <text:p><text:s text:c="2"/>134 262</text:p>
          </table:table-cell>
          <table:table-cell office:value-type="float" office:value="137750.971" calcext:value-type="float">
            <text:p><text:s text:c="2"/>137 751</text:p>
          </table:table-cell>
          <table:table-cell office:value-type="float" office:value="141238.024" calcext:value-type="float">
            <text:p><text:s text:c="2"/>141 238</text:p>
          </table:table-cell>
          <table:table-cell office:value-type="float" office:value="144723.566" calcext:value-type="float">
            <text:p><text:s text:c="2"/>144 724</text:p>
          </table:table-cell>
          <table:table-cell office:value-type="float" office:value="148195.556" calcext:value-type="float">
            <text:p><text:s text:c="2"/>148 196</text:p>
          </table:table-cell>
          <table:table-cell office:value-type="float" office:value="151614.72" calcext:value-type="float">
            <text:p><text:s text:c="2"/>151 615</text:p>
          </table:table-cell>
          <table:table-cell office:value-type="float" office:value="154931.787" calcext:value-type="float">
            <text:p><text:s text:c="2"/>154 932</text:p>
          </table:table-cell>
          <table:table-cell office:value-type="float" office:value="158115.309" calcext:value-type="float">
            <text:p><text:s text:c="2"/>158 115</text:p>
          </table:table-cell>
          <table:table-cell office:value-type="float" office:value="161147.693" calcext:value-type="float">
            <text:p><text:s text:c="2"/>161 148</text:p>
          </table:table-cell>
          <table:table-cell office:value-type="float" office:value="164048.569" calcext:value-type="float">
            <text:p><text:s text:c="2"/>164 049</text:p>
          </table:table-cell>
          <table:table-cell office:value-type="float" office:value="166870.573" calcext:value-type="float">
            <text:p><text:s text:c="2"/>166 871</text:p>
          </table:table-cell>
          <table:table-cell office:value-type="float" office:value="169688.534" calcext:value-type="float">
            <text:p><text:s text:c="2"/>169 689</text:p>
          </table:table-cell>
          <table:table-cell office:value-type="float" office:value="172558.87" calcext:value-type="float">
            <text:p><text:s text:c="2"/>172 559</text:p>
          </table:table-cell>
          <table:table-cell office:value-type="float" office:value="175508.848" calcext:value-type="float">
            <text:p><text:s text:c="2"/>175 509</text:p>
          </table:table-cell>
          <table:table-cell office:value-type="float" office:value="178532.165" calcext:value-type="float">
            <text:p><text:s text:c="2"/>178 532</text:p>
          </table:table-cell>
          <table:table-cell office:value-type="float" office:value="181612.134" calcext:value-type="float">
            <text:p><text:s text:c="2"/>181 612</text:p>
          </table:table-cell>
          <table:table-cell office:value-type="float" office:value="184717.778" calcext:value-type="float">
            <text:p><text:s text:c="2"/>184 718</text:p>
          </table:table-cell>
          <table:table-cell office:value-type="float" office:value="187832.255" calcext:value-type="float">
            <text:p><text:s text:c="2"/>187 832</text:p>
          </table:table-cell>
          <table:table-cell office:value-type="float" office:value="190943.294" calcext:value-type="float">
            <text:p><text:s text:c="2"/>190 943</text:p>
          </table:table-cell>
          <table:table-cell office:value-type="float" office:value="194076.392" calcext:value-type="float">
            <text:p><text:s text:c="2"/>194 076</text:p>
          </table:table-cell>
          <table:table-cell office:value-type="float" office:value="197295.994" calcext:value-type="float">
            <text:p><text:s text:c="2"/>197 296</text:p>
          </table:table-cell>
          <table:table-cell office:value-type="float" office:value="200688.229" calcext:value-type="float">
            <text:p><text:s text:c="2"/>200 688</text:p>
          </table:table-cell>
          <table:table-cell office:value-type="float" office:value="204310.19" calcext:value-type="float">
            <text:p><text:s text:c="2"/>204 310</text:p>
          </table:table-cell>
          <table:table-cell office:value-type="float" office:value="208185.873" calcext:value-type="float">
            <text:p><text:s text:c="2"/>208 186</text:p>
          </table:table-cell>
          <table:table-cell office:value-type="float" office:value="212283.783" calcext:value-type="float">
            <text:p><text:s text:c="2"/>212 284</text:p>
          </table:table-cell>
          <table:table-cell office:value-type="float" office:value="216536.065" calcext:value-type="float">
            <text:p><text:s text:c="2"/>216 536</text:p>
          </table:table-cell>
          <table:table-cell office:value-type="float" office:value="220844.881" calcext:value-type="float">
            <text:p><text:s text:c="2"/>220 845</text:p>
          </table:table-cell>
          <table:table-cell office:value-type="float" office:value="225135.657" calcext:value-type="float">
            <text:p><text:s text:c="2"/>225 1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872.247" calcext:value-type="float">
            <text:p><text:s text:c="2"/>8 872</text:p>
          </table:table-cell>
          <table:table-cell office:value-type="float" office:value="9039.91" calcext:value-type="float">
            <text:p><text:s text:c="2"/>9 040</text:p>
          </table:table-cell>
          <table:table-cell office:value-type="float" office:value="9216.397" calcext:value-type="float">
            <text:p><text:s text:c="2"/>9 216</text:p>
          </table:table-cell>
          <table:table-cell office:value-type="float" office:value="9405.443" calcext:value-type="float">
            <text:p><text:s text:c="2"/>9 405</text:p>
          </table:table-cell>
          <table:table-cell office:value-type="float" office:value="9609.505" calcext:value-type="float">
            <text:p><text:s text:c="2"/>9 610</text:p>
          </table:table-cell>
          <table:table-cell office:value-type="float" office:value="9829.719" calcext:value-type="float">
            <text:p><text:s text:c="2"/>9 830</text:p>
          </table:table-cell>
          <table:table-cell office:value-type="float" office:value="10065.822" calcext:value-type="float">
            <text:p><text:s text:c="2"/>10 066</text:p>
          </table:table-cell>
          <table:table-cell office:value-type="float" office:value="10316.288" calcext:value-type="float">
            <text:p><text:s text:c="2"/>10 316</text:p>
          </table:table-cell>
          <table:table-cell office:value-type="float" office:value="10578.449" calcext:value-type="float">
            <text:p><text:s text:c="2"/>10 578</text:p>
          </table:table-cell>
          <table:table-cell office:value-type="float" office:value="10848.973" calcext:value-type="float">
            <text:p><text:s text:c="2"/>10 849</text:p>
          </table:table-cell>
          <table:table-cell office:value-type="float" office:value="11124.888" calcext:value-type="float">
            <text:p><text:s text:c="2"/>11 125</text:p>
          </table:table-cell>
          <table:table-cell office:value-type="float" office:value="11404.859" calcext:value-type="float">
            <text:p><text:s text:c="2"/>11 405</text:p>
          </table:table-cell>
          <table:table-cell office:value-type="float" office:value="11690.153" calcext:value-type="float">
            <text:p><text:s text:c="2"/>11 690</text:p>
          </table:table-cell>
          <table:table-cell office:value-type="float" office:value="11985.136" calcext:value-type="float">
            <text:p><text:s text:c="2"/>11 985</text:p>
          </table:table-cell>
          <table:table-cell office:value-type="float" office:value="12295.97" calcext:value-type="float">
            <text:p><text:s text:c="2"/>12 296</text:p>
          </table:table-cell>
          <table:table-cell office:value-type="float" office:value="12626.952" calcext:value-type="float">
            <text:p><text:s text:c="2"/>12 627</text:p>
          </table:table-cell>
          <table:table-cell office:value-type="float" office:value="12980.267" calcext:value-type="float">
            <text:p><text:s text:c="2"/>12 980</text:p>
          </table:table-cell>
          <table:table-cell office:value-type="float" office:value="13354.197" calcext:value-type="float">
            <text:p><text:s text:c="2"/>13 354</text:p>
          </table:table-cell>
          <table:table-cell office:value-type="float" office:value="13744.387" calcext:value-type="float">
            <text:p><text:s text:c="2"/>13 744</text:p>
          </table:table-cell>
          <table:table-cell office:value-type="float" office:value="14144.438" calcext:value-type="float">
            <text:p><text:s text:c="2"/>14 144</text:p>
          </table:table-cell>
          <table:table-cell office:value-type="float" office:value="14550.034" calcext:value-type="float">
            <text:p><text:s text:c="2"/>14 550</text:p>
          </table:table-cell>
          <table:table-cell office:value-type="float" office:value="14960.109" calcext:value-type="float">
            <text:p><text:s text:c="2"/>14 960</text:p>
          </table:table-cell>
          <table:table-cell office:value-type="float" office:value="15377.093" calcext:value-type="float">
            <text:p><text:s text:c="2"/>15 377</text:p>
          </table:table-cell>
          <table:table-cell office:value-type="float" office:value="15804.428" calcext:value-type="float">
            <text:p><text:s text:c="2"/>15 804</text:p>
          </table:table-cell>
          <table:table-cell office:value-type="float" office:value="16247.113" calcext:value-type="float">
            <text:p><text:s text:c="2"/>16 247</text:p>
          </table:table-cell>
          <table:table-cell office:value-type="float" office:value="16709.099" calcext:value-type="float">
            <text:p><text:s text:c="2"/>16 709</text:p>
          </table:table-cell>
          <table:table-cell office:value-type="float" office:value="17190.239" calcext:value-type="float">
            <text:p><text:s text:c="2"/>17 190</text:p>
          </table:table-cell>
          <table:table-cell office:value-type="float" office:value="17690.184" calcext:value-type="float">
            <text:p><text:s text:c="2"/>17 690</text:p>
          </table:table-cell>
          <table:table-cell office:value-type="float" office:value="18212.326" calcext:value-type="float">
            <text:p><text:s text:c="2"/>18 212</text:p>
          </table:table-cell>
          <table:table-cell office:value-type="float" office:value="18760.761" calcext:value-type="float">
            <text:p><text:s text:c="2"/>18 761</text:p>
          </table:table-cell>
          <table:table-cell office:value-type="float" office:value="19337.715" calcext:value-type="float">
            <text:p><text:s text:c="2"/>19 338</text:p>
          </table:table-cell>
          <table:table-cell office:value-type="float" office:value="19943.664" calcext:value-type="float">
            <text:p><text:s text:c="2"/>19 944</text:p>
          </table:table-cell>
          <table:table-cell office:value-type="float" office:value="20575.701" calcext:value-type="float">
            <text:p><text:s text:c="2"/>20 576</text:p>
          </table:table-cell>
          <table:table-cell office:value-type="float" office:value="21228.289" calcext:value-type="float">
            <text:p><text:s text:c="2"/>21 228</text:p>
          </table:table-cell>
          <table:table-cell office:value-type="float" office:value="21893.853" calcext:value-type="float">
            <text:p><text:s text:c="2"/>21 894</text:p>
          </table:table-cell>
          <table:table-cell office:value-type="float" office:value="22565.905" calcext:value-type="float">
            <text:p><text:s text:c="2"/>22 566</text:p>
          </table:table-cell>
          <table:table-cell office:value-type="float" office:value="23241.272" calcext:value-type="float">
            <text:p><text:s text:c="2"/>23 241</text:p>
          </table:table-cell>
          <table:table-cell office:value-type="float" office:value="23917.897" calcext:value-type="float">
            <text:p><text:s text:c="2"/>23 918</text:p>
          </table:table-cell>
          <table:table-cell office:value-type="float" office:value="24591.492" calcext:value-type="float">
            <text:p><text:s text:c="2"/>24 591</text:p>
          </table:table-cell>
          <table:table-cell office:value-type="float" office:value="25257.672" calcext:value-type="float">
            <text:p><text:s text:c="2"/>25 258</text:p>
          </table:table-cell>
          <table:table-cell office:value-type="float" office:value="25912.367" calcext:value-type="float">
            <text:p><text:s text:c="2"/>25 912</text:p>
          </table:table-cell>
          <table:table-cell office:value-type="float" office:value="26554.329" calcext:value-type="float">
            <text:p><text:s text:c="2"/>26 554</text:p>
          </table:table-cell>
          <table:table-cell office:value-type="float" office:value="27181.094" calcext:value-type="float">
            <text:p><text:s text:c="2"/>27 181</text:p>
          </table:table-cell>
          <table:table-cell office:value-type="float" office:value="27786.259" calcext:value-type="float">
            <text:p><text:s text:c="2"/>27 786</text:p>
          </table:table-cell>
          <table:table-cell office:value-type="float" office:value="28362.253" calcext:value-type="float">
            <text:p><text:s text:c="2"/>28 362</text:p>
          </table:table-cell>
          <table:table-cell office:value-type="float" office:value="28904.298" calcext:value-type="float">
            <text:p><text:s text:c="2"/>28 904</text:p>
          </table:table-cell>
          <table:table-cell office:value-type="float" office:value="29411.415" calcext:value-type="float">
            <text:p><text:s text:c="2"/>29 411</text:p>
          </table:table-cell>
          <table:table-cell office:value-type="float" office:value="29886.839" calcext:value-type="float">
            <text:p><text:s text:c="2"/>29 887</text:p>
          </table:table-cell>
          <table:table-cell office:value-type="float" office:value="30335.732" calcext:value-type="float">
            <text:p><text:s text:c="2"/>30 336</text:p>
          </table:table-cell>
          <table:table-cell office:value-type="float" office:value="30765.613" calcext:value-type="float">
            <text:p><text:s text:c="2"/>30 766</text:p>
          </table:table-cell>
          <table:table-cell office:value-type="float" office:value="31183.66" calcext:value-type="float">
            <text:p><text:s text:c="2"/>31 184</text:p>
          </table:table-cell>
          <table:table-cell office:value-type="float" office:value="31592.153" calcext:value-type="float">
            <text:p><text:s text:c="2"/>31 592</text:p>
          </table:table-cell>
          <table:table-cell office:value-type="float" office:value="31995.046" calcext:value-type="float">
            <text:p><text:s text:c="2"/>31 995</text:p>
          </table:table-cell>
          <table:table-cell office:value-type="float" office:value="32403.514" calcext:value-type="float">
            <text:p><text:s text:c="2"/>32 404</text:p>
          </table:table-cell>
          <table:table-cell office:value-type="float" office:value="32831.096" calcext:value-type="float">
            <text:p><text:s text:c="2"/>32 831</text:p>
          </table:table-cell>
          <table:table-cell office:value-type="float" office:value="33288.437" calcext:value-type="float">
            <text:p><text:s text:c="2"/>33 288</text:p>
          </table:table-cell>
          <table:table-cell office:value-type="float" office:value="33777.915" calcext:value-type="float">
            <text:p><text:s text:c="2"/>33 778</text:p>
          </table:table-cell>
          <table:table-cell office:value-type="float" office:value="34300.076" calcext:value-type="float">
            <text:p><text:s text:c="2"/>34 300</text:p>
          </table:table-cell>
          <table:table-cell office:value-type="float" office:value="34860.715" calcext:value-type="float">
            <text:p><text:s text:c="2"/>34 861</text:p>
          </table:table-cell>
          <table:table-cell office:value-type="float" office:value="35465.76" calcext:value-type="float">
            <text:p><text:s text:c="2"/>35 466</text:p>
          </table:table-cell>
          <table:table-cell office:value-type="float" office:value="36117.637" calcext:value-type="float">
            <text:p><text:s text:c="2"/>36 118</text:p>
          </table:table-cell>
          <table:table-cell office:value-type="float" office:value="36819.558" calcext:value-type="float">
            <text:p><text:s text:c="2"/>36 820</text:p>
          </table:table-cell>
          <table:table-cell office:value-type="float" office:value="37565.847" calcext:value-type="float">
            <text:p><text:s text:c="2"/>37 566</text:p>
          </table:table-cell>
          <table:table-cell office:value-type="float" office:value="38338.562" calcext:value-type="float">
            <text:p><text:s text:c="2"/>38 339</text:p>
          </table:table-cell>
          <table:table-cell office:value-type="float" office:value="39113.313" calcext:value-type="float">
            <text:p><text:s text:c="2"/>39 113</text:p>
          </table:table-cell>
          <table:table-cell office:value-type="float" office:value="39871.528" calcext:value-type="float">
            <text:p><text:s text:c="2"/>39 8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gypt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0713.331" calcext:value-type="float">
            <text:p><text:s text:c="2"/>20 713</text:p>
          </table:table-cell>
          <table:table-cell office:value-type="float" office:value="21215.014" calcext:value-type="float">
            <text:p><text:s text:c="2"/>21 215</text:p>
          </table:table-cell>
          <table:table-cell office:value-type="float" office:value="21746.808" calcext:value-type="float">
            <text:p><text:s text:c="2"/>21 747</text:p>
          </table:table-cell>
          <table:table-cell office:value-type="float" office:value="22309.098" calcext:value-type="float">
            <text:p><text:s text:c="2"/>22 309</text:p>
          </table:table-cell>
          <table:table-cell office:value-type="float" office:value="22901.598" calcext:value-type="float">
            <text:p><text:s text:c="2"/>22 902</text:p>
          </table:table-cell>
          <table:table-cell office:value-type="float" office:value="23523.384" calcext:value-type="float">
            <text:p><text:s text:c="2"/>23 523</text:p>
          </table:table-cell>
          <table:table-cell office:value-type="float" office:value="24172.872" calcext:value-type="float">
            <text:p><text:s text:c="2"/>24 173</text:p>
          </table:table-cell>
          <table:table-cell office:value-type="float" office:value="24847.822" calcext:value-type="float">
            <text:p><text:s text:c="2"/>24 848</text:p>
          </table:table-cell>
          <table:table-cell office:value-type="float" office:value="25545.476" calcext:value-type="float">
            <text:p><text:s text:c="2"/>25 545</text:p>
          </table:table-cell>
          <table:table-cell office:value-type="float" office:value="26262.697" calcext:value-type="float">
            <text:p><text:s text:c="2"/>26 263</text:p>
          </table:table-cell>
          <table:table-cell office:value-type="float" office:value="26996.533" calcext:value-type="float">
            <text:p><text:s text:c="2"/>26 997</text:p>
          </table:table-cell>
          <table:table-cell office:value-type="float" office:value="27744.712" calcext:value-type="float">
            <text:p><text:s text:c="2"/>27 745</text:p>
          </table:table-cell>
          <table:table-cell office:value-type="float" office:value="28506.176" calcext:value-type="float">
            <text:p><text:s text:c="2"/>28 506</text:p>
          </table:table-cell>
          <table:table-cell office:value-type="float" office:value="29281.25" calcext:value-type="float">
            <text:p><text:s text:c="2"/>29 281</text:p>
          </table:table-cell>
          <table:table-cell office:value-type="float" office:value="30071.102" calcext:value-type="float">
            <text:p><text:s text:c="2"/>30 071</text:p>
          </table:table-cell>
          <table:table-cell office:value-type="float" office:value="30875.964" calcext:value-type="float">
            <text:p><text:s text:c="2"/>30 876</text:p>
          </table:table-cell>
          <table:table-cell office:value-type="float" office:value="31697.616" calcext:value-type="float">
            <text:p><text:s text:c="2"/>31 698</text:p>
          </table:table-cell>
          <table:table-cell office:value-type="float" office:value="32534.021" calcext:value-type="float">
            <text:p><text:s text:c="2"/>32 534</text:p>
          </table:table-cell>
          <table:table-cell office:value-type="float" office:value="33377.259" calcext:value-type="float">
            <text:p><text:s text:c="2"/>33 377</text:p>
          </table:table-cell>
          <table:table-cell office:value-type="float" office:value="34216.826" calcext:value-type="float">
            <text:p><text:s text:c="2"/>34 217</text:p>
          </table:table-cell>
          <table:table-cell office:value-type="float" office:value="35046.273" calcext:value-type="float">
            <text:p><text:s text:c="2"/>35 046</text:p>
          </table:table-cell>
          <table:table-cell office:value-type="float" office:value="35863.382" calcext:value-type="float">
            <text:p><text:s text:c="2"/>35 863</text:p>
          </table:table-cell>
          <table:table-cell office:value-type="float" office:value="36673.642" calcext:value-type="float">
            <text:p><text:s text:c="2"/>36 674</text:p>
          </table:table-cell>
          <table:table-cell office:value-type="float" office:value="37488.067" calcext:value-type="float">
            <text:p><text:s text:c="2"/>37 488</text:p>
          </table:table-cell>
          <table:table-cell office:value-type="float" office:value="38322.022" calcext:value-type="float">
            <text:p><text:s text:c="2"/>38 322</text:p>
          </table:table-cell>
          <table:table-cell office:value-type="float" office:value="39187.702" calcext:value-type="float">
            <text:p><text:s text:c="2"/>39 188</text:p>
          </table:table-cell>
          <table:table-cell office:value-type="float" office:value="40089.032" calcext:value-type="float">
            <text:p><text:s text:c="2"/>40 089</text:p>
          </table:table-cell>
          <table:table-cell office:value-type="float" office:value="41026.477" calcext:value-type="float">
            <text:p><text:s text:c="2"/>41 026</text:p>
          </table:table-cell>
          <table:table-cell office:value-type="float" office:value="42004.655" calcext:value-type="float">
            <text:p><text:s text:c="2"/>42 005</text:p>
          </table:table-cell>
          <table:table-cell office:value-type="float" office:value="43027.816" calcext:value-type="float">
            <text:p><text:s text:c="2"/>43 028</text:p>
          </table:table-cell>
          <table:table-cell office:value-type="float" office:value="44099.142" calcext:value-type="float">
            <text:p><text:s text:c="2"/>44 099</text:p>
          </table:table-cell>
          <table:table-cell office:value-type="float" office:value="45216.506" calcext:value-type="float">
            <text:p><text:s text:c="2"/>45 217</text:p>
          </table:table-cell>
          <table:table-cell office:value-type="float" office:value="46379.62" calcext:value-type="float">
            <text:p><text:s text:c="2"/>46 380</text:p>
          </table:table-cell>
          <table:table-cell office:value-type="float" office:value="47594.556" calcext:value-type="float">
            <text:p><text:s text:c="2"/>47 595</text:p>
          </table:table-cell>
          <table:table-cell office:value-type="float" office:value="48868.951" calcext:value-type="float">
            <text:p><text:s text:c="2"/>48 869</text:p>
          </table:table-cell>
          <table:table-cell office:value-type="float" office:value="50204.985" calcext:value-type="float">
            <text:p><text:s text:c="2"/>50 205</text:p>
          </table:table-cell>
          <table:table-cell office:value-type="float" office:value="51607.703" calcext:value-type="float">
            <text:p><text:s text:c="2"/>51 608</text:p>
          </table:table-cell>
          <table:table-cell office:value-type="float" office:value="53066.229" calcext:value-type="float">
            <text:p><text:s text:c="2"/>53 066</text:p>
          </table:table-cell>
          <table:table-cell office:value-type="float" office:value="54547.296" calcext:value-type="float">
            <text:p><text:s text:c="2"/>54 547</text:p>
          </table:table-cell>
          <table:table-cell office:value-type="float" office:value="56006.573" calcext:value-type="float">
            <text:p><text:s text:c="2"/>56 007</text:p>
          </table:table-cell>
          <table:table-cell office:value-type="float" office:value="57412.215" calcext:value-type="float">
            <text:p><text:s text:c="2"/>57 412</text:p>
          </table:table-cell>
          <table:table-cell office:value-type="float" office:value="58752.39" calcext:value-type="float">
            <text:p><text:s text:c="2"/>58 752</text:p>
          </table:table-cell>
          <table:table-cell office:value-type="float" office:value="60035.536" calcext:value-type="float">
            <text:p><text:s text:c="2"/>60 036</text:p>
          </table:table-cell>
          <table:table-cell office:value-type="float" office:value="61275.601" calcext:value-type="float">
            <text:p><text:s text:c="2"/>61 276</text:p>
          </table:table-cell>
          <table:table-cell office:value-type="float" office:value="62495.745" calcext:value-type="float">
            <text:p><text:s text:c="2"/>62 496</text:p>
          </table:table-cell>
          <table:table-cell office:value-type="float" office:value="63714.386" calcext:value-type="float">
            <text:p><text:s text:c="2"/>63 714</text:p>
          </table:table-cell>
          <table:table-cell office:value-type="float" office:value="64933.456" calcext:value-type="float">
            <text:p><text:s text:c="2"/>64 933</text:p>
          </table:table-cell>
          <table:table-cell office:value-type="float" office:value="66151.117" calcext:value-type="float">
            <text:p><text:s text:c="2"/>66 151</text:p>
          </table:table-cell>
          <table:table-cell office:value-type="float" office:value="67378.056" calcext:value-type="float">
            <text:p><text:s text:c="2"/>67 378</text:p>
          </table:table-cell>
          <table:table-cell office:value-type="float" office:value="68626.664" calcext:value-type="float">
            <text:p><text:s text:c="2"/>68 627</text:p>
          </table:table-cell>
          <table:table-cell office:value-type="float" office:value="69905.988" calcext:value-type="float">
            <text:p><text:s text:c="2"/>69 906</text:p>
          </table:table-cell>
          <table:table-cell office:value-type="float" office:value="71226.94" calcext:value-type="float">
            <text:p><text:s text:c="2"/>71 227</text:p>
          </table:table-cell>
          <table:table-cell office:value-type="float" office:value="72590.118" calcext:value-type="float">
            <text:p><text:s text:c="2"/>72 590</text:p>
          </table:table-cell>
          <table:table-cell office:value-type="float" office:value="73981.942" calcext:value-type="float">
            <text:p><text:s text:c="2"/>73 982</text:p>
          </table:table-cell>
          <table:table-cell office:value-type="float" office:value="75381.899" calcext:value-type="float">
            <text:p><text:s text:c="2"/>75 382</text:p>
          </table:table-cell>
          <table:table-cell office:value-type="float" office:value="76778.149" calcext:value-type="float">
            <text:p><text:s text:c="2"/>76 778</text:p>
          </table:table-cell>
          <table:table-cell office:value-type="float" office:value="78159.048" calcext:value-type="float">
            <text:p><text:s text:c="2"/>78 159</text:p>
          </table:table-cell>
          <table:table-cell office:value-type="float" office:value="79537.253" calcext:value-type="float">
            <text:p><text:s text:c="2"/>79 537</text:p>
          </table:table-cell>
          <table:table-cell office:value-type="float" office:value="80953.881" calcext:value-type="float">
            <text:p><text:s text:c="2"/>80 954</text:p>
          </table:table-cell>
          <table:table-cell office:value-type="float" office:value="82465.022" calcext:value-type="float">
            <text:p><text:s text:c="2"/>82 465</text:p>
          </table:table-cell>
          <table:table-cell office:value-type="float" office:value="84107.606" calcext:value-type="float">
            <text:p><text:s text:c="2"/>84 108</text:p>
          </table:table-cell>
          <table:table-cell office:value-type="float" office:value="85897.561" calcext:value-type="float">
            <text:p><text:s text:c="2"/>85 898</text:p>
          </table:table-cell>
          <table:table-cell office:value-type="float" office:value="87813.257" calcext:value-type="float">
            <text:p><text:s text:c="2"/>87 813</text:p>
          </table:table-cell>
          <table:table-cell office:value-type="float" office:value="89807.433" calcext:value-type="float">
            <text:p><text:s text:c="2"/>89 807</text:p>
          </table:table-cell>
          <table:table-cell office:value-type="float" office:value="91812.566" calcext:value-type="float">
            <text:p><text:s text:c="2"/>91 813</text:p>
          </table:table-cell>
          <table:table-cell office:value-type="float" office:value="93778.172" calcext:value-type="float">
            <text:p><text:s text:c="2"/>93 7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ibya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124.515" calcext:value-type="float">
            <text:p><text:s text:c="2"/>1 125</text:p>
          </table:table-cell>
          <table:table-cell office:value-type="float" office:value="1142.972" calcext:value-type="float">
            <text:p><text:s text:c="2"/>1 143</text:p>
          </table:table-cell>
          <table:table-cell office:value-type="float" office:value="1163.891" calcext:value-type="float">
            <text:p><text:s text:c="2"/>1 164</text:p>
          </table:table-cell>
          <table:table-cell office:value-type="float" office:value="1187.734" calcext:value-type="float">
            <text:p><text:s text:c="2"/>1 188</text:p>
          </table:table-cell>
          <table:table-cell office:value-type="float" office:value="1214.827" calcext:value-type="float">
            <text:p><text:s text:c="2"/>1 215</text:p>
          </table:table-cell>
          <table:table-cell office:value-type="float" office:value="1245.358" calcext:value-type="float">
            <text:p><text:s text:c="2"/>1 245</text:p>
          </table:table-cell>
          <table:table-cell office:value-type="float" office:value="1279.406" calcext:value-type="float">
            <text:p><text:s text:c="2"/>1 279</text:p>
          </table:table-cell>
          <table:table-cell office:value-type="float" office:value="1316.911" calcext:value-type="float">
            <text:p><text:s text:c="2"/>1 317</text:p>
          </table:table-cell>
          <table:table-cell office:value-type="float" office:value="1357.732" calcext:value-type="float">
            <text:p><text:s text:c="2"/>1 358</text:p>
          </table:table-cell>
          <table:table-cell office:value-type="float" office:value="1401.62" calcext:value-type="float">
            <text:p><text:s text:c="2"/>1 402</text:p>
          </table:table-cell>
          <table:table-cell office:value-type="float" office:value="1448.417" calcext:value-type="float">
            <text:p><text:s text:c="2"/>1 448</text:p>
          </table:table-cell>
          <table:table-cell office:value-type="float" office:value="1498.071" calcext:value-type="float">
            <text:p><text:s text:c="2"/>1 498</text:p>
          </table:table-cell>
          <table:table-cell office:value-type="float" office:value="1550.813" calcext:value-type="float">
            <text:p><text:s text:c="2"/>1 551</text:p>
          </table:table-cell>
          <table:table-cell office:value-type="float" office:value="1607.171" calcext:value-type="float">
            <text:p><text:s text:c="2"/>1 607</text:p>
          </table:table-cell>
          <table:table-cell office:value-type="float" office:value="1667.825" calcext:value-type="float">
            <text:p><text:s text:c="2"/>1 668</text:p>
          </table:table-cell>
          <table:table-cell office:value-type="float" office:value="1733.306" calcext:value-type="float">
            <text:p><text:s text:c="2"/>1 733</text:p>
          </table:table-cell>
          <table:table-cell office:value-type="float" office:value="1803.683" calcext:value-type="float">
            <text:p><text:s text:c="2"/>1 804</text:p>
          </table:table-cell>
          <table:table-cell office:value-type="float" office:value="1878.877" calcext:value-type="float">
            <text:p><text:s text:c="2"/>1 879</text:p>
          </table:table-cell>
          <table:table-cell office:value-type="float" office:value="1958.914" calcext:value-type="float">
            <text:p><text:s text:c="2"/>1 959</text:p>
          </table:table-cell>
          <table:table-cell office:value-type="float" office:value="2043.818" calcext:value-type="float">
            <text:p><text:s text:c="2"/>2 044</text:p>
          </table:table-cell>
          <table:table-cell office:value-type="float" office:value="2133.526" calcext:value-type="float">
            <text:p><text:s text:c="2"/>2 134</text:p>
          </table:table-cell>
          <table:table-cell office:value-type="float" office:value="2228.146" calcext:value-type="float">
            <text:p><text:s text:c="2"/>2 228</text:p>
          </table:table-cell>
          <table:table-cell office:value-type="float" office:value="2327.49" calcext:value-type="float">
            <text:p><text:s text:c="2"/>2 327</text:p>
          </table:table-cell>
          <table:table-cell office:value-type="float" office:value="2430.755" calcext:value-type="float">
            <text:p><text:s text:c="2"/>2 431</text:p>
          </table:table-cell>
          <table:table-cell office:value-type="float" office:value="2536.888" calcext:value-type="float">
            <text:p><text:s text:c="2"/>2 537</text:p>
          </table:table-cell>
          <table:table-cell office:value-type="float" office:value="2645.139" calcext:value-type="float">
            <text:p><text:s text:c="2"/>2 645</text:p>
          </table:table-cell>
          <table:table-cell office:value-type="float" office:value="2754.696" calcext:value-type="float">
            <text:p><text:s text:c="2"/>2 755</text:p>
          </table:table-cell>
          <table:table-cell office:value-type="float" office:value="2865.637" calcext:value-type="float">
            <text:p><text:s text:c="2"/>2 866</text:p>
          </table:table-cell>
          <table:table-cell office:value-type="float" office:value="2979.093" calcext:value-type="float">
            <text:p><text:s text:c="2"/>2 979</text:p>
          </table:table-cell>
          <table:table-cell office:value-type="float" office:value="3096.729" calcext:value-type="float">
            <text:p><text:s text:c="2"/>3 097</text:p>
          </table:table-cell>
          <table:table-cell office:value-type="float" office:value="3219.466" calcext:value-type="float">
            <text:p><text:s text:c="2"/>3 219</text:p>
          </table:table-cell>
          <table:table-cell office:value-type="float" office:value="3347.781" calcext:value-type="float">
            <text:p><text:s text:c="2"/>3 348</text:p>
          </table:table-cell>
          <table:table-cell office:value-type="float" office:value="3480.454" calcext:value-type="float">
            <text:p><text:s text:c="2"/>3 480</text:p>
          </table:table-cell>
          <table:table-cell office:value-type="float" office:value="3614.689" calcext:value-type="float">
            <text:p><text:s text:c="2"/>3 615</text:p>
          </table:table-cell>
          <table:table-cell office:value-type="float" office:value="3746.715" calcext:value-type="float">
            <text:p><text:s text:c="2"/>3 747</text:p>
          </table:table-cell>
          <table:table-cell office:value-type="float" office:value="3873.781" calcext:value-type="float">
            <text:p><text:s text:c="2"/>3 874</text:p>
          </table:table-cell>
          <table:table-cell office:value-type="float" office:value="3994.591" calcext:value-type="float">
            <text:p><text:s text:c="2"/>3 995</text:p>
          </table:table-cell>
          <table:table-cell office:value-type="float" office:value="4109.703" calcext:value-type="float">
            <text:p><text:s text:c="2"/>4 110</text:p>
          </table:table-cell>
          <table:table-cell office:value-type="float" office:value="4220.418" calcext:value-type="float">
            <text:p><text:s text:c="2"/>4 220</text:p>
          </table:table-cell>
          <table:table-cell office:value-type="float" office:value="4328.914" calcext:value-type="float">
            <text:p><text:s text:c="2"/>4 329</text:p>
          </table:table-cell>
          <table:table-cell office:value-type="float" office:value="4436.661" calcext:value-type="float">
            <text:p><text:s text:c="2"/>4 437</text:p>
          </table:table-cell>
          <table:table-cell office:value-type="float" office:value="4544.293" calcext:value-type="float">
            <text:p><text:s text:c="2"/>4 544</text:p>
          </table:table-cell>
          <table:table-cell office:value-type="float" office:value="4651.004" calcext:value-type="float">
            <text:p><text:s text:c="2"/>4 651</text:p>
          </table:table-cell>
          <table:table-cell office:value-type="float" office:value="4755.289" calcext:value-type="float">
            <text:p><text:s text:c="2"/>4 755</text:p>
          </table:table-cell>
          <table:table-cell office:value-type="float" office:value="4855.003" calcext:value-type="float">
            <text:p><text:s text:c="2"/>4 855</text:p>
          </table:table-cell>
          <table:table-cell office:value-type="float" office:value="4948.798" calcext:value-type="float">
            <text:p><text:s text:c="2"/>4 949</text:p>
          </table:table-cell>
          <table:table-cell office:value-type="float" office:value="5035.884" calcext:value-type="float">
            <text:p><text:s text:c="2"/>5 036</text:p>
          </table:table-cell>
          <table:table-cell office:value-type="float" office:value="5117.269" calcext:value-type="float">
            <text:p><text:s text:c="2"/>5 117</text:p>
          </table:table-cell>
          <table:table-cell office:value-type="float" office:value="5195.502" calcext:value-type="float">
            <text:p><text:s text:c="2"/>5 196</text:p>
          </table:table-cell>
          <table:table-cell office:value-type="float" office:value="5274.163" calcext:value-type="float">
            <text:p><text:s text:c="2"/>5 274</text:p>
          </table:table-cell>
          <table:table-cell office:value-type="float" office:value="5355.751" calcext:value-type="float">
            <text:p><text:s text:c="2"/>5 356</text:p>
          </table:table-cell>
          <table:table-cell office:value-type="float" office:value="5440.566" calcext:value-type="float">
            <text:p><text:s text:c="2"/>5 441</text:p>
          </table:table-cell>
          <table:table-cell office:value-type="float" office:value="5527.515" calcext:value-type="float">
            <text:p><text:s text:c="2"/>5 528</text:p>
          </table:table-cell>
          <table:table-cell office:value-type="float" office:value="5615.952" calcext:value-type="float">
            <text:p><text:s text:c="2"/>5 616</text:p>
          </table:table-cell>
          <table:table-cell office:value-type="float" office:value="5704.759" calcext:value-type="float">
            <text:p><text:s text:c="2"/>5 705</text:p>
          </table:table-cell>
          <table:table-cell office:value-type="float" office:value="5792.688" calcext:value-type="float">
            <text:p><text:s text:c="2"/>5 793</text:p>
          </table:table-cell>
          <table:table-cell office:value-type="float" office:value="5881.435" calcext:value-type="float">
            <text:p><text:s text:c="2"/>5 881</text:p>
          </table:table-cell>
          <table:table-cell office:value-type="float" office:value="5970.362" calcext:value-type="float">
            <text:p><text:s text:c="2"/>5 970</text:p>
          </table:table-cell>
          <table:table-cell office:value-type="float" office:value="6053.078" calcext:value-type="float">
            <text:p><text:s text:c="2"/>6 053</text:p>
          </table:table-cell>
          <table:table-cell office:value-type="float" office:value="6121.053" calcext:value-type="float">
            <text:p><text:s text:c="2"/>6 121</text:p>
          </table:table-cell>
          <table:table-cell office:value-type="float" office:value="6169.14" calcext:value-type="float">
            <text:p><text:s text:c="2"/>6 169</text:p>
          </table:table-cell>
          <table:table-cell office:value-type="float" office:value="6193.501" calcext:value-type="float">
            <text:p><text:s text:c="2"/>6 194</text:p>
          </table:table-cell>
          <table:table-cell office:value-type="float" office:value="6198.258" calcext:value-type="float">
            <text:p><text:s text:c="2"/>6 198</text:p>
          </table:table-cell>
          <table:table-cell office:value-type="float" office:value="6195.97" calcext:value-type="float">
            <text:p><text:s text:c="2"/>6 196</text:p>
          </table:table-cell>
          <table:table-cell office:value-type="float" office:value="6204.108" calcext:value-type="float">
            <text:p><text:s text:c="2"/>6 204</text:p>
          </table:table-cell>
          <table:table-cell office:value-type="float" office:value="6234.955" calcext:value-type="float">
            <text:p><text:s text:c="2"/>6 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8985.989" calcext:value-type="float">
            <text:p><text:s text:c="2"/>8 986</text:p>
          </table:table-cell>
          <table:table-cell office:value-type="float" office:value="9242.797" calcext:value-type="float">
            <text:p><text:s text:c="2"/>9 243</text:p>
          </table:table-cell>
          <table:table-cell office:value-type="float" office:value="9528.256" calcext:value-type="float">
            <text:p><text:s text:c="2"/>9 528</text:p>
          </table:table-cell>
          <table:table-cell office:value-type="float" office:value="9836.534" calcext:value-type="float">
            <text:p><text:s text:c="2"/>9 837</text:p>
          </table:table-cell>
          <table:table-cell office:value-type="float" office:value="10162.684" calcext:value-type="float">
            <text:p><text:s text:c="2"/>10 163</text:p>
          </table:table-cell>
          <table:table-cell office:value-type="float" office:value="10502.666" calcext:value-type="float">
            <text:p><text:s text:c="2"/>10 503</text:p>
          </table:table-cell>
          <table:table-cell office:value-type="float" office:value="10853.333" calcext:value-type="float">
            <text:p><text:s text:c="2"/>10 853</text:p>
          </table:table-cell>
          <table:table-cell office:value-type="float" office:value="11212.449" calcext:value-type="float">
            <text:p><text:s text:c="2"/>11 212</text:p>
          </table:table-cell>
          <table:table-cell office:value-type="float" office:value="11578.559" calcext:value-type="float">
            <text:p><text:s text:c="2"/>11 579</text:p>
          </table:table-cell>
          <table:table-cell office:value-type="float" office:value="11950.826" calcext:value-type="float">
            <text:p><text:s text:c="2"/>11 951</text:p>
          </table:table-cell>
          <table:table-cell office:value-type="float" office:value="12328.532" calcext:value-type="float">
            <text:p><text:s text:c="2"/>12 329</text:p>
          </table:table-cell>
          <table:table-cell office:value-type="float" office:value="12710.547" calcext:value-type="float">
            <text:p><text:s text:c="2"/>12 711</text:p>
          </table:table-cell>
          <table:table-cell office:value-type="float" office:value="13094.818" calcext:value-type="float">
            <text:p><text:s text:c="2"/>13 095</text:p>
          </table:table-cell>
          <table:table-cell office:value-type="float" office:value="13478.232" calcext:value-type="float">
            <text:p><text:s text:c="2"/>13 478</text:p>
          </table:table-cell>
          <table:table-cell office:value-type="float" office:value="13857.142" calcext:value-type="float">
            <text:p><text:s text:c="2"/>13 857</text:p>
          </table:table-cell>
          <table:table-cell office:value-type="float" office:value="14229.044" calcext:value-type="float">
            <text:p><text:s text:c="2"/>14 229</text:p>
          </table:table-cell>
          <table:table-cell office:value-type="float" office:value="14593.284" calcext:value-type="float">
            <text:p><text:s text:c="2"/>14 593</text:p>
          </table:table-cell>
          <table:table-cell office:value-type="float" office:value="14950.803" calcext:value-type="float">
            <text:p><text:s text:c="2"/>14 951</text:p>
          </table:table-cell>
          <table:table-cell office:value-type="float" office:value="15302.947" calcext:value-type="float">
            <text:p><text:s text:c="2"/>15 303</text:p>
          </table:table-cell>
          <table:table-cell office:value-type="float" office:value="15651.924" calcext:value-type="float">
            <text:p><text:s text:c="2"/>15 652</text:p>
          </table:table-cell>
          <table:table-cell office:value-type="float" office:value="16000.008" calcext:value-type="float">
            <text:p><text:s text:c="2"/>16 000</text:p>
          </table:table-cell>
          <table:table-cell office:value-type="float" office:value="16347.198" calcext:value-type="float">
            <text:p><text:s text:c="2"/>16 347</text:p>
          </table:table-cell>
          <table:table-cell office:value-type="float" office:value="16695.003" calcext:value-type="float">
            <text:p><text:s text:c="2"/>16 695</text:p>
          </table:table-cell>
          <table:table-cell office:value-type="float" office:value="17049.165" calcext:value-type="float">
            <text:p><text:s text:c="2"/>17 049</text:p>
          </table:table-cell>
          <table:table-cell office:value-type="float" office:value="17416.964" calcext:value-type="float">
            <text:p><text:s text:c="2"/>17 417</text:p>
          </table:table-cell>
          <table:table-cell office:value-type="float" office:value="17803.698" calcext:value-type="float">
            <text:p><text:s text:c="2"/>17 804</text:p>
          </table:table-cell>
          <table:table-cell office:value-type="float" office:value="18210.754" calcext:value-type="float">
            <text:p><text:s text:c="2"/>18 211</text:p>
          </table:table-cell>
          <table:table-cell office:value-type="float" office:value="18636.977" calcext:value-type="float">
            <text:p><text:s text:c="2"/>18 637</text:p>
          </table:table-cell>
          <table:table-cell office:value-type="float" office:value="19081.718" calcext:value-type="float">
            <text:p><text:s text:c="2"/>19 082</text:p>
          </table:table-cell>
          <table:table-cell office:value-type="float" office:value="19543.347" calcext:value-type="float">
            <text:p><text:s text:c="2"/>19 543</text:p>
          </table:table-cell>
          <table:table-cell office:value-type="float" office:value="20019.847" calcext:value-type="float">
            <text:p><text:s text:c="2"/>20 020</text:p>
          </table:table-cell>
          <table:table-cell office:value-type="float" office:value="20511.601" calcext:value-type="float">
            <text:p><text:s text:c="2"/>20 512</text:p>
          </table:table-cell>
          <table:table-cell office:value-type="float" office:value="21016.818" calcext:value-type="float">
            <text:p><text:s text:c="2"/>21 017</text:p>
          </table:table-cell>
          <table:table-cell office:value-type="float" office:value="21528.502" calcext:value-type="float">
            <text:p><text:s text:c="2"/>21 529</text:p>
          </table:table-cell>
          <table:table-cell office:value-type="float" office:value="22037.61" calcext:value-type="float">
            <text:p><text:s text:c="2"/>22 038</text:p>
          </table:table-cell>
          <table:table-cell office:value-type="float" office:value="22537.376" calcext:value-type="float">
            <text:p><text:s text:c="2"/>22 537</text:p>
          </table:table-cell>
          <table:table-cell office:value-type="float" office:value="23023.935" calcext:value-type="float">
            <text:p><text:s text:c="2"/>23 024</text:p>
          </table:table-cell>
          <table:table-cell office:value-type="float" office:value="23497.766" calcext:value-type="float">
            <text:p><text:s text:c="2"/>23 498</text:p>
          </table:table-cell>
          <table:table-cell office:value-type="float" office:value="23961.82" calcext:value-type="float">
            <text:p><text:s text:c="2"/>23 962</text:p>
          </table:table-cell>
          <table:table-cell office:value-type="float" office:value="24421.191" calcext:value-type="float">
            <text:p><text:s text:c="2"/>24 421</text:p>
          </table:table-cell>
          <table:table-cell office:value-type="float" office:value="24879.136" calcext:value-type="float">
            <text:p><text:s text:c="2"/>24 879</text:p>
          </table:table-cell>
          <table:table-cell office:value-type="float" office:value="25336.862" calcext:value-type="float">
            <text:p><text:s text:c="2"/>25 337</text:p>
          </table:table-cell>
          <table:table-cell office:value-type="float" office:value="25791.494" calcext:value-type="float">
            <text:p><text:s text:c="2"/>25 791</text:p>
          </table:table-cell>
          <table:table-cell office:value-type="float" office:value="26237.417" calcext:value-type="float">
            <text:p><text:s text:c="2"/>26 237</text:p>
          </table:table-cell>
          <table:table-cell office:value-type="float" office:value="26667.048" calcext:value-type="float">
            <text:p><text:s text:c="2"/>26 667</text:p>
          </table:table-cell>
          <table:table-cell office:value-type="float" office:value="27075.232" calcext:value-type="float">
            <text:p><text:s text:c="2"/>27 075</text:p>
          </table:table-cell>
          <table:table-cell office:value-type="float" office:value="27460.603" calcext:value-type="float">
            <text:p><text:s text:c="2"/>27 461</text:p>
          </table:table-cell>
          <table:table-cell office:value-type="float" office:value="27825.901" calcext:value-type="float">
            <text:p><text:s text:c="2"/>27 826</text:p>
          </table:table-cell>
          <table:table-cell office:value-type="float" office:value="28175.263" calcext:value-type="float">
            <text:p><text:s text:c="2"/>28 175</text:p>
          </table:table-cell>
          <table:table-cell office:value-type="float" office:value="28514.798" calcext:value-type="float">
            <text:p><text:s text:c="2"/>28 515</text:p>
          </table:table-cell>
          <table:table-cell office:value-type="float" office:value="28849.621" calcext:value-type="float">
            <text:p><text:s text:c="2"/>28 850</text:p>
          </table:table-cell>
          <table:table-cell office:value-type="float" office:value="29181.832" calcext:value-type="float">
            <text:p><text:s text:c="2"/>29 182</text:p>
          </table:table-cell>
          <table:table-cell office:value-type="float" office:value="29512.368" calcext:value-type="float">
            <text:p><text:s text:c="2"/>29 512</text:p>
          </table:table-cell>
          <table:table-cell office:value-type="float" office:value="29843.937" calcext:value-type="float">
            <text:p><text:s text:c="2"/>29 844</text:p>
          </table:table-cell>
          <table:table-cell office:value-type="float" office:value="30179.285" calcext:value-type="float">
            <text:p><text:s text:c="2"/>30 179</text:p>
          </table:table-cell>
          <table:table-cell office:value-type="float" office:value="30521.07" calcext:value-type="float">
            <text:p><text:s text:c="2"/>30 521</text:p>
          </table:table-cell>
          <table:table-cell office:value-type="float" office:value="30869.346" calcext:value-type="float">
            <text:p><text:s text:c="2"/>30 869</text:p>
          </table:table-cell>
          <table:table-cell office:value-type="float" office:value="31225.881" calcext:value-type="float">
            <text:p><text:s text:c="2"/>31 226</text:p>
          </table:table-cell>
          <table:table-cell office:value-type="float" office:value="31596.855" calcext:value-type="float">
            <text:p><text:s text:c="2"/>31 597</text:p>
          </table:table-cell>
          <table:table-cell office:value-type="float" office:value="31989.897" calcext:value-type="float">
            <text:p><text:s text:c="2"/>31 990</text:p>
          </table:table-cell>
          <table:table-cell office:value-type="float" office:value="32409.639" calcext:value-type="float">
            <text:p><text:s text:c="2"/>32 410</text:p>
          </table:table-cell>
          <table:table-cell office:value-type="float" office:value="32858.823" calcext:value-type="float">
            <text:p><text:s text:c="2"/>32 859</text:p>
          </table:table-cell>
          <table:table-cell office:value-type="float" office:value="33333.789" calcext:value-type="float">
            <text:p><text:s text:c="2"/>33 334</text:p>
          </table:table-cell>
          <table:table-cell office:value-type="float" office:value="33824.769" calcext:value-type="float">
            <text:p><text:s text:c="2"/>33 825</text:p>
          </table:table-cell>
          <table:table-cell office:value-type="float" office:value="34318.082" calcext:value-type="float">
            <text:p><text:s text:c="2"/>34 318</text:p>
          </table:table-cell>
          <table:table-cell office:value-type="float" office:value="34803.322" calcext:value-type="float">
            <text:p><text:s text:c="2"/>34 8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udan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5733.789" calcext:value-type="float">
            <text:p><text:s text:c="2"/>5 734</text:p>
          </table:table-cell>
          <table:table-cell office:value-type="float" office:value="5884.664" calcext:value-type="float">
            <text:p><text:s text:c="2"/>5 885</text:p>
          </table:table-cell>
          <table:table-cell office:value-type="float" office:value="6041.325" calcext:value-type="float">
            <text:p><text:s text:c="2"/>6 041</text:p>
          </table:table-cell>
          <table:table-cell office:value-type="float" office:value="6204.099" calcext:value-type="float">
            <text:p><text:s text:c="2"/>6 204</text:p>
          </table:table-cell>
          <table:table-cell office:value-type="float" office:value="6373.308" calcext:value-type="float">
            <text:p><text:s text:c="2"/>6 373</text:p>
          </table:table-cell>
          <table:table-cell office:value-type="float" office:value="6549.298" calcext:value-type="float">
            <text:p><text:s text:c="2"/>6 549</text:p>
          </table:table-cell>
          <table:table-cell office:value-type="float" office:value="6732.437" calcext:value-type="float">
            <text:p><text:s text:c="2"/>6 732</text:p>
          </table:table-cell>
          <table:table-cell office:value-type="float" office:value="6923.115" calcext:value-type="float">
            <text:p><text:s text:c="2"/>6 923</text:p>
          </table:table-cell>
          <table:table-cell office:value-type="float" office:value="7121.741" calcext:value-type="float">
            <text:p><text:s text:c="2"/>7 122</text:p>
          </table:table-cell>
          <table:table-cell office:value-type="float" office:value="7328.718" calcext:value-type="float">
            <text:p><text:s text:c="2"/>7 329</text:p>
          </table:table-cell>
          <table:table-cell office:value-type="float" office:value="7544.491" calcext:value-type="float">
            <text:p><text:s text:c="2"/>7 544</text:p>
          </table:table-cell>
          <table:table-cell office:value-type="float" office:value="7769.482" calcext:value-type="float">
            <text:p><text:s text:c="2"/>7 769</text:p>
          </table:table-cell>
          <table:table-cell office:value-type="float" office:value="8004.121" calcext:value-type="float">
            <text:p><text:s text:c="2"/>8 004</text:p>
          </table:table-cell>
          <table:table-cell office:value-type="float" office:value="8248.812" calcext:value-type="float">
            <text:p><text:s text:c="2"/>8 249</text:p>
          </table:table-cell>
          <table:table-cell office:value-type="float" office:value="8503.994" calcext:value-type="float">
            <text:p><text:s text:c="2"/>8 504</text:p>
          </table:table-cell>
          <table:table-cell office:value-type="float" office:value="8770.097" calcext:value-type="float">
            <text:p><text:s text:c="2"/>8 770</text:p>
          </table:table-cell>
          <table:table-cell office:value-type="float" office:value="9047.798" calcext:value-type="float">
            <text:p><text:s text:c="2"/>9 048</text:p>
          </table:table-cell>
          <table:table-cell office:value-type="float" office:value="9337.657" calcext:value-type="float">
            <text:p><text:s text:c="2"/>9 338</text:p>
          </table:table-cell>
          <table:table-cell office:value-type="float" office:value="9639.84" calcext:value-type="float">
            <text:p><text:s text:c="2"/>9 640</text:p>
          </table:table-cell>
          <table:table-cell office:value-type="float" office:value="9954.41" calcext:value-type="float">
            <text:p><text:s text:c="2"/>9 954</text:p>
          </table:table-cell>
          <table:table-cell office:value-type="float" office:value="10281.7" calcext:value-type="float">
            <text:p><text:s text:c="2"/>10 282</text:p>
          </table:table-cell>
          <table:table-cell office:value-type="float" office:value="10621.472" calcext:value-type="float">
            <text:p><text:s text:c="2"/>10 621</text:p>
          </table:table-cell>
          <table:table-cell office:value-type="float" office:value="10974.622" calcext:value-type="float">
            <text:p><text:s text:c="2"/>10 975</text:p>
          </table:table-cell>
          <table:table-cell office:value-type="float" office:value="11343.926" calcext:value-type="float">
            <text:p><text:s text:c="2"/>11 344</text:p>
          </table:table-cell>
          <table:table-cell office:value-type="float" office:value="11732.958" calcext:value-type="float">
            <text:p><text:s text:c="2"/>11 733</text:p>
          </table:table-cell>
          <table:table-cell office:value-type="float" office:value="12144.135" calcext:value-type="float">
            <text:p><text:s text:c="2"/>12 144</text:p>
          </table:table-cell>
          <table:table-cell office:value-type="float" office:value="12578.407" calcext:value-type="float">
            <text:p><text:s text:c="2"/>12 578</text:p>
          </table:table-cell>
          <table:table-cell office:value-type="float" office:value="13034.625" calcext:value-type="float">
            <text:p><text:s text:c="2"/>13 035</text:p>
          </table:table-cell>
          <table:table-cell office:value-type="float" office:value="13510.421" calcext:value-type="float">
            <text:p><text:s text:c="2"/>13 510</text:p>
          </table:table-cell>
          <table:table-cell office:value-type="float" office:value="14002.303" calcext:value-type="float">
            <text:p><text:s text:c="2"/>14 002</text:p>
          </table:table-cell>
          <table:table-cell office:value-type="float" office:value="14507.468" calcext:value-type="float">
            <text:p><text:s text:c="2"/>14 507</text:p>
          </table:table-cell>
          <table:table-cell office:value-type="float" office:value="15027.27" calcext:value-type="float">
            <text:p><text:s text:c="2"/>15 027</text:p>
          </table:table-cell>
          <table:table-cell office:value-type="float" office:value="15562.194" calcext:value-type="float">
            <text:p><text:s text:c="2"/>15 562</text:p>
          </table:table-cell>
          <table:table-cell office:value-type="float" office:value="16107.73" calcext:value-type="float">
            <text:p><text:s text:c="2"/>16 108</text:p>
          </table:table-cell>
          <table:table-cell office:value-type="float" office:value="16658.054" calcext:value-type="float">
            <text:p><text:s text:c="2"/>16 658</text:p>
          </table:table-cell>
          <table:table-cell office:value-type="float" office:value="17210.187" calcext:value-type="float">
            <text:p><text:s text:c="2"/>17 210</text:p>
          </table:table-cell>
          <table:table-cell office:value-type="float" office:value="17757.169" calcext:value-type="float">
            <text:p><text:s text:c="2"/>17 757</text:p>
          </table:table-cell>
          <table:table-cell office:value-type="float" office:value="18302.587" calcext:value-type="float">
            <text:p><text:s text:c="2"/>18 303</text:p>
          </table:table-cell>
          <table:table-cell office:value-type="float" office:value="18866.319" calcext:value-type="float">
            <text:p><text:s text:c="2"/>18 866</text:p>
          </table:table-cell>
          <table:table-cell office:value-type="float" office:value="19475.609" calcext:value-type="float">
            <text:p><text:s text:c="2"/>19 476</text:p>
          </table:table-cell>
          <table:table-cell office:value-type="float" office:value="20147.59" calcext:value-type="float">
            <text:p><text:s text:c="2"/>20 148</text:p>
          </table:table-cell>
          <table:table-cell office:value-type="float" office:value="20893.625" calcext:value-type="float">
            <text:p><text:s text:c="2"/>20 894</text:p>
          </table:table-cell>
          <table:table-cell office:value-type="float" office:value="21701.476" calcext:value-type="float">
            <text:p><text:s text:c="2"/>21 701</text:p>
          </table:table-cell>
          <table:table-cell office:value-type="float" office:value="22535.937" calcext:value-type="float">
            <text:p><text:s text:c="2"/>22 536</text:p>
          </table:table-cell>
          <table:table-cell office:value-type="float" office:value="23347.885" calcext:value-type="float">
            <text:p><text:s text:c="2"/>23 348</text:p>
          </table:table-cell>
          <table:table-cell office:value-type="float" office:value="24102.986" calcext:value-type="float">
            <text:p><text:s text:c="2"/>24 103</text:p>
          </table:table-cell>
          <table:table-cell office:value-type="float" office:value="24786.19" calcext:value-type="float">
            <text:p><text:s text:c="2"/>24 786</text:p>
          </table:table-cell>
          <table:table-cell office:value-type="float" office:value="25410.451" calcext:value-type="float">
            <text:p><text:s text:c="2"/>25 410</text:p>
          </table:table-cell>
          <table:table-cell office:value-type="float" office:value="26003.542" calcext:value-type="float">
            <text:p><text:s text:c="2"/>26 004</text:p>
          </table:table-cell>
          <table:table-cell office:value-type="float" office:value="26607.042" calcext:value-type="float">
            <text:p><text:s text:c="2"/>26 607</text:p>
          </table:table-cell>
          <table:table-cell office:value-type="float" office:value="27250.535" calcext:value-type="float">
            <text:p><text:s text:c="2"/>27 251</text:p>
          </table:table-cell>
          <table:table-cell office:value-type="float" office:value="27945.005" calcext:value-type="float">
            <text:p><text:s text:c="2"/>27 945</text:p>
          </table:table-cell>
          <table:table-cell office:value-type="float" office:value="28679.565" calcext:value-type="float">
            <text:p><text:s text:c="2"/>28 680</text:p>
          </table:table-cell>
          <table:table-cell office:value-type="float" office:value="29435.944" calcext:value-type="float">
            <text:p><text:s text:c="2"/>29 436</text:p>
          </table:table-cell>
          <table:table-cell office:value-type="float" office:value="30186.341" calcext:value-type="float">
            <text:p><text:s text:c="2"/>30 186</text:p>
          </table:table-cell>
          <table:table-cell office:value-type="float" office:value="30911.914" calcext:value-type="float">
            <text:p><text:s text:c="2"/>30 912</text:p>
          </table:table-cell>
          <table:table-cell office:value-type="float" office:value="31607.064" calcext:value-type="float">
            <text:p><text:s text:c="2"/>31 607</text:p>
          </table:table-cell>
          <table:table-cell office:value-type="float" office:value="32282.526" calcext:value-type="float">
            <text:p><text:s text:c="2"/>32 283</text:p>
          </table:table-cell>
          <table:table-cell office:value-type="float" office:value="32955.496" calcext:value-type="float">
            <text:p><text:s text:c="2"/>32 955</text:p>
          </table:table-cell>
          <table:table-cell office:value-type="float" office:value="33650.619" calcext:value-type="float">
            <text:p><text:s text:c="2"/>33 651</text:p>
          </table:table-cell>
          <table:table-cell office:value-type="float" office:value="34385.963" calcext:value-type="float">
            <text:p><text:s text:c="2"/>34 386</text:p>
          </table:table-cell>
          <table:table-cell office:value-type="float" office:value="35167.314" calcext:value-type="float">
            <text:p><text:s text:c="2"/>35 167</text:p>
          </table:table-cell>
          <table:table-cell office:value-type="float" office:value="35990.192" calcext:value-type="float">
            <text:p><text:s text:c="2"/>35 990</text:p>
          </table:table-cell>
          <table:table-cell office:value-type="float" office:value="36849.918" calcext:value-type="float">
            <text:p><text:s text:c="2"/>36 850</text:p>
          </table:table-cell>
          <table:table-cell office:value-type="float" office:value="37737.913" calcext:value-type="float">
            <text:p><text:s text:c="2"/>37 738</text:p>
          </table:table-cell>
          <table:table-cell office:value-type="float" office:value="38647.803" calcext:value-type="float">
            <text:p><text:s text:c="2"/>38 6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unisia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3605.306" calcext:value-type="float">
            <text:p><text:s text:c="2"/>3 605</text:p>
          </table:table-cell>
          <table:table-cell office:value-type="float" office:value="3696.45" calcext:value-type="float">
            <text:p><text:s text:c="2"/>3 696</text:p>
          </table:table-cell>
          <table:table-cell office:value-type="float" office:value="3773.355" calcext:value-type="float">
            <text:p><text:s text:c="2"/>3 773</text:p>
          </table:table-cell>
          <table:table-cell office:value-type="float" office:value="3838.507" calcext:value-type="float">
            <text:p><text:s text:c="2"/>3 839</text:p>
          </table:table-cell>
          <table:table-cell office:value-type="float" office:value="3894.387" calcext:value-type="float">
            <text:p><text:s text:c="2"/>3 894</text:p>
          </table:table-cell>
          <table:table-cell office:value-type="float" office:value="3943.528" calcext:value-type="float">
            <text:p><text:s text:c="2"/>3 944</text:p>
          </table:table-cell>
          <table:table-cell office:value-type="float" office:value="3988.478" calcext:value-type="float">
            <text:p><text:s text:c="2"/>3 988</text:p>
          </table:table-cell>
          <table:table-cell office:value-type="float" office:value="4031.785" calcext:value-type="float">
            <text:p><text:s text:c="2"/>4 032</text:p>
          </table:table-cell>
          <table:table-cell office:value-type="float" office:value="4075.963" calcext:value-type="float">
            <text:p><text:s text:c="2"/>4 076</text:p>
          </table:table-cell>
          <table:table-cell office:value-type="float" office:value="4123.439" calcext:value-type="float">
            <text:p><text:s text:c="2"/>4 123</text:p>
          </table:table-cell>
          <table:table-cell office:value-type="float" office:value="4176.266" calcext:value-type="float">
            <text:p><text:s text:c="2"/>4 176</text:p>
          </table:table-cell>
          <table:table-cell office:value-type="float" office:value="4235.937" calcext:value-type="float">
            <text:p><text:s text:c="2"/>4 236</text:p>
          </table:table-cell>
          <table:table-cell office:value-type="float" office:value="4303.131" calcext:value-type="float">
            <text:p><text:s text:c="2"/>4 303</text:p>
          </table:table-cell>
          <table:table-cell office:value-type="float" office:value="4377.637" calcext:value-type="float">
            <text:p><text:s text:c="2"/>4 378</text:p>
          </table:table-cell>
          <table:table-cell office:value-type="float" office:value="4458.611" calcext:value-type="float">
            <text:p><text:s text:c="2"/>4 459</text:p>
          </table:table-cell>
          <table:table-cell office:value-type="float" office:value="4545.339" calcext:value-type="float">
            <text:p><text:s text:c="2"/>4 545</text:p>
          </table:table-cell>
          <table:table-cell office:value-type="float" office:value="4638.275" calcext:value-type="float">
            <text:p><text:s text:c="2"/>4 638</text:p>
          </table:table-cell>
          <table:table-cell office:value-type="float" office:value="4737.627" calcext:value-type="float">
            <text:p><text:s text:c="2"/>4 738</text:p>
          </table:table-cell>
          <table:table-cell office:value-type="float" office:value="4842.167" calcext:value-type="float">
            <text:p><text:s text:c="2"/>4 842</text:p>
          </table:table-cell>
          <table:table-cell office:value-type="float" office:value="4950.153" calcext:value-type="float">
            <text:p><text:s text:c="2"/>4 950</text:p>
          </table:table-cell>
          <table:table-cell office:value-type="float" office:value="5060.397" calcext:value-type="float">
            <text:p><text:s text:c="2"/>5 060</text:p>
          </table:table-cell>
          <table:table-cell office:value-type="float" office:value="5172.691" calcext:value-type="float">
            <text:p><text:s text:c="2"/>5 173</text:p>
          </table:table-cell>
          <table:table-cell office:value-type="float" office:value="5287.543" calcext:value-type="float">
            <text:p><text:s text:c="2"/>5 288</text:p>
          </table:table-cell>
          <table:table-cell office:value-type="float" office:value="5405.355" calcext:value-type="float">
            <text:p><text:s text:c="2"/>5 405</text:p>
          </table:table-cell>
          <table:table-cell office:value-type="float" office:value="5526.764" calcext:value-type="float">
            <text:p><text:s text:c="2"/>5 527</text:p>
          </table:table-cell>
          <table:table-cell office:value-type="float" office:value="5652.476" calcext:value-type="float">
            <text:p><text:s text:c="2"/>5 652</text:p>
          </table:table-cell>
          <table:table-cell office:value-type="float" office:value="5781.796" calcext:value-type="float">
            <text:p><text:s text:c="2"/>5 782</text:p>
          </table:table-cell>
          <table:table-cell office:value-type="float" office:value="5915.006" calcext:value-type="float">
            <text:p><text:s text:c="2"/>5 915</text:p>
          </table:table-cell>
          <table:table-cell office:value-type="float" office:value="6054.911" calcext:value-type="float">
            <text:p><text:s text:c="2"/>6 055</text:p>
          </table:table-cell>
          <table:table-cell office:value-type="float" office:value="6205.212" calcext:value-type="float">
            <text:p><text:s text:c="2"/>6 205</text:p>
          </table:table-cell>
          <table:table-cell office:value-type="float" office:value="6368.167" calcext:value-type="float">
            <text:p><text:s text:c="2"/>6 368</text:p>
          </table:table-cell>
          <table:table-cell office:value-type="float" office:value="6545.024" calcext:value-type="float">
            <text:p><text:s text:c="2"/>6 545</text:p>
          </table:table-cell>
          <table:table-cell office:value-type="float" office:value="6733.961" calcext:value-type="float">
            <text:p><text:s text:c="2"/>6 734</text:p>
          </table:table-cell>
          <table:table-cell office:value-type="float" office:value="6930.387" calcext:value-type="float">
            <text:p><text:s text:c="2"/>6 930</text:p>
          </table:table-cell>
          <table:table-cell office:value-type="float" office:value="7127.941" calcext:value-type="float">
            <text:p><text:s text:c="2"/>7 128</text:p>
          </table:table-cell>
          <table:table-cell office:value-type="float" office:value="7321.876" calcext:value-type="float">
            <text:p><text:s text:c="2"/>7 322</text:p>
          </table:table-cell>
          <table:table-cell office:value-type="float" office:value="7509.756" calcext:value-type="float">
            <text:p><text:s text:c="2"/>7 510</text:p>
          </table:table-cell>
          <table:table-cell office:value-type="float" office:value="7692.254" calcext:value-type="float">
            <text:p><text:s text:c="2"/>7 692</text:p>
          </table:table-cell>
          <table:table-cell office:value-type="float" office:value="7871.459" calcext:value-type="float">
            <text:p><text:s text:c="2"/>7 871</text:p>
          </table:table-cell>
          <table:table-cell office:value-type="float" office:value="8050.932" calcext:value-type="float">
            <text:p><text:s text:c="2"/>8 051</text:p>
          </table:table-cell>
          <table:table-cell office:value-type="float" office:value="8232.797" calcext:value-type="float">
            <text:p><text:s text:c="2"/>8 233</text:p>
          </table:table-cell>
          <table:table-cell office:value-type="float" office:value="8417.684" calcext:value-type="float">
            <text:p><text:s text:c="2"/>8 418</text:p>
          </table:table-cell>
          <table:table-cell office:value-type="float" office:value="8603.225" calcext:value-type="float">
            <text:p><text:s text:c="2"/>8 603</text:p>
          </table:table-cell>
          <table:table-cell office:value-type="float" office:value="8784.888" calcext:value-type="float">
            <text:p><text:s text:c="2"/>8 785</text:p>
          </table:table-cell>
          <table:table-cell office:value-type="float" office:value="8956.596" calcext:value-type="float">
            <text:p><text:s text:c="2"/>8 957</text:p>
          </table:table-cell>
          <table:table-cell office:value-type="float" office:value="9113.975" calcext:value-type="float">
            <text:p><text:s text:c="2"/>9 114</text:p>
          </table:table-cell>
          <table:table-cell office:value-type="float" office:value="9256.037" calcext:value-type="float">
            <text:p><text:s text:c="2"/>9 256</text:p>
          </table:table-cell>
          <table:table-cell office:value-type="float" office:value="9384.152" calcext:value-type="float">
            <text:p><text:s text:c="2"/>9 384</text:p>
          </table:table-cell>
          <table:table-cell office:value-type="float" office:value="9499.395" calcext:value-type="float">
            <text:p><text:s text:c="2"/>9 499</text:p>
          </table:table-cell>
          <table:table-cell office:value-type="float" office:value="9603.742" calcext:value-type="float">
            <text:p><text:s text:c="2"/>9 604</text:p>
          </table:table-cell>
          <table:table-cell office:value-type="float" office:value="9699.197" calcext:value-type="float">
            <text:p><text:s text:c="2"/>9 699</text:p>
          </table:table-cell>
          <table:table-cell office:value-type="float" office:value="9785.701" calcext:value-type="float">
            <text:p><text:s text:c="2"/>9 786</text:p>
          </table:table-cell>
          <table:table-cell office:value-type="float" office:value="9864.326" calcext:value-type="float">
            <text:p><text:s text:c="2"/>9 864</text:p>
          </table:table-cell>
          <table:table-cell office:value-type="float" office:value="9939.678" calcext:value-type="float">
            <text:p><text:s text:c="2"/>9 940</text:p>
          </table:table-cell>
          <table:table-cell office:value-type="float" office:value="10017.601" calcext:value-type="float">
            <text:p><text:s text:c="2"/>10 018</text:p>
          </table:table-cell>
          <table:table-cell office:value-type="float" office:value="10102.482" calcext:value-type="float">
            <text:p><text:s text:c="2"/>10 102</text:p>
          </table:table-cell>
          <table:table-cell office:value-type="float" office:value="10196.136" calcext:value-type="float">
            <text:p><text:s text:c="2"/>10 196</text:p>
          </table:table-cell>
          <table:table-cell office:value-type="float" office:value="10298.087" calcext:value-type="float">
            <text:p><text:s text:c="2"/>10 298</text:p>
          </table:table-cell>
          <table:table-cell office:value-type="float" office:value="10407.336" calcext:value-type="float">
            <text:p><text:s text:c="2"/>10 407</text:p>
          </table:table-cell>
          <table:table-cell office:value-type="float" office:value="10521.834" calcext:value-type="float">
            <text:p><text:s text:c="2"/>10 522</text:p>
          </table:table-cell>
          <table:table-cell office:value-type="float" office:value="10639.931" calcext:value-type="float">
            <text:p><text:s text:c="2"/>10 640</text:p>
          </table:table-cell>
          <table:table-cell office:value-type="float" office:value="10761.467" calcext:value-type="float">
            <text:p><text:s text:c="2"/>10 761</text:p>
          </table:table-cell>
          <table:table-cell office:value-type="float" office:value="10886.668" calcext:value-type="float">
            <text:p><text:s text:c="2"/>10 887</text:p>
          </table:table-cell>
          <table:table-cell office:value-type="float" office:value="11014.558" calcext:value-type="float">
            <text:p><text:s text:c="2"/>11 015</text:p>
          </table:table-cell>
          <table:table-cell office:value-type="float" office:value="11143.908" calcext:value-type="float">
            <text:p><text:s text:c="2"/>11 144</text:p>
          </table:table-cell>
          <table:table-cell office:value-type="float" office:value="11273.661" calcext:value-type="float">
            <text:p><text:s text:c="2"/>11 2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estern Sahara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3.766" calcext:value-type="float">
            <text:p><text:s text:c="3"/>14</text:p>
          </table:table-cell>
          <table:table-cell office:value-type="float" office:value="16.062" calcext:value-type="float">
            <text:p><text:s text:c="3"/>16</text:p>
          </table:table-cell>
          <table:table-cell office:value-type="float" office:value="17.57" calcext:value-type="float">
            <text:p><text:s text:c="3"/>18</text:p>
          </table:table-cell>
          <table:table-cell office:value-type="float" office:value="18.726" calcext:value-type="float">
            <text:p><text:s text:c="3"/>19</text:p>
          </table:table-cell>
          <table:table-cell office:value-type="float" office:value="19.837" calcext:value-type="float">
            <text:p><text:s text:c="3"/>20</text:p>
          </table:table-cell>
          <table:table-cell office:value-type="float" office:value="21.147" calcext:value-type="float">
            <text:p><text:s text:c="3"/>21</text:p>
          </table:table-cell>
          <table:table-cell office:value-type="float" office:value="22.794" calcext:value-type="float">
            <text:p><text:s text:c="3"/>23</text:p>
          </table:table-cell>
          <table:table-cell office:value-type="float" office:value="24.834" calcext:value-type="float">
            <text:p><text:s text:c="3"/>25</text:p>
          </table:table-cell>
          <table:table-cell office:value-type="float" office:value="27.232" calcext:value-type="float">
            <text:p><text:s text:c="3"/>27</text:p>
          </table:table-cell>
          <table:table-cell office:value-type="float" office:value="29.912" calcext:value-type="float">
            <text:p><text:s text:c="3"/>30</text:p>
          </table:table-cell>
          <table:table-cell office:value-type="float" office:value="32.761" calcext:value-type="float">
            <text:p><text:s text:c="3"/>33</text:p>
          </table:table-cell>
          <table:table-cell office:value-type="float" office:value="35.724" calcext:value-type="float">
            <text:p><text:s text:c="3"/>36</text:p>
          </table:table-cell>
          <table:table-cell office:value-type="float" office:value="38.849" calcext:value-type="float">
            <text:p><text:s text:c="3"/>39</text:p>
          </table:table-cell>
          <table:table-cell office:value-type="float" office:value="42.308" calcext:value-type="float">
            <text:p><text:s text:c="3"/>42</text:p>
          </table:table-cell>
          <table:table-cell office:value-type="float" office:value="46.314" calcext:value-type="float">
            <text:p><text:s text:c="3"/>46</text:p>
          </table:table-cell>
          <table:table-cell office:value-type="float" office:value="50.97" calcext:value-type="float">
            <text:p><text:s text:c="3"/>51</text:p>
          </table:table-cell>
          <table:table-cell office:value-type="float" office:value="56.626" calcext:value-type="float">
            <text:p><text:s text:c="3"/>57</text:p>
          </table:table-cell>
          <table:table-cell office:value-type="float" office:value="63.125" calcext:value-type="float">
            <text:p><text:s text:c="3"/>63</text:p>
          </table:table-cell>
          <table:table-cell office:value-type="float" office:value="69.476" calcext:value-type="float">
            <text:p><text:s text:c="3"/>69</text:p>
          </table:table-cell>
          <table:table-cell office:value-type="float" office:value="74.337" calcext:value-type="float">
            <text:p><text:s text:c="3"/>74</text:p>
          </table:table-cell>
          <table:table-cell office:value-type="float" office:value="76.874" calcext:value-type="float">
            <text:p><text:s text:c="3"/>77</text:p>
          </table:table-cell>
          <table:table-cell office:value-type="float" office:value="76.372" calcext:value-type="float">
            <text:p><text:s text:c="3"/>76</text:p>
          </table:table-cell>
          <table:table-cell office:value-type="float" office:value="73.485" calcext:value-type="float">
            <text:p><text:s text:c="3"/>73</text:p>
          </table:table-cell>
          <table:table-cell office:value-type="float" office:value="70.404" calcext:value-type="float">
            <text:p><text:s text:c="3"/>70</text:p>
          </table:table-cell>
          <table:table-cell office:value-type="float" office:value="70.212" calcext:value-type="float">
            <text:p><text:s text:c="3"/>70</text:p>
          </table:table-cell>
          <table:table-cell office:value-type="float" office:value="74.954" calcext:value-type="float">
            <text:p><text:s text:c="3"/>75</text:p>
          </table:table-cell>
          <table:table-cell office:value-type="float" office:value="85.619" calcext:value-type="float">
            <text:p><text:s text:c="3"/>86</text:p>
          </table:table-cell>
          <table:table-cell office:value-type="float" office:value="101.186" calcext:value-type="float">
            <text:p><text:s text:c="3"/>101</text:p>
          </table:table-cell>
          <table:table-cell office:value-type="float" office:value="119.33" calcext:value-type="float">
            <text:p><text:s text:c="3"/>119</text:p>
          </table:table-cell>
          <table:table-cell office:value-type="float" office:value="136.699" calcext:value-type="float">
            <text:p><text:s text:c="3"/>137</text:p>
          </table:table-cell>
          <table:table-cell office:value-type="float" office:value="150.877" calcext:value-type="float">
            <text:p><text:s text:c="3"/>151</text:p>
          </table:table-cell>
          <table:table-cell office:value-type="float" office:value="161.062" calcext:value-type="float">
            <text:p><text:s text:c="3"/>161</text:p>
          </table:table-cell>
          <table:table-cell office:value-type="float" office:value="168.058" calcext:value-type="float">
            <text:p><text:s text:c="3"/>168</text:p>
          </table:table-cell>
          <table:table-cell office:value-type="float" office:value="172.902" calcext:value-type="float">
            <text:p><text:s text:c="3"/>173</text:p>
          </table:table-cell>
          <table:table-cell office:value-type="float" office:value="177.273" calcext:value-type="float">
            <text:p><text:s text:c="3"/>177</text:p>
          </table:table-cell>
          <table:table-cell office:value-type="float" office:value="182.421" calcext:value-type="float">
            <text:p><text:s text:c="3"/>182</text:p>
          </table:table-cell>
          <table:table-cell office:value-type="float" office:value="188.608" calcext:value-type="float">
            <text:p><text:s text:c="3"/>189</text:p>
          </table:table-cell>
          <table:table-cell office:value-type="float" office:value="195.438" calcext:value-type="float">
            <text:p><text:s text:c="3"/>195</text:p>
          </table:table-cell>
          <table:table-cell office:value-type="float" office:value="202.726" calcext:value-type="float">
            <text:p><text:s text:c="3"/>203</text:p>
          </table:table-cell>
          <table:table-cell office:value-type="float" office:value="210.08" calcext:value-type="float">
            <text:p><text:s text:c="3"/>210</text:p>
          </table:table-cell>
          <table:table-cell office:value-type="float" office:value="217.258" calcext:value-type="float">
            <text:p><text:s text:c="3"/>217</text:p>
          </table:table-cell>
          <table:table-cell office:value-type="float" office:value="224.383" calcext:value-type="float">
            <text:p><text:s text:c="3"/>224</text:p>
          </table:table-cell>
          <table:table-cell office:value-type="float" office:value="231.727" calcext:value-type="float">
            <text:p><text:s text:c="3"/>232</text:p>
          </table:table-cell>
          <table:table-cell office:value-type="float" office:value="239.329" calcext:value-type="float">
            <text:p><text:s text:c="3"/>239</text:p>
          </table:table-cell>
          <table:table-cell office:value-type="float" office:value="247.257" calcext:value-type="float">
            <text:p><text:s text:c="3"/>247</text:p>
          </table:table-cell>
          <table:table-cell office:value-type="float" office:value="255.634" calcext:value-type="float">
            <text:p><text:s text:c="3"/>256</text:p>
          </table:table-cell>
          <table:table-cell office:value-type="float" office:value="264.108" calcext:value-type="float">
            <text:p><text:s text:c="3"/>264</text:p>
          </table:table-cell>
          <table:table-cell office:value-type="float" office:value="272.84" calcext:value-type="float">
            <text:p><text:s text:c="3"/>273</text:p>
          </table:table-cell>
          <table:table-cell office:value-type="float" office:value="283.083" calcext:value-type="float">
            <text:p><text:s text:c="3"/>283</text:p>
          </table:table-cell>
          <table:table-cell office:value-type="float" office:value="296.512" calcext:value-type="float">
            <text:p><text:s text:c="3"/>297</text:p>
          </table:table-cell>
          <table:table-cell office:value-type="float" office:value="314.118" calcext:value-type="float">
            <text:p><text:s text:c="3"/>314</text:p>
          </table:table-cell>
          <table:table-cell office:value-type="float" office:value="336.651" calcext:value-type="float">
            <text:p><text:s text:c="3"/>337</text:p>
          </table:table-cell>
          <table:table-cell office:value-type="float" office:value="363.227" calcext:value-type="float">
            <text:p><text:s text:c="3"/>363</text:p>
          </table:table-cell>
          <table:table-cell office:value-type="float" office:value="391.167" calcext:value-type="float">
            <text:p><text:s text:c="3"/>391</text:p>
          </table:table-cell>
          <table:table-cell office:value-type="float" office:value="416.797" calcext:value-type="float">
            <text:p><text:s text:c="3"/>417</text:p>
          </table:table-cell>
          <table:table-cell office:value-type="float" office:value="437.515" calcext:value-type="float">
            <text:p><text:s text:c="3"/>438</text:p>
          </table:table-cell>
          <table:table-cell office:value-type="float" office:value="452.35" calcext:value-type="float">
            <text:p><text:s text:c="3"/>452</text:p>
          </table:table-cell>
          <table:table-cell office:value-type="float" office:value="462.207" calcext:value-type="float">
            <text:p><text:s text:c="3"/>462</text:p>
          </table:table-cell>
          <table:table-cell office:value-type="float" office:value="468.633" calcext:value-type="float">
            <text:p><text:s text:c="3"/>469</text:p>
          </table:table-cell>
          <table:table-cell office:value-type="float" office:value="474.044" calcext:value-type="float">
            <text:p><text:s text:c="3"/>474</text:p>
          </table:table-cell>
          <table:table-cell office:value-type="float" office:value="480.274" calcext:value-type="float">
            <text:p><text:s text:c="3"/>480</text:p>
          </table:table-cell>
          <table:table-cell office:value-type="float" office:value="487.649" calcext:value-type="float">
            <text:p><text:s text:c="3"/>488</text:p>
          </table:table-cell>
          <table:table-cell office:value-type="float" office:value="495.772" calcext:value-type="float">
            <text:p><text:s text:c="3"/>496</text:p>
          </table:table-cell>
          <table:table-cell office:value-type="float" office:value="504.855" calcext:value-type="float">
            <text:p><text:s text:c="3"/>505</text:p>
          </table:table-cell>
          <table:table-cell office:value-type="float" office:value="514.991" calcext:value-type="float">
            <text:p><text:s text:c="3"/>515</text:p>
          </table:table-cell>
          <table:table-cell office:value-type="float" office:value="526.216" calcext:value-type="float">
            <text:p><text:s text:c="3"/>5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ern Africa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5533.181" calcext:value-type="float">
            <text:p><text:s text:c="2"/>15 533</text:p>
          </table:table-cell>
          <table:table-cell office:value-type="float" office:value="15897.01" calcext:value-type="float">
            <text:p><text:s text:c="2"/>15 897</text:p>
          </table:table-cell>
          <table:table-cell office:value-type="float" office:value="16273.349" calcext:value-type="float">
            <text:p><text:s text:c="2"/>16 273</text:p>
          </table:table-cell>
          <table:table-cell office:value-type="float" office:value="16662.276" calcext:value-type="float">
            <text:p><text:s text:c="2"/>16 662</text:p>
          </table:table-cell>
          <table:table-cell office:value-type="float" office:value="17064.043" calcext:value-type="float">
            <text:p><text:s text:c="2"/>17 064</text:p>
          </table:table-cell>
          <table:table-cell office:value-type="float" office:value="17479.115" calcext:value-type="float">
            <text:p><text:s text:c="2"/>17 479</text:p>
          </table:table-cell>
          <table:table-cell office:value-type="float" office:value="17908.23" calcext:value-type="float">
            <text:p><text:s text:c="2"/>17 908</text:p>
          </table:table-cell>
          <table:table-cell office:value-type="float" office:value="18352.226" calcext:value-type="float">
            <text:p><text:s text:c="2"/>18 352</text:p>
          </table:table-cell>
          <table:table-cell office:value-type="float" office:value="18812.2" calcext:value-type="float">
            <text:p><text:s text:c="2"/>18 812</text:p>
          </table:table-cell>
          <table:table-cell office:value-type="float" office:value="19289.329" calcext:value-type="float">
            <text:p><text:s text:c="2"/>19 289</text:p>
          </table:table-cell>
          <table:table-cell office:value-type="float" office:value="19784.716" calcext:value-type="float">
            <text:p><text:s text:c="2"/>19 785</text:p>
          </table:table-cell>
          <table:table-cell office:value-type="float" office:value="20299.114" calcext:value-type="float">
            <text:p><text:s text:c="2"/>20 299</text:p>
          </table:table-cell>
          <table:table-cell office:value-type="float" office:value="20832.908" calcext:value-type="float">
            <text:p><text:s text:c="2"/>20 833</text:p>
          </table:table-cell>
          <table:table-cell office:value-type="float" office:value="21385.833" calcext:value-type="float">
            <text:p><text:s text:c="2"/>21 386</text:p>
          </table:table-cell>
          <table:table-cell office:value-type="float" office:value="21957.347" calcext:value-type="float">
            <text:p><text:s text:c="2"/>21 957</text:p>
          </table:table-cell>
          <table:table-cell office:value-type="float" office:value="22547.245" calcext:value-type="float">
            <text:p><text:s text:c="2"/>22 547</text:p>
          </table:table-cell>
          <table:table-cell office:value-type="float" office:value="23154.782" calcext:value-type="float">
            <text:p><text:s text:c="2"/>23 155</text:p>
          </table:table-cell>
          <table:table-cell office:value-type="float" office:value="23780.488" calcext:value-type="float">
            <text:p><text:s text:c="2"/>23 780</text:p>
          </table:table-cell>
          <table:table-cell office:value-type="float" office:value="24426.95" calcext:value-type="float">
            <text:p><text:s text:c="2"/>24 427</text:p>
          </table:table-cell>
          <table:table-cell office:value-type="float" office:value="25097.517" calcext:value-type="float">
            <text:p><text:s text:c="2"/>25 098</text:p>
          </table:table-cell>
          <table:table-cell office:value-type="float" office:value="25794.211" calcext:value-type="float">
            <text:p><text:s text:c="2"/>25 794</text:p>
          </table:table-cell>
          <table:table-cell office:value-type="float" office:value="26518.667" calcext:value-type="float">
            <text:p><text:s text:c="2"/>26 519</text:p>
          </table:table-cell>
          <table:table-cell office:value-type="float" office:value="27268.983" calcext:value-type="float">
            <text:p><text:s text:c="2"/>27 269</text:p>
          </table:table-cell>
          <table:table-cell office:value-type="float" office:value="28039.381" calcext:value-type="float">
            <text:p><text:s text:c="2"/>28 039</text:p>
          </table:table-cell>
          <table:table-cell office:value-type="float" office:value="28821.851" calcext:value-type="float">
            <text:p><text:s text:c="2"/>28 822</text:p>
          </table:table-cell>
          <table:table-cell office:value-type="float" office:value="29610.743" calcext:value-type="float">
            <text:p><text:s text:c="2"/>29 611</text:p>
          </table:table-cell>
          <table:table-cell office:value-type="float" office:value="30402.644" calcext:value-type="float">
            <text:p><text:s text:c="2"/>30 403</text:p>
          </table:table-cell>
          <table:table-cell office:value-type="float" office:value="31199.333" calcext:value-type="float">
            <text:p><text:s text:c="2"/>31 199</text:p>
          </table:table-cell>
          <table:table-cell office:value-type="float" office:value="32006.904" calcext:value-type="float">
            <text:p><text:s text:c="2"/>32 007</text:p>
          </table:table-cell>
          <table:table-cell office:value-type="float" office:value="32834.448" calcext:value-type="float">
            <text:p><text:s text:c="2"/>32 834</text:p>
          </table:table-cell>
          <table:table-cell office:value-type="float" office:value="33687.791" calcext:value-type="float">
            <text:p><text:s text:c="2"/>33 688</text:p>
          </table:table-cell>
          <table:table-cell office:value-type="float" office:value="34570.581" calcext:value-type="float">
            <text:p><text:s text:c="2"/>34 571</text:p>
          </table:table-cell>
          <table:table-cell office:value-type="float" office:value="35479.097" calcext:value-type="float">
            <text:p><text:s text:c="2"/>35 479</text:p>
          </table:table-cell>
          <table:table-cell office:value-type="float" office:value="36403.087" calcext:value-type="float">
            <text:p><text:s text:c="2"/>36 403</text:p>
          </table:table-cell>
          <table:table-cell office:value-type="float" office:value="37328.196" calcext:value-type="float">
            <text:p><text:s text:c="2"/>37 328</text:p>
          </table:table-cell>
          <table:table-cell office:value-type="float" office:value="38244.841" calcext:value-type="float">
            <text:p><text:s text:c="2"/>38 245</text:p>
          </table:table-cell>
          <table:table-cell office:value-type="float" office:value="39144.925" calcext:value-type="float">
            <text:p><text:s text:c="2"/>39 145</text:p>
          </table:table-cell>
          <table:table-cell office:value-type="float" office:value="40032.72" calcext:value-type="float">
            <text:p><text:s text:c="2"/>40 033</text:p>
          </table:table-cell>
          <table:table-cell office:value-type="float" office:value="40925.814" calcext:value-type="float">
            <text:p><text:s text:c="2"/>40 926</text:p>
          </table:table-cell>
          <table:table-cell office:value-type="float" office:value="41849.144" calcext:value-type="float">
            <text:p><text:s text:c="2"/>41 849</text:p>
          </table:table-cell>
          <table:table-cell office:value-type="float" office:value="42818.44" calcext:value-type="float">
            <text:p><text:s text:c="2"/>42 818</text:p>
          </table:table-cell>
          <table:table-cell office:value-type="float" office:value="43840.466" calcext:value-type="float">
            <text:p><text:s text:c="2"/>43 840</text:p>
          </table:table-cell>
          <table:table-cell office:value-type="float" office:value="44902.934" calcext:value-type="float">
            <text:p><text:s text:c="2"/>44 903</text:p>
          </table:table-cell>
          <table:table-cell office:value-type="float" office:value="45979.224" calcext:value-type="float">
            <text:p><text:s text:c="2"/>45 979</text:p>
          </table:table-cell>
          <table:table-cell office:value-type="float" office:value="47032.272" calcext:value-type="float">
            <text:p><text:s text:c="2"/>47 032</text:p>
          </table:table-cell>
          <table:table-cell office:value-type="float" office:value="48034.769" calcext:value-type="float">
            <text:p><text:s text:c="2"/>48 035</text:p>
          </table:table-cell>
          <table:table-cell office:value-type="float" office:value="48978.106" calcext:value-type="float">
            <text:p><text:s text:c="2"/>48 978</text:p>
          </table:table-cell>
          <table:table-cell office:value-type="float" office:value="49868.101" calcext:value-type="float">
            <text:p><text:s text:c="2"/>49 868</text:p>
          </table:table-cell>
          <table:table-cell office:value-type="float" office:value="50709.61" calcext:value-type="float">
            <text:p><text:s text:c="2"/>50 710</text:p>
          </table:table-cell>
          <table:table-cell office:value-type="float" office:value="51512.835" calcext:value-type="float">
            <text:p><text:s text:c="2"/>51 513</text:p>
          </table:table-cell>
          <table:table-cell office:value-type="float" office:value="52286.079" calcext:value-type="float">
            <text:p><text:s text:c="2"/>52 286</text:p>
          </table:table-cell>
          <table:table-cell office:value-type="float" office:value="53032.419" calcext:value-type="float">
            <text:p><text:s text:c="2"/>53 032</text:p>
          </table:table-cell>
          <table:table-cell office:value-type="float" office:value="53751.515" calcext:value-type="float">
            <text:p><text:s text:c="2"/>53 752</text:p>
          </table:table-cell>
          <table:table-cell office:value-type="float" office:value="54445.09" calcext:value-type="float">
            <text:p><text:s text:c="2"/>54 445</text:p>
          </table:table-cell>
          <table:table-cell office:value-type="float" office:value="55114.734" calcext:value-type="float">
            <text:p><text:s text:c="2"/>55 115</text:p>
          </table:table-cell>
          <table:table-cell office:value-type="float" office:value="55764.05" calcext:value-type="float">
            <text:p><text:s text:c="2"/>55 764</text:p>
          </table:table-cell>
          <table:table-cell office:value-type="float" office:value="56390.73" calcext:value-type="float">
            <text:p><text:s text:c="2"/>56 391</text:p>
          </table:table-cell>
          <table:table-cell office:value-type="float" office:value="57002.231" calcext:value-type="float">
            <text:p><text:s text:c="2"/>57 002</text:p>
          </table:table-cell>
          <table:table-cell office:value-type="float" office:value="57623.682" calcext:value-type="float">
            <text:p><text:s text:c="2"/>57 624</text:p>
          </table:table-cell>
          <table:table-cell office:value-type="float" office:value="58287.624" calcext:value-type="float">
            <text:p><text:s text:c="2"/>58 288</text:p>
          </table:table-cell>
          <table:table-cell office:value-type="float" office:value="59016.093" calcext:value-type="float">
            <text:p><text:s text:c="2"/>59 016</text:p>
          </table:table-cell>
          <table:table-cell office:value-type="float" office:value="59819.9" calcext:value-type="float">
            <text:p><text:s text:c="2"/>59 820</text:p>
          </table:table-cell>
          <table:table-cell office:value-type="float" office:value="60689.548" calcext:value-type="float">
            <text:p><text:s text:c="2"/>60 690</text:p>
          </table:table-cell>
          <table:table-cell office:value-type="float" office:value="61601.24" calcext:value-type="float">
            <text:p><text:s text:c="2"/>61 601</text:p>
          </table:table-cell>
          <table:table-cell office:value-type="float" office:value="62520.018" calcext:value-type="float">
            <text:p><text:s text:c="2"/>62 520</text:p>
          </table:table-cell>
          <table:table-cell office:value-type="float" office:value="63419.639" calcext:value-type="float">
            <text:p><text:s text:c="2"/>63 4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otswana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12.531" calcext:value-type="float">
            <text:p><text:s text:c="3"/>413</text:p>
          </table:table-cell>
          <table:table-cell office:value-type="float" office:value="425.265" calcext:value-type="float">
            <text:p><text:s text:c="3"/>425</text:p>
          </table:table-cell>
          <table:table-cell office:value-type="float" office:value="437.169" calcext:value-type="float">
            <text:p><text:s text:c="3"/>437</text:p>
          </table:table-cell>
          <table:table-cell office:value-type="float" office:value="448.442" calcext:value-type="float">
            <text:p><text:s text:c="3"/>448</text:p>
          </table:table-cell>
          <table:table-cell office:value-type="float" office:value="459.238" calcext:value-type="float">
            <text:p><text:s text:c="3"/>459</text:p>
          </table:table-cell>
          <table:table-cell office:value-type="float" office:value="469.74" calcext:value-type="float">
            <text:p><text:s text:c="3"/>470</text:p>
          </table:table-cell>
          <table:table-cell office:value-type="float" office:value="480.148" calcext:value-type="float">
            <text:p><text:s text:c="3"/>480</text:p>
          </table:table-cell>
          <table:table-cell office:value-type="float" office:value="490.626" calcext:value-type="float">
            <text:p><text:s text:c="3"/>491</text:p>
          </table:table-cell>
          <table:table-cell office:value-type="float" office:value="501.398" calcext:value-type="float">
            <text:p><text:s text:c="3"/>501</text:p>
          </table:table-cell>
          <table:table-cell office:value-type="float" office:value="512.647" calcext:value-type="float">
            <text:p><text:s text:c="3"/>513</text:p>
          </table:table-cell>
          <table:table-cell office:value-type="float" office:value="524.552" calcext:value-type="float">
            <text:p><text:s text:c="3"/>525</text:p>
          </table:table-cell>
          <table:table-cell office:value-type="float" office:value="537.249" calcext:value-type="float">
            <text:p><text:s text:c="3"/>537</text:p>
          </table:table-cell>
          <table:table-cell office:value-type="float" office:value="550.84" calcext:value-type="float">
            <text:p><text:s text:c="3"/>551</text:p>
          </table:table-cell>
          <table:table-cell office:value-type="float" office:value="565.353" calcext:value-type="float">
            <text:p><text:s text:c="3"/>565</text:p>
          </table:table-cell>
          <table:table-cell office:value-type="float" office:value="580.799" calcext:value-type="float">
            <text:p><text:s text:c="3"/>581</text:p>
          </table:table-cell>
          <table:table-cell office:value-type="float" office:value="597.19" calcext:value-type="float">
            <text:p><text:s text:c="3"/>597</text:p>
          </table:table-cell>
          <table:table-cell office:value-type="float" office:value="614.613" calcext:value-type="float">
            <text:p><text:s text:c="3"/>615</text:p>
          </table:table-cell>
          <table:table-cell office:value-type="float" office:value="633.154" calcext:value-type="float">
            <text:p><text:s text:c="3"/>633</text:p>
          </table:table-cell>
          <table:table-cell office:value-type="float" office:value="652.843" calcext:value-type="float">
            <text:p><text:s text:c="3"/>653</text:p>
          </table:table-cell>
          <table:table-cell office:value-type="float" office:value="673.64" calcext:value-type="float">
            <text:p><text:s text:c="3"/>674</text:p>
          </table:table-cell>
          <table:table-cell office:value-type="float" office:value="695.597" calcext:value-type="float">
            <text:p><text:s text:c="3"/>696</text:p>
          </table:table-cell>
          <table:table-cell office:value-type="float" office:value="718.639" calcext:value-type="float">
            <text:p><text:s text:c="3"/>719</text:p>
          </table:table-cell>
          <table:table-cell office:value-type="float" office:value="742.835" calcext:value-type="float">
            <text:p><text:s text:c="3"/>743</text:p>
          </table:table-cell>
          <table:table-cell office:value-type="float" office:value="768.512" calcext:value-type="float">
            <text:p><text:s text:c="3"/>769</text:p>
          </table:table-cell>
          <table:table-cell office:value-type="float" office:value="796.095" calcext:value-type="float">
            <text:p><text:s text:c="3"/>796</text:p>
          </table:table-cell>
          <table:table-cell office:value-type="float" office:value="825.84" calcext:value-type="float">
            <text:p><text:s text:c="3"/>826</text:p>
          </table:table-cell>
          <table:table-cell office:value-type="float" office:value="857.855" calcext:value-type="float">
            <text:p><text:s text:c="3"/>858</text:p>
          </table:table-cell>
          <table:table-cell office:value-type="float" office:value="891.926" calcext:value-type="float">
            <text:p><text:s text:c="3"/>892</text:p>
          </table:table-cell>
          <table:table-cell office:value-type="float" office:value="927.585" calcext:value-type="float">
            <text:p><text:s text:c="3"/>928</text:p>
          </table:table-cell>
          <table:table-cell office:value-type="float" office:value="964.166" calcext:value-type="float">
            <text:p><text:s text:c="3"/>964</text:p>
          </table:table-cell>
          <table:table-cell office:value-type="float" office:value="1001.158" calcext:value-type="float">
            <text:p><text:s text:c="2"/>1 001</text:p>
          </table:table-cell>
          <table:table-cell office:value-type="float" office:value="1038.397" calcext:value-type="float">
            <text:p><text:s text:c="2"/>1 038</text:p>
          </table:table-cell>
          <table:table-cell office:value-type="float" office:value="1075.889" calcext:value-type="float">
            <text:p><text:s text:c="2"/>1 076</text:p>
          </table:table-cell>
          <table:table-cell office:value-type="float" office:value="1113.539" calcext:value-type="float">
            <text:p><text:s text:c="2"/>1 114</text:p>
          </table:table-cell>
          <table:table-cell office:value-type="float" office:value="1151.292" calcext:value-type="float">
            <text:p><text:s text:c="2"/>1 151</text:p>
          </table:table-cell>
          <table:table-cell office:value-type="float" office:value="1189.114" calcext:value-type="float">
            <text:p><text:s text:c="2"/>1 189</text:p>
          </table:table-cell>
          <table:table-cell office:value-type="float" office:value="1226.81" calcext:value-type="float">
            <text:p><text:s text:c="2"/>1 227</text:p>
          </table:table-cell>
          <table:table-cell office:value-type="float" office:value="1264.314" calcext:value-type="float">
            <text:p><text:s text:c="2"/>1 264</text:p>
          </table:table-cell>
          <table:table-cell office:value-type="float" office:value="1301.818" calcext:value-type="float">
            <text:p><text:s text:c="2"/>1 302</text:p>
          </table:table-cell>
          <table:table-cell office:value-type="float" office:value="1339.624" calcext:value-type="float">
            <text:p><text:s text:c="2"/>1 340</text:p>
          </table:table-cell>
          <table:table-cell office:value-type="float" office:value="1377.912" calcext:value-type="float">
            <text:p><text:s text:c="2"/>1 378</text:p>
          </table:table-cell>
          <table:table-cell office:value-type="float" office:value="1416.731" calcext:value-type="float">
            <text:p><text:s text:c="2"/>1 417</text:p>
          </table:table-cell>
          <table:table-cell office:value-type="float" office:value="1455.833" calcext:value-type="float">
            <text:p><text:s text:c="2"/>1 456</text:p>
          </table:table-cell>
          <table:table-cell office:value-type="float" office:value="1494.693" calcext:value-type="float">
            <text:p><text:s text:c="2"/>1 495</text:p>
          </table:table-cell>
          <table:table-cell office:value-type="float" office:value="1532.622" calcext:value-type="float">
            <text:p><text:s text:c="2"/>1 533</text:p>
          </table:table-cell>
          <table:table-cell office:value-type="float" office:value="1569.094" calcext:value-type="float">
            <text:p><text:s text:c="2"/>1 569</text:p>
          </table:table-cell>
          <table:table-cell office:value-type="float" office:value="1604.06" calcext:value-type="float">
            <text:p><text:s text:c="2"/>1 604</text:p>
          </table:table-cell>
          <table:table-cell office:value-type="float" office:value="1637.635" calcext:value-type="float">
            <text:p><text:s text:c="2"/>1 638</text:p>
          </table:table-cell>
          <table:table-cell office:value-type="float" office:value="1669.625" calcext:value-type="float">
            <text:p><text:s text:c="2"/>1 670</text:p>
          </table:table-cell>
          <table:table-cell office:value-type="float" office:value="1699.862" calcext:value-type="float">
            <text:p><text:s text:c="2"/>1 700</text:p>
          </table:table-cell>
          <table:table-cell office:value-type="float" office:value="1728.34" calcext:value-type="float">
            <text:p><text:s text:c="2"/>1 728</text:p>
          </table:table-cell>
          <table:table-cell office:value-type="float" office:value="1754.935" calcext:value-type="float">
            <text:p><text:s text:c="2"/>1 755</text:p>
          </table:table-cell>
          <table:table-cell office:value-type="float" office:value="1779.953" calcext:value-type="float">
            <text:p><text:s text:c="2"/>1 780</text:p>
          </table:table-cell>
          <table:table-cell office:value-type="float" office:value="1804.339" calcext:value-type="float">
            <text:p><text:s text:c="2"/>1 804</text:p>
          </table:table-cell>
          <table:table-cell office:value-type="float" office:value="1829.33" calcext:value-type="float">
            <text:p><text:s text:c="2"/>1 829</text:p>
          </table:table-cell>
          <table:table-cell office:value-type="float" office:value="1855.852" calcext:value-type="float">
            <text:p><text:s text:c="2"/>1 856</text:p>
          </table:table-cell>
          <table:table-cell office:value-type="float" office:value="1884.238" calcext:value-type="float">
            <text:p><text:s text:c="2"/>1 884</text:p>
          </table:table-cell>
          <table:table-cell office:value-type="float" office:value="1914.414" calcext:value-type="float">
            <text:p><text:s text:c="2"/>1 914</text:p>
          </table:table-cell>
          <table:table-cell office:value-type="float" office:value="1946.351" calcext:value-type="float">
            <text:p><text:s text:c="2"/>1 946</text:p>
          </table:table-cell>
          <table:table-cell office:value-type="float" office:value="1979.882" calcext:value-type="float">
            <text:p><text:s text:c="2"/>1 980</text:p>
          </table:table-cell>
          <table:table-cell office:value-type="float" office:value="2014.866" calcext:value-type="float">
            <text:p><text:s text:c="2"/>2 015</text:p>
          </table:table-cell>
          <table:table-cell office:value-type="float" office:value="2051.339" calcext:value-type="float">
            <text:p><text:s text:c="2"/>2 051</text:p>
          </table:table-cell>
          <table:table-cell office:value-type="float" office:value="2089.315" calcext:value-type="float">
            <text:p><text:s text:c="2"/>2 089</text:p>
          </table:table-cell>
          <table:table-cell office:value-type="float" office:value="2128.507" calcext:value-type="float">
            <text:p><text:s text:c="2"/>2 129</text:p>
          </table:table-cell>
          <table:table-cell office:value-type="float" office:value="2168.573" calcext:value-type="float">
            <text:p><text:s text:c="2"/>2 169</text:p>
          </table:table-cell>
          <table:table-cell office:value-type="float" office:value="2209.197" calcext:value-type="float">
            <text:p><text:s text:c="2"/>2 2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esotho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733.945" calcext:value-type="float">
            <text:p><text:s text:c="3"/>734</text:p>
          </table:table-cell>
          <table:table-cell office:value-type="float" office:value="744.319" calcext:value-type="float">
            <text:p><text:s text:c="3"/>744</text:p>
          </table:table-cell>
          <table:table-cell office:value-type="float" office:value="754.853" calcext:value-type="float">
            <text:p><text:s text:c="3"/>755</text:p>
          </table:table-cell>
          <table:table-cell office:value-type="float" office:value="765.581" calcext:value-type="float">
            <text:p><text:s text:c="3"/>766</text:p>
          </table:table-cell>
          <table:table-cell office:value-type="float" office:value="776.548" calcext:value-type="float">
            <text:p><text:s text:c="3"/>777</text:p>
          </table:table-cell>
          <table:table-cell office:value-type="float" office:value="787.806" calcext:value-type="float">
            <text:p><text:s text:c="3"/>788</text:p>
          </table:table-cell>
          <table:table-cell office:value-type="float" office:value="799.44" calcext:value-type="float">
            <text:p><text:s text:c="3"/>799</text:p>
          </table:table-cell>
          <table:table-cell office:value-type="float" office:value="811.543" calcext:value-type="float">
            <text:p><text:s text:c="3"/>812</text:p>
          </table:table-cell>
          <table:table-cell office:value-type="float" office:value="824.2" calcext:value-type="float">
            <text:p><text:s text:c="3"/>824</text:p>
          </table:table-cell>
          <table:table-cell office:value-type="float" office:value="837.519" calcext:value-type="float">
            <text:p><text:s text:c="3"/>838</text:p>
          </table:table-cell>
          <table:table-cell office:value-type="float" office:value="851.591" calcext:value-type="float">
            <text:p><text:s text:c="3"/>852</text:p>
          </table:table-cell>
          <table:table-cell office:value-type="float" office:value="866.462" calcext:value-type="float">
            <text:p><text:s text:c="3"/>866</text:p>
          </table:table-cell>
          <table:table-cell office:value-type="float" office:value="882.17" calcext:value-type="float">
            <text:p><text:s text:c="3"/>882</text:p>
          </table:table-cell>
          <table:table-cell office:value-type="float" office:value="898.647" calcext:value-type="float">
            <text:p><text:s text:c="3"/>899</text:p>
          </table:table-cell>
          <table:table-cell office:value-type="float" office:value="915.822" calcext:value-type="float">
            <text:p><text:s text:c="3"/>916</text:p>
          </table:table-cell>
          <table:table-cell office:value-type="float" office:value="933.655" calcext:value-type="float">
            <text:p><text:s text:c="3"/>934</text:p>
          </table:table-cell>
          <table:table-cell office:value-type="float" office:value="952.206" calcext:value-type="float">
            <text:p><text:s text:c="3"/>952</text:p>
          </table:table-cell>
          <table:table-cell office:value-type="float" office:value="971.512" calcext:value-type="float">
            <text:p><text:s text:c="3"/>972</text:p>
          </table:table-cell>
          <table:table-cell office:value-type="float" office:value="991.491" calcext:value-type="float">
            <text:p><text:s text:c="3"/>991</text:p>
          </table:table-cell>
          <table:table-cell office:value-type="float" office:value="1012.015" calcext:value-type="float">
            <text:p><text:s text:c="2"/>1 012</text:p>
          </table:table-cell>
          <table:table-cell office:value-type="float" office:value="1033.05" calcext:value-type="float">
            <text:p><text:s text:c="2"/>1 033</text:p>
          </table:table-cell>
          <table:table-cell office:value-type="float" office:value="1054.453" calcext:value-type="float">
            <text:p><text:s text:c="2"/>1 054</text:p>
          </table:table-cell>
          <table:table-cell office:value-type="float" office:value="1076.34" calcext:value-type="float">
            <text:p><text:s text:c="2"/>1 076</text:p>
          </table:table-cell>
          <table:table-cell office:value-type="float" office:value="1099.235" calcext:value-type="float">
            <text:p><text:s text:c="2"/>1 099</text:p>
          </table:table-cell>
          <table:table-cell office:value-type="float" office:value="1123.855" calcext:value-type="float">
            <text:p><text:s text:c="2"/>1 124</text:p>
          </table:table-cell>
          <table:table-cell office:value-type="float" office:value="1150.635" calcext:value-type="float">
            <text:p><text:s text:c="2"/>1 151</text:p>
          </table:table-cell>
          <table:table-cell office:value-type="float" office:value="1179.723" calcext:value-type="float">
            <text:p><text:s text:c="2"/>1 180</text:p>
          </table:table-cell>
          <table:table-cell office:value-type="float" office:value="1210.799" calcext:value-type="float">
            <text:p><text:s text:c="2"/>1 211</text:p>
          </table:table-cell>
          <table:table-cell office:value-type="float" office:value="1243.352" calcext:value-type="float">
            <text:p><text:s text:c="2"/>1 243</text:p>
          </table:table-cell>
          <table:table-cell office:value-type="float" office:value="1276.663" calcext:value-type="float">
            <text:p><text:s text:c="2"/>1 277</text:p>
          </table:table-cell>
          <table:table-cell office:value-type="float" office:value="1310.118" calcext:value-type="float">
            <text:p><text:s text:c="2"/>1 310</text:p>
          </table:table-cell>
          <table:table-cell office:value-type="float" office:value="1343.69" calcext:value-type="float">
            <text:p><text:s text:c="2"/>1 344</text:p>
          </table:table-cell>
          <table:table-cell office:value-type="float" office:value="1377.346" calcext:value-type="float">
            <text:p><text:s text:c="2"/>1 377</text:p>
          </table:table-cell>
          <table:table-cell office:value-type="float" office:value="1410.439" calcext:value-type="float">
            <text:p><text:s text:c="2"/>1 410</text:p>
          </table:table-cell>
          <table:table-cell office:value-type="float" office:value="1442.212" calcext:value-type="float">
            <text:p><text:s text:c="2"/>1 442</text:p>
          </table:table-cell>
          <table:table-cell office:value-type="float" office:value="1472.192" calcext:value-type="float">
            <text:p><text:s text:c="2"/>1 472</text:p>
          </table:table-cell>
          <table:table-cell office:value-type="float" office:value="1499.861" calcext:value-type="float">
            <text:p><text:s text:c="2"/>1 500</text:p>
          </table:table-cell>
          <table:table-cell office:value-type="float" office:value="1525.46" calcext:value-type="float">
            <text:p><text:s text:c="2"/>1 525</text:p>
          </table:table-cell>
          <table:table-cell office:value-type="float" office:value="1550.262" calcext:value-type="float">
            <text:p><text:s text:c="2"/>1 550</text:p>
          </table:table-cell>
          <table:table-cell office:value-type="float" office:value="1576.022" calcext:value-type="float">
            <text:p><text:s text:c="2"/>1 576</text:p>
          </table:table-cell>
          <table:table-cell office:value-type="float" office:value="1603.938" calcext:value-type="float">
            <text:p><text:s text:c="2"/>1 604</text:p>
          </table:table-cell>
          <table:table-cell office:value-type="float" office:value="1634.517" calcext:value-type="float">
            <text:p><text:s text:c="2"/>1 635</text:p>
          </table:table-cell>
          <table:table-cell office:value-type="float" office:value="1667.121" calcext:value-type="float">
            <text:p><text:s text:c="2"/>1 667</text:p>
          </table:table-cell>
          <table:table-cell office:value-type="float" office:value="1700.362" calcext:value-type="float">
            <text:p><text:s text:c="2"/>1 700</text:p>
          </table:table-cell>
          <table:table-cell office:value-type="float" office:value="1732.257" calcext:value-type="float">
            <text:p><text:s text:c="2"/>1 732</text:p>
          </table:table-cell>
          <table:table-cell office:value-type="float" office:value="1761.359" calcext:value-type="float">
            <text:p><text:s text:c="2"/>1 761</text:p>
          </table:table-cell>
          <table:table-cell office:value-type="float" office:value="1787.273" calcext:value-type="float">
            <text:p><text:s text:c="2"/>1 787</text:p>
          </table:table-cell>
          <table:table-cell office:value-type="float" office:value="1810.453" calcext:value-type="float">
            <text:p><text:s text:c="2"/>1 810</text:p>
          </table:table-cell>
          <table:table-cell office:value-type="float" office:value="1831.298" calcext:value-type="float">
            <text:p><text:s text:c="2"/>1 831</text:p>
          </table:table-cell>
          <table:table-cell office:value-type="float" office:value="1850.527" calcext:value-type="float">
            <text:p><text:s text:c="2"/>1 851</text:p>
          </table:table-cell>
          <table:table-cell office:value-type="float" office:value="1868.699" calcext:value-type="float">
            <text:p><text:s text:c="2"/>1 869</text:p>
          </table:table-cell>
          <table:table-cell office:value-type="float" office:value="1885.955" calcext:value-type="float">
            <text:p><text:s text:c="2"/>1 886</text:p>
          </table:table-cell>
          <table:table-cell office:value-type="float" office:value="1902.312" calcext:value-type="float">
            <text:p><text:s text:c="2"/>1 902</text:p>
          </table:table-cell>
          <table:table-cell office:value-type="float" office:value="1918.097" calcext:value-type="float">
            <text:p><text:s text:c="2"/>1 918</text:p>
          </table:table-cell>
          <table:table-cell office:value-type="float" office:value="1933.728" calcext:value-type="float">
            <text:p><text:s text:c="2"/>1 934</text:p>
          </table:table-cell>
          <table:table-cell office:value-type="float" office:value="1949.543" calcext:value-type="float">
            <text:p><text:s text:c="2"/>1 950</text:p>
          </table:table-cell>
          <table:table-cell office:value-type="float" office:value="1965.662" calcext:value-type="float">
            <text:p><text:s text:c="2"/>1 966</text:p>
          </table:table-cell>
          <table:table-cell office:value-type="float" office:value="1982.287" calcext:value-type="float">
            <text:p><text:s text:c="2"/>1 982</text:p>
          </table:table-cell>
          <table:table-cell office:value-type="float" office:value="1999.93" calcext:value-type="float">
            <text:p><text:s text:c="2"/>2 000</text:p>
          </table:table-cell>
          <table:table-cell office:value-type="float" office:value="2019.209" calcext:value-type="float">
            <text:p><text:s text:c="2"/>2 019</text:p>
          </table:table-cell>
          <table:table-cell office:value-type="float" office:value="2040.551" calcext:value-type="float">
            <text:p><text:s text:c="2"/>2 041</text:p>
          </table:table-cell>
          <table:table-cell office:value-type="float" office:value="2064.166" calcext:value-type="float">
            <text:p><text:s text:c="2"/>2 064</text:p>
          </table:table-cell>
          <table:table-cell office:value-type="float" office:value="2089.928" calcext:value-type="float">
            <text:p><text:s text:c="2"/>2 090</text:p>
          </table:table-cell>
          <table:table-cell office:value-type="float" office:value="2117.361" calcext:value-type="float">
            <text:p><text:s text:c="2"/>2 117</text:p>
          </table:table-cell>
          <table:table-cell office:value-type="float" office:value="2145.785" calcext:value-type="float">
            <text:p><text:s text:c="2"/>2 146</text:p>
          </table:table-cell>
          <table:table-cell office:value-type="float" office:value="2174.645" calcext:value-type="float">
            <text:p><text:s text:c="2"/>2 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85.274" calcext:value-type="float">
            <text:p><text:s text:c="3"/>485</text:p>
          </table:table-cell>
          <table:table-cell office:value-type="float" office:value="494.631" calcext:value-type="float">
            <text:p><text:s text:c="3"/>495</text:p>
          </table:table-cell>
          <table:table-cell office:value-type="float" office:value="504.578" calcext:value-type="float">
            <text:p><text:s text:c="3"/>505</text:p>
          </table:table-cell>
          <table:table-cell office:value-type="float" office:value="515.058" calcext:value-type="float">
            <text:p><text:s text:c="3"/>515</text:p>
          </table:table-cell>
          <table:table-cell office:value-type="float" office:value="526.042" calcext:value-type="float">
            <text:p><text:s text:c="3"/>526</text:p>
          </table:table-cell>
          <table:table-cell office:value-type="float" office:value="537.514" calcext:value-type="float">
            <text:p><text:s text:c="3"/>538</text:p>
          </table:table-cell>
          <table:table-cell office:value-type="float" office:value="549.479" calcext:value-type="float">
            <text:p><text:s text:c="3"/>549</text:p>
          </table:table-cell>
          <table:table-cell office:value-type="float" office:value="561.932" calcext:value-type="float">
            <text:p><text:s text:c="3"/>562</text:p>
          </table:table-cell>
          <table:table-cell office:value-type="float" office:value="574.904" calcext:value-type="float">
            <text:p><text:s text:c="3"/>575</text:p>
          </table:table-cell>
          <table:table-cell office:value-type="float" office:value="588.426" calcext:value-type="float">
            <text:p><text:s text:c="3"/>588</text:p>
          </table:table-cell>
          <table:table-cell office:value-type="float" office:value="602.544" calcext:value-type="float">
            <text:p><text:s text:c="3"/>603</text:p>
          </table:table-cell>
          <table:table-cell office:value-type="float" office:value="617.277" calcext:value-type="float">
            <text:p><text:s text:c="3"/>617</text:p>
          </table:table-cell>
          <table:table-cell office:value-type="float" office:value="632.654" calcext:value-type="float">
            <text:p><text:s text:c="3"/>633</text:p>
          </table:table-cell>
          <table:table-cell office:value-type="float" office:value="648.661" calcext:value-type="float">
            <text:p><text:s text:c="3"/>649</text:p>
          </table:table-cell>
          <table:table-cell office:value-type="float" office:value="665.282" calcext:value-type="float">
            <text:p><text:s text:c="3"/>665</text:p>
          </table:table-cell>
          <table:table-cell office:value-type="float" office:value="682.551" calcext:value-type="float">
            <text:p><text:s text:c="3"/>683</text:p>
          </table:table-cell>
          <table:table-cell office:value-type="float" office:value="700.341" calcext:value-type="float">
            <text:p><text:s text:c="3"/>700</text:p>
          </table:table-cell>
          <table:table-cell office:value-type="float" office:value="718.685" calcext:value-type="float">
            <text:p><text:s text:c="3"/>719</text:p>
          </table:table-cell>
          <table:table-cell office:value-type="float" office:value="737.886" calcext:value-type="float">
            <text:p><text:s text:c="3"/>738</text:p>
          </table:table-cell>
          <table:table-cell office:value-type="float" office:value="758.377" calcext:value-type="float">
            <text:p><text:s text:c="3"/>758</text:p>
          </table:table-cell>
          <table:table-cell office:value-type="float" office:value="780.384" calcext:value-type="float">
            <text:p><text:s text:c="3"/>780</text:p>
          </table:table-cell>
          <table:table-cell office:value-type="float" office:value="804.157" calcext:value-type="float">
            <text:p><text:s text:c="3"/>804</text:p>
          </table:table-cell>
          <table:table-cell office:value-type="float" office:value="829.441" calcext:value-type="float">
            <text:p><text:s text:c="3"/>829</text:p>
          </table:table-cell>
          <table:table-cell office:value-type="float" office:value="855.38" calcext:value-type="float">
            <text:p><text:s text:c="3"/>855</text:p>
          </table:table-cell>
          <table:table-cell office:value-type="float" office:value="880.785" calcext:value-type="float">
            <text:p><text:s text:c="3"/>881</text:p>
          </table:table-cell>
          <table:table-cell office:value-type="float" office:value="904.839" calcext:value-type="float">
            <text:p><text:s text:c="3"/>905</text:p>
          </table:table-cell>
          <table:table-cell office:value-type="float" office:value="927.503" calcext:value-type="float">
            <text:p><text:s text:c="3"/>928</text:p>
          </table:table-cell>
          <table:table-cell office:value-type="float" office:value="949.193" calcext:value-type="float">
            <text:p><text:s text:c="3"/>949</text:p>
          </table:table-cell>
          <table:table-cell office:value-type="float" office:value="970.258" calcext:value-type="float">
            <text:p><text:s text:c="3"/>970</text:p>
          </table:table-cell>
          <table:table-cell office:value-type="float" office:value="991.226" calcext:value-type="float">
            <text:p><text:s text:c="3"/>991</text:p>
          </table:table-cell>
          <table:table-cell office:value-type="float" office:value="1012.672" calcext:value-type="float">
            <text:p><text:s text:c="2"/>1 013</text:p>
          </table:table-cell>
          <table:table-cell office:value-type="float" office:value="1034.264" calcext:value-type="float">
            <text:p><text:s text:c="2"/>1 034</text:p>
          </table:table-cell>
          <table:table-cell office:value-type="float" office:value="1056.366" calcext:value-type="float">
            <text:p><text:s text:c="2"/>1 056</text:p>
          </table:table-cell>
          <table:table-cell office:value-type="float" office:value="1081.081" calcext:value-type="float">
            <text:p><text:s text:c="2"/>1 081</text:p>
          </table:table-cell>
          <table:table-cell office:value-type="float" office:value="1111.132" calcext:value-type="float">
            <text:p><text:s text:c="2"/>1 111</text:p>
          </table:table-cell>
          <table:table-cell office:value-type="float" office:value="1148.302" calcext:value-type="float">
            <text:p><text:s text:c="2"/>1 148</text:p>
          </table:table-cell>
          <table:table-cell office:value-type="float" office:value="1193.592" calcext:value-type="float">
            <text:p><text:s text:c="2"/>1 194</text:p>
          </table:table-cell>
          <table:table-cell office:value-type="float" office:value="1245.99" calcext:value-type="float">
            <text:p><text:s text:c="2"/>1 246</text:p>
          </table:table-cell>
          <table:table-cell office:value-type="float" office:value="1302.741" calcext:value-type="float">
            <text:p><text:s text:c="2"/>1 303</text:p>
          </table:table-cell>
          <table:table-cell office:value-type="float" office:value="1359.933" calcext:value-type="float">
            <text:p><text:s text:c="2"/>1 360</text:p>
          </table:table-cell>
          <table:table-cell office:value-type="float" office:value="1414.692" calcext:value-type="float">
            <text:p><text:s text:c="2"/>1 415</text:p>
          </table:table-cell>
          <table:table-cell office:value-type="float" office:value="1465.74" calcext:value-type="float">
            <text:p><text:s text:c="2"/>1 466</text:p>
          </table:table-cell>
          <table:table-cell office:value-type="float" office:value="1513.721" calcext:value-type="float">
            <text:p><text:s text:c="2"/>1 514</text:p>
          </table:table-cell>
          <table:table-cell office:value-type="float" office:value="1559.983" calcext:value-type="float">
            <text:p><text:s text:c="2"/>1 560</text:p>
          </table:table-cell>
          <table:table-cell office:value-type="float" office:value="1606.718" calcext:value-type="float">
            <text:p><text:s text:c="2"/>1 607</text:p>
          </table:table-cell>
          <table:table-cell office:value-type="float" office:value="1655.359" calcext:value-type="float">
            <text:p><text:s text:c="2"/>1 655</text:p>
          </table:table-cell>
          <table:table-cell office:value-type="float" office:value="1706.489" calcext:value-type="float">
            <text:p><text:s text:c="2"/>1 706</text:p>
          </table:table-cell>
          <table:table-cell office:value-type="float" office:value="1758.994" calcext:value-type="float">
            <text:p><text:s text:c="2"/>1 759</text:p>
          </table:table-cell>
          <table:table-cell office:value-type="float" office:value="1810.566" calcext:value-type="float">
            <text:p><text:s text:c="2"/>1 811</text:p>
          </table:table-cell>
          <table:table-cell office:value-type="float" office:value="1858.042" calcext:value-type="float">
            <text:p><text:s text:c="2"/>1 858</text:p>
          </table:table-cell>
          <table:table-cell office:value-type="float" office:value="1899.257" calcext:value-type="float">
            <text:p><text:s text:c="2"/>1 899</text:p>
          </table:table-cell>
          <table:table-cell office:value-type="float" office:value="1933.596" calcext:value-type="float">
            <text:p><text:s text:c="2"/>1 934</text:p>
          </table:table-cell>
          <table:table-cell office:value-type="float" office:value="1962.147" calcext:value-type="float">
            <text:p><text:s text:c="2"/>1 962</text:p>
          </table:table-cell>
          <table:table-cell office:value-type="float" office:value="1986.535" calcext:value-type="float">
            <text:p><text:s text:c="2"/>1 987</text:p>
          </table:table-cell>
          <table:table-cell office:value-type="float" office:value="2009.228" calcext:value-type="float">
            <text:p><text:s text:c="2"/>2 009</text:p>
          </table:table-cell>
          <table:table-cell office:value-type="float" office:value="2032.196" calcext:value-type="float">
            <text:p><text:s text:c="2"/>2 032</text:p>
          </table:table-cell>
          <table:table-cell office:value-type="float" office:value="2055.734" calcext:value-type="float">
            <text:p><text:s text:c="2"/>2 056</text:p>
          </table:table-cell>
          <table:table-cell office:value-type="float" office:value="2079.915" calcext:value-type="float">
            <text:p><text:s text:c="2"/>2 080</text:p>
          </table:table-cell>
          <table:table-cell office:value-type="float" office:value="2106.375" calcext:value-type="float">
            <text:p><text:s text:c="2"/>2 106</text:p>
          </table:table-cell>
          <table:table-cell office:value-type="float" office:value="2137.04" calcext:value-type="float">
            <text:p><text:s text:c="2"/>2 137</text:p>
          </table:table-cell>
          <table:table-cell office:value-type="float" office:value="2173.17" calcext:value-type="float">
            <text:p><text:s text:c="2"/>2 173</text:p>
          </table:table-cell>
          <table:table-cell office:value-type="float" office:value="2215.621" calcext:value-type="float">
            <text:p><text:s text:c="2"/>2 216</text:p>
          </table:table-cell>
          <table:table-cell office:value-type="float" office:value="2263.934" calcext:value-type="float">
            <text:p><text:s text:c="2"/>2 264</text:p>
          </table:table-cell>
          <table:table-cell office:value-type="float" office:value="2316.52" calcext:value-type="float">
            <text:p><text:s text:c="2"/>2 317</text:p>
          </table:table-cell>
          <table:table-cell office:value-type="float" office:value="2370.992" calcext:value-type="float">
            <text:p><text:s text:c="2"/>2 371</text:p>
          </table:table-cell>
          <table:table-cell office:value-type="float" office:value="2425.561" calcext:value-type="float">
            <text:p><text:s text:c="2"/>2 4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628.428" calcext:value-type="float">
            <text:p><text:s text:c="2"/>13 628</text:p>
          </table:table-cell>
          <table:table-cell office:value-type="float" office:value="13953.843" calcext:value-type="float">
            <text:p><text:s text:c="2"/>13 954</text:p>
          </table:table-cell>
          <table:table-cell office:value-type="float" office:value="14291.415" calcext:value-type="float">
            <text:p><text:s text:c="2"/>14 291</text:p>
          </table:table-cell>
          <table:table-cell office:value-type="float" office:value="14641.017" calcext:value-type="float">
            <text:p><text:s text:c="2"/>14 641</text:p>
          </table:table-cell>
          <table:table-cell office:value-type="float" office:value="15002.729" calcext:value-type="float">
            <text:p><text:s text:c="2"/>15 003</text:p>
          </table:table-cell>
          <table:table-cell office:value-type="float" office:value="15376.829" calcext:value-type="float">
            <text:p><text:s text:c="2"/>15 377</text:p>
          </table:table-cell>
          <table:table-cell office:value-type="float" office:value="15763.822" calcext:value-type="float">
            <text:p><text:s text:c="2"/>15 764</text:p>
          </table:table-cell>
          <table:table-cell office:value-type="float" office:value="16164.413" calcext:value-type="float">
            <text:p><text:s text:c="2"/>16 164</text:p>
          </table:table-cell>
          <table:table-cell office:value-type="float" office:value="16579.477" calcext:value-type="float">
            <text:p><text:s text:c="2"/>16 579</text:p>
          </table:table-cell>
          <table:table-cell office:value-type="float" office:value="17009.989" calcext:value-type="float">
            <text:p><text:s text:c="2"/>17 010</text:p>
          </table:table-cell>
          <table:table-cell office:value-type="float" office:value="17456.855" calcext:value-type="float">
            <text:p><text:s text:c="2"/>17 457</text:p>
          </table:table-cell>
          <table:table-cell office:value-type="float" office:value="17920.673" calcext:value-type="float">
            <text:p><text:s text:c="2"/>17 921</text:p>
          </table:table-cell>
          <table:table-cell office:value-type="float" office:value="18401.608" calcext:value-type="float">
            <text:p><text:s text:c="2"/>18 402</text:p>
          </table:table-cell>
          <table:table-cell office:value-type="float" office:value="18899.275" calcext:value-type="float">
            <text:p><text:s text:c="2"/>18 899</text:p>
          </table:table-cell>
          <table:table-cell office:value-type="float" office:value="19412.975" calcext:value-type="float">
            <text:p><text:s text:c="2"/>19 413</text:p>
          </table:table-cell>
          <table:table-cell office:value-type="float" office:value="19942.303" calcext:value-type="float">
            <text:p><text:s text:c="2"/>19 942</text:p>
          </table:table-cell>
          <table:table-cell office:value-type="float" office:value="20486.439" calcext:value-type="float">
            <text:p><text:s text:c="2"/>20 486</text:p>
          </table:table-cell>
          <table:table-cell office:value-type="float" office:value="21045.785" calcext:value-type="float">
            <text:p><text:s text:c="2"/>21 046</text:p>
          </table:table-cell>
          <table:table-cell office:value-type="float" office:value="21622.59" calcext:value-type="float">
            <text:p><text:s text:c="2"/>21 623</text:p>
          </table:table-cell>
          <table:table-cell office:value-type="float" office:value="22219.897" calcext:value-type="float">
            <text:p><text:s text:c="2"/>22 220</text:p>
          </table:table-cell>
          <table:table-cell office:value-type="float" office:value="22839.451" calcext:value-type="float">
            <text:p><text:s text:c="2"/>22 839</text:p>
          </table:table-cell>
          <table:table-cell office:value-type="float" office:value="23482.813" calcext:value-type="float">
            <text:p><text:s text:c="2"/>23 483</text:p>
          </table:table-cell>
          <table:table-cell office:value-type="float" office:value="24148.137" calcext:value-type="float">
            <text:p><text:s text:c="2"/>24 148</text:p>
          </table:table-cell>
          <table:table-cell office:value-type="float" office:value="24829.693" calcext:value-type="float">
            <text:p><text:s text:c="2"/>24 830</text:p>
          </table:table-cell>
          <table:table-cell office:value-type="float" office:value="25519.604" calcext:value-type="float">
            <text:p><text:s text:c="2"/>25 520</text:p>
          </table:table-cell>
          <table:table-cell office:value-type="float" office:value="26212.405" calcext:value-type="float">
            <text:p><text:s text:c="2"/>26 212</text:p>
          </table:table-cell>
          <table:table-cell office:value-type="float" office:value="26904.349" calcext:value-type="float">
            <text:p><text:s text:c="2"/>26 904</text:p>
          </table:table-cell>
          <table:table-cell office:value-type="float" office:value="27597.297" calcext:value-type="float">
            <text:p><text:s text:c="2"/>27 597</text:p>
          </table:table-cell>
          <table:table-cell office:value-type="float" office:value="28298.15" calcext:value-type="float">
            <text:p><text:s text:c="2"/>28 298</text:p>
          </table:table-cell>
          <table:table-cell office:value-type="float" office:value="29017.049" calcext:value-type="float">
            <text:p><text:s text:c="2"/>29 017</text:p>
          </table:table-cell>
          <table:table-cell office:value-type="float" office:value="29760.471" calcext:value-type="float">
            <text:p><text:s text:c="2"/>29 760</text:p>
          </table:table-cell>
          <table:table-cell office:value-type="float" office:value="30532.954" calcext:value-type="float">
            <text:p><text:s text:c="2"/>30 533</text:p>
          </table:table-cell>
          <table:table-cell office:value-type="float" office:value="31330.259" calcext:value-type="float">
            <text:p><text:s text:c="2"/>31 330</text:p>
          </table:table-cell>
          <table:table-cell office:value-type="float" office:value="32139.708" calcext:value-type="float">
            <text:p><text:s text:c="2"/>32 140</text:p>
          </table:table-cell>
          <table:table-cell office:value-type="float" office:value="32943.584" calcext:value-type="float">
            <text:p><text:s text:c="2"/>32 944</text:p>
          </table:table-cell>
          <table:table-cell office:value-type="float" office:value="33730.148" calcext:value-type="float">
            <text:p><text:s text:c="2"/>33 730</text:p>
          </table:table-cell>
          <table:table-cell office:value-type="float" office:value="34490.419" calcext:value-type="float">
            <text:p><text:s text:c="2"/>34 490</text:p>
          </table:table-cell>
          <table:table-cell office:value-type="float" office:value="35230.249" calcext:value-type="float">
            <text:p><text:s text:c="2"/>35 230</text:p>
          </table:table-cell>
          <table:table-cell office:value-type="float" office:value="35970.537" calcext:value-type="float">
            <text:p><text:s text:c="2"/>35 971</text:p>
          </table:table-cell>
          <table:table-cell office:value-type="float" office:value="36740.883" calcext:value-type="float">
            <text:p><text:s text:c="2"/>36 741</text:p>
          </table:table-cell>
          <table:table-cell office:value-type="float" office:value="37560.525" calcext:value-type="float">
            <text:p><text:s text:c="2"/>37 561</text:p>
          </table:table-cell>
          <table:table-cell office:value-type="float" office:value="38437.855" calcext:value-type="float">
            <text:p><text:s text:c="2"/>38 438</text:p>
          </table:table-cell>
          <table:table-cell office:value-type="float" office:value="39360.225" calcext:value-type="float">
            <text:p><text:s text:c="2"/>39 360</text:p>
          </table:table-cell>
          <table:table-cell office:value-type="float" office:value="40300.161" calcext:value-type="float">
            <text:p><text:s text:c="2"/>40 300</text:p>
          </table:table-cell>
          <table:table-cell office:value-type="float" office:value="41218.901" calcext:value-type="float">
            <text:p><text:s text:c="2"/>41 219</text:p>
          </table:table-cell>
          <table:table-cell office:value-type="float" office:value="42088.165" calcext:value-type="float">
            <text:p><text:s text:c="2"/>42 088</text:p>
          </table:table-cell>
          <table:table-cell office:value-type="float" office:value="42898.52" calcext:value-type="float">
            <text:p><text:s text:c="2"/>42 899</text:p>
          </table:table-cell>
          <table:table-cell office:value-type="float" office:value="43657.024" calcext:value-type="float">
            <text:p><text:s text:c="2"/>43 657</text:p>
          </table:table-cell>
          <table:table-cell office:value-type="float" office:value="44372.112" calcext:value-type="float">
            <text:p><text:s text:c="2"/>44 372</text:p>
          </table:table-cell>
          <table:table-cell office:value-type="float" office:value="45058.775" calcext:value-type="float">
            <text:p><text:s text:c="2"/>45 059</text:p>
          </table:table-cell>
          <table:table-cell office:value-type="float" office:value="45728.315" calcext:value-type="float">
            <text:p><text:s text:c="2"/>45 728</text:p>
          </table:table-cell>
          <table:table-cell office:value-type="float" office:value="46385.006" calcext:value-type="float">
            <text:p><text:s text:c="2"/>46 385</text:p>
          </table:table-cell>
          <table:table-cell office:value-type="float" office:value="47026.173" calcext:value-type="float">
            <text:p><text:s text:c="2"/>47 026</text:p>
          </table:table-cell>
          <table:table-cell office:value-type="float" office:value="47648.727" calcext:value-type="float">
            <text:p><text:s text:c="2"/>47 649</text:p>
          </table:table-cell>
          <table:table-cell office:value-type="float" office:value="48247.395" calcext:value-type="float">
            <text:p><text:s text:c="2"/>48 247</text:p>
          </table:table-cell>
          <table:table-cell office:value-type="float" office:value="48820.586" calcext:value-type="float">
            <text:p><text:s text:c="2"/>48 821</text:p>
          </table:table-cell>
          <table:table-cell office:value-type="float" office:value="49364.582" calcext:value-type="float">
            <text:p><text:s text:c="2"/>49 365</text:p>
          </table:table-cell>
          <table:table-cell office:value-type="float" office:value="49887.181" calcext:value-type="float">
            <text:p><text:s text:c="2"/>49 887</text:p>
          </table:table-cell>
          <table:table-cell office:value-type="float" office:value="50412.129" calcext:value-type="float">
            <text:p><text:s text:c="2"/>50 412</text:p>
          </table:table-cell>
          <table:table-cell office:value-type="float" office:value="50970.818" calcext:value-type="float">
            <text:p><text:s text:c="2"/>50 971</text:p>
          </table:table-cell>
          <table:table-cell office:value-type="float" office:value="51584.663" calcext:value-type="float">
            <text:p><text:s text:c="2"/>51 585</text:p>
          </table:table-cell>
          <table:table-cell office:value-type="float" office:value="52263.516" calcext:value-type="float">
            <text:p><text:s text:c="2"/>52 264</text:p>
          </table:table-cell>
          <table:table-cell office:value-type="float" office:value="52998.213" calcext:value-type="float">
            <text:p><text:s text:c="2"/>52 998</text:p>
          </table:table-cell>
          <table:table-cell office:value-type="float" office:value="53767.396" calcext:value-type="float">
            <text:p><text:s text:c="2"/>53 767</text:p>
          </table:table-cell>
          <table:table-cell office:value-type="float" office:value="54539.571" calcext:value-type="float">
            <text:p><text:s text:c="2"/>54 540</text:p>
          </table:table-cell>
          <table:table-cell office:value-type="float" office:value="55291.225" calcext:value-type="float">
            <text:p><text:s text:c="2"/>55 2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waziland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273.003" calcext:value-type="float">
            <text:p><text:s text:c="3"/>273</text:p>
          </table:table-cell>
          <table:table-cell office:value-type="float" office:value="278.952" calcext:value-type="float">
            <text:p><text:s text:c="3"/>279</text:p>
          </table:table-cell>
          <table:table-cell office:value-type="float" office:value="285.334" calcext:value-type="float">
            <text:p><text:s text:c="3"/>285</text:p>
          </table:table-cell>
          <table:table-cell office:value-type="float" office:value="292.178" calcext:value-type="float">
            <text:p><text:s text:c="3"/>292</text:p>
          </table:table-cell>
          <table:table-cell office:value-type="float" office:value="299.486" calcext:value-type="float">
            <text:p><text:s text:c="3"/>299</text:p>
          </table:table-cell>
          <table:table-cell office:value-type="float" office:value="307.226" calcext:value-type="float">
            <text:p><text:s text:c="3"/>307</text:p>
          </table:table-cell>
          <table:table-cell office:value-type="float" office:value="315.341" calcext:value-type="float">
            <text:p><text:s text:c="3"/>315</text:p>
          </table:table-cell>
          <table:table-cell office:value-type="float" office:value="323.712" calcext:value-type="float">
            <text:p><text:s text:c="3"/>324</text:p>
          </table:table-cell>
          <table:table-cell office:value-type="float" office:value="332.221" calcext:value-type="float">
            <text:p><text:s text:c="3"/>332</text:p>
          </table:table-cell>
          <table:table-cell office:value-type="float" office:value="340.748" calcext:value-type="float">
            <text:p><text:s text:c="3"/>341</text:p>
          </table:table-cell>
          <table:table-cell office:value-type="float" office:value="349.174" calcext:value-type="float">
            <text:p><text:s text:c="3"/>349</text:p>
          </table:table-cell>
          <table:table-cell office:value-type="float" office:value="357.453" calcext:value-type="float">
            <text:p><text:s text:c="3"/>357</text:p>
          </table:table-cell>
          <table:table-cell office:value-type="float" office:value="365.636" calcext:value-type="float">
            <text:p><text:s text:c="3"/>366</text:p>
          </table:table-cell>
          <table:table-cell office:value-type="float" office:value="373.897" calcext:value-type="float">
            <text:p><text:s text:c="3"/>374</text:p>
          </table:table-cell>
          <table:table-cell office:value-type="float" office:value="382.469" calcext:value-type="float">
            <text:p><text:s text:c="3"/>382</text:p>
          </table:table-cell>
          <table:table-cell office:value-type="float" office:value="391.546" calcext:value-type="float">
            <text:p><text:s text:c="3"/>392</text:p>
          </table:table-cell>
          <table:table-cell office:value-type="float" office:value="401.183" calcext:value-type="float">
            <text:p><text:s text:c="3"/>401</text:p>
          </table:table-cell>
          <table:table-cell office:value-type="float" office:value="411.352" calcext:value-type="float">
            <text:p><text:s text:c="3"/>411</text:p>
          </table:table-cell>
          <table:table-cell office:value-type="float" office:value="422.14" calcext:value-type="float">
            <text:p><text:s text:c="3"/>422</text:p>
          </table:table-cell>
          <table:table-cell office:value-type="float" office:value="433.588" calcext:value-type="float">
            <text:p><text:s text:c="3"/>434</text:p>
          </table:table-cell>
          <table:table-cell office:value-type="float" office:value="445.729" calcext:value-type="float">
            <text:p><text:s text:c="3"/>446</text:p>
          </table:table-cell>
          <table:table-cell office:value-type="float" office:value="458.605" calcext:value-type="float">
            <text:p><text:s text:c="3"/>459</text:p>
          </table:table-cell>
          <table:table-cell office:value-type="float" office:value="472.23" calcext:value-type="float">
            <text:p><text:s text:c="3"/>472</text:p>
          </table:table-cell>
          <table:table-cell office:value-type="float" office:value="486.561" calcext:value-type="float">
            <text:p><text:s text:c="3"/>487</text:p>
          </table:table-cell>
          <table:table-cell office:value-type="float" office:value="501.512" calcext:value-type="float">
            <text:p><text:s text:c="3"/>502</text:p>
          </table:table-cell>
          <table:table-cell office:value-type="float" office:value="517.024" calcext:value-type="float">
            <text:p><text:s text:c="3"/>517</text:p>
          </table:table-cell>
          <table:table-cell office:value-type="float" office:value="533.214" calcext:value-type="float">
            <text:p><text:s text:c="3"/>533</text:p>
          </table:table-cell>
          <table:table-cell office:value-type="float" office:value="550.118" calcext:value-type="float">
            <text:p><text:s text:c="3"/>550</text:p>
          </table:table-cell>
          <table:table-cell office:value-type="float" office:value="567.559" calcext:value-type="float">
            <text:p><text:s text:c="3"/>568</text:p>
          </table:table-cell>
          <table:table-cell office:value-type="float" office:value="585.344" calcext:value-type="float">
            <text:p><text:s text:c="3"/>585</text:p>
          </table:table-cell>
          <table:table-cell office:value-type="float" office:value="603.372" calcext:value-type="float">
            <text:p><text:s text:c="3"/>603</text:p>
          </table:table-cell>
          <table:table-cell office:value-type="float" office:value="621.276" calcext:value-type="float">
            <text:p><text:s text:c="3"/>621</text:p>
          </table:table-cell>
          <table:table-cell office:value-type="float" office:value="639.237" calcext:value-type="float">
            <text:p><text:s text:c="3"/>639</text:p>
          </table:table-cell>
          <table:table-cell office:value-type="float" office:value="658.32" calcext:value-type="float">
            <text:p><text:s text:c="3"/>658</text:p>
          </table:table-cell>
          <table:table-cell office:value-type="float" office:value="679.976" calcext:value-type="float">
            <text:p><text:s text:c="3"/>680</text:p>
          </table:table-cell>
          <table:table-cell office:value-type="float" office:value="705.085" calcext:value-type="float">
            <text:p><text:s text:c="3"/>705</text:p>
          </table:table-cell>
          <table:table-cell office:value-type="float" office:value="734.243" calcext:value-type="float">
            <text:p><text:s text:c="3"/>734</text:p>
          </table:table-cell>
          <table:table-cell office:value-type="float" office:value="766.707" calcext:value-type="float">
            <text:p><text:s text:c="3"/>767</text:p>
          </table:table-cell>
          <table:table-cell office:value-type="float" office:value="800.456" calcext:value-type="float">
            <text:p><text:s text:c="3"/>800</text:p>
          </table:table-cell>
          <table:table-cell office:value-type="float" office:value="832.682" calcext:value-type="float">
            <text:p><text:s text:c="3"/>833</text:p>
          </table:table-cell>
          <table:table-cell office:value-type="float" office:value="861.373" calcext:value-type="float">
            <text:p><text:s text:c="3"/>861</text:p>
          </table:table-cell>
          <table:table-cell office:value-type="float" office:value="885.623" calcext:value-type="float">
            <text:p><text:s text:c="3"/>886</text:p>
          </table:table-cell>
          <table:table-cell office:value-type="float" office:value="906.034" calcext:value-type="float">
            <text:p><text:s text:c="3"/>906</text:p>
          </table:table-cell>
          <table:table-cell office:value-type="float" office:value="924.025" calcext:value-type="float">
            <text:p><text:s text:c="3"/>924</text:p>
          </table:table-cell>
          <table:table-cell office:value-type="float" office:value="941.774" calcext:value-type="float">
            <text:p><text:s text:c="3"/>942</text:p>
          </table:table-cell>
          <table:table-cell office:value-type="float" office:value="960.792" calcext:value-type="float">
            <text:p><text:s text:c="3"/>961</text:p>
          </table:table-cell>
          <table:table-cell office:value-type="float" office:value="981.764" calcext:value-type="float">
            <text:p><text:s text:c="3"/>982</text:p>
          </table:table-cell>
          <table:table-cell office:value-type="float" office:value="1003.995" calcext:value-type="float">
            <text:p><text:s text:c="2"/>1 004</text:p>
          </table:table-cell>
          <table:table-cell office:value-type="float" office:value="1026.009" calcext:value-type="float">
            <text:p><text:s text:c="2"/>1 026</text:p>
          </table:table-cell>
          <table:table-cell office:value-type="float" office:value="1045.629" calcext:value-type="float">
            <text:p><text:s text:c="2"/>1 046</text:p>
          </table:table-cell>
          <table:table-cell office:value-type="float" office:value="1061.468" calcext:value-type="float">
            <text:p><text:s text:c="2"/>1 061</text:p>
          </table:table-cell>
          <table:table-cell office:value-type="float" office:value="1072.927" calcext:value-type="float">
            <text:p><text:s text:c="2"/>1 073</text:p>
          </table:table-cell>
          <table:table-cell office:value-type="float" office:value="1080.93" calcext:value-type="float">
            <text:p><text:s text:c="2"/>1 081</text:p>
          </table:table-cell>
          <table:table-cell office:value-type="float" office:value="1087.392" calcext:value-type="float">
            <text:p><text:s text:c="2"/>1 087</text:p>
          </table:table-cell>
          <table:table-cell office:value-type="float" office:value="1095.053" calcext:value-type="float">
            <text:p><text:s text:c="2"/>1 095</text:p>
          </table:table-cell>
          <table:table-cell office:value-type="float" office:value="1105.873" calcext:value-type="float">
            <text:p><text:s text:c="2"/>1 106</text:p>
          </table:table-cell>
          <table:table-cell office:value-type="float" office:value="1120.514" calcext:value-type="float">
            <text:p><text:s text:c="2"/>1 121</text:p>
          </table:table-cell>
          <table:table-cell office:value-type="float" office:value="1138.434" calcext:value-type="float">
            <text:p><text:s text:c="2"/>1 138</text:p>
          </table:table-cell>
          <table:table-cell office:value-type="float" office:value="1158.897" calcext:value-type="float">
            <text:p><text:s text:c="2"/>1 159</text:p>
          </table:table-cell>
          <table:table-cell office:value-type="float" office:value="1180.675" calcext:value-type="float">
            <text:p><text:s text:c="2"/>1 181</text:p>
          </table:table-cell>
          <table:table-cell office:value-type="float" office:value="1202.843" calcext:value-type="float">
            <text:p><text:s text:c="2"/>1 203</text:p>
          </table:table-cell>
          <table:table-cell office:value-type="float" office:value="1225.258" calcext:value-type="float">
            <text:p><text:s text:c="2"/>1 225</text:p>
          </table:table-cell>
          <table:table-cell office:value-type="float" office:value="1248.158" calcext:value-type="float">
            <text:p><text:s text:c="2"/>1 248</text:p>
          </table:table-cell>
          <table:table-cell office:value-type="float" office:value="1271.456" calcext:value-type="float">
            <text:p><text:s text:c="2"/>1 271</text:p>
          </table:table-cell>
          <table:table-cell office:value-type="float" office:value="1295.097" calcext:value-type="float">
            <text:p><text:s text:c="2"/>1 295</text:p>
          </table:table-cell>
          <table:table-cell office:value-type="float" office:value="1319.011" calcext:value-type="float">
            <text:p><text:s text:c="2"/>1 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Western Africa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70875.879" calcext:value-type="float">
            <text:p><text:s text:c="2"/>70 876</text:p>
          </table:table-cell>
          <table:table-cell office:value-type="float" office:value="71969.201" calcext:value-type="float">
            <text:p><text:s text:c="2"/>71 969</text:p>
          </table:table-cell>
          <table:table-cell office:value-type="float" office:value="73150.676" calcext:value-type="float">
            <text:p><text:s text:c="2"/>73 151</text:p>
          </table:table-cell>
          <table:table-cell office:value-type="float" office:value="74410.998" calcext:value-type="float">
            <text:p><text:s text:c="2"/>74 411</text:p>
          </table:table-cell>
          <table:table-cell office:value-type="float" office:value="75743.015" calcext:value-type="float">
            <text:p><text:s text:c="2"/>75 743</text:p>
          </table:table-cell>
          <table:table-cell office:value-type="float" office:value="77141.556" calcext:value-type="float">
            <text:p><text:s text:c="2"/>77 142</text:p>
          </table:table-cell>
          <table:table-cell office:value-type="float" office:value="78603.684" calcext:value-type="float">
            <text:p><text:s text:c="2"/>78 604</text:p>
          </table:table-cell>
          <table:table-cell office:value-type="float" office:value="80128.474" calcext:value-type="float">
            <text:p><text:s text:c="2"/>80 128</text:p>
          </table:table-cell>
          <table:table-cell office:value-type="float" office:value="81716.871" calcext:value-type="float">
            <text:p><text:s text:c="2"/>81 717</text:p>
          </table:table-cell>
          <table:table-cell office:value-type="float" office:value="83371.196" calcext:value-type="float">
            <text:p><text:s text:c="2"/>83 371</text:p>
          </table:table-cell>
          <table:table-cell office:value-type="float" office:value="85094.151" calcext:value-type="float">
            <text:p><text:s text:c="2"/>85 094</text:p>
          </table:table-cell>
          <table:table-cell office:value-type="float" office:value="86887.353" calcext:value-type="float">
            <text:p><text:s text:c="2"/>86 887</text:p>
          </table:table-cell>
          <table:table-cell office:value-type="float" office:value="88750.395" calcext:value-type="float">
            <text:p><text:s text:c="2"/>88 750</text:p>
          </table:table-cell>
          <table:table-cell office:value-type="float" office:value="90680.316" calcext:value-type="float">
            <text:p><text:s text:c="2"/>90 680</text:p>
          </table:table-cell>
          <table:table-cell office:value-type="float" office:value="92672.884" calcext:value-type="float">
            <text:p><text:s text:c="2"/>92 673</text:p>
          </table:table-cell>
          <table:table-cell office:value-type="float" office:value="94726.623" calcext:value-type="float">
            <text:p><text:s text:c="2"/>94 727</text:p>
          </table:table-cell>
          <table:table-cell office:value-type="float" office:value="96842.217" calcext:value-type="float">
            <text:p><text:s text:c="2"/>96 842</text:p>
          </table:table-cell>
          <table:table-cell office:value-type="float" office:value="99025.716" calcext:value-type="float">
            <text:p><text:s text:c="2"/>99 026</text:p>
          </table:table-cell>
          <table:table-cell office:value-type="float" office:value="101287.89" calcext:value-type="float">
            <text:p><text:s text:c="2"/>101 288</text:p>
          </table:table-cell>
          <table:table-cell office:value-type="float" office:value="103642.704" calcext:value-type="float">
            <text:p><text:s text:c="2"/>103 643</text:p>
          </table:table-cell>
          <table:table-cell office:value-type="float" office:value="106101.929" calcext:value-type="float">
            <text:p><text:s text:c="2"/>106 102</text:p>
          </table:table-cell>
          <table:table-cell office:value-type="float" office:value="108669.418" calcext:value-type="float">
            <text:p><text:s text:c="2"/>108 669</text:p>
          </table:table-cell>
          <table:table-cell office:value-type="float" office:value="111347.901" calcext:value-type="float">
            <text:p><text:s text:c="2"/>111 348</text:p>
          </table:table-cell>
          <table:table-cell office:value-type="float" office:value="114145.971" calcext:value-type="float">
            <text:p><text:s text:c="2"/>114 146</text:p>
          </table:table-cell>
          <table:table-cell office:value-type="float" office:value="117073.186" calcext:value-type="float">
            <text:p><text:s text:c="2"/>117 073</text:p>
          </table:table-cell>
          <table:table-cell office:value-type="float" office:value="120136.269" calcext:value-type="float">
            <text:p><text:s text:c="2"/>120 136</text:p>
          </table:table-cell>
          <table:table-cell office:value-type="float" office:value="123338.564" calcext:value-type="float">
            <text:p><text:s text:c="2"/>123 339</text:p>
          </table:table-cell>
          <table:table-cell office:value-type="float" office:value="126679.112" calcext:value-type="float">
            <text:p><text:s text:c="2"/>126 679</text:p>
          </table:table-cell>
          <table:table-cell office:value-type="float" office:value="130154.498" calcext:value-type="float">
            <text:p><text:s text:c="2"/>130 154</text:p>
          </table:table-cell>
          <table:table-cell office:value-type="float" office:value="133758.632" calcext:value-type="float">
            <text:p><text:s text:c="2"/>133 759</text:p>
          </table:table-cell>
          <table:table-cell office:value-type="float" office:value="137485.899" calcext:value-type="float">
            <text:p><text:s text:c="2"/>137 486</text:p>
          </table:table-cell>
          <table:table-cell office:value-type="float" office:value="141338.541" calcext:value-type="float">
            <text:p><text:s text:c="2"/>141 339</text:p>
          </table:table-cell>
          <table:table-cell office:value-type="float" office:value="145315.194" calcext:value-type="float">
            <text:p><text:s text:c="2"/>145 315</text:p>
          </table:table-cell>
          <table:table-cell office:value-type="float" office:value="149402.23" calcext:value-type="float">
            <text:p><text:s text:c="2"/>149 402</text:p>
          </table:table-cell>
          <table:table-cell office:value-type="float" office:value="153582.022" calcext:value-type="float">
            <text:p><text:s text:c="2"/>153 582</text:p>
          </table:table-cell>
          <table:table-cell office:value-type="float" office:value="157843.113" calcext:value-type="float">
            <text:p><text:s text:c="2"/>157 843</text:p>
          </table:table-cell>
          <table:table-cell office:value-type="float" office:value="162178.371" calcext:value-type="float">
            <text:p><text:s text:c="2"/>162 178</text:p>
          </table:table-cell>
          <table:table-cell office:value-type="float" office:value="166594.112" calcext:value-type="float">
            <text:p><text:s text:c="2"/>166 594</text:p>
          </table:table-cell>
          <table:table-cell office:value-type="float" office:value="171108.811" calcext:value-type="float">
            <text:p><text:s text:c="2"/>171 109</text:p>
          </table:table-cell>
          <table:table-cell office:value-type="float" office:value="175748.889" calcext:value-type="float">
            <text:p><text:s text:c="2"/>175 749</text:p>
          </table:table-cell>
          <table:table-cell office:value-type="float" office:value="180533.356" calcext:value-type="float">
            <text:p><text:s text:c="2"/>180 533</text:p>
          </table:table-cell>
          <table:table-cell office:value-type="float" office:value="185471.95" calcext:value-type="float">
            <text:p><text:s text:c="2"/>185 472</text:p>
          </table:table-cell>
          <table:table-cell office:value-type="float" office:value="190559.482" calcext:value-type="float">
            <text:p><text:s text:c="2"/>190 559</text:p>
          </table:table-cell>
          <table:table-cell office:value-type="float" office:value="195782.013" calcext:value-type="float">
            <text:p><text:s text:c="2"/>195 782</text:p>
          </table:table-cell>
          <table:table-cell office:value-type="float" office:value="201118.391" calcext:value-type="float">
            <text:p><text:s text:c="2"/>201 118</text:p>
          </table:table-cell>
          <table:table-cell office:value-type="float" office:value="206554.911" calcext:value-type="float">
            <text:p><text:s text:c="2"/>206 555</text:p>
          </table:table-cell>
          <table:table-cell office:value-type="float" office:value="212092.985" calcext:value-type="float">
            <text:p><text:s text:c="2"/>212 093</text:p>
          </table:table-cell>
          <table:table-cell office:value-type="float" office:value="217744.754" calcext:value-type="float">
            <text:p><text:s text:c="2"/>217 745</text:p>
          </table:table-cell>
          <table:table-cell office:value-type="float" office:value="223521.236" calcext:value-type="float">
            <text:p><text:s text:c="2"/>223 521</text:p>
          </table:table-cell>
          <table:table-cell office:value-type="float" office:value="229437.523" calcext:value-type="float">
            <text:p><text:s text:c="2"/>229 438</text:p>
          </table:table-cell>
          <table:table-cell office:value-type="float" office:value="235508.297" calcext:value-type="float">
            <text:p><text:s text:c="2"/>235 508</text:p>
          </table:table-cell>
          <table:table-cell office:value-type="float" office:value="241736.854" calcext:value-type="float">
            <text:p><text:s text:c="2"/>241 737</text:p>
          </table:table-cell>
          <table:table-cell office:value-type="float" office:value="248131.929" calcext:value-type="float">
            <text:p><text:s text:c="2"/>248 132</text:p>
          </table:table-cell>
          <table:table-cell office:value-type="float" office:value="254721.111" calcext:value-type="float">
            <text:p><text:s text:c="2"/>254 721</text:p>
          </table:table-cell>
          <table:table-cell office:value-type="float" office:value="261538.074" calcext:value-type="float">
            <text:p><text:s text:c="2"/>261 538</text:p>
          </table:table-cell>
          <table:table-cell office:value-type="float" office:value="268607.649" calcext:value-type="float">
            <text:p><text:s text:c="2"/>268 608</text:p>
          </table:table-cell>
          <table:table-cell office:value-type="float" office:value="275942.007" calcext:value-type="float">
            <text:p><text:s text:c="2"/>275 942</text:p>
          </table:table-cell>
          <table:table-cell office:value-type="float" office:value="283538.293" calcext:value-type="float">
            <text:p><text:s text:c="2"/>283 538</text:p>
          </table:table-cell>
          <table:table-cell office:value-type="float" office:value="291387.502" calcext:value-type="float">
            <text:p><text:s text:c="2"/>291 388</text:p>
          </table:table-cell>
          <table:table-cell office:value-type="float" office:value="299472.829" calcext:value-type="float">
            <text:p><text:s text:c="2"/>299 473</text:p>
          </table:table-cell>
          <table:table-cell office:value-type="float" office:value="307781.164" calcext:value-type="float">
            <text:p><text:s text:c="2"/>307 781</text:p>
          </table:table-cell>
          <table:table-cell office:value-type="float" office:value="316312.143" calcext:value-type="float">
            <text:p><text:s text:c="2"/>316 312</text:p>
          </table:table-cell>
          <table:table-cell office:value-type="float" office:value="325068.345" calcext:value-type="float">
            <text:p><text:s text:c="2"/>325 068</text:p>
          </table:table-cell>
          <table:table-cell office:value-type="float" office:value="334042.659" calcext:value-type="float">
            <text:p><text:s text:c="2"/>334 043</text:p>
          </table:table-cell>
          <table:table-cell office:value-type="float" office:value="343226.61" calcext:value-type="float">
            <text:p><text:s text:c="2"/>343 227</text:p>
          </table:table-cell>
          <table:table-cell office:value-type="float" office:value="352613.862" calcext:value-type="float">
            <text:p><text:s text:c="2"/>352 6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enin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255.226" calcext:value-type="float">
            <text:p><text:s text:c="2"/>2 255</text:p>
          </table:table-cell>
          <table:table-cell office:value-type="float" office:value="2258.476" calcext:value-type="float">
            <text:p><text:s text:c="2"/>2 258</text:p>
          </table:table-cell>
          <table:table-cell office:value-type="float" office:value="2264.871" calcext:value-type="float">
            <text:p><text:s text:c="2"/>2 265</text:p>
          </table:table-cell>
          <table:table-cell office:value-type="float" office:value="2274.476" calcext:value-type="float">
            <text:p><text:s text:c="2"/>2 274</text:p>
          </table:table-cell>
          <table:table-cell office:value-type="float" office:value="2287.385" calcext:value-type="float">
            <text:p><text:s text:c="2"/>2 287</text:p>
          </table:table-cell>
          <table:table-cell office:value-type="float" office:value="2303.587" calcext:value-type="float">
            <text:p><text:s text:c="2"/>2 304</text:p>
          </table:table-cell>
          <table:table-cell office:value-type="float" office:value="2323.056" calcext:value-type="float">
            <text:p><text:s text:c="2"/>2 323</text:p>
          </table:table-cell>
          <table:table-cell office:value-type="float" office:value="2345.717" calcext:value-type="float">
            <text:p><text:s text:c="2"/>2 346</text:p>
          </table:table-cell>
          <table:table-cell office:value-type="float" office:value="2371.453" calcext:value-type="float">
            <text:p><text:s text:c="2"/>2 371</text:p>
          </table:table-cell>
          <table:table-cell office:value-type="float" office:value="2400.127" calcext:value-type="float">
            <text:p><text:s text:c="2"/>2 400</text:p>
          </table:table-cell>
          <table:table-cell office:value-type="float" office:value="2431.622" calcext:value-type="float">
            <text:p><text:s text:c="2"/>2 432</text:p>
          </table:table-cell>
          <table:table-cell office:value-type="float" office:value="2465.867" calcext:value-type="float">
            <text:p><text:s text:c="2"/>2 466</text:p>
          </table:table-cell>
          <table:table-cell office:value-type="float" office:value="2502.896" calcext:value-type="float">
            <text:p><text:s text:c="2"/>2 503</text:p>
          </table:table-cell>
          <table:table-cell office:value-type="float" office:value="2542.859" calcext:value-type="float">
            <text:p><text:s text:c="2"/>2 543</text:p>
          </table:table-cell>
          <table:table-cell office:value-type="float" office:value="2585.965" calcext:value-type="float">
            <text:p><text:s text:c="2"/>2 586</text:p>
          </table:table-cell>
          <table:table-cell office:value-type="float" office:value="2632.356" calcext:value-type="float">
            <text:p><text:s text:c="2"/>2 632</text:p>
          </table:table-cell>
          <table:table-cell office:value-type="float" office:value="2682.159" calcext:value-type="float">
            <text:p><text:s text:c="2"/>2 682</text:p>
          </table:table-cell>
          <table:table-cell office:value-type="float" office:value="2735.307" calcext:value-type="float">
            <text:p><text:s text:c="2"/>2 735</text:p>
          </table:table-cell>
          <table:table-cell office:value-type="float" office:value="2791.59" calcext:value-type="float">
            <text:p><text:s text:c="2"/>2 792</text:p>
          </table:table-cell>
          <table:table-cell office:value-type="float" office:value="2850.661" calcext:value-type="float">
            <text:p><text:s text:c="2"/>2 851</text:p>
          </table:table-cell>
          <table:table-cell office:value-type="float" office:value="2912.34" calcext:value-type="float">
            <text:p><text:s text:c="2"/>2 912</text:p>
          </table:table-cell>
          <table:table-cell office:value-type="float" office:value="2976.572" calcext:value-type="float">
            <text:p><text:s text:c="2"/>2 977</text:p>
          </table:table-cell>
          <table:table-cell office:value-type="float" office:value="3043.567" calcext:value-type="float">
            <text:p><text:s text:c="2"/>3 044</text:p>
          </table:table-cell>
          <table:table-cell office:value-type="float" office:value="3113.675" calcext:value-type="float">
            <text:p><text:s text:c="2"/>3 114</text:p>
          </table:table-cell>
          <table:table-cell office:value-type="float" office:value="3187.412" calcext:value-type="float">
            <text:p><text:s text:c="2"/>3 187</text:p>
          </table:table-cell>
          <table:table-cell office:value-type="float" office:value="3265.165" calcext:value-type="float">
            <text:p><text:s text:c="2"/>3 265</text:p>
          </table:table-cell>
          <table:table-cell office:value-type="float" office:value="3347.173" calcext:value-type="float">
            <text:p><text:s text:c="2"/>3 347</text:p>
          </table:table-cell>
          <table:table-cell office:value-type="float" office:value="3433.439" calcext:value-type="float">
            <text:p><text:s text:c="2"/>3 433</text:p>
          </table:table-cell>
          <table:table-cell office:value-type="float" office:value="3523.938" calcext:value-type="float">
            <text:p><text:s text:c="2"/>3 524</text:p>
          </table:table-cell>
          <table:table-cell office:value-type="float" office:value="3618.526" calcext:value-type="float">
            <text:p><text:s text:c="2"/>3 619</text:p>
          </table:table-cell>
          <table:table-cell office:value-type="float" office:value="3717.165" calcext:value-type="float">
            <text:p><text:s text:c="2"/>3 717</text:p>
          </table:table-cell>
          <table:table-cell office:value-type="float" office:value="3820.128" calcext:value-type="float">
            <text:p><text:s text:c="2"/>3 820</text:p>
          </table:table-cell>
          <table:table-cell office:value-type="float" office:value="3927.714" calcext:value-type="float">
            <text:p><text:s text:c="2"/>3 928</text:p>
          </table:table-cell>
          <table:table-cell office:value-type="float" office:value="4039.949" calcext:value-type="float">
            <text:p><text:s text:c="2"/>4 040</text:p>
          </table:table-cell>
          <table:table-cell office:value-type="float" office:value="4156.819" calcext:value-type="float">
            <text:p><text:s text:c="2"/>4 157</text:p>
          </table:table-cell>
          <table:table-cell office:value-type="float" office:value="4278.501" calcext:value-type="float">
            <text:p><text:s text:c="2"/>4 279</text:p>
          </table:table-cell>
          <table:table-cell office:value-type="float" office:value="4404.506" calcext:value-type="float">
            <text:p><text:s text:c="2"/>4 405</text:p>
          </table:table-cell>
          <table:table-cell office:value-type="float" office:value="4535.263" calcext:value-type="float">
            <text:p><text:s text:c="2"/>4 535</text:p>
          </table:table-cell>
          <table:table-cell office:value-type="float" office:value="4672.852" calcext:value-type="float">
            <text:p><text:s text:c="2"/>4 673</text:p>
          </table:table-cell>
          <table:table-cell office:value-type="float" office:value="4820.016" calcext:value-type="float">
            <text:p><text:s text:c="2"/>4 820</text:p>
          </table:table-cell>
          <table:table-cell office:value-type="float" office:value="4978.496" calcext:value-type="float">
            <text:p><text:s text:c="2"/>4 978</text:p>
          </table:table-cell>
          <table:table-cell office:value-type="float" office:value="5149.499" calcext:value-type="float">
            <text:p><text:s text:c="2"/>5 149</text:p>
          </table:table-cell>
          <table:table-cell office:value-type="float" office:value="5331.803" calcext:value-type="float">
            <text:p><text:s text:c="2"/>5 332</text:p>
          </table:table-cell>
          <table:table-cell office:value-type="float" office:value="5521.763" calcext:value-type="float">
            <text:p><text:s text:c="2"/>5 522</text:p>
          </table:table-cell>
          <table:table-cell office:value-type="float" office:value="5714.22" calcext:value-type="float">
            <text:p><text:s text:c="2"/>5 714</text:p>
          </table:table-cell>
          <table:table-cell office:value-type="float" office:value="5905.558" calcext:value-type="float">
            <text:p><text:s text:c="2"/>5 906</text:p>
          </table:table-cell>
          <table:table-cell office:value-type="float" office:value="6094.259" calcext:value-type="float">
            <text:p><text:s text:c="2"/>6 094</text:p>
          </table:table-cell>
          <table:table-cell office:value-type="float" office:value="6281.639" calcext:value-type="float">
            <text:p><text:s text:c="2"/>6 282</text:p>
          </table:table-cell>
          <table:table-cell office:value-type="float" office:value="6470.265" calcext:value-type="float">
            <text:p><text:s text:c="2"/>6 470</text:p>
          </table:table-cell>
          <table:table-cell office:value-type="float" office:value="6664.098" calcext:value-type="float">
            <text:p><text:s text:c="2"/>6 664</text:p>
          </table:table-cell>
          <table:table-cell office:value-type="float" office:value="6865.951" calcext:value-type="float">
            <text:p><text:s text:c="2"/>6 866</text:p>
          </table:table-cell>
          <table:table-cell office:value-type="float" office:value="7076.733" calcext:value-type="float">
            <text:p><text:s text:c="2"/>7 077</text:p>
          </table:table-cell>
          <table:table-cell office:value-type="float" office:value="7295.394" calcext:value-type="float">
            <text:p><text:s text:c="2"/>7 295</text:p>
          </table:table-cell>
          <table:table-cell office:value-type="float" office:value="7520.555" calcext:value-type="float">
            <text:p><text:s text:c="2"/>7 521</text:p>
          </table:table-cell>
          <table:table-cell office:value-type="float" office:value="7750.004" calcext:value-type="float">
            <text:p><text:s text:c="2"/>7 750</text:p>
          </table:table-cell>
          <table:table-cell office:value-type="float" office:value="7982.225" calcext:value-type="float">
            <text:p><text:s text:c="2"/>7 982</text:p>
          </table:table-cell>
          <table:table-cell office:value-type="float" office:value="8216.896" calcext:value-type="float">
            <text:p><text:s text:c="2"/>8 217</text:p>
          </table:table-cell>
          <table:table-cell office:value-type="float" office:value="8454.791" calcext:value-type="float">
            <text:p><text:s text:c="2"/>8 455</text:p>
          </table:table-cell>
          <table:table-cell office:value-type="float" office:value="8696.916" calcext:value-type="float">
            <text:p><text:s text:c="2"/>8 697</text:p>
          </table:table-cell>
          <table:table-cell office:value-type="float" office:value="8944.706" calcext:value-type="float">
            <text:p><text:s text:c="2"/>8 945</text:p>
          </table:table-cell>
          <table:table-cell office:value-type="float" office:value="9199.259" calcext:value-type="float">
            <text:p><text:s text:c="2"/>9 199</text:p>
          </table:table-cell>
          <table:table-cell office:value-type="float" office:value="9460.802" calcext:value-type="float">
            <text:p><text:s text:c="2"/>9 461</text:p>
          </table:table-cell>
          <table:table-cell office:value-type="float" office:value="9729.16" calcext:value-type="float">
            <text:p><text:s text:c="2"/>9 729</text:p>
          </table:table-cell>
          <table:table-cell office:value-type="float" office:value="10004.451" calcext:value-type="float">
            <text:p><text:s text:c="2"/>10 004</text:p>
          </table:table-cell>
          <table:table-cell office:value-type="float" office:value="10286.712" calcext:value-type="float">
            <text:p><text:s text:c="2"/>10 287</text:p>
          </table:table-cell>
          <table:table-cell office:value-type="float" office:value="10575.952" calcext:value-type="float">
            <text:p><text:s text:c="2"/>10 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urkina Faso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4284.461" calcext:value-type="float">
            <text:p><text:s text:c="2"/>4 284</text:p>
          </table:table-cell>
          <table:table-cell office:value-type="float" office:value="4324.494" calcext:value-type="float">
            <text:p><text:s text:c="2"/>4 324</text:p>
          </table:table-cell>
          <table:table-cell office:value-type="float" office:value="4367.134" calcext:value-type="float">
            <text:p><text:s text:c="2"/>4 367</text:p>
          </table:table-cell>
          <table:table-cell office:value-type="float" office:value="4413.202" calcext:value-type="float">
            <text:p><text:s text:c="2"/>4 413</text:p>
          </table:table-cell>
          <table:table-cell office:value-type="float" office:value="4463.168" calcext:value-type="float">
            <text:p><text:s text:c="2"/>4 463</text:p>
          </table:table-cell>
          <table:table-cell office:value-type="float" office:value="4517.155" calcext:value-type="float">
            <text:p><text:s text:c="2"/>4 517</text:p>
          </table:table-cell>
          <table:table-cell office:value-type="float" office:value="4574.942" calcext:value-type="float">
            <text:p><text:s text:c="2"/>4 575</text:p>
          </table:table-cell>
          <table:table-cell office:value-type="float" office:value="4635.955" calcext:value-type="float">
            <text:p><text:s text:c="2"/>4 636</text:p>
          </table:table-cell>
          <table:table-cell office:value-type="float" office:value="4699.34" calcext:value-type="float">
            <text:p><text:s text:c="2"/>4 699</text:p>
          </table:table-cell>
          <table:table-cell office:value-type="float" office:value="4764.077" calcext:value-type="float">
            <text:p><text:s text:c="2"/>4 764</text:p>
          </table:table-cell>
          <table:table-cell office:value-type="float" office:value="4829.288" calcext:value-type="float">
            <text:p><text:s text:c="2"/>4 829</text:p>
          </table:table-cell>
          <table:table-cell office:value-type="float" office:value="4894.58" calcext:value-type="float">
            <text:p><text:s text:c="2"/>4 895</text:p>
          </table:table-cell>
          <table:table-cell office:value-type="float" office:value="4960.326" calcext:value-type="float">
            <text:p><text:s text:c="2"/>4 960</text:p>
          </table:table-cell>
          <table:table-cell office:value-type="float" office:value="5027.821" calcext:value-type="float">
            <text:p><text:s text:c="2"/>5 028</text:p>
          </table:table-cell>
          <table:table-cell office:value-type="float" office:value="5098.89" calcext:value-type="float">
            <text:p><text:s text:c="2"/>5 099</text:p>
          </table:table-cell>
          <table:table-cell office:value-type="float" office:value="5174.87" calcext:value-type="float">
            <text:p><text:s text:c="2"/>5 175</text:p>
          </table:table-cell>
          <table:table-cell office:value-type="float" office:value="5256.363" calcext:value-type="float">
            <text:p><text:s text:c="2"/>5 256</text:p>
          </table:table-cell>
          <table:table-cell office:value-type="float" office:value="5343.019" calcext:value-type="float">
            <text:p><text:s text:c="2"/>5 343</text:p>
          </table:table-cell>
          <table:table-cell office:value-type="float" office:value="5434.041" calcext:value-type="float">
            <text:p><text:s text:c="2"/>5 434</text:p>
          </table:table-cell>
          <table:table-cell office:value-type="float" office:value="5528.174" calcext:value-type="float">
            <text:p><text:s text:c="2"/>5 528</text:p>
          </table:table-cell>
          <table:table-cell office:value-type="float" office:value="5624.6" calcext:value-type="float">
            <text:p><text:s text:c="2"/>5 625</text:p>
          </table:table-cell>
          <table:table-cell office:value-type="float" office:value="5723.381" calcext:value-type="float">
            <text:p><text:s text:c="2"/>5 723</text:p>
          </table:table-cell>
          <table:table-cell office:value-type="float" office:value="5825.173" calcext:value-type="float">
            <text:p><text:s text:c="2"/>5 825</text:p>
          </table:table-cell>
          <table:table-cell office:value-type="float" office:value="5930.483" calcext:value-type="float">
            <text:p><text:s text:c="2"/>5 930</text:p>
          </table:table-cell>
          <table:table-cell office:value-type="float" office:value="6040.041" calcext:value-type="float">
            <text:p><text:s text:c="2"/>6 040</text:p>
          </table:table-cell>
          <table:table-cell office:value-type="float" office:value="6154.545" calcext:value-type="float">
            <text:p><text:s text:c="2"/>6 155</text:p>
          </table:table-cell>
          <table:table-cell office:value-type="float" office:value="6274.037" calcext:value-type="float">
            <text:p><text:s text:c="2"/>6 274</text:p>
          </table:table-cell>
          <table:table-cell office:value-type="float" office:value="6398.935" calcext:value-type="float">
            <text:p><text:s text:c="2"/>6 399</text:p>
          </table:table-cell>
          <table:table-cell office:value-type="float" office:value="6530.819" calcext:value-type="float">
            <text:p><text:s text:c="2"/>6 531</text:p>
          </table:table-cell>
          <table:table-cell office:value-type="float" office:value="6671.656" calcext:value-type="float">
            <text:p><text:s text:c="2"/>6 672</text:p>
          </table:table-cell>
          <table:table-cell office:value-type="float" office:value="6822.843" calcext:value-type="float">
            <text:p><text:s text:c="2"/>6 823</text:p>
          </table:table-cell>
          <table:table-cell office:value-type="float" office:value="6985.16" calcext:value-type="float">
            <text:p><text:s text:c="2"/>6 985</text:p>
          </table:table-cell>
          <table:table-cell office:value-type="float" office:value="7158.255" calcext:value-type="float">
            <text:p><text:s text:c="2"/>7 158</text:p>
          </table:table-cell>
          <table:table-cell office:value-type="float" office:value="7340.905" calcext:value-type="float">
            <text:p><text:s text:c="2"/>7 341</text:p>
          </table:table-cell>
          <table:table-cell office:value-type="float" office:value="7531.242" calcext:value-type="float">
            <text:p><text:s text:c="2"/>7 531</text:p>
          </table:table-cell>
          <table:table-cell office:value-type="float" office:value="7727.907" calcext:value-type="float">
            <text:p><text:s text:c="2"/>7 728</text:p>
          </table:table-cell>
          <table:table-cell office:value-type="float" office:value="7930.694" calcext:value-type="float">
            <text:p><text:s text:c="2"/>7 931</text:p>
          </table:table-cell>
          <table:table-cell office:value-type="float" office:value="8140.073" calcext:value-type="float">
            <text:p><text:s text:c="2"/>8 140</text:p>
          </table:table-cell>
          <table:table-cell office:value-type="float" office:value="8356.305" calcext:value-type="float">
            <text:p><text:s text:c="2"/>8 356</text:p>
          </table:table-cell>
          <table:table-cell office:value-type="float" office:value="8579.823" calcext:value-type="float">
            <text:p><text:s text:c="2"/>8 580</text:p>
          </table:table-cell>
          <table:table-cell office:value-type="float" office:value="8811.034" calcext:value-type="float">
            <text:p><text:s text:c="2"/>8 811</text:p>
          </table:table-cell>
          <table:table-cell office:value-type="float" office:value="9050.084" calcext:value-type="float">
            <text:p><text:s text:c="2"/>9 050</text:p>
          </table:table-cell>
          <table:table-cell office:value-type="float" office:value="9297.113" calcext:value-type="float">
            <text:p><text:s text:c="2"/>9 297</text:p>
          </table:table-cell>
          <table:table-cell office:value-type="float" office:value="9552.476" calcext:value-type="float">
            <text:p><text:s text:c="2"/>9 552</text:p>
          </table:table-cell>
          <table:table-cell office:value-type="float" office:value="9816.588" calcext:value-type="float">
            <text:p><text:s text:c="2"/>9 817</text:p>
          </table:table-cell>
          <table:table-cell office:value-type="float" office:value="10089.878" calcext:value-type="float">
            <text:p><text:s text:c="2"/>10 090</text:p>
          </table:table-cell>
          <table:table-cell office:value-type="float" office:value="10372.745" calcext:value-type="float">
            <text:p><text:s text:c="2"/>10 373</text:p>
          </table:table-cell>
          <table:table-cell office:value-type="float" office:value="10665.546" calcext:value-type="float">
            <text:p><text:s text:c="2"/>10 666</text:p>
          </table:table-cell>
          <table:table-cell office:value-type="float" office:value="10968.724" calcext:value-type="float">
            <text:p><text:s text:c="2"/>10 969</text:p>
          </table:table-cell>
          <table:table-cell office:value-type="float" office:value="11282.701" calcext:value-type="float">
            <text:p><text:s text:c="2"/>11 283</text:p>
          </table:table-cell>
          <table:table-cell office:value-type="float" office:value="11607.942" calcext:value-type="float">
            <text:p><text:s text:c="2"/>11 608</text:p>
          </table:table-cell>
          <table:table-cell office:value-type="float" office:value="11944.587" calcext:value-type="float">
            <text:p><text:s text:c="2"/>11 945</text:p>
          </table:table-cell>
          <table:table-cell office:value-type="float" office:value="12293.1" calcext:value-type="float">
            <text:p><text:s text:c="2"/>12 293</text:p>
          </table:table-cell>
          <table:table-cell office:value-type="float" office:value="12654.621" calcext:value-type="float">
            <text:p><text:s text:c="2"/>12 655</text:p>
          </table:table-cell>
          <table:table-cell office:value-type="float" office:value="13030.569" calcext:value-type="float">
            <text:p><text:s text:c="2"/>13 031</text:p>
          </table:table-cell>
          <table:table-cell office:value-type="float" office:value="13421.93" calcext:value-type="float">
            <text:p><text:s text:c="2"/>13 422</text:p>
          </table:table-cell>
          <table:table-cell office:value-type="float" office:value="13829.177" calcext:value-type="float">
            <text:p><text:s text:c="2"/>13 829</text:p>
          </table:table-cell>
          <table:table-cell office:value-type="float" office:value="14252.021" calcext:value-type="float">
            <text:p><text:s text:c="2"/>14 252</text:p>
          </table:table-cell>
          <table:table-cell office:value-type="float" office:value="14689.726" calcext:value-type="float">
            <text:p><text:s text:c="2"/>14 690</text:p>
          </table:table-cell>
          <table:table-cell office:value-type="float" office:value="15141.099" calcext:value-type="float">
            <text:p><text:s text:c="2"/>15 141</text:p>
          </table:table-cell>
          <table:table-cell office:value-type="float" office:value="15605.217" calcext:value-type="float">
            <text:p><text:s text:c="2"/>15 605</text:p>
          </table:table-cell>
          <table:table-cell office:value-type="float" office:value="16081.904" calcext:value-type="float">
            <text:p><text:s text:c="2"/>16 082</text:p>
          </table:table-cell>
          <table:table-cell office:value-type="float" office:value="16571.216" calcext:value-type="float">
            <text:p><text:s text:c="2"/>16 571</text:p>
          </table:table-cell>
          <table:table-cell office:value-type="float" office:value="17072.723" calcext:value-type="float">
            <text:p><text:s text:c="2"/>17 073</text:p>
          </table:table-cell>
          <table:table-cell office:value-type="float" office:value="17585.977" calcext:value-type="float">
            <text:p><text:s text:c="2"/>17 586</text:p>
          </table:table-cell>
          <table:table-cell office:value-type="float" office:value="18110.624" calcext:value-type="float">
            <text:p><text:s text:c="2"/>18 1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bo Verde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8.066" calcext:value-type="float">
            <text:p><text:s text:c="3"/>178</text:p>
          </table:table-cell>
          <table:table-cell office:value-type="float" office:value="186.13" calcext:value-type="float">
            <text:p><text:s text:c="3"/>186</text:p>
          </table:table-cell>
          <table:table-cell office:value-type="float" office:value="191.527" calcext:value-type="float">
            <text:p><text:s text:c="3"/>192</text:p>
          </table:table-cell>
          <table:table-cell office:value-type="float" office:value="194.837" calcext:value-type="float">
            <text:p><text:s text:c="3"/>195</text:p>
          </table:table-cell>
          <table:table-cell office:value-type="float" office:value="196.635" calcext:value-type="float">
            <text:p><text:s text:c="3"/>197</text:p>
          </table:table-cell>
          <table:table-cell office:value-type="float" office:value="197.421" calcext:value-type="float">
            <text:p><text:s text:c="3"/>197</text:p>
          </table:table-cell>
          <table:table-cell office:value-type="float" office:value="197.7" calcext:value-type="float">
            <text:p><text:s text:c="3"/>198</text:p>
          </table:table-cell>
          <table:table-cell office:value-type="float" office:value="197.928" calcext:value-type="float">
            <text:p><text:s text:c="3"/>198</text:p>
          </table:table-cell>
          <table:table-cell office:value-type="float" office:value="198.539" calcext:value-type="float">
            <text:p><text:s text:c="3"/>199</text:p>
          </table:table-cell>
          <table:table-cell office:value-type="float" office:value="199.906" calcext:value-type="float">
            <text:p><text:s text:c="3"/>200</text:p>
          </table:table-cell>
          <table:table-cell office:value-type="float" office:value="202.31" calcext:value-type="float">
            <text:p><text:s text:c="3"/>202</text:p>
          </table:table-cell>
          <table:table-cell office:value-type="float" office:value="205.956" calcext:value-type="float">
            <text:p><text:s text:c="3"/>206</text:p>
          </table:table-cell>
          <table:table-cell office:value-type="float" office:value="210.867" calcext:value-type="float">
            <text:p><text:s text:c="3"/>211</text:p>
          </table:table-cell>
          <table:table-cell office:value-type="float" office:value="216.908" calcext:value-type="float">
            <text:p><text:s text:c="3"/>217</text:p>
          </table:table-cell>
          <table:table-cell office:value-type="float" office:value="223.846" calcext:value-type="float">
            <text:p><text:s text:c="3"/>224</text:p>
          </table:table-cell>
          <table:table-cell office:value-type="float" office:value="231.428" calcext:value-type="float">
            <text:p><text:s text:c="3"/>231</text:p>
          </table:table-cell>
          <table:table-cell office:value-type="float" office:value="239.77" calcext:value-type="float">
            <text:p><text:s text:c="3"/>240</text:p>
          </table:table-cell>
          <table:table-cell office:value-type="float" office:value="248.747" calcext:value-type="float">
            <text:p><text:s text:c="3"/>249</text:p>
          </table:table-cell>
          <table:table-cell office:value-type="float" office:value="257.509" calcext:value-type="float">
            <text:p><text:s text:c="3"/>258</text:p>
          </table:table-cell>
          <table:table-cell office:value-type="float" office:value="264.909" calcext:value-type="float">
            <text:p><text:s text:c="3"/>265</text:p>
          </table:table-cell>
          <table:table-cell office:value-type="float" office:value="270.198" calcext:value-type="float">
            <text:p><text:s text:c="3"/>270</text:p>
          </table:table-cell>
          <table:table-cell office:value-type="float" office:value="272.992" calcext:value-type="float">
            <text:p><text:s text:c="3"/>273</text:p>
          </table:table-cell>
          <table:table-cell office:value-type="float" office:value="273.651" calcext:value-type="float">
            <text:p><text:s text:c="3"/>274</text:p>
          </table:table-cell>
          <table:table-cell office:value-type="float" office:value="273.005" calcext:value-type="float">
            <text:p><text:s text:c="3"/>273</text:p>
          </table:table-cell>
          <table:table-cell office:value-type="float" office:value="272.292" calcext:value-type="float">
            <text:p><text:s text:c="3"/>272</text:p>
          </table:table-cell>
          <table:table-cell office:value-type="float" office:value="272.423" calcext:value-type="float">
            <text:p><text:s text:c="3"/>272</text:p>
          </table:table-cell>
          <table:table-cell office:value-type="float" office:value="273.652" calcext:value-type="float">
            <text:p><text:s text:c="3"/>274</text:p>
          </table:table-cell>
          <table:table-cell office:value-type="float" office:value="275.767" calcext:value-type="float">
            <text:p><text:s text:c="3"/>276</text:p>
          </table:table-cell>
          <table:table-cell office:value-type="float" office:value="278.739" calcext:value-type="float">
            <text:p><text:s text:c="3"/>279</text:p>
          </table:table-cell>
          <table:table-cell office:value-type="float" office:value="282.415" calcext:value-type="float">
            <text:p><text:s text:c="3"/>282</text:p>
          </table:table-cell>
          <table:table-cell office:value-type="float" office:value="286.657" calcext:value-type="float">
            <text:p><text:s text:c="3"/>287</text:p>
          </table:table-cell>
          <table:table-cell office:value-type="float" office:value="291.602" calcext:value-type="float">
            <text:p><text:s text:c="3"/>292</text:p>
          </table:table-cell>
          <table:table-cell office:value-type="float" office:value="297.285" calcext:value-type="float">
            <text:p><text:s text:c="3"/>297</text:p>
          </table:table-cell>
          <table:table-cell office:value-type="float" office:value="303.368" calcext:value-type="float">
            <text:p><text:s text:c="3"/>303</text:p>
          </table:table-cell>
          <table:table-cell office:value-type="float" office:value="309.397" calcext:value-type="float">
            <text:p><text:s text:c="3"/>309</text:p>
          </table:table-cell>
          <table:table-cell office:value-type="float" office:value="315.069" calcext:value-type="float">
            <text:p><text:s text:c="3"/>315</text:p>
          </table:table-cell>
          <table:table-cell office:value-type="float" office:value="320.183" calcext:value-type="float">
            <text:p><text:s text:c="3"/>320</text:p>
          </table:table-cell>
          <table:table-cell office:value-type="float" office:value="324.893" calcext:value-type="float">
            <text:p><text:s text:c="3"/>325</text:p>
          </table:table-cell>
          <table:table-cell office:value-type="float" office:value="329.671" calcext:value-type="float">
            <text:p><text:s text:c="3"/>330</text:p>
          </table:table-cell>
          <table:table-cell office:value-type="float" office:value="335.184" calcext:value-type="float">
            <text:p><text:s text:c="3"/>335</text:p>
          </table:table-cell>
          <table:table-cell office:value-type="float" office:value="341.883" calcext:value-type="float">
            <text:p><text:s text:c="3"/>342</text:p>
          </table:table-cell>
          <table:table-cell office:value-type="float" office:value="349.934" calcext:value-type="float">
            <text:p><text:s text:c="3"/>350</text:p>
          </table:table-cell>
          <table:table-cell office:value-type="float" office:value="359.09" calcext:value-type="float">
            <text:p><text:s text:c="3"/>359</text:p>
          </table:table-cell>
          <table:table-cell office:value-type="float" office:value="369.014" calcext:value-type="float">
            <text:p><text:s text:c="3"/>369</text:p>
          </table:table-cell>
          <table:table-cell office:value-type="float" office:value="379.156" calcext:value-type="float">
            <text:p><text:s text:c="3"/>379</text:p>
          </table:table-cell>
          <table:table-cell office:value-type="float" office:value="389.127" calcext:value-type="float">
            <text:p><text:s text:c="3"/>389</text:p>
          </table:table-cell>
          <table:table-cell office:value-type="float" office:value="398.773" calcext:value-type="float">
            <text:p><text:s text:c="3"/>399</text:p>
          </table:table-cell>
          <table:table-cell office:value-type="float" office:value="408.175" calcext:value-type="float">
            <text:p><text:s text:c="3"/>408</text:p>
          </table:table-cell>
          <table:table-cell office:value-type="float" office:value="417.323" calcext:value-type="float">
            <text:p><text:s text:c="3"/>417</text:p>
          </table:table-cell>
          <table:table-cell office:value-type="float" office:value="426.285" calcext:value-type="float">
            <text:p><text:s text:c="3"/>426</text:p>
          </table:table-cell>
          <table:table-cell office:value-type="float" office:value="435.079" calcext:value-type="float">
            <text:p><text:s text:c="3"/>435</text:p>
          </table:table-cell>
          <table:table-cell office:value-type="float" office:value="443.716" calcext:value-type="float">
            <text:p><text:s text:c="3"/>444</text:p>
          </table:table-cell>
          <table:table-cell office:value-type="float" office:value="452.106" calcext:value-type="float">
            <text:p><text:s text:c="3"/>452</text:p>
          </table:table-cell>
          <table:table-cell office:value-type="float" office:value="460.147" calcext:value-type="float">
            <text:p><text:s text:c="3"/>460</text:p>
          </table:table-cell>
          <table:table-cell office:value-type="float" office:value="467.664" calcext:value-type="float">
            <text:p><text:s text:c="3"/>468</text:p>
          </table:table-cell>
          <table:table-cell office:value-type="float" office:value="474.567" calcext:value-type="float">
            <text:p><text:s text:c="3"/>475</text:p>
          </table:table-cell>
          <table:table-cell office:value-type="float" office:value="480.795" calcext:value-type="float">
            <text:p><text:s text:c="3"/>481</text:p>
          </table:table-cell>
          <table:table-cell office:value-type="float" office:value="486.438" calcext:value-type="float">
            <text:p><text:s text:c="3"/>486</text:p>
          </table:table-cell>
          <table:table-cell office:value-type="float" office:value="491.723" calcext:value-type="float">
            <text:p><text:s text:c="3"/>492</text:p>
          </table:table-cell>
          <table:table-cell office:value-type="float" office:value="496.963" calcext:value-type="float">
            <text:p><text:s text:c="3"/>497</text:p>
          </table:table-cell>
          <table:table-cell office:value-type="float" office:value="502.384" calcext:value-type="float">
            <text:p><text:s text:c="3"/>502</text:p>
          </table:table-cell>
          <table:table-cell office:value-type="float" office:value="508.067" calcext:value-type="float">
            <text:p><text:s text:c="3"/>508</text:p>
          </table:table-cell>
          <table:table-cell office:value-type="float" office:value="513.979" calcext:value-type="float">
            <text:p><text:s text:c="3"/>514</text:p>
          </table:table-cell>
          <table:table-cell office:value-type="float" office:value="520.106" calcext:value-type="float">
            <text:p><text:s text:c="3"/>520</text:p>
          </table:table-cell>
          <table:table-cell office:value-type="float" office:value="526.437" calcext:value-type="float">
            <text:p><text:s text:c="3"/>526</text:p>
          </table:table-cell>
          <table:table-cell office:value-type="float" office:value="532.913" calcext:value-type="float">
            <text:p><text:s text:c="3"/>5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ôte d'Ivoire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630.131" calcext:value-type="float">
            <text:p><text:s text:c="2"/>2 630</text:p>
          </table:table-cell>
          <table:table-cell office:value-type="float" office:value="2695.115" calcext:value-type="float">
            <text:p><text:s text:c="2"/>2 695</text:p>
          </table:table-cell>
          <table:table-cell office:value-type="float" office:value="2770.362" calcext:value-type="float">
            <text:p><text:s text:c="2"/>2 770</text:p>
          </table:table-cell>
          <table:table-cell office:value-type="float" office:value="2852.498" calcext:value-type="float">
            <text:p><text:s text:c="2"/>2 852</text:p>
          </table:table-cell>
          <table:table-cell office:value-type="float" office:value="2939.219" calcext:value-type="float">
            <text:p><text:s text:c="2"/>2 939</text:p>
          </table:table-cell>
          <table:table-cell office:value-type="float" office:value="3029.303" calcext:value-type="float">
            <text:p><text:s text:c="2"/>3 029</text:p>
          </table:table-cell>
          <table:table-cell office:value-type="float" office:value="3122.628" calcext:value-type="float">
            <text:p><text:s text:c="2"/>3 123</text:p>
          </table:table-cell>
          <table:table-cell office:value-type="float" office:value="3220.159" calcext:value-type="float">
            <text:p><text:s text:c="2"/>3 220</text:p>
          </table:table-cell>
          <table:table-cell office:value-type="float" office:value="3323.761" calcext:value-type="float">
            <text:p><text:s text:c="2"/>3 324</text:p>
          </table:table-cell>
          <table:table-cell office:value-type="float" office:value="3435.93" calcext:value-type="float">
            <text:p><text:s text:c="2"/>3 436</text:p>
          </table:table-cell>
          <table:table-cell office:value-type="float" office:value="3558.988" calcext:value-type="float">
            <text:p><text:s text:c="2"/>3 559</text:p>
          </table:table-cell>
          <table:table-cell office:value-type="float" office:value="3694.205" calcext:value-type="float">
            <text:p><text:s text:c="2"/>3 694</text:p>
          </table:table-cell>
          <table:table-cell office:value-type="float" office:value="3841.071" calcext:value-type="float">
            <text:p><text:s text:c="2"/>3 841</text:p>
          </table:table-cell>
          <table:table-cell office:value-type="float" office:value="3996.941" calcext:value-type="float">
            <text:p><text:s text:c="2"/>3 997</text:p>
          </table:table-cell>
          <table:table-cell office:value-type="float" office:value="4157.965" calcext:value-type="float">
            <text:p><text:s text:c="2"/>4 158</text:p>
          </table:table-cell>
          <table:table-cell office:value-type="float" office:value="4321.791" calcext:value-type="float">
            <text:p><text:s text:c="2"/>4 322</text:p>
          </table:table-cell>
          <table:table-cell office:value-type="float" office:value="4487.204" calcext:value-type="float">
            <text:p><text:s text:c="2"/>4 487</text:p>
          </table:table-cell>
          <table:table-cell office:value-type="float" office:value="4656.353" calcext:value-type="float">
            <text:p><text:s text:c="2"/>4 656</text:p>
          </table:table-cell>
          <table:table-cell office:value-type="float" office:value="4834.279" calcext:value-type="float">
            <text:p><text:s text:c="2"/>4 834</text:p>
          </table:table-cell>
          <table:table-cell office:value-type="float" office:value="5027.971" calcext:value-type="float">
            <text:p><text:s text:c="2"/>5 028</text:p>
          </table:table-cell>
          <table:table-cell office:value-type="float" office:value="5242.395" calcext:value-type="float">
            <text:p><text:s text:c="2"/>5 242</text:p>
          </table:table-cell>
          <table:table-cell office:value-type="float" office:value="5479.338" calcext:value-type="float">
            <text:p><text:s text:c="2"/>5 479</text:p>
          </table:table-cell>
          <table:table-cell office:value-type="float" office:value="5737.281" calcext:value-type="float">
            <text:p><text:s text:c="2"/>5 737</text:p>
          </table:table-cell>
          <table:table-cell office:value-type="float" office:value="6013.862" calcext:value-type="float">
            <text:p><text:s text:c="2"/>6 014</text:p>
          </table:table-cell>
          <table:table-cell office:value-type="float" office:value="6305.287" calcext:value-type="float">
            <text:p><text:s text:c="2"/>6 305</text:p>
          </table:table-cell>
          <table:table-cell office:value-type="float" office:value="6608.609" calcext:value-type="float">
            <text:p><text:s text:c="2"/>6 609</text:p>
          </table:table-cell>
          <table:table-cell office:value-type="float" office:value="6922.982" calcext:value-type="float">
            <text:p><text:s text:c="2"/>6 923</text:p>
          </table:table-cell>
          <table:table-cell office:value-type="float" office:value="7248.828" calcext:value-type="float">
            <text:p><text:s text:c="2"/>7 249</text:p>
          </table:table-cell>
          <table:table-cell office:value-type="float" office:value="7585.914" calcext:value-type="float">
            <text:p><text:s text:c="2"/>7 586</text:p>
          </table:table-cell>
          <table:table-cell office:value-type="float" office:value="7934.279" calcext:value-type="float">
            <text:p><text:s text:c="2"/>7 934</text:p>
          </table:table-cell>
          <table:table-cell office:value-type="float" office:value="8293.675" calcext:value-type="float">
            <text:p><text:s text:c="2"/>8 294</text:p>
          </table:table-cell>
          <table:table-cell office:value-type="float" office:value="8664.057" calcext:value-type="float">
            <text:p><text:s text:c="2"/>8 664</text:p>
          </table:table-cell>
          <table:table-cell office:value-type="float" office:value="9044.473" calcext:value-type="float">
            <text:p><text:s text:c="2"/>9 044</text:p>
          </table:table-cell>
          <table:table-cell office:value-type="float" office:value="9432.731" calcext:value-type="float">
            <text:p><text:s text:c="2"/>9 433</text:p>
          </table:table-cell>
          <table:table-cell office:value-type="float" office:value="9826.055" calcext:value-type="float">
            <text:p><text:s text:c="2"/>9 826</text:p>
          </table:table-cell>
          <table:table-cell office:value-type="float" office:value="10222.558" calcext:value-type="float">
            <text:p><text:s text:c="2"/>10 223</text:p>
          </table:table-cell>
          <table:table-cell office:value-type="float" office:value="10620.267" calcext:value-type="float">
            <text:p><text:s text:c="2"/>10 620</text:p>
          </table:table-cell>
          <table:table-cell office:value-type="float" office:value="11019.651" calcext:value-type="float">
            <text:p><text:s text:c="2"/>11 020</text:p>
          </table:table-cell>
          <table:table-cell office:value-type="float" office:value="11424.26" calcext:value-type="float">
            <text:p><text:s text:c="2"/>11 424</text:p>
          </table:table-cell>
          <table:table-cell office:value-type="float" office:value="11839.243" calcext:value-type="float">
            <text:p><text:s text:c="2"/>11 839</text:p>
          </table:table-cell>
          <table:table-cell office:value-type="float" office:value="12267.754" calcext:value-type="float">
            <text:p><text:s text:c="2"/>12 268</text:p>
          </table:table-cell>
          <table:table-cell office:value-type="float" office:value="12710.008" calcext:value-type="float">
            <text:p><text:s text:c="2"/>12 710</text:p>
          </table:table-cell>
          <table:table-cell office:value-type="float" office:value="13163.019" calcext:value-type="float">
            <text:p><text:s text:c="2"/>13 163</text:p>
          </table:table-cell>
          <table:table-cell office:value-type="float" office:value="13622.731" calcext:value-type="float">
            <text:p><text:s text:c="2"/>13 623</text:p>
          </table:table-cell>
          <table:table-cell office:value-type="float" office:value="14083.611" calcext:value-type="float">
            <text:p><text:s text:c="2"/>14 084</text:p>
          </table:table-cell>
          <table:table-cell office:value-type="float" office:value="14540.82" calcext:value-type="float">
            <text:p><text:s text:c="2"/>14 541</text:p>
          </table:table-cell>
          <table:table-cell office:value-type="float" office:value="14995.249" calcext:value-type="float">
            <text:p><text:s text:c="2"/>14 995</text:p>
          </table:table-cell>
          <table:table-cell office:value-type="float" office:value="15445.986" calcext:value-type="float">
            <text:p><text:s text:c="2"/>15 446</text:p>
          </table:table-cell>
          <table:table-cell office:value-type="float" office:value="15884.552" calcext:value-type="float">
            <text:p><text:s text:c="2"/>15 885</text:p>
          </table:table-cell>
          <table:table-cell office:value-type="float" office:value="16300.233" calcext:value-type="float">
            <text:p><text:s text:c="2"/>16 300</text:p>
          </table:table-cell>
          <table:table-cell office:value-type="float" office:value="16686.561" calcext:value-type="float">
            <text:p><text:s text:c="2"/>16 687</text:p>
          </table:table-cell>
          <table:table-cell office:value-type="float" office:value="17040.152" calcext:value-type="float">
            <text:p><text:s text:c="2"/>17 040</text:p>
          </table:table-cell>
          <table:table-cell office:value-type="float" office:value="17366.517" calcext:value-type="float">
            <text:p><text:s text:c="2"/>17 367</text:p>
          </table:table-cell>
          <table:table-cell office:value-type="float" office:value="17679.355" calcext:value-type="float">
            <text:p><text:s text:c="2"/>17 679</text:p>
          </table:table-cell>
          <table:table-cell office:value-type="float" office:value="17997.738" calcext:value-type="float">
            <text:p><text:s text:c="2"/>17 998</text:p>
          </table:table-cell>
          <table:table-cell office:value-type="float" office:value="18336.303" calcext:value-type="float">
            <text:p><text:s text:c="2"/>18 336</text:p>
          </table:table-cell>
          <table:table-cell office:value-type="float" office:value="18699.435" calcext:value-type="float">
            <text:p><text:s text:c="2"/>18 699</text:p>
          </table:table-cell>
          <table:table-cell office:value-type="float" office:value="19085.941" calcext:value-type="float">
            <text:p><text:s text:c="2"/>19 086</text:p>
          </table:table-cell>
          <table:table-cell office:value-type="float" office:value="19497.986" calcext:value-type="float">
            <text:p><text:s text:c="2"/>19 498</text:p>
          </table:table-cell>
          <table:table-cell office:value-type="float" office:value="19936.366" calcext:value-type="float">
            <text:p><text:s text:c="2"/>19 936</text:p>
          </table:table-cell>
          <table:table-cell office:value-type="float" office:value="20401.331" calcext:value-type="float">
            <text:p><text:s text:c="2"/>20 401</text:p>
          </table:table-cell>
          <table:table-cell office:value-type="float" office:value="20895.311" calcext:value-type="float">
            <text:p><text:s text:c="2"/>20 895</text:p>
          </table:table-cell>
          <table:table-cell office:value-type="float" office:value="21418.603" calcext:value-type="float">
            <text:p><text:s text:c="2"/>21 419</text:p>
          </table:table-cell>
          <table:table-cell office:value-type="float" office:value="21966.312" calcext:value-type="float">
            <text:p><text:s text:c="2"/>21 966</text:p>
          </table:table-cell>
          <table:table-cell office:value-type="float" office:value="22531.35" calcext:value-type="float">
            <text:p><text:s text:c="2"/>22 531</text:p>
          </table:table-cell>
          <table:table-cell office:value-type="float" office:value="23108.472" calcext:value-type="float">
            <text:p><text:s text:c="2"/>23 1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ambia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71.377" calcext:value-type="float">
            <text:p><text:s text:c="3"/>271</text:p>
          </table:table-cell>
          <table:table-cell office:value-type="float" office:value="272.72" calcext:value-type="float">
            <text:p><text:s text:c="3"/>273</text:p>
          </table:table-cell>
          <table:table-cell office:value-type="float" office:value="276.773" calcext:value-type="float">
            <text:p><text:s text:c="3"/>277</text:p>
          </table:table-cell>
          <table:table-cell office:value-type="float" office:value="283.505" calcext:value-type="float">
            <text:p><text:s text:c="3"/>284</text:p>
          </table:table-cell>
          <table:table-cell office:value-type="float" office:value="292.713" calcext:value-type="float">
            <text:p><text:s text:c="3"/>293</text:p>
          </table:table-cell>
          <table:table-cell office:value-type="float" office:value="304.029" calcext:value-type="float">
            <text:p><text:s text:c="3"/>304</text:p>
          </table:table-cell>
          <table:table-cell office:value-type="float" office:value="316.907" calcext:value-type="float">
            <text:p><text:s text:c="3"/>317</text:p>
          </table:table-cell>
          <table:table-cell office:value-type="float" office:value="330.6" calcext:value-type="float">
            <text:p><text:s text:c="3"/>331</text:p>
          </table:table-cell>
          <table:table-cell office:value-type="float" office:value="344.265" calcext:value-type="float">
            <text:p><text:s text:c="3"/>344</text:p>
          </table:table-cell>
          <table:table-cell office:value-type="float" office:value="356.968" calcext:value-type="float">
            <text:p><text:s text:c="3"/>357</text:p>
          </table:table-cell>
          <table:table-cell office:value-type="float" office:value="367.928" calcext:value-type="float">
            <text:p><text:s text:c="3"/>368</text:p>
          </table:table-cell>
          <table:table-cell office:value-type="float" office:value="376.737" calcext:value-type="float">
            <text:p><text:s text:c="3"/>377</text:p>
          </table:table-cell>
          <table:table-cell office:value-type="float" office:value="383.523" calcext:value-type="float">
            <text:p><text:s text:c="3"/>384</text:p>
          </table:table-cell>
          <table:table-cell office:value-type="float" office:value="389.072" calcext:value-type="float">
            <text:p><text:s text:c="3"/>389</text:p>
          </table:table-cell>
          <table:table-cell office:value-type="float" office:value="394.553" calcext:value-type="float">
            <text:p><text:s text:c="3"/>395</text:p>
          </table:table-cell>
          <table:table-cell office:value-type="float" office:value="400.861" calcext:value-type="float">
            <text:p><text:s text:c="3"/>401</text:p>
          </table:table-cell>
          <table:table-cell office:value-type="float" office:value="408.18" calcext:value-type="float">
            <text:p><text:s text:c="3"/>408</text:p>
          </table:table-cell>
          <table:table-cell office:value-type="float" office:value="416.339" calcext:value-type="float">
            <text:p><text:s text:c="3"/>416</text:p>
          </table:table-cell>
          <table:table-cell office:value-type="float" office:value="425.51" calcext:value-type="float">
            <text:p><text:s text:c="3"/>426</text:p>
          </table:table-cell>
          <table:table-cell office:value-type="float" office:value="435.798" calcext:value-type="float">
            <text:p><text:s text:c="3"/>436</text:p>
          </table:table-cell>
          <table:table-cell office:value-type="float" office:value="447.285" calcext:value-type="float">
            <text:p><text:s text:c="3"/>447</text:p>
          </table:table-cell>
          <table:table-cell office:value-type="float" office:value="460.194" calcext:value-type="float">
            <text:p><text:s text:c="3"/>460</text:p>
          </table:table-cell>
          <table:table-cell office:value-type="float" office:value="474.539" calcext:value-type="float">
            <text:p><text:s text:c="3"/>475</text:p>
          </table:table-cell>
          <table:table-cell office:value-type="float" office:value="489.861" calcext:value-type="float">
            <text:p><text:s text:c="3"/>490</text:p>
          </table:table-cell>
          <table:table-cell office:value-type="float" office:value="505.512" calcext:value-type="float">
            <text:p><text:s text:c="3"/>506</text:p>
          </table:table-cell>
          <table:table-cell office:value-type="float" office:value="521.07" calcext:value-type="float">
            <text:p><text:s text:c="3"/>521</text:p>
          </table:table-cell>
          <table:table-cell office:value-type="float" office:value="536.409" calcext:value-type="float">
            <text:p><text:s text:c="3"/>536</text:p>
          </table:table-cell>
          <table:table-cell office:value-type="float" office:value="551.817" calcext:value-type="float">
            <text:p><text:s text:c="3"/>552</text:p>
          </table:table-cell>
          <table:table-cell office:value-type="float" office:value="567.831" calcext:value-type="float">
            <text:p><text:s text:c="3"/>568</text:p>
          </table:table-cell>
          <table:table-cell office:value-type="float" office:value="585.157" calcext:value-type="float">
            <text:p><text:s text:c="3"/>585</text:p>
          </table:table-cell>
          <table:table-cell office:value-type="float" office:value="604.369" calcext:value-type="float">
            <text:p><text:s text:c="3"/>604</text:p>
          </table:table-cell>
          <table:table-cell office:value-type="float" office:value="625.411" calcext:value-type="float">
            <text:p><text:s text:c="3"/>625</text:p>
          </table:table-cell>
          <table:table-cell office:value-type="float" office:value="648.21" calcext:value-type="float">
            <text:p><text:s text:c="3"/>648</text:p>
          </table:table-cell>
          <table:table-cell office:value-type="float" office:value="673.238" calcext:value-type="float">
            <text:p><text:s text:c="3"/>673</text:p>
          </table:table-cell>
          <table:table-cell office:value-type="float" office:value="701.104" calcext:value-type="float">
            <text:p><text:s text:c="3"/>701</text:p>
          </table:table-cell>
          <table:table-cell office:value-type="float" office:value="732.096" calcext:value-type="float">
            <text:p><text:s text:c="3"/>732</text:p>
          </table:table-cell>
          <table:table-cell office:value-type="float" office:value="766.589" calcext:value-type="float">
            <text:p><text:s text:c="3"/>767</text:p>
          </table:table-cell>
          <table:table-cell office:value-type="float" office:value="804.125" calcext:value-type="float">
            <text:p><text:s text:c="3"/>804</text:p>
          </table:table-cell>
          <table:table-cell office:value-type="float" office:value="843.05" calcext:value-type="float">
            <text:p><text:s text:c="3"/>843</text:p>
          </table:table-cell>
          <table:table-cell office:value-type="float" office:value="881.138" calcext:value-type="float">
            <text:p><text:s text:c="3"/>881</text:p>
          </table:table-cell>
          <table:table-cell office:value-type="float" office:value="916.808" calcext:value-type="float">
            <text:p><text:s text:c="3"/>917</text:p>
          </table:table-cell>
          <table:table-cell office:value-type="float" office:value="949.493" calcext:value-type="float">
            <text:p><text:s text:c="3"/>949</text:p>
          </table:table-cell>
          <table:table-cell office:value-type="float" office:value="979.718" calcext:value-type="float">
            <text:p><text:s text:c="3"/>980</text:p>
          </table:table-cell>
          <table:table-cell office:value-type="float" office:value="1008.358" calcext:value-type="float">
            <text:p><text:s text:c="2"/>1 008</text:p>
          </table:table-cell>
          <table:table-cell office:value-type="float" office:value="1036.829" calcext:value-type="float">
            <text:p><text:s text:c="2"/>1 037</text:p>
          </table:table-cell>
          <table:table-cell office:value-type="float" office:value="1066.223" calcext:value-type="float">
            <text:p><text:s text:c="2"/>1 066</text:p>
          </table:table-cell>
          <table:table-cell office:value-type="float" office:value="1096.708" calcext:value-type="float">
            <text:p><text:s text:c="2"/>1 097</text:p>
          </table:table-cell>
          <table:table-cell office:value-type="float" office:value="1128.169" calcext:value-type="float">
            <text:p><text:s text:c="2"/>1 128</text:p>
          </table:table-cell>
          <table:table-cell office:value-type="float" office:value="1160.944" calcext:value-type="float">
            <text:p><text:s text:c="2"/>1 161</text:p>
          </table:table-cell>
          <table:table-cell office:value-type="float" office:value="1195.42" calcext:value-type="float">
            <text:p><text:s text:c="2"/>1 195</text:p>
          </table:table-cell>
          <table:table-cell office:value-type="float" office:value="1231.844" calcext:value-type="float">
            <text:p><text:s text:c="2"/>1 232</text:p>
          </table:table-cell>
          <table:table-cell office:value-type="float" office:value="1270.495" calcext:value-type="float">
            <text:p><text:s text:c="2"/>1 270</text:p>
          </table:table-cell>
          <table:table-cell office:value-type="float" office:value="1311.349" calcext:value-type="float">
            <text:p><text:s text:c="2"/>1 311</text:p>
          </table:table-cell>
          <table:table-cell office:value-type="float" office:value="1354.194" calcext:value-type="float">
            <text:p><text:s text:c="2"/>1 354</text:p>
          </table:table-cell>
          <table:table-cell office:value-type="float" office:value="1398.573" calcext:value-type="float">
            <text:p><text:s text:c="2"/>1 399</text:p>
          </table:table-cell>
          <table:table-cell office:value-type="float" office:value="1444.204" calcext:value-type="float">
            <text:p><text:s text:c="2"/>1 444</text:p>
          </table:table-cell>
          <table:table-cell office:value-type="float" office:value="1491.021" calcext:value-type="float">
            <text:p><text:s text:c="2"/>1 491</text:p>
          </table:table-cell>
          <table:table-cell office:value-type="float" office:value="1539.116" calcext:value-type="float">
            <text:p><text:s text:c="2"/>1 539</text:p>
          </table:table-cell>
          <table:table-cell office:value-type="float" office:value="1588.572" calcext:value-type="float">
            <text:p><text:s text:c="2"/>1 589</text:p>
          </table:table-cell>
          <table:table-cell office:value-type="float" office:value="1639.56" calcext:value-type="float">
            <text:p><text:s text:c="2"/>1 640</text:p>
          </table:table-cell>
          <table:table-cell office:value-type="float" office:value="1692.149" calcext:value-type="float">
            <text:p><text:s text:c="2"/>1 692</text:p>
          </table:table-cell>
          <table:table-cell office:value-type="float" office:value="1746.363" calcext:value-type="float">
            <text:p><text:s text:c="2"/>1 746</text:p>
          </table:table-cell>
          <table:table-cell office:value-type="float" office:value="1802.125" calcext:value-type="float">
            <text:p><text:s text:c="2"/>1 802</text:p>
          </table:table-cell>
          <table:table-cell office:value-type="float" office:value="1859.324" calcext:value-type="float">
            <text:p><text:s text:c="2"/>1 859</text:p>
          </table:table-cell>
          <table:table-cell office:value-type="float" office:value="1917.852" calcext:value-type="float">
            <text:p><text:s text:c="2"/>1 918</text:p>
          </table:table-cell>
          <table:table-cell office:value-type="float" office:value="1977.59" calcext:value-type="float">
            <text:p><text:s text:c="2"/>1 9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hana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980.875" calcext:value-type="float">
            <text:p><text:s text:c="2"/>4 981</text:p>
          </table:table-cell>
          <table:table-cell office:value-type="float" office:value="5068.436" calcext:value-type="float">
            <text:p><text:s text:c="2"/>5 068</text:p>
          </table:table-cell>
          <table:table-cell office:value-type="float" office:value="5191.219" calcext:value-type="float">
            <text:p><text:s text:c="2"/>5 191</text:p>
          </table:table-cell>
          <table:table-cell office:value-type="float" office:value="5339.182" calcext:value-type="float">
            <text:p><text:s text:c="2"/>5 339</text:p>
          </table:table-cell>
          <table:table-cell office:value-type="float" office:value="5504.254" calcext:value-type="float">
            <text:p><text:s text:c="2"/>5 504</text:p>
          </table:table-cell>
          <table:table-cell office:value-type="float" office:value="5680.41" calcext:value-type="float">
            <text:p><text:s text:c="2"/>5 680</text:p>
          </table:table-cell>
          <table:table-cell office:value-type="float" office:value="5863.686" calcext:value-type="float">
            <text:p><text:s text:c="2"/>5 864</text:p>
          </table:table-cell>
          <table:table-cell office:value-type="float" office:value="6052.159" calcext:value-type="float">
            <text:p><text:s text:c="2"/>6 052</text:p>
          </table:table-cell>
          <table:table-cell office:value-type="float" office:value="6245.646" calcext:value-type="float">
            <text:p><text:s text:c="2"/>6 246</text:p>
          </table:table-cell>
          <table:table-cell office:value-type="float" office:value="6445.283" calcext:value-type="float">
            <text:p><text:s text:c="2"/>6 445</text:p>
          </table:table-cell>
          <table:table-cell office:value-type="float" office:value="6652.287" calcext:value-type="float">
            <text:p><text:s text:c="2"/>6 652</text:p>
          </table:table-cell>
          <table:table-cell office:value-type="float" office:value="6866.539" calcext:value-type="float">
            <text:p><text:s text:c="2"/>6 867</text:p>
          </table:table-cell>
          <table:table-cell office:value-type="float" office:value="7085.464" calcext:value-type="float">
            <text:p><text:s text:c="2"/>7 085</text:p>
          </table:table-cell>
          <table:table-cell office:value-type="float" office:value="7303.432" calcext:value-type="float">
            <text:p><text:s text:c="2"/>7 303</text:p>
          </table:table-cell>
          <table:table-cell office:value-type="float" office:value="7513.289" calcext:value-type="float">
            <text:p><text:s text:c="2"/>7 513</text:p>
          </table:table-cell>
          <table:table-cell office:value-type="float" office:value="7710.549" calcext:value-type="float">
            <text:p><text:s text:c="2"/>7 711</text:p>
          </table:table-cell>
          <table:table-cell office:value-type="float" office:value="7890.992" calcext:value-type="float">
            <text:p><text:s text:c="2"/>7 891</text:p>
          </table:table-cell>
          <table:table-cell office:value-type="float" office:value="8057.444" calcext:value-type="float">
            <text:p><text:s text:c="2"/>8 057</text:p>
          </table:table-cell>
          <table:table-cell office:value-type="float" office:value="8221.02" calcext:value-type="float">
            <text:p><text:s text:c="2"/>8 221</text:p>
          </table:table-cell>
          <table:table-cell office:value-type="float" office:value="8397.347" calcext:value-type="float">
            <text:p><text:s text:c="2"/>8 397</text:p>
          </table:table-cell>
          <table:table-cell office:value-type="float" office:value="8596.983" calcext:value-type="float">
            <text:p><text:s text:c="2"/>8 597</text:p>
          </table:table-cell>
          <table:table-cell office:value-type="float" office:value="8827.273" calcext:value-type="float">
            <text:p><text:s text:c="2"/>8 827</text:p>
          </table:table-cell>
          <table:table-cell office:value-type="float" office:value="9083.573" calcext:value-type="float">
            <text:p><text:s text:c="2"/>9 084</text:p>
          </table:table-cell>
          <table:table-cell office:value-type="float" office:value="9350.111" calcext:value-type="float">
            <text:p><text:s text:c="2"/>9 350</text:p>
          </table:table-cell>
          <table:table-cell office:value-type="float" office:value="9604.276" calcext:value-type="float">
            <text:p><text:s text:c="2"/>9 604</text:p>
          </table:table-cell>
          <table:table-cell office:value-type="float" office:value="9831.407" calcext:value-type="float">
            <text:p><text:s text:c="2"/>9 831</text:p>
          </table:table-cell>
          <table:table-cell office:value-type="float" office:value="10023.472" calcext:value-type="float">
            <text:p><text:s text:c="2"/>10 023</text:p>
          </table:table-cell>
          <table:table-cell office:value-type="float" office:value="10189.89" calcext:value-type="float">
            <text:p><text:s text:c="2"/>10 190</text:p>
          </table:table-cell>
          <table:table-cell office:value-type="float" office:value="10354.499" calcext:value-type="float">
            <text:p><text:s text:c="2"/>10 354</text:p>
          </table:table-cell>
          <table:table-cell office:value-type="float" office:value="10550.777" calcext:value-type="float">
            <text:p><text:s text:c="2"/>10 551</text:p>
          </table:table-cell>
          <table:table-cell office:value-type="float" office:value="10802.028" calcext:value-type="float">
            <text:p><text:s text:c="2"/>10 802</text:p>
          </table:table-cell>
          <table:table-cell office:value-type="float" office:value="11117.605" calcext:value-type="float">
            <text:p><text:s text:c="2"/>11 118</text:p>
          </table:table-cell>
          <table:table-cell office:value-type="float" office:value="11488.106" calcext:value-type="float">
            <text:p><text:s text:c="2"/>11 488</text:p>
          </table:table-cell>
          <table:table-cell office:value-type="float" office:value="11895.125" calcext:value-type="float">
            <text:p><text:s text:c="2"/>11 895</text:p>
          </table:table-cell>
          <table:table-cell office:value-type="float" office:value="12311.158" calcext:value-type="float">
            <text:p><text:s text:c="2"/>12 311</text:p>
          </table:table-cell>
          <table:table-cell office:value-type="float" office:value="12716.228" calcext:value-type="float">
            <text:p><text:s text:c="2"/>12 716</text:p>
          </table:table-cell>
          <table:table-cell office:value-type="float" office:value="13104.296" calcext:value-type="float">
            <text:p><text:s text:c="2"/>13 104</text:p>
          </table:table-cell>
          <table:table-cell office:value-type="float" office:value="13481.406" calcext:value-type="float">
            <text:p><text:s text:c="2"/>13 481</text:p>
          </table:table-cell>
          <table:table-cell office:value-type="float" office:value="13854.214" calcext:value-type="float">
            <text:p><text:s text:c="2"/>13 854</text:p>
          </table:table-cell>
          <table:table-cell office:value-type="float" office:value="14233.874" calcext:value-type="float">
            <text:p><text:s text:c="2"/>14 234</text:p>
          </table:table-cell>
          <table:table-cell office:value-type="float" office:value="14628.26" calcext:value-type="float">
            <text:p><text:s text:c="2"/>14 628</text:p>
          </table:table-cell>
          <table:table-cell office:value-type="float" office:value="15039.514" calcext:value-type="float">
            <text:p><text:s text:c="2"/>15 040</text:p>
          </table:table-cell>
          <table:table-cell office:value-type="float" office:value="15463.854" calcext:value-type="float">
            <text:p><text:s text:c="2"/>15 464</text:p>
          </table:table-cell>
          <table:table-cell office:value-type="float" office:value="15896.432" calcext:value-type="float">
            <text:p><text:s text:c="2"/>15 896</text:p>
          </table:table-cell>
          <table:table-cell office:value-type="float" office:value="16330.174" calcext:value-type="float">
            <text:p><text:s text:c="2"/>16 330</text:p>
          </table:table-cell>
          <table:table-cell office:value-type="float" office:value="16760.467" calcext:value-type="float">
            <text:p><text:s text:c="2"/>16 760</text:p>
          </table:table-cell>
          <table:table-cell office:value-type="float" office:value="17185.608" calcext:value-type="float">
            <text:p><text:s text:c="2"/>17 186</text:p>
          </table:table-cell>
          <table:table-cell office:value-type="float" office:value="17608.812" calcext:value-type="float">
            <text:p><text:s text:c="2"/>17 609</text:p>
          </table:table-cell>
          <table:table-cell office:value-type="float" office:value="18036.494" calcext:value-type="float">
            <text:p><text:s text:c="2"/>18 036</text:p>
          </table:table-cell>
          <table:table-cell office:value-type="float" office:value="18477.612" calcext:value-type="float">
            <text:p><text:s text:c="2"/>18 478</text:p>
          </table:table-cell>
          <table:table-cell office:value-type="float" office:value="18938.762" calcext:value-type="float">
            <text:p><text:s text:c="2"/>18 939</text:p>
          </table:table-cell>
          <table:table-cell office:value-type="float" office:value="19421.605" calcext:value-type="float">
            <text:p><text:s text:c="2"/>19 422</text:p>
          </table:table-cell>
          <table:table-cell office:value-type="float" office:value="19924.522" calcext:value-type="float">
            <text:p><text:s text:c="2"/>19 925</text:p>
          </table:table-cell>
          <table:table-cell office:value-type="float" office:value="20446.782" calcext:value-type="float">
            <text:p><text:s text:c="2"/>20 447</text:p>
          </table:table-cell>
          <table:table-cell office:value-type="float" office:value="20986.536" calcext:value-type="float">
            <text:p><text:s text:c="2"/>20 987</text:p>
          </table:table-cell>
          <table:table-cell office:value-type="float" office:value="21542.009" calcext:value-type="float">
            <text:p><text:s text:c="2"/>21 542</text:p>
          </table:table-cell>
          <table:table-cell office:value-type="float" office:value="22113.425" calcext:value-type="float">
            <text:p><text:s text:c="2"/>22 113</text:p>
          </table:table-cell>
          <table:table-cell office:value-type="float" office:value="22700.212" calcext:value-type="float">
            <text:p><text:s text:c="2"/>22 700</text:p>
          </table:table-cell>
          <table:table-cell office:value-type="float" office:value="23298.64" calcext:value-type="float">
            <text:p><text:s text:c="2"/>23 299</text:p>
          </table:table-cell>
          <table:table-cell office:value-type="float" office:value="23903.831" calcext:value-type="float">
            <text:p><text:s text:c="2"/>23 904</text:p>
          </table:table-cell>
          <table:table-cell office:value-type="float" office:value="24512.104" calcext:value-type="float">
            <text:p><text:s text:c="2"/>24 512</text:p>
          </table:table-cell>
          <table:table-cell office:value-type="float" office:value="25121.796" calcext:value-type="float">
            <text:p><text:s text:c="2"/>25 122</text:p>
          </table:table-cell>
          <table:table-cell office:value-type="float" office:value="25733.049" calcext:value-type="float">
            <text:p><text:s text:c="2"/>25 733</text:p>
          </table:table-cell>
          <table:table-cell office:value-type="float" office:value="26346.251" calcext:value-type="float">
            <text:p><text:s text:c="2"/>26 346</text:p>
          </table:table-cell>
          <table:table-cell office:value-type="float" office:value="26962.563" calcext:value-type="float">
            <text:p><text:s text:c="2"/>26 963</text:p>
          </table:table-cell>
          <table:table-cell office:value-type="float" office:value="27582.821" calcext:value-type="float">
            <text:p><text:s text:c="2"/>27 5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093.654" calcext:value-type="float">
            <text:p><text:s text:c="2"/>3 094</text:p>
          </table:table-cell>
          <table:table-cell office:value-type="float" office:value="3141.879" calcext:value-type="float">
            <text:p><text:s text:c="2"/>3 142</text:p>
          </table:table-cell>
          <table:table-cell office:value-type="float" office:value="3185.909" calcext:value-type="float">
            <text:p><text:s text:c="2"/>3 186</text:p>
          </table:table-cell>
          <table:table-cell office:value-type="float" office:value="3228.381" calcext:value-type="float">
            <text:p><text:s text:c="2"/>3 228</text:p>
          </table:table-cell>
          <table:table-cell office:value-type="float" office:value="3271.313" calcext:value-type="float">
            <text:p><text:s text:c="2"/>3 271</text:p>
          </table:table-cell>
          <table:table-cell office:value-type="float" office:value="3316.135" calcext:value-type="float">
            <text:p><text:s text:c="2"/>3 316</text:p>
          </table:table-cell>
          <table:table-cell office:value-type="float" office:value="3363.66" calcext:value-type="float">
            <text:p><text:s text:c="2"/>3 364</text:p>
          </table:table-cell>
          <table:table-cell office:value-type="float" office:value="3414.053" calcext:value-type="float">
            <text:p><text:s text:c="2"/>3 414</text:p>
          </table:table-cell>
          <table:table-cell office:value-type="float" office:value="3466.99" calcext:value-type="float">
            <text:p><text:s text:c="2"/>3 467</text:p>
          </table:table-cell>
          <table:table-cell office:value-type="float" office:value="3521.704" calcext:value-type="float">
            <text:p><text:s text:c="2"/>3 522</text:p>
          </table:table-cell>
          <table:table-cell office:value-type="float" office:value="3577.409" calcext:value-type="float">
            <text:p><text:s text:c="2"/>3 577</text:p>
          </table:table-cell>
          <table:table-cell office:value-type="float" office:value="3633.652" calcext:value-type="float">
            <text:p><text:s text:c="2"/>3 634</text:p>
          </table:table-cell>
          <table:table-cell office:value-type="float" office:value="3690.664" calcext:value-type="float">
            <text:p><text:s text:c="2"/>3 691</text:p>
          </table:table-cell>
          <table:table-cell office:value-type="float" office:value="3749.505" calcext:value-type="float">
            <text:p><text:s text:c="2"/>3 750</text:p>
          </table:table-cell>
          <table:table-cell office:value-type="float" office:value="3811.659" calcext:value-type="float">
            <text:p><text:s text:c="2"/>3 812</text:p>
          </table:table-cell>
          <table:table-cell office:value-type="float" office:value="3877.806" calcext:value-type="float">
            <text:p><text:s text:c="2"/>3 878</text:p>
          </table:table-cell>
          <table:table-cell office:value-type="float" office:value="3948.869" calcext:value-type="float">
            <text:p><text:s text:c="2"/>3 949</text:p>
          </table:table-cell>
          <table:table-cell office:value-type="float" office:value="4023.486" calcext:value-type="float">
            <text:p><text:s text:c="2"/>4 023</text:p>
          </table:table-cell>
          <table:table-cell office:value-type="float" office:value="4097.191" calcext:value-type="float">
            <text:p><text:s text:c="2"/>4 097</text:p>
          </table:table-cell>
          <table:table-cell office:value-type="float" office:value="4164.003" calcext:value-type="float">
            <text:p><text:s text:c="2"/>4 164</text:p>
          </table:table-cell>
          <table:table-cell office:value-type="float" office:value="4219.77" calcext:value-type="float">
            <text:p><text:s text:c="2"/>4 220</text:p>
          </table:table-cell>
          <table:table-cell office:value-type="float" office:value="4263.84" calcext:value-type="float">
            <text:p><text:s text:c="2"/>4 264</text:p>
          </table:table-cell>
          <table:table-cell office:value-type="float" office:value="4298.091" calcext:value-type="float">
            <text:p><text:s text:c="2"/>4 298</text:p>
          </table:table-cell>
          <table:table-cell office:value-type="float" office:value="4324.36" calcext:value-type="float">
            <text:p><text:s text:c="2"/>4 324</text:p>
          </table:table-cell>
          <table:table-cell office:value-type="float" office:value="4345.545" calcext:value-type="float">
            <text:p><text:s text:c="2"/>4 346</text:p>
          </table:table-cell>
          <table:table-cell office:value-type="float" office:value="4364.514" calcext:value-type="float">
            <text:p><text:s text:c="2"/>4 365</text:p>
          </table:table-cell>
          <table:table-cell office:value-type="float" office:value="4381.601" calcext:value-type="float">
            <text:p><text:s text:c="2"/>4 382</text:p>
          </table:table-cell>
          <table:table-cell office:value-type="float" office:value="4398.484" calcext:value-type="float">
            <text:p><text:s text:c="2"/>4 398</text:p>
          </table:table-cell>
          <table:table-cell office:value-type="float" office:value="4421.134" calcext:value-type="float">
            <text:p><text:s text:c="2"/>4 421</text:p>
          </table:table-cell>
          <table:table-cell office:value-type="float" office:value="4457.078" calcext:value-type="float">
            <text:p><text:s text:c="2"/>4 457</text:p>
          </table:table-cell>
          <table:table-cell office:value-type="float" office:value="4511.902" calcext:value-type="float">
            <text:p><text:s text:c="2"/>4 512</text:p>
          </table:table-cell>
          <table:table-cell office:value-type="float" office:value="4589.784" calcext:value-type="float">
            <text:p><text:s text:c="2"/>4 590</text:p>
          </table:table-cell>
          <table:table-cell office:value-type="float" office:value="4690.605" calcext:value-type="float">
            <text:p><text:s text:c="2"/>4 691</text:p>
          </table:table-cell>
          <table:table-cell office:value-type="float" office:value="4810.496" calcext:value-type="float">
            <text:p><text:s text:c="2"/>4 810</text:p>
          </table:table-cell>
          <table:table-cell office:value-type="float" office:value="4943.144" calcext:value-type="float">
            <text:p><text:s text:c="2"/>4 943</text:p>
          </table:table-cell>
          <table:table-cell office:value-type="float" office:value="5084.767" calcext:value-type="float">
            <text:p><text:s text:c="2"/>5 085</text:p>
          </table:table-cell>
          <table:table-cell office:value-type="float" office:value="5229.797" calcext:value-type="float">
            <text:p><text:s text:c="2"/>5 230</text:p>
          </table:table-cell>
          <table:table-cell office:value-type="float" office:value="5381.483" calcext:value-type="float">
            <text:p><text:s text:c="2"/>5 381</text:p>
          </table:table-cell>
          <table:table-cell office:value-type="float" office:value="5554.882" calcext:value-type="float">
            <text:p><text:s text:c="2"/>5 555</text:p>
          </table:table-cell>
          <table:table-cell office:value-type="float" office:value="5770.652" calcext:value-type="float">
            <text:p><text:s text:c="2"/>5 771</text:p>
          </table:table-cell>
          <table:table-cell office:value-type="float" office:value="6041.094" calcext:value-type="float">
            <text:p><text:s text:c="2"/>6 041</text:p>
          </table:table-cell>
          <table:table-cell office:value-type="float" office:value="6374.329" calcext:value-type="float">
            <text:p><text:s text:c="2"/>6 374</text:p>
          </table:table-cell>
          <table:table-cell office:value-type="float" office:value="6758.838" calcext:value-type="float">
            <text:p><text:s text:c="2"/>6 759</text:p>
          </table:table-cell>
          <table:table-cell office:value-type="float" office:value="7163.236" calcext:value-type="float">
            <text:p><text:s text:c="2"/>7 163</text:p>
          </table:table-cell>
          <table:table-cell office:value-type="float" office:value="7544.291" calcext:value-type="float">
            <text:p><text:s text:c="2"/>7 544</text:p>
          </table:table-cell>
          <table:table-cell office:value-type="float" office:value="7871.173" calcext:value-type="float">
            <text:p><text:s text:c="2"/>7 871</text:p>
          </table:table-cell>
          <table:table-cell office:value-type="float" office:value="8132.552" calcext:value-type="float">
            <text:p><text:s text:c="2"/>8 133</text:p>
          </table:table-cell>
          <table:table-cell office:value-type="float" office:value="8337.988" calcext:value-type="float">
            <text:p><text:s text:c="2"/>8 338</text:p>
          </table:table-cell>
          <table:table-cell office:value-type="float" office:value="8503.297" calcext:value-type="float">
            <text:p><text:s text:c="2"/>8 503</text:p>
          </table:table-cell>
          <table:table-cell office:value-type="float" office:value="8653.769" calcext:value-type="float">
            <text:p><text:s text:c="2"/>8 654</text:p>
          </table:table-cell>
          <table:table-cell office:value-type="float" office:value="8808.546" calcext:value-type="float">
            <text:p><text:s text:c="2"/>8 809</text:p>
          </table:table-cell>
          <table:table-cell office:value-type="float" office:value="8971.139" calcext:value-type="float">
            <text:p><text:s text:c="2"/>8 971</text:p>
          </table:table-cell>
          <table:table-cell office:value-type="float" office:value="9137.345" calcext:value-type="float">
            <text:p><text:s text:c="2"/>9 137</text:p>
          </table:table-cell>
          <table:table-cell office:value-type="float" office:value="9309.848" calcext:value-type="float">
            <text:p><text:s text:c="2"/>9 310</text:p>
          </table:table-cell>
          <table:table-cell office:value-type="float" office:value="9490.229" calcext:value-type="float">
            <text:p><text:s text:c="2"/>9 490</text:p>
          </table:table-cell>
          <table:table-cell office:value-type="float" office:value="9679.745" calcext:value-type="float">
            <text:p><text:s text:c="2"/>9 680</text:p>
          </table:table-cell>
          <table:table-cell office:value-type="float" office:value="9881.428" calcext:value-type="float">
            <text:p><text:s text:c="2"/>9 881</text:p>
          </table:table-cell>
          <table:table-cell office:value-type="float" office:value="10096.727" calcext:value-type="float">
            <text:p><text:s text:c="2"/>10 097</text:p>
          </table:table-cell>
          <table:table-cell office:value-type="float" office:value="10323.142" calcext:value-type="float">
            <text:p><text:s text:c="2"/>10 323</text:p>
          </table:table-cell>
          <table:table-cell office:value-type="float" office:value="10556.524" calcext:value-type="float">
            <text:p><text:s text:c="2"/>10 557</text:p>
          </table:table-cell>
          <table:table-cell office:value-type="float" office:value="10794.17" calcext:value-type="float">
            <text:p><text:s text:c="2"/>10 794</text:p>
          </table:table-cell>
          <table:table-cell office:value-type="float" office:value="11035.17" calcext:value-type="float">
            <text:p><text:s text:c="2"/>11 035</text:p>
          </table:table-cell>
          <table:table-cell office:value-type="float" office:value="11281.469" calcext:value-type="float">
            <text:p><text:s text:c="2"/>11 281</text:p>
          </table:table-cell>
          <table:table-cell office:value-type="float" office:value="11536.615" calcext:value-type="float">
            <text:p><text:s text:c="2"/>11 537</text:p>
          </table:table-cell>
          <table:table-cell office:value-type="float" office:value="11805.509" calcext:value-type="float">
            <text:p><text:s text:c="2"/>11 806</text:p>
          </table:table-cell>
          <table:table-cell office:value-type="float" office:value="12091.533" calcext:value-type="float">
            <text:p><text:s text:c="2"/>12 0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inea-Bissau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535.43" calcext:value-type="float">
            <text:p><text:s text:c="3"/>535</text:p>
          </table:table-cell>
          <table:table-cell office:value-type="float" office:value="544.106" calcext:value-type="float">
            <text:p><text:s text:c="3"/>544</text:p>
          </table:table-cell>
          <table:table-cell office:value-type="float" office:value="552.029" calcext:value-type="float">
            <text:p><text:s text:c="3"/>552</text:p>
          </table:table-cell>
          <table:table-cell office:value-type="float" office:value="559.692" calcext:value-type="float">
            <text:p><text:s text:c="3"/>560</text:p>
          </table:table-cell>
          <table:table-cell office:value-type="float" office:value="567.404" calcext:value-type="float">
            <text:p><text:s text:c="3"/>567</text:p>
          </table:table-cell>
          <table:table-cell office:value-type="float" office:value="575.382" calcext:value-type="float">
            <text:p><text:s text:c="3"/>575</text:p>
          </table:table-cell>
          <table:table-cell office:value-type="float" office:value="583.648" calcext:value-type="float">
            <text:p><text:s text:c="3"/>584</text:p>
          </table:table-cell>
          <table:table-cell office:value-type="float" office:value="592.13" calcext:value-type="float">
            <text:p><text:s text:c="3"/>592</text:p>
          </table:table-cell>
          <table:table-cell office:value-type="float" office:value="600.597" calcext:value-type="float">
            <text:p><text:s text:c="3"/>601</text:p>
          </table:table-cell>
          <table:table-cell office:value-type="float" office:value="608.779" calcext:value-type="float">
            <text:p><text:s text:c="3"/>609</text:p>
          </table:table-cell>
          <table:table-cell office:value-type="float" office:value="616.409" calcext:value-type="float">
            <text:p><text:s text:c="3"/>616</text:p>
          </table:table-cell>
          <table:table-cell office:value-type="float" office:value="623.415" calcext:value-type="float">
            <text:p><text:s text:c="3"/>623</text:p>
          </table:table-cell>
          <table:table-cell office:value-type="float" office:value="629.969" calcext:value-type="float">
            <text:p><text:s text:c="3"/>630</text:p>
          </table:table-cell>
          <table:table-cell office:value-type="float" office:value="636.586" calcext:value-type="float">
            <text:p><text:s text:c="3"/>637</text:p>
          </table:table-cell>
          <table:table-cell office:value-type="float" office:value="643.961" calcext:value-type="float">
            <text:p><text:s text:c="3"/>644</text:p>
          </table:table-cell>
          <table:table-cell office:value-type="float" office:value="652.562" calcext:value-type="float">
            <text:p><text:s text:c="3"/>653</text:p>
          </table:table-cell>
          <table:table-cell office:value-type="float" office:value="662.463" calcext:value-type="float">
            <text:p><text:s text:c="3"/>662</text:p>
          </table:table-cell>
          <table:table-cell office:value-type="float" office:value="673.462" calcext:value-type="float">
            <text:p><text:s text:c="3"/>673</text:p>
          </table:table-cell>
          <table:table-cell office:value-type="float" office:value="685.476" calcext:value-type="float">
            <text:p><text:s text:c="3"/>685</text:p>
          </table:table-cell>
          <table:table-cell office:value-type="float" office:value="698.338" calcext:value-type="float">
            <text:p><text:s text:c="3"/>698</text:p>
          </table:table-cell>
          <table:table-cell office:value-type="float" office:value="711.827" calcext:value-type="float">
            <text:p><text:s text:c="3"/>712</text:p>
          </table:table-cell>
          <table:table-cell office:value-type="float" office:value="726.256" calcext:value-type="float">
            <text:p><text:s text:c="3"/>726</text:p>
          </table:table-cell>
          <table:table-cell office:value-type="float" office:value="741.49" calcext:value-type="float">
            <text:p><text:s text:c="3"/>741</text:p>
          </table:table-cell>
          <table:table-cell office:value-type="float" office:value="756.28" calcext:value-type="float">
            <text:p><text:s text:c="3"/>756</text:p>
          </table:table-cell>
          <table:table-cell office:value-type="float" office:value="768.945" calcext:value-type="float">
            <text:p><text:s text:c="3"/>769</text:p>
          </table:table-cell>
          <table:table-cell office:value-type="float" office:value="778.47" calcext:value-type="float">
            <text:p><text:s text:c="3"/>778</text:p>
          </table:table-cell>
          <table:table-cell office:value-type="float" office:value="784.156" calcext:value-type="float">
            <text:p><text:s text:c="3"/>784</text:p>
          </table:table-cell>
          <table:table-cell office:value-type="float" office:value="786.754" calcext:value-type="float">
            <text:p><text:s text:c="3"/>787</text:p>
          </table:table-cell>
          <table:table-cell office:value-type="float" office:value="788.495" calcext:value-type="float">
            <text:p><text:s text:c="3"/>788</text:p>
          </table:table-cell>
          <table:table-cell office:value-type="float" office:value="792.462" calcext:value-type="float">
            <text:p><text:s text:c="3"/>792</text:p>
          </table:table-cell>
          <table:table-cell office:value-type="float" office:value="800.854" calcext:value-type="float">
            <text:p><text:s text:c="3"/>801</text:p>
          </table:table-cell>
          <table:table-cell office:value-type="float" office:value="814.507" calcext:value-type="float">
            <text:p><text:s text:c="3"/>815</text:p>
          </table:table-cell>
          <table:table-cell office:value-type="float" office:value="832.668" calcext:value-type="float">
            <text:p><text:s text:c="3"/>833</text:p>
          </table:table-cell>
          <table:table-cell office:value-type="float" office:value="854.113" calcext:value-type="float">
            <text:p><text:s text:c="3"/>854</text:p>
          </table:table-cell>
          <table:table-cell office:value-type="float" office:value="876.873" calcext:value-type="float">
            <text:p><text:s text:c="3"/>877</text:p>
          </table:table-cell>
          <table:table-cell office:value-type="float" office:value="899.509" calcext:value-type="float">
            <text:p><text:s text:c="3"/>900</text:p>
          </table:table-cell>
          <table:table-cell office:value-type="float" office:value="921.626" calcext:value-type="float">
            <text:p><text:s text:c="3"/>922</text:p>
          </table:table-cell>
          <table:table-cell office:value-type="float" office:value="943.617" calcext:value-type="float">
            <text:p><text:s text:c="3"/>944</text:p>
          </table:table-cell>
          <table:table-cell office:value-type="float" office:value="965.742" calcext:value-type="float">
            <text:p><text:s text:c="3"/>966</text:p>
          </table:table-cell>
          <table:table-cell office:value-type="float" office:value="988.52" calcext:value-type="float">
            <text:p><text:s text:c="3"/>989</text:p>
          </table:table-cell>
          <table:table-cell office:value-type="float" office:value="1012.28" calcext:value-type="float">
            <text:p><text:s text:c="2"/>1 012</text:p>
          </table:table-cell>
          <table:table-cell office:value-type="float" office:value="1037.155" calcext:value-type="float">
            <text:p><text:s text:c="2"/>1 037</text:p>
          </table:table-cell>
          <table:table-cell office:value-type="float" office:value="1062.8" calcext:value-type="float">
            <text:p><text:s text:c="2"/>1 063</text:p>
          </table:table-cell>
          <table:table-cell office:value-type="float" office:value="1088.569" calcext:value-type="float">
            <text:p><text:s text:c="2"/>1 089</text:p>
          </table:table-cell>
          <table:table-cell office:value-type="float" office:value="1113.541" calcext:value-type="float">
            <text:p><text:s text:c="2"/>1 114</text:p>
          </table:table-cell>
          <table:table-cell office:value-type="float" office:value="1137.122" calcext:value-type="float">
            <text:p><text:s text:c="2"/>1 137</text:p>
          </table:table-cell>
          <table:table-cell office:value-type="float" office:value="1159.06" calcext:value-type="float">
            <text:p><text:s text:c="2"/>1 159</text:p>
          </table:table-cell>
          <table:table-cell office:value-type="float" office:value="1179.727" calcext:value-type="float">
            <text:p><text:s text:c="2"/>1 180</text:p>
          </table:table-cell>
          <table:table-cell office:value-type="float" office:value="1199.915" calcext:value-type="float">
            <text:p><text:s text:c="2"/>1 200</text:p>
          </table:table-cell>
          <table:table-cell office:value-type="float" office:value="1220.794" calcext:value-type="float">
            <text:p><text:s text:c="2"/>1 221</text:p>
          </table:table-cell>
          <table:table-cell office:value-type="float" office:value="1243.229" calcext:value-type="float">
            <text:p><text:s text:c="2"/>1 243</text:p>
          </table:table-cell>
          <table:table-cell office:value-type="float" office:value="1267.512" calcext:value-type="float">
            <text:p><text:s text:c="2"/>1 268</text:p>
          </table:table-cell>
          <table:table-cell office:value-type="float" office:value="1293.523" calcext:value-type="float">
            <text:p><text:s text:c="2"/>1 294</text:p>
          </table:table-cell>
          <table:table-cell office:value-type="float" office:value="1321.202" calcext:value-type="float">
            <text:p><text:s text:c="2"/>1 321</text:p>
          </table:table-cell>
          <table:table-cell office:value-type="float" office:value="1350.345" calcext:value-type="float">
            <text:p><text:s text:c="2"/>1 350</text:p>
          </table:table-cell>
          <table:table-cell office:value-type="float" office:value="1380.838" calcext:value-type="float">
            <text:p><text:s text:c="2"/>1 381</text:p>
          </table:table-cell>
          <table:table-cell office:value-type="float" office:value="1412.669" calcext:value-type="float">
            <text:p><text:s text:c="2"/>1 413</text:p>
          </table:table-cell>
          <table:table-cell office:value-type="float" office:value="1445.958" calcext:value-type="float">
            <text:p><text:s text:c="2"/>1 446</text:p>
          </table:table-cell>
          <table:table-cell office:value-type="float" office:value="1480.841" calcext:value-type="float">
            <text:p><text:s text:c="2"/>1 481</text:p>
          </table:table-cell>
          <table:table-cell office:value-type="float" office:value="1517.448" calcext:value-type="float">
            <text:p><text:s text:c="2"/>1 517</text:p>
          </table:table-cell>
          <table:table-cell office:value-type="float" office:value="1555.88" calcext:value-type="float">
            <text:p><text:s text:c="2"/>1 556</text:p>
          </table:table-cell>
          <table:table-cell office:value-type="float" office:value="1596.154" calcext:value-type="float">
            <text:p><text:s text:c="2"/>1 596</text:p>
          </table:table-cell>
          <table:table-cell office:value-type="float" office:value="1638.139" calcext:value-type="float">
            <text:p><text:s text:c="2"/>1 638</text:p>
          </table:table-cell>
          <table:table-cell office:value-type="float" office:value="1681.495" calcext:value-type="float">
            <text:p><text:s text:c="2"/>1 681</text:p>
          </table:table-cell>
          <table:table-cell office:value-type="float" office:value="1725.744" calcext:value-type="float">
            <text:p><text:s text:c="2"/>1 726</text:p>
          </table:table-cell>
          <table:table-cell office:value-type="float" office:value="1770.526" calcext:value-type="float">
            <text:p><text:s text:c="2"/>1 7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930.025" calcext:value-type="float">
            <text:p><text:s text:c="3"/>930</text:p>
          </table:table-cell>
          <table:table-cell office:value-type="float" office:value="942.999" calcext:value-type="float">
            <text:p><text:s text:c="3"/>943</text:p>
          </table:table-cell>
          <table:table-cell office:value-type="float" office:value="957.595" calcext:value-type="float">
            <text:p><text:s text:c="3"/>958</text:p>
          </table:table-cell>
          <table:table-cell office:value-type="float" office:value="973.699" calcext:value-type="float">
            <text:p><text:s text:c="3"/>974</text:p>
          </table:table-cell>
          <table:table-cell office:value-type="float" office:value="991.23" calcext:value-type="float">
            <text:p><text:s text:c="3"/>991</text:p>
          </table:table-cell>
          <table:table-cell office:value-type="float" office:value="1010.067" calcext:value-type="float">
            <text:p><text:s text:c="2"/>1 010</text:p>
          </table:table-cell>
          <table:table-cell office:value-type="float" office:value="1030.109" calcext:value-type="float">
            <text:p><text:s text:c="2"/>1 030</text:p>
          </table:table-cell>
          <table:table-cell office:value-type="float" office:value="1051.25" calcext:value-type="float">
            <text:p><text:s text:c="2"/>1 051</text:p>
          </table:table-cell>
          <table:table-cell office:value-type="float" office:value="1073.392" calcext:value-type="float">
            <text:p><text:s text:c="2"/>1 073</text:p>
          </table:table-cell>
          <table:table-cell office:value-type="float" office:value="1096.442" calcext:value-type="float">
            <text:p><text:s text:c="2"/>1 096</text:p>
          </table:table-cell>
          <table:table-cell office:value-type="float" office:value="1120.313" calcext:value-type="float">
            <text:p><text:s text:c="2"/>1 120</text:p>
          </table:table-cell>
          <table:table-cell office:value-type="float" office:value="1144.986" calcext:value-type="float">
            <text:p><text:s text:c="2"/>1 145</text:p>
          </table:table-cell>
          <table:table-cell office:value-type="float" office:value="1170.48" calcext:value-type="float">
            <text:p><text:s text:c="2"/>1 170</text:p>
          </table:table-cell>
          <table:table-cell office:value-type="float" office:value="1196.89" calcext:value-type="float">
            <text:p><text:s text:c="2"/>1 197</text:p>
          </table:table-cell>
          <table:table-cell office:value-type="float" office:value="1224.344" calcext:value-type="float">
            <text:p><text:s text:c="2"/>1 224</text:p>
          </table:table-cell>
          <table:table-cell office:value-type="float" office:value="1252.972" calcext:value-type="float">
            <text:p><text:s text:c="2"/>1 253</text:p>
          </table:table-cell>
          <table:table-cell office:value-type="float" office:value="1282.814" calcext:value-type="float">
            <text:p><text:s text:c="2"/>1 283</text:p>
          </table:table-cell>
          <table:table-cell office:value-type="float" office:value="1313.941" calcext:value-type="float">
            <text:p><text:s text:c="2"/>1 314</text:p>
          </table:table-cell>
          <table:table-cell office:value-type="float" office:value="1346.491" calcext:value-type="float">
            <text:p><text:s text:c="2"/>1 346</text:p>
          </table:table-cell>
          <table:table-cell office:value-type="float" office:value="1380.637" calcext:value-type="float">
            <text:p><text:s text:c="2"/>1 381</text:p>
          </table:table-cell>
          <table:table-cell office:value-type="float" office:value="1416.529" calcext:value-type="float">
            <text:p><text:s text:c="2"/>1 417</text:p>
          </table:table-cell>
          <table:table-cell office:value-type="float" office:value="1454.198" calcext:value-type="float">
            <text:p><text:s text:c="2"/>1 454</text:p>
          </table:table-cell>
          <table:table-cell office:value-type="float" office:value="1493.711" calcext:value-type="float">
            <text:p><text:s text:c="2"/>1 494</text:p>
          </table:table-cell>
          <table:table-cell office:value-type="float" office:value="1535.229" calcext:value-type="float">
            <text:p><text:s text:c="2"/>1 535</text:p>
          </table:table-cell>
          <table:table-cell office:value-type="float" office:value="1578.952" calcext:value-type="float">
            <text:p><text:s text:c="2"/>1 579</text:p>
          </table:table-cell>
          <table:table-cell office:value-type="float" office:value="1625.013" calcext:value-type="float">
            <text:p><text:s text:c="2"/>1 625</text:p>
          </table:table-cell>
          <table:table-cell office:value-type="float" office:value="1672.3" calcext:value-type="float">
            <text:p><text:s text:c="2"/>1 672</text:p>
          </table:table-cell>
          <table:table-cell office:value-type="float" office:value="1720.489" calcext:value-type="float">
            <text:p><text:s text:c="2"/>1 720</text:p>
          </table:table-cell>
          <table:table-cell office:value-type="float" office:value="1771.256" calcext:value-type="float">
            <text:p><text:s text:c="2"/>1 771</text:p>
          </table:table-cell>
          <table:table-cell office:value-type="float" office:value="1826.881" calcext:value-type="float">
            <text:p><text:s text:c="2"/>1 827</text:p>
          </table:table-cell>
          <table:table-cell office:value-type="float" office:value="1888.314" calcext:value-type="float">
            <text:p><text:s text:c="2"/>1 888</text:p>
          </table:table-cell>
          <table:table-cell office:value-type="float" office:value="1957.456" calcext:value-type="float">
            <text:p><text:s text:c="2"/>1 957</text:p>
          </table:table-cell>
          <table:table-cell office:value-type="float" office:value="2031.85" calcext:value-type="float">
            <text:p><text:s text:c="2"/>2 032</text:p>
          </table:table-cell>
          <table:table-cell office:value-type="float" office:value="2102.911" calcext:value-type="float">
            <text:p><text:s text:c="2"/>2 103</text:p>
          </table:table-cell>
          <table:table-cell office:value-type="float" office:value="2159.089" calcext:value-type="float">
            <text:p><text:s text:c="2"/>2 159</text:p>
          </table:table-cell>
          <table:table-cell office:value-type="float" office:value="2192.555" calcext:value-type="float">
            <text:p><text:s text:c="2"/>2 193</text:p>
          </table:table-cell>
          <table:table-cell office:value-type="float" office:value="2201.833" calcext:value-type="float">
            <text:p><text:s text:c="2"/>2 202</text:p>
          </table:table-cell>
          <table:table-cell office:value-type="float" office:value="2191.023" calcext:value-type="float">
            <text:p><text:s text:c="2"/>2 191</text:p>
          </table:table-cell>
          <table:table-cell office:value-type="float" office:value="2165.09" calcext:value-type="float">
            <text:p><text:s text:c="2"/>2 165</text:p>
          </table:table-cell>
          <table:table-cell office:value-type="float" office:value="2131.525" calcext:value-type="float">
            <text:p><text:s text:c="2"/>2 132</text:p>
          </table:table-cell>
          <table:table-cell office:value-type="float" office:value="2097.232" calcext:value-type="float">
            <text:p><text:s text:c="2"/>2 097</text:p>
          </table:table-cell>
          <table:table-cell office:value-type="float" office:value="2060.267" calcext:value-type="float">
            <text:p><text:s text:c="2"/>2 060</text:p>
          </table:table-cell>
          <table:table-cell office:value-type="float" office:value="2022.729" calcext:value-type="float">
            <text:p><text:s text:c="2"/>2 023</text:p>
          </table:table-cell>
          <table:table-cell office:value-type="float" office:value="2000.248" calcext:value-type="float">
            <text:p><text:s text:c="2"/>2 000</text:p>
          </table:table-cell>
          <table:table-cell office:value-type="float" office:value="2012.885" calcext:value-type="float">
            <text:p><text:s text:c="2"/>2 013</text:p>
          </table:table-cell>
          <table:table-cell office:value-type="float" office:value="2073.482" calcext:value-type="float">
            <text:p><text:s text:c="2"/>2 073</text:p>
          </table:table-cell>
          <table:table-cell office:value-type="float" office:value="2191.179" calcext:value-type="float">
            <text:p><text:s text:c="2"/>2 191</text:p>
          </table:table-cell>
          <table:table-cell office:value-type="float" office:value="2358.469" calcext:value-type="float">
            <text:p><text:s text:c="2"/>2 358</text:p>
          </table:table-cell>
          <table:table-cell office:value-type="float" office:value="2551.062" calcext:value-type="float">
            <text:p><text:s text:c="2"/>2 551</text:p>
          </table:table-cell>
          <table:table-cell office:value-type="float" office:value="2734.518" calcext:value-type="float">
            <text:p><text:s text:c="2"/>2 735</text:p>
          </table:table-cell>
          <table:table-cell office:value-type="float" office:value="2884.522" calcext:value-type="float">
            <text:p><text:s text:c="2"/>2 885</text:p>
          </table:table-cell>
          <table:table-cell office:value-type="float" office:value="2991.132" calcext:value-type="float">
            <text:p><text:s text:c="2"/>2 991</text:p>
          </table:table-cell>
          <table:table-cell office:value-type="float" office:value="3062.863" calcext:value-type="float">
            <text:p><text:s text:c="2"/>3 063</text:p>
          </table:table-cell>
          <table:table-cell office:value-type="float" office:value="3116.233" calcext:value-type="float">
            <text:p><text:s text:c="2"/>3 116</text:p>
          </table:table-cell>
          <table:table-cell office:value-type="float" office:value="3176.414" calcext:value-type="float">
            <text:p><text:s text:c="2"/>3 176</text:p>
          </table:table-cell>
          <table:table-cell office:value-type="float" office:value="3261.23" calcext:value-type="float">
            <text:p><text:s text:c="2"/>3 261</text:p>
          </table:table-cell>
          <table:table-cell office:value-type="float" office:value="3375.838" calcext:value-type="float">
            <text:p><text:s text:c="2"/>3 376</text:p>
          </table:table-cell>
          <table:table-cell office:value-type="float" office:value="3512.932" calcext:value-type="float">
            <text:p><text:s text:c="2"/>3 513</text:p>
          </table:table-cell>
          <table:table-cell office:value-type="float" office:value="3662.993" calcext:value-type="float">
            <text:p><text:s text:c="2"/>3 663</text:p>
          </table:table-cell>
          <table:table-cell office:value-type="float" office:value="3811.528" calcext:value-type="float">
            <text:p><text:s text:c="2"/>3 812</text:p>
          </table:table-cell>
          <table:table-cell office:value-type="float" office:value="3948.125" calcext:value-type="float">
            <text:p><text:s text:c="2"/>3 948</text:p>
          </table:table-cell>
          <table:table-cell office:value-type="float" office:value="4070.167" calcext:value-type="float">
            <text:p><text:s text:c="2"/>4 070</text:p>
          </table:table-cell>
          <table:table-cell office:value-type="float" office:value="4181.563" calcext:value-type="float">
            <text:p><text:s text:c="2"/>4 182</text:p>
          </table:table-cell>
          <table:table-cell office:value-type="float" office:value="4286.291" calcext:value-type="float">
            <text:p><text:s text:c="2"/>4 286</text:p>
          </table:table-cell>
          <table:table-cell office:value-type="float" office:value="4390.737" calcext:value-type="float">
            <text:p><text:s text:c="2"/>4 391</text:p>
          </table:table-cell>
          <table:table-cell office:value-type="float" office:value="4499.621" calcext:value-type="float">
            <text:p><text:s text:c="2"/>4 5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li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708.429" calcext:value-type="float">
            <text:p><text:s text:c="2"/>4 708</text:p>
          </table:table-cell>
          <table:table-cell office:value-type="float" office:value="4759.036" calcext:value-type="float">
            <text:p><text:s text:c="2"/>4 759</text:p>
          </table:table-cell>
          <table:table-cell office:value-type="float" office:value="4811.199" calcext:value-type="float">
            <text:p><text:s text:c="2"/>4 811</text:p>
          </table:table-cell>
          <table:table-cell office:value-type="float" office:value="4864.755" calcext:value-type="float">
            <text:p><text:s text:c="2"/>4 865</text:p>
          </table:table-cell>
          <table:table-cell office:value-type="float" office:value="4919.547" calcext:value-type="float">
            <text:p><text:s text:c="2"/>4 920</text:p>
          </table:table-cell>
          <table:table-cell office:value-type="float" office:value="4975.398" calcext:value-type="float">
            <text:p><text:s text:c="2"/>4 975</text:p>
          </table:table-cell>
          <table:table-cell office:value-type="float" office:value="5032.123" calcext:value-type="float">
            <text:p><text:s text:c="2"/>5 032</text:p>
          </table:table-cell>
          <table:table-cell office:value-type="float" office:value="5089.509" calcext:value-type="float">
            <text:p><text:s text:c="2"/>5 090</text:p>
          </table:table-cell>
          <table:table-cell office:value-type="float" office:value="5147.348" calcext:value-type="float">
            <text:p><text:s text:c="2"/>5 147</text:p>
          </table:table-cell>
          <table:table-cell office:value-type="float" office:value="5205.449" calcext:value-type="float">
            <text:p><text:s text:c="2"/>5 205</text:p>
          </table:table-cell>
          <table:table-cell office:value-type="float" office:value="5263.733" calcext:value-type="float">
            <text:p><text:s text:c="2"/>5 264</text:p>
          </table:table-cell>
          <table:table-cell office:value-type="float" office:value="5322.266" calcext:value-type="float">
            <text:p><text:s text:c="2"/>5 322</text:p>
          </table:table-cell>
          <table:table-cell office:value-type="float" office:value="5381.368" calcext:value-type="float">
            <text:p><text:s text:c="2"/>5 381</text:p>
          </table:table-cell>
          <table:table-cell office:value-type="float" office:value="5441.613" calcext:value-type="float">
            <text:p><text:s text:c="2"/>5 442</text:p>
          </table:table-cell>
          <table:table-cell office:value-type="float" office:value="5503.752" calcext:value-type="float">
            <text:p><text:s text:c="2"/>5 504</text:p>
          </table:table-cell>
          <table:table-cell office:value-type="float" office:value="5568.484" calcext:value-type="float">
            <text:p><text:s text:c="2"/>5 568</text:p>
          </table:table-cell>
          <table:table-cell office:value-type="float" office:value="5635.859" calcext:value-type="float">
            <text:p><text:s text:c="2"/>5 636</text:p>
          </table:table-cell>
          <table:table-cell office:value-type="float" office:value="5706.199" calcext:value-type="float">
            <text:p><text:s text:c="2"/>5 706</text:p>
          </table:table-cell>
          <table:table-cell office:value-type="float" office:value="5780.835" calcext:value-type="float">
            <text:p><text:s text:c="2"/>5 781</text:p>
          </table:table-cell>
          <table:table-cell office:value-type="float" office:value="5861.412" calcext:value-type="float">
            <text:p><text:s text:c="2"/>5 861</text:p>
          </table:table-cell>
          <table:table-cell office:value-type="float" office:value="5949.045" calcext:value-type="float">
            <text:p><text:s text:c="2"/>5 949</text:p>
          </table:table-cell>
          <table:table-cell office:value-type="float" office:value="6044.53" calcext:value-type="float">
            <text:p><text:s text:c="2"/>6 045</text:p>
          </table:table-cell>
          <table:table-cell office:value-type="float" office:value="6147.458" calcext:value-type="float">
            <text:p><text:s text:c="2"/>6 147</text:p>
          </table:table-cell>
          <table:table-cell office:value-type="float" office:value="6256.187" calcext:value-type="float">
            <text:p><text:s text:c="2"/>6 256</text:p>
          </table:table-cell>
          <table:table-cell office:value-type="float" office:value="6368.348" calcext:value-type="float">
            <text:p><text:s text:c="2"/>6 368</text:p>
          </table:table-cell>
          <table:table-cell office:value-type="float" office:value="6482.278" calcext:value-type="float">
            <text:p><text:s text:c="2"/>6 482</text:p>
          </table:table-cell>
          <table:table-cell office:value-type="float" office:value="6596.773" calcext:value-type="float">
            <text:p><text:s text:c="2"/>6 597</text:p>
          </table:table-cell>
          <table:table-cell office:value-type="float" office:value="6712.401" calcext:value-type="float">
            <text:p><text:s text:c="2"/>6 712</text:p>
          </table:table-cell>
          <table:table-cell office:value-type="float" office:value="6831.295" calcext:value-type="float">
            <text:p><text:s text:c="2"/>6 831</text:p>
          </table:table-cell>
          <table:table-cell office:value-type="float" office:value="6956.579" calcext:value-type="float">
            <text:p><text:s text:c="2"/>6 957</text:p>
          </table:table-cell>
          <table:table-cell office:value-type="float" office:value="7090.126" calcext:value-type="float">
            <text:p><text:s text:c="2"/>7 090</text:p>
          </table:table-cell>
          <table:table-cell office:value-type="float" office:value="7234.303" calcext:value-type="float">
            <text:p><text:s text:c="2"/>7 234</text:p>
          </table:table-cell>
          <table:table-cell office:value-type="float" office:value="7387.656" calcext:value-type="float">
            <text:p><text:s text:c="2"/>7 388</text:p>
          </table:table-cell>
          <table:table-cell office:value-type="float" office:value="7543.743" calcext:value-type="float">
            <text:p><text:s text:c="2"/>7 544</text:p>
          </table:table-cell>
          <table:table-cell office:value-type="float" office:value="7693.667" calcext:value-type="float">
            <text:p><text:s text:c="2"/>7 694</text:p>
          </table:table-cell>
          <table:table-cell office:value-type="float" office:value="7831.889" calcext:value-type="float">
            <text:p><text:s text:c="2"/>7 832</text:p>
          </table:table-cell>
          <table:table-cell office:value-type="float" office:value="7955.164" calcext:value-type="float">
            <text:p><text:s text:c="2"/>7 955</text:p>
          </table:table-cell>
          <table:table-cell office:value-type="float" office:value="8067.758" calcext:value-type="float">
            <text:p><text:s text:c="2"/>8 068</text:p>
          </table:table-cell>
          <table:table-cell office:value-type="float" office:value="8180.728" calcext:value-type="float">
            <text:p><text:s text:c="2"/>8 181</text:p>
          </table:table-cell>
          <table:table-cell office:value-type="float" office:value="8309.531" calcext:value-type="float">
            <text:p><text:s text:c="2"/>8 310</text:p>
          </table:table-cell>
          <table:table-cell office:value-type="float" office:value="8465.188" calcext:value-type="float">
            <text:p><text:s text:c="2"/>8 465</text:p>
          </table:table-cell>
          <table:table-cell office:value-type="float" office:value="8652.514" calcext:value-type="float">
            <text:p><text:s text:c="2"/>8 653</text:p>
          </table:table-cell>
          <table:table-cell office:value-type="float" office:value="8868.263" calcext:value-type="float">
            <text:p><text:s text:c="2"/>8 868</text:p>
          </table:table-cell>
          <table:table-cell office:value-type="float" office:value="9105.472" calcext:value-type="float">
            <text:p><text:s text:c="2"/>9 105</text:p>
          </table:table-cell>
          <table:table-cell office:value-type="float" office:value="9353.385" calcext:value-type="float">
            <text:p><text:s text:c="2"/>9 353</text:p>
          </table:table-cell>
          <table:table-cell office:value-type="float" office:value="9604.45" calcext:value-type="float">
            <text:p><text:s text:c="2"/>9 604</text:p>
          </table:table-cell>
          <table:table-cell office:value-type="float" office:value="9856.81" calcext:value-type="float">
            <text:p><text:s text:c="2"/>9 857</text:p>
          </table:table-cell>
          <table:table-cell office:value-type="float" office:value="10114.094" calcext:value-type="float">
            <text:p><text:s text:c="2"/>10 114</text:p>
          </table:table-cell>
          <table:table-cell office:value-type="float" office:value="10380.835" calcext:value-type="float">
            <text:p><text:s text:c="2"/>10 381</text:p>
          </table:table-cell>
          <table:table-cell office:value-type="float" office:value="10663.723" calcext:value-type="float">
            <text:p><text:s text:c="2"/>10 664</text:p>
          </table:table-cell>
          <table:table-cell office:value-type="float" office:value="10967.69" calcext:value-type="float">
            <text:p><text:s text:c="2"/>10 968</text:p>
          </table:table-cell>
          <table:table-cell office:value-type="float" office:value="11293.258" calcext:value-type="float">
            <text:p><text:s text:c="2"/>11 293</text:p>
          </table:table-cell>
          <table:table-cell office:value-type="float" office:value="11638.929" calcext:value-type="float">
            <text:p><text:s text:c="2"/>11 639</text:p>
          </table:table-cell>
          <table:table-cell office:value-type="float" office:value="12005.128" calcext:value-type="float">
            <text:p><text:s text:c="2"/>12 005</text:p>
          </table:table-cell>
          <table:table-cell office:value-type="float" office:value="12391.906" calcext:value-type="float">
            <text:p><text:s text:c="2"/>12 392</text:p>
          </table:table-cell>
          <table:table-cell office:value-type="float" office:value="12798.763" calcext:value-type="float">
            <text:p><text:s text:c="2"/>12 799</text:p>
          </table:table-cell>
          <table:table-cell office:value-type="float" office:value="13227.064" calcext:value-type="float">
            <text:p><text:s text:c="2"/>13 227</text:p>
          </table:table-cell>
          <table:table-cell office:value-type="float" office:value="13675.606" calcext:value-type="float">
            <text:p><text:s text:c="2"/>13 676</text:p>
          </table:table-cell>
          <table:table-cell office:value-type="float" office:value="14138.216" calcext:value-type="float">
            <text:p><text:s text:c="2"/>14 138</text:p>
          </table:table-cell>
          <table:table-cell office:value-type="float" office:value="14606.597" calcext:value-type="float">
            <text:p><text:s text:c="2"/>14 607</text:p>
          </table:table-cell>
          <table:table-cell office:value-type="float" office:value="15075.085" calcext:value-type="float">
            <text:p><text:s text:c="2"/>15 075</text:p>
          </table:table-cell>
          <table:table-cell office:value-type="float" office:value="15540.989" calcext:value-type="float">
            <text:p><text:s text:c="2"/>15 541</text:p>
          </table:table-cell>
          <table:table-cell office:value-type="float" office:value="16006.67" calcext:value-type="float">
            <text:p><text:s text:c="2"/>16 007</text:p>
          </table:table-cell>
          <table:table-cell office:value-type="float" office:value="16477.818" calcext:value-type="float">
            <text:p><text:s text:c="2"/>16 478</text:p>
          </table:table-cell>
          <table:table-cell office:value-type="float" office:value="16962.846" calcext:value-type="float">
            <text:p><text:s text:c="2"/>16 963</text:p>
          </table:table-cell>
          <table:table-cell office:value-type="float" office:value="17467.905" calcext:value-type="float">
            <text:p><text:s text:c="2"/>17 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uritania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660.491" calcext:value-type="float">
            <text:p><text:s text:c="3"/>660</text:p>
          </table:table-cell>
          <table:table-cell office:value-type="float" office:value="675.596" calcext:value-type="float">
            <text:p><text:s text:c="3"/>676</text:p>
          </table:table-cell>
          <table:table-cell office:value-type="float" office:value="691.811" calcext:value-type="float">
            <text:p><text:s text:c="3"/>692</text:p>
          </table:table-cell>
          <table:table-cell office:value-type="float" office:value="709.097" calcext:value-type="float">
            <text:p><text:s text:c="3"/>709</text:p>
          </table:table-cell>
          <table:table-cell office:value-type="float" office:value="727.437" calcext:value-type="float">
            <text:p><text:s text:c="3"/>727</text:p>
          </table:table-cell>
          <table:table-cell office:value-type="float" office:value="746.804" calcext:value-type="float">
            <text:p><text:s text:c="3"/>747</text:p>
          </table:table-cell>
          <table:table-cell office:value-type="float" office:value="767.162" calcext:value-type="float">
            <text:p><text:s text:c="3"/>767</text:p>
          </table:table-cell>
          <table:table-cell office:value-type="float" office:value="788.506" calcext:value-type="float">
            <text:p><text:s text:c="3"/>789</text:p>
          </table:table-cell>
          <table:table-cell office:value-type="float" office:value="810.801" calcext:value-type="float">
            <text:p><text:s text:c="3"/>811</text:p>
          </table:table-cell>
          <table:table-cell office:value-type="float" office:value="834.023" calcext:value-type="float">
            <text:p><text:s text:c="3"/>834</text:p>
          </table:table-cell>
          <table:table-cell office:value-type="float" office:value="858.168" calcext:value-type="float">
            <text:p><text:s text:c="3"/>858</text:p>
          </table:table-cell>
          <table:table-cell office:value-type="float" office:value="883.221" calcext:value-type="float">
            <text:p><text:s text:c="3"/>883</text:p>
          </table:table-cell>
          <table:table-cell office:value-type="float" office:value="909.174" calcext:value-type="float">
            <text:p><text:s text:c="3"/>909</text:p>
          </table:table-cell>
          <table:table-cell office:value-type="float" office:value="936.016" calcext:value-type="float">
            <text:p><text:s text:c="3"/>936</text:p>
          </table:table-cell>
          <table:table-cell office:value-type="float" office:value="963.747" calcext:value-type="float">
            <text:p><text:s text:c="3"/>964</text:p>
          </table:table-cell>
          <table:table-cell office:value-type="float" office:value="992.367" calcext:value-type="float">
            <text:p><text:s text:c="3"/>992</text:p>
          </table:table-cell>
          <table:table-cell office:value-type="float" office:value="1021.882" calcext:value-type="float">
            <text:p><text:s text:c="2"/>1 022</text:p>
          </table:table-cell>
          <table:table-cell office:value-type="float" office:value="1052.286" calcext:value-type="float">
            <text:p><text:s text:c="2"/>1 052</text:p>
          </table:table-cell>
          <table:table-cell office:value-type="float" office:value="1083.583" calcext:value-type="float">
            <text:p><text:s text:c="2"/>1 084</text:p>
          </table:table-cell>
          <table:table-cell office:value-type="float" office:value="1115.788" calcext:value-type="float">
            <text:p><text:s text:c="2"/>1 116</text:p>
          </table:table-cell>
          <table:table-cell office:value-type="float" office:value="1148.908" calcext:value-type="float">
            <text:p><text:s text:c="2"/>1 149</text:p>
          </table:table-cell>
          <table:table-cell office:value-type="float" office:value="1182.954" calcext:value-type="float">
            <text:p><text:s text:c="2"/>1 183</text:p>
          </table:table-cell>
          <table:table-cell office:value-type="float" office:value="1217.941" calcext:value-type="float">
            <text:p><text:s text:c="2"/>1 218</text:p>
          </table:table-cell>
          <table:table-cell office:value-type="float" office:value="1253.874" calcext:value-type="float">
            <text:p><text:s text:c="2"/>1 254</text:p>
          </table:table-cell>
          <table:table-cell office:value-type="float" office:value="1290.79" calcext:value-type="float">
            <text:p><text:s text:c="2"/>1 291</text:p>
          </table:table-cell>
          <table:table-cell office:value-type="float" office:value="1328.686" calcext:value-type="float">
            <text:p><text:s text:c="2"/>1 329</text:p>
          </table:table-cell>
          <table:table-cell office:value-type="float" office:value="1367.563" calcext:value-type="float">
            <text:p><text:s text:c="2"/>1 368</text:p>
          </table:table-cell>
          <table:table-cell office:value-type="float" office:value="1407.436" calcext:value-type="float">
            <text:p><text:s text:c="2"/>1 407</text:p>
          </table:table-cell>
          <table:table-cell office:value-type="float" office:value="1448.414" calcext:value-type="float">
            <text:p><text:s text:c="2"/>1 448</text:p>
          </table:table-cell>
          <table:table-cell office:value-type="float" office:value="1490.603" calcext:value-type="float">
            <text:p><text:s text:c="2"/>1 491</text:p>
          </table:table-cell>
          <table:table-cell office:value-type="float" office:value="1534.085" calcext:value-type="float">
            <text:p><text:s text:c="2"/>1 534</text:p>
          </table:table-cell>
          <table:table-cell office:value-type="float" office:value="1578.938" calcext:value-type="float">
            <text:p><text:s text:c="2"/>1 579</text:p>
          </table:table-cell>
          <table:table-cell office:value-type="float" office:value="1625.124" calcext:value-type="float">
            <text:p><text:s text:c="2"/>1 625</text:p>
          </table:table-cell>
          <table:table-cell office:value-type="float" office:value="1672.496" calcext:value-type="float">
            <text:p><text:s text:c="2"/>1 672</text:p>
          </table:table-cell>
          <table:table-cell office:value-type="float" office:value="1720.812" calcext:value-type="float">
            <text:p><text:s text:c="2"/>1 721</text:p>
          </table:table-cell>
          <table:table-cell office:value-type="float" office:value="1769.942" calcext:value-type="float">
            <text:p><text:s text:c="2"/>1 770</text:p>
          </table:table-cell>
          <table:table-cell office:value-type="float" office:value="1819.954" calcext:value-type="float">
            <text:p><text:s text:c="2"/>1 820</text:p>
          </table:table-cell>
          <table:table-cell office:value-type="float" office:value="1870.978" calcext:value-type="float">
            <text:p><text:s text:c="2"/>1 871</text:p>
          </table:table-cell>
          <table:table-cell office:value-type="float" office:value="1923.002" calcext:value-type="float">
            <text:p><text:s text:c="2"/>1 923</text:p>
          </table:table-cell>
          <table:table-cell office:value-type="float" office:value="1976.03" calcext:value-type="float">
            <text:p><text:s text:c="2"/>1 976</text:p>
          </table:table-cell>
          <table:table-cell office:value-type="float" office:value="2030.14" calcext:value-type="float">
            <text:p><text:s text:c="2"/>2 030</text:p>
          </table:table-cell>
          <table:table-cell office:value-type="float" office:value="2085.202" calcext:value-type="float">
            <text:p><text:s text:c="2"/>2 085</text:p>
          </table:table-cell>
          <table:table-cell office:value-type="float" office:value="2141.445" calcext:value-type="float">
            <text:p><text:s text:c="2"/>2 141</text:p>
          </table:table-cell>
          <table:table-cell office:value-type="float" office:value="2199.791" calcext:value-type="float">
            <text:p><text:s text:c="2"/>2 200</text:p>
          </table:table-cell>
          <table:table-cell office:value-type="float" office:value="2261.403" calcext:value-type="float">
            <text:p><text:s text:c="2"/>2 261</text:p>
          </table:table-cell>
          <table:table-cell office:value-type="float" office:value="2327.075" calcext:value-type="float">
            <text:p><text:s text:c="2"/>2 327</text:p>
          </table:table-cell>
          <table:table-cell office:value-type="float" office:value="2397.245" calcext:value-type="float">
            <text:p><text:s text:c="2"/>2 397</text:p>
          </table:table-cell>
          <table:table-cell office:value-type="float" office:value="2471.598" calcext:value-type="float">
            <text:p><text:s text:c="2"/>2 472</text:p>
          </table:table-cell>
          <table:table-cell office:value-type="float" office:value="2549.223" calcext:value-type="float">
            <text:p><text:s text:c="2"/>2 549</text:p>
          </table:table-cell>
          <table:table-cell office:value-type="float" office:value="2628.803" calcext:value-type="float">
            <text:p><text:s text:c="2"/>2 629</text:p>
          </table:table-cell>
          <table:table-cell office:value-type="float" office:value="2709.359" calcext:value-type="float">
            <text:p><text:s text:c="2"/>2 709</text:p>
          </table:table-cell>
          <table:table-cell office:value-type="float" office:value="2790.729" calcext:value-type="float">
            <text:p><text:s text:c="2"/>2 791</text:p>
          </table:table-cell>
          <table:table-cell office:value-type="float" office:value="2873.228" calcext:value-type="float">
            <text:p><text:s text:c="2"/>2 873</text:p>
          </table:table-cell>
          <table:table-cell office:value-type="float" office:value="2957.117" calcext:value-type="float">
            <text:p><text:s text:c="2"/>2 957</text:p>
          </table:table-cell>
          <table:table-cell office:value-type="float" office:value="3042.823" calcext:value-type="float">
            <text:p><text:s text:c="2"/>3 043</text:p>
          </table:table-cell>
          <table:table-cell office:value-type="float" office:value="3130.72" calcext:value-type="float">
            <text:p><text:s text:c="2"/>3 131</text:p>
          </table:table-cell>
          <table:table-cell office:value-type="float" office:value="3220.653" calcext:value-type="float">
            <text:p><text:s text:c="2"/>3 221</text:p>
          </table:table-cell>
          <table:table-cell office:value-type="float" office:value="3312.665" calcext:value-type="float">
            <text:p><text:s text:c="2"/>3 313</text:p>
          </table:table-cell>
          <table:table-cell office:value-type="float" office:value="3407.541" calcext:value-type="float">
            <text:p><text:s text:c="2"/>3 408</text:p>
          </table:table-cell>
          <table:table-cell office:value-type="float" office:value="3506.288" calcext:value-type="float">
            <text:p><text:s text:c="2"/>3 506</text:p>
          </table:table-cell>
          <table:table-cell office:value-type="float" office:value="3609.543" calcext:value-type="float">
            <text:p><text:s text:c="2"/>3 610</text:p>
          </table:table-cell>
          <table:table-cell office:value-type="float" office:value="3717.672" calcext:value-type="float">
            <text:p><text:s text:c="2"/>3 718</text:p>
          </table:table-cell>
          <table:table-cell office:value-type="float" office:value="3830.239" calcext:value-type="float">
            <text:p><text:s text:c="2"/>3 830</text:p>
          </table:table-cell>
          <table:table-cell office:value-type="float" office:value="3946.17" calcext:value-type="float">
            <text:p><text:s text:c="2"/>3 946</text:p>
          </table:table-cell>
          <table:table-cell office:value-type="float" office:value="4063.92" calcext:value-type="float">
            <text:p><text:s text:c="2"/>4 064</text:p>
          </table:table-cell>
          <table:table-cell office:value-type="float" office:value="4182.341" calcext:value-type="float">
            <text:p><text:s text:c="2"/>4 1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iger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559.703" calcext:value-type="float">
            <text:p><text:s text:c="2"/>2 560</text:p>
          </table:table-cell>
          <table:table-cell office:value-type="float" office:value="2638.137" calcext:value-type="float">
            <text:p><text:s text:c="2"/>2 638</text:p>
          </table:table-cell>
          <table:table-cell office:value-type="float" office:value="2716.818" calcext:value-type="float">
            <text:p><text:s text:c="2"/>2 717</text:p>
          </table:table-cell>
          <table:table-cell office:value-type="float" office:value="2795.806" calcext:value-type="float">
            <text:p><text:s text:c="2"/>2 796</text:p>
          </table:table-cell>
          <table:table-cell office:value-type="float" office:value="2875.274" calcext:value-type="float">
            <text:p><text:s text:c="2"/>2 875</text:p>
          </table:table-cell>
          <table:table-cell office:value-type="float" office:value="2955.541" calcext:value-type="float">
            <text:p><text:s text:c="2"/>2 956</text:p>
          </table:table-cell>
          <table:table-cell office:value-type="float" office:value="3037.059" calcext:value-type="float">
            <text:p><text:s text:c="2"/>3 037</text:p>
          </table:table-cell>
          <table:table-cell office:value-type="float" office:value="3120.437" calcext:value-type="float">
            <text:p><text:s text:c="2"/>3 120</text:p>
          </table:table-cell>
          <table:table-cell office:value-type="float" office:value="3206.36" calcext:value-type="float">
            <text:p><text:s text:c="2"/>3 206</text:p>
          </table:table-cell>
          <table:table-cell office:value-type="float" office:value="3295.583" calcext:value-type="float">
            <text:p><text:s text:c="2"/>3 296</text:p>
          </table:table-cell>
          <table:table-cell office:value-type="float" office:value="3388.764" calcext:value-type="float">
            <text:p><text:s text:c="2"/>3 389</text:p>
          </table:table-cell>
          <table:table-cell office:value-type="float" office:value="3486.295" calcext:value-type="float">
            <text:p><text:s text:c="2"/>3 486</text:p>
          </table:table-cell>
          <table:table-cell office:value-type="float" office:value="3588.156" calcext:value-type="float">
            <text:p><text:s text:c="2"/>3 588</text:p>
          </table:table-cell>
          <table:table-cell office:value-type="float" office:value="3693.866" calcext:value-type="float">
            <text:p><text:s text:c="2"/>3 694</text:p>
          </table:table-cell>
          <table:table-cell office:value-type="float" office:value="3802.64" calcext:value-type="float">
            <text:p><text:s text:c="2"/>3 803</text:p>
          </table:table-cell>
          <table:table-cell office:value-type="float" office:value="3913.934" calcext:value-type="float">
            <text:p><text:s text:c="2"/>3 914</text:p>
          </table:table-cell>
          <table:table-cell office:value-type="float" office:value="4027.758" calcext:value-type="float">
            <text:p><text:s text:c="2"/>4 028</text:p>
          </table:table-cell>
          <table:table-cell office:value-type="float" office:value="4144.395" calcext:value-type="float">
            <text:p><text:s text:c="2"/>4 144</text:p>
          </table:table-cell>
          <table:table-cell office:value-type="float" office:value="4263.745" calcext:value-type="float">
            <text:p><text:s text:c="2"/>4 264</text:p>
          </table:table-cell>
          <table:table-cell office:value-type="float" office:value="4385.758" calcext:value-type="float">
            <text:p><text:s text:c="2"/>4 386</text:p>
          </table:table-cell>
          <table:table-cell office:value-type="float" office:value="4510.479" calcext:value-type="float">
            <text:p><text:s text:c="2"/>4 510</text:p>
          </table:table-cell>
          <table:table-cell office:value-type="float" office:value="4637.829" calcext:value-type="float">
            <text:p><text:s text:c="2"/>4 638</text:p>
          </table:table-cell>
          <table:table-cell office:value-type="float" office:value="4768.078" calcext:value-type="float">
            <text:p><text:s text:c="2"/>4 768</text:p>
          </table:table-cell>
          <table:table-cell office:value-type="float" office:value="4902.006" calcext:value-type="float">
            <text:p><text:s text:c="2"/>4 902</text:p>
          </table:table-cell>
          <table:table-cell office:value-type="float" office:value="5040.656" calcext:value-type="float">
            <text:p><text:s text:c="2"/>5 041</text:p>
          </table:table-cell>
          <table:table-cell office:value-type="float" office:value="5184.811" calcext:value-type="float">
            <text:p><text:s text:c="2"/>5 185</text:p>
          </table:table-cell>
          <table:table-cell office:value-type="float" office:value="5334.918" calcext:value-type="float">
            <text:p><text:s text:c="2"/>5 335</text:p>
          </table:table-cell>
          <table:table-cell office:value-type="float" office:value="5490.921" calcext:value-type="float">
            <text:p><text:s text:c="2"/>5 491</text:p>
          </table:table-cell>
          <table:table-cell office:value-type="float" office:value="5652.355" calcext:value-type="float">
            <text:p><text:s text:c="2"/>5 652</text:p>
          </table:table-cell>
          <table:table-cell office:value-type="float" office:value="5818.506" calcext:value-type="float">
            <text:p><text:s text:c="2"/>5 819</text:p>
          </table:table-cell>
          <table:table-cell office:value-type="float" office:value="5988.904" calcext:value-type="float">
            <text:p><text:s text:c="2"/>5 989</text:p>
          </table:table-cell>
          <table:table-cell office:value-type="float" office:value="6164.006" calcext:value-type="float">
            <text:p><text:s text:c="2"/>6 164</text:p>
          </table:table-cell>
          <table:table-cell office:value-type="float" office:value="6344.382" calcext:value-type="float">
            <text:p><text:s text:c="2"/>6 344</text:p>
          </table:table-cell>
          <table:table-cell office:value-type="float" office:value="6529.894" calcext:value-type="float">
            <text:p><text:s text:c="2"/>6 530</text:p>
          </table:table-cell>
          <table:table-cell office:value-type="float" office:value="6720.344" calcext:value-type="float">
            <text:p><text:s text:c="2"/>6 720</text:p>
          </table:table-cell>
          <table:table-cell office:value-type="float" office:value="6915.927" calcext:value-type="float">
            <text:p><text:s text:c="2"/>6 916</text:p>
          </table:table-cell>
          <table:table-cell office:value-type="float" office:value="7116.744" calcext:value-type="float">
            <text:p><text:s text:c="2"/>7 117</text:p>
          </table:table-cell>
          <table:table-cell office:value-type="float" office:value="7323.969" calcext:value-type="float">
            <text:p><text:s text:c="2"/>7 324</text:p>
          </table:table-cell>
          <table:table-cell office:value-type="float" office:value="7540.253" calcext:value-type="float">
            <text:p><text:s text:c="2"/>7 540</text:p>
          </table:table-cell>
          <table:table-cell office:value-type="float" office:value="7768.995" calcext:value-type="float">
            <text:p><text:s text:c="2"/>7 769</text:p>
          </table:table-cell>
          <table:table-cell office:value-type="float" office:value="8012.861" calcext:value-type="float">
            <text:p><text:s text:c="2"/>8 013</text:p>
          </table:table-cell>
          <table:table-cell office:value-type="float" office:value="8272.976" calcext:value-type="float">
            <text:p><text:s text:c="2"/>8 273</text:p>
          </table:table-cell>
          <table:table-cell office:value-type="float" office:value="8549.424" calcext:value-type="float">
            <text:p><text:s text:c="2"/>8 549</text:p>
          </table:table-cell>
          <table:table-cell office:value-type="float" office:value="8842.415" calcext:value-type="float">
            <text:p><text:s text:c="2"/>8 842</text:p>
          </table:table-cell>
          <table:table-cell office:value-type="float" office:value="9151.763" calcext:value-type="float">
            <text:p><text:s text:c="2"/>9 152</text:p>
          </table:table-cell>
          <table:table-cell office:value-type="float" office:value="9477.333" calcext:value-type="float">
            <text:p><text:s text:c="2"/>9 477</text:p>
          </table:table-cell>
          <table:table-cell office:value-type="float" office:value="9819.964" calcext:value-type="float">
            <text:p><text:s text:c="2"/>9 820</text:p>
          </table:table-cell>
          <table:table-cell office:value-type="float" office:value="10180.061" calcext:value-type="float">
            <text:p><text:s text:c="2"/>10 180</text:p>
          </table:table-cell>
          <table:table-cell office:value-type="float" office:value="10556.549" calcext:value-type="float">
            <text:p><text:s text:c="2"/>10 557</text:p>
          </table:table-cell>
          <table:table-cell office:value-type="float" office:value="10947.829" calcext:value-type="float">
            <text:p><text:s text:c="2"/>10 948</text:p>
          </table:table-cell>
          <table:table-cell office:value-type="float" office:value="11352.973" calcext:value-type="float">
            <text:p><text:s text:c="2"/>11 353</text:p>
          </table:table-cell>
          <table:table-cell office:value-type="float" office:value="11771.976" calcext:value-type="float">
            <text:p><text:s text:c="2"/>11 772</text:p>
          </table:table-cell>
          <table:table-cell office:value-type="float" office:value="12206.002" calcext:value-type="float">
            <text:p><text:s text:c="2"/>12 206</text:p>
          </table:table-cell>
          <table:table-cell office:value-type="float" office:value="12656.87" calcext:value-type="float">
            <text:p><text:s text:c="2"/>12 657</text:p>
          </table:table-cell>
          <table:table-cell office:value-type="float" office:value="13127.012" calcext:value-type="float">
            <text:p><text:s text:c="2"/>13 127</text:p>
          </table:table-cell>
          <table:table-cell office:value-type="float" office:value="13618.449" calcext:value-type="float">
            <text:p><text:s text:c="2"/>13 618</text:p>
          </table:table-cell>
          <table:table-cell office:value-type="float" office:value="14132.064" calcext:value-type="float">
            <text:p><text:s text:c="2"/>14 132</text:p>
          </table:table-cell>
          <table:table-cell office:value-type="float" office:value="14668.338" calcext:value-type="float">
            <text:p><text:s text:c="2"/>14 668</text:p>
          </table:table-cell>
          <table:table-cell office:value-type="float" office:value="15228.525" calcext:value-type="float">
            <text:p><text:s text:c="2"/>15 229</text:p>
          </table:table-cell>
          <table:table-cell office:value-type="float" office:value="15813.913" calcext:value-type="float">
            <text:p><text:s text:c="2"/>15 814</text:p>
          </table:table-cell>
          <table:table-cell office:value-type="float" office:value="16425.578" calcext:value-type="float">
            <text:p><text:s text:c="2"/>16 426</text:p>
          </table:table-cell>
          <table:table-cell office:value-type="float" office:value="17064.636" calcext:value-type="float">
            <text:p><text:s text:c="2"/>17 065</text:p>
          </table:table-cell>
          <table:table-cell office:value-type="float" office:value="17731.634" calcext:value-type="float">
            <text:p><text:s text:c="2"/>17 732</text:p>
          </table:table-cell>
          <table:table-cell office:value-type="float" office:value="18426.372" calcext:value-type="float">
            <text:p><text:s text:c="2"/>18 426</text:p>
          </table:table-cell>
          <table:table-cell office:value-type="float" office:value="19148.219" calcext:value-type="float">
            <text:p><text:s text:c="2"/>19 148</text:p>
          </table:table-cell>
          <table:table-cell office:value-type="float" office:value="19896.965" calcext:value-type="float">
            <text:p><text:s text:c="2"/>19 8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igeria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37859.744" calcext:value-type="float">
            <text:p><text:s text:c="2"/>37 860</text:p>
          </table:table-cell>
          <table:table-cell office:value-type="float" office:value="38423.978" calcext:value-type="float">
            <text:p><text:s text:c="2"/>38 424</text:p>
          </table:table-cell>
          <table:table-cell office:value-type="float" office:value="39035.145" calcext:value-type="float">
            <text:p><text:s text:c="2"/>39 035</text:p>
          </table:table-cell>
          <table:table-cell office:value-type="float" office:value="39685.757" calcext:value-type="float">
            <text:p><text:s text:c="2"/>39 686</text:p>
          </table:table-cell>
          <table:table-cell office:value-type="float" office:value="40370.373" calcext:value-type="float">
            <text:p><text:s text:c="2"/>40 370</text:p>
          </table:table-cell>
          <table:table-cell office:value-type="float" office:value="41085.563" calcext:value-type="float">
            <text:p><text:s text:c="2"/>41 086</text:p>
          </table:table-cell>
          <table:table-cell office:value-type="float" office:value="41830.031" calcext:value-type="float">
            <text:p><text:s text:c="2"/>41 830</text:p>
          </table:table-cell>
          <table:table-cell office:value-type="float" office:value="42604.508" calcext:value-type="float">
            <text:p><text:s text:c="2"/>42 605</text:p>
          </table:table-cell>
          <table:table-cell office:value-type="float" office:value="43411.475" calcext:value-type="float">
            <text:p><text:s text:c="2"/>43 411</text:p>
          </table:table-cell>
          <table:table-cell office:value-type="float" office:value="44254.686" calcext:value-type="float">
            <text:p><text:s text:c="2"/>44 255</text:p>
          </table:table-cell>
          <table:table-cell office:value-type="float" office:value="45137.812" calcext:value-type="float">
            <text:p><text:s text:c="2"/>45 138</text:p>
          </table:table-cell>
          <table:table-cell office:value-type="float" office:value="46062.905" calcext:value-type="float">
            <text:p><text:s text:c="2"/>46 063</text:p>
          </table:table-cell>
          <table:table-cell office:value-type="float" office:value="47029.14" calcext:value-type="float">
            <text:p><text:s text:c="2"/>47 029</text:p>
          </table:table-cell>
          <table:table-cell office:value-type="float" office:value="48032.246" calcext:value-type="float">
            <text:p><text:s text:c="2"/>48 032</text:p>
          </table:table-cell>
          <table:table-cell office:value-type="float" office:value="49066.059" calcext:value-type="float">
            <text:p><text:s text:c="2"/>49 066</text:p>
          </table:table-cell>
          <table:table-cell office:value-type="float" office:value="50127.214" calcext:value-type="float">
            <text:p><text:s text:c="2"/>50 127</text:p>
          </table:table-cell>
          <table:table-cell office:value-type="float" office:value="51217.359" calcext:value-type="float">
            <text:p><text:s text:c="2"/>51 217</text:p>
          </table:table-cell>
          <table:table-cell office:value-type="float" office:value="52341.834" calcext:value-type="float">
            <text:p><text:s text:c="2"/>52 342</text:p>
          </table:table-cell>
          <table:table-cell office:value-type="float" office:value="53505.978" calcext:value-type="float">
            <text:p><text:s text:c="2"/>53 506</text:p>
          </table:table-cell>
          <table:table-cell office:value-type="float" office:value="54716.735" calcext:value-type="float">
            <text:p><text:s text:c="2"/>54 717</text:p>
          </table:table-cell>
          <table:table-cell office:value-type="float" office:value="55981.4" calcext:value-type="float">
            <text:p><text:s text:c="2"/>55 981</text:p>
          </table:table-cell>
          <table:table-cell office:value-type="float" office:value="57295.21" calcext:value-type="float">
            <text:p><text:s text:c="2"/>57 295</text:p>
          </table:table-cell>
          <table:table-cell office:value-type="float" office:value="58662.603" calcext:value-type="float">
            <text:p><text:s text:c="2"/>58 663</text:p>
          </table:table-cell>
          <table:table-cell office:value-type="float" office:value="60110.433" calcext:value-type="float">
            <text:p><text:s text:c="2"/>60 110</text:p>
          </table:table-cell>
          <table:table-cell office:value-type="float" office:value="61673.559" calcext:value-type="float">
            <text:p><text:s text:c="2"/>61 674</text:p>
          </table:table-cell>
          <table:table-cell office:value-type="float" office:value="63373.572" calcext:value-type="float">
            <text:p><text:s text:c="2"/>63 374</text:p>
          </table:table-cell>
          <table:table-cell office:value-type="float" office:value="65226.229" calcext:value-type="float">
            <text:p><text:s text:c="2"/>65 226</text:p>
          </table:table-cell>
          <table:table-cell office:value-type="float" office:value="67215.805" calcext:value-type="float">
            <text:p><text:s text:c="2"/>67 216</text:p>
          </table:table-cell>
          <table:table-cell office:value-type="float" office:value="69293.55" calcext:value-type="float">
            <text:p><text:s text:c="2"/>69 294</text:p>
          </table:table-cell>
          <table:table-cell office:value-type="float" office:value="71391.29" calcext:value-type="float">
            <text:p><text:s text:c="2"/>71 391</text:p>
          </table:table-cell>
          <table:table-cell office:value-type="float" office:value="73460.724" calcext:value-type="float">
            <text:p><text:s text:c="2"/>73 461</text:p>
          </table:table-cell>
          <table:table-cell office:value-type="float" office:value="75482.552" calcext:value-type="float">
            <text:p><text:s text:c="2"/>75 483</text:p>
          </table:table-cell>
          <table:table-cell office:value-type="float" office:value="77472.907" calcext:value-type="float">
            <text:p><text:s text:c="2"/>77 473</text:p>
          </table:table-cell>
          <table:table-cell office:value-type="float" office:value="79462.277" calcext:value-type="float">
            <text:p><text:s text:c="2"/>79 462</text:p>
          </table:table-cell>
          <table:table-cell office:value-type="float" office:value="81497.739" calcext:value-type="float">
            <text:p><text:s text:c="2"/>81 498</text:p>
          </table:table-cell>
          <table:table-cell office:value-type="float" office:value="83613.3" calcext:value-type="float">
            <text:p><text:s text:c="2"/>83 613</text:p>
          </table:table-cell>
          <table:table-cell office:value-type="float" office:value="85818.502" calcext:value-type="float">
            <text:p><text:s text:c="2"/>85 819</text:p>
          </table:table-cell>
          <table:table-cell office:value-type="float" office:value="88101.628" calcext:value-type="float">
            <text:p><text:s text:c="2"/>88 102</text:p>
          </table:table-cell>
          <table:table-cell office:value-type="float" office:value="90450.281" calcext:value-type="float">
            <text:p><text:s text:c="2"/>90 450</text:p>
          </table:table-cell>
          <table:table-cell office:value-type="float" office:value="92844.353" calcext:value-type="float">
            <text:p><text:s text:c="2"/>92 844</text:p>
          </table:table-cell>
          <table:table-cell office:value-type="float" office:value="95269.988" calcext:value-type="float">
            <text:p><text:s text:c="2"/>95 270</text:p>
          </table:table-cell>
          <table:table-cell office:value-type="float" office:value="97726.323" calcext:value-type="float">
            <text:p><text:s text:c="2"/>97 726</text:p>
          </table:table-cell>
          <table:table-cell office:value-type="float" office:value="100221.563" calcext:value-type="float">
            <text:p><text:s text:c="2"/>100 222</text:p>
          </table:table-cell>
          <table:table-cell office:value-type="float" office:value="102761.737" calcext:value-type="float">
            <text:p><text:s text:c="2"/>102 762</text:p>
          </table:table-cell>
          <table:table-cell office:value-type="float" office:value="105355.783" calcext:value-type="float">
            <text:p><text:s text:c="2"/>105 356</text:p>
          </table:table-cell>
          <table:table-cell office:value-type="float" office:value="108011.465" calcext:value-type="float">
            <text:p><text:s text:c="2"/>108 011</text:p>
          </table:table-cell>
          <table:table-cell office:value-type="float" office:value="110732.904" calcext:value-type="float">
            <text:p><text:s text:c="2"/>110 733</text:p>
          </table:table-cell>
          <table:table-cell office:value-type="float" office:value="113522.705" calcext:value-type="float">
            <text:p><text:s text:c="2"/>113 523</text:p>
          </table:table-cell>
          <table:table-cell office:value-type="float" office:value="116385.75" calcext:value-type="float">
            <text:p><text:s text:c="2"/>116 386</text:p>
          </table:table-cell>
          <table:table-cell office:value-type="float" office:value="119327.073" calcext:value-type="float">
            <text:p><text:s text:c="2"/>119 327</text:p>
          </table:table-cell>
          <table:table-cell office:value-type="float" office:value="122352.009" calcext:value-type="float">
            <text:p><text:s text:c="2"/>122 352</text:p>
          </table:table-cell>
          <table:table-cell office:value-type="float" office:value="125463.434" calcext:value-type="float">
            <text:p><text:s text:c="2"/>125 463</text:p>
          </table:table-cell>
          <table:table-cell office:value-type="float" office:value="128666.71" calcext:value-type="float">
            <text:p><text:s text:c="2"/>128 667</text:p>
          </table:table-cell>
          <table:table-cell office:value-type="float" office:value="131972.533" calcext:value-type="float">
            <text:p><text:s text:c="2"/>131 973</text:p>
          </table:table-cell>
          <table:table-cell office:value-type="float" office:value="135393.616" calcext:value-type="float">
            <text:p><text:s text:c="2"/>135 394</text:p>
          </table:table-cell>
          <table:table-cell office:value-type="float" office:value="138939.478" calcext:value-type="float">
            <text:p><text:s text:c="2"/>138 939</text:p>
          </table:table-cell>
          <table:table-cell office:value-type="float" office:value="142614.094" calcext:value-type="float">
            <text:p><text:s text:c="2"/>142 614</text:p>
          </table:table-cell>
          <table:table-cell office:value-type="float" office:value="146417.024" calcext:value-type="float">
            <text:p><text:s text:c="2"/>146 417</text:p>
          </table:table-cell>
          <table:table-cell office:value-type="float" office:value="150347.39" calcext:value-type="float">
            <text:p><text:s text:c="2"/>150 347</text:p>
          </table:table-cell>
          <table:table-cell office:value-type="float" office:value="154402.181" calcext:value-type="float">
            <text:p><text:s text:c="2"/>154 402</text:p>
          </table:table-cell>
          <table:table-cell office:value-type="float" office:value="158578.261" calcext:value-type="float">
            <text:p><text:s text:c="2"/>158 578</text:p>
          </table:table-cell>
          <table:table-cell office:value-type="float" office:value="162877.076" calcext:value-type="float">
            <text:p><text:s text:c="2"/>162 877</text:p>
          </table:table-cell>
          <table:table-cell office:value-type="float" office:value="167297.284" calcext:value-type="float">
            <text:p><text:s text:c="2"/>167 297</text:p>
          </table:table-cell>
          <table:table-cell office:value-type="float" office:value="171829.303" calcext:value-type="float">
            <text:p><text:s text:c="2"/>171 829</text:p>
          </table:table-cell>
          <table:table-cell office:value-type="float" office:value="176460.502" calcext:value-type="float">
            <text:p><text:s text:c="2"/>176 461</text:p>
          </table:table-cell>
          <table:table-cell office:value-type="float" office:value="181181.744" calcext:value-type="float">
            <text:p><text:s text:c="2"/>181 1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int Helena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4.972" calcext:value-type="float">
            <text:p><text:s text:c="3"/>5</text:p>
          </table:table-cell>
          <table:table-cell office:value-type="float" office:value="5.008" calcext:value-type="float">
            <text:p><text:s text:c="3"/>5</text:p>
          </table:table-cell>
          <table:table-cell office:value-type="float" office:value="5.021" calcext:value-type="float">
            <text:p><text:s text:c="3"/>5</text:p>
          </table:table-cell>
          <table:table-cell office:value-type="float" office:value="5.004" calcext:value-type="float">
            <text:p><text:s text:c="3"/>5</text:p>
          </table:table-cell>
          <table:table-cell office:value-type="float" office:value="4.979" calcext:value-type="float">
            <text:p><text:s text:c="3"/>5</text:p>
          </table:table-cell>
          <table:table-cell office:value-type="float" office:value="4.944" calcext:value-type="float">
            <text:p><text:s text:c="3"/>5</text:p>
          </table:table-cell>
          <table:table-cell office:value-type="float" office:value="4.911" calcext:value-type="float">
            <text:p><text:s text:c="3"/>5</text:p>
          </table:table-cell>
          <table:table-cell office:value-type="float" office:value="4.867" calcext:value-type="float">
            <text:p><text:s text:c="3"/>5</text:p>
          </table:table-cell>
          <table:table-cell office:value-type="float" office:value="4.83" calcext:value-type="float">
            <text:p><text:s text:c="3"/>5</text:p>
          </table:table-cell>
          <table:table-cell office:value-type="float" office:value="4.787" calcext:value-type="float">
            <text:p><text:s text:c="3"/>5</text:p>
          </table:table-cell>
          <table:table-cell office:value-type="float" office:value="4.748" calcext:value-type="float">
            <text:p><text:s text:c="3"/>5</text:p>
          </table:table-cell>
          <table:table-cell office:value-type="float" office:value="4.706" calcext:value-type="float">
            <text:p><text:s text:c="3"/>5</text:p>
          </table:table-cell>
          <table:table-cell office:value-type="float" office:value="4.666" calcext:value-type="float">
            <text:p><text:s text:c="3"/>5</text:p>
          </table:table-cell>
          <table:table-cell office:value-type="float" office:value="4.638" calcext:value-type="float">
            <text:p><text:s text:c="3"/>5</text:p>
          </table:table-cell>
          <table:table-cell office:value-type="float" office:value="4.625" calcext:value-type="float">
            <text:p><text:s text:c="3"/>5</text:p>
          </table:table-cell>
          <table:table-cell office:value-type="float" office:value="4.629" calcext:value-type="float">
            <text:p><text:s text:c="3"/>5</text:p>
          </table:table-cell>
          <table:table-cell office:value-type="float" office:value="4.653" calcext:value-type="float">
            <text:p><text:s text:c="3"/>5</text:p>
          </table:table-cell>
          <table:table-cell office:value-type="float" office:value="4.696" calcext:value-type="float">
            <text:p><text:s text:c="3"/>5</text:p>
          </table:table-cell>
          <table:table-cell office:value-type="float" office:value="4.755" calcext:value-type="float">
            <text:p><text:s text:c="3"/>5</text:p>
          </table:table-cell>
          <table:table-cell office:value-type="float" office:value="4.814" calcext:value-type="float">
            <text:p><text:s text:c="3"/>5</text:p>
          </table:table-cell>
          <table:table-cell office:value-type="float" office:value="4.884" calcext:value-type="float">
            <text:p><text:s text:c="3"/>5</text:p>
          </table:table-cell>
          <table:table-cell office:value-type="float" office:value="4.952" calcext:value-type="float">
            <text:p><text:s text:c="3"/>5</text:p>
          </table:table-cell>
          <table:table-cell office:value-type="float" office:value="5.018" calcext:value-type="float">
            <text:p><text:s text:c="3"/>5</text:p>
          </table:table-cell>
          <table:table-cell office:value-type="float" office:value="5.077" calcext:value-type="float">
            <text:p><text:s text:c="3"/>5</text:p>
          </table:table-cell>
          <table:table-cell office:value-type="float" office:value="5.133" calcext:value-type="float">
            <text:p><text:s text:c="3"/>5</text:p>
          </table:table-cell>
          <table:table-cell office:value-type="float" office:value="5.175" calcext:value-type="float">
            <text:p><text:s text:c="3"/>5</text:p>
          </table:table-cell>
          <table:table-cell office:value-type="float" office:value="5.214" calcext:value-type="float">
            <text:p><text:s text:c="3"/>5</text:p>
          </table:table-cell>
          <table:table-cell office:value-type="float" office:value="5.241" calcext:value-type="float">
            <text:p><text:s text:c="3"/>5</text:p>
          </table:table-cell>
          <table:table-cell office:value-type="float" office:value="5.262" calcext:value-type="float">
            <text:p><text:s text:c="3"/>5</text:p>
          </table:table-cell>
          <table:table-cell office:value-type="float" office:value="5.288" calcext:value-type="float">
            <text:p><text:s text:c="3"/>5</text:p>
          </table:table-cell>
          <table:table-cell office:value-type="float" office:value="5.327" calcext:value-type="float">
            <text:p><text:s text:c="3"/>5</text:p>
          </table:table-cell>
          <table:table-cell office:value-type="float" office:value="5.378" calcext:value-type="float">
            <text:p><text:s text:c="3"/>5</text:p>
          </table:table-cell>
          <table:table-cell office:value-type="float" office:value="5.435" calcext:value-type="float">
            <text:p><text:s text:c="3"/>5</text:p>
          </table:table-cell>
          <table:table-cell office:value-type="float" office:value="5.5" calcext:value-type="float">
            <text:p><text:s text:c="3"/>6</text:p>
          </table:table-cell>
          <table:table-cell office:value-type="float" office:value="5.548" calcext:value-type="float">
            <text:p><text:s text:c="3"/>6</text:p>
          </table:table-cell>
          <table:table-cell office:value-type="float" office:value="5.583" calcext:value-type="float">
            <text:p><text:s text:c="3"/>6</text:p>
          </table:table-cell>
          <table:table-cell office:value-type="float" office:value="5.599" calcext:value-type="float">
            <text:p><text:s text:c="3"/>6</text:p>
          </table:table-cell>
          <table:table-cell office:value-type="float" office:value="5.601" calcext:value-type="float">
            <text:p><text:s text:c="3"/>6</text:p>
          </table:table-cell>
          <table:table-cell office:value-type="float" office:value="5.593" calcext:value-type="float">
            <text:p><text:s text:c="3"/>6</text:p>
          </table:table-cell>
          <table:table-cell office:value-type="float" office:value="5.564" calcext:value-type="float">
            <text:p><text:s text:c="3"/>6</text:p>
          </table:table-cell>
          <table:table-cell office:value-type="float" office:value="5.535" calcext:value-type="float">
            <text:p><text:s text:c="3"/>6</text:p>
          </table:table-cell>
          <table:table-cell office:value-type="float" office:value="5.489" calcext:value-type="float">
            <text:p><text:s text:c="3"/>5</text:p>
          </table:table-cell>
          <table:table-cell office:value-type="float" office:value="5.439" calcext:value-type="float">
            <text:p><text:s text:c="3"/>5</text:p>
          </table:table-cell>
          <table:table-cell office:value-type="float" office:value="5.376" calcext:value-type="float">
            <text:p><text:s text:c="3"/>5</text:p>
          </table:table-cell>
          <table:table-cell office:value-type="float" office:value="5.326" calcext:value-type="float">
            <text:p><text:s text:c="3"/>5</text:p>
          </table:table-cell>
          <table:table-cell office:value-type="float" office:value="5.289" calcext:value-type="float">
            <text:p><text:s text:c="3"/>5</text:p>
          </table:table-cell>
          <table:table-cell office:value-type="float" office:value="5.264" calcext:value-type="float">
            <text:p><text:s text:c="3"/>5</text:p>
          </table:table-cell>
          <table:table-cell office:value-type="float" office:value="5.251" calcext:value-type="float">
            <text:p><text:s text:c="3"/>5</text:p>
          </table:table-cell>
          <table:table-cell office:value-type="float" office:value="5.241" calcext:value-type="float">
            <text:p><text:s text:c="3"/>5</text:p>
          </table:table-cell>
          <table:table-cell office:value-type="float" office:value="5.201" calcext:value-type="float">
            <text:p><text:s text:c="3"/>5</text:p>
          </table:table-cell>
          <table:table-cell office:value-type="float" office:value="5.114" calcext:value-type="float">
            <text:p><text:s text:c="3"/>5</text:p>
          </table:table-cell>
          <table:table-cell office:value-type="float" office:value="4.972" calcext:value-type="float">
            <text:p><text:s text:c="3"/>5</text:p>
          </table:table-cell>
          <table:table-cell office:value-type="float" office:value="4.792" calcext:value-type="float">
            <text:p><text:s text:c="3"/>5</text:p>
          </table:table-cell>
          <table:table-cell office:value-type="float" office:value="4.586" calcext:value-type="float">
            <text:p><text:s text:c="3"/>5</text:p>
          </table:table-cell>
          <table:table-cell office:value-type="float" office:value="4.408" calcext:value-type="float">
            <text:p><text:s text:c="3"/>4</text:p>
          </table:table-cell>
          <table:table-cell office:value-type="float" office:value="4.275" calcext:value-type="float">
            <text:p><text:s text:c="3"/>4</text:p>
          </table:table-cell>
          <table:table-cell office:value-type="float" office:value="4.201" calcext:value-type="float">
            <text:p><text:s text:c="3"/>4</text:p>
          </table:table-cell>
          <table:table-cell office:value-type="float" office:value="4.165" calcext:value-type="float">
            <text:p><text:s text:c="3"/>4</text:p>
          </table:table-cell>
          <table:table-cell office:value-type="float" office:value="4.166" calcext:value-type="float">
            <text:p><text:s text:c="3"/>4</text:p>
          </table:table-cell>
          <table:table-cell office:value-type="float" office:value="4.176" calcext:value-type="float">
            <text:p><text:s text:c="3"/>4</text:p>
          </table:table-cell>
          <table:table-cell office:value-type="float" office:value="4.177" calcext:value-type="float">
            <text:p><text:s text:c="3"/>4</text:p>
          </table:table-cell>
          <table:table-cell office:value-type="float" office:value="4.152" calcext:value-type="float">
            <text:p><text:s text:c="3"/>4</text:p>
          </table:table-cell>
          <table:table-cell office:value-type="float" office:value="4.117" calcext:value-type="float">
            <text:p><text:s text:c="3"/>4</text:p>
          </table:table-cell>
          <table:table-cell office:value-type="float" office:value="4.081" calcext:value-type="float">
            <text:p><text:s text:c="3"/>4</text:p>
          </table:table-cell>
          <table:table-cell office:value-type="float" office:value="4.054" calcext:value-type="float">
            <text:p><text:s text:c="3"/>4</text:p>
          </table:table-cell>
          <table:table-cell office:value-type="float" office:value="4.034" calcext:value-type="float">
            <text:p><text:s text:c="3"/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enegal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486.635" calcext:value-type="float">
            <text:p><text:s text:c="2"/>2 487</text:p>
          </table:table-cell>
          <table:table-cell office:value-type="float" office:value="2545.16" calcext:value-type="float">
            <text:p><text:s text:c="2"/>2 545</text:p>
          </table:table-cell>
          <table:table-cell office:value-type="float" office:value="2606.415" calcext:value-type="float">
            <text:p><text:s text:c="2"/>2 606</text:p>
          </table:table-cell>
          <table:table-cell office:value-type="float" office:value="2670.589" calcext:value-type="float">
            <text:p><text:s text:c="2"/>2 671</text:p>
          </table:table-cell>
          <table:table-cell office:value-type="float" office:value="2737.833" calcext:value-type="float">
            <text:p><text:s text:c="2"/>2 738</text:p>
          </table:table-cell>
          <table:table-cell office:value-type="float" office:value="2808.225" calcext:value-type="float">
            <text:p><text:s text:c="2"/>2 808</text:p>
          </table:table-cell>
          <table:table-cell office:value-type="float" office:value="2881.808" calcext:value-type="float">
            <text:p><text:s text:c="2"/>2 882</text:p>
          </table:table-cell>
          <table:table-cell office:value-type="float" office:value="2958.536" calcext:value-type="float">
            <text:p><text:s text:c="2"/>2 959</text:p>
          </table:table-cell>
          <table:table-cell office:value-type="float" office:value="3038.333" calcext:value-type="float">
            <text:p><text:s text:c="2"/>3 038</text:p>
          </table:table-cell>
          <table:table-cell office:value-type="float" office:value="3121.092" calcext:value-type="float">
            <text:p><text:s text:c="2"/>3 121</text:p>
          </table:table-cell>
          <table:table-cell office:value-type="float" office:value="3206.749" calcext:value-type="float">
            <text:p><text:s text:c="2"/>3 207</text:p>
          </table:table-cell>
          <table:table-cell office:value-type="float" office:value="3295.293" calcext:value-type="float">
            <text:p><text:s text:c="2"/>3 295</text:p>
          </table:table-cell>
          <table:table-cell office:value-type="float" office:value="3386.863" calcext:value-type="float">
            <text:p><text:s text:c="2"/>3 387</text:p>
          </table:table-cell>
          <table:table-cell office:value-type="float" office:value="3481.745" calcext:value-type="float">
            <text:p><text:s text:c="2"/>3 482</text:p>
          </table:table-cell>
          <table:table-cell office:value-type="float" office:value="3580.312" calcext:value-type="float">
            <text:p><text:s text:c="2"/>3 580</text:p>
          </table:table-cell>
          <table:table-cell office:value-type="float" office:value="3682.876" calcext:value-type="float">
            <text:p><text:s text:c="2"/>3 683</text:p>
          </table:table-cell>
          <table:table-cell office:value-type="float" office:value="3789.211" calcext:value-type="float">
            <text:p><text:s text:c="2"/>3 789</text:p>
          </table:table-cell>
          <table:table-cell office:value-type="float" office:value="3899.237" calcext:value-type="float">
            <text:p><text:s text:c="2"/>3 899</text:p>
          </table:table-cell>
          <table:table-cell office:value-type="float" office:value="4013.539" calcext:value-type="float">
            <text:p><text:s text:c="2"/>4 014</text:p>
          </table:table-cell>
          <table:table-cell office:value-type="float" office:value="4132.844" calcext:value-type="float">
            <text:p><text:s text:c="2"/>4 133</text:p>
          </table:table-cell>
          <table:table-cell office:value-type="float" office:value="4257.505" calcext:value-type="float">
            <text:p><text:s text:c="2"/>4 258</text:p>
          </table:table-cell>
          <table:table-cell office:value-type="float" office:value="4388.458" calcext:value-type="float">
            <text:p><text:s text:c="2"/>4 388</text:p>
          </table:table-cell>
          <table:table-cell office:value-type="float" office:value="4525.114" calcext:value-type="float">
            <text:p><text:s text:c="2"/>4 525</text:p>
          </table:table-cell>
          <table:table-cell office:value-type="float" office:value="4664.444" calcext:value-type="float">
            <text:p><text:s text:c="2"/>4 664</text:p>
          </table:table-cell>
          <table:table-cell office:value-type="float" office:value="4802.348" calcext:value-type="float">
            <text:p><text:s text:c="2"/>4 802</text:p>
          </table:table-cell>
          <table:table-cell office:value-type="float" office:value="4936.209" calcext:value-type="float">
            <text:p><text:s text:c="2"/>4 936</text:p>
          </table:table-cell>
          <table:table-cell office:value-type="float" office:value="5064.674" calcext:value-type="float">
            <text:p><text:s text:c="2"/>5 065</text:p>
          </table:table-cell>
          <table:table-cell office:value-type="float" office:value="5189.539" calcext:value-type="float">
            <text:p><text:s text:c="2"/>5 190</text:p>
          </table:table-cell>
          <table:table-cell office:value-type="float" office:value="5315.265" calcext:value-type="float">
            <text:p><text:s text:c="2"/>5 315</text:p>
          </table:table-cell>
          <table:table-cell office:value-type="float" office:value="5448.11" calcext:value-type="float">
            <text:p><text:s text:c="2"/>5 448</text:p>
          </table:table-cell>
          <table:table-cell office:value-type="float" office:value="5592.646" calcext:value-type="float">
            <text:p><text:s text:c="2"/>5 593</text:p>
          </table:table-cell>
          <table:table-cell office:value-type="float" office:value="5750.338" calcext:value-type="float">
            <text:p><text:s text:c="2"/>5 750</text:p>
          </table:table-cell>
          <table:table-cell office:value-type="float" office:value="5920.059" calcext:value-type="float">
            <text:p><text:s text:c="2"/>5 920</text:p>
          </table:table-cell>
          <table:table-cell office:value-type="float" office:value="6100.495" calcext:value-type="float">
            <text:p><text:s text:c="2"/>6 100</text:p>
          </table:table-cell>
          <table:table-cell office:value-type="float" office:value="6289.327" calcext:value-type="float">
            <text:p><text:s text:c="2"/>6 289</text:p>
          </table:table-cell>
          <table:table-cell office:value-type="float" office:value="6484.738" calcext:value-type="float">
            <text:p><text:s text:c="2"/>6 485</text:p>
          </table:table-cell>
          <table:table-cell office:value-type="float" office:value="6686.159" calcext:value-type="float">
            <text:p><text:s text:c="2"/>6 686</text:p>
          </table:table-cell>
          <table:table-cell office:value-type="float" office:value="6893.896" calcext:value-type="float">
            <text:p><text:s text:c="2"/>6 894</text:p>
          </table:table-cell>
          <table:table-cell office:value-type="float" office:value="7107.976" calcext:value-type="float">
            <text:p><text:s text:c="2"/>7 108</text:p>
          </table:table-cell>
          <table:table-cell office:value-type="float" office:value="7328.6" calcext:value-type="float">
            <text:p><text:s text:c="2"/>7 329</text:p>
          </table:table-cell>
          <table:table-cell office:value-type="float" office:value="7555.617" calcext:value-type="float">
            <text:p><text:s text:c="2"/>7 556</text:p>
          </table:table-cell>
          <table:table-cell office:value-type="float" office:value="7789.653" calcext:value-type="float">
            <text:p><text:s text:c="2"/>7 790</text:p>
          </table:table-cell>
          <table:table-cell office:value-type="float" office:value="8029.725" calcext:value-type="float">
            <text:p><text:s text:c="2"/>8 030</text:p>
          </table:table-cell>
          <table:table-cell office:value-type="float" office:value="8272.17" calcext:value-type="float">
            <text:p><text:s text:c="2"/>8 272</text:p>
          </table:table-cell>
          <table:table-cell office:value-type="float" office:value="8512.173" calcext:value-type="float">
            <text:p><text:s text:c="2"/>8 512</text:p>
          </table:table-cell>
          <table:table-cell office:value-type="float" office:value="8746.606" calcext:value-type="float">
            <text:p><text:s text:c="2"/>8 747</text:p>
          </table:table-cell>
          <table:table-cell office:value-type="float" office:value="8974.077" calcext:value-type="float">
            <text:p><text:s text:c="2"/>8 974</text:p>
          </table:table-cell>
          <table:table-cell office:value-type="float" office:value="9196.528" calcext:value-type="float">
            <text:p><text:s text:c="2"/>9 197</text:p>
          </table:table-cell>
          <table:table-cell office:value-type="float" office:value="9418.393" calcext:value-type="float">
            <text:p><text:s text:c="2"/>9 418</text:p>
          </table:table-cell>
          <table:table-cell office:value-type="float" office:value="9645.957" calcext:value-type="float">
            <text:p><text:s text:c="2"/>9 646</text:p>
          </table:table-cell>
          <table:table-cell office:value-type="float" office:value="9884.052" calcext:value-type="float">
            <text:p><text:s text:c="2"/>9 884</text:p>
          </table:table-cell>
          <table:table-cell office:value-type="float" office:value="10134.497" calcext:value-type="float">
            <text:p><text:s text:c="2"/>10 134</text:p>
          </table:table-cell>
          <table:table-cell office:value-type="float" office:value="10396.861" calcext:value-type="float">
            <text:p><text:s text:c="2"/>10 397</text:p>
          </table:table-cell>
          <table:table-cell office:value-type="float" office:value="10670.99" calcext:value-type="float">
            <text:p><text:s text:c="2"/>10 671</text:p>
          </table:table-cell>
          <table:table-cell office:value-type="float" office:value="10955.944" calcext:value-type="float">
            <text:p><text:s text:c="2"/>10 956</text:p>
          </table:table-cell>
          <table:table-cell office:value-type="float" office:value="11251.266" calcext:value-type="float">
            <text:p><text:s text:c="2"/>11 251</text:p>
          </table:table-cell>
          <table:table-cell office:value-type="float" office:value="11556.763" calcext:value-type="float">
            <text:p><text:s text:c="2"/>11 557</text:p>
          </table:table-cell>
          <table:table-cell office:value-type="float" office:value="11873.557" calcext:value-type="float">
            <text:p><text:s text:c="2"/>11 874</text:p>
          </table:table-cell>
          <table:table-cell office:value-type="float" office:value="12203.957" calcext:value-type="float">
            <text:p><text:s text:c="2"/>12 204</text:p>
          </table:table-cell>
          <table:table-cell office:value-type="float" office:value="12550.917" calcext:value-type="float">
            <text:p><text:s text:c="2"/>12 551</text:p>
          </table:table-cell>
          <table:table-cell office:value-type="float" office:value="12916.229" calcext:value-type="float">
            <text:p><text:s text:c="2"/>12 916</text:p>
          </table:table-cell>
          <table:table-cell office:value-type="float" office:value="13300.91" calcext:value-type="float">
            <text:p><text:s text:c="2"/>13 301</text:p>
          </table:table-cell>
          <table:table-cell office:value-type="float" office:value="13703.513" calcext:value-type="float">
            <text:p><text:s text:c="2"/>13 704</text:p>
          </table:table-cell>
          <table:table-cell office:value-type="float" office:value="14120.32" calcext:value-type="float">
            <text:p><text:s text:c="2"/>14 120</text:p>
          </table:table-cell>
          <table:table-cell office:value-type="float" office:value="14546.111" calcext:value-type="float">
            <text:p><text:s text:c="2"/>14 546</text:p>
          </table:table-cell>
          <table:table-cell office:value-type="float" office:value="14976.994" calcext:value-type="float">
            <text:p><text:s text:c="2"/>14 9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2041.203" calcext:value-type="float">
            <text:p><text:s text:c="2"/>2 041</text:p>
          </table:table-cell>
          <table:table-cell office:value-type="float" office:value="2062.444" calcext:value-type="float">
            <text:p><text:s text:c="2"/>2 062</text:p>
          </table:table-cell>
          <table:table-cell office:value-type="float" office:value="2084.942" calcext:value-type="float">
            <text:p><text:s text:c="2"/>2 085</text:p>
          </table:table-cell>
          <table:table-cell office:value-type="float" office:value="2108.43" calcext:value-type="float">
            <text:p><text:s text:c="2"/>2 108</text:p>
          </table:table-cell>
          <table:table-cell office:value-type="float" office:value="2132.731" calcext:value-type="float">
            <text:p><text:s text:c="2"/>2 133</text:p>
          </table:table-cell>
          <table:table-cell office:value-type="float" office:value="2157.753" calcext:value-type="float">
            <text:p><text:s text:c="2"/>2 158</text:p>
          </table:table-cell>
          <table:table-cell office:value-type="float" office:value="2183.523" calcext:value-type="float">
            <text:p><text:s text:c="2"/>2 184</text:p>
          </table:table-cell>
          <table:table-cell office:value-type="float" office:value="2210.131" calcext:value-type="float">
            <text:p><text:s text:c="2"/>2 210</text:p>
          </table:table-cell>
          <table:table-cell office:value-type="float" office:value="2237.772" calcext:value-type="float">
            <text:p><text:s text:c="2"/>2 238</text:p>
          </table:table-cell>
          <table:table-cell office:value-type="float" office:value="2266.686" calcext:value-type="float">
            <text:p><text:s text:c="2"/>2 267</text:p>
          </table:table-cell>
          <table:table-cell office:value-type="float" office:value="2297.11" calcext:value-type="float">
            <text:p><text:s text:c="2"/>2 297</text:p>
          </table:table-cell>
          <table:table-cell office:value-type="float" office:value="2329.204" calcext:value-type="float">
            <text:p><text:s text:c="2"/>2 329</text:p>
          </table:table-cell>
          <table:table-cell office:value-type="float" office:value="2363.013" calcext:value-type="float">
            <text:p><text:s text:c="2"/>2 363</text:p>
          </table:table-cell>
          <table:table-cell office:value-type="float" office:value="2398.414" calcext:value-type="float">
            <text:p><text:s text:c="2"/>2 398</text:p>
          </table:table-cell>
          <table:table-cell office:value-type="float" office:value="2435.204" calcext:value-type="float">
            <text:p><text:s text:c="2"/>2 435</text:p>
          </table:table-cell>
          <table:table-cell office:value-type="float" office:value="2473.294" calcext:value-type="float">
            <text:p><text:s text:c="2"/>2 473</text:p>
          </table:table-cell>
          <table:table-cell office:value-type="float" office:value="2512.652" calcext:value-type="float">
            <text:p><text:s text:c="2"/>2 513</text:p>
          </table:table-cell>
          <table:table-cell office:value-type="float" office:value="2553.529" calcext:value-type="float">
            <text:p><text:s text:c="2"/>2 554</text:p>
          </table:table-cell>
          <table:table-cell office:value-type="float" office:value="2596.568" calcext:value-type="float">
            <text:p><text:s text:c="2"/>2 597</text:p>
          </table:table-cell>
          <table:table-cell office:value-type="float" office:value="2642.608" calcext:value-type="float">
            <text:p><text:s text:c="2"/>2 643</text:p>
          </table:table-cell>
          <table:table-cell office:value-type="float" office:value="2692.259" calcext:value-type="float">
            <text:p><text:s text:c="2"/>2 692</text:p>
          </table:table-cell>
          <table:table-cell office:value-type="float" office:value="2745.779" calcext:value-type="float">
            <text:p><text:s text:c="2"/>2 746</text:p>
          </table:table-cell>
          <table:table-cell office:value-type="float" office:value="2803.031" calcext:value-type="float">
            <text:p><text:s text:c="2"/>2 803</text:p>
          </table:table-cell>
          <table:table-cell office:value-type="float" office:value="2863.739" calcext:value-type="float">
            <text:p><text:s text:c="2"/>2 864</text:p>
          </table:table-cell>
          <table:table-cell office:value-type="float" office:value="2927.468" calcext:value-type="float">
            <text:p><text:s text:c="2"/>2 927</text:p>
          </table:table-cell>
          <table:table-cell office:value-type="float" office:value="2993.876" calcext:value-type="float">
            <text:p><text:s text:c="2"/>2 994</text:p>
          </table:table-cell>
          <table:table-cell office:value-type="float" office:value="3062.956" calcext:value-type="float">
            <text:p><text:s text:c="2"/>3 063</text:p>
          </table:table-cell>
          <table:table-cell office:value-type="float" office:value="3134.8" calcext:value-type="float">
            <text:p><text:s text:c="2"/>3 135</text:p>
          </table:table-cell>
          <table:table-cell office:value-type="float" office:value="3209.263" calcext:value-type="float">
            <text:p><text:s text:c="2"/>3 209</text:p>
          </table:table-cell>
          <table:table-cell office:value-type="float" office:value="3286.179" calcext:value-type="float">
            <text:p><text:s text:c="2"/>3 286</text:p>
          </table:table-cell>
          <table:table-cell office:value-type="float" office:value="3365.441" calcext:value-type="float">
            <text:p><text:s text:c="2"/>3 365</text:p>
          </table:table-cell>
          <table:table-cell office:value-type="float" office:value="3445.277" calcext:value-type="float">
            <text:p><text:s text:c="2"/>3 445</text:p>
          </table:table-cell>
          <table:table-cell office:value-type="float" office:value="3525.399" calcext:value-type="float">
            <text:p><text:s text:c="2"/>3 525</text:p>
          </table:table-cell>
          <table:table-cell office:value-type="float" office:value="3608.751" calcext:value-type="float">
            <text:p><text:s text:c="2"/>3 609</text:p>
          </table:table-cell>
          <table:table-cell office:value-type="float" office:value="3699.467" calcext:value-type="float">
            <text:p><text:s text:c="2"/>3 699</text:p>
          </table:table-cell>
          <table:table-cell office:value-type="float" office:value="3799.55" calcext:value-type="float">
            <text:p><text:s text:c="2"/>3 800</text:p>
          </table:table-cell>
          <table:table-cell office:value-type="float" office:value="3912.438" calcext:value-type="float">
            <text:p><text:s text:c="2"/>3 912</text:p>
          </table:table-cell>
          <table:table-cell office:value-type="float" office:value="4034.668" calcext:value-type="float">
            <text:p><text:s text:c="2"/>4 035</text:p>
          </table:table-cell>
          <table:table-cell office:value-type="float" office:value="4152.984" calcext:value-type="float">
            <text:p><text:s text:c="2"/>4 153</text:p>
          </table:table-cell>
          <table:table-cell office:value-type="float" office:value="4249.468" calcext:value-type="float">
            <text:p><text:s text:c="2"/>4 249</text:p>
          </table:table-cell>
          <table:table-cell office:value-type="float" office:value="4312.246" calcext:value-type="float">
            <text:p><text:s text:c="2"/>4 312</text:p>
          </table:table-cell>
          <table:table-cell office:value-type="float" office:value="4337.239" calcext:value-type="float">
            <text:p><text:s text:c="2"/>4 337</text:p>
          </table:table-cell>
          <table:table-cell office:value-type="float" office:value="4331.332" calcext:value-type="float">
            <text:p><text:s text:c="2"/>4 331</text:p>
          </table:table-cell>
          <table:table-cell office:value-type="float" office:value="4307.299" calcext:value-type="float">
            <text:p><text:s text:c="2"/>4 307</text:p>
          </table:table-cell>
          <table:table-cell office:value-type="float" office:value="4283.621" calcext:value-type="float">
            <text:p><text:s text:c="2"/>4 284</text:p>
          </table:table-cell>
          <table:table-cell office:value-type="float" office:value="4274.819" calcext:value-type="float">
            <text:p><text:s text:c="2"/>4 275</text:p>
          </table:table-cell>
          <table:table-cell office:value-type="float" office:value="4282.35" calcext:value-type="float">
            <text:p><text:s text:c="2"/>4 282</text:p>
          </table:table-cell>
          <table:table-cell office:value-type="float" office:value="4305.455" calcext:value-type="float">
            <text:p><text:s text:c="2"/>4 305</text:p>
          </table:table-cell>
          <table:table-cell office:value-type="float" office:value="4353.646" calcext:value-type="float">
            <text:p><text:s text:c="2"/>4 354</text:p>
          </table:table-cell>
          <table:table-cell office:value-type="float" office:value="4437.803" calcext:value-type="float">
            <text:p><text:s text:c="2"/>4 438</text:p>
          </table:table-cell>
          <table:table-cell office:value-type="float" office:value="4564.297" calcext:value-type="float">
            <text:p><text:s text:c="2"/>4 564</text:p>
          </table:table-cell>
          <table:table-cell office:value-type="float" office:value="4739.147" calcext:value-type="float">
            <text:p><text:s text:c="2"/>4 739</text:p>
          </table:table-cell>
          <table:table-cell office:value-type="float" office:value="4957.216" calcext:value-type="float">
            <text:p><text:s text:c="2"/>4 957</text:p>
          </table:table-cell>
          <table:table-cell office:value-type="float" office:value="5199.549" calcext:value-type="float">
            <text:p><text:s text:c="2"/>5 200</text:p>
          </table:table-cell>
          <table:table-cell office:value-type="float" office:value="5439.695" calcext:value-type="float">
            <text:p><text:s text:c="2"/>5 440</text:p>
          </table:table-cell>
          <table:table-cell office:value-type="float" office:value="5658.379" calcext:value-type="float">
            <text:p><text:s text:c="2"/>5 658</text:p>
          </table:table-cell>
          <table:table-cell office:value-type="float" office:value="5848.692" calcext:value-type="float">
            <text:p><text:s text:c="2"/>5 849</text:p>
          </table:table-cell>
          <table:table-cell office:value-type="float" office:value="6015.417" calcext:value-type="float">
            <text:p><text:s text:c="2"/>6 015</text:p>
          </table:table-cell>
          <table:table-cell office:value-type="float" office:value="6165.372" calcext:value-type="float">
            <text:p><text:s text:c="2"/>6 165</text:p>
          </table:table-cell>
          <table:table-cell office:value-type="float" office:value="6310.26" calcext:value-type="float">
            <text:p><text:s text:c="2"/>6 310</text:p>
          </table:table-cell>
          <table:table-cell office:value-type="float" office:value="6458.72" calcext:value-type="float">
            <text:p><text:s text:c="2"/>6 459</text:p>
          </table:table-cell>
          <table:table-cell office:value-type="float" office:value="6611.692" calcext:value-type="float">
            <text:p><text:s text:c="2"/>6 612</text:p>
          </table:table-cell>
          <table:table-cell office:value-type="float" office:value="6766.103" calcext:value-type="float">
            <text:p><text:s text:c="2"/>6 766</text:p>
          </table:table-cell>
          <table:table-cell office:value-type="float" office:value="6922.079" calcext:value-type="float">
            <text:p><text:s text:c="2"/>6 922</text:p>
          </table:table-cell>
          <table:table-cell office:value-type="float" office:value="7079.162" calcext:value-type="float">
            <text:p><text:s text:c="2"/>7 079</text:p>
          </table:table-cell>
          <table:table-cell office:value-type="float" office:value="7237.025" calcext:value-type="float">
            <text:p><text:s text:c="2"/>7 2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ogo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395.457" calcext:value-type="float">
            <text:p><text:s text:c="2"/>1 395</text:p>
          </table:table-cell>
          <table:table-cell office:value-type="float" office:value="1425.487" calcext:value-type="float">
            <text:p><text:s text:c="2"/>1 425</text:p>
          </table:table-cell>
          <table:table-cell office:value-type="float" office:value="1441.906" calcext:value-type="float">
            <text:p><text:s text:c="2"/>1 442</text:p>
          </table:table-cell>
          <table:table-cell office:value-type="float" office:value="1452.088" calcext:value-type="float">
            <text:p><text:s text:c="2"/>1 452</text:p>
          </table:table-cell>
          <table:table-cell office:value-type="float" office:value="1461.52" calcext:value-type="float">
            <text:p><text:s text:c="2"/>1 462</text:p>
          </table:table-cell>
          <table:table-cell office:value-type="float" office:value="1473.839" calcext:value-type="float">
            <text:p><text:s text:c="2"/>1 474</text:p>
          </table:table-cell>
          <table:table-cell office:value-type="float" office:value="1490.731" calcext:value-type="float">
            <text:p><text:s text:c="2"/>1 491</text:p>
          </table:table-cell>
          <table:table-cell office:value-type="float" office:value="1512.029" calcext:value-type="float">
            <text:p><text:s text:c="2"/>1 512</text:p>
          </table:table-cell>
          <table:table-cell office:value-type="float" office:value="1535.969" calcext:value-type="float">
            <text:p><text:s text:c="2"/>1 536</text:p>
          </table:table-cell>
          <table:table-cell office:value-type="float" office:value="1559.674" calcext:value-type="float">
            <text:p><text:s text:c="2"/>1 560</text:p>
          </table:table-cell>
          <table:table-cell office:value-type="float" office:value="1580.513" calcext:value-type="float">
            <text:p><text:s text:c="2"/>1 581</text:p>
          </table:table-cell>
          <table:table-cell office:value-type="float" office:value="1597.526" calcext:value-type="float">
            <text:p><text:s text:c="2"/>1 598</text:p>
          </table:table-cell>
          <table:table-cell office:value-type="float" office:value="1612.755" calcext:value-type="float">
            <text:p><text:s text:c="2"/>1 613</text:p>
          </table:table-cell>
          <table:table-cell office:value-type="float" office:value="1631.764" calcext:value-type="float">
            <text:p><text:s text:c="2"/>1 632</text:p>
          </table:table-cell>
          <table:table-cell office:value-type="float" office:value="1662.073" calcext:value-type="float">
            <text:p><text:s text:c="2"/>1 662</text:p>
          </table:table-cell>
          <table:table-cell office:value-type="float" office:value="1708.63" calcext:value-type="float">
            <text:p><text:s text:c="2"/>1 709</text:p>
          </table:table-cell>
          <table:table-cell office:value-type="float" office:value="1774.029" calcext:value-type="float">
            <text:p><text:s text:c="2"/>1 774</text:p>
          </table:table-cell>
          <table:table-cell office:value-type="float" office:value="1855.442" calcext:value-type="float">
            <text:p><text:s text:c="2"/>1 855</text:p>
          </table:table-cell>
          <table:table-cell office:value-type="float" office:value="1945.78" calcext:value-type="float">
            <text:p><text:s text:c="2"/>1 946</text:p>
          </table:table-cell>
          <table:table-cell office:value-type="float" office:value="2034.907" calcext:value-type="float">
            <text:p><text:s text:c="2"/>2 035</text:p>
          </table:table-cell>
          <table:table-cell office:value-type="float" office:value="2115.522" calcext:value-type="float">
            <text:p><text:s text:c="2"/>2 116</text:p>
          </table:table-cell>
          <table:table-cell office:value-type="float" office:value="2185.662" calcext:value-type="float">
            <text:p><text:s text:c="2"/>2 186</text:p>
          </table:table-cell>
          <table:table-cell office:value-type="float" office:value="2247.582" calcext:value-type="float">
            <text:p><text:s text:c="2"/>2 248</text:p>
          </table:table-cell>
          <table:table-cell office:value-type="float" office:value="2303.345" calcext:value-type="float">
            <text:p><text:s text:c="2"/>2 303</text:p>
          </table:table-cell>
          <table:table-cell office:value-type="float" office:value="2356.622" calcext:value-type="float">
            <text:p><text:s text:c="2"/>2 357</text:p>
          </table:table-cell>
          <table:table-cell office:value-type="float" office:value="2410.446" calcext:value-type="float">
            <text:p><text:s text:c="2"/>2 410</text:p>
          </table:table-cell>
          <table:table-cell office:value-type="float" office:value="2464.455" calcext:value-type="float">
            <text:p><text:s text:c="2"/>2 464</text:p>
          </table:table-cell>
          <table:table-cell office:value-type="float" office:value="2518.566" calcext:value-type="float">
            <text:p><text:s text:c="2"/>2 519</text:p>
          </table:table-cell>
          <table:table-cell office:value-type="float" office:value="2576.469" calcext:value-type="float">
            <text:p><text:s text:c="2"/>2 576</text:p>
          </table:table-cell>
          <table:table-cell office:value-type="float" office:value="2642.846" calcext:value-type="float">
            <text:p><text:s text:c="2"/>2 643</text:p>
          </table:table-cell>
          <table:table-cell office:value-type="float" office:value="2720.839" calcext:value-type="float">
            <text:p><text:s text:c="2"/>2 721</text:p>
          </table:table-cell>
          <table:table-cell office:value-type="float" office:value="2812.039" calcext:value-type="float">
            <text:p><text:s text:c="2"/>2 812</text:p>
          </table:table-cell>
          <table:table-cell office:value-type="float" office:value="2915.066" calcext:value-type="float">
            <text:p><text:s text:c="2"/>2 915</text:p>
          </table:table-cell>
          <table:table-cell office:value-type="float" office:value="3026.238" calcext:value-type="float">
            <text:p><text:s text:c="2"/>3 026</text:p>
          </table:table-cell>
          <table:table-cell office:value-type="float" office:value="3140.237" calcext:value-type="float">
            <text:p><text:s text:c="2"/>3 140</text:p>
          </table:table-cell>
          <table:table-cell office:value-type="float" office:value="3252.994" calcext:value-type="float">
            <text:p><text:s text:c="2"/>3 253</text:p>
          </table:table-cell>
          <table:table-cell office:value-type="float" office:value="3364.02" calcext:value-type="float">
            <text:p><text:s text:c="2"/>3 364</text:p>
          </table:table-cell>
          <table:table-cell office:value-type="float" office:value="3474.08" calcext:value-type="float">
            <text:p><text:s text:c="2"/>3 474</text:p>
          </table:table-cell>
          <table:table-cell office:value-type="float" office:value="3581.928" calcext:value-type="float">
            <text:p><text:s text:c="2"/>3 582</text:p>
          </table:table-cell>
          <table:table-cell office:value-type="float" office:value="3686.373" calcext:value-type="float">
            <text:p><text:s text:c="2"/>3 686</text:p>
          </table:table-cell>
          <table:table-cell office:value-type="float" office:value="3786.94" calcext:value-type="float">
            <text:p><text:s text:c="2"/>3 787</text:p>
          </table:table-cell>
          <table:table-cell office:value-type="float" office:value="3882.271" calcext:value-type="float">
            <text:p><text:s text:c="2"/>3 882</text:p>
          </table:table-cell>
          <table:table-cell office:value-type="float" office:value="3973.327" calcext:value-type="float">
            <text:p><text:s text:c="2"/>3 973</text:p>
          </table:table-cell>
          <table:table-cell office:value-type="float" office:value="4064.926" calcext:value-type="float">
            <text:p><text:s text:c="2"/>4 065</text:p>
          </table:table-cell>
          <table:table-cell office:value-type="float" office:value="4163.642" calcext:value-type="float">
            <text:p><text:s text:c="2"/>4 164</text:p>
          </table:table-cell>
          <table:table-cell office:value-type="float" office:value="4274.024" calcext:value-type="float">
            <text:p><text:s text:c="2"/>4 274</text:p>
          </table:table-cell>
          <table:table-cell office:value-type="float" office:value="4398.238" calcext:value-type="float">
            <text:p><text:s text:c="2"/>4 398</text:p>
          </table:table-cell>
          <table:table-cell office:value-type="float" office:value="4534.551" calcext:value-type="float">
            <text:p><text:s text:c="2"/>4 535</text:p>
          </table:table-cell>
          <table:table-cell office:value-type="float" office:value="4679.023" calcext:value-type="float">
            <text:p><text:s text:c="2"/>4 679</text:p>
          </table:table-cell>
          <table:table-cell office:value-type="float" office:value="4825.704" calcext:value-type="float">
            <text:p><text:s text:c="2"/>4 826</text:p>
          </table:table-cell>
          <table:table-cell office:value-type="float" office:value="4970.367" calcext:value-type="float">
            <text:p><text:s text:c="2"/>4 970</text:p>
          </table:table-cell>
          <table:table-cell office:value-type="float" office:value="5111.77" calcext:value-type="float">
            <text:p><text:s text:c="2"/>5 112</text:p>
          </table:table-cell>
          <table:table-cell office:value-type="float" office:value="5251.472" calcext:value-type="float">
            <text:p><text:s text:c="2"/>5 251</text:p>
          </table:table-cell>
          <table:table-cell office:value-type="float" office:value="5391.401" calcext:value-type="float">
            <text:p><text:s text:c="2"/>5 391</text:p>
          </table:table-cell>
          <table:table-cell office:value-type="float" office:value="5534.598" calcext:value-type="float">
            <text:p><text:s text:c="2"/>5 535</text:p>
          </table:table-cell>
          <table:table-cell office:value-type="float" office:value="5683.268" calcext:value-type="float">
            <text:p><text:s text:c="2"/>5 683</text:p>
          </table:table-cell>
          <table:table-cell office:value-type="float" office:value="5837.792" calcext:value-type="float">
            <text:p><text:s text:c="2"/>5 838</text:p>
          </table:table-cell>
          <table:table-cell office:value-type="float" office:value="5997.385" calcext:value-type="float">
            <text:p><text:s text:c="2"/>5 997</text:p>
          </table:table-cell>
          <table:table-cell office:value-type="float" office:value="6161.796" calcext:value-type="float">
            <text:p><text:s text:c="2"/>6 162</text:p>
          </table:table-cell>
          <table:table-cell office:value-type="float" office:value="6330.472" calcext:value-type="float">
            <text:p><text:s text:c="2"/>6 330</text:p>
          </table:table-cell>
          <table:table-cell office:value-type="float" office:value="6502.952" calcext:value-type="float">
            <text:p><text:s text:c="2"/>6 503</text:p>
          </table:table-cell>
          <table:table-cell office:value-type="float" office:value="6679.282" calcext:value-type="float">
            <text:p><text:s text:c="2"/>6 679</text:p>
          </table:table-cell>
          <table:table-cell office:value-type="float" office:value="6859.482" calcext:value-type="float">
            <text:p><text:s text:c="2"/>6 859</text:p>
          </table:table-cell>
          <table:table-cell office:value-type="float" office:value="7042.948" calcext:value-type="float">
            <text:p><text:s text:c="2"/>7 043</text:p>
          </table:table-cell>
          <table:table-cell office:value-type="float" office:value="7228.915" calcext:value-type="float">
            <text:p><text:s text:c="2"/>7 229</text:p>
          </table:table-cell>
          <table:table-cell office:value-type="float" office:value="7416.802" calcext:value-type="float">
            <text:p><text:s text:c="2"/>7 4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ASI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404061.59" calcext:value-type="float">
            <text:p><text:s/>1 404 062</text:p>
          </table:table-cell>
          <table:table-cell office:value-type="float" office:value="1434534.785" calcext:value-type="float">
            <text:p><text:s/>1 434 535</text:p>
          </table:table-cell>
          <table:table-cell office:value-type="float" office:value="1463159.816" calcext:value-type="float">
            <text:p><text:s/>1 463 160</text:p>
          </table:table-cell>
          <table:table-cell office:value-type="float" office:value="1490835.714" calcext:value-type="float">
            <text:p><text:s/>1 490 836</text:p>
          </table:table-cell>
          <table:table-cell office:value-type="float" office:value="1518303.01" calcext:value-type="float">
            <text:p><text:s/>1 518 303</text:p>
          </table:table-cell>
          <table:table-cell office:value-type="float" office:value="1546143.227" calcext:value-type="float">
            <text:p><text:s/>1 546 143</text:p>
          </table:table-cell>
          <table:table-cell office:value-type="float" office:value="1574772.653" calcext:value-type="float">
            <text:p><text:s/>1 574 773</text:p>
          </table:table-cell>
          <table:table-cell office:value-type="float" office:value="1604448.795" calcext:value-type="float">
            <text:p><text:s/>1 604 449</text:p>
          </table:table-cell>
          <table:table-cell office:value-type="float" office:value="1635288.434" calcext:value-type="float">
            <text:p><text:s/>1 635 288</text:p>
          </table:table-cell>
          <table:table-cell office:value-type="float" office:value="1667297.629" calcext:value-type="float">
            <text:p><text:s/>1 667 298</text:p>
          </table:table-cell>
          <table:table-cell office:value-type="float" office:value="1700462.752" calcext:value-type="float">
            <text:p><text:s/>1 700 463</text:p>
          </table:table-cell>
          <table:table-cell office:value-type="float" office:value="1734847.065" calcext:value-type="float">
            <text:p><text:s/>1 734 847</text:p>
          </table:table-cell>
          <table:table-cell office:value-type="float" office:value="1770675.629" calcext:value-type="float">
            <text:p><text:s/>1 770 676</text:p>
          </table:table-cell>
          <table:table-cell office:value-type="float" office:value="1808371.265" calcext:value-type="float">
            <text:p><text:s/>1 808 371</text:p>
          </table:table-cell>
          <table:table-cell office:value-type="float" office:value="1848452.049" calcext:value-type="float">
            <text:p><text:s/>1 848 452</text:p>
          </table:table-cell>
          <table:table-cell office:value-type="float" office:value="1891228.735" calcext:value-type="float">
            <text:p><text:s/>1 891 229</text:p>
          </table:table-cell>
          <table:table-cell office:value-type="float" office:value="1936862.071" calcext:value-type="float">
            <text:p><text:s/>1 936 862</text:p>
          </table:table-cell>
          <table:table-cell office:value-type="float" office:value="1985086.19" calcext:value-type="float">
            <text:p><text:s/>1 985 086</text:p>
          </table:table-cell>
          <table:table-cell office:value-type="float" office:value="2035238.284" calcext:value-type="float">
            <text:p><text:s/>2 035 238</text:p>
          </table:table-cell>
          <table:table-cell office:value-type="float" office:value="2086393.344" calcext:value-type="float">
            <text:p><text:s/>2 086 393</text:p>
          </table:table-cell>
          <table:table-cell office:value-type="float" office:value="2137828.395" calcext:value-type="float">
            <text:p><text:s/>2 137 828</text:p>
          </table:table-cell>
          <table:table-cell office:value-type="float" office:value="2189385.932" calcext:value-type="float">
            <text:p><text:s/>2 189 386</text:p>
          </table:table-cell>
          <table:table-cell office:value-type="float" office:value="2241096.853" calcext:value-type="float">
            <text:p><text:s/>2 241 097</text:p>
          </table:table-cell>
          <table:table-cell office:value-type="float" office:value="2292666.357" calcext:value-type="float">
            <text:p><text:s/>2 292 666</text:p>
          </table:table-cell>
          <table:table-cell office:value-type="float" office:value="2343802.562" calcext:value-type="float">
            <text:p><text:s/>2 343 803</text:p>
          </table:table-cell>
          <table:table-cell office:value-type="float" office:value="2394338.004" calcext:value-type="float">
            <text:p><text:s/>2 394 338</text:p>
          </table:table-cell>
          <table:table-cell office:value-type="float" office:value="2444094.013" calcext:value-type="float">
            <text:p><text:s/>2 444 094</text:p>
          </table:table-cell>
          <table:table-cell office:value-type="float" office:value="2493191.935" calcext:value-type="float">
            <text:p><text:s/>2 493 192</text:p>
          </table:table-cell>
          <table:table-cell office:value-type="float" office:value="2542157.731" calcext:value-type="float">
            <text:p><text:s/>2 542 158</text:p>
          </table:table-cell>
          <table:table-cell office:value-type="float" office:value="2591734.858" calcext:value-type="float">
            <text:p><text:s/>2 591 735</text:p>
          </table:table-cell>
          <table:table-cell office:value-type="float" office:value="2642488.969" calcext:value-type="float">
            <text:p><text:s/>2 642 489</text:p>
          </table:table-cell>
          <table:table-cell office:value-type="float" office:value="2694423.536" calcext:value-type="float">
            <text:p><text:s/>2 694 424</text:p>
          </table:table-cell>
          <table:table-cell office:value-type="float" office:value="2747435.334" calcext:value-type="float">
            <text:p><text:s/>2 747 435</text:p>
          </table:table-cell>
          <table:table-cell office:value-type="float" office:value="2801830.903" calcext:value-type="float">
            <text:p><text:s/>2 801 831</text:p>
          </table:table-cell>
          <table:table-cell office:value-type="float" office:value="2857956.354" calcext:value-type="float">
            <text:p><text:s/>2 857 956</text:p>
          </table:table-cell>
          <table:table-cell office:value-type="float" office:value="2915953.444" calcext:value-type="float">
            <text:p><text:s/>2 915 953</text:p>
          </table:table-cell>
          <table:table-cell office:value-type="float" office:value="2976023.194" calcext:value-type="float">
            <text:p><text:s/>2 976 023</text:p>
          </table:table-cell>
          <table:table-cell office:value-type="float" office:value="3037815.6" calcext:value-type="float">
            <text:p><text:s/>3 037 816</text:p>
          </table:table-cell>
          <table:table-cell office:value-type="float" office:value="3100227.169" calcext:value-type="float">
            <text:p><text:s/>3 100 227</text:p>
          </table:table-cell>
          <table:table-cell office:value-type="float" office:value="3161768.286" calcext:value-type="float">
            <text:p><text:s/>3 161 768</text:p>
          </table:table-cell>
          <table:table-cell office:value-type="float" office:value="3221341.719" calcext:value-type="float">
            <text:p><text:s/>3 221 342</text:p>
          </table:table-cell>
          <table:table-cell office:value-type="float" office:value="3278551.343" calcext:value-type="float">
            <text:p><text:s/>3 278 551</text:p>
          </table:table-cell>
          <table:table-cell office:value-type="float" office:value="3333604.095" calcext:value-type="float">
            <text:p><text:s/>3 333 604</text:p>
          </table:table-cell>
          <table:table-cell office:value-type="float" office:value="3386759.856" calcext:value-type="float">
            <text:p><text:s/>3 386 760</text:p>
          </table:table-cell>
          <table:table-cell office:value-type="float" office:value="3438526.43" calcext:value-type="float">
            <text:p><text:s/>3 438 526</text:p>
          </table:table-cell>
          <table:table-cell office:value-type="float" office:value="3489306.253" calcext:value-type="float">
            <text:p><text:s/>3 489 306</text:p>
          </table:table-cell>
          <table:table-cell office:value-type="float" office:value="3539101.069" calcext:value-type="float">
            <text:p><text:s/>3 539 101</text:p>
          </table:table-cell>
          <table:table-cell office:value-type="float" office:value="3587833.521" calcext:value-type="float">
            <text:p><text:s/>3 587 834</text:p>
          </table:table-cell>
          <table:table-cell office:value-type="float" office:value="3635758.51" calcext:value-type="float">
            <text:p><text:s/>3 635 759</text:p>
          </table:table-cell>
          <table:table-cell office:value-type="float" office:value="3683189.786" calcext:value-type="float">
            <text:p><text:s/>3 683 190</text:p>
          </table:table-cell>
          <table:table-cell office:value-type="float" office:value="3730370.625" calcext:value-type="float">
            <text:p><text:s/>3 730 371</text:p>
          </table:table-cell>
          <table:table-cell office:value-type="float" office:value="3777425.069" calcext:value-type="float">
            <text:p><text:s/>3 777 425</text:p>
          </table:table-cell>
          <table:table-cell office:value-type="float" office:value="3824369.526" calcext:value-type="float">
            <text:p><text:s/>3 824 370</text:p>
          </table:table-cell>
          <table:table-cell office:value-type="float" office:value="3871201.74" calcext:value-type="float">
            <text:p><text:s/>3 871 202</text:p>
          </table:table-cell>
          <table:table-cell office:value-type="float" office:value="3917871.151" calcext:value-type="float">
            <text:p><text:s/>3 917 871</text:p>
          </table:table-cell>
          <table:table-cell office:value-type="float" office:value="3964342.662" calcext:value-type="float">
            <text:p><text:s/>3 964 343</text:p>
          </table:table-cell>
          <table:table-cell office:value-type="float" office:value="4010602.667" calcext:value-type="float">
            <text:p><text:s/>4 010 603</text:p>
          </table:table-cell>
          <table:table-cell office:value-type="float" office:value="4056684.697" calcext:value-type="float">
            <text:p><text:s/>4 056 685</text:p>
          </table:table-cell>
          <table:table-cell office:value-type="float" office:value="4102643.673" calcext:value-type="float">
            <text:p><text:s/>4 102 644</text:p>
          </table:table-cell>
          <table:table-cell office:value-type="float" office:value="4148549.798" calcext:value-type="float">
            <text:p><text:s/>4 148 550</text:p>
          </table:table-cell>
          <table:table-cell office:value-type="float" office:value="4194425.212" calcext:value-type="float">
            <text:p><text:s/>4 194 425</text:p>
          </table:table-cell>
          <table:table-cell office:value-type="float" office:value="4240280.976" calcext:value-type="float">
            <text:p><text:s/>4 240 281</text:p>
          </table:table-cell>
          <table:table-cell office:value-type="float" office:value="4286014.731" calcext:value-type="float">
            <text:p><text:s/>4 286 015</text:p>
          </table:table-cell>
          <table:table-cell office:value-type="float" office:value="4331391.205" calcext:value-type="float">
            <text:p><text:s/>4 331 391</text:p>
          </table:table-cell>
          <table:table-cell office:value-type="float" office:value="4376099.655" calcext:value-type="float">
            <text:p><text:s/>4 376 100</text:p>
          </table:table-cell>
          <table:table-cell office:value-type="float" office:value="4419897.601" calcext:value-type="float">
            <text:p><text:s/>4 419 8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Eastern Asia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677556.256" calcext:value-type="float">
            <text:p><text:s text:c="2"/>677 556</text:p>
          </table:table-cell>
          <table:table-cell office:value-type="float" office:value="694585.005" calcext:value-type="float">
            <text:p><text:s text:c="2"/>694 585</text:p>
          </table:table-cell>
          <table:table-cell office:value-type="float" office:value="708899.633" calcext:value-type="float">
            <text:p><text:s text:c="2"/>708 900</text:p>
          </table:table-cell>
          <table:table-cell office:value-type="float" office:value="721429.146" calcext:value-type="float">
            <text:p><text:s text:c="2"/>721 429</text:p>
          </table:table-cell>
          <table:table-cell office:value-type="float" office:value="732938.323" calcext:value-type="float">
            <text:p><text:s text:c="2"/>732 938</text:p>
          </table:table-cell>
          <table:table-cell office:value-type="float" office:value="744027.825" calcext:value-type="float">
            <text:p><text:s text:c="2"/>744 028</text:p>
          </table:table-cell>
          <table:table-cell office:value-type="float" office:value="755127.475" calcext:value-type="float">
            <text:p><text:s text:c="2"/>755 127</text:p>
          </table:table-cell>
          <table:table-cell office:value-type="float" office:value="766502.92" calcext:value-type="float">
            <text:p><text:s text:c="2"/>766 503</text:p>
          </table:table-cell>
          <table:table-cell office:value-type="float" office:value="778274.584" calcext:value-type="float">
            <text:p><text:s text:c="2"/>778 275</text:p>
          </table:table-cell>
          <table:table-cell office:value-type="float" office:value="790449.206" calcext:value-type="float">
            <text:p><text:s text:c="2"/>790 449</text:p>
          </table:table-cell>
          <table:table-cell office:value-type="float" office:value="803015.053" calcext:value-type="float">
            <text:p><text:s text:c="2"/>803 015</text:p>
          </table:table-cell>
          <table:table-cell office:value-type="float" office:value="816043.099" calcext:value-type="float">
            <text:p><text:s text:c="2"/>816 043</text:p>
          </table:table-cell>
          <table:table-cell office:value-type="float" office:value="829775.792" calcext:value-type="float">
            <text:p><text:s text:c="2"/>829 776</text:p>
          </table:table-cell>
          <table:table-cell office:value-type="float" office:value="844665.06" calcext:value-type="float">
            <text:p><text:s text:c="2"/>844 665</text:p>
          </table:table-cell>
          <table:table-cell office:value-type="float" office:value="861264.571" calcext:value-type="float">
            <text:p><text:s text:c="2"/>861 265</text:p>
          </table:table-cell>
          <table:table-cell office:value-type="float" office:value="879913.075" calcext:value-type="float">
            <text:p><text:s text:c="2"/>879 913</text:p>
          </table:table-cell>
          <table:table-cell office:value-type="float" office:value="900779.694" calcext:value-type="float">
            <text:p><text:s text:c="2"/>900 780</text:p>
          </table:table-cell>
          <table:table-cell office:value-type="float" office:value="923600.377" calcext:value-type="float">
            <text:p><text:s text:c="2"/>923 600</text:p>
          </table:table-cell>
          <table:table-cell office:value-type="float" office:value="947724.716" calcext:value-type="float">
            <text:p><text:s text:c="2"/>947 725</text:p>
          </table:table-cell>
          <table:table-cell office:value-type="float" office:value="972238.934" calcext:value-type="float">
            <text:p><text:s text:c="2"/>972 239</text:p>
          </table:table-cell>
          <table:table-cell office:value-type="float" office:value="996425.101" calcext:value-type="float">
            <text:p><text:s text:c="2"/>996 425</text:p>
          </table:table-cell>
          <table:table-cell office:value-type="float" office:value="1020121.685" calcext:value-type="float">
            <text:p><text:s/>1 020 122</text:p>
          </table:table-cell>
          <table:table-cell office:value-type="float" office:value="1043348.061" calcext:value-type="float">
            <text:p><text:s/>1 043 348</text:p>
          </table:table-cell>
          <table:table-cell office:value-type="float" office:value="1065794.321" calcext:value-type="float">
            <text:p><text:s/>1 065 794</text:p>
          </table:table-cell>
          <table:table-cell office:value-type="float" office:value="1087148.394" calcext:value-type="float">
            <text:p><text:s/>1 087 148</text:p>
          </table:table-cell>
          <table:table-cell office:value-type="float" office:value="1107219.338" calcext:value-type="float">
            <text:p><text:s/>1 107 219</text:p>
          </table:table-cell>
          <table:table-cell office:value-type="float" office:value="1125857.27" calcext:value-type="float">
            <text:p><text:s/>1 125 857</text:p>
          </table:table-cell>
          <table:table-cell office:value-type="float" office:value="1143166.967" calcext:value-type="float">
            <text:p><text:s/>1 143 167</text:p>
          </table:table-cell>
          <table:table-cell office:value-type="float" office:value="1159554.339" calcext:value-type="float">
            <text:p><text:s/>1 159 554</text:p>
          </table:table-cell>
          <table:table-cell office:value-type="float" office:value="1175604.605" calcext:value-type="float">
            <text:p><text:s/>1 175 605</text:p>
          </table:table-cell>
          <table:table-cell office:value-type="float" office:value="1191787.808" calcext:value-type="float">
            <text:p><text:s/>1 191 788</text:p>
          </table:table-cell>
          <table:table-cell office:value-type="float" office:value="1208088.212" calcext:value-type="float">
            <text:p><text:s/>1 208 088</text:p>
          </table:table-cell>
          <table:table-cell office:value-type="float" office:value="1224493.141" calcext:value-type="float">
            <text:p><text:s/>1 224 493</text:p>
          </table:table-cell>
          <table:table-cell office:value-type="float" office:value="1241464.59" calcext:value-type="float">
            <text:p><text:s/>1 241 465</text:p>
          </table:table-cell>
          <table:table-cell office:value-type="float" office:value="1259564.344" calcext:value-type="float">
            <text:p><text:s/>1 259 564</text:p>
          </table:table-cell>
          <table:table-cell office:value-type="float" office:value="1279116.411" calcext:value-type="float">
            <text:p><text:s/>1 279 116</text:p>
          </table:table-cell>
          <table:table-cell office:value-type="float" office:value="1300377.749" calcext:value-type="float">
            <text:p><text:s/>1 300 378</text:p>
          </table:table-cell>
          <table:table-cell office:value-type="float" office:value="1323039.738" calcext:value-type="float">
            <text:p><text:s/>1 323 040</text:p>
          </table:table-cell>
          <table:table-cell office:value-type="float" office:value="1346150.89" calcext:value-type="float">
            <text:p><text:s/>1 346 151</text:p>
          </table:table-cell>
          <table:table-cell office:value-type="float" office:value="1368393.157" calcext:value-type="float">
            <text:p><text:s/>1 368 393</text:p>
          </table:table-cell>
          <table:table-cell office:value-type="float" office:value="1388798.183" calcext:value-type="float">
            <text:p><text:s/>1 388 798</text:p>
          </table:table-cell>
          <table:table-cell office:value-type="float" office:value="1407055.358" calcext:value-type="float">
            <text:p><text:s/>1 407 055</text:p>
          </table:table-cell>
          <table:table-cell office:value-type="float" office:value="1423378.163" calcext:value-type="float">
            <text:p><text:s/>1 423 378</text:p>
          </table:table-cell>
          <table:table-cell office:value-type="float" office:value="1437972.833" calcext:value-type="float">
            <text:p><text:s/>1 437 973</text:p>
          </table:table-cell>
          <table:table-cell office:value-type="float" office:value="1451246.568" calcext:value-type="float">
            <text:p><text:s/>1 451 247</text:p>
          </table:table-cell>
          <table:table-cell office:value-type="float" office:value="1463528.718" calcext:value-type="float">
            <text:p><text:s/>1 463 529</text:p>
          </table:table-cell>
          <table:table-cell office:value-type="float" office:value="1474822.445" calcext:value-type="float">
            <text:p><text:s/>1 474 822</text:p>
          </table:table-cell>
          <table:table-cell office:value-type="float" office:value="1485085.081" calcext:value-type="float">
            <text:p><text:s/>1 485 085</text:p>
          </table:table-cell>
          <table:table-cell office:value-type="float" office:value="1494568.181" calcext:value-type="float">
            <text:p><text:s/>1 494 568</text:p>
          </table:table-cell>
          <table:table-cell office:value-type="float" office:value="1503584.325" calcext:value-type="float">
            <text:p><text:s/>1 503 584</text:p>
          </table:table-cell>
          <table:table-cell office:value-type="float" office:value="1512377.595" calcext:value-type="float">
            <text:p><text:s/>1 512 378</text:p>
          </table:table-cell>
          <table:table-cell office:value-type="float" office:value="1521071.205" calcext:value-type="float">
            <text:p><text:s/>1 521 071</text:p>
          </table:table-cell>
          <table:table-cell office:value-type="float" office:value="1529686.044" calcext:value-type="float">
            <text:p><text:s/>1 529 686</text:p>
          </table:table-cell>
          <table:table-cell office:value-type="float" office:value="1538233.613" calcext:value-type="float">
            <text:p><text:s/>1 538 234</text:p>
          </table:table-cell>
          <table:table-cell office:value-type="float" office:value="1546681.947" calcext:value-type="float">
            <text:p><text:s/>1 546 682</text:p>
          </table:table-cell>
          <table:table-cell office:value-type="float" office:value="1555011.573" calcext:value-type="float">
            <text:p><text:s/>1 555 012</text:p>
          </table:table-cell>
          <table:table-cell office:value-type="float" office:value="1563236.216" calcext:value-type="float">
            <text:p><text:s/>1 563 236</text:p>
          </table:table-cell>
          <table:table-cell office:value-type="float" office:value="1571398.378" calcext:value-type="float">
            <text:p><text:s/>1 571 398</text:p>
          </table:table-cell>
          <table:table-cell office:value-type="float" office:value="1579531.194" calcext:value-type="float">
            <text:p><text:s/>1 579 531</text:p>
          </table:table-cell>
          <table:table-cell office:value-type="float" office:value="1587670.908" calcext:value-type="float">
            <text:p><text:s/>1 587 671</text:p>
          </table:table-cell>
          <table:table-cell office:value-type="float" office:value="1595828.675" calcext:value-type="float">
            <text:p><text:s/>1 595 829</text:p>
          </table:table-cell>
          <table:table-cell office:value-type="float" office:value="1604014.4" calcext:value-type="float">
            <text:p><text:s/>1 604 014</text:p>
          </table:table-cell>
          <table:table-cell office:value-type="float" office:value="1612178.334" calcext:value-type="float">
            <text:p><text:s/>1 612 178</text:p>
          </table:table-cell>
          <table:table-cell office:value-type="float" office:value="1620194.727" calcext:value-type="float">
            <text:p><text:s/>1 620 195</text:p>
          </table:table-cell>
          <table:table-cell office:value-type="float" office:value="1627896.076" calcext:value-type="float">
            <text:p><text:s/>1 627 896</text:p>
          </table:table-cell>
          <table:table-cell office:value-type="float" office:value="1635150.365" calcext:value-type="float">
            <text:p><text:s/>1 635 1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554419.275" calcext:value-type="float">
            <text:p><text:s text:c="2"/>554 419</text:p>
          </table:table-cell>
          <table:table-cell office:value-type="float" office:value="569611.075" calcext:value-type="float">
            <text:p><text:s text:c="2"/>569 611</text:p>
          </table:table-cell>
          <table:table-cell office:value-type="float" office:value="582029.301" calcext:value-type="float">
            <text:p><text:s text:c="2"/>582 029</text:p>
          </table:table-cell>
          <table:table-cell office:value-type="float" office:value="592567.861" calcext:value-type="float">
            <text:p><text:s text:c="2"/>592 568</text:p>
          </table:table-cell>
          <table:table-cell office:value-type="float" office:value="601971.218" calcext:value-type="float">
            <text:p><text:s text:c="2"/>601 971</text:p>
          </table:table-cell>
          <table:table-cell office:value-type="float" office:value="610834.396" calcext:value-type="float">
            <text:p><text:s text:c="2"/>610 834</text:p>
          </table:table-cell>
          <table:table-cell office:value-type="float" office:value="619597.547" calcext:value-type="float">
            <text:p><text:s text:c="2"/>619 598</text:p>
          </table:table-cell>
          <table:table-cell office:value-type="float" office:value="628551.405" calcext:value-type="float">
            <text:p><text:s text:c="2"/>628 551</text:p>
          </table:table-cell>
          <table:table-cell office:value-type="float" office:value="637853.609" calcext:value-type="float">
            <text:p><text:s text:c="2"/>637 854</text:p>
          </table:table-cell>
          <table:table-cell office:value-type="float" office:value="647555.963" calcext:value-type="float">
            <text:p><text:s text:c="2"/>647 556</text:p>
          </table:table-cell>
          <table:table-cell office:value-type="float" office:value="657686.143" calcext:value-type="float">
            <text:p><text:s text:c="2"/>657 686</text:p>
          </table:table-cell>
          <table:table-cell office:value-type="float" office:value="668334.897" calcext:value-type="float">
            <text:p><text:s text:c="2"/>668 335</text:p>
          </table:table-cell>
          <table:table-cell office:value-type="float" office:value="679732.315" calcext:value-type="float">
            <text:p><text:s text:c="2"/>679 732</text:p>
          </table:table-cell>
          <table:table-cell office:value-type="float" office:value="692280.49" calcext:value-type="float">
            <text:p><text:s text:c="2"/>692 280</text:p>
          </table:table-cell>
          <table:table-cell office:value-type="float" office:value="706460.953" calcext:value-type="float">
            <text:p><text:s text:c="2"/>706 461</text:p>
          </table:table-cell>
          <table:table-cell office:value-type="float" office:value="722562.183" calcext:value-type="float">
            <text:p><text:s text:c="2"/>722 562</text:p>
          </table:table-cell>
          <table:table-cell office:value-type="float" office:value="740745.642" calcext:value-type="float">
            <text:p><text:s text:c="2"/>740 746</text:p>
          </table:table-cell>
          <table:table-cell office:value-type="float" office:value="760771.063" calcext:value-type="float">
            <text:p><text:s text:c="2"/>760 771</text:p>
          </table:table-cell>
          <table:table-cell office:value-type="float" office:value="782008.729" calcext:value-type="float">
            <text:p><text:s text:c="2"/>782 009</text:p>
          </table:table-cell>
          <table:table-cell office:value-type="float" office:value="803577.221" calcext:value-type="float">
            <text:p><text:s text:c="2"/>803 577</text:p>
          </table:table-cell>
          <table:table-cell office:value-type="float" office:value="824788.457" calcext:value-type="float">
            <text:p><text:s text:c="2"/>824 788</text:p>
          </table:table-cell>
          <table:table-cell office:value-type="float" office:value="845481.578" calcext:value-type="float">
            <text:p><text:s text:c="2"/>845 482</text:p>
          </table:table-cell>
          <table:table-cell office:value-type="float" office:value="865686.53" calcext:value-type="float">
            <text:p><text:s text:c="2"/>865 687</text:p>
          </table:table-cell>
          <table:table-cell office:value-type="float" office:value="885145.933" calcext:value-type="float">
            <text:p><text:s text:c="2"/>885 146</text:p>
          </table:table-cell>
          <table:table-cell office:value-type="float" office:value="903613.538" calcext:value-type="float">
            <text:p><text:s text:c="2"/>903 614</text:p>
          </table:table-cell>
          <table:table-cell office:value-type="float" office:value="920945.083" calcext:value-type="float">
            <text:p><text:s text:c="2"/>920 945</text:p>
          </table:table-cell>
          <table:table-cell office:value-type="float" office:value="937018.252" calcext:value-type="float">
            <text:p><text:s text:c="2"/>937 018</text:p>
          </table:table-cell>
          <table:table-cell office:value-type="float" office:value="951927.444" calcext:value-type="float">
            <text:p><text:s text:c="2"/>951 927</text:p>
          </table:table-cell>
          <table:table-cell office:value-type="float" office:value="966039.822" calcext:value-type="float">
            <text:p><text:s text:c="2"/>966 040</text:p>
          </table:table-cell>
          <table:table-cell office:value-type="float" office:value="979880.619" calcext:value-type="float">
            <text:p><text:s text:c="2"/>979 881</text:p>
          </table:table-cell>
          <table:table-cell office:value-type="float" office:value="993877.31" calcext:value-type="float">
            <text:p><text:s text:c="2"/>993 877</text:p>
          </table:table-cell>
          <table:table-cell office:value-type="float" office:value="1008000.152" calcext:value-type="float">
            <text:p><text:s/>1 008 000</text:p>
          </table:table-cell>
          <table:table-cell office:value-type="float" office:value="1022253.396" calcext:value-type="float">
            <text:p><text:s/>1 022 253</text:p>
          </table:table-cell>
          <table:table-cell office:value-type="float" office:value="1037123.834" calcext:value-type="float">
            <text:p><text:s/>1 037 124</text:p>
          </table:table-cell>
          <table:table-cell office:value-type="float" office:value="1053210.735" calcext:value-type="float">
            <text:p><text:s/>1 053 211</text:p>
          </table:table-cell>
          <table:table-cell office:value-type="float" office:value="1070863.389" calcext:value-type="float">
            <text:p><text:s/>1 070 863</text:p>
          </table:table-cell>
          <table:table-cell office:value-type="float" office:value="1090348.056" calcext:value-type="float">
            <text:p><text:s/>1 090 348</text:p>
          </table:table-cell>
          <table:table-cell office:value-type="float" office:value="1111341.725" calcext:value-type="float">
            <text:p><text:s/>1 111 342</text:p>
          </table:table-cell>
          <table:table-cell office:value-type="float" office:value="1132866.344" calcext:value-type="float">
            <text:p><text:s/>1 132 866</text:p>
          </table:table-cell>
          <table:table-cell office:value-type="float" office:value="1153565.894" calcext:value-type="float">
            <text:p><text:s/>1 153 566</text:p>
          </table:table-cell>
          <table:table-cell office:value-type="float" office:value="1172445.2" calcext:value-type="float">
            <text:p><text:s/>1 172 445</text:p>
          </table:table-cell>
          <table:table-cell office:value-type="float" office:value="1189183.522" calcext:value-type="float">
            <text:p><text:s/>1 189 184</text:p>
          </table:table-cell>
          <table:table-cell office:value-type="float" office:value="1204003.901" calcext:value-type="float">
            <text:p><text:s/>1 204 004</text:p>
          </table:table-cell>
          <table:table-cell office:value-type="float" office:value="1217129.133" calcext:value-type="float">
            <text:p><text:s/>1 217 129</text:p>
          </table:table-cell>
          <table:table-cell office:value-type="float" office:value="1228991.932" calcext:value-type="float">
            <text:p><text:s/>1 228 992</text:p>
          </table:table-cell>
          <table:table-cell office:value-type="float" office:value="1239940.004" calcext:value-type="float">
            <text:p><text:s/>1 239 940</text:p>
          </table:table-cell>
          <table:table-cell office:value-type="float" office:value="1249981.441" calcext:value-type="float">
            <text:p><text:s/>1 249 981</text:p>
          </table:table-cell>
          <table:table-cell office:value-type="float" office:value="1259066.974" calcext:value-type="float">
            <text:p><text:s/>1 259 067</text:p>
          </table:table-cell>
          <table:table-cell office:value-type="float" office:value="1267441.503" calcext:value-type="float">
            <text:p><text:s/>1 267 442</text:p>
          </table:table-cell>
          <table:table-cell office:value-type="float" office:value="1275406.699" calcext:value-type="float">
            <text:p><text:s/>1 275 407</text:p>
          </table:table-cell>
          <table:table-cell office:value-type="float" office:value="1283198.97" calcext:value-type="float">
            <text:p><text:s/>1 283 199</text:p>
          </table:table-cell>
          <table:table-cell office:value-type="float" office:value="1290937.649" calcext:value-type="float">
            <text:p><text:s/>1 290 938</text:p>
          </table:table-cell>
          <table:table-cell office:value-type="float" office:value="1298646.577" calcext:value-type="float">
            <text:p><text:s/>1 298 647</text:p>
          </table:table-cell>
          <table:table-cell office:value-type="float" office:value="1306343.911" calcext:value-type="float">
            <text:p><text:s/>1 306 344</text:p>
          </table:table-cell>
          <table:table-cell office:value-type="float" office:value="1314007.478" calcext:value-type="float">
            <text:p><text:s/>1 314 007</text:p>
          </table:table-cell>
          <table:table-cell office:value-type="float" office:value="1321623.49" calcext:value-type="float">
            <text:p><text:s/>1 321 623</text:p>
          </table:table-cell>
          <table:table-cell office:value-type="float" office:value="1329209.094" calcext:value-type="float">
            <text:p><text:s/>1 329 209</text:p>
          </table:table-cell>
          <table:table-cell office:value-type="float" office:value="1336800.506" calcext:value-type="float">
            <text:p><text:s/>1 336 801</text:p>
          </table:table-cell>
          <table:table-cell office:value-type="float" office:value="1344415.227" calcext:value-type="float">
            <text:p><text:s/>1 344 415</text:p>
          </table:table-cell>
          <table:table-cell office:value-type="float" office:value="1352068.091" calcext:value-type="float">
            <text:p><text:s/>1 352 068</text:p>
          </table:table-cell>
          <table:table-cell office:value-type="float" office:value="1359755.102" calcext:value-type="float">
            <text:p><text:s/>1 359 755</text:p>
          </table:table-cell>
          <table:table-cell office:value-type="float" office:value="1367480.264" calcext:value-type="float">
            <text:p><text:s/>1 367 480</text:p>
          </table:table-cell>
          <table:table-cell office:value-type="float" office:value="1375198.619" calcext:value-type="float">
            <text:p><text:s/>1 375 199</text:p>
          </table:table-cell>
          <table:table-cell office:value-type="float" office:value="1382793.212" calcext:value-type="float">
            <text:p><text:s/>1 382 793</text:p>
          </table:table-cell>
          <table:table-cell office:value-type="float" office:value="1390110.388" calcext:value-type="float">
            <text:p><text:s/>1 390 110</text:p>
          </table:table-cell>
          <table:table-cell office:value-type="float" office:value="1397028.553" calcext:value-type="float">
            <text:p><text:s/>1 397 0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ina, Hong Kong SAR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1973.998" calcext:value-type="float">
            <text:p><text:s text:c="2"/>1 974</text:p>
          </table:table-cell>
          <table:table-cell office:value-type="float" office:value="2063.316" calcext:value-type="float">
            <text:p><text:s text:c="2"/>2 063</text:p>
          </table:table-cell>
          <table:table-cell office:value-type="float" office:value="2160.102" calcext:value-type="float">
            <text:p><text:s text:c="2"/>2 160</text:p>
          </table:table-cell>
          <table:table-cell office:value-type="float" office:value="2264.109" calcext:value-type="float">
            <text:p><text:s text:c="2"/>2 264</text:p>
          </table:table-cell>
          <table:table-cell office:value-type="float" office:value="2374.539" calcext:value-type="float">
            <text:p><text:s text:c="2"/>2 375</text:p>
          </table:table-cell>
          <table:table-cell office:value-type="float" office:value="2490.103" calcext:value-type="float">
            <text:p><text:s text:c="2"/>2 490</text:p>
          </table:table-cell>
          <table:table-cell office:value-type="float" office:value="2608.941" calcext:value-type="float">
            <text:p><text:s text:c="2"/>2 609</text:p>
          </table:table-cell>
          <table:table-cell office:value-type="float" office:value="2728.665" calcext:value-type="float">
            <text:p><text:s text:c="2"/>2 729</text:p>
          </table:table-cell>
          <table:table-cell office:value-type="float" office:value="2846.522" calcext:value-type="float">
            <text:p><text:s text:c="2"/>2 847</text:p>
          </table:table-cell>
          <table:table-cell office:value-type="float" office:value="2959.533" calcext:value-type="float">
            <text:p><text:s text:c="2"/>2 960</text:p>
          </table:table-cell>
          <table:table-cell office:value-type="float" office:value="3065.187" calcext:value-type="float">
            <text:p><text:s text:c="2"/>3 065</text:p>
          </table:table-cell>
          <table:table-cell office:value-type="float" office:value="3162.031" calcext:value-type="float">
            <text:p><text:s text:c="2"/>3 162</text:p>
          </table:table-cell>
          <table:table-cell office:value-type="float" office:value="3250.311" calcext:value-type="float">
            <text:p><text:s text:c="2"/>3 250</text:p>
          </table:table-cell>
          <table:table-cell office:value-type="float" office:value="3332.162" calcext:value-type="float">
            <text:p><text:s text:c="2"/>3 332</text:p>
          </table:table-cell>
          <table:table-cell office:value-type="float" office:value="3410.959" calcext:value-type="float">
            <text:p><text:s text:c="2"/>3 411</text:p>
          </table:table-cell>
          <table:table-cell office:value-type="float" office:value="3489.213" calcext:value-type="float">
            <text:p><text:s text:c="2"/>3 489</text:p>
          </table:table-cell>
          <table:table-cell office:value-type="float" office:value="3568.376" calcext:value-type="float">
            <text:p><text:s text:c="2"/>3 568</text:p>
          </table:table-cell>
          <table:table-cell office:value-type="float" office:value="3648.033" calcext:value-type="float">
            <text:p><text:s text:c="2"/>3 648</text:p>
          </table:table-cell>
          <table:table-cell office:value-type="float" office:value="3726.705" calcext:value-type="float">
            <text:p><text:s text:c="2"/>3 727</text:p>
          </table:table-cell>
          <table:table-cell office:value-type="float" office:value="3802.096" calcext:value-type="float">
            <text:p><text:s text:c="2"/>3 802</text:p>
          </table:table-cell>
          <table:table-cell office:value-type="float" office:value="3873.112" calcext:value-type="float">
            <text:p><text:s text:c="2"/>3 873</text:p>
          </table:table-cell>
          <table:table-cell office:value-type="float" office:value="3937.829" calcext:value-type="float">
            <text:p><text:s text:c="2"/>3 938</text:p>
          </table:table-cell>
          <table:table-cell office:value-type="float" office:value="3998.312" calcext:value-type="float">
            <text:p><text:s text:c="2"/>3 998</text:p>
          </table:table-cell>
          <table:table-cell office:value-type="float" office:value="4062.042" calcext:value-type="float">
            <text:p><text:s text:c="2"/>4 062</text:p>
          </table:table-cell>
          <table:table-cell office:value-type="float" office:value="4139.096" calcext:value-type="float">
            <text:p><text:s text:c="2"/>4 139</text:p>
          </table:table-cell>
          <table:table-cell office:value-type="float" office:value="4236.002" calcext:value-type="float">
            <text:p><text:s text:c="2"/>4 236</text:p>
          </table:table-cell>
          <table:table-cell office:value-type="float" office:value="4356.575" calcext:value-type="float">
            <text:p><text:s text:c="2"/>4 357</text:p>
          </table:table-cell>
          <table:table-cell office:value-type="float" office:value="4496.871" calcext:value-type="float">
            <text:p><text:s text:c="2"/>4 497</text:p>
          </table:table-cell>
          <table:table-cell office:value-type="float" office:value="4646.177" calcext:value-type="float">
            <text:p><text:s text:c="2"/>4 646</text:p>
          </table:table-cell>
          <table:table-cell office:value-type="float" office:value="4789.32" calcext:value-type="float">
            <text:p><text:s text:c="2"/>4 789</text:p>
          </table:table-cell>
          <table:table-cell office:value-type="float" office:value="4915.467" calcext:value-type="float">
            <text:p><text:s text:c="2"/>4 915</text:p>
          </table:table-cell>
          <table:table-cell office:value-type="float" office:value="5020.488" calcext:value-type="float">
            <text:p><text:s text:c="2"/>5 020</text:p>
          </table:table-cell>
          <table:table-cell office:value-type="float" office:value="5107.909" calcext:value-type="float">
            <text:p><text:s text:c="2"/>5 108</text:p>
          </table:table-cell>
          <table:table-cell office:value-type="float" office:value="5183.912" calcext:value-type="float">
            <text:p><text:s text:c="2"/>5 184</text:p>
          </table:table-cell>
          <table:table-cell office:value-type="float" office:value="5258.161" calcext:value-type="float">
            <text:p><text:s text:c="2"/>5 258</text:p>
          </table:table-cell>
          <table:table-cell office:value-type="float" office:value="5337.622" calcext:value-type="float">
            <text:p><text:s text:c="2"/>5 338</text:p>
          </table:table-cell>
          <table:table-cell office:value-type="float" office:value="5424.517" calcext:value-type="float">
            <text:p><text:s text:c="2"/>5 425</text:p>
          </table:table-cell>
          <table:table-cell office:value-type="float" office:value="5516.357" calcext:value-type="float">
            <text:p><text:s text:c="2"/>5 516</text:p>
          </table:table-cell>
          <table:table-cell office:value-type="float" office:value="5609.691" calcext:value-type="float">
            <text:p><text:s text:c="2"/>5 610</text:p>
          </table:table-cell>
          <table:table-cell office:value-type="float" office:value="5699.221" calcext:value-type="float">
            <text:p><text:s text:c="2"/>5 699</text:p>
          </table:table-cell>
          <table:table-cell office:value-type="float" office:value="5781.459" calcext:value-type="float">
            <text:p><text:s text:c="2"/>5 781</text:p>
          </table:table-cell>
          <table:table-cell office:value-type="float" office:value="5854.088" calcext:value-type="float">
            <text:p><text:s text:c="2"/>5 854</text:p>
          </table:table-cell>
          <table:table-cell office:value-type="float" office:value="5919.289" calcext:value-type="float">
            <text:p><text:s text:c="2"/>5 919</text:p>
          </table:table-cell>
          <table:table-cell office:value-type="float" office:value="5983.355" calcext:value-type="float">
            <text:p><text:s text:c="2"/>5 983</text:p>
          </table:table-cell>
          <table:table-cell office:value-type="float" office:value="6055.086" calcext:value-type="float">
            <text:p><text:s text:c="2"/>6 055</text:p>
          </table:table-cell>
          <table:table-cell office:value-type="float" office:value="6140.101" calcext:value-type="float">
            <text:p><text:s text:c="2"/>6 140</text:p>
          </table:table-cell>
          <table:table-cell office:value-type="float" office:value="6241.81" calcext:value-type="float">
            <text:p><text:s text:c="2"/>6 242</text:p>
          </table:table-cell>
          <table:table-cell office:value-type="float" office:value="6356.47" calcext:value-type="float">
            <text:p><text:s text:c="2"/>6 356</text:p>
          </table:table-cell>
          <table:table-cell office:value-type="float" office:value="6473.836" calcext:value-type="float">
            <text:p><text:s text:c="2"/>6 474</text:p>
          </table:table-cell>
          <table:table-cell office:value-type="float" office:value="6579.564" calcext:value-type="float">
            <text:p><text:s text:c="2"/>6 580</text:p>
          </table:table-cell>
          <table:table-cell office:value-type="float" office:value="6663.654" calcext:value-type="float">
            <text:p><text:s text:c="2"/>6 664</text:p>
          </table:table-cell>
          <table:table-cell office:value-type="float" office:value="6722.306" calcext:value-type="float">
            <text:p><text:s text:c="2"/>6 722</text:p>
          </table:table-cell>
          <table:table-cell office:value-type="float" office:value="6759.491" calcext:value-type="float">
            <text:p><text:s text:c="2"/>6 759</text:p>
          </table:table-cell>
          <table:table-cell office:value-type="float" office:value="6782.571" calcext:value-type="float">
            <text:p><text:s text:c="2"/>6 783</text:p>
          </table:table-cell>
          <table:table-cell office:value-type="float" office:value="6802.597" calcext:value-type="float">
            <text:p><text:s text:c="2"/>6 803</text:p>
          </table:table-cell>
          <table:table-cell office:value-type="float" office:value="6827.761" calcext:value-type="float">
            <text:p><text:s text:c="2"/>6 828</text:p>
          </table:table-cell>
          <table:table-cell office:value-type="float" office:value="6860.376" calcext:value-type="float">
            <text:p><text:s text:c="2"/>6 860</text:p>
          </table:table-cell>
          <table:table-cell office:value-type="float" office:value="6898.397" calcext:value-type="float">
            <text:p><text:s text:c="2"/>6 898</text:p>
          </table:table-cell>
          <table:table-cell office:value-type="float" office:value="6940.323" calcext:value-type="float">
            <text:p><text:s text:c="2"/>6 940</text:p>
          </table:table-cell>
          <table:table-cell office:value-type="float" office:value="6983.272" calcext:value-type="float">
            <text:p><text:s text:c="2"/>6 983</text:p>
          </table:table-cell>
          <table:table-cell office:value-type="float" office:value="7025.221" calcext:value-type="float">
            <text:p><text:s text:c="2"/>7 025</text:p>
          </table:table-cell>
          <table:table-cell office:value-type="float" office:value="7065.815" calcext:value-type="float">
            <text:p><text:s text:c="2"/>7 066</text:p>
          </table:table-cell>
          <table:table-cell office:value-type="float" office:value="7106.399" calcext:value-type="float">
            <text:p><text:s text:c="2"/>7 106</text:p>
          </table:table-cell>
          <table:table-cell office:value-type="float" office:value="7148.571" calcext:value-type="float">
            <text:p><text:s text:c="2"/>7 149</text:p>
          </table:table-cell>
          <table:table-cell office:value-type="float" office:value="7194.563" calcext:value-type="float">
            <text:p><text:s text:c="2"/>7 195</text:p>
          </table:table-cell>
          <table:table-cell office:value-type="float" office:value="7245.701" calcext:value-type="float">
            <text:p><text:s text:c="2"/>7 2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ina, Macao SAR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float" office:value="196.483" calcext:value-type="float">
            <text:p><text:s text:c="3"/>196</text:p>
          </table:table-cell>
          <table:table-cell office:value-type="float" office:value="200.49" calcext:value-type="float">
            <text:p><text:s text:c="3"/>200</text:p>
          </table:table-cell>
          <table:table-cell office:value-type="float" office:value="201.274" calcext:value-type="float">
            <text:p><text:s text:c="3"/>201</text:p>
          </table:table-cell>
          <table:table-cell office:value-type="float" office:value="199.292" calcext:value-type="float">
            <text:p><text:s text:c="3"/>199</text:p>
          </table:table-cell>
          <table:table-cell office:value-type="float" office:value="195.132" calcext:value-type="float">
            <text:p><text:s text:c="3"/>195</text:p>
          </table:table-cell>
          <table:table-cell office:value-type="float" office:value="189.461" calcext:value-type="float">
            <text:p><text:s text:c="3"/>189</text:p>
          </table:table-cell>
          <table:table-cell office:value-type="float" office:value="183.047" calcext:value-type="float">
            <text:p><text:s text:c="3"/>183</text:p>
          </table:table-cell>
          <table:table-cell office:value-type="float" office:value="176.753" calcext:value-type="float">
            <text:p><text:s text:c="3"/>177</text:p>
          </table:table-cell>
          <table:table-cell office:value-type="float" office:value="171.523" calcext:value-type="float">
            <text:p><text:s text:c="3"/>172</text:p>
          </table:table-cell>
          <table:table-cell office:value-type="float" office:value="168.289" calcext:value-type="float">
            <text:p><text:s text:c="3"/>168</text:p>
          </table:table-cell>
          <table:table-cell office:value-type="float" office:value="167.796" calcext:value-type="float">
            <text:p><text:s text:c="3"/>168</text:p>
          </table:table-cell>
          <table:table-cell office:value-type="float" office:value="170.465" calcext:value-type="float">
            <text:p><text:s text:c="3"/>170</text:p>
          </table:table-cell>
          <table:table-cell office:value-type="float" office:value="176.188" calcext:value-type="float">
            <text:p><text:s text:c="3"/>176</text:p>
          </table:table-cell>
          <table:table-cell office:value-type="float" office:value="184.25" calcext:value-type="float">
            <text:p><text:s text:c="3"/>184</text:p>
          </table:table-cell>
          <table:table-cell office:value-type="float" office:value="193.563" calcext:value-type="float">
            <text:p><text:s text:c="3"/>194</text:p>
          </table:table-cell>
          <table:table-cell office:value-type="float" office:value="203.231" calcext:value-type="float">
            <text:p><text:s text:c="3"/>203</text:p>
          </table:table-cell>
          <table:table-cell office:value-type="float" office:value="213.196" calcext:value-type="float">
            <text:p><text:s text:c="3"/>213</text:p>
          </table:table-cell>
          <table:table-cell office:value-type="float" office:value="223.42" calcext:value-type="float">
            <text:p><text:s text:c="3"/>223</text:p>
          </table:table-cell>
          <table:table-cell office:value-type="float" office:value="233.004" calcext:value-type="float">
            <text:p><text:s text:c="3"/>233</text:p>
          </table:table-cell>
          <table:table-cell office:value-type="float" office:value="240.842" calcext:value-type="float">
            <text:p><text:s text:c="3"/>241</text:p>
          </table:table-cell>
          <table:table-cell office:value-type="float" office:value="246.195" calcext:value-type="float">
            <text:p><text:s text:c="3"/>246</text:p>
          </table:table-cell>
          <table:table-cell office:value-type="float" office:value="248.739" calcext:value-type="float">
            <text:p><text:s text:c="3"/>249</text:p>
          </table:table-cell>
          <table:table-cell office:value-type="float" office:value="248.767" calcext:value-type="float">
            <text:p><text:s text:c="3"/>249</text:p>
          </table:table-cell>
          <table:table-cell office:value-type="float" office:value="246.947" calcext:value-type="float">
            <text:p><text:s text:c="3"/>247</text:p>
          </table:table-cell>
          <table:table-cell office:value-type="float" office:value="244.284" calcext:value-type="float">
            <text:p><text:s text:c="3"/>244</text:p>
          </table:table-cell>
          <table:table-cell office:value-type="float" office:value="241.628" calcext:value-type="float">
            <text:p><text:s text:c="3"/>242</text:p>
          </table:table-cell>
          <table:table-cell office:value-type="float" office:value="239.085" calcext:value-type="float">
            <text:p><text:s text:c="3"/>239</text:p>
          </table:table-cell>
          <table:table-cell office:value-type="float" office:value="236.695" calcext:value-type="float">
            <text:p><text:s text:c="3"/>237</text:p>
          </table:table-cell>
          <table:table-cell office:value-type="float" office:value="235.198" calcext:value-type="float">
            <text:p><text:s text:c="3"/>235</text:p>
          </table:table-cell>
          <table:table-cell office:value-type="float" office:value="235.479" calcext:value-type="float">
            <text:p><text:s text:c="3"/>235</text:p>
          </table:table-cell>
          <table:table-cell office:value-type="float" office:value="238.118" calcext:value-type="float">
            <text:p><text:s text:c="3"/>238</text:p>
          </table:table-cell>
          <table:table-cell office:value-type="float" office:value="243.427" calcext:value-type="float">
            <text:p><text:s text:c="3"/>243</text:p>
          </table:table-cell>
          <table:table-cell office:value-type="float" office:value="251.219" calcext:value-type="float">
            <text:p><text:s text:c="3"/>251</text:p>
          </table:table-cell>
          <table:table-cell office:value-type="float" office:value="260.997" calcext:value-type="float">
            <text:p><text:s text:c="3"/>261</text:p>
          </table:table-cell>
          <table:table-cell office:value-type="float" office:value="271.993" calcext:value-type="float">
            <text:p><text:s text:c="3"/>272</text:p>
          </table:table-cell>
          <table:table-cell office:value-type="float" office:value="283.581" calcext:value-type="float">
            <text:p><text:s text:c="3"/>284</text:p>
          </table:table-cell>
          <table:table-cell office:value-type="float" office:value="295.677" calcext:value-type="float">
            <text:p><text:s text:c="3"/>296</text:p>
          </table:table-cell>
          <table:table-cell office:value-type="float" office:value="308.275" calcext:value-type="float">
            <text:p><text:s text:c="3"/>308</text:p>
          </table:table-cell>
          <table:table-cell office:value-type="float" office:value="320.877" calcext:value-type="float">
            <text:p><text:s text:c="3"/>321</text:p>
          </table:table-cell>
          <table:table-cell office:value-type="float" office:value="332.901" calcext:value-type="float">
            <text:p><text:s text:c="3"/>333</text:p>
          </table:table-cell>
          <table:table-cell office:value-type="float" office:value="343.935" calcext:value-type="float">
            <text:p><text:s text:c="3"/>344</text:p>
          </table:table-cell>
          <table:table-cell office:value-type="float" office:value="353.764" calcext:value-type="float">
            <text:p><text:s text:c="3"/>354</text:p>
          </table:table-cell>
          <table:table-cell office:value-type="float" office:value="362.459" calcext:value-type="float">
            <text:p><text:s text:c="3"/>362</text:p>
          </table:table-cell>
          <table:table-cell office:value-type="float" office:value="370.345" calcext:value-type="float">
            <text:p><text:s text:c="3"/>370</text:p>
          </table:table-cell>
          <table:table-cell office:value-type="float" office:value="377.96" calcext:value-type="float">
            <text:p><text:s text:c="3"/>378</text:p>
          </table:table-cell>
          <table:table-cell office:value-type="float" office:value="385.686" calcext:value-type="float">
            <text:p><text:s text:c="3"/>386</text:p>
          </table:table-cell>
          <table:table-cell office:value-type="float" office:value="393.567" calcext:value-type="float">
            <text:p><text:s text:c="3"/>394</text:p>
          </table:table-cell>
          <table:table-cell office:value-type="float" office:value="401.564" calcext:value-type="float">
            <text:p><text:s text:c="3"/>402</text:p>
          </table:table-cell>
          <table:table-cell office:value-type="float" office:value="409.837" calcext:value-type="float">
            <text:p><text:s text:c="3"/>410</text:p>
          </table:table-cell>
          <table:table-cell office:value-type="float" office:value="418.604" calcext:value-type="float">
            <text:p><text:s text:c="3"/>419</text:p>
          </table:table-cell>
          <table:table-cell office:value-type="float" office:value="427.979" calcext:value-type="float">
            <text:p><text:s text:c="3"/>428</text:p>
          </table:table-cell>
          <table:table-cell office:value-type="float" office:value="438.081" calcext:value-type="float">
            <text:p><text:s text:c="3"/>438</text:p>
          </table:table-cell>
          <table:table-cell office:value-type="float" office:value="448.896" calcext:value-type="float">
            <text:p><text:s text:c="3"/>449</text:p>
          </table:table-cell>
          <table:table-cell office:value-type="float" office:value="460.147" calcext:value-type="float">
            <text:p><text:s text:c="3"/>460</text:p>
          </table:table-cell>
          <table:table-cell office:value-type="float" office:value="471.453" calcext:value-type="float">
            <text:p><text:s text:c="3"/>471</text:p>
          </table:table-cell>
          <table:table-cell office:value-type="float" office:value="482.559" calcext:value-type="float">
            <text:p><text:s text:c="3"/>483</text:p>
          </table:table-cell>
          <table:table-cell office:value-type="float" office:value="493.32" calcext:value-type="float">
            <text:p><text:s text:c="3"/>493</text:p>
          </table:table-cell>
          <table:table-cell office:value-type="float" office:value="503.823" calcext:value-type="float">
            <text:p><text:s text:c="3"/>504</text:p>
          </table:table-cell>
          <table:table-cell office:value-type="float" office:value="514.348" calcext:value-type="float">
            <text:p><text:s text:c="3"/>514</text:p>
          </table:table-cell>
          <table:table-cell office:value-type="float" office:value="525.313" calcext:value-type="float">
            <text:p><text:s text:c="3"/>525</text:p>
          </table:table-cell>
          <table:table-cell office:value-type="float" office:value="536.969" calcext:value-type="float">
            <text:p><text:s text:c="3"/>537</text:p>
          </table:table-cell>
          <table:table-cell office:value-type="float" office:value="549.439" calcext:value-type="float">
            <text:p><text:s text:c="3"/>549</text:p>
          </table:table-cell>
          <table:table-cell office:value-type="float" office:value="562.531" calcext:value-type="float">
            <text:p><text:s text:c="3"/>563</text:p>
          </table:table-cell>
          <table:table-cell office:value-type="float" office:value="575.841" calcext:value-type="float">
            <text:p><text:s text:c="3"/>576</text:p>
          </table:table-cell>
          <table:table-cell office:value-type="float" office:value="588.781" calcext:value-type="float">
            <text:p><text:s text:c="3"/>589</text:p>
          </table:table-cell>
          <table:table-cell office:value-type="float" office:value="600.942" calcext:value-type="float">
            <text:p><text:s text:c="3"/>6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ina, Taiwan Province of China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623.36" calcext:value-type="float">
            <text:p><text:s text:c="2"/>7 623</text:p>
          </table:table-cell>
          <table:table-cell office:value-type="float" office:value="7893.06" calcext:value-type="float">
            <text:p><text:s text:c="2"/>7 893</text:p>
          </table:table-cell>
          <table:table-cell office:value-type="float" office:value="8163.933" calcext:value-type="float">
            <text:p><text:s text:c="2"/>8 164</text:p>
          </table:table-cell>
          <table:table-cell office:value-type="float" office:value="8440.26" calcext:value-type="float">
            <text:p><text:s text:c="2"/>8 440</text:p>
          </table:table-cell>
          <table:table-cell office:value-type="float" office:value="8725.467" calcext:value-type="float">
            <text:p><text:s text:c="2"/>8 725</text:p>
          </table:table-cell>
          <table:table-cell office:value-type="float" office:value="9022.183" calcext:value-type="float">
            <text:p><text:s text:c="2"/>9 022</text:p>
          </table:table-cell>
          <table:table-cell office:value-type="float" office:value="9331.898" calcext:value-type="float">
            <text:p><text:s text:c="2"/>9 332</text:p>
          </table:table-cell>
          <table:table-cell office:value-type="float" office:value="9655.237" calcext:value-type="float">
            <text:p><text:s text:c="2"/>9 655</text:p>
          </table:table-cell>
          <table:table-cell office:value-type="float" office:value="9991.985" calcext:value-type="float">
            <text:p><text:s text:c="2"/>9 992</text:p>
          </table:table-cell>
          <table:table-cell office:value-type="float" office:value="10341.215" calcext:value-type="float">
            <text:p><text:s text:c="2"/>10 341</text:p>
          </table:table-cell>
          <table:table-cell office:value-type="float" office:value="10701.713" calcext:value-type="float">
            <text:p><text:s text:c="2"/>10 702</text:p>
          </table:table-cell>
          <table:table-cell office:value-type="float" office:value="11072.338" calcext:value-type="float">
            <text:p><text:s text:c="2"/>11 072</text:p>
          </table:table-cell>
          <table:table-cell office:value-type="float" office:value="11452.476" calcext:value-type="float">
            <text:p><text:s text:c="2"/>11 452</text:p>
          </table:table-cell>
          <table:table-cell office:value-type="float" office:value="11842.14" calcext:value-type="float">
            <text:p><text:s text:c="2"/>11 842</text:p>
          </table:table-cell>
          <table:table-cell office:value-type="float" office:value="12241.535" calcext:value-type="float">
            <text:p><text:s text:c="2"/>12 242</text:p>
          </table:table-cell>
          <table:table-cell office:value-type="float" office:value="12649.726" calcext:value-type="float">
            <text:p><text:s text:c="2"/>12 650</text:p>
          </table:table-cell>
          <table:table-cell office:value-type="float" office:value="13067.806" calcext:value-type="float">
            <text:p><text:s text:c="2"/>13 068</text:p>
          </table:table-cell>
          <table:table-cell office:value-type="float" office:value="13492.499" calcext:value-type="float">
            <text:p><text:s text:c="2"/>13 492</text:p>
          </table:table-cell>
          <table:table-cell office:value-type="float" office:value="13913.345" calcext:value-type="float">
            <text:p><text:s text:c="2"/>13 913</text:p>
          </table:table-cell>
          <table:table-cell office:value-type="float" office:value="14316.714" calcext:value-type="float">
            <text:p><text:s text:c="2"/>14 317</text:p>
          </table:table-cell>
          <table:table-cell office:value-type="float" office:value="14693.153" calcext:value-type="float">
            <text:p><text:s text:c="2"/>14 693</text:p>
          </table:table-cell>
          <table:table-cell office:value-type="float" office:value="15037.995" calcext:value-type="float">
            <text:p><text:s text:c="2"/>15 038</text:p>
          </table:table-cell>
          <table:table-cell office:value-type="float" office:value="15354.587" calcext:value-type="float">
            <text:p><text:s text:c="2"/>15 355</text:p>
          </table:table-cell>
          <table:table-cell office:value-type="float" office:value="15651.322" calcext:value-type="float">
            <text:p><text:s text:c="2"/>15 651</text:p>
          </table:table-cell>
          <table:table-cell office:value-type="float" office:value="15940.897" calcext:value-type="float">
            <text:p><text:s text:c="2"/>15 941</text:p>
          </table:table-cell>
          <table:table-cell office:value-type="float" office:value="16232.672" calcext:value-type="float">
            <text:p><text:s text:c="2"/>16 233</text:p>
          </table:table-cell>
          <table:table-cell office:value-type="float" office:value="16528.707" calcext:value-type="float">
            <text:p><text:s text:c="2"/>16 529</text:p>
          </table:table-cell>
          <table:table-cell office:value-type="float" office:value="16826.465" calcext:value-type="float">
            <text:p><text:s text:c="2"/>16 826</text:p>
          </table:table-cell>
          <table:table-cell office:value-type="float" office:value="17125.169" calcext:value-type="float">
            <text:p><text:s text:c="2"/>17 125</text:p>
          </table:table-cell>
          <table:table-cell office:value-type="float" office:value="17422.717" calcext:value-type="float">
            <text:p><text:s text:c="2"/>17 423</text:p>
          </table:table-cell>
          <table:table-cell office:value-type="float" office:value="17717.372" calcext:value-type="float">
            <text:p><text:s text:c="2"/>17 717</text:p>
          </table:table-cell>
          <table:table-cell office:value-type="float" office:value="18009.439" calcext:value-type="float">
            <text:p><text:s text:c="2"/>18 009</text:p>
          </table:table-cell>
          <table:table-cell office:value-type="float" office:value="18299.157" calcext:value-type="float">
            <text:p><text:s text:c="2"/>18 299</text:p>
          </table:table-cell>
          <table:table-cell office:value-type="float" office:value="18584.306" calcext:value-type="float">
            <text:p><text:s text:c="2"/>18 584</text:p>
          </table:table-cell>
          <table:table-cell office:value-type="float" office:value="18862.027" calcext:value-type="float">
            <text:p><text:s text:c="2"/>18 862</text:p>
          </table:table-cell>
          <table:table-cell office:value-type="float" office:value="19130.093" calcext:value-type="float">
            <text:p><text:s text:c="2"/>19 130</text:p>
          </table:table-cell>
          <table:table-cell office:value-type="float" office:value="19387.424" calcext:value-type="float">
            <text:p><text:s text:c="2"/>19 387</text:p>
          </table:table-cell>
          <table:table-cell office:value-type="float" office:value="19634.014" calcext:value-type="float">
            <text:p><text:s text:c="2"/>19 634</text:p>
          </table:table-cell>
          <table:table-cell office:value-type="float" office:value="19869.947" calcext:value-type="float">
            <text:p><text:s text:c="2"/>19 870</text:p>
          </table:table-cell>
          <table:table-cell office:value-type="float" office:value="20095.747" calcext:value-type="float">
            <text:p><text:s text:c="2"/>20 096</text:p>
          </table:table-cell>
          <table:table-cell office:value-type="float" office:value="20311.698" calcext:value-type="float">
            <text:p><text:s text:c="2"/>20 312</text:p>
          </table:table-cell>
          <table:table-cell office:value-type="float" office:value="20518.8" calcext:value-type="float">
            <text:p><text:s text:c="2"/>20 519</text:p>
          </table:table-cell>
          <table:table-cell office:value-type="float" office:value="20716.684" calcext:value-type="float">
            <text:p><text:s text:c="2"/>20 717</text:p>
          </table:table-cell>
          <table:table-cell office:value-type="float" office:value="20902.884" calcext:value-type="float">
            <text:p><text:s text:c="2"/>20 903</text:p>
          </table:table-cell>
          <table:table-cell office:value-type="float" office:value="21074.053" calcext:value-type="float">
            <text:p><text:s text:c="2"/>21 074</text:p>
          </table:table-cell>
          <table:table-cell office:value-type="float" office:value="21228.512" calcext:value-type="float">
            <text:p><text:s text:c="2"/>21 229</text:p>
          </table:table-cell>
          <table:table-cell office:value-type="float" office:value="21364.13" calcext:value-type="float">
            <text:p><text:s text:c="2"/>21 364</text:p>
          </table:table-cell>
          <table:table-cell office:value-type="float" office:value="21483.508" calcext:value-type="float">
            <text:p><text:s text:c="2"/>21 484</text:p>
          </table:table-cell>
          <table:table-cell office:value-type="float" office:value="21595.372" calcext:value-type="float">
            <text:p><text:s text:c="2"/>21 595</text:p>
          </table:table-cell>
          <table:table-cell office:value-type="float" office:value="21711.573" calcext:value-type="float">
            <text:p><text:s text:c="2"/>21 712</text:p>
          </table:table-cell>
          <table:table-cell office:value-type="float" office:value="21840.235" calcext:value-type="float">
            <text:p><text:s text:c="2"/>21 840</text:p>
          </table:table-cell>
          <table:table-cell office:value-type="float" office:value="21985.282" calcext:value-type="float">
            <text:p><text:s text:c="2"/>21 985</text:p>
          </table:table-cell>
          <table:table-cell office:value-type="float" office:value="22143.337" calcext:value-type="float">
            <text:p><text:s text:c="2"/>22 143</text:p>
          </table:table-cell>
          <table:table-cell office:value-type="float" office:value="22306.338" calcext:value-type="float">
            <text:p><text:s text:c="2"/>22 306</text:p>
          </table:table-cell>
          <table:table-cell office:value-type="float" office:value="22462.374" calcext:value-type="float">
            <text:p><text:s text:c="2"/>22 462</text:p>
          </table:table-cell>
          <table:table-cell office:value-type="float" office:value="22602.886" calcext:value-type="float">
            <text:p><text:s text:c="2"/>22 603</text:p>
          </table:table-cell>
          <table:table-cell office:value-type="float" office:value="22725.478" calcext:value-type="float">
            <text:p><text:s text:c="2"/>22 725</text:p>
          </table:table-cell>
          <table:table-cell office:value-type="float" office:value="22833.013" calcext:value-type="float">
            <text:p><text:s text:c="2"/>22 833</text:p>
          </table:table-cell>
          <table:table-cell office:value-type="float" office:value="22928.526" calcext:value-type="float">
            <text:p><text:s text:c="2"/>22 929</text:p>
          </table:table-cell>
          <table:table-cell office:value-type="float" office:value="23017.055" calcext:value-type="float">
            <text:p><text:s text:c="2"/>23 017</text:p>
          </table:table-cell>
          <table:table-cell office:value-type="float" office:value="23102.406" calcext:value-type="float">
            <text:p><text:s text:c="2"/>23 102</text:p>
          </table:table-cell>
          <table:table-cell office:value-type="float" office:value="23185.01" calcext:value-type="float">
            <text:p><text:s text:c="2"/>23 185</text:p>
          </table:table-cell>
          <table:table-cell office:value-type="float" office:value="23263.897" calcext:value-type="float">
            <text:p><text:s text:c="2"/>23 264</text:p>
          </table:table-cell>
          <table:table-cell office:value-type="float" office:value="23339.858" calcext:value-type="float">
            <text:p><text:s text:c="2"/>23 340</text:p>
          </table:table-cell>
          <table:table-cell office:value-type="float" office:value="23413.652" calcext:value-type="float">
            <text:p><text:s text:c="2"/>23 414</text:p>
          </table:table-cell>
          <table:table-cell office:value-type="float" office:value="23485.755" calcext:value-type="float">
            <text:p><text:s text:c="2"/>23 4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em. People's Republic of Korea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0549.472" calcext:value-type="float">
            <text:p><text:s text:c="2"/>10 549</text:p>
          </table:table-cell>
          <table:table-cell office:value-type="float" office:value="10248.496" calcext:value-type="float">
            <text:p><text:s text:c="2"/>10 248</text:p>
          </table:table-cell>
          <table:table-cell office:value-type="float" office:value="10049.029" calcext:value-type="float">
            <text:p><text:s text:c="2"/>10 049</text:p>
          </table:table-cell>
          <table:table-cell office:value-type="float" office:value="9957.242" calcext:value-type="float">
            <text:p><text:s text:c="2"/>9 957</text:p>
          </table:table-cell>
          <table:table-cell office:value-type="float" office:value="9972.436" calcext:value-type="float">
            <text:p><text:s text:c="2"/>9 972</text:p>
          </table:table-cell>
          <table:table-cell office:value-type="float" office:value="10086.991" calcext:value-type="float">
            <text:p><text:s text:c="2"/>10 087</text:p>
          </table:table-cell>
          <table:table-cell office:value-type="float" office:value="10285.94" calcext:value-type="float">
            <text:p><text:s text:c="2"/>10 286</text:p>
          </table:table-cell>
          <table:table-cell office:value-type="float" office:value="10547.389" calcext:value-type="float">
            <text:p><text:s text:c="2"/>10 547</text:p>
          </table:table-cell>
          <table:table-cell office:value-type="float" office:value="10843.979" calcext:value-type="float">
            <text:p><text:s text:c="2"/>10 844</text:p>
          </table:table-cell>
          <table:table-cell office:value-type="float" office:value="11145.152" calcext:value-type="float">
            <text:p><text:s text:c="2"/>11 145</text:p>
          </table:table-cell>
          <table:table-cell office:value-type="float" office:value="11424.176" calcext:value-type="float">
            <text:p><text:s text:c="2"/>11 424</text:p>
          </table:table-cell>
          <table:table-cell office:value-type="float" office:value="11665.595" calcext:value-type="float">
            <text:p><text:s text:c="2"/>11 666</text:p>
          </table:table-cell>
          <table:table-cell office:value-type="float" office:value="11871.712" calcext:value-type="float">
            <text:p><text:s text:c="2"/>11 872</text:p>
          </table:table-cell>
          <table:table-cell office:value-type="float" office:value="12065.468" calcext:value-type="float">
            <text:p><text:s text:c="2"/>12 065</text:p>
          </table:table-cell>
          <table:table-cell office:value-type="float" office:value="12282.419" calcext:value-type="float">
            <text:p><text:s text:c="2"/>12 282</text:p>
          </table:table-cell>
          <table:table-cell office:value-type="float" office:value="12547.525" calcext:value-type="float">
            <text:p><text:s text:c="2"/>12 548</text:p>
          </table:table-cell>
          <table:table-cell office:value-type="float" office:value="12864.954" calcext:value-type="float">
            <text:p><text:s text:c="2"/>12 865</text:p>
          </table:table-cell>
          <table:table-cell office:value-type="float" office:value="13222.694" calcext:value-type="float">
            <text:p><text:s text:c="2"/>13 223</text:p>
          </table:table-cell>
          <table:table-cell office:value-type="float" office:value="13609.982" calcext:value-type="float">
            <text:p><text:s text:c="2"/>13 610</text:p>
          </table:table-cell>
          <table:table-cell office:value-type="float" office:value="14010.339" calcext:value-type="float">
            <text:p><text:s text:c="2"/>14 010</text:p>
          </table:table-cell>
          <table:table-cell office:value-type="float" office:value="14410.4" calcext:value-type="float">
            <text:p><text:s text:c="2"/>14 410</text:p>
          </table:table-cell>
          <table:table-cell office:value-type="float" office:value="14809.521" calcext:value-type="float">
            <text:p><text:s text:c="2"/>14 810</text:p>
          </table:table-cell>
          <table:table-cell office:value-type="float" office:value="15207.771" calcext:value-type="float">
            <text:p><text:s text:c="2"/>15 208</text:p>
          </table:table-cell>
          <table:table-cell office:value-type="float" office:value="15593.351" calcext:value-type="float">
            <text:p><text:s text:c="2"/>15 593</text:p>
          </table:table-cell>
          <table:table-cell office:value-type="float" office:value="15952.078" calcext:value-type="float">
            <text:p><text:s text:c="2"/>15 952</text:p>
          </table:table-cell>
          <table:table-cell office:value-type="float" office:value="16274.74" calcext:value-type="float">
            <text:p><text:s text:c="2"/>16 275</text:p>
          </table:table-cell>
          <table:table-cell office:value-type="float" office:value="16554.746" calcext:value-type="float">
            <text:p><text:s text:c="2"/>16 555</text:p>
          </table:table-cell>
          <table:table-cell office:value-type="float" office:value="16796.578" calcext:value-type="float">
            <text:p><text:s text:c="2"/>16 797</text:p>
          </table:table-cell>
          <table:table-cell office:value-type="float" office:value="17015.983" calcext:value-type="float">
            <text:p><text:s text:c="2"/>17 016</text:p>
          </table:table-cell>
          <table:table-cell office:value-type="float" office:value="17235.666" calcext:value-type="float">
            <text:p><text:s text:c="2"/>17 236</text:p>
          </table:table-cell>
          <table:table-cell office:value-type="float" office:value="17472.14" calcext:value-type="float">
            <text:p><text:s text:c="2"/>17 472</text:p>
          </table:table-cell>
          <table:table-cell office:value-type="float" office:value="17731.23" calcext:value-type="float">
            <text:p><text:s text:c="2"/>17 731</text:p>
          </table:table-cell>
          <table:table-cell office:value-type="float" office:value="18008.564" calcext:value-type="float">
            <text:p><text:s text:c="2"/>18 009</text:p>
          </table:table-cell>
          <table:table-cell office:value-type="float" office:value="18298.214" calcext:value-type="float">
            <text:p><text:s text:c="2"/>18 298</text:p>
          </table:table-cell>
          <table:table-cell office:value-type="float" office:value="18590.138" calcext:value-type="float">
            <text:p><text:s text:c="2"/>18 590</text:p>
          </table:table-cell>
          <table:table-cell office:value-type="float" office:value="18877.238" calcext:value-type="float">
            <text:p><text:s text:c="2"/>18 877</text:p>
          </table:table-cell>
          <table:table-cell office:value-type="float" office:value="19156.795" calcext:value-type="float">
            <text:p><text:s text:c="2"/>19 157</text:p>
          </table:table-cell>
          <table:table-cell office:value-type="float" office:value="19431.986" calcext:value-type="float">
            <text:p><text:s text:c="2"/>19 432</text:p>
          </table:table-cell>
          <table:table-cell office:value-type="float" office:value="19708.323" calcext:value-type="float">
            <text:p><text:s text:c="2"/>19 708</text:p>
          </table:table-cell>
          <table:table-cell office:value-type="float" office:value="19993.755" calcext:value-type="float">
            <text:p><text:s text:c="2"/>19 994</text:p>
          </table:table-cell>
          <table:table-cell office:value-type="float" office:value="20293.054" calcext:value-type="float">
            <text:p><text:s text:c="2"/>20 293</text:p>
          </table:table-cell>
          <table:table-cell office:value-type="float" office:value="20609.15" calcext:value-type="float">
            <text:p><text:s text:c="2"/>20 609</text:p>
          </table:table-cell>
          <table:table-cell office:value-type="float" office:value="20937.404" calcext:value-type="float">
            <text:p><text:s text:c="2"/>20 937</text:p>
          </table:table-cell>
          <table:table-cell office:value-type="float" office:value="21265.834" calcext:value-type="float">
            <text:p><text:s text:c="2"/>21 266</text:p>
          </table:table-cell>
          <table:table-cell office:value-type="float" office:value="21577.982" calcext:value-type="float">
            <text:p><text:s text:c="2"/>21 578</text:p>
          </table:table-cell>
          <table:table-cell office:value-type="float" office:value="21862.299" calcext:value-type="float">
            <text:p><text:s text:c="2"/>21 862</text:p>
          </table:table-cell>
          <table:table-cell office:value-type="float" office:value="22113.548" calcext:value-type="float">
            <text:p><text:s text:c="2"/>22 114</text:p>
          </table:table-cell>
          <table:table-cell office:value-type="float" office:value="22335.638" calcext:value-type="float">
            <text:p><text:s text:c="2"/>22 336</text:p>
          </table:table-cell>
          <table:table-cell office:value-type="float" office:value="22537.336" calcext:value-type="float">
            <text:p><text:s text:c="2"/>22 537</text:p>
          </table:table-cell>
          <table:table-cell office:value-type="float" office:value="22731.985" calcext:value-type="float">
            <text:p><text:s text:c="2"/>22 732</text:p>
          </table:table-cell>
          <table:table-cell office:value-type="float" office:value="22929.075" calcext:value-type="float">
            <text:p><text:s text:c="2"/>22 929</text:p>
          </table:table-cell>
          <table:table-cell office:value-type="float" office:value="23131.81" calcext:value-type="float">
            <text:p><text:s text:c="2"/>23 132</text:p>
          </table:table-cell>
          <table:table-cell office:value-type="float" office:value="23336.681" calcext:value-type="float">
            <text:p><text:s text:c="2"/>23 337</text:p>
          </table:table-cell>
          <table:table-cell office:value-type="float" office:value="23538.54" calcext:value-type="float">
            <text:p><text:s text:c="2"/>23 539</text:p>
          </table:table-cell>
          <table:table-cell office:value-type="float" office:value="23729.498" calcext:value-type="float">
            <text:p><text:s text:c="2"/>23 729</text:p>
          </table:table-cell>
          <table:table-cell office:value-type="float" office:value="23904.167" calcext:value-type="float">
            <text:p><text:s text:c="2"/>23 904</text:p>
          </table:table-cell>
          <table:table-cell office:value-type="float" office:value="24061.097" calcext:value-type="float">
            <text:p><text:s text:c="2"/>24 061</text:p>
          </table:table-cell>
          <table:table-cell office:value-type="float" office:value="24203.289" calcext:value-type="float">
            <text:p><text:s text:c="2"/>24 203</text:p>
          </table:table-cell>
          <table:table-cell office:value-type="float" office:value="24335.146" calcext:value-type="float">
            <text:p><text:s text:c="2"/>24 335</text:p>
          </table:table-cell>
          <table:table-cell office:value-type="float" office:value="24463.021" calcext:value-type="float">
            <text:p><text:s text:c="2"/>24 463</text:p>
          </table:table-cell>
          <table:table-cell office:value-type="float" office:value="24591.599" calcext:value-type="float">
            <text:p><text:s text:c="2"/>24 592</text:p>
          </table:table-cell>
          <table:table-cell office:value-type="float" office:value="24722.298" calcext:value-type="float">
            <text:p><text:s text:c="2"/>24 722</text:p>
          </table:table-cell>
          <table:table-cell office:value-type="float" office:value="24854.034" calcext:value-type="float">
            <text:p><text:s text:c="2"/>24 854</text:p>
          </table:table-cell>
          <table:table-cell office:value-type="float" office:value="24985.976" calcext:value-type="float">
            <text:p><text:s text:c="2"/>24 986</text:p>
          </table:table-cell>
          <table:table-cell office:value-type="float" office:value="25116.363" calcext:value-type="float">
            <text:p><text:s text:c="2"/>25 116</text:p>
          </table:table-cell>
          <table:table-cell office:value-type="float" office:value="25243.917" calcext:value-type="float">
            <text:p><text:s text:c="2"/>25 2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82802.084" calcext:value-type="float">
            <text:p><text:s text:c="2"/>82 802</text:p>
          </table:table-cell>
          <table:table-cell office:value-type="float" office:value="84315.601" calcext:value-type="float">
            <text:p><text:s text:c="2"/>84 316</text:p>
          </table:table-cell>
          <table:table-cell office:value-type="float" office:value="85658.683" calcext:value-type="float">
            <text:p><text:s text:c="2"/>85 659</text:p>
          </table:table-cell>
          <table:table-cell office:value-type="float" office:value="86869.425" calcext:value-type="float">
            <text:p><text:s text:c="2"/>86 869</text:p>
          </table:table-cell>
          <table:table-cell office:value-type="float" office:value="87980.318" calcext:value-type="float">
            <text:p><text:s text:c="2"/>87 980</text:p>
          </table:table-cell>
          <table:table-cell office:value-type="float" office:value="89018.257" calcext:value-type="float">
            <text:p><text:s text:c="2"/>89 018</text:p>
          </table:table-cell>
          <table:table-cell office:value-type="float" office:value="90004.313" calcext:value-type="float">
            <text:p><text:s text:c="2"/>90 004</text:p>
          </table:table-cell>
          <table:table-cell office:value-type="float" office:value="90953.954" calcext:value-type="float">
            <text:p><text:s text:c="2"/>90 954</text:p>
          </table:table-cell>
          <table:table-cell office:value-type="float" office:value="91877.704" calcext:value-type="float">
            <text:p><text:s text:c="2"/>91 878</text:p>
          </table:table-cell>
          <table:table-cell office:value-type="float" office:value="92782.224" calcext:value-type="float">
            <text:p><text:s text:c="2"/>92 782</text:p>
          </table:table-cell>
          <table:table-cell office:value-type="float" office:value="93673.615" calcext:value-type="float">
            <text:p><text:s text:c="2"/>93 674</text:p>
          </table:table-cell>
          <table:table-cell office:value-type="float" office:value="94560.845" calcext:value-type="float">
            <text:p><text:s text:c="2"/>94 561</text:p>
          </table:table-cell>
          <table:table-cell office:value-type="float" office:value="95458.881" calcext:value-type="float">
            <text:p><text:s text:c="2"/>95 459</text:p>
          </table:table-cell>
          <table:table-cell office:value-type="float" office:value="96389.953" calcext:value-type="float">
            <text:p><text:s text:c="2"/>96 390</text:p>
          </table:table-cell>
          <table:table-cell office:value-type="float" office:value="97379.848" calcext:value-type="float">
            <text:p><text:s text:c="2"/>97 380</text:p>
          </table:table-cell>
          <table:table-cell office:value-type="float" office:value="98447.002" calcext:value-type="float">
            <text:p><text:s text:c="2"/>98 447</text:p>
          </table:table-cell>
          <table:table-cell office:value-type="float" office:value="99595.128" calcext:value-type="float">
            <text:p><text:s text:c="2"/>99 595</text:p>
          </table:table-cell>
          <table:table-cell office:value-type="float" office:value="100820.021" calcext:value-type="float">
            <text:p><text:s text:c="2"/>100 820</text:p>
          </table:table-cell>
          <table:table-cell office:value-type="float" office:value="102120.482" calcext:value-type="float">
            <text:p><text:s text:c="2"/>102 120</text:p>
          </table:table-cell>
          <table:table-cell office:value-type="float" office:value="103491.93" calcext:value-type="float">
            <text:p><text:s text:c="2"/>103 492</text:p>
          </table:table-cell>
          <table:table-cell office:value-type="float" office:value="104925.645" calcext:value-type="float">
            <text:p><text:s text:c="2"/>104 926</text:p>
          </table:table-cell>
          <table:table-cell office:value-type="float" office:value="106425.269" calcext:value-type="float">
            <text:p><text:s text:c="2"/>106 425</text:p>
          </table:table-cell>
          <table:table-cell office:value-type="float" office:value="107977.039" calcext:value-type="float">
            <text:p><text:s text:c="2"/>107 977</text:p>
          </table:table-cell>
          <table:table-cell office:value-type="float" office:value="109532.878" calcext:value-type="float">
            <text:p><text:s text:c="2"/>109 533</text:p>
          </table:table-cell>
          <table:table-cell office:value-type="float" office:value="111030.141" calcext:value-type="float">
            <text:p><text:s text:c="2"/>111 030</text:p>
          </table:table-cell>
          <table:table-cell office:value-type="float" office:value="112423.055" calcext:value-type="float">
            <text:p><text:s text:c="2"/>112 423</text:p>
          </table:table-cell>
          <table:table-cell office:value-type="float" office:value="113690.108" calcext:value-type="float">
            <text:p><text:s text:c="2"/>113 690</text:p>
          </table:table-cell>
          <table:table-cell office:value-type="float" office:value="114839.12" calcext:value-type="float">
            <text:p><text:s text:c="2"/>114 839</text:p>
          </table:table-cell>
          <table:table-cell office:value-type="float" office:value="115890.284" calcext:value-type="float">
            <text:p><text:s text:c="2"/>115 890</text:p>
          </table:table-cell>
          <table:table-cell office:value-type="float" office:value="116878.026" calcext:value-type="float">
            <text:p><text:s text:c="2"/>116 878</text:p>
          </table:table-cell>
          <table:table-cell office:value-type="float" office:value="117827.355" calcext:value-type="float">
            <text:p><text:s text:c="2"/>117 827</text:p>
          </table:table-cell>
          <table:table-cell office:value-type="float" office:value="118743.18" calcext:value-type="float">
            <text:p><text:s text:c="2"/>118 743</text:p>
          </table:table-cell>
          <table:table-cell office:value-type="float" office:value="119615.624" calcext:value-type="float">
            <text:p><text:s text:c="2"/>119 616</text:p>
          </table:table-cell>
          <table:table-cell office:value-type="float" office:value="120438.087" calcext:value-type="float">
            <text:p><text:s text:c="2"/>120 438</text:p>
          </table:table-cell>
          <table:table-cell office:value-type="float" office:value="121199.799" calcext:value-type="float">
            <text:p><text:s text:c="2"/>121 200</text:p>
          </table:table-cell>
          <table:table-cell office:value-type="float" office:value="121894.038" calcext:value-type="float">
            <text:p><text:s text:c="2"/>121 894</text:p>
          </table:table-cell>
          <table:table-cell office:value-type="float" office:value="122519.652" calcext:value-type="float">
            <text:p><text:s text:c="2"/>122 520</text:p>
          </table:table-cell>
          <table:table-cell office:value-type="float" office:value="123083.205" calcext:value-type="float">
            <text:p><text:s text:c="2"/>123 083</text:p>
          </table:table-cell>
          <table:table-cell office:value-type="float" office:value="123594.968" calcext:value-type="float">
            <text:p><text:s text:c="2"/>123 595</text:p>
          </table:table-cell>
          <table:table-cell office:value-type="float" office:value="124068.903" calcext:value-type="float">
            <text:p><text:s text:c="2"/>124 069</text:p>
          </table:table-cell>
          <table:table-cell office:value-type="float" office:value="124515.561" calcext:value-type="float">
            <text:p><text:s text:c="2"/>124 516</text:p>
          </table:table-cell>
          <table:table-cell office:value-type="float" office:value="124940.015" calcext:value-type="float">
            <text:p><text:s text:c="2"/>124 940</text:p>
          </table:table-cell>
          <table:table-cell office:value-type="float" office:value="125341.476" calcext:value-type="float">
            <text:p><text:s text:c="2"/>125 341</text:p>
          </table:table-cell>
          <table:table-cell office:value-type="float" office:value="125717.524" calcext:value-type="float">
            <text:p><text:s text:c="2"/>125 718</text:p>
          </table:table-cell>
          <table:table-cell office:value-type="float" office:value="126063.174" calcext:value-type="float">
            <text:p><text:s text:c="2"/>126 063</text:p>
          </table:table-cell>
          <table:table-cell office:value-type="float" office:value="126375.466" calcext:value-type="float">
            <text:p><text:s text:c="2"/>126 375</text:p>
          </table:table-cell>
          <table:table-cell office:value-type="float" office:value="126654.021" calcext:value-type="float">
            <text:p><text:s text:c="2"/>126 654</text:p>
          </table:table-cell>
          <table:table-cell office:value-type="float" office:value="126902.628" calcext:value-type="float">
            <text:p><text:s text:c="2"/>126 903</text:p>
          </table:table-cell>
          <table:table-cell office:value-type="float" office:value="127127.265" calcext:value-type="float">
            <text:p><text:s text:c="2"/>127 127</text:p>
          </table:table-cell>
          <table:table-cell office:value-type="float" office:value="127335.858" calcext:value-type="float">
            <text:p><text:s text:c="2"/>127 336</text:p>
          </table:table-cell>
          <table:table-cell office:value-type="float" office:value="127533.934" calcext:value-type="float">
            <text:p><text:s text:c="2"/>127 534</text:p>
          </table:table-cell>
          <table:table-cell office:value-type="float" office:value="127723.513" calcext:value-type="float">
            <text:p><text:s text:c="2"/>127 724</text:p>
          </table:table-cell>
          <table:table-cell office:value-type="float" office:value="127902.617" calcext:value-type="float">
            <text:p><text:s text:c="2"/>127 903</text:p>
          </table:table-cell>
          <table:table-cell office:value-type="float" office:value="128067.794" calcext:value-type="float">
            <text:p><text:s text:c="2"/>128 068</text:p>
          </table:table-cell>
          <table:table-cell office:value-type="float" office:value="128213.632" calcext:value-type="float">
            <text:p><text:s text:c="2"/>128 214</text:p>
          </table:table-cell>
          <table:table-cell office:value-type="float" office:value="128335.767" calcext:value-type="float">
            <text:p><text:s text:c="2"/>128 336</text:p>
          </table:table-cell>
          <table:table-cell office:value-type="float" office:value="128432.994" calcext:value-type="float">
            <text:p><text:s text:c="2"/>128 433</text:p>
          </table:table-cell>
          <table:table-cell office:value-type="float" office:value="128505.251" calcext:value-type="float">
            <text:p><text:s text:c="2"/>128 505</text:p>
          </table:table-cell>
          <table:table-cell office:value-type="float" office:value="128550.508" calcext:value-type="float">
            <text:p><text:s text:c="2"/>128 551</text:p>
          </table:table-cell>
          <table:table-cell office:value-type="float" office:value="128566.659" calcext:value-type="float">
            <text:p><text:s text:c="2"/>128 567</text:p>
          </table:table-cell>
          <table:table-cell office:value-type="float" office:value="128551.873" calcext:value-type="float">
            <text:p><text:s text:c="2"/>128 552</text:p>
          </table:table-cell>
          <table:table-cell office:value-type="float" office:value="128505.399" calcext:value-type="float">
            <text:p><text:s text:c="2"/>128 505</text:p>
          </table:table-cell>
          <table:table-cell office:value-type="float" office:value="128426.384" calcext:value-type="float">
            <text:p><text:s text:c="2"/>128 426</text:p>
          </table:table-cell>
          <table:table-cell office:value-type="float" office:value="128312.92" calcext:value-type="float">
            <text:p><text:s text:c="2"/>128 313</text:p>
          </table:table-cell>
          <table:table-cell office:value-type="float" office:value="128162.873" calcext:value-type="float">
            <text:p><text:s text:c="2"/>128 163</text:p>
          </table:table-cell>
          <table:table-cell office:value-type="float" office:value="127974.958" calcext:value-type="float">
            <text:p><text:s text:c="2"/>127 9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780.199" calcext:value-type="float">
            <text:p><text:s text:c="3"/>780</text:p>
          </table:table-cell>
          <table:table-cell office:value-type="float" office:value="793.538" calcext:value-type="float">
            <text:p><text:s text:c="3"/>794</text:p>
          </table:table-cell>
          <table:table-cell office:value-type="float" office:value="807.921" calcext:value-type="float">
            <text:p><text:s text:c="3"/>808</text:p>
          </table:table-cell>
          <table:table-cell office:value-type="float" office:value="823.06" calcext:value-type="float">
            <text:p><text:s text:c="3"/>823</text:p>
          </table:table-cell>
          <table:table-cell office:value-type="float" office:value="838.785" calcext:value-type="float">
            <text:p><text:s text:c="3"/>839</text:p>
          </table:table-cell>
          <table:table-cell office:value-type="float" office:value="855.103" calcext:value-type="float">
            <text:p><text:s text:c="3"/>855</text:p>
          </table:table-cell>
          <table:table-cell office:value-type="float" office:value="872.156" calcext:value-type="float">
            <text:p><text:s text:c="3"/>872</text:p>
          </table:table-cell>
          <table:table-cell office:value-type="float" office:value="890.274" calcext:value-type="float">
            <text:p><text:s text:c="3"/>890</text:p>
          </table:table-cell>
          <table:table-cell office:value-type="float" office:value="909.89" calcext:value-type="float">
            <text:p><text:s text:c="3"/>910</text:p>
          </table:table-cell>
          <table:table-cell office:value-type="float" office:value="931.481" calcext:value-type="float">
            <text:p><text:s text:c="3"/>931</text:p>
          </table:table-cell>
          <table:table-cell office:value-type="float" office:value="955.505" calcext:value-type="float">
            <text:p><text:s text:c="3"/>956</text:p>
          </table:table-cell>
          <table:table-cell office:value-type="float" office:value="982.178" calcext:value-type="float">
            <text:p><text:s text:c="3"/>982</text:p>
          </table:table-cell>
          <table:table-cell office:value-type="float" office:value="1011.324" calcext:value-type="float">
            <text:p><text:s text:c="2"/>1 011</text:p>
          </table:table-cell>
          <table:table-cell office:value-type="float" office:value="1042.383" calcext:value-type="float">
            <text:p><text:s text:c="2"/>1 042</text:p>
          </table:table-cell>
          <table:table-cell office:value-type="float" office:value="1074.514" calcext:value-type="float">
            <text:p><text:s text:c="2"/>1 075</text:p>
          </table:table-cell>
          <table:table-cell office:value-type="float" office:value="1107.124" calcext:value-type="float">
            <text:p><text:s text:c="2"/>1 107</text:p>
          </table:table-cell>
          <table:table-cell office:value-type="float" office:value="1139.961" calcext:value-type="float">
            <text:p><text:s text:c="2"/>1 140</text:p>
          </table:table-cell>
          <table:table-cell office:value-type="float" office:value="1173.191" calcext:value-type="float">
            <text:p><text:s text:c="2"/>1 173</text:p>
          </table:table-cell>
          <table:table-cell office:value-type="float" office:value="1207.104" calcext:value-type="float">
            <text:p><text:s text:c="2"/>1 207</text:p>
          </table:table-cell>
          <table:table-cell office:value-type="float" office:value="1242.214" calcext:value-type="float">
            <text:p><text:s text:c="2"/>1 242</text:p>
          </table:table-cell>
          <table:table-cell office:value-type="float" office:value="1278.825" calcext:value-type="float">
            <text:p><text:s text:c="2"/>1 279</text:p>
          </table:table-cell>
          <table:table-cell office:value-type="float" office:value="1317.05" calcext:value-type="float">
            <text:p><text:s text:c="2"/>1 317</text:p>
          </table:table-cell>
          <table:table-cell office:value-type="float" office:value="1356.67" calcext:value-type="float">
            <text:p><text:s text:c="2"/>1 357</text:p>
          </table:table-cell>
          <table:table-cell office:value-type="float" office:value="1397.304" calcext:value-type="float">
            <text:p><text:s text:c="2"/>1 397</text:p>
          </table:table-cell>
          <table:table-cell office:value-type="float" office:value="1438.425" calcext:value-type="float">
            <text:p><text:s text:c="2"/>1 438</text:p>
          </table:table-cell>
          <table:table-cell office:value-type="float" office:value="1479.651" calcext:value-type="float">
            <text:p><text:s text:c="2"/>1 480</text:p>
          </table:table-cell>
          <table:table-cell office:value-type="float" office:value="1520.865" calcext:value-type="float">
            <text:p><text:s text:c="2"/>1 521</text:p>
          </table:table-cell>
          <table:table-cell office:value-type="float" office:value="1562.209" calcext:value-type="float">
            <text:p><text:s text:c="2"/>1 562</text:p>
          </table:table-cell>
          <table:table-cell office:value-type="float" office:value="1603.906" calcext:value-type="float">
            <text:p><text:s text:c="2"/>1 604</text:p>
          </table:table-cell>
          <table:table-cell office:value-type="float" office:value="1646.291" calcext:value-type="float">
            <text:p><text:s text:c="2"/>1 646</text:p>
          </table:table-cell>
          <table:table-cell office:value-type="float" office:value="1689.622" calcext:value-type="float">
            <text:p><text:s text:c="2"/>1 690</text:p>
          </table:table-cell>
          <table:table-cell office:value-type="float" office:value="1733.475" calcext:value-type="float">
            <text:p><text:s text:c="2"/>1 733</text:p>
          </table:table-cell>
          <table:table-cell office:value-type="float" office:value="1777.727" calcext:value-type="float">
            <text:p><text:s text:c="2"/>1 778</text:p>
          </table:table-cell>
          <table:table-cell office:value-type="float" office:value="1823.216" calcext:value-type="float">
            <text:p><text:s text:c="2"/>1 823</text:p>
          </table:table-cell>
          <table:table-cell office:value-type="float" office:value="1871.09" calcext:value-type="float">
            <text:p><text:s text:c="2"/>1 871</text:p>
          </table:table-cell>
          <table:table-cell office:value-type="float" office:value="1921.881" calcext:value-type="float">
            <text:p><text:s text:c="2"/>1 922</text:p>
          </table:table-cell>
          <table:table-cell office:value-type="float" office:value="1976.309" calcext:value-type="float">
            <text:p><text:s text:c="2"/>1 976</text:p>
          </table:table-cell>
          <table:table-cell office:value-type="float" office:value="2033.343" calcext:value-type="float">
            <text:p><text:s text:c="2"/>2 033</text:p>
          </table:table-cell>
          <table:table-cell office:value-type="float" office:value="2089.714" calcext:value-type="float">
            <text:p><text:s text:c="2"/>2 090</text:p>
          </table:table-cell>
          <table:table-cell office:value-type="float" office:value="2141.008" calcext:value-type="float">
            <text:p><text:s text:c="2"/>2 141</text:p>
          </table:table-cell>
          <table:table-cell office:value-type="float" office:value="2184.145" calcext:value-type="float">
            <text:p><text:s text:c="2"/>2 184</text:p>
          </table:table-cell>
          <table:table-cell office:value-type="float" office:value="2217.918" calcext:value-type="float">
            <text:p><text:s text:c="2"/>2 218</text:p>
          </table:table-cell>
          <table:table-cell office:value-type="float" office:value="2243.502" calcext:value-type="float">
            <text:p><text:s text:c="2"/>2 244</text:p>
          </table:table-cell>
          <table:table-cell office:value-type="float" office:value="2263.2" calcext:value-type="float">
            <text:p><text:s text:c="2"/>2 263</text:p>
          </table:table-cell>
          <table:table-cell office:value-type="float" office:value="2280.496" calcext:value-type="float">
            <text:p><text:s text:c="2"/>2 280</text:p>
          </table:table-cell>
          <table:table-cell office:value-type="float" office:value="2298.039" calcext:value-type="float">
            <text:p><text:s text:c="2"/>2 298</text:p>
          </table:table-cell>
          <table:table-cell office:value-type="float" office:value="2316.567" calcext:value-type="float">
            <text:p><text:s text:c="2"/>2 317</text:p>
          </table:table-cell>
          <table:table-cell office:value-type="float" office:value="2335.695" calcext:value-type="float">
            <text:p><text:s text:c="2"/>2 336</text:p>
          </table:table-cell>
          <table:table-cell office:value-type="float" office:value="2355.59" calcext:value-type="float">
            <text:p><text:s text:c="2"/>2 356</text:p>
          </table:table-cell>
          <table:table-cell office:value-type="float" office:value="2376.162" calcext:value-type="float">
            <text:p><text:s text:c="2"/>2 376</text:p>
          </table:table-cell>
          <table:table-cell office:value-type="float" office:value="2397.436" calcext:value-type="float">
            <text:p><text:s text:c="2"/>2 397</text:p>
          </table:table-cell>
          <table:table-cell office:value-type="float" office:value="2419.776" calcext:value-type="float">
            <text:p><text:s text:c="2"/>2 420</text:p>
          </table:table-cell>
          <table:table-cell office:value-type="float" office:value="2443.659" calcext:value-type="float">
            <text:p><text:s text:c="2"/>2 444</text:p>
          </table:table-cell>
          <table:table-cell office:value-type="float" office:value="2469.286" calcext:value-type="float">
            <text:p><text:s text:c="2"/>2 469</text:p>
          </table:table-cell>
          <table:table-cell office:value-type="float" office:value="2496.832" calcext:value-type="float">
            <text:p><text:s text:c="2"/>2 497</text:p>
          </table:table-cell>
          <table:table-cell office:value-type="float" office:value="2526.446" calcext:value-type="float">
            <text:p><text:s text:c="2"/>2 526</text:p>
          </table:table-cell>
          <table:table-cell office:value-type="float" office:value="2558.012" calcext:value-type="float">
            <text:p><text:s text:c="2"/>2 558</text:p>
          </table:table-cell>
          <table:table-cell office:value-type="float" office:value="2591.67" calcext:value-type="float">
            <text:p><text:s text:c="2"/>2 592</text:p>
          </table:table-cell>
          <table:table-cell office:value-type="float" office:value="2628.131" calcext:value-type="float">
            <text:p><text:s text:c="2"/>2 628</text:p>
          </table:table-cell>
          <table:table-cell office:value-type="float" office:value="2668.289" calcext:value-type="float">
            <text:p><text:s text:c="2"/>2 668</text:p>
          </table:table-cell>
          <table:table-cell office:value-type="float" office:value="2712.65" calcext:value-type="float">
            <text:p><text:s text:c="2"/>2 713</text:p>
          </table:table-cell>
          <table:table-cell office:value-type="float" office:value="2761.516" calcext:value-type="float">
            <text:p><text:s text:c="2"/>2 762</text:p>
          </table:table-cell>
          <table:table-cell office:value-type="float" office:value="2814.226" calcext:value-type="float">
            <text:p><text:s text:c="2"/>2 814</text:p>
          </table:table-cell>
          <table:table-cell office:value-type="float" office:value="2869.107" calcext:value-type="float">
            <text:p><text:s text:c="2"/>2 869</text:p>
          </table:table-cell>
          <table:table-cell office:value-type="float" office:value="2923.896" calcext:value-type="float">
            <text:p><text:s text:c="2"/>2 924</text:p>
          </table:table-cell>
          <table:table-cell office:value-type="float" office:value="2976.877" calcext:value-type="float">
            <text:p><text:s text:c="2"/>2 9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epublic of Korea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9211.385" calcext:value-type="float">
            <text:p><text:s text:c="2"/>19 211</text:p>
          </table:table-cell>
          <table:table-cell office:value-type="float" office:value="19459.429" calcext:value-type="float">
            <text:p><text:s text:c="2"/>19 459</text:p>
          </table:table-cell>
          <table:table-cell office:value-type="float" office:value="19829.39" calcext:value-type="float">
            <text:p><text:s text:c="2"/>19 829</text:p>
          </table:table-cell>
          <table:table-cell office:value-type="float" office:value="20307.897" calcext:value-type="float">
            <text:p><text:s text:c="2"/>20 308</text:p>
          </table:table-cell>
          <table:table-cell office:value-type="float" office:value="20880.428" calcext:value-type="float">
            <text:p><text:s text:c="2"/>20 880</text:p>
          </table:table-cell>
          <table:table-cell office:value-type="float" office:value="21531.331" calcext:value-type="float">
            <text:p><text:s text:c="2"/>21 531</text:p>
          </table:table-cell>
          <table:table-cell office:value-type="float" office:value="22243.633" calcext:value-type="float">
            <text:p><text:s text:c="2"/>22 244</text:p>
          </table:table-cell>
          <table:table-cell office:value-type="float" office:value="22999.243" calcext:value-type="float">
            <text:p><text:s text:c="2"/>22 999</text:p>
          </table:table-cell>
          <table:table-cell office:value-type="float" office:value="23779.372" calcext:value-type="float">
            <text:p><text:s text:c="2"/>23 779</text:p>
          </table:table-cell>
          <table:table-cell office:value-type="float" office:value="24565.349" calcext:value-type="float">
            <text:p><text:s text:c="2"/>24 565</text:p>
          </table:table-cell>
          <table:table-cell office:value-type="float" office:value="25340.918" calcext:value-type="float">
            <text:p><text:s text:c="2"/>25 341</text:p>
          </table:table-cell>
          <table:table-cell office:value-type="float" office:value="26094.75" calcext:value-type="float">
            <text:p><text:s text:c="2"/>26 095</text:p>
          </table:table-cell>
          <table:table-cell office:value-type="float" office:value="26822.585" calcext:value-type="float">
            <text:p><text:s text:c="2"/>26 823</text:p>
          </table:table-cell>
          <table:table-cell office:value-type="float" office:value="27528.214" calcext:value-type="float">
            <text:p><text:s text:c="2"/>27 528</text:p>
          </table:table-cell>
          <table:table-cell office:value-type="float" office:value="28220.78" calcext:value-type="float">
            <text:p><text:s text:c="2"/>28 221</text:p>
          </table:table-cell>
          <table:table-cell office:value-type="float" office:value="28907.071" calcext:value-type="float">
            <text:p><text:s text:c="2"/>28 907</text:p>
          </table:table-cell>
          <table:table-cell office:value-type="float" office:value="29584.631" calcext:value-type="float">
            <text:p><text:s text:c="2"/>29 585</text:p>
          </table:table-cell>
          <table:table-cell office:value-type="float" office:value="30249.456" calcext:value-type="float">
            <text:p><text:s text:c="2"/>30 249</text:p>
          </table:table-cell>
          <table:table-cell office:value-type="float" office:value="30905.365" calcext:value-type="float">
            <text:p><text:s text:c="2"/>30 905</text:p>
          </table:table-cell>
          <table:table-cell office:value-type="float" office:value="31557.578" calcext:value-type="float">
            <text:p><text:s text:c="2"/>31 558</text:p>
          </table:table-cell>
          <table:table-cell office:value-type="float" office:value="32209.314" calcext:value-type="float">
            <text:p><text:s text:c="2"/>32 209</text:p>
          </table:table-cell>
          <table:table-cell office:value-type="float" office:value="32863.704" calcext:value-type="float">
            <text:p><text:s text:c="2"/>32 864</text:p>
          </table:table-cell>
          <table:table-cell office:value-type="float" office:value="33518.385" calcext:value-type="float">
            <text:p><text:s text:c="2"/>33 518</text:p>
          </table:table-cell>
          <table:table-cell office:value-type="float" office:value="34164.544" calcext:value-type="float">
            <text:p><text:s text:c="2"/>34 165</text:p>
          </table:table-cell>
          <table:table-cell office:value-type="float" office:value="34789.935" calcext:value-type="float">
            <text:p><text:s text:c="2"/>34 790</text:p>
          </table:table-cell>
          <table:table-cell office:value-type="float" office:value="35386.507" calcext:value-type="float">
            <text:p><text:s text:c="2"/>35 387</text:p>
          </table:table-cell>
          <table:table-cell office:value-type="float" office:value="35948.932" calcext:value-type="float">
            <text:p><text:s text:c="2"/>35 949</text:p>
          </table:table-cell>
          <table:table-cell office:value-type="float" office:value="36481.585" calcext:value-type="float">
            <text:p><text:s text:c="2"/>36 482</text:p>
          </table:table-cell>
          <table:table-cell office:value-type="float" office:value="36997.8" calcext:value-type="float">
            <text:p><text:s text:c="2"/>36 998</text:p>
          </table:table-cell>
          <table:table-cell office:value-type="float" office:value="37516.487" calcext:value-type="float">
            <text:p><text:s text:c="2"/>37 516</text:p>
          </table:table-cell>
          <table:table-cell office:value-type="float" office:value="38050.424" calcext:value-type="float">
            <text:p><text:s text:c="2"/>38 050</text:p>
          </table:table-cell>
          <table:table-cell office:value-type="float" office:value="38606.821" calcext:value-type="float">
            <text:p><text:s text:c="2"/>38 607</text:p>
          </table:table-cell>
          <table:table-cell office:value-type="float" office:value="39179.545" calcext:value-type="float">
            <text:p><text:s text:c="2"/>39 180</text:p>
          </table:table-cell>
          <table:table-cell office:value-type="float" office:value="39752.024" calcext:value-type="float">
            <text:p><text:s text:c="2"/>39 752</text:p>
          </table:table-cell>
          <table:table-cell office:value-type="float" office:value="40300.401" calcext:value-type="float">
            <text:p><text:s text:c="2"/>40 300</text:p>
          </table:table-cell>
          <table:table-cell office:value-type="float" office:value="40808.569" calcext:value-type="float">
            <text:p><text:s text:c="2"/>40 809</text:p>
          </table:table-cell>
          <table:table-cell office:value-type="float" office:value="41269.319" calcext:value-type="float">
            <text:p><text:s text:c="2"/>41 269</text:p>
          </table:table-cell>
          <table:table-cell office:value-type="float" office:value="41690.833" calcext:value-type="float">
            <text:p><text:s text:c="2"/>41 691</text:p>
          </table:table-cell>
          <table:table-cell office:value-type="float" office:value="42091.026" calcext:value-type="float">
            <text:p><text:s text:c="2"/>42 091</text:p>
          </table:table-cell>
          <table:table-cell office:value-type="float" office:value="42495.728" calcext:value-type="float">
            <text:p><text:s text:c="2"/>42 496</text:p>
          </table:table-cell>
          <table:table-cell office:value-type="float" office:value="42923.131" calcext:value-type="float">
            <text:p><text:s text:c="2"/>42 923</text:p>
          </table:table-cell>
          <table:table-cell office:value-type="float" office:value="43378.101" calcext:value-type="float">
            <text:p><text:s text:c="2"/>43 378</text:p>
          </table:table-cell>
          <table:table-cell office:value-type="float" office:value="43853.448" calcext:value-type="float">
            <text:p><text:s text:c="2"/>43 853</text:p>
          </table:table-cell>
          <table:table-cell office:value-type="float" office:value="44340.558" calcext:value-type="float">
            <text:p><text:s text:c="2"/>44 341</text:p>
          </table:table-cell>
          <table:table-cell office:value-type="float" office:value="44825.885" calcext:value-type="float">
            <text:p><text:s text:c="2"/>44 826</text:p>
          </table:table-cell>
          <table:table-cell office:value-type="float" office:value="45298.611" calcext:value-type="float">
            <text:p><text:s text:c="2"/>45 299</text:p>
          </table:table-cell>
          <table:table-cell office:value-type="float" office:value="45757.361" calcext:value-type="float">
            <text:p><text:s text:c="2"/>45 757</text:p>
          </table:table-cell>
          <table:table-cell office:value-type="float" office:value="46202.604" calcext:value-type="float">
            <text:p><text:s text:c="2"/>46 203</text:p>
          </table:table-cell>
          <table:table-cell office:value-type="float" office:value="46627.442" calcext:value-type="float">
            <text:p><text:s text:c="2"/>46 627</text:p>
          </table:table-cell>
          <table:table-cell office:value-type="float" office:value="47023.88" calcext:value-type="float">
            <text:p><text:s text:c="2"/>47 024</text:p>
          </table:table-cell>
          <table:table-cell office:value-type="float" office:value="47386.312" calcext:value-type="float">
            <text:p><text:s text:c="2"/>47 386</text:p>
          </table:table-cell>
          <table:table-cell office:value-type="float" office:value="47712.788" calcext:value-type="float">
            <text:p><text:s text:c="2"/>47 713</text:p>
          </table:table-cell>
          <table:table-cell office:value-type="float" office:value="48004.786" calcext:value-type="float">
            <text:p><text:s text:c="2"/>48 005</text:p>
          </table:table-cell>
          <table:table-cell office:value-type="float" office:value="48265.026" calcext:value-type="float">
            <text:p><text:s text:c="2"/>48 265</text:p>
          </table:table-cell>
          <table:table-cell office:value-type="float" office:value="48498.083" calcext:value-type="float">
            <text:p><text:s text:c="2"/>48 498</text:p>
          </table:table-cell>
          <table:table-cell office:value-type="float" office:value="48708.497" calcext:value-type="float">
            <text:p><text:s text:c="2"/>48 708</text:p>
          </table:table-cell>
          <table:table-cell office:value-type="float" office:value="48895.845" calcext:value-type="float">
            <text:p><text:s text:c="2"/>48 896</text:p>
          </table:table-cell>
          <table:table-cell office:value-type="float" office:value="49062.429" calcext:value-type="float">
            <text:p><text:s text:c="2"/>49 062</text:p>
          </table:table-cell>
          <table:table-cell office:value-type="float" office:value="49218.985" calcext:value-type="float">
            <text:p><text:s text:c="2"/>49 219</text:p>
          </table:table-cell>
          <table:table-cell office:value-type="float" office:value="49379.208" calcext:value-type="float">
            <text:p><text:s text:c="2"/>49 379</text:p>
          </table:table-cell>
          <table:table-cell office:value-type="float" office:value="49552.855" calcext:value-type="float">
            <text:p><text:s text:c="2"/>49 553</text:p>
          </table:table-cell>
          <table:table-cell office:value-type="float" office:value="49744.659" calcext:value-type="float">
            <text:p><text:s text:c="2"/>49 745</text:p>
          </table:table-cell>
          <table:table-cell office:value-type="float" office:value="49952.244" calcext:value-type="float">
            <text:p><text:s text:c="2"/>49 952</text:p>
          </table:table-cell>
          <table:table-cell office:value-type="float" office:value="50169.242" calcext:value-type="float">
            <text:p><text:s text:c="2"/>50 169</text:p>
          </table:table-cell>
          <table:table-cell office:value-type="float" office:value="50385.56" calcext:value-type="float">
            <text:p><text:s text:c="2"/>50 386</text:p>
          </table:table-cell>
          <table:table-cell office:value-type="float" office:value="50593.662" calcext:value-type="float">
            <text:p><text:s text:c="2"/>50 5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-Central Asia</text:p>
          </table:table-cell>
          <table:table-cell office:value-type="float" office:value="7" calcext:value-type="float">
            <text:p>7</text:p>
          </table:table-cell>
          <table:table-cell office:value-type="float" office:value="921" calcext:value-type="float">
            <text:p>921</text:p>
          </table:table-cell>
          <table:table-cell office:value-type="float" office:value="510788.123" calcext:value-type="float">
            <text:p><text:s text:c="2"/>510 788</text:p>
          </table:table-cell>
          <table:table-cell office:value-type="float" office:value="519193.396" calcext:value-type="float">
            <text:p><text:s text:c="2"/>519 193</text:p>
          </table:table-cell>
          <table:table-cell office:value-type="float" office:value="528135.157" calcext:value-type="float">
            <text:p><text:s text:c="2"/>528 135</text:p>
          </table:table-cell>
          <table:table-cell office:value-type="float" office:value="537602.32" calcext:value-type="float">
            <text:p><text:s text:c="2"/>537 602</text:p>
          </table:table-cell>
          <table:table-cell office:value-type="float" office:value="547586.38" calcext:value-type="float">
            <text:p><text:s text:c="2"/>547 586</text:p>
          </table:table-cell>
          <table:table-cell office:value-type="float" office:value="558080.97" calcext:value-type="float">
            <text:p><text:s text:c="2"/>558 081</text:p>
          </table:table-cell>
          <table:table-cell office:value-type="float" office:value="569082.268" calcext:value-type="float">
            <text:p><text:s text:c="2"/>569 082</text:p>
          </table:table-cell>
          <table:table-cell office:value-type="float" office:value="580588.811" calcext:value-type="float">
            <text:p><text:s text:c="2"/>580 589</text:p>
          </table:table-cell>
          <table:table-cell office:value-type="float" office:value="592601.079" calcext:value-type="float">
            <text:p><text:s text:c="2"/>592 601</text:p>
          </table:table-cell>
          <table:table-cell office:value-type="float" office:value="605120.681" calcext:value-type="float">
            <text:p><text:s text:c="2"/>605 121</text:p>
          </table:table-cell>
          <table:table-cell office:value-type="float" office:value="618148.451" calcext:value-type="float">
            <text:p><text:s text:c="2"/>618 148</text:p>
          </table:table-cell>
          <table:table-cell office:value-type="float" office:value="631682.127" calcext:value-type="float">
            <text:p><text:s text:c="2"/>631 682</text:p>
          </table:table-cell>
          <table:table-cell office:value-type="float" office:value="645714.344" calcext:value-type="float">
            <text:p><text:s text:c="2"/>645 714</text:p>
          </table:table-cell>
          <table:table-cell office:value-type="float" office:value="660231.897" calcext:value-type="float">
            <text:p><text:s text:c="2"/>660 232</text:p>
          </table:table-cell>
          <table:table-cell office:value-type="float" office:value="675218.103" calcext:value-type="float">
            <text:p><text:s text:c="2"/>675 218</text:p>
          </table:table-cell>
          <table:table-cell office:value-type="float" office:value="690659.688" calcext:value-type="float">
            <text:p><text:s text:c="2"/>690 660</text:p>
          </table:table-cell>
          <table:table-cell office:value-type="float" office:value="706562.594" calcext:value-type="float">
            <text:p><text:s text:c="2"/>706 563</text:p>
          </table:table-cell>
          <table:table-cell office:value-type="float" office:value="722927.998" calcext:value-type="float">
            <text:p><text:s text:c="2"/>722 928</text:p>
          </table:table-cell>
          <table:table-cell office:value-type="float" office:value="739733.869" calcext:value-type="float">
            <text:p><text:s text:c="2"/>739 734</text:p>
          </table:table-cell>
          <table:table-cell office:value-type="float" office:value="756952.271" calcext:value-type="float">
            <text:p><text:s text:c="2"/>756 952</text:p>
          </table:table-cell>
          <table:table-cell office:value-type="float" office:value="774570.069" calcext:value-type="float">
            <text:p><text:s text:c="2"/>774 570</text:p>
          </table:table-cell>
          <table:table-cell office:value-type="float" office:value="792575.68" calcext:value-type="float">
            <text:p><text:s text:c="2"/>792 576</text:p>
          </table:table-cell>
          <table:table-cell office:value-type="float" office:value="810994.858" calcext:value-type="float">
            <text:p><text:s text:c="2"/>810 995</text:p>
          </table:table-cell>
          <table:table-cell office:value-type="float" office:value="829898.266" calcext:value-type="float">
            <text:p><text:s text:c="2"/>829 898</text:p>
          </table:table-cell>
          <table:table-cell office:value-type="float" office:value="849381.155" calcext:value-type="float">
            <text:p><text:s text:c="2"/>849 381</text:p>
          </table:table-cell>
          <table:table-cell office:value-type="float" office:value="869513.942" calcext:value-type="float">
            <text:p><text:s text:c="2"/>869 514</text:p>
          </table:table-cell>
          <table:table-cell office:value-type="float" office:value="890308.666" calcext:value-type="float">
            <text:p><text:s text:c="2"/>890 309</text:p>
          </table:table-cell>
          <table:table-cell office:value-type="float" office:value="911750.078" calcext:value-type="float">
            <text:p><text:s text:c="2"/>911 750</text:p>
          </table:table-cell>
          <table:table-cell office:value-type="float" office:value="933844.876" calcext:value-type="float">
            <text:p><text:s text:c="2"/>933 845</text:p>
          </table:table-cell>
          <table:table-cell office:value-type="float" office:value="956592.873" calcext:value-type="float">
            <text:p><text:s text:c="2"/>956 593</text:p>
          </table:table-cell>
          <table:table-cell office:value-type="float" office:value="979983.522" calcext:value-type="float">
            <text:p><text:s text:c="2"/>979 984</text:p>
          </table:table-cell>
          <table:table-cell office:value-type="float" office:value="1004001.69" calcext:value-type="float">
            <text:p><text:s/>1 004 002</text:p>
          </table:table-cell>
          <table:table-cell office:value-type="float" office:value="1028615.567" calcext:value-type="float">
            <text:p><text:s/>1 028 616</text:p>
          </table:table-cell>
          <table:table-cell office:value-type="float" office:value="1053772.099" calcext:value-type="float">
            <text:p><text:s/>1 053 772</text:p>
          </table:table-cell>
          <table:table-cell office:value-type="float" office:value="1079404.172" calcext:value-type="float">
            <text:p><text:s/>1 079 404</text:p>
          </table:table-cell>
          <table:table-cell office:value-type="float" office:value="1105444.993" calcext:value-type="float">
            <text:p><text:s/>1 105 445</text:p>
          </table:table-cell>
          <table:table-cell office:value-type="float" office:value="1131872.757" calcext:value-type="float">
            <text:p><text:s/>1 131 873</text:p>
          </table:table-cell>
          <table:table-cell office:value-type="float" office:value="1158639.548" calcext:value-type="float">
            <text:p><text:s/>1 158 640</text:p>
          </table:table-cell>
          <table:table-cell office:value-type="float" office:value="1185620.728" calcext:value-type="float">
            <text:p><text:s/>1 185 621</text:p>
          </table:table-cell>
          <table:table-cell office:value-type="float" office:value="1212664.786" calcext:value-type="float">
            <text:p><text:s/>1 212 665</text:p>
          </table:table-cell>
          <table:table-cell office:value-type="float" office:value="1239658.954" calcext:value-type="float">
            <text:p><text:s/>1 239 659</text:p>
          </table:table-cell>
          <table:table-cell office:value-type="float" office:value="1266534.631" calcext:value-type="float">
            <text:p><text:s/>1 266 535</text:p>
          </table:table-cell>
          <table:table-cell office:value-type="float" office:value="1293295.846" calcext:value-type="float">
            <text:p><text:s/>1 293 296</text:p>
          </table:table-cell>
          <table:table-cell office:value-type="float" office:value="1319994.593" calcext:value-type="float">
            <text:p><text:s/>1 319 995</text:p>
          </table:table-cell>
          <table:table-cell office:value-type="float" office:value="1346722.711" calcext:value-type="float">
            <text:p><text:s/>1 346 723</text:p>
          </table:table-cell>
          <table:table-cell office:value-type="float" office:value="1373543.322" calcext:value-type="float">
            <text:p><text:s/>1 373 543</text:p>
          </table:table-cell>
          <table:table-cell office:value-type="float" office:value="1400447.106" calcext:value-type="float">
            <text:p><text:s/>1 400 447</text:p>
          </table:table-cell>
          <table:table-cell office:value-type="float" office:value="1427390.72" calcext:value-type="float">
            <text:p><text:s/>1 427 391</text:p>
          </table:table-cell>
          <table:table-cell office:value-type="float" office:value="1454362.517" calcext:value-type="float">
            <text:p><text:s/>1 454 363</text:p>
          </table:table-cell>
          <table:table-cell office:value-type="float" office:value="1481345.439" calcext:value-type="float">
            <text:p><text:s/>1 481 345</text:p>
          </table:table-cell>
          <table:table-cell office:value-type="float" office:value="1508317.036" calcext:value-type="float">
            <text:p><text:s/>1 508 317</text:p>
          </table:table-cell>
          <table:table-cell office:value-type="float" office:value="1535283.08" calcext:value-type="float">
            <text:p><text:s/>1 535 283</text:p>
          </table:table-cell>
          <table:table-cell office:value-type="float" office:value="1562217.455" calcext:value-type="float">
            <text:p><text:s/>1 562 217</text:p>
          </table:table-cell>
          <table:table-cell office:value-type="float" office:value="1589027.258" calcext:value-type="float">
            <text:p><text:s/>1 589 027</text:p>
          </table:table-cell>
          <table:table-cell office:value-type="float" office:value="1615592.747" calcext:value-type="float">
            <text:p><text:s/>1 615 593</text:p>
          </table:table-cell>
          <table:table-cell office:value-type="float" office:value="1641830.209" calcext:value-type="float">
            <text:p><text:s/>1 641 830</text:p>
          </table:table-cell>
          <table:table-cell office:value-type="float" office:value="1667689.93" calcext:value-type="float">
            <text:p><text:s/>1 667 690</text:p>
          </table:table-cell>
          <table:table-cell office:value-type="float" office:value="1693195.935" calcext:value-type="float">
            <text:p><text:s/>1 693 196</text:p>
          </table:table-cell>
          <table:table-cell office:value-type="float" office:value="1718429.376" calcext:value-type="float">
            <text:p><text:s/>1 718 429</text:p>
          </table:table-cell>
          <table:table-cell office:value-type="float" office:value="1743512.483" calcext:value-type="float">
            <text:p><text:s/>1 743 512</text:p>
          </table:table-cell>
          <table:table-cell office:value-type="float" office:value="1768530.742" calcext:value-type="float">
            <text:p><text:s/>1 768 531</text:p>
          </table:table-cell>
          <table:table-cell office:value-type="float" office:value="1793502.411" calcext:value-type="float">
            <text:p><text:s/>1 793 502</text:p>
          </table:table-cell>
          <table:table-cell office:value-type="float" office:value="1818387.627" calcext:value-type="float">
            <text:p><text:s/>1 818 388</text:p>
          </table:table-cell>
          <table:table-cell office:value-type="float" office:value="1843142.952" calcext:value-type="float">
            <text:p><text:s/>1 843 143</text:p>
          </table:table-cell>
          <table:table-cell office:value-type="float" office:value="1867702.391" calcext:value-type="float">
            <text:p><text:s/>1 867 702</text:p>
          </table:table-cell>
          <table:table-cell office:value-type="float" office:value="1892013.476" calcext:value-type="float">
            <text:p><text:s/>1 892 0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Central Asia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7449.546" calcext:value-type="float">
            <text:p><text:s text:c="2"/>17 450</text:p>
          </table:table-cell>
          <table:table-cell office:value-type="float" office:value="17889.859" calcext:value-type="float">
            <text:p><text:s text:c="2"/>17 890</text:p>
          </table:table-cell>
          <table:table-cell office:value-type="float" office:value="18412.254" calcext:value-type="float">
            <text:p><text:s text:c="2"/>18 412</text:p>
          </table:table-cell>
          <table:table-cell office:value-type="float" office:value="19003.769" calcext:value-type="float">
            <text:p><text:s text:c="2"/>19 004</text:p>
          </table:table-cell>
          <table:table-cell office:value-type="float" office:value="19653.482" calcext:value-type="float">
            <text:p><text:s text:c="2"/>19 653</text:p>
          </table:table-cell>
          <table:table-cell office:value-type="float" office:value="20352.402" calcext:value-type="float">
            <text:p><text:s text:c="2"/>20 352</text:p>
          </table:table-cell>
          <table:table-cell office:value-type="float" office:value="21093.667" calcext:value-type="float">
            <text:p><text:s text:c="2"/>21 094</text:p>
          </table:table-cell>
          <table:table-cell office:value-type="float" office:value="21872.356" calcext:value-type="float">
            <text:p><text:s text:c="2"/>21 872</text:p>
          </table:table-cell>
          <table:table-cell office:value-type="float" office:value="22685.293" calcext:value-type="float">
            <text:p><text:s text:c="2"/>22 685</text:p>
          </table:table-cell>
          <table:table-cell office:value-type="float" office:value="23530.501" calcext:value-type="float">
            <text:p><text:s text:c="2"/>23 531</text:p>
          </table:table-cell>
          <table:table-cell office:value-type="float" office:value="24405.882" calcext:value-type="float">
            <text:p><text:s text:c="2"/>24 406</text:p>
          </table:table-cell>
          <table:table-cell office:value-type="float" office:value="25307.615" calcext:value-type="float">
            <text:p><text:s text:c="2"/>25 308</text:p>
          </table:table-cell>
          <table:table-cell office:value-type="float" office:value="26228.976" calcext:value-type="float">
            <text:p><text:s text:c="2"/>26 229</text:p>
          </table:table-cell>
          <table:table-cell office:value-type="float" office:value="27159.66" calcext:value-type="float">
            <text:p><text:s text:c="2"/>27 160</text:p>
          </table:table-cell>
          <table:table-cell office:value-type="float" office:value="28087.403" calcext:value-type="float">
            <text:p><text:s text:c="2"/>28 087</text:p>
          </table:table-cell>
          <table:table-cell office:value-type="float" office:value="29002.753" calcext:value-type="float">
            <text:p><text:s text:c="2"/>29 003</text:p>
          </table:table-cell>
          <table:table-cell office:value-type="float" office:value="29901.586" calcext:value-type="float">
            <text:p><text:s text:c="2"/>29 902</text:p>
          </table:table-cell>
          <table:table-cell office:value-type="float" office:value="30783.226" calcext:value-type="float">
            <text:p><text:s text:c="2"/>30 783</text:p>
          </table:table-cell>
          <table:table-cell office:value-type="float" office:value="31646.044" calcext:value-type="float">
            <text:p><text:s text:c="2"/>31 646</text:p>
          </table:table-cell>
          <table:table-cell office:value-type="float" office:value="32489.83" calcext:value-type="float">
            <text:p><text:s text:c="2"/>32 490</text:p>
          </table:table-cell>
          <table:table-cell office:value-type="float" office:value="33315.14" calcext:value-type="float">
            <text:p><text:s text:c="2"/>33 315</text:p>
          </table:table-cell>
          <table:table-cell office:value-type="float" office:value="34120.85" calcext:value-type="float">
            <text:p><text:s text:c="2"/>34 121</text:p>
          </table:table-cell>
          <table:table-cell office:value-type="float" office:value="34908.186" calcext:value-type="float">
            <text:p><text:s text:c="2"/>34 908</text:p>
          </table:table-cell>
          <table:table-cell office:value-type="float" office:value="35683.434" calcext:value-type="float">
            <text:p><text:s text:c="2"/>35 683</text:p>
          </table:table-cell>
          <table:table-cell office:value-type="float" office:value="36455.078" calcext:value-type="float">
            <text:p><text:s text:c="2"/>36 455</text:p>
          </table:table-cell>
          <table:table-cell office:value-type="float" office:value="37230.082" calcext:value-type="float">
            <text:p><text:s text:c="2"/>37 230</text:p>
          </table:table-cell>
          <table:table-cell office:value-type="float" office:value="38010.462" calcext:value-type="float">
            <text:p><text:s text:c="2"/>38 010</text:p>
          </table:table-cell>
          <table:table-cell office:value-type="float" office:value="38797.068" calcext:value-type="float">
            <text:p><text:s text:c="2"/>38 797</text:p>
          </table:table-cell>
          <table:table-cell office:value-type="float" office:value="39594.368" calcext:value-type="float">
            <text:p><text:s text:c="2"/>39 594</text:p>
          </table:table-cell>
          <table:table-cell office:value-type="float" office:value="40407.183" calcext:value-type="float">
            <text:p><text:s text:c="2"/>40 407</text:p>
          </table:table-cell>
          <table:table-cell office:value-type="float" office:value="41238.835" calcext:value-type="float">
            <text:p><text:s text:c="2"/>41 239</text:p>
          </table:table-cell>
          <table:table-cell office:value-type="float" office:value="42087.146" calcext:value-type="float">
            <text:p><text:s text:c="2"/>42 087</text:p>
          </table:table-cell>
          <table:table-cell office:value-type="float" office:value="42950.622" calcext:value-type="float">
            <text:p><text:s text:c="2"/>42 951</text:p>
          </table:table-cell>
          <table:table-cell office:value-type="float" office:value="43833.364" calcext:value-type="float">
            <text:p><text:s text:c="2"/>43 833</text:p>
          </table:table-cell>
          <table:table-cell office:value-type="float" office:value="44740.499" calcext:value-type="float">
            <text:p><text:s text:c="2"/>44 740</text:p>
          </table:table-cell>
          <table:table-cell office:value-type="float" office:value="45672.65" calcext:value-type="float">
            <text:p><text:s text:c="2"/>45 673</text:p>
          </table:table-cell>
          <table:table-cell office:value-type="float" office:value="46633.391" calcext:value-type="float">
            <text:p><text:s text:c="2"/>46 633</text:p>
          </table:table-cell>
          <table:table-cell office:value-type="float" office:value="47612.855" calcext:value-type="float">
            <text:p><text:s text:c="2"/>47 613</text:p>
          </table:table-cell>
          <table:table-cell office:value-type="float" office:value="48581.73" calcext:value-type="float">
            <text:p><text:s text:c="2"/>48 582</text:p>
          </table:table-cell>
          <table:table-cell office:value-type="float" office:value="49501.228" calcext:value-type="float">
            <text:p><text:s text:c="2"/>49 501</text:p>
          </table:table-cell>
          <table:table-cell office:value-type="float" office:value="50343.305" calcext:value-type="float">
            <text:p><text:s text:c="2"/>50 343</text:p>
          </table:table-cell>
          <table:table-cell office:value-type="float" office:value="51100.938" calcext:value-type="float">
            <text:p><text:s text:c="2"/>51 101</text:p>
          </table:table-cell>
          <table:table-cell office:value-type="float" office:value="51781.574" calcext:value-type="float">
            <text:p><text:s text:c="2"/>51 782</text:p>
          </table:table-cell>
          <table:table-cell office:value-type="float" office:value="52390.433" calcext:value-type="float">
            <text:p><text:s text:c="2"/>52 390</text:p>
          </table:table-cell>
          <table:table-cell office:value-type="float" office:value="52938.381" calcext:value-type="float">
            <text:p><text:s text:c="2"/>52 938</text:p>
          </table:table-cell>
          <table:table-cell office:value-type="float" office:value="53436.859" calcext:value-type="float">
            <text:p><text:s text:c="2"/>53 437</text:p>
          </table:table-cell>
          <table:table-cell office:value-type="float" office:value="53885.824" calcext:value-type="float">
            <text:p><text:s text:c="2"/>53 886</text:p>
          </table:table-cell>
          <table:table-cell office:value-type="float" office:value="54292.276" calcext:value-type="float">
            <text:p><text:s text:c="2"/>54 292</text:p>
          </table:table-cell>
          <table:table-cell office:value-type="float" office:value="54684.25" calcext:value-type="float">
            <text:p><text:s text:c="2"/>54 684</text:p>
          </table:table-cell>
          <table:table-cell office:value-type="float" office:value="55097.49" calcext:value-type="float">
            <text:p><text:s text:c="2"/>55 097</text:p>
          </table:table-cell>
          <table:table-cell office:value-type="float" office:value="55559.337" calcext:value-type="float">
            <text:p><text:s text:c="2"/>55 559</text:p>
          </table:table-cell>
          <table:table-cell office:value-type="float" office:value="56082.293" calcext:value-type="float">
            <text:p><text:s text:c="2"/>56 082</text:p>
          </table:table-cell>
          <table:table-cell office:value-type="float" office:value="56665.898" calcext:value-type="float">
            <text:p><text:s text:c="2"/>56 666</text:p>
          </table:table-cell>
          <table:table-cell office:value-type="float" office:value="57307.871" calcext:value-type="float">
            <text:p><text:s text:c="2"/>57 308</text:p>
          </table:table-cell>
          <table:table-cell office:value-type="float" office:value="58000.41" calcext:value-type="float">
            <text:p><text:s text:c="2"/>58 000</text:p>
          </table:table-cell>
          <table:table-cell office:value-type="float" office:value="58737.838" calcext:value-type="float">
            <text:p><text:s text:c="2"/>58 738</text:p>
          </table:table-cell>
          <table:table-cell office:value-type="float" office:value="59518.516" calcext:value-type="float">
            <text:p><text:s text:c="2"/>59 519</text:p>
          </table:table-cell>
          <table:table-cell office:value-type="float" office:value="60345.972" calcext:value-type="float">
            <text:p><text:s text:c="2"/>60 346</text:p>
          </table:table-cell>
          <table:table-cell office:value-type="float" office:value="61224.785" calcext:value-type="float">
            <text:p><text:s text:c="2"/>61 225</text:p>
          </table:table-cell>
          <table:table-cell office:value-type="float" office:value="62161.019" calcext:value-type="float">
            <text:p><text:s text:c="2"/>62 161</text:p>
          </table:table-cell>
          <table:table-cell office:value-type="float" office:value="63156.447" calcext:value-type="float">
            <text:p><text:s text:c="2"/>63 156</text:p>
          </table:table-cell>
          <table:table-cell office:value-type="float" office:value="64212.215" calcext:value-type="float">
            <text:p><text:s text:c="2"/>64 212</text:p>
          </table:table-cell>
          <table:table-cell office:value-type="float" office:value="65319.007" calcext:value-type="float">
            <text:p><text:s text:c="2"/>65 319</text:p>
          </table:table-cell>
          <table:table-cell office:value-type="float" office:value="66454.885" calcext:value-type="float">
            <text:p><text:s text:c="2"/>66 455</text:p>
          </table:table-cell>
          <table:table-cell office:value-type="float" office:value="67590.949" calcext:value-type="float">
            <text:p><text:s text:c="2"/>67 591</text:p>
          </table:table-cell>
          <table:table-cell office:value-type="float" office:value="68705.005" calcext:value-type="float">
            <text:p><text:s text:c="2"/>68 7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Kazakhstan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6702.991" calcext:value-type="float">
            <text:p><text:s text:c="2"/>6 703</text:p>
          </table:table-cell>
          <table:table-cell office:value-type="float" office:value="6831.323" calcext:value-type="float">
            <text:p><text:s text:c="2"/>6 831</text:p>
          </table:table-cell>
          <table:table-cell office:value-type="float" office:value="7041.797" calcext:value-type="float">
            <text:p><text:s text:c="2"/>7 042</text:p>
          </table:table-cell>
          <table:table-cell office:value-type="float" office:value="7315.651" calcext:value-type="float">
            <text:p><text:s text:c="2"/>7 316</text:p>
          </table:table-cell>
          <table:table-cell office:value-type="float" office:value="7636.83" calcext:value-type="float">
            <text:p><text:s text:c="2"/>7 637</text:p>
          </table:table-cell>
          <table:table-cell office:value-type="float" office:value="7991.998" calcext:value-type="float">
            <text:p><text:s text:c="2"/>7 992</text:p>
          </table:table-cell>
          <table:table-cell office:value-type="float" office:value="8370.63" calcext:value-type="float">
            <text:p><text:s text:c="2"/>8 371</text:p>
          </table:table-cell>
          <table:table-cell office:value-type="float" office:value="8764.919" calcext:value-type="float">
            <text:p><text:s text:c="2"/>8 765</text:p>
          </table:table-cell>
          <table:table-cell office:value-type="float" office:value="9169.454" calcext:value-type="float">
            <text:p><text:s text:c="2"/>9 169</text:p>
          </table:table-cell>
          <table:table-cell office:value-type="float" office:value="9580.799" calcext:value-type="float">
            <text:p><text:s text:c="2"/>9 581</text:p>
          </table:table-cell>
          <table:table-cell office:value-type="float" office:value="9996" calcext:value-type="float">
            <text:p><text:s text:c="2"/>9 996</text:p>
          </table:table-cell>
          <table:table-cell office:value-type="float" office:value="10411.028" calcext:value-type="float">
            <text:p><text:s text:c="2"/>10 411</text:p>
          </table:table-cell>
          <table:table-cell office:value-type="float" office:value="10819.457" calcext:value-type="float">
            <text:p><text:s text:c="2"/>10 819</text:p>
          </table:table-cell>
          <table:table-cell office:value-type="float" office:value="11211.86" calcext:value-type="float">
            <text:p><text:s text:c="2"/>11 212</text:p>
          </table:table-cell>
          <table:table-cell office:value-type="float" office:value="11577.469" calcext:value-type="float">
            <text:p><text:s text:c="2"/>11 577</text:p>
          </table:table-cell>
          <table:table-cell office:value-type="float" office:value="11909.003" calcext:value-type="float">
            <text:p><text:s text:c="2"/>11 909</text:p>
          </table:table-cell>
          <table:table-cell office:value-type="float" office:value="12201.038" calcext:value-type="float">
            <text:p><text:s text:c="2"/>12 201</text:p>
          </table:table-cell>
          <table:table-cell office:value-type="float" office:value="12455.711" calcext:value-type="float">
            <text:p><text:s text:c="2"/>12 456</text:p>
          </table:table-cell>
          <table:table-cell office:value-type="float" office:value="12682.931" calcext:value-type="float">
            <text:p><text:s text:c="2"/>12 683</text:p>
          </table:table-cell>
          <table:table-cell office:value-type="float" office:value="12897.413" calcext:value-type="float">
            <text:p><text:s text:c="2"/>12 897</text:p>
          </table:table-cell>
          <table:table-cell office:value-type="float" office:value="13109.996" calcext:value-type="float">
            <text:p><text:s text:c="2"/>13 110</text:p>
          </table:table-cell>
          <table:table-cell office:value-type="float" office:value="13324.67" calcext:value-type="float">
            <text:p><text:s text:c="2"/>13 325</text:p>
          </table:table-cell>
          <table:table-cell office:value-type="float" office:value="13538.749" calcext:value-type="float">
            <text:p><text:s text:c="2"/>13 539</text:p>
          </table:table-cell>
          <table:table-cell office:value-type="float" office:value="13748.319" calcext:value-type="float">
            <text:p><text:s text:c="2"/>13 748</text:p>
          </table:table-cell>
          <table:table-cell office:value-type="float" office:value="13946.819" calcext:value-type="float">
            <text:p><text:s text:c="2"/>13 947</text:p>
          </table:table-cell>
          <table:table-cell office:value-type="float" office:value="14130.071" calcext:value-type="float">
            <text:p><text:s text:c="2"/>14 130</text:p>
          </table:table-cell>
          <table:table-cell office:value-type="float" office:value="14296.769" calcext:value-type="float">
            <text:p><text:s text:c="2"/>14 297</text:p>
          </table:table-cell>
          <table:table-cell office:value-type="float" office:value="14450.533" calcext:value-type="float">
            <text:p><text:s text:c="2"/>14 451</text:p>
          </table:table-cell>
          <table:table-cell office:value-type="float" office:value="14597.846" calcext:value-type="float">
            <text:p><text:s text:c="2"/>14 598</text:p>
          </table:table-cell>
          <table:table-cell office:value-type="float" office:value="14747.561" calcext:value-type="float">
            <text:p><text:s text:c="2"/>14 748</text:p>
          </table:table-cell>
          <table:table-cell office:value-type="float" office:value="14905.889" calcext:value-type="float">
            <text:p><text:s text:c="2"/>14 906</text:p>
          </table:table-cell>
          <table:table-cell office:value-type="float" office:value="15072.355" calcext:value-type="float">
            <text:p><text:s text:c="2"/>15 072</text:p>
          </table:table-cell>
          <table:table-cell office:value-type="float" office:value="15244.045" calcext:value-type="float">
            <text:p><text:s text:c="2"/>15 244</text:p>
          </table:table-cell>
          <table:table-cell office:value-type="float" office:value="15421.226" calcext:value-type="float">
            <text:p><text:s text:c="2"/>15 421</text:p>
          </table:table-cell>
          <table:table-cell office:value-type="float" office:value="15603.72" calcext:value-type="float">
            <text:p><text:s text:c="2"/>15 604</text:p>
          </table:table-cell>
          <table:table-cell office:value-type="float" office:value="15789.437" calcext:value-type="float">
            <text:p><text:s text:c="2"/>15 789</text:p>
          </table:table-cell>
          <table:table-cell office:value-type="float" office:value="15980.988" calcext:value-type="float">
            <text:p><text:s text:c="2"/>15 981</text:p>
          </table:table-cell>
          <table:table-cell office:value-type="float" office:value="16173.101" calcext:value-type="float">
            <text:p><text:s text:c="2"/>16 173</text:p>
          </table:table-cell>
          <table:table-cell office:value-type="float" office:value="16346.206" calcext:value-type="float">
            <text:p><text:s text:c="2"/>16 346</text:p>
          </table:table-cell>
          <table:table-cell office:value-type="float" office:value="16474.563" calcext:value-type="float">
            <text:p><text:s text:c="2"/>16 475</text:p>
          </table:table-cell>
          <table:table-cell office:value-type="float" office:value="16540.258" calcext:value-type="float">
            <text:p><text:s text:c="2"/>16 540</text:p>
          </table:table-cell>
          <table:table-cell office:value-type="float" office:value="16540.017" calcext:value-type="float">
            <text:p><text:s text:c="2"/>16 540</text:p>
          </table:table-cell>
          <table:table-cell office:value-type="float" office:value="16481.113" calcext:value-type="float">
            <text:p><text:s text:c="2"/>16 481</text:p>
          </table:table-cell>
          <table:table-cell office:value-type="float" office:value="16370" calcext:value-type="float">
            <text:p><text:s text:c="2"/>16 370</text:p>
          </table:table-cell>
          <table:table-cell office:value-type="float" office:value="16217.491" calcext:value-type="float">
            <text:p><text:s text:c="2"/>16 217</text:p>
          </table:table-cell>
          <table:table-cell office:value-type="float" office:value="16034.956" calcext:value-type="float">
            <text:p><text:s text:c="2"/>16 035</text:p>
          </table:table-cell>
          <table:table-cell office:value-type="float" office:value="15820.631" calcext:value-type="float">
            <text:p><text:s text:c="2"/>15 821</text:p>
          </table:table-cell>
          <table:table-cell office:value-type="float" office:value="15581.752" calcext:value-type="float">
            <text:p><text:s text:c="2"/>15 582</text:p>
          </table:table-cell>
          <table:table-cell office:value-type="float" office:value="15349.899" calcext:value-type="float">
            <text:p><text:s text:c="2"/>15 350</text:p>
          </table:table-cell>
          <table:table-cell office:value-type="float" office:value="15165.574" calcext:value-type="float">
            <text:p><text:s text:c="2"/>15 166</text:p>
          </table:table-cell>
          <table:table-cell office:value-type="float" office:value="15057.363" calcext:value-type="float">
            <text:p><text:s text:c="2"/>15 057</text:p>
          </table:table-cell>
          <table:table-cell office:value-type="float" office:value="15039.971" calcext:value-type="float">
            <text:p><text:s text:c="2"/>15 040</text:p>
          </table:table-cell>
          <table:table-cell office:value-type="float" office:value="15105.645" calcext:value-type="float">
            <text:p><text:s text:c="2"/>15 106</text:p>
          </table:table-cell>
          <table:table-cell office:value-type="float" office:value="15232.325" calcext:value-type="float">
            <text:p><text:s text:c="2"/>15 232</text:p>
          </table:table-cell>
          <table:table-cell office:value-type="float" office:value="15385.916" calcext:value-type="float">
            <text:p><text:s text:c="2"/>15 386</text:p>
          </table:table-cell>
          <table:table-cell office:value-type="float" office:value="15541.457" calcext:value-type="float">
            <text:p><text:s text:c="2"/>15 541</text:p>
          </table:table-cell>
          <table:table-cell office:value-type="float" office:value="15690.861" calcext:value-type="float">
            <text:p><text:s text:c="2"/>15 691</text:p>
          </table:table-cell>
          <table:table-cell office:value-type="float" office:value="15841.355" calcext:value-type="float">
            <text:p><text:s text:c="2"/>15 841</text:p>
          </table:table-cell>
          <table:table-cell office:value-type="float" office:value="16001.176" calcext:value-type="float">
            <text:p><text:s text:c="2"/>16 001</text:p>
          </table:table-cell>
          <table:table-cell office:value-type="float" office:value="16184.163" calcext:value-type="float">
            <text:p><text:s text:c="2"/>16 184</text:p>
          </table:table-cell>
          <table:table-cell office:value-type="float" office:value="16398.976" calcext:value-type="float">
            <text:p><text:s text:c="2"/>16 399</text:p>
          </table:table-cell>
          <table:table-cell office:value-type="float" office:value="16647.38" calcext:value-type="float">
            <text:p><text:s text:c="2"/>16 647</text:p>
          </table:table-cell>
          <table:table-cell office:value-type="float" office:value="16921.179" calcext:value-type="float">
            <text:p><text:s text:c="2"/>16 921</text:p>
          </table:table-cell>
          <table:table-cell office:value-type="float" office:value="17207.257" calcext:value-type="float">
            <text:p><text:s text:c="2"/>17 207</text:p>
          </table:table-cell>
          <table:table-cell office:value-type="float" office:value="17487.779" calcext:value-type="float">
            <text:p><text:s text:c="2"/>17 488</text:p>
          </table:table-cell>
          <table:table-cell office:value-type="float" office:value="17749.648" calcext:value-type="float">
            <text:p><text:s text:c="2"/>17 7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Kyrgyzstan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740.004" calcext:value-type="float">
            <text:p><text:s text:c="2"/>1 740</text:p>
          </table:table-cell>
          <table:table-cell office:value-type="float" office:value="1765.555" calcext:value-type="float">
            <text:p><text:s text:c="2"/>1 766</text:p>
          </table:table-cell>
          <table:table-cell office:value-type="float" office:value="1795.13" calcext:value-type="float">
            <text:p><text:s text:c="2"/>1 795</text:p>
          </table:table-cell>
          <table:table-cell office:value-type="float" office:value="1828.195" calcext:value-type="float">
            <text:p><text:s text:c="2"/>1 828</text:p>
          </table:table-cell>
          <table:table-cell office:value-type="float" office:value="1864.495" calcext:value-type="float">
            <text:p><text:s text:c="2"/>1 864</text:p>
          </table:table-cell>
          <table:table-cell office:value-type="float" office:value="1904.06" calcext:value-type="float">
            <text:p><text:s text:c="2"/>1 904</text:p>
          </table:table-cell>
          <table:table-cell office:value-type="float" office:value="1947.219" calcext:value-type="float">
            <text:p><text:s text:c="2"/>1 947</text:p>
          </table:table-cell>
          <table:table-cell office:value-type="float" office:value="1994.561" calcext:value-type="float">
            <text:p><text:s text:c="2"/>1 995</text:p>
          </table:table-cell>
          <table:table-cell office:value-type="float" office:value="2046.915" calcext:value-type="float">
            <text:p><text:s text:c="2"/>2 047</text:p>
          </table:table-cell>
          <table:table-cell office:value-type="float" office:value="2105.181" calcext:value-type="float">
            <text:p><text:s text:c="2"/>2 105</text:p>
          </table:table-cell>
          <table:table-cell office:value-type="float" office:value="2170.093" calcext:value-type="float">
            <text:p><text:s text:c="2"/>2 170</text:p>
          </table:table-cell>
          <table:table-cell office:value-type="float" office:value="2241.753" calcext:value-type="float">
            <text:p><text:s text:c="2"/>2 242</text:p>
          </table:table-cell>
          <table:table-cell office:value-type="float" office:value="2319.455" calcext:value-type="float">
            <text:p><text:s text:c="2"/>2 319</text:p>
          </table:table-cell>
          <table:table-cell office:value-type="float" office:value="2401.463" calcext:value-type="float">
            <text:p><text:s text:c="2"/>2 401</text:p>
          </table:table-cell>
          <table:table-cell office:value-type="float" office:value="2485.43" calcext:value-type="float">
            <text:p><text:s text:c="2"/>2 485</text:p>
          </table:table-cell>
          <table:table-cell office:value-type="float" office:value="2569.458" calcext:value-type="float">
            <text:p><text:s text:c="2"/>2 569</text:p>
          </table:table-cell>
          <table:table-cell office:value-type="float" office:value="2653.05" calcext:value-type="float">
            <text:p><text:s text:c="2"/>2 653</text:p>
          </table:table-cell>
          <table:table-cell office:value-type="float" office:value="2736.076" calcext:value-type="float">
            <text:p><text:s text:c="2"/>2 736</text:p>
          </table:table-cell>
          <table:table-cell office:value-type="float" office:value="2817.335" calcext:value-type="float">
            <text:p><text:s text:c="2"/>2 817</text:p>
          </table:table-cell>
          <table:table-cell office:value-type="float" office:value="2895.544" calcext:value-type="float">
            <text:p><text:s text:c="2"/>2 896</text:p>
          </table:table-cell>
          <table:table-cell office:value-type="float" office:value="2969.864" calcext:value-type="float">
            <text:p><text:s text:c="2"/>2 970</text:p>
          </table:table-cell>
          <table:table-cell office:value-type="float" office:value="3039.767" calcext:value-type="float">
            <text:p><text:s text:c="2"/>3 040</text:p>
          </table:table-cell>
          <table:table-cell office:value-type="float" office:value="3105.535" calcext:value-type="float">
            <text:p><text:s text:c="2"/>3 106</text:p>
          </table:table-cell>
          <table:table-cell office:value-type="float" office:value="3168.293" calcext:value-type="float">
            <text:p><text:s text:c="2"/>3 168</text:p>
          </table:table-cell>
          <table:table-cell office:value-type="float" office:value="3229.688" calcext:value-type="float">
            <text:p><text:s text:c="2"/>3 230</text:p>
          </table:table-cell>
          <table:table-cell office:value-type="float" office:value="3291.077" calcext:value-type="float">
            <text:p><text:s text:c="2"/>3 291</text:p>
          </table:table-cell>
          <table:table-cell office:value-type="float" office:value="3352.618" calcext:value-type="float">
            <text:p><text:s text:c="2"/>3 353</text:p>
          </table:table-cell>
          <table:table-cell office:value-type="float" office:value="3414.32" calcext:value-type="float">
            <text:p><text:s text:c="2"/>3 414</text:p>
          </table:table-cell>
          <table:table-cell office:value-type="float" office:value="3477.229" calcext:value-type="float">
            <text:p><text:s text:c="2"/>3 477</text:p>
          </table:table-cell>
          <table:table-cell office:value-type="float" office:value="3542.522" calcext:value-type="float">
            <text:p><text:s text:c="2"/>3 543</text:p>
          </table:table-cell>
          <table:table-cell office:value-type="float" office:value="3610.981" calcext:value-type="float">
            <text:p><text:s text:c="2"/>3 611</text:p>
          </table:table-cell>
          <table:table-cell office:value-type="float" office:value="3682.672" calcext:value-type="float">
            <text:p><text:s text:c="2"/>3 683</text:p>
          </table:table-cell>
          <table:table-cell office:value-type="float" office:value="3757.184" calcext:value-type="float">
            <text:p><text:s text:c="2"/>3 757</text:p>
          </table:table-cell>
          <table:table-cell office:value-type="float" office:value="3834.168" calcext:value-type="float">
            <text:p><text:s text:c="2"/>3 834</text:p>
          </table:table-cell>
          <table:table-cell office:value-type="float" office:value="3913.058" calcext:value-type="float">
            <text:p><text:s text:c="2"/>3 913</text:p>
          </table:table-cell>
          <table:table-cell office:value-type="float" office:value="3993.106" calcext:value-type="float">
            <text:p><text:s text:c="2"/>3 993</text:p>
          </table:table-cell>
          <table:table-cell office:value-type="float" office:value="4075.187" calcext:value-type="float">
            <text:p><text:s text:c="2"/>4 075</text:p>
          </table:table-cell>
          <table:table-cell office:value-type="float" office:value="4158.607" calcext:value-type="float">
            <text:p><text:s text:c="2"/>4 159</text:p>
          </table:table-cell>
          <table:table-cell office:value-type="float" office:value="4239.295" calcext:value-type="float">
            <text:p><text:s text:c="2"/>4 239</text:p>
          </table:table-cell>
          <table:table-cell office:value-type="float" office:value="4311.868" calcext:value-type="float">
            <text:p><text:s text:c="2"/>4 312</text:p>
          </table:table-cell>
          <table:table-cell office:value-type="float" office:value="4372.89" calcext:value-type="float">
            <text:p><text:s text:c="2"/>4 373</text:p>
          </table:table-cell>
          <table:table-cell office:value-type="float" office:value="4419.631" calcext:value-type="float">
            <text:p><text:s text:c="2"/>4 420</text:p>
          </table:table-cell>
          <table:table-cell office:value-type="float" office:value="4454.189" calcext:value-type="float">
            <text:p><text:s text:c="2"/>4 454</text:p>
          </table:table-cell>
          <table:table-cell office:value-type="float" office:value="4483.84" calcext:value-type="float">
            <text:p><text:s text:c="2"/>4 484</text:p>
          </table:table-cell>
          <table:table-cell office:value-type="float" office:value="4518.801" calcext:value-type="float">
            <text:p><text:s text:c="2"/>4 519</text:p>
          </table:table-cell>
          <table:table-cell office:value-type="float" office:value="4566.087" calcext:value-type="float">
            <text:p><text:s text:c="2"/>4 566</text:p>
          </table:table-cell>
          <table:table-cell office:value-type="float" office:value="4629.398" calcext:value-type="float">
            <text:p><text:s text:c="2"/>4 629</text:p>
          </table:table-cell>
          <table:table-cell office:value-type="float" office:value="4705.638" calcext:value-type="float">
            <text:p><text:s text:c="2"/>4 706</text:p>
          </table:table-cell>
          <table:table-cell office:value-type="float" office:value="4786.773" calcext:value-type="float">
            <text:p><text:s text:c="2"/>4 787</text:p>
          </table:table-cell>
          <table:table-cell office:value-type="float" office:value="4861.129" calcext:value-type="float">
            <text:p><text:s text:c="2"/>4 861</text:p>
          </table:table-cell>
          <table:table-cell office:value-type="float" office:value="4920.718" calcext:value-type="float">
            <text:p><text:s text:c="2"/>4 921</text:p>
          </table:table-cell>
          <table:table-cell office:value-type="float" office:value="4962.59" calcext:value-type="float">
            <text:p><text:s text:c="2"/>4 963</text:p>
          </table:table-cell>
          <table:table-cell office:value-type="float" office:value="4990.687" calcext:value-type="float">
            <text:p><text:s text:c="2"/>4 991</text:p>
          </table:table-cell>
          <table:table-cell office:value-type="float" office:value="5012.269" calcext:value-type="float">
            <text:p><text:s text:c="2"/>5 012</text:p>
          </table:table-cell>
          <table:table-cell office:value-type="float" office:value="5037.929" calcext:value-type="float">
            <text:p><text:s text:c="2"/>5 038</text:p>
          </table:table-cell>
          <table:table-cell office:value-type="float" office:value="5075.38" calcext:value-type="float">
            <text:p><text:s text:c="2"/>5 075</text:p>
          </table:table-cell>
          <table:table-cell office:value-type="float" office:value="5126.73" calcext:value-type="float">
            <text:p><text:s text:c="2"/>5 127</text:p>
          </table:table-cell>
          <table:table-cell office:value-type="float" office:value="5189.72" calcext:value-type="float">
            <text:p><text:s text:c="2"/>5 190</text:p>
          </table:table-cell>
          <table:table-cell office:value-type="float" office:value="5262.294" calcext:value-type="float">
            <text:p><text:s text:c="2"/>5 262</text:p>
          </table:table-cell>
          <table:table-cell office:value-type="float" office:value="5340.781" calcext:value-type="float">
            <text:p><text:s text:c="2"/>5 341</text:p>
          </table:table-cell>
          <table:table-cell office:value-type="float" office:value="5422.337" calcext:value-type="float">
            <text:p><text:s text:c="2"/>5 422</text:p>
          </table:table-cell>
          <table:table-cell office:value-type="float" office:value="5506.601" calcext:value-type="float">
            <text:p><text:s text:c="2"/>5 507</text:p>
          </table:table-cell>
          <table:table-cell office:value-type="float" office:value="5594.108" calcext:value-type="float">
            <text:p><text:s text:c="2"/>5 594</text:p>
          </table:table-cell>
          <table:table-cell office:value-type="float" office:value="5683.808" calcext:value-type="float">
            <text:p><text:s text:c="2"/>5 684</text:p>
          </table:table-cell>
          <table:table-cell office:value-type="float" office:value="5774.566" calcext:value-type="float">
            <text:p><text:s text:c="2"/>5 775</text:p>
          </table:table-cell>
          <table:table-cell office:value-type="float" office:value="5865.401" calcext:value-type="float">
            <text:p><text:s text:c="2"/>5 8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ajikistan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531.501" calcext:value-type="float">
            <text:p><text:s text:c="2"/>1 532</text:p>
          </table:table-cell>
          <table:table-cell office:value-type="float" office:value="1584.992" calcext:value-type="float">
            <text:p><text:s text:c="2"/>1 585</text:p>
          </table:table-cell>
          <table:table-cell office:value-type="float" office:value="1637.95" calcext:value-type="float">
            <text:p><text:s text:c="2"/>1 638</text:p>
          </table:table-cell>
          <table:table-cell office:value-type="float" office:value="1690.334" calcext:value-type="float">
            <text:p><text:s text:c="2"/>1 690</text:p>
          </table:table-cell>
          <table:table-cell office:value-type="float" office:value="1742.345" calcext:value-type="float">
            <text:p><text:s text:c="2"/>1 742</text:p>
          </table:table-cell>
          <table:table-cell office:value-type="float" office:value="1794.414" calcext:value-type="float">
            <text:p><text:s text:c="2"/>1 794</text:p>
          </table:table-cell>
          <table:table-cell office:value-type="float" office:value="1847.251" calcext:value-type="float">
            <text:p><text:s text:c="2"/>1 847</text:p>
          </table:table-cell>
          <table:table-cell office:value-type="float" office:value="1901.775" calcext:value-type="float">
            <text:p><text:s text:c="2"/>1 902</text:p>
          </table:table-cell>
          <table:table-cell office:value-type="float" office:value="1959.137" calcext:value-type="float">
            <text:p><text:s text:c="2"/>1 959</text:p>
          </table:table-cell>
          <table:table-cell office:value-type="float" office:value="2020.554" calcext:value-type="float">
            <text:p><text:s text:c="2"/>2 021</text:p>
          </table:table-cell>
          <table:table-cell office:value-type="float" office:value="2087.038" calcext:value-type="float">
            <text:p><text:s text:c="2"/>2 087</text:p>
          </table:table-cell>
          <table:table-cell office:value-type="float" office:value="2159.123" calcext:value-type="float">
            <text:p><text:s text:c="2"/>2 159</text:p>
          </table:table-cell>
          <table:table-cell office:value-type="float" office:value="2236.559" calcext:value-type="float">
            <text:p><text:s text:c="2"/>2 237</text:p>
          </table:table-cell>
          <table:table-cell office:value-type="float" office:value="2318.234" calcext:value-type="float">
            <text:p><text:s text:c="2"/>2 318</text:p>
          </table:table-cell>
          <table:table-cell office:value-type="float" office:value="2402.455" calcext:value-type="float">
            <text:p><text:s text:c="2"/>2 402</text:p>
          </table:table-cell>
          <table:table-cell office:value-type="float" office:value="2487.953" calcext:value-type="float">
            <text:p><text:s text:c="2"/>2 488</text:p>
          </table:table-cell>
          <table:table-cell office:value-type="float" office:value="2574.478" calcext:value-type="float">
            <text:p><text:s text:c="2"/>2 574</text:p>
          </table:table-cell>
          <table:table-cell office:value-type="float" office:value="2662.23" calcext:value-type="float">
            <text:p><text:s text:c="2"/>2 662</text:p>
          </table:table-cell>
          <table:table-cell office:value-type="float" office:value="2750.894" calcext:value-type="float">
            <text:p><text:s text:c="2"/>2 751</text:p>
          </table:table-cell>
          <table:table-cell office:value-type="float" office:value="2840.228" calcext:value-type="float">
            <text:p><text:s text:c="2"/>2 840</text:p>
          </table:table-cell>
          <table:table-cell office:value-type="float" office:value="2930.079" calcext:value-type="float">
            <text:p><text:s text:c="2"/>2 930</text:p>
          </table:table-cell>
          <table:table-cell office:value-type="float" office:value="3020.391" calcext:value-type="float">
            <text:p><text:s text:c="2"/>3 020</text:p>
          </table:table-cell>
          <table:table-cell office:value-type="float" office:value="3111.264" calcext:value-type="float">
            <text:p><text:s text:c="2"/>3 111</text:p>
          </table:table-cell>
          <table:table-cell office:value-type="float" office:value="3203.019" calcext:value-type="float">
            <text:p><text:s text:c="2"/>3 203</text:p>
          </table:table-cell>
          <table:table-cell office:value-type="float" office:value="3296.095" calcext:value-type="float">
            <text:p><text:s text:c="2"/>3 296</text:p>
          </table:table-cell>
          <table:table-cell office:value-type="float" office:value="3390.935" calcext:value-type="float">
            <text:p><text:s text:c="2"/>3 391</text:p>
          </table:table-cell>
          <table:table-cell office:value-type="float" office:value="3487.644" calcext:value-type="float">
            <text:p><text:s text:c="2"/>3 488</text:p>
          </table:table-cell>
          <table:table-cell office:value-type="float" office:value="3586.499" calcext:value-type="float">
            <text:p><text:s text:c="2"/>3 586</text:p>
          </table:table-cell>
          <table:table-cell office:value-type="float" office:value="3688.385" calcext:value-type="float">
            <text:p><text:s text:c="2"/>3 688</text:p>
          </table:table-cell>
          <table:table-cell office:value-type="float" office:value="3794.42" calcext:value-type="float">
            <text:p><text:s text:c="2"/>3 794</text:p>
          </table:table-cell>
          <table:table-cell office:value-type="float" office:value="3905.413" calcext:value-type="float">
            <text:p><text:s text:c="2"/>3 905</text:p>
          </table:table-cell>
          <table:table-cell office:value-type="float" office:value="4020.778" calcext:value-type="float">
            <text:p><text:s text:c="2"/>4 021</text:p>
          </table:table-cell>
          <table:table-cell office:value-type="float" office:value="4140.258" calcext:value-type="float">
            <text:p><text:s text:c="2"/>4 140</text:p>
          </table:table-cell>
          <table:table-cell office:value-type="float" office:value="4265.247" calcext:value-type="float">
            <text:p><text:s text:c="2"/>4 265</text:p>
          </table:table-cell>
          <table:table-cell office:value-type="float" office:value="4397.525" calcext:value-type="float">
            <text:p><text:s text:c="2"/>4 398</text:p>
          </table:table-cell>
          <table:table-cell office:value-type="float" office:value="4537.789" calcext:value-type="float">
            <text:p><text:s text:c="2"/>4 538</text:p>
          </table:table-cell>
          <table:table-cell office:value-type="float" office:value="4687.283" calcext:value-type="float">
            <text:p><text:s text:c="2"/>4 687</text:p>
          </table:table-cell>
          <table:table-cell office:value-type="float" office:value="4843.951" calcext:value-type="float">
            <text:p><text:s text:c="2"/>4 844</text:p>
          </table:table-cell>
          <table:table-cell office:value-type="float" office:value="5001.11" calcext:value-type="float">
            <text:p><text:s text:c="2"/>5 001</text:p>
          </table:table-cell>
          <table:table-cell office:value-type="float" office:value="5149.803" calcext:value-type="float">
            <text:p><text:s text:c="2"/>5 150</text:p>
          </table:table-cell>
          <table:table-cell office:value-type="float" office:value="5283.728" calcext:value-type="float">
            <text:p><text:s text:c="2"/>5 284</text:p>
          </table:table-cell>
          <table:table-cell office:value-type="float" office:value="5400.714" calcext:value-type="float">
            <text:p><text:s text:c="2"/>5 401</text:p>
          </table:table-cell>
          <table:table-cell office:value-type="float" office:value="5502.976" calcext:value-type="float">
            <text:p><text:s text:c="2"/>5 503</text:p>
          </table:table-cell>
          <table:table-cell office:value-type="float" office:value="5594.114" calcext:value-type="float">
            <text:p><text:s text:c="2"/>5 594</text:p>
          </table:table-cell>
          <table:table-cell office:value-type="float" office:value="5679.832" calcext:value-type="float">
            <text:p><text:s text:c="2"/>5 680</text:p>
          </table:table-cell>
          <table:table-cell office:value-type="float" office:value="5764.712" calcext:value-type="float">
            <text:p><text:s text:c="2"/>5 765</text:p>
          </table:table-cell>
          <table:table-cell office:value-type="float" office:value="5849.54" calcext:value-type="float">
            <text:p><text:s text:c="2"/>5 850</text:p>
          </table:table-cell>
          <table:table-cell office:value-type="float" office:value="5934.282" calcext:value-type="float">
            <text:p><text:s text:c="2"/>5 934</text:p>
          </table:table-cell>
          <table:table-cell office:value-type="float" office:value="6021.691" calcext:value-type="float">
            <text:p><text:s text:c="2"/>6 022</text:p>
          </table:table-cell>
          <table:table-cell office:value-type="float" office:value="6114.886" calcext:value-type="float">
            <text:p><text:s text:c="2"/>6 115</text:p>
          </table:table-cell>
          <table:table-cell office:value-type="float" office:value="6216.205" calcext:value-type="float">
            <text:p><text:s text:c="2"/>6 216</text:p>
          </table:table-cell>
          <table:table-cell office:value-type="float" office:value="6327.125" calcext:value-type="float">
            <text:p><text:s text:c="2"/>6 327</text:p>
          </table:table-cell>
          <table:table-cell office:value-type="float" office:value="6447.688" calcext:value-type="float">
            <text:p><text:s text:c="2"/>6 448</text:p>
          </table:table-cell>
          <table:table-cell office:value-type="float" office:value="6576.877" calcext:value-type="float">
            <text:p><text:s text:c="2"/>6 577</text:p>
          </table:table-cell>
          <table:table-cell office:value-type="float" office:value="6712.841" calcext:value-type="float">
            <text:p><text:s text:c="2"/>6 713</text:p>
          </table:table-cell>
          <table:table-cell office:value-type="float" office:value="6854.176" calcext:value-type="float">
            <text:p><text:s text:c="2"/>6 854</text:p>
          </table:table-cell>
          <table:table-cell office:value-type="float" office:value="7000.557" calcext:value-type="float">
            <text:p><text:s text:c="2"/>7 001</text:p>
          </table:table-cell>
          <table:table-cell office:value-type="float" office:value="7152.385" calcext:value-type="float">
            <text:p><text:s text:c="2"/>7 152</text:p>
          </table:table-cell>
          <table:table-cell office:value-type="float" office:value="7309.728" calcext:value-type="float">
            <text:p><text:s text:c="2"/>7 310</text:p>
          </table:table-cell>
          <table:table-cell office:value-type="float" office:value="7472.819" calcext:value-type="float">
            <text:p><text:s text:c="2"/>7 473</text:p>
          </table:table-cell>
          <table:table-cell office:value-type="float" office:value="7641.63" calcext:value-type="float">
            <text:p><text:s text:c="2"/>7 642</text:p>
          </table:table-cell>
          <table:table-cell office:value-type="float" office:value="7815.949" calcext:value-type="float">
            <text:p><text:s text:c="2"/>7 816</text:p>
          </table:table-cell>
          <table:table-cell office:value-type="float" office:value="7995.062" calcext:value-type="float">
            <text:p><text:s text:c="2"/>7 995</text:p>
          </table:table-cell>
          <table:table-cell office:value-type="float" office:value="8177.809" calcext:value-type="float">
            <text:p><text:s text:c="2"/>8 178</text:p>
          </table:table-cell>
          <table:table-cell office:value-type="float" office:value="8362.745" calcext:value-type="float">
            <text:p><text:s text:c="2"/>8 363</text:p>
          </table:table-cell>
          <table:table-cell office:value-type="float" office:value="8548.651" calcext:value-type="float">
            <text:p><text:s text:c="2"/>8 5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urkmenistan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210.994" calcext:value-type="float">
            <text:p><text:s text:c="2"/>1 211</text:p>
          </table:table-cell>
          <table:table-cell office:value-type="float" office:value="1231.829" calcext:value-type="float">
            <text:p><text:s text:c="2"/>1 232</text:p>
          </table:table-cell>
          <table:table-cell office:value-type="float" office:value="1258.388" calcext:value-type="float">
            <text:p><text:s text:c="2"/>1 258</text:p>
          </table:table-cell>
          <table:table-cell office:value-type="float" office:value="1289.826" calcext:value-type="float">
            <text:p><text:s text:c="2"/>1 290</text:p>
          </table:table-cell>
          <table:table-cell office:value-type="float" office:value="1325.434" calcext:value-type="float">
            <text:p><text:s text:c="2"/>1 325</text:p>
          </table:table-cell>
          <table:table-cell office:value-type="float" office:value="1364.634" calcext:value-type="float">
            <text:p><text:s text:c="2"/>1 365</text:p>
          </table:table-cell>
          <table:table-cell office:value-type="float" office:value="1406.981" calcext:value-type="float">
            <text:p><text:s text:c="2"/>1 407</text:p>
          </table:table-cell>
          <table:table-cell office:value-type="float" office:value="1452.173" calcext:value-type="float">
            <text:p><text:s text:c="2"/>1 452</text:p>
          </table:table-cell>
          <table:table-cell office:value-type="float" office:value="1500.017" calcext:value-type="float">
            <text:p><text:s text:c="2"/>1 500</text:p>
          </table:table-cell>
          <table:table-cell office:value-type="float" office:value="1550.411" calcext:value-type="float">
            <text:p><text:s text:c="2"/>1 550</text:p>
          </table:table-cell>
          <table:table-cell office:value-type="float" office:value="1603.258" calcext:value-type="float">
            <text:p><text:s text:c="2"/>1 603</text:p>
          </table:table-cell>
          <table:table-cell office:value-type="float" office:value="1658.362" calcext:value-type="float">
            <text:p><text:s text:c="2"/>1 658</text:p>
          </table:table-cell>
          <table:table-cell office:value-type="float" office:value="1715.408" calcext:value-type="float">
            <text:p><text:s text:c="2"/>1 715</text:p>
          </table:table-cell>
          <table:table-cell office:value-type="float" office:value="1773.853" calcext:value-type="float">
            <text:p><text:s text:c="2"/>1 774</text:p>
          </table:table-cell>
          <table:table-cell office:value-type="float" office:value="1833.063" calcext:value-type="float">
            <text:p><text:s text:c="2"/>1 833</text:p>
          </table:table-cell>
          <table:table-cell office:value-type="float" office:value="1892.599" calcext:value-type="float">
            <text:p><text:s text:c="2"/>1 893</text:p>
          </table:table-cell>
          <table:table-cell office:value-type="float" office:value="1952.141" calcext:value-type="float">
            <text:p><text:s text:c="2"/>1 952</text:p>
          </table:table-cell>
          <table:table-cell office:value-type="float" office:value="2011.763" calcext:value-type="float">
            <text:p><text:s text:c="2"/>2 012</text:p>
          </table:table-cell>
          <table:table-cell office:value-type="float" office:value="2071.789" calcext:value-type="float">
            <text:p><text:s text:c="2"/>2 072</text:p>
          </table:table-cell>
          <table:table-cell office:value-type="float" office:value="2132.799" calcext:value-type="float">
            <text:p><text:s text:c="2"/>2 133</text:p>
          </table:table-cell>
          <table:table-cell office:value-type="float" office:value="2195.173" calcext:value-type="float">
            <text:p><text:s text:c="2"/>2 195</text:p>
          </table:table-cell>
          <table:table-cell office:value-type="float" office:value="2258.964" calcext:value-type="float">
            <text:p><text:s text:c="2"/>2 259</text:p>
          </table:table-cell>
          <table:table-cell office:value-type="float" office:value="2324.013" calcext:value-type="float">
            <text:p><text:s text:c="2"/>2 324</text:p>
          </table:table-cell>
          <table:table-cell office:value-type="float" office:value="2390.213" calcext:value-type="float">
            <text:p><text:s text:c="2"/>2 390</text:p>
          </table:table-cell>
          <table:table-cell office:value-type="float" office:value="2457.382" calcext:value-type="float">
            <text:p><text:s text:c="2"/>2 457</text:p>
          </table:table-cell>
          <table:table-cell office:value-type="float" office:value="2525.361" calcext:value-type="float">
            <text:p><text:s text:c="2"/>2 525</text:p>
          </table:table-cell>
          <table:table-cell office:value-type="float" office:value="2594.311" calcext:value-type="float">
            <text:p><text:s text:c="2"/>2 594</text:p>
          </table:table-cell>
          <table:table-cell office:value-type="float" office:value="2664.257" calcext:value-type="float">
            <text:p><text:s text:c="2"/>2 664</text:p>
          </table:table-cell>
          <table:table-cell office:value-type="float" office:value="2734.896" calcext:value-type="float">
            <text:p><text:s text:c="2"/>2 735</text:p>
          </table:table-cell>
          <table:table-cell office:value-type="float" office:value="2805.818" calcext:value-type="float">
            <text:p><text:s text:c="2"/>2 806</text:p>
          </table:table-cell>
          <table:table-cell office:value-type="float" office:value="2876.808" calcext:value-type="float">
            <text:p><text:s text:c="2"/>2 877</text:p>
          </table:table-cell>
          <table:table-cell office:value-type="float" office:value="2947.779" calcext:value-type="float">
            <text:p><text:s text:c="2"/>2 948</text:p>
          </table:table-cell>
          <table:table-cell office:value-type="float" office:value="3019.066" calcext:value-type="float">
            <text:p><text:s text:c="2"/>3 019</text:p>
          </table:table-cell>
          <table:table-cell office:value-type="float" office:value="3091.511" calcext:value-type="float">
            <text:p><text:s text:c="2"/>3 092</text:p>
          </table:table-cell>
          <table:table-cell office:value-type="float" office:value="3166.221" calcext:value-type="float">
            <text:p><text:s text:c="2"/>3 166</text:p>
          </table:table-cell>
          <table:table-cell office:value-type="float" office:value="3244.018" calcext:value-type="float">
            <text:p><text:s text:c="2"/>3 244</text:p>
          </table:table-cell>
          <table:table-cell office:value-type="float" office:value="3324.456" calcext:value-type="float">
            <text:p><text:s text:c="2"/>3 324</text:p>
          </table:table-cell>
          <table:table-cell office:value-type="float" office:value="3407.319" calcext:value-type="float">
            <text:p><text:s text:c="2"/>3 407</text:p>
          </table:table-cell>
          <table:table-cell office:value-type="float" office:value="3493.894" calcext:value-type="float">
            <text:p><text:s text:c="2"/>3 494</text:p>
          </table:table-cell>
          <table:table-cell office:value-type="float" office:value="3585.867" calcext:value-type="float">
            <text:p><text:s text:c="2"/>3 586</text:p>
          </table:table-cell>
          <table:table-cell office:value-type="float" office:value="3683.966" calcext:value-type="float">
            <text:p><text:s text:c="2"/>3 684</text:p>
          </table:table-cell>
          <table:table-cell office:value-type="float" office:value="3789.185" calcext:value-type="float">
            <text:p><text:s text:c="2"/>3 789</text:p>
          </table:table-cell>
          <table:table-cell office:value-type="float" office:value="3899.843" calcext:value-type="float">
            <text:p><text:s text:c="2"/>3 900</text:p>
          </table:table-cell>
          <table:table-cell office:value-type="float" office:value="4010.789" calcext:value-type="float">
            <text:p><text:s text:c="2"/>4 011</text:p>
          </table:table-cell>
          <table:table-cell office:value-type="float" office:value="4115.099" calcext:value-type="float">
            <text:p><text:s text:c="2"/>4 115</text:p>
          </table:table-cell>
          <table:table-cell office:value-type="float" office:value="4207.84" calcext:value-type="float">
            <text:p><text:s text:c="2"/>4 208</text:p>
          </table:table-cell>
          <table:table-cell office:value-type="float" office:value="4287.344" calcext:value-type="float">
            <text:p><text:s text:c="2"/>4 287</text:p>
          </table:table-cell>
          <table:table-cell office:value-type="float" office:value="4355.114" calcext:value-type="float">
            <text:p><text:s text:c="2"/>4 355</text:p>
          </table:table-cell>
          <table:table-cell office:value-type="float" office:value="4413.477" calcext:value-type="float">
            <text:p><text:s text:c="2"/>4 413</text:p>
          </table:table-cell>
          <table:table-cell office:value-type="float" office:value="4466.132" calcext:value-type="float">
            <text:p><text:s text:c="2"/>4 466</text:p>
          </table:table-cell>
          <table:table-cell office:value-type="float" office:value="4516.131" calcext:value-type="float">
            <text:p><text:s text:c="2"/>4 516</text:p>
          </table:table-cell>
          <table:table-cell office:value-type="float" office:value="4564.08" calcext:value-type="float">
            <text:p><text:s text:c="2"/>4 564</text:p>
          </table:table-cell>
          <table:table-cell office:value-type="float" office:value="4610.002" calcext:value-type="float">
            <text:p><text:s text:c="2"/>4 610</text:p>
          </table:table-cell>
          <table:table-cell office:value-type="float" office:value="4655.741" calcext:value-type="float">
            <text:p><text:s text:c="2"/>4 656</text:p>
          </table:table-cell>
          <table:table-cell office:value-type="float" office:value="4703.398" calcext:value-type="float">
            <text:p><text:s text:c="2"/>4 703</text:p>
          </table:table-cell>
          <table:table-cell office:value-type="float" office:value="4754.641" calcext:value-type="float">
            <text:p><text:s text:c="2"/>4 755</text:p>
          </table:table-cell>
          <table:table-cell office:value-type="float" office:value="4810.105" calcext:value-type="float">
            <text:p><text:s text:c="2"/>4 810</text:p>
          </table:table-cell>
          <table:table-cell office:value-type="float" office:value="4870.137" calcext:value-type="float">
            <text:p><text:s text:c="2"/>4 870</text:p>
          </table:table-cell>
          <table:table-cell office:value-type="float" office:value="4935.762" calcext:value-type="float">
            <text:p><text:s text:c="2"/>4 936</text:p>
          </table:table-cell>
          <table:table-cell office:value-type="float" office:value="5007.95" calcext:value-type="float">
            <text:p><text:s text:c="2"/>5 008</text:p>
          </table:table-cell>
          <table:table-cell office:value-type="float" office:value="5087.21" calcext:value-type="float">
            <text:p><text:s text:c="2"/>5 087</text:p>
          </table:table-cell>
          <table:table-cell office:value-type="float" office:value="5174.061" calcext:value-type="float">
            <text:p><text:s text:c="2"/>5 174</text:p>
          </table:table-cell>
          <table:table-cell office:value-type="float" office:value="5267.839" calcext:value-type="float">
            <text:p><text:s text:c="2"/>5 268</text:p>
          </table:table-cell>
          <table:table-cell office:value-type="float" office:value="5366.277" calcext:value-type="float">
            <text:p><text:s text:c="2"/>5 366</text:p>
          </table:table-cell>
          <table:table-cell office:value-type="float" office:value="5466.241" calcext:value-type="float">
            <text:p><text:s text:c="2"/>5 466</text:p>
          </table:table-cell>
          <table:table-cell office:value-type="float" office:value="5565.284" calcext:value-type="float">
            <text:p><text:s text:c="2"/>5 5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zbekistan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264.056" calcext:value-type="float">
            <text:p><text:s text:c="2"/>6 264</text:p>
          </table:table-cell>
          <table:table-cell office:value-type="float" office:value="6476.16" calcext:value-type="float">
            <text:p><text:s text:c="2"/>6 476</text:p>
          </table:table-cell>
          <table:table-cell office:value-type="float" office:value="6678.989" calcext:value-type="float">
            <text:p><text:s text:c="2"/>6 679</text:p>
          </table:table-cell>
          <table:table-cell office:value-type="float" office:value="6879.763" calcext:value-type="float">
            <text:p><text:s text:c="2"/>6 880</text:p>
          </table:table-cell>
          <table:table-cell office:value-type="float" office:value="7084.378" calcext:value-type="float">
            <text:p><text:s text:c="2"/>7 084</text:p>
          </table:table-cell>
          <table:table-cell office:value-type="float" office:value="7297.296" calcext:value-type="float">
            <text:p><text:s text:c="2"/>7 297</text:p>
          </table:table-cell>
          <table:table-cell office:value-type="float" office:value="7521.586" calcext:value-type="float">
            <text:p><text:s text:c="2"/>7 522</text:p>
          </table:table-cell>
          <table:table-cell office:value-type="float" office:value="7758.928" calcext:value-type="float">
            <text:p><text:s text:c="2"/>7 759</text:p>
          </table:table-cell>
          <table:table-cell office:value-type="float" office:value="8009.77" calcext:value-type="float">
            <text:p><text:s text:c="2"/>8 010</text:p>
          </table:table-cell>
          <table:table-cell office:value-type="float" office:value="8273.556" calcext:value-type="float">
            <text:p><text:s text:c="2"/>8 274</text:p>
          </table:table-cell>
          <table:table-cell office:value-type="float" office:value="8549.493" calcext:value-type="float">
            <text:p><text:s text:c="2"/>8 549</text:p>
          </table:table-cell>
          <table:table-cell office:value-type="float" office:value="8837.349" calcext:value-type="float">
            <text:p><text:s text:c="2"/>8 837</text:p>
          </table:table-cell>
          <table:table-cell office:value-type="float" office:value="9138.097" calcext:value-type="float">
            <text:p><text:s text:c="2"/>9 138</text:p>
          </table:table-cell>
          <table:table-cell office:value-type="float" office:value="9454.25" calcext:value-type="float">
            <text:p><text:s text:c="2"/>9 454</text:p>
          </table:table-cell>
          <table:table-cell office:value-type="float" office:value="9788.986" calcext:value-type="float">
            <text:p><text:s text:c="2"/>9 789</text:p>
          </table:table-cell>
          <table:table-cell office:value-type="float" office:value="10143.74" calcext:value-type="float">
            <text:p><text:s text:c="2"/>10 144</text:p>
          </table:table-cell>
          <table:table-cell office:value-type="float" office:value="10520.879" calcext:value-type="float">
            <text:p><text:s text:c="2"/>10 521</text:p>
          </table:table-cell>
          <table:table-cell office:value-type="float" office:value="10917.446" calcext:value-type="float">
            <text:p><text:s text:c="2"/>10 917</text:p>
          </table:table-cell>
          <table:table-cell office:value-type="float" office:value="11323.095" calcext:value-type="float">
            <text:p><text:s text:c="2"/>11 323</text:p>
          </table:table-cell>
          <table:table-cell office:value-type="float" office:value="11723.846" calcext:value-type="float">
            <text:p><text:s text:c="2"/>11 724</text:p>
          </table:table-cell>
          <table:table-cell office:value-type="float" office:value="12110.028" calcext:value-type="float">
            <text:p><text:s text:c="2"/>12 110</text:p>
          </table:table-cell>
          <table:table-cell office:value-type="float" office:value="12477.058" calcext:value-type="float">
            <text:p><text:s text:c="2"/>12 477</text:p>
          </table:table-cell>
          <table:table-cell office:value-type="float" office:value="12828.625" calcext:value-type="float">
            <text:p><text:s text:c="2"/>12 829</text:p>
          </table:table-cell>
          <table:table-cell office:value-type="float" office:value="13173.59" calcext:value-type="float">
            <text:p><text:s text:c="2"/>13 174</text:p>
          </table:table-cell>
          <table:table-cell office:value-type="float" office:value="13525.094" calcext:value-type="float">
            <text:p><text:s text:c="2"/>13 525</text:p>
          </table:table-cell>
          <table:table-cell office:value-type="float" office:value="13892.638" calcext:value-type="float">
            <text:p><text:s text:c="2"/>13 893</text:p>
          </table:table-cell>
          <table:table-cell office:value-type="float" office:value="14279.12" calcext:value-type="float">
            <text:p><text:s text:c="2"/>14 279</text:p>
          </table:table-cell>
          <table:table-cell office:value-type="float" office:value="14681.459" calcext:value-type="float">
            <text:p><text:s text:c="2"/>14 681</text:p>
          </table:table-cell>
          <table:table-cell office:value-type="float" office:value="15096.012" calcext:value-type="float">
            <text:p><text:s text:c="2"/>15 096</text:p>
          </table:table-cell>
          <table:table-cell office:value-type="float" office:value="15516.862" calcext:value-type="float">
            <text:p><text:s text:c="2"/>15 517</text:p>
          </table:table-cell>
          <table:table-cell office:value-type="float" office:value="15939.744" calcext:value-type="float">
            <text:p><text:s text:c="2"/>15 940</text:p>
          </table:table-cell>
          <table:table-cell office:value-type="float" office:value="16363.562" calcext:value-type="float">
            <text:p><text:s text:c="2"/>16 364</text:p>
          </table:table-cell>
          <table:table-cell office:value-type="float" office:value="16790.069" calcext:value-type="float">
            <text:p><text:s text:c="2"/>16 790</text:p>
          </table:table-cell>
          <table:table-cell office:value-type="float" office:value="17221.212" calcext:value-type="float">
            <text:p><text:s text:c="2"/>17 221</text:p>
          </table:table-cell>
          <table:table-cell office:value-type="float" office:value="17659.975" calcext:value-type="float">
            <text:p><text:s text:c="2"/>17 660</text:p>
          </table:table-cell>
          <table:table-cell office:value-type="float" office:value="18108.3" calcext:value-type="float">
            <text:p><text:s text:c="2"/>18 108</text:p>
          </table:table-cell>
          <table:table-cell office:value-type="float" office:value="18565.477" calcext:value-type="float">
            <text:p><text:s text:c="2"/>18 565</text:p>
          </table:table-cell>
          <table:table-cell office:value-type="float" office:value="19029.877" calcext:value-type="float">
            <text:p><text:s text:c="2"/>19 030</text:p>
          </table:table-cell>
          <table:table-cell office:value-type="float" office:value="19501.225" calcext:value-type="float">
            <text:p><text:s text:c="2"/>19 501</text:p>
          </table:table-cell>
          <table:table-cell office:value-type="float" office:value="19979.127" calcext:value-type="float">
            <text:p><text:s text:c="2"/>19 979</text:p>
          </table:table-cell>
          <table:table-cell office:value-type="float" office:value="20462.463" calcext:value-type="float">
            <text:p><text:s text:c="2"/>20 462</text:p>
          </table:table-cell>
          <table:table-cell office:value-type="float" office:value="20951.391" calcext:value-type="float">
            <text:p><text:s text:c="2"/>20 951</text:p>
          </table:table-cell>
          <table:table-cell office:value-type="float" office:value="21443.453" calcext:value-type="float">
            <text:p><text:s text:c="2"/>21 443</text:p>
          </table:table-cell>
          <table:table-cell office:value-type="float" office:value="21931.69" calcext:value-type="float">
            <text:p><text:s text:c="2"/>21 932</text:p>
          </table:table-cell>
          <table:table-cell office:value-type="float" office:value="22407.158" calcext:value-type="float">
            <text:p><text:s text:c="2"/>22 407</text:p>
          </table:table-cell>
          <table:table-cell office:value-type="float" office:value="22863.264" calcext:value-type="float">
            <text:p><text:s text:c="2"/>22 863</text:p>
          </table:table-cell>
          <table:table-cell office:value-type="float" office:value="23298.911" calcext:value-type="float">
            <text:p><text:s text:c="2"/>23 299</text:p>
          </table:table-cell>
          <table:table-cell office:value-type="float" office:value="23715.49" calcext:value-type="float">
            <text:p><text:s text:c="2"/>23 715</text:p>
          </table:table-cell>
          <table:table-cell office:value-type="float" office:value="24112.41" calcext:value-type="float">
            <text:p><text:s text:c="2"/>24 112</text:p>
          </table:table-cell>
          <table:table-cell office:value-type="float" office:value="24489.769" calcext:value-type="float">
            <text:p><text:s text:c="2"/>24 490</text:p>
          </table:table-cell>
          <table:table-cell office:value-type="float" office:value="24848.92" calcext:value-type="float">
            <text:p><text:s text:c="2"/>24 849</text:p>
          </table:table-cell>
          <table:table-cell office:value-type="float" office:value="25188.527" calcext:value-type="float">
            <text:p><text:s text:c="2"/>25 189</text:p>
          </table:table-cell>
          <table:table-cell office:value-type="float" office:value="25511.876" calcext:value-type="float">
            <text:p><text:s text:c="2"/>25 512</text:p>
          </table:table-cell>
          <table:table-cell office:value-type="float" office:value="25830.659" calcext:value-type="float">
            <text:p><text:s text:c="2"/>25 831</text:p>
          </table:table-cell>
          <table:table-cell office:value-type="float" office:value="26160.326" calcext:value-type="float">
            <text:p><text:s text:c="2"/>26 160</text:p>
          </table:table-cell>
          <table:table-cell office:value-type="float" office:value="26512.184" calcext:value-type="float">
            <text:p><text:s text:c="2"/>26 512</text:p>
          </table:table-cell>
          <table:table-cell office:value-type="float" office:value="26890.263" calcext:value-type="float">
            <text:p><text:s text:c="2"/>26 890</text:p>
          </table:table-cell>
          <table:table-cell office:value-type="float" office:value="27292.375" calcext:value-type="float">
            <text:p><text:s text:c="2"/>27 292</text:p>
          </table:table-cell>
          <table:table-cell office:value-type="float" office:value="27715.825" calcext:value-type="float">
            <text:p><text:s text:c="2"/>27 716</text:p>
          </table:table-cell>
          <table:table-cell office:value-type="float" office:value="28155.306" calcext:value-type="float">
            <text:p><text:s text:c="2"/>28 155</text:p>
          </table:table-cell>
          <table:table-cell office:value-type="float" office:value="28606.294" calcext:value-type="float">
            <text:p><text:s text:c="2"/>28 606</text:p>
          </table:table-cell>
          <table:table-cell office:value-type="float" office:value="29068.224" calcext:value-type="float">
            <text:p><text:s text:c="2"/>29 068</text:p>
          </table:table-cell>
          <table:table-cell office:value-type="float" office:value="29540.819" calcext:value-type="float">
            <text:p><text:s text:c="2"/>29 541</text:p>
          </table:table-cell>
          <table:table-cell office:value-type="float" office:value="30019.734" calcext:value-type="float">
            <text:p><text:s text:c="2"/>30 020</text:p>
          </table:table-cell>
          <table:table-cell office:value-type="float" office:value="30499.618" calcext:value-type="float">
            <text:p><text:s text:c="2"/>30 500</text:p>
          </table:table-cell>
          <table:table-cell office:value-type="float" office:value="30976.021" calcext:value-type="float">
            <text:p><text:s text:c="2"/>30 9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ern Asia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493338.577" calcext:value-type="float">
            <text:p><text:s text:c="2"/>493 339</text:p>
          </table:table-cell>
          <table:table-cell office:value-type="float" office:value="501303.537" calcext:value-type="float">
            <text:p><text:s text:c="2"/>501 304</text:p>
          </table:table-cell>
          <table:table-cell office:value-type="float" office:value="509722.903" calcext:value-type="float">
            <text:p><text:s text:c="2"/>509 723</text:p>
          </table:table-cell>
          <table:table-cell office:value-type="float" office:value="518598.551" calcext:value-type="float">
            <text:p><text:s text:c="2"/>518 599</text:p>
          </table:table-cell>
          <table:table-cell office:value-type="float" office:value="527932.898" calcext:value-type="float">
            <text:p><text:s text:c="2"/>527 933</text:p>
          </table:table-cell>
          <table:table-cell office:value-type="float" office:value="537728.568" calcext:value-type="float">
            <text:p><text:s text:c="2"/>537 729</text:p>
          </table:table-cell>
          <table:table-cell office:value-type="float" office:value="547988.601" calcext:value-type="float">
            <text:p><text:s text:c="2"/>547 989</text:p>
          </table:table-cell>
          <table:table-cell office:value-type="float" office:value="558716.455" calcext:value-type="float">
            <text:p><text:s text:c="2"/>558 716</text:p>
          </table:table-cell>
          <table:table-cell office:value-type="float" office:value="569915.786" calcext:value-type="float">
            <text:p><text:s text:c="2"/>569 916</text:p>
          </table:table-cell>
          <table:table-cell office:value-type="float" office:value="581590.18" calcext:value-type="float">
            <text:p><text:s text:c="2"/>581 590</text:p>
          </table:table-cell>
          <table:table-cell office:value-type="float" office:value="593742.569" calcext:value-type="float">
            <text:p><text:s text:c="2"/>593 743</text:p>
          </table:table-cell>
          <table:table-cell office:value-type="float" office:value="606374.512" calcext:value-type="float">
            <text:p><text:s text:c="2"/>606 375</text:p>
          </table:table-cell>
          <table:table-cell office:value-type="float" office:value="619485.368" calcext:value-type="float">
            <text:p><text:s text:c="2"/>619 485</text:p>
          </table:table-cell>
          <table:table-cell office:value-type="float" office:value="633072.237" calcext:value-type="float">
            <text:p><text:s text:c="2"/>633 072</text:p>
          </table:table-cell>
          <table:table-cell office:value-type="float" office:value="647130.7" calcext:value-type="float">
            <text:p><text:s text:c="2"/>647 131</text:p>
          </table:table-cell>
          <table:table-cell office:value-type="float" office:value="661656.935" calcext:value-type="float">
            <text:p><text:s text:c="2"/>661 657</text:p>
          </table:table-cell>
          <table:table-cell office:value-type="float" office:value="676661.008" calcext:value-type="float">
            <text:p><text:s text:c="2"/>676 661</text:p>
          </table:table-cell>
          <table:table-cell office:value-type="float" office:value="692144.772" calcext:value-type="float">
            <text:p><text:s text:c="2"/>692 145</text:p>
          </table:table-cell>
          <table:table-cell office:value-type="float" office:value="708087.825" calcext:value-type="float">
            <text:p><text:s text:c="2"/>708 088</text:p>
          </table:table-cell>
          <table:table-cell office:value-type="float" office:value="724462.441" calcext:value-type="float">
            <text:p><text:s text:c="2"/>724 462</text:p>
          </table:table-cell>
          <table:table-cell office:value-type="float" office:value="741254.929" calcext:value-type="float">
            <text:p><text:s text:c="2"/>741 255</text:p>
          </table:table-cell>
          <table:table-cell office:value-type="float" office:value="758454.83" calcext:value-type="float">
            <text:p><text:s text:c="2"/>758 455</text:p>
          </table:table-cell>
          <table:table-cell office:value-type="float" office:value="776086.672" calcext:value-type="float">
            <text:p><text:s text:c="2"/>776 087</text:p>
          </table:table-cell>
          <table:table-cell office:value-type="float" office:value="794214.832" calcext:value-type="float">
            <text:p><text:s text:c="2"/>794 215</text:p>
          </table:table-cell>
          <table:table-cell office:value-type="float" office:value="812926.077" calcext:value-type="float">
            <text:p><text:s text:c="2"/>812 926</text:p>
          </table:table-cell>
          <table:table-cell office:value-type="float" office:value="832283.86" calcext:value-type="float">
            <text:p><text:s text:c="2"/>832 284</text:p>
          </table:table-cell>
          <table:table-cell office:value-type="float" office:value="852298.204" calcext:value-type="float">
            <text:p><text:s text:c="2"/>852 298</text:p>
          </table:table-cell>
          <table:table-cell office:value-type="float" office:value="872953.01" calcext:value-type="float">
            <text:p><text:s text:c="2"/>872 953</text:p>
          </table:table-cell>
          <table:table-cell office:value-type="float" office:value="894250.508" calcext:value-type="float">
            <text:p><text:s text:c="2"/>894 251</text:p>
          </table:table-cell>
          <table:table-cell office:value-type="float" office:value="916185.69" calcext:value-type="float">
            <text:p><text:s text:c="2"/>916 186</text:p>
          </table:table-cell>
          <table:table-cell office:value-type="float" office:value="938744.687" calcext:value-type="float">
            <text:p><text:s text:c="2"/>938 745</text:p>
          </table:table-cell>
          <table:table-cell office:value-type="float" office:value="961914.544" calcext:value-type="float">
            <text:p><text:s text:c="2"/>961 915</text:p>
          </table:table-cell>
          <table:table-cell office:value-type="float" office:value="985664.945" calcext:value-type="float">
            <text:p><text:s text:c="2"/>985 665</text:p>
          </table:table-cell>
          <table:table-cell office:value-type="float" office:value="1009938.735" calcext:value-type="float">
            <text:p><text:s/>1 009 939</text:p>
          </table:table-cell>
          <table:table-cell office:value-type="float" office:value="1034663.673" calcext:value-type="float">
            <text:p><text:s/>1 034 664</text:p>
          </table:table-cell>
          <table:table-cell office:value-type="float" office:value="1059772.343" calcext:value-type="float">
            <text:p><text:s/>1 059 772</text:p>
          </table:table-cell>
          <table:table-cell office:value-type="float" office:value="1085239.366" calcext:value-type="float">
            <text:p><text:s/>1 085 239</text:p>
          </table:table-cell>
          <table:table-cell office:value-type="float" office:value="1111026.693" calcext:value-type="float">
            <text:p><text:s/>1 111 027</text:p>
          </table:table-cell>
          <table:table-cell office:value-type="float" office:value="1137038.998" calcext:value-type="float">
            <text:p><text:s/>1 137 039</text:p>
          </table:table-cell>
          <table:table-cell office:value-type="float" office:value="1163163.558" calcext:value-type="float">
            <text:p><text:s/>1 163 164</text:p>
          </table:table-cell>
          <table:table-cell office:value-type="float" office:value="1189315.649" calcext:value-type="float">
            <text:p><text:s/>1 189 316</text:p>
          </table:table-cell>
          <table:table-cell office:value-type="float" office:value="1215433.693" calcext:value-type="float">
            <text:p><text:s/>1 215 434</text:p>
          </table:table-cell>
          <table:table-cell office:value-type="float" office:value="1241514.272" calcext:value-type="float">
            <text:p><text:s/>1 241 514</text:p>
          </table:table-cell>
          <table:table-cell office:value-type="float" office:value="1267604.16" calcext:value-type="float">
            <text:p><text:s/>1 267 604</text:p>
          </table:table-cell>
          <table:table-cell office:value-type="float" office:value="1293784.33" calcext:value-type="float">
            <text:p><text:s/>1 293 784</text:p>
          </table:table-cell>
          <table:table-cell office:value-type="float" office:value="1320106.463" calcext:value-type="float">
            <text:p><text:s/>1 320 106</text:p>
          </table:table-cell>
          <table:table-cell office:value-type="float" office:value="1346561.282" calcext:value-type="float">
            <text:p><text:s/>1 346 561</text:p>
          </table:table-cell>
          <table:table-cell office:value-type="float" office:value="1373098.444" calcext:value-type="float">
            <text:p><text:s/>1 373 098</text:p>
          </table:table-cell>
          <table:table-cell office:value-type="float" office:value="1399678.267" calcext:value-type="float">
            <text:p><text:s/>1 399 678</text:p>
          </table:table-cell>
          <table:table-cell office:value-type="float" office:value="1426247.949" calcext:value-type="float">
            <text:p><text:s/>1 426 248</text:p>
          </table:table-cell>
          <table:table-cell office:value-type="float" office:value="1452757.699" calcext:value-type="float">
            <text:p><text:s/>1 452 758</text:p>
          </table:table-cell>
          <table:table-cell office:value-type="float" office:value="1479200.787" calcext:value-type="float">
            <text:p><text:s/>1 479 201</text:p>
          </table:table-cell>
          <table:table-cell office:value-type="float" office:value="1505551.557" calcext:value-type="float">
            <text:p><text:s/>1 505 552</text:p>
          </table:table-cell>
          <table:table-cell office:value-type="float" office:value="1531719.387" calcext:value-type="float">
            <text:p><text:s/>1 531 719</text:p>
          </table:table-cell>
          <table:table-cell office:value-type="float" office:value="1557592.337" calcext:value-type="float">
            <text:p><text:s/>1 557 592</text:p>
          </table:table-cell>
          <table:table-cell office:value-type="float" office:value="1583092.371" calcext:value-type="float">
            <text:p><text:s/>1 583 092</text:p>
          </table:table-cell>
          <table:table-cell office:value-type="float" office:value="1608171.414" calcext:value-type="float">
            <text:p><text:s/>1 608 171</text:p>
          </table:table-cell>
          <table:table-cell office:value-type="float" office:value="1632849.963" calcext:value-type="float">
            <text:p><text:s/>1 632 850</text:p>
          </table:table-cell>
          <table:table-cell office:value-type="float" office:value="1657204.591" calcext:value-type="float">
            <text:p><text:s/>1 657 205</text:p>
          </table:table-cell>
          <table:table-cell office:value-type="float" office:value="1681351.464" calcext:value-type="float">
            <text:p><text:s/>1 681 351</text:p>
          </table:table-cell>
          <table:table-cell office:value-type="float" office:value="1705374.295" calcext:value-type="float">
            <text:p><text:s/>1 705 374</text:p>
          </table:table-cell>
          <table:table-cell office:value-type="float" office:value="1729290.196" calcext:value-type="float">
            <text:p><text:s/>1 729 290</text:p>
          </table:table-cell>
          <table:table-cell office:value-type="float" office:value="1753068.62" calcext:value-type="float">
            <text:p><text:s/>1 753 069</text:p>
          </table:table-cell>
          <table:table-cell office:value-type="float" office:value="1776688.067" calcext:value-type="float">
            <text:p><text:s/>1 776 688</text:p>
          </table:table-cell>
          <table:table-cell office:value-type="float" office:value="1800111.442" calcext:value-type="float">
            <text:p><text:s/>1 800 111</text:p>
          </table:table-cell>
          <table:table-cell office:value-type="float" office:value="1823308.471" calcext:value-type="float">
            <text:p><text:s/>1 823 3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fghanist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52.118" calcext:value-type="float">
            <text:p><text:s text:c="2"/>7 752</text:p>
          </table:table-cell>
          <table:table-cell office:value-type="float" office:value="7839.51" calcext:value-type="float">
            <text:p><text:s text:c="2"/>7 840</text:p>
          </table:table-cell>
          <table:table-cell office:value-type="float" office:value="7934.98" calcext:value-type="float">
            <text:p><text:s text:c="2"/>7 935</text:p>
          </table:table-cell>
          <table:table-cell office:value-type="float" office:value="8038.596" calcext:value-type="float">
            <text:p><text:s text:c="2"/>8 039</text:p>
          </table:table-cell>
          <table:table-cell office:value-type="float" office:value="8150.447" calcext:value-type="float">
            <text:p><text:s text:c="2"/>8 150</text:p>
          </table:table-cell>
          <table:table-cell office:value-type="float" office:value="8270.581" calcext:value-type="float">
            <text:p><text:s text:c="2"/>8 271</text:p>
          </table:table-cell>
          <table:table-cell office:value-type="float" office:value="8399.03" calcext:value-type="float">
            <text:p><text:s text:c="2"/>8 399</text:p>
          </table:table-cell>
          <table:table-cell office:value-type="float" office:value="8535.807" calcext:value-type="float">
            <text:p><text:s text:c="2"/>8 536</text:p>
          </table:table-cell>
          <table:table-cell office:value-type="float" office:value="8680.946" calcext:value-type="float">
            <text:p><text:s text:c="2"/>8 681</text:p>
          </table:table-cell>
          <table:table-cell office:value-type="float" office:value="8834.445" calcext:value-type="float">
            <text:p><text:s text:c="2"/>8 834</text:p>
          </table:table-cell>
          <table:table-cell office:value-type="float" office:value="8996.351" calcext:value-type="float">
            <text:p><text:s text:c="2"/>8 996</text:p>
          </table:table-cell>
          <table:table-cell office:value-type="float" office:value="9166.764" calcext:value-type="float">
            <text:p><text:s text:c="2"/>9 167</text:p>
          </table:table-cell>
          <table:table-cell office:value-type="float" office:value="9345.868" calcext:value-type="float">
            <text:p><text:s text:c="2"/>9 346</text:p>
          </table:table-cell>
          <table:table-cell office:value-type="float" office:value="9533.954" calcext:value-type="float">
            <text:p><text:s text:c="2"/>9 534</text:p>
          </table:table-cell>
          <table:table-cell office:value-type="float" office:value="9731.361" calcext:value-type="float">
            <text:p><text:s text:c="2"/>9 731</text:p>
          </table:table-cell>
          <table:table-cell office:value-type="float" office:value="9938.414" calcext:value-type="float">
            <text:p><text:s text:c="2"/>9 938</text:p>
          </table:table-cell>
          <table:table-cell office:value-type="float" office:value="10152.331" calcext:value-type="float">
            <text:p><text:s text:c="2"/>10 152</text:p>
          </table:table-cell>
          <table:table-cell office:value-type="float" office:value="10372.63" calcext:value-type="float">
            <text:p><text:s text:c="2"/>10 373</text:p>
          </table:table-cell>
          <table:table-cell office:value-type="float" office:value="10604.346" calcext:value-type="float">
            <text:p><text:s text:c="2"/>10 604</text:p>
          </table:table-cell>
          <table:table-cell office:value-type="float" office:value="10854.428" calcext:value-type="float">
            <text:p><text:s text:c="2"/>10 854</text:p>
          </table:table-cell>
          <table:table-cell office:value-type="float" office:value="11126.123" calcext:value-type="float">
            <text:p><text:s text:c="2"/>11 126</text:p>
          </table:table-cell>
          <table:table-cell office:value-type="float" office:value="11417.825" calcext:value-type="float">
            <text:p><text:s text:c="2"/>11 418</text:p>
          </table:table-cell>
          <table:table-cell office:value-type="float" office:value="11721.94" calcext:value-type="float">
            <text:p><text:s text:c="2"/>11 722</text:p>
          </table:table-cell>
          <table:table-cell office:value-type="float" office:value="12027.822" calcext:value-type="float">
            <text:p><text:s text:c="2"/>12 028</text:p>
          </table:table-cell>
          <table:table-cell office:value-type="float" office:value="12321.541" calcext:value-type="float">
            <text:p><text:s text:c="2"/>12 322</text:p>
          </table:table-cell>
          <table:table-cell office:value-type="float" office:value="12590.286" calcext:value-type="float">
            <text:p><text:s text:c="2"/>12 590</text:p>
          </table:table-cell>
          <table:table-cell office:value-type="float" office:value="12840.299" calcext:value-type="float">
            <text:p><text:s text:c="2"/>12 840</text:p>
          </table:table-cell>
          <table:table-cell office:value-type="float" office:value="13067.538" calcext:value-type="float">
            <text:p><text:s text:c="2"/>13 068</text:p>
          </table:table-cell>
          <table:table-cell office:value-type="float" office:value="13237.734" calcext:value-type="float">
            <text:p><text:s text:c="2"/>13 238</text:p>
          </table:table-cell>
          <table:table-cell office:value-type="float" office:value="13306.695" calcext:value-type="float">
            <text:p><text:s text:c="2"/>13 307</text:p>
          </table:table-cell>
          <table:table-cell office:value-type="float" office:value="13248.37" calcext:value-type="float">
            <text:p><text:s text:c="2"/>13 248</text:p>
          </table:table-cell>
          <table:table-cell office:value-type="float" office:value="13053.954" calcext:value-type="float">
            <text:p><text:s text:c="2"/>13 054</text:p>
          </table:table-cell>
          <table:table-cell office:value-type="float" office:value="12749.645" calcext:value-type="float">
            <text:p><text:s text:c="2"/>12 750</text:p>
          </table:table-cell>
          <table:table-cell office:value-type="float" office:value="12389.269" calcext:value-type="float">
            <text:p><text:s text:c="2"/>12 389</text:p>
          </table:table-cell>
          <table:table-cell office:value-type="float" office:value="12047.115" calcext:value-type="float">
            <text:p><text:s text:c="2"/>12 047</text:p>
          </table:table-cell>
          <table:table-cell office:value-type="float" office:value="11783.05" calcext:value-type="float">
            <text:p><text:s text:c="2"/>11 783</text:p>
          </table:table-cell>
          <table:table-cell office:value-type="float" office:value="11601.041" calcext:value-type="float">
            <text:p><text:s text:c="2"/>11 601</text:p>
          </table:table-cell>
          <table:table-cell office:value-type="float" office:value="11502.761" calcext:value-type="float">
            <text:p><text:s text:c="2"/>11 503</text:p>
          </table:table-cell>
          <table:table-cell office:value-type="float" office:value="11540.888" calcext:value-type="float">
            <text:p><text:s text:c="2"/>11 541</text:p>
          </table:table-cell>
          <table:table-cell office:value-type="float" office:value="11777.609" calcext:value-type="float">
            <text:p><text:s text:c="2"/>11 778</text:p>
          </table:table-cell>
          <table:table-cell office:value-type="float" office:value="12249.114" calcext:value-type="float">
            <text:p><text:s text:c="2"/>12 249</text:p>
          </table:table-cell>
          <table:table-cell office:value-type="float" office:value="12993.657" calcext:value-type="float">
            <text:p><text:s text:c="2"/>12 994</text:p>
          </table:table-cell>
          <table:table-cell office:value-type="float" office:value="13981.231" calcext:value-type="float">
            <text:p><text:s text:c="2"/>13 981</text:p>
          </table:table-cell>
          <table:table-cell office:value-type="float" office:value="15095.099" calcext:value-type="float">
            <text:p><text:s text:c="2"/>15 095</text:p>
          </table:table-cell>
          <table:table-cell office:value-type="float" office:value="16172.719" calcext:value-type="float">
            <text:p><text:s text:c="2"/>16 173</text:p>
          </table:table-cell>
          <table:table-cell office:value-type="float" office:value="17099.541" calcext:value-type="float">
            <text:p><text:s text:c="2"/>17 100</text:p>
          </table:table-cell>
          <table:table-cell office:value-type="float" office:value="17822.884" calcext:value-type="float">
            <text:p><text:s text:c="2"/>17 823</text:p>
          </table:table-cell>
          <table:table-cell office:value-type="float" office:value="18381.605" calcext:value-type="float">
            <text:p><text:s text:c="2"/>18 382</text:p>
          </table:table-cell>
          <table:table-cell office:value-type="float" office:value="18863.999" calcext:value-type="float">
            <text:p><text:s text:c="2"/>18 864</text:p>
          </table:table-cell>
          <table:table-cell office:value-type="float" office:value="19403.676" calcext:value-type="float">
            <text:p><text:s text:c="2"/>19 404</text:p>
          </table:table-cell>
          <table:table-cell office:value-type="float" office:value="20093.756" calcext:value-type="float">
            <text:p><text:s text:c="2"/>20 094</text:p>
          </table:table-cell>
          <table:table-cell office:value-type="float" office:value="20966.463" calcext:value-type="float">
            <text:p><text:s text:c="2"/>20 966</text:p>
          </table:table-cell>
          <table:table-cell office:value-type="float" office:value="21979.923" calcext:value-type="float">
            <text:p><text:s text:c="2"/>21 980</text:p>
          </table:table-cell>
          <table:table-cell office:value-type="float" office:value="23064.851" calcext:value-type="float">
            <text:p><text:s text:c="2"/>23 065</text:p>
          </table:table-cell>
          <table:table-cell office:value-type="float" office:value="24118.979" calcext:value-type="float">
            <text:p><text:s text:c="2"/>24 119</text:p>
          </table:table-cell>
          <table:table-cell office:value-type="float" office:value="25070.798" calcext:value-type="float">
            <text:p><text:s text:c="2"/>25 071</text:p>
          </table:table-cell>
          <table:table-cell office:value-type="float" office:value="25893.45" calcext:value-type="float">
            <text:p><text:s text:c="2"/>25 893</text:p>
          </table:table-cell>
          <table:table-cell office:value-type="float" office:value="26616.792" calcext:value-type="float">
            <text:p><text:s text:c="2"/>26 617</text:p>
          </table:table-cell>
          <table:table-cell office:value-type="float" office:value="27294.031" calcext:value-type="float">
            <text:p><text:s text:c="2"/>27 294</text:p>
          </table:table-cell>
          <table:table-cell office:value-type="float" office:value="28004.331" calcext:value-type="float">
            <text:p><text:s text:c="2"/>28 004</text:p>
          </table:table-cell>
          <table:table-cell office:value-type="float" office:value="28803.167" calcext:value-type="float">
            <text:p><text:s text:c="2"/>28 803</text:p>
          </table:table-cell>
          <table:table-cell office:value-type="float" office:value="29708.599" calcext:value-type="float">
            <text:p><text:s text:c="2"/>29 709</text:p>
          </table:table-cell>
          <table:table-cell office:value-type="float" office:value="30696.958" calcext:value-type="float">
            <text:p><text:s text:c="2"/>30 697</text:p>
          </table:table-cell>
          <table:table-cell office:value-type="float" office:value="31731.688" calcext:value-type="float">
            <text:p><text:s text:c="2"/>31 732</text:p>
          </table:table-cell>
          <table:table-cell office:value-type="float" office:value="32758.02" calcext:value-type="float">
            <text:p><text:s text:c="2"/>32 758</text:p>
          </table:table-cell>
          <table:table-cell office:value-type="float" office:value="33736.494" calcext:value-type="float">
            <text:p><text:s text:c="2"/>33 7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angladesh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894.681" calcext:value-type="float">
            <text:p><text:s text:c="2"/>37 895</text:p>
          </table:table-cell>
          <table:table-cell office:value-type="float" office:value="38705.076" calcext:value-type="float">
            <text:p><text:s text:c="2"/>38 705</text:p>
          </table:table-cell>
          <table:table-cell office:value-type="float" office:value="39491.056" calcext:value-type="float">
            <text:p><text:s text:c="2"/>39 491</text:p>
          </table:table-cell>
          <table:table-cell office:value-type="float" office:value="40300.362" calcext:value-type="float">
            <text:p><text:s text:c="2"/>40 300</text:p>
          </table:table-cell>
          <table:table-cell office:value-type="float" office:value="41169.065" calcext:value-type="float">
            <text:p><text:s text:c="2"/>41 169</text:p>
          </table:table-cell>
          <table:table-cell office:value-type="float" office:value="42121.524" calcext:value-type="float">
            <text:p><text:s text:c="2"/>42 122</text:p>
          </table:table-cell>
          <table:table-cell office:value-type="float" office:value="43169.927" calcext:value-type="float">
            <text:p><text:s text:c="2"/>43 170</text:p>
          </table:table-cell>
          <table:table-cell office:value-type="float" office:value="44314.819" calcext:value-type="float">
            <text:p><text:s text:c="2"/>44 315</text:p>
          </table:table-cell>
          <table:table-cell office:value-type="float" office:value="45546.484" calcext:value-type="float">
            <text:p><text:s text:c="2"/>45 546</text:p>
          </table:table-cell>
          <table:table-cell office:value-type="float" office:value="46847.445" calcext:value-type="float">
            <text:p><text:s text:c="2"/>46 847</text:p>
          </table:table-cell>
          <table:table-cell office:value-type="float" office:value="48199.747" calcext:value-type="float">
            <text:p><text:s text:c="2"/>48 200</text:p>
          </table:table-cell>
          <table:table-cell office:value-type="float" office:value="49592.802" calcext:value-type="float">
            <text:p><text:s text:c="2"/>49 593</text:p>
          </table:table-cell>
          <table:table-cell office:value-type="float" office:value="51030.137" calcext:value-type="float">
            <text:p><text:s text:c="2"/>51 030</text:p>
          </table:table-cell>
          <table:table-cell office:value-type="float" office:value="52532.417" calcext:value-type="float">
            <text:p><text:s text:c="2"/>52 532</text:p>
          </table:table-cell>
          <table:table-cell office:value-type="float" office:value="54129.1" calcext:value-type="float">
            <text:p><text:s text:c="2"/>54 129</text:p>
          </table:table-cell>
          <table:table-cell office:value-type="float" office:value="55834.038" calcext:value-type="float">
            <text:p><text:s text:c="2"/>55 834</text:p>
          </table:table-cell>
          <table:table-cell office:value-type="float" office:value="57672.99" calcext:value-type="float">
            <text:p><text:s text:c="2"/>57 673</text:p>
          </table:table-cell>
          <table:table-cell office:value-type="float" office:value="59620.669" calcext:value-type="float">
            <text:p><text:s text:c="2"/>59 621</text:p>
          </table:table-cell>
          <table:table-cell office:value-type="float" office:value="61579.473" calcext:value-type="float">
            <text:p><text:s text:c="2"/>61 579</text:p>
          </table:table-cell>
          <table:table-cell office:value-type="float" office:value="63417.394" calcext:value-type="float">
            <text:p><text:s text:c="2"/>63 417</text:p>
          </table:table-cell>
          <table:table-cell office:value-type="float" office:value="65047.77" calcext:value-type="float">
            <text:p><text:s text:c="2"/>65 048</text:p>
          </table:table-cell>
          <table:table-cell office:value-type="float" office:value="66424.744" calcext:value-type="float">
            <text:p><text:s text:c="2"/>66 425</text:p>
          </table:table-cell>
          <table:table-cell office:value-type="float" office:value="67597.47" calcext:value-type="float">
            <text:p><text:s text:c="2"/>67 597</text:p>
          </table:table-cell>
          <table:table-cell office:value-type="float" office:value="68691.185" calcext:value-type="float">
            <text:p><text:s text:c="2"/>68 691</text:p>
          </table:table-cell>
          <table:table-cell office:value-type="float" office:value="69884.42" calcext:value-type="float">
            <text:p><text:s text:c="2"/>69 884</text:p>
          </table:table-cell>
          <table:table-cell office:value-type="float" office:value="71305.923" calcext:value-type="float">
            <text:p><text:s text:c="2"/>71 306</text:p>
          </table:table-cell>
          <table:table-cell office:value-type="float" office:value="72999.136" calcext:value-type="float">
            <text:p><text:s text:c="2"/>72 999</text:p>
          </table:table-cell>
          <table:table-cell office:value-type="float" office:value="74925.896" calcext:value-type="float">
            <text:p><text:s text:c="2"/>74 926</text:p>
          </table:table-cell>
          <table:table-cell office:value-type="float" office:value="77033.846" calcext:value-type="float">
            <text:p><text:s text:c="2"/>77 034</text:p>
          </table:table-cell>
          <table:table-cell office:value-type="float" office:value="79236.776" calcext:value-type="float">
            <text:p><text:s text:c="2"/>79 237</text:p>
          </table:table-cell>
          <table:table-cell office:value-type="float" office:value="81470.86" calcext:value-type="float">
            <text:p><text:s text:c="2"/>81 471</text:p>
          </table:table-cell>
          <table:table-cell office:value-type="float" office:value="83721.268" calcext:value-type="float">
            <text:p><text:s text:c="2"/>83 721</text:p>
          </table:table-cell>
          <table:table-cell office:value-type="float" office:value="86007.331" calcext:value-type="float">
            <text:p><text:s text:c="2"/>86 007</text:p>
          </table:table-cell>
          <table:table-cell office:value-type="float" office:value="88338.242" calcext:value-type="float">
            <text:p><text:s text:c="2"/>88 338</text:p>
          </table:table-cell>
          <table:table-cell office:value-type="float" office:value="90732.362" calcext:value-type="float">
            <text:p><text:s text:c="2"/>90 732</text:p>
          </table:table-cell>
          <table:table-cell office:value-type="float" office:value="93199.865" calcext:value-type="float">
            <text:p><text:s text:c="2"/>93 200</text:p>
          </table:table-cell>
          <table:table-cell office:value-type="float" office:value="95742.431" calcext:value-type="float">
            <text:p><text:s text:c="2"/>95 742</text:p>
          </table:table-cell>
          <table:table-cell office:value-type="float" office:value="98343.809" calcext:value-type="float">
            <text:p><text:s text:c="2"/>98 344</text:p>
          </table:table-cell>
          <table:table-cell office:value-type="float" office:value="100975.321" calcext:value-type="float">
            <text:p><text:s text:c="2"/>100 975</text:p>
          </table:table-cell>
          <table:table-cell office:value-type="float" office:value="103599.232" calcext:value-type="float">
            <text:p><text:s text:c="2"/>103 599</text:p>
          </table:table-cell>
          <table:table-cell office:value-type="float" office:value="106188.642" calcext:value-type="float">
            <text:p><text:s text:c="2"/>106 189</text:p>
          </table:table-cell>
          <table:table-cell office:value-type="float" office:value="108727.432" calcext:value-type="float">
            <text:p><text:s text:c="2"/>108 727</text:p>
          </table:table-cell>
          <table:table-cell office:value-type="float" office:value="111221.938" calcext:value-type="float">
            <text:p><text:s text:c="2"/>111 222</text:p>
          </table:table-cell>
          <table:table-cell office:value-type="float" office:value="113695.139" calcext:value-type="float">
            <text:p><text:s text:c="2"/>113 695</text:p>
          </table:table-cell>
          <table:table-cell office:value-type="float" office:value="116182.267" calcext:value-type="float">
            <text:p><text:s text:c="2"/>116 182</text:p>
          </table:table-cell>
          <table:table-cell office:value-type="float" office:value="118706.871" calcext:value-type="float">
            <text:p><text:s text:c="2"/>118 707</text:p>
          </table:table-cell>
          <table:table-cell office:value-type="float" office:value="121269.645" calcext:value-type="float">
            <text:p><text:s text:c="2"/>121 270</text:p>
          </table:table-cell>
          <table:table-cell office:value-type="float" office:value="123854.64" calcext:value-type="float">
            <text:p><text:s text:c="2"/>123 855</text:p>
          </table:table-cell>
          <table:table-cell office:value-type="float" office:value="126447.965" calcext:value-type="float">
            <text:p><text:s text:c="2"/>126 448</text:p>
          </table:table-cell>
          <table:table-cell office:value-type="float" office:value="129029.691" calcext:value-type="float">
            <text:p><text:s text:c="2"/>129 030</text:p>
          </table:table-cell>
          <table:table-cell office:value-type="float" office:value="131581.243" calcext:value-type="float">
            <text:p><text:s text:c="2"/>131 581</text:p>
          </table:table-cell>
          <table:table-cell office:value-type="float" office:value="134107.16" calcext:value-type="float">
            <text:p><text:s text:c="2"/>134 107</text:p>
          </table:table-cell>
          <table:table-cell office:value-type="float" office:value="136600.667" calcext:value-type="float">
            <text:p><text:s text:c="2"/>136 601</text:p>
          </table:table-cell>
          <table:table-cell office:value-type="float" office:value="139019.001" calcext:value-type="float">
            <text:p><text:s text:c="2"/>139 019</text:p>
          </table:table-cell>
          <table:table-cell office:value-type="float" office:value="141307.489" calcext:value-type="float">
            <text:p><text:s text:c="2"/>141 307</text:p>
          </table:table-cell>
          <table:table-cell office:value-type="float" office:value="143431.101" calcext:value-type="float">
            <text:p><text:s text:c="2"/>143 431</text:p>
          </table:table-cell>
          <table:table-cell office:value-type="float" office:value="145368.004" calcext:value-type="float">
            <text:p><text:s text:c="2"/>145 368</text:p>
          </table:table-cell>
          <table:table-cell office:value-type="float" office:value="147139.191" calcext:value-type="float">
            <text:p><text:s text:c="2"/>147 139</text:p>
          </table:table-cell>
          <table:table-cell office:value-type="float" office:value="148805.814" calcext:value-type="float">
            <text:p><text:s text:c="2"/>148 806</text:p>
          </table:table-cell>
          <table:table-cell office:value-type="float" office:value="150454.708" calcext:value-type="float">
            <text:p><text:s text:c="2"/>150 455</text:p>
          </table:table-cell>
          <table:table-cell office:value-type="float" office:value="152149.102" calcext:value-type="float">
            <text:p><text:s text:c="2"/>152 149</text:p>
          </table:table-cell>
          <table:table-cell office:value-type="float" office:value="153911.916" calcext:value-type="float">
            <text:p><text:s text:c="2"/>153 912</text:p>
          </table:table-cell>
          <table:table-cell office:value-type="float" office:value="155727.053" calcext:value-type="float">
            <text:p><text:s text:c="2"/>155 727</text:p>
          </table:table-cell>
          <table:table-cell office:value-type="float" office:value="157571.292" calcext:value-type="float">
            <text:p><text:s text:c="2"/>157 571</text:p>
          </table:table-cell>
          <table:table-cell office:value-type="float" office:value="159405.279" calcext:value-type="float">
            <text:p><text:s text:c="2"/>159 405</text:p>
          </table:table-cell>
          <table:table-cell office:value-type="float" office:value="161200.886" calcext:value-type="float">
            <text:p><text:s text:c="2"/>161 2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hutan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76.797" calcext:value-type="float">
            <text:p><text:s text:c="3"/>177</text:p>
          </table:table-cell>
          <table:table-cell office:value-type="float" office:value="180.825" calcext:value-type="float">
            <text:p><text:s text:c="3"/>181</text:p>
          </table:table-cell>
          <table:table-cell office:value-type="float" office:value="184.79" calcext:value-type="float">
            <text:p><text:s text:c="3"/>185</text:p>
          </table:table-cell>
          <table:table-cell office:value-type="float" office:value="188.816" calcext:value-type="float">
            <text:p><text:s text:c="3"/>189</text:p>
          </table:table-cell>
          <table:table-cell office:value-type="float" office:value="193.011" calcext:value-type="float">
            <text:p><text:s text:c="3"/>193</text:p>
          </table:table-cell>
          <table:table-cell office:value-type="float" office:value="197.457" calcext:value-type="float">
            <text:p><text:s text:c="3"/>197</text:p>
          </table:table-cell>
          <table:table-cell office:value-type="float" office:value="202.174" calcext:value-type="float">
            <text:p><text:s text:c="3"/>202</text:p>
          </table:table-cell>
          <table:table-cell office:value-type="float" office:value="207.165" calcext:value-type="float">
            <text:p><text:s text:c="3"/>207</text:p>
          </table:table-cell>
          <table:table-cell office:value-type="float" office:value="212.384" calcext:value-type="float">
            <text:p><text:s text:c="3"/>212</text:p>
          </table:table-cell>
          <table:table-cell office:value-type="float" office:value="217.773" calcext:value-type="float">
            <text:p><text:s text:c="3"/>218</text:p>
          </table:table-cell>
          <table:table-cell office:value-type="float" office:value="223.288" calcext:value-type="float">
            <text:p><text:s text:c="3"/>223</text:p>
          </table:table-cell>
          <table:table-cell office:value-type="float" office:value="228.918" calcext:value-type="float">
            <text:p><text:s text:c="3"/>229</text:p>
          </table:table-cell>
          <table:table-cell office:value-type="float" office:value="234.706" calcext:value-type="float">
            <text:p><text:s text:c="3"/>235</text:p>
          </table:table-cell>
          <table:table-cell office:value-type="float" office:value="240.778" calcext:value-type="float">
            <text:p><text:s text:c="3"/>241</text:p>
          </table:table-cell>
          <table:table-cell office:value-type="float" office:value="247.325" calcext:value-type="float">
            <text:p><text:s text:c="3"/>247</text:p>
          </table:table-cell>
          <table:table-cell office:value-type="float" office:value="254.464" calcext:value-type="float">
            <text:p><text:s text:c="3"/>254</text:p>
          </table:table-cell>
          <table:table-cell office:value-type="float" office:value="262.244" calcext:value-type="float">
            <text:p><text:s text:c="3"/>262</text:p>
          </table:table-cell>
          <table:table-cell office:value-type="float" office:value="270.622" calcext:value-type="float">
            <text:p><text:s text:c="3"/>271</text:p>
          </table:table-cell>
          <table:table-cell office:value-type="float" office:value="279.515" calcext:value-type="float">
            <text:p><text:s text:c="3"/>280</text:p>
          </table:table-cell>
          <table:table-cell office:value-type="float" office:value="288.774" calcext:value-type="float">
            <text:p><text:s text:c="3"/>289</text:p>
          </table:table-cell>
          <table:table-cell office:value-type="float" office:value="298.301" calcext:value-type="float">
            <text:p><text:s text:c="3"/>298</text:p>
          </table:table-cell>
          <table:table-cell office:value-type="float" office:value="308.053" calcext:value-type="float">
            <text:p><text:s text:c="3"/>308</text:p>
          </table:table-cell>
          <table:table-cell office:value-type="float" office:value="318.045" calcext:value-type="float">
            <text:p><text:s text:c="3"/>318</text:p>
          </table:table-cell>
          <table:table-cell office:value-type="float" office:value="328.312" calcext:value-type="float">
            <text:p><text:s text:c="3"/>328</text:p>
          </table:table-cell>
          <table:table-cell office:value-type="float" office:value="338.943" calcext:value-type="float">
            <text:p><text:s text:c="3"/>339</text:p>
          </table:table-cell>
          <table:table-cell office:value-type="float" office:value="349.982" calcext:value-type="float">
            <text:p><text:s text:c="3"/>350</text:p>
          </table:table-cell>
          <table:table-cell office:value-type="float" office:value="361.455" calcext:value-type="float">
            <text:p><text:s text:c="3"/>361</text:p>
          </table:table-cell>
          <table:table-cell office:value-type="float" office:value="373.324" calcext:value-type="float">
            <text:p><text:s text:c="3"/>373</text:p>
          </table:table-cell>
          <table:table-cell office:value-type="float" office:value="385.384" calcext:value-type="float">
            <text:p><text:s text:c="3"/>385</text:p>
          </table:table-cell>
          <table:table-cell office:value-type="float" office:value="397.39" calcext:value-type="float">
            <text:p><text:s text:c="3"/>397</text:p>
          </table:table-cell>
          <table:table-cell office:value-type="float" office:value="409.172" calcext:value-type="float">
            <text:p><text:s text:c="3"/>409</text:p>
          </table:table-cell>
          <table:table-cell office:value-type="float" office:value="420.38" calcext:value-type="float">
            <text:p><text:s text:c="3"/>420</text:p>
          </table:table-cell>
          <table:table-cell office:value-type="float" office:value="431.05" calcext:value-type="float">
            <text:p><text:s text:c="3"/>431</text:p>
          </table:table-cell>
          <table:table-cell office:value-type="float" office:value="441.847" calcext:value-type="float">
            <text:p><text:s text:c="3"/>442</text:p>
          </table:table-cell>
          <table:table-cell office:value-type="float" office:value="453.72" calcext:value-type="float">
            <text:p><text:s text:c="3"/>454</text:p>
          </table:table-cell>
          <table:table-cell office:value-type="float" office:value="467.178" calcext:value-type="float">
            <text:p><text:s text:c="3"/>467</text:p>
          </table:table-cell>
          <table:table-cell office:value-type="float" office:value="482.952" calcext:value-type="float">
            <text:p><text:s text:c="3"/>483</text:p>
          </table:table-cell>
          <table:table-cell office:value-type="float" office:value="500.437" calcext:value-type="float">
            <text:p><text:s text:c="3"/>500</text:p>
          </table:table-cell>
          <table:table-cell office:value-type="float" office:value="517.273" calcext:value-type="float">
            <text:p><text:s text:c="3"/>517</text:p>
          </table:table-cell>
          <table:table-cell office:value-type="float" office:value="530.257" calcext:value-type="float">
            <text:p><text:s text:c="3"/>530</text:p>
          </table:table-cell>
          <table:table-cell office:value-type="float" office:value="537.28" calcext:value-type="float">
            <text:p><text:s text:c="3"/>537</text:p>
          </table:table-cell>
          <table:table-cell office:value-type="float" office:value="537.284" calcext:value-type="float">
            <text:p><text:s text:c="3"/>537</text:p>
          </table:table-cell>
          <table:table-cell office:value-type="float" office:value="531.525" calcext:value-type="float">
            <text:p><text:s text:c="3"/>532</text:p>
          </table:table-cell>
          <table:table-cell office:value-type="float" office:value="523.117" calcext:value-type="float">
            <text:p><text:s text:c="3"/>523</text:p>
          </table:table-cell>
          <table:table-cell office:value-type="float" office:value="516.503" calcext:value-type="float">
            <text:p><text:s text:c="3"/>517</text:p>
          </table:table-cell>
          <table:table-cell office:value-type="float" office:value="514.877" calcext:value-type="float">
            <text:p><text:s text:c="3"/>515</text:p>
          </table:table-cell>
          <table:table-cell office:value-type="float" office:value="519.282" calcext:value-type="float">
            <text:p><text:s text:c="3"/>519</text:p>
          </table:table-cell>
          <table:table-cell office:value-type="float" office:value="528.754" calcext:value-type="float">
            <text:p><text:s text:c="3"/>529</text:p>
          </table:table-cell>
          <table:table-cell office:value-type="float" office:value="542.155" calcext:value-type="float">
            <text:p><text:s text:c="3"/>542</text:p>
          </table:table-cell>
          <table:table-cell office:value-type="float" office:value="557.543" calcext:value-type="float">
            <text:p><text:s text:c="3"/>558</text:p>
          </table:table-cell>
          <table:table-cell office:value-type="float" office:value="573.416" calcext:value-type="float">
            <text:p><text:s text:c="3"/>573</text:p>
          </table:table-cell>
          <table:table-cell office:value-type="float" office:value="589.6" calcext:value-type="float">
            <text:p><text:s text:c="3"/>590</text:p>
          </table:table-cell>
          <table:table-cell office:value-type="float" office:value="606.399" calcext:value-type="float">
            <text:p><text:s text:c="3"/>606</text:p>
          </table:table-cell>
          <table:table-cell office:value-type="float" office:value="623.434" calcext:value-type="float">
            <text:p><text:s text:c="3"/>623</text:p>
          </table:table-cell>
          <table:table-cell office:value-type="float" office:value="640.282" calcext:value-type="float">
            <text:p><text:s text:c="3"/>640</text:p>
          </table:table-cell>
          <table:table-cell office:value-type="float" office:value="656.639" calcext:value-type="float">
            <text:p><text:s text:c="3"/>657</text:p>
          </table:table-cell>
          <table:table-cell office:value-type="float" office:value="672.228" calcext:value-type="float">
            <text:p><text:s text:c="3"/>672</text:p>
          </table:table-cell>
          <table:table-cell office:value-type="float" office:value="686.958" calcext:value-type="float">
            <text:p><text:s text:c="3"/>687</text:p>
          </table:table-cell>
          <table:table-cell office:value-type="float" office:value="700.95" calcext:value-type="float">
            <text:p><text:s text:c="3"/>701</text:p>
          </table:table-cell>
          <table:table-cell office:value-type="float" office:value="714.458" calcext:value-type="float">
            <text:p><text:s text:c="3"/>714</text:p>
          </table:table-cell>
          <table:table-cell office:value-type="float" office:value="727.641" calcext:value-type="float">
            <text:p><text:s text:c="3"/>728</text:p>
          </table:table-cell>
          <table:table-cell office:value-type="float" office:value="740.51" calcext:value-type="float">
            <text:p><text:s text:c="3"/>741</text:p>
          </table:table-cell>
          <table:table-cell office:value-type="float" office:value="752.967" calcext:value-type="float">
            <text:p><text:s text:c="3"/>753</text:p>
          </table:table-cell>
          <table:table-cell office:value-type="float" office:value="764.961" calcext:value-type="float">
            <text:p><text:s text:c="3"/>765</text:p>
          </table:table-cell>
          <table:table-cell office:value-type="float" office:value="776.448" calcext:value-type="float">
            <text:p><text:s text:c="3"/>776</text:p>
          </table:table-cell>
          <table:table-cell office:value-type="float" office:value="787.386" calcext:value-type="float">
            <text:p><text:s text:c="3"/>7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376325.2" calcext:value-type="float">
            <text:p><text:s text:c="2"/>376 325</text:p>
          </table:table-cell>
          <table:table-cell office:value-type="float" office:value="382245.303" calcext:value-type="float">
            <text:p><text:s text:c="2"/>382 245</text:p>
          </table:table-cell>
          <table:table-cell office:value-type="float" office:value="388538.62" calcext:value-type="float">
            <text:p><text:s text:c="2"/>388 539</text:p>
          </table:table-cell>
          <table:table-cell office:value-type="float" office:value="395160.091" calcext:value-type="float">
            <text:p><text:s text:c="2"/>395 160</text:p>
          </table:table-cell>
          <table:table-cell office:value-type="float" office:value="402077.026" calcext:value-type="float">
            <text:p><text:s text:c="2"/>402 077</text:p>
          </table:table-cell>
          <table:table-cell office:value-type="float" office:value="409269.055" calcext:value-type="float">
            <text:p><text:s text:c="2"/>409 269</text:p>
          </table:table-cell>
          <table:table-cell office:value-type="float" office:value="416728.771" calcext:value-type="float">
            <text:p><text:s text:c="2"/>416 729</text:p>
          </table:table-cell>
          <table:table-cell office:value-type="float" office:value="424461.108" calcext:value-type="float">
            <text:p><text:s text:c="2"/>424 461</text:p>
          </table:table-cell>
          <table:table-cell office:value-type="float" office:value="432481.663" calcext:value-type="float">
            <text:p><text:s text:c="2"/>432 482</text:p>
          </table:table-cell>
          <table:table-cell office:value-type="float" office:value="440813.896" calcext:value-type="float">
            <text:p><text:s text:c="2"/>440 814</text:p>
          </table:table-cell>
          <table:table-cell office:value-type="float" office:value="449480.608" calcext:value-type="float">
            <text:p><text:s text:c="2"/>449 481</text:p>
          </table:table-cell>
          <table:table-cell office:value-type="float" office:value="458494.963" calcext:value-type="float">
            <text:p><text:s text:c="2"/>458 495</text:p>
          </table:table-cell>
          <table:table-cell office:value-type="float" office:value="467852.537" calcext:value-type="float">
            <text:p><text:s text:c="2"/>467 853</text:p>
          </table:table-cell>
          <table:table-cell office:value-type="float" office:value="477527.97" calcext:value-type="float">
            <text:p><text:s text:c="2"/>477 528</text:p>
          </table:table-cell>
          <table:table-cell office:value-type="float" office:value="487484.535" calcext:value-type="float">
            <text:p><text:s text:c="2"/>487 485</text:p>
          </table:table-cell>
          <table:table-cell office:value-type="float" office:value="497702.365" calcext:value-type="float">
            <text:p><text:s text:c="2"/>497 702</text:p>
          </table:table-cell>
          <table:table-cell office:value-type="float" office:value="508161.935" calcext:value-type="float">
            <text:p><text:s text:c="2"/>508 162</text:p>
          </table:table-cell>
          <table:table-cell office:value-type="float" office:value="518889.779" calcext:value-type="float">
            <text:p><text:s text:c="2"/>518 890</text:p>
          </table:table-cell>
          <table:table-cell office:value-type="float" office:value="529967.317" calcext:value-type="float">
            <text:p><text:s text:c="2"/>529 967</text:p>
          </table:table-cell>
          <table:table-cell office:value-type="float" office:value="541505.076" calcext:value-type="float">
            <text:p><text:s text:c="2"/>541 505</text:p>
          </table:table-cell>
          <table:table-cell office:value-type="float" office:value="553578.513" calcext:value-type="float">
            <text:p><text:s text:c="2"/>553 579</text:p>
          </table:table-cell>
          <table:table-cell office:value-type="float" office:value="566224.812" calcext:value-type="float">
            <text:p><text:s text:c="2"/>566 225</text:p>
          </table:table-cell>
          <table:table-cell office:value-type="float" office:value="579411.513" calcext:value-type="float">
            <text:p><text:s text:c="2"/>579 412</text:p>
          </table:table-cell>
          <table:table-cell office:value-type="float" office:value="593058.926" calcext:value-type="float">
            <text:p><text:s text:c="2"/>593 059</text:p>
          </table:table-cell>
          <table:table-cell office:value-type="float" office:value="607050.255" calcext:value-type="float">
            <text:p><text:s text:c="2"/>607 050</text:p>
          </table:table-cell>
          <table:table-cell office:value-type="float" office:value="621301.72" calcext:value-type="float">
            <text:p><text:s text:c="2"/>621 302</text:p>
          </table:table-cell>
          <table:table-cell office:value-type="float" office:value="635771.734" calcext:value-type="float">
            <text:p><text:s text:c="2"/>635 772</text:p>
          </table:table-cell>
          <table:table-cell office:value-type="float" office:value="650485.03" calcext:value-type="float">
            <text:p><text:s text:c="2"/>650 485</text:p>
          </table:table-cell>
          <table:table-cell office:value-type="float" office:value="665502.284" calcext:value-type="float">
            <text:p><text:s text:c="2"/>665 502</text:p>
          </table:table-cell>
          <table:table-cell office:value-type="float" office:value="680915.804" calcext:value-type="float">
            <text:p><text:s text:c="2"/>680 916</text:p>
          </table:table-cell>
          <table:table-cell office:value-type="float" office:value="696783.517" calcext:value-type="float">
            <text:p><text:s text:c="2"/>696 784</text:p>
          </table:table-cell>
          <table:table-cell office:value-type="float" office:value="713118.032" calcext:value-type="float">
            <text:p><text:s text:c="2"/>713 118</text:p>
          </table:table-cell>
          <table:table-cell office:value-type="float" office:value="729868.013" calcext:value-type="float">
            <text:p><text:s text:c="2"/>729 868</text:p>
          </table:table-cell>
          <table:table-cell office:value-type="float" office:value="746949.067" calcext:value-type="float">
            <text:p><text:s text:c="2"/>746 949</text:p>
          </table:table-cell>
          <table:table-cell office:value-type="float" office:value="764245.202" calcext:value-type="float">
            <text:p><text:s text:c="2"/>764 245</text:p>
          </table:table-cell>
          <table:table-cell office:value-type="float" office:value="781666.671" calcext:value-type="float">
            <text:p><text:s text:c="2"/>781 667</text:p>
          </table:table-cell>
          <table:table-cell office:value-type="float" office:value="799181.436" calcext:value-type="float">
            <text:p><text:s text:c="2"/>799 181</text:p>
          </table:table-cell>
          <table:table-cell office:value-type="float" office:value="816792.741" calcext:value-type="float">
            <text:p><text:s text:c="2"/>816 793</text:p>
          </table:table-cell>
          <table:table-cell office:value-type="float" office:value="834489.322" calcext:value-type="float">
            <text:p><text:s text:c="2"/>834 489</text:p>
          </table:table-cell>
          <table:table-cell office:value-type="float" office:value="852270.034" calcext:value-type="float">
            <text:p><text:s text:c="2"/>852 270</text:p>
          </table:table-cell>
          <table:table-cell office:value-type="float" office:value="870133.48" calcext:value-type="float">
            <text:p><text:s text:c="2"/>870 133</text:p>
          </table:table-cell>
          <table:table-cell office:value-type="float" office:value="888054.875" calcext:value-type="float">
            <text:p><text:s text:c="2"/>888 055</text:p>
          </table:table-cell>
          <table:table-cell office:value-type="float" office:value="906021.106" calcext:value-type="float">
            <text:p><text:s text:c="2"/>906 021</text:p>
          </table:table-cell>
          <table:table-cell office:value-type="float" office:value="924057.817" calcext:value-type="float">
            <text:p><text:s text:c="2"/>924 058</text:p>
          </table:table-cell>
          <table:table-cell office:value-type="float" office:value="942204.249" calcext:value-type="float">
            <text:p><text:s text:c="2"/>942 204</text:p>
          </table:table-cell>
          <table:table-cell office:value-type="float" office:value="960482.795" calcext:value-type="float">
            <text:p><text:s text:c="2"/>960 483</text:p>
          </table:table-cell>
          <table:table-cell office:value-type="float" office:value="978893.217" calcext:value-type="float">
            <text:p><text:s text:c="2"/>978 893</text:p>
          </table:table-cell>
          <table:table-cell office:value-type="float" office:value="997405.318" calcext:value-type="float">
            <text:p><text:s text:c="2"/>997 405</text:p>
          </table:table-cell>
          <table:table-cell office:value-type="float" office:value="1015974.042" calcext:value-type="float">
            <text:p><text:s/>1 015 974</text:p>
          </table:table-cell>
          <table:table-cell office:value-type="float" office:value="1034539.214" calcext:value-type="float">
            <text:p><text:s/>1 034 539</text:p>
          </table:table-cell>
          <table:table-cell office:value-type="float" office:value="1053050.912" calcext:value-type="float">
            <text:p><text:s/>1 053 051</text:p>
          </table:table-cell>
          <table:table-cell office:value-type="float" office:value="1071477.855" calcext:value-type="float">
            <text:p><text:s/>1 071 478</text:p>
          </table:table-cell>
          <table:table-cell office:value-type="float" office:value="1089807.112" calcext:value-type="float">
            <text:p><text:s/>1 089 807</text:p>
          </table:table-cell>
          <table:table-cell office:value-type="float" office:value="1108027.848" calcext:value-type="float">
            <text:p><text:s/>1 108 028</text:p>
          </table:table-cell>
          <table:table-cell office:value-type="float" office:value="1126135.777" calcext:value-type="float">
            <text:p><text:s/>1 126 136</text:p>
          </table:table-cell>
          <table:table-cell office:value-type="float" office:value="1144118.674" calcext:value-type="float">
            <text:p><text:s/>1 144 119</text:p>
          </table:table-cell>
          <table:table-cell office:value-type="float" office:value="1161977.719" calcext:value-type="float">
            <text:p><text:s/>1 161 978</text:p>
          </table:table-cell>
          <table:table-cell office:value-type="float" office:value="1179681.239" calcext:value-type="float">
            <text:p><text:s/>1 179 681</text:p>
          </table:table-cell>
          <table:table-cell office:value-type="float" office:value="1197146.906" calcext:value-type="float">
            <text:p><text:s/>1 197 147</text:p>
          </table:table-cell>
          <table:table-cell office:value-type="float" office:value="1214270.132" calcext:value-type="float">
            <text:p><text:s/>1 214 270</text:p>
          </table:table-cell>
          <table:table-cell office:value-type="float" office:value="1230980.691" calcext:value-type="float">
            <text:p><text:s/>1 230 981</text:p>
          </table:table-cell>
          <table:table-cell office:value-type="float" office:value="1247236.029" calcext:value-type="float">
            <text:p><text:s/>1 247 236</text:p>
          </table:table-cell>
          <table:table-cell office:value-type="float" office:value="1263065.852" calcext:value-type="float">
            <text:p><text:s/>1 263 066</text:p>
          </table:table-cell>
          <table:table-cell office:value-type="float" office:value="1278562.207" calcext:value-type="float">
            <text:p><text:s/>1 278 562</text:p>
          </table:table-cell>
          <table:table-cell office:value-type="float" office:value="1293859.294" calcext:value-type="float">
            <text:p><text:s/>1 293 859</text:p>
          </table:table-cell>
          <table:table-cell office:value-type="float" office:value="1309053.98" calcext:value-type="float">
            <text:p><text:s/>1 309 0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ran (Islamic Republic of)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7119.268" calcext:value-type="float">
            <text:p><text:s text:c="2"/>17 119</text:p>
          </table:table-cell>
          <table:table-cell office:value-type="float" office:value="17516.575" calcext:value-type="float">
            <text:p><text:s text:c="2"/>17 517</text:p>
          </table:table-cell>
          <table:table-cell office:value-type="float" office:value="17933.356" calcext:value-type="float">
            <text:p><text:s text:c="2"/>17 933</text:p>
          </table:table-cell>
          <table:table-cell office:value-type="float" office:value="18368.896" calcext:value-type="float">
            <text:p><text:s text:c="2"/>18 369</text:p>
          </table:table-cell>
          <table:table-cell office:value-type="float" office:value="18822.603" calcext:value-type="float">
            <text:p><text:s text:c="2"/>18 823</text:p>
          </table:table-cell>
          <table:table-cell office:value-type="float" office:value="19293.999" calcext:value-type="float">
            <text:p><text:s text:c="2"/>19 294</text:p>
          </table:table-cell>
          <table:table-cell office:value-type="float" office:value="19782.701" calcext:value-type="float">
            <text:p><text:s text:c="2"/>19 783</text:p>
          </table:table-cell>
          <table:table-cell office:value-type="float" office:value="20288.436" calcext:value-type="float">
            <text:p><text:s text:c="2"/>20 288</text:p>
          </table:table-cell>
          <table:table-cell office:value-type="float" office:value="20811.061" calcext:value-type="float">
            <text:p><text:s text:c="2"/>20 811</text:p>
          </table:table-cell>
          <table:table-cell office:value-type="float" office:value="21350.524" calcext:value-type="float">
            <text:p><text:s text:c="2"/>21 351</text:p>
          </table:table-cell>
          <table:table-cell office:value-type="float" office:value="21906.903" calcext:value-type="float">
            <text:p><text:s text:c="2"/>21 907</text:p>
          </table:table-cell>
          <table:table-cell office:value-type="float" office:value="22480.418" calcext:value-type="float">
            <text:p><text:s text:c="2"/>22 480</text:p>
          </table:table-cell>
          <table:table-cell office:value-type="float" office:value="23071.429" calcext:value-type="float">
            <text:p><text:s text:c="2"/>23 071</text:p>
          </table:table-cell>
          <table:table-cell office:value-type="float" office:value="23680.432" calcext:value-type="float">
            <text:p><text:s text:c="2"/>23 680</text:p>
          </table:table-cell>
          <table:table-cell office:value-type="float" office:value="24308.085" calcext:value-type="float">
            <text:p><text:s text:c="2"/>24 308</text:p>
          </table:table-cell>
          <table:table-cell office:value-type="float" office:value="24955.115" calcext:value-type="float">
            <text:p><text:s text:c="2"/>24 955</text:p>
          </table:table-cell>
          <table:table-cell office:value-type="float" office:value="25624.656" calcext:value-type="float">
            <text:p><text:s text:c="2"/>25 625</text:p>
          </table:table-cell>
          <table:table-cell office:value-type="float" office:value="26318.119" calcext:value-type="float">
            <text:p><text:s text:c="2"/>26 318</text:p>
          </table:table-cell>
          <table:table-cell office:value-type="float" office:value="27032.943" calcext:value-type="float">
            <text:p><text:s text:c="2"/>27 033</text:p>
          </table:table-cell>
          <table:table-cell office:value-type="float" office:value="27765.243" calcext:value-type="float">
            <text:p><text:s text:c="2"/>27 765</text:p>
          </table:table-cell>
          <table:table-cell office:value-type="float" office:value="28514.01" calcext:value-type="float">
            <text:p><text:s text:c="2"/>28 514</text:p>
          </table:table-cell>
          <table:table-cell office:value-type="float" office:value="29281.268" calcext:value-type="float">
            <text:p><text:s text:c="2"/>29 281</text:p>
          </table:table-cell>
          <table:table-cell office:value-type="float" office:value="30074.298" calcext:value-type="float">
            <text:p><text:s text:c="2"/>30 074</text:p>
          </table:table-cell>
          <table:table-cell office:value-type="float" office:value="30904.271" calcext:value-type="float">
            <text:p><text:s text:c="2"/>30 904</text:p>
          </table:table-cell>
          <table:table-cell office:value-type="float" office:value="31785.5" calcext:value-type="float">
            <text:p><text:s text:c="2"/>31 786</text:p>
          </table:table-cell>
          <table:table-cell office:value-type="float" office:value="32730.554" calcext:value-type="float">
            <text:p><text:s text:c="2"/>32 731</text:p>
          </table:table-cell>
          <table:table-cell office:value-type="float" office:value="33737.768" calcext:value-type="float">
            <text:p><text:s text:c="2"/>33 738</text:p>
          </table:table-cell>
          <table:table-cell office:value-type="float" office:value="34810.723" calcext:value-type="float">
            <text:p><text:s text:c="2"/>34 811</text:p>
          </table:table-cell>
          <table:table-cell office:value-type="float" office:value="35972.652" calcext:value-type="float">
            <text:p><text:s text:c="2"/>35 973</text:p>
          </table:table-cell>
          <table:table-cell office:value-type="float" office:value="37252.659" calcext:value-type="float">
            <text:p><text:s text:c="2"/>37 253</text:p>
          </table:table-cell>
          <table:table-cell office:value-type="float" office:value="38668.22" calcext:value-type="float">
            <text:p><text:s text:c="2"/>38 668</text:p>
          </table:table-cell>
          <table:table-cell office:value-type="float" office:value="40217.629" calcext:value-type="float">
            <text:p><text:s text:c="2"/>40 218</text:p>
          </table:table-cell>
          <table:table-cell office:value-type="float" office:value="41883.332" calcext:value-type="float">
            <text:p><text:s text:c="2"/>41 883</text:p>
          </table:table-cell>
          <table:table-cell office:value-type="float" office:value="43645.092" calcext:value-type="float">
            <text:p><text:s text:c="2"/>43 645</text:p>
          </table:table-cell>
          <table:table-cell office:value-type="float" office:value="45474.708" calcext:value-type="float">
            <text:p><text:s text:c="2"/>45 475</text:p>
          </table:table-cell>
          <table:table-cell office:value-type="float" office:value="47342.702" calcext:value-type="float">
            <text:p><text:s text:c="2"/>47 343</text:p>
          </table:table-cell>
          <table:table-cell office:value-type="float" office:value="49256.842" calcext:value-type="float">
            <text:p><text:s text:c="2"/>49 257</text:p>
          </table:table-cell>
          <table:table-cell office:value-type="float" office:value="51197.482" calcext:value-type="float">
            <text:p><text:s text:c="2"/>51 197</text:p>
          </table:table-cell>
          <table:table-cell office:value-type="float" office:value="53075.618" calcext:value-type="float">
            <text:p><text:s text:c="2"/>53 076</text:p>
          </table:table-cell>
          <table:table-cell office:value-type="float" office:value="54777.114" calcext:value-type="float">
            <text:p><text:s text:c="2"/>54 777</text:p>
          </table:table-cell>
          <table:table-cell office:value-type="float" office:value="56226.185" calcext:value-type="float">
            <text:p><text:s text:c="2"/>56 226</text:p>
          </table:table-cell>
          <table:table-cell office:value-type="float" office:value="57375.584" calcext:value-type="float">
            <text:p><text:s text:c="2"/>57 376</text:p>
          </table:table-cell>
          <table:table-cell office:value-type="float" office:value="58260.738" calcext:value-type="float">
            <text:p><text:s text:c="2"/>58 261</text:p>
          </table:table-cell>
          <table:table-cell office:value-type="float" office:value="58991.218" calcext:value-type="float">
            <text:p><text:s text:c="2"/>58 991</text:p>
          </table:table-cell>
          <table:table-cell office:value-type="float" office:value="59725.125" calcext:value-type="float">
            <text:p><text:s text:c="2"/>59 725</text:p>
          </table:table-cell>
          <table:table-cell office:value-type="float" office:value="60575.644" calcext:value-type="float">
            <text:p><text:s text:c="2"/>60 576</text:p>
          </table:table-cell>
          <table:table-cell office:value-type="float" office:value="61583.089" calcext:value-type="float">
            <text:p><text:s text:c="2"/>61 583</text:p>
          </table:table-cell>
          <table:table-cell office:value-type="float" office:value="62710.557" calcext:value-type="float">
            <text:p><text:s text:c="2"/>62 711</text:p>
          </table:table-cell>
          <table:table-cell office:value-type="float" office:value="63900.63" calcext:value-type="float">
            <text:p><text:s text:c="2"/>63 901</text:p>
          </table:table-cell>
          <table:table-cell office:value-type="float" office:value="65062.66" calcext:value-type="float">
            <text:p><text:s text:c="2"/>65 063</text:p>
          </table:table-cell>
          <table:table-cell office:value-type="float" office:value="66131.854" calcext:value-type="float">
            <text:p><text:s text:c="2"/>66 132</text:p>
          </table:table-cell>
          <table:table-cell office:value-type="float" office:value="67096.414" calcext:value-type="float">
            <text:p><text:s text:c="2"/>67 096</text:p>
          </table:table-cell>
          <table:table-cell office:value-type="float" office:value="67983.33" calcext:value-type="float">
            <text:p><text:s text:c="2"/>67 983</text:p>
          </table:table-cell>
          <table:table-cell office:value-type="float" office:value="68812.713" calcext:value-type="float">
            <text:p><text:s text:c="2"/>68 813</text:p>
          </table:table-cell>
          <table:table-cell office:value-type="float" office:value="69617.1" calcext:value-type="float">
            <text:p><text:s text:c="2"/>69 617</text:p>
          </table:table-cell>
          <table:table-cell office:value-type="float" office:value="70421.811" calcext:value-type="float">
            <text:p><text:s text:c="2"/>70 422</text:p>
          </table:table-cell>
          <table:table-cell office:value-type="float" office:value="71227.88" calcext:value-type="float">
            <text:p><text:s text:c="2"/>71 228</text:p>
          </table:table-cell>
          <table:table-cell office:value-type="float" office:value="72031.103" calcext:value-type="float">
            <text:p><text:s text:c="2"/>72 031</text:p>
          </table:table-cell>
          <table:table-cell office:value-type="float" office:value="72845.542" calcext:value-type="float">
            <text:p><text:s text:c="2"/>72 846</text:p>
          </table:table-cell>
          <table:table-cell office:value-type="float" office:value="73687.565" calcext:value-type="float">
            <text:p><text:s text:c="2"/>73 688</text:p>
          </table:table-cell>
          <table:table-cell office:value-type="float" office:value="74567.511" calcext:value-type="float">
            <text:p><text:s text:c="2"/>74 568</text:p>
          </table:table-cell>
          <table:table-cell office:value-type="float" office:value="75491.582" calcext:value-type="float">
            <text:p><text:s text:c="2"/>75 492</text:p>
          </table:table-cell>
          <table:table-cell office:value-type="float" office:value="76453.574" calcext:value-type="float">
            <text:p><text:s text:c="2"/>76 454</text:p>
          </table:table-cell>
          <table:table-cell office:value-type="float" office:value="77435.384" calcext:value-type="float">
            <text:p><text:s text:c="2"/>77 435</text:p>
          </table:table-cell>
          <table:table-cell office:value-type="float" office:value="78411.092" calcext:value-type="float">
            <text:p><text:s text:c="2"/>78 411</text:p>
          </table:table-cell>
          <table:table-cell office:value-type="float" office:value="79360.487" calcext:value-type="float">
            <text:p><text:s text:c="2"/>79 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ldives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73.714" calcext:value-type="float">
            <text:p><text:s text:c="3"/>74</text:p>
          </table:table-cell>
          <table:table-cell office:value-type="float" office:value="74.223" calcext:value-type="float">
            <text:p><text:s text:c="3"/>74</text:p>
          </table:table-cell>
          <table:table-cell office:value-type="float" office:value="75.194" calcext:value-type="float">
            <text:p><text:s text:c="3"/>75</text:p>
          </table:table-cell>
          <table:table-cell office:value-type="float" office:value="76.486" calcext:value-type="float">
            <text:p><text:s text:c="3"/>76</text:p>
          </table:table-cell>
          <table:table-cell office:value-type="float" office:value="78.016" calcext:value-type="float">
            <text:p><text:s text:c="3"/>78</text:p>
          </table:table-cell>
          <table:table-cell office:value-type="float" office:value="79.714" calcext:value-type="float">
            <text:p><text:s text:c="3"/>80</text:p>
          </table:table-cell>
          <table:table-cell office:value-type="float" office:value="81.52" calcext:value-type="float">
            <text:p><text:s text:c="3"/>82</text:p>
          </table:table-cell>
          <table:table-cell office:value-type="float" office:value="83.435" calcext:value-type="float">
            <text:p><text:s text:c="3"/>83</text:p>
          </table:table-cell>
          <table:table-cell office:value-type="float" office:value="85.451" calcext:value-type="float">
            <text:p><text:s text:c="3"/>85</text:p>
          </table:table-cell>
          <table:table-cell office:value-type="float" office:value="87.59" calcext:value-type="float">
            <text:p><text:s text:c="3"/>88</text:p>
          </table:table-cell>
          <table:table-cell office:value-type="float" office:value="89.887" calcext:value-type="float">
            <text:p><text:s text:c="3"/>90</text:p>
          </table:table-cell>
          <table:table-cell office:value-type="float" office:value="92.35" calcext:value-type="float">
            <text:p><text:s text:c="3"/>92</text:p>
          </table:table-cell>
          <table:table-cell office:value-type="float" office:value="94.938" calcext:value-type="float">
            <text:p><text:s text:c="3"/>95</text:p>
          </table:table-cell>
          <table:table-cell office:value-type="float" office:value="97.584" calcext:value-type="float">
            <text:p><text:s text:c="3"/>98</text:p>
          </table:table-cell>
          <table:table-cell office:value-type="float" office:value="100.214" calcext:value-type="float">
            <text:p><text:s text:c="3"/>100</text:p>
          </table:table-cell>
          <table:table-cell office:value-type="float" office:value="102.766" calcext:value-type="float">
            <text:p><text:s text:c="3"/>103</text:p>
          </table:table-cell>
          <table:table-cell office:value-type="float" office:value="105.19" calcext:value-type="float">
            <text:p><text:s text:c="3"/>105</text:p>
          </table:table-cell>
          <table:table-cell office:value-type="float" office:value="107.538" calcext:value-type="float">
            <text:p><text:s text:c="3"/>108</text:p>
          </table:table-cell>
          <table:table-cell office:value-type="float" office:value="109.959" calcext:value-type="float">
            <text:p><text:s text:c="3"/>110</text:p>
          </table:table-cell>
          <table:table-cell office:value-type="float" office:value="112.651" calcext:value-type="float">
            <text:p><text:s text:c="3"/>113</text:p>
          </table:table-cell>
          <table:table-cell office:value-type="float" office:value="115.768" calcext:value-type="float">
            <text:p><text:s text:c="3"/>116</text:p>
          </table:table-cell>
          <table:table-cell office:value-type="float" office:value="119.378" calcext:value-type="float">
            <text:p><text:s text:c="3"/>119</text:p>
          </table:table-cell>
          <table:table-cell office:value-type="float" office:value="123.441" calcext:value-type="float">
            <text:p><text:s text:c="3"/>123</text:p>
          </table:table-cell>
          <table:table-cell office:value-type="float" office:value="127.791" calcext:value-type="float">
            <text:p><text:s text:c="3"/>128</text:p>
          </table:table-cell>
          <table:table-cell office:value-type="float" office:value="132.195" calcext:value-type="float">
            <text:p><text:s text:c="3"/>132</text:p>
          </table:table-cell>
          <table:table-cell office:value-type="float" office:value="136.519" calcext:value-type="float">
            <text:p><text:s text:c="3"/>137</text:p>
          </table:table-cell>
          <table:table-cell office:value-type="float" office:value="140.665" calcext:value-type="float">
            <text:p><text:s text:c="3"/>141</text:p>
          </table:table-cell>
          <table:table-cell office:value-type="float" office:value="144.736" calcext:value-type="float">
            <text:p><text:s text:c="3"/>145</text:p>
          </table:table-cell>
          <table:table-cell office:value-type="float" office:value="148.892" calcext:value-type="float">
            <text:p><text:s text:c="3"/>149</text:p>
          </table:table-cell>
          <table:table-cell office:value-type="float" office:value="153.386" calcext:value-type="float">
            <text:p><text:s text:c="3"/>153</text:p>
          </table:table-cell>
          <table:table-cell office:value-type="float" office:value="158.385" calcext:value-type="float">
            <text:p><text:s text:c="3"/>158</text:p>
          </table:table-cell>
          <table:table-cell office:value-type="float" office:value="163.935" calcext:value-type="float">
            <text:p><text:s text:c="3"/>164</text:p>
          </table:table-cell>
          <table:table-cell office:value-type="float" office:value="169.96" calcext:value-type="float">
            <text:p><text:s text:c="3"/>170</text:p>
          </table:table-cell>
          <table:table-cell office:value-type="float" office:value="176.356" calcext:value-type="float">
            <text:p><text:s text:c="3"/>176</text:p>
          </table:table-cell>
          <table:table-cell office:value-type="float" office:value="182.953" calcext:value-type="float">
            <text:p><text:s text:c="3"/>183</text:p>
          </table:table-cell>
          <table:table-cell office:value-type="float" office:value="189.637" calcext:value-type="float">
            <text:p><text:s text:c="3"/>190</text:p>
          </table:table-cell>
          <table:table-cell office:value-type="float" office:value="196.357" calcext:value-type="float">
            <text:p><text:s text:c="3"/>196</text:p>
          </table:table-cell>
          <table:table-cell office:value-type="float" office:value="203.124" calcext:value-type="float">
            <text:p><text:s text:c="3"/>203</text:p>
          </table:table-cell>
          <table:table-cell office:value-type="float" office:value="209.885" calcext:value-type="float">
            <text:p><text:s text:c="3"/>210</text:p>
          </table:table-cell>
          <table:table-cell office:value-type="float" office:value="216.595" calcext:value-type="float">
            <text:p><text:s text:c="3"/>217</text:p>
          </table:table-cell>
          <table:table-cell office:value-type="float" office:value="223.215" calcext:value-type="float">
            <text:p><text:s text:c="3"/>223</text:p>
          </table:table-cell>
          <table:table-cell office:value-type="float" office:value="229.754" calcext:value-type="float">
            <text:p><text:s text:c="3"/>230</text:p>
          </table:table-cell>
          <table:table-cell office:value-type="float" office:value="236.19" calcext:value-type="float">
            <text:p><text:s text:c="3"/>236</text:p>
          </table:table-cell>
          <table:table-cell office:value-type="float" office:value="242.459" calcext:value-type="float">
            <text:p><text:s text:c="3"/>242</text:p>
          </table:table-cell>
          <table:table-cell office:value-type="float" office:value="248.433" calcext:value-type="float">
            <text:p><text:s text:c="3"/>248</text:p>
          </table:table-cell>
          <table:table-cell office:value-type="float" office:value="254.082" calcext:value-type="float">
            <text:p><text:s text:c="3"/>254</text:p>
          </table:table-cell>
          <table:table-cell office:value-type="float" office:value="259.327" calcext:value-type="float">
            <text:p><text:s text:c="3"/>259</text:p>
          </table:table-cell>
          <table:table-cell office:value-type="float" office:value="264.275" calcext:value-type="float">
            <text:p><text:s text:c="3"/>264</text:p>
          </table:table-cell>
          <table:table-cell office:value-type="float" office:value="269.206" calcext:value-type="float">
            <text:p><text:s text:c="3"/>269</text:p>
          </table:table-cell>
          <table:table-cell office:value-type="float" office:value="274.484" calcext:value-type="float">
            <text:p><text:s text:c="3"/>274</text:p>
          </table:table-cell>
          <table:table-cell office:value-type="float" office:value="280.384" calcext:value-type="float">
            <text:p><text:s text:c="3"/>280</text:p>
          </table:table-cell>
          <table:table-cell office:value-type="float" office:value="287.027" calcext:value-type="float">
            <text:p><text:s text:c="3"/>287</text:p>
          </table:table-cell>
          <table:table-cell office:value-type="float" office:value="294.341" calcext:value-type="float">
            <text:p><text:s text:c="3"/>294</text:p>
          </table:table-cell>
          <table:table-cell office:value-type="float" office:value="302.209" calcext:value-type="float">
            <text:p><text:s text:c="3"/>302</text:p>
          </table:table-cell>
          <table:table-cell office:value-type="float" office:value="310.423" calcext:value-type="float">
            <text:p><text:s text:c="3"/>310</text:p>
          </table:table-cell>
          <table:table-cell office:value-type="float" office:value="318.836" calcext:value-type="float">
            <text:p><text:s text:c="3"/>319</text:p>
          </table:table-cell>
          <table:table-cell office:value-type="float" office:value="327.371" calcext:value-type="float">
            <text:p><text:s text:c="3"/>327</text:p>
          </table:table-cell>
          <table:table-cell office:value-type="float" office:value="336.07" calcext:value-type="float">
            <text:p><text:s text:c="3"/>336</text:p>
          </table:table-cell>
          <table:table-cell office:value-type="float" office:value="345.054" calcext:value-type="float">
            <text:p><text:s text:c="3"/>345</text:p>
          </table:table-cell>
          <table:table-cell office:value-type="float" office:value="354.501" calcext:value-type="float">
            <text:p><text:s text:c="3"/>355</text:p>
          </table:table-cell>
          <table:table-cell office:value-type="float" office:value="364.511" calcext:value-type="float">
            <text:p><text:s text:c="3"/>365</text:p>
          </table:table-cell>
          <table:table-cell office:value-type="float" office:value="375.131" calcext:value-type="float">
            <text:p><text:s text:c="3"/>375</text:p>
          </table:table-cell>
          <table:table-cell office:value-type="float" office:value="386.203" calcext:value-type="float">
            <text:p><text:s text:c="3"/>386</text:p>
          </table:table-cell>
          <table:table-cell office:value-type="float" office:value="397.397" calcext:value-type="float">
            <text:p><text:s text:c="3"/>397</text:p>
          </table:table-cell>
          <table:table-cell office:value-type="float" office:value="408.247" calcext:value-type="float">
            <text:p><text:s text:c="3"/>408</text:p>
          </table:table-cell>
          <table:table-cell office:value-type="float" office:value="418.403" calcext:value-type="float">
            <text:p><text:s text:c="3"/>4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epal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8483.325" calcext:value-type="float">
            <text:p><text:s text:c="2"/>8 483</text:p>
          </table:table-cell>
          <table:table-cell office:value-type="float" office:value="8658.31" calcext:value-type="float">
            <text:p><text:s text:c="2"/>8 658</text:p>
          </table:table-cell>
          <table:table-cell office:value-type="float" office:value="8824.455" calcext:value-type="float">
            <text:p><text:s text:c="2"/>8 824</text:p>
          </table:table-cell>
          <table:table-cell office:value-type="float" office:value="8984.311" calcext:value-type="float">
            <text:p><text:s text:c="2"/>8 984</text:p>
          </table:table-cell>
          <table:table-cell office:value-type="float" office:value="9140.059" calcext:value-type="float">
            <text:p><text:s text:c="2"/>9 140</text:p>
          </table:table-cell>
          <table:table-cell office:value-type="float" office:value="9293.493" calcext:value-type="float">
            <text:p><text:s text:c="2"/>9 293</text:p>
          </table:table-cell>
          <table:table-cell office:value-type="float" office:value="9446.009" calcext:value-type="float">
            <text:p><text:s text:c="2"/>9 446</text:p>
          </table:table-cell>
          <table:table-cell office:value-type="float" office:value="9598.63" calcext:value-type="float">
            <text:p><text:s text:c="2"/>9 599</text:p>
          </table:table-cell>
          <table:table-cell office:value-type="float" office:value="9752.049" calcext:value-type="float">
            <text:p><text:s text:c="2"/>9 752</text:p>
          </table:table-cell>
          <table:table-cell office:value-type="float" office:value="9906.689" calcext:value-type="float">
            <text:p><text:s text:c="2"/>9 907</text:p>
          </table:table-cell>
          <table:table-cell office:value-type="float" office:value="10063.011" calcext:value-type="float">
            <text:p><text:s text:c="2"/>10 063</text:p>
          </table:table-cell>
          <table:table-cell office:value-type="float" office:value="10221.759" calcext:value-type="float">
            <text:p><text:s text:c="2"/>10 222</text:p>
          </table:table-cell>
          <table:table-cell office:value-type="float" office:value="10384.204" calcext:value-type="float">
            <text:p><text:s text:c="2"/>10 384</text:p>
          </table:table-cell>
          <table:table-cell office:value-type="float" office:value="10552.267" calcext:value-type="float">
            <text:p><text:s text:c="2"/>10 552</text:p>
          </table:table-cell>
          <table:table-cell office:value-type="float" office:value="10728.197" calcext:value-type="float">
            <text:p><text:s text:c="2"/>10 728</text:p>
          </table:table-cell>
          <table:table-cell office:value-type="float" office:value="10913.724" calcext:value-type="float">
            <text:p><text:s text:c="2"/>10 914</text:p>
          </table:table-cell>
          <table:table-cell office:value-type="float" office:value="11109.884" calcext:value-type="float">
            <text:p><text:s text:c="2"/>11 110</text:p>
          </table:table-cell>
          <table:table-cell office:value-type="float" office:value="11316.826" calcext:value-type="float">
            <text:p><text:s text:c="2"/>11 317</text:p>
          </table:table-cell>
          <table:table-cell office:value-type="float" office:value="11534.264" calcext:value-type="float">
            <text:p><text:s text:c="2"/>11 534</text:p>
          </table:table-cell>
          <table:table-cell office:value-type="float" office:value="11761.473" calcext:value-type="float">
            <text:p><text:s text:c="2"/>11 761</text:p>
          </table:table-cell>
          <table:table-cell office:value-type="float" office:value="11997.929" calcext:value-type="float">
            <text:p><text:s text:c="2"/>11 998</text:p>
          </table:table-cell>
          <table:table-cell office:value-type="float" office:value="12243.768" calcext:value-type="float">
            <text:p><text:s text:c="2"/>12 244</text:p>
          </table:table-cell>
          <table:table-cell office:value-type="float" office:value="12499.429" calcext:value-type="float">
            <text:p><text:s text:c="2"/>12 499</text:p>
          </table:table-cell>
          <table:table-cell office:value-type="float" office:value="12764.957" calcext:value-type="float">
            <text:p><text:s text:c="2"/>12 765</text:p>
          </table:table-cell>
          <table:table-cell office:value-type="float" office:value="13040.404" calcext:value-type="float">
            <text:p><text:s text:c="2"/>13 040</text:p>
          </table:table-cell>
          <table:table-cell office:value-type="float" office:value="13325.814" calcext:value-type="float">
            <text:p><text:s text:c="2"/>13 326</text:p>
          </table:table-cell>
          <table:table-cell office:value-type="float" office:value="13621.11" calcext:value-type="float">
            <text:p><text:s text:c="2"/>13 621</text:p>
          </table:table-cell>
          <table:table-cell office:value-type="float" office:value="13926.26" calcext:value-type="float">
            <text:p><text:s text:c="2"/>13 926</text:p>
          </table:table-cell>
          <table:table-cell office:value-type="float" office:value="14241.403" calcext:value-type="float">
            <text:p><text:s text:c="2"/>14 241</text:p>
          </table:table-cell>
          <table:table-cell office:value-type="float" office:value="14566.691" calcext:value-type="float">
            <text:p><text:s text:c="2"/>14 567</text:p>
          </table:table-cell>
          <table:table-cell office:value-type="float" office:value="14902.163" calcext:value-type="float">
            <text:p><text:s text:c="2"/>14 902</text:p>
          </table:table-cell>
          <table:table-cell office:value-type="float" office:value="15249.01" calcext:value-type="float">
            <text:p><text:s text:c="2"/>15 249</text:p>
          </table:table-cell>
          <table:table-cell office:value-type="float" office:value="15607.236" calcext:value-type="float">
            <text:p><text:s text:c="2"/>15 607</text:p>
          </table:table-cell>
          <table:table-cell office:value-type="float" office:value="15974.42" calcext:value-type="float">
            <text:p><text:s text:c="2"/>15 974</text:p>
          </table:table-cell>
          <table:table-cell office:value-type="float" office:value="16347.242" calcext:value-type="float">
            <text:p><text:s text:c="2"/>16 347</text:p>
          </table:table-cell>
          <table:table-cell office:value-type="float" office:value="16723.956" calcext:value-type="float">
            <text:p><text:s text:c="2"/>16 724</text:p>
          </table:table-cell>
          <table:table-cell office:value-type="float" office:value="17101.136" calcext:value-type="float">
            <text:p><text:s text:c="2"/>17 101</text:p>
          </table:table-cell>
          <table:table-cell office:value-type="float" office:value="17480.921" calcext:value-type="float">
            <text:p><text:s text:c="2"/>17 481</text:p>
          </table:table-cell>
          <table:table-cell office:value-type="float" office:value="17873.667" calcext:value-type="float">
            <text:p><text:s text:c="2"/>17 874</text:p>
          </table:table-cell>
          <table:table-cell office:value-type="float" office:value="18293.514" calcext:value-type="float">
            <text:p><text:s text:c="2"/>18 294</text:p>
          </table:table-cell>
          <table:table-cell office:value-type="float" office:value="18749.406" calcext:value-type="float">
            <text:p><text:s text:c="2"/>18 749</text:p>
          </table:table-cell>
          <table:table-cell office:value-type="float" office:value="19245.054" calcext:value-type="float">
            <text:p><text:s text:c="2"/>19 245</text:p>
          </table:table-cell>
          <table:table-cell office:value-type="float" office:value="19773.772" calcext:value-type="float">
            <text:p><text:s text:c="2"/>19 774</text:p>
          </table:table-cell>
          <table:table-cell office:value-type="float" office:value="20321.175" calcext:value-type="float">
            <text:p><text:s text:c="2"/>20 321</text:p>
          </table:table-cell>
          <table:table-cell office:value-type="float" office:value="20867.13" calcext:value-type="float">
            <text:p><text:s text:c="2"/>20 867</text:p>
          </table:table-cell>
          <table:table-cell office:value-type="float" office:value="21396.384" calcext:value-type="float">
            <text:p><text:s text:c="2"/>21 396</text:p>
          </table:table-cell>
          <table:table-cell office:value-type="float" office:value="21903.379" calcext:value-type="float">
            <text:p><text:s text:c="2"/>21 903</text:p>
          </table:table-cell>
          <table:table-cell office:value-type="float" office:value="22389.803" calcext:value-type="float">
            <text:p><text:s text:c="2"/>22 390</text:p>
          </table:table-cell>
          <table:table-cell office:value-type="float" office:value="22856.305" calcext:value-type="float">
            <text:p><text:s text:c="2"/>22 856</text:p>
          </table:table-cell>
          <table:table-cell office:value-type="float" office:value="23305.994" calcext:value-type="float">
            <text:p><text:s text:c="2"/>23 306</text:p>
          </table:table-cell>
          <table:table-cell office:value-type="float" office:value="23740.911" calcext:value-type="float">
            <text:p><text:s text:c="2"/>23 741</text:p>
          </table:table-cell>
          <table:table-cell office:value-type="float" office:value="24161.777" calcext:value-type="float">
            <text:p><text:s text:c="2"/>24 162</text:p>
          </table:table-cell>
          <table:table-cell office:value-type="float" office:value="24566.342" calcext:value-type="float">
            <text:p><text:s text:c="2"/>24 566</text:p>
          </table:table-cell>
          <table:table-cell office:value-type="float" office:value="24950.623" calcext:value-type="float">
            <text:p><text:s text:c="2"/>24 951</text:p>
          </table:table-cell>
          <table:table-cell office:value-type="float" office:value="25309.449" calcext:value-type="float">
            <text:p><text:s text:c="2"/>25 309</text:p>
          </table:table-cell>
          <table:table-cell office:value-type="float" office:value="25640.287" calcext:value-type="float">
            <text:p><text:s text:c="2"/>25 640</text:p>
          </table:table-cell>
          <table:table-cell office:value-type="float" office:value="25940.618" calcext:value-type="float">
            <text:p><text:s text:c="2"/>25 941</text:p>
          </table:table-cell>
          <table:table-cell office:value-type="float" office:value="26214.847" calcext:value-type="float">
            <text:p><text:s text:c="2"/>26 215</text:p>
          </table:table-cell>
          <table:table-cell office:value-type="float" office:value="26475.859" calcext:value-type="float">
            <text:p><text:s text:c="2"/>26 476</text:p>
          </table:table-cell>
          <table:table-cell office:value-type="float" office:value="26741.103" calcext:value-type="float">
            <text:p><text:s text:c="2"/>26 741</text:p>
          </table:table-cell>
          <table:table-cell office:value-type="float" office:value="27023.137" calcext:value-type="float">
            <text:p><text:s text:c="2"/>27 023</text:p>
          </table:table-cell>
          <table:table-cell office:value-type="float" office:value="27327.147" calcext:value-type="float">
            <text:p><text:s text:c="2"/>27 327</text:p>
          </table:table-cell>
          <table:table-cell office:value-type="float" office:value="27649.925" calcext:value-type="float">
            <text:p><text:s text:c="2"/>27 650</text:p>
          </table:table-cell>
          <table:table-cell office:value-type="float" office:value="27985.31" calcext:value-type="float">
            <text:p><text:s text:c="2"/>27 985</text:p>
          </table:table-cell>
          <table:table-cell office:value-type="float" office:value="28323.241" calcext:value-type="float">
            <text:p><text:s text:c="2"/>28 323</text:p>
          </table:table-cell>
          <table:table-cell office:value-type="float" office:value="28656.282" calcext:value-type="float">
            <text:p><text:s text:c="2"/>28 6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akistan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37542.376" calcext:value-type="float">
            <text:p><text:s text:c="2"/>37 542</text:p>
          </table:table-cell>
          <table:table-cell office:value-type="float" office:value="37975.281" calcext:value-type="float">
            <text:p><text:s text:c="2"/>37 975</text:p>
          </table:table-cell>
          <table:table-cell office:value-type="float" office:value="38483.891" calcext:value-type="float">
            <text:p><text:s text:c="2"/>38 484</text:p>
          </table:table-cell>
          <table:table-cell office:value-type="float" office:value="39063.874" calcext:value-type="float">
            <text:p><text:s text:c="2"/>39 064</text:p>
          </table:table-cell>
          <table:table-cell office:value-type="float" office:value="39711.643" calcext:value-type="float">
            <text:p><text:s text:c="2"/>39 712</text:p>
          </table:table-cell>
          <table:table-cell office:value-type="float" office:value="40424.296" calcext:value-type="float">
            <text:p><text:s text:c="2"/>40 424</text:p>
          </table:table-cell>
          <table:table-cell office:value-type="float" office:value="41199.696" calcext:value-type="float">
            <text:p><text:s text:c="2"/>41 200</text:p>
          </table:table-cell>
          <table:table-cell office:value-type="float" office:value="42036.393" calcext:value-type="float">
            <text:p><text:s text:c="2"/>42 036</text:p>
          </table:table-cell>
          <table:table-cell office:value-type="float" office:value="42933.593" calcext:value-type="float">
            <text:p><text:s text:c="2"/>42 934</text:p>
          </table:table-cell>
          <table:table-cell office:value-type="float" office:value="43890.982" calcext:value-type="float">
            <text:p><text:s text:c="2"/>43 891</text:p>
          </table:table-cell>
          <table:table-cell office:value-type="float" office:value="44908.293" calcext:value-type="float">
            <text:p><text:s text:c="2"/>44 908</text:p>
          </table:table-cell>
          <table:table-cell office:value-type="float" office:value="45984.892" calcext:value-type="float">
            <text:p><text:s text:c="2"/>45 985</text:p>
          </table:table-cell>
          <table:table-cell office:value-type="float" office:value="47119.361" calcext:value-type="float">
            <text:p><text:s text:c="2"/>47 119</text:p>
          </table:table-cell>
          <table:table-cell office:value-type="float" office:value="48309.315" calcext:value-type="float">
            <text:p><text:s text:c="2"/>48 309</text:p>
          </table:table-cell>
          <table:table-cell office:value-type="float" office:value="49551.904" calcext:value-type="float">
            <text:p><text:s text:c="2"/>49 552</text:p>
          </table:table-cell>
          <table:table-cell office:value-type="float" office:value="50845.221" calcext:value-type="float">
            <text:p><text:s text:c="2"/>50 845</text:p>
          </table:table-cell>
          <table:table-cell office:value-type="float" office:value="52191.095" calcext:value-type="float">
            <text:p><text:s text:c="2"/>52 191</text:p>
          </table:table-cell>
          <table:table-cell office:value-type="float" office:value="53590.929" calcext:value-type="float">
            <text:p><text:s text:c="2"/>53 591</text:p>
          </table:table-cell>
          <table:table-cell office:value-type="float" office:value="55042.397" calcext:value-type="float">
            <text:p><text:s text:c="2"/>55 042</text:p>
          </table:table-cell>
          <table:table-cell office:value-type="float" office:value="56542.434" calcext:value-type="float">
            <text:p><text:s text:c="2"/>56 542</text:p>
          </table:table-cell>
          <table:table-cell office:value-type="float" office:value="58090.759" calcext:value-type="float">
            <text:p><text:s text:c="2"/>58 091</text:p>
          </table:table-cell>
          <table:table-cell office:value-type="float" office:value="59687.14" calcext:value-type="float">
            <text:p><text:s text:c="2"/>59 687</text:p>
          </table:table-cell>
          <table:table-cell office:value-type="float" office:value="61338.261" calcext:value-type="float">
            <text:p><text:s text:c="2"/>61 338</text:p>
          </table:table-cell>
          <table:table-cell office:value-type="float" office:value="63059.481" calcext:value-type="float">
            <text:p><text:s text:c="2"/>63 059</text:p>
          </table:table-cell>
          <table:table-cell office:value-type="float" office:value="64870.833" calcext:value-type="float">
            <text:p><text:s text:c="2"/>64 871</text:p>
          </table:table-cell>
          <table:table-cell office:value-type="float" office:value="66787.901" calcext:value-type="float">
            <text:p><text:s text:c="2"/>66 788</text:p>
          </table:table-cell>
          <table:table-cell office:value-type="float" office:value="68813.22" calcext:value-type="float">
            <text:p><text:s text:c="2"/>68 813</text:p>
          </table:table-cell>
          <table:table-cell office:value-type="float" office:value="70946.231" calcext:value-type="float">
            <text:p><text:s text:c="2"/>70 946</text:p>
          </table:table-cell>
          <table:table-cell office:value-type="float" office:value="73194.937" calcext:value-type="float">
            <text:p><text:s text:c="2"/>73 195</text:p>
          </table:table-cell>
          <table:table-cell office:value-type="float" office:value="75567.682" calcext:value-type="float">
            <text:p><text:s text:c="2"/>75 568</text:p>
          </table:table-cell>
          <table:table-cell office:value-type="float" office:value="78068.144" calcext:value-type="float">
            <text:p><text:s text:c="2"/>78 068</text:p>
          </table:table-cell>
          <table:table-cell office:value-type="float" office:value="80696.945" calcext:value-type="float">
            <text:p><text:s text:c="2"/>80 697</text:p>
          </table:table-cell>
          <table:table-cell office:value-type="float" office:value="83445.863" calcext:value-type="float">
            <text:p><text:s text:c="2"/>83 446</text:p>
          </table:table-cell>
          <table:table-cell office:value-type="float" office:value="86297.64" calcext:value-type="float">
            <text:p><text:s text:c="2"/>86 298</text:p>
          </table:table-cell>
          <table:table-cell office:value-type="float" office:value="89228.949" calcext:value-type="float">
            <text:p><text:s text:c="2"/>89 229</text:p>
          </table:table-cell>
          <table:table-cell office:value-type="float" office:value="92219.488" calcext:value-type="float">
            <text:p><text:s text:c="2"/>92 219</text:p>
          </table:table-cell>
          <table:table-cell office:value-type="float" office:value="95264.46" calcext:value-type="float">
            <text:p><text:s text:c="2"/>95 264</text:p>
          </table:table-cell>
          <table:table-cell office:value-type="float" office:value="98357.473" calcext:value-type="float">
            <text:p><text:s text:c="2"/>98 357</text:p>
          </table:table-cell>
          <table:table-cell office:value-type="float" office:value="101474.835" calcext:value-type="float">
            <text:p><text:s text:c="2"/>101 475</text:p>
          </table:table-cell>
          <table:table-cell office:value-type="float" office:value="104588.49" calcext:value-type="float">
            <text:p><text:s text:c="2"/>104 588</text:p>
          </table:table-cell>
          <table:table-cell office:value-type="float" office:value="107678.614" calcext:value-type="float">
            <text:p><text:s text:c="2"/>107 679</text:p>
          </table:table-cell>
          <table:table-cell office:value-type="float" office:value="110730.42" calcext:value-type="float">
            <text:p><text:s text:c="2"/>110 730</text:p>
          </table:table-cell>
          <table:table-cell office:value-type="float" office:value="113747.135" calcext:value-type="float">
            <text:p><text:s text:c="2"/>113 747</text:p>
          </table:table-cell>
          <table:table-cell office:value-type="float" office:value="116749.56" calcext:value-type="float">
            <text:p><text:s text:c="2"/>116 750</text:p>
          </table:table-cell>
          <table:table-cell office:value-type="float" office:value="119769.556" calcext:value-type="float">
            <text:p><text:s text:c="2"/>119 770</text:p>
          </table:table-cell>
          <table:table-cell office:value-type="float" office:value="122829.148" calcext:value-type="float">
            <text:p><text:s text:c="2"/>122 829</text:p>
          </table:table-cell>
          <table:table-cell office:value-type="float" office:value="125938.339" calcext:value-type="float">
            <text:p><text:s text:c="2"/>125 938</text:p>
          </table:table-cell>
          <table:table-cell office:value-type="float" office:value="129086.987" calcext:value-type="float">
            <text:p><text:s text:c="2"/>129 087</text:p>
          </table:table-cell>
          <table:table-cell office:value-type="float" office:value="132253.264" calcext:value-type="float">
            <text:p><text:s text:c="2"/>132 253</text:p>
          </table:table-cell>
          <table:table-cell office:value-type="float" office:value="135405.584" calcext:value-type="float">
            <text:p><text:s text:c="2"/>135 406</text:p>
          </table:table-cell>
          <table:table-cell office:value-type="float" office:value="138523.285" calcext:value-type="float">
            <text:p><text:s text:c="2"/>138 523</text:p>
          </table:table-cell>
          <table:table-cell office:value-type="float" office:value="141601.437" calcext:value-type="float">
            <text:p><text:s text:c="2"/>141 601</text:p>
          </table:table-cell>
          <table:table-cell office:value-type="float" office:value="144654.143" calcext:value-type="float">
            <text:p><text:s text:c="2"/>144 654</text:p>
          </table:table-cell>
          <table:table-cell office:value-type="float" office:value="147703.401" calcext:value-type="float">
            <text:p><text:s text:c="2"/>147 703</text:p>
          </table:table-cell>
          <table:table-cell office:value-type="float" office:value="150780.3" calcext:value-type="float">
            <text:p><text:s text:c="2"/>150 780</text:p>
          </table:table-cell>
          <table:table-cell office:value-type="float" office:value="153909.667" calcext:value-type="float">
            <text:p><text:s text:c="2"/>153 910</text:p>
          </table:table-cell>
          <table:table-cell office:value-type="float" office:value="157093.993" calcext:value-type="float">
            <text:p><text:s text:c="2"/>157 094</text:p>
          </table:table-cell>
          <table:table-cell office:value-type="float" office:value="160332.974" calcext:value-type="float">
            <text:p><text:s text:c="2"/>160 333</text:p>
          </table:table-cell>
          <table:table-cell office:value-type="float" office:value="163644.603" calcext:value-type="float">
            <text:p><text:s text:c="2"/>163 645</text:p>
          </table:table-cell>
          <table:table-cell office:value-type="float" office:value="167049.58" calcext:value-type="float">
            <text:p><text:s text:c="2"/>167 050</text:p>
          </table:table-cell>
          <table:table-cell office:value-type="float" office:value="170560.182" calcext:value-type="float">
            <text:p><text:s text:c="2"/>170 560</text:p>
          </table:table-cell>
          <table:table-cell office:value-type="float" office:value="174184.265" calcext:value-type="float">
            <text:p><text:s text:c="2"/>174 184</text:p>
          </table:table-cell>
          <table:table-cell office:value-type="float" office:value="177911.533" calcext:value-type="float">
            <text:p><text:s text:c="2"/>177 912</text:p>
          </table:table-cell>
          <table:table-cell office:value-type="float" office:value="181712.595" calcext:value-type="float">
            <text:p><text:s text:c="2"/>181 713</text:p>
          </table:table-cell>
          <table:table-cell office:value-type="float" office:value="185546.257" calcext:value-type="float">
            <text:p><text:s text:c="2"/>185 546</text:p>
          </table:table-cell>
          <table:table-cell office:value-type="float" office:value="189380.513" calcext:value-type="float">
            <text:p><text:s text:c="2"/>189 3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ri Lanka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971.098" calcext:value-type="float">
            <text:p><text:s text:c="2"/>7 971</text:p>
          </table:table-cell>
          <table:table-cell office:value-type="float" office:value="8108.434" calcext:value-type="float">
            <text:p><text:s text:c="2"/>8 108</text:p>
          </table:table-cell>
          <table:table-cell office:value-type="float" office:value="8256.561" calcext:value-type="float">
            <text:p><text:s text:c="2"/>8 257</text:p>
          </table:table-cell>
          <table:table-cell office:value-type="float" office:value="8417.119" calcext:value-type="float">
            <text:p><text:s text:c="2"/>8 417</text:p>
          </table:table-cell>
          <table:table-cell office:value-type="float" office:value="8591.028" calcext:value-type="float">
            <text:p><text:s text:c="2"/>8 591</text:p>
          </table:table-cell>
          <table:table-cell office:value-type="float" office:value="8778.449" calcext:value-type="float">
            <text:p><text:s text:c="2"/>8 778</text:p>
          </table:table-cell>
          <table:table-cell office:value-type="float" office:value="8978.773" calcext:value-type="float">
            <text:p><text:s text:c="2"/>8 979</text:p>
          </table:table-cell>
          <table:table-cell office:value-type="float" office:value="9190.662" calcext:value-type="float">
            <text:p><text:s text:c="2"/>9 191</text:p>
          </table:table-cell>
          <table:table-cell office:value-type="float" office:value="9412.155" calcext:value-type="float">
            <text:p><text:s text:c="2"/>9 412</text:p>
          </table:table-cell>
          <table:table-cell office:value-type="float" office:value="9640.836" calcext:value-type="float">
            <text:p><text:s text:c="2"/>9 641</text:p>
          </table:table-cell>
          <table:table-cell office:value-type="float" office:value="9874.481" calcext:value-type="float">
            <text:p><text:s text:c="2"/>9 874</text:p>
          </table:table-cell>
          <table:table-cell office:value-type="float" office:value="10111.646" calcext:value-type="float">
            <text:p><text:s text:c="2"/>10 112</text:p>
          </table:table-cell>
          <table:table-cell office:value-type="float" office:value="10352.188" calcext:value-type="float">
            <text:p><text:s text:c="2"/>10 352</text:p>
          </table:table-cell>
          <table:table-cell office:value-type="float" office:value="10597.52" calcext:value-type="float">
            <text:p><text:s text:c="2"/>10 598</text:p>
          </table:table-cell>
          <table:table-cell office:value-type="float" office:value="10849.979" calcext:value-type="float">
            <text:p><text:s text:c="2"/>10 850</text:p>
          </table:table-cell>
          <table:table-cell office:value-type="float" office:value="11110.828" calcext:value-type="float">
            <text:p><text:s text:c="2"/>11 111</text:p>
          </table:table-cell>
          <table:table-cell office:value-type="float" office:value="11380.683" calcext:value-type="float">
            <text:p><text:s text:c="2"/>11 381</text:p>
          </table:table-cell>
          <table:table-cell office:value-type="float" office:value="11657.66" calcext:value-type="float">
            <text:p><text:s text:c="2"/>11 658</text:p>
          </table:table-cell>
          <table:table-cell office:value-type="float" office:value="11937.611" calcext:value-type="float">
            <text:p><text:s text:c="2"/>11 938</text:p>
          </table:table-cell>
          <table:table-cell office:value-type="float" office:value="12214.968" calcext:value-type="float">
            <text:p><text:s text:c="2"/>12 215</text:p>
          </table:table-cell>
          <table:table-cell office:value-type="float" office:value="12485.756" calcext:value-type="float">
            <text:p><text:s text:c="2"/>12 486</text:p>
          </table:table-cell>
          <table:table-cell office:value-type="float" office:value="12747.842" calcext:value-type="float">
            <text:p><text:s text:c="2"/>12 748</text:p>
          </table:table-cell>
          <table:table-cell office:value-type="float" office:value="13002.275" calcext:value-type="float">
            <text:p><text:s text:c="2"/>13 002</text:p>
          </table:table-cell>
          <table:table-cell office:value-type="float" office:value="13252.087" calcext:value-type="float">
            <text:p><text:s text:c="2"/>13 252</text:p>
          </table:table-cell>
          <table:table-cell office:value-type="float" office:value="13501.986" calcext:value-type="float">
            <text:p><text:s text:c="2"/>13 502</text:p>
          </table:table-cell>
          <table:table-cell office:value-type="float" office:value="13755.161" calcext:value-type="float">
            <text:p><text:s text:c="2"/>13 755</text:p>
          </table:table-cell>
          <table:table-cell office:value-type="float" office:value="14012.817" calcext:value-type="float">
            <text:p><text:s text:c="2"/>14 013</text:p>
          </table:table-cell>
          <table:table-cell office:value-type="float" office:value="14273.272" calcext:value-type="float">
            <text:p><text:s text:c="2"/>14 273</text:p>
          </table:table-cell>
          <table:table-cell office:value-type="float" office:value="14533.376" calcext:value-type="float">
            <text:p><text:s text:c="2"/>14 533</text:p>
          </table:table-cell>
          <table:table-cell office:value-type="float" office:value="14788.607" calcext:value-type="float">
            <text:p><text:s text:c="2"/>14 789</text:p>
          </table:table-cell>
          <table:table-cell office:value-type="float" office:value="15035.856" calcext:value-type="float">
            <text:p><text:s text:c="2"/>15 036</text:p>
          </table:table-cell>
          <table:table-cell office:value-type="float" office:value="15273.391" calcext:value-type="float">
            <text:p><text:s text:c="2"/>15 273</text:p>
          </table:table-cell>
          <table:table-cell office:value-type="float" office:value="15502.515" calcext:value-type="float">
            <text:p><text:s text:c="2"/>15 503</text:p>
          </table:table-cell>
          <table:table-cell office:value-type="float" office:value="15726.802" calcext:value-type="float">
            <text:p><text:s text:c="2"/>15 727</text:p>
          </table:table-cell>
          <table:table-cell office:value-type="float" office:value="15951.422" calcext:value-type="float">
            <text:p><text:s text:c="2"/>15 951</text:p>
          </table:table-cell>
          <table:table-cell office:value-type="float" office:value="16179.796" calcext:value-type="float">
            <text:p><text:s text:c="2"/>16 180</text:p>
          </table:table-cell>
          <table:table-cell office:value-type="float" office:value="16412.711" calcext:value-type="float">
            <text:p><text:s text:c="2"/>16 413</text:p>
          </table:table-cell>
          <table:table-cell office:value-type="float" office:value="16647.945" calcext:value-type="float">
            <text:p><text:s text:c="2"/>16 648</text:p>
          </table:table-cell>
          <table:table-cell office:value-type="float" office:value="16882.189" calcext:value-type="float">
            <text:p><text:s text:c="2"/>16 882</text:p>
          </table:table-cell>
          <table:table-cell office:value-type="float" office:value="17110.713" calcext:value-type="float">
            <text:p><text:s text:c="2"/>17 111</text:p>
          </table:table-cell>
          <table:table-cell office:value-type="float" office:value="17329.713" calcext:value-type="float">
            <text:p><text:s text:c="2"/>17 330</text:p>
          </table:table-cell>
          <table:table-cell office:value-type="float" office:value="17539.633" calcext:value-type="float">
            <text:p><text:s text:c="2"/>17 540</text:p>
          </table:table-cell>
          <table:table-cell office:value-type="float" office:value="17740.637" calcext:value-type="float">
            <text:p><text:s text:c="2"/>17 741</text:p>
          </table:table-cell>
          <table:table-cell office:value-type="float" office:value="17928.576" calcext:value-type="float">
            <text:p><text:s text:c="2"/>17 929</text:p>
          </table:table-cell>
          <table:table-cell office:value-type="float" office:value="18098.348" calcext:value-type="float">
            <text:p><text:s text:c="2"/>18 098</text:p>
          </table:table-cell>
          <table:table-cell office:value-type="float" office:value="18247.121" calcext:value-type="float">
            <text:p><text:s text:c="2"/>18 247</text:p>
          </table:table-cell>
          <table:table-cell office:value-type="float" office:value="18372.12" calcext:value-type="float">
            <text:p><text:s text:c="2"/>18 372</text:p>
          </table:table-cell>
          <table:table-cell office:value-type="float" office:value="18476.505" calcext:value-type="float">
            <text:p><text:s text:c="2"/>18 477</text:p>
          </table:table-cell>
          <table:table-cell office:value-type="float" office:value="18570.701" calcext:value-type="float">
            <text:p><text:s text:c="2"/>18 571</text:p>
          </table:table-cell>
          <table:table-cell office:value-type="float" office:value="18669.103" calcext:value-type="float">
            <text:p><text:s text:c="2"/>18 669</text:p>
          </table:table-cell>
          <table:table-cell office:value-type="float" office:value="18781.938" calcext:value-type="float">
            <text:p><text:s text:c="2"/>18 782</text:p>
          </table:table-cell>
          <table:table-cell office:value-type="float" office:value="18913.054" calcext:value-type="float">
            <text:p><text:s text:c="2"/>18 913</text:p>
          </table:table-cell>
          <table:table-cell office:value-type="float" office:value="19059.3" calcext:value-type="float">
            <text:p><text:s text:c="2"/>19 059</text:p>
          </table:table-cell>
          <table:table-cell office:value-type="float" office:value="19215.307" calcext:value-type="float">
            <text:p><text:s text:c="2"/>19 215</text:p>
          </table:table-cell>
          <table:table-cell office:value-type="float" office:value="19372.538" calcext:value-type="float">
            <text:p><text:s text:c="2"/>19 373</text:p>
          </table:table-cell>
          <table:table-cell office:value-type="float" office:value="19524.558" calcext:value-type="float">
            <text:p><text:s text:c="2"/>19 525</text:p>
          </table:table-cell>
          <table:table-cell office:value-type="float" office:value="19670.151" calcext:value-type="float">
            <text:p><text:s text:c="2"/>19 670</text:p>
          </table:table-cell>
          <table:table-cell office:value-type="float" office:value="19810.789" calcext:value-type="float">
            <text:p><text:s text:c="2"/>19 811</text:p>
          </table:table-cell>
          <table:table-cell office:value-type="float" office:value="19945.832" calcext:value-type="float">
            <text:p><text:s text:c="2"/>19 946</text:p>
          </table:table-cell>
          <table:table-cell office:value-type="float" office:value="20075.086" calcext:value-type="float">
            <text:p><text:s text:c="2"/>20 075</text:p>
          </table:table-cell>
          <table:table-cell office:value-type="float" office:value="20198.353" calcext:value-type="float">
            <text:p><text:s text:c="2"/>20 198</text:p>
          </table:table-cell>
          <table:table-cell office:value-type="float" office:value="20315.017" calcext:value-type="float">
            <text:p><text:s text:c="2"/>20 315</text:p>
          </table:table-cell>
          <table:table-cell office:value-type="float" office:value="20424.555" calcext:value-type="float">
            <text:p><text:s text:c="2"/>20 425</text:p>
          </table:table-cell>
          <table:table-cell office:value-type="float" office:value="20527.233" calcext:value-type="float">
            <text:p><text:s text:c="2"/>20 527</text:p>
          </table:table-cell>
          <table:table-cell office:value-type="float" office:value="20623.564" calcext:value-type="float">
            <text:p><text:s text:c="2"/>20 624</text:p>
          </table:table-cell>
          <table:table-cell office:value-type="float" office:value="20714.04" calcext:value-type="float">
            <text:p><text:s text:c="2"/>20 7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-Eastern Asia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64524.62" calcext:value-type="float">
            <text:p><text:s text:c="2"/>164 525</text:p>
          </table:table-cell>
          <table:table-cell office:value-type="float" office:value="168303.118" calcext:value-type="float">
            <text:p><text:s text:c="2"/>168 303</text:p>
          </table:table-cell>
          <table:table-cell office:value-type="float" office:value="172354.432" calcext:value-type="float">
            <text:p><text:s text:c="2"/>172 354</text:p>
          </table:table-cell>
          <table:table-cell office:value-type="float" office:value="176667.904" calcext:value-type="float">
            <text:p><text:s text:c="2"/>176 668</text:p>
          </table:table-cell>
          <table:table-cell office:value-type="float" office:value="181233.041" calcext:value-type="float">
            <text:p><text:s text:c="2"/>181 233</text:p>
          </table:table-cell>
          <table:table-cell office:value-type="float" office:value="186039.45" calcext:value-type="float">
            <text:p><text:s text:c="2"/>186 039</text:p>
          </table:table-cell>
          <table:table-cell office:value-type="float" office:value="191076.787" calcext:value-type="float">
            <text:p><text:s text:c="2"/>191 077</text:p>
          </table:table-cell>
          <table:table-cell office:value-type="float" office:value="196334.938" calcext:value-type="float">
            <text:p><text:s text:c="2"/>196 335</text:p>
          </table:table-cell>
          <table:table-cell office:value-type="float" office:value="201803.83" calcext:value-type="float">
            <text:p><text:s text:c="2"/>201 804</text:p>
          </table:table-cell>
          <table:table-cell office:value-type="float" office:value="207473.575" calcext:value-type="float">
            <text:p><text:s text:c="2"/>207 474</text:p>
          </table:table-cell>
          <table:table-cell office:value-type="float" office:value="213334.62" calcext:value-type="float">
            <text:p><text:s text:c="2"/>213 335</text:p>
          </table:table-cell>
          <table:table-cell office:value-type="float" office:value="219377.658" calcext:value-type="float">
            <text:p><text:s text:c="2"/>219 378</text:p>
          </table:table-cell>
          <table:table-cell office:value-type="float" office:value="225593.983" calcext:value-type="float">
            <text:p><text:s text:c="2"/>225 594</text:p>
          </table:table-cell>
          <table:table-cell office:value-type="float" office:value="231975.313" calcext:value-type="float">
            <text:p><text:s text:c="2"/>231 975</text:p>
          </table:table-cell>
          <table:table-cell office:value-type="float" office:value="238513.773" calcext:value-type="float">
            <text:p><text:s text:c="2"/>238 514</text:p>
          </table:table-cell>
          <table:table-cell office:value-type="float" office:value="245201.585" calcext:value-type="float">
            <text:p><text:s text:c="2"/>245 202</text:p>
          </table:table-cell>
          <table:table-cell office:value-type="float" office:value="252026.729" calcext:value-type="float">
            <text:p><text:s text:c="2"/>252 027</text:p>
          </table:table-cell>
          <table:table-cell office:value-type="float" office:value="258980.417" calcext:value-type="float">
            <text:p><text:s text:c="2"/>258 980</text:p>
          </table:table-cell>
          <table:table-cell office:value-type="float" office:value="266061.501" calcext:value-type="float">
            <text:p><text:s text:c="2"/>266 062</text:p>
          </table:table-cell>
          <table:table-cell office:value-type="float" office:value="273271.555" calcext:value-type="float">
            <text:p><text:s text:c="2"/>273 272</text:p>
          </table:table-cell>
          <table:table-cell office:value-type="float" office:value="280607.392" calcext:value-type="float">
            <text:p><text:s text:c="2"/>280 607</text:p>
          </table:table-cell>
          <table:table-cell office:value-type="float" office:value="288078.869" calcext:value-type="float">
            <text:p><text:s text:c="2"/>288 079</text:p>
          </table:table-cell>
          <table:table-cell office:value-type="float" office:value="295672.874" calcext:value-type="float">
            <text:p><text:s text:c="2"/>295 673</text:p>
          </table:table-cell>
          <table:table-cell office:value-type="float" office:value="303337.315" calcext:value-type="float">
            <text:p><text:s text:c="2"/>303 337</text:p>
          </table:table-cell>
          <table:table-cell office:value-type="float" office:value="311003.593" calcext:value-type="float">
            <text:p><text:s text:c="2"/>311 004</text:p>
          </table:table-cell>
          <table:table-cell office:value-type="float" office:value="318628.494" calcext:value-type="float">
            <text:p><text:s text:c="2"/>318 628</text:p>
          </table:table-cell>
          <table:table-cell office:value-type="float" office:value="326177.627" calcext:value-type="float">
            <text:p><text:s text:c="2"/>326 178</text:p>
          </table:table-cell>
          <table:table-cell office:value-type="float" office:value="333678.84" calcext:value-type="float">
            <text:p><text:s text:c="2"/>333 679</text:p>
          </table:table-cell>
          <table:table-cell office:value-type="float" office:value="341227.097" calcext:value-type="float">
            <text:p><text:s text:c="2"/>341 227</text:p>
          </table:table-cell>
          <table:table-cell office:value-type="float" office:value="348955.777" calcext:value-type="float">
            <text:p><text:s text:c="2"/>348 956</text:p>
          </table:table-cell>
          <table:table-cell office:value-type="float" office:value="356956.47" calcext:value-type="float">
            <text:p><text:s text:c="2"/>356 956</text:p>
          </table:table-cell>
          <table:table-cell office:value-type="float" office:value="365255.698" calcext:value-type="float">
            <text:p><text:s text:c="2"/>365 256</text:p>
          </table:table-cell>
          <table:table-cell office:value-type="float" office:value="373810.15" calcext:value-type="float">
            <text:p><text:s text:c="2"/>373 810</text:p>
          </table:table-cell>
          <table:table-cell office:value-type="float" office:value="382554.78" calcext:value-type="float">
            <text:p><text:s text:c="2"/>382 555</text:p>
          </table:table-cell>
          <table:table-cell office:value-type="float" office:value="391392.508" calcext:value-type="float">
            <text:p><text:s text:c="2"/>391 393</text:p>
          </table:table-cell>
          <table:table-cell office:value-type="float" office:value="400245.792" calcext:value-type="float">
            <text:p><text:s text:c="2"/>400 246</text:p>
          </table:table-cell>
          <table:table-cell office:value-type="float" office:value="409096.267" calcext:value-type="float">
            <text:p><text:s text:c="2"/>409 096</text:p>
          </table:table-cell>
          <table:table-cell office:value-type="float" office:value="417944.225" calcext:value-type="float">
            <text:p><text:s text:c="2"/>417 944</text:p>
          </table:table-cell>
          <table:table-cell office:value-type="float" office:value="426751.81" calcext:value-type="float">
            <text:p><text:s text:c="2"/>426 752</text:p>
          </table:table-cell>
          <table:table-cell office:value-type="float" office:value="435479.213" calcext:value-type="float">
            <text:p><text:s text:c="2"/>435 479</text:p>
          </table:table-cell>
          <table:table-cell office:value-type="float" office:value="444096.651" calcext:value-type="float">
            <text:p><text:s text:c="2"/>444 097</text:p>
          </table:table-cell>
          <table:table-cell office:value-type="float" office:value="452580.255" calcext:value-type="float">
            <text:p><text:s text:c="2"/>452 580</text:p>
          </table:table-cell>
          <table:table-cell office:value-type="float" office:value="460926.785" calcext:value-type="float">
            <text:p><text:s text:c="2"/>460 927</text:p>
          </table:table-cell>
          <table:table-cell office:value-type="float" office:value="469154.338" calcext:value-type="float">
            <text:p><text:s text:c="2"/>469 154</text:p>
          </table:table-cell>
          <table:table-cell office:value-type="float" office:value="477294.682" calcext:value-type="float">
            <text:p><text:s text:c="2"/>477 295</text:p>
          </table:table-cell>
          <table:table-cell office:value-type="float" office:value="485370.619" calcext:value-type="float">
            <text:p><text:s text:c="2"/>485 371</text:p>
          </table:table-cell>
          <table:table-cell office:value-type="float" office:value="493385.961" calcext:value-type="float">
            <text:p><text:s text:c="2"/>493 386</text:p>
          </table:table-cell>
          <table:table-cell office:value-type="float" office:value="501330.486" calcext:value-type="float">
            <text:p><text:s text:c="2"/>501 330</text:p>
          </table:table-cell>
          <table:table-cell office:value-type="float" office:value="509197.176" calcext:value-type="float">
            <text:p><text:s text:c="2"/>509 197</text:p>
          </table:table-cell>
          <table:table-cell office:value-type="float" office:value="516975.054" calcext:value-type="float">
            <text:p><text:s text:c="2"/>516 975</text:p>
          </table:table-cell>
          <table:table-cell office:value-type="float" office:value="524657.117" calcext:value-type="float">
            <text:p><text:s text:c="2"/>524 657</text:p>
          </table:table-cell>
          <table:table-cell office:value-type="float" office:value="532250.427" calcext:value-type="float">
            <text:p><text:s text:c="2"/>532 250</text:p>
          </table:table-cell>
          <table:table-cell office:value-type="float" office:value="539762.712" calcext:value-type="float">
            <text:p><text:s text:c="2"/>539 763</text:p>
          </table:table-cell>
          <table:table-cell office:value-type="float" office:value="547189.695" calcext:value-type="float">
            <text:p><text:s text:c="2"/>547 190</text:p>
          </table:table-cell>
          <table:table-cell office:value-type="float" office:value="554525.11" calcext:value-type="float">
            <text:p><text:s text:c="2"/>554 525</text:p>
          </table:table-cell>
          <table:table-cell office:value-type="float" office:value="561770.198" calcext:value-type="float">
            <text:p><text:s text:c="2"/>561 770</text:p>
          </table:table-cell>
          <table:table-cell office:value-type="float" office:value="568911.059" calcext:value-type="float">
            <text:p><text:s text:c="2"/>568 911</text:p>
          </table:table-cell>
          <table:table-cell office:value-type="float" office:value="575964.112" calcext:value-type="float">
            <text:p><text:s text:c="2"/>575 964</text:p>
          </table:table-cell>
          <table:table-cell office:value-type="float" office:value="582996.692" calcext:value-type="float">
            <text:p><text:s text:c="2"/>582 997</text:p>
          </table:table-cell>
          <table:table-cell office:value-type="float" office:value="590098.259" calcext:value-type="float">
            <text:p><text:s text:c="2"/>590 098</text:p>
          </table:table-cell>
          <table:table-cell office:value-type="float" office:value="597327.771" calcext:value-type="float">
            <text:p><text:s text:c="2"/>597 328</text:p>
          </table:table-cell>
          <table:table-cell office:value-type="float" office:value="604713.31" calcext:value-type="float">
            <text:p><text:s text:c="2"/>604 713</text:p>
          </table:table-cell>
          <table:table-cell office:value-type="float" office:value="612222.205" calcext:value-type="float">
            <text:p><text:s text:c="2"/>612 222</text:p>
          </table:table-cell>
          <table:table-cell office:value-type="float" office:value="619777.173" calcext:value-type="float">
            <text:p><text:s text:c="2"/>619 777</text:p>
          </table:table-cell>
          <table:table-cell office:value-type="float" office:value="627267.298" calcext:value-type="float">
            <text:p><text:s text:c="2"/>627 267</text:p>
          </table:table-cell>
          <table:table-cell office:value-type="float" office:value="634609.846" calcext:value-type="float">
            <text:p><text:s text:c="2"/>634 6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runei Darussala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.001" calcext:value-type="float">
            <text:p><text:s text:c="3"/>48</text:p>
          </table:table-cell>
          <table:table-cell office:value-type="float" office:value="50.961" calcext:value-type="float">
            <text:p><text:s text:c="3"/>51</text:p>
          </table:table-cell>
          <table:table-cell office:value-type="float" office:value="53.927" calcext:value-type="float">
            <text:p><text:s text:c="3"/>54</text:p>
          </table:table-cell>
          <table:table-cell office:value-type="float" office:value="56.968" calcext:value-type="float">
            <text:p><text:s text:c="3"/>57</text:p>
          </table:table-cell>
          <table:table-cell office:value-type="float" office:value="60.12" calcext:value-type="float">
            <text:p><text:s text:c="3"/>60</text:p>
          </table:table-cell>
          <table:table-cell office:value-type="float" office:value="63.42" calcext:value-type="float">
            <text:p><text:s text:c="3"/>63</text:p>
          </table:table-cell>
          <table:table-cell office:value-type="float" office:value="66.862" calcext:value-type="float">
            <text:p><text:s text:c="3"/>67</text:p>
          </table:table-cell>
          <table:table-cell office:value-type="float" office:value="70.457" calcext:value-type="float">
            <text:p><text:s text:c="3"/>70</text:p>
          </table:table-cell>
          <table:table-cell office:value-type="float" office:value="74.15" calcext:value-type="float">
            <text:p><text:s text:c="3"/>74</text:p>
          </table:table-cell>
          <table:table-cell office:value-type="float" office:value="77.919" calcext:value-type="float">
            <text:p><text:s text:c="3"/>78</text:p>
          </table:table-cell>
          <table:table-cell office:value-type="float" office:value="81.745" calcext:value-type="float">
            <text:p><text:s text:c="3"/>82</text:p>
          </table:table-cell>
          <table:table-cell office:value-type="float" office:value="85.596" calcext:value-type="float">
            <text:p><text:s text:c="3"/>86</text:p>
          </table:table-cell>
          <table:table-cell office:value-type="float" office:value="89.516" calcext:value-type="float">
            <text:p><text:s text:c="3"/>90</text:p>
          </table:table-cell>
          <table:table-cell office:value-type="float" office:value="93.576" calcext:value-type="float">
            <text:p><text:s text:c="3"/>94</text:p>
          </table:table-cell>
          <table:table-cell office:value-type="float" office:value="97.848" calcext:value-type="float">
            <text:p><text:s text:c="3"/>98</text:p>
          </table:table-cell>
          <table:table-cell office:value-type="float" office:value="102.425" calcext:value-type="float">
            <text:p><text:s text:c="3"/>102</text:p>
          </table:table-cell>
          <table:table-cell office:value-type="float" office:value="107.316" calcext:value-type="float">
            <text:p><text:s text:c="3"/>107</text:p>
          </table:table-cell>
          <table:table-cell office:value-type="float" office:value="112.494" calcext:value-type="float">
            <text:p><text:s text:c="3"/>112</text:p>
          </table:table-cell>
          <table:table-cell office:value-type="float" office:value="117.95" calcext:value-type="float">
            <text:p><text:s text:c="3"/>118</text:p>
          </table:table-cell>
          <table:table-cell office:value-type="float" office:value="123.653" calcext:value-type="float">
            <text:p><text:s text:c="3"/>124</text:p>
          </table:table-cell>
          <table:table-cell office:value-type="float" office:value="129.583" calcext:value-type="float">
            <text:p><text:s text:c="3"/>130</text:p>
          </table:table-cell>
          <table:table-cell office:value-type="float" office:value="135.726" calcext:value-type="float">
            <text:p><text:s text:c="3"/>136</text:p>
          </table:table-cell>
          <table:table-cell office:value-type="float" office:value="142.073" calcext:value-type="float">
            <text:p><text:s text:c="3"/>142</text:p>
          </table:table-cell>
          <table:table-cell office:value-type="float" office:value="148.56" calcext:value-type="float">
            <text:p><text:s text:c="3"/>149</text:p>
          </table:table-cell>
          <table:table-cell office:value-type="float" office:value="155.109" calcext:value-type="float">
            <text:p><text:s text:c="3"/>155</text:p>
          </table:table-cell>
          <table:table-cell office:value-type="float" office:value="161.671" calcext:value-type="float">
            <text:p><text:s text:c="3"/>162</text:p>
          </table:table-cell>
          <table:table-cell office:value-type="float" office:value="168.224" calcext:value-type="float">
            <text:p><text:s text:c="3"/>168</text:p>
          </table:table-cell>
          <table:table-cell office:value-type="float" office:value="174.773" calcext:value-type="float">
            <text:p><text:s text:c="3"/>175</text:p>
          </table:table-cell>
          <table:table-cell office:value-type="float" office:value="181.257" calcext:value-type="float">
            <text:p><text:s text:c="3"/>181</text:p>
          </table:table-cell>
          <table:table-cell office:value-type="float" office:value="187.656" calcext:value-type="float">
            <text:p><text:s text:c="3"/>188</text:p>
          </table:table-cell>
          <table:table-cell office:value-type="float" office:value="193.949" calcext:value-type="float">
            <text:p><text:s text:c="3"/>194</text:p>
          </table:table-cell>
          <table:table-cell office:value-type="float" office:value="200.085" calcext:value-type="float">
            <text:p><text:s text:c="3"/>200</text:p>
          </table:table-cell>
          <table:table-cell office:value-type="float" office:value="206.128" calcext:value-type="float">
            <text:p><text:s text:c="3"/>206</text:p>
          </table:table-cell>
          <table:table-cell office:value-type="float" office:value="212.136" calcext:value-type="float">
            <text:p><text:s text:c="3"/>212</text:p>
          </table:table-cell>
          <table:table-cell office:value-type="float" office:value="218.227" calcext:value-type="float">
            <text:p><text:s text:c="3"/>218</text:p>
          </table:table-cell>
          <table:table-cell office:value-type="float" office:value="224.512" calcext:value-type="float">
            <text:p><text:s text:c="3"/>225</text:p>
          </table:table-cell>
          <table:table-cell office:value-type="float" office:value="230.972" calcext:value-type="float">
            <text:p><text:s text:c="3"/>231</text:p>
          </table:table-cell>
          <table:table-cell office:value-type="float" office:value="237.622" calcext:value-type="float">
            <text:p><text:s text:c="3"/>238</text:p>
          </table:table-cell>
          <table:table-cell office:value-type="float" office:value="244.458" calcext:value-type="float">
            <text:p><text:s text:c="3"/>244</text:p>
          </table:table-cell>
          <table:table-cell office:value-type="float" office:value="251.514" calcext:value-type="float">
            <text:p><text:s text:c="3"/>252</text:p>
          </table:table-cell>
          <table:table-cell office:value-type="float" office:value="258.785" calcext:value-type="float">
            <text:p><text:s text:c="3"/>259</text:p>
          </table:table-cell>
          <table:table-cell office:value-type="float" office:value="266.274" calcext:value-type="float">
            <text:p><text:s text:c="3"/>266</text:p>
          </table:table-cell>
          <table:table-cell office:value-type="float" office:value="273.963" calcext:value-type="float">
            <text:p><text:s text:c="3"/>274</text:p>
          </table:table-cell>
          <table:table-cell office:value-type="float" office:value="281.751" calcext:value-type="float">
            <text:p><text:s text:c="3"/>282</text:p>
          </table:table-cell>
          <table:table-cell office:value-type="float" office:value="289.525" calcext:value-type="float">
            <text:p><text:s text:c="3"/>290</text:p>
          </table:table-cell>
          <table:table-cell office:value-type="float" office:value="297.192" calcext:value-type="float">
            <text:p><text:s text:c="3"/>297</text:p>
          </table:table-cell>
          <table:table-cell office:value-type="float" office:value="304.699" calcext:value-type="float">
            <text:p><text:s text:c="3"/>305</text:p>
          </table:table-cell>
          <table:table-cell office:value-type="float" office:value="312.038" calcext:value-type="float">
            <text:p><text:s text:c="3"/>312</text:p>
          </table:table-cell>
          <table:table-cell office:value-type="float" office:value="319.222" calcext:value-type="float">
            <text:p><text:s text:c="3"/>319</text:p>
          </table:table-cell>
          <table:table-cell office:value-type="float" office:value="326.289" calcext:value-type="float">
            <text:p><text:s text:c="3"/>326</text:p>
          </table:table-cell>
          <table:table-cell office:value-type="float" office:value="333.241" calcext:value-type="float">
            <text:p><text:s text:c="3"/>333</text:p>
          </table:table-cell>
          <table:table-cell office:value-type="float" office:value="340.117" calcext:value-type="float">
            <text:p><text:s text:c="3"/>340</text:p>
          </table:table-cell>
          <table:table-cell office:value-type="float" office:value="346.867" calcext:value-type="float">
            <text:p><text:s text:c="3"/>347</text:p>
          </table:table-cell>
          <table:table-cell office:value-type="float" office:value="353.389" calcext:value-type="float">
            <text:p><text:s text:c="3"/>353</text:p>
          </table:table-cell>
          <table:table-cell office:value-type="float" office:value="359.523" calcext:value-type="float">
            <text:p><text:s text:c="3"/>360</text:p>
          </table:table-cell>
          <table:table-cell office:value-type="float" office:value="365.158" calcext:value-type="float">
            <text:p><text:s text:c="3"/>365</text:p>
          </table:table-cell>
          <table:table-cell office:value-type="float" office:value="370.25" calcext:value-type="float">
            <text:p><text:s text:c="3"/>370</text:p>
          </table:table-cell>
          <table:table-cell office:value-type="float" office:value="374.864" calcext:value-type="float">
            <text:p><text:s text:c="3"/>375</text:p>
          </table:table-cell>
          <table:table-cell office:value-type="float" office:value="379.252" calcext:value-type="float">
            <text:p><text:s text:c="3"/>379</text:p>
          </table:table-cell>
          <table:table-cell office:value-type="float" office:value="383.772" calcext:value-type="float">
            <text:p><text:s text:c="3"/>384</text:p>
          </table:table-cell>
          <table:table-cell office:value-type="float" office:value="388.662" calcext:value-type="float">
            <text:p><text:s text:c="3"/>389</text:p>
          </table:table-cell>
          <table:table-cell office:value-type="float" office:value="394.013" calcext:value-type="float">
            <text:p><text:s text:c="3"/>394</text:p>
          </table:table-cell>
          <table:table-cell office:value-type="float" office:value="399.748" calcext:value-type="float">
            <text:p><text:s text:c="3"/>400</text:p>
          </table:table-cell>
          <table:table-cell office:value-type="float" office:value="405.716" calcext:value-type="float">
            <text:p><text:s text:c="3"/>406</text:p>
          </table:table-cell>
          <table:table-cell office:value-type="float" office:value="411.704" calcext:value-type="float">
            <text:p><text:s text:c="3"/>412</text:p>
          </table:table-cell>
          <table:table-cell office:value-type="float" office:value="417.542" calcext:value-type="float">
            <text:p><text:s text:c="3"/>4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mbodia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432.714" calcext:value-type="float">
            <text:p><text:s text:c="2"/>4 433</text:p>
          </table:table-cell>
          <table:table-cell office:value-type="float" office:value="4537.543" calcext:value-type="float">
            <text:p><text:s text:c="2"/>4 538</text:p>
          </table:table-cell>
          <table:table-cell office:value-type="float" office:value="4656.277" calcext:value-type="float">
            <text:p><text:s text:c="2"/>4 656</text:p>
          </table:table-cell>
          <table:table-cell office:value-type="float" office:value="4783.092" calcext:value-type="float">
            <text:p><text:s text:c="2"/>4 783</text:p>
          </table:table-cell>
          <table:table-cell office:value-type="float" office:value="4913.695" calcext:value-type="float">
            <text:p><text:s text:c="2"/>4 914</text:p>
          </table:table-cell>
          <table:table-cell office:value-type="float" office:value="5045.288" calcext:value-type="float">
            <text:p><text:s text:c="2"/>5 045</text:p>
          </table:table-cell>
          <table:table-cell office:value-type="float" office:value="5176.658" calcext:value-type="float">
            <text:p><text:s text:c="2"/>5 177</text:p>
          </table:table-cell>
          <table:table-cell office:value-type="float" office:value="5308.142" calcext:value-type="float">
            <text:p><text:s text:c="2"/>5 308</text:p>
          </table:table-cell>
          <table:table-cell office:value-type="float" office:value="5441.319" calcext:value-type="float">
            <text:p><text:s text:c="2"/>5 441</text:p>
          </table:table-cell>
          <table:table-cell office:value-type="float" office:value="5578.675" calcext:value-type="float">
            <text:p><text:s text:c="2"/>5 579</text:p>
          </table:table-cell>
          <table:table-cell office:value-type="float" office:value="5722.37" calcext:value-type="float">
            <text:p><text:s text:c="2"/>5 722</text:p>
          </table:table-cell>
          <table:table-cell office:value-type="float" office:value="5873.015" calcext:value-type="float">
            <text:p><text:s text:c="2"/>5 873</text:p>
          </table:table-cell>
          <table:table-cell office:value-type="float" office:value="6028.551" calcext:value-type="float">
            <text:p><text:s text:c="2"/>6 029</text:p>
          </table:table-cell>
          <table:table-cell office:value-type="float" office:value="6183.747" calcext:value-type="float">
            <text:p><text:s text:c="2"/>6 184</text:p>
          </table:table-cell>
          <table:table-cell office:value-type="float" office:value="6331.583" calcext:value-type="float">
            <text:p><text:s text:c="2"/>6 332</text:p>
          </table:table-cell>
          <table:table-cell office:value-type="float" office:value="6467.197" calcext:value-type="float">
            <text:p><text:s text:c="2"/>6 467</text:p>
          </table:table-cell>
          <table:table-cell office:value-type="float" office:value="6584.766" calcext:value-type="float">
            <text:p><text:s text:c="2"/>6 585</text:p>
          </table:table-cell>
          <table:table-cell office:value-type="float" office:value="6685.321" calcext:value-type="float">
            <text:p><text:s text:c="2"/>6 685</text:p>
          </table:table-cell>
          <table:table-cell office:value-type="float" office:value="6778.723" calcext:value-type="float">
            <text:p><text:s text:c="2"/>6 779</text:p>
          </table:table-cell>
          <table:table-cell office:value-type="float" office:value="6879.184" calcext:value-type="float">
            <text:p><text:s text:c="2"/>6 879</text:p>
          </table:table-cell>
          <table:table-cell office:value-type="float" office:value="6994.848" calcext:value-type="float">
            <text:p><text:s text:c="2"/>6 995</text:p>
          </table:table-cell>
          <table:table-cell office:value-type="float" office:value="7137.749" calcext:value-type="float">
            <text:p><text:s text:c="2"/>7 138</text:p>
          </table:table-cell>
          <table:table-cell office:value-type="float" office:value="7300.152" calcext:value-type="float">
            <text:p><text:s text:c="2"/>7 300</text:p>
          </table:table-cell>
          <table:table-cell office:value-type="float" office:value="7447.285" calcext:value-type="float">
            <text:p><text:s text:c="2"/>7 447</text:p>
          </table:table-cell>
          <table:table-cell office:value-type="float" office:value="7531.424" calcext:value-type="float">
            <text:p><text:s text:c="2"/>7 531</text:p>
          </table:table-cell>
          <table:table-cell office:value-type="float" office:value="7522.593" calcext:value-type="float">
            <text:p><text:s text:c="2"/>7 523</text:p>
          </table:table-cell>
          <table:table-cell office:value-type="float" office:value="7402.873" calcext:value-type="float">
            <text:p><text:s text:c="2"/>7 403</text:p>
          </table:table-cell>
          <table:table-cell office:value-type="float" office:value="7194.279" calcext:value-type="float">
            <text:p><text:s text:c="2"/>7 194</text:p>
          </table:table-cell>
          <table:table-cell office:value-type="float" office:value="6955.566" calcext:value-type="float">
            <text:p><text:s text:c="2"/>6 956</text:p>
          </table:table-cell>
          <table:table-cell office:value-type="float" office:value="6768.724" calcext:value-type="float">
            <text:p><text:s text:c="2"/>6 769</text:p>
          </table:table-cell>
          <table:table-cell office:value-type="float" office:value="6692.107" calcext:value-type="float">
            <text:p><text:s text:c="2"/>6 692</text:p>
          </table:table-cell>
          <table:table-cell office:value-type="float" office:value="6748.193" calcext:value-type="float">
            <text:p><text:s text:c="2"/>6 748</text:p>
          </table:table-cell>
          <table:table-cell office:value-type="float" office:value="6918.101" calcext:value-type="float">
            <text:p><text:s text:c="2"/>6 918</text:p>
          </table:table-cell>
          <table:table-cell office:value-type="float" office:value="7168.236" calcext:value-type="float">
            <text:p><text:s text:c="2"/>7 168</text:p>
          </table:table-cell>
          <table:table-cell office:value-type="float" office:value="7446.019" calcext:value-type="float">
            <text:p><text:s text:c="2"/>7 446</text:p>
          </table:table-cell>
          <table:table-cell office:value-type="float" office:value="7712.978" calcext:value-type="float">
            <text:p><text:s text:c="2"/>7 713</text:p>
          </table:table-cell>
          <table:table-cell office:value-type="float" office:value="7958.976" calcext:value-type="float">
            <text:p><text:s text:c="2"/>7 959</text:p>
          </table:table-cell>
          <table:table-cell office:value-type="float" office:value="8196.037" calcext:value-type="float">
            <text:p><text:s text:c="2"/>8 196</text:p>
          </table:table-cell>
          <table:table-cell office:value-type="float" office:value="8433.798" calcext:value-type="float">
            <text:p><text:s text:c="2"/>8 434</text:p>
          </table:table-cell>
          <table:table-cell office:value-type="float" office:value="8689.152" calcext:value-type="float">
            <text:p><text:s text:c="2"/>8 689</text:p>
          </table:table-cell>
          <table:table-cell office:value-type="float" office:value="8973.342" calcext:value-type="float">
            <text:p><text:s text:c="2"/>8 973</text:p>
          </table:table-cell>
          <table:table-cell office:value-type="float" office:value="9286.976" calcext:value-type="float">
            <text:p><text:s text:c="2"/>9 287</text:p>
          </table:table-cell>
          <table:table-cell office:value-type="float" office:value="9621.504" calcext:value-type="float">
            <text:p><text:s text:c="2"/>9 622</text:p>
          </table:table-cell>
          <table:table-cell office:value-type="float" office:value="9968.275" calcext:value-type="float">
            <text:p><text:s text:c="2"/>9 968</text:p>
          </table:table-cell>
          <table:table-cell office:value-type="float" office:value="10315.376" calcext:value-type="float">
            <text:p><text:s text:c="2"/>10 315</text:p>
          </table:table-cell>
          <table:table-cell office:value-type="float" office:value="10653.558" calcext:value-type="float">
            <text:p><text:s text:c="2"/>10 654</text:p>
          </table:table-cell>
          <table:table-cell office:value-type="float" office:value="10980.273" calcext:value-type="float">
            <text:p><text:s text:c="2"/>10 980</text:p>
          </table:table-cell>
          <table:table-cell office:value-type="float" office:value="11295.88" calcext:value-type="float">
            <text:p><text:s text:c="2"/>11 296</text:p>
          </table:table-cell>
          <table:table-cell office:value-type="float" office:value="11597.739" calcext:value-type="float">
            <text:p><text:s text:c="2"/>11 598</text:p>
          </table:table-cell>
          <table:table-cell office:value-type="float" office:value="11883.636" calcext:value-type="float">
            <text:p><text:s text:c="2"/>11 884</text:p>
          </table:table-cell>
          <table:table-cell office:value-type="float" office:value="12152.354" calcext:value-type="float">
            <text:p><text:s text:c="2"/>12 152</text:p>
          </table:table-cell>
          <table:table-cell office:value-type="float" office:value="12402.473" calcext:value-type="float">
            <text:p><text:s text:c="2"/>12 402</text:p>
          </table:table-cell>
          <table:table-cell office:value-type="float" office:value="12634.729" calcext:value-type="float">
            <text:p><text:s text:c="2"/>12 635</text:p>
          </table:table-cell>
          <table:table-cell office:value-type="float" office:value="12853.124" calcext:value-type="float">
            <text:p><text:s text:c="2"/>12 853</text:p>
          </table:table-cell>
          <table:table-cell office:value-type="float" office:value="13063.377" calcext:value-type="float">
            <text:p><text:s text:c="2"/>13 063</text:p>
          </table:table-cell>
          <table:table-cell office:value-type="float" office:value="13270.201" calcext:value-type="float">
            <text:p><text:s text:c="2"/>13 270</text:p>
          </table:table-cell>
          <table:table-cell office:value-type="float" office:value="13474.489" calcext:value-type="float">
            <text:p><text:s text:c="2"/>13 474</text:p>
          </table:table-cell>
          <table:table-cell office:value-type="float" office:value="13676.693" calcext:value-type="float">
            <text:p><text:s text:c="2"/>13 677</text:p>
          </table:table-cell>
          <table:table-cell office:value-type="float" office:value="13880.509" calcext:value-type="float">
            <text:p><text:s text:c="2"/>13 881</text:p>
          </table:table-cell>
          <table:table-cell office:value-type="float" office:value="14090.208" calcext:value-type="float">
            <text:p><text:s text:c="2"/>14 090</text:p>
          </table:table-cell>
          <table:table-cell office:value-type="float" office:value="14308.74" calcext:value-type="float">
            <text:p><text:s text:c="2"/>14 309</text:p>
          </table:table-cell>
          <table:table-cell office:value-type="float" office:value="14537.886" calcext:value-type="float">
            <text:p><text:s text:c="2"/>14 538</text:p>
          </table:table-cell>
          <table:table-cell office:value-type="float" office:value="14776.866" calcext:value-type="float">
            <text:p><text:s text:c="2"/>14 777</text:p>
          </table:table-cell>
          <table:table-cell office:value-type="float" office:value="15022.692" calcext:value-type="float">
            <text:p><text:s text:c="2"/>15 023</text:p>
          </table:table-cell>
          <table:table-cell office:value-type="float" office:value="15270.79" calcext:value-type="float">
            <text:p><text:s text:c="2"/>15 271</text:p>
          </table:table-cell>
          <table:table-cell office:value-type="float" office:value="15517.635" calcext:value-type="float">
            <text:p><text:s text:c="2"/>15 5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69543.316" calcext:value-type="float">
            <text:p><text:s text:c="2"/>69 543</text:p>
          </table:table-cell>
          <table:table-cell office:value-type="float" office:value="70869.609" calcext:value-type="float">
            <text:p><text:s text:c="2"/>70 870</text:p>
          </table:table-cell>
          <table:table-cell office:value-type="float" office:value="72309.9" calcext:value-type="float">
            <text:p><text:s text:c="2"/>72 310</text:p>
          </table:table-cell>
          <table:table-cell office:value-type="float" office:value="73866.521" calcext:value-type="float">
            <text:p><text:s text:c="2"/>73 867</text:p>
          </table:table-cell>
          <table:table-cell office:value-type="float" office:value="75539.737" calcext:value-type="float">
            <text:p><text:s text:c="2"/>75 540</text:p>
          </table:table-cell>
          <table:table-cell office:value-type="float" office:value="77327.794" calcext:value-type="float">
            <text:p><text:s text:c="2"/>77 328</text:p>
          </table:table-cell>
          <table:table-cell office:value-type="float" office:value="79226.787" calcext:value-type="float">
            <text:p><text:s text:c="2"/>79 227</text:p>
          </table:table-cell>
          <table:table-cell office:value-type="float" office:value="81230.747" calcext:value-type="float">
            <text:p><text:s text:c="2"/>81 231</text:p>
          </table:table-cell>
          <table:table-cell office:value-type="float" office:value="83332.05" calcext:value-type="float">
            <text:p><text:s text:c="2"/>83 332</text:p>
          </table:table-cell>
          <table:table-cell office:value-type="float" office:value="85521.979" calcext:value-type="float">
            <text:p><text:s text:c="2"/>85 522</text:p>
          </table:table-cell>
          <table:table-cell office:value-type="float" office:value="87792.515" calcext:value-type="float">
            <text:p><text:s text:c="2"/>87 793</text:p>
          </table:table-cell>
          <table:table-cell office:value-type="float" office:value="90138.235" calcext:value-type="float">
            <text:p><text:s text:c="2"/>90 138</text:p>
          </table:table-cell>
          <table:table-cell office:value-type="float" office:value="92558.005" calcext:value-type="float">
            <text:p><text:s text:c="2"/>92 558</text:p>
          </table:table-cell>
          <table:table-cell office:value-type="float" office:value="95055.665" calcext:value-type="float">
            <text:p><text:s text:c="2"/>95 056</text:p>
          </table:table-cell>
          <table:table-cell office:value-type="float" office:value="97638.029" calcext:value-type="float">
            <text:p><text:s text:c="2"/>97 638</text:p>
          </table:table-cell>
          <table:table-cell office:value-type="float" office:value="100308.894" calcext:value-type="float">
            <text:p><text:s text:c="2"/>100 309</text:p>
          </table:table-cell>
          <table:table-cell office:value-type="float" office:value="103067.354" calcext:value-type="float">
            <text:p><text:s text:c="2"/>103 067</text:p>
          </table:table-cell>
          <table:table-cell office:value-type="float" office:value="105907.403" calcext:value-type="float">
            <text:p><text:s text:c="2"/>105 907</text:p>
          </table:table-cell>
          <table:table-cell office:value-type="float" office:value="108821.564" calcext:value-type="float">
            <text:p><text:s text:c="2"/>108 822</text:p>
          </table:table-cell>
          <table:table-cell office:value-type="float" office:value="111800.091" calcext:value-type="float">
            <text:p><text:s text:c="2"/>111 800</text:p>
          </table:table-cell>
          <table:table-cell office:value-type="float" office:value="114834.78" calcext:value-type="float">
            <text:p><text:s text:c="2"/>114 835</text:p>
          </table:table-cell>
          <table:table-cell office:value-type="float" office:value="117921.998" calcext:value-type="float">
            <text:p><text:s text:c="2"/>117 922</text:p>
          </table:table-cell>
          <table:table-cell office:value-type="float" office:value="121059.513" calcext:value-type="float">
            <text:p><text:s text:c="2"/>121 060</text:p>
          </table:table-cell>
          <table:table-cell office:value-type="float" office:value="124242.298" calcext:value-type="float">
            <text:p><text:s text:c="2"/>124 242</text:p>
          </table:table-cell>
          <table:table-cell office:value-type="float" office:value="127465.231" calcext:value-type="float">
            <text:p><text:s text:c="2"/>127 465</text:p>
          </table:table-cell>
          <table:table-cell office:value-type="float" office:value="130724.115" calcext:value-type="float">
            <text:p><text:s text:c="2"/>130 724</text:p>
          </table:table-cell>
          <table:table-cell office:value-type="float" office:value="134010.69" calcext:value-type="float">
            <text:p><text:s text:c="2"/>134 011</text:p>
          </table:table-cell>
          <table:table-cell office:value-type="float" office:value="137322.118" calcext:value-type="float">
            <text:p><text:s text:c="2"/>137 322</text:p>
          </table:table-cell>
          <table:table-cell office:value-type="float" office:value="140665.856" calcext:value-type="float">
            <text:p><text:s text:c="2"/>140 666</text:p>
          </table:table-cell>
          <table:table-cell office:value-type="float" office:value="144053.518" calcext:value-type="float">
            <text:p><text:s text:c="2"/>144 054</text:p>
          </table:table-cell>
          <table:table-cell office:value-type="float" office:value="147490.365" calcext:value-type="float">
            <text:p><text:s text:c="2"/>147 490</text:p>
          </table:table-cell>
          <table:table-cell office:value-type="float" office:value="150978.84" calcext:value-type="float">
            <text:p><text:s text:c="2"/>150 979</text:p>
          </table:table-cell>
          <table:table-cell office:value-type="float" office:value="154506.265" calcext:value-type="float">
            <text:p><text:s text:c="2"/>154 506</text:p>
          </table:table-cell>
          <table:table-cell office:value-type="float" office:value="158044.343" calcext:value-type="float">
            <text:p><text:s text:c="2"/>158 044</text:p>
          </table:table-cell>
          <table:table-cell office:value-type="float" office:value="161555.583" calcext:value-type="float">
            <text:p><text:s text:c="2"/>161 556</text:p>
          </table:table-cell>
          <table:table-cell office:value-type="float" office:value="165012.196" calcext:value-type="float">
            <text:p><text:s text:c="2"/>165 012</text:p>
          </table:table-cell>
          <table:table-cell office:value-type="float" office:value="168402.025" calcext:value-type="float">
            <text:p><text:s text:c="2"/>168 402</text:p>
          </table:table-cell>
          <table:table-cell office:value-type="float" office:value="171728.917" calcext:value-type="float">
            <text:p><text:s text:c="2"/>171 729</text:p>
          </table:table-cell>
          <table:table-cell office:value-type="float" office:value="175000.916" calcext:value-type="float">
            <text:p><text:s text:c="2"/>175 001</text:p>
          </table:table-cell>
          <table:table-cell office:value-type="float" office:value="178233.223" calcext:value-type="float">
            <text:p><text:s text:c="2"/>178 233</text:p>
          </table:table-cell>
          <table:table-cell office:value-type="float" office:value="181436.821" calcext:value-type="float">
            <text:p><text:s text:c="2"/>181 437</text:p>
          </table:table-cell>
          <table:table-cell office:value-type="float" office:value="184615.979" calcext:value-type="float">
            <text:p><text:s text:c="2"/>184 616</text:p>
          </table:table-cell>
          <table:table-cell office:value-type="float" office:value="187766.086" calcext:value-type="float">
            <text:p><text:s text:c="2"/>187 766</text:p>
          </table:table-cell>
          <table:table-cell office:value-type="float" office:value="190879.523" calcext:value-type="float">
            <text:p><text:s text:c="2"/>190 880</text:p>
          </table:table-cell>
          <table:table-cell office:value-type="float" office:value="193945.272" calcext:value-type="float">
            <text:p><text:s text:c="2"/>193 945</text:p>
          </table:table-cell>
          <table:table-cell office:value-type="float" office:value="196957.849" calcext:value-type="float">
            <text:p><text:s text:c="2"/>196 958</text:p>
          </table:table-cell>
          <table:table-cell office:value-type="float" office:value="199914.831" calcext:value-type="float">
            <text:p><text:s text:c="2"/>199 915</text:p>
          </table:table-cell>
          <table:table-cell office:value-type="float" office:value="202826.465" calcext:value-type="float">
            <text:p><text:s text:c="2"/>202 826</text:p>
          </table:table-cell>
          <table:table-cell office:value-type="float" office:value="205715.544" calcext:value-type="float">
            <text:p><text:s text:c="2"/>205 716</text:p>
          </table:table-cell>
          <table:table-cell office:value-type="float" office:value="208612.556" calcext:value-type="float">
            <text:p><text:s text:c="2"/>208 613</text:p>
          </table:table-cell>
          <table:table-cell office:value-type="float" office:value="211540.429" calcext:value-type="float">
            <text:p><text:s text:c="2"/>211 540</text:p>
          </table:table-cell>
          <table:table-cell office:value-type="float" office:value="214506.502" calcext:value-type="float">
            <text:p><text:s text:c="2"/>214 507</text:p>
          </table:table-cell>
          <table:table-cell office:value-type="float" office:value="217508.059" calcext:value-type="float">
            <text:p><text:s text:c="2"/>217 508</text:p>
          </table:table-cell>
          <table:table-cell office:value-type="float" office:value="220545.214" calcext:value-type="float">
            <text:p><text:s text:c="2"/>220 545</text:p>
          </table:table-cell>
          <table:table-cell office:value-type="float" office:value="223614.649" calcext:value-type="float">
            <text:p><text:s text:c="2"/>223 615</text:p>
          </table:table-cell>
          <table:table-cell office:value-type="float" office:value="226712.73" calcext:value-type="float">
            <text:p><text:s text:c="2"/>226 713</text:p>
          </table:table-cell>
          <table:table-cell office:value-type="float" office:value="229838.202" calcext:value-type="float">
            <text:p><text:s text:c="2"/>229 838</text:p>
          </table:table-cell>
          <table:table-cell office:value-type="float" office:value="232989.141" calcext:value-type="float">
            <text:p><text:s text:c="2"/>232 989</text:p>
          </table:table-cell>
          <table:table-cell office:value-type="float" office:value="236159.276" calcext:value-type="float">
            <text:p><text:s text:c="2"/>236 159</text:p>
          </table:table-cell>
          <table:table-cell office:value-type="float" office:value="239340.478" calcext:value-type="float">
            <text:p><text:s text:c="2"/>239 340</text:p>
          </table:table-cell>
          <table:table-cell office:value-type="float" office:value="242524.123" calcext:value-type="float">
            <text:p><text:s text:c="2"/>242 524</text:p>
          </table:table-cell>
          <table:table-cell office:value-type="float" office:value="245707.511" calcext:value-type="float">
            <text:p><text:s text:c="2"/>245 708</text:p>
          </table:table-cell>
          <table:table-cell office:value-type="float" office:value="248883.232" calcext:value-type="float">
            <text:p><text:s text:c="2"/>248 883</text:p>
          </table:table-cell>
          <table:table-cell office:value-type="float" office:value="252032.263" calcext:value-type="float">
            <text:p><text:s text:c="2"/>252 032</text:p>
          </table:table-cell>
          <table:table-cell office:value-type="float" office:value="255131.116" calcext:value-type="float">
            <text:p><text:s text:c="2"/>255 131</text:p>
          </table:table-cell>
          <table:table-cell office:value-type="float" office:value="258162.113" calcext:value-type="float">
            <text:p><text:s text:c="2"/>258 1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ao People's Democratic Republic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682.915" calcext:value-type="float">
            <text:p><text:s text:c="2"/>1 683</text:p>
          </table:table-cell>
          <table:table-cell office:value-type="float" office:value="1723.162" calcext:value-type="float">
            <text:p><text:s text:c="2"/>1 723</text:p>
          </table:table-cell>
          <table:table-cell office:value-type="float" office:value="1764.007" calcext:value-type="float">
            <text:p><text:s text:c="2"/>1 764</text:p>
          </table:table-cell>
          <table:table-cell office:value-type="float" office:value="1805.515" calcext:value-type="float">
            <text:p><text:s text:c="2"/>1 806</text:p>
          </table:table-cell>
          <table:table-cell office:value-type="float" office:value="1847.775" calcext:value-type="float">
            <text:p><text:s text:c="2"/>1 848</text:p>
          </table:table-cell>
          <table:table-cell office:value-type="float" office:value="1890.852" calcext:value-type="float">
            <text:p><text:s text:c="2"/>1 891</text:p>
          </table:table-cell>
          <table:table-cell office:value-type="float" office:value="1934.812" calcext:value-type="float">
            <text:p><text:s text:c="2"/>1 935</text:p>
          </table:table-cell>
          <table:table-cell office:value-type="float" office:value="1979.729" calcext:value-type="float">
            <text:p><text:s text:c="2"/>1 980</text:p>
          </table:table-cell>
          <table:table-cell office:value-type="float" office:value="2025.666" calcext:value-type="float">
            <text:p><text:s text:c="2"/>2 026</text:p>
          </table:table-cell>
          <table:table-cell office:value-type="float" office:value="2072.699" calcext:value-type="float">
            <text:p><text:s text:c="2"/>2 073</text:p>
          </table:table-cell>
          <table:table-cell office:value-type="float" office:value="2120.896" calcext:value-type="float">
            <text:p><text:s text:c="2"/>2 121</text:p>
          </table:table-cell>
          <table:table-cell office:value-type="float" office:value="2170.343" calcext:value-type="float">
            <text:p><text:s text:c="2"/>2 170</text:p>
          </table:table-cell>
          <table:table-cell office:value-type="float" office:value="2221.122" calcext:value-type="float">
            <text:p><text:s text:c="2"/>2 221</text:p>
          </table:table-cell>
          <table:table-cell office:value-type="float" office:value="2273.349" calcext:value-type="float">
            <text:p><text:s text:c="2"/>2 273</text:p>
          </table:table-cell>
          <table:table-cell office:value-type="float" office:value="2327.137" calcext:value-type="float">
            <text:p><text:s text:c="2"/>2 327</text:p>
          </table:table-cell>
          <table:table-cell office:value-type="float" office:value="2382.594" calcext:value-type="float">
            <text:p><text:s text:c="2"/>2 383</text:p>
          </table:table-cell>
          <table:table-cell office:value-type="float" office:value="2439.196" calcext:value-type="float">
            <text:p><text:s text:c="2"/>2 439</text:p>
          </table:table-cell>
          <table:table-cell office:value-type="float" office:value="2496.92" calcext:value-type="float">
            <text:p><text:s text:c="2"/>2 497</text:p>
          </table:table-cell>
          <table:table-cell office:value-type="float" office:value="2556.852" calcext:value-type="float">
            <text:p><text:s text:c="2"/>2 557</text:p>
          </table:table-cell>
          <table:table-cell office:value-type="float" office:value="2620.434" calcext:value-type="float">
            <text:p><text:s text:c="2"/>2 620</text:p>
          </table:table-cell>
          <table:table-cell office:value-type="float" office:value="2688.428" calcext:value-type="float">
            <text:p><text:s text:c="2"/>2 688</text:p>
          </table:table-cell>
          <table:table-cell office:value-type="float" office:value="2762.265" calcext:value-type="float">
            <text:p><text:s text:c="2"/>2 762</text:p>
          </table:table-cell>
          <table:table-cell office:value-type="float" office:value="2840.841" calcext:value-type="float">
            <text:p><text:s text:c="2"/>2 841</text:p>
          </table:table-cell>
          <table:table-cell office:value-type="float" office:value="2919.287" calcext:value-type="float">
            <text:p><text:s text:c="2"/>2 919</text:p>
          </table:table-cell>
          <table:table-cell office:value-type="float" office:value="2990.965" calcext:value-type="float">
            <text:p><text:s text:c="2"/>2 991</text:p>
          </table:table-cell>
          <table:table-cell office:value-type="float" office:value="3051.577" calcext:value-type="float">
            <text:p><text:s text:c="2"/>3 052</text:p>
          </table:table-cell>
          <table:table-cell office:value-type="float" office:value="3098.973" calcext:value-type="float">
            <text:p><text:s text:c="2"/>3 099</text:p>
          </table:table-cell>
          <table:table-cell office:value-type="float" office:value="3135.842" calcext:value-type="float">
            <text:p><text:s text:c="2"/>3 136</text:p>
          </table:table-cell>
          <table:table-cell office:value-type="float" office:value="3168.843" calcext:value-type="float">
            <text:p><text:s text:c="2"/>3 169</text:p>
          </table:table-cell>
          <table:table-cell office:value-type="float" office:value="3207.328" calcext:value-type="float">
            <text:p><text:s text:c="2"/>3 207</text:p>
          </table:table-cell>
          <table:table-cell office:value-type="float" office:value="3258.144" calcext:value-type="float">
            <text:p><text:s text:c="2"/>3 258</text:p>
          </table:table-cell>
          <table:table-cell office:value-type="float" office:value="3323.377" calcext:value-type="float">
            <text:p><text:s text:c="2"/>3 323</text:p>
          </table:table-cell>
          <table:table-cell office:value-type="float" office:value="3401.242" calcext:value-type="float">
            <text:p><text:s text:c="2"/>3 401</text:p>
          </table:table-cell>
          <table:table-cell office:value-type="float" office:value="3489.977" calcext:value-type="float">
            <text:p><text:s text:c="2"/>3 490</text:p>
          </table:table-cell>
          <table:table-cell office:value-type="float" office:value="3586.381" calcext:value-type="float">
            <text:p><text:s text:c="2"/>3 586</text:p>
          </table:table-cell>
          <table:table-cell office:value-type="float" office:value="3687.898" calcext:value-type="float">
            <text:p><text:s text:c="2"/>3 688</text:p>
          </table:table-cell>
          <table:table-cell office:value-type="float" office:value="3794.043" calcext:value-type="float">
            <text:p><text:s text:c="2"/>3 794</text:p>
          </table:table-cell>
          <table:table-cell office:value-type="float" office:value="3905.163" calcext:value-type="float">
            <text:p><text:s text:c="2"/>3 905</text:p>
          </table:table-cell>
          <table:table-cell office:value-type="float" office:value="4020.295" calcext:value-type="float">
            <text:p><text:s text:c="2"/>4 020</text:p>
          </table:table-cell>
          <table:table-cell office:value-type="float" office:value="4138.408" calcext:value-type="float">
            <text:p><text:s text:c="2"/>4 138</text:p>
          </table:table-cell>
          <table:table-cell office:value-type="float" office:value="4258.472" calcext:value-type="float">
            <text:p><text:s text:c="2"/>4 258</text:p>
          </table:table-cell>
          <table:table-cell office:value-type="float" office:value="4380.073" calcext:value-type="float">
            <text:p><text:s text:c="2"/>4 380</text:p>
          </table:table-cell>
          <table:table-cell office:value-type="float" office:value="4502.363" calcext:value-type="float">
            <text:p><text:s text:c="2"/>4 502</text:p>
          </table:table-cell>
          <table:table-cell office:value-type="float" office:value="4623.28" calcext:value-type="float">
            <text:p><text:s text:c="2"/>4 623</text:p>
          </table:table-cell>
          <table:table-cell office:value-type="float" office:value="4740.38" calcext:value-type="float">
            <text:p><text:s text:c="2"/>4 740</text:p>
          </table:table-cell>
          <table:table-cell office:value-type="float" office:value="4851.923" calcext:value-type="float">
            <text:p><text:s text:c="2"/>4 852</text:p>
          </table:table-cell>
          <table:table-cell office:value-type="float" office:value="4957.18" calcext:value-type="float">
            <text:p><text:s text:c="2"/>4 957</text:p>
          </table:table-cell>
          <table:table-cell office:value-type="float" office:value="5056.519" calcext:value-type="float">
            <text:p><text:s text:c="2"/>5 057</text:p>
          </table:table-cell>
          <table:table-cell office:value-type="float" office:value="5150.763" calcext:value-type="float">
            <text:p><text:s text:c="2"/>5 151</text:p>
          </table:table-cell>
          <table:table-cell office:value-type="float" office:value="5241.284" calcext:value-type="float">
            <text:p><text:s text:c="2"/>5 241</text:p>
          </table:table-cell>
          <table:table-cell office:value-type="float" office:value="5329.304" calcext:value-type="float">
            <text:p><text:s text:c="2"/>5 329</text:p>
          </table:table-cell>
          <table:table-cell office:value-type="float" office:value="5414.568" calcext:value-type="float">
            <text:p><text:s text:c="2"/>5 415</text:p>
          </table:table-cell>
          <table:table-cell office:value-type="float" office:value="5497.273" calcext:value-type="float">
            <text:p><text:s text:c="2"/>5 497</text:p>
          </table:table-cell>
          <table:table-cell office:value-type="float" office:value="5579.656" calcext:value-type="float">
            <text:p><text:s text:c="2"/>5 580</text:p>
          </table:table-cell>
          <table:table-cell office:value-type="float" office:value="5664.605" calcext:value-type="float">
            <text:p><text:s text:c="2"/>5 665</text:p>
          </table:table-cell>
          <table:table-cell office:value-type="float" office:value="5754.026" calcext:value-type="float">
            <text:p><text:s text:c="2"/>5 754</text:p>
          </table:table-cell>
          <table:table-cell office:value-type="float" office:value="5849.356" calcext:value-type="float">
            <text:p><text:s text:c="2"/>5 849</text:p>
          </table:table-cell>
          <table:table-cell office:value-type="float" office:value="5949.787" calcext:value-type="float">
            <text:p><text:s text:c="2"/>5 950</text:p>
          </table:table-cell>
          <table:table-cell office:value-type="float" office:value="6052.19" calcext:value-type="float">
            <text:p><text:s text:c="2"/>6 052</text:p>
          </table:table-cell>
          <table:table-cell office:value-type="float" office:value="6152.036" calcext:value-type="float">
            <text:p><text:s text:c="2"/>6 152</text:p>
          </table:table-cell>
          <table:table-cell office:value-type="float" office:value="6246.274" calcext:value-type="float">
            <text:p><text:s text:c="2"/>6 246</text:p>
          </table:table-cell>
          <table:table-cell office:value-type="float" office:value="6333.487" calcext:value-type="float">
            <text:p><text:s text:c="2"/>6 333</text:p>
          </table:table-cell>
          <table:table-cell office:value-type="float" office:value="6415.169" calcext:value-type="float">
            <text:p><text:s text:c="2"/>6 415</text:p>
          </table:table-cell>
          <table:table-cell office:value-type="float" office:value="6494.557" calcext:value-type="float">
            <text:p><text:s text:c="2"/>6 495</text:p>
          </table:table-cell>
          <table:table-cell office:value-type="float" office:value="6576.397" calcext:value-type="float">
            <text:p><text:s text:c="2"/>6 576</text:p>
          </table:table-cell>
          <table:table-cell office:value-type="float" office:value="6663.967" calcext:value-type="float">
            <text:p><text:s text:c="2"/>6 6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laysia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6109.915" calcext:value-type="float">
            <text:p><text:s text:c="2"/>6 110</text:p>
          </table:table-cell>
          <table:table-cell office:value-type="float" office:value="6271.486" calcext:value-type="float">
            <text:p><text:s text:c="2"/>6 271</text:p>
          </table:table-cell>
          <table:table-cell office:value-type="float" office:value="6450.083" calcext:value-type="float">
            <text:p><text:s text:c="2"/>6 450</text:p>
          </table:table-cell>
          <table:table-cell office:value-type="float" office:value="6640.041" calcext:value-type="float">
            <text:p><text:s text:c="2"/>6 640</text:p>
          </table:table-cell>
          <table:table-cell office:value-type="float" office:value="6837.358" calcext:value-type="float">
            <text:p><text:s text:c="2"/>6 837</text:p>
          </table:table-cell>
          <table:table-cell office:value-type="float" office:value="7039.719" calcext:value-type="float">
            <text:p><text:s text:c="2"/>7 040</text:p>
          </table:table-cell>
          <table:table-cell office:value-type="float" office:value="7246.538" calcext:value-type="float">
            <text:p><text:s text:c="2"/>7 247</text:p>
          </table:table-cell>
          <table:table-cell office:value-type="float" office:value="7458.898" calcext:value-type="float">
            <text:p><text:s text:c="2"/>7 459</text:p>
          </table:table-cell>
          <table:table-cell office:value-type="float" office:value="7679.27" calcext:value-type="float">
            <text:p><text:s text:c="2"/>7 679</text:p>
          </table:table-cell>
          <table:table-cell office:value-type="float" office:value="7911.036" calcext:value-type="float">
            <text:p><text:s text:c="2"/>7 911</text:p>
          </table:table-cell>
          <table:table-cell office:value-type="float" office:value="8157.106" calcext:value-type="float">
            <text:p><text:s text:c="2"/>8 157</text:p>
          </table:table-cell>
          <table:table-cell office:value-type="float" office:value="8418.46" calcext:value-type="float">
            <text:p><text:s text:c="2"/>8 418</text:p>
          </table:table-cell>
          <table:table-cell office:value-type="float" office:value="8692.815" calcext:value-type="float">
            <text:p><text:s text:c="2"/>8 693</text:p>
          </table:table-cell>
          <table:table-cell office:value-type="float" office:value="8974.084" calcext:value-type="float">
            <text:p><text:s text:c="2"/>8 974</text:p>
          </table:table-cell>
          <table:table-cell office:value-type="float" office:value="9253.963" calcext:value-type="float">
            <text:p><text:s text:c="2"/>9 254</text:p>
          </table:table-cell>
          <table:table-cell office:value-type="float" office:value="9526.563" calcext:value-type="float">
            <text:p><text:s text:c="2"/>9 527</text:p>
          </table:table-cell>
          <table:table-cell office:value-type="float" office:value="9789.982" calcext:value-type="float">
            <text:p><text:s text:c="2"/>9 790</text:p>
          </table:table-cell>
          <table:table-cell office:value-type="float" office:value="10046.172" calcext:value-type="float">
            <text:p><text:s text:c="2"/>10 046</text:p>
          </table:table-cell>
          <table:table-cell office:value-type="float" office:value="10297.801" calcext:value-type="float">
            <text:p><text:s text:c="2"/>10 298</text:p>
          </table:table-cell>
          <table:table-cell office:value-type="float" office:value="10549.226" calcext:value-type="float">
            <text:p><text:s text:c="2"/>10 549</text:p>
          </table:table-cell>
          <table:table-cell office:value-type="float" office:value="10803.978" calcext:value-type="float">
            <text:p><text:s text:c="2"/>10 804</text:p>
          </table:table-cell>
          <table:table-cell office:value-type="float" office:value="11062.338" calcext:value-type="float">
            <text:p><text:s text:c="2"/>11 062</text:p>
          </table:table-cell>
          <table:table-cell office:value-type="float" office:value="11324.251" calcext:value-type="float">
            <text:p><text:s text:c="2"/>11 324</text:p>
          </table:table-cell>
          <table:table-cell office:value-type="float" office:value="11592.698" calcext:value-type="float">
            <text:p><text:s text:c="2"/>11 593</text:p>
          </table:table-cell>
          <table:table-cell office:value-type="float" office:value="11871.233" calcext:value-type="float">
            <text:p><text:s text:c="2"/>11 871</text:p>
          </table:table-cell>
          <table:table-cell office:value-type="float" office:value="12162.369" calcext:value-type="float">
            <text:p><text:s text:c="2"/>12 162</text:p>
          </table:table-cell>
          <table:table-cell office:value-type="float" office:value="12468.893" calcext:value-type="float">
            <text:p><text:s text:c="2"/>12 469</text:p>
          </table:table-cell>
          <table:table-cell office:value-type="float" office:value="12790.546" calcext:value-type="float">
            <text:p><text:s text:c="2"/>12 791</text:p>
          </table:table-cell>
          <table:table-cell office:value-type="float" office:value="13123.069" calcext:value-type="float">
            <text:p><text:s text:c="2"/>13 123</text:p>
          </table:table-cell>
          <table:table-cell office:value-type="float" office:value="13460.201" calcext:value-type="float">
            <text:p><text:s text:c="2"/>13 460</text:p>
          </table:table-cell>
          <table:table-cell office:value-type="float" office:value="13798.125" calcext:value-type="float">
            <text:p><text:s text:c="2"/>13 798</text:p>
          </table:table-cell>
          <table:table-cell office:value-type="float" office:value="14133.84" calcext:value-type="float">
            <text:p><text:s text:c="2"/>14 134</text:p>
          </table:table-cell>
          <table:table-cell office:value-type="float" office:value="14470.633" calcext:value-type="float">
            <text:p><text:s text:c="2"/>14 471</text:p>
          </table:table-cell>
          <table:table-cell office:value-type="float" office:value="14818.617" calcext:value-type="float">
            <text:p><text:s text:c="2"/>14 819</text:p>
          </table:table-cell>
          <table:table-cell office:value-type="float" office:value="15191.625" calcext:value-type="float">
            <text:p><text:s text:c="2"/>15 192</text:p>
          </table:table-cell>
          <table:table-cell office:value-type="float" office:value="15598.942" calcext:value-type="float">
            <text:p><text:s text:c="2"/>15 599</text:p>
          </table:table-cell>
          <table:table-cell office:value-type="float" office:value="16045.047" calcext:value-type="float">
            <text:p><text:s text:c="2"/>16 045</text:p>
          </table:table-cell>
          <table:table-cell office:value-type="float" office:value="16525.108" calcext:value-type="float">
            <text:p><text:s text:c="2"/>16 525</text:p>
          </table:table-cell>
          <table:table-cell office:value-type="float" office:value="17027.588" calcext:value-type="float">
            <text:p><text:s text:c="2"/>17 028</text:p>
          </table:table-cell>
          <table:table-cell office:value-type="float" office:value="17535.971" calcext:value-type="float">
            <text:p><text:s text:c="2"/>17 536</text:p>
          </table:table-cell>
          <table:table-cell office:value-type="float" office:value="18038.321" calcext:value-type="float">
            <text:p><text:s text:c="2"/>18 038</text:p>
          </table:table-cell>
          <table:table-cell office:value-type="float" office:value="18529.454" calcext:value-type="float">
            <text:p><text:s text:c="2"/>18 529</text:p>
          </table:table-cell>
          <table:table-cell office:value-type="float" office:value="19012.724" calcext:value-type="float">
            <text:p><text:s text:c="2"/>19 013</text:p>
          </table:table-cell>
          <table:table-cell office:value-type="float" office:value="19494.967" calcext:value-type="float">
            <text:p><text:s text:c="2"/>19 495</text:p>
          </table:table-cell>
          <table:table-cell office:value-type="float" office:value="19986.894" calcext:value-type="float">
            <text:p><text:s text:c="2"/>19 987</text:p>
          </table:table-cell>
          <table:table-cell office:value-type="float" office:value="20495.597" calcext:value-type="float">
            <text:p><text:s text:c="2"/>20 496</text:p>
          </table:table-cell>
          <table:table-cell office:value-type="float" office:value="21023.321" calcext:value-type="float">
            <text:p><text:s text:c="2"/>21 023</text:p>
          </table:table-cell>
          <table:table-cell office:value-type="float" office:value="21565.325" calcext:value-type="float">
            <text:p><text:s text:c="2"/>21 565</text:p>
          </table:table-cell>
          <table:table-cell office:value-type="float" office:value="22113.464" calcext:value-type="float">
            <text:p><text:s text:c="2"/>22 113</text:p>
          </table:table-cell>
          <table:table-cell office:value-type="float" office:value="22656.286" calcext:value-type="float">
            <text:p><text:s text:c="2"/>22 656</text:p>
          </table:table-cell>
          <table:table-cell office:value-type="float" office:value="23185.608" calcext:value-type="float">
            <text:p><text:s text:c="2"/>23 186</text:p>
          </table:table-cell>
          <table:table-cell office:value-type="float" office:value="23698.907" calcext:value-type="float">
            <text:p><text:s text:c="2"/>23 699</text:p>
          </table:table-cell>
          <table:table-cell office:value-type="float" office:value="24198.811" calcext:value-type="float">
            <text:p><text:s text:c="2"/>24 199</text:p>
          </table:table-cell>
          <table:table-cell office:value-type="float" office:value="24688.703" calcext:value-type="float">
            <text:p><text:s text:c="2"/>24 689</text:p>
          </table:table-cell>
          <table:table-cell office:value-type="float" office:value="25174.109" calcext:value-type="float">
            <text:p><text:s text:c="2"/>25 174</text:p>
          </table:table-cell>
          <table:table-cell office:value-type="float" office:value="25659.393" calcext:value-type="float">
            <text:p><text:s text:c="2"/>25 659</text:p>
          </table:table-cell>
          <table:table-cell office:value-type="float" office:value="26143.566" calcext:value-type="float">
            <text:p><text:s text:c="2"/>26 144</text:p>
          </table:table-cell>
          <table:table-cell office:value-type="float" office:value="26625.845" calcext:value-type="float">
            <text:p><text:s text:c="2"/>26 626</text:p>
          </table:table-cell>
          <table:table-cell office:value-type="float" office:value="27111.069" calcext:value-type="float">
            <text:p><text:s text:c="2"/>27 111</text:p>
          </table:table-cell>
          <table:table-cell office:value-type="float" office:value="27605.383" calcext:value-type="float">
            <text:p><text:s text:c="2"/>27 605</text:p>
          </table:table-cell>
          <table:table-cell office:value-type="float" office:value="28112.289" calcext:value-type="float">
            <text:p><text:s text:c="2"/>28 112</text:p>
          </table:table-cell>
          <table:table-cell office:value-type="float" office:value="28635.128" calcext:value-type="float">
            <text:p><text:s text:c="2"/>28 635</text:p>
          </table:table-cell>
          <table:table-cell office:value-type="float" office:value="29170.456" calcext:value-type="float">
            <text:p><text:s text:c="2"/>29 170</text:p>
          </table:table-cell>
          <table:table-cell office:value-type="float" office:value="29706.724" calcext:value-type="float">
            <text:p><text:s text:c="2"/>29 707</text:p>
          </table:table-cell>
          <table:table-cell office:value-type="float" office:value="30228.017" calcext:value-type="float">
            <text:p><text:s text:c="2"/>30 228</text:p>
          </table:table-cell>
          <table:table-cell office:value-type="float" office:value="30723.155" calcext:value-type="float">
            <text:p><text:s text:c="2"/>30 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yanmar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7151.51" calcext:value-type="float">
            <text:p><text:s text:c="2"/>17 152</text:p>
          </table:table-cell>
          <table:table-cell office:value-type="float" office:value="17470.06" calcext:value-type="float">
            <text:p><text:s text:c="2"/>17 470</text:p>
          </table:table-cell>
          <table:table-cell office:value-type="float" office:value="17796.4" calcext:value-type="float">
            <text:p><text:s text:c="2"/>17 796</text:p>
          </table:table-cell>
          <table:table-cell office:value-type="float" office:value="18135.962" calcext:value-type="float">
            <text:p><text:s text:c="2"/>18 136</text:p>
          </table:table-cell>
          <table:table-cell office:value-type="float" office:value="18492.475" calcext:value-type="float">
            <text:p><text:s text:c="2"/>18 492</text:p>
          </table:table-cell>
          <table:table-cell office:value-type="float" office:value="18867.968" calcext:value-type="float">
            <text:p><text:s text:c="2"/>18 868</text:p>
          </table:table-cell>
          <table:table-cell office:value-type="float" office:value="19262.647" calcext:value-type="float">
            <text:p><text:s text:c="2"/>19 263</text:p>
          </table:table-cell>
          <table:table-cell office:value-type="float" office:value="19675.044" calcext:value-type="float">
            <text:p><text:s text:c="2"/>19 675</text:p>
          </table:table-cell>
          <table:table-cell office:value-type="float" office:value="20102.248" calcext:value-type="float">
            <text:p><text:s text:c="2"/>20 102</text:p>
          </table:table-cell>
          <table:table-cell office:value-type="float" office:value="20540.399" calcext:value-type="float">
            <text:p><text:s text:c="2"/>20 540</text:p>
          </table:table-cell>
          <table:table-cell office:value-type="float" office:value="20986.123" calcext:value-type="float">
            <text:p><text:s text:c="2"/>20 986</text:p>
          </table:table-cell>
          <table:table-cell office:value-type="float" office:value="21438.025" calcext:value-type="float">
            <text:p><text:s text:c="2"/>21 438</text:p>
          </table:table-cell>
          <table:table-cell office:value-type="float" office:value="21898.02" calcext:value-type="float">
            <text:p><text:s text:c="2"/>21 898</text:p>
          </table:table-cell>
          <table:table-cell office:value-type="float" office:value="22371.902" calcext:value-type="float">
            <text:p><text:s text:c="2"/>22 372</text:p>
          </table:table-cell>
          <table:table-cell office:value-type="float" office:value="22867.741" calcext:value-type="float">
            <text:p><text:s text:c="2"/>22 868</text:p>
          </table:table-cell>
          <table:table-cell office:value-type="float" office:value="23391.145" calcext:value-type="float">
            <text:p><text:s text:c="2"/>23 391</text:p>
          </table:table-cell>
          <table:table-cell office:value-type="float" office:value="23944.178" calcext:value-type="float">
            <text:p><text:s text:c="2"/>23 944</text:p>
          </table:table-cell>
          <table:table-cell office:value-type="float" office:value="24524.548" calcext:value-type="float">
            <text:p><text:s text:c="2"/>24 525</text:p>
          </table:table-cell>
          <table:table-cell office:value-type="float" office:value="25128.116" calcext:value-type="float">
            <text:p><text:s text:c="2"/>25 128</text:p>
          </table:table-cell>
          <table:table-cell office:value-type="float" office:value="25748.643" calcext:value-type="float">
            <text:p><text:s text:c="2"/>25 749</text:p>
          </table:table-cell>
          <table:table-cell office:value-type="float" office:value="26381.431" calcext:value-type="float">
            <text:p><text:s text:c="2"/>26 381</text:p>
          </table:table-cell>
          <table:table-cell office:value-type="float" office:value="27024.985" calcext:value-type="float">
            <text:p><text:s text:c="2"/>27 025</text:p>
          </table:table-cell>
          <table:table-cell office:value-type="float" office:value="27680.144" calcext:value-type="float">
            <text:p><text:s text:c="2"/>27 680</text:p>
          </table:table-cell>
          <table:table-cell office:value-type="float" office:value="28347.341" calcext:value-type="float">
            <text:p><text:s text:c="2"/>28 347</text:p>
          </table:table-cell>
          <table:table-cell office:value-type="float" office:value="29027.734" calcext:value-type="float">
            <text:p><text:s text:c="2"/>29 028</text:p>
          </table:table-cell>
          <table:table-cell office:value-type="float" office:value="29721.967" calcext:value-type="float">
            <text:p><text:s text:c="2"/>29 722</text:p>
          </table:table-cell>
          <table:table-cell office:value-type="float" office:value="30428.034" calcext:value-type="float">
            <text:p><text:s text:c="2"/>30 428</text:p>
          </table:table-cell>
          <table:table-cell office:value-type="float" office:value="31144.324" calcext:value-type="float">
            <text:p><text:s text:c="2"/>31 144</text:p>
          </table:table-cell>
          <table:table-cell office:value-type="float" office:value="31872.23" calcext:value-type="float">
            <text:p><text:s text:c="2"/>31 872</text:p>
          </table:table-cell>
          <table:table-cell office:value-type="float" office:value="32613.888" calcext:value-type="float">
            <text:p><text:s text:c="2"/>32 614</text:p>
          </table:table-cell>
          <table:table-cell office:value-type="float" office:value="33369.712" calcext:value-type="float">
            <text:p><text:s text:c="2"/>33 370</text:p>
          </table:table-cell>
          <table:table-cell office:value-type="float" office:value="34139.13" calcext:value-type="float">
            <text:p><text:s text:c="2"/>34 139</text:p>
          </table:table-cell>
          <table:table-cell office:value-type="float" office:value="34917.895" calcext:value-type="float">
            <text:p><text:s text:c="2"/>34 918</text:p>
          </table:table-cell>
          <table:table-cell office:value-type="float" office:value="35697.943" calcext:value-type="float">
            <text:p><text:s text:c="2"/>35 698</text:p>
          </table:table-cell>
          <table:table-cell office:value-type="float" office:value="36468.888" calcext:value-type="float">
            <text:p><text:s text:c="2"/>36 469</text:p>
          </table:table-cell>
          <table:table-cell office:value-type="float" office:value="37222.296" calcext:value-type="float">
            <text:p><text:s text:c="2"/>37 222</text:p>
          </table:table-cell>
          <table:table-cell office:value-type="float" office:value="37957.332" calcext:value-type="float">
            <text:p><text:s text:c="2"/>37 957</text:p>
          </table:table-cell>
          <table:table-cell office:value-type="float" office:value="38673.241" calcext:value-type="float">
            <text:p><text:s text:c="2"/>38 673</text:p>
          </table:table-cell>
          <table:table-cell office:value-type="float" office:value="39362.142" calcext:value-type="float">
            <text:p><text:s text:c="2"/>39 362</text:p>
          </table:table-cell>
          <table:table-cell office:value-type="float" office:value="40014.862" calcext:value-type="float">
            <text:p><text:s text:c="2"/>40 015</text:p>
          </table:table-cell>
          <table:table-cell office:value-type="float" office:value="40626.25" calcext:value-type="float">
            <text:p><text:s text:c="2"/>40 626</text:p>
          </table:table-cell>
          <table:table-cell office:value-type="float" office:value="41190.156" calcext:value-type="float">
            <text:p><text:s text:c="2"/>41 190</text:p>
          </table:table-cell>
          <table:table-cell office:value-type="float" office:value="41711.465" calcext:value-type="float">
            <text:p><text:s text:c="2"/>41 711</text:p>
          </table:table-cell>
          <table:table-cell office:value-type="float" office:value="42209.778" calcext:value-type="float">
            <text:p><text:s text:c="2"/>42 210</text:p>
          </table:table-cell>
          <table:table-cell office:value-type="float" office:value="42712.223" calcext:value-type="float">
            <text:p><text:s text:c="2"/>42 712</text:p>
          </table:table-cell>
          <table:table-cell office:value-type="float" office:value="43237.792" calcext:value-type="float">
            <text:p><text:s text:c="2"/>43 238</text:p>
          </table:table-cell>
          <table:table-cell office:value-type="float" office:value="43793.31" calcext:value-type="float">
            <text:p><text:s text:c="2"/>43 793</text:p>
          </table:table-cell>
          <table:table-cell office:value-type="float" office:value="44371.525" calcext:value-type="float">
            <text:p><text:s text:c="2"/>44 372</text:p>
          </table:table-cell>
          <table:table-cell office:value-type="float" office:value="44959.935" calcext:value-type="float">
            <text:p><text:s text:c="2"/>44 960</text:p>
          </table:table-cell>
          <table:table-cell office:value-type="float" office:value="45539.435" calcext:value-type="float">
            <text:p><text:s text:c="2"/>45 539</text:p>
          </table:table-cell>
          <table:table-cell office:value-type="float" office:value="46095.462" calcext:value-type="float">
            <text:p><text:s text:c="2"/>46 095</text:p>
          </table:table-cell>
          <table:table-cell office:value-type="float" office:value="46627.994" calcext:value-type="float">
            <text:p><text:s text:c="2"/>46 628</text:p>
          </table:table-cell>
          <table:table-cell office:value-type="float" office:value="47140.22" calcext:value-type="float">
            <text:p><text:s text:c="2"/>47 140</text:p>
          </table:table-cell>
          <table:table-cell office:value-type="float" office:value="47624.894" calcext:value-type="float">
            <text:p><text:s text:c="2"/>47 625</text:p>
          </table:table-cell>
          <table:table-cell office:value-type="float" office:value="48073.707" calcext:value-type="float">
            <text:p><text:s text:c="2"/>48 074</text:p>
          </table:table-cell>
          <table:table-cell office:value-type="float" office:value="48482.614" calcext:value-type="float">
            <text:p><text:s text:c="2"/>48 483</text:p>
          </table:table-cell>
          <table:table-cell office:value-type="float" office:value="48846.474" calcext:value-type="float">
            <text:p><text:s text:c="2"/>48 846</text:p>
          </table:table-cell>
          <table:table-cell office:value-type="float" office:value="49171.586" calcext:value-type="float">
            <text:p><text:s text:c="2"/>49 172</text:p>
          </table:table-cell>
          <table:table-cell office:value-type="float" office:value="49479.752" calcext:value-type="float">
            <text:p><text:s text:c="2"/>49 480</text:p>
          </table:table-cell>
          <table:table-cell office:value-type="float" office:value="49800.69" calcext:value-type="float">
            <text:p><text:s text:c="2"/>49 801</text:p>
          </table:table-cell>
          <table:table-cell office:value-type="float" office:value="50155.896" calcext:value-type="float">
            <text:p><text:s text:c="2"/>50 156</text:p>
          </table:table-cell>
          <table:table-cell office:value-type="float" office:value="50553.031" calcext:value-type="float">
            <text:p><text:s text:c="2"/>50 553</text:p>
          </table:table-cell>
          <table:table-cell office:value-type="float" office:value="50986.514" calcext:value-type="float">
            <text:p><text:s text:c="2"/>50 987</text:p>
          </table:table-cell>
          <table:table-cell office:value-type="float" office:value="51448.196" calcext:value-type="float">
            <text:p><text:s text:c="2"/>51 448</text:p>
          </table:table-cell>
          <table:table-cell office:value-type="float" office:value="51924.182" calcext:value-type="float">
            <text:p><text:s text:c="2"/>51 924</text:p>
          </table:table-cell>
          <table:table-cell office:value-type="float" office:value="52403.669" calcext:value-type="float">
            <text:p><text:s text:c="2"/>52 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hilippines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8580.49" calcext:value-type="float">
            <text:p><text:s text:c="2"/>18 580</text:p>
          </table:table-cell>
          <table:table-cell office:value-type="float" office:value="19246.611" calcext:value-type="float">
            <text:p><text:s text:c="2"/>19 247</text:p>
          </table:table-cell>
          <table:table-cell office:value-type="float" office:value="19945.661" calcext:value-type="float">
            <text:p><text:s text:c="2"/>19 946</text:p>
          </table:table-cell>
          <table:table-cell office:value-type="float" office:value="20670.544" calcext:value-type="float">
            <text:p><text:s text:c="2"/>20 671</text:p>
          </table:table-cell>
          <table:table-cell office:value-type="float" office:value="21416.1" calcext:value-type="float">
            <text:p><text:s text:c="2"/>21 416</text:p>
          </table:table-cell>
          <table:table-cell office:value-type="float" office:value="22179.101" calcext:value-type="float">
            <text:p><text:s text:c="2"/>22 179</text:p>
          </table:table-cell>
          <table:table-cell office:value-type="float" office:value="22958.355" calcext:value-type="float">
            <text:p><text:s text:c="2"/>22 958</text:p>
          </table:table-cell>
          <table:table-cell office:value-type="float" office:value="23754.593" calcext:value-type="float">
            <text:p><text:s text:c="2"/>23 755</text:p>
          </table:table-cell>
          <table:table-cell office:value-type="float" office:value="24570.175" calcext:value-type="float">
            <text:p><text:s text:c="2"/>24 570</text:p>
          </table:table-cell>
          <table:table-cell office:value-type="float" office:value="25408.603" calcext:value-type="float">
            <text:p><text:s text:c="2"/>25 409</text:p>
          </table:table-cell>
          <table:table-cell office:value-type="float" office:value="26273.025" calcext:value-type="float">
            <text:p><text:s text:c="2"/>26 273</text:p>
          </table:table-cell>
          <table:table-cell office:value-type="float" office:value="27164.617" calcext:value-type="float">
            <text:p><text:s text:c="2"/>27 165</text:p>
          </table:table-cell>
          <table:table-cell office:value-type="float" office:value="28081.231" calcext:value-type="float">
            <text:p><text:s text:c="2"/>28 081</text:p>
          </table:table-cell>
          <table:table-cell office:value-type="float" office:value="29016.771" calcext:value-type="float">
            <text:p><text:s text:c="2"/>29 017</text:p>
          </table:table-cell>
          <table:table-cell office:value-type="float" office:value="29962.876" calcext:value-type="float">
            <text:p><text:s text:c="2"/>29 963</text:p>
          </table:table-cell>
          <table:table-cell office:value-type="float" office:value="30913.933" calcext:value-type="float">
            <text:p><text:s text:c="2"/>30 914</text:p>
          </table:table-cell>
          <table:table-cell office:value-type="float" office:value="31867.563" calcext:value-type="float">
            <text:p><text:s text:c="2"/>31 868</text:p>
          </table:table-cell>
          <table:table-cell office:value-type="float" office:value="32826.599" calcext:value-type="float">
            <text:p><text:s text:c="2"/>32 827</text:p>
          </table:table-cell>
          <table:table-cell office:value-type="float" office:value="33797.042" calcext:value-type="float">
            <text:p><text:s text:c="2"/>33 797</text:p>
          </table:table-cell>
          <table:table-cell office:value-type="float" office:value="34787.588" calcext:value-type="float">
            <text:p><text:s text:c="2"/>34 788</text:p>
          </table:table-cell>
          <table:table-cell office:value-type="float" office:value="35804.729" calcext:value-type="float">
            <text:p><text:s text:c="2"/>35 805</text:p>
          </table:table-cell>
          <table:table-cell office:value-type="float" office:value="36851.055" calcext:value-type="float">
            <text:p><text:s text:c="2"/>36 851</text:p>
          </table:table-cell>
          <table:table-cell office:value-type="float" office:value="37925.4" calcext:value-type="float">
            <text:p><text:s text:c="2"/>37 925</text:p>
          </table:table-cell>
          <table:table-cell office:value-type="float" office:value="39026.082" calcext:value-type="float">
            <text:p><text:s text:c="2"/>39 026</text:p>
          </table:table-cell>
          <table:table-cell office:value-type="float" office:value="40149.961" calcext:value-type="float">
            <text:p><text:s text:c="2"/>40 150</text:p>
          </table:table-cell>
          <table:table-cell office:value-type="float" office:value="41295.124" calcext:value-type="float">
            <text:p><text:s text:c="2"/>41 295</text:p>
          </table:table-cell>
          <table:table-cell office:value-type="float" office:value="42461.193" calcext:value-type="float">
            <text:p><text:s text:c="2"/>42 461</text:p>
          </table:table-cell>
          <table:table-cell office:value-type="float" office:value="43650.333" calcext:value-type="float">
            <text:p><text:s text:c="2"/>43 650</text:p>
          </table:table-cell>
          <table:table-cell office:value-type="float" office:value="44866.273" calcext:value-type="float">
            <text:p><text:s text:c="2"/>44 866</text:p>
          </table:table-cell>
          <table:table-cell office:value-type="float" office:value="46113.995" calcext:value-type="float">
            <text:p><text:s text:c="2"/>46 114</text:p>
          </table:table-cell>
          <table:table-cell office:value-type="float" office:value="47396.968" calcext:value-type="float">
            <text:p><text:s text:c="2"/>47 397</text:p>
          </table:table-cell>
          <table:table-cell office:value-type="float" office:value="48715.592" calcext:value-type="float">
            <text:p><text:s text:c="2"/>48 716</text:p>
          </table:table-cell>
          <table:table-cell office:value-type="float" office:value="50068.493" calcext:value-type="float">
            <text:p><text:s text:c="2"/>50 068</text:p>
          </table:table-cell>
          <table:table-cell office:value-type="float" office:value="51455.033" calcext:value-type="float">
            <text:p><text:s text:c="2"/>51 455</text:p>
          </table:table-cell>
          <table:table-cell office:value-type="float" office:value="52873.974" calcext:value-type="float">
            <text:p><text:s text:c="2"/>52 874</text:p>
          </table:table-cell>
          <table:table-cell office:value-type="float" office:value="54323.648" calcext:value-type="float">
            <text:p><text:s text:c="2"/>54 324</text:p>
          </table:table-cell>
          <table:table-cell office:value-type="float" office:value="55804.072" calcext:value-type="float">
            <text:p><text:s text:c="2"/>55 804</text:p>
          </table:table-cell>
          <table:table-cell office:value-type="float" office:value="57313.311" calcext:value-type="float">
            <text:p><text:s text:c="2"/>57 313</text:p>
          </table:table-cell>
          <table:table-cell office:value-type="float" office:value="58845.205" calcext:value-type="float">
            <text:p><text:s text:c="2"/>58 845</text:p>
          </table:table-cell>
          <table:table-cell office:value-type="float" office:value="60391.867" calcext:value-type="float">
            <text:p><text:s text:c="2"/>60 392</text:p>
          </table:table-cell>
          <table:table-cell office:value-type="float" office:value="61947.348" calcext:value-type="float">
            <text:p><text:s text:c="2"/>61 947</text:p>
          </table:table-cell>
          <table:table-cell office:value-type="float" office:value="63508.459" calcext:value-type="float">
            <text:p><text:s text:c="2"/>63 508</text:p>
          </table:table-cell>
          <table:table-cell office:value-type="float" office:value="65075.486" calcext:value-type="float">
            <text:p><text:s text:c="2"/>65 075</text:p>
          </table:table-cell>
          <table:table-cell office:value-type="float" office:value="66650.247" calcext:value-type="float">
            <text:p><text:s text:c="2"/>66 650</text:p>
          </table:table-cell>
          <table:table-cell office:value-type="float" office:value="68236.23" calcext:value-type="float">
            <text:p><text:s text:c="2"/>68 236</text:p>
          </table:table-cell>
          <table:table-cell office:value-type="float" office:value="69835.715" calcext:value-type="float">
            <text:p><text:s text:c="2"/>69 836</text:p>
          </table:table-cell>
          <table:table-cell office:value-type="float" office:value="71446.107" calcext:value-type="float">
            <text:p><text:s text:c="2"/>71 446</text:p>
          </table:table-cell>
          <table:table-cell office:value-type="float" office:value="73064.764" calcext:value-type="float">
            <text:p><text:s text:c="2"/>73 065</text:p>
          </table:table-cell>
          <table:table-cell office:value-type="float" office:value="74693.695" calcext:value-type="float">
            <text:p><text:s text:c="2"/>74 694</text:p>
          </table:table-cell>
          <table:table-cell office:value-type="float" office:value="76335.812" calcext:value-type="float">
            <text:p><text:s text:c="2"/>76 336</text:p>
          </table:table-cell>
          <table:table-cell office:value-type="float" office:value="77991.569" calcext:value-type="float">
            <text:p><text:s text:c="2"/>77 992</text:p>
          </table:table-cell>
          <table:table-cell office:value-type="float" office:value="79665.315" calcext:value-type="float">
            <text:p><text:s text:c="2"/>79 665</text:p>
          </table:table-cell>
          <table:table-cell office:value-type="float" office:value="81352.06" calcext:value-type="float">
            <text:p><text:s text:c="2"/>81 352</text:p>
          </table:table-cell>
          <table:table-cell office:value-type="float" office:value="83031.954" calcext:value-type="float">
            <text:p><text:s text:c="2"/>83 032</text:p>
          </table:table-cell>
          <table:table-cell office:value-type="float" office:value="84678.493" calcext:value-type="float">
            <text:p><text:s text:c="2"/>84 678</text:p>
          </table:table-cell>
          <table:table-cell office:value-type="float" office:value="86274.237" calcext:value-type="float">
            <text:p><text:s text:c="2"/>86 274</text:p>
          </table:table-cell>
          <table:table-cell office:value-type="float" office:value="87809.419" calcext:value-type="float">
            <text:p><text:s text:c="2"/>87 809</text:p>
          </table:table-cell>
          <table:table-cell office:value-type="float" office:value="89293.49" calcext:value-type="float">
            <text:p><text:s text:c="2"/>89 293</text:p>
          </table:table-cell>
          <table:table-cell office:value-type="float" office:value="90751.864" calcext:value-type="float">
            <text:p><text:s text:c="2"/>90 752</text:p>
          </table:table-cell>
          <table:table-cell office:value-type="float" office:value="92220.879" calcext:value-type="float">
            <text:p><text:s text:c="2"/>92 221</text:p>
          </table:table-cell>
          <table:table-cell office:value-type="float" office:value="93726.624" calcext:value-type="float">
            <text:p><text:s text:c="2"/>93 727</text:p>
          </table:table-cell>
          <table:table-cell office:value-type="float" office:value="95277.94" calcext:value-type="float">
            <text:p><text:s text:c="2"/>95 278</text:p>
          </table:table-cell>
          <table:table-cell office:value-type="float" office:value="96866.642" calcext:value-type="float">
            <text:p><text:s text:c="2"/>96 867</text:p>
          </table:table-cell>
          <table:table-cell office:value-type="float" office:value="98481.032" calcext:value-type="float">
            <text:p><text:s text:c="2"/>98 481</text:p>
          </table:table-cell>
          <table:table-cell office:value-type="float" office:value="100102.249" calcext:value-type="float">
            <text:p><text:s text:c="2"/>100 102</text:p>
          </table:table-cell>
          <table:table-cell office:value-type="float" office:value="101716.359" calcext:value-type="float">
            <text:p><text:s text:c="2"/>101 7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022.096" calcext:value-type="float">
            <text:p><text:s text:c="2"/>1 022</text:p>
          </table:table-cell>
          <table:table-cell office:value-type="float" office:value="1067.794" calcext:value-type="float">
            <text:p><text:s text:c="2"/>1 068</text:p>
          </table:table-cell>
          <table:table-cell office:value-type="float" office:value="1119.934" calcext:value-type="float">
            <text:p><text:s text:c="2"/>1 120</text:p>
          </table:table-cell>
          <table:table-cell office:value-type="float" office:value="1177.575" calcext:value-type="float">
            <text:p><text:s text:c="2"/>1 178</text:p>
          </table:table-cell>
          <table:table-cell office:value-type="float" office:value="1239.681" calcext:value-type="float">
            <text:p><text:s text:c="2"/>1 240</text:p>
          </table:table-cell>
          <table:table-cell office:value-type="float" office:value="1305.091" calcext:value-type="float">
            <text:p><text:s text:c="2"/>1 305</text:p>
          </table:table-cell>
          <table:table-cell office:value-type="float" office:value="1372.489" calcext:value-type="float">
            <text:p><text:s text:c="2"/>1 372</text:p>
          </table:table-cell>
          <table:table-cell office:value-type="float" office:value="1440.459" calcext:value-type="float">
            <text:p><text:s text:c="2"/>1 440</text:p>
          </table:table-cell>
          <table:table-cell office:value-type="float" office:value="1507.512" calcext:value-type="float">
            <text:p><text:s text:c="2"/>1 508</text:p>
          </table:table-cell>
          <table:table-cell office:value-type="float" office:value="1572.136" calcext:value-type="float">
            <text:p><text:s text:c="2"/>1 572</text:p>
          </table:table-cell>
          <table:table-cell office:value-type="float" office:value="1633.086" calcext:value-type="float">
            <text:p><text:s text:c="2"/>1 633</text:p>
          </table:table-cell>
          <table:table-cell office:value-type="float" office:value="1689.546" calcext:value-type="float">
            <text:p><text:s text:c="2"/>1 690</text:p>
          </table:table-cell>
          <table:table-cell office:value-type="float" office:value="1741.417" calcext:value-type="float">
            <text:p><text:s text:c="2"/>1 741</text:p>
          </table:table-cell>
          <table:table-cell office:value-type="float" office:value="1789.338" calcext:value-type="float">
            <text:p><text:s text:c="2"/>1 789</text:p>
          </table:table-cell>
          <table:table-cell office:value-type="float" office:value="1834.493" calcext:value-type="float">
            <text:p><text:s text:c="2"/>1 834</text:p>
          </table:table-cell>
          <table:table-cell office:value-type="float" office:value="1877.808" calcext:value-type="float">
            <text:p><text:s text:c="2"/>1 878</text:p>
          </table:table-cell>
          <table:table-cell office:value-type="float" office:value="1919.268" calcext:value-type="float">
            <text:p><text:s text:c="2"/>1 919</text:p>
          </table:table-cell>
          <table:table-cell office:value-type="float" office:value="1958.726" calcext:value-type="float">
            <text:p><text:s text:c="2"/>1 959</text:p>
          </table:table-cell>
          <table:table-cell office:value-type="float" office:value="1996.866" calcext:value-type="float">
            <text:p><text:s text:c="2"/>1 997</text:p>
          </table:table-cell>
          <table:table-cell office:value-type="float" office:value="2034.528" calcext:value-type="float">
            <text:p><text:s text:c="2"/>2 035</text:p>
          </table:table-cell>
          <table:table-cell office:value-type="float" office:value="2072.29" calcext:value-type="float">
            <text:p><text:s text:c="2"/>2 072</text:p>
          </table:table-cell>
          <table:table-cell office:value-type="float" office:value="2110.975" calcext:value-type="float">
            <text:p><text:s text:c="2"/>2 111</text:p>
          </table:table-cell>
          <table:table-cell office:value-type="float" office:value="2150.524" calcext:value-type="float">
            <text:p><text:s text:c="2"/>2 151</text:p>
          </table:table-cell>
          <table:table-cell office:value-type="float" office:value="2189.635" calcext:value-type="float">
            <text:p><text:s text:c="2"/>2 190</text:p>
          </table:table-cell>
          <table:table-cell office:value-type="float" office:value="2226.404" calcext:value-type="float">
            <text:p><text:s text:c="2"/>2 226</text:p>
          </table:table-cell>
          <table:table-cell office:value-type="float" office:value="2259.748" calcext:value-type="float">
            <text:p><text:s text:c="2"/>2 260</text:p>
          </table:table-cell>
          <table:table-cell office:value-type="float" office:value="2288.888" calcext:value-type="float">
            <text:p><text:s text:c="2"/>2 289</text:p>
          </table:table-cell>
          <table:table-cell office:value-type="float" office:value="2315.015" calcext:value-type="float">
            <text:p><text:s text:c="2"/>2 315</text:p>
          </table:table-cell>
          <table:table-cell office:value-type="float" office:value="2341.429" calcext:value-type="float">
            <text:p><text:s text:c="2"/>2 341</text:p>
          </table:table-cell>
          <table:table-cell office:value-type="float" office:value="2372.615" calcext:value-type="float">
            <text:p><text:s text:c="2"/>2 373</text:p>
          </table:table-cell>
          <table:table-cell office:value-type="float" office:value="2411.7" calcext:value-type="float">
            <text:p><text:s text:c="2"/>2 412</text:p>
          </table:table-cell>
          <table:table-cell office:value-type="float" office:value="2460.387" calcext:value-type="float">
            <text:p><text:s text:c="2"/>2 460</text:p>
          </table:table-cell>
          <table:table-cell office:value-type="float" office:value="2517.579" calcext:value-type="float">
            <text:p><text:s text:c="2"/>2 518</text:p>
          </table:table-cell>
          <table:table-cell office:value-type="float" office:value="2580.261" calcext:value-type="float">
            <text:p><text:s text:c="2"/>2 580</text:p>
          </table:table-cell>
          <table:table-cell office:value-type="float" office:value="2643.951" calcext:value-type="float">
            <text:p><text:s text:c="2"/>2 644</text:p>
          </table:table-cell>
          <table:table-cell office:value-type="float" office:value="2705.535" calcext:value-type="float">
            <text:p><text:s text:c="2"/>2 706</text:p>
          </table:table-cell>
          <table:table-cell office:value-type="float" office:value="2763.589" calcext:value-type="float">
            <text:p><text:s text:c="2"/>2 764</text:p>
          </table:table-cell>
          <table:table-cell office:value-type="float" office:value="2819.601" calcext:value-type="float">
            <text:p><text:s text:c="2"/>2 820</text:p>
          </table:table-cell>
          <table:table-cell office:value-type="float" office:value="2876.892" calcext:value-type="float">
            <text:p><text:s text:c="2"/>2 877</text:p>
          </table:table-cell>
          <table:table-cell office:value-type="float" office:value="2940.264" calcext:value-type="float">
            <text:p><text:s text:c="2"/>2 940</text:p>
          </table:table-cell>
          <table:table-cell office:value-type="float" office:value="3012.953" calcext:value-type="float">
            <text:p><text:s text:c="2"/>3 013</text:p>
          </table:table-cell>
          <table:table-cell office:value-type="float" office:value="3096.57" calcext:value-type="float">
            <text:p><text:s text:c="2"/>3 097</text:p>
          </table:table-cell>
          <table:table-cell office:value-type="float" office:value="3189.433" calcext:value-type="float">
            <text:p><text:s text:c="2"/>3 189</text:p>
          </table:table-cell>
          <table:table-cell office:value-type="float" office:value="3287.588" calcext:value-type="float">
            <text:p><text:s text:c="2"/>3 288</text:p>
          </table:table-cell>
          <table:table-cell office:value-type="float" office:value="3385.35" calcext:value-type="float">
            <text:p><text:s text:c="2"/>3 385</text:p>
          </table:table-cell>
          <table:table-cell office:value-type="float" office:value="3478.779" calcext:value-type="float">
            <text:p><text:s text:c="2"/>3 479</text:p>
          </table:table-cell>
          <table:table-cell office:value-type="float" office:value="3566.133" calcext:value-type="float">
            <text:p><text:s text:c="2"/>3 566</text:p>
          </table:table-cell>
          <table:table-cell office:value-type="float" office:value="3649.135" calcext:value-type="float">
            <text:p><text:s text:c="2"/>3 649</text:p>
          </table:table-cell>
          <table:table-cell office:value-type="float" office:value="3731.44" calcext:value-type="float">
            <text:p><text:s text:c="2"/>3 731</text:p>
          </table:table-cell>
          <table:table-cell office:value-type="float" office:value="3818.462" calcext:value-type="float">
            <text:p><text:s text:c="2"/>3 818</text:p>
          </table:table-cell>
          <table:table-cell office:value-type="float" office:value="3913.96" calcext:value-type="float">
            <text:p><text:s text:c="2"/>3 914</text:p>
          </table:table-cell>
          <table:table-cell office:value-type="float" office:value="4018.779" calcext:value-type="float">
            <text:p><text:s text:c="2"/>4 019</text:p>
          </table:table-cell>
          <table:table-cell office:value-type="float" office:value="4131.208" calcext:value-type="float">
            <text:p><text:s text:c="2"/>4 131</text:p>
          </table:table-cell>
          <table:table-cell office:value-type="float" office:value="4249.295" calcext:value-type="float">
            <text:p><text:s text:c="2"/>4 249</text:p>
          </table:table-cell>
          <table:table-cell office:value-type="float" office:value="4370.04" calcext:value-type="float">
            <text:p><text:s text:c="2"/>4 370</text:p>
          </table:table-cell>
          <table:table-cell office:value-type="float" office:value="4491.042" calcext:value-type="float">
            <text:p><text:s text:c="2"/>4 491</text:p>
          </table:table-cell>
          <table:table-cell office:value-type="float" office:value="4611.901" calcext:value-type="float">
            <text:p><text:s text:c="2"/>4 612</text:p>
          </table:table-cell>
          <table:table-cell office:value-type="float" office:value="4732.528" calcext:value-type="float">
            <text:p><text:s text:c="2"/>4 733</text:p>
          </table:table-cell>
          <table:table-cell office:value-type="float" office:value="4851.109" calcext:value-type="float">
            <text:p><text:s text:c="2"/>4 851</text:p>
          </table:table-cell>
          <table:table-cell office:value-type="float" office:value="4965.518" calcext:value-type="float">
            <text:p><text:s text:c="2"/>4 966</text:p>
          </table:table-cell>
          <table:table-cell office:value-type="float" office:value="5074.252" calcext:value-type="float">
            <text:p><text:s text:c="2"/>5 074</text:p>
          </table:table-cell>
          <table:table-cell office:value-type="float" office:value="5176.017" calcext:value-type="float">
            <text:p><text:s text:c="2"/>5 176</text:p>
          </table:table-cell>
          <table:table-cell office:value-type="float" office:value="5270.958" calcext:value-type="float">
            <text:p><text:s text:c="2"/>5 271</text:p>
          </table:table-cell>
          <table:table-cell office:value-type="float" office:value="5360.837" calcext:value-type="float">
            <text:p><text:s text:c="2"/>5 361</text:p>
          </table:table-cell>
          <table:table-cell office:value-type="float" office:value="5448.342" calcext:value-type="float">
            <text:p><text:s text:c="2"/>5 448</text:p>
          </table:table-cell>
          <table:table-cell office:value-type="float" office:value="5535.262" calcext:value-type="float">
            <text:p><text:s text:c="2"/>5 5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20710.36" calcext:value-type="float">
            <text:p><text:s text:c="2"/>20 710</text:p>
          </table:table-cell>
          <table:table-cell office:value-type="float" office:value="21263.202" calcext:value-type="float">
            <text:p><text:s text:c="2"/>21 263</text:p>
          </table:table-cell>
          <table:table-cell office:value-type="float" office:value="21837.985" calcext:value-type="float">
            <text:p><text:s text:c="2"/>21 838</text:p>
          </table:table-cell>
          <table:table-cell office:value-type="float" office:value="22436.533" calcext:value-type="float">
            <text:p><text:s text:c="2"/>22 437</text:p>
          </table:table-cell>
          <table:table-cell office:value-type="float" office:value="23060.43" calcext:value-type="float">
            <text:p><text:s text:c="2"/>23 060</text:p>
          </table:table-cell>
          <table:table-cell office:value-type="float" office:value="23711.046" calcext:value-type="float">
            <text:p><text:s text:c="2"/>23 711</text:p>
          </table:table-cell>
          <table:table-cell office:value-type="float" office:value="24389.519" calcext:value-type="float">
            <text:p><text:s text:c="2"/>24 390</text:p>
          </table:table-cell>
          <table:table-cell office:value-type="float" office:value="25096.792" calcext:value-type="float">
            <text:p><text:s text:c="2"/>25 097</text:p>
          </table:table-cell>
          <table:table-cell office:value-type="float" office:value="25833.553" calcext:value-type="float">
            <text:p><text:s text:c="2"/>25 834</text:p>
          </table:table-cell>
          <table:table-cell office:value-type="float" office:value="26600.275" calcext:value-type="float">
            <text:p><text:s text:c="2"/>26 600</text:p>
          </table:table-cell>
          <table:table-cell office:value-type="float" office:value="27397.175" calcext:value-type="float">
            <text:p><text:s text:c="2"/>27 397</text:p>
          </table:table-cell>
          <table:table-cell office:value-type="float" office:value="28224.204" calcext:value-type="float">
            <text:p><text:s text:c="2"/>28 224</text:p>
          </table:table-cell>
          <table:table-cell office:value-type="float" office:value="29081.034" calcext:value-type="float">
            <text:p><text:s text:c="2"/>29 081</text:p>
          </table:table-cell>
          <table:table-cell office:value-type="float" office:value="29967.041" calcext:value-type="float">
            <text:p><text:s text:c="2"/>29 967</text:p>
          </table:table-cell>
          <table:table-cell office:value-type="float" office:value="30881.332" calcext:value-type="float">
            <text:p><text:s text:c="2"/>30 881</text:p>
          </table:table-cell>
          <table:table-cell office:value-type="float" office:value="31822.796" calcext:value-type="float">
            <text:p><text:s text:c="2"/>31 823</text:p>
          </table:table-cell>
          <table:table-cell office:value-type="float" office:value="32789.096" calcext:value-type="float">
            <text:p><text:s text:c="2"/>32 789</text:p>
          </table:table-cell>
          <table:table-cell office:value-type="float" office:value="33778.504" calcext:value-type="float">
            <text:p><text:s text:c="2"/>33 779</text:p>
          </table:table-cell>
          <table:table-cell office:value-type="float" office:value="34790.945" calcext:value-type="float">
            <text:p><text:s text:c="2"/>34 791</text:p>
          </table:table-cell>
          <table:table-cell office:value-type="float" office:value="35826.804" calcext:value-type="float">
            <text:p><text:s text:c="2"/>35 827</text:p>
          </table:table-cell>
          <table:table-cell office:value-type="float" office:value="36884.913" calcext:value-type="float">
            <text:p><text:s text:c="2"/>36 885</text:p>
          </table:table-cell>
          <table:table-cell office:value-type="float" office:value="37964.925" calcext:value-type="float">
            <text:p><text:s text:c="2"/>37 965</text:p>
          </table:table-cell>
          <table:table-cell office:value-type="float" office:value="39061.994" calcext:value-type="float">
            <text:p><text:s text:c="2"/>39 062</text:p>
          </table:table-cell>
          <table:table-cell office:value-type="float" office:value="40164.966" calcext:value-type="float">
            <text:p><text:s text:c="2"/>40 165</text:p>
          </table:table-cell>
          <table:table-cell office:value-type="float" office:value="41259.536" calcext:value-type="float">
            <text:p><text:s text:c="2"/>41 260</text:p>
          </table:table-cell>
          <table:table-cell office:value-type="float" office:value="42334.954" calcext:value-type="float">
            <text:p><text:s text:c="2"/>42 335</text:p>
          </table:table-cell>
          <table:table-cell office:value-type="float" office:value="43386.841" calcext:value-type="float">
            <text:p><text:s text:c="2"/>43 387</text:p>
          </table:table-cell>
          <table:table-cell office:value-type="float" office:value="44416.01" calcext:value-type="float">
            <text:p><text:s text:c="2"/>44 416</text:p>
          </table:table-cell>
          <table:table-cell office:value-type="float" office:value="45423.436" calcext:value-type="float">
            <text:p><text:s text:c="2"/>45 423</text:p>
          </table:table-cell>
          <table:table-cell office:value-type="float" office:value="46412.307" calcext:value-type="float">
            <text:p><text:s text:c="2"/>46 412</text:p>
          </table:table-cell>
          <table:table-cell office:value-type="float" office:value="47385.323" calcext:value-type="float">
            <text:p><text:s text:c="2"/>47 385</text:p>
          </table:table-cell>
          <table:table-cell office:value-type="float" office:value="48337.503" calcext:value-type="float">
            <text:p><text:s text:c="2"/>48 338</text:p>
          </table:table-cell>
          <table:table-cell office:value-type="float" office:value="49267.56" calcext:value-type="float">
            <text:p><text:s text:c="2"/>49 268</text:p>
          </table:table-cell>
          <table:table-cell office:value-type="float" office:value="50186.199" calcext:value-type="float">
            <text:p><text:s text:c="2"/>50 186</text:p>
          </table:table-cell>
          <table:table-cell office:value-type="float" office:value="51108.082" calcext:value-type="float">
            <text:p><text:s text:c="2"/>51 108</text:p>
          </table:table-cell>
          <table:table-cell office:value-type="float" office:value="52041.469" calcext:value-type="float">
            <text:p><text:s text:c="2"/>52 041</text:p>
          </table:table-cell>
          <table:table-cell office:value-type="float" office:value="52996.467" calcext:value-type="float">
            <text:p><text:s text:c="2"/>52 996</text:p>
          </table:table-cell>
          <table:table-cell office:value-type="float" office:value="53964.406" calcext:value-type="float">
            <text:p><text:s text:c="2"/>53 964</text:p>
          </table:table-cell>
          <table:table-cell office:value-type="float" office:value="54912.334" calcext:value-type="float">
            <text:p><text:s text:c="2"/>54 912</text:p>
          </table:table-cell>
          <table:table-cell office:value-type="float" office:value="55795.106" calcext:value-type="float">
            <text:p><text:s text:c="2"/>55 795</text:p>
          </table:table-cell>
          <table:table-cell office:value-type="float" office:value="56582.821" calcext:value-type="float">
            <text:p><text:s text:c="2"/>56 583</text:p>
          </table:table-cell>
          <table:table-cell office:value-type="float" office:value="57258.401" calcext:value-type="float">
            <text:p><text:s text:c="2"/>57 258</text:p>
          </table:table-cell>
          <table:table-cell office:value-type="float" office:value="57837.878" calcext:value-type="float">
            <text:p><text:s text:c="2"/>57 838</text:p>
          </table:table-cell>
          <table:table-cell office:value-type="float" office:value="58364.891" calcext:value-type="float">
            <text:p><text:s text:c="2"/>58 365</text:p>
          </table:table-cell>
          <table:table-cell office:value-type="float" office:value="58901.666" calcext:value-type="float">
            <text:p><text:s text:c="2"/>58 902</text:p>
          </table:table-cell>
          <table:table-cell office:value-type="float" office:value="59491.79" calcext:value-type="float">
            <text:p><text:s text:c="2"/>59 492</text:p>
          </table:table-cell>
          <table:table-cell office:value-type="float" office:value="60151.472" calcext:value-type="float">
            <text:p><text:s text:c="2"/>60 151</text:p>
          </table:table-cell>
          <table:table-cell office:value-type="float" office:value="60863.506" calcext:value-type="float">
            <text:p><text:s text:c="2"/>60 864</text:p>
          </table:table-cell>
          <table:table-cell office:value-type="float" office:value="61597.283" calcext:value-type="float">
            <text:p><text:s text:c="2"/>61 597</text:p>
          </table:table-cell>
          <table:table-cell office:value-type="float" office:value="62306.651" calcext:value-type="float">
            <text:p><text:s text:c="2"/>62 307</text:p>
          </table:table-cell>
          <table:table-cell office:value-type="float" office:value="62958.021" calcext:value-type="float">
            <text:p><text:s text:c="2"/>62 958</text:p>
          </table:table-cell>
          <table:table-cell office:value-type="float" office:value="63543.322" calcext:value-type="float">
            <text:p><text:s text:c="2"/>63 543</text:p>
          </table:table-cell>
          <table:table-cell office:value-type="float" office:value="64073.164" calcext:value-type="float">
            <text:p><text:s text:c="2"/>64 073</text:p>
          </table:table-cell>
          <table:table-cell office:value-type="float" office:value="64554.952" calcext:value-type="float">
            <text:p><text:s text:c="2"/>64 555</text:p>
          </table:table-cell>
          <table:table-cell office:value-type="float" office:value="65002.231" calcext:value-type="float">
            <text:p><text:s text:c="2"/>65 002</text:p>
          </table:table-cell>
          <table:table-cell office:value-type="float" office:value="65425.47" calcext:value-type="float">
            <text:p><text:s text:c="2"/>65 425</text:p>
          </table:table-cell>
          <table:table-cell office:value-type="float" office:value="65824.164" calcext:value-type="float">
            <text:p><text:s text:c="2"/>65 824</text:p>
          </table:table-cell>
          <table:table-cell office:value-type="float" office:value="66195.615" calcext:value-type="float">
            <text:p><text:s text:c="2"/>66 196</text:p>
          </table:table-cell>
          <table:table-cell office:value-type="float" office:value="66545.76" calcext:value-type="float">
            <text:p><text:s text:c="2"/>66 546</text:p>
          </table:table-cell>
          <table:table-cell office:value-type="float" office:value="66881.867" calcext:value-type="float">
            <text:p><text:s text:c="2"/>66 882</text:p>
          </table:table-cell>
          <table:table-cell office:value-type="float" office:value="67208.808" calcext:value-type="float">
            <text:p><text:s text:c="2"/>67 209</text:p>
          </table:table-cell>
          <table:table-cell office:value-type="float" office:value="67530.13" calcext:value-type="float">
            <text:p><text:s text:c="2"/>67 530</text:p>
          </table:table-cell>
          <table:table-cell office:value-type="float" office:value="67843.979" calcext:value-type="float">
            <text:p><text:s text:c="2"/>67 844</text:p>
          </table:table-cell>
          <table:table-cell office:value-type="float" office:value="68143.065" calcext:value-type="float">
            <text:p><text:s text:c="2"/>68 143</text:p>
          </table:table-cell>
          <table:table-cell office:value-type="float" office:value="68416.772" calcext:value-type="float">
            <text:p><text:s text:c="2"/>68 417</text:p>
          </table:table-cell>
          <table:table-cell office:value-type="float" office:value="68657.6" calcext:value-type="float">
            <text:p><text:s text:c="2"/>68 6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imor-Leste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433.397" calcext:value-type="float">
            <text:p><text:s text:c="3"/>433</text:p>
          </table:table-cell>
          <table:table-cell office:value-type="float" office:value="438.237" calcext:value-type="float">
            <text:p><text:s text:c="3"/>438</text:p>
          </table:table-cell>
          <table:table-cell office:value-type="float" office:value="443.42" calcext:value-type="float">
            <text:p><text:s text:c="3"/>443</text:p>
          </table:table-cell>
          <table:table-cell office:value-type="float" office:value="448.981" calcext:value-type="float">
            <text:p><text:s text:c="3"/>449</text:p>
          </table:table-cell>
          <table:table-cell office:value-type="float" office:value="454.968" calcext:value-type="float">
            <text:p><text:s text:c="3"/>455</text:p>
          </table:table-cell>
          <table:table-cell office:value-type="float" office:value="461.385" calcext:value-type="float">
            <text:p><text:s text:c="3"/>461</text:p>
          </table:table-cell>
          <table:table-cell office:value-type="float" office:value="468.246" calcext:value-type="float">
            <text:p><text:s text:c="3"/>468</text:p>
          </table:table-cell>
          <table:table-cell office:value-type="float" office:value="475.546" calcext:value-type="float">
            <text:p><text:s text:c="3"/>476</text:p>
          </table:table-cell>
          <table:table-cell office:value-type="float" office:value="483.279" calcext:value-type="float">
            <text:p><text:s text:c="3"/>483</text:p>
          </table:table-cell>
          <table:table-cell office:value-type="float" office:value="491.423" calcext:value-type="float">
            <text:p><text:s text:c="3"/>491</text:p>
          </table:table-cell>
          <table:table-cell office:value-type="float" office:value="499.95" calcext:value-type="float">
            <text:p><text:s text:c="3"/>500</text:p>
          </table:table-cell>
          <table:table-cell office:value-type="float" office:value="508.845" calcext:value-type="float">
            <text:p><text:s text:c="3"/>509</text:p>
          </table:table-cell>
          <table:table-cell office:value-type="float" office:value="518.107" calcext:value-type="float">
            <text:p><text:s text:c="3"/>518</text:p>
          </table:table-cell>
          <table:table-cell office:value-type="float" office:value="527.749" calcext:value-type="float">
            <text:p><text:s text:c="3"/>528</text:p>
          </table:table-cell>
          <table:table-cell office:value-type="float" office:value="537.786" calcext:value-type="float">
            <text:p><text:s text:c="3"/>538</text:p>
          </table:table-cell>
          <table:table-cell office:value-type="float" office:value="548.218" calcext:value-type="float">
            <text:p><text:s text:c="3"/>548</text:p>
          </table:table-cell>
          <table:table-cell office:value-type="float" office:value="558.676" calcext:value-type="float">
            <text:p><text:s text:c="3"/>559</text:p>
          </table:table-cell>
          <table:table-cell office:value-type="float" office:value="569.031" calcext:value-type="float">
            <text:p><text:s text:c="3"/>569</text:p>
          </table:table-cell>
          <table:table-cell office:value-type="float" office:value="579.807" calcext:value-type="float">
            <text:p><text:s text:c="3"/>580</text:p>
          </table:table-cell>
          <table:table-cell office:value-type="float" office:value="591.739" calcext:value-type="float">
            <text:p><text:s text:c="3"/>592</text:p>
          </table:table-cell>
          <table:table-cell office:value-type="float" office:value="605.125" calcext:value-type="float">
            <text:p><text:s text:c="3"/>605</text:p>
          </table:table-cell>
          <table:table-cell office:value-type="float" office:value="620.945" calcext:value-type="float">
            <text:p><text:s text:c="3"/>621</text:p>
          </table:table-cell>
          <table:table-cell office:value-type="float" office:value="638.499" calcext:value-type="float">
            <text:p><text:s text:c="3"/>638</text:p>
          </table:table-cell>
          <table:table-cell office:value-type="float" office:value="654.437" calcext:value-type="float">
            <text:p><text:s text:c="3"/>654</text:p>
          </table:table-cell>
          <table:table-cell office:value-type="float" office:value="664.223" calcext:value-type="float">
            <text:p><text:s text:c="3"/>664</text:p>
          </table:table-cell>
          <table:table-cell office:value-type="float" office:value="664.984" calcext:value-type="float">
            <text:p><text:s text:c="3"/>665</text:p>
          </table:table-cell>
          <table:table-cell office:value-type="float" office:value="654.947" calcext:value-type="float">
            <text:p><text:s text:c="3"/>655</text:p>
          </table:table-cell>
          <table:table-cell office:value-type="float" office:value="636.096" calcext:value-type="float">
            <text:p><text:s text:c="3"/>636</text:p>
          </table:table-cell>
          <table:table-cell office:value-type="float" office:value="613.857" calcext:value-type="float">
            <text:p><text:s text:c="3"/>614</text:p>
          </table:table-cell>
          <table:table-cell office:value-type="float" office:value="595.872" calcext:value-type="float">
            <text:p><text:s text:c="3"/>596</text:p>
          </table:table-cell>
          <table:table-cell office:value-type="float" office:value="587.563" calcext:value-type="float">
            <text:p><text:s text:c="3"/>588</text:p>
          </table:table-cell>
          <table:table-cell office:value-type="float" office:value="591.005" calcext:value-type="float">
            <text:p><text:s text:c="3"/>591</text:p>
          </table:table-cell>
          <table:table-cell office:value-type="float" office:value="604.43" calcext:value-type="float">
            <text:p><text:s text:c="3"/>604</text:p>
          </table:table-cell>
          <table:table-cell office:value-type="float" office:value="624.648" calcext:value-type="float">
            <text:p><text:s text:c="3"/>625</text:p>
          </table:table-cell>
          <table:table-cell office:value-type="float" office:value="646.688" calcext:value-type="float">
            <text:p><text:s text:c="3"/>647</text:p>
          </table:table-cell>
          <table:table-cell office:value-type="float" office:value="666.945" calcext:value-type="float">
            <text:p><text:s text:c="3"/>667</text:p>
          </table:table-cell>
          <table:table-cell office:value-type="float" office:value="684.184" calcext:value-type="float">
            <text:p><text:s text:c="3"/>684</text:p>
          </table:table-cell>
          <table:table-cell office:value-type="float" office:value="699.522" calcext:value-type="float">
            <text:p><text:s text:c="3"/>700</text:p>
          </table:table-cell>
          <table:table-cell office:value-type="float" office:value="714.474" calcext:value-type="float">
            <text:p><text:s text:c="3"/>714</text:p>
          </table:table-cell>
          <table:table-cell office:value-type="float" office:value="731.444" calcext:value-type="float">
            <text:p><text:s text:c="3"/>731</text:p>
          </table:table-cell>
          <table:table-cell office:value-type="float" office:value="751.933" calcext:value-type="float">
            <text:p><text:s text:c="3"/>752</text:p>
          </table:table-cell>
          <table:table-cell office:value-type="float" office:value="777.011" calcext:value-type="float">
            <text:p><text:s text:c="3"/>777</text:p>
          </table:table-cell>
          <table:table-cell office:value-type="float" office:value="805.435" calcext:value-type="float">
            <text:p><text:s text:c="3"/>805</text:p>
          </table:table-cell>
          <table:table-cell office:value-type="float" office:value="833.611" calcext:value-type="float">
            <text:p><text:s text:c="3"/>834</text:p>
          </table:table-cell>
          <table:table-cell office:value-type="float" office:value="856.684" calcext:value-type="float">
            <text:p><text:s text:c="3"/>857</text:p>
          </table:table-cell>
          <table:table-cell office:value-type="float" office:value="871.447" calcext:value-type="float">
            <text:p><text:s text:c="3"/>871</text:p>
          </table:table-cell>
          <table:table-cell office:value-type="float" office:value="875.916" calcext:value-type="float">
            <text:p><text:s text:c="3"/>876</text:p>
          </table:table-cell>
          <table:table-cell office:value-type="float" office:value="871.994" calcext:value-type="float">
            <text:p><text:s text:c="3"/>872</text:p>
          </table:table-cell>
          <table:table-cell office:value-type="float" office:value="865.194" calcext:value-type="float">
            <text:p><text:s text:c="3"/>865</text:p>
          </table:table-cell>
          <table:table-cell office:value-type="float" office:value="863.269" calcext:value-type="float">
            <text:p><text:s text:c="3"/>863</text:p>
          </table:table-cell>
          <table:table-cell office:value-type="float" office:value="871.607" calcext:value-type="float">
            <text:p><text:s text:c="3"/>872</text:p>
          </table:table-cell>
          <table:table-cell office:value-type="float" office:value="892.531" calcext:value-type="float">
            <text:p><text:s text:c="3"/>893</text:p>
          </table:table-cell>
          <table:table-cell office:value-type="float" office:value="923.825" calcext:value-type="float">
            <text:p><text:s text:c="3"/>924</text:p>
          </table:table-cell>
          <table:table-cell office:value-type="float" office:value="960.852" calcext:value-type="float">
            <text:p><text:s text:c="3"/>961</text:p>
          </table:table-cell>
          <table:table-cell office:value-type="float" office:value="996.698" calcext:value-type="float">
            <text:p><text:s text:c="3"/>997</text:p>
          </table:table-cell>
          <table:table-cell office:value-type="float" office:value="1026.484" calcext:value-type="float">
            <text:p><text:s text:c="2"/>1 026</text:p>
          </table:table-cell>
          <table:table-cell office:value-type="float" office:value="1048.621" calcext:value-type="float">
            <text:p><text:s text:c="2"/>1 049</text:p>
          </table:table-cell>
          <table:table-cell office:value-type="float" office:value="1064.973" calcext:value-type="float">
            <text:p><text:s text:c="2"/>1 065</text:p>
          </table:table-cell>
          <table:table-cell office:value-type="float" office:value="1078.11" calcext:value-type="float">
            <text:p><text:s text:c="2"/>1 078</text:p>
          </table:table-cell>
          <table:table-cell office:value-type="float" office:value="1092.021" calcext:value-type="float">
            <text:p><text:s text:c="2"/>1 092</text:p>
          </table:table-cell>
          <table:table-cell office:value-type="float" office:value="1109.591" calcext:value-type="float">
            <text:p><text:s text:c="2"/>1 110</text:p>
          </table:table-cell>
          <table:table-cell office:value-type="float" office:value="1131.523" calcext:value-type="float">
            <text:p><text:s text:c="2"/>1 132</text:p>
          </table:table-cell>
          <table:table-cell office:value-type="float" office:value="1156.76" calcext:value-type="float">
            <text:p><text:s text:c="2"/>1 157</text:p>
          </table:table-cell>
          <table:table-cell office:value-type="float" office:value="1184.366" calcext:value-type="float">
            <text:p><text:s text:c="2"/>1 184</text:p>
          </table:table-cell>
          <table:table-cell office:value-type="float" office:value="1212.814" calcext:value-type="float">
            <text:p><text:s text:c="2"/>1 213</text:p>
          </table:table-cell>
          <table:table-cell office:value-type="float" office:value="1240.977" calcext:value-type="float">
            <text:p><text:s text:c="2"/>1 2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Viet Nam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4809.906" calcext:value-type="float">
            <text:p><text:s text:c="2"/>24 810</text:p>
          </table:table-cell>
          <table:table-cell office:value-type="float" office:value="25364.453" calcext:value-type="float">
            <text:p><text:s text:c="2"/>25 364</text:p>
          </table:table-cell>
          <table:table-cell office:value-type="float" office:value="25976.838" calcext:value-type="float">
            <text:p><text:s text:c="2"/>25 977</text:p>
          </table:table-cell>
          <table:table-cell office:value-type="float" office:value="26646.172" calcext:value-type="float">
            <text:p><text:s text:c="2"/>26 646</text:p>
          </table:table-cell>
          <table:table-cell office:value-type="float" office:value="27370.702" calcext:value-type="float">
            <text:p><text:s text:c="2"/>27 371</text:p>
          </table:table-cell>
          <table:table-cell office:value-type="float" office:value="28147.786" calcext:value-type="float">
            <text:p><text:s text:c="2"/>28 148</text:p>
          </table:table-cell>
          <table:table-cell office:value-type="float" office:value="28973.874" calcext:value-type="float">
            <text:p><text:s text:c="2"/>28 974</text:p>
          </table:table-cell>
          <table:table-cell office:value-type="float" office:value="29844.531" calcext:value-type="float">
            <text:p><text:s text:c="2"/>29 845</text:p>
          </table:table-cell>
          <table:table-cell office:value-type="float" office:value="30754.608" calcext:value-type="float">
            <text:p><text:s text:c="2"/>30 755</text:p>
          </table:table-cell>
          <table:table-cell office:value-type="float" office:value="31698.431" calcext:value-type="float">
            <text:p><text:s text:c="2"/>31 698</text:p>
          </table:table-cell>
          <table:table-cell office:value-type="float" office:value="32670.629" calcext:value-type="float">
            <text:p><text:s text:c="2"/>32 671</text:p>
          </table:table-cell>
          <table:table-cell office:value-type="float" office:value="33666.772" calcext:value-type="float">
            <text:p><text:s text:c="2"/>33 667</text:p>
          </table:table-cell>
          <table:table-cell office:value-type="float" office:value="34684.165" calcext:value-type="float">
            <text:p><text:s text:c="2"/>34 684</text:p>
          </table:table-cell>
          <table:table-cell office:value-type="float" office:value="35722.091" calcext:value-type="float">
            <text:p><text:s text:c="2"/>35 722</text:p>
          </table:table-cell>
          <table:table-cell office:value-type="float" office:value="36780.985" calcext:value-type="float">
            <text:p><text:s text:c="2"/>36 781</text:p>
          </table:table-cell>
          <table:table-cell office:value-type="float" office:value="37860.012" calcext:value-type="float">
            <text:p><text:s text:c="2"/>37 860</text:p>
          </table:table-cell>
          <table:table-cell office:value-type="float" office:value="38959.334" calcext:value-type="float">
            <text:p><text:s text:c="2"/>38 959</text:p>
          </table:table-cell>
          <table:table-cell office:value-type="float" office:value="40074.699" calcext:value-type="float">
            <text:p><text:s text:c="2"/>40 075</text:p>
          </table:table-cell>
          <table:table-cell office:value-type="float" office:value="41195.835" calcext:value-type="float">
            <text:p><text:s text:c="2"/>41 196</text:p>
          </table:table-cell>
          <table:table-cell office:value-type="float" office:value="42309.665" calcext:value-type="float">
            <text:p><text:s text:c="2"/>42 310</text:p>
          </table:table-cell>
          <table:table-cell office:value-type="float" office:value="43407.287" calcext:value-type="float">
            <text:p><text:s text:c="2"/>43 407</text:p>
          </table:table-cell>
          <table:table-cell office:value-type="float" office:value="44485.908" calcext:value-type="float">
            <text:p><text:s text:c="2"/>44 486</text:p>
          </table:table-cell>
          <table:table-cell office:value-type="float" office:value="45549.483" calcext:value-type="float">
            <text:p><text:s text:c="2"/>45 549</text:p>
          </table:table-cell>
          <table:table-cell office:value-type="float" office:value="46604.726" calcext:value-type="float">
            <text:p><text:s text:c="2"/>46 605</text:p>
          </table:table-cell>
          <table:table-cell office:value-type="float" office:value="47661.773" calcext:value-type="float">
            <text:p><text:s text:c="2"/>47 662</text:p>
          </table:table-cell>
          <table:table-cell office:value-type="float" office:value="48729.392" calcext:value-type="float">
            <text:p><text:s text:c="2"/>48 729</text:p>
          </table:table-cell>
          <table:table-cell office:value-type="float" office:value="49808.071" calcext:value-type="float">
            <text:p><text:s text:c="2"/>49 808</text:p>
          </table:table-cell>
          <table:table-cell office:value-type="float" office:value="50899.504" calcext:value-type="float">
            <text:p><text:s text:c="2"/>50 900</text:p>
          </table:table-cell>
          <table:table-cell office:value-type="float" office:value="52015.281" calcext:value-type="float">
            <text:p><text:s text:c="2"/>52 015</text:p>
          </table:table-cell>
          <table:table-cell office:value-type="float" office:value="53169.673" calcext:value-type="float">
            <text:p><text:s text:c="2"/>53 170</text:p>
          </table:table-cell>
          <table:table-cell office:value-type="float" office:value="54372.514" calcext:value-type="float">
            <text:p><text:s text:c="2"/>54 373</text:p>
          </table:table-cell>
          <table:table-cell office:value-type="float" office:value="55627.746" calcext:value-type="float">
            <text:p><text:s text:c="2"/>55 628</text:p>
          </table:table-cell>
          <table:table-cell office:value-type="float" office:value="56931.824" calcext:value-type="float">
            <text:p><text:s text:c="2"/>56 932</text:p>
          </table:table-cell>
          <table:table-cell office:value-type="float" office:value="58277.387" calcext:value-type="float">
            <text:p><text:s text:c="2"/>58 277</text:p>
          </table:table-cell>
          <table:table-cell office:value-type="float" office:value="59653.09" calcext:value-type="float">
            <text:p><text:s text:c="2"/>59 653</text:p>
          </table:table-cell>
          <table:table-cell office:value-type="float" office:value="61049.373" calcext:value-type="float">
            <text:p><text:s text:c="2"/>61 049</text:p>
          </table:table-cell>
          <table:table-cell office:value-type="float" office:value="62459.56" calcext:value-type="float">
            <text:p><text:s text:c="2"/>62 460</text:p>
          </table:table-cell>
          <table:table-cell office:value-type="float" office:value="63881.297" calcext:value-type="float">
            <text:p><text:s text:c="2"/>63 881</text:p>
          </table:table-cell>
          <table:table-cell office:value-type="float" office:value="65313.708" calcext:value-type="float">
            <text:p><text:s text:c="2"/>65 314</text:p>
          </table:table-cell>
          <table:table-cell office:value-type="float" office:value="66757.402" calcext:value-type="float">
            <text:p><text:s text:c="2"/>66 757</text:p>
          </table:table-cell>
          <table:table-cell office:value-type="float" office:value="68209.605" calcext:value-type="float">
            <text:p><text:s text:c="2"/>68 210</text:p>
          </table:table-cell>
          <table:table-cell office:value-type="float" office:value="69670.902" calcext:value-type="float">
            <text:p><text:s text:c="2"/>69 671</text:p>
          </table:table-cell>
          <table:table-cell office:value-type="float" office:value="71130.448" calcext:value-type="float">
            <text:p><text:s text:c="2"/>71 130</text:p>
          </table:table-cell>
          <table:table-cell office:value-type="float" office:value="72560.427" calcext:value-type="float">
            <text:p><text:s text:c="2"/>72 560</text:p>
          </table:table-cell>
          <table:table-cell office:value-type="float" office:value="73925.082" calcext:value-type="float">
            <text:p><text:s text:c="2"/>73 925</text:p>
          </table:table-cell>
          <table:table-cell office:value-type="float" office:value="75198.977" calcext:value-type="float">
            <text:p><text:s text:c="2"/>75 199</text:p>
          </table:table-cell>
          <table:table-cell office:value-type="float" office:value="76372.719" calcext:value-type="float">
            <text:p><text:s text:c="2"/>76 373</text:p>
          </table:table-cell>
          <table:table-cell office:value-type="float" office:value="77453.335" calcext:value-type="float">
            <text:p><text:s text:c="2"/>77 453</text:p>
          </table:table-cell>
          <table:table-cell office:value-type="float" office:value="78452.897" calcext:value-type="float">
            <text:p><text:s text:c="2"/>78 453</text:p>
          </table:table-cell>
          <table:table-cell office:value-type="float" office:value="79391.374" calcext:value-type="float">
            <text:p><text:s text:c="2"/>79 391</text:p>
          </table:table-cell>
          <table:table-cell office:value-type="float" office:value="80285.562" calcext:value-type="float">
            <text:p><text:s text:c="2"/>80 286</text:p>
          </table:table-cell>
          <table:table-cell office:value-type="float" office:value="81139.919" calcext:value-type="float">
            <text:p><text:s text:c="2"/>81 140</text:p>
          </table:table-cell>
          <table:table-cell office:value-type="float" office:value="81956.496" calcext:value-type="float">
            <text:p><text:s text:c="2"/>81 956</text:p>
          </table:table-cell>
          <table:table-cell office:value-type="float" office:value="82747.662" calcext:value-type="float">
            <text:p><text:s text:c="2"/>82 748</text:p>
          </table:table-cell>
          <table:table-cell office:value-type="float" office:value="83527.678" calcext:value-type="float">
            <text:p><text:s text:c="2"/>83 528</text:p>
          </table:table-cell>
          <table:table-cell office:value-type="float" office:value="84308.843" calcext:value-type="float">
            <text:p><text:s text:c="2"/>84 309</text:p>
          </table:table-cell>
          <table:table-cell office:value-type="float" office:value="85094.617" calcext:value-type="float">
            <text:p><text:s text:c="2"/>85 095</text:p>
          </table:table-cell>
          <table:table-cell office:value-type="float" office:value="85889.59" calcext:value-type="float">
            <text:p><text:s text:c="2"/>85 890</text:p>
          </table:table-cell>
          <table:table-cell office:value-type="float" office:value="86707.801" calcext:value-type="float">
            <text:p><text:s text:c="2"/>86 708</text:p>
          </table:table-cell>
          <table:table-cell office:value-type="float" office:value="87565.407" calcext:value-type="float">
            <text:p><text:s text:c="2"/>87 565</text:p>
          </table:table-cell>
          <table:table-cell office:value-type="float" office:value="88472.512" calcext:value-type="float">
            <text:p><text:s text:c="2"/>88 473</text:p>
          </table:table-cell>
          <table:table-cell office:value-type="float" office:value="89436.644" calcext:value-type="float">
            <text:p><text:s text:c="2"/>89 437</text:p>
          </table:table-cell>
          <table:table-cell office:value-type="float" office:value="90451.881" calcext:value-type="float">
            <text:p><text:s text:c="2"/>90 452</text:p>
          </table:table-cell>
          <table:table-cell office:value-type="float" office:value="91497.725" calcext:value-type="float">
            <text:p><text:s text:c="2"/>91 498</text:p>
          </table:table-cell>
          <table:table-cell office:value-type="float" office:value="92544.915" calcext:value-type="float">
            <text:p><text:s text:c="2"/>92 545</text:p>
          </table:table-cell>
          <table:table-cell office:value-type="float" office:value="93571.567" calcext:value-type="float">
            <text:p><text:s text:c="2"/>93 5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Western Asia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51192.591" calcext:value-type="float">
            <text:p><text:s text:c="2"/>51 193</text:p>
          </table:table-cell>
          <table:table-cell office:value-type="float" office:value="52453.266" calcext:value-type="float">
            <text:p><text:s text:c="2"/>52 453</text:p>
          </table:table-cell>
          <table:table-cell office:value-type="float" office:value="53770.594" calcext:value-type="float">
            <text:p><text:s text:c="2"/>53 771</text:p>
          </table:table-cell>
          <table:table-cell office:value-type="float" office:value="55136.344" calcext:value-type="float">
            <text:p><text:s text:c="2"/>55 136</text:p>
          </table:table-cell>
          <table:table-cell office:value-type="float" office:value="56545.266" calcext:value-type="float">
            <text:p><text:s text:c="2"/>56 545</text:p>
          </table:table-cell>
          <table:table-cell office:value-type="float" office:value="57994.982" calcext:value-type="float">
            <text:p><text:s text:c="2"/>57 995</text:p>
          </table:table-cell>
          <table:table-cell office:value-type="float" office:value="59486.123" calcext:value-type="float">
            <text:p><text:s text:c="2"/>59 486</text:p>
          </table:table-cell>
          <table:table-cell office:value-type="float" office:value="61022.126" calcext:value-type="float">
            <text:p><text:s text:c="2"/>61 022</text:p>
          </table:table-cell>
          <table:table-cell office:value-type="float" office:value="62608.941" calcext:value-type="float">
            <text:p><text:s text:c="2"/>62 609</text:p>
          </table:table-cell>
          <table:table-cell office:value-type="float" office:value="64254.167" calcext:value-type="float">
            <text:p><text:s text:c="2"/>64 254</text:p>
          </table:table-cell>
          <table:table-cell office:value-type="float" office:value="65964.628" calcext:value-type="float">
            <text:p><text:s text:c="2"/>65 965</text:p>
          </table:table-cell>
          <table:table-cell office:value-type="float" office:value="67744.181" calcext:value-type="float">
            <text:p><text:s text:c="2"/>67 744</text:p>
          </table:table-cell>
          <table:table-cell office:value-type="float" office:value="69591.51" calcext:value-type="float">
            <text:p><text:s text:c="2"/>69 592</text:p>
          </table:table-cell>
          <table:table-cell office:value-type="float" office:value="71498.995" calcext:value-type="float">
            <text:p><text:s text:c="2"/>71 499</text:p>
          </table:table-cell>
          <table:table-cell office:value-type="float" office:value="73455.602" calcext:value-type="float">
            <text:p><text:s text:c="2"/>73 456</text:p>
          </table:table-cell>
          <table:table-cell office:value-type="float" office:value="75454.387" calcext:value-type="float">
            <text:p><text:s text:c="2"/>75 454</text:p>
          </table:table-cell>
          <table:table-cell office:value-type="float" office:value="77493.054" calcext:value-type="float">
            <text:p><text:s text:c="2"/>77 493</text:p>
          </table:table-cell>
          <table:table-cell office:value-type="float" office:value="79577.398" calcext:value-type="float">
            <text:p><text:s text:c="2"/>79 577</text:p>
          </table:table-cell>
          <table:table-cell office:value-type="float" office:value="81718.198" calcext:value-type="float">
            <text:p><text:s text:c="2"/>81 718</text:p>
          </table:table-cell>
          <table:table-cell office:value-type="float" office:value="83930.584" calcext:value-type="float">
            <text:p><text:s text:c="2"/>83 931</text:p>
          </table:table-cell>
          <table:table-cell office:value-type="float" office:value="86225.833" calcext:value-type="float">
            <text:p><text:s text:c="2"/>86 226</text:p>
          </table:table-cell>
          <table:table-cell office:value-type="float" office:value="88609.698" calcext:value-type="float">
            <text:p><text:s text:c="2"/>88 610</text:p>
          </table:table-cell>
          <table:table-cell office:value-type="float" office:value="91081.06" calcext:value-type="float">
            <text:p><text:s text:c="2"/>91 081</text:p>
          </table:table-cell>
          <table:table-cell office:value-type="float" office:value="93636.455" calcext:value-type="float">
            <text:p><text:s text:c="2"/>93 636</text:p>
          </table:table-cell>
          <table:table-cell office:value-type="float" office:value="96269.42" calcext:value-type="float">
            <text:p><text:s text:c="2"/>96 269</text:p>
          </table:table-cell>
          <table:table-cell office:value-type="float" office:value="98976.23" calcext:value-type="float">
            <text:p><text:s text:c="2"/>98 976</text:p>
          </table:table-cell>
          <table:table-cell office:value-type="float" office:value="101750.45" calcext:value-type="float">
            <text:p><text:s text:c="2"/>101 750</text:p>
          </table:table-cell>
          <table:table-cell office:value-type="float" office:value="104596.05" calcext:value-type="float">
            <text:p><text:s text:c="2"/>104 596</text:p>
          </table:table-cell>
          <table:table-cell office:value-type="float" office:value="107531.419" calcext:value-type="float">
            <text:p><text:s text:c="2"/>107 531</text:p>
          </table:table-cell>
          <table:table-cell office:value-type="float" office:value="110581.603" calcext:value-type="float">
            <text:p><text:s text:c="2"/>110 582</text:p>
          </table:table-cell>
          <table:table-cell office:value-type="float" office:value="113761.169" calcext:value-type="float">
            <text:p><text:s text:c="2"/>113 761</text:p>
          </table:table-cell>
          <table:table-cell office:value-type="float" office:value="117077.936" calcext:value-type="float">
            <text:p><text:s text:c="2"/>117 078</text:p>
          </table:table-cell>
          <table:table-cell office:value-type="float" office:value="120516.476" calcext:value-type="float">
            <text:p><text:s text:c="2"/>120 516</text:p>
          </table:table-cell>
          <table:table-cell office:value-type="float" office:value="124039.434" calcext:value-type="float">
            <text:p><text:s text:c="2"/>124 039</text:p>
          </table:table-cell>
          <table:table-cell office:value-type="float" office:value="127595.33" calcext:value-type="float">
            <text:p><text:s text:c="2"/>127 595</text:p>
          </table:table-cell>
          <table:table-cell office:value-type="float" office:value="131146.248" calcext:value-type="float">
            <text:p><text:s text:c="2"/>131 146</text:p>
          </table:table-cell>
          <table:table-cell office:value-type="float" office:value="134676.421" calcext:value-type="float">
            <text:p><text:s text:c="2"/>134 676</text:p>
          </table:table-cell>
          <table:table-cell office:value-type="float" office:value="138192.089" calcext:value-type="float">
            <text:p><text:s text:c="2"/>138 192</text:p>
          </table:table-cell>
          <table:table-cell office:value-type="float" office:value="141703.741" calcext:value-type="float">
            <text:p><text:s text:c="2"/>141 704</text:p>
          </table:table-cell>
          <table:table-cell office:value-type="float" office:value="145231.13" calcext:value-type="float">
            <text:p><text:s text:c="2"/>145 231</text:p>
          </table:table-cell>
          <table:table-cell office:value-type="float" office:value="148787.931" calcext:value-type="float">
            <text:p><text:s text:c="2"/>148 788</text:p>
          </table:table-cell>
          <table:table-cell office:value-type="float" office:value="152381.099" calcext:value-type="float">
            <text:p><text:s text:c="2"/>152 381</text:p>
          </table:table-cell>
          <table:table-cell office:value-type="float" office:value="156003.301" calcext:value-type="float">
            <text:p><text:s text:c="2"/>156 003</text:p>
          </table:table-cell>
          <table:table-cell office:value-type="float" office:value="159638.092" calcext:value-type="float">
            <text:p><text:s text:c="2"/>159 638</text:p>
          </table:table-cell>
          <table:table-cell office:value-type="float" office:value="163262.469" calcext:value-type="float">
            <text:p><text:s text:c="2"/>163 262</text:p>
          </table:table-cell>
          <table:table-cell office:value-type="float" office:value="166863.594" calcext:value-type="float">
            <text:p><text:s text:c="2"/>166 864</text:p>
          </table:table-cell>
          <table:table-cell office:value-type="float" office:value="170445.557" calcext:value-type="float">
            <text:p><text:s text:c="2"/>170 446</text:p>
          </table:table-cell>
          <table:table-cell office:value-type="float" office:value="174027.234" calcext:value-type="float">
            <text:p><text:s text:c="2"/>174 027</text:p>
          </table:table-cell>
          <table:table-cell office:value-type="float" office:value="177630.636" calcext:value-type="float">
            <text:p><text:s text:c="2"/>177 631</text:p>
          </table:table-cell>
          <table:table-cell office:value-type="float" office:value="181284.968" calcext:value-type="float">
            <text:p><text:s text:c="2"/>181 285</text:p>
          </table:table-cell>
          <table:table-cell office:value-type="float" office:value="185018.877" calcext:value-type="float">
            <text:p><text:s text:c="2"/>185 019</text:p>
          </table:table-cell>
          <table:table-cell office:value-type="float" office:value="188820.357" calcext:value-type="float">
            <text:p><text:s text:c="2"/>188 820</text:p>
          </table:table-cell>
          <table:table-cell office:value-type="float" office:value="192703.315" calcext:value-type="float">
            <text:p><text:s text:c="2"/>192 703</text:p>
          </table:table-cell>
          <table:table-cell office:value-type="float" office:value="196751.174" calcext:value-type="float">
            <text:p><text:s text:c="2"/>196 751</text:p>
          </table:table-cell>
          <table:table-cell office:value-type="float" office:value="201071.347" calcext:value-type="float">
            <text:p><text:s text:c="2"/>201 071</text:p>
          </table:table-cell>
          <table:table-cell office:value-type="float" office:value="205730.682" calcext:value-type="float">
            <text:p><text:s text:c="2"/>205 731</text:p>
          </table:table-cell>
          <table:table-cell office:value-type="float" office:value="210765.462" calcext:value-type="float">
            <text:p><text:s text:c="2"/>210 765</text:p>
          </table:table-cell>
          <table:table-cell office:value-type="float" office:value="216126.272" calcext:value-type="float">
            <text:p><text:s text:c="2"/>216 126</text:p>
          </table:table-cell>
          <table:table-cell office:value-type="float" office:value="221686.411" calcext:value-type="float">
            <text:p><text:s text:c="2"/>221 686</text:p>
          </table:table-cell>
          <table:table-cell office:value-type="float" office:value="227268.148" calcext:value-type="float">
            <text:p><text:s text:c="2"/>227 268</text:p>
          </table:table-cell>
          <table:table-cell office:value-type="float" office:value="232738.024" calcext:value-type="float">
            <text:p><text:s text:c="2"/>232 738</text:p>
          </table:table-cell>
          <table:table-cell office:value-type="float" office:value="238050.855" calcext:value-type="float">
            <text:p><text:s text:c="2"/>238 051</text:p>
          </table:table-cell>
          <table:table-cell office:value-type="float" office:value="243226.565" calcext:value-type="float">
            <text:p><text:s text:c="2"/>243 227</text:p>
          </table:table-cell>
          <table:table-cell office:value-type="float" office:value="248276.353" calcext:value-type="float">
            <text:p><text:s text:c="2"/>248 276</text:p>
          </table:table-cell>
          <table:table-cell office:value-type="float" office:value="253233.89" calcext:value-type="float">
            <text:p><text:s text:c="2"/>253 234</text:p>
          </table:table-cell>
          <table:table-cell office:value-type="float" office:value="258123.914" calcext:value-type="float">
            <text:p><text:s text:c="2"/>258 1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rmenia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53.51" calcext:value-type="float">
            <text:p><text:s text:c="2"/>1 354</text:p>
          </table:table-cell>
          <table:table-cell office:value-type="float" office:value="1381.872" calcext:value-type="float">
            <text:p><text:s text:c="2"/>1 382</text:p>
          </table:table-cell>
          <table:table-cell office:value-type="float" office:value="1418.276" calcext:value-type="float">
            <text:p><text:s text:c="2"/>1 418</text:p>
          </table:table-cell>
          <table:table-cell office:value-type="float" office:value="1461.424" calcext:value-type="float">
            <text:p><text:s text:c="2"/>1 461</text:p>
          </table:table-cell>
          <table:table-cell office:value-type="float" office:value="1510.171" calcext:value-type="float">
            <text:p><text:s text:c="2"/>1 510</text:p>
          </table:table-cell>
          <table:table-cell office:value-type="float" office:value="1563.505" calcext:value-type="float">
            <text:p><text:s text:c="2"/>1 564</text:p>
          </table:table-cell>
          <table:table-cell office:value-type="float" office:value="1620.593" calcext:value-type="float">
            <text:p><text:s text:c="2"/>1 621</text:p>
          </table:table-cell>
          <table:table-cell office:value-type="float" office:value="1680.714" calcext:value-type="float">
            <text:p><text:s text:c="2"/>1 681</text:p>
          </table:table-cell>
          <table:table-cell office:value-type="float" office:value="1743.303" calcext:value-type="float">
            <text:p><text:s text:c="2"/>1 743</text:p>
          </table:table-cell>
          <table:table-cell office:value-type="float" office:value="1807.917" calcext:value-type="float">
            <text:p><text:s text:c="2"/>1 808</text:p>
          </table:table-cell>
          <table:table-cell office:value-type="float" office:value="1874.12" calcext:value-type="float">
            <text:p><text:s text:c="2"/>1 874</text:p>
          </table:table-cell>
          <table:table-cell office:value-type="float" office:value="1941.491" calcext:value-type="float">
            <text:p><text:s text:c="2"/>1 941</text:p>
          </table:table-cell>
          <table:table-cell office:value-type="float" office:value="2009.526" calcext:value-type="float">
            <text:p><text:s text:c="2"/>2 010</text:p>
          </table:table-cell>
          <table:table-cell office:value-type="float" office:value="2077.575" calcext:value-type="float">
            <text:p><text:s text:c="2"/>2 078</text:p>
          </table:table-cell>
          <table:table-cell office:value-type="float" office:value="2144.998" calcext:value-type="float">
            <text:p><text:s text:c="2"/>2 145</text:p>
          </table:table-cell>
          <table:table-cell office:value-type="float" office:value="2211.316" calcext:value-type="float">
            <text:p><text:s text:c="2"/>2 211</text:p>
          </table:table-cell>
          <table:table-cell office:value-type="float" office:value="2276.031" calcext:value-type="float">
            <text:p><text:s text:c="2"/>2 276</text:p>
          </table:table-cell>
          <table:table-cell office:value-type="float" office:value="2339.124" calcext:value-type="float">
            <text:p><text:s text:c="2"/>2 339</text:p>
          </table:table-cell>
          <table:table-cell office:value-type="float" office:value="2401.14" calcext:value-type="float">
            <text:p><text:s text:c="2"/>2 401</text:p>
          </table:table-cell>
          <table:table-cell office:value-type="float" office:value="2462.925" calcext:value-type="float">
            <text:p><text:s text:c="2"/>2 463</text:p>
          </table:table-cell>
          <table:table-cell office:value-type="float" office:value="2525.065" calcext:value-type="float">
            <text:p><text:s text:c="2"/>2 525</text:p>
          </table:table-cell>
          <table:table-cell office:value-type="float" office:value="2587.706" calcext:value-type="float">
            <text:p><text:s text:c="2"/>2 588</text:p>
          </table:table-cell>
          <table:table-cell office:value-type="float" office:value="2650.484" calcext:value-type="float">
            <text:p><text:s text:c="2"/>2 650</text:p>
          </table:table-cell>
          <table:table-cell office:value-type="float" office:value="2712.781" calcext:value-type="float">
            <text:p><text:s text:c="2"/>2 713</text:p>
          </table:table-cell>
          <table:table-cell office:value-type="float" office:value="2773.747" calcext:value-type="float">
            <text:p><text:s text:c="2"/>2 774</text:p>
          </table:table-cell>
          <table:table-cell office:value-type="float" office:value="2832.757" calcext:value-type="float">
            <text:p><text:s text:c="2"/>2 833</text:p>
          </table:table-cell>
          <table:table-cell office:value-type="float" office:value="2889.579" calcext:value-type="float">
            <text:p><text:s text:c="2"/>2 890</text:p>
          </table:table-cell>
          <table:table-cell office:value-type="float" office:value="2944.379" calcext:value-type="float">
            <text:p><text:s text:c="2"/>2 944</text:p>
          </table:table-cell>
          <table:table-cell office:value-type="float" office:value="2997.411" calcext:value-type="float">
            <text:p><text:s text:c="2"/>2 997</text:p>
          </table:table-cell>
          <table:table-cell office:value-type="float" office:value="3049.105" calcext:value-type="float">
            <text:p><text:s text:c="2"/>3 049</text:p>
          </table:table-cell>
          <table:table-cell office:value-type="float" office:value="3099.751" calcext:value-type="float">
            <text:p><text:s text:c="2"/>3 100</text:p>
          </table:table-cell>
          <table:table-cell office:value-type="float" office:value="3148.092" calcext:value-type="float">
            <text:p><text:s text:c="2"/>3 148</text:p>
          </table:table-cell>
          <table:table-cell office:value-type="float" office:value="3193.686" calcext:value-type="float">
            <text:p><text:s text:c="2"/>3 194</text:p>
          </table:table-cell>
          <table:table-cell office:value-type="float" office:value="3238.594" calcext:value-type="float">
            <text:p><text:s text:c="2"/>3 239</text:p>
          </table:table-cell>
          <table:table-cell office:value-type="float" office:value="3285.595" calcext:value-type="float">
            <text:p><text:s text:c="2"/>3 286</text:p>
          </table:table-cell>
          <table:table-cell office:value-type="float" office:value="3335.935" calcext:value-type="float">
            <text:p><text:s text:c="2"/>3 336</text:p>
          </table:table-cell>
          <table:table-cell office:value-type="float" office:value="3392.256" calcext:value-type="float">
            <text:p><text:s text:c="2"/>3 392</text:p>
          </table:table-cell>
          <table:table-cell office:value-type="float" office:value="3451.942" calcext:value-type="float">
            <text:p><text:s text:c="2"/>3 452</text:p>
          </table:table-cell>
          <table:table-cell office:value-type="float" office:value="3504.651" calcext:value-type="float">
            <text:p><text:s text:c="2"/>3 505</text:p>
          </table:table-cell>
          <table:table-cell office:value-type="float" office:value="3536.469" calcext:value-type="float">
            <text:p><text:s text:c="2"/>3 536</text:p>
          </table:table-cell>
          <table:table-cell office:value-type="float" office:value="3538.165" calcext:value-type="float">
            <text:p><text:s text:c="2"/>3 538</text:p>
          </table:table-cell>
          <table:table-cell office:value-type="float" office:value="3505.251" calcext:value-type="float">
            <text:p><text:s text:c="2"/>3 505</text:p>
          </table:table-cell>
          <table:table-cell office:value-type="float" office:value="3442.81" calcext:value-type="float">
            <text:p><text:s text:c="2"/>3 443</text:p>
          </table:table-cell>
          <table:table-cell office:value-type="float" office:value="3363.098" calcext:value-type="float">
            <text:p><text:s text:c="2"/>3 363</text:p>
          </table:table-cell>
          <table:table-cell office:value-type="float" office:value="3283.66" calcext:value-type="float">
            <text:p><text:s text:c="2"/>3 284</text:p>
          </table:table-cell>
          <table:table-cell office:value-type="float" office:value="3217.342" calcext:value-type="float">
            <text:p><text:s text:c="2"/>3 217</text:p>
          </table:table-cell>
          <table:table-cell office:value-type="float" office:value="3168.215" calcext:value-type="float">
            <text:p><text:s text:c="2"/>3 168</text:p>
          </table:table-cell>
          <table:table-cell office:value-type="float" office:value="3133.086" calcext:value-type="float">
            <text:p><text:s text:c="2"/>3 133</text:p>
          </table:table-cell>
          <table:table-cell office:value-type="float" office:value="3108.684" calcext:value-type="float">
            <text:p><text:s text:c="2"/>3 109</text:p>
          </table:table-cell>
          <table:table-cell office:value-type="float" office:value="3089.017" calcext:value-type="float">
            <text:p><text:s text:c="2"/>3 089</text:p>
          </table:table-cell>
          <table:table-cell office:value-type="float" office:value="3069.588" calcext:value-type="float">
            <text:p><text:s text:c="2"/>3 070</text:p>
          </table:table-cell>
          <table:table-cell office:value-type="float" office:value="3050.655" calcext:value-type="float">
            <text:p><text:s text:c="2"/>3 051</text:p>
          </table:table-cell>
          <table:table-cell office:value-type="float" office:value="3033.897" calcext:value-type="float">
            <text:p><text:s text:c="2"/>3 034</text:p>
          </table:table-cell>
          <table:table-cell office:value-type="float" office:value="3017.806" calcext:value-type="float">
            <text:p><text:s text:c="2"/>3 018</text:p>
          </table:table-cell>
          <table:table-cell office:value-type="float" office:value="3000.612" calcext:value-type="float">
            <text:p><text:s text:c="2"/>3 001</text:p>
          </table:table-cell>
          <table:table-cell office:value-type="float" office:value="2981.259" calcext:value-type="float">
            <text:p><text:s text:c="2"/>2 981</text:p>
          </table:table-cell>
          <table:table-cell office:value-type="float" office:value="2958.5" calcext:value-type="float">
            <text:p><text:s text:c="2"/>2 959</text:p>
          </table:table-cell>
          <table:table-cell office:value-type="float" office:value="2933.056" calcext:value-type="float">
            <text:p><text:s text:c="2"/>2 933</text:p>
          </table:table-cell>
          <table:table-cell office:value-type="float" office:value="2908.22" calcext:value-type="float">
            <text:p><text:s text:c="2"/>2 908</text:p>
          </table:table-cell>
          <table:table-cell office:value-type="float" office:value="2888.584" calcext:value-type="float">
            <text:p><text:s text:c="2"/>2 889</text:p>
          </table:table-cell>
          <table:table-cell office:value-type="float" office:value="2877.311" calcext:value-type="float">
            <text:p><text:s text:c="2"/>2 877</text:p>
          </table:table-cell>
          <table:table-cell office:value-type="float" office:value="2875.581" calcext:value-type="float">
            <text:p><text:s text:c="2"/>2 876</text:p>
          </table:table-cell>
          <table:table-cell office:value-type="float" office:value="2881.922" calcext:value-type="float">
            <text:p><text:s text:c="2"/>2 882</text:p>
          </table:table-cell>
          <table:table-cell office:value-type="float" office:value="2893.509" calcext:value-type="float">
            <text:p><text:s text:c="2"/>2 894</text:p>
          </table:table-cell>
          <table:table-cell office:value-type="float" office:value="2906.22" calcext:value-type="float">
            <text:p><text:s text:c="2"/>2 906</text:p>
          </table:table-cell>
          <table:table-cell office:value-type="float" office:value="2916.95" calcext:value-type="float">
            <text:p><text:s text:c="2"/>2 9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zerbaijan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927.921" calcext:value-type="float">
            <text:p><text:s text:c="2"/>2 928</text:p>
          </table:table-cell>
          <table:table-cell office:value-type="float" office:value="2987.267" calcext:value-type="float">
            <text:p><text:s text:c="2"/>2 987</text:p>
          </table:table-cell>
          <table:table-cell office:value-type="float" office:value="3060.011" calcext:value-type="float">
            <text:p><text:s text:c="2"/>3 060</text:p>
          </table:table-cell>
          <table:table-cell office:value-type="float" office:value="3142.813" calcext:value-type="float">
            <text:p><text:s text:c="2"/>3 143</text:p>
          </table:table-cell>
          <table:table-cell office:value-type="float" office:value="3233.166" calcext:value-type="float">
            <text:p><text:s text:c="2"/>3 233</text:p>
          </table:table-cell>
          <table:table-cell office:value-type="float" office:value="3329.387" calcext:value-type="float">
            <text:p><text:s text:c="2"/>3 329</text:p>
          </table:table-cell>
          <table:table-cell office:value-type="float" office:value="3430.66" calcext:value-type="float">
            <text:p><text:s text:c="2"/>3 431</text:p>
          </table:table-cell>
          <table:table-cell office:value-type="float" office:value="3537.027" calcext:value-type="float">
            <text:p><text:s text:c="2"/>3 537</text:p>
          </table:table-cell>
          <table:table-cell office:value-type="float" office:value="3649.191" calcext:value-type="float">
            <text:p><text:s text:c="2"/>3 649</text:p>
          </table:table-cell>
          <table:table-cell office:value-type="float" office:value="3768.331" calcext:value-type="float">
            <text:p><text:s text:c="2"/>3 768</text:p>
          </table:table-cell>
          <table:table-cell office:value-type="float" office:value="3895.396" calcext:value-type="float">
            <text:p><text:s text:c="2"/>3 895</text:p>
          </table:table-cell>
          <table:table-cell office:value-type="float" office:value="4030.32" calcext:value-type="float">
            <text:p><text:s text:c="2"/>4 030</text:p>
          </table:table-cell>
          <table:table-cell office:value-type="float" office:value="4171.425" calcext:value-type="float">
            <text:p><text:s text:c="2"/>4 171</text:p>
          </table:table-cell>
          <table:table-cell office:value-type="float" office:value="4315.128" calcext:value-type="float">
            <text:p><text:s text:c="2"/>4 315</text:p>
          </table:table-cell>
          <table:table-cell office:value-type="float" office:value="4456.689" calcext:value-type="float">
            <text:p><text:s text:c="2"/>4 457</text:p>
          </table:table-cell>
          <table:table-cell office:value-type="float" office:value="4592.61" calcext:value-type="float">
            <text:p><text:s text:c="2"/>4 593</text:p>
          </table:table-cell>
          <table:table-cell office:value-type="float" office:value="4721.525" calcext:value-type="float">
            <text:p><text:s text:c="2"/>4 722</text:p>
          </table:table-cell>
          <table:table-cell office:value-type="float" office:value="4843.87" calcext:value-type="float">
            <text:p><text:s text:c="2"/>4 844</text:p>
          </table:table-cell>
          <table:table-cell office:value-type="float" office:value="4960.235" calcext:value-type="float">
            <text:p><text:s text:c="2"/>4 960</text:p>
          </table:table-cell>
          <table:table-cell office:value-type="float" office:value="5071.93" calcext:value-type="float">
            <text:p><text:s text:c="2"/>5 072</text:p>
          </table:table-cell>
          <table:table-cell office:value-type="float" office:value="5180.025" calcext:value-type="float">
            <text:p><text:s text:c="2"/>5 180</text:p>
          </table:table-cell>
          <table:table-cell office:value-type="float" office:value="5284.532" calcext:value-type="float">
            <text:p><text:s text:c="2"/>5 285</text:p>
          </table:table-cell>
          <table:table-cell office:value-type="float" office:value="5385.267" calcext:value-type="float">
            <text:p><text:s text:c="2"/>5 385</text:p>
          </table:table-cell>
          <table:table-cell office:value-type="float" office:value="5483.084" calcext:value-type="float">
            <text:p><text:s text:c="2"/>5 483</text:p>
          </table:table-cell>
          <table:table-cell office:value-type="float" office:value="5579.077" calcext:value-type="float">
            <text:p><text:s text:c="2"/>5 579</text:p>
          </table:table-cell>
          <table:table-cell office:value-type="float" office:value="5674.137" calcext:value-type="float">
            <text:p><text:s text:c="2"/>5 674</text:p>
          </table:table-cell>
          <table:table-cell office:value-type="float" office:value="5768.724" calcext:value-type="float">
            <text:p><text:s text:c="2"/>5 769</text:p>
          </table:table-cell>
          <table:table-cell office:value-type="float" office:value="5863.134" calcext:value-type="float">
            <text:p><text:s text:c="2"/>5 863</text:p>
          </table:table-cell>
          <table:table-cell office:value-type="float" office:value="5957.929" calcext:value-type="float">
            <text:p><text:s text:c="2"/>5 958</text:p>
          </table:table-cell>
          <table:table-cell office:value-type="float" office:value="6053.645" calcext:value-type="float">
            <text:p><text:s text:c="2"/>6 054</text:p>
          </table:table-cell>
          <table:table-cell office:value-type="float" office:value="6150.738" calcext:value-type="float">
            <text:p><text:s text:c="2"/>6 151</text:p>
          </table:table-cell>
          <table:table-cell office:value-type="float" office:value="6249.32" calcext:value-type="float">
            <text:p><text:s text:c="2"/>6 249</text:p>
          </table:table-cell>
          <table:table-cell office:value-type="float" office:value="6349.558" calcext:value-type="float">
            <text:p><text:s text:c="2"/>6 350</text:p>
          </table:table-cell>
          <table:table-cell office:value-type="float" office:value="6452.076" calcext:value-type="float">
            <text:p><text:s text:c="2"/>6 452</text:p>
          </table:table-cell>
          <table:table-cell office:value-type="float" office:value="6557.585" calcext:value-type="float">
            <text:p><text:s text:c="2"/>6 558</text:p>
          </table:table-cell>
          <table:table-cell office:value-type="float" office:value="6666.455" calcext:value-type="float">
            <text:p><text:s text:c="2"/>6 666</text:p>
          </table:table-cell>
          <table:table-cell office:value-type="float" office:value="6778.633" calcext:value-type="float">
            <text:p><text:s text:c="2"/>6 779</text:p>
          </table:table-cell>
          <table:table-cell office:value-type="float" office:value="6893.5" calcext:value-type="float">
            <text:p><text:s text:c="2"/>6 894</text:p>
          </table:table-cell>
          <table:table-cell office:value-type="float" office:value="7010.036" calcext:value-type="float">
            <text:p><text:s text:c="2"/>7 010</text:p>
          </table:table-cell>
          <table:table-cell office:value-type="float" office:value="7126.891" calcext:value-type="float">
            <text:p><text:s text:c="2"/>7 127</text:p>
          </table:table-cell>
          <table:table-cell office:value-type="float" office:value="7242.77" calcext:value-type="float">
            <text:p><text:s text:c="2"/>7 243</text:p>
          </table:table-cell>
          <table:table-cell office:value-type="float" office:value="7357.956" calcext:value-type="float">
            <text:p><text:s text:c="2"/>7 358</text:p>
          </table:table-cell>
          <table:table-cell office:value-type="float" office:value="7471.933" calcext:value-type="float">
            <text:p><text:s text:c="2"/>7 472</text:p>
          </table:table-cell>
          <table:table-cell office:value-type="float" office:value="7581.761" calcext:value-type="float">
            <text:p><text:s text:c="2"/>7 582</text:p>
          </table:table-cell>
          <table:table-cell office:value-type="float" office:value="7683.709" calcext:value-type="float">
            <text:p><text:s text:c="2"/>7 684</text:p>
          </table:table-cell>
          <table:table-cell office:value-type="float" office:value="7775.426" calcext:value-type="float">
            <text:p><text:s text:c="2"/>7 775</text:p>
          </table:table-cell>
          <table:table-cell office:value-type="float" office:value="7855.553" calcext:value-type="float">
            <text:p><text:s text:c="2"/>7 856</text:p>
          </table:table-cell>
          <table:table-cell office:value-type="float" office:value="7925.669" calcext:value-type="float">
            <text:p><text:s text:c="2"/>7 926</text:p>
          </table:table-cell>
          <table:table-cell office:value-type="float" office:value="7989.904" calcext:value-type="float">
            <text:p><text:s text:c="2"/>7 990</text:p>
          </table:table-cell>
          <table:table-cell office:value-type="float" office:value="8054.125" calcext:value-type="float">
            <text:p><text:s text:c="2"/>8 054</text:p>
          </table:table-cell>
          <table:table-cell office:value-type="float" office:value="8122.741" calcext:value-type="float">
            <text:p><text:s text:c="2"/>8 123</text:p>
          </table:table-cell>
          <table:table-cell office:value-type="float" office:value="8197.279" calcext:value-type="float">
            <text:p><text:s text:c="2"/>8 197</text:p>
          </table:table-cell>
          <table:table-cell office:value-type="float" office:value="8277.015" calcext:value-type="float">
            <text:p><text:s text:c="2"/>8 277</text:p>
          </table:table-cell>
          <table:table-cell office:value-type="float" office:value="8361.359" calcext:value-type="float">
            <text:p><text:s text:c="2"/>8 361</text:p>
          </table:table-cell>
          <table:table-cell office:value-type="float" office:value="8448.882" calcext:value-type="float">
            <text:p><text:s text:c="2"/>8 449</text:p>
          </table:table-cell>
          <table:table-cell office:value-type="float" office:value="8538.606" calcext:value-type="float">
            <text:p><text:s text:c="2"/>8 539</text:p>
          </table:table-cell>
          <table:table-cell office:value-type="float" office:value="8630.195" calcext:value-type="float">
            <text:p><text:s text:c="2"/>8 630</text:p>
          </table:table-cell>
          <table:table-cell office:value-type="float" office:value="8724.304" calcext:value-type="float">
            <text:p><text:s text:c="2"/>8 724</text:p>
          </table:table-cell>
          <table:table-cell office:value-type="float" office:value="8821.908" calcext:value-type="float">
            <text:p><text:s text:c="2"/>8 822</text:p>
          </table:table-cell>
          <table:table-cell office:value-type="float" office:value="8924.407" calcext:value-type="float">
            <text:p><text:s text:c="2"/>8 924</text:p>
          </table:table-cell>
          <table:table-cell office:value-type="float" office:value="9032.457" calcext:value-type="float">
            <text:p><text:s text:c="2"/>9 032</text:p>
          </table:table-cell>
          <table:table-cell office:value-type="float" office:value="9146.379" calcext:value-type="float">
            <text:p><text:s text:c="2"/>9 146</text:p>
          </table:table-cell>
          <table:table-cell office:value-type="float" office:value="9264.917" calcext:value-type="float">
            <text:p><text:s text:c="2"/>9 265</text:p>
          </table:table-cell>
          <table:table-cell office:value-type="float" office:value="9385.293" calcext:value-type="float">
            <text:p><text:s text:c="2"/>9 385</text:p>
          </table:table-cell>
          <table:table-cell office:value-type="float" office:value="9503.771" calcext:value-type="float">
            <text:p><text:s text:c="2"/>9 504</text:p>
          </table:table-cell>
          <table:table-cell office:value-type="float" office:value="9617.484" calcext:value-type="float">
            <text:p><text:s text:c="2"/>9 6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ahrain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5.611" calcext:value-type="float">
            <text:p><text:s text:c="3"/>116</text:p>
          </table:table-cell>
          <table:table-cell office:value-type="float" office:value="116.832" calcext:value-type="float">
            <text:p><text:s text:c="3"/>117</text:p>
          </table:table-cell>
          <table:table-cell office:value-type="float" office:value="119.586" calcext:value-type="float">
            <text:p><text:s text:c="3"/>120</text:p>
          </table:table-cell>
          <table:table-cell office:value-type="float" office:value="123.489" calcext:value-type="float">
            <text:p><text:s text:c="3"/>123</text:p>
          </table:table-cell>
          <table:table-cell office:value-type="float" office:value="128.253" calcext:value-type="float">
            <text:p><text:s text:c="3"/>128</text:p>
          </table:table-cell>
          <table:table-cell office:value-type="float" office:value="133.585" calcext:value-type="float">
            <text:p><text:s text:c="3"/>134</text:p>
          </table:table-cell>
          <table:table-cell office:value-type="float" office:value="139.268" calcext:value-type="float">
            <text:p><text:s text:c="3"/>139</text:p>
          </table:table-cell>
          <table:table-cell office:value-type="float" office:value="145.109" calcext:value-type="float">
            <text:p><text:s text:c="3"/>145</text:p>
          </table:table-cell>
          <table:table-cell office:value-type="float" office:value="150.982" calcext:value-type="float">
            <text:p><text:s text:c="3"/>151</text:p>
          </table:table-cell>
          <table:table-cell office:value-type="float" office:value="156.777" calcext:value-type="float">
            <text:p><text:s text:c="3"/>157</text:p>
          </table:table-cell>
          <table:table-cell office:value-type="float" office:value="162.427" calcext:value-type="float">
            <text:p><text:s text:c="3"/>162</text:p>
          </table:table-cell>
          <table:table-cell office:value-type="float" office:value="167.894" calcext:value-type="float">
            <text:p><text:s text:c="3"/>168</text:p>
          </table:table-cell>
          <table:table-cell office:value-type="float" office:value="173.144" calcext:value-type="float">
            <text:p><text:s text:c="3"/>173</text:p>
          </table:table-cell>
          <table:table-cell office:value-type="float" office:value="178.14" calcext:value-type="float">
            <text:p><text:s text:c="3"/>178</text:p>
          </table:table-cell>
          <table:table-cell office:value-type="float" office:value="182.887" calcext:value-type="float">
            <text:p><text:s text:c="3"/>183</text:p>
          </table:table-cell>
          <table:table-cell office:value-type="float" office:value="187.431" calcext:value-type="float">
            <text:p><text:s text:c="3"/>187</text:p>
          </table:table-cell>
          <table:table-cell office:value-type="float" office:value="191.78" calcext:value-type="float">
            <text:p><text:s text:c="3"/>192</text:p>
          </table:table-cell>
          <table:table-cell office:value-type="float" office:value="196.063" calcext:value-type="float">
            <text:p><text:s text:c="3"/>196</text:p>
          </table:table-cell>
          <table:table-cell office:value-type="float" office:value="200.653" calcext:value-type="float">
            <text:p><text:s text:c="3"/>201</text:p>
          </table:table-cell>
          <table:table-cell office:value-type="float" office:value="206.043" calcext:value-type="float">
            <text:p><text:s text:c="3"/>206</text:p>
          </table:table-cell>
          <table:table-cell office:value-type="float" office:value="212.605" calcext:value-type="float">
            <text:p><text:s text:c="3"/>213</text:p>
          </table:table-cell>
          <table:table-cell office:value-type="float" office:value="220.312" calcext:value-type="float">
            <text:p><text:s text:c="3"/>220</text:p>
          </table:table-cell>
          <table:table-cell office:value-type="float" office:value="229.155" calcext:value-type="float">
            <text:p><text:s text:c="3"/>229</text:p>
          </table:table-cell>
          <table:table-cell office:value-type="float" office:value="239.527" calcext:value-type="float">
            <text:p><text:s text:c="3"/>240</text:p>
          </table:table-cell>
          <table:table-cell office:value-type="float" office:value="251.911" calcext:value-type="float">
            <text:p><text:s text:c="3"/>252</text:p>
          </table:table-cell>
          <table:table-cell office:value-type="float" office:value="266.543" calcext:value-type="float">
            <text:p><text:s text:c="3"/>267</text:p>
          </table:table-cell>
          <table:table-cell office:value-type="float" office:value="283.752" calcext:value-type="float">
            <text:p><text:s text:c="3"/>284</text:p>
          </table:table-cell>
          <table:table-cell office:value-type="float" office:value="303.175" calcext:value-type="float">
            <text:p><text:s text:c="3"/>303</text:p>
          </table:table-cell>
          <table:table-cell office:value-type="float" office:value="323.473" calcext:value-type="float">
            <text:p><text:s text:c="3"/>323</text:p>
          </table:table-cell>
          <table:table-cell office:value-type="float" office:value="342.798" calcext:value-type="float">
            <text:p><text:s text:c="3"/>343</text:p>
          </table:table-cell>
          <table:table-cell office:value-type="float" office:value="359.888" calcext:value-type="float">
            <text:p><text:s text:c="3"/>360</text:p>
          </table:table-cell>
          <table:table-cell office:value-type="float" office:value="374.12" calcext:value-type="float">
            <text:p><text:s text:c="3"/>374</text:p>
          </table:table-cell>
          <table:table-cell office:value-type="float" office:value="385.95" calcext:value-type="float">
            <text:p><text:s text:c="3"/>386</text:p>
          </table:table-cell>
          <table:table-cell office:value-type="float" office:value="396.454" calcext:value-type="float">
            <text:p><text:s text:c="3"/>396</text:p>
          </table:table-cell>
          <table:table-cell office:value-type="float" office:value="407.227" calcext:value-type="float">
            <text:p><text:s text:c="3"/>407</text:p>
          </table:table-cell>
          <table:table-cell office:value-type="float" office:value="419.43" calcext:value-type="float">
            <text:p><text:s text:c="3"/>419</text:p>
          </table:table-cell>
          <table:table-cell office:value-type="float" office:value="433.482" calcext:value-type="float">
            <text:p><text:s text:c="3"/>433</text:p>
          </table:table-cell>
          <table:table-cell office:value-type="float" office:value="448.973" calcext:value-type="float">
            <text:p><text:s text:c="3"/>449</text:p>
          </table:table-cell>
          <table:table-cell office:value-type="float" office:value="465.202" calcext:value-type="float">
            <text:p><text:s text:c="3"/>465</text:p>
          </table:table-cell>
          <table:table-cell office:value-type="float" office:value="481.09" calcext:value-type="float">
            <text:p><text:s text:c="3"/>481</text:p>
          </table:table-cell>
          <table:table-cell office:value-type="float" office:value="495.931" calcext:value-type="float">
            <text:p><text:s text:c="3"/>496</text:p>
          </table:table-cell>
          <table:table-cell office:value-type="float" office:value="509.765" calcext:value-type="float">
            <text:p><text:s text:c="3"/>510</text:p>
          </table:table-cell>
          <table:table-cell office:value-type="float" office:value="523.087" calcext:value-type="float">
            <text:p><text:s text:c="3"/>523</text:p>
          </table:table-cell>
          <table:table-cell office:value-type="float" office:value="536.213" calcext:value-type="float">
            <text:p><text:s text:c="3"/>536</text:p>
          </table:table-cell>
          <table:table-cell office:value-type="float" office:value="549.588" calcext:value-type="float">
            <text:p><text:s text:c="3"/>550</text:p>
          </table:table-cell>
          <table:table-cell office:value-type="float" office:value="563.699" calcext:value-type="float">
            <text:p><text:s text:c="3"/>564</text:p>
          </table:table-cell>
          <table:table-cell office:value-type="float" office:value="578.668" calcext:value-type="float">
            <text:p><text:s text:c="3"/>579</text:p>
          </table:table-cell>
          <table:table-cell office:value-type="float" office:value="594.93" calcext:value-type="float">
            <text:p><text:s text:c="3"/>595</text:p>
          </table:table-cell>
          <table:table-cell office:value-type="float" office:value="613.702" calcext:value-type="float">
            <text:p><text:s text:c="3"/>614</text:p>
          </table:table-cell>
          <table:table-cell office:value-type="float" office:value="636.545" calcext:value-type="float">
            <text:p><text:s text:c="3"/>637</text:p>
          </table:table-cell>
          <table:table-cell office:value-type="float" office:value="664.614" calcext:value-type="float">
            <text:p><text:s text:c="3"/>665</text:p>
          </table:table-cell>
          <table:table-cell office:value-type="float" office:value="697.549" calcext:value-type="float">
            <text:p><text:s text:c="3"/>698</text:p>
          </table:table-cell>
          <table:table-cell office:value-type="float" office:value="735.148" calcext:value-type="float">
            <text:p><text:s text:c="3"/>735</text:p>
          </table:table-cell>
          <table:table-cell office:value-type="float" office:value="778.711" calcext:value-type="float">
            <text:p><text:s text:c="3"/>779</text:p>
          </table:table-cell>
          <table:table-cell office:value-type="float" office:value="829.848" calcext:value-type="float">
            <text:p><text:s text:c="3"/>830</text:p>
          </table:table-cell>
          <table:table-cell office:value-type="float" office:value="889.168" calcext:value-type="float">
            <text:p><text:s text:c="3"/>889</text:p>
          </table:table-cell>
          <table:table-cell office:value-type="float" office:value="958.414" calcext:value-type="float">
            <text:p><text:s text:c="3"/>958</text:p>
          </table:table-cell>
          <table:table-cell office:value-type="float" office:value="1035.891" calcext:value-type="float">
            <text:p><text:s text:c="2"/>1 036</text:p>
          </table:table-cell>
          <table:table-cell office:value-type="float" office:value="1114.59" calcext:value-type="float">
            <text:p><text:s text:c="2"/>1 115</text:p>
          </table:table-cell>
          <table:table-cell office:value-type="float" office:value="1185.029" calcext:value-type="float">
            <text:p><text:s text:c="2"/>1 185</text:p>
          </table:table-cell>
          <table:table-cell office:value-type="float" office:value="1240.862" calcext:value-type="float">
            <text:p><text:s text:c="2"/>1 241</text:p>
          </table:table-cell>
          <table:table-cell office:value-type="float" office:value="1278.269" calcext:value-type="float">
            <text:p><text:s text:c="2"/>1 278</text:p>
          </table:table-cell>
          <table:table-cell office:value-type="float" office:value="1300.217" calcext:value-type="float">
            <text:p><text:s text:c="2"/>1 300</text:p>
          </table:table-cell>
          <table:table-cell office:value-type="float" office:value="1315.411" calcext:value-type="float">
            <text:p><text:s text:c="2"/>1 315</text:p>
          </table:table-cell>
          <table:table-cell office:value-type="float" office:value="1336.397" calcext:value-type="float">
            <text:p><text:s text:c="2"/>1 336</text:p>
          </table:table-cell>
          <table:table-cell office:value-type="float" office:value="1371.855" calcext:value-type="float">
            <text:p><text:s text:c="2"/>1 3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yprus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494.015" calcext:value-type="float">
            <text:p><text:s text:c="3"/>494</text:p>
          </table:table-cell>
          <table:table-cell office:value-type="float" office:value="500.381" calcext:value-type="float">
            <text:p><text:s text:c="3"/>500</text:p>
          </table:table-cell>
          <table:table-cell office:value-type="float" office:value="506.627" calcext:value-type="float">
            <text:p><text:s text:c="3"/>507</text:p>
          </table:table-cell>
          <table:table-cell office:value-type="float" office:value="513.434" calcext:value-type="float">
            <text:p><text:s text:c="3"/>513</text:p>
          </table:table-cell>
          <table:table-cell office:value-type="float" office:value="521.184" calcext:value-type="float">
            <text:p><text:s text:c="3"/>521</text:p>
          </table:table-cell>
          <table:table-cell office:value-type="float" office:value="529.972" calcext:value-type="float">
            <text:p><text:s text:c="3"/>530</text:p>
          </table:table-cell>
          <table:table-cell office:value-type="float" office:value="539.565" calcext:value-type="float">
            <text:p><text:s text:c="3"/>540</text:p>
          </table:table-cell>
          <table:table-cell office:value-type="float" office:value="549.461" calcext:value-type="float">
            <text:p><text:s text:c="3"/>549</text:p>
          </table:table-cell>
          <table:table-cell office:value-type="float" office:value="558.895" calcext:value-type="float">
            <text:p><text:s text:c="3"/>559</text:p>
          </table:table-cell>
          <table:table-cell office:value-type="float" office:value="566.982" calcext:value-type="float">
            <text:p><text:s text:c="3"/>567</text:p>
          </table:table-cell>
          <table:table-cell office:value-type="float" office:value="572.93" calcext:value-type="float">
            <text:p><text:s text:c="3"/>573</text:p>
          </table:table-cell>
          <table:table-cell office:value-type="float" office:value="576.395" calcext:value-type="float">
            <text:p><text:s text:c="3"/>576</text:p>
          </table:table-cell>
          <table:table-cell office:value-type="float" office:value="577.691" calcext:value-type="float">
            <text:p><text:s text:c="3"/>578</text:p>
          </table:table-cell>
          <table:table-cell office:value-type="float" office:value="577.913" calcext:value-type="float">
            <text:p><text:s text:c="3"/>578</text:p>
          </table:table-cell>
          <table:table-cell office:value-type="float" office:value="578.627" calcext:value-type="float">
            <text:p><text:s text:c="3"/>579</text:p>
          </table:table-cell>
          <table:table-cell office:value-type="float" office:value="580.966" calcext:value-type="float">
            <text:p><text:s text:c="3"/>581</text:p>
          </table:table-cell>
          <table:table-cell office:value-type="float" office:value="585.308" calcext:value-type="float">
            <text:p><text:s text:c="3"/>585</text:p>
          </table:table-cell>
          <table:table-cell office:value-type="float" office:value="591.308" calcext:value-type="float">
            <text:p><text:s text:c="3"/>591</text:p>
          </table:table-cell>
          <table:table-cell office:value-type="float" office:value="598.493" calcext:value-type="float">
            <text:p><text:s text:c="3"/>598</text:p>
          </table:table-cell>
          <table:table-cell office:value-type="float" office:value="606.113" calcext:value-type="float">
            <text:p><text:s text:c="3"/>606</text:p>
          </table:table-cell>
          <table:table-cell office:value-type="float" office:value="613.621" calcext:value-type="float">
            <text:p><text:s text:c="3"/>614</text:p>
          </table:table-cell>
          <table:table-cell office:value-type="float" office:value="620.859" calcext:value-type="float">
            <text:p><text:s text:c="3"/>621</text:p>
          </table:table-cell>
          <table:table-cell office:value-type="float" office:value="628.002" calcext:value-type="float">
            <text:p><text:s text:c="3"/>628</text:p>
          </table:table-cell>
          <table:table-cell office:value-type="float" office:value="635.111" calcext:value-type="float">
            <text:p><text:s text:c="3"/>635</text:p>
          </table:table-cell>
          <table:table-cell office:value-type="float" office:value="642.339" calcext:value-type="float">
            <text:p><text:s text:c="3"/>642</text:p>
          </table:table-cell>
          <table:table-cell office:value-type="float" office:value="649.755" calcext:value-type="float">
            <text:p><text:s text:c="3"/>650</text:p>
          </table:table-cell>
          <table:table-cell office:value-type="float" office:value="657.534" calcext:value-type="float">
            <text:p><text:s text:c="3"/>658</text:p>
          </table:table-cell>
          <table:table-cell office:value-type="float" office:value="665.528" calcext:value-type="float">
            <text:p><text:s text:c="3"/>666</text:p>
          </table:table-cell>
          <table:table-cell office:value-type="float" office:value="673.251" calcext:value-type="float">
            <text:p><text:s text:c="3"/>673</text:p>
          </table:table-cell>
          <table:table-cell office:value-type="float" office:value="680.011" calcext:value-type="float">
            <text:p><text:s text:c="3"/>680</text:p>
          </table:table-cell>
          <table:table-cell office:value-type="float" office:value="685.406" calcext:value-type="float">
            <text:p><text:s text:c="3"/>685</text:p>
          </table:table-cell>
          <table:table-cell office:value-type="float" office:value="689.173" calcext:value-type="float">
            <text:p><text:s text:c="3"/>689</text:p>
          </table:table-cell>
          <table:table-cell office:value-type="float" office:value="691.702" calcext:value-type="float">
            <text:p><text:s text:c="3"/>692</text:p>
          </table:table-cell>
          <table:table-cell office:value-type="float" office:value="694.077" calcext:value-type="float">
            <text:p><text:s text:c="3"/>694</text:p>
          </table:table-cell>
          <table:table-cell office:value-type="float" office:value="697.717" calcext:value-type="float">
            <text:p><text:s text:c="3"/>698</text:p>
          </table:table-cell>
          <table:table-cell office:value-type="float" office:value="703.687" calcext:value-type="float">
            <text:p><text:s text:c="3"/>704</text:p>
          </table:table-cell>
          <table:table-cell office:value-type="float" office:value="712.341" calcext:value-type="float">
            <text:p><text:s text:c="3"/>712</text:p>
          </table:table-cell>
          <table:table-cell office:value-type="float" office:value="723.38" calcext:value-type="float">
            <text:p><text:s text:c="3"/>723</text:p>
          </table:table-cell>
          <table:table-cell office:value-type="float" office:value="736.479" calcext:value-type="float">
            <text:p><text:s text:c="3"/>736</text:p>
          </table:table-cell>
          <table:table-cell office:value-type="float" office:value="751.044" calcext:value-type="float">
            <text:p><text:s text:c="3"/>751</text:p>
          </table:table-cell>
          <table:table-cell office:value-type="float" office:value="766.614" calcext:value-type="float">
            <text:p><text:s text:c="3"/>767</text:p>
          </table:table-cell>
          <table:table-cell office:value-type="float" office:value="783.129" calcext:value-type="float">
            <text:p><text:s text:c="3"/>783</text:p>
          </table:table-cell>
          <table:table-cell office:value-type="float" office:value="800.609" calcext:value-type="float">
            <text:p><text:s text:c="3"/>801</text:p>
          </table:table-cell>
          <table:table-cell office:value-type="float" office:value="818.751" calcext:value-type="float">
            <text:p><text:s text:c="3"/>819</text:p>
          </table:table-cell>
          <table:table-cell office:value-type="float" office:value="837.11" calcext:value-type="float">
            <text:p><text:s text:c="3"/>837</text:p>
          </table:table-cell>
          <table:table-cell office:value-type="float" office:value="855.384" calcext:value-type="float">
            <text:p><text:s text:c="3"/>855</text:p>
          </table:table-cell>
          <table:table-cell office:value-type="float" office:value="873.423" calcext:value-type="float">
            <text:p><text:s text:c="3"/>873</text:p>
          </table:table-cell>
          <table:table-cell office:value-type="float" office:value="891.192" calcext:value-type="float">
            <text:p><text:s text:c="3"/>891</text:p>
          </table:table-cell>
          <table:table-cell office:value-type="float" office:value="908.704" calcext:value-type="float">
            <text:p><text:s text:c="3"/>909</text:p>
          </table:table-cell>
          <table:table-cell office:value-type="float" office:value="926.05" calcext:value-type="float">
            <text:p><text:s text:c="3"/>926</text:p>
          </table:table-cell>
          <table:table-cell office:value-type="float" office:value="943.286" calcext:value-type="float">
            <text:p><text:s text:c="3"/>943</text:p>
          </table:table-cell>
          <table:table-cell office:value-type="float" office:value="960.282" calcext:value-type="float">
            <text:p><text:s text:c="3"/>960</text:p>
          </table:table-cell>
          <table:table-cell office:value-type="float" office:value="976.966" calcext:value-type="float">
            <text:p><text:s text:c="3"/>977</text:p>
          </table:table-cell>
          <table:table-cell office:value-type="float" office:value="993.563" calcext:value-type="float">
            <text:p><text:s text:c="3"/>994</text:p>
          </table:table-cell>
          <table:table-cell office:value-type="float" office:value="1010.41" calcext:value-type="float">
            <text:p><text:s text:c="2"/>1 010</text:p>
          </table:table-cell>
          <table:table-cell office:value-type="float" office:value="1027.658" calcext:value-type="float">
            <text:p><text:s text:c="2"/>1 028</text:p>
          </table:table-cell>
          <table:table-cell office:value-type="float" office:value="1045.509" calcext:value-type="float">
            <text:p><text:s text:c="2"/>1 046</text:p>
          </table:table-cell>
          <table:table-cell office:value-type="float" office:value="1063.712" calcext:value-type="float">
            <text:p><text:s text:c="2"/>1 064</text:p>
          </table:table-cell>
          <table:table-cell office:value-type="float" office:value="1081.563" calcext:value-type="float">
            <text:p><text:s text:c="2"/>1 082</text:p>
          </table:table-cell>
          <table:table-cell office:value-type="float" office:value="1098.076" calcext:value-type="float">
            <text:p><text:s text:c="2"/>1 098</text:p>
          </table:table-cell>
          <table:table-cell office:value-type="float" office:value="1112.607" calcext:value-type="float">
            <text:p><text:s text:c="2"/>1 113</text:p>
          </table:table-cell>
          <table:table-cell office:value-type="float" office:value="1124.835" calcext:value-type="float">
            <text:p><text:s text:c="2"/>1 125</text:p>
          </table:table-cell>
          <table:table-cell office:value-type="float" office:value="1135.062" calcext:value-type="float">
            <text:p><text:s text:c="2"/>1 135</text:p>
          </table:table-cell>
          <table:table-cell office:value-type="float" office:value="1143.896" calcext:value-type="float">
            <text:p><text:s text:c="2"/>1 144</text:p>
          </table:table-cell>
          <table:table-cell office:value-type="float" office:value="1152.309" calcext:value-type="float">
            <text:p><text:s text:c="2"/>1 152</text:p>
          </table:table-cell>
          <table:table-cell office:value-type="float" office:value="1160.985" calcext:value-type="float">
            <text:p><text:s text:c="2"/>1 1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eorgia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float" office:value="3527.008" calcext:value-type="float">
            <text:p><text:s text:c="2"/>3 527</text:p>
          </table:table-cell>
          <table:table-cell office:value-type="float" office:value="3555.87" calcext:value-type="float">
            <text:p><text:s text:c="2"/>3 556</text:p>
          </table:table-cell>
          <table:table-cell office:value-type="float" office:value="3588.619" calcext:value-type="float">
            <text:p><text:s text:c="2"/>3 589</text:p>
          </table:table-cell>
          <table:table-cell office:value-type="float" office:value="3625.601" calcext:value-type="float">
            <text:p><text:s text:c="2"/>3 626</text:p>
          </table:table-cell>
          <table:table-cell office:value-type="float" office:value="3667.064" calcext:value-type="float">
            <text:p><text:s text:c="2"/>3 667</text:p>
          </table:table-cell>
          <table:table-cell office:value-type="float" office:value="3713.121" calcext:value-type="float">
            <text:p><text:s text:c="2"/>3 713</text:p>
          </table:table-cell>
          <table:table-cell office:value-type="float" office:value="3763.763" calcext:value-type="float">
            <text:p><text:s text:c="2"/>3 764</text:p>
          </table:table-cell>
          <table:table-cell office:value-type="float" office:value="3818.847" calcext:value-type="float">
            <text:p><text:s text:c="2"/>3 819</text:p>
          </table:table-cell>
          <table:table-cell office:value-type="float" office:value="3878.127" calcext:value-type="float">
            <text:p><text:s text:c="2"/>3 878</text:p>
          </table:table-cell>
          <table:table-cell office:value-type="float" office:value="3941.233" calcext:value-type="float">
            <text:p><text:s text:c="2"/>3 941</text:p>
          </table:table-cell>
          <table:table-cell office:value-type="float" office:value="4007.713" calcext:value-type="float">
            <text:p><text:s text:c="2"/>4 008</text:p>
          </table:table-cell>
          <table:table-cell office:value-type="float" office:value="4077.069" calcext:value-type="float">
            <text:p><text:s text:c="2"/>4 077</text:p>
          </table:table-cell>
          <table:table-cell office:value-type="float" office:value="4148.73" calcext:value-type="float">
            <text:p><text:s text:c="2"/>4 149</text:p>
          </table:table-cell>
          <table:table-cell office:value-type="float" office:value="4222.142" calcext:value-type="float">
            <text:p><text:s text:c="2"/>4 222</text:p>
          </table:table-cell>
          <table:table-cell office:value-type="float" office:value="4296.656" calcext:value-type="float">
            <text:p><text:s text:c="2"/>4 297</text:p>
          </table:table-cell>
          <table:table-cell office:value-type="float" office:value="4371.521" calcext:value-type="float">
            <text:p><text:s text:c="2"/>4 372</text:p>
          </table:table-cell>
          <table:table-cell office:value-type="float" office:value="4446.824" calcext:value-type="float">
            <text:p><text:s text:c="2"/>4 447</text:p>
          </table:table-cell>
          <table:table-cell office:value-type="float" office:value="4521.709" calcext:value-type="float">
            <text:p><text:s text:c="2"/>4 522</text:p>
          </table:table-cell>
          <table:table-cell office:value-type="float" office:value="4593.305" calcext:value-type="float">
            <text:p><text:s text:c="2"/>4 593</text:p>
          </table:table-cell>
          <table:table-cell office:value-type="float" office:value="4658" calcext:value-type="float">
            <text:p><text:s text:c="2"/>4 658</text:p>
          </table:table-cell>
          <table:table-cell office:value-type="float" office:value="4713.322" calcext:value-type="float">
            <text:p><text:s text:c="2"/>4 713</text:p>
          </table:table-cell>
          <table:table-cell office:value-type="float" office:value="4758.145" calcext:value-type="float">
            <text:p><text:s text:c="2"/>4 758</text:p>
          </table:table-cell>
          <table:table-cell office:value-type="float" office:value="4793.55" calcext:value-type="float">
            <text:p><text:s text:c="2"/>4 794</text:p>
          </table:table-cell>
          <table:table-cell office:value-type="float" office:value="4822.16" calcext:value-type="float">
            <text:p><text:s text:c="2"/>4 822</text:p>
          </table:table-cell>
          <table:table-cell office:value-type="float" office:value="4847.853" calcext:value-type="float">
            <text:p><text:s text:c="2"/>4 848</text:p>
          </table:table-cell>
          <table:table-cell office:value-type="float" office:value="4873.619" calcext:value-type="float">
            <text:p><text:s text:c="2"/>4 874</text:p>
          </table:table-cell>
          <table:table-cell office:value-type="float" office:value="4900.179" calcext:value-type="float">
            <text:p><text:s text:c="2"/>4 900</text:p>
          </table:table-cell>
          <table:table-cell office:value-type="float" office:value="4927.244" calcext:value-type="float">
            <text:p><text:s text:c="2"/>4 927</text:p>
          </table:table-cell>
          <table:table-cell office:value-type="float" office:value="4955.501" calcext:value-type="float">
            <text:p><text:s text:c="2"/>4 956</text:p>
          </table:table-cell>
          <table:table-cell office:value-type="float" office:value="4985.563" calcext:value-type="float">
            <text:p><text:s text:c="2"/>4 986</text:p>
          </table:table-cell>
          <table:table-cell office:value-type="float" office:value="5017.818" calcext:value-type="float">
            <text:p><text:s text:c="2"/>5 018</text:p>
          </table:table-cell>
          <table:table-cell office:value-type="float" office:value="5051.225" calcext:value-type="float">
            <text:p><text:s text:c="2"/>5 051</text:p>
          </table:table-cell>
          <table:table-cell office:value-type="float" office:value="5085.514" calcext:value-type="float">
            <text:p><text:s text:c="2"/>5 086</text:p>
          </table:table-cell>
          <table:table-cell office:value-type="float" office:value="5122.384" calcext:value-type="float">
            <text:p><text:s text:c="2"/>5 122</text:p>
          </table:table-cell>
          <table:table-cell office:value-type="float" office:value="5164.137" calcext:value-type="float">
            <text:p><text:s text:c="2"/>5 164</text:p>
          </table:table-cell>
          <table:table-cell office:value-type="float" office:value="5211.441" calcext:value-type="float">
            <text:p><text:s text:c="2"/>5 211</text:p>
          </table:table-cell>
          <table:table-cell office:value-type="float" office:value="5266.826" calcext:value-type="float">
            <text:p><text:s text:c="2"/>5 267</text:p>
          </table:table-cell>
          <table:table-cell office:value-type="float" office:value="5327.228" calcext:value-type="float">
            <text:p><text:s text:c="2"/>5 327</text:p>
          </table:table-cell>
          <table:table-cell office:value-type="float" office:value="5380.909" calcext:value-type="float">
            <text:p><text:s text:c="2"/>5 381</text:p>
          </table:table-cell>
          <table:table-cell office:value-type="float" office:value="5412.147" calcext:value-type="float">
            <text:p><text:s text:c="2"/>5 412</text:p>
          </table:table-cell>
          <table:table-cell office:value-type="float" office:value="5410.372" calcext:value-type="float">
            <text:p><text:s text:c="2"/>5 410</text:p>
          </table:table-cell>
          <table:table-cell office:value-type="float" office:value="5370.649" calcext:value-type="float">
            <text:p><text:s text:c="2"/>5 371</text:p>
          </table:table-cell>
          <table:table-cell office:value-type="float" office:value="5298.086" calcext:value-type="float">
            <text:p><text:s text:c="2"/>5 298</text:p>
          </table:table-cell>
          <table:table-cell office:value-type="float" office:value="5204.634" calcext:value-type="float">
            <text:p><text:s text:c="2"/>5 205</text:p>
          </table:table-cell>
          <table:table-cell office:value-type="float" office:value="5107.674" calcext:value-type="float">
            <text:p><text:s text:c="2"/>5 108</text:p>
          </table:table-cell>
          <table:table-cell office:value-type="float" office:value="5020.061" calcext:value-type="float">
            <text:p><text:s text:c="2"/>5 020</text:p>
          </table:table-cell>
          <table:table-cell office:value-type="float" office:value="4945.566" calcext:value-type="float">
            <text:p><text:s text:c="2"/>4 946</text:p>
          </table:table-cell>
          <table:table-cell office:value-type="float" office:value="4881.248" calcext:value-type="float">
            <text:p><text:s text:c="2"/>4 881</text:p>
          </table:table-cell>
          <table:table-cell office:value-type="float" office:value="4825.186" calcext:value-type="float">
            <text:p><text:s text:c="2"/>4 825</text:p>
          </table:table-cell>
          <table:table-cell office:value-type="float" office:value="4773.169" calcext:value-type="float">
            <text:p><text:s text:c="2"/>4 773</text:p>
          </table:table-cell>
          <table:table-cell office:value-type="float" office:value="4722.059" calcext:value-type="float">
            <text:p><text:s text:c="2"/>4 722</text:p>
          </table:table-cell>
          <table:table-cell office:value-type="float" office:value="4672.162" calcext:value-type="float">
            <text:p><text:s text:c="2"/>4 672</text:p>
          </table:table-cell>
          <table:table-cell office:value-type="float" office:value="4624.88" calcext:value-type="float">
            <text:p><text:s text:c="2"/>4 625</text:p>
          </table:table-cell>
          <table:table-cell office:value-type="float" office:value="4579.082" calcext:value-type="float">
            <text:p><text:s text:c="2"/>4 579</text:p>
          </table:table-cell>
          <table:table-cell office:value-type="float" office:value="4533.329" calcext:value-type="float">
            <text:p><text:s text:c="2"/>4 533</text:p>
          </table:table-cell>
          <table:table-cell office:value-type="float" office:value="4486.547" calcext:value-type="float">
            <text:p><text:s text:c="2"/>4 487</text:p>
          </table:table-cell>
          <table:table-cell office:value-type="float" office:value="4438.896" calcext:value-type="float">
            <text:p><text:s text:c="2"/>4 439</text:p>
          </table:table-cell>
          <table:table-cell office:value-type="float" office:value="4390.535" calcext:value-type="float">
            <text:p><text:s text:c="2"/>4 391</text:p>
          </table:table-cell>
          <table:table-cell office:value-type="float" office:value="4340.514" calcext:value-type="float">
            <text:p><text:s text:c="2"/>4 341</text:p>
          </table:table-cell>
          <table:table-cell office:value-type="float" office:value="4287.696" calcext:value-type="float">
            <text:p><text:s text:c="2"/>4 288</text:p>
          </table:table-cell>
          <table:table-cell office:value-type="float" office:value="4231.661" calcext:value-type="float">
            <text:p><text:s text:c="2"/>4 232</text:p>
          </table:table-cell>
          <table:table-cell office:value-type="float" office:value="4171.256" calcext:value-type="float">
            <text:p><text:s text:c="2"/>4 171</text:p>
          </table:table-cell>
          <table:table-cell office:value-type="float" office:value="4107.719" calcext:value-type="float">
            <text:p><text:s text:c="2"/>4 108</text:p>
          </table:table-cell>
          <table:table-cell office:value-type="float" office:value="4045.91" calcext:value-type="float">
            <text:p><text:s text:c="2"/>4 046</text:p>
          </table:table-cell>
          <table:table-cell office:value-type="float" office:value="3992.346" calcext:value-type="float">
            <text:p><text:s text:c="2"/>3 992</text:p>
          </table:table-cell>
          <table:table-cell office:value-type="float" office:value="3951.524" calcext:value-type="float">
            <text:p><text:s text:c="2"/>3 9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raq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5719.192" calcext:value-type="float">
            <text:p><text:s text:c="2"/>5 719</text:p>
          </table:table-cell>
          <table:table-cell office:value-type="float" office:value="5901.505" calcext:value-type="float">
            <text:p><text:s text:c="2"/>5 902</text:p>
          </table:table-cell>
          <table:table-cell office:value-type="float" office:value="6065.01" calcext:value-type="float">
            <text:p><text:s text:c="2"/>6 065</text:p>
          </table:table-cell>
          <table:table-cell office:value-type="float" office:value="6216.131" calcext:value-type="float">
            <text:p><text:s text:c="2"/>6 216</text:p>
          </table:table-cell>
          <table:table-cell office:value-type="float" office:value="6360.439" calcext:value-type="float">
            <text:p><text:s text:c="2"/>6 360</text:p>
          </table:table-cell>
          <table:table-cell office:value-type="float" office:value="6502.657" calcext:value-type="float">
            <text:p><text:s text:c="2"/>6 503</text:p>
          </table:table-cell>
          <table:table-cell office:value-type="float" office:value="6646.643" calcext:value-type="float">
            <text:p><text:s text:c="2"/>6 647</text:p>
          </table:table-cell>
          <table:table-cell office:value-type="float" office:value="6795.397" calcext:value-type="float">
            <text:p><text:s text:c="2"/>6 795</text:p>
          </table:table-cell>
          <table:table-cell office:value-type="float" office:value="6951.161" calcext:value-type="float">
            <text:p><text:s text:c="2"/>6 951</text:p>
          </table:table-cell>
          <table:table-cell office:value-type="float" office:value="7115.511" calcext:value-type="float">
            <text:p><text:s text:c="2"/>7 116</text:p>
          </table:table-cell>
          <table:table-cell office:value-type="float" office:value="7289.761" calcext:value-type="float">
            <text:p><text:s text:c="2"/>7 290</text:p>
          </table:table-cell>
          <table:table-cell office:value-type="float" office:value="7475.352" calcext:value-type="float">
            <text:p><text:s text:c="2"/>7 475</text:p>
          </table:table-cell>
          <table:table-cell office:value-type="float" office:value="7674.223" calcext:value-type="float">
            <text:p><text:s text:c="2"/>7 674</text:p>
          </table:table-cell>
          <table:table-cell office:value-type="float" office:value="7888.914" calcext:value-type="float">
            <text:p><text:s text:c="2"/>7 889</text:p>
          </table:table-cell>
          <table:table-cell office:value-type="float" office:value="8122.199" calcext:value-type="float">
            <text:p><text:s text:c="2"/>8 122</text:p>
          </table:table-cell>
          <table:table-cell office:value-type="float" office:value="8375.793" calcext:value-type="float">
            <text:p><text:s text:c="2"/>8 376</text:p>
          </table:table-cell>
          <table:table-cell office:value-type="float" office:value="8651.164" calcext:value-type="float">
            <text:p><text:s text:c="2"/>8 651</text:p>
          </table:table-cell>
          <table:table-cell office:value-type="float" office:value="8947.404" calcext:value-type="float">
            <text:p><text:s text:c="2"/>8 947</text:p>
          </table:table-cell>
          <table:table-cell office:value-type="float" office:value="9260.682" calcext:value-type="float">
            <text:p><text:s text:c="2"/>9 261</text:p>
          </table:table-cell>
          <table:table-cell office:value-type="float" office:value="9585.576" calcext:value-type="float">
            <text:p><text:s text:c="2"/>9 586</text:p>
          </table:table-cell>
          <table:table-cell office:value-type="float" office:value="9917.983" calcext:value-type="float">
            <text:p><text:s text:c="2"/>9 918</text:p>
          </table:table-cell>
          <table:table-cell office:value-type="float" office:value="10255.903" calcext:value-type="float">
            <text:p><text:s text:c="2"/>10 256</text:p>
          </table:table-cell>
          <table:table-cell office:value-type="float" office:value="10599.845" calcext:value-type="float">
            <text:p><text:s text:c="2"/>10 600</text:p>
          </table:table-cell>
          <table:table-cell office:value-type="float" office:value="10951.166" calcext:value-type="float">
            <text:p><text:s text:c="2"/>10 951</text:p>
          </table:table-cell>
          <table:table-cell office:value-type="float" office:value="11312.305" calcext:value-type="float">
            <text:p><text:s text:c="2"/>11 312</text:p>
          </table:table-cell>
          <table:table-cell office:value-type="float" office:value="11684.589" calcext:value-type="float">
            <text:p><text:s text:c="2"/>11 685</text:p>
          </table:table-cell>
          <table:table-cell office:value-type="float" office:value="12068.168" calcext:value-type="float">
            <text:p><text:s text:c="2"/>12 068</text:p>
          </table:table-cell>
          <table:table-cell office:value-type="float" office:value="12460.914" calcext:value-type="float">
            <text:p><text:s text:c="2"/>12 461</text:p>
          </table:table-cell>
          <table:table-cell office:value-type="float" office:value="12859.094" calcext:value-type="float">
            <text:p><text:s text:c="2"/>12 859</text:p>
          </table:table-cell>
          <table:table-cell office:value-type="float" office:value="13257.799" calcext:value-type="float">
            <text:p><text:s text:c="2"/>13 258</text:p>
          </table:table-cell>
          <table:table-cell office:value-type="float" office:value="13653.356" calcext:value-type="float">
            <text:p><text:s text:c="2"/>13 653</text:p>
          </table:table-cell>
          <table:table-cell office:value-type="float" office:value="14046.54" calcext:value-type="float">
            <text:p><text:s text:c="2"/>14 047</text:p>
          </table:table-cell>
          <table:table-cell office:value-type="float" office:value="14438.309" calcext:value-type="float">
            <text:p><text:s text:c="2"/>14 438</text:p>
          </table:table-cell>
          <table:table-cell office:value-type="float" office:value="14825.789" calcext:value-type="float">
            <text:p><text:s text:c="2"/>14 826</text:p>
          </table:table-cell>
          <table:table-cell office:value-type="float" office:value="15205.501" calcext:value-type="float">
            <text:p><text:s text:c="2"/>15 206</text:p>
          </table:table-cell>
          <table:table-cell office:value-type="float" office:value="15576.395" calcext:value-type="float">
            <text:p><text:s text:c="2"/>15 576</text:p>
          </table:table-cell>
          <table:table-cell office:value-type="float" office:value="15936.375" calcext:value-type="float">
            <text:p><text:s text:c="2"/>15 936</text:p>
          </table:table-cell>
          <table:table-cell office:value-type="float" office:value="16290.149" calcext:value-type="float">
            <text:p><text:s text:c="2"/>16 290</text:p>
          </table:table-cell>
          <table:table-cell office:value-type="float" office:value="16651.807" calcext:value-type="float">
            <text:p><text:s text:c="2"/>16 652</text:p>
          </table:table-cell>
          <table:table-cell office:value-type="float" office:value="17040.19" calcext:value-type="float">
            <text:p><text:s text:c="2"/>17 040</text:p>
          </table:table-cell>
          <table:table-cell office:value-type="float" office:value="17469.005" calcext:value-type="float">
            <text:p><text:s text:c="2"/>17 469</text:p>
          </table:table-cell>
          <table:table-cell office:value-type="float" office:value="17942.715" calcext:value-type="float">
            <text:p><text:s text:c="2"/>17 943</text:p>
          </table:table-cell>
          <table:table-cell office:value-type="float" office:value="18458.187" calcext:value-type="float">
            <text:p><text:s text:c="2"/>18 458</text:p>
          </table:table-cell>
          <table:table-cell office:value-type="float" office:value="19011.917" calcext:value-type="float">
            <text:p><text:s text:c="2"/>19 012</text:p>
          </table:table-cell>
          <table:table-cell office:value-type="float" office:value="19597.239" calcext:value-type="float">
            <text:p><text:s text:c="2"/>19 597</text:p>
          </table:table-cell>
          <table:table-cell office:value-type="float" office:value="20208.387" calcext:value-type="float">
            <text:p><text:s text:c="2"/>20 208</text:p>
          </table:table-cell>
          <table:table-cell office:value-type="float" office:value="20845.893" calcext:value-type="float">
            <text:p><text:s text:c="2"/>20 846</text:p>
          </table:table-cell>
          <table:table-cell office:value-type="float" office:value="21509.291" calcext:value-type="float">
            <text:p><text:s text:c="2"/>21 509</text:p>
          </table:table-cell>
          <table:table-cell office:value-type="float" office:value="22190.25" calcext:value-type="float">
            <text:p><text:s text:c="2"/>22 190</text:p>
          </table:table-cell>
          <table:table-cell office:value-type="float" office:value="22878.156" calcext:value-type="float">
            <text:p><text:s text:c="2"/>22 878</text:p>
          </table:table-cell>
          <table:table-cell office:value-type="float" office:value="23565.413" calcext:value-type="float">
            <text:p><text:s text:c="2"/>23 565</text:p>
          </table:table-cell>
          <table:table-cell office:value-type="float" office:value="24251.649" calcext:value-type="float">
            <text:p><text:s text:c="2"/>24 252</text:p>
          </table:table-cell>
          <table:table-cell office:value-type="float" office:value="24939.299" calcext:value-type="float">
            <text:p><text:s text:c="2"/>24 939</text:p>
          </table:table-cell>
          <table:table-cell office:value-type="float" office:value="25627.626" calcext:value-type="float">
            <text:p><text:s text:c="2"/>25 628</text:p>
          </table:table-cell>
          <table:table-cell office:value-type="float" office:value="26316.609" calcext:value-type="float">
            <text:p><text:s text:c="2"/>26 317</text:p>
          </table:table-cell>
          <table:table-cell office:value-type="float" office:value="27008.426" calcext:value-type="float">
            <text:p><text:s text:c="2"/>27 008</text:p>
          </table:table-cell>
          <table:table-cell office:value-type="float" office:value="27697.912" calcext:value-type="float">
            <text:p><text:s text:c="2"/>27 698</text:p>
          </table:table-cell>
          <table:table-cell office:value-type="float" office:value="28390.433" calcext:value-type="float">
            <text:p><text:s text:c="2"/>28 390</text:p>
          </table:table-cell>
          <table:table-cell office:value-type="float" office:value="29111.417" calcext:value-type="float">
            <text:p><text:s text:c="2"/>29 111</text:p>
          </table:table-cell>
          <table:table-cell office:value-type="float" office:value="29894.652" calcext:value-type="float">
            <text:p><text:s text:c="2"/>29 895</text:p>
          </table:table-cell>
          <table:table-cell office:value-type="float" office:value="30762.701" calcext:value-type="float">
            <text:p><text:s text:c="2"/>30 763</text:p>
          </table:table-cell>
          <table:table-cell office:value-type="float" office:value="31727.053" calcext:value-type="float">
            <text:p><text:s text:c="2"/>31 727</text:p>
          </table:table-cell>
          <table:table-cell office:value-type="float" office:value="32776.571" calcext:value-type="float">
            <text:p><text:s text:c="2"/>32 777</text:p>
          </table:table-cell>
          <table:table-cell office:value-type="float" office:value="33883.145" calcext:value-type="float">
            <text:p><text:s text:c="2"/>33 883</text:p>
          </table:table-cell>
          <table:table-cell office:value-type="float" office:value="35006.08" calcext:value-type="float">
            <text:p><text:s text:c="2"/>35 006</text:p>
          </table:table-cell>
          <table:table-cell office:value-type="float" office:value="36115.649" calcext:value-type="float">
            <text:p><text:s text:c="2"/>36 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257.971" calcext:value-type="float">
            <text:p><text:s text:c="2"/>1 258</text:p>
          </table:table-cell>
          <table:table-cell office:value-type="float" office:value="1354.097" calcext:value-type="float">
            <text:p><text:s text:c="2"/>1 354</text:p>
          </table:table-cell>
          <table:table-cell office:value-type="float" office:value="1451.49" calcext:value-type="float">
            <text:p><text:s text:c="2"/>1 451</text:p>
          </table:table-cell>
          <table:table-cell office:value-type="float" office:value="1546.238" calcext:value-type="float">
            <text:p><text:s text:c="2"/>1 546</text:p>
          </table:table-cell>
          <table:table-cell office:value-type="float" office:value="1635.781" calcext:value-type="float">
            <text:p><text:s text:c="2"/>1 636</text:p>
          </table:table-cell>
          <table:table-cell office:value-type="float" office:value="1718.958" calcext:value-type="float">
            <text:p><text:s text:c="2"/>1 719</text:p>
          </table:table-cell>
          <table:table-cell office:value-type="float" office:value="1796.01" calcext:value-type="float">
            <text:p><text:s text:c="2"/>1 796</text:p>
          </table:table-cell>
          <table:table-cell office:value-type="float" office:value="1868.581" calcext:value-type="float">
            <text:p><text:s text:c="2"/>1 869</text:p>
          </table:table-cell>
          <table:table-cell office:value-type="float" office:value="1939.451" calcext:value-type="float">
            <text:p><text:s text:c="2"/>1 939</text:p>
          </table:table-cell>
          <table:table-cell office:value-type="float" office:value="2012.15" calcext:value-type="float">
            <text:p><text:s text:c="2"/>2 012</text:p>
          </table:table-cell>
          <table:table-cell office:value-type="float" office:value="2089.889" calcext:value-type="float">
            <text:p><text:s text:c="2"/>2 090</text:p>
          </table:table-cell>
          <table:table-cell office:value-type="float" office:value="2174.267" calcext:value-type="float">
            <text:p><text:s text:c="2"/>2 174</text:p>
          </table:table-cell>
          <table:table-cell office:value-type="float" office:value="2264.309" calcext:value-type="float">
            <text:p><text:s text:c="2"/>2 264</text:p>
          </table:table-cell>
          <table:table-cell office:value-type="float" office:value="2355.932" calcext:value-type="float">
            <text:p><text:s text:c="2"/>2 356</text:p>
          </table:table-cell>
          <table:table-cell office:value-type="float" office:value="2443.298" calcext:value-type="float">
            <text:p><text:s text:c="2"/>2 443</text:p>
          </table:table-cell>
          <table:table-cell office:value-type="float" office:value="2522.53" calcext:value-type="float">
            <text:p><text:s text:c="2"/>2 523</text:p>
          </table:table-cell>
          <table:table-cell office:value-type="float" office:value="2591.594" calcext:value-type="float">
            <text:p><text:s text:c="2"/>2 592</text:p>
          </table:table-cell>
          <table:table-cell office:value-type="float" office:value="2652.697" calcext:value-type="float">
            <text:p><text:s text:c="2"/>2 653</text:p>
          </table:table-cell>
          <table:table-cell office:value-type="float" office:value="2711.3" calcext:value-type="float">
            <text:p><text:s text:c="2"/>2 711</text:p>
          </table:table-cell>
          <table:table-cell office:value-type="float" office:value="2775.162" calcext:value-type="float">
            <text:p><text:s text:c="2"/>2 775</text:p>
          </table:table-cell>
          <table:table-cell office:value-type="float" office:value="2849.622" calcext:value-type="float">
            <text:p><text:s text:c="2"/>2 850</text:p>
          </table:table-cell>
          <table:table-cell office:value-type="float" office:value="2936.668" calcext:value-type="float">
            <text:p><text:s text:c="2"/>2 937</text:p>
          </table:table-cell>
          <table:table-cell office:value-type="float" office:value="3033.922" calcext:value-type="float">
            <text:p><text:s text:c="2"/>3 034</text:p>
          </table:table-cell>
          <table:table-cell office:value-type="float" office:value="3137.033" calcext:value-type="float">
            <text:p><text:s text:c="2"/>3 137</text:p>
          </table:table-cell>
          <table:table-cell office:value-type="float" office:value="3239.563" calcext:value-type="float">
            <text:p><text:s text:c="2"/>3 240</text:p>
          </table:table-cell>
          <table:table-cell office:value-type="float" office:value="3336.76" calcext:value-type="float">
            <text:p><text:s text:c="2"/>3 337</text:p>
          </table:table-cell>
          <table:table-cell office:value-type="float" office:value="3427.664" calcext:value-type="float">
            <text:p><text:s text:c="2"/>3 428</text:p>
          </table:table-cell>
          <table:table-cell office:value-type="float" office:value="3513.529" calcext:value-type="float">
            <text:p><text:s text:c="2"/>3 514</text:p>
          </table:table-cell>
          <table:table-cell office:value-type="float" office:value="3594.488" calcext:value-type="float">
            <text:p><text:s text:c="2"/>3 594</text:p>
          </table:table-cell>
          <table:table-cell office:value-type="float" office:value="3671.282" calcext:value-type="float">
            <text:p><text:s text:c="2"/>3 671</text:p>
          </table:table-cell>
          <table:table-cell office:value-type="float" office:value="3744.667" calcext:value-type="float">
            <text:p><text:s text:c="2"/>3 745</text:p>
          </table:table-cell>
          <table:table-cell office:value-type="float" office:value="3815.232" calcext:value-type="float">
            <text:p><text:s text:c="2"/>3 815</text:p>
          </table:table-cell>
          <table:table-cell office:value-type="float" office:value="3883.467" calcext:value-type="float">
            <text:p><text:s text:c="2"/>3 883</text:p>
          </table:table-cell>
          <table:table-cell office:value-type="float" office:value="3950.123" calcext:value-type="float">
            <text:p><text:s text:c="2"/>3 950</text:p>
          </table:table-cell>
          <table:table-cell office:value-type="float" office:value="4016.13" calcext:value-type="float">
            <text:p><text:s text:c="2"/>4 016</text:p>
          </table:table-cell>
          <table:table-cell office:value-type="float" office:value="4082.787" calcext:value-type="float">
            <text:p><text:s text:c="2"/>4 083</text:p>
          </table:table-cell>
          <table:table-cell office:value-type="float" office:value="4148.946" calcext:value-type="float">
            <text:p><text:s text:c="2"/>4 149</text:p>
          </table:table-cell>
          <table:table-cell office:value-type="float" office:value="4216.179" calcext:value-type="float">
            <text:p><text:s text:c="2"/>4 216</text:p>
          </table:table-cell>
          <table:table-cell office:value-type="float" office:value="4291.576" calcext:value-type="float">
            <text:p><text:s text:c="2"/>4 292</text:p>
          </table:table-cell>
          <table:table-cell office:value-type="float" office:value="4384.355" calcext:value-type="float">
            <text:p><text:s text:c="2"/>4 384</text:p>
          </table:table-cell>
          <table:table-cell office:value-type="float" office:value="4500.475" calcext:value-type="float">
            <text:p><text:s text:c="2"/>4 500</text:p>
          </table:table-cell>
          <table:table-cell office:value-type="float" office:value="4643.198" calcext:value-type="float">
            <text:p><text:s text:c="2"/>4 643</text:p>
          </table:table-cell>
          <table:table-cell office:value-type="float" office:value="4808.858" calcext:value-type="float">
            <text:p><text:s text:c="2"/>4 809</text:p>
          </table:table-cell>
          <table:table-cell office:value-type="float" office:value="4987.73" calcext:value-type="float">
            <text:p><text:s text:c="2"/>4 988</text:p>
          </table:table-cell>
          <table:table-cell office:value-type="float" office:value="5166.072" calcext:value-type="float">
            <text:p><text:s text:c="2"/>5 166</text:p>
          </table:table-cell>
          <table:table-cell office:value-type="float" office:value="5333.719" calcext:value-type="float">
            <text:p><text:s text:c="2"/>5 334</text:p>
          </table:table-cell>
          <table:table-cell office:value-type="float" office:value="5488.077" calcext:value-type="float">
            <text:p><text:s text:c="2"/>5 488</text:p>
          </table:table-cell>
          <table:table-cell office:value-type="float" office:value="5631.544" calcext:value-type="float">
            <text:p><text:s text:c="2"/>5 632</text:p>
          </table:table-cell>
          <table:table-cell office:value-type="float" office:value="5765.21" calcext:value-type="float">
            <text:p><text:s text:c="2"/>5 765</text:p>
          </table:table-cell>
          <table:table-cell office:value-type="float" office:value="5891.77" calcext:value-type="float">
            <text:p><text:s text:c="2"/>5 892</text:p>
          </table:table-cell>
          <table:table-cell office:value-type="float" office:value="6013.741" calcext:value-type="float">
            <text:p><text:s text:c="2"/>6 014</text:p>
          </table:table-cell>
          <table:table-cell office:value-type="float" office:value="6129.53" calcext:value-type="float">
            <text:p><text:s text:c="2"/>6 130</text:p>
          </table:table-cell>
          <table:table-cell office:value-type="float" office:value="6239.285" calcext:value-type="float">
            <text:p><text:s text:c="2"/>6 239</text:p>
          </table:table-cell>
          <table:table-cell office:value-type="float" office:value="6349.519" calcext:value-type="float">
            <text:p><text:s text:c="2"/>6 350</text:p>
          </table:table-cell>
          <table:table-cell office:value-type="float" office:value="6468.827" calcext:value-type="float">
            <text:p><text:s text:c="2"/>6 469</text:p>
          </table:table-cell>
          <table:table-cell office:value-type="float" office:value="6602.97" calcext:value-type="float">
            <text:p><text:s text:c="2"/>6 603</text:p>
          </table:table-cell>
          <table:table-cell office:value-type="float" office:value="6755.211" calcext:value-type="float">
            <text:p><text:s text:c="2"/>6 755</text:p>
          </table:table-cell>
          <table:table-cell office:value-type="float" office:value="6922.685" calcext:value-type="float">
            <text:p><text:s text:c="2"/>6 923</text:p>
          </table:table-cell>
          <table:table-cell office:value-type="float" office:value="7097.41" calcext:value-type="float">
            <text:p><text:s text:c="2"/>7 097</text:p>
          </table:table-cell>
          <table:table-cell office:value-type="float" office:value="7267.895" calcext:value-type="float">
            <text:p><text:s text:c="2"/>7 268</text:p>
          </table:table-cell>
          <table:table-cell office:value-type="float" office:value="7425.959" calcext:value-type="float">
            <text:p><text:s text:c="2"/>7 426</text:p>
          </table:table-cell>
          <table:table-cell office:value-type="float" office:value="7568.774" calcext:value-type="float">
            <text:p><text:s text:c="2"/>7 569</text:p>
          </table:table-cell>
          <table:table-cell office:value-type="float" office:value="7699.105" calcext:value-type="float">
            <text:p><text:s text:c="2"/>7 699</text:p>
          </table:table-cell>
          <table:table-cell office:value-type="float" office:value="7821.105" calcext:value-type="float">
            <text:p><text:s text:c="2"/>7 821</text:p>
          </table:table-cell>
          <table:table-cell office:value-type="float" office:value="7941.329" calcext:value-type="float">
            <text:p><text:s text:c="2"/>7 941</text:p>
          </table:table-cell>
          <table:table-cell office:value-type="float" office:value="8064.547" calcext:value-type="float">
            <text:p><text:s text:c="2"/>8 0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Jordan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81.321" calcext:value-type="float">
            <text:p><text:s text:c="3"/>481</text:p>
          </table:table-cell>
          <table:table-cell office:value-type="float" office:value="536.446" calcext:value-type="float">
            <text:p><text:s text:c="3"/>536</text:p>
          </table:table-cell>
          <table:table-cell office:value-type="float" office:value="576.367" calcext:value-type="float">
            <text:p><text:s text:c="3"/>576</text:p>
          </table:table-cell>
          <table:table-cell office:value-type="float" office:value="610.079" calcext:value-type="float">
            <text:p><text:s text:c="3"/>610</text:p>
          </table:table-cell>
          <table:table-cell office:value-type="float" office:value="644.196" calcext:value-type="float">
            <text:p><text:s text:c="3"/>644</text:p>
          </table:table-cell>
          <table:table-cell office:value-type="float" office:value="682.952" calcext:value-type="float">
            <text:p><text:s text:c="3"/>683</text:p>
          </table:table-cell>
          <table:table-cell office:value-type="float" office:value="728.04" calcext:value-type="float">
            <text:p><text:s text:c="3"/>728</text:p>
          </table:table-cell>
          <table:table-cell office:value-type="float" office:value="778.771" calcext:value-type="float">
            <text:p><text:s text:c="3"/>779</text:p>
          </table:table-cell>
          <table:table-cell office:value-type="float" office:value="832.428" calcext:value-type="float">
            <text:p><text:s text:c="3"/>832</text:p>
          </table:table-cell>
          <table:table-cell office:value-type="float" office:value="884.864" calcext:value-type="float">
            <text:p><text:s text:c="3"/>885</text:p>
          </table:table-cell>
          <table:table-cell office:value-type="float" office:value="932.257" calcext:value-type="float">
            <text:p><text:s text:c="3"/>932</text:p>
          </table:table-cell>
          <table:table-cell office:value-type="float" office:value="973.083" calcext:value-type="float">
            <text:p><text:s text:c="3"/>973</text:p>
          </table:table-cell>
          <table:table-cell office:value-type="float" office:value="1009.733" calcext:value-type="float">
            <text:p><text:s text:c="2"/>1 010</text:p>
          </table:table-cell>
          <table:table-cell office:value-type="float" office:value="1049.302" calcext:value-type="float">
            <text:p><text:s text:c="2"/>1 049</text:p>
          </table:table-cell>
          <table:table-cell office:value-type="float" office:value="1101.459" calcext:value-type="float">
            <text:p><text:s text:c="2"/>1 101</text:p>
          </table:table-cell>
          <table:table-cell office:value-type="float" office:value="1172.55" calcext:value-type="float">
            <text:p><text:s text:c="2"/>1 173</text:p>
          </table:table-cell>
          <table:table-cell office:value-type="float" office:value="1265.806" calcext:value-type="float">
            <text:p><text:s text:c="2"/>1 266</text:p>
          </table:table-cell>
          <table:table-cell office:value-type="float" office:value="1377.465" calcext:value-type="float">
            <text:p><text:s text:c="2"/>1 377</text:p>
          </table:table-cell>
          <table:table-cell office:value-type="float" office:value="1498.309" calcext:value-type="float">
            <text:p><text:s text:c="2"/>1 498</text:p>
          </table:table-cell>
          <table:table-cell office:value-type="float" office:value="1615.277" calcext:value-type="float">
            <text:p><text:s text:c="2"/>1 615</text:p>
          </table:table-cell>
          <table:table-cell office:value-type="float" office:value="1718.913" calcext:value-type="float">
            <text:p><text:s text:c="2"/>1 719</text:p>
          </table:table-cell>
          <table:table-cell office:value-type="float" office:value="1806.605" calcext:value-type="float">
            <text:p><text:s text:c="2"/>1 807</text:p>
          </table:table-cell>
          <table:table-cell office:value-type="float" office:value="1881.214" calcext:value-type="float">
            <text:p><text:s text:c="2"/>1 881</text:p>
          </table:table-cell>
          <table:table-cell office:value-type="float" office:value="1945.626" calcext:value-type="float">
            <text:p><text:s text:c="2"/>1 946</text:p>
          </table:table-cell>
          <table:table-cell office:value-type="float" office:value="2004.833" calcext:value-type="float">
            <text:p><text:s text:c="2"/>2 005</text:p>
          </table:table-cell>
          <table:table-cell office:value-type="float" office:value="2062.918" calcext:value-type="float">
            <text:p><text:s text:c="2"/>2 063</text:p>
          </table:table-cell>
          <table:table-cell office:value-type="float" office:value="2120.069" calcext:value-type="float">
            <text:p><text:s text:c="2"/>2 120</text:p>
          </table:table-cell>
          <table:table-cell office:value-type="float" office:value="2176.135" calcext:value-type="float">
            <text:p><text:s text:c="2"/>2 176</text:p>
          </table:table-cell>
          <table:table-cell office:value-type="float" office:value="2234.594" calcext:value-type="float">
            <text:p><text:s text:c="2"/>2 235</text:p>
          </table:table-cell>
          <table:table-cell office:value-type="float" office:value="2299.655" calcext:value-type="float">
            <text:p><text:s text:c="2"/>2 300</text:p>
          </table:table-cell>
          <table:table-cell office:value-type="float" office:value="2374.422" calcext:value-type="float">
            <text:p><text:s text:c="2"/>2 374</text:p>
          </table:table-cell>
          <table:table-cell office:value-type="float" office:value="2461.193" calcext:value-type="float">
            <text:p><text:s text:c="2"/>2 461</text:p>
          </table:table-cell>
          <table:table-cell office:value-type="float" office:value="2559.718" calcext:value-type="float">
            <text:p><text:s text:c="2"/>2 560</text:p>
          </table:table-cell>
          <table:table-cell office:value-type="float" office:value="2667.47" calcext:value-type="float">
            <text:p><text:s text:c="2"/>2 667</text:p>
          </table:table-cell>
          <table:table-cell office:value-type="float" office:value="2780.428" calcext:value-type="float">
            <text:p><text:s text:c="2"/>2 780</text:p>
          </table:table-cell>
          <table:table-cell office:value-type="float" office:value="2895.985" calcext:value-type="float">
            <text:p><text:s text:c="2"/>2 896</text:p>
          </table:table-cell>
          <table:table-cell office:value-type="float" office:value="3011.3" calcext:value-type="float">
            <text:p><text:s text:c="2"/>3 011</text:p>
          </table:table-cell>
          <table:table-cell office:value-type="float" office:value="3127.917" calcext:value-type="float">
            <text:p><text:s text:c="2"/>3 128</text:p>
          </table:table-cell>
          <table:table-cell office:value-type="float" office:value="3252.672" calcext:value-type="float">
            <text:p><text:s text:c="2"/>3 253</text:p>
          </table:table-cell>
          <table:table-cell office:value-type="float" office:value="3395.023" calcext:value-type="float">
            <text:p><text:s text:c="2"/>3 395</text:p>
          </table:table-cell>
          <table:table-cell office:value-type="float" office:value="3560.582" calcext:value-type="float">
            <text:p><text:s text:c="2"/>3 561</text:p>
          </table:table-cell>
          <table:table-cell office:value-type="float" office:value="3753.433" calcext:value-type="float">
            <text:p><text:s text:c="2"/>3 753</text:p>
          </table:table-cell>
          <table:table-cell office:value-type="float" office:value="3968.198" calcext:value-type="float">
            <text:p><text:s text:c="2"/>3 968</text:p>
          </table:table-cell>
          <table:table-cell office:value-type="float" office:value="4189.431" calcext:value-type="float">
            <text:p><text:s text:c="2"/>4 189</text:p>
          </table:table-cell>
          <table:table-cell office:value-type="float" office:value="4395.953" calcext:value-type="float">
            <text:p><text:s text:c="2"/>4 396</text:p>
          </table:table-cell>
          <table:table-cell office:value-type="float" office:value="4572.904" calcext:value-type="float">
            <text:p><text:s text:c="2"/>4 573</text:p>
          </table:table-cell>
          <table:table-cell office:value-type="float" office:value="4716.373" calcext:value-type="float">
            <text:p><text:s text:c="2"/>4 716</text:p>
          </table:table-cell>
          <table:table-cell office:value-type="float" office:value="4832.267" calcext:value-type="float">
            <text:p><text:s text:c="2"/>4 832</text:p>
          </table:table-cell>
          <table:table-cell office:value-type="float" office:value="4927.912" calcext:value-type="float">
            <text:p><text:s text:c="2"/>4 928</text:p>
          </table:table-cell>
          <table:table-cell office:value-type="float" office:value="5014.899" calcext:value-type="float">
            <text:p><text:s text:c="2"/>5 015</text:p>
          </table:table-cell>
          <table:table-cell office:value-type="float" office:value="5103.13" calcext:value-type="float">
            <text:p><text:s text:c="2"/>5 103</text:p>
          </table:table-cell>
          <table:table-cell office:value-type="float" office:value="5193.482" calcext:value-type="float">
            <text:p><text:s text:c="2"/>5 193</text:p>
          </table:table-cell>
          <table:table-cell office:value-type="float" office:value="5287.488" calcext:value-type="float">
            <text:p><text:s text:c="2"/>5 287</text:p>
          </table:table-cell>
          <table:table-cell office:value-type="float" office:value="5396.774" calcext:value-type="float">
            <text:p><text:s text:c="2"/>5 397</text:p>
          </table:table-cell>
          <table:table-cell office:value-type="float" office:value="5535.595" calcext:value-type="float">
            <text:p><text:s text:c="2"/>5 536</text:p>
          </table:table-cell>
          <table:table-cell office:value-type="float" office:value="5714.111" calcext:value-type="float">
            <text:p><text:s text:c="2"/>5 714</text:p>
          </table:table-cell>
          <table:table-cell office:value-type="float" office:value="5934.232" calcext:value-type="float">
            <text:p><text:s text:c="2"/>5 934</text:p>
          </table:table-cell>
          <table:table-cell office:value-type="float" office:value="6193.191" calcext:value-type="float">
            <text:p><text:s text:c="2"/>6 193</text:p>
          </table:table-cell>
          <table:table-cell office:value-type="float" office:value="6489.822" calcext:value-type="float">
            <text:p><text:s text:c="2"/>6 490</text:p>
          </table:table-cell>
          <table:table-cell office:value-type="float" office:value="6821.116" calcext:value-type="float">
            <text:p><text:s text:c="2"/>6 821</text:p>
          </table:table-cell>
          <table:table-cell office:value-type="float" office:value="7182.39" calcext:value-type="float">
            <text:p><text:s text:c="2"/>7 182</text:p>
          </table:table-cell>
          <table:table-cell office:value-type="float" office:value="7574.943" calcext:value-type="float">
            <text:p><text:s text:c="2"/>7 575</text:p>
          </table:table-cell>
          <table:table-cell office:value-type="float" office:value="7992.573" calcext:value-type="float">
            <text:p><text:s text:c="2"/>7 993</text:p>
          </table:table-cell>
          <table:table-cell office:value-type="float" office:value="8413.464" calcext:value-type="float">
            <text:p><text:s text:c="2"/>8 413</text:p>
          </table:table-cell>
          <table:table-cell office:value-type="float" office:value="8809.306" calcext:value-type="float">
            <text:p><text:s text:c="2"/>8 809</text:p>
          </table:table-cell>
          <table:table-cell office:value-type="float" office:value="9159.302" calcext:value-type="float">
            <text:p><text:s text:c="2"/>9 1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53.096" calcext:value-type="float">
            <text:p><text:s text:c="3"/>153</text:p>
          </table:table-cell>
          <table:table-cell office:value-type="float" office:value="157.932" calcext:value-type="float">
            <text:p><text:s text:c="3"/>158</text:p>
          </table:table-cell>
          <table:table-cell office:value-type="float" office:value="162.696" calcext:value-type="float">
            <text:p><text:s text:c="3"/>163</text:p>
          </table:table-cell>
          <table:table-cell office:value-type="float" office:value="167.896" calcext:value-type="float">
            <text:p><text:s text:c="3"/>168</text:p>
          </table:table-cell>
          <table:table-cell office:value-type="float" office:value="174.091" calcext:value-type="float">
            <text:p><text:s text:c="3"/>174</text:p>
          </table:table-cell>
          <table:table-cell office:value-type="float" office:value="181.888" calcext:value-type="float">
            <text:p><text:s text:c="3"/>182</text:p>
          </table:table-cell>
          <table:table-cell office:value-type="float" office:value="191.975" calcext:value-type="float">
            <text:p><text:s text:c="3"/>192</text:p>
          </table:table-cell>
          <table:table-cell office:value-type="float" office:value="205.065" calcext:value-type="float">
            <text:p><text:s text:c="3"/>205</text:p>
          </table:table-cell>
          <table:table-cell office:value-type="float" office:value="221.911" calcext:value-type="float">
            <text:p><text:s text:c="3"/>222</text:p>
          </table:table-cell>
          <table:table-cell office:value-type="float" office:value="243.235" calcext:value-type="float">
            <text:p><text:s text:c="3"/>243</text:p>
          </table:table-cell>
          <table:table-cell office:value-type="float" office:value="269.618" calcext:value-type="float">
            <text:p><text:s text:c="3"/>270</text:p>
          </table:table-cell>
          <table:table-cell office:value-type="float" office:value="301.336" calcext:value-type="float">
            <text:p><text:s text:c="3"/>301</text:p>
          </table:table-cell>
          <table:table-cell office:value-type="float" office:value="338.296" calcext:value-type="float">
            <text:p><text:s text:c="3"/>338</text:p>
          </table:table-cell>
          <table:table-cell office:value-type="float" office:value="379.891" calcext:value-type="float">
            <text:p><text:s text:c="3"/>380</text:p>
          </table:table-cell>
          <table:table-cell office:value-type="float" office:value="425.235" calcext:value-type="float">
            <text:p><text:s text:c="3"/>425</text:p>
          </table:table-cell>
          <table:table-cell office:value-type="float" office:value="473.554" calcext:value-type="float">
            <text:p><text:s text:c="3"/>474</text:p>
          </table:table-cell>
          <table:table-cell office:value-type="float" office:value="524.856" calcext:value-type="float">
            <text:p><text:s text:c="3"/>525</text:p>
          </table:table-cell>
          <table:table-cell office:value-type="float" office:value="579.007" calcext:value-type="float">
            <text:p><text:s text:c="3"/>579</text:p>
          </table:table-cell>
          <table:table-cell office:value-type="float" office:value="634.897" calcext:value-type="float">
            <text:p><text:s text:c="3"/>635</text:p>
          </table:table-cell>
          <table:table-cell office:value-type="float" office:value="691.129" calcext:value-type="float">
            <text:p><text:s text:c="3"/>691</text:p>
          </table:table-cell>
          <table:table-cell office:value-type="float" office:value="746.767" calcext:value-type="float">
            <text:p><text:s text:c="3"/>747</text:p>
          </table:table-cell>
          <table:table-cell office:value-type="float" office:value="801.142" calcext:value-type="float">
            <text:p><text:s text:c="3"/>801</text:p>
          </table:table-cell>
          <table:table-cell office:value-type="float" office:value="854.604" calcext:value-type="float">
            <text:p><text:s text:c="3"/>855</text:p>
          </table:table-cell>
          <table:table-cell office:value-type="float" office:value="908.52" calcext:value-type="float">
            <text:p><text:s text:c="3"/>909</text:p>
          </table:table-cell>
          <table:table-cell office:value-type="float" office:value="964.834" calcext:value-type="float">
            <text:p><text:s text:c="3"/>965</text:p>
          </table:table-cell>
          <table:table-cell office:value-type="float" office:value="1024.94" calcext:value-type="float">
            <text:p><text:s text:c="2"/>1 025</text:p>
          </table:table-cell>
          <table:table-cell office:value-type="float" office:value="1089.209" calcext:value-type="float">
            <text:p><text:s text:c="2"/>1 089</text:p>
          </table:table-cell>
          <table:table-cell office:value-type="float" office:value="1157.033" calcext:value-type="float">
            <text:p><text:s text:c="2"/>1 157</text:p>
          </table:table-cell>
          <table:table-cell office:value-type="float" office:value="1227.601" calcext:value-type="float">
            <text:p><text:s text:c="2"/>1 228</text:p>
          </table:table-cell>
          <table:table-cell office:value-type="float" office:value="1299.683" calcext:value-type="float">
            <text:p><text:s text:c="2"/>1 300</text:p>
          </table:table-cell>
          <table:table-cell office:value-type="float" office:value="1372.318" calcext:value-type="float">
            <text:p><text:s text:c="2"/>1 372</text:p>
          </table:table-cell>
          <table:table-cell office:value-type="float" office:value="1442.991" calcext:value-type="float">
            <text:p><text:s text:c="2"/>1 443</text:p>
          </table:table-cell>
          <table:table-cell office:value-type="float" office:value="1511.314" calcext:value-type="float">
            <text:p><text:s text:c="2"/>1 511</text:p>
          </table:table-cell>
          <table:table-cell office:value-type="float" office:value="1580.638" calcext:value-type="float">
            <text:p><text:s text:c="2"/>1 581</text:p>
          </table:table-cell>
          <table:table-cell office:value-type="float" office:value="1655.833" calcext:value-type="float">
            <text:p><text:s text:c="2"/>1 656</text:p>
          </table:table-cell>
          <table:table-cell office:value-type="float" office:value="1738.994" calcext:value-type="float">
            <text:p><text:s text:c="2"/>1 739</text:p>
          </table:table-cell>
          <table:table-cell office:value-type="float" office:value="1836.105" calcext:value-type="float">
            <text:p><text:s text:c="2"/>1 836</text:p>
          </table:table-cell>
          <table:table-cell office:value-type="float" office:value="1942.81" calcext:value-type="float">
            <text:p><text:s text:c="2"/>1 943</text:p>
          </table:table-cell>
          <table:table-cell office:value-type="float" office:value="2038.885" calcext:value-type="float">
            <text:p><text:s text:c="2"/>2 039</text:p>
          </table:table-cell>
          <table:table-cell office:value-type="float" office:value="2096.932" calcext:value-type="float">
            <text:p><text:s text:c="2"/>2 097</text:p>
          </table:table-cell>
          <table:table-cell office:value-type="float" office:value="2099.615" calcext:value-type="float">
            <text:p><text:s text:c="2"/>2 100</text:p>
          </table:table-cell>
          <table:table-cell office:value-type="float" office:value="2035.661" calcext:value-type="float">
            <text:p><text:s text:c="2"/>2 036</text:p>
          </table:table-cell>
          <table:table-cell office:value-type="float" office:value="1916.877" calcext:value-type="float">
            <text:p><text:s text:c="2"/>1 917</text:p>
          </table:table-cell>
          <table:table-cell office:value-type="float" office:value="1777.137" calcext:value-type="float">
            <text:p><text:s text:c="2"/>1 777</text:p>
          </table:table-cell>
          <table:table-cell office:value-type="float" office:value="1663.932" calcext:value-type="float">
            <text:p><text:s text:c="2"/>1 664</text:p>
          </table:table-cell>
          <table:table-cell office:value-type="float" office:value="1610.651" calcext:value-type="float">
            <text:p><text:s text:c="2"/>1 611</text:p>
          </table:table-cell>
          <table:table-cell office:value-type="float" office:value="1631.74" calcext:value-type="float">
            <text:p><text:s text:c="2"/>1 632</text:p>
          </table:table-cell>
          <table:table-cell office:value-type="float" office:value="1715.314" calcext:value-type="float">
            <text:p><text:s text:c="2"/>1 715</text:p>
          </table:table-cell>
          <table:table-cell office:value-type="float" office:value="1836.353" calcext:value-type="float">
            <text:p><text:s text:c="2"/>1 836</text:p>
          </table:table-cell>
          <table:table-cell office:value-type="float" office:value="1957.066" calcext:value-type="float">
            <text:p><text:s text:c="2"/>1 957</text:p>
          </table:table-cell>
          <table:table-cell office:value-type="float" office:value="2050.741" calcext:value-type="float">
            <text:p><text:s text:c="2"/>2 051</text:p>
          </table:table-cell>
          <table:table-cell office:value-type="float" office:value="2109.355" calcext:value-type="float">
            <text:p><text:s text:c="2"/>2 109</text:p>
          </table:table-cell>
          <table:table-cell office:value-type="float" office:value="2143.833" calcext:value-type="float">
            <text:p><text:s text:c="2"/>2 144</text:p>
          </table:table-cell>
          <table:table-cell office:value-type="float" office:value="2169.118" calcext:value-type="float">
            <text:p><text:s text:c="2"/>2 169</text:p>
          </table:table-cell>
          <table:table-cell office:value-type="float" office:value="2207.939" calcext:value-type="float">
            <text:p><text:s text:c="2"/>2 208</text:p>
          </table:table-cell>
          <table:table-cell office:value-type="float" office:value="2276.623" calcext:value-type="float">
            <text:p><text:s text:c="2"/>2 277</text:p>
          </table:table-cell>
          <table:table-cell office:value-type="float" office:value="2377.258" calcext:value-type="float">
            <text:p><text:s text:c="2"/>2 377</text:p>
          </table:table-cell>
          <table:table-cell office:value-type="float" office:value="2503.41" calcext:value-type="float">
            <text:p><text:s text:c="2"/>2 503</text:p>
          </table:table-cell>
          <table:table-cell office:value-type="float" office:value="2652.34" calcext:value-type="float">
            <text:p><text:s text:c="2"/>2 652</text:p>
          </table:table-cell>
          <table:table-cell office:value-type="float" office:value="2818.939" calcext:value-type="float">
            <text:p><text:s text:c="2"/>2 819</text:p>
          </table:table-cell>
          <table:table-cell office:value-type="float" office:value="2998.083" calcext:value-type="float">
            <text:p><text:s text:c="2"/>2 998</text:p>
          </table:table-cell>
          <table:table-cell office:value-type="float" office:value="3191.051" calcext:value-type="float">
            <text:p><text:s text:c="2"/>3 191</text:p>
          </table:table-cell>
          <table:table-cell office:value-type="float" office:value="3395.556" calcext:value-type="float">
            <text:p><text:s text:c="2"/>3 396</text:p>
          </table:table-cell>
          <table:table-cell office:value-type="float" office:value="3598.385" calcext:value-type="float">
            <text:p><text:s text:c="2"/>3 598</text:p>
          </table:table-cell>
          <table:table-cell office:value-type="float" office:value="3782.45" calcext:value-type="float">
            <text:p><text:s text:c="2"/>3 782</text:p>
          </table:table-cell>
          <table:table-cell office:value-type="float" office:value="3935.794" calcext:value-type="float">
            <text:p><text:s text:c="2"/>3 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ebanon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334.621" calcext:value-type="float">
            <text:p><text:s text:c="2"/>1 335</text:p>
          </table:table-cell>
          <table:table-cell office:value-type="float" office:value="1358.217" calcext:value-type="float">
            <text:p><text:s text:c="2"/>1 358</text:p>
          </table:table-cell>
          <table:table-cell office:value-type="float" office:value="1392.725" calcext:value-type="float">
            <text:p><text:s text:c="2"/>1 393</text:p>
          </table:table-cell>
          <table:table-cell office:value-type="float" office:value="1434.849" calcext:value-type="float">
            <text:p><text:s text:c="2"/>1 435</text:p>
          </table:table-cell>
          <table:table-cell office:value-type="float" office:value="1481.959" calcext:value-type="float">
            <text:p><text:s text:c="2"/>1 482</text:p>
          </table:table-cell>
          <table:table-cell office:value-type="float" office:value="1532.109" calcext:value-type="float">
            <text:p><text:s text:c="2"/>1 532</text:p>
          </table:table-cell>
          <table:table-cell office:value-type="float" office:value="1584.03" calcext:value-type="float">
            <text:p><text:s text:c="2"/>1 584</text:p>
          </table:table-cell>
          <table:table-cell office:value-type="float" office:value="1637.127" calcext:value-type="float">
            <text:p><text:s text:c="2"/>1 637</text:p>
          </table:table-cell>
          <table:table-cell office:value-type="float" office:value="1691.361" calcext:value-type="float">
            <text:p><text:s text:c="2"/>1 691</text:p>
          </table:table-cell>
          <table:table-cell office:value-type="float" office:value="1747.162" calcext:value-type="float">
            <text:p><text:s text:c="2"/>1 747</text:p>
          </table:table-cell>
          <table:table-cell office:value-type="float" office:value="1804.926" calcext:value-type="float">
            <text:p><text:s text:c="2"/>1 805</text:p>
          </table:table-cell>
          <table:table-cell office:value-type="float" office:value="1864.605" calcext:value-type="float">
            <text:p><text:s text:c="2"/>1 865</text:p>
          </table:table-cell>
          <table:table-cell office:value-type="float" office:value="1925.276" calcext:value-type="float">
            <text:p><text:s text:c="2"/>1 925</text:p>
          </table:table-cell>
          <table:table-cell office:value-type="float" office:value="1984.98" calcext:value-type="float">
            <text:p><text:s text:c="2"/>1 985</text:p>
          </table:table-cell>
          <table:table-cell office:value-type="float" office:value="2041.207" calcext:value-type="float">
            <text:p><text:s text:c="2"/>2 041</text:p>
          </table:table-cell>
          <table:table-cell office:value-type="float" office:value="2092.348" calcext:value-type="float">
            <text:p><text:s text:c="2"/>2 092</text:p>
          </table:table-cell>
          <table:table-cell office:value-type="float" office:value="2136.636" calcext:value-type="float">
            <text:p><text:s text:c="2"/>2 137</text:p>
          </table:table-cell>
          <table:table-cell office:value-type="float" office:value="2174.845" calcext:value-type="float">
            <text:p><text:s text:c="2"/>2 175</text:p>
          </table:table-cell>
          <table:table-cell office:value-type="float" office:value="2210.959" calcext:value-type="float">
            <text:p><text:s text:c="2"/>2 211</text:p>
          </table:table-cell>
          <table:table-cell office:value-type="float" office:value="2250.602" calcext:value-type="float">
            <text:p><text:s text:c="2"/>2 251</text:p>
          </table:table-cell>
          <table:table-cell office:value-type="float" office:value="2297.389" calcext:value-type="float">
            <text:p><text:s text:c="2"/>2 297</text:p>
          </table:table-cell>
          <table:table-cell office:value-type="float" office:value="2353.555" calcext:value-type="float">
            <text:p><text:s text:c="2"/>2 354</text:p>
          </table:table-cell>
          <table:table-cell office:value-type="float" office:value="2416.735" calcext:value-type="float">
            <text:p><text:s text:c="2"/>2 417</text:p>
          </table:table-cell>
          <table:table-cell office:value-type="float" office:value="2480.419" calcext:value-type="float">
            <text:p><text:s text:c="2"/>2 480</text:p>
          </table:table-cell>
          <table:table-cell office:value-type="float" office:value="2535.497" calcext:value-type="float">
            <text:p><text:s text:c="2"/>2 535</text:p>
          </table:table-cell>
          <table:table-cell office:value-type="float" office:value="2575.69" calcext:value-type="float">
            <text:p><text:s text:c="2"/>2 576</text:p>
          </table:table-cell>
          <table:table-cell office:value-type="float" office:value="2598.354" calcext:value-type="float">
            <text:p><text:s text:c="2"/>2 598</text:p>
          </table:table-cell>
          <table:table-cell office:value-type="float" office:value="2606.221" calcext:value-type="float">
            <text:p><text:s text:c="2"/>2 606</text:p>
          </table:table-cell>
          <table:table-cell office:value-type="float" office:value="2604.865" calcext:value-type="float">
            <text:p><text:s text:c="2"/>2 605</text:p>
          </table:table-cell>
          <table:table-cell office:value-type="float" office:value="2602.566" calcext:value-type="float">
            <text:p><text:s text:c="2"/>2 603</text:p>
          </table:table-cell>
          <table:table-cell office:value-type="float" office:value="2605.293" calcext:value-type="float">
            <text:p><text:s text:c="2"/>2 605</text:p>
          </table:table-cell>
          <table:table-cell office:value-type="float" office:value="2615.747" calcext:value-type="float">
            <text:p><text:s text:c="2"/>2 616</text:p>
          </table:table-cell>
          <table:table-cell office:value-type="float" office:value="2632.276" calcext:value-type="float">
            <text:p><text:s text:c="2"/>2 632</text:p>
          </table:table-cell>
          <table:table-cell office:value-type="float" office:value="2651.292" calcext:value-type="float">
            <text:p><text:s text:c="2"/>2 651</text:p>
          </table:table-cell>
          <table:table-cell office:value-type="float" office:value="2667.22" calcext:value-type="float">
            <text:p><text:s text:c="2"/>2 667</text:p>
          </table:table-cell>
          <table:table-cell office:value-type="float" office:value="2676.583" calcext:value-type="float">
            <text:p><text:s text:c="2"/>2 677</text:p>
          </table:table-cell>
          <table:table-cell office:value-type="float" office:value="2677.28" calcext:value-type="float">
            <text:p><text:s text:c="2"/>2 677</text:p>
          </table:table-cell>
          <table:table-cell office:value-type="float" office:value="2672.173" calcext:value-type="float">
            <text:p><text:s text:c="2"/>2 672</text:p>
          </table:table-cell>
          <table:table-cell office:value-type="float" office:value="2668.585" calcext:value-type="float">
            <text:p><text:s text:c="2"/>2 669</text:p>
          </table:table-cell>
          <table:table-cell office:value-type="float" office:value="2676.605" calcext:value-type="float">
            <text:p><text:s text:c="2"/>2 677</text:p>
          </table:table-cell>
          <table:table-cell office:value-type="float" office:value="2703.016" calcext:value-type="float">
            <text:p><text:s text:c="2"/>2 703</text:p>
          </table:table-cell>
          <table:table-cell office:value-type="float" office:value="2752.462" calcext:value-type="float">
            <text:p><text:s text:c="2"/>2 752</text:p>
          </table:table-cell>
          <table:table-cell office:value-type="float" office:value="2821.862" calcext:value-type="float">
            <text:p><text:s text:c="2"/>2 822</text:p>
          </table:table-cell>
          <table:table-cell office:value-type="float" office:value="2900.854" calcext:value-type="float">
            <text:p><text:s text:c="2"/>2 901</text:p>
          </table:table-cell>
          <table:table-cell office:value-type="float" office:value="2974.64" calcext:value-type="float">
            <text:p><text:s text:c="2"/>2 975</text:p>
          </table:table-cell>
          <table:table-cell office:value-type="float" office:value="3033.394" calcext:value-type="float">
            <text:p><text:s text:c="2"/>3 033</text:p>
          </table:table-cell>
          <table:table-cell office:value-type="float" office:value="3070.96" calcext:value-type="float">
            <text:p><text:s text:c="2"/>3 071</text:p>
          </table:table-cell>
          <table:table-cell office:value-type="float" office:value="3092.67" calcext:value-type="float">
            <text:p><text:s text:c="2"/>3 093</text:p>
          </table:table-cell>
          <table:table-cell office:value-type="float" office:value="3113.951" calcext:value-type="float">
            <text:p><text:s text:c="2"/>3 114</text:p>
          </table:table-cell>
          <table:table-cell office:value-type="float" office:value="3156.646" calcext:value-type="float">
            <text:p><text:s text:c="2"/>3 157</text:p>
          </table:table-cell>
          <table:table-cell office:value-type="float" office:value="3235.366" calcext:value-type="float">
            <text:p><text:s text:c="2"/>3 235</text:p>
          </table:table-cell>
          <table:table-cell office:value-type="float" office:value="3359.859" calcext:value-type="float">
            <text:p><text:s text:c="2"/>3 360</text:p>
          </table:table-cell>
          <table:table-cell office:value-type="float" office:value="3522.837" calcext:value-type="float">
            <text:p><text:s text:c="2"/>3 523</text:p>
          </table:table-cell>
          <table:table-cell office:value-type="float" office:value="3701.464" calcext:value-type="float">
            <text:p><text:s text:c="2"/>3 701</text:p>
          </table:table-cell>
          <table:table-cell office:value-type="float" office:value="3863.267" calcext:value-type="float">
            <text:p><text:s text:c="2"/>3 863</text:p>
          </table:table-cell>
          <table:table-cell office:value-type="float" office:value="3986.852" calcext:value-type="float">
            <text:p><text:s text:c="2"/>3 987</text:p>
          </table:table-cell>
          <table:table-cell office:value-type="float" office:value="4057.35" calcext:value-type="float">
            <text:p><text:s text:c="2"/>4 057</text:p>
          </table:table-cell>
          <table:table-cell office:value-type="float" office:value="4086.466" calcext:value-type="float">
            <text:p><text:s text:c="2"/>4 086</text:p>
          </table:table-cell>
          <table:table-cell office:value-type="float" office:value="4111.047" calcext:value-type="float">
            <text:p><text:s text:c="2"/>4 111</text:p>
          </table:table-cell>
          <table:table-cell office:value-type="float" office:value="4183.156" calcext:value-type="float">
            <text:p><text:s text:c="2"/>4 183</text:p>
          </table:table-cell>
          <table:table-cell office:value-type="float" office:value="4337.141" calcext:value-type="float">
            <text:p><text:s text:c="2"/>4 337</text:p>
          </table:table-cell>
          <table:table-cell office:value-type="float" office:value="4588.368" calcext:value-type="float">
            <text:p><text:s text:c="2"/>4 588</text:p>
          </table:table-cell>
          <table:table-cell office:value-type="float" office:value="4916.404" calcext:value-type="float">
            <text:p><text:s text:c="2"/>4 916</text:p>
          </table:table-cell>
          <table:table-cell office:value-type="float" office:value="5276.102" calcext:value-type="float">
            <text:p><text:s text:c="2"/>5 276</text:p>
          </table:table-cell>
          <table:table-cell office:value-type="float" office:value="5603.279" calcext:value-type="float">
            <text:p><text:s text:c="2"/>5 603</text:p>
          </table:table-cell>
          <table:table-cell office:value-type="float" office:value="5851.479" calcext:value-type="float">
            <text:p><text:s text:c="2"/>5 8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Oman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56.419" calcext:value-type="float">
            <text:p><text:s text:c="3"/>456</text:p>
          </table:table-cell>
          <table:table-cell office:value-type="float" office:value="462.251" calcext:value-type="float">
            <text:p><text:s text:c="3"/>462</text:p>
          </table:table-cell>
          <table:table-cell office:value-type="float" office:value="469.35" calcext:value-type="float">
            <text:p><text:s text:c="3"/>469</text:p>
          </table:table-cell>
          <table:table-cell office:value-type="float" office:value="477.44" calcext:value-type="float">
            <text:p><text:s text:c="3"/>477</text:p>
          </table:table-cell>
          <table:table-cell office:value-type="float" office:value="486.312" calcext:value-type="float">
            <text:p><text:s text:c="3"/>486</text:p>
          </table:table-cell>
          <table:table-cell office:value-type="float" office:value="495.816" calcext:value-type="float">
            <text:p><text:s text:c="3"/>496</text:p>
          </table:table-cell>
          <table:table-cell office:value-type="float" office:value="505.892" calcext:value-type="float">
            <text:p><text:s text:c="3"/>506</text:p>
          </table:table-cell>
          <table:table-cell office:value-type="float" office:value="516.471" calcext:value-type="float">
            <text:p><text:s text:c="3"/>516</text:p>
          </table:table-cell>
          <table:table-cell office:value-type="float" office:value="527.598" calcext:value-type="float">
            <text:p><text:s text:c="3"/>528</text:p>
          </table:table-cell>
          <table:table-cell office:value-type="float" office:value="539.328" calcext:value-type="float">
            <text:p><text:s text:c="3"/>539</text:p>
          </table:table-cell>
          <table:table-cell office:value-type="float" office:value="551.74" calcext:value-type="float">
            <text:p><text:s text:c="3"/>552</text:p>
          </table:table-cell>
          <table:table-cell office:value-type="float" office:value="564.89" calcext:value-type="float">
            <text:p><text:s text:c="3"/>565</text:p>
          </table:table-cell>
          <table:table-cell office:value-type="float" office:value="578.824" calcext:value-type="float">
            <text:p><text:s text:c="3"/>579</text:p>
          </table:table-cell>
          <table:table-cell office:value-type="float" office:value="593.501" calcext:value-type="float">
            <text:p><text:s text:c="3"/>594</text:p>
          </table:table-cell>
          <table:table-cell office:value-type="float" office:value="608.887" calcext:value-type="float">
            <text:p><text:s text:c="3"/>609</text:p>
          </table:table-cell>
          <table:table-cell office:value-type="float" office:value="625.009" calcext:value-type="float">
            <text:p><text:s text:c="3"/>625</text:p>
          </table:table-cell>
          <table:table-cell office:value-type="float" office:value="642.003" calcext:value-type="float">
            <text:p><text:s text:c="3"/>642</text:p>
          </table:table-cell>
          <table:table-cell office:value-type="float" office:value="660.119" calcext:value-type="float">
            <text:p><text:s text:c="3"/>660</text:p>
          </table:table-cell>
          <table:table-cell office:value-type="float" office:value="679.597" calcext:value-type="float">
            <text:p><text:s text:c="3"/>680</text:p>
          </table:table-cell>
          <table:table-cell office:value-type="float" office:value="700.725" calcext:value-type="float">
            <text:p><text:s text:c="3"/>701</text:p>
          </table:table-cell>
          <table:table-cell office:value-type="float" office:value="723.852" calcext:value-type="float">
            <text:p><text:s text:c="3"/>724</text:p>
          </table:table-cell>
          <table:table-cell office:value-type="float" office:value="748.973" calcext:value-type="float">
            <text:p><text:s text:c="3"/>749</text:p>
          </table:table-cell>
          <table:table-cell office:value-type="float" office:value="776.383" calcext:value-type="float">
            <text:p><text:s text:c="3"/>776</text:p>
          </table:table-cell>
          <table:table-cell office:value-type="float" office:value="806.991" calcext:value-type="float">
            <text:p><text:s text:c="3"/>807</text:p>
          </table:table-cell>
          <table:table-cell office:value-type="float" office:value="841.948" calcext:value-type="float">
            <text:p><text:s text:c="3"/>842</text:p>
          </table:table-cell>
          <table:table-cell office:value-type="float" office:value="882.044" calcext:value-type="float">
            <text:p><text:s text:c="3"/>882</text:p>
          </table:table-cell>
          <table:table-cell office:value-type="float" office:value="927.439" calcext:value-type="float">
            <text:p><text:s text:c="3"/>927</text:p>
          </table:table-cell>
          <table:table-cell office:value-type="float" office:value="977.808" calcext:value-type="float">
            <text:p><text:s text:c="3"/>978</text:p>
          </table:table-cell>
          <table:table-cell office:value-type="float" office:value="1032.8" calcext:value-type="float">
            <text:p><text:s text:c="2"/>1 033</text:p>
          </table:table-cell>
          <table:table-cell office:value-type="float" office:value="1091.853" calcext:value-type="float">
            <text:p><text:s text:c="2"/>1 092</text:p>
          </table:table-cell>
          <table:table-cell office:value-type="float" office:value="1154.379" calcext:value-type="float">
            <text:p><text:s text:c="2"/>1 154</text:p>
          </table:table-cell>
          <table:table-cell office:value-type="float" office:value="1220.587" calcext:value-type="float">
            <text:p><text:s text:c="2"/>1 221</text:p>
          </table:table-cell>
          <table:table-cell office:value-type="float" office:value="1290.111" calcext:value-type="float">
            <text:p><text:s text:c="2"/>1 290</text:p>
          </table:table-cell>
          <table:table-cell office:value-type="float" office:value="1361.097" calcext:value-type="float">
            <text:p><text:s text:c="2"/>1 361</text:p>
          </table:table-cell>
          <table:table-cell office:value-type="float" office:value="1431.077" calcext:value-type="float">
            <text:p><text:s text:c="2"/>1 431</text:p>
          </table:table-cell>
          <table:table-cell office:value-type="float" office:value="1498.417" calcext:value-type="float">
            <text:p><text:s text:c="2"/>1 498</text:p>
          </table:table-cell>
          <table:table-cell office:value-type="float" office:value="1561.185" calcext:value-type="float">
            <text:p><text:s text:c="2"/>1 561</text:p>
          </table:table-cell>
          <table:table-cell office:value-type="float" office:value="1619.864" calcext:value-type="float">
            <text:p><text:s text:c="2"/>1 620</text:p>
          </table:table-cell>
          <table:table-cell office:value-type="float" office:value="1678.116" calcext:value-type="float">
            <text:p><text:s text:c="2"/>1 678</text:p>
          </table:table-cell>
          <table:table-cell office:value-type="float" office:value="1741.16" calcext:value-type="float">
            <text:p><text:s text:c="2"/>1 741</text:p>
          </table:table-cell>
          <table:table-cell office:value-type="float" office:value="1812.16" calcext:value-type="float">
            <text:p><text:s text:c="2"/>1 812</text:p>
          </table:table-cell>
          <table:table-cell office:value-type="float" office:value="1893.771" calcext:value-type="float">
            <text:p><text:s text:c="2"/>1 894</text:p>
          </table:table-cell>
          <table:table-cell office:value-type="float" office:value="1983.277" calcext:value-type="float">
            <text:p><text:s text:c="2"/>1 983</text:p>
          </table:table-cell>
          <table:table-cell office:value-type="float" office:value="2072.111" calcext:value-type="float">
            <text:p><text:s text:c="2"/>2 072</text:p>
          </table:table-cell>
          <table:table-cell office:value-type="float" office:value="2148.428" calcext:value-type="float">
            <text:p><text:s text:c="2"/>2 148</text:p>
          </table:table-cell>
          <table:table-cell office:value-type="float" office:value="2204.283" calcext:value-type="float">
            <text:p><text:s text:c="2"/>2 204</text:p>
          </table:table-cell>
          <table:table-cell office:value-type="float" office:value="2236.666" calcext:value-type="float">
            <text:p><text:s text:c="2"/>2 237</text:p>
          </table:table-cell>
          <table:table-cell office:value-type="float" office:value="2249.773" calcext:value-type="float">
            <text:p><text:s text:c="2"/>2 250</text:p>
          </table:table-cell>
          <table:table-cell office:value-type="float" office:value="2251.875" calcext:value-type="float">
            <text:p><text:s text:c="2"/>2 252</text:p>
          </table:table-cell>
          <table:table-cell office:value-type="float" office:value="2254.918" calcext:value-type="float">
            <text:p><text:s text:c="2"/>2 255</text:p>
          </table:table-cell>
          <table:table-cell office:value-type="float" office:value="2267.991" calcext:value-type="float">
            <text:p><text:s text:c="2"/>2 268</text:p>
          </table:table-cell>
          <table:table-cell office:value-type="float" office:value="2294.787" calcext:value-type="float">
            <text:p><text:s text:c="2"/>2 295</text:p>
          </table:table-cell>
          <table:table-cell office:value-type="float" office:value="2334.285" calcext:value-type="float">
            <text:p><text:s text:c="2"/>2 334</text:p>
          </table:table-cell>
          <table:table-cell office:value-type="float" office:value="2385.255" calcext:value-type="float">
            <text:p><text:s text:c="2"/>2 385</text:p>
          </table:table-cell>
          <table:table-cell office:value-type="float" office:value="2444.751" calcext:value-type="float">
            <text:p><text:s text:c="2"/>2 445</text:p>
          </table:table-cell>
          <table:table-cell office:value-type="float" office:value="2511.269" calcext:value-type="float">
            <text:p><text:s text:c="2"/>2 511</text:p>
          </table:table-cell>
          <table:table-cell office:value-type="float" office:value="2582.991" calcext:value-type="float">
            <text:p><text:s text:c="2"/>2 583</text:p>
          </table:table-cell>
          <table:table-cell office:value-type="float" office:value="2662.762" calcext:value-type="float">
            <text:p><text:s text:c="2"/>2 663</text:p>
          </table:table-cell>
          <table:table-cell office:value-type="float" office:value="2759.014" calcext:value-type="float">
            <text:p><text:s text:c="2"/>2 759</text:p>
          </table:table-cell>
          <table:table-cell office:value-type="float" office:value="2882.942" calcext:value-type="float">
            <text:p><text:s text:c="2"/>2 883</text:p>
          </table:table-cell>
          <table:table-cell office:value-type="float" office:value="3041.46" calcext:value-type="float">
            <text:p><text:s text:c="2"/>3 041</text:p>
          </table:table-cell>
          <table:table-cell office:value-type="float" office:value="3237.268" calcext:value-type="float">
            <text:p><text:s text:c="2"/>3 237</text:p>
          </table:table-cell>
          <table:table-cell office:value-type="float" office:value="3464.644" calcext:value-type="float">
            <text:p><text:s text:c="2"/>3 465</text:p>
          </table:table-cell>
          <table:table-cell office:value-type="float" office:value="3711.481" calcext:value-type="float">
            <text:p><text:s text:c="2"/>3 711</text:p>
          </table:table-cell>
          <table:table-cell office:value-type="float" office:value="3960.925" calcext:value-type="float">
            <text:p><text:s text:c="2"/>3 961</text:p>
          </table:table-cell>
          <table:table-cell office:value-type="float" office:value="4199.81" calcext:value-type="float">
            <text:p><text:s text:c="2"/>4 2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Qatar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5.003" calcext:value-type="float">
            <text:p><text:s text:c="3"/>25</text:p>
          </table:table-cell>
          <table:table-cell office:value-type="float" office:value="27.497" calcext:value-type="float">
            <text:p><text:s text:c="3"/>27</text:p>
          </table:table-cell>
          <table:table-cell office:value-type="float" office:value="29.873" calcext:value-type="float">
            <text:p><text:s text:c="3"/>30</text:p>
          </table:table-cell>
          <table:table-cell office:value-type="float" office:value="32.06" calcext:value-type="float">
            <text:p><text:s text:c="3"/>32</text:p>
          </table:table-cell>
          <table:table-cell office:value-type="float" office:value="34.042" calcext:value-type="float">
            <text:p><text:s text:c="3"/>34</text:p>
          </table:table-cell>
          <table:table-cell office:value-type="float" office:value="35.866" calcext:value-type="float">
            <text:p><text:s text:c="3"/>36</text:p>
          </table:table-cell>
          <table:table-cell office:value-type="float" office:value="37.622" calcext:value-type="float">
            <text:p><text:s text:c="3"/>38</text:p>
          </table:table-cell>
          <table:table-cell office:value-type="float" office:value="39.45" calcext:value-type="float">
            <text:p><text:s text:c="3"/>39</text:p>
          </table:table-cell>
          <table:table-cell office:value-type="float" office:value="41.546" calcext:value-type="float">
            <text:p><text:s text:c="3"/>42</text:p>
          </table:table-cell>
          <table:table-cell office:value-type="float" office:value="44.126" calcext:value-type="float">
            <text:p><text:s text:c="3"/>44</text:p>
          </table:table-cell>
          <table:table-cell office:value-type="float" office:value="47.384" calcext:value-type="float">
            <text:p><text:s text:c="3"/>47</text:p>
          </table:table-cell>
          <table:table-cell office:value-type="float" office:value="51.421" calcext:value-type="float">
            <text:p><text:s text:c="3"/>51</text:p>
          </table:table-cell>
          <table:table-cell office:value-type="float" office:value="56.263" calcext:value-type="float">
            <text:p><text:s text:c="3"/>56</text:p>
          </table:table-cell>
          <table:table-cell office:value-type="float" office:value="61.717" calcext:value-type="float">
            <text:p><text:s text:c="3"/>62</text:p>
          </table:table-cell>
          <table:table-cell office:value-type="float" office:value="67.567" calcext:value-type="float">
            <text:p><text:s text:c="3"/>68</text:p>
          </table:table-cell>
          <table:table-cell office:value-type="float" office:value="73.633" calcext:value-type="float">
            <text:p><text:s text:c="3"/>74</text:p>
          </table:table-cell>
          <table:table-cell office:value-type="float" office:value="79.844" calcext:value-type="float">
            <text:p><text:s text:c="3"/>80</text:p>
          </table:table-cell>
          <table:table-cell office:value-type="float" office:value="86.295" calcext:value-type="float">
            <text:p><text:s text:c="3"/>86</text:p>
          </table:table-cell>
          <table:table-cell office:value-type="float" office:value="93.201" calcext:value-type="float">
            <text:p><text:s text:c="3"/>93</text:p>
          </table:table-cell>
          <table:table-cell office:value-type="float" office:value="100.874" calcext:value-type="float">
            <text:p><text:s text:c="3"/>101</text:p>
          </table:table-cell>
          <table:table-cell office:value-type="float" office:value="109.514" calcext:value-type="float">
            <text:p><text:s text:c="3"/>110</text:p>
          </table:table-cell>
          <table:table-cell office:value-type="float" office:value="119.424" calcext:value-type="float">
            <text:p><text:s text:c="3"/>119</text:p>
          </table:table-cell>
          <table:table-cell office:value-type="float" office:value="130.534" calcext:value-type="float">
            <text:p><text:s text:c="3"/>131</text:p>
          </table:table-cell>
          <table:table-cell office:value-type="float" office:value="142.241" calcext:value-type="float">
            <text:p><text:s text:c="3"/>142</text:p>
          </table:table-cell>
          <table:table-cell office:value-type="float" office:value="153.704" calcext:value-type="float">
            <text:p><text:s text:c="3"/>154</text:p>
          </table:table-cell>
          <table:table-cell office:value-type="float" office:value="164.413" calcext:value-type="float">
            <text:p><text:s text:c="3"/>164</text:p>
          </table:table-cell>
          <table:table-cell office:value-type="float" office:value="173.836" calcext:value-type="float">
            <text:p><text:s text:c="3"/>174</text:p>
          </table:table-cell>
          <table:table-cell office:value-type="float" office:value="182.443" calcext:value-type="float">
            <text:p><text:s text:c="3"/>182</text:p>
          </table:table-cell>
          <table:table-cell office:value-type="float" office:value="192.093" calcext:value-type="float">
            <text:p><text:s text:c="3"/>192</text:p>
          </table:table-cell>
          <table:table-cell office:value-type="float" office:value="205.313" calcext:value-type="float">
            <text:p><text:s text:c="3"/>205</text:p>
          </table:table-cell>
          <table:table-cell office:value-type="float" office:value="223.775" calcext:value-type="float">
            <text:p><text:s text:c="3"/>224</text:p>
          </table:table-cell>
          <table:table-cell office:value-type="float" office:value="248.144" calcext:value-type="float">
            <text:p><text:s text:c="3"/>248</text:p>
          </table:table-cell>
          <table:table-cell office:value-type="float" office:value="277.396" calcext:value-type="float">
            <text:p><text:s text:c="3"/>277</text:p>
          </table:table-cell>
          <table:table-cell office:value-type="float" office:value="309.479" calcext:value-type="float">
            <text:p><text:s text:c="3"/>309</text:p>
          </table:table-cell>
          <table:table-cell office:value-type="float" office:value="341.455" calcext:value-type="float">
            <text:p><text:s text:c="3"/>341</text:p>
          </table:table-cell>
          <table:table-cell office:value-type="float" office:value="371.081" calcext:value-type="float">
            <text:p><text:s text:c="3"/>371</text:p>
          </table:table-cell>
          <table:table-cell office:value-type="float" office:value="397.932" calcext:value-type="float">
            <text:p><text:s text:c="3"/>398</text:p>
          </table:table-cell>
          <table:table-cell office:value-type="float" office:value="422.341" calcext:value-type="float">
            <text:p><text:s text:c="3"/>422</text:p>
          </table:table-cell>
          <table:table-cell office:value-type="float" office:value="443.794" calcext:value-type="float">
            <text:p><text:s text:c="3"/>444</text:p>
          </table:table-cell>
          <table:table-cell office:value-type="float" office:value="461.87" calcext:value-type="float">
            <text:p><text:s text:c="3"/>462</text:p>
          </table:table-cell>
          <table:table-cell office:value-type="float" office:value="476.445" calcext:value-type="float">
            <text:p><text:s text:c="3"/>476</text:p>
          </table:table-cell>
          <table:table-cell office:value-type="float" office:value="487.491" calcext:value-type="float">
            <text:p><text:s text:c="3"/>487</text:p>
          </table:table-cell>
          <table:table-cell office:value-type="float" office:value="495.517" calcext:value-type="float">
            <text:p><text:s text:c="3"/>496</text:p>
          </table:table-cell>
          <table:table-cell office:value-type="float" office:value="501.566" calcext:value-type="float">
            <text:p><text:s text:c="3"/>502</text:p>
          </table:table-cell>
          <table:table-cell office:value-type="float" office:value="507.095" calcext:value-type="float">
            <text:p><text:s text:c="3"/>507</text:p>
          </table:table-cell>
          <table:table-cell office:value-type="float" office:value="513.455" calcext:value-type="float">
            <text:p><text:s text:c="3"/>513</text:p>
          </table:table-cell>
          <table:table-cell office:value-type="float" office:value="522.304" calcext:value-type="float">
            <text:p><text:s text:c="3"/>522</text:p>
          </table:table-cell>
          <table:table-cell office:value-type="float" office:value="534.608" calcext:value-type="float">
            <text:p><text:s text:c="3"/>535</text:p>
          </table:table-cell>
          <table:table-cell office:value-type="float" office:value="550.43" calcext:value-type="float">
            <text:p><text:s text:c="3"/>550</text:p>
          </table:table-cell>
          <table:table-cell office:value-type="float" office:value="569.447" calcext:value-type="float">
            <text:p><text:s text:c="3"/>569</text:p>
          </table:table-cell>
          <table:table-cell office:value-type="float" office:value="592.267" calcext:value-type="float">
            <text:p><text:s text:c="3"/>592</text:p>
          </table:table-cell>
          <table:table-cell office:value-type="float" office:value="616.886" calcext:value-type="float">
            <text:p><text:s text:c="3"/>617</text:p>
          </table:table-cell>
          <table:table-cell office:value-type="float" office:value="645.659" calcext:value-type="float">
            <text:p><text:s text:c="3"/>646</text:p>
          </table:table-cell>
          <table:table-cell office:value-type="float" office:value="688.586" calcext:value-type="float">
            <text:p><text:s text:c="3"/>689</text:p>
          </table:table-cell>
          <table:table-cell office:value-type="float" office:value="758.855" calcext:value-type="float">
            <text:p><text:s text:c="3"/>759</text:p>
          </table:table-cell>
          <table:table-cell office:value-type="float" office:value="864.863" calcext:value-type="float">
            <text:p><text:s text:c="3"/>865</text:p>
          </table:table-cell>
          <table:table-cell office:value-type="float" office:value="1010.382" calcext:value-type="float">
            <text:p><text:s text:c="2"/>1 010</text:p>
          </table:table-cell>
          <table:table-cell office:value-type="float" office:value="1189.633" calcext:value-type="float">
            <text:p><text:s text:c="2"/>1 190</text:p>
          </table:table-cell>
          <table:table-cell office:value-type="float" office:value="1389.342" calcext:value-type="float">
            <text:p><text:s text:c="2"/>1 389</text:p>
          </table:table-cell>
          <table:table-cell office:value-type="float" office:value="1590.78" calcext:value-type="float">
            <text:p><text:s text:c="2"/>1 591</text:p>
          </table:table-cell>
          <table:table-cell office:value-type="float" office:value="1779.676" calcext:value-type="float">
            <text:p><text:s text:c="2"/>1 780</text:p>
          </table:table-cell>
          <table:table-cell office:value-type="float" office:value="1952.054" calcext:value-type="float">
            <text:p><text:s text:c="2"/>1 952</text:p>
          </table:table-cell>
          <table:table-cell office:value-type="float" office:value="2109.568" calcext:value-type="float">
            <text:p><text:s text:c="2"/>2 110</text:p>
          </table:table-cell>
          <table:table-cell office:value-type="float" office:value="2250.473" calcext:value-type="float">
            <text:p><text:s text:c="2"/>2 250</text:p>
          </table:table-cell>
          <table:table-cell office:value-type="float" office:value="2374.419" calcext:value-type="float">
            <text:p><text:s text:c="2"/>2 374</text:p>
          </table:table-cell>
          <table:table-cell office:value-type="float" office:value="2481.539" calcext:value-type="float">
            <text:p><text:s text:c="2"/>2 4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udi Arabia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121.335" calcext:value-type="float">
            <text:p><text:s text:c="2"/>3 121</text:p>
          </table:table-cell>
          <table:table-cell office:value-type="float" office:value="3198.551" calcext:value-type="float">
            <text:p><text:s text:c="2"/>3 199</text:p>
          </table:table-cell>
          <table:table-cell office:value-type="float" office:value="3283.3" calcext:value-type="float">
            <text:p><text:s text:c="2"/>3 283</text:p>
          </table:table-cell>
          <table:table-cell office:value-type="float" office:value="3372.617" calcext:value-type="float">
            <text:p><text:s text:c="2"/>3 373</text:p>
          </table:table-cell>
          <table:table-cell office:value-type="float" office:value="3464.552" calcext:value-type="float">
            <text:p><text:s text:c="2"/>3 465</text:p>
          </table:table-cell>
          <table:table-cell office:value-type="float" office:value="3558.155" calcext:value-type="float">
            <text:p><text:s text:c="2"/>3 558</text:p>
          </table:table-cell>
          <table:table-cell office:value-type="float" office:value="3653.561" calcext:value-type="float">
            <text:p><text:s text:c="2"/>3 654</text:p>
          </table:table-cell>
          <table:table-cell office:value-type="float" office:value="3751.875" calcext:value-type="float">
            <text:p><text:s text:c="2"/>3 752</text:p>
          </table:table-cell>
          <table:table-cell office:value-type="float" office:value="3855.084" calcext:value-type="float">
            <text:p><text:s text:c="2"/>3 855</text:p>
          </table:table-cell>
          <table:table-cell office:value-type="float" office:value="3965.815" calcext:value-type="float">
            <text:p><text:s text:c="2"/>3 966</text:p>
          </table:table-cell>
          <table:table-cell office:value-type="float" office:value="4086.539" calcext:value-type="float">
            <text:p><text:s text:c="2"/>4 087</text:p>
          </table:table-cell>
          <table:table-cell office:value-type="float" office:value="4218.879" calcext:value-type="float">
            <text:p><text:s text:c="2"/>4 219</text:p>
          </table:table-cell>
          <table:table-cell office:value-type="float" office:value="4362.864" calcext:value-type="float">
            <text:p><text:s text:c="2"/>4 363</text:p>
          </table:table-cell>
          <table:table-cell office:value-type="float" office:value="4516.659" calcext:value-type="float">
            <text:p><text:s text:c="2"/>4 517</text:p>
          </table:table-cell>
          <table:table-cell office:value-type="float" office:value="4677.404" calcext:value-type="float">
            <text:p><text:s text:c="2"/>4 677</text:p>
          </table:table-cell>
          <table:table-cell office:value-type="float" office:value="4843.635" calcext:value-type="float">
            <text:p><text:s text:c="2"/>4 844</text:p>
          </table:table-cell>
          <table:table-cell office:value-type="float" office:value="5015.204" calcext:value-type="float">
            <text:p><text:s text:c="2"/>5 015</text:p>
          </table:table-cell>
          <table:table-cell office:value-type="float" office:value="5194.846" calcext:value-type="float">
            <text:p><text:s text:c="2"/>5 195</text:p>
          </table:table-cell>
          <table:table-cell office:value-type="float" office:value="5387.486" calcext:value-type="float">
            <text:p><text:s text:c="2"/>5 387</text:p>
          </table:table-cell>
          <table:table-cell office:value-type="float" office:value="5599.628" calcext:value-type="float">
            <text:p><text:s text:c="2"/>5 600</text:p>
          </table:table-cell>
          <table:table-cell office:value-type="float" office:value="5836.389" calcext:value-type="float">
            <text:p><text:s text:c="2"/>5 836</text:p>
          </table:table-cell>
          <table:table-cell office:value-type="float" office:value="6100.994" calcext:value-type="float">
            <text:p><text:s text:c="2"/>6 101</text:p>
          </table:table-cell>
          <table:table-cell office:value-type="float" office:value="6393.894" calcext:value-type="float">
            <text:p><text:s text:c="2"/>6 394</text:p>
          </table:table-cell>
          <table:table-cell office:value-type="float" office:value="6714.095" calcext:value-type="float">
            <text:p><text:s text:c="2"/>6 714</text:p>
          </table:table-cell>
          <table:table-cell office:value-type="float" office:value="7059.334" calcext:value-type="float">
            <text:p><text:s text:c="2"/>7 059</text:p>
          </table:table-cell>
          <table:table-cell office:value-type="float" office:value="7428.703" calcext:value-type="float">
            <text:p><text:s text:c="2"/>7 429</text:p>
          </table:table-cell>
          <table:table-cell office:value-type="float" office:value="7818.613" calcext:value-type="float">
            <text:p><text:s text:c="2"/>7 819</text:p>
          </table:table-cell>
          <table:table-cell office:value-type="float" office:value="8231.604" calcext:value-type="float">
            <text:p><text:s text:c="2"/>8 232</text:p>
          </table:table-cell>
          <table:table-cell office:value-type="float" office:value="8679.84" calcext:value-type="float">
            <text:p><text:s text:c="2"/>8 680</text:p>
          </table:table-cell>
          <table:table-cell office:value-type="float" office:value="9179.621" calcext:value-type="float">
            <text:p><text:s text:c="2"/>9 180</text:p>
          </table:table-cell>
          <table:table-cell office:value-type="float" office:value="9740.599" calcext:value-type="float">
            <text:p><text:s text:c="2"/>9 741</text:p>
          </table:table-cell>
          <table:table-cell office:value-type="float" office:value="10366.661" calcext:value-type="float">
            <text:p><text:s text:c="2"/>10 367</text:p>
          </table:table-cell>
          <table:table-cell office:value-type="float" office:value="11048.08" calcext:value-type="float">
            <text:p><text:s text:c="2"/>11 048</text:p>
          </table:table-cell>
          <table:table-cell office:value-type="float" office:value="11763.837" calcext:value-type="float">
            <text:p><text:s text:c="2"/>11 764</text:p>
          </table:table-cell>
          <table:table-cell office:value-type="float" office:value="12484.967" calcext:value-type="float">
            <text:p><text:s text:c="2"/>12 485</text:p>
          </table:table-cell>
          <table:table-cell office:value-type="float" office:value="13189.115" calcext:value-type="float">
            <text:p><text:s text:c="2"/>13 189</text:p>
          </table:table-cell>
          <table:table-cell office:value-type="float" office:value="13869.012" calcext:value-type="float">
            <text:p><text:s text:c="2"/>13 869</text:p>
          </table:table-cell>
          <table:table-cell office:value-type="float" office:value="14525.66" calcext:value-type="float">
            <text:p><text:s text:c="2"/>14 526</text:p>
          </table:table-cell>
          <table:table-cell office:value-type="float" office:value="15155.223" calcext:value-type="float">
            <text:p><text:s text:c="2"/>15 155</text:p>
          </table:table-cell>
          <table:table-cell office:value-type="float" office:value="15755.944" calcext:value-type="float">
            <text:p><text:s text:c="2"/>15 756</text:p>
          </table:table-cell>
          <table:table-cell office:value-type="float" office:value="16326.815" calcext:value-type="float">
            <text:p><text:s text:c="2"/>16 327</text:p>
          </table:table-cell>
          <table:table-cell office:value-type="float" office:value="16867.829" calcext:value-type="float">
            <text:p><text:s text:c="2"/>16 868</text:p>
          </table:table-cell>
          <table:table-cell office:value-type="float" office:value="17378.833" calcext:value-type="float">
            <text:p><text:s text:c="2"/>17 379</text:p>
          </table:table-cell>
          <table:table-cell office:value-type="float" office:value="17859.75" calcext:value-type="float">
            <text:p><text:s text:c="2"/>17 860</text:p>
          </table:table-cell>
          <table:table-cell office:value-type="float" office:value="18311.09" calcext:value-type="float">
            <text:p><text:s text:c="2"/>18 311</text:p>
          </table:table-cell>
          <table:table-cell office:value-type="float" office:value="18735.841" calcext:value-type="float">
            <text:p><text:s text:c="2"/>18 736</text:p>
          </table:table-cell>
          <table:table-cell office:value-type="float" office:value="19131.578" calcext:value-type="float">
            <text:p><text:s text:c="2"/>19 132</text:p>
          </table:table-cell>
          <table:table-cell office:value-type="float" office:value="19505.576" calcext:value-type="float">
            <text:p><text:s text:c="2"/>19 506</text:p>
          </table:table-cell>
          <table:table-cell office:value-type="float" office:value="19882.458" calcext:value-type="float">
            <text:p><text:s text:c="2"/>19 882</text:p>
          </table:table-cell>
          <table:table-cell office:value-type="float" office:value="20294.406" calcext:value-type="float">
            <text:p><text:s text:c="2"/>20 294</text:p>
          </table:table-cell>
          <table:table-cell office:value-type="float" office:value="20764.312" calcext:value-type="float">
            <text:p><text:s text:c="2"/>20 764</text:p>
          </table:table-cell>
          <table:table-cell office:value-type="float" office:value="21303.592" calcext:value-type="float">
            <text:p><text:s text:c="2"/>21 304</text:p>
          </table:table-cell>
          <table:table-cell office:value-type="float" office:value="21906.308" calcext:value-type="float">
            <text:p><text:s text:c="2"/>21 906</text:p>
          </table:table-cell>
          <table:table-cell office:value-type="float" office:value="22556.425" calcext:value-type="float">
            <text:p><text:s text:c="2"/>22 556</text:p>
          </table:table-cell>
          <table:table-cell office:value-type="float" office:value="23228.89" calcext:value-type="float">
            <text:p><text:s text:c="2"/>23 229</text:p>
          </table:table-cell>
          <table:table-cell office:value-type="float" office:value="23905.654" calcext:value-type="float">
            <text:p><text:s text:c="2"/>23 906</text:p>
          </table:table-cell>
          <table:table-cell office:value-type="float" office:value="24578.301" calcext:value-type="float">
            <text:p><text:s text:c="2"/>24 578</text:p>
          </table:table-cell>
          <table:table-cell office:value-type="float" office:value="25252.569" calcext:value-type="float">
            <text:p><text:s text:c="2"/>25 253</text:p>
          </table:table-cell>
          <table:table-cell office:value-type="float" office:value="25940.77" calcext:value-type="float">
            <text:p><text:s text:c="2"/>25 941</text:p>
          </table:table-cell>
          <table:table-cell office:value-type="float" office:value="26661.492" calcext:value-type="float">
            <text:p><text:s text:c="2"/>26 661</text:p>
          </table:table-cell>
          <table:table-cell office:value-type="float" office:value="27425.676" calcext:value-type="float">
            <text:p><text:s text:c="2"/>27 426</text:p>
          </table:table-cell>
          <table:table-cell office:value-type="float" office:value="28238.02" calcext:value-type="float">
            <text:p><text:s text:c="2"/>28 238</text:p>
          </table:table-cell>
          <table:table-cell office:value-type="float" office:value="29086.357" calcext:value-type="float">
            <text:p><text:s text:c="2"/>29 086</text:p>
          </table:table-cell>
          <table:table-cell office:value-type="float" office:value="29944.476" calcext:value-type="float">
            <text:p><text:s text:c="2"/>29 944</text:p>
          </table:table-cell>
          <table:table-cell office:value-type="float" office:value="30776.722" calcext:value-type="float">
            <text:p><text:s text:c="2"/>30 777</text:p>
          </table:table-cell>
          <table:table-cell office:value-type="float" office:value="31557.144" calcext:value-type="float">
            <text:p><text:s text:c="2"/>31 5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tate of Palestine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931.928" calcext:value-type="float">
            <text:p><text:s text:c="3"/>932</text:p>
          </table:table-cell>
          <table:table-cell office:value-type="float" office:value="923.747" calcext:value-type="float">
            <text:p><text:s text:c="3"/>924</text:p>
          </table:table-cell>
          <table:table-cell office:value-type="float" office:value="931.907" calcext:value-type="float">
            <text:p><text:s text:c="3"/>932</text:p>
          </table:table-cell>
          <table:table-cell office:value-type="float" office:value="948.782" calcext:value-type="float">
            <text:p><text:s text:c="3"/>949</text:p>
          </table:table-cell>
          <table:table-cell office:value-type="float" office:value="968.648" calcext:value-type="float">
            <text:p><text:s text:c="3"/>969</text:p>
          </table:table-cell>
          <table:table-cell office:value-type="float" office:value="987.76" calcext:value-type="float">
            <text:p><text:s text:c="3"/>988</text:p>
          </table:table-cell>
          <table:table-cell office:value-type="float" office:value="1004.314" calcext:value-type="float">
            <text:p><text:s text:c="2"/>1 004</text:p>
          </table:table-cell>
          <table:table-cell office:value-type="float" office:value="1018.491" calcext:value-type="float">
            <text:p><text:s text:c="2"/>1 018</text:p>
          </table:table-cell>
          <table:table-cell office:value-type="float" office:value="1032.097" calcext:value-type="float">
            <text:p><text:s text:c="2"/>1 032</text:p>
          </table:table-cell>
          <table:table-cell office:value-type="float" office:value="1048.111" calcext:value-type="float">
            <text:p><text:s text:c="2"/>1 048</text:p>
          </table:table-cell>
          <table:table-cell office:value-type="float" office:value="1069.316" calcext:value-type="float">
            <text:p><text:s text:c="2"/>1 069</text:p>
          </table:table-cell>
          <table:table-cell office:value-type="float" office:value="1096.811" calcext:value-type="float">
            <text:p><text:s text:c="2"/>1 097</text:p>
          </table:table-cell>
          <table:table-cell office:value-type="float" office:value="1128.708" calcext:value-type="float">
            <text:p><text:s text:c="2"/>1 129</text:p>
          </table:table-cell>
          <table:table-cell office:value-type="float" office:value="1159.584" calcext:value-type="float">
            <text:p><text:s text:c="2"/>1 160</text:p>
          </table:table-cell>
          <table:table-cell office:value-type="float" office:value="1182.053" calcext:value-type="float">
            <text:p><text:s text:c="2"/>1 182</text:p>
          </table:table-cell>
          <table:table-cell office:value-type="float" office:value="1191.384" calcext:value-type="float">
            <text:p><text:s text:c="2"/>1 191</text:p>
          </table:table-cell>
          <table:table-cell office:value-type="float" office:value="1184.687" calcext:value-type="float">
            <text:p><text:s text:c="2"/>1 185</text:p>
          </table:table-cell>
          <table:table-cell office:value-type="float" office:value="1165.054" calcext:value-type="float">
            <text:p><text:s text:c="2"/>1 165</text:p>
          </table:table-cell>
          <table:table-cell office:value-type="float" office:value="1141.048" calcext:value-type="float">
            <text:p><text:s text:c="2"/>1 141</text:p>
          </table:table-cell>
          <table:table-cell office:value-type="float" office:value="1124.752" calcext:value-type="float">
            <text:p><text:s text:c="2"/>1 125</text:p>
          </table:table-cell>
          <table:table-cell office:value-type="float" office:value="1124.649" calcext:value-type="float">
            <text:p><text:s text:c="2"/>1 125</text:p>
          </table:table-cell>
          <table:table-cell office:value-type="float" office:value="1144.093" calcext:value-type="float">
            <text:p><text:s text:c="2"/>1 144</text:p>
          </table:table-cell>
          <table:table-cell office:value-type="float" office:value="1180.05" calcext:value-type="float">
            <text:p><text:s text:c="2"/>1 180</text:p>
          </table:table-cell>
          <table:table-cell office:value-type="float" office:value="1226.926" calcext:value-type="float">
            <text:p><text:s text:c="2"/>1 227</text:p>
          </table:table-cell>
          <table:table-cell office:value-type="float" office:value="1276.127" calcext:value-type="float">
            <text:p><text:s text:c="2"/>1 276</text:p>
          </table:table-cell>
          <table:table-cell office:value-type="float" office:value="1321.421" calcext:value-type="float">
            <text:p><text:s text:c="2"/>1 321</text:p>
          </table:table-cell>
          <table:table-cell office:value-type="float" office:value="1361.346" calcext:value-type="float">
            <text:p><text:s text:c="2"/>1 361</text:p>
          </table:table-cell>
          <table:table-cell office:value-type="float" office:value="1398.017" calcext:value-type="float">
            <text:p><text:s text:c="2"/>1 398</text:p>
          </table:table-cell>
          <table:table-cell office:value-type="float" office:value="1433.1" calcext:value-type="float">
            <text:p><text:s text:c="2"/>1 433</text:p>
          </table:table-cell>
          <table:table-cell office:value-type="float" office:value="1469.436" calcext:value-type="float">
            <text:p><text:s text:c="2"/>1 469</text:p>
          </table:table-cell>
          <table:table-cell office:value-type="float" office:value="1509.183" calcext:value-type="float">
            <text:p><text:s text:c="2"/>1 509</text:p>
          </table:table-cell>
          <table:table-cell office:value-type="float" office:value="1552.787" calcext:value-type="float">
            <text:p><text:s text:c="2"/>1 553</text:p>
          </table:table-cell>
          <table:table-cell office:value-type="float" office:value="1599.645" calcext:value-type="float">
            <text:p><text:s text:c="2"/>1 600</text:p>
          </table:table-cell>
          <table:table-cell office:value-type="float" office:value="1649.698" calcext:value-type="float">
            <text:p><text:s text:c="2"/>1 650</text:p>
          </table:table-cell>
          <table:table-cell office:value-type="float" office:value="1702.656" calcext:value-type="float">
            <text:p><text:s text:c="2"/>1 703</text:p>
          </table:table-cell>
          <table:table-cell office:value-type="float" office:value="1758.477" calcext:value-type="float">
            <text:p><text:s text:c="2"/>1 758</text:p>
          </table:table-cell>
          <table:table-cell office:value-type="float" office:value="1817.036" calcext:value-type="float">
            <text:p><text:s text:c="2"/>1 817</text:p>
          </table:table-cell>
          <table:table-cell office:value-type="float" office:value="1878.94" calcext:value-type="float">
            <text:p><text:s text:c="2"/>1 879</text:p>
          </table:table-cell>
          <table:table-cell office:value-type="float" office:value="1945.678" calcext:value-type="float">
            <text:p><text:s text:c="2"/>1 946</text:p>
          </table:table-cell>
          <table:table-cell office:value-type="float" office:value="2019.227" calcext:value-type="float">
            <text:p><text:s text:c="2"/>2 019</text:p>
          </table:table-cell>
          <table:table-cell office:value-type="float" office:value="2100.883" calcext:value-type="float">
            <text:p><text:s text:c="2"/>2 101</text:p>
          </table:table-cell>
          <table:table-cell office:value-type="float" office:value="2190.399" calcext:value-type="float">
            <text:p><text:s text:c="2"/>2 190</text:p>
          </table:table-cell>
          <table:table-cell office:value-type="float" office:value="2286.985" calcext:value-type="float">
            <text:p><text:s text:c="2"/>2 287</text:p>
          </table:table-cell>
          <table:table-cell office:value-type="float" office:value="2390.599" calcext:value-type="float">
            <text:p><text:s text:c="2"/>2 391</text:p>
          </table:table-cell>
          <table:table-cell office:value-type="float" office:value="2501.078" calcext:value-type="float">
            <text:p><text:s text:c="2"/>2 501</text:p>
          </table:table-cell>
          <table:table-cell office:value-type="float" office:value="2617.702" calcext:value-type="float">
            <text:p><text:s text:c="2"/>2 618</text:p>
          </table:table-cell>
          <table:table-cell office:value-type="float" office:value="2741.578" calcext:value-type="float">
            <text:p><text:s text:c="2"/>2 742</text:p>
          </table:table-cell>
          <table:table-cell office:value-type="float" office:value="2871.147" calcext:value-type="float">
            <text:p><text:s text:c="2"/>2 871</text:p>
          </table:table-cell>
          <table:table-cell office:value-type="float" office:value="2999.862" calcext:value-type="float">
            <text:p><text:s text:c="2"/>3 000</text:p>
          </table:table-cell>
          <table:table-cell office:value-type="float" office:value="3119.076" calcext:value-type="float">
            <text:p><text:s text:c="2"/>3 119</text:p>
          </table:table-cell>
          <table:table-cell office:value-type="float" office:value="3223.009" calcext:value-type="float">
            <text:p><text:s text:c="2"/>3 223</text:p>
          </table:table-cell>
          <table:table-cell office:value-type="float" office:value="3308.75" calcext:value-type="float">
            <text:p><text:s text:c="2"/>3 309</text:p>
          </table:table-cell>
          <table:table-cell office:value-type="float" office:value="3379.049" calcext:value-type="float">
            <text:p><text:s text:c="2"/>3 379</text:p>
          </table:table-cell>
          <table:table-cell office:value-type="float" office:value="3440.799" calcext:value-type="float">
            <text:p><text:s text:c="2"/>3 441</text:p>
          </table:table-cell>
          <table:table-cell office:value-type="float" office:value="3504.041" calcext:value-type="float">
            <text:p><text:s text:c="2"/>3 504</text:p>
          </table:table-cell>
          <table:table-cell office:value-type="float" office:value="3576.17" calcext:value-type="float">
            <text:p><text:s text:c="2"/>3 576</text:p>
          </table:table-cell>
          <table:table-cell office:value-type="float" office:value="3659.363" calcext:value-type="float">
            <text:p><text:s text:c="2"/>3 659</text:p>
          </table:table-cell>
          <table:table-cell office:value-type="float" office:value="3751.866" calcext:value-type="float">
            <text:p><text:s text:c="2"/>3 752</text:p>
          </table:table-cell>
          <table:table-cell office:value-type="float" office:value="3852.31" calcext:value-type="float">
            <text:p><text:s text:c="2"/>3 852</text:p>
          </table:table-cell>
          <table:table-cell office:value-type="float" office:value="3957.984" calcext:value-type="float">
            <text:p><text:s text:c="2"/>3 958</text:p>
          </table:table-cell>
          <table:table-cell office:value-type="float" office:value="4066.829" calcext:value-type="float">
            <text:p><text:s text:c="2"/>4 067</text:p>
          </table:table-cell>
          <table:table-cell office:value-type="float" office:value="4178.875" calcext:value-type="float">
            <text:p><text:s text:c="2"/>4 179</text:p>
          </table:table-cell>
          <table:table-cell office:value-type="float" office:value="4294.96" calcext:value-type="float">
            <text:p><text:s text:c="2"/>4 295</text:p>
          </table:table-cell>
          <table:table-cell office:value-type="float" office:value="4414.644" calcext:value-type="float">
            <text:p><text:s text:c="2"/>4 415</text:p>
          </table:table-cell>
          <table:table-cell office:value-type="float" office:value="4537.425" calcext:value-type="float">
            <text:p><text:s text:c="2"/>4 537</text:p>
          </table:table-cell>
          <table:table-cell office:value-type="float" office:value="4662.884" calcext:value-type="float">
            <text:p><text:s text:c="2"/>4 6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yrian Arab Republic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413.331" calcext:value-type="float">
            <text:p><text:s text:c="2"/>3 413</text:p>
          </table:table-cell>
          <table:table-cell office:value-type="float" office:value="3498.526" calcext:value-type="float">
            <text:p><text:s text:c="2"/>3 499</text:p>
          </table:table-cell>
          <table:table-cell office:value-type="float" office:value="3591.006" calcext:value-type="float">
            <text:p><text:s text:c="2"/>3 591</text:p>
          </table:table-cell>
          <table:table-cell office:value-type="float" office:value="3690.735" calcext:value-type="float">
            <text:p><text:s text:c="2"/>3 691</text:p>
          </table:table-cell>
          <table:table-cell office:value-type="float" office:value="3797.624" calcext:value-type="float">
            <text:p><text:s text:c="2"/>3 798</text:p>
          </table:table-cell>
          <table:table-cell office:value-type="float" office:value="3911.501" calcext:value-type="float">
            <text:p><text:s text:c="2"/>3 912</text:p>
          </table:table-cell>
          <table:table-cell office:value-type="float" office:value="4032.069" calcext:value-type="float">
            <text:p><text:s text:c="2"/>4 032</text:p>
          </table:table-cell>
          <table:table-cell office:value-type="float" office:value="4158.976" calcext:value-type="float">
            <text:p><text:s text:c="2"/>4 159</text:p>
          </table:table-cell>
          <table:table-cell office:value-type="float" office:value="4291.803" calcext:value-type="float">
            <text:p><text:s text:c="2"/>4 292</text:p>
          </table:table-cell>
          <table:table-cell office:value-type="float" office:value="4430.101" calcext:value-type="float">
            <text:p><text:s text:c="2"/>4 430</text:p>
          </table:table-cell>
          <table:table-cell office:value-type="float" office:value="4573.512" calcext:value-type="float">
            <text:p><text:s text:c="2"/>4 574</text:p>
          </table:table-cell>
          <table:table-cell office:value-type="float" office:value="4721.896" calcext:value-type="float">
            <text:p><text:s text:c="2"/>4 722</text:p>
          </table:table-cell>
          <table:table-cell office:value-type="float" office:value="4875.422" calcext:value-type="float">
            <text:p><text:s text:c="2"/>4 875</text:p>
          </table:table-cell>
          <table:table-cell office:value-type="float" office:value="5034.646" calcext:value-type="float">
            <text:p><text:s text:c="2"/>5 035</text:p>
          </table:table-cell>
          <table:table-cell office:value-type="float" office:value="5200.336" calcext:value-type="float">
            <text:p><text:s text:c="2"/>5 200</text:p>
          </table:table-cell>
          <table:table-cell office:value-type="float" office:value="5373.137" calcext:value-type="float">
            <text:p><text:s text:c="2"/>5 373</text:p>
          </table:table-cell>
          <table:table-cell office:value-type="float" office:value="5553.246" calcext:value-type="float">
            <text:p><text:s text:c="2"/>5 553</text:p>
          </table:table-cell>
          <table:table-cell office:value-type="float" office:value="5740.71" calcext:value-type="float">
            <text:p><text:s text:c="2"/>5 741</text:p>
          </table:table-cell>
          <table:table-cell office:value-type="float" office:value="5935.86" calcext:value-type="float">
            <text:p><text:s text:c="2"/>5 936</text:p>
          </table:table-cell>
          <table:table-cell office:value-type="float" office:value="6139.048" calcext:value-type="float">
            <text:p><text:s text:c="2"/>6 139</text:p>
          </table:table-cell>
          <table:table-cell office:value-type="float" office:value="6350.541" calcext:value-type="float">
            <text:p><text:s text:c="2"/>6 351</text:p>
          </table:table-cell>
          <table:table-cell office:value-type="float" office:value="6570.857" calcext:value-type="float">
            <text:p><text:s text:c="2"/>6 571</text:p>
          </table:table-cell>
          <table:table-cell office:value-type="float" office:value="6800.141" calcext:value-type="float">
            <text:p><text:s text:c="2"/>6 800</text:p>
          </table:table-cell>
          <table:table-cell office:value-type="float" office:value="7037.851" calcext:value-type="float">
            <text:p><text:s text:c="2"/>7 038</text:p>
          </table:table-cell>
          <table:table-cell office:value-type="float" office:value="7283.177" calcext:value-type="float">
            <text:p><text:s text:c="2"/>7 283</text:p>
          </table:table-cell>
          <table:table-cell office:value-type="float" office:value="7535.714" calcext:value-type="float">
            <text:p><text:s text:c="2"/>7 536</text:p>
          </table:table-cell>
          <table:table-cell office:value-type="float" office:value="7794.662" calcext:value-type="float">
            <text:p><text:s text:c="2"/>7 795</text:p>
          </table:table-cell>
          <table:table-cell office:value-type="float" office:value="8060.649" calcext:value-type="float">
            <text:p><text:s text:c="2"/>8 061</text:p>
          </table:table-cell>
          <table:table-cell office:value-type="float" office:value="8336.418" calcext:value-type="float">
            <text:p><text:s text:c="2"/>8 336</text:p>
          </table:table-cell>
          <table:table-cell office:value-type="float" office:value="8625.69" calcext:value-type="float">
            <text:p><text:s text:c="2"/>8 626</text:p>
          </table:table-cell>
          <table:table-cell office:value-type="float" office:value="8930.774" calcext:value-type="float">
            <text:p><text:s text:c="2"/>8 931</text:p>
          </table:table-cell>
          <table:table-cell office:value-type="float" office:value="9252.851" calcext:value-type="float">
            <text:p><text:s text:c="2"/>9 253</text:p>
          </table:table-cell>
          <table:table-cell office:value-type="float" office:value="9590.227" calcext:value-type="float">
            <text:p><text:s text:c="2"/>9 590</text:p>
          </table:table-cell>
          <table:table-cell office:value-type="float" office:value="9938.847" calcext:value-type="float">
            <text:p><text:s text:c="2"/>9 939</text:p>
          </table:table-cell>
          <table:table-cell office:value-type="float" office:value="10293.049" calcext:value-type="float">
            <text:p><text:s text:c="2"/>10 293</text:p>
          </table:table-cell>
          <table:table-cell office:value-type="float" office:value="10648.632" calcext:value-type="float">
            <text:p><text:s text:c="2"/>10 649</text:p>
          </table:table-cell>
          <table:table-cell office:value-type="float" office:value="11004.272" calcext:value-type="float">
            <text:p><text:s text:c="2"/>11 004</text:p>
          </table:table-cell>
          <table:table-cell office:value-type="float" office:value="11360.852" calcext:value-type="float">
            <text:p><text:s text:c="2"/>11 361</text:p>
          </table:table-cell>
          <table:table-cell office:value-type="float" office:value="11719.071" calcext:value-type="float">
            <text:p><text:s text:c="2"/>11 719</text:p>
          </table:table-cell>
          <table:table-cell office:value-type="float" office:value="12080.444" calcext:value-type="float">
            <text:p><text:s text:c="2"/>12 080</text:p>
          </table:table-cell>
          <table:table-cell office:value-type="float" office:value="12446.171" calcext:value-type="float">
            <text:p><text:s text:c="2"/>12 446</text:p>
          </table:table-cell>
          <table:table-cell office:value-type="float" office:value="12815.219" calcext:value-type="float">
            <text:p><text:s text:c="2"/>12 815</text:p>
          </table:table-cell>
          <table:table-cell office:value-type="float" office:value="13187.085" calcext:value-type="float">
            <text:p><text:s text:c="2"/>13 187</text:p>
          </table:table-cell>
          <table:table-cell office:value-type="float" office:value="13564.167" calcext:value-type="float">
            <text:p><text:s text:c="2"/>13 564</text:p>
          </table:table-cell>
          <table:table-cell office:value-type="float" office:value="13949.697" calcext:value-type="float">
            <text:p><text:s text:c="2"/>13 950</text:p>
          </table:table-cell>
          <table:table-cell office:value-type="float" office:value="14345.492" calcext:value-type="float">
            <text:p><text:s text:c="2"/>14 345</text:p>
          </table:table-cell>
          <table:table-cell office:value-type="float" office:value="14755.286" calcext:value-type="float">
            <text:p><text:s text:c="2"/>14 755</text:p>
          </table:table-cell>
          <table:table-cell office:value-type="float" office:value="15177.456" calcext:value-type="float">
            <text:p><text:s text:c="2"/>15 177</text:p>
          </table:table-cell>
          <table:table-cell office:value-type="float" office:value="15602.21" calcext:value-type="float">
            <text:p><text:s text:c="2"/>15 602</text:p>
          </table:table-cell>
          <table:table-cell office:value-type="float" office:value="16016.092" calcext:value-type="float">
            <text:p><text:s text:c="2"/>16 016</text:p>
          </table:table-cell>
          <table:table-cell office:value-type="float" office:value="16410.848" calcext:value-type="float">
            <text:p><text:s text:c="2"/>16 411</text:p>
          </table:table-cell>
          <table:table-cell office:value-type="float" office:value="16766.899" calcext:value-type="float">
            <text:p><text:s text:c="2"/>16 767</text:p>
          </table:table-cell>
          <table:table-cell office:value-type="float" office:value="17087.901" calcext:value-type="float">
            <text:p><text:s text:c="2"/>17 088</text:p>
          </table:table-cell>
          <table:table-cell office:value-type="float" office:value="17415.266" calcext:value-type="float">
            <text:p><text:s text:c="2"/>17 415</text:p>
          </table:table-cell>
          <table:table-cell office:value-type="float" office:value="17806.638" calcext:value-type="float">
            <text:p><text:s text:c="2"/>17 807</text:p>
          </table:table-cell>
          <table:table-cell office:value-type="float" office:value="18294.611" calcext:value-type="float">
            <text:p><text:s text:c="2"/>18 295</text:p>
          </table:table-cell>
          <table:table-cell office:value-type="float" office:value="18914.977" calcext:value-type="float">
            <text:p><text:s text:c="2"/>18 915</text:p>
          </table:table-cell>
          <table:table-cell office:value-type="float" office:value="19632.806" calcext:value-type="float">
            <text:p><text:s text:c="2"/>19 633</text:p>
          </table:table-cell>
          <table:table-cell office:value-type="float" office:value="20325.443" calcext:value-type="float">
            <text:p><text:s text:c="2"/>20 325</text:p>
          </table:table-cell>
          <table:table-cell office:value-type="float" office:value="20824.893" calcext:value-type="float">
            <text:p><text:s text:c="2"/>20 825</text:p>
          </table:table-cell>
          <table:table-cell office:value-type="float" office:value="21018.834" calcext:value-type="float">
            <text:p><text:s text:c="2"/>21 019</text:p>
          </table:table-cell>
          <table:table-cell office:value-type="float" office:value="20863.993" calcext:value-type="float">
            <text:p><text:s text:c="2"/>20 864</text:p>
          </table:table-cell>
          <table:table-cell office:value-type="float" office:value="20420.701" calcext:value-type="float">
            <text:p><text:s text:c="2"/>20 421</text:p>
          </table:table-cell>
          <table:table-cell office:value-type="float" office:value="19809.141" calcext:value-type="float">
            <text:p><text:s text:c="2"/>19 809</text:p>
          </table:table-cell>
          <table:table-cell office:value-type="float" office:value="19203.09" calcext:value-type="float">
            <text:p><text:s text:c="2"/>19 203</text:p>
          </table:table-cell>
          <table:table-cell office:value-type="float" office:value="18734.987" calcext:value-type="float">
            <text:p><text:s text:c="2"/>18 7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urkey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1408.401" calcext:value-type="float">
            <text:p><text:s text:c="2"/>21 408</text:p>
          </table:table-cell>
          <table:table-cell office:value-type="float" office:value="21951.206" calcext:value-type="float">
            <text:p><text:s text:c="2"/>21 951</text:p>
          </table:table-cell>
          <table:table-cell office:value-type="float" office:value="22508.947" calcext:value-type="float">
            <text:p><text:s text:c="2"/>22 509</text:p>
          </table:table-cell>
          <table:table-cell office:value-type="float" office:value="23081.575" calcext:value-type="float">
            <text:p><text:s text:c="2"/>23 082</text:p>
          </table:table-cell>
          <table:table-cell office:value-type="float" office:value="23668.906" calcext:value-type="float">
            <text:p><text:s text:c="2"/>23 669</text:p>
          </table:table-cell>
          <table:table-cell office:value-type="float" office:value="24270.585" calcext:value-type="float">
            <text:p><text:s text:c="2"/>24 271</text:p>
          </table:table-cell>
          <table:table-cell office:value-type="float" office:value="24886.111" calcext:value-type="float">
            <text:p><text:s text:c="2"/>24 886</text:p>
          </table:table-cell>
          <table:table-cell office:value-type="float" office:value="25514.81" calcext:value-type="float">
            <text:p><text:s text:c="2"/>25 515</text:p>
          </table:table-cell>
          <table:table-cell office:value-type="float" office:value="26155.911" calcext:value-type="float">
            <text:p><text:s text:c="2"/>26 156</text:p>
          </table:table-cell>
          <table:table-cell office:value-type="float" office:value="26808.621" calcext:value-type="float">
            <text:p><text:s text:c="2"/>26 809</text:p>
          </table:table-cell>
          <table:table-cell office:value-type="float" office:value="27472.331" calcext:value-type="float">
            <text:p><text:s text:c="2"/>27 472</text:p>
          </table:table-cell>
          <table:table-cell office:value-type="float" office:value="28146.893" calcext:value-type="float">
            <text:p><text:s text:c="2"/>28 147</text:p>
          </table:table-cell>
          <table:table-cell office:value-type="float" office:value="28832.805" calcext:value-type="float">
            <text:p><text:s text:c="2"/>28 833</text:p>
          </table:table-cell>
          <table:table-cell office:value-type="float" office:value="29531.342" calcext:value-type="float">
            <text:p><text:s text:c="2"/>29 531</text:p>
          </table:table-cell>
          <table:table-cell office:value-type="float" office:value="30244.232" calcext:value-type="float">
            <text:p><text:s text:c="2"/>30 244</text:p>
          </table:table-cell>
          <table:table-cell office:value-type="float" office:value="30972.965" calcext:value-type="float">
            <text:p><text:s text:c="2"/>30 973</text:p>
          </table:table-cell>
          <table:table-cell office:value-type="float" office:value="31717.477" calcext:value-type="float">
            <text:p><text:s text:c="2"/>31 717</text:p>
          </table:table-cell>
          <table:table-cell office:value-type="float" office:value="32477.961" calcext:value-type="float">
            <text:p><text:s text:c="2"/>32 478</text:p>
          </table:table-cell>
          <table:table-cell office:value-type="float" office:value="33256.432" calcext:value-type="float">
            <text:p><text:s text:c="2"/>33 256</text:p>
          </table:table-cell>
          <table:table-cell office:value-type="float" office:value="34055.361" calcext:value-type="float">
            <text:p><text:s text:c="2"/>34 055</text:p>
          </table:table-cell>
          <table:table-cell office:value-type="float" office:value="34876.267" calcext:value-type="float">
            <text:p><text:s text:c="2"/>34 876</text:p>
          </table:table-cell>
          <table:table-cell office:value-type="float" office:value="35720.568" calcext:value-type="float">
            <text:p><text:s text:c="2"/>35 721</text:p>
          </table:table-cell>
          <table:table-cell office:value-type="float" office:value="36587.225" calcext:value-type="float">
            <text:p><text:s text:c="2"/>36 587</text:p>
          </table:table-cell>
          <table:table-cell office:value-type="float" office:value="37472.298" calcext:value-type="float">
            <text:p><text:s text:c="2"/>37 472</text:p>
          </table:table-cell>
          <table:table-cell office:value-type="float" office:value="38370.241" calcext:value-type="float">
            <text:p><text:s text:c="2"/>38 370</text:p>
          </table:table-cell>
          <table:table-cell office:value-type="float" office:value="39277.211" calcext:value-type="float">
            <text:p><text:s text:c="2"/>39 277</text:p>
          </table:table-cell>
          <table:table-cell office:value-type="float" office:value="40189.511" calcext:value-type="float">
            <text:p><text:s text:c="2"/>40 190</text:p>
          </table:table-cell>
          <table:table-cell office:value-type="float" office:value="41108.248" calcext:value-type="float">
            <text:p><text:s text:c="2"/>41 108</text:p>
          </table:table-cell>
          <table:table-cell office:value-type="float" office:value="42039.935" calcext:value-type="float">
            <text:p><text:s text:c="2"/>42 040</text:p>
          </table:table-cell>
          <table:table-cell office:value-type="float" office:value="42993.991" calcext:value-type="float">
            <text:p><text:s text:c="2"/>42 994</text:p>
          </table:table-cell>
          <table:table-cell office:value-type="float" office:value="43975.921" calcext:value-type="float">
            <text:p><text:s text:c="2"/>43 976</text:p>
          </table:table-cell>
          <table:table-cell office:value-type="float" office:value="44988.356" calcext:value-type="float">
            <text:p><text:s text:c="2"/>44 988</text:p>
          </table:table-cell>
          <table:table-cell office:value-type="float" office:value="46025.357" calcext:value-type="float">
            <text:p><text:s text:c="2"/>46 025</text:p>
          </table:table-cell>
          <table:table-cell office:value-type="float" office:value="47073.422" calcext:value-type="float">
            <text:p><text:s text:c="2"/>47 073</text:p>
          </table:table-cell>
          <table:table-cell office:value-type="float" office:value="48114.105" calcext:value-type="float">
            <text:p><text:s text:c="2"/>48 114</text:p>
          </table:table-cell>
          <table:table-cell office:value-type="float" office:value="49133.883" calcext:value-type="float">
            <text:p><text:s text:c="2"/>49 134</text:p>
          </table:table-cell>
          <table:table-cell office:value-type="float" office:value="50128.489" calcext:value-type="float">
            <text:p><text:s text:c="2"/>50 128</text:p>
          </table:table-cell>
          <table:table-cell office:value-type="float" office:value="51100.878" calcext:value-type="float">
            <text:p><text:s text:c="2"/>51 101</text:p>
          </table:table-cell>
          <table:table-cell office:value-type="float" office:value="52053.704" calcext:value-type="float">
            <text:p><text:s text:c="2"/>52 054</text:p>
          </table:table-cell>
          <table:table-cell office:value-type="float" office:value="52992.429" calcext:value-type="float">
            <text:p><text:s text:c="2"/>52 992</text:p>
          </table:table-cell>
          <table:table-cell office:value-type="float" office:value="53921.699" calcext:value-type="float">
            <text:p><text:s text:c="2"/>53 922</text:p>
          </table:table-cell>
          <table:table-cell office:value-type="float" office:value="54840.531" calcext:value-type="float">
            <text:p><text:s text:c="2"/>54 841</text:p>
          </table:table-cell>
          <table:table-cell office:value-type="float" office:value="55748.875" calcext:value-type="float">
            <text:p><text:s text:c="2"/>55 749</text:p>
          </table:table-cell>
          <table:table-cell office:value-type="float" office:value="56653.729" calcext:value-type="float">
            <text:p><text:s text:c="2"/>56 654</text:p>
          </table:table-cell>
          <table:table-cell office:value-type="float" office:value="57564.132" calcext:value-type="float">
            <text:p><text:s text:c="2"/>57 564</text:p>
          </table:table-cell>
          <table:table-cell office:value-type="float" office:value="58486.381" calcext:value-type="float">
            <text:p><text:s text:c="2"/>58 486</text:p>
          </table:table-cell>
          <table:table-cell office:value-type="float" office:value="59423.208" calcext:value-type="float">
            <text:p><text:s text:c="2"/>59 423</text:p>
          </table:table-cell>
          <table:table-cell office:value-type="float" office:value="60372.499" calcext:value-type="float">
            <text:p><text:s text:c="2"/>60 372</text:p>
          </table:table-cell>
          <table:table-cell office:value-type="float" office:value="61329.59" calcext:value-type="float">
            <text:p><text:s text:c="2"/>61 330</text:p>
          </table:table-cell>
          <table:table-cell office:value-type="float" office:value="62287.326" calcext:value-type="float">
            <text:p><text:s text:c="2"/>62 287</text:p>
          </table:table-cell>
          <table:table-cell office:value-type="float" office:value="63240.121" calcext:value-type="float">
            <text:p><text:s text:c="2"/>63 240</text:p>
          </table:table-cell>
          <table:table-cell office:value-type="float" office:value="64191.474" calcext:value-type="float">
            <text:p><text:s text:c="2"/>64 191</text:p>
          </table:table-cell>
          <table:table-cell office:value-type="float" office:value="65143.054" calcext:value-type="float">
            <text:p><text:s text:c="2"/>65 143</text:p>
          </table:table-cell>
          <table:table-cell office:value-type="float" office:value="66085.803" calcext:value-type="float">
            <text:p><text:s text:c="2"/>66 086</text:p>
          </table:table-cell>
          <table:table-cell office:value-type="float" office:value="67007.855" calcext:value-type="float">
            <text:p><text:s text:c="2"/>67 008</text:p>
          </table:table-cell>
          <table:table-cell office:value-type="float" office:value="67903.406" calcext:value-type="float">
            <text:p><text:s text:c="2"/>67 903</text:p>
          </table:table-cell>
          <table:table-cell office:value-type="float" office:value="68763.405" calcext:value-type="float">
            <text:p><text:s text:c="2"/>68 763</text:p>
          </table:table-cell>
          <table:table-cell office:value-type="float" office:value="69597.281" calcext:value-type="float">
            <text:p><text:s text:c="2"/>69 597</text:p>
          </table:table-cell>
          <table:table-cell office:value-type="float" office:value="70440.032" calcext:value-type="float">
            <text:p><text:s text:c="2"/>70 440</text:p>
          </table:table-cell>
          <table:table-cell office:value-type="float" office:value="71339.185" calcext:value-type="float">
            <text:p><text:s text:c="2"/>71 339</text:p>
          </table:table-cell>
          <table:table-cell office:value-type="float" office:value="72326.914" calcext:value-type="float">
            <text:p><text:s text:c="2"/>72 327</text:p>
          </table:table-cell>
          <table:table-cell office:value-type="float" office:value="73409.455" calcext:value-type="float">
            <text:p><text:s text:c="2"/>73 409</text:p>
          </table:table-cell>
          <table:table-cell office:value-type="float" office:value="74569.867" calcext:value-type="float">
            <text:p><text:s text:c="2"/>74 570</text:p>
          </table:table-cell>
          <table:table-cell office:value-type="float" office:value="75787.333" calcext:value-type="float">
            <text:p><text:s text:c="2"/>75 787</text:p>
          </table:table-cell>
          <table:table-cell office:value-type="float" office:value="77030.628" calcext:value-type="float">
            <text:p><text:s text:c="2"/>77 031</text:p>
          </table:table-cell>
          <table:table-cell office:value-type="float" office:value="78271.472" calcext:value-type="float">
            <text:p><text:s text:c="2"/>78 2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nited Arab Emirate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69.588" calcext:value-type="float">
            <text:p><text:s text:c="3"/>70</text:p>
          </table:table-cell>
          <table:table-cell office:value-type="float" office:value="67.32" calcext:value-type="float">
            <text:p><text:s text:c="3"/>67</text:p>
          </table:table-cell>
          <table:table-cell office:value-type="float" office:value="69.063" calcext:value-type="float">
            <text:p><text:s text:c="3"/>69</text:p>
          </table:table-cell>
          <table:table-cell office:value-type="float" office:value="72.63" calcext:value-type="float">
            <text:p><text:s text:c="3"/>73</text:p>
          </table:table-cell>
          <table:table-cell office:value-type="float" office:value="76.46" calcext:value-type="float">
            <text:p><text:s text:c="3"/>76</text:p>
          </table:table-cell>
          <table:table-cell office:value-type="float" office:value="79.578" calcext:value-type="float">
            <text:p><text:s text:c="3"/>80</text:p>
          </table:table-cell>
          <table:table-cell office:value-type="float" office:value="81.682" calcext:value-type="float">
            <text:p><text:s text:c="3"/>82</text:p>
          </table:table-cell>
          <table:table-cell office:value-type="float" office:value="83.068" calcext:value-type="float">
            <text:p><text:s text:c="3"/>83</text:p>
          </table:table-cell>
          <table:table-cell office:value-type="float" office:value="84.559" calcext:value-type="float">
            <text:p><text:s text:c="3"/>85</text:p>
          </table:table-cell>
          <table:table-cell office:value-type="float" office:value="87.362" calcext:value-type="float">
            <text:p><text:s text:c="3"/>87</text:p>
          </table:table-cell>
          <table:table-cell office:value-type="float" office:value="92.634" calcext:value-type="float">
            <text:p><text:s text:c="3"/>93</text:p>
          </table:table-cell>
          <table:table-cell office:value-type="float" office:value="101.078" calcext:value-type="float">
            <text:p><text:s text:c="3"/>101</text:p>
          </table:table-cell>
          <table:table-cell office:value-type="float" office:value="112.472" calcext:value-type="float">
            <text:p><text:s text:c="3"/>112</text:p>
          </table:table-cell>
          <table:table-cell office:value-type="float" office:value="125.566" calcext:value-type="float">
            <text:p><text:s text:c="3"/>126</text:p>
          </table:table-cell>
          <table:table-cell office:value-type="float" office:value="138.529" calcext:value-type="float">
            <text:p><text:s text:c="3"/>139</text:p>
          </table:table-cell>
          <table:table-cell office:value-type="float" office:value="150.362" calcext:value-type="float">
            <text:p><text:s text:c="3"/>150</text:p>
          </table:table-cell>
          <table:table-cell office:value-type="float" office:value="160.481" calcext:value-type="float">
            <text:p><text:s text:c="3"/>160</text:p>
          </table:table-cell>
          <table:table-cell office:value-type="float" office:value="170.283" calcext:value-type="float">
            <text:p><text:s text:c="3"/>170</text:p>
          </table:table-cell>
          <table:table-cell office:value-type="float" office:value="183.194" calcext:value-type="float">
            <text:p><text:s text:c="3"/>183</text:p>
          </table:table-cell>
          <table:table-cell office:value-type="float" office:value="203.82" calcext:value-type="float">
            <text:p><text:s text:c="3"/>204</text:p>
          </table:table-cell>
          <table:table-cell office:value-type="float" office:value="235.499" calcext:value-type="float">
            <text:p><text:s text:c="3"/>235</text:p>
          </table:table-cell>
          <table:table-cell office:value-type="float" office:value="278.808" calcext:value-type="float">
            <text:p><text:s text:c="3"/>279</text:p>
          </table:table-cell>
          <table:table-cell office:value-type="float" office:value="332.76" calcext:value-type="float">
            <text:p><text:s text:c="3"/>333</text:p>
          </table:table-cell>
          <table:table-cell office:value-type="float" office:value="397.174" calcext:value-type="float">
            <text:p><text:s text:c="3"/>397</text:p>
          </table:table-cell>
          <table:table-cell office:value-type="float" office:value="471.364" calcext:value-type="float">
            <text:p><text:s text:c="3"/>471</text:p>
          </table:table-cell>
          <table:table-cell office:value-type="float" office:value="554.324" calcext:value-type="float">
            <text:p><text:s text:c="3"/>554</text:p>
          </table:table-cell>
          <table:table-cell office:value-type="float" office:value="646.943" calcext:value-type="float">
            <text:p><text:s text:c="3"/>647</text:p>
          </table:table-cell>
          <table:table-cell office:value-type="float" office:value="748.117" calcext:value-type="float">
            <text:p><text:s text:c="3"/>748</text:p>
          </table:table-cell>
          <table:table-cell office:value-type="float" office:value="852.262" calcext:value-type="float">
            <text:p><text:s text:c="3"/>852</text:p>
          </table:table-cell>
          <table:table-cell office:value-type="float" office:value="952.04" calcext:value-type="float">
            <text:p><text:s text:c="3"/>952</text:p>
          </table:table-cell>
          <table:table-cell office:value-type="float" office:value="1042.384" calcext:value-type="float">
            <text:p><text:s text:c="2"/>1 042</text:p>
          </table:table-cell>
          <table:table-cell office:value-type="float" office:value="1120.9" calcext:value-type="float">
            <text:p><text:s text:c="2"/>1 121</text:p>
          </table:table-cell>
          <table:table-cell office:value-type="float" office:value="1189.545" calcext:value-type="float">
            <text:p><text:s text:c="2"/>1 190</text:p>
          </table:table-cell>
          <table:table-cell office:value-type="float" office:value="1253.06" calcext:value-type="float">
            <text:p><text:s text:c="2"/>1 253</text:p>
          </table:table-cell>
          <table:table-cell office:value-type="float" office:value="1318.478" calcext:value-type="float">
            <text:p><text:s text:c="2"/>1 318</text:p>
          </table:table-cell>
          <table:table-cell office:value-type="float" office:value="1391.052" calcext:value-type="float">
            <text:p><text:s text:c="2"/>1 391</text:p>
          </table:table-cell>
          <table:table-cell office:value-type="float" office:value="1472.218" calcext:value-type="float">
            <text:p><text:s text:c="2"/>1 472</text:p>
          </table:table-cell>
          <table:table-cell office:value-type="float" office:value="1560.718" calcext:value-type="float">
            <text:p><text:s text:c="2"/>1 561</text:p>
          </table:table-cell>
          <table:table-cell office:value-type="float" office:value="1655.849" calcext:value-type="float">
            <text:p><text:s text:c="2"/>1 656</text:p>
          </table:table-cell>
          <table:table-cell office:value-type="float" office:value="1756.043" calcext:value-type="float">
            <text:p><text:s text:c="2"/>1 756</text:p>
          </table:table-cell>
          <table:table-cell office:value-type="float" office:value="1860.174" calcext:value-type="float">
            <text:p><text:s text:c="2"/>1 860</text:p>
          </table:table-cell>
          <table:table-cell office:value-type="float" office:value="1970.026" calcext:value-type="float">
            <text:p><text:s text:c="2"/>1 970</text:p>
          </table:table-cell>
          <table:table-cell office:value-type="float" office:value="2086.639" calcext:value-type="float">
            <text:p><text:s text:c="2"/>2 087</text:p>
          </table:table-cell>
          <table:table-cell office:value-type="float" office:value="2207.405" calcext:value-type="float">
            <text:p><text:s text:c="2"/>2 207</text:p>
          </table:table-cell>
          <table:table-cell office:value-type="float" office:value="2328.686" calcext:value-type="float">
            <text:p><text:s text:c="2"/>2 329</text:p>
          </table:table-cell>
          <table:table-cell office:value-type="float" office:value="2448.82" calcext:value-type="float">
            <text:p><text:s text:c="2"/>2 449</text:p>
          </table:table-cell>
          <table:table-cell office:value-type="float" office:value="2571.02" calcext:value-type="float">
            <text:p><text:s text:c="2"/>2 571</text:p>
          </table:table-cell>
          <table:table-cell office:value-type="float" office:value="2700.01" calcext:value-type="float">
            <text:p><text:s text:c="2"/>2 700</text:p>
          </table:table-cell>
          <table:table-cell office:value-type="float" office:value="2838.145" calcext:value-type="float">
            <text:p><text:s text:c="2"/>2 838</text:p>
          </table:table-cell>
          <table:table-cell office:value-type="float" office:value="2988.162" calcext:value-type="float">
            <text:p><text:s text:c="2"/>2 988</text:p>
          </table:table-cell>
          <table:table-cell office:value-type="float" office:value="3154.925" calcext:value-type="float">
            <text:p><text:s text:c="2"/>3 155</text:p>
          </table:table-cell>
          <table:table-cell office:value-type="float" office:value="3326.032" calcext:value-type="float">
            <text:p><text:s text:c="2"/>3 326</text:p>
          </table:table-cell>
          <table:table-cell office:value-type="float" office:value="3507.232" calcext:value-type="float">
            <text:p><text:s text:c="2"/>3 507</text:p>
          </table:table-cell>
          <table:table-cell office:value-type="float" office:value="3741.932" calcext:value-type="float">
            <text:p><text:s text:c="2"/>3 742</text:p>
          </table:table-cell>
          <table:table-cell office:value-type="float" office:value="4087.931" calcext:value-type="float">
            <text:p><text:s text:c="2"/>4 088</text:p>
          </table:table-cell>
          <table:table-cell office:value-type="float" office:value="4579.562" calcext:value-type="float">
            <text:p><text:s text:c="2"/>4 580</text:p>
          </table:table-cell>
          <table:table-cell office:value-type="float" office:value="5242.032" calcext:value-type="float">
            <text:p><text:s text:c="2"/>5 242</text:p>
          </table:table-cell>
          <table:table-cell office:value-type="float" office:value="6044.067" calcext:value-type="float">
            <text:p><text:s text:c="2"/>6 044</text:p>
          </table:table-cell>
          <table:table-cell office:value-type="float" office:value="6894.278" calcext:value-type="float">
            <text:p><text:s text:c="2"/>6 894</text:p>
          </table:table-cell>
          <table:table-cell office:value-type="float" office:value="7666.393" calcext:value-type="float">
            <text:p><text:s text:c="2"/>7 666</text:p>
          </table:table-cell>
          <table:table-cell office:value-type="float" office:value="8270.684" calcext:value-type="float">
            <text:p><text:s text:c="2"/>8 271</text:p>
          </table:table-cell>
          <table:table-cell office:value-type="float" office:value="8672.475" calcext:value-type="float">
            <text:p><text:s text:c="2"/>8 672</text:p>
          </table:table-cell>
          <table:table-cell office:value-type="float" office:value="8900.453" calcext:value-type="float">
            <text:p><text:s text:c="2"/>8 900</text:p>
          </table:table-cell>
          <table:table-cell office:value-type="float" office:value="9006.263" calcext:value-type="float">
            <text:p><text:s text:c="2"/>9 006</text:p>
          </table:table-cell>
          <table:table-cell office:value-type="float" office:value="9070.867" calcext:value-type="float">
            <text:p><text:s text:c="2"/>9 071</text:p>
          </table:table-cell>
          <table:table-cell office:value-type="float" office:value="9154.302" calcext:value-type="float">
            <text:p><text:s text:c="2"/>9 1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Yemen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4402.32" calcext:value-type="float">
            <text:p><text:s text:c="2"/>4 402</text:p>
          </table:table-cell>
          <table:table-cell office:value-type="float" office:value="4473.749" calcext:value-type="float">
            <text:p><text:s text:c="2"/>4 474</text:p>
          </table:table-cell>
          <table:table-cell office:value-type="float" office:value="4545.741" calcext:value-type="float">
            <text:p><text:s text:c="2"/>4 546</text:p>
          </table:table-cell>
          <table:table-cell office:value-type="float" office:value="4618.551" calcext:value-type="float">
            <text:p><text:s text:c="2"/>4 619</text:p>
          </table:table-cell>
          <table:table-cell office:value-type="float" office:value="4692.418" calcext:value-type="float">
            <text:p><text:s text:c="2"/>4 692</text:p>
          </table:table-cell>
          <table:table-cell office:value-type="float" office:value="4767.587" calcext:value-type="float">
            <text:p><text:s text:c="2"/>4 768</text:p>
          </table:table-cell>
          <table:table-cell office:value-type="float" office:value="4844.325" calcext:value-type="float">
            <text:p><text:s text:c="2"/>4 844</text:p>
          </table:table-cell>
          <table:table-cell office:value-type="float" office:value="4922.886" calcext:value-type="float">
            <text:p><text:s text:c="2"/>4 923</text:p>
          </table:table-cell>
          <table:table-cell office:value-type="float" office:value="5003.533" calcext:value-type="float">
            <text:p><text:s text:c="2"/>5 004</text:p>
          </table:table-cell>
          <table:table-cell office:value-type="float" office:value="5086.541" calcext:value-type="float">
            <text:p><text:s text:c="2"/>5 087</text:p>
          </table:table-cell>
          <table:table-cell office:value-type="float" office:value="5172.135" calcext:value-type="float">
            <text:p><text:s text:c="2"/>5 172</text:p>
          </table:table-cell>
          <table:table-cell office:value-type="float" office:value="5260.501" calcext:value-type="float">
            <text:p><text:s text:c="2"/>5 261</text:p>
          </table:table-cell>
          <table:table-cell office:value-type="float" office:value="5351.799" calcext:value-type="float">
            <text:p><text:s text:c="2"/>5 352</text:p>
          </table:table-cell>
          <table:table-cell office:value-type="float" office:value="5446.063" calcext:value-type="float">
            <text:p><text:s text:c="2"/>5 446</text:p>
          </table:table-cell>
          <table:table-cell office:value-type="float" office:value="5543.339" calcext:value-type="float">
            <text:p><text:s text:c="2"/>5 543</text:p>
          </table:table-cell>
          <table:table-cell office:value-type="float" office:value="5643.643" calcext:value-type="float">
            <text:p><text:s text:c="2"/>5 644</text:p>
          </table:table-cell>
          <table:table-cell office:value-type="float" office:value="5748.588" calcext:value-type="float">
            <text:p><text:s text:c="2"/>5 749</text:p>
          </table:table-cell>
          <table:table-cell office:value-type="float" office:value="5858.638" calcext:value-type="float">
            <text:p><text:s text:c="2"/>5 859</text:p>
          </table:table-cell>
          <table:table-cell office:value-type="float" office:value="5971.407" calcext:value-type="float">
            <text:p><text:s text:c="2"/>5 971</text:p>
          </table:table-cell>
          <table:table-cell office:value-type="float" office:value="6083.619" calcext:value-type="float">
            <text:p><text:s text:c="2"/>6 084</text:p>
          </table:table-cell>
          <table:table-cell office:value-type="float" office:value="6193.81" calcext:value-type="float">
            <text:p><text:s text:c="2"/>6 194</text:p>
          </table:table-cell>
          <table:table-cell office:value-type="float" office:value="6300.554" calcext:value-type="float">
            <text:p><text:s text:c="2"/>6 301</text:p>
          </table:table-cell>
          <table:table-cell office:value-type="float" office:value="6407.295" calcext:value-type="float">
            <text:p><text:s text:c="2"/>6 407</text:p>
          </table:table-cell>
          <table:table-cell office:value-type="float" office:value="6523.452" calcext:value-type="float">
            <text:p><text:s text:c="2"/>6 523</text:p>
          </table:table-cell>
          <table:table-cell office:value-type="float" office:value="6661.566" calcext:value-type="float">
            <text:p><text:s text:c="2"/>6 662</text:p>
          </table:table-cell>
          <table:table-cell office:value-type="float" office:value="6830.692" calcext:value-type="float">
            <text:p><text:s text:c="2"/>6 831</text:p>
          </table:table-cell>
          <table:table-cell office:value-type="float" office:value="7034.868" calcext:value-type="float">
            <text:p><text:s text:c="2"/>7 035</text:p>
          </table:table-cell>
          <table:table-cell office:value-type="float" office:value="7271.872" calcext:value-type="float">
            <text:p><text:s text:c="2"/>7 272</text:p>
          </table:table-cell>
          <table:table-cell office:value-type="float" office:value="7536.764" calcext:value-type="float">
            <text:p><text:s text:c="2"/>7 537</text:p>
          </table:table-cell>
          <table:table-cell office:value-type="float" office:value="7821.552" calcext:value-type="float">
            <text:p><text:s text:c="2"/>7 822</text:p>
          </table:table-cell>
          <table:table-cell office:value-type="float" office:value="8120.497" calcext:value-type="float">
            <text:p><text:s text:c="2"/>8 120</text:p>
          </table:table-cell>
          <table:table-cell office:value-type="float" office:value="8434.017" calcext:value-type="float">
            <text:p><text:s text:c="2"/>8 434</text:p>
          </table:table-cell>
          <table:table-cell office:value-type="float" office:value="8764.621" calcext:value-type="float">
            <text:p><text:s text:c="2"/>8 765</text:p>
          </table:table-cell>
          <table:table-cell office:value-type="float" office:value="9111.097" calcext:value-type="float">
            <text:p><text:s text:c="2"/>9 111</text:p>
          </table:table-cell>
          <table:table-cell office:value-type="float" office:value="9472.17" calcext:value-type="float">
            <text:p><text:s text:c="2"/>9 472</text:p>
          </table:table-cell>
          <table:table-cell office:value-type="float" office:value="9847.899" calcext:value-type="float">
            <text:p><text:s text:c="2"/>9 848</text:p>
          </table:table-cell>
          <table:table-cell office:value-type="float" office:value="10232.733" calcext:value-type="float">
            <text:p><text:s text:c="2"/>10 233</text:p>
          </table:table-cell>
          <table:table-cell office:value-type="float" office:value="10628.585" calcext:value-type="float">
            <text:p><text:s text:c="2"/>10 629</text:p>
          </table:table-cell>
          <table:table-cell office:value-type="float" office:value="11051.504" calcext:value-type="float">
            <text:p><text:s text:c="2"/>11 052</text:p>
          </table:table-cell>
          <table:table-cell office:value-type="float" office:value="11523.267" calcext:value-type="float">
            <text:p><text:s text:c="2"/>11 523</text:p>
          </table:table-cell>
          <table:table-cell office:value-type="float" office:value="12057.039" calcext:value-type="float">
            <text:p><text:s text:c="2"/>12 057</text:p>
          </table:table-cell>
          <table:table-cell office:value-type="float" office:value="12661.614" calcext:value-type="float">
            <text:p><text:s text:c="2"/>12 662</text:p>
          </table:table-cell>
          <table:table-cell office:value-type="float" office:value="13325.583" calcext:value-type="float">
            <text:p><text:s text:c="2"/>13 326</text:p>
          </table:table-cell>
          <table:table-cell office:value-type="float" office:value="14017.239" calcext:value-type="float">
            <text:p><text:s text:c="2"/>14 017</text:p>
          </table:table-cell>
          <table:table-cell office:value-type="float" office:value="14692.686" calcext:value-type="float">
            <text:p><text:s text:c="2"/>14 693</text:p>
          </table:table-cell>
          <table:table-cell office:value-type="float" office:value="15320.653" calcext:value-type="float">
            <text:p><text:s text:c="2"/>15 321</text:p>
          </table:table-cell>
          <table:table-cell office:value-type="float" office:value="15889.449" calcext:value-type="float">
            <text:p><text:s text:c="2"/>15 889</text:p>
          </table:table-cell>
          <table:table-cell office:value-type="float" office:value="16408.954" calcext:value-type="float">
            <text:p><text:s text:c="2"/>16 409</text:p>
          </table:table-cell>
          <table:table-cell office:value-type="float" office:value="16896.21" calcext:value-type="float">
            <text:p><text:s text:c="2"/>16 896</text:p>
          </table:table-cell>
          <table:table-cell office:value-type="float" office:value="17378.098" calcext:value-type="float">
            <text:p><text:s text:c="2"/>17 378</text:p>
          </table:table-cell>
          <table:table-cell office:value-type="float" office:value="17874.725" calcext:value-type="float">
            <text:p><text:s text:c="2"/>17 875</text:p>
          </table:table-cell>
          <table:table-cell office:value-type="float" office:value="18390.135" calcext:value-type="float">
            <text:p><text:s text:c="2"/>18 390</text:p>
          </table:table-cell>
          <table:table-cell office:value-type="float" office:value="18919.179" calcext:value-type="float">
            <text:p><text:s text:c="2"/>18 919</text:p>
          </table:table-cell>
          <table:table-cell office:value-type="float" office:value="19462.086" calcext:value-type="float">
            <text:p><text:s text:c="2"/>19 462</text:p>
          </table:table-cell>
          <table:table-cell office:value-type="float" office:value="20017.068" calcext:value-type="float">
            <text:p><text:s text:c="2"/>20 017</text:p>
          </table:table-cell>
          <table:table-cell office:value-type="float" office:value="20582.927" calcext:value-type="float">
            <text:p><text:s text:c="2"/>20 583</text:p>
          </table:table-cell>
          <table:table-cell office:value-type="float" office:value="21160.534" calcext:value-type="float">
            <text:p><text:s text:c="2"/>21 161</text:p>
          </table:table-cell>
          <table:table-cell office:value-type="float" office:value="21751.605" calcext:value-type="float">
            <text:p><text:s text:c="2"/>21 752</text:p>
          </table:table-cell>
          <table:table-cell office:value-type="float" office:value="22356.391" calcext:value-type="float">
            <text:p><text:s text:c="2"/>22 356</text:p>
          </table:table-cell>
          <table:table-cell office:value-type="float" office:value="22974.929" calcext:value-type="float">
            <text:p><text:s text:c="2"/>22 975</text:p>
          </table:table-cell>
          <table:table-cell office:value-type="float" office:value="23606.779" calcext:value-type="float">
            <text:p><text:s text:c="2"/>23 607</text:p>
          </table:table-cell>
          <table:table-cell office:value-type="float" office:value="24252.206" calcext:value-type="float">
            <text:p><text:s text:c="2"/>24 252</text:p>
          </table:table-cell>
          <table:table-cell office:value-type="float" office:value="24909.969" calcext:value-type="float">
            <text:p><text:s text:c="2"/>24 910</text:p>
          </table:table-cell>
          <table:table-cell office:value-type="float" office:value="25576.322" calcext:value-type="float">
            <text:p><text:s text:c="2"/>25 576</text:p>
          </table:table-cell>
          <table:table-cell office:value-type="float" office:value="26246.327" calcext:value-type="float">
            <text:p><text:s text:c="2"/>26 246</text:p>
          </table:table-cell>
          <table:table-cell office:value-type="float" office:value="26916.207" calcext:value-type="float">
            <text:p><text:s text:c="2"/>26 9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EUROPE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49375.019" calcext:value-type="float">
            <text:p><text:s text:c="2"/>549 375</text:p>
          </table:table-cell>
          <table:table-cell office:value-type="float" office:value="554466.929" calcext:value-type="float">
            <text:p><text:s text:c="2"/>554 467</text:p>
          </table:table-cell>
          <table:table-cell office:value-type="float" office:value="559927.981" calcext:value-type="float">
            <text:p><text:s text:c="2"/>559 928</text:p>
          </table:table-cell>
          <table:table-cell office:value-type="float" office:value="565596.267" calcext:value-type="float">
            <text:p><text:s text:c="2"/>565 596</text:p>
          </table:table-cell>
          <table:table-cell office:value-type="float" office:value="571350.534" calcext:value-type="float">
            <text:p><text:s text:c="2"/>571 351</text:p>
          </table:table-cell>
          <table:table-cell office:value-type="float" office:value="577110.36" calcext:value-type="float">
            <text:p><text:s text:c="2"/>577 110</text:p>
          </table:table-cell>
          <table:table-cell office:value-type="float" office:value="582838.184" calcext:value-type="float">
            <text:p><text:s text:c="2"/>582 838</text:p>
          </table:table-cell>
          <table:table-cell office:value-type="float" office:value="588537.233" calcext:value-type="float">
            <text:p><text:s text:c="2"/>588 537</text:p>
          </table:table-cell>
          <table:table-cell office:value-type="float" office:value="594245.078" calcext:value-type="float">
            <text:p><text:s text:c="2"/>594 245</text:p>
          </table:table-cell>
          <table:table-cell office:value-type="float" office:value="600023.218" calcext:value-type="float">
            <text:p><text:s text:c="2"/>600 023</text:p>
          </table:table-cell>
          <table:table-cell office:value-type="float" office:value="605925.437" calcext:value-type="float">
            <text:p><text:s text:c="2"/>605 925</text:p>
          </table:table-cell>
          <table:table-cell office:value-type="float" office:value="611963.91" calcext:value-type="float">
            <text:p><text:s text:c="2"/>611 964</text:p>
          </table:table-cell>
          <table:table-cell office:value-type="float" office:value="618079.777" calcext:value-type="float">
            <text:p><text:s text:c="2"/>618 080</text:p>
          </table:table-cell>
          <table:table-cell office:value-type="float" office:value="624130.497" calcext:value-type="float">
            <text:p><text:s text:c="2"/>624 130</text:p>
          </table:table-cell>
          <table:table-cell office:value-type="float" office:value="629925.547" calcext:value-type="float">
            <text:p><text:s text:c="2"/>629 926</text:p>
          </table:table-cell>
          <table:table-cell office:value-type="float" office:value="635332.234" calcext:value-type="float">
            <text:p><text:s text:c="2"/>635 332</text:p>
          </table:table-cell>
          <table:table-cell office:value-type="float" office:value="640285.798" calcext:value-type="float">
            <text:p><text:s text:c="2"/>640 286</text:p>
          </table:table-cell>
          <table:table-cell office:value-type="float" office:value="644832.052" calcext:value-type="float">
            <text:p><text:s text:c="2"/>644 832</text:p>
          </table:table-cell>
          <table:table-cell office:value-type="float" office:value="649085.051" calcext:value-type="float">
            <text:p><text:s text:c="2"/>649 085</text:p>
          </table:table-cell>
          <table:table-cell office:value-type="float" office:value="653216.51" calcext:value-type="float">
            <text:p><text:s text:c="2"/>653 217</text:p>
          </table:table-cell>
          <table:table-cell office:value-type="float" office:value="657350.134" calcext:value-type="float">
            <text:p><text:s text:c="2"/>657 350</text:p>
          </table:table-cell>
          <table:table-cell office:value-type="float" office:value="661522.652" calcext:value-type="float">
            <text:p><text:s text:c="2"/>661 523</text:p>
          </table:table-cell>
          <table:table-cell office:value-type="float" office:value="665692.145" calcext:value-type="float">
            <text:p><text:s text:c="2"/>665 692</text:p>
          </table:table-cell>
          <table:table-cell office:value-type="float" office:value="669810.6" calcext:value-type="float">
            <text:p><text:s text:c="2"/>669 811</text:p>
          </table:table-cell>
          <table:table-cell office:value-type="float" office:value="673799.969" calcext:value-type="float">
            <text:p><text:s text:c="2"/>673 800</text:p>
          </table:table-cell>
          <table:table-cell office:value-type="float" office:value="677604.816" calcext:value-type="float">
            <text:p><text:s text:c="2"/>677 605</text:p>
          </table:table-cell>
          <table:table-cell office:value-type="float" office:value="681220.531" calcext:value-type="float">
            <text:p><text:s text:c="2"/>681 221</text:p>
          </table:table-cell>
          <table:table-cell office:value-type="float" office:value="684673.157" calcext:value-type="float">
            <text:p><text:s text:c="2"/>684 673</text:p>
          </table:table-cell>
          <table:table-cell office:value-type="float" office:value="687975.138" calcext:value-type="float">
            <text:p><text:s text:c="2"/>687 975</text:p>
          </table:table-cell>
          <table:table-cell office:value-type="float" office:value="691147.012" calcext:value-type="float">
            <text:p><text:s text:c="2"/>691 147</text:p>
          </table:table-cell>
          <table:table-cell office:value-type="float" office:value="694207.337" calcext:value-type="float">
            <text:p><text:s text:c="2"/>694 207</text:p>
          </table:table-cell>
          <table:table-cell office:value-type="float" office:value="697140.911" calcext:value-type="float">
            <text:p><text:s text:c="2"/>697 141</text:p>
          </table:table-cell>
          <table:table-cell office:value-type="float" office:value="699949.754" calcext:value-type="float">
            <text:p><text:s text:c="2"/>699 950</text:p>
          </table:table-cell>
          <table:table-cell office:value-type="float" office:value="702689.656" calcext:value-type="float">
            <text:p><text:s text:c="2"/>702 690</text:p>
          </table:table-cell>
          <table:table-cell office:value-type="float" office:value="705434.113" calcext:value-type="float">
            <text:p><text:s text:c="2"/>705 434</text:p>
          </table:table-cell>
          <table:table-cell office:value-type="float" office:value="708226.818" calcext:value-type="float">
            <text:p><text:s text:c="2"/>708 227</text:p>
          </table:table-cell>
          <table:table-cell office:value-type="float" office:value="711091.028" calcext:value-type="float">
            <text:p><text:s text:c="2"/>711 091</text:p>
          </table:table-cell>
          <table:table-cell office:value-type="float" office:value="713985.201" calcext:value-type="float">
            <text:p><text:s text:c="2"/>713 985</text:p>
          </table:table-cell>
          <table:table-cell office:value-type="float" office:value="716806.509" calcext:value-type="float">
            <text:p><text:s text:c="2"/>716 807</text:p>
          </table:table-cell>
          <table:table-cell office:value-type="float" office:value="719413.066" calcext:value-type="float">
            <text:p><text:s text:c="2"/>719 413</text:p>
          </table:table-cell>
          <table:table-cell office:value-type="float" office:value="721698.587" calcext:value-type="float">
            <text:p><text:s text:c="2"/>721 699</text:p>
          </table:table-cell>
          <table:table-cell office:value-type="float" office:value="723653.725" calcext:value-type="float">
            <text:p><text:s text:c="2"/>723 654</text:p>
          </table:table-cell>
          <table:table-cell office:value-type="float" office:value="725300.091" calcext:value-type="float">
            <text:p><text:s text:c="2"/>725 300</text:p>
          </table:table-cell>
          <table:table-cell office:value-type="float" office:value="726604.118" calcext:value-type="float">
            <text:p><text:s text:c="2"/>726 604</text:p>
          </table:table-cell>
          <table:table-cell office:value-type="float" office:value="727533.923" calcext:value-type="float">
            <text:p><text:s text:c="2"/>727 534</text:p>
          </table:table-cell>
          <table:table-cell office:value-type="float" office:value="728084.593" calcext:value-type="float">
            <text:p><text:s text:c="2"/>728 085</text:p>
          </table:table-cell>
          <table:table-cell office:value-type="float" office:value="728232.51" calcext:value-type="float">
            <text:p><text:s text:c="2"/>728 233</text:p>
          </table:table-cell>
          <table:table-cell office:value-type="float" office:value="728031.016" calcext:value-type="float">
            <text:p><text:s text:c="2"/>728 031</text:p>
          </table:table-cell>
          <table:table-cell office:value-type="float" office:value="727650.06" calcext:value-type="float">
            <text:p><text:s text:c="2"/>727 650</text:p>
          </table:table-cell>
          <table:table-cell office:value-type="float" office:value="727316.733" calcext:value-type="float">
            <text:p><text:s text:c="2"/>727 317</text:p>
          </table:table-cell>
          <table:table-cell office:value-type="float" office:value="727200.939" calcext:value-type="float">
            <text:p><text:s text:c="2"/>727 201</text:p>
          </table:table-cell>
          <table:table-cell office:value-type="float" office:value="727354.723" calcext:value-type="float">
            <text:p><text:s text:c="2"/>727 355</text:p>
          </table:table-cell>
          <table:table-cell office:value-type="float" office:value="727754.272" calcext:value-type="float">
            <text:p><text:s text:c="2"/>727 754</text:p>
          </table:table-cell>
          <table:table-cell office:value-type="float" office:value="728396.633" calcext:value-type="float">
            <text:p><text:s text:c="2"/>728 397</text:p>
          </table:table-cell>
          <table:table-cell office:value-type="float" office:value="729252.505" calcext:value-type="float">
            <text:p><text:s text:c="2"/>729 253</text:p>
          </table:table-cell>
          <table:table-cell office:value-type="float" office:value="730289.682" calcext:value-type="float">
            <text:p><text:s text:c="2"/>730 290</text:p>
          </table:table-cell>
          <table:table-cell office:value-type="float" office:value="731530.909" calcext:value-type="float">
            <text:p><text:s text:c="2"/>731 531</text:p>
          </table:table-cell>
          <table:table-cell office:value-type="float" office:value="732963.756" calcext:value-type="float">
            <text:p><text:s text:c="2"/>732 964</text:p>
          </table:table-cell>
          <table:table-cell office:value-type="float" office:value="734474.49" calcext:value-type="float">
            <text:p><text:s text:c="2"/>734 474</text:p>
          </table:table-cell>
          <table:table-cell office:value-type="float" office:value="735911.175" calcext:value-type="float">
            <text:p><text:s text:c="2"/>735 911</text:p>
          </table:table-cell>
          <table:table-cell office:value-type="float" office:value="737163.58" calcext:value-type="float">
            <text:p><text:s text:c="2"/>737 164</text:p>
          </table:table-cell>
          <table:table-cell office:value-type="float" office:value="738177.804" calcext:value-type="float">
            <text:p><text:s text:c="2"/>738 178</text:p>
          </table:table-cell>
          <table:table-cell office:value-type="float" office:value="738976.542" calcext:value-type="float">
            <text:p><text:s text:c="2"/>738 977</text:p>
          </table:table-cell>
          <table:table-cell office:value-type="float" office:value="739621.182" calcext:value-type="float">
            <text:p><text:s text:c="2"/>739 621</text:p>
          </table:table-cell>
          <table:table-cell office:value-type="float" office:value="740210.73" calcext:value-type="float">
            <text:p><text:s text:c="2"/>740 211</text:p>
          </table:table-cell>
          <table:table-cell office:value-type="float" office:value="740813.959" calcext:value-type="float">
            <text:p><text:s text:c="2"/>740 8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Eastern Europe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220170.532" calcext:value-type="float">
            <text:p><text:s text:c="2"/>220 171</text:p>
          </table:table-cell>
          <table:table-cell office:value-type="float" office:value="223325.586" calcext:value-type="float">
            <text:p><text:s text:c="2"/>223 326</text:p>
          </table:table-cell>
          <table:table-cell office:value-type="float" office:value="226669.385" calcext:value-type="float">
            <text:p><text:s text:c="2"/>226 669</text:p>
          </table:table-cell>
          <table:table-cell office:value-type="float" office:value="230125.058" calcext:value-type="float">
            <text:p><text:s text:c="2"/>230 125</text:p>
          </table:table-cell>
          <table:table-cell office:value-type="float" office:value="233627.99" calcext:value-type="float">
            <text:p><text:s text:c="2"/>233 628</text:p>
          </table:table-cell>
          <table:table-cell office:value-type="float" office:value="237125.91" calcext:value-type="float">
            <text:p><text:s text:c="2"/>237 126</text:p>
          </table:table-cell>
          <table:table-cell office:value-type="float" office:value="240579.278" calcext:value-type="float">
            <text:p><text:s text:c="2"/>240 579</text:p>
          </table:table-cell>
          <table:table-cell office:value-type="float" office:value="243960.901" calcext:value-type="float">
            <text:p><text:s text:c="2"/>243 961</text:p>
          </table:table-cell>
          <table:table-cell office:value-type="float" office:value="247254.627" calcext:value-type="float">
            <text:p><text:s text:c="2"/>247 255</text:p>
          </table:table-cell>
          <table:table-cell office:value-type="float" office:value="250453.385" calcext:value-type="float">
            <text:p><text:s text:c="2"/>250 453</text:p>
          </table:table-cell>
          <table:table-cell office:value-type="float" office:value="253552.98" calcext:value-type="float">
            <text:p><text:s text:c="2"/>253 553</text:p>
          </table:table-cell>
          <table:table-cell office:value-type="float" office:value="256545.465" calcext:value-type="float">
            <text:p><text:s text:c="2"/>256 545</text:p>
          </table:table-cell>
          <table:table-cell office:value-type="float" office:value="259413.557" calcext:value-type="float">
            <text:p><text:s text:c="2"/>259 414</text:p>
          </table:table-cell>
          <table:table-cell office:value-type="float" office:value="262127.919" calcext:value-type="float">
            <text:p><text:s text:c="2"/>262 128</text:p>
          </table:table-cell>
          <table:table-cell office:value-type="float" office:value="264654.402" calcext:value-type="float">
            <text:p><text:s text:c="2"/>264 654</text:p>
          </table:table-cell>
          <table:table-cell office:value-type="float" office:value="266974.449" calcext:value-type="float">
            <text:p><text:s text:c="2"/>266 974</text:p>
          </table:table-cell>
          <table:table-cell office:value-type="float" office:value="269072.718" calcext:value-type="float">
            <text:p><text:s text:c="2"/>269 073</text:p>
          </table:table-cell>
          <table:table-cell office:value-type="float" office:value="270971" calcext:value-type="float">
            <text:p><text:s text:c="2"/>270 971</text:p>
          </table:table-cell>
          <table:table-cell office:value-type="float" office:value="272734.803" calcext:value-type="float">
            <text:p><text:s text:c="2"/>272 735</text:p>
          </table:table-cell>
          <table:table-cell office:value-type="float" office:value="274454.36" calcext:value-type="float">
            <text:p><text:s text:c="2"/>274 454</text:p>
          </table:table-cell>
          <table:table-cell office:value-type="float" office:value="276197.291" calcext:value-type="float">
            <text:p><text:s text:c="2"/>276 197</text:p>
          </table:table-cell>
          <table:table-cell office:value-type="float" office:value="277986.445" calcext:value-type="float">
            <text:p><text:s text:c="2"/>277 986</text:p>
          </table:table-cell>
          <table:table-cell office:value-type="float" office:value="279812.268" calcext:value-type="float">
            <text:p><text:s text:c="2"/>279 812</text:p>
          </table:table-cell>
          <table:table-cell office:value-type="float" office:value="281670.029" calcext:value-type="float">
            <text:p><text:s text:c="2"/>281 670</text:p>
          </table:table-cell>
          <table:table-cell office:value-type="float" office:value="283543.555" calcext:value-type="float">
            <text:p><text:s text:c="2"/>283 544</text:p>
          </table:table-cell>
          <table:table-cell office:value-type="float" office:value="285419.766" calcext:value-type="float">
            <text:p><text:s text:c="2"/>285 420</text:p>
          </table:table-cell>
          <table:table-cell office:value-type="float" office:value="287300.664" calcext:value-type="float">
            <text:p><text:s text:c="2"/>287 301</text:p>
          </table:table-cell>
          <table:table-cell office:value-type="float" office:value="289190.396" calcext:value-type="float">
            <text:p><text:s text:c="2"/>289 190</text:p>
          </table:table-cell>
          <table:table-cell office:value-type="float" office:value="291078.71" calcext:value-type="float">
            <text:p><text:s text:c="2"/>291 079</text:p>
          </table:table-cell>
          <table:table-cell office:value-type="float" office:value="292952.001" calcext:value-type="float">
            <text:p><text:s text:c="2"/>292 952</text:p>
          </table:table-cell>
          <table:table-cell office:value-type="float" office:value="294797.87" calcext:value-type="float">
            <text:p><text:s text:c="2"/>294 798</text:p>
          </table:table-cell>
          <table:table-cell office:value-type="float" office:value="296598.845" calcext:value-type="float">
            <text:p><text:s text:c="2"/>296 599</text:p>
          </table:table-cell>
          <table:table-cell office:value-type="float" office:value="298346.612" calcext:value-type="float">
            <text:p><text:s text:c="2"/>298 347</text:p>
          </table:table-cell>
          <table:table-cell office:value-type="float" office:value="300047.597" calcext:value-type="float">
            <text:p><text:s text:c="2"/>300 048</text:p>
          </table:table-cell>
          <table:table-cell office:value-type="float" office:value="301713.9" calcext:value-type="float">
            <text:p><text:s text:c="2"/>301 714</text:p>
          </table:table-cell>
          <table:table-cell office:value-type="float" office:value="303345.655" calcext:value-type="float">
            <text:p><text:s text:c="2"/>303 346</text:p>
          </table:table-cell>
          <table:table-cell office:value-type="float" office:value="304947.176" calcext:value-type="float">
            <text:p><text:s text:c="2"/>304 947</text:p>
          </table:table-cell>
          <table:table-cell office:value-type="float" office:value="306487.792" calcext:value-type="float">
            <text:p><text:s text:c="2"/>306 488</text:p>
          </table:table-cell>
          <table:table-cell office:value-type="float" office:value="307889.888" calcext:value-type="float">
            <text:p><text:s text:c="2"/>307 890</text:p>
          </table:table-cell>
          <table:table-cell office:value-type="float" office:value="309052.289" calcext:value-type="float">
            <text:p><text:s text:c="2"/>309 052</text:p>
          </table:table-cell>
          <table:table-cell office:value-type="float" office:value="309901.947" calcext:value-type="float">
            <text:p><text:s text:c="2"/>309 902</text:p>
          </table:table-cell>
          <table:table-cell office:value-type="float" office:value="310416.444" calcext:value-type="float">
            <text:p><text:s text:c="2"/>310 416</text:p>
          </table:table-cell>
          <table:table-cell office:value-type="float" office:value="310613.56" calcext:value-type="float">
            <text:p><text:s text:c="2"/>310 614</text:p>
          </table:table-cell>
          <table:table-cell office:value-type="float" office:value="310512.301" calcext:value-type="float">
            <text:p><text:s text:c="2"/>310 512</text:p>
          </table:table-cell>
          <table:table-cell office:value-type="float" office:value="310148.65" calcext:value-type="float">
            <text:p><text:s text:c="2"/>310 149</text:p>
          </table:table-cell>
          <table:table-cell office:value-type="float" office:value="309556.593" calcext:value-type="float">
            <text:p><text:s text:c="2"/>309 557</text:p>
          </table:table-cell>
          <table:table-cell office:value-type="float" office:value="308748.143" calcext:value-type="float">
            <text:p><text:s text:c="2"/>308 748</text:p>
          </table:table-cell>
          <table:table-cell office:value-type="float" office:value="307737.757" calcext:value-type="float">
            <text:p><text:s text:c="2"/>307 738</text:p>
          </table:table-cell>
          <table:table-cell office:value-type="float" office:value="306568.509" calcext:value-type="float">
            <text:p><text:s text:c="2"/>306 569</text:p>
          </table:table-cell>
          <table:table-cell office:value-type="float" office:value="305292.681" calcext:value-type="float">
            <text:p><text:s text:c="2"/>305 293</text:p>
          </table:table-cell>
          <table:table-cell office:value-type="float" office:value="303957.552" calcext:value-type="float">
            <text:p><text:s text:c="2"/>303 958</text:p>
          </table:table-cell>
          <table:table-cell office:value-type="float" office:value="302580.116" calcext:value-type="float">
            <text:p><text:s text:c="2"/>302 580</text:p>
          </table:table-cell>
          <table:table-cell office:value-type="float" office:value="301183.921" calcext:value-type="float">
            <text:p><text:s text:c="2"/>301 184</text:p>
          </table:table-cell>
          <table:table-cell office:value-type="float" office:value="299829.699" calcext:value-type="float">
            <text:p><text:s text:c="2"/>299 830</text:p>
          </table:table-cell>
          <table:table-cell office:value-type="float" office:value="298588.342" calcext:value-type="float">
            <text:p><text:s text:c="2"/>298 588</text:p>
          </table:table-cell>
          <table:table-cell office:value-type="float" office:value="297510.641" calcext:value-type="float">
            <text:p><text:s text:c="2"/>297 511</text:p>
          </table:table-cell>
          <table:table-cell office:value-type="float" office:value="296621.738" calcext:value-type="float">
            <text:p><text:s text:c="2"/>296 622</text:p>
          </table:table-cell>
          <table:table-cell office:value-type="float" office:value="295913.454" calcext:value-type="float">
            <text:p><text:s text:c="2"/>295 913</text:p>
          </table:table-cell>
          <table:table-cell office:value-type="float" office:value="295359.343" calcext:value-type="float">
            <text:p><text:s text:c="2"/>295 359</text:p>
          </table:table-cell>
          <table:table-cell office:value-type="float" office:value="294914.429" calcext:value-type="float">
            <text:p><text:s text:c="2"/>294 914</text:p>
          </table:table-cell>
          <table:table-cell office:value-type="float" office:value="294540.681" calcext:value-type="float">
            <text:p><text:s text:c="2"/>294 541</text:p>
          </table:table-cell>
          <table:table-cell office:value-type="float" office:value="294233.056" calcext:value-type="float">
            <text:p><text:s text:c="2"/>294 233</text:p>
          </table:table-cell>
          <table:table-cell office:value-type="float" office:value="293987.914" calcext:value-type="float">
            <text:p><text:s text:c="2"/>293 988</text:p>
          </table:table-cell>
          <table:table-cell office:value-type="float" office:value="293768.982" calcext:value-type="float">
            <text:p><text:s text:c="2"/>293 769</text:p>
          </table:table-cell>
          <table:table-cell office:value-type="float" office:value="293532.237" calcext:value-type="float">
            <text:p><text:s text:c="2"/>293 532</text:p>
          </table:table-cell>
          <table:table-cell office:value-type="float" office:value="293243.708" calcext:value-type="float">
            <text:p><text:s text:c="2"/>293 2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745.002" calcext:value-type="float">
            <text:p><text:s text:c="2"/>7 745</text:p>
          </table:table-cell>
          <table:table-cell office:value-type="float" office:value="7717.072" calcext:value-type="float">
            <text:p><text:s text:c="2"/>7 717</text:p>
          </table:table-cell>
          <table:table-cell office:value-type="float" office:value="7710.087" calcext:value-type="float">
            <text:p><text:s text:c="2"/>7 710</text:p>
          </table:table-cell>
          <table:table-cell office:value-type="float" office:value="7723.232" calcext:value-type="float">
            <text:p><text:s text:c="2"/>7 723</text:p>
          </table:table-cell>
          <table:table-cell office:value-type="float" office:value="7755.061" calcext:value-type="float">
            <text:p><text:s text:c="2"/>7 755</text:p>
          </table:table-cell>
          <table:table-cell office:value-type="float" office:value="7803.537" calcext:value-type="float">
            <text:p><text:s text:c="2"/>7 804</text:p>
          </table:table-cell>
          <table:table-cell office:value-type="float" office:value="7865.984" calcext:value-type="float">
            <text:p><text:s text:c="2"/>7 866</text:p>
          </table:table-cell>
          <table:table-cell office:value-type="float" office:value="7939.122" calcext:value-type="float">
            <text:p><text:s text:c="2"/>7 939</text:p>
          </table:table-cell>
          <table:table-cell office:value-type="float" office:value="8019.184" calcext:value-type="float">
            <text:p><text:s text:c="2"/>8 019</text:p>
          </table:table-cell>
          <table:table-cell office:value-type="float" office:value="8102.198" calcext:value-type="float">
            <text:p><text:s text:c="2"/>8 102</text:p>
          </table:table-cell>
          <table:table-cell office:value-type="float" office:value="8184.631" calcext:value-type="float">
            <text:p><text:s text:c="2"/>8 185</text:p>
          </table:table-cell>
          <table:table-cell office:value-type="float" office:value="8264.142" calcext:value-type="float">
            <text:p><text:s text:c="2"/>8 264</text:p>
          </table:table-cell>
          <table:table-cell office:value-type="float" office:value="8340.236" calcext:value-type="float">
            <text:p><text:s text:c="2"/>8 340</text:p>
          </table:table-cell>
          <table:table-cell office:value-type="float" office:value="8414.515" calcext:value-type="float">
            <text:p><text:s text:c="2"/>8 415</text:p>
          </table:table-cell>
          <table:table-cell office:value-type="float" office:value="8489.93" calcext:value-type="float">
            <text:p><text:s text:c="2"/>8 490</text:p>
          </table:table-cell>
          <table:table-cell office:value-type="float" office:value="8568.454" calcext:value-type="float">
            <text:p><text:s text:c="2"/>8 568</text:p>
          </table:table-cell>
          <table:table-cell office:value-type="float" office:value="8650.318" calcext:value-type="float">
            <text:p><text:s text:c="2"/>8 650</text:p>
          </table:table-cell>
          <table:table-cell office:value-type="float" office:value="8734.042" calcext:value-type="float">
            <text:p><text:s text:c="2"/>8 734</text:p>
          </table:table-cell>
          <table:table-cell office:value-type="float" office:value="8817.942" calcext:value-type="float">
            <text:p><text:s text:c="2"/>8 818</text:p>
          </table:table-cell>
          <table:table-cell office:value-type="float" office:value="8899.691" calcext:value-type="float">
            <text:p><text:s text:c="2"/>8 900</text:p>
          </table:table-cell>
          <table:table-cell office:value-type="float" office:value="8977.639" calcext:value-type="float">
            <text:p><text:s text:c="2"/>8 978</text:p>
          </table:table-cell>
          <table:table-cell office:value-type="float" office:value="9051.218" calcext:value-type="float">
            <text:p><text:s text:c="2"/>9 051</text:p>
          </table:table-cell>
          <table:table-cell office:value-type="float" office:value="9120.964" calcext:value-type="float">
            <text:p><text:s text:c="2"/>9 121</text:p>
          </table:table-cell>
          <table:table-cell office:value-type="float" office:value="9187.675" calcext:value-type="float">
            <text:p><text:s text:c="2"/>9 188</text:p>
          </table:table-cell>
          <table:table-cell office:value-type="float" office:value="9252.678" calcext:value-type="float">
            <text:p><text:s text:c="2"/>9 253</text:p>
          </table:table-cell>
          <table:table-cell office:value-type="float" office:value="9316.955" calcext:value-type="float">
            <text:p><text:s text:c="2"/>9 317</text:p>
          </table:table-cell>
          <table:table-cell office:value-type="float" office:value="9380.452" calcext:value-type="float">
            <text:p><text:s text:c="2"/>9 380</text:p>
          </table:table-cell>
          <table:table-cell office:value-type="float" office:value="9443.001" calcext:value-type="float">
            <text:p><text:s text:c="2"/>9 443</text:p>
          </table:table-cell>
          <table:table-cell office:value-type="float" office:value="9505.452" calcext:value-type="float">
            <text:p><text:s text:c="2"/>9 505</text:p>
          </table:table-cell>
          <table:table-cell office:value-type="float" office:value="9568.883" calcext:value-type="float">
            <text:p><text:s text:c="2"/>9 569</text:p>
          </table:table-cell>
          <table:table-cell office:value-type="float" office:value="9633.888" calcext:value-type="float">
            <text:p><text:s text:c="2"/>9 634</text:p>
          </table:table-cell>
          <table:table-cell office:value-type="float" office:value="9700.245" calcext:value-type="float">
            <text:p><text:s text:c="2"/>9 700</text:p>
          </table:table-cell>
          <table:table-cell office:value-type="float" office:value="9767.26" calcext:value-type="float">
            <text:p><text:s text:c="2"/>9 767</text:p>
          </table:table-cell>
          <table:table-cell office:value-type="float" office:value="9834.424" calcext:value-type="float">
            <text:p><text:s text:c="2"/>9 834</text:p>
          </table:table-cell>
          <table:table-cell office:value-type="float" office:value="9901.045" calcext:value-type="float">
            <text:p><text:s text:c="2"/>9 901</text:p>
          </table:table-cell>
          <table:table-cell office:value-type="float" office:value="9966.154" calcext:value-type="float">
            <text:p><text:s text:c="2"/>9 966</text:p>
          </table:table-cell>
          <table:table-cell office:value-type="float" office:value="10030.068" calcext:value-type="float">
            <text:p><text:s text:c="2"/>10 030</text:p>
          </table:table-cell>
          <table:table-cell office:value-type="float" office:value="10091.633" calcext:value-type="float">
            <text:p><text:s text:c="2"/>10 092</text:p>
          </table:table-cell>
          <table:table-cell office:value-type="float" office:value="10146.632" calcext:value-type="float">
            <text:p><text:s text:c="2"/>10 147</text:p>
          </table:table-cell>
          <table:table-cell office:value-type="float" office:value="10189.615" calcext:value-type="float">
            <text:p><text:s text:c="2"/>10 190</text:p>
          </table:table-cell>
          <table:table-cell office:value-type="float" office:value="10216.846" calcext:value-type="float">
            <text:p><text:s text:c="2"/>10 217</text:p>
          </table:table-cell>
          <table:table-cell office:value-type="float" office:value="10226.493" calcext:value-type="float">
            <text:p><text:s text:c="2"/>10 226</text:p>
          </table:table-cell>
          <table:table-cell office:value-type="float" office:value="10219.918" calcext:value-type="float">
            <text:p><text:s text:c="2"/>10 220</text:p>
          </table:table-cell>
          <table:table-cell office:value-type="float" office:value="10200.51" calcext:value-type="float">
            <text:p><text:s text:c="2"/>10 201</text:p>
          </table:table-cell>
          <table:table-cell office:value-type="float" office:value="10173.355" calcext:value-type="float">
            <text:p><text:s text:c="2"/>10 173</text:p>
          </table:table-cell>
          <table:table-cell office:value-type="float" office:value="10142.308" calcext:value-type="float">
            <text:p><text:s text:c="2"/>10 142</text:p>
          </table:table-cell>
          <table:table-cell office:value-type="float" office:value="10109.072" calcext:value-type="float">
            <text:p><text:s text:c="2"/>10 109</text:p>
          </table:table-cell>
          <table:table-cell office:value-type="float" office:value="10073.061" calcext:value-type="float">
            <text:p><text:s text:c="2"/>10 073</text:p>
          </table:table-cell>
          <table:table-cell office:value-type="float" office:value="10033.061" calcext:value-type="float">
            <text:p><text:s text:c="2"/>10 033</text:p>
          </table:table-cell>
          <table:table-cell office:value-type="float" office:value="9986.933" calcext:value-type="float">
            <text:p><text:s text:c="2"/>9 987</text:p>
          </table:table-cell>
          <table:table-cell office:value-type="float" office:value="9933.609" calcext:value-type="float">
            <text:p><text:s text:c="2"/>9 934</text:p>
          </table:table-cell>
          <table:table-cell office:value-type="float" office:value="9872.961" calcext:value-type="float">
            <text:p><text:s text:c="2"/>9 873</text:p>
          </table:table-cell>
          <table:table-cell office:value-type="float" office:value="9807.132" calcext:value-type="float">
            <text:p><text:s text:c="2"/>9 807</text:p>
          </table:table-cell>
          <table:table-cell office:value-type="float" office:value="9740.054" calcext:value-type="float">
            <text:p><text:s text:c="2"/>9 740</text:p>
          </table:table-cell>
          <table:table-cell office:value-type="float" office:value="9676.902" calcext:value-type="float">
            <text:p><text:s text:c="2"/>9 677</text:p>
          </table:table-cell>
          <table:table-cell office:value-type="float" office:value="9621.543" calcext:value-type="float">
            <text:p><text:s text:c="2"/>9 622</text:p>
          </table:table-cell>
          <table:table-cell office:value-type="float" office:value="9575.043" calcext:value-type="float">
            <text:p><text:s text:c="2"/>9 575</text:p>
          </table:table-cell>
          <table:table-cell office:value-type="float" office:value="9536.864" calcext:value-type="float">
            <text:p><text:s text:c="2"/>9 537</text:p>
          </table:table-cell>
          <table:table-cell office:value-type="float" office:value="9507.331" calcext:value-type="float">
            <text:p><text:s text:c="2"/>9 507</text:p>
          </table:table-cell>
          <table:table-cell office:value-type="float" office:value="9486.239" calcext:value-type="float">
            <text:p><text:s text:c="2"/>9 486</text:p>
          </table:table-cell>
          <table:table-cell office:value-type="float" office:value="9473.071" calcext:value-type="float">
            <text:p><text:s text:c="2"/>9 473</text:p>
          </table:table-cell>
          <table:table-cell office:value-type="float" office:value="9468.5" calcext:value-type="float">
            <text:p><text:s text:c="2"/>9 469</text:p>
          </table:table-cell>
          <table:table-cell office:value-type="float" office:value="9471.73" calcext:value-type="float">
            <text:p><text:s text:c="2"/>9 472</text:p>
          </table:table-cell>
          <table:table-cell office:value-type="float" office:value="9478.902" calcext:value-type="float">
            <text:p><text:s text:c="2"/>9 479</text:p>
          </table:table-cell>
          <table:table-cell office:value-type="float" office:value="9484.851" calcext:value-type="float">
            <text:p><text:s text:c="2"/>9 485</text:p>
          </table:table-cell>
          <table:table-cell office:value-type="float" office:value="9485.772" calcext:value-type="float">
            <text:p><text:s text:c="2"/>9 4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ulgari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50.999" calcext:value-type="float">
            <text:p><text:s text:c="2"/>7 251</text:p>
          </table:table-cell>
          <table:table-cell office:value-type="float" office:value="7310.51" calcext:value-type="float">
            <text:p><text:s text:c="2"/>7 311</text:p>
          </table:table-cell>
          <table:table-cell office:value-type="float" office:value="7371.97" calcext:value-type="float">
            <text:p><text:s text:c="2"/>7 372</text:p>
          </table:table-cell>
          <table:table-cell office:value-type="float" office:value="7434.611" calcext:value-type="float">
            <text:p><text:s text:c="2"/>7 435</text:p>
          </table:table-cell>
          <table:table-cell office:value-type="float" office:value="7497.873" calcext:value-type="float">
            <text:p><text:s text:c="2"/>7 498</text:p>
          </table:table-cell>
          <table:table-cell office:value-type="float" office:value="7561.405" calcext:value-type="float">
            <text:p><text:s text:c="2"/>7 561</text:p>
          </table:table-cell>
          <table:table-cell office:value-type="float" office:value="7625.105" calcext:value-type="float">
            <text:p><text:s text:c="2"/>7 625</text:p>
          </table:table-cell>
          <table:table-cell office:value-type="float" office:value="7689.047" calcext:value-type="float">
            <text:p><text:s text:c="2"/>7 689</text:p>
          </table:table-cell>
          <table:table-cell office:value-type="float" office:value="7753.528" calcext:value-type="float">
            <text:p><text:s text:c="2"/>7 754</text:p>
          </table:table-cell>
          <table:table-cell office:value-type="float" office:value="7818.912" calcext:value-type="float">
            <text:p><text:s text:c="2"/>7 819</text:p>
          </table:table-cell>
          <table:table-cell office:value-type="float" office:value="7885.525" calcext:value-type="float">
            <text:p><text:s text:c="2"/>7 886</text:p>
          </table:table-cell>
          <table:table-cell office:value-type="float" office:value="7953.378" calcext:value-type="float">
            <text:p><text:s text:c="2"/>7 953</text:p>
          </table:table-cell>
          <table:table-cell office:value-type="float" office:value="8022.06" calcext:value-type="float">
            <text:p><text:s text:c="2"/>8 022</text:p>
          </table:table-cell>
          <table:table-cell office:value-type="float" office:value="8090.6" calcext:value-type="float">
            <text:p><text:s text:c="2"/>8 091</text:p>
          </table:table-cell>
          <table:table-cell office:value-type="float" office:value="8157.722" calcext:value-type="float">
            <text:p><text:s text:c="2"/>8 158</text:p>
          </table:table-cell>
          <table:table-cell office:value-type="float" office:value="8222.47" calcext:value-type="float">
            <text:p><text:s text:c="2"/>8 222</text:p>
          </table:table-cell>
          <table:table-cell office:value-type="float" office:value="8284.335" calcext:value-type="float">
            <text:p><text:s text:c="2"/>8 284</text:p>
          </table:table-cell>
          <table:table-cell office:value-type="float" office:value="8343.387" calcext:value-type="float">
            <text:p><text:s text:c="2"/>8 343</text:p>
          </table:table-cell>
          <table:table-cell office:value-type="float" office:value="8399.919" calcext:value-type="float">
            <text:p><text:s text:c="2"/>8 400</text:p>
          </table:table-cell>
          <table:table-cell office:value-type="float" office:value="8454.501" calcext:value-type="float">
            <text:p><text:s text:c="2"/>8 455</text:p>
          </table:table-cell>
          <table:table-cell office:value-type="float" office:value="8507.476" calcext:value-type="float">
            <text:p><text:s text:c="2"/>8 507</text:p>
          </table:table-cell>
          <table:table-cell office:value-type="float" office:value="8558.968" calcext:value-type="float">
            <text:p><text:s text:c="2"/>8 559</text:p>
          </table:table-cell>
          <table:table-cell office:value-type="float" office:value="8608.611" calcext:value-type="float">
            <text:p><text:s text:c="2"/>8 609</text:p>
          </table:table-cell>
          <table:table-cell office:value-type="float" office:value="8655.674" calcext:value-type="float">
            <text:p><text:s text:c="2"/>8 656</text:p>
          </table:table-cell>
          <table:table-cell office:value-type="float" office:value="8699.139" calcext:value-type="float">
            <text:p><text:s text:c="2"/>8 699</text:p>
          </table:table-cell>
          <table:table-cell office:value-type="float" office:value="8738.361" calcext:value-type="float">
            <text:p><text:s text:c="2"/>8 738</text:p>
          </table:table-cell>
          <table:table-cell office:value-type="float" office:value="8772.535" calcext:value-type="float">
            <text:p><text:s text:c="2"/>8 773</text:p>
          </table:table-cell>
          <table:table-cell office:value-type="float" office:value="8801.885" calcext:value-type="float">
            <text:p><text:s text:c="2"/>8 802</text:p>
          </table:table-cell>
          <table:table-cell office:value-type="float" office:value="8828.014" calcext:value-type="float">
            <text:p><text:s text:c="2"/>8 828</text:p>
          </table:table-cell>
          <table:table-cell office:value-type="float" office:value="8853.187" calcext:value-type="float">
            <text:p><text:s text:c="2"/>8 853</text:p>
          </table:table-cell>
          <table:table-cell office:value-type="float" office:value="8878.775" calcext:value-type="float">
            <text:p><text:s text:c="2"/>8 879</text:p>
          </table:table-cell>
          <table:table-cell office:value-type="float" office:value="8905.069" calcext:value-type="float">
            <text:p><text:s text:c="2"/>8 905</text:p>
          </table:table-cell>
          <table:table-cell office:value-type="float" office:value="8930.671" calcext:value-type="float">
            <text:p><text:s text:c="2"/>8 931</text:p>
          </table:table-cell>
          <table:table-cell office:value-type="float" office:value="8953.074" calcext:value-type="float">
            <text:p><text:s text:c="2"/>8 953</text:p>
          </table:table-cell>
          <table:table-cell office:value-type="float" office:value="8968.856" calcext:value-type="float">
            <text:p><text:s text:c="2"/>8 969</text:p>
          </table:table-cell>
          <table:table-cell office:value-type="float" office:value="8975.291" calcext:value-type="float">
            <text:p><text:s text:c="2"/>8 975</text:p>
          </table:table-cell>
          <table:table-cell office:value-type="float" office:value="8972.469" calcext:value-type="float">
            <text:p><text:s text:c="2"/>8 972</text:p>
          </table:table-cell>
          <table:table-cell office:value-type="float" office:value="8960.472" calcext:value-type="float">
            <text:p><text:s text:c="2"/>8 960</text:p>
          </table:table-cell>
          <table:table-cell office:value-type="float" office:value="8936.557" calcext:value-type="float">
            <text:p><text:s text:c="2"/>8 937</text:p>
          </table:table-cell>
          <table:table-cell office:value-type="float" office:value="8897.446" calcext:value-type="float">
            <text:p><text:s text:c="2"/>8 897</text:p>
          </table:table-cell>
          <table:table-cell office:value-type="float" office:value="8841.371" calcext:value-type="float">
            <text:p><text:s text:c="2"/>8 841</text:p>
          </table:table-cell>
          <table:table-cell office:value-type="float" office:value="8766.89" calcext:value-type="float">
            <text:p><text:s text:c="2"/>8 767</text:p>
          </table:table-cell>
          <table:table-cell office:value-type="float" office:value="8676.243" calcext:value-type="float">
            <text:p><text:s text:c="2"/>8 676</text:p>
          </table:table-cell>
          <table:table-cell office:value-type="float" office:value="8575.889" calcext:value-type="float">
            <text:p><text:s text:c="2"/>8 576</text:p>
          </table:table-cell>
          <table:table-cell office:value-type="float" office:value="8474.669" calcext:value-type="float">
            <text:p><text:s text:c="2"/>8 475</text:p>
          </table:table-cell>
          <table:table-cell office:value-type="float" office:value="8379.18" calcext:value-type="float">
            <text:p><text:s text:c="2"/>8 379</text:p>
          </table:table-cell>
          <table:table-cell office:value-type="float" office:value="8291.872" calcext:value-type="float">
            <text:p><text:s text:c="2"/>8 292</text:p>
          </table:table-cell>
          <table:table-cell office:value-type="float" office:value="8211.726" calcext:value-type="float">
            <text:p><text:s text:c="2"/>8 212</text:p>
          </table:table-cell>
          <table:table-cell office:value-type="float" office:value="8137.564" calcext:value-type="float">
            <text:p><text:s text:c="2"/>8 138</text:p>
          </table:table-cell>
          <table:table-cell office:value-type="float" office:value="8066.883" calcext:value-type="float">
            <text:p><text:s text:c="2"/>8 067</text:p>
          </table:table-cell>
          <table:table-cell office:value-type="float" office:value="7997.787" calcext:value-type="float">
            <text:p><text:s text:c="2"/>7 998</text:p>
          </table:table-cell>
          <table:table-cell office:value-type="float" office:value="7930.546" calcext:value-type="float">
            <text:p><text:s text:c="2"/>7 931</text:p>
          </table:table-cell>
          <table:table-cell office:value-type="float" office:value="7866.086" calcext:value-type="float">
            <text:p><text:s text:c="2"/>7 866</text:p>
          </table:table-cell>
          <table:table-cell office:value-type="float" office:value="7803.881" calcext:value-type="float">
            <text:p><text:s text:c="2"/>7 804</text:p>
          </table:table-cell>
          <table:table-cell office:value-type="float" office:value="7743.264" calcext:value-type="float">
            <text:p><text:s text:c="2"/>7 743</text:p>
          </table:table-cell>
          <table:table-cell office:value-type="float" office:value="7683.763" calcext:value-type="float">
            <text:p><text:s text:c="2"/>7 684</text:p>
          </table:table-cell>
          <table:table-cell office:value-type="float" office:value="7624.959" calcext:value-type="float">
            <text:p><text:s text:c="2"/>7 625</text:p>
          </table:table-cell>
          <table:table-cell office:value-type="float" office:value="7566.949" calcext:value-type="float">
            <text:p><text:s text:c="2"/>7 567</text:p>
          </table:table-cell>
          <table:table-cell office:value-type="float" office:value="7510.331" calcext:value-type="float">
            <text:p><text:s text:c="2"/>7 510</text:p>
          </table:table-cell>
          <table:table-cell office:value-type="float" office:value="7456.03" calcext:value-type="float">
            <text:p><text:s text:c="2"/>7 456</text:p>
          </table:table-cell>
          <table:table-cell office:value-type="float" office:value="7404.59" calcext:value-type="float">
            <text:p><text:s text:c="2"/>7 405</text:p>
          </table:table-cell>
          <table:table-cell office:value-type="float" office:value="7356.213" calcext:value-type="float">
            <text:p><text:s text:c="2"/>7 356</text:p>
          </table:table-cell>
          <table:table-cell office:value-type="float" office:value="7310.383" calcext:value-type="float">
            <text:p><text:s text:c="2"/>7 310</text:p>
          </table:table-cell>
          <table:table-cell office:value-type="float" office:value="7266.141" calcext:value-type="float">
            <text:p><text:s text:c="2"/>7 266</text:p>
          </table:table-cell>
          <table:table-cell office:value-type="float" office:value="7222.145" calcext:value-type="float">
            <text:p><text:s text:c="2"/>7 222</text:p>
          </table:table-cell>
          <table:table-cell office:value-type="float" office:value="7177.396" calcext:value-type="float">
            <text:p><text:s text:c="2"/>7 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zechia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8902.619" calcext:value-type="float">
            <text:p><text:s text:c="2"/>8 903</text:p>
          </table:table-cell>
          <table:table-cell office:value-type="float" office:value="9007.006" calcext:value-type="float">
            <text:p><text:s text:c="2"/>9 007</text:p>
          </table:table-cell>
          <table:table-cell office:value-type="float" office:value="9110.14" calcext:value-type="float">
            <text:p><text:s text:c="2"/>9 110</text:p>
          </table:table-cell>
          <table:table-cell office:value-type="float" office:value="9205.963" calcext:value-type="float">
            <text:p><text:s text:c="2"/>9 206</text:p>
          </table:table-cell>
          <table:table-cell office:value-type="float" office:value="9290.488" calcext:value-type="float">
            <text:p><text:s text:c="2"/>9 290</text:p>
          </table:table-cell>
          <table:table-cell office:value-type="float" office:value="9361.762" calcext:value-type="float">
            <text:p><text:s text:c="2"/>9 362</text:p>
          </table:table-cell>
          <table:table-cell office:value-type="float" office:value="9420.024" calcext:value-type="float">
            <text:p><text:s text:c="2"/>9 420</text:p>
          </table:table-cell>
          <table:table-cell office:value-type="float" office:value="9467.547" calcext:value-type="float">
            <text:p><text:s text:c="2"/>9 468</text:p>
          </table:table-cell>
          <table:table-cell office:value-type="float" office:value="9508.368" calcext:value-type="float">
            <text:p><text:s text:c="2"/>9 508</text:p>
          </table:table-cell>
          <table:table-cell office:value-type="float" office:value="9547.667" calcext:value-type="float">
            <text:p><text:s text:c="2"/>9 548</text:p>
          </table:table-cell>
          <table:table-cell office:value-type="float" office:value="9590.187" calcext:value-type="float">
            <text:p><text:s text:c="2"/>9 590</text:p>
          </table:table-cell>
          <table:table-cell office:value-type="float" office:value="9638.411" calcext:value-type="float">
            <text:p><text:s text:c="2"/>9 638</text:p>
          </table:table-cell>
          <table:table-cell office:value-type="float" office:value="9691.077" calcext:value-type="float">
            <text:p><text:s text:c="2"/>9 691</text:p>
          </table:table-cell>
          <table:table-cell office:value-type="float" office:value="9742.466" calcext:value-type="float">
            <text:p><text:s text:c="2"/>9 742</text:p>
          </table:table-cell>
          <table:table-cell office:value-type="float" office:value="9784.356" calcext:value-type="float">
            <text:p><text:s text:c="2"/>9 784</text:p>
          </table:table-cell>
          <table:table-cell office:value-type="float" office:value="9811.407" calcext:value-type="float">
            <text:p><text:s text:c="2"/>9 811</text:p>
          </table:table-cell>
          <table:table-cell office:value-type="float" office:value="9821.115" calcext:value-type="float">
            <text:p><text:s text:c="2"/>9 821</text:p>
          </table:table-cell>
          <table:table-cell office:value-type="float" office:value="9817.192" calcext:value-type="float">
            <text:p><text:s text:c="2"/>9 817</text:p>
          </table:table-cell>
          <table:table-cell office:value-type="float" office:value="9808.04" calcext:value-type="float">
            <text:p><text:s text:c="2"/>9 808</text:p>
          </table:table-cell>
          <table:table-cell office:value-type="float" office:value="9805.458" calcext:value-type="float">
            <text:p><text:s text:c="2"/>9 805</text:p>
          </table:table-cell>
          <table:table-cell office:value-type="float" office:value="9817.817" calcext:value-type="float">
            <text:p><text:s text:c="2"/>9 818</text:p>
          </table:table-cell>
          <table:table-cell office:value-type="float" office:value="9847.386" calcext:value-type="float">
            <text:p><text:s text:c="2"/>9 847</text:p>
          </table:table-cell>
          <table:table-cell office:value-type="float" office:value="9891.283" calcext:value-type="float">
            <text:p><text:s text:c="2"/>9 891</text:p>
          </table:table-cell>
          <table:table-cell office:value-type="float" office:value="9946.376" calcext:value-type="float">
            <text:p><text:s text:c="2"/>9 946</text:p>
          </table:table-cell>
          <table:table-cell office:value-type="float" office:value="10007.469" calcext:value-type="float">
            <text:p><text:s text:c="2"/>10 007</text:p>
          </table:table-cell>
          <table:table-cell office:value-type="float" office:value="10070.144" calcext:value-type="float">
            <text:p><text:s text:c="2"/>10 070</text:p>
          </table:table-cell>
          <table:table-cell office:value-type="float" office:value="10134.717" calcext:value-type="float">
            <text:p><text:s text:c="2"/>10 135</text:p>
          </table:table-cell>
          <table:table-cell office:value-type="float" office:value="10200.921" calcext:value-type="float">
            <text:p><text:s text:c="2"/>10 201</text:p>
          </table:table-cell>
          <table:table-cell office:value-type="float" office:value="10263.109" calcext:value-type="float">
            <text:p><text:s text:c="2"/>10 263</text:p>
          </table:table-cell>
          <table:table-cell office:value-type="float" office:value="10314.154" calcext:value-type="float">
            <text:p><text:s text:c="2"/>10 314</text:p>
          </table:table-cell>
          <table:table-cell office:value-type="float" office:value="10349.271" calcext:value-type="float">
            <text:p><text:s text:c="2"/>10 349</text:p>
          </table:table-cell>
          <table:table-cell office:value-type="float" office:value="10365.718" calcext:value-type="float">
            <text:p><text:s text:c="2"/>10 366</text:p>
          </table:table-cell>
          <table:table-cell office:value-type="float" office:value="10365.453" calcext:value-type="float">
            <text:p><text:s text:c="2"/>10 365</text:p>
          </table:table-cell>
          <table:table-cell office:value-type="float" office:value="10354.307" calcext:value-type="float">
            <text:p><text:s text:c="2"/>10 354</text:p>
          </table:table-cell>
          <table:table-cell office:value-type="float" office:value="10340.848" calcext:value-type="float">
            <text:p><text:s text:c="2"/>10 341</text:p>
          </table:table-cell>
          <table:table-cell office:value-type="float" office:value="10331.37" calcext:value-type="float">
            <text:p><text:s text:c="2"/>10 331</text:p>
          </table:table-cell>
          <table:table-cell office:value-type="float" office:value="10327.528" calcext:value-type="float">
            <text:p><text:s text:c="2"/>10 328</text:p>
          </table:table-cell>
          <table:table-cell office:value-type="float" office:value="10327.732" calcext:value-type="float">
            <text:p><text:s text:c="2"/>10 328</text:p>
          </table:table-cell>
          <table:table-cell office:value-type="float" office:value="10331.215" calcext:value-type="float">
            <text:p><text:s text:c="2"/>10 331</text:p>
          </table:table-cell>
          <table:table-cell office:value-type="float" office:value="10336.17" calcext:value-type="float">
            <text:p><text:s text:c="2"/>10 336</text:p>
          </table:table-cell>
          <table:table-cell office:value-type="float" office:value="10341.169" calcext:value-type="float">
            <text:p><text:s text:c="2"/>10 341</text:p>
          </table:table-cell>
          <table:table-cell office:value-type="float" office:value="10346.75" calcext:value-type="float">
            <text:p><text:s text:c="2"/>10 347</text:p>
          </table:table-cell>
          <table:table-cell office:value-type="float" office:value="10353.318" calcext:value-type="float">
            <text:p><text:s text:c="2"/>10 353</text:p>
          </table:table-cell>
          <table:table-cell office:value-type="float" office:value="10358.972" calcext:value-type="float">
            <text:p><text:s text:c="2"/>10 359</text:p>
          </table:table-cell>
          <table:table-cell office:value-type="float" office:value="10361.242" calcext:value-type="float">
            <text:p><text:s text:c="2"/>10 361</text:p>
          </table:table-cell>
          <table:table-cell office:value-type="float" office:value="10358.456" calcext:value-type="float">
            <text:p><text:s text:c="2"/>10 358</text:p>
          </table:table-cell>
          <table:table-cell office:value-type="float" office:value="10350.57" calcext:value-type="float">
            <text:p><text:s text:c="2"/>10 351</text:p>
          </table:table-cell>
          <table:table-cell office:value-type="float" office:value="10338.593" calcext:value-type="float">
            <text:p><text:s text:c="2"/>10 339</text:p>
          </table:table-cell>
          <table:table-cell office:value-type="float" office:value="10323.488" calcext:value-type="float">
            <text:p><text:s text:c="2"/>10 323</text:p>
          </table:table-cell>
          <table:table-cell office:value-type="float" office:value="10306.645" calcext:value-type="float">
            <text:p><text:s text:c="2"/>10 307</text:p>
          </table:table-cell>
          <table:table-cell office:value-type="float" office:value="10289.594" calcext:value-type="float">
            <text:p><text:s text:c="2"/>10 290</text:p>
          </table:table-cell>
          <table:table-cell office:value-type="float" office:value="10271.204" calcext:value-type="float">
            <text:p><text:s text:c="2"/>10 271</text:p>
          </table:table-cell>
          <table:table-cell office:value-type="float" office:value="10252.439" calcext:value-type="float">
            <text:p><text:s text:c="2"/>10 252</text:p>
          </table:table-cell>
          <table:table-cell office:value-type="float" office:value="10239.277" calcext:value-type="float">
            <text:p><text:s text:c="2"/>10 239</text:p>
          </table:table-cell>
          <table:table-cell office:value-type="float" office:value="10239.536" calcext:value-type="float">
            <text:p><text:s text:c="2"/>10 240</text:p>
          </table:table-cell>
          <table:table-cell office:value-type="float" office:value="10258.176" calcext:value-type="float">
            <text:p><text:s text:c="2"/>10 258</text:p>
          </table:table-cell>
          <table:table-cell office:value-type="float" office:value="10298.288" calcext:value-type="float">
            <text:p><text:s text:c="2"/>10 298</text:p>
          </table:table-cell>
          <table:table-cell office:value-type="float" office:value="10356.586" calcext:value-type="float">
            <text:p><text:s text:c="2"/>10 357</text:p>
          </table:table-cell>
          <table:table-cell office:value-type="float" office:value="10423.794" calcext:value-type="float">
            <text:p><text:s text:c="2"/>10 424</text:p>
          </table:table-cell>
          <table:table-cell office:value-type="float" office:value="10486.845" calcext:value-type="float">
            <text:p><text:s text:c="2"/>10 487</text:p>
          </table:table-cell>
          <table:table-cell office:value-type="float" office:value="10536.286" calcext:value-type="float">
            <text:p><text:s text:c="2"/>10 536</text:p>
          </table:table-cell>
          <table:table-cell office:value-type="float" office:value="10568.715" calcext:value-type="float">
            <text:p><text:s text:c="2"/>10 569</text:p>
          </table:table-cell>
          <table:table-cell office:value-type="float" office:value="10586.755" calcext:value-type="float">
            <text:p><text:s text:c="2"/>10 587</text:p>
          </table:table-cell>
          <table:table-cell office:value-type="float" office:value="10594.481" calcext:value-type="float">
            <text:p><text:s text:c="2"/>10 594</text:p>
          </table:table-cell>
          <table:table-cell office:value-type="float" office:value="10598.526" calcext:value-type="float">
            <text:p><text:s text:c="2"/>10 599</text:p>
          </table:table-cell>
          <table:table-cell office:value-type="float" office:value="10603.762" calcext:value-type="float">
            <text:p><text:s text:c="2"/>10 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9337.723" calcext:value-type="float">
            <text:p><text:s text:c="2"/>9 338</text:p>
          </table:table-cell>
          <table:table-cell office:value-type="float" office:value="9480.574" calcext:value-type="float">
            <text:p><text:s text:c="2"/>9 481</text:p>
          </table:table-cell>
          <table:table-cell office:value-type="float" office:value="9597.897" calcext:value-type="float">
            <text:p><text:s text:c="2"/>9 598</text:p>
          </table:table-cell>
          <table:table-cell office:value-type="float" office:value="9692.842" calcext:value-type="float">
            <text:p><text:s text:c="2"/>9 693</text:p>
          </table:table-cell>
          <table:table-cell office:value-type="float" office:value="9768.622" calcext:value-type="float">
            <text:p><text:s text:c="2"/>9 769</text:p>
          </table:table-cell>
          <table:table-cell office:value-type="float" office:value="9828.441" calcext:value-type="float">
            <text:p><text:s text:c="2"/>9 828</text:p>
          </table:table-cell>
          <table:table-cell office:value-type="float" office:value="9875.554" calcext:value-type="float">
            <text:p><text:s text:c="2"/>9 876</text:p>
          </table:table-cell>
          <table:table-cell office:value-type="float" office:value="9913.225" calcext:value-type="float">
            <text:p><text:s text:c="2"/>9 913</text:p>
          </table:table-cell>
          <table:table-cell office:value-type="float" office:value="9944.699" calcext:value-type="float">
            <text:p><text:s text:c="2"/>9 945</text:p>
          </table:table-cell>
          <table:table-cell office:value-type="float" office:value="9973.063" calcext:value-type="float">
            <text:p><text:s text:c="2"/>9 973</text:p>
          </table:table-cell>
          <table:table-cell office:value-type="float" office:value="10001.017" calcext:value-type="float">
            <text:p><text:s text:c="2"/>10 001</text:p>
          </table:table-cell>
          <table:table-cell office:value-type="float" office:value="10030.528" calcext:value-type="float">
            <text:p><text:s text:c="2"/>10 031</text:p>
          </table:table-cell>
          <table:table-cell office:value-type="float" office:value="10062.576" calcext:value-type="float">
            <text:p><text:s text:c="2"/>10 063</text:p>
          </table:table-cell>
          <table:table-cell office:value-type="float" office:value="10097.059" calcext:value-type="float">
            <text:p><text:s text:c="2"/>10 097</text:p>
          </table:table-cell>
          <table:table-cell office:value-type="float" office:value="10133.076" calcext:value-type="float">
            <text:p><text:s text:c="2"/>10 133</text:p>
          </table:table-cell>
          <table:table-cell office:value-type="float" office:value="10169.931" calcext:value-type="float">
            <text:p><text:s text:c="2"/>10 170</text:p>
          </table:table-cell>
          <table:table-cell office:value-type="float" office:value="10208.376" calcext:value-type="float">
            <text:p><text:s text:c="2"/>10 208</text:p>
          </table:table-cell>
          <table:table-cell office:value-type="float" office:value="10248.86" calcext:value-type="float">
            <text:p><text:s text:c="2"/>10 249</text:p>
          </table:table-cell>
          <table:table-cell office:value-type="float" office:value="10289.943" calcext:value-type="float">
            <text:p><text:s text:c="2"/>10 290</text:p>
          </table:table-cell>
          <table:table-cell office:value-type="float" office:value="10329.555" calcext:value-type="float">
            <text:p><text:s text:c="2"/>10 330</text:p>
          </table:table-cell>
          <table:table-cell office:value-type="float" office:value="10366.34" calcext:value-type="float">
            <text:p><text:s text:c="2"/>10 366</text:p>
          </table:table-cell>
          <table:table-cell office:value-type="float" office:value="10398.442" calcext:value-type="float">
            <text:p><text:s text:c="2"/>10 398</text:p>
          </table:table-cell>
          <table:table-cell office:value-type="float" office:value="10426.426" calcext:value-type="float">
            <text:p><text:s text:c="2"/>10 426</text:p>
          </table:table-cell>
          <table:table-cell office:value-type="float" office:value="10454.06" calcext:value-type="float">
            <text:p><text:s text:c="2"/>10 454</text:p>
          </table:table-cell>
          <table:table-cell office:value-type="float" office:value="10486.634" calcext:value-type="float">
            <text:p><text:s text:c="2"/>10 487</text:p>
          </table:table-cell>
          <table:table-cell office:value-type="float" office:value="10527.27" calcext:value-type="float">
            <text:p><text:s text:c="2"/>10 527</text:p>
          </table:table-cell>
          <table:table-cell office:value-type="float" office:value="10578.457" calcext:value-type="float">
            <text:p><text:s text:c="2"/>10 578</text:p>
          </table:table-cell>
          <table:table-cell office:value-type="float" office:value="10637.073" calcext:value-type="float">
            <text:p><text:s text:c="2"/>10 637</text:p>
          </table:table-cell>
          <table:table-cell office:value-type="float" office:value="10693.829" calcext:value-type="float">
            <text:p><text:s text:c="2"/>10 694</text:p>
          </table:table-cell>
          <table:table-cell office:value-type="float" office:value="10735.989" calcext:value-type="float">
            <text:p><text:s text:c="2"/>10 736</text:p>
          </table:table-cell>
          <table:table-cell office:value-type="float" office:value="10754.766" calcext:value-type="float">
            <text:p><text:s text:c="2"/>10 755</text:p>
          </table:table-cell>
          <table:table-cell office:value-type="float" office:value="10746.963" calcext:value-type="float">
            <text:p><text:s text:c="2"/>10 747</text:p>
          </table:table-cell>
          <table:table-cell office:value-type="float" office:value="10716.324" calcext:value-type="float">
            <text:p><text:s text:c="2"/>10 716</text:p>
          </table:table-cell>
          <table:table-cell office:value-type="float" office:value="10669.693" calcext:value-type="float">
            <text:p><text:s text:c="2"/>10 670</text:p>
          </table:table-cell>
          <table:table-cell office:value-type="float" office:value="10617.232" calcext:value-type="float">
            <text:p><text:s text:c="2"/>10 617</text:p>
          </table:table-cell>
          <table:table-cell office:value-type="float" office:value="10566.817" calcext:value-type="float">
            <text:p><text:s text:c="2"/>10 567</text:p>
          </table:table-cell>
          <table:table-cell office:value-type="float" office:value="10519.786" calcext:value-type="float">
            <text:p><text:s text:c="2"/>10 520</text:p>
          </table:table-cell>
          <table:table-cell office:value-type="float" office:value="10475.042" calcext:value-type="float">
            <text:p><text:s text:c="2"/>10 475</text:p>
          </table:table-cell>
          <table:table-cell office:value-type="float" office:value="10435.047" calcext:value-type="float">
            <text:p><text:s text:c="2"/>10 435</text:p>
          </table:table-cell>
          <table:table-cell office:value-type="float" office:value="10402.126" calcext:value-type="float">
            <text:p><text:s text:c="2"/>10 402</text:p>
          </table:table-cell>
          <table:table-cell office:value-type="float" office:value="10377.651" calcext:value-type="float">
            <text:p><text:s text:c="2"/>10 378</text:p>
          </table:table-cell>
          <table:table-cell office:value-type="float" office:value="10363.564" calcext:value-type="float">
            <text:p><text:s text:c="2"/>10 364</text:p>
          </table:table-cell>
          <table:table-cell office:value-type="float" office:value="10359.143" calcext:value-type="float">
            <text:p><text:s text:c="2"/>10 359</text:p>
          </table:table-cell>
          <table:table-cell office:value-type="float" office:value="10359.589" calcext:value-type="float">
            <text:p><text:s text:c="2"/>10 360</text:p>
          </table:table-cell>
          <table:table-cell office:value-type="float" office:value="10358.122" calcext:value-type="float">
            <text:p><text:s text:c="2"/>10 358</text:p>
          </table:table-cell>
          <table:table-cell office:value-type="float" office:value="10349.838" calcext:value-type="float">
            <text:p><text:s text:c="2"/>10 350</text:p>
          </table:table-cell>
          <table:table-cell office:value-type="float" office:value="10332.989" calcext:value-type="float">
            <text:p><text:s text:c="2"/>10 333</text:p>
          </table:table-cell>
          <table:table-cell office:value-type="float" office:value="10309.022" calcext:value-type="float">
            <text:p><text:s text:c="2"/>10 309</text:p>
          </table:table-cell>
          <table:table-cell office:value-type="float" office:value="10280.145" calcext:value-type="float">
            <text:p><text:s text:c="2"/>10 280</text:p>
          </table:table-cell>
          <table:table-cell office:value-type="float" office:value="10249.959" calcext:value-type="float">
            <text:p><text:s text:c="2"/>10 250</text:p>
          </table:table-cell>
          <table:table-cell office:value-type="float" office:value="10221.051" calcext:value-type="float">
            <text:p><text:s text:c="2"/>10 221</text:p>
          </table:table-cell>
          <table:table-cell office:value-type="float" office:value="10194.005" calcext:value-type="float">
            <text:p><text:s text:c="2"/>10 194</text:p>
          </table:table-cell>
          <table:table-cell office:value-type="float" office:value="10167.872" calcext:value-type="float">
            <text:p><text:s text:c="2"/>10 168</text:p>
          </table:table-cell>
          <table:table-cell office:value-type="float" office:value="10141.956" calcext:value-type="float">
            <text:p><text:s text:c="2"/>10 142</text:p>
          </table:table-cell>
          <table:table-cell office:value-type="float" office:value="10115.081" calcext:value-type="float">
            <text:p><text:s text:c="2"/>10 115</text:p>
          </table:table-cell>
          <table:table-cell office:value-type="float" office:value="10086.465" calcext:value-type="float">
            <text:p><text:s text:c="2"/>10 086</text:p>
          </table:table-cell>
          <table:table-cell office:value-type="float" office:value="10055.897" calcext:value-type="float">
            <text:p><text:s text:c="2"/>10 056</text:p>
          </table:table-cell>
          <table:table-cell office:value-type="float" office:value="10023.887" calcext:value-type="float">
            <text:p><text:s text:c="2"/>10 024</text:p>
          </table:table-cell>
          <table:table-cell office:value-type="float" office:value="9991.201" calcext:value-type="float">
            <text:p><text:s text:c="2"/>9 991</text:p>
          </table:table-cell>
          <table:table-cell office:value-type="float" office:value="9958.942" calcext:value-type="float">
            <text:p><text:s text:c="2"/>9 959</text:p>
          </table:table-cell>
          <table:table-cell office:value-type="float" office:value="9927.84" calcext:value-type="float">
            <text:p><text:s text:c="2"/>9 928</text:p>
          </table:table-cell>
          <table:table-cell office:value-type="float" office:value="9898.204" calcext:value-type="float">
            <text:p><text:s text:c="2"/>9 898</text:p>
          </table:table-cell>
          <table:table-cell office:value-type="float" office:value="9869.684" calcext:value-type="float">
            <text:p><text:s text:c="2"/>9 870</text:p>
          </table:table-cell>
          <table:table-cell office:value-type="float" office:value="9841.697" calcext:value-type="float">
            <text:p><text:s text:c="2"/>9 842</text:p>
          </table:table-cell>
          <table:table-cell office:value-type="float" office:value="9813.335" calcext:value-type="float">
            <text:p><text:s text:c="2"/>9 813</text:p>
          </table:table-cell>
          <table:table-cell office:value-type="float" office:value="9783.925" calcext:value-type="float">
            <text:p><text:s text:c="2"/>9 7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4824.018" calcext:value-type="float">
            <text:p><text:s text:c="2"/>24 824</text:p>
          </table:table-cell>
          <table:table-cell office:value-type="float" office:value="25283.44" calcext:value-type="float">
            <text:p><text:s text:c="2"/>25 283</text:p>
          </table:table-cell>
          <table:table-cell office:value-type="float" office:value="25764.925" calcext:value-type="float">
            <text:p><text:s text:c="2"/>25 765</text:p>
          </table:table-cell>
          <table:table-cell office:value-type="float" office:value="26261.073" calcext:value-type="float">
            <text:p><text:s text:c="2"/>26 261</text:p>
          </table:table-cell>
          <table:table-cell office:value-type="float" office:value="26764.864" calcext:value-type="float">
            <text:p><text:s text:c="2"/>26 765</text:p>
          </table:table-cell>
          <table:table-cell office:value-type="float" office:value="27269.749" calcext:value-type="float">
            <text:p><text:s text:c="2"/>27 270</text:p>
          </table:table-cell>
          <table:table-cell office:value-type="float" office:value="27769.541" calcext:value-type="float">
            <text:p><text:s text:c="2"/>27 770</text:p>
          </table:table-cell>
          <table:table-cell office:value-type="float" office:value="28258.523" calcext:value-type="float">
            <text:p><text:s text:c="2"/>28 259</text:p>
          </table:table-cell>
          <table:table-cell office:value-type="float" office:value="28731.444" calcext:value-type="float">
            <text:p><text:s text:c="2"/>28 731</text:p>
          </table:table-cell>
          <table:table-cell office:value-type="float" office:value="29183.688" calcext:value-type="float">
            <text:p><text:s text:c="2"/>29 184</text:p>
          </table:table-cell>
          <table:table-cell office:value-type="float" office:value="29611.556" calcext:value-type="float">
            <text:p><text:s text:c="2"/>29 612</text:p>
          </table:table-cell>
          <table:table-cell office:value-type="float" office:value="30012.671" calcext:value-type="float">
            <text:p><text:s text:c="2"/>30 013</text:p>
          </table:table-cell>
          <table:table-cell office:value-type="float" office:value="30386.276" calcext:value-type="float">
            <text:p><text:s text:c="2"/>30 386</text:p>
          </table:table-cell>
          <table:table-cell office:value-type="float" office:value="30733.37" calcext:value-type="float">
            <text:p><text:s text:c="2"/>30 733</text:p>
          </table:table-cell>
          <table:table-cell office:value-type="float" office:value="31056.315" calcext:value-type="float">
            <text:p><text:s text:c="2"/>31 056</text:p>
          </table:table-cell>
          <table:table-cell office:value-type="float" office:value="31357.726" calcext:value-type="float">
            <text:p><text:s text:c="2"/>31 358</text:p>
          </table:table-cell>
          <table:table-cell office:value-type="float" office:value="31637.766" calcext:value-type="float">
            <text:p><text:s text:c="2"/>31 638</text:p>
          </table:table-cell>
          <table:table-cell office:value-type="float" office:value="31898.318" calcext:value-type="float">
            <text:p><text:s text:c="2"/>31 898</text:p>
          </table:table-cell>
          <table:table-cell office:value-type="float" office:value="32146.054" calcext:value-type="float">
            <text:p><text:s text:c="2"/>32 146</text:p>
          </table:table-cell>
          <table:table-cell office:value-type="float" office:value="32389.546" calcext:value-type="float">
            <text:p><text:s text:c="2"/>32 390</text:p>
          </table:table-cell>
          <table:table-cell office:value-type="float" office:value="32635.557" calcext:value-type="float">
            <text:p><text:s text:c="2"/>32 636</text:p>
          </table:table-cell>
          <table:table-cell office:value-type="float" office:value="32886.596" calcext:value-type="float">
            <text:p><text:s text:c="2"/>32 887</text:p>
          </table:table-cell>
          <table:table-cell office:value-type="float" office:value="33143.187" calcext:value-type="float">
            <text:p><text:s text:c="2"/>33 143</text:p>
          </table:table-cell>
          <table:table-cell office:value-type="float" office:value="33407.619" calcext:value-type="float">
            <text:p><text:s text:c="2"/>33 408</text:p>
          </table:table-cell>
          <table:table-cell office:value-type="float" office:value="33681.72" calcext:value-type="float">
            <text:p><text:s text:c="2"/>33 682</text:p>
          </table:table-cell>
          <table:table-cell office:value-type="float" office:value="33966.572" calcext:value-type="float">
            <text:p><text:s text:c="2"/>33 967</text:p>
          </table:table-cell>
          <table:table-cell office:value-type="float" office:value="34261.866" calcext:value-type="float">
            <text:p><text:s text:c="2"/>34 262</text:p>
          </table:table-cell>
          <table:table-cell office:value-type="float" office:value="34566.894" calcext:value-type="float">
            <text:p><text:s text:c="2"/>34 567</text:p>
          </table:table-cell>
          <table:table-cell office:value-type="float" office:value="34881.38" calcext:value-type="float">
            <text:p><text:s text:c="2"/>34 881</text:p>
          </table:table-cell>
          <table:table-cell office:value-type="float" office:value="35204.73" calcext:value-type="float">
            <text:p><text:s text:c="2"/>35 205</text:p>
          </table:table-cell>
          <table:table-cell office:value-type="float" office:value="35535.108" calcext:value-type="float">
            <text:p><text:s text:c="2"/>35 535</text:p>
          </table:table-cell>
          <table:table-cell office:value-type="float" office:value="35873.731" calcext:value-type="float">
            <text:p><text:s text:c="2"/>35 874</text:p>
          </table:table-cell>
          <table:table-cell office:value-type="float" office:value="36216.709" calcext:value-type="float">
            <text:p><text:s text:c="2"/>36 217</text:p>
          </table:table-cell>
          <table:table-cell office:value-type="float" office:value="36550.846" calcext:value-type="float">
            <text:p><text:s text:c="2"/>36 551</text:p>
          </table:table-cell>
          <table:table-cell office:value-type="float" office:value="36858.895" calcext:value-type="float">
            <text:p><text:s text:c="2"/>36 859</text:p>
          </table:table-cell>
          <table:table-cell office:value-type="float" office:value="37128.717" calcext:value-type="float">
            <text:p><text:s text:c="2"/>37 129</text:p>
          </table:table-cell>
          <table:table-cell office:value-type="float" office:value="37354.265" calcext:value-type="float">
            <text:p><text:s text:c="2"/>37 354</text:p>
          </table:table-cell>
          <table:table-cell office:value-type="float" office:value="37538.975" calcext:value-type="float">
            <text:p><text:s text:c="2"/>37 539</text:p>
          </table:table-cell>
          <table:table-cell office:value-type="float" office:value="37691.897" calcext:value-type="float">
            <text:p><text:s text:c="2"/>37 692</text:p>
          </table:table-cell>
          <table:table-cell office:value-type="float" office:value="37827.018" calcext:value-type="float">
            <text:p><text:s text:c="2"/>37 827</text:p>
          </table:table-cell>
          <table:table-cell office:value-type="float" office:value="37954.553" calcext:value-type="float">
            <text:p><text:s text:c="2"/>37 955</text:p>
          </table:table-cell>
          <table:table-cell office:value-type="float" office:value="38077.213" calcext:value-type="float">
            <text:p><text:s text:c="2"/>38 077</text:p>
          </table:table-cell>
          <table:table-cell office:value-type="float" office:value="38191.777" calcext:value-type="float">
            <text:p><text:s text:c="2"/>38 192</text:p>
          </table:table-cell>
          <table:table-cell office:value-type="float" office:value="38295.474" calcext:value-type="float">
            <text:p><text:s text:c="2"/>38 295</text:p>
          </table:table-cell>
          <table:table-cell office:value-type="float" office:value="38383.516" calcext:value-type="float">
            <text:p><text:s text:c="2"/>38 384</text:p>
          </table:table-cell>
          <table:table-cell office:value-type="float" office:value="38452.632" calcext:value-type="float">
            <text:p><text:s text:c="2"/>38 453</text:p>
          </table:table-cell>
          <table:table-cell office:value-type="float" office:value="38503.607" calcext:value-type="float">
            <text:p><text:s text:c="2"/>38 504</text:p>
          </table:table-cell>
          <table:table-cell office:value-type="float" office:value="38538.73" calcext:value-type="float">
            <text:p><text:s text:c="2"/>38 539</text:p>
          </table:table-cell>
          <table:table-cell office:value-type="float" office:value="38558.054" calcext:value-type="float">
            <text:p><text:s text:c="2"/>38 558</text:p>
          </table:table-cell>
          <table:table-cell office:value-type="float" office:value="38561.694" calcext:value-type="float">
            <text:p><text:s text:c="2"/>38 562</text:p>
          </table:table-cell>
          <table:table-cell office:value-type="float" office:value="38550.495" calcext:value-type="float">
            <text:p><text:s text:c="2"/>38 550</text:p>
          </table:table-cell>
          <table:table-cell office:value-type="float" office:value="38524.005" calcext:value-type="float">
            <text:p><text:s text:c="2"/>38 524</text:p>
          </table:table-cell>
          <table:table-cell office:value-type="float" office:value="38484.472" calcext:value-type="float">
            <text:p><text:s text:c="2"/>38 484</text:p>
          </table:table-cell>
          <table:table-cell office:value-type="float" office:value="38438.826" calcext:value-type="float">
            <text:p><text:s text:c="2"/>38 439</text:p>
          </table:table-cell>
          <table:table-cell office:value-type="float" office:value="38396.066" calcext:value-type="float">
            <text:p><text:s text:c="2"/>38 396</text:p>
          </table:table-cell>
          <table:table-cell office:value-type="float" office:value="38362.666" calcext:value-type="float">
            <text:p><text:s text:c="2"/>38 363</text:p>
          </table:table-cell>
          <table:table-cell office:value-type="float" office:value="38341.036" calcext:value-type="float">
            <text:p><text:s text:c="2"/>38 341</text:p>
          </table:table-cell>
          <table:table-cell office:value-type="float" office:value="38329.585" calcext:value-type="float">
            <text:p><text:s text:c="2"/>38 330</text:p>
          </table:table-cell>
          <table:table-cell office:value-type="float" office:value="38325.689" calcext:value-type="float">
            <text:p><text:s text:c="2"/>38 326</text:p>
          </table:table-cell>
          <table:table-cell office:value-type="float" office:value="38324.87" calcext:value-type="float">
            <text:p><text:s text:c="2"/>38 325</text:p>
          </table:table-cell>
          <table:table-cell office:value-type="float" office:value="38323.402" calcext:value-type="float">
            <text:p><text:s text:c="2"/>38 323</text:p>
          </table:table-cell>
          <table:table-cell office:value-type="float" office:value="38320.947" calcext:value-type="float">
            <text:p><text:s text:c="2"/>38 321</text:p>
          </table:table-cell>
          <table:table-cell office:value-type="float" office:value="38317.404" calcext:value-type="float">
            <text:p><text:s text:c="2"/>38 317</text:p>
          </table:table-cell>
          <table:table-cell office:value-type="float" office:value="38309.451" calcext:value-type="float">
            <text:p><text:s text:c="2"/>38 309</text:p>
          </table:table-cell>
          <table:table-cell office:value-type="float" office:value="38293.06" calcext:value-type="float">
            <text:p><text:s text:c="2"/>38 293</text:p>
          </table:table-cell>
          <table:table-cell office:value-type="float" office:value="38265.226" calcext:value-type="float">
            <text:p><text:s text:c="2"/>38 2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epublic of Moldova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2340.997" calcext:value-type="float">
            <text:p><text:s text:c="2"/>2 341</text:p>
          </table:table-cell>
          <table:table-cell office:value-type="float" office:value="2381.44" calcext:value-type="float">
            <text:p><text:s text:c="2"/>2 381</text:p>
          </table:table-cell>
          <table:table-cell office:value-type="float" office:value="2432.095" calcext:value-type="float">
            <text:p><text:s text:c="2"/>2 432</text:p>
          </table:table-cell>
          <table:table-cell office:value-type="float" office:value="2491.064" calcext:value-type="float">
            <text:p><text:s text:c="2"/>2 491</text:p>
          </table:table-cell>
          <table:table-cell office:value-type="float" office:value="2556.59" calcext:value-type="float">
            <text:p><text:s text:c="2"/>2 557</text:p>
          </table:table-cell>
          <table:table-cell office:value-type="float" office:value="2627.009" calcext:value-type="float">
            <text:p><text:s text:c="2"/>2 627</text:p>
          </table:table-cell>
          <table:table-cell office:value-type="float" office:value="2700.791" calcext:value-type="float">
            <text:p><text:s text:c="2"/>2 701</text:p>
          </table:table-cell>
          <table:table-cell office:value-type="float" office:value="2776.549" calcext:value-type="float">
            <text:p><text:s text:c="2"/>2 777</text:p>
          </table:table-cell>
          <table:table-cell office:value-type="float" office:value="2852.992" calcext:value-type="float">
            <text:p><text:s text:c="2"/>2 853</text:p>
          </table:table-cell>
          <table:table-cell office:value-type="float" office:value="2928.985" calcext:value-type="float">
            <text:p><text:s text:c="2"/>2 929</text:p>
          </table:table-cell>
          <table:table-cell office:value-type="float" office:value="3003.559" calcext:value-type="float">
            <text:p><text:s text:c="2"/>3 004</text:p>
          </table:table-cell>
          <table:table-cell office:value-type="float" office:value="3075.922" calcext:value-type="float">
            <text:p><text:s text:c="2"/>3 076</text:p>
          </table:table-cell>
          <table:table-cell office:value-type="float" office:value="3145.55" calcext:value-type="float">
            <text:p><text:s text:c="2"/>3 146</text:p>
          </table:table-cell>
          <table:table-cell office:value-type="float" office:value="3212.094" calcext:value-type="float">
            <text:p><text:s text:c="2"/>3 212</text:p>
          </table:table-cell>
          <table:table-cell office:value-type="float" office:value="3275.457" calcext:value-type="float">
            <text:p><text:s text:c="2"/>3 275</text:p>
          </table:table-cell>
          <table:table-cell office:value-type="float" office:value="3335.631" calcext:value-type="float">
            <text:p><text:s text:c="2"/>3 336</text:p>
          </table:table-cell>
          <table:table-cell office:value-type="float" office:value="3392.085" calcext:value-type="float">
            <text:p><text:s text:c="2"/>3 392</text:p>
          </table:table-cell>
          <table:table-cell office:value-type="float" office:value="3444.85" calcext:value-type="float">
            <text:p><text:s text:c="2"/>3 445</text:p>
          </table:table-cell>
          <table:table-cell office:value-type="float" office:value="3495.137" calcext:value-type="float">
            <text:p><text:s text:c="2"/>3 495</text:p>
          </table:table-cell>
          <table:table-cell office:value-type="float" office:value="3544.638" calcext:value-type="float">
            <text:p><text:s text:c="2"/>3 545</text:p>
          </table:table-cell>
          <table:table-cell office:value-type="float" office:value="3594.518" calcext:value-type="float">
            <text:p><text:s text:c="2"/>3 595</text:p>
          </table:table-cell>
          <table:table-cell office:value-type="float" office:value="3645.518" calcext:value-type="float">
            <text:p><text:s text:c="2"/>3 646</text:p>
          </table:table-cell>
          <table:table-cell office:value-type="float" office:value="3697.152" calcext:value-type="float">
            <text:p><text:s text:c="2"/>3 697</text:p>
          </table:table-cell>
          <table:table-cell office:value-type="float" office:value="3747.927" calcext:value-type="float">
            <text:p><text:s text:c="2"/>3 748</text:p>
          </table:table-cell>
          <table:table-cell office:value-type="float" office:value="3795.653" calcext:value-type="float">
            <text:p><text:s text:c="2"/>3 796</text:p>
          </table:table-cell>
          <table:table-cell office:value-type="float" office:value="3838.91" calcext:value-type="float">
            <text:p><text:s text:c="2"/>3 839</text:p>
          </table:table-cell>
          <table:table-cell office:value-type="float" office:value="3876.947" calcext:value-type="float">
            <text:p><text:s text:c="2"/>3 877</text:p>
          </table:table-cell>
          <table:table-cell office:value-type="float" office:value="3910.644" calcext:value-type="float">
            <text:p><text:s text:c="2"/>3 911</text:p>
          </table:table-cell>
          <table:table-cell office:value-type="float" office:value="3942.14" calcext:value-type="float">
            <text:p><text:s text:c="2"/>3 942</text:p>
          </table:table-cell>
          <table:table-cell office:value-type="float" office:value="3974.506" calcext:value-type="float">
            <text:p><text:s text:c="2"/>3 975</text:p>
          </table:table-cell>
          <table:table-cell office:value-type="float" office:value="4009.838" calcext:value-type="float">
            <text:p><text:s text:c="2"/>4 010</text:p>
          </table:table-cell>
          <table:table-cell office:value-type="float" office:value="4048.617" calcext:value-type="float">
            <text:p><text:s text:c="2"/>4 049</text:p>
          </table:table-cell>
          <table:table-cell office:value-type="float" office:value="4089.856" calcext:value-type="float">
            <text:p><text:s text:c="2"/>4 090</text:p>
          </table:table-cell>
          <table:table-cell office:value-type="float" office:value="4132.446" calcext:value-type="float">
            <text:p><text:s text:c="2"/>4 132</text:p>
          </table:table-cell>
          <table:table-cell office:value-type="float" office:value="4174.624" calcext:value-type="float">
            <text:p><text:s text:c="2"/>4 175</text:p>
          </table:table-cell>
          <table:table-cell office:value-type="float" office:value="4214.916" calcext:value-type="float">
            <text:p><text:s text:c="2"/>4 215</text:p>
          </table:table-cell>
          <table:table-cell office:value-type="float" office:value="4253.165" calcext:value-type="float">
            <text:p><text:s text:c="2"/>4 253</text:p>
          </table:table-cell>
          <table:table-cell office:value-type="float" office:value="4289.1" calcext:value-type="float">
            <text:p><text:s text:c="2"/>4 289</text:p>
          </table:table-cell>
          <table:table-cell office:value-type="float" office:value="4320.929" calcext:value-type="float">
            <text:p><text:s text:c="2"/>4 321</text:p>
          </table:table-cell>
          <table:table-cell office:value-type="float" office:value="4346.453" calcext:value-type="float">
            <text:p><text:s text:c="2"/>4 346</text:p>
          </table:table-cell>
          <table:table-cell office:value-type="float" office:value="4364.116" calcext:value-type="float">
            <text:p><text:s text:c="2"/>4 364</text:p>
          </table:table-cell>
          <table:table-cell office:value-type="float" office:value="4373.578" calcext:value-type="float">
            <text:p><text:s text:c="2"/>4 374</text:p>
          </table:table-cell>
          <table:table-cell office:value-type="float" office:value="4375.313" calcext:value-type="float">
            <text:p><text:s text:c="2"/>4 375</text:p>
          </table:table-cell>
          <table:table-cell office:value-type="float" office:value="4369.649" calcext:value-type="float">
            <text:p><text:s text:c="2"/>4 370</text:p>
          </table:table-cell>
          <table:table-cell office:value-type="float" office:value="4357.283" calcext:value-type="float">
            <text:p><text:s text:c="2"/>4 357</text:p>
          </table:table-cell>
          <table:table-cell office:value-type="float" office:value="4339.082" calcext:value-type="float">
            <text:p><text:s text:c="2"/>4 339</text:p>
          </table:table-cell>
          <table:table-cell office:value-type="float" office:value="4314.7" calcext:value-type="float">
            <text:p><text:s text:c="2"/>4 315</text:p>
          </table:table-cell>
          <table:table-cell office:value-type="float" office:value="4284.931" calcext:value-type="float">
            <text:p><text:s text:c="2"/>4 285</text:p>
          </table:table-cell>
          <table:table-cell office:value-type="float" office:value="4253.284" calcext:value-type="float">
            <text:p><text:s text:c="2"/>4 253</text:p>
          </table:table-cell>
          <table:table-cell office:value-type="float" office:value="4224.273" calcext:value-type="float">
            <text:p><text:s text:c="2"/>4 224</text:p>
          </table:table-cell>
          <table:table-cell office:value-type="float" office:value="4201.089" calcext:value-type="float">
            <text:p><text:s text:c="2"/>4 201</text:p>
          </table:table-cell>
          <table:table-cell office:value-type="float" office:value="4185.505" calcext:value-type="float">
            <text:p><text:s text:c="2"/>4 186</text:p>
          </table:table-cell>
          <table:table-cell office:value-type="float" office:value="4176.616" calcext:value-type="float">
            <text:p><text:s text:c="2"/>4 177</text:p>
          </table:table-cell>
          <table:table-cell office:value-type="float" office:value="4171.646" calcext:value-type="float">
            <text:p><text:s text:c="2"/>4 172</text:p>
          </table:table-cell>
          <table:table-cell office:value-type="float" office:value="4166.337" calcext:value-type="float">
            <text:p><text:s text:c="2"/>4 166</text:p>
          </table:table-cell>
          <table:table-cell office:value-type="float" office:value="4157.699" calcext:value-type="float">
            <text:p><text:s text:c="2"/>4 158</text:p>
          </table:table-cell>
          <table:table-cell office:value-type="float" office:value="4144.73" calcext:value-type="float">
            <text:p><text:s text:c="2"/>4 145</text:p>
          </table:table-cell>
          <table:table-cell office:value-type="float" office:value="4128.649" calcext:value-type="float">
            <text:p><text:s text:c="2"/>4 129</text:p>
          </table:table-cell>
          <table:table-cell office:value-type="float" office:value="4111.44" calcext:value-type="float">
            <text:p><text:s text:c="2"/>4 111</text:p>
          </table:table-cell>
          <table:table-cell office:value-type="float" office:value="4096.04" calcext:value-type="float">
            <text:p><text:s text:c="2"/>4 096</text:p>
          </table:table-cell>
          <table:table-cell office:value-type="float" office:value="4084.481" calcext:value-type="float">
            <text:p><text:s text:c="2"/>4 084</text:p>
          </table:table-cell>
          <table:table-cell office:value-type="float" office:value="4077.368" calcext:value-type="float">
            <text:p><text:s text:c="2"/>4 077</text:p>
          </table:table-cell>
          <table:table-cell office:value-type="float" office:value="4073.703" calcext:value-type="float">
            <text:p><text:s text:c="2"/>4 074</text:p>
          </table:table-cell>
          <table:table-cell office:value-type="float" office:value="4071.964" calcext:value-type="float">
            <text:p><text:s text:c="2"/>4 072</text:p>
          </table:table-cell>
          <table:table-cell office:value-type="float" office:value="4069.939" calcext:value-type="float">
            <text:p><text:s text:c="2"/>4 070</text:p>
          </table:table-cell>
          <table:table-cell office:value-type="float" office:value="4065.98" calcext:value-type="float">
            <text:p><text:s text:c="2"/>4 0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6236.296" calcext:value-type="float">
            <text:p><text:s text:c="2"/>16 236</text:p>
          </table:table-cell>
          <table:table-cell office:value-type="float" office:value="16512.664" calcext:value-type="float">
            <text:p><text:s text:c="2"/>16 513</text:p>
          </table:table-cell>
          <table:table-cell office:value-type="float" office:value="16764.904" calcext:value-type="float">
            <text:p><text:s text:c="2"/>16 765</text:p>
          </table:table-cell>
          <table:table-cell office:value-type="float" office:value="17005.717" calcext:value-type="float">
            <text:p><text:s text:c="2"/>17 006</text:p>
          </table:table-cell>
          <table:table-cell office:value-type="float" office:value="17243.818" calcext:value-type="float">
            <text:p><text:s text:c="2"/>17 244</text:p>
          </table:table-cell>
          <table:table-cell office:value-type="float" office:value="17483.935" calcext:value-type="float">
            <text:p><text:s text:c="2"/>17 484</text:p>
          </table:table-cell>
          <table:table-cell office:value-type="float" office:value="17726.631" calcext:value-type="float">
            <text:p><text:s text:c="2"/>17 727</text:p>
          </table:table-cell>
          <table:table-cell office:value-type="float" office:value="17968.466" calcext:value-type="float">
            <text:p><text:s text:c="2"/>17 968</text:p>
          </table:table-cell>
          <table:table-cell office:value-type="float" office:value="18202.712" calcext:value-type="float">
            <text:p><text:s text:c="2"/>18 203</text:p>
          </table:table-cell>
          <table:table-cell office:value-type="float" office:value="18420.454" calcext:value-type="float">
            <text:p><text:s text:c="2"/>18 420</text:p>
          </table:table-cell>
          <table:table-cell office:value-type="float" office:value="18613.939" calcext:value-type="float">
            <text:p><text:s text:c="2"/>18 614</text:p>
          </table:table-cell>
          <table:table-cell office:value-type="float" office:value="18780.202" calcext:value-type="float">
            <text:p><text:s text:c="2"/>18 780</text:p>
          </table:table-cell>
          <table:table-cell office:value-type="float" office:value="18924.157" calcext:value-type="float">
            <text:p><text:s text:c="2"/>18 924</text:p>
          </table:table-cell>
          <table:table-cell office:value-type="float" office:value="19059.938" calcext:value-type="float">
            <text:p><text:s text:c="2"/>19 060</text:p>
          </table:table-cell>
          <table:table-cell office:value-type="float" office:value="19207.135" calcext:value-type="float">
            <text:p><text:s text:c="2"/>19 207</text:p>
          </table:table-cell>
          <table:table-cell office:value-type="float" office:value="19379.568" calcext:value-type="float">
            <text:p><text:s text:c="2"/>19 380</text:p>
          </table:table-cell>
          <table:table-cell office:value-type="float" office:value="19582.327" calcext:value-type="float">
            <text:p><text:s text:c="2"/>19 582</text:p>
          </table:table-cell>
          <table:table-cell office:value-type="float" office:value="19810.585" calcext:value-type="float">
            <text:p><text:s text:c="2"/>19 811</text:p>
          </table:table-cell>
          <table:table-cell office:value-type="float" office:value="20055.921" calcext:value-type="float">
            <text:p><text:s text:c="2"/>20 056</text:p>
          </table:table-cell>
          <table:table-cell office:value-type="float" office:value="20305.31" calcext:value-type="float">
            <text:p><text:s text:c="2"/>20 305</text:p>
          </table:table-cell>
          <table:table-cell office:value-type="float" office:value="20548.911" calcext:value-type="float">
            <text:p><text:s text:c="2"/>20 549</text:p>
          </table:table-cell>
          <table:table-cell office:value-type="float" office:value="20783.748" calcext:value-type="float">
            <text:p><text:s text:c="2"/>20 784</text:p>
          </table:table-cell>
          <table:table-cell office:value-type="float" office:value="21011.704" calcext:value-type="float">
            <text:p><text:s text:c="2"/>21 012</text:p>
          </table:table-cell>
          <table:table-cell office:value-type="float" office:value="21233.466" calcext:value-type="float">
            <text:p><text:s text:c="2"/>21 233</text:p>
          </table:table-cell>
          <table:table-cell office:value-type="float" office:value="21451.125" calcext:value-type="float">
            <text:p><text:s text:c="2"/>21 451</text:p>
          </table:table-cell>
          <table:table-cell office:value-type="float" office:value="21665.643" calcext:value-type="float">
            <text:p><text:s text:c="2"/>21 666</text:p>
          </table:table-cell>
          <table:table-cell office:value-type="float" office:value="21877.402" calcext:value-type="float">
            <text:p><text:s text:c="2"/>21 877</text:p>
          </table:table-cell>
          <table:table-cell office:value-type="float" office:value="22083.774" calcext:value-type="float">
            <text:p><text:s text:c="2"/>22 084</text:p>
          </table:table-cell>
          <table:table-cell office:value-type="float" office:value="22279.304" calcext:value-type="float">
            <text:p><text:s text:c="2"/>22 279</text:p>
          </table:table-cell>
          <table:table-cell office:value-type="float" office:value="22456.945" calcext:value-type="float">
            <text:p><text:s text:c="2"/>22 457</text:p>
          </table:table-cell>
          <table:table-cell office:value-type="float" office:value="22611.971" calcext:value-type="float">
            <text:p><text:s text:c="2"/>22 612</text:p>
          </table:table-cell>
          <table:table-cell office:value-type="float" office:value="22739.817" calcext:value-type="float">
            <text:p><text:s text:c="2"/>22 740</text:p>
          </table:table-cell>
          <table:table-cell office:value-type="float" office:value="22842.317" calcext:value-type="float">
            <text:p><text:s text:c="2"/>22 842</text:p>
          </table:table-cell>
          <table:table-cell office:value-type="float" office:value="22928.925" calcext:value-type="float">
            <text:p><text:s text:c="2"/>22 929</text:p>
          </table:table-cell>
          <table:table-cell office:value-type="float" office:value="23013.161" calcext:value-type="float">
            <text:p><text:s text:c="2"/>23 013</text:p>
          </table:table-cell>
          <table:table-cell office:value-type="float" office:value="23103.646" calcext:value-type="float">
            <text:p><text:s text:c="2"/>23 104</text:p>
          </table:table-cell>
          <table:table-cell office:value-type="float" office:value="23205.286" calcext:value-type="float">
            <text:p><text:s text:c="2"/>23 205</text:p>
          </table:table-cell>
          <table:table-cell office:value-type="float" office:value="23312.071" calcext:value-type="float">
            <text:p><text:s text:c="2"/>23 312</text:p>
          </table:table-cell>
          <table:table-cell office:value-type="float" office:value="23408.422" calcext:value-type="float">
            <text:p><text:s text:c="2"/>23 408</text:p>
          </table:table-cell>
          <table:table-cell office:value-type="float" office:value="23472.581" calcext:value-type="float">
            <text:p><text:s text:c="2"/>23 473</text:p>
          </table:table-cell>
          <table:table-cell office:value-type="float" office:value="23489.373" calcext:value-type="float">
            <text:p><text:s text:c="2"/>23 489</text:p>
          </table:table-cell>
          <table:table-cell office:value-type="float" office:value="23454.213" calcext:value-type="float">
            <text:p><text:s text:c="2"/>23 454</text:p>
          </table:table-cell>
          <table:table-cell office:value-type="float" office:value="23373.358" calcext:value-type="float">
            <text:p><text:s text:c="2"/>23 373</text:p>
          </table:table-cell>
          <table:table-cell office:value-type="float" office:value="23255.995" calcext:value-type="float">
            <text:p><text:s text:c="2"/>23 256</text:p>
          </table:table-cell>
          <table:table-cell office:value-type="float" office:value="23116.175" calcext:value-type="float">
            <text:p><text:s text:c="2"/>23 116</text:p>
          </table:table-cell>
          <table:table-cell office:value-type="float" office:value="22965.111" calcext:value-type="float">
            <text:p><text:s text:c="2"/>22 965</text:p>
          </table:table-cell>
          <table:table-cell office:value-type="float" office:value="22804.165" calcext:value-type="float">
            <text:p><text:s text:c="2"/>22 804</text:p>
          </table:table-cell>
          <table:table-cell office:value-type="float" office:value="22632.805" calcext:value-type="float">
            <text:p><text:s text:c="2"/>22 633</text:p>
          </table:table-cell>
          <table:table-cell office:value-type="float" office:value="22458.077" calcext:value-type="float">
            <text:p><text:s text:c="2"/>22 458</text:p>
          </table:table-cell>
          <table:table-cell office:value-type="float" office:value="22288.057" calcext:value-type="float">
            <text:p><text:s text:c="2"/>22 288</text:p>
          </table:table-cell>
          <table:table-cell office:value-type="float" office:value="22128.128" calcext:value-type="float">
            <text:p><text:s text:c="2"/>22 128</text:p>
          </table:table-cell>
          <table:table-cell office:value-type="float" office:value="21984.135" calcext:value-type="float">
            <text:p><text:s text:c="2"/>21 984</text:p>
          </table:table-cell>
          <table:table-cell office:value-type="float" office:value="21854.676" calcext:value-type="float">
            <text:p><text:s text:c="2"/>21 855</text:p>
          </table:table-cell>
          <table:table-cell office:value-type="float" office:value="21728.919" calcext:value-type="float">
            <text:p><text:s text:c="2"/>21 729</text:p>
          </table:table-cell>
          <table:table-cell office:value-type="float" office:value="21591.164" calcext:value-type="float">
            <text:p><text:s text:c="2"/>21 591</text:p>
          </table:table-cell>
          <table:table-cell office:value-type="float" office:value="21431.018" calcext:value-type="float">
            <text:p><text:s text:c="2"/>21 431</text:p>
          </table:table-cell>
          <table:table-cell office:value-type="float" office:value="21243.922" calcext:value-type="float">
            <text:p><text:s text:c="2"/>21 244</text:p>
          </table:table-cell>
          <table:table-cell office:value-type="float" office:value="21036.111" calcext:value-type="float">
            <text:p><text:s text:c="2"/>21 036</text:p>
          </table:table-cell>
          <table:table-cell office:value-type="float" office:value="20821.084" calcext:value-type="float">
            <text:p><text:s text:c="2"/>20 821</text:p>
          </table:table-cell>
          <table:table-cell office:value-type="float" office:value="20617.955" calcext:value-type="float">
            <text:p><text:s text:c="2"/>20 618</text:p>
          </table:table-cell>
          <table:table-cell office:value-type="float" office:value="20440.347" calcext:value-type="float">
            <text:p><text:s text:c="2"/>20 440</text:p>
          </table:table-cell>
          <table:table-cell office:value-type="float" office:value="20292.967" calcext:value-type="float">
            <text:p><text:s text:c="2"/>20 293</text:p>
          </table:table-cell>
          <table:table-cell office:value-type="float" office:value="20171.255" calcext:value-type="float">
            <text:p><text:s text:c="2"/>20 171</text:p>
          </table:table-cell>
          <table:table-cell office:value-type="float" office:value="20068.201" calcext:value-type="float">
            <text:p><text:s text:c="2"/>20 068</text:p>
          </table:table-cell>
          <table:table-cell office:value-type="float" office:value="19972.736" calcext:value-type="float">
            <text:p><text:s text:c="2"/>19 973</text:p>
          </table:table-cell>
          <table:table-cell office:value-type="float" office:value="19876.621" calcext:value-type="float">
            <text:p><text:s text:c="2"/>19 8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Russian Federation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02798.657" calcext:value-type="float">
            <text:p><text:s text:c="2"/>102 799</text:p>
          </table:table-cell>
          <table:table-cell office:value-type="float" office:value="104306.139" calcext:value-type="float">
            <text:p><text:s text:c="2"/>104 306</text:p>
          </table:table-cell>
          <table:table-cell office:value-type="float" office:value="105969.201" calcext:value-type="float">
            <text:p><text:s text:c="2"/>105 969</text:p>
          </table:table-cell>
          <table:table-cell office:value-type="float" office:value="107729.374" calcext:value-type="float">
            <text:p><text:s text:c="2"/>107 729</text:p>
          </table:table-cell>
          <table:table-cell office:value-type="float" office:value="109537.789" calcext:value-type="float">
            <text:p><text:s text:c="2"/>109 538</text:p>
          </table:table-cell>
          <table:table-cell office:value-type="float" office:value="111355.221" calcext:value-type="float">
            <text:p><text:s text:c="2"/>111 355</text:p>
          </table:table-cell>
          <table:table-cell office:value-type="float" office:value="113152.375" calcext:value-type="float">
            <text:p><text:s text:c="2"/>113 152</text:p>
          </table:table-cell>
          <table:table-cell office:value-type="float" office:value="114909.591" calcext:value-type="float">
            <text:p><text:s text:c="2"/>114 910</text:p>
          </table:table-cell>
          <table:table-cell office:value-type="float" office:value="116615.773" calcext:value-type="float">
            <text:p><text:s text:c="2"/>116 616</text:p>
          </table:table-cell>
          <table:table-cell office:value-type="float" office:value="118266.782" calcext:value-type="float">
            <text:p><text:s text:c="2"/>118 267</text:p>
          </table:table-cell>
          <table:table-cell office:value-type="float" office:value="119860.288" calcext:value-type="float">
            <text:p><text:s text:c="2"/>119 860</text:p>
          </table:table-cell>
          <table:table-cell office:value-type="float" office:value="121390.406" calcext:value-type="float">
            <text:p><text:s text:c="2"/>121 390</text:p>
          </table:table-cell>
          <table:table-cell office:value-type="float" office:value="122842.95" calcext:value-type="float">
            <text:p><text:s text:c="2"/>122 843</text:p>
          </table:table-cell>
          <table:table-cell office:value-type="float" office:value="124193.394" calcext:value-type="float">
            <text:p><text:s text:c="2"/>124 193</text:p>
          </table:table-cell>
          <table:table-cell office:value-type="float" office:value="125412.625" calcext:value-type="float">
            <text:p><text:s text:c="2"/>125 413</text:p>
          </table:table-cell>
          <table:table-cell office:value-type="float" office:value="126483.875" calcext:value-type="float">
            <text:p><text:s text:c="2"/>126 484</text:p>
          </table:table-cell>
          <table:table-cell office:value-type="float" office:value="127395.883" calcext:value-type="float">
            <text:p><text:s text:c="2"/>127 396</text:p>
          </table:table-cell>
          <table:table-cell office:value-type="float" office:value="128164.764" calcext:value-type="float">
            <text:p><text:s text:c="2"/>128 165</text:p>
          </table:table-cell>
          <table:table-cell office:value-type="float" office:value="128836.021" calcext:value-type="float">
            <text:p><text:s text:c="2"/>128 836</text:p>
          </table:table-cell>
          <table:table-cell office:value-type="float" office:value="129472.835" calcext:value-type="float">
            <text:p><text:s text:c="2"/>129 473</text:p>
          </table:table-cell>
          <table:table-cell office:value-type="float" office:value="130123.431" calcext:value-type="float">
            <text:p><text:s text:c="2"/>130 123</text:p>
          </table:table-cell>
          <table:table-cell office:value-type="float" office:value="130805.201" calcext:value-type="float">
            <text:p><text:s text:c="2"/>130 805</text:p>
          </table:table-cell>
          <table:table-cell office:value-type="float" office:value="131514.099" calcext:value-type="float">
            <text:p><text:s text:c="2"/>131 514</text:p>
          </table:table-cell>
          <table:table-cell office:value-type="float" office:value="132250.78" calcext:value-type="float">
            <text:p><text:s text:c="2"/>132 251</text:p>
          </table:table-cell>
          <table:table-cell office:value-type="float" office:value="133008.905" calcext:value-type="float">
            <text:p><text:s text:c="2"/>133 009</text:p>
          </table:table-cell>
          <table:table-cell office:value-type="float" office:value="133784.384" calcext:value-type="float">
            <text:p><text:s text:c="2"/>133 784</text:p>
          </table:table-cell>
          <table:table-cell office:value-type="float" office:value="134580.091" calcext:value-type="float">
            <text:p><text:s text:c="2"/>134 580</text:p>
          </table:table-cell>
          <table:table-cell office:value-type="float" office:value="135402.802" calcext:value-type="float">
            <text:p><text:s text:c="2"/>135 403</text:p>
          </table:table-cell>
          <table:table-cell office:value-type="float" office:value="136255.397" calcext:value-type="float">
            <text:p><text:s text:c="2"/>136 255</text:p>
          </table:table-cell>
          <table:table-cell office:value-type="float" office:value="137140.562" calcext:value-type="float">
            <text:p><text:s text:c="2"/>137 141</text:p>
          </table:table-cell>
          <table:table-cell office:value-type="float" office:value="138058.71" calcext:value-type="float">
            <text:p><text:s text:c="2"/>138 059</text:p>
          </table:table-cell>
          <table:table-cell office:value-type="float" office:value="139002.314" calcext:value-type="float">
            <text:p><text:s text:c="2"/>139 002</text:p>
          </table:table-cell>
          <table:table-cell office:value-type="float" office:value="139964.753" calcext:value-type="float">
            <text:p><text:s text:c="2"/>139 965</text:p>
          </table:table-cell>
          <table:table-cell office:value-type="float" office:value="140946.861" calcext:value-type="float">
            <text:p><text:s text:c="2"/>140 947</text:p>
          </table:table-cell>
          <table:table-cell office:value-type="float" office:value="141950.629" calcext:value-type="float">
            <text:p><text:s text:c="2"/>141 951</text:p>
          </table:table-cell>
          <table:table-cell office:value-type="float" office:value="142971.168" calcext:value-type="float">
            <text:p><text:s text:c="2"/>142 971</text:p>
          </table:table-cell>
          <table:table-cell office:value-type="float" office:value="144011.513" calcext:value-type="float">
            <text:p><text:s text:c="2"/>144 012</text:p>
          </table:table-cell>
          <table:table-cell office:value-type="float" office:value="145051.663" calcext:value-type="float">
            <text:p><text:s text:c="2"/>145 052</text:p>
          </table:table-cell>
          <table:table-cell office:value-type="float" office:value="146035.578" calcext:value-type="float">
            <text:p><text:s text:c="2"/>146 036</text:p>
          </table:table-cell>
          <table:table-cell office:value-type="float" office:value="146890.544" calcext:value-type="float">
            <text:p><text:s text:c="2"/>146 891</text:p>
          </table:table-cell>
          <table:table-cell office:value-type="float" office:value="147564.066" calcext:value-type="float">
            <text:p><text:s text:c="2"/>147 564</text:p>
          </table:table-cell>
          <table:table-cell office:value-type="float" office:value="148035.898" calcext:value-type="float">
            <text:p><text:s text:c="2"/>148 036</text:p>
          </table:table-cell>
          <table:table-cell office:value-type="float" office:value="148318.025" calcext:value-type="float">
            <text:p><text:s text:c="2"/>148 318</text:p>
          </table:table-cell>
          <table:table-cell office:value-type="float" office:value="148431.373" calcext:value-type="float">
            <text:p><text:s text:c="2"/>148 431</text:p>
          </table:table-cell>
          <table:table-cell office:value-type="float" office:value="148411.855" calcext:value-type="float">
            <text:p><text:s text:c="2"/>148 412</text:p>
          </table:table-cell>
          <table:table-cell office:value-type="float" office:value="148288.839" calcext:value-type="float">
            <text:p><text:s text:c="2"/>148 289</text:p>
          </table:table-cell>
          <table:table-cell office:value-type="float" office:value="148073.924" calcext:value-type="float">
            <text:p><text:s text:c="2"/>148 074</text:p>
          </table:table-cell>
          <table:table-cell office:value-type="float" office:value="147768.371" calcext:value-type="float">
            <text:p><text:s text:c="2"/>147 768</text:p>
          </table:table-cell>
          <table:table-cell office:value-type="float" office:value="147381.001" calcext:value-type="float">
            <text:p><text:s text:c="2"/>147 381</text:p>
          </table:table-cell>
          <table:table-cell office:value-type="float" office:value="146919.737" calcext:value-type="float">
            <text:p><text:s text:c="2"/>146 920</text:p>
          </table:table-cell>
          <table:table-cell office:value-type="float" office:value="146396.514" calcext:value-type="float">
            <text:p><text:s text:c="2"/>146 397</text:p>
          </table:table-cell>
          <table:table-cell office:value-type="float" office:value="145814.864" calcext:value-type="float">
            <text:p><text:s text:c="2"/>145 815</text:p>
          </table:table-cell>
          <table:table-cell office:value-type="float" office:value="145194.882" calcext:value-type="float">
            <text:p><text:s text:c="2"/>145 195</text:p>
          </table:table-cell>
          <table:table-cell office:value-type="float" office:value="144584.695" calcext:value-type="float">
            <text:p><text:s text:c="2"/>144 585</text:p>
          </table:table-cell>
          <table:table-cell office:value-type="float" office:value="144044.607" calcext:value-type="float">
            <text:p><text:s text:c="2"/>144 045</text:p>
          </table:table-cell>
          <table:table-cell office:value-type="float" office:value="143618.185" calcext:value-type="float">
            <text:p><text:s text:c="2"/>143 618</text:p>
          </table:table-cell>
          <table:table-cell office:value-type="float" office:value="143322.933" calcext:value-type="float">
            <text:p><text:s text:c="2"/>143 323</text:p>
          </table:table-cell>
          <table:table-cell office:value-type="float" office:value="143150.142" calcext:value-type="float">
            <text:p><text:s text:c="2"/>143 150</text:p>
          </table:table-cell>
          <table:table-cell office:value-type="float" office:value="143083.187" calcext:value-type="float">
            <text:p><text:s text:c="2"/>143 083</text:p>
          </table:table-cell>
          <table:table-cell office:value-type="float" office:value="143092.765" calcext:value-type="float">
            <text:p><text:s text:c="2"/>143 093</text:p>
          </table:table-cell>
          <table:table-cell office:value-type="float" office:value="143153.869" calcext:value-type="float">
            <text:p><text:s text:c="2"/>143 154</text:p>
          </table:table-cell>
          <table:table-cell office:value-type="float" office:value="143263.988" calcext:value-type="float">
            <text:p><text:s text:c="2"/>143 264</text:p>
          </table:table-cell>
          <table:table-cell office:value-type="float" office:value="143420.597" calcext:value-type="float">
            <text:p><text:s text:c="2"/>143 421</text:p>
          </table:table-cell>
          <table:table-cell office:value-type="float" office:value="143597.23" calcext:value-type="float">
            <text:p><text:s text:c="2"/>143 597</text:p>
          </table:table-cell>
          <table:table-cell office:value-type="float" office:value="143761.378" calcext:value-type="float">
            <text:p><text:s text:c="2"/>143 761</text:p>
          </table:table-cell>
          <table:table-cell office:value-type="float" office:value="143888.004" calcext:value-type="float">
            <text:p><text:s text:c="2"/>143 8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436.573" calcext:value-type="float">
            <text:p><text:s text:c="2"/>3 437</text:p>
          </table:table-cell>
          <table:table-cell office:value-type="float" office:value="3510.926" calcext:value-type="float">
            <text:p><text:s text:c="2"/>3 511</text:p>
          </table:table-cell>
          <table:table-cell office:value-type="float" office:value="3587.657" calcext:value-type="float">
            <text:p><text:s text:c="2"/>3 588</text:p>
          </table:table-cell>
          <table:table-cell office:value-type="float" office:value="3664.918" calcext:value-type="float">
            <text:p><text:s text:c="2"/>3 665</text:p>
          </table:table-cell>
          <table:table-cell office:value-type="float" office:value="3741.211" calcext:value-type="float">
            <text:p><text:s text:c="2"/>3 741</text:p>
          </table:table-cell>
          <table:table-cell office:value-type="float" office:value="3815.402" calcext:value-type="float">
            <text:p><text:s text:c="2"/>3 815</text:p>
          </table:table-cell>
          <table:table-cell office:value-type="float" office:value="3886.746" calcext:value-type="float">
            <text:p><text:s text:c="2"/>3 887</text:p>
          </table:table-cell>
          <table:table-cell office:value-type="float" office:value="3954.855" calcext:value-type="float">
            <text:p><text:s text:c="2"/>3 955</text:p>
          </table:table-cell>
          <table:table-cell office:value-type="float" office:value="4019.639" calcext:value-type="float">
            <text:p><text:s text:c="2"/>4 020</text:p>
          </table:table-cell>
          <table:table-cell office:value-type="float" office:value="4081.32" calcext:value-type="float">
            <text:p><text:s text:c="2"/>4 081</text:p>
          </table:table-cell>
          <table:table-cell office:value-type="float" office:value="4140.129" calcext:value-type="float">
            <text:p><text:s text:c="2"/>4 140</text:p>
          </table:table-cell>
          <table:table-cell office:value-type="float" office:value="4196.17" calcext:value-type="float">
            <text:p><text:s text:c="2"/>4 196</text:p>
          </table:table-cell>
          <table:table-cell office:value-type="float" office:value="4249.205" calcext:value-type="float">
            <text:p><text:s text:c="2"/>4 249</text:p>
          </table:table-cell>
          <table:table-cell office:value-type="float" office:value="4298.584" calcext:value-type="float">
            <text:p><text:s text:c="2"/>4 299</text:p>
          </table:table-cell>
          <table:table-cell office:value-type="float" office:value="4343.459" calcext:value-type="float">
            <text:p><text:s text:c="2"/>4 343</text:p>
          </table:table-cell>
          <table:table-cell office:value-type="float" office:value="4383.452" calcext:value-type="float">
            <text:p><text:s text:c="2"/>4 383</text:p>
          </table:table-cell>
          <table:table-cell office:value-type="float" office:value="4418.205" calcext:value-type="float">
            <text:p><text:s text:c="2"/>4 418</text:p>
          </table:table-cell>
          <table:table-cell office:value-type="float" office:value="4448.55" calcext:value-type="float">
            <text:p><text:s text:c="2"/>4 449</text:p>
          </table:table-cell>
          <table:table-cell office:value-type="float" office:value="4476.824" calcext:value-type="float">
            <text:p><text:s text:c="2"/>4 477</text:p>
          </table:table-cell>
          <table:table-cell office:value-type="float" office:value="4506.157" calcext:value-type="float">
            <text:p><text:s text:c="2"/>4 506</text:p>
          </table:table-cell>
          <table:table-cell office:value-type="float" office:value="4538.841" calcext:value-type="float">
            <text:p><text:s text:c="2"/>4 539</text:p>
          </table:table-cell>
          <table:table-cell office:value-type="float" office:value="4575.563" calcext:value-type="float">
            <text:p><text:s text:c="2"/>4 576</text:p>
          </table:table-cell>
          <table:table-cell office:value-type="float" office:value="4615.831" calcext:value-type="float">
            <text:p><text:s text:c="2"/>4 616</text:p>
          </table:table-cell>
          <table:table-cell office:value-type="float" office:value="4659.28" calcext:value-type="float">
            <text:p><text:s text:c="2"/>4 659</text:p>
          </table:table-cell>
          <table:table-cell office:value-type="float" office:value="4705.11" calcext:value-type="float">
            <text:p><text:s text:c="2"/>4 705</text:p>
          </table:table-cell>
          <table:table-cell office:value-type="float" office:value="4752.54" calcext:value-type="float">
            <text:p><text:s text:c="2"/>4 753</text:p>
          </table:table-cell>
          <table:table-cell office:value-type="float" office:value="4801.741" calcext:value-type="float">
            <text:p><text:s text:c="2"/>4 802</text:p>
          </table:table-cell>
          <table:table-cell office:value-type="float" office:value="4852.497" calcext:value-type="float">
            <text:p><text:s text:c="2"/>4 852</text:p>
          </table:table-cell>
          <table:table-cell office:value-type="float" office:value="4903.202" calcext:value-type="float">
            <text:p><text:s text:c="2"/>4 903</text:p>
          </table:table-cell>
          <table:table-cell office:value-type="float" office:value="4951.788" calcext:value-type="float">
            <text:p><text:s text:c="2"/>4 952</text:p>
          </table:table-cell>
          <table:table-cell office:value-type="float" office:value="4996.731" calcext:value-type="float">
            <text:p><text:s text:c="2"/>4 997</text:p>
          </table:table-cell>
          <table:table-cell office:value-type="float" office:value="5037.341" calcext:value-type="float">
            <text:p><text:s text:c="2"/>5 037</text:p>
          </table:table-cell>
          <table:table-cell office:value-type="float" office:value="5073.89" calcext:value-type="float">
            <text:p><text:s text:c="2"/>5 074</text:p>
          </table:table-cell>
          <table:table-cell office:value-type="float" office:value="5106.989" calcext:value-type="float">
            <text:p><text:s text:c="2"/>5 107</text:p>
          </table:table-cell>
          <table:table-cell office:value-type="float" office:value="5137.685" calcext:value-type="float">
            <text:p><text:s text:c="2"/>5 138</text:p>
          </table:table-cell>
          <table:table-cell office:value-type="float" office:value="5166.798" calcext:value-type="float">
            <text:p><text:s text:c="2"/>5 167</text:p>
          </table:table-cell>
          <table:table-cell office:value-type="float" office:value="5194.306" calcext:value-type="float">
            <text:p><text:s text:c="2"/>5 194</text:p>
          </table:table-cell>
          <table:table-cell office:value-type="float" office:value="5219.959" calcext:value-type="float">
            <text:p><text:s text:c="2"/>5 220</text:p>
          </table:table-cell>
          <table:table-cell office:value-type="float" office:value="5244.036" calcext:value-type="float">
            <text:p><text:s text:c="2"/>5 244</text:p>
          </table:table-cell>
          <table:table-cell office:value-type="float" office:value="5266.804" calcext:value-type="float">
            <text:p><text:s text:c="2"/>5 267</text:p>
          </table:table-cell>
          <table:table-cell office:value-type="float" office:value="5288.454" calcext:value-type="float">
            <text:p><text:s text:c="2"/>5 288</text:p>
          </table:table-cell>
          <table:table-cell office:value-type="float" office:value="5309.235" calcext:value-type="float">
            <text:p><text:s text:c="2"/>5 309</text:p>
          </table:table-cell>
          <table:table-cell office:value-type="float" office:value="5329.033" calcext:value-type="float">
            <text:p><text:s text:c="2"/>5 329</text:p>
          </table:table-cell>
          <table:table-cell office:value-type="float" office:value="5347.214" calcext:value-type="float">
            <text:p><text:s text:c="2"/>5 347</text:p>
          </table:table-cell>
          <table:table-cell office:value-type="float" office:value="5362.896" calcext:value-type="float">
            <text:p><text:s text:c="2"/>5 363</text:p>
          </table:table-cell>
          <table:table-cell office:value-type="float" office:value="5375.47" calcext:value-type="float">
            <text:p><text:s text:c="2"/>5 375</text:p>
          </table:table-cell>
          <table:table-cell office:value-type="float" office:value="5384.788" calcext:value-type="float">
            <text:p><text:s text:c="2"/>5 385</text:p>
          </table:table-cell>
          <table:table-cell office:value-type="float" office:value="5391.204" calcext:value-type="float">
            <text:p><text:s text:c="2"/>5 391</text:p>
          </table:table-cell>
          <table:table-cell office:value-type="float" office:value="5395.254" calcext:value-type="float">
            <text:p><text:s text:c="2"/>5 395</text:p>
          </table:table-cell>
          <table:table-cell office:value-type="float" office:value="5397.708" calcext:value-type="float">
            <text:p><text:s text:c="2"/>5 398</text:p>
          </table:table-cell>
          <table:table-cell office:value-type="float" office:value="5399.211" calcext:value-type="float">
            <text:p><text:s text:c="2"/>5 399</text:p>
          </table:table-cell>
          <table:table-cell office:value-type="float" office:value="5400.006" calcext:value-type="float">
            <text:p><text:s text:c="2"/>5 400</text:p>
          </table:table-cell>
          <table:table-cell office:value-type="float" office:value="5400.154" calcext:value-type="float">
            <text:p><text:s text:c="2"/>5 400</text:p>
          </table:table-cell>
          <table:table-cell office:value-type="float" office:value="5399.886" calcext:value-type="float">
            <text:p><text:s text:c="2"/>5 400</text:p>
          </table:table-cell>
          <table:table-cell office:value-type="float" office:value="5399.419" calcext:value-type="float">
            <text:p><text:s text:c="2"/>5 399</text:p>
          </table:table-cell>
          <table:table-cell office:value-type="float" office:value="5398.963" calcext:value-type="float">
            <text:p><text:s text:c="2"/>5 399</text:p>
          </table:table-cell>
          <table:table-cell office:value-type="float" office:value="5398.541" calcext:value-type="float">
            <text:p><text:s text:c="2"/>5 399</text:p>
          </table:table-cell>
          <table:table-cell office:value-type="float" office:value="5398.326" calcext:value-type="float">
            <text:p><text:s text:c="2"/>5 398</text:p>
          </table:table-cell>
          <table:table-cell office:value-type="float" office:value="5398.856" calcext:value-type="float">
            <text:p><text:s text:c="2"/>5 399</text:p>
          </table:table-cell>
          <table:table-cell office:value-type="float" office:value="5400.719" calcext:value-type="float">
            <text:p><text:s text:c="2"/>5 401</text:p>
          </table:table-cell>
          <table:table-cell office:value-type="float" office:value="5404.294" calcext:value-type="float">
            <text:p><text:s text:c="2"/>5 404</text:p>
          </table:table-cell>
          <table:table-cell office:value-type="float" office:value="5409.847" calcext:value-type="float">
            <text:p><text:s text:c="2"/>5 410</text:p>
          </table:table-cell>
          <table:table-cell office:value-type="float" office:value="5417.07" calcext:value-type="float">
            <text:p><text:s text:c="2"/>5 417</text:p>
          </table:table-cell>
          <table:table-cell office:value-type="float" office:value="5425.13" calcext:value-type="float">
            <text:p><text:s text:c="2"/>5 425</text:p>
          </table:table-cell>
          <table:table-cell office:value-type="float" office:value="5432.841" calcext:value-type="float">
            <text:p><text:s text:c="2"/>5 433</text:p>
          </table:table-cell>
          <table:table-cell office:value-type="float" office:value="5439.318" calcext:value-type="float">
            <text:p><text:s text:c="2"/>5 4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kraine</text:p>
          </table:table-cell>
          <table:table-cell office:value-type="float" office:value="14" calcext:value-type="float">
            <text:p>14</text:p>
          </table:table-cell>
          <table:table-cell office:value-type="float" office:value="804" calcext:value-type="float">
            <text:p>804</text:p>
          </table:table-cell>
          <table:table-cell office:value-type="float" office:value="37297.648" calcext:value-type="float">
            <text:p><text:s text:c="2"/>37 298</text:p>
          </table:table-cell>
          <table:table-cell office:value-type="float" office:value="37815.815" calcext:value-type="float">
            <text:p><text:s text:c="2"/>37 816</text:p>
          </table:table-cell>
          <table:table-cell office:value-type="float" office:value="38360.509" calcext:value-type="float">
            <text:p><text:s text:c="2"/>38 361</text:p>
          </table:table-cell>
          <table:table-cell office:value-type="float" office:value="38916.264" calcext:value-type="float">
            <text:p><text:s text:c="2"/>38 916</text:p>
          </table:table-cell>
          <table:table-cell office:value-type="float" office:value="39471.674" calcext:value-type="float">
            <text:p><text:s text:c="2"/>39 472</text:p>
          </table:table-cell>
          <table:table-cell office:value-type="float" office:value="40019.449" calcext:value-type="float">
            <text:p><text:s text:c="2"/>40 019</text:p>
          </table:table-cell>
          <table:table-cell office:value-type="float" office:value="40556.527" calcext:value-type="float">
            <text:p><text:s text:c="2"/>40 557</text:p>
          </table:table-cell>
          <table:table-cell office:value-type="float" office:value="41083.976" calcext:value-type="float">
            <text:p><text:s text:c="2"/>41 084</text:p>
          </table:table-cell>
          <table:table-cell office:value-type="float" office:value="41606.288" calcext:value-type="float">
            <text:p><text:s text:c="2"/>41 606</text:p>
          </table:table-cell>
          <table:table-cell office:value-type="float" office:value="42130.316" calcext:value-type="float">
            <text:p><text:s text:c="2"/>42 130</text:p>
          </table:table-cell>
          <table:table-cell office:value-type="float" office:value="42662.149" calcext:value-type="float">
            <text:p><text:s text:c="2"/>42 662</text:p>
          </table:table-cell>
          <table:table-cell office:value-type="float" office:value="43203.635" calcext:value-type="float">
            <text:p><text:s text:c="2"/>43 204</text:p>
          </table:table-cell>
          <table:table-cell office:value-type="float" office:value="43749.47" calcext:value-type="float">
            <text:p><text:s text:c="2"/>43 749</text:p>
          </table:table-cell>
          <table:table-cell office:value-type="float" office:value="44285.899" calcext:value-type="float">
            <text:p><text:s text:c="2"/>44 286</text:p>
          </table:table-cell>
          <table:table-cell office:value-type="float" office:value="44794.327" calcext:value-type="float">
            <text:p><text:s text:c="2"/>44 794</text:p>
          </table:table-cell>
          <table:table-cell office:value-type="float" office:value="45261.935" calcext:value-type="float">
            <text:p><text:s text:c="2"/>45 262</text:p>
          </table:table-cell>
          <table:table-cell office:value-type="float" office:value="45682.308" calcext:value-type="float">
            <text:p><text:s text:c="2"/>45 682</text:p>
          </table:table-cell>
          <table:table-cell office:value-type="float" office:value="46060.452" calcext:value-type="float">
            <text:p><text:s text:c="2"/>46 060</text:p>
          </table:table-cell>
          <table:table-cell office:value-type="float" office:value="46409.002" calcext:value-type="float">
            <text:p><text:s text:c="2"/>46 409</text:p>
          </table:table-cell>
          <table:table-cell office:value-type="float" office:value="46746.669" calcext:value-type="float">
            <text:p><text:s text:c="2"/>46 747</text:p>
          </table:table-cell>
          <table:table-cell office:value-type="float" office:value="47086.761" calcext:value-type="float">
            <text:p><text:s text:c="2"/>47 087</text:p>
          </table:table-cell>
          <table:table-cell office:value-type="float" office:value="47433.805" calcext:value-type="float">
            <text:p><text:s text:c="2"/>47 434</text:p>
          </table:table-cell>
          <table:table-cell office:value-type="float" office:value="47783.011" calcext:value-type="float">
            <text:p><text:s text:c="2"/>47 783</text:p>
          </table:table-cell>
          <table:table-cell office:value-type="float" office:value="48127.172" calcext:value-type="float">
            <text:p><text:s text:c="2"/>48 127</text:p>
          </table:table-cell>
          <table:table-cell office:value-type="float" office:value="48455.122" calcext:value-type="float">
            <text:p><text:s text:c="2"/>48 455</text:p>
          </table:table-cell>
          <table:table-cell office:value-type="float" office:value="48758.987" calcext:value-type="float">
            <text:p><text:s text:c="2"/>48 759</text:p>
          </table:table-cell>
          <table:table-cell office:value-type="float" office:value="49036.456" calcext:value-type="float">
            <text:p><text:s text:c="2"/>49 036</text:p>
          </table:table-cell>
          <table:table-cell office:value-type="float" office:value="49290.905" calcext:value-type="float">
            <text:p><text:s text:c="2"/>49 291</text:p>
          </table:table-cell>
          <table:table-cell office:value-type="float" office:value="49526.883" calcext:value-type="float">
            <text:p><text:s text:c="2"/>49 527</text:p>
          </table:table-cell>
          <table:table-cell office:value-type="float" office:value="49751.257" calcext:value-type="float">
            <text:p><text:s text:c="2"/>49 751</text:p>
          </table:table-cell>
          <table:table-cell office:value-type="float" office:value="49968.812" calcext:value-type="float">
            <text:p><text:s text:c="2"/>49 969</text:p>
          </table:table-cell>
          <table:table-cell office:value-type="float" office:value="50179.03" calcext:value-type="float">
            <text:p><text:s text:c="2"/>50 179</text:p>
          </table:table-cell>
          <table:table-cell office:value-type="float" office:value="50379.379" calcext:value-type="float">
            <text:p><text:s text:c="2"/>50 379</text:p>
          </table:table-cell>
          <table:table-cell office:value-type="float" office:value="50570.032" calcext:value-type="float">
            <text:p><text:s text:c="2"/>50 570</text:p>
          </table:table-cell>
          <table:table-cell office:value-type="float" office:value="50750.925" calcext:value-type="float">
            <text:p><text:s text:c="2"/>50 751</text:p>
          </table:table-cell>
          <table:table-cell office:value-type="float" office:value="50920.778" calcext:value-type="float">
            <text:p><text:s text:c="2"/>50 921</text:p>
          </table:table-cell>
          <table:table-cell office:value-type="float" office:value="51078.79" calcext:value-type="float">
            <text:p><text:s text:c="2"/>51 079</text:p>
          </table:table-cell>
          <table:table-cell office:value-type="float" office:value="51221.145" calcext:value-type="float">
            <text:p><text:s text:c="2"/>51 221</text:p>
          </table:table-cell>
          <table:table-cell office:value-type="float" office:value="51339.575" calcext:value-type="float">
            <text:p><text:s text:c="2"/>51 340</text:p>
          </table:table-cell>
          <table:table-cell office:value-type="float" office:value="51423.532" calcext:value-type="float">
            <text:p><text:s text:c="2"/>51 424</text:p>
          </table:table-cell>
          <table:table-cell office:value-type="float" office:value="51464.348" calcext:value-type="float">
            <text:p><text:s text:c="2"/>51 464</text:p>
          </table:table-cell>
          <table:table-cell office:value-type="float" office:value="51462.61" calcext:value-type="float">
            <text:p><text:s text:c="2"/>51 463</text:p>
          </table:table-cell>
          <table:table-cell office:value-type="float" office:value="51417.432" calcext:value-type="float">
            <text:p><text:s text:c="2"/>51 417</text:p>
          </table:table-cell>
          <table:table-cell office:value-type="float" office:value="51317.636" calcext:value-type="float">
            <text:p><text:s text:c="2"/>51 318</text:p>
          </table:table-cell>
          <table:table-cell office:value-type="float" office:value="51149.537" calcext:value-type="float">
            <text:p><text:s text:c="2"/>51 150</text:p>
          </table:table-cell>
          <table:table-cell office:value-type="float" office:value="50905.677" calcext:value-type="float">
            <text:p><text:s text:c="2"/>50 906</text:p>
          </table:table-cell>
          <table:table-cell office:value-type="float" office:value="50582.456" calcext:value-type="float">
            <text:p><text:s text:c="2"/>50 582</text:p>
          </table:table-cell>
          <table:table-cell office:value-type="float" office:value="50189.314" calcext:value-type="float">
            <text:p><text:s text:c="2"/>50 189</text:p>
          </table:table-cell>
          <table:table-cell office:value-type="float" office:value="49748.581" calcext:value-type="float">
            <text:p><text:s text:c="2"/>49 749</text:p>
          </table:table-cell>
          <table:table-cell office:value-type="float" office:value="49290.792" calcext:value-type="float">
            <text:p><text:s text:c="2"/>49 291</text:p>
          </table:table-cell>
          <table:table-cell office:value-type="float" office:value="48840.074" calcext:value-type="float">
            <text:p><text:s text:c="2"/>48 840</text:p>
          </table:table-cell>
          <table:table-cell office:value-type="float" office:value="48402.885" calcext:value-type="float">
            <text:p><text:s text:c="2"/>48 403</text:p>
          </table:table-cell>
          <table:table-cell office:value-type="float" office:value="47979.592" calcext:value-type="float">
            <text:p><text:s text:c="2"/>47 980</text:p>
          </table:table-cell>
          <table:table-cell office:value-type="float" office:value="47580.559" calcext:value-type="float">
            <text:p><text:s text:c="2"/>47 581</text:p>
          </table:table-cell>
          <table:table-cell office:value-type="float" office:value="47215.966" calcext:value-type="float">
            <text:p><text:s text:c="2"/>47 216</text:p>
          </table:table-cell>
          <table:table-cell office:value-type="float" office:value="46892.163" calcext:value-type="float">
            <text:p><text:s text:c="2"/>46 892</text:p>
          </table:table-cell>
          <table:table-cell office:value-type="float" office:value="46616.389" calcext:value-type="float">
            <text:p><text:s text:c="2"/>46 616</text:p>
          </table:table-cell>
          <table:table-cell office:value-type="float" office:value="46386.355" calcext:value-type="float">
            <text:p><text:s text:c="2"/>46 386</text:p>
          </table:table-cell>
          <table:table-cell office:value-type="float" office:value="46186.43" calcext:value-type="float">
            <text:p><text:s text:c="2"/>46 186</text:p>
          </table:table-cell>
          <table:table-cell office:value-type="float" office:value="45994.024" calcext:value-type="float">
            <text:p><text:s text:c="2"/>45 994</text:p>
          </table:table-cell>
          <table:table-cell office:value-type="float" office:value="45792.501" calcext:value-type="float">
            <text:p><text:s text:c="2"/>45 793</text:p>
          </table:table-cell>
          <table:table-cell office:value-type="float" office:value="45576.307" calcext:value-type="float">
            <text:p><text:s text:c="2"/>45 576</text:p>
          </table:table-cell>
          <table:table-cell office:value-type="float" office:value="45349.333" calcext:value-type="float">
            <text:p><text:s text:c="2"/>45 349</text:p>
          </table:table-cell>
          <table:table-cell office:value-type="float" office:value="45115.785" calcext:value-type="float">
            <text:p><text:s text:c="2"/>45 116</text:p>
          </table:table-cell>
          <table:table-cell office:value-type="float" office:value="44883.426" calcext:value-type="float">
            <text:p><text:s text:c="2"/>44 883</text:p>
          </table:table-cell>
          <table:table-cell office:value-type="float" office:value="44657.704" calcext:value-type="float">
            <text:p><text:s text:c="2"/>44 6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Northern Europe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78007.473" calcext:value-type="float">
            <text:p><text:s text:c="2"/>78 007</text:p>
          </table:table-cell>
          <table:table-cell office:value-type="float" office:value="78227.435" calcext:value-type="float">
            <text:p><text:s text:c="2"/>78 227</text:p>
          </table:table-cell>
          <table:table-cell office:value-type="float" office:value="78501.977" calcext:value-type="float">
            <text:p><text:s text:c="2"/>78 502</text:p>
          </table:table-cell>
          <table:table-cell office:value-type="float" office:value="78817.113" calcext:value-type="float">
            <text:p><text:s text:c="2"/>78 817</text:p>
          </table:table-cell>
          <table:table-cell office:value-type="float" office:value="79162.832" calcext:value-type="float">
            <text:p><text:s text:c="2"/>79 163</text:p>
          </table:table-cell>
          <table:table-cell office:value-type="float" office:value="79533.208" calcext:value-type="float">
            <text:p><text:s text:c="2"/>79 533</text:p>
          </table:table-cell>
          <table:table-cell office:value-type="float" office:value="79926.672" calcext:value-type="float">
            <text:p><text:s text:c="2"/>79 927</text:p>
          </table:table-cell>
          <table:table-cell office:value-type="float" office:value="80345.691" calcext:value-type="float">
            <text:p><text:s text:c="2"/>80 346</text:p>
          </table:table-cell>
          <table:table-cell office:value-type="float" office:value="80796.038" calcext:value-type="float">
            <text:p><text:s text:c="2"/>80 796</text:p>
          </table:table-cell>
          <table:table-cell office:value-type="float" office:value="81285.54" calcext:value-type="float">
            <text:p><text:s text:c="2"/>81 286</text:p>
          </table:table-cell>
          <table:table-cell office:value-type="float" office:value="81820.394" calcext:value-type="float">
            <text:p><text:s text:c="2"/>81 820</text:p>
          </table:table-cell>
          <table:table-cell office:value-type="float" office:value="82401.031" calcext:value-type="float">
            <text:p><text:s text:c="2"/>82 401</text:p>
          </table:table-cell>
          <table:table-cell office:value-type="float" office:value="83018.711" calcext:value-type="float">
            <text:p><text:s text:c="2"/>83 019</text:p>
          </table:table-cell>
          <table:table-cell office:value-type="float" office:value="83654.042" calcext:value-type="float">
            <text:p><text:s text:c="2"/>83 654</text:p>
          </table:table-cell>
          <table:table-cell office:value-type="float" office:value="84281.083" calcext:value-type="float">
            <text:p><text:s text:c="2"/>84 281</text:p>
          </table:table-cell>
          <table:table-cell office:value-type="float" office:value="84880.104" calcext:value-type="float">
            <text:p><text:s text:c="2"/>84 880</text:p>
          </table:table-cell>
          <table:table-cell office:value-type="float" office:value="85442.952" calcext:value-type="float">
            <text:p><text:s text:c="2"/>85 443</text:p>
          </table:table-cell>
          <table:table-cell office:value-type="float" office:value="85970.44" calcext:value-type="float">
            <text:p><text:s text:c="2"/>85 970</text:p>
          </table:table-cell>
          <table:table-cell office:value-type="float" office:value="86462.728" calcext:value-type="float">
            <text:p><text:s text:c="2"/>86 463</text:p>
          </table:table-cell>
          <table:table-cell office:value-type="float" office:value="86923.287" calcext:value-type="float">
            <text:p><text:s text:c="2"/>86 923</text:p>
          </table:table-cell>
          <table:table-cell office:value-type="float" office:value="87354.446" calcext:value-type="float">
            <text:p><text:s text:c="2"/>87 354</text:p>
          </table:table-cell>
          <table:table-cell office:value-type="float" office:value="87755.88" calcext:value-type="float">
            <text:p><text:s text:c="2"/>87 756</text:p>
          </table:table-cell>
          <table:table-cell office:value-type="float" office:value="88124.863" calcext:value-type="float">
            <text:p><text:s text:c="2"/>88 125</text:p>
          </table:table-cell>
          <table:table-cell office:value-type="float" office:value="88459.533" calcext:value-type="float">
            <text:p><text:s text:c="2"/>88 460</text:p>
          </table:table-cell>
          <table:table-cell office:value-type="float" office:value="88757.618" calcext:value-type="float">
            <text:p><text:s text:c="2"/>88 758</text:p>
          </table:table-cell>
          <table:table-cell office:value-type="float" office:value="89018.643" calcext:value-type="float">
            <text:p><text:s text:c="2"/>89 019</text:p>
          </table:table-cell>
          <table:table-cell office:value-type="float" office:value="89243.512" calcext:value-type="float">
            <text:p><text:s text:c="2"/>89 244</text:p>
          </table:table-cell>
          <table:table-cell office:value-type="float" office:value="89436.288" calcext:value-type="float">
            <text:p><text:s text:c="2"/>89 436</text:p>
          </table:table-cell>
          <table:table-cell office:value-type="float" office:value="89604.57" calcext:value-type="float">
            <text:p><text:s text:c="2"/>89 605</text:p>
          </table:table-cell>
          <table:table-cell office:value-type="float" office:value="89758.004" calcext:value-type="float">
            <text:p><text:s text:c="2"/>89 758</text:p>
          </table:table-cell>
          <table:table-cell office:value-type="float" office:value="89905.149" calcext:value-type="float">
            <text:p><text:s text:c="2"/>89 905</text:p>
          </table:table-cell>
          <table:table-cell office:value-type="float" office:value="90046.91" calcext:value-type="float">
            <text:p><text:s text:c="2"/>90 047</text:p>
          </table:table-cell>
          <table:table-cell office:value-type="float" office:value="90186.092" calcext:value-type="float">
            <text:p><text:s text:c="2"/>90 186</text:p>
          </table:table-cell>
          <table:table-cell office:value-type="float" office:value="90334.957" calcext:value-type="float">
            <text:p><text:s text:c="2"/>90 335</text:p>
          </table:table-cell>
          <table:table-cell office:value-type="float" office:value="90508.504" calcext:value-type="float">
            <text:p><text:s text:c="2"/>90 509</text:p>
          </table:table-cell>
          <table:table-cell office:value-type="float" office:value="90716.513" calcext:value-type="float">
            <text:p><text:s text:c="2"/>90 717</text:p>
          </table:table-cell>
          <table:table-cell office:value-type="float" office:value="90966.254" calcext:value-type="float">
            <text:p><text:s text:c="2"/>90 966</text:p>
          </table:table-cell>
          <table:table-cell office:value-type="float" office:value="91253.1" calcext:value-type="float">
            <text:p><text:s text:c="2"/>91 253</text:p>
          </table:table-cell>
          <table:table-cell office:value-type="float" office:value="91559.896" calcext:value-type="float">
            <text:p><text:s text:c="2"/>91 560</text:p>
          </table:table-cell>
          <table:table-cell office:value-type="float" office:value="91862.088" calcext:value-type="float">
            <text:p><text:s text:c="2"/>91 862</text:p>
          </table:table-cell>
          <table:table-cell office:value-type="float" office:value="92142.039" calcext:value-type="float">
            <text:p><text:s text:c="2"/>92 142</text:p>
          </table:table-cell>
          <table:table-cell office:value-type="float" office:value="92395.028" calcext:value-type="float">
            <text:p><text:s text:c="2"/>92 395</text:p>
          </table:table-cell>
          <table:table-cell office:value-type="float" office:value="92627.269" calcext:value-type="float">
            <text:p><text:s text:c="2"/>92 627</text:p>
          </table:table-cell>
          <table:table-cell office:value-type="float" office:value="92845.36" calcext:value-type="float">
            <text:p><text:s text:c="2"/>92 845</text:p>
          </table:table-cell>
          <table:table-cell office:value-type="float" office:value="93060.289" calcext:value-type="float">
            <text:p><text:s text:c="2"/>93 060</text:p>
          </table:table-cell>
          <table:table-cell office:value-type="float" office:value="93280.874" calcext:value-type="float">
            <text:p><text:s text:c="2"/>93 281</text:p>
          </table:table-cell>
          <table:table-cell office:value-type="float" office:value="93512.607" calcext:value-type="float">
            <text:p><text:s text:c="2"/>93 513</text:p>
          </table:table-cell>
          <table:table-cell office:value-type="float" office:value="93756.133" calcext:value-type="float">
            <text:p><text:s text:c="2"/>93 756</text:p>
          </table:table-cell>
          <table:table-cell office:value-type="float" office:value="94010.43" calcext:value-type="float">
            <text:p><text:s text:c="2"/>94 010</text:p>
          </table:table-cell>
          <table:table-cell office:value-type="float" office:value="94272.734" calcext:value-type="float">
            <text:p><text:s text:c="2"/>94 273</text:p>
          </table:table-cell>
          <table:table-cell office:value-type="float" office:value="94543.861" calcext:value-type="float">
            <text:p><text:s text:c="2"/>94 544</text:p>
          </table:table-cell>
          <table:table-cell office:value-type="float" office:value="94815.556" calcext:value-type="float">
            <text:p><text:s text:c="2"/>94 816</text:p>
          </table:table-cell>
          <table:table-cell office:value-type="float" office:value="95095.975" calcext:value-type="float">
            <text:p><text:s text:c="2"/>95 096</text:p>
          </table:table-cell>
          <table:table-cell office:value-type="float" office:value="95420.955" calcext:value-type="float">
            <text:p><text:s text:c="2"/>95 421</text:p>
          </table:table-cell>
          <table:table-cell office:value-type="float" office:value="95837.972" calcext:value-type="float">
            <text:p><text:s text:c="2"/>95 838</text:p>
          </table:table-cell>
          <table:table-cell office:value-type="float" office:value="96376.906" calcext:value-type="float">
            <text:p><text:s text:c="2"/>96 377</text:p>
          </table:table-cell>
          <table:table-cell office:value-type="float" office:value="97056.005" calcext:value-type="float">
            <text:p><text:s text:c="2"/>97 056</text:p>
          </table:table-cell>
          <table:table-cell office:value-type="float" office:value="97854.164" calcext:value-type="float">
            <text:p><text:s text:c="2"/>97 854</text:p>
          </table:table-cell>
          <table:table-cell office:value-type="float" office:value="98713.51" calcext:value-type="float">
            <text:p><text:s text:c="2"/>98 714</text:p>
          </table:table-cell>
          <table:table-cell office:value-type="float" office:value="99552.864" calcext:value-type="float">
            <text:p><text:s text:c="2"/>99 553</text:p>
          </table:table-cell>
          <table:table-cell office:value-type="float" office:value="100313.727" calcext:value-type="float">
            <text:p><text:s text:c="2"/>100 314</text:p>
          </table:table-cell>
          <table:table-cell office:value-type="float" office:value="100974.168" calcext:value-type="float">
            <text:p><text:s text:c="2"/>100 974</text:p>
          </table:table-cell>
          <table:table-cell office:value-type="float" office:value="101550.511" calcext:value-type="float">
            <text:p><text:s text:c="2"/>101 551</text:p>
          </table:table-cell>
          <table:table-cell office:value-type="float" office:value="102069.505" calcext:value-type="float">
            <text:p><text:s text:c="2"/>102 070</text:p>
          </table:table-cell>
          <table:table-cell office:value-type="float" office:value="102574.541" calcext:value-type="float">
            <text:p><text:s text:c="2"/>102 575</text:p>
          </table:table-cell>
          <table:table-cell office:value-type="float" office:value="103097.292" calcext:value-type="float">
            <text:p><text:s text:c="2"/>103 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annel Islands</text:p>
          </table:table-cell>
          <table:table-cell office:value-type="float" office:value="15" calcext:value-type="float">
            <text:p>15</text:p>
          </table:table-cell>
          <table:table-cell office:value-type="float" office:value="830" calcext:value-type="float">
            <text:p>830</text:p>
          </table:table-cell>
          <table:table-cell office:value-type="float" office:value="102.234" calcext:value-type="float">
            <text:p><text:s text:c="3"/>102</text:p>
          </table:table-cell>
          <table:table-cell office:value-type="float" office:value="102.967" calcext:value-type="float">
            <text:p><text:s text:c="3"/>103</text:p>
          </table:table-cell>
          <table:table-cell office:value-type="float" office:value="103.661" calcext:value-type="float">
            <text:p><text:s text:c="3"/>104</text:p>
          </table:table-cell>
          <table:table-cell office:value-type="float" office:value="104.323" calcext:value-type="float">
            <text:p><text:s text:c="3"/>104</text:p>
          </table:table-cell>
          <table:table-cell office:value-type="float" office:value="104.972" calcext:value-type="float">
            <text:p><text:s text:c="3"/>105</text:p>
          </table:table-cell>
          <table:table-cell office:value-type="float" office:value="105.609" calcext:value-type="float">
            <text:p><text:s text:c="3"/>106</text:p>
          </table:table-cell>
          <table:table-cell office:value-type="float" office:value="106.268" calcext:value-type="float">
            <text:p><text:s text:c="3"/>106</text:p>
          </table:table-cell>
          <table:table-cell office:value-type="float" office:value="106.968" calcext:value-type="float">
            <text:p><text:s text:c="3"/>107</text:p>
          </table:table-cell>
          <table:table-cell office:value-type="float" office:value="107.711" calcext:value-type="float">
            <text:p><text:s text:c="3"/>108</text:p>
          </table:table-cell>
          <table:table-cell office:value-type="float" office:value="108.525" calcext:value-type="float">
            <text:p><text:s text:c="3"/>109</text:p>
          </table:table-cell>
          <table:table-cell office:value-type="float" office:value="109.42" calcext:value-type="float">
            <text:p><text:s text:c="3"/>109</text:p>
          </table:table-cell>
          <table:table-cell office:value-type="float" office:value="110.399" calcext:value-type="float">
            <text:p><text:s text:c="3"/>110</text:p>
          </table:table-cell>
          <table:table-cell office:value-type="float" office:value="111.457" calcext:value-type="float">
            <text:p><text:s text:c="3"/>111</text:p>
          </table:table-cell>
          <table:table-cell office:value-type="float" office:value="112.595" calcext:value-type="float">
            <text:p><text:s text:c="3"/>113</text:p>
          </table:table-cell>
          <table:table-cell office:value-type="float" office:value="113.773" calcext:value-type="float">
            <text:p><text:s text:c="3"/>114</text:p>
          </table:table-cell>
          <table:table-cell office:value-type="float" office:value="114.995" calcext:value-type="float">
            <text:p><text:s text:c="3"/>115</text:p>
          </table:table-cell>
          <table:table-cell office:value-type="float" office:value="116.227" calcext:value-type="float">
            <text:p><text:s text:c="3"/>116</text:p>
          </table:table-cell>
          <table:table-cell office:value-type="float" office:value="117.474" calcext:value-type="float">
            <text:p><text:s text:c="3"/>117</text:p>
          </table:table-cell>
          <table:table-cell office:value-type="float" office:value="118.726" calcext:value-type="float">
            <text:p><text:s text:c="3"/>119</text:p>
          </table:table-cell>
          <table:table-cell office:value-type="float" office:value="119.972" calcext:value-type="float">
            <text:p><text:s text:c="3"/>120</text:p>
          </table:table-cell>
          <table:table-cell office:value-type="float" office:value="121.197" calcext:value-type="float">
            <text:p><text:s text:c="3"/>121</text:p>
          </table:table-cell>
          <table:table-cell office:value-type="float" office:value="122.413" calcext:value-type="float">
            <text:p><text:s text:c="3"/>122</text:p>
          </table:table-cell>
          <table:table-cell office:value-type="float" office:value="123.614" calcext:value-type="float">
            <text:p><text:s text:c="3"/>124</text:p>
          </table:table-cell>
          <table:table-cell office:value-type="float" office:value="124.725" calcext:value-type="float">
            <text:p><text:s text:c="3"/>125</text:p>
          </table:table-cell>
          <table:table-cell office:value-type="float" office:value="125.682" calcext:value-type="float">
            <text:p><text:s text:c="3"/>126</text:p>
          </table:table-cell>
          <table:table-cell office:value-type="float" office:value="126.415" calcext:value-type="float">
            <text:p><text:s text:c="3"/>126</text:p>
          </table:table-cell>
          <table:table-cell office:value-type="float" office:value="126.902" calcext:value-type="float">
            <text:p><text:s text:c="3"/>127</text:p>
          </table:table-cell>
          <table:table-cell office:value-type="float" office:value="127.183" calcext:value-type="float">
            <text:p><text:s text:c="3"/>127</text:p>
          </table:table-cell>
          <table:table-cell office:value-type="float" office:value="127.39" calcext:value-type="float">
            <text:p><text:s text:c="3"/>127</text:p>
          </table:table-cell>
          <table:table-cell office:value-type="float" office:value="127.692" calcext:value-type="float">
            <text:p><text:s text:c="3"/>128</text:p>
          </table:table-cell>
          <table:table-cell office:value-type="float" office:value="128.212" calcext:value-type="float">
            <text:p><text:s text:c="3"/>128</text:p>
          </table:table-cell>
          <table:table-cell office:value-type="float" office:value="128.981" calcext:value-type="float">
            <text:p><text:s text:c="3"/>129</text:p>
          </table:table-cell>
          <table:table-cell office:value-type="float" office:value="129.979" calcext:value-type="float">
            <text:p><text:s text:c="3"/>130</text:p>
          </table:table-cell>
          <table:table-cell office:value-type="float" office:value="131.156" calcext:value-type="float">
            <text:p><text:s text:c="3"/>131</text:p>
          </table:table-cell>
          <table:table-cell office:value-type="float" office:value="132.453" calcext:value-type="float">
            <text:p><text:s text:c="3"/>132</text:p>
          </table:table-cell>
          <table:table-cell office:value-type="float" office:value="133.808" calcext:value-type="float">
            <text:p><text:s text:c="3"/>134</text:p>
          </table:table-cell>
          <table:table-cell office:value-type="float" office:value="135.23" calcext:value-type="float">
            <text:p><text:s text:c="3"/>135</text:p>
          </table:table-cell>
          <table:table-cell office:value-type="float" office:value="136.716" calcext:value-type="float">
            <text:p><text:s text:c="3"/>137</text:p>
          </table:table-cell>
          <table:table-cell office:value-type="float" office:value="138.187" calcext:value-type="float">
            <text:p><text:s text:c="3"/>138</text:p>
          </table:table-cell>
          <table:table-cell office:value-type="float" office:value="139.53" calcext:value-type="float">
            <text:p><text:s text:c="3"/>140</text:p>
          </table:table-cell>
          <table:table-cell office:value-type="float" office:value="140.671" calcext:value-type="float">
            <text:p><text:s text:c="3"/>141</text:p>
          </table:table-cell>
          <table:table-cell office:value-type="float" office:value="141.568" calcext:value-type="float">
            <text:p><text:s text:c="3"/>142</text:p>
          </table:table-cell>
          <table:table-cell office:value-type="float" office:value="142.258" calcext:value-type="float">
            <text:p><text:s text:c="3"/>142</text:p>
          </table:table-cell>
          <table:table-cell office:value-type="float" office:value="142.819" calcext:value-type="float">
            <text:p><text:s text:c="3"/>143</text:p>
          </table:table-cell>
          <table:table-cell office:value-type="float" office:value="143.384" calcext:value-type="float">
            <text:p><text:s text:c="3"/>143</text:p>
          </table:table-cell>
          <table:table-cell office:value-type="float" office:value="144.046" calcext:value-type="float">
            <text:p><text:s text:c="3"/>144</text:p>
          </table:table-cell>
          <table:table-cell office:value-type="float" office:value="144.829" calcext:value-type="float">
            <text:p><text:s text:c="3"/>145</text:p>
          </table:table-cell>
          <table:table-cell office:value-type="float" office:value="145.715" calcext:value-type="float">
            <text:p><text:s text:c="3"/>146</text:p>
          </table:table-cell>
          <table:table-cell office:value-type="float" office:value="146.671" calcext:value-type="float">
            <text:p><text:s text:c="3"/>147</text:p>
          </table:table-cell>
          <table:table-cell office:value-type="float" office:value="147.687" calcext:value-type="float">
            <text:p><text:s text:c="3"/>148</text:p>
          </table:table-cell>
          <table:table-cell office:value-type="float" office:value="148.725" calcext:value-type="float">
            <text:p><text:s text:c="3"/>149</text:p>
          </table:table-cell>
          <table:table-cell office:value-type="float" office:value="149.793" calcext:value-type="float">
            <text:p><text:s text:c="3"/>150</text:p>
          </table:table-cell>
          <table:table-cell office:value-type="float" office:value="150.901" calcext:value-type="float">
            <text:p><text:s text:c="3"/>151</text:p>
          </table:table-cell>
          <table:table-cell office:value-type="float" office:value="152.038" calcext:value-type="float">
            <text:p><text:s text:c="3"/>152</text:p>
          </table:table-cell>
          <table:table-cell office:value-type="float" office:value="153.17" calcext:value-type="float">
            <text:p><text:s text:c="3"/>153</text:p>
          </table:table-cell>
          <table:table-cell office:value-type="float" office:value="154.294" calcext:value-type="float">
            <text:p><text:s text:c="3"/>154</text:p>
          </table:table-cell>
          <table:table-cell office:value-type="float" office:value="155.411" calcext:value-type="float">
            <text:p><text:s text:c="3"/>155</text:p>
          </table:table-cell>
          <table:table-cell office:value-type="float" office:value="156.513" calcext:value-type="float">
            <text:p><text:s text:c="3"/>157</text:p>
          </table:table-cell>
          <table:table-cell office:value-type="float" office:value="157.581" calcext:value-type="float">
            <text:p><text:s text:c="3"/>158</text:p>
          </table:table-cell>
          <table:table-cell office:value-type="float" office:value="158.603" calcext:value-type="float">
            <text:p><text:s text:c="3"/>159</text:p>
          </table:table-cell>
          <table:table-cell office:value-type="float" office:value="159.581" calcext:value-type="float">
            <text:p><text:s text:c="3"/>160</text:p>
          </table:table-cell>
          <table:table-cell office:value-type="float" office:value="160.497" calcext:value-type="float">
            <text:p><text:s text:c="3"/>160</text:p>
          </table:table-cell>
          <table:table-cell office:value-type="float" office:value="161.358" calcext:value-type="float">
            <text:p><text:s text:c="3"/>161</text:p>
          </table:table-cell>
          <table:table-cell office:value-type="float" office:value="162.18" calcext:value-type="float">
            <text:p><text:s text:c="3"/>162</text:p>
          </table:table-cell>
          <table:table-cell office:value-type="float" office:value="162.969" calcext:value-type="float">
            <text:p><text:s text:c="3"/>163</text:p>
          </table:table-cell>
          <table:table-cell office:value-type="float" office:value="163.758" calcext:value-type="float">
            <text:p><text:s text:c="3"/>1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268.271" calcext:value-type="float">
            <text:p><text:s text:c="2"/>4 268</text:p>
          </table:table-cell>
          <table:table-cell office:value-type="float" office:value="4308.921" calcext:value-type="float">
            <text:p><text:s text:c="2"/>4 309</text:p>
          </table:table-cell>
          <table:table-cell office:value-type="float" office:value="4346.182" calcext:value-type="float">
            <text:p><text:s text:c="2"/>4 346</text:p>
          </table:table-cell>
          <table:table-cell office:value-type="float" office:value="4380.301" calcext:value-type="float">
            <text:p><text:s text:c="2"/>4 380</text:p>
          </table:table-cell>
          <table:table-cell office:value-type="float" office:value="4411.657" calcext:value-type="float">
            <text:p><text:s text:c="2"/>4 412</text:p>
          </table:table-cell>
          <table:table-cell office:value-type="float" office:value="4440.778" calcext:value-type="float">
            <text:p><text:s text:c="2"/>4 441</text:p>
          </table:table-cell>
          <table:table-cell office:value-type="float" office:value="4468.346" calcext:value-type="float">
            <text:p><text:s text:c="2"/>4 468</text:p>
          </table:table-cell>
          <table:table-cell office:value-type="float" office:value="4495.221" calcext:value-type="float">
            <text:p><text:s text:c="2"/>4 495</text:p>
          </table:table-cell>
          <table:table-cell office:value-type="float" office:value="4522.334" calcext:value-type="float">
            <text:p><text:s text:c="2"/>4 522</text:p>
          </table:table-cell>
          <table:table-cell office:value-type="float" office:value="4550.682" calcext:value-type="float">
            <text:p><text:s text:c="2"/>4 551</text:p>
          </table:table-cell>
          <table:table-cell office:value-type="float" office:value="4581.101" calcext:value-type="float">
            <text:p><text:s text:c="2"/>4 581</text:p>
          </table:table-cell>
          <table:table-cell office:value-type="float" office:value="4614.027" calcext:value-type="float">
            <text:p><text:s text:c="2"/>4 614</text:p>
          </table:table-cell>
          <table:table-cell office:value-type="float" office:value="4649.346" calcext:value-type="float">
            <text:p><text:s text:c="2"/>4 649</text:p>
          </table:table-cell>
          <table:table-cell office:value-type="float" office:value="4686.279" calcext:value-type="float">
            <text:p><text:s text:c="2"/>4 686</text:p>
          </table:table-cell>
          <table:table-cell office:value-type="float" office:value="4723.629" calcext:value-type="float">
            <text:p><text:s text:c="2"/>4 724</text:p>
          </table:table-cell>
          <table:table-cell office:value-type="float" office:value="4760.46" calcext:value-type="float">
            <text:p><text:s text:c="2"/>4 760</text:p>
          </table:table-cell>
          <table:table-cell office:value-type="float" office:value="4796.487" calcext:value-type="float">
            <text:p><text:s text:c="2"/>4 796</text:p>
          </table:table-cell>
          <table:table-cell office:value-type="float" office:value="4831.752" calcext:value-type="float">
            <text:p><text:s text:c="2"/>4 832</text:p>
          </table:table-cell>
          <table:table-cell office:value-type="float" office:value="4866.068" calcext:value-type="float">
            <text:p><text:s text:c="2"/>4 866</text:p>
          </table:table-cell>
          <table:table-cell office:value-type="float" office:value="4899.291" calcext:value-type="float">
            <text:p><text:s text:c="2"/>4 899</text:p>
          </table:table-cell>
          <table:table-cell office:value-type="float" office:value="4931.241" calcext:value-type="float">
            <text:p><text:s text:c="2"/>4 931</text:p>
          </table:table-cell>
          <table:table-cell office:value-type="float" office:value="4961.762" calcext:value-type="float">
            <text:p><text:s text:c="2"/>4 962</text:p>
          </table:table-cell>
          <table:table-cell office:value-type="float" office:value="4990.546" calcext:value-type="float">
            <text:p><text:s text:c="2"/>4 991</text:p>
          </table:table-cell>
          <table:table-cell office:value-type="float" office:value="5017.248" calcext:value-type="float">
            <text:p><text:s text:c="2"/>5 017</text:p>
          </table:table-cell>
          <table:table-cell office:value-type="float" office:value="5041.419" calcext:value-type="float">
            <text:p><text:s text:c="2"/>5 041</text:p>
          </table:table-cell>
          <table:table-cell office:value-type="float" office:value="5062.729" calcext:value-type="float">
            <text:p><text:s text:c="2"/>5 063</text:p>
          </table:table-cell>
          <table:table-cell office:value-type="float" office:value="5081.267" calcext:value-type="float">
            <text:p><text:s text:c="2"/>5 081</text:p>
          </table:table-cell>
          <table:table-cell office:value-type="float" office:value="5097.045" calcext:value-type="float">
            <text:p><text:s text:c="2"/>5 097</text:p>
          </table:table-cell>
          <table:table-cell office:value-type="float" office:value="5109.69" calcext:value-type="float">
            <text:p><text:s text:c="2"/>5 110</text:p>
          </table:table-cell>
          <table:table-cell office:value-type="float" office:value="5118.707" calcext:value-type="float">
            <text:p><text:s text:c="2"/>5 119</text:p>
          </table:table-cell>
          <table:table-cell office:value-type="float" office:value="5123.945" calcext:value-type="float">
            <text:p><text:s text:c="2"/>5 124</text:p>
          </table:table-cell>
          <table:table-cell office:value-type="float" office:value="5125.298" calcext:value-type="float">
            <text:p><text:s text:c="2"/>5 125</text:p>
          </table:table-cell>
          <table:table-cell office:value-type="float" office:value="5123.349" calcext:value-type="float">
            <text:p><text:s text:c="2"/>5 123</text:p>
          </table:table-cell>
          <table:table-cell office:value-type="float" office:value="5119.607" calcext:value-type="float">
            <text:p><text:s text:c="2"/>5 120</text:p>
          </table:table-cell>
          <table:table-cell office:value-type="float" office:value="5116.058" calcext:value-type="float">
            <text:p><text:s text:c="2"/>5 116</text:p>
          </table:table-cell>
          <table:table-cell office:value-type="float" office:value="5114.243" calcext:value-type="float">
            <text:p><text:s text:c="2"/>5 114</text:p>
          </table:table-cell>
          <table:table-cell office:value-type="float" office:value="5114.657" calcext:value-type="float">
            <text:p><text:s text:c="2"/>5 115</text:p>
          </table:table-cell>
          <table:table-cell office:value-type="float" office:value="5117.277" calcext:value-type="float">
            <text:p><text:s text:c="2"/>5 117</text:p>
          </table:table-cell>
          <table:table-cell office:value-type="float" office:value="5122.441" calcext:value-type="float">
            <text:p><text:s text:c="2"/>5 122</text:p>
          </table:table-cell>
          <table:table-cell office:value-type="float" office:value="5130.361" calcext:value-type="float">
            <text:p><text:s text:c="2"/>5 130</text:p>
          </table:table-cell>
          <table:table-cell office:value-type="float" office:value="5141.115" calcext:value-type="float">
            <text:p><text:s text:c="2"/>5 141</text:p>
          </table:table-cell>
          <table:table-cell office:value-type="float" office:value="5154.908" calcext:value-type="float">
            <text:p><text:s text:c="2"/>5 155</text:p>
          </table:table-cell>
          <table:table-cell office:value-type="float" office:value="5171.65" calcext:value-type="float">
            <text:p><text:s text:c="2"/>5 172</text:p>
          </table:table-cell>
          <table:table-cell office:value-type="float" office:value="5190.742" calcext:value-type="float">
            <text:p><text:s text:c="2"/>5 191</text:p>
          </table:table-cell>
          <table:table-cell office:value-type="float" office:value="5211.334" calcext:value-type="float">
            <text:p><text:s text:c="2"/>5 211</text:p>
          </table:table-cell>
          <table:table-cell office:value-type="float" office:value="5232.704" calcext:value-type="float">
            <text:p><text:s text:c="2"/>5 233</text:p>
          </table:table-cell>
          <table:table-cell office:value-type="float" office:value="5254.86" calcext:value-type="float">
            <text:p><text:s text:c="2"/>5 255</text:p>
          </table:table-cell>
          <table:table-cell office:value-type="float" office:value="5277.711" calcext:value-type="float">
            <text:p><text:s text:c="2"/>5 278</text:p>
          </table:table-cell>
          <table:table-cell office:value-type="float" office:value="5300.379" calcext:value-type="float">
            <text:p><text:s text:c="2"/>5 300</text:p>
          </table:table-cell>
          <table:table-cell office:value-type="float" office:value="5321.774" calcext:value-type="float">
            <text:p><text:s text:c="2"/>5 322</text:p>
          </table:table-cell>
          <table:table-cell office:value-type="float" office:value="5341.194" calcext:value-type="float">
            <text:p><text:s text:c="2"/>5 341</text:p>
          </table:table-cell>
          <table:table-cell office:value-type="float" office:value="5358.062" calcext:value-type="float">
            <text:p><text:s text:c="2"/>5 358</text:p>
          </table:table-cell>
          <table:table-cell office:value-type="float" office:value="5372.801" calcext:value-type="float">
            <text:p><text:s text:c="2"/>5 373</text:p>
          </table:table-cell>
          <table:table-cell office:value-type="float" office:value="5386.968" calcext:value-type="float">
            <text:p><text:s text:c="2"/>5 387</text:p>
          </table:table-cell>
          <table:table-cell office:value-type="float" office:value="5402.761" calcext:value-type="float">
            <text:p><text:s text:c="2"/>5 403</text:p>
          </table:table-cell>
          <table:table-cell office:value-type="float" office:value="5421.702" calcext:value-type="float">
            <text:p><text:s text:c="2"/>5 422</text:p>
          </table:table-cell>
          <table:table-cell office:value-type="float" office:value="5444.303" calcext:value-type="float">
            <text:p><text:s text:c="2"/>5 444</text:p>
          </table:table-cell>
          <table:table-cell office:value-type="float" office:value="5469.957" calcext:value-type="float">
            <text:p><text:s text:c="2"/>5 470</text:p>
          </table:table-cell>
          <table:table-cell office:value-type="float" office:value="5497.795" calcext:value-type="float">
            <text:p><text:s text:c="2"/>5 498</text:p>
          </table:table-cell>
          <table:table-cell office:value-type="float" office:value="5526.447" calcext:value-type="float">
            <text:p><text:s text:c="2"/>5 526</text:p>
          </table:table-cell>
          <table:table-cell office:value-type="float" office:value="5554.844" calcext:value-type="float">
            <text:p><text:s text:c="2"/>5 555</text:p>
          </table:table-cell>
          <table:table-cell office:value-type="float" office:value="5582.873" calcext:value-type="float">
            <text:p><text:s text:c="2"/>5 583</text:p>
          </table:table-cell>
          <table:table-cell office:value-type="float" office:value="5610.66" calcext:value-type="float">
            <text:p><text:s text:c="2"/>5 611</text:p>
          </table:table-cell>
          <table:table-cell office:value-type="float" office:value="5637.817" calcext:value-type="float">
            <text:p><text:s text:c="2"/>5 638</text:p>
          </table:table-cell>
          <table:table-cell office:value-type="float" office:value="5663.914" calcext:value-type="float">
            <text:p><text:s text:c="2"/>5 664</text:p>
          </table:table-cell>
          <table:table-cell office:value-type="float" office:value="5688.695" calcext:value-type="float">
            <text:p><text:s text:c="2"/>5 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100.995" calcext:value-type="float">
            <text:p><text:s text:c="2"/>1 101</text:p>
          </table:table-cell>
          <table:table-cell office:value-type="float" office:value="1113.247" calcext:value-type="float">
            <text:p><text:s text:c="2"/>1 113</text:p>
          </table:table-cell>
          <table:table-cell office:value-type="float" office:value="1125.24" calcext:value-type="float">
            <text:p><text:s text:c="2"/>1 125</text:p>
          </table:table-cell>
          <table:table-cell office:value-type="float" office:value="1136.904" calcext:value-type="float">
            <text:p><text:s text:c="2"/>1 137</text:p>
          </table:table-cell>
          <table:table-cell office:value-type="float" office:value="1148.213" calcext:value-type="float">
            <text:p><text:s text:c="2"/>1 148</text:p>
          </table:table-cell>
          <table:table-cell office:value-type="float" office:value="1159.231" calcext:value-type="float">
            <text:p><text:s text:c="2"/>1 159</text:p>
          </table:table-cell>
          <table:table-cell office:value-type="float" office:value="1170.101" calcext:value-type="float">
            <text:p><text:s text:c="2"/>1 170</text:p>
          </table:table-cell>
          <table:table-cell office:value-type="float" office:value="1181.019" calcext:value-type="float">
            <text:p><text:s text:c="2"/>1 181</text:p>
          </table:table-cell>
          <table:table-cell office:value-type="float" office:value="1192.253" calcext:value-type="float">
            <text:p><text:s text:c="2"/>1 192</text:p>
          </table:table-cell>
          <table:table-cell office:value-type="float" office:value="1204.108" calcext:value-type="float">
            <text:p><text:s text:c="2"/>1 204</text:p>
          </table:table-cell>
          <table:table-cell office:value-type="float" office:value="1216.819" calcext:value-type="float">
            <text:p><text:s text:c="2"/>1 217</text:p>
          </table:table-cell>
          <table:table-cell office:value-type="float" office:value="1230.499" calcext:value-type="float">
            <text:p><text:s text:c="2"/>1 230</text:p>
          </table:table-cell>
          <table:table-cell office:value-type="float" office:value="1245.076" calcext:value-type="float">
            <text:p><text:s text:c="2"/>1 245</text:p>
          </table:table-cell>
          <table:table-cell office:value-type="float" office:value="1260.213" calcext:value-type="float">
            <text:p><text:s text:c="2"/>1 260</text:p>
          </table:table-cell>
          <table:table-cell office:value-type="float" office:value="1275.437" calcext:value-type="float">
            <text:p><text:s text:c="2"/>1 275</text:p>
          </table:table-cell>
          <table:table-cell office:value-type="float" office:value="1290.396" calcext:value-type="float">
            <text:p><text:s text:c="2"/>1 290</text:p>
          </table:table-cell>
          <table:table-cell office:value-type="float" office:value="1304.987" calcext:value-type="float">
            <text:p><text:s text:c="2"/>1 305</text:p>
          </table:table-cell>
          <table:table-cell office:value-type="float" office:value="1319.245" calcext:value-type="float">
            <text:p><text:s text:c="2"/>1 319</text:p>
          </table:table-cell>
          <table:table-cell office:value-type="float" office:value="1333.176" calcext:value-type="float">
            <text:p><text:s text:c="2"/>1 333</text:p>
          </table:table-cell>
          <table:table-cell office:value-type="float" office:value="1346.818" calcext:value-type="float">
            <text:p><text:s text:c="2"/>1 347</text:p>
          </table:table-cell>
          <table:table-cell office:value-type="float" office:value="1360.202" calcext:value-type="float">
            <text:p><text:s text:c="2"/>1 360</text:p>
          </table:table-cell>
          <table:table-cell office:value-type="float" office:value="1373.306" calcext:value-type="float">
            <text:p><text:s text:c="2"/>1 373</text:p>
          </table:table-cell>
          <table:table-cell office:value-type="float" office:value="1386.068" calcext:value-type="float">
            <text:p><text:s text:c="2"/>1 386</text:p>
          </table:table-cell>
          <table:table-cell office:value-type="float" office:value="1398.471" calcext:value-type="float">
            <text:p><text:s text:c="2"/>1 398</text:p>
          </table:table-cell>
          <table:table-cell office:value-type="float" office:value="1410.467" calcext:value-type="float">
            <text:p><text:s text:c="2"/>1 410</text:p>
          </table:table-cell>
          <table:table-cell office:value-type="float" office:value="1422.042" calcext:value-type="float">
            <text:p><text:s text:c="2"/>1 422</text:p>
          </table:table-cell>
          <table:table-cell office:value-type="float" office:value="1433.178" calcext:value-type="float">
            <text:p><text:s text:c="2"/>1 433</text:p>
          </table:table-cell>
          <table:table-cell office:value-type="float" office:value="1443.889" calcext:value-type="float">
            <text:p><text:s text:c="2"/>1 444</text:p>
          </table:table-cell>
          <table:table-cell office:value-type="float" office:value="1454.273" calcext:value-type="float">
            <text:p><text:s text:c="2"/>1 454</text:p>
          </table:table-cell>
          <table:table-cell office:value-type="float" office:value="1464.416" calcext:value-type="float">
            <text:p><text:s text:c="2"/>1 464</text:p>
          </table:table-cell>
          <table:table-cell office:value-type="float" office:value="1474.436" calcext:value-type="float">
            <text:p><text:s text:c="2"/>1 474</text:p>
          </table:table-cell>
          <table:table-cell office:value-type="float" office:value="1483.873" calcext:value-type="float">
            <text:p><text:s text:c="2"/>1 484</text:p>
          </table:table-cell>
          <table:table-cell office:value-type="float" office:value="1492.641" calcext:value-type="float">
            <text:p><text:s text:c="2"/>1 493</text:p>
          </table:table-cell>
          <table:table-cell office:value-type="float" office:value="1501.42" calcext:value-type="float">
            <text:p><text:s text:c="2"/>1 501</text:p>
          </table:table-cell>
          <table:table-cell office:value-type="float" office:value="1511.199" calcext:value-type="float">
            <text:p><text:s text:c="2"/>1 511</text:p>
          </table:table-cell>
          <table:table-cell office:value-type="float" office:value="1522.397" calcext:value-type="float">
            <text:p><text:s text:c="2"/>1 522</text:p>
          </table:table-cell>
          <table:table-cell office:value-type="float" office:value="1536.033" calcext:value-type="float">
            <text:p><text:s text:c="2"/>1 536</text:p>
          </table:table-cell>
          <table:table-cell office:value-type="float" office:value="1551.208" calcext:value-type="float">
            <text:p><text:s text:c="2"/>1 551</text:p>
          </table:table-cell>
          <table:table-cell office:value-type="float" office:value="1564.192" calcext:value-type="float">
            <text:p><text:s text:c="2"/>1 564</text:p>
          </table:table-cell>
          <table:table-cell office:value-type="float" office:value="1569.971" calcext:value-type="float">
            <text:p><text:s text:c="2"/>1 570</text:p>
          </table:table-cell>
          <table:table-cell office:value-type="float" office:value="1565.242" calcext:value-type="float">
            <text:p><text:s text:c="2"/>1 565</text:p>
          </table:table-cell>
          <table:table-cell office:value-type="float" office:value="1548.215" calcext:value-type="float">
            <text:p><text:s text:c="2"/>1 548</text:p>
          </table:table-cell>
          <table:table-cell office:value-type="float" office:value="1520.81" calcext:value-type="float">
            <text:p><text:s text:c="2"/>1 521</text:p>
          </table:table-cell>
          <table:table-cell office:value-type="float" office:value="1488.059" calcext:value-type="float">
            <text:p><text:s text:c="2"/>1 488</text:p>
          </table:table-cell>
          <table:table-cell office:value-type="float" office:value="1457.093" calcext:value-type="float">
            <text:p><text:s text:c="2"/>1 457</text:p>
          </table:table-cell>
          <table:table-cell office:value-type="float" office:value="1433.024" calcext:value-type="float">
            <text:p><text:s text:c="2"/>1 433</text:p>
          </table:table-cell>
          <table:table-cell office:value-type="float" office:value="1417.736" calcext:value-type="float">
            <text:p><text:s text:c="2"/>1 418</text:p>
          </table:table-cell>
          <table:table-cell office:value-type="float" office:value="1409.674" calcext:value-type="float">
            <text:p><text:s text:c="2"/>1 410</text:p>
          </table:table-cell>
          <table:table-cell office:value-type="float" office:value="1406.35" calcext:value-type="float">
            <text:p><text:s text:c="2"/>1 406</text:p>
          </table:table-cell>
          <table:table-cell office:value-type="float" office:value="1403.789" calcext:value-type="float">
            <text:p><text:s text:c="2"/>1 404</text:p>
          </table:table-cell>
          <table:table-cell office:value-type="float" office:value="1399.112" calcext:value-type="float">
            <text:p><text:s text:c="2"/>1 399</text:p>
          </table:table-cell>
          <table:table-cell office:value-type="float" office:value="1391.729" calcext:value-type="float">
            <text:p><text:s text:c="2"/>1 392</text:p>
          </table:table-cell>
          <table:table-cell office:value-type="float" office:value="1382.732" calcext:value-type="float">
            <text:p><text:s text:c="2"/>1 383</text:p>
          </table:table-cell>
          <table:table-cell office:value-type="float" office:value="1372.909" calcext:value-type="float">
            <text:p><text:s text:c="2"/>1 373</text:p>
          </table:table-cell>
          <table:table-cell office:value-type="float" office:value="1363.565" calcext:value-type="float">
            <text:p><text:s text:c="2"/>1 364</text:p>
          </table:table-cell>
          <table:table-cell office:value-type="float" office:value="1355.648" calcext:value-type="float">
            <text:p><text:s text:c="2"/>1 356</text:p>
          </table:table-cell>
          <table:table-cell office:value-type="float" office:value="1349.297" calcext:value-type="float">
            <text:p><text:s text:c="2"/>1 349</text:p>
          </table:table-cell>
          <table:table-cell office:value-type="float" office:value="1344.072" calcext:value-type="float">
            <text:p><text:s text:c="2"/>1 344</text:p>
          </table:table-cell>
          <table:table-cell office:value-type="float" office:value="1339.712" calcext:value-type="float">
            <text:p><text:s text:c="2"/>1 340</text:p>
          </table:table-cell>
          <table:table-cell office:value-type="float" office:value="1335.83" calcext:value-type="float">
            <text:p><text:s text:c="2"/>1 336</text:p>
          </table:table-cell>
          <table:table-cell office:value-type="float" office:value="1332.102" calcext:value-type="float">
            <text:p><text:s text:c="2"/>1 332</text:p>
          </table:table-cell>
          <table:table-cell office:value-type="float" office:value="1328.449" calcext:value-type="float">
            <text:p><text:s text:c="2"/>1 328</text:p>
          </table:table-cell>
          <table:table-cell office:value-type="float" office:value="1324.934" calcext:value-type="float">
            <text:p><text:s text:c="2"/>1 325</text:p>
          </table:table-cell>
          <table:table-cell office:value-type="float" office:value="1321.56" calcext:value-type="float">
            <text:p><text:s text:c="2"/>1 322</text:p>
          </table:table-cell>
          <table:table-cell office:value-type="float" office:value="1318.359" calcext:value-type="float">
            <text:p><text:s text:c="2"/>1 318</text:p>
          </table:table-cell>
          <table:table-cell office:value-type="float" office:value="1315.321" calcext:value-type="float">
            <text:p><text:s text:c="2"/>1 3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aeroe Islands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1.503" calcext:value-type="float">
            <text:p><text:s text:c="3"/>32</text:p>
          </table:table-cell>
          <table:table-cell office:value-type="float" office:value="31.538" calcext:value-type="float">
            <text:p><text:s text:c="3"/>32</text:p>
          </table:table-cell>
          <table:table-cell office:value-type="float" office:value="31.672" calcext:value-type="float">
            <text:p><text:s text:c="3"/>32</text:p>
          </table:table-cell>
          <table:table-cell office:value-type="float" office:value="31.881" calcext:value-type="float">
            <text:p><text:s text:c="3"/>32</text:p>
          </table:table-cell>
          <table:table-cell office:value-type="float" office:value="32.159" calcext:value-type="float">
            <text:p><text:s text:c="3"/>32</text:p>
          </table:table-cell>
          <table:table-cell office:value-type="float" office:value="32.496" calcext:value-type="float">
            <text:p><text:s text:c="3"/>32</text:p>
          </table:table-cell>
          <table:table-cell office:value-type="float" office:value="32.882" calcext:value-type="float">
            <text:p><text:s text:c="3"/>33</text:p>
          </table:table-cell>
          <table:table-cell office:value-type="float" office:value="33.295" calcext:value-type="float">
            <text:p><text:s text:c="3"/>33</text:p>
          </table:table-cell>
          <table:table-cell office:value-type="float" office:value="33.743" calcext:value-type="float">
            <text:p><text:s text:c="3"/>34</text:p>
          </table:table-cell>
          <table:table-cell office:value-type="float" office:value="34.192" calcext:value-type="float">
            <text:p><text:s text:c="3"/>34</text:p>
          </table:table-cell>
          <table:table-cell office:value-type="float" office:value="34.661" calcext:value-type="float">
            <text:p><text:s text:c="3"/>35</text:p>
          </table:table-cell>
          <table:table-cell office:value-type="float" office:value="35.115" calcext:value-type="float">
            <text:p><text:s text:c="3"/>35</text:p>
          </table:table-cell>
          <table:table-cell office:value-type="float" office:value="35.57" calcext:value-type="float">
            <text:p><text:s text:c="3"/>36</text:p>
          </table:table-cell>
          <table:table-cell office:value-type="float" office:value="36.014" calcext:value-type="float">
            <text:p><text:s text:c="3"/>36</text:p>
          </table:table-cell>
          <table:table-cell office:value-type="float" office:value="36.454" calcext:value-type="float">
            <text:p><text:s text:c="3"/>36</text:p>
          </table:table-cell>
          <table:table-cell office:value-type="float" office:value="36.9" calcext:value-type="float">
            <text:p><text:s text:c="3"/>37</text:p>
          </table:table-cell>
          <table:table-cell office:value-type="float" office:value="37.334" calcext:value-type="float">
            <text:p><text:s text:c="3"/>37</text:p>
          </table:table-cell>
          <table:table-cell office:value-type="float" office:value="37.768" calcext:value-type="float">
            <text:p><text:s text:c="3"/>38</text:p>
          </table:table-cell>
          <table:table-cell office:value-type="float" office:value="38.2" calcext:value-type="float">
            <text:p><text:s text:c="3"/>38</text:p>
          </table:table-cell>
          <table:table-cell office:value-type="float" office:value="38.646" calcext:value-type="float">
            <text:p><text:s text:c="3"/>39</text:p>
          </table:table-cell>
          <table:table-cell office:value-type="float" office:value="39.083" calcext:value-type="float">
            <text:p><text:s text:c="3"/>39</text:p>
          </table:table-cell>
          <table:table-cell office:value-type="float" office:value="39.537" calcext:value-type="float">
            <text:p><text:s text:c="3"/>40</text:p>
          </table:table-cell>
          <table:table-cell office:value-type="float" office:value="40.009" calcext:value-type="float">
            <text:p><text:s text:c="3"/>40</text:p>
          </table:table-cell>
          <table:table-cell office:value-type="float" office:value="40.486" calcext:value-type="float">
            <text:p><text:s text:c="3"/>40</text:p>
          </table:table-cell>
          <table:table-cell office:value-type="float" office:value="40.955" calcext:value-type="float">
            <text:p><text:s text:c="3"/>41</text:p>
          </table:table-cell>
          <table:table-cell office:value-type="float" office:value="41.407" calcext:value-type="float">
            <text:p><text:s text:c="3"/>41</text:p>
          </table:table-cell>
          <table:table-cell office:value-type="float" office:value="41.848" calcext:value-type="float">
            <text:p><text:s text:c="3"/>42</text:p>
          </table:table-cell>
          <table:table-cell office:value-type="float" office:value="42.275" calcext:value-type="float">
            <text:p><text:s text:c="3"/>42</text:p>
          </table:table-cell>
          <table:table-cell office:value-type="float" office:value="42.693" calcext:value-type="float">
            <text:p><text:s text:c="3"/>43</text:p>
          </table:table-cell>
          <table:table-cell office:value-type="float" office:value="43.101" calcext:value-type="float">
            <text:p><text:s text:c="3"/>43</text:p>
          </table:table-cell>
          <table:table-cell office:value-type="float" office:value="43.514" calcext:value-type="float">
            <text:p><text:s text:c="3"/>44</text:p>
          </table:table-cell>
          <table:table-cell office:value-type="float" office:value="43.917" calcext:value-type="float">
            <text:p><text:s text:c="3"/>44</text:p>
          </table:table-cell>
          <table:table-cell office:value-type="float" office:value="44.307" calcext:value-type="float">
            <text:p><text:s text:c="3"/>44</text:p>
          </table:table-cell>
          <table:table-cell office:value-type="float" office:value="44.7" calcext:value-type="float">
            <text:p><text:s text:c="3"/>45</text:p>
          </table:table-cell>
          <table:table-cell office:value-type="float" office:value="45.122" calcext:value-type="float">
            <text:p><text:s text:c="3"/>45</text:p>
          </table:table-cell>
          <table:table-cell office:value-type="float" office:value="45.573" calcext:value-type="float">
            <text:p><text:s text:c="3"/>46</text:p>
          </table:table-cell>
          <table:table-cell office:value-type="float" office:value="46.077" calcext:value-type="float">
            <text:p><text:s text:c="3"/>46</text:p>
          </table:table-cell>
          <table:table-cell office:value-type="float" office:value="46.621" calcext:value-type="float">
            <text:p><text:s text:c="3"/>47</text:p>
          </table:table-cell>
          <table:table-cell office:value-type="float" office:value="47.117" calcext:value-type="float">
            <text:p><text:s text:c="3"/>47</text:p>
          </table:table-cell>
          <table:table-cell office:value-type="float" office:value="47.466" calcext:value-type="float">
            <text:p><text:s text:c="3"/>47</text:p>
          </table:table-cell>
          <table:table-cell office:value-type="float" office:value="47.594" calcext:value-type="float">
            <text:p><text:s text:c="3"/>48</text:p>
          </table:table-cell>
          <table:table-cell office:value-type="float" office:value="47.457" calcext:value-type="float">
            <text:p><text:s text:c="3"/>47</text:p>
          </table:table-cell>
          <table:table-cell office:value-type="float" office:value="47.101" calcext:value-type="float">
            <text:p><text:s text:c="3"/>47</text:p>
          </table:table-cell>
          <table:table-cell office:value-type="float" office:value="46.64" calcext:value-type="float">
            <text:p><text:s text:c="3"/>47</text:p>
          </table:table-cell>
          <table:table-cell office:value-type="float" office:value="46.25" calcext:value-type="float">
            <text:p><text:s text:c="3"/>46</text:p>
          </table:table-cell>
          <table:table-cell office:value-type="float" office:value="46.04" calcext:value-type="float">
            <text:p><text:s text:c="3"/>46</text:p>
          </table:table-cell>
          <table:table-cell office:value-type="float" office:value="46.058" calcext:value-type="float">
            <text:p><text:s text:c="3"/>46</text:p>
          </table:table-cell>
          <table:table-cell office:value-type="float" office:value="46.251" calcext:value-type="float">
            <text:p><text:s text:c="3"/>46</text:p>
          </table:table-cell>
          <table:table-cell office:value-type="float" office:value="46.58" calcext:value-type="float">
            <text:p><text:s text:c="3"/>47</text:p>
          </table:table-cell>
          <table:table-cell office:value-type="float" office:value="46.937" calcext:value-type="float">
            <text:p><text:s text:c="3"/>47</text:p>
          </table:table-cell>
          <table:table-cell office:value-type="float" office:value="47.258" calcext:value-type="float">
            <text:p><text:s text:c="3"/>47</text:p>
          </table:table-cell>
          <table:table-cell office:value-type="float" office:value="47.526" calcext:value-type="float">
            <text:p><text:s text:c="3"/>48</text:p>
          </table:table-cell>
          <table:table-cell office:value-type="float" office:value="47.769" calcext:value-type="float">
            <text:p><text:s text:c="3"/>48</text:p>
          </table:table-cell>
          <table:table-cell office:value-type="float" office:value="47.974" calcext:value-type="float">
            <text:p><text:s text:c="3"/>48</text:p>
          </table:table-cell>
          <table:table-cell office:value-type="float" office:value="48.143" calcext:value-type="float">
            <text:p><text:s text:c="3"/>48</text:p>
          </table:table-cell>
          <table:table-cell office:value-type="float" office:value="48.285" calcext:value-type="float">
            <text:p><text:s text:c="3"/>48</text:p>
          </table:table-cell>
          <table:table-cell office:value-type="float" office:value="48.383" calcext:value-type="float">
            <text:p><text:s text:c="3"/>48</text:p>
          </table:table-cell>
          <table:table-cell office:value-type="float" office:value="48.448" calcext:value-type="float">
            <text:p><text:s text:c="3"/>48</text:p>
          </table:table-cell>
          <table:table-cell office:value-type="float" office:value="48.485" calcext:value-type="float">
            <text:p><text:s text:c="3"/>48</text:p>
          </table:table-cell>
          <table:table-cell office:value-type="float" office:value="48.517" calcext:value-type="float">
            <text:p><text:s text:c="3"/>49</text:p>
          </table:table-cell>
          <table:table-cell office:value-type="float" office:value="48.55" calcext:value-type="float">
            <text:p><text:s text:c="3"/>49</text:p>
          </table:table-cell>
          <table:table-cell office:value-type="float" office:value="48.608" calcext:value-type="float">
            <text:p><text:s text:c="3"/>49</text:p>
          </table:table-cell>
          <table:table-cell office:value-type="float" office:value="48.666" calcext:value-type="float">
            <text:p><text:s text:c="3"/>49</text:p>
          </table:table-cell>
          <table:table-cell office:value-type="float" office:value="48.747" calcext:value-type="float">
            <text:p><text:s text:c="3"/>49</text:p>
          </table:table-cell>
          <table:table-cell office:value-type="float" office:value="48.842" calcext:value-type="float">
            <text:p><text:s text:c="3"/>49</text:p>
          </table:table-cell>
          <table:table-cell office:value-type="float" office:value="48.965" calcext:value-type="float">
            <text:p><text:s text:c="3"/>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inland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4008.294" calcext:value-type="float">
            <text:p><text:s text:c="2"/>4 008</text:p>
          </table:table-cell>
          <table:table-cell office:value-type="float" office:value="4050.492" calcext:value-type="float">
            <text:p><text:s text:c="2"/>4 050</text:p>
          </table:table-cell>
          <table:table-cell office:value-type="float" office:value="4096.554" calcext:value-type="float">
            <text:p><text:s text:c="2"/>4 097</text:p>
          </table:table-cell>
          <table:table-cell office:value-type="float" office:value="4144.297" calcext:value-type="float">
            <text:p><text:s text:c="2"/>4 144</text:p>
          </table:table-cell>
          <table:table-cell office:value-type="float" office:value="4191.979" calcext:value-type="float">
            <text:p><text:s text:c="2"/>4 192</text:p>
          </table:table-cell>
          <table:table-cell office:value-type="float" office:value="4238.275" calcext:value-type="float">
            <text:p><text:s text:c="2"/>4 238</text:p>
          </table:table-cell>
          <table:table-cell office:value-type="float" office:value="4282.379" calcext:value-type="float">
            <text:p><text:s text:c="2"/>4 282</text:p>
          </table:table-cell>
          <table:table-cell office:value-type="float" office:value="4323.921" calcext:value-type="float">
            <text:p><text:s text:c="2"/>4 324</text:p>
          </table:table-cell>
          <table:table-cell office:value-type="float" office:value="4362.913" calcext:value-type="float">
            <text:p><text:s text:c="2"/>4 363</text:p>
          </table:table-cell>
          <table:table-cell office:value-type="float" office:value="4399.674" calcext:value-type="float">
            <text:p><text:s text:c="2"/>4 400</text:p>
          </table:table-cell>
          <table:table-cell office:value-type="float" office:value="4434.59" calcext:value-type="float">
            <text:p><text:s text:c="2"/>4 435</text:p>
          </table:table-cell>
          <table:table-cell office:value-type="float" office:value="4467.773" calcext:value-type="float">
            <text:p><text:s text:c="2"/>4 468</text:p>
          </table:table-cell>
          <table:table-cell office:value-type="float" office:value="4498.817" calcext:value-type="float">
            <text:p><text:s text:c="2"/>4 499</text:p>
          </table:table-cell>
          <table:table-cell office:value-type="float" office:value="4526.746" calcext:value-type="float">
            <text:p><text:s text:c="2"/>4 527</text:p>
          </table:table-cell>
          <table:table-cell office:value-type="float" office:value="4550.239" calcext:value-type="float">
            <text:p><text:s text:c="2"/>4 550</text:p>
          </table:table-cell>
          <table:table-cell office:value-type="float" office:value="4568.598" calcext:value-type="float">
            <text:p><text:s text:c="2"/>4 569</text:p>
          </table:table-cell>
          <table:table-cell office:value-type="float" office:value="4581.115" calcext:value-type="float">
            <text:p><text:s text:c="2"/>4 581</text:p>
          </table:table-cell>
          <table:table-cell office:value-type="float" office:value="4588.656" calcext:value-type="float">
            <text:p><text:s text:c="2"/>4 589</text:p>
          </table:table-cell>
          <table:table-cell office:value-type="float" office:value="4594.024" calcext:value-type="float">
            <text:p><text:s text:c="2"/>4 594</text:p>
          </table:table-cell>
          <table:table-cell office:value-type="float" office:value="4601.033" calcext:value-type="float">
            <text:p><text:s text:c="2"/>4 601</text:p>
          </table:table-cell>
          <table:table-cell office:value-type="float" office:value="4612.366" calcext:value-type="float">
            <text:p><text:s text:c="2"/>4 612</text:p>
          </table:table-cell>
          <table:table-cell office:value-type="float" office:value="4629.38" calcext:value-type="float">
            <text:p><text:s text:c="2"/>4 629</text:p>
          </table:table-cell>
          <table:table-cell office:value-type="float" office:value="4651.172" calcext:value-type="float">
            <text:p><text:s text:c="2"/>4 651</text:p>
          </table:table-cell>
          <table:table-cell office:value-type="float" office:value="4675.456" calcext:value-type="float">
            <text:p><text:s text:c="2"/>4 675</text:p>
          </table:table-cell>
          <table:table-cell office:value-type="float" office:value="4698.779" calcext:value-type="float">
            <text:p><text:s text:c="2"/>4 699</text:p>
          </table:table-cell>
          <table:table-cell office:value-type="float" office:value="4718.749" calcext:value-type="float">
            <text:p><text:s text:c="2"/>4 719</text:p>
          </table:table-cell>
          <table:table-cell office:value-type="float" office:value="4734.437" calcext:value-type="float">
            <text:p><text:s text:c="2"/>4 734</text:p>
          </table:table-cell>
          <table:table-cell office:value-type="float" office:value="4746.932" calcext:value-type="float">
            <text:p><text:s text:c="2"/>4 747</text:p>
          </table:table-cell>
          <table:table-cell office:value-type="float" office:value="4758.252" calcext:value-type="float">
            <text:p><text:s text:c="2"/>4 758</text:p>
          </table:table-cell>
          <table:table-cell office:value-type="float" office:value="4771.345" calcext:value-type="float">
            <text:p><text:s text:c="2"/>4 771</text:p>
          </table:table-cell>
          <table:table-cell office:value-type="float" office:value="4788.243" calcext:value-type="float">
            <text:p><text:s text:c="2"/>4 788</text:p>
          </table:table-cell>
          <table:table-cell office:value-type="float" office:value="4809.813" calcext:value-type="float">
            <text:p><text:s text:c="2"/>4 810</text:p>
          </table:table-cell>
          <table:table-cell office:value-type="float" office:value="4835.1" calcext:value-type="float">
            <text:p><text:s text:c="2"/>4 835</text:p>
          </table:table-cell>
          <table:table-cell office:value-type="float" office:value="4862.178" calcext:value-type="float">
            <text:p><text:s text:c="2"/>4 862</text:p>
          </table:table-cell>
          <table:table-cell office:value-type="float" office:value="4888.204" calcext:value-type="float">
            <text:p><text:s text:c="2"/>4 888</text:p>
          </table:table-cell>
          <table:table-cell office:value-type="float" office:value="4911.22" calcext:value-type="float">
            <text:p><text:s text:c="2"/>4 911</text:p>
          </table:table-cell>
          <table:table-cell office:value-type="float" office:value="4930.341" calcext:value-type="float">
            <text:p><text:s text:c="2"/>4 930</text:p>
          </table:table-cell>
          <table:table-cell office:value-type="float" office:value="4946.373" calcext:value-type="float">
            <text:p><text:s text:c="2"/>4 946</text:p>
          </table:table-cell>
          <table:table-cell office:value-type="float" office:value="4961.087" calcext:value-type="float">
            <text:p><text:s text:c="2"/>4 961</text:p>
          </table:table-cell>
          <table:table-cell office:value-type="float" office:value="4977.115" calcext:value-type="float">
            <text:p><text:s text:c="2"/>4 977</text:p>
          </table:table-cell>
          <table:table-cell office:value-type="float" office:value="4996.222" calcext:value-type="float">
            <text:p><text:s text:c="2"/>4 996</text:p>
          </table:table-cell>
          <table:table-cell office:value-type="float" office:value="5019.125" calcext:value-type="float">
            <text:p><text:s text:c="2"/>5 019</text:p>
          </table:table-cell>
          <table:table-cell office:value-type="float" office:value="5044.925" calcext:value-type="float">
            <text:p><text:s text:c="2"/>5 045</text:p>
          </table:table-cell>
          <table:table-cell office:value-type="float" office:value="5071.789" calcext:value-type="float">
            <text:p><text:s text:c="2"/>5 072</text:p>
          </table:table-cell>
          <table:table-cell office:value-type="float" office:value="5097.097" calcext:value-type="float">
            <text:p><text:s text:c="2"/>5 097</text:p>
          </table:table-cell>
          <table:table-cell office:value-type="float" office:value="5119.005" calcext:value-type="float">
            <text:p><text:s text:c="2"/>5 119</text:p>
          </table:table-cell>
          <table:table-cell office:value-type="float" office:value="5136.979" calcext:value-type="float">
            <text:p><text:s text:c="2"/>5 137</text:p>
          </table:table-cell>
          <table:table-cell office:value-type="float" office:value="5151.746" calcext:value-type="float">
            <text:p><text:s text:c="2"/>5 152</text:p>
          </table:table-cell>
          <table:table-cell office:value-type="float" office:value="5164.242" calcext:value-type="float">
            <text:p><text:s text:c="2"/>5 164</text:p>
          </table:table-cell>
          <table:table-cell office:value-type="float" office:value="5175.926" calcext:value-type="float">
            <text:p><text:s text:c="2"/>5 176</text:p>
          </table:table-cell>
          <table:table-cell office:value-type="float" office:value="5187.954" calcext:value-type="float">
            <text:p><text:s text:c="2"/>5 188</text:p>
          </table:table-cell>
          <table:table-cell office:value-type="float" office:value="5200.479" calcext:value-type="float">
            <text:p><text:s text:c="2"/>5 200</text:p>
          </table:table-cell>
          <table:table-cell office:value-type="float" office:value="5213.373" calcext:value-type="float">
            <text:p><text:s text:c="2"/>5 213</text:p>
          </table:table-cell>
          <table:table-cell office:value-type="float" office:value="5227.103" calcext:value-type="float">
            <text:p><text:s text:c="2"/>5 227</text:p>
          </table:table-cell>
          <table:table-cell office:value-type="float" office:value="5242.185" calcext:value-type="float">
            <text:p><text:s text:c="2"/>5 242</text:p>
          </table:table-cell>
          <table:table-cell office:value-type="float" office:value="5258.927" calcext:value-type="float">
            <text:p><text:s text:c="2"/>5 259</text:p>
          </table:table-cell>
          <table:table-cell office:value-type="float" office:value="5277.57" calcext:value-type="float">
            <text:p><text:s text:c="2"/>5 278</text:p>
          </table:table-cell>
          <table:table-cell office:value-type="float" office:value="5298.014" calcext:value-type="float">
            <text:p><text:s text:c="2"/>5 298</text:p>
          </table:table-cell>
          <table:table-cell office:value-type="float" office:value="5319.902" calcext:value-type="float">
            <text:p><text:s text:c="2"/>5 320</text:p>
          </table:table-cell>
          <table:table-cell office:value-type="float" office:value="5342.646" calcext:value-type="float">
            <text:p><text:s text:c="2"/>5 343</text:p>
          </table:table-cell>
          <table:table-cell office:value-type="float" office:value="5365.782" calcext:value-type="float">
            <text:p><text:s text:c="2"/>5 366</text:p>
          </table:table-cell>
          <table:table-cell office:value-type="float" office:value="5389.242" calcext:value-type="float">
            <text:p><text:s text:c="2"/>5 389</text:p>
          </table:table-cell>
          <table:table-cell office:value-type="float" office:value="5412.98" calcext:value-type="float">
            <text:p><text:s text:c="2"/>5 413</text:p>
          </table:table-cell>
          <table:table-cell office:value-type="float" office:value="5436.616" calcext:value-type="float">
            <text:p><text:s text:c="2"/>5 437</text:p>
          </table:table-cell>
          <table:table-cell office:value-type="float" office:value="5459.717" calcext:value-type="float">
            <text:p><text:s text:c="2"/>5 460</text:p>
          </table:table-cell>
          <table:table-cell office:value-type="float" office:value="5481.966" calcext:value-type="float">
            <text:p><text:s text:c="2"/>5 4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celand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42.659" calcext:value-type="float">
            <text:p><text:s text:c="3"/>143</text:p>
          </table:table-cell>
          <table:table-cell office:value-type="float" office:value="144.942" calcext:value-type="float">
            <text:p><text:s text:c="3"/>145</text:p>
          </table:table-cell>
          <table:table-cell office:value-type="float" office:value="147.706" calcext:value-type="float">
            <text:p><text:s text:c="3"/>148</text:p>
          </table:table-cell>
          <table:table-cell office:value-type="float" office:value="150.82" calcext:value-type="float">
            <text:p><text:s text:c="3"/>151</text:p>
          </table:table-cell>
          <table:table-cell office:value-type="float" office:value="154.157" calcext:value-type="float">
            <text:p><text:s text:c="3"/>154</text:p>
          </table:table-cell>
          <table:table-cell office:value-type="float" office:value="157.642" calcext:value-type="float">
            <text:p><text:s text:c="3"/>158</text:p>
          </table:table-cell>
          <table:table-cell office:value-type="float" office:value="161.198" calcext:value-type="float">
            <text:p><text:s text:c="3"/>161</text:p>
          </table:table-cell>
          <table:table-cell office:value-type="float" office:value="164.788" calcext:value-type="float">
            <text:p><text:s text:c="3"/>165</text:p>
          </table:table-cell>
          <table:table-cell office:value-type="float" office:value="168.387" calcext:value-type="float">
            <text:p><text:s text:c="3"/>168</text:p>
          </table:table-cell>
          <table:table-cell office:value-type="float" office:value="171.991" calcext:value-type="float">
            <text:p><text:s text:c="3"/>172</text:p>
          </table:table-cell>
          <table:table-cell office:value-type="float" office:value="175.592" calcext:value-type="float">
            <text:p><text:s text:c="3"/>176</text:p>
          </table:table-cell>
          <table:table-cell office:value-type="float" office:value="179.183" calcext:value-type="float">
            <text:p><text:s text:c="3"/>179</text:p>
          </table:table-cell>
          <table:table-cell office:value-type="float" office:value="182.711" calcext:value-type="float">
            <text:p><text:s text:c="3"/>183</text:p>
          </table:table-cell>
          <table:table-cell office:value-type="float" office:value="186.124" calcext:value-type="float">
            <text:p><text:s text:c="3"/>186</text:p>
          </table:table-cell>
          <table:table-cell office:value-type="float" office:value="189.338" calcext:value-type="float">
            <text:p><text:s text:c="3"/>189</text:p>
          </table:table-cell>
          <table:table-cell office:value-type="float" office:value="192.313" calcext:value-type="float">
            <text:p><text:s text:c="3"/>192</text:p>
          </table:table-cell>
          <table:table-cell office:value-type="float" office:value="194.99" calcext:value-type="float">
            <text:p><text:s text:c="3"/>195</text:p>
          </table:table-cell>
          <table:table-cell office:value-type="float" office:value="197.401" calcext:value-type="float">
            <text:p><text:s text:c="3"/>197</text:p>
          </table:table-cell>
          <table:table-cell office:value-type="float" office:value="199.669" calcext:value-type="float">
            <text:p><text:s text:c="3"/>200</text:p>
          </table:table-cell>
          <table:table-cell office:value-type="float" office:value="201.974" calcext:value-type="float">
            <text:p><text:s text:c="3"/>202</text:p>
          </table:table-cell>
          <table:table-cell office:value-type="float" office:value="204.426" calcext:value-type="float">
            <text:p><text:s text:c="3"/>204</text:p>
          </table:table-cell>
          <table:table-cell office:value-type="float" office:value="207.088" calcext:value-type="float">
            <text:p><text:s text:c="3"/>207</text:p>
          </table:table-cell>
          <table:table-cell office:value-type="float" office:value="209.929" calcext:value-type="float">
            <text:p><text:s text:c="3"/>210</text:p>
          </table:table-cell>
          <table:table-cell office:value-type="float" office:value="212.814" calcext:value-type="float">
            <text:p><text:s text:c="3"/>213</text:p>
          </table:table-cell>
          <table:table-cell office:value-type="float" office:value="215.563" calcext:value-type="float">
            <text:p><text:s text:c="3"/>216</text:p>
          </table:table-cell>
          <table:table-cell office:value-type="float" office:value="218.07" calcext:value-type="float">
            <text:p><text:s text:c="3"/>218</text:p>
          </table:table-cell>
          <table:table-cell office:value-type="float" office:value="220.291" calcext:value-type="float">
            <text:p><text:s text:c="3"/>220</text:p>
          </table:table-cell>
          <table:table-cell office:value-type="float" office:value="222.266" calcext:value-type="float">
            <text:p><text:s text:c="3"/>222</text:p>
          </table:table-cell>
          <table:table-cell office:value-type="float" office:value="224.15" calcext:value-type="float">
            <text:p><text:s text:c="3"/>224</text:p>
          </table:table-cell>
          <table:table-cell office:value-type="float" office:value="226.103" calcext:value-type="float">
            <text:p><text:s text:c="3"/>226</text:p>
          </table:table-cell>
          <table:table-cell office:value-type="float" office:value="228.262" calcext:value-type="float">
            <text:p><text:s text:c="3"/>228</text:p>
          </table:table-cell>
          <table:table-cell office:value-type="float" office:value="230.664" calcext:value-type="float">
            <text:p><text:s text:c="3"/>231</text:p>
          </table:table-cell>
          <table:table-cell office:value-type="float" office:value="233.269" calcext:value-type="float">
            <text:p><text:s text:c="3"/>233</text:p>
          </table:table-cell>
          <table:table-cell office:value-type="float" office:value="236.019" calcext:value-type="float">
            <text:p><text:s text:c="3"/>236</text:p>
          </table:table-cell>
          <table:table-cell office:value-type="float" office:value="238.808" calcext:value-type="float">
            <text:p><text:s text:c="3"/>239</text:p>
          </table:table-cell>
          <table:table-cell office:value-type="float" office:value="241.582" calcext:value-type="float">
            <text:p><text:s text:c="3"/>242</text:p>
          </table:table-cell>
          <table:table-cell office:value-type="float" office:value="244.331" calcext:value-type="float">
            <text:p><text:s text:c="3"/>244</text:p>
          </table:table-cell>
          <table:table-cell office:value-type="float" office:value="247.056" calcext:value-type="float">
            <text:p><text:s text:c="3"/>247</text:p>
          </table:table-cell>
          <table:table-cell office:value-type="float" office:value="249.756" calcext:value-type="float">
            <text:p><text:s text:c="3"/>250</text:p>
          </table:table-cell>
          <table:table-cell office:value-type="float" office:value="252.413" calcext:value-type="float">
            <text:p><text:s text:c="3"/>252</text:p>
          </table:table-cell>
          <table:table-cell office:value-type="float" office:value="255.043" calcext:value-type="float">
            <text:p><text:s text:c="3"/>255</text:p>
          </table:table-cell>
          <table:table-cell office:value-type="float" office:value="257.624" calcext:value-type="float">
            <text:p><text:s text:c="3"/>258</text:p>
          </table:table-cell>
          <table:table-cell office:value-type="float" office:value="260.151" calcext:value-type="float">
            <text:p><text:s text:c="3"/>260</text:p>
          </table:table-cell>
          <table:table-cell office:value-type="float" office:value="262.656" calcext:value-type="float">
            <text:p><text:s text:c="3"/>263</text:p>
          </table:table-cell>
          <table:table-cell office:value-type="float" office:value="265.138" calcext:value-type="float">
            <text:p><text:s text:c="3"/>265</text:p>
          </table:table-cell>
          <table:table-cell office:value-type="float" office:value="267.629" calcext:value-type="float">
            <text:p><text:s text:c="3"/>268</text:p>
          </table:table-cell>
          <table:table-cell office:value-type="float" office:value="270.15" calcext:value-type="float">
            <text:p><text:s text:c="3"/>270</text:p>
          </table:table-cell>
          <table:table-cell office:value-type="float" office:value="272.709" calcext:value-type="float">
            <text:p><text:s text:c="3"/>273</text:p>
          </table:table-cell>
          <table:table-cell office:value-type="float" office:value="275.296" calcext:value-type="float">
            <text:p><text:s text:c="3"/>275</text:p>
          </table:table-cell>
          <table:table-cell office:value-type="float" office:value="277.87" calcext:value-type="float">
            <text:p><text:s text:c="3"/>278</text:p>
          </table:table-cell>
          <table:table-cell office:value-type="float" office:value="280.435" calcext:value-type="float">
            <text:p><text:s text:c="3"/>280</text:p>
          </table:table-cell>
          <table:table-cell office:value-type="float" office:value="282.907" calcext:value-type="float">
            <text:p><text:s text:c="3"/>283</text:p>
          </table:table-cell>
          <table:table-cell office:value-type="float" office:value="285.329" calcext:value-type="float">
            <text:p><text:s text:c="3"/>285</text:p>
          </table:table-cell>
          <table:table-cell office:value-type="float" office:value="287.952" calcext:value-type="float">
            <text:p><text:s text:c="3"/>288</text:p>
          </table:table-cell>
          <table:table-cell office:value-type="float" office:value="291.104" calcext:value-type="float">
            <text:p><text:s text:c="3"/>291</text:p>
          </table:table-cell>
          <table:table-cell office:value-type="float" office:value="294.979" calcext:value-type="float">
            <text:p><text:s text:c="3"/>295</text:p>
          </table:table-cell>
          <table:table-cell office:value-type="float" office:value="299.728" calcext:value-type="float">
            <text:p><text:s text:c="3"/>300</text:p>
          </table:table-cell>
          <table:table-cell office:value-type="float" office:value="305.2" calcext:value-type="float">
            <text:p><text:s text:c="3"/>305</text:p>
          </table:table-cell>
          <table:table-cell office:value-type="float" office:value="310.884" calcext:value-type="float">
            <text:p><text:s text:c="3"/>311</text:p>
          </table:table-cell>
          <table:table-cell office:value-type="float" office:value="316.086" calcext:value-type="float">
            <text:p><text:s text:c="3"/>316</text:p>
          </table:table-cell>
          <table:table-cell office:value-type="float" office:value="320.328" calcext:value-type="float">
            <text:p><text:s text:c="3"/>320</text:p>
          </table:table-cell>
          <table:table-cell office:value-type="float" office:value="323.418" calcext:value-type="float">
            <text:p><text:s text:c="3"/>323</text:p>
          </table:table-cell>
          <table:table-cell office:value-type="float" office:value="325.526" calcext:value-type="float">
            <text:p><text:s text:c="3"/>326</text:p>
          </table:table-cell>
          <table:table-cell office:value-type="float" office:value="327.029" calcext:value-type="float">
            <text:p><text:s text:c="3"/>327</text:p>
          </table:table-cell>
          <table:table-cell office:value-type="float" office:value="328.459" calcext:value-type="float">
            <text:p><text:s text:c="3"/>328</text:p>
          </table:table-cell>
          <table:table-cell office:value-type="float" office:value="330.243" calcext:value-type="float">
            <text:p><text:s text:c="3"/>3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913.093" calcext:value-type="float">
            <text:p><text:s text:c="2"/>2 913</text:p>
          </table:table-cell>
          <table:table-cell office:value-type="float" office:value="2921.109" calcext:value-type="float">
            <text:p><text:s text:c="2"/>2 921</text:p>
          </table:table-cell>
          <table:table-cell office:value-type="float" office:value="2924.054" calcext:value-type="float">
            <text:p><text:s text:c="2"/>2 924</text:p>
          </table:table-cell>
          <table:table-cell office:value-type="float" office:value="2921.355" calcext:value-type="float">
            <text:p><text:s text:c="2"/>2 921</text:p>
          </table:table-cell>
          <table:table-cell office:value-type="float" office:value="2913.045" calcext:value-type="float">
            <text:p><text:s text:c="2"/>2 913</text:p>
          </table:table-cell>
          <table:table-cell office:value-type="float" office:value="2899.784" calcext:value-type="float">
            <text:p><text:s text:c="2"/>2 900</text:p>
          </table:table-cell>
          <table:table-cell office:value-type="float" office:value="2882.846" calcext:value-type="float">
            <text:p><text:s text:c="2"/>2 883</text:p>
          </table:table-cell>
          <table:table-cell office:value-type="float" office:value="2864.14" calcext:value-type="float">
            <text:p><text:s text:c="2"/>2 864</text:p>
          </table:table-cell>
          <table:table-cell office:value-type="float" office:value="2846.055" calcext:value-type="float">
            <text:p><text:s text:c="2"/>2 846</text:p>
          </table:table-cell>
          <table:table-cell office:value-type="float" office:value="2831.252" calcext:value-type="float">
            <text:p><text:s text:c="2"/>2 831</text:p>
          </table:table-cell>
          <table:table-cell office:value-type="float" office:value="2822.11" calcext:value-type="float">
            <text:p><text:s text:c="2"/>2 822</text:p>
          </table:table-cell>
          <table:table-cell office:value-type="float" office:value="2820.038" calcext:value-type="float">
            <text:p><text:s text:c="2"/>2 820</text:p>
          </table:table-cell>
          <table:table-cell office:value-type="float" office:value="2824.948" calcext:value-type="float">
            <text:p><text:s text:c="2"/>2 825</text:p>
          </table:table-cell>
          <table:table-cell office:value-type="float" office:value="2835.019" calcext:value-type="float">
            <text:p><text:s text:c="2"/>2 835</text:p>
          </table:table-cell>
          <table:table-cell office:value-type="float" office:value="2847.34" calcext:value-type="float">
            <text:p><text:s text:c="2"/>2 847</text:p>
          </table:table-cell>
          <table:table-cell office:value-type="float" office:value="2859.955" calcext:value-type="float">
            <text:p><text:s text:c="2"/>2 860</text:p>
          </table:table-cell>
          <table:table-cell office:value-type="float" office:value="2872.071" calcext:value-type="float">
            <text:p><text:s text:c="2"/>2 872</text:p>
          </table:table-cell>
          <table:table-cell office:value-type="float" office:value="2884.783" calcext:value-type="float">
            <text:p><text:s text:c="2"/>2 885</text:p>
          </table:table-cell>
          <table:table-cell office:value-type="float" office:value="2900.184" calcext:value-type="float">
            <text:p><text:s text:c="2"/>2 900</text:p>
          </table:table-cell>
          <table:table-cell office:value-type="float" office:value="2921.259" calcext:value-type="float">
            <text:p><text:s text:c="2"/>2 921</text:p>
          </table:table-cell>
          <table:table-cell office:value-type="float" office:value="2949.998" calcext:value-type="float">
            <text:p><text:s text:c="2"/>2 950</text:p>
          </table:table-cell>
          <table:table-cell office:value-type="float" office:value="2986.783" calcext:value-type="float">
            <text:p><text:s text:c="2"/>2 987</text:p>
          </table:table-cell>
          <table:table-cell office:value-type="float" office:value="3030.395" calcext:value-type="float">
            <text:p><text:s text:c="2"/>3 030</text:p>
          </table:table-cell>
          <table:table-cell office:value-type="float" office:value="3079.295" calcext:value-type="float">
            <text:p><text:s text:c="2"/>3 079</text:p>
          </table:table-cell>
          <table:table-cell office:value-type="float" office:value="3131.175" calcext:value-type="float">
            <text:p><text:s text:c="2"/>3 131</text:p>
          </table:table-cell>
          <table:table-cell office:value-type="float" office:value="3184.126" calcext:value-type="float">
            <text:p><text:s text:c="2"/>3 184</text:p>
          </table:table-cell>
          <table:table-cell office:value-type="float" office:value="3237.594" calcext:value-type="float">
            <text:p><text:s text:c="2"/>3 238</text:p>
          </table:table-cell>
          <table:table-cell office:value-type="float" office:value="3291.17" calcext:value-type="float">
            <text:p><text:s text:c="2"/>3 291</text:p>
          </table:table-cell>
          <table:table-cell office:value-type="float" office:value="3343.147" calcext:value-type="float">
            <text:p><text:s text:c="2"/>3 343</text:p>
          </table:table-cell>
          <table:table-cell office:value-type="float" office:value="3391.58" calcext:value-type="float">
            <text:p><text:s text:c="2"/>3 392</text:p>
          </table:table-cell>
          <table:table-cell office:value-type="float" office:value="3434.953" calcext:value-type="float">
            <text:p><text:s text:c="2"/>3 435</text:p>
          </table:table-cell>
          <table:table-cell office:value-type="float" office:value="3472.888" calcext:value-type="float">
            <text:p><text:s text:c="2"/>3 473</text:p>
          </table:table-cell>
          <table:table-cell office:value-type="float" office:value="3505.36" calcext:value-type="float">
            <text:p><text:s text:c="2"/>3 505</text:p>
          </table:table-cell>
          <table:table-cell office:value-type="float" office:value="3531.776" calcext:value-type="float">
            <text:p><text:s text:c="2"/>3 532</text:p>
          </table:table-cell>
          <table:table-cell office:value-type="float" office:value="3551.654" calcext:value-type="float">
            <text:p><text:s text:c="2"/>3 552</text:p>
          </table:table-cell>
          <table:table-cell office:value-type="float" office:value="3564.959" calcext:value-type="float">
            <text:p><text:s text:c="2"/>3 565</text:p>
          </table:table-cell>
          <table:table-cell office:value-type="float" office:value="3571.346" calcext:value-type="float">
            <text:p><text:s text:c="2"/>3 571</text:p>
          </table:table-cell>
          <table:table-cell office:value-type="float" office:value="3571.76" calcext:value-type="float">
            <text:p><text:s text:c="2"/>3 572</text:p>
          </table:table-cell>
          <table:table-cell office:value-type="float" office:value="3569.112" calcext:value-type="float">
            <text:p><text:s text:c="2"/>3 569</text:p>
          </table:table-cell>
          <table:table-cell office:value-type="float" office:value="3567.289" calcext:value-type="float">
            <text:p><text:s text:c="2"/>3 567</text:p>
          </table:table-cell>
          <table:table-cell office:value-type="float" office:value="3569.257" calcext:value-type="float">
            <text:p><text:s text:c="2"/>3 569</text:p>
          </table:table-cell>
          <table:table-cell office:value-type="float" office:value="3576.375" calcext:value-type="float">
            <text:p><text:s text:c="2"/>3 576</text:p>
          </table:table-cell>
          <table:table-cell office:value-type="float" office:value="3588.594" calcext:value-type="float">
            <text:p><text:s text:c="2"/>3 589</text:p>
          </table:table-cell>
          <table:table-cell office:value-type="float" office:value="3605.665" calcext:value-type="float">
            <text:p><text:s text:c="2"/>3 606</text:p>
          </table:table-cell>
          <table:table-cell office:value-type="float" office:value="3626.799" calcext:value-type="float">
            <text:p><text:s text:c="2"/>3 627</text:p>
          </table:table-cell>
          <table:table-cell office:value-type="float" office:value="3651.545" calcext:value-type="float">
            <text:p><text:s text:c="2"/>3 652</text:p>
          </table:table-cell>
          <table:table-cell office:value-type="float" office:value="3679.849" calcext:value-type="float">
            <text:p><text:s text:c="2"/>3 680</text:p>
          </table:table-cell>
          <table:table-cell office:value-type="float" office:value="3712.464" calcext:value-type="float">
            <text:p><text:s text:c="2"/>3 712</text:p>
          </table:table-cell>
          <table:table-cell office:value-type="float" office:value="3750.57" calcext:value-type="float">
            <text:p><text:s text:c="2"/>3 751</text:p>
          </table:table-cell>
          <table:table-cell office:value-type="float" office:value="3795.699" calcext:value-type="float">
            <text:p><text:s text:c="2"/>3 796</text:p>
          </table:table-cell>
          <table:table-cell office:value-type="float" office:value="3848.776" calcext:value-type="float">
            <text:p><text:s text:c="2"/>3 849</text:p>
          </table:table-cell>
          <table:table-cell office:value-type="float" office:value="3909.293" calcext:value-type="float">
            <text:p><text:s text:c="2"/>3 909</text:p>
          </table:table-cell>
          <table:table-cell office:value-type="float" office:value="3976.288" calcext:value-type="float">
            <text:p><text:s text:c="2"/>3 976</text:p>
          </table:table-cell>
          <table:table-cell office:value-type="float" office:value="4049.547" calcext:value-type="float">
            <text:p><text:s text:c="2"/>4 050</text:p>
          </table:table-cell>
          <table:table-cell office:value-type="float" office:value="4128.749" calcext:value-type="float">
            <text:p><text:s text:c="2"/>4 129</text:p>
          </table:table-cell>
          <table:table-cell office:value-type="float" office:value="4212.977" calcext:value-type="float">
            <text:p><text:s text:c="2"/>4 213</text:p>
          </table:table-cell>
          <table:table-cell office:value-type="float" office:value="4303.37" calcext:value-type="float">
            <text:p><text:s text:c="2"/>4 303</text:p>
          </table:table-cell>
          <table:table-cell office:value-type="float" office:value="4398.073" calcext:value-type="float">
            <text:p><text:s text:c="2"/>4 398</text:p>
          </table:table-cell>
          <table:table-cell office:value-type="float" office:value="4489.589" calcext:value-type="float">
            <text:p><text:s text:c="2"/>4 490</text:p>
          </table:table-cell>
          <table:table-cell office:value-type="float" office:value="4568.064" calcext:value-type="float">
            <text:p><text:s text:c="2"/>4 568</text:p>
          </table:table-cell>
          <table:table-cell office:value-type="float" office:value="4626.928" calcext:value-type="float">
            <text:p><text:s text:c="2"/>4 627</text:p>
          </table:table-cell>
          <table:table-cell office:value-type="float" office:value="4662.579" calcext:value-type="float">
            <text:p><text:s text:c="2"/>4 663</text:p>
          </table:table-cell>
          <table:table-cell office:value-type="float" office:value="4678.117" calcext:value-type="float">
            <text:p><text:s text:c="2"/>4 678</text:p>
          </table:table-cell>
          <table:table-cell office:value-type="float" office:value="4681.967" calcext:value-type="float">
            <text:p><text:s text:c="2"/>4 682</text:p>
          </table:table-cell>
          <table:table-cell office:value-type="float" office:value="4686.347" calcext:value-type="float">
            <text:p><text:s text:c="2"/>4 686</text:p>
          </table:table-cell>
          <table:table-cell office:value-type="float" office:value="4700.107" calcext:value-type="float">
            <text:p><text:s text:c="2"/>4 7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sle of Man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55.254" calcext:value-type="float">
            <text:p><text:s text:c="3"/>55</text:p>
          </table:table-cell>
          <table:table-cell office:value-type="float" office:value="55.222" calcext:value-type="float">
            <text:p><text:s text:c="3"/>55</text:p>
          </table:table-cell>
          <table:table-cell office:value-type="float" office:value="54.852" calcext:value-type="float">
            <text:p><text:s text:c="3"/>55</text:p>
          </table:table-cell>
          <table:table-cell office:value-type="float" office:value="54.208" calcext:value-type="float">
            <text:p><text:s text:c="3"/>54</text:p>
          </table:table-cell>
          <table:table-cell office:value-type="float" office:value="53.367" calcext:value-type="float">
            <text:p><text:s text:c="3"/>53</text:p>
          </table:table-cell>
          <table:table-cell office:value-type="float" office:value="52.408" calcext:value-type="float">
            <text:p><text:s text:c="3"/>52</text:p>
          </table:table-cell>
          <table:table-cell office:value-type="float" office:value="51.401" calcext:value-type="float">
            <text:p><text:s text:c="3"/>51</text:p>
          </table:table-cell>
          <table:table-cell office:value-type="float" office:value="50.429" calcext:value-type="float">
            <text:p><text:s text:c="3"/>50</text:p>
          </table:table-cell>
          <table:table-cell office:value-type="float" office:value="49.566" calcext:value-type="float">
            <text:p><text:s text:c="3"/>50</text:p>
          </table:table-cell>
          <table:table-cell office:value-type="float" office:value="48.883" calcext:value-type="float">
            <text:p><text:s text:c="3"/>49</text:p>
          </table:table-cell>
          <table:table-cell office:value-type="float" office:value="48.442" calcext:value-type="float">
            <text:p><text:s text:c="3"/>48</text:p>
          </table:table-cell>
          <table:table-cell office:value-type="float" office:value="48.281" calcext:value-type="float">
            <text:p><text:s text:c="3"/>48</text:p>
          </table:table-cell>
          <table:table-cell office:value-type="float" office:value="48.418" calcext:value-type="float">
            <text:p><text:s text:c="3"/>48</text:p>
          </table:table-cell>
          <table:table-cell office:value-type="float" office:value="48.8" calcext:value-type="float">
            <text:p><text:s text:c="3"/>49</text:p>
          </table:table-cell>
          <table:table-cell office:value-type="float" office:value="49.391" calcext:value-type="float">
            <text:p><text:s text:c="3"/>49</text:p>
          </table:table-cell>
          <table:table-cell office:value-type="float" office:value="50.141" calcext:value-type="float">
            <text:p><text:s text:c="3"/>50</text:p>
          </table:table-cell>
          <table:table-cell office:value-type="float" office:value="51.049" calcext:value-type="float">
            <text:p><text:s text:c="3"/>51</text:p>
          </table:table-cell>
          <table:table-cell office:value-type="float" office:value="52.118" calcext:value-type="float">
            <text:p><text:s text:c="3"/>52</text:p>
          </table:table-cell>
          <table:table-cell office:value-type="float" office:value="53.254" calcext:value-type="float">
            <text:p><text:s text:c="3"/>53</text:p>
          </table:table-cell>
          <table:table-cell office:value-type="float" office:value="54.376" calcext:value-type="float">
            <text:p><text:s text:c="3"/>54</text:p>
          </table:table-cell>
          <table:table-cell office:value-type="float" office:value="55.425" calcext:value-type="float">
            <text:p><text:s text:c="3"/>55</text:p>
          </table:table-cell>
          <table:table-cell office:value-type="float" office:value="56.352" calcext:value-type="float">
            <text:p><text:s text:c="3"/>56</text:p>
          </table:table-cell>
          <table:table-cell office:value-type="float" office:value="57.154" calcext:value-type="float">
            <text:p><text:s text:c="3"/>57</text:p>
          </table:table-cell>
          <table:table-cell office:value-type="float" office:value="57.9" calcext:value-type="float">
            <text:p><text:s text:c="3"/>58</text:p>
          </table:table-cell>
          <table:table-cell office:value-type="float" office:value="58.655" calcext:value-type="float">
            <text:p><text:s text:c="3"/>59</text:p>
          </table:table-cell>
          <table:table-cell office:value-type="float" office:value="59.478" calcext:value-type="float">
            <text:p><text:s text:c="3"/>59</text:p>
          </table:table-cell>
          <table:table-cell office:value-type="float" office:value="60.428" calcext:value-type="float">
            <text:p><text:s text:c="3"/>60</text:p>
          </table:table-cell>
          <table:table-cell office:value-type="float" office:value="61.443" calcext:value-type="float">
            <text:p><text:s text:c="3"/>61</text:p>
          </table:table-cell>
          <table:table-cell office:value-type="float" office:value="62.406" calcext:value-type="float">
            <text:p><text:s text:c="3"/>62</text:p>
          </table:table-cell>
          <table:table-cell office:value-type="float" office:value="63.151" calcext:value-type="float">
            <text:p><text:s text:c="3"/>63</text:p>
          </table:table-cell>
          <table:table-cell office:value-type="float" office:value="63.551" calcext:value-type="float">
            <text:p><text:s text:c="3"/>64</text:p>
          </table:table-cell>
          <table:table-cell office:value-type="float" office:value="63.54" calcext:value-type="float">
            <text:p><text:s text:c="3"/>64</text:p>
          </table:table-cell>
          <table:table-cell office:value-type="float" office:value="63.191" calcext:value-type="float">
            <text:p><text:s text:c="3"/>63</text:p>
          </table:table-cell>
          <table:table-cell office:value-type="float" office:value="62.73" calcext:value-type="float">
            <text:p><text:s text:c="3"/>63</text:p>
          </table:table-cell>
          <table:table-cell office:value-type="float" office:value="62.487" calcext:value-type="float">
            <text:p><text:s text:c="3"/>62</text:p>
          </table:table-cell>
          <table:table-cell office:value-type="float" office:value="62.696" calcext:value-type="float">
            <text:p><text:s text:c="3"/>63</text:p>
          </table:table-cell>
          <table:table-cell office:value-type="float" office:value="63.441" calcext:value-type="float">
            <text:p><text:s text:c="3"/>63</text:p>
          </table:table-cell>
          <table:table-cell office:value-type="float" office:value="64.63" calcext:value-type="float">
            <text:p><text:s text:c="3"/>65</text:p>
          </table:table-cell>
          <table:table-cell office:value-type="float" office:value="66.047" calcext:value-type="float">
            <text:p><text:s text:c="3"/>66</text:p>
          </table:table-cell>
          <table:table-cell office:value-type="float" office:value="67.388" calcext:value-type="float">
            <text:p><text:s text:c="3"/>67</text:p>
          </table:table-cell>
          <table:table-cell office:value-type="float" office:value="68.429" calcext:value-type="float">
            <text:p><text:s text:c="3"/>68</text:p>
          </table:table-cell>
          <table:table-cell office:value-type="float" office:value="69.096" calcext:value-type="float">
            <text:p><text:s text:c="3"/>69</text:p>
          </table:table-cell>
          <table:table-cell office:value-type="float" office:value="69.475" calcext:value-type="float">
            <text:p><text:s text:c="3"/>69</text:p>
          </table:table-cell>
          <table:table-cell office:value-type="float" office:value="69.656" calcext:value-type="float">
            <text:p><text:s text:c="3"/>70</text:p>
          </table:table-cell>
          <table:table-cell office:value-type="float" office:value="69.818" calcext:value-type="float">
            <text:p><text:s text:c="3"/>70</text:p>
          </table:table-cell>
          <table:table-cell office:value-type="float" office:value="70.07" calcext:value-type="float">
            <text:p><text:s text:c="3"/>70</text:p>
          </table:table-cell>
          <table:table-cell office:value-type="float" office:value="70.431" calcext:value-type="float">
            <text:p><text:s text:c="3"/>70</text:p>
          </table:table-cell>
          <table:table-cell office:value-type="float" office:value="70.869" calcext:value-type="float">
            <text:p><text:s text:c="3"/>71</text:p>
          </table:table-cell>
          <table:table-cell office:value-type="float" office:value="71.39" calcext:value-type="float">
            <text:p><text:s text:c="3"/>71</text:p>
          </table:table-cell>
          <table:table-cell office:value-type="float" office:value="71.952" calcext:value-type="float">
            <text:p><text:s text:c="3"/>72</text:p>
          </table:table-cell>
          <table:table-cell office:value-type="float" office:value="72.554" calcext:value-type="float">
            <text:p><text:s text:c="3"/>73</text:p>
          </table:table-cell>
          <table:table-cell office:value-type="float" office:value="73.192" calcext:value-type="float">
            <text:p><text:s text:c="3"/>73</text:p>
          </table:table-cell>
          <table:table-cell office:value-type="float" office:value="73.87" calcext:value-type="float">
            <text:p><text:s text:c="3"/>74</text:p>
          </table:table-cell>
          <table:table-cell office:value-type="float" office:value="74.587" calcext:value-type="float">
            <text:p><text:s text:c="3"/>75</text:p>
          </table:table-cell>
          <table:table-cell office:value-type="float" office:value="75.341" calcext:value-type="float">
            <text:p><text:s text:c="3"/>75</text:p>
          </table:table-cell>
          <table:table-cell office:value-type="float" office:value="76.118" calcext:value-type="float">
            <text:p><text:s text:c="3"/>76</text:p>
          </table:table-cell>
          <table:table-cell office:value-type="float" office:value="76.914" calcext:value-type="float">
            <text:p><text:s text:c="3"/>77</text:p>
          </table:table-cell>
          <table:table-cell office:value-type="float" office:value="77.727" calcext:value-type="float">
            <text:p><text:s text:c="3"/>78</text:p>
          </table:table-cell>
          <table:table-cell office:value-type="float" office:value="78.534" calcext:value-type="float">
            <text:p><text:s text:c="3"/>79</text:p>
          </table:table-cell>
          <table:table-cell office:value-type="float" office:value="79.325" calcext:value-type="float">
            <text:p><text:s text:c="3"/>79</text:p>
          </table:table-cell>
          <table:table-cell office:value-type="float" office:value="80.072" calcext:value-type="float">
            <text:p><text:s text:c="3"/>80</text:p>
          </table:table-cell>
          <table:table-cell office:value-type="float" office:value="80.759" calcext:value-type="float">
            <text:p><text:s text:c="3"/>81</text:p>
          </table:table-cell>
          <table:table-cell office:value-type="float" office:value="81.406" calcext:value-type="float">
            <text:p><text:s text:c="3"/>81</text:p>
          </table:table-cell>
          <table:table-cell office:value-type="float" office:value="82.013" calcext:value-type="float">
            <text:p><text:s text:c="3"/>82</text:p>
          </table:table-cell>
          <table:table-cell office:value-type="float" office:value="82.59" calcext:value-type="float">
            <text:p><text:s text:c="3"/>83</text:p>
          </table:table-cell>
          <table:table-cell office:value-type="float" office:value="83.167" calcext:value-type="float">
            <text:p><text:s text:c="3"/>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atvia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926.568" calcext:value-type="float">
            <text:p><text:s text:c="2"/>1 927</text:p>
          </table:table-cell>
          <table:table-cell office:value-type="float" office:value="1933.991" calcext:value-type="float">
            <text:p><text:s text:c="2"/>1 934</text:p>
          </table:table-cell>
          <table:table-cell office:value-type="float" office:value="1945.956" calcext:value-type="float">
            <text:p><text:s text:c="2"/>1 946</text:p>
          </table:table-cell>
          <table:table-cell office:value-type="float" office:value="1961.655" calcext:value-type="float">
            <text:p><text:s text:c="2"/>1 962</text:p>
          </table:table-cell>
          <table:table-cell office:value-type="float" office:value="1980.395" calcext:value-type="float">
            <text:p><text:s text:c="2"/>1 980</text:p>
          </table:table-cell>
          <table:table-cell office:value-type="float" office:value="2001.57" calcext:value-type="float">
            <text:p><text:s text:c="2"/>2 002</text:p>
          </table:table-cell>
          <table:table-cell office:value-type="float" office:value="2024.675" calcext:value-type="float">
            <text:p><text:s text:c="2"/>2 025</text:p>
          </table:table-cell>
          <table:table-cell office:value-type="float" office:value="2049.315" calcext:value-type="float">
            <text:p><text:s text:c="2"/>2 049</text:p>
          </table:table-cell>
          <table:table-cell office:value-type="float" office:value="2075.172" calcext:value-type="float">
            <text:p><text:s text:c="2"/>2 075</text:p>
          </table:table-cell>
          <table:table-cell office:value-type="float" office:value="2102.004" calcext:value-type="float">
            <text:p><text:s text:c="2"/>2 102</text:p>
          </table:table-cell>
          <table:table-cell office:value-type="float" office:value="2129.586" calcext:value-type="float">
            <text:p><text:s text:c="2"/>2 130</text:p>
          </table:table-cell>
          <table:table-cell office:value-type="float" office:value="2157.66" calcext:value-type="float">
            <text:p><text:s text:c="2"/>2 158</text:p>
          </table:table-cell>
          <table:table-cell office:value-type="float" office:value="2185.878" calcext:value-type="float">
            <text:p><text:s text:c="2"/>2 186</text:p>
          </table:table-cell>
          <table:table-cell office:value-type="float" office:value="2213.803" calcext:value-type="float">
            <text:p><text:s text:c="2"/>2 214</text:p>
          </table:table-cell>
          <table:table-cell office:value-type="float" office:value="2240.945" calcext:value-type="float">
            <text:p><text:s text:c="2"/>2 241</text:p>
          </table:table-cell>
          <table:table-cell office:value-type="float" office:value="2266.941" calcext:value-type="float">
            <text:p><text:s text:c="2"/>2 267</text:p>
          </table:table-cell>
          <table:table-cell office:value-type="float" office:value="2291.465" calcext:value-type="float">
            <text:p><text:s text:c="2"/>2 291</text:p>
          </table:table-cell>
          <table:table-cell office:value-type="float" office:value="2314.5" calcext:value-type="float">
            <text:p><text:s text:c="2"/>2 315</text:p>
          </table:table-cell>
          <table:table-cell office:value-type="float" office:value="2336.322" calcext:value-type="float">
            <text:p><text:s text:c="2"/>2 336</text:p>
          </table:table-cell>
          <table:table-cell office:value-type="float" office:value="2357.395" calcext:value-type="float">
            <text:p><text:s text:c="2"/>2 357</text:p>
          </table:table-cell>
          <table:table-cell office:value-type="float" office:value="2378.017" calcext:value-type="float">
            <text:p><text:s text:c="2"/>2 378</text:p>
          </table:table-cell>
          <table:table-cell office:value-type="float" office:value="2398.376" calcext:value-type="float">
            <text:p><text:s text:c="2"/>2 398</text:p>
          </table:table-cell>
          <table:table-cell office:value-type="float" office:value="2418.267" calcext:value-type="float">
            <text:p><text:s text:c="2"/>2 418</text:p>
          </table:table-cell>
          <table:table-cell office:value-type="float" office:value="2437.177" calcext:value-type="float">
            <text:p><text:s text:c="2"/>2 437</text:p>
          </table:table-cell>
          <table:table-cell office:value-type="float" office:value="2454.393" calcext:value-type="float">
            <text:p><text:s text:c="2"/>2 454</text:p>
          </table:table-cell>
          <table:table-cell office:value-type="float" office:value="2469.436" calcext:value-type="float">
            <text:p><text:s text:c="2"/>2 469</text:p>
          </table:table-cell>
          <table:table-cell office:value-type="float" office:value="2482.181" calcext:value-type="float">
            <text:p><text:s text:c="2"/>2 482</text:p>
          </table:table-cell>
          <table:table-cell office:value-type="float" office:value="2492.978" calcext:value-type="float">
            <text:p><text:s text:c="2"/>2 493</text:p>
          </table:table-cell>
          <table:table-cell office:value-type="float" office:value="2502.513" calcext:value-type="float">
            <text:p><text:s text:c="2"/>2 503</text:p>
          </table:table-cell>
          <table:table-cell office:value-type="float" office:value="2511.735" calcext:value-type="float">
            <text:p><text:s text:c="2"/>2 512</text:p>
          </table:table-cell>
          <table:table-cell office:value-type="float" office:value="2521.385" calcext:value-type="float">
            <text:p><text:s text:c="2"/>2 521</text:p>
          </table:table-cell>
          <table:table-cell office:value-type="float" office:value="2531.013" calcext:value-type="float">
            <text:p><text:s text:c="2"/>2 531</text:p>
          </table:table-cell>
          <table:table-cell office:value-type="float" office:value="2540.442" calcext:value-type="float">
            <text:p><text:s text:c="2"/>2 540</text:p>
          </table:table-cell>
          <table:table-cell office:value-type="float" office:value="2550.927" calcext:value-type="float">
            <text:p><text:s text:c="2"/>2 551</text:p>
          </table:table-cell>
          <table:table-cell office:value-type="float" office:value="2564.107" calcext:value-type="float">
            <text:p><text:s text:c="2"/>2 564</text:p>
          </table:table-cell>
          <table:table-cell office:value-type="float" office:value="2580.751" calcext:value-type="float">
            <text:p><text:s text:c="2"/>2 581</text:p>
          </table:table-cell>
          <table:table-cell office:value-type="float" office:value="2602.151" calcext:value-type="float">
            <text:p><text:s text:c="2"/>2 602</text:p>
          </table:table-cell>
          <table:table-cell office:value-type="float" office:value="2626.899" calcext:value-type="float">
            <text:p><text:s text:c="2"/>2 627</text:p>
          </table:table-cell>
          <table:table-cell office:value-type="float" office:value="2649.821" calcext:value-type="float">
            <text:p><text:s text:c="2"/>2 650</text:p>
          </table:table-cell>
          <table:table-cell office:value-type="float" office:value="2663.924" calcext:value-type="float">
            <text:p><text:s text:c="2"/>2 664</text:p>
          </table:table-cell>
          <table:table-cell office:value-type="float" office:value="2664.432" calcext:value-type="float">
            <text:p><text:s text:c="2"/>2 664</text:p>
          </table:table-cell>
          <table:table-cell office:value-type="float" office:value="2649.152" calcext:value-type="float">
            <text:p><text:s text:c="2"/>2 649</text:p>
          </table:table-cell>
          <table:table-cell office:value-type="float" office:value="2620.246" calcext:value-type="float">
            <text:p><text:s text:c="2"/>2 620</text:p>
          </table:table-cell>
          <table:table-cell office:value-type="float" office:value="2582.65" calcext:value-type="float">
            <text:p><text:s text:c="2"/>2 583</text:p>
          </table:table-cell>
          <table:table-cell office:value-type="float" office:value="2543.622" calcext:value-type="float">
            <text:p><text:s text:c="2"/>2 544</text:p>
          </table:table-cell>
          <table:table-cell office:value-type="float" office:value="2508.473" calcext:value-type="float">
            <text:p><text:s text:c="2"/>2 508</text:p>
          </table:table-cell>
          <table:table-cell office:value-type="float" office:value="2478.825" calcext:value-type="float">
            <text:p><text:s text:c="2"/>2 479</text:p>
          </table:table-cell>
          <table:table-cell office:value-type="float" office:value="2453.302" calcext:value-type="float">
            <text:p><text:s text:c="2"/>2 453</text:p>
          </table:table-cell>
          <table:table-cell office:value-type="float" office:value="2430.547" calcext:value-type="float">
            <text:p><text:s text:c="2"/>2 431</text:p>
          </table:table-cell>
          <table:table-cell office:value-type="float" office:value="2408.09" calcext:value-type="float">
            <text:p><text:s text:c="2"/>2 408</text:p>
          </table:table-cell>
          <table:table-cell office:value-type="float" office:value="2384.163" calcext:value-type="float">
            <text:p><text:s text:c="2"/>2 384</text:p>
          </table:table-cell>
          <table:table-cell office:value-type="float" office:value="2358.677" calcext:value-type="float">
            <text:p><text:s text:c="2"/>2 359</text:p>
          </table:table-cell>
          <table:table-cell office:value-type="float" office:value="2332.492" calcext:value-type="float">
            <text:p><text:s text:c="2"/>2 332</text:p>
          </table:table-cell>
          <table:table-cell office:value-type="float" office:value="2305.775" calcext:value-type="float">
            <text:p><text:s text:c="2"/>2 306</text:p>
          </table:table-cell>
          <table:table-cell office:value-type="float" office:value="2278.855" calcext:value-type="float">
            <text:p><text:s text:c="2"/>2 279</text:p>
          </table:table-cell>
          <table:table-cell office:value-type="float" office:value="2251.983" calcext:value-type="float">
            <text:p><text:s text:c="2"/>2 252</text:p>
          </table:table-cell>
          <table:table-cell office:value-type="float" office:value="2225.223" calcext:value-type="float">
            <text:p><text:s text:c="2"/>2 225</text:p>
          </table:table-cell>
          <table:table-cell office:value-type="float" office:value="2198.518" calcext:value-type="float">
            <text:p><text:s text:c="2"/>2 199</text:p>
          </table:table-cell>
          <table:table-cell office:value-type="float" office:value="2171.881" calcext:value-type="float">
            <text:p><text:s text:c="2"/>2 172</text:p>
          </table:table-cell>
          <table:table-cell office:value-type="float" office:value="2145.309" calcext:value-type="float">
            <text:p><text:s text:c="2"/>2 145</text:p>
          </table:table-cell>
          <table:table-cell office:value-type="float" office:value="2118.848" calcext:value-type="float">
            <text:p><text:s text:c="2"/>2 119</text:p>
          </table:table-cell>
          <table:table-cell office:value-type="float" office:value="2092.493" calcext:value-type="float">
            <text:p><text:s text:c="2"/>2 092</text:p>
          </table:table-cell>
          <table:table-cell office:value-type="float" office:value="2066.374" calcext:value-type="float">
            <text:p><text:s text:c="2"/>2 066</text:p>
          </table:table-cell>
          <table:table-cell office:value-type="float" office:value="2040.784" calcext:value-type="float">
            <text:p><text:s text:c="2"/>2 041</text:p>
          </table:table-cell>
          <table:table-cell office:value-type="float" office:value="2016.125" calcext:value-type="float">
            <text:p><text:s text:c="2"/>2 016</text:p>
          </table:table-cell>
          <table:table-cell office:value-type="float" office:value="1992.663" calcext:value-type="float">
            <text:p><text:s text:c="2"/>1 9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ithuania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567.403" calcext:value-type="float">
            <text:p><text:s text:c="2"/>2 567</text:p>
          </table:table-cell>
          <table:table-cell office:value-type="float" office:value="2569.611" calcext:value-type="float">
            <text:p><text:s text:c="2"/>2 570</text:p>
          </table:table-cell>
          <table:table-cell office:value-type="float" office:value="2578.047" calcext:value-type="float">
            <text:p><text:s text:c="2"/>2 578</text:p>
          </table:table-cell>
          <table:table-cell office:value-type="float" office:value="2591.373" calcext:value-type="float">
            <text:p><text:s text:c="2"/>2 591</text:p>
          </table:table-cell>
          <table:table-cell office:value-type="float" office:value="2608.522" calcext:value-type="float">
            <text:p><text:s text:c="2"/>2 609</text:p>
          </table:table-cell>
          <table:table-cell office:value-type="float" office:value="2628.745" calcext:value-type="float">
            <text:p><text:s text:c="2"/>2 629</text:p>
          </table:table-cell>
          <table:table-cell office:value-type="float" office:value="2651.625" calcext:value-type="float">
            <text:p><text:s text:c="2"/>2 652</text:p>
          </table:table-cell>
          <table:table-cell office:value-type="float" office:value="2676.999" calcext:value-type="float">
            <text:p><text:s text:c="2"/>2 677</text:p>
          </table:table-cell>
          <table:table-cell office:value-type="float" office:value="2704.985" calcext:value-type="float">
            <text:p><text:s text:c="2"/>2 705</text:p>
          </table:table-cell>
          <table:table-cell office:value-type="float" office:value="2735.866" calcext:value-type="float">
            <text:p><text:s text:c="2"/>2 736</text:p>
          </table:table-cell>
          <table:table-cell office:value-type="float" office:value="2769.866" calcext:value-type="float">
            <text:p><text:s text:c="2"/>2 770</text:p>
          </table:table-cell>
          <table:table-cell office:value-type="float" office:value="2806.913" calcext:value-type="float">
            <text:p><text:s text:c="2"/>2 807</text:p>
          </table:table-cell>
          <table:table-cell office:value-type="float" office:value="2846.388" calcext:value-type="float">
            <text:p><text:s text:c="2"/>2 846</text:p>
          </table:table-cell>
          <table:table-cell office:value-type="float" office:value="2887.074" calcext:value-type="float">
            <text:p><text:s text:c="2"/>2 887</text:p>
          </table:table-cell>
          <table:table-cell office:value-type="float" office:value="2927.38" calcext:value-type="float">
            <text:p><text:s text:c="2"/>2 927</text:p>
          </table:table-cell>
          <table:table-cell office:value-type="float" office:value="2966.162" calcext:value-type="float">
            <text:p><text:s text:c="2"/>2 966</text:p>
          </table:table-cell>
          <table:table-cell office:value-type="float" office:value="3002.79" calcext:value-type="float">
            <text:p><text:s text:c="2"/>3 003</text:p>
          </table:table-cell>
          <table:table-cell office:value-type="float" office:value="3037.44" calcext:value-type="float">
            <text:p><text:s text:c="2"/>3 037</text:p>
          </table:table-cell>
          <table:table-cell office:value-type="float" office:value="3070.69" calcext:value-type="float">
            <text:p><text:s text:c="2"/>3 071</text:p>
          </table:table-cell>
          <table:table-cell office:value-type="float" office:value="3103.511" calcext:value-type="float">
            <text:p><text:s text:c="2"/>3 104</text:p>
          </table:table-cell>
          <table:table-cell office:value-type="float" office:value="3136.58" calcext:value-type="float">
            <text:p><text:s text:c="2"/>3 137</text:p>
          </table:table-cell>
          <table:table-cell office:value-type="float" office:value="3170.071" calcext:value-type="float">
            <text:p><text:s text:c="2"/>3 170</text:p>
          </table:table-cell>
          <table:table-cell office:value-type="float" office:value="3203.628" calcext:value-type="float">
            <text:p><text:s text:c="2"/>3 204</text:p>
          </table:table-cell>
          <table:table-cell office:value-type="float" office:value="3236.731" calcext:value-type="float">
            <text:p><text:s text:c="2"/>3 237</text:p>
          </table:table-cell>
          <table:table-cell office:value-type="float" office:value="3268.642" calcext:value-type="float">
            <text:p><text:s text:c="2"/>3 269</text:p>
          </table:table-cell>
          <table:table-cell office:value-type="float" office:value="3298.873" calcext:value-type="float">
            <text:p><text:s text:c="2"/>3 299</text:p>
          </table:table-cell>
          <table:table-cell office:value-type="float" office:value="3327.257" calcext:value-type="float">
            <text:p><text:s text:c="2"/>3 327</text:p>
          </table:table-cell>
          <table:table-cell office:value-type="float" office:value="3354.062" calcext:value-type="float">
            <text:p><text:s text:c="2"/>3 354</text:p>
          </table:table-cell>
          <table:table-cell office:value-type="float" office:value="3379.798" calcext:value-type="float">
            <text:p><text:s text:c="2"/>3 380</text:p>
          </table:table-cell>
          <table:table-cell office:value-type="float" office:value="3405.176" calcext:value-type="float">
            <text:p><text:s text:c="2"/>3 405</text:p>
          </table:table-cell>
          <table:table-cell office:value-type="float" office:value="3430.759" calcext:value-type="float">
            <text:p><text:s text:c="2"/>3 431</text:p>
          </table:table-cell>
          <table:table-cell office:value-type="float" office:value="3456.142" calcext:value-type="float">
            <text:p><text:s text:c="2"/>3 456</text:p>
          </table:table-cell>
          <table:table-cell office:value-type="float" office:value="3481.132" calcext:value-type="float">
            <text:p><text:s text:c="2"/>3 481</text:p>
          </table:table-cell>
          <table:table-cell office:value-type="float" office:value="3506.539" calcext:value-type="float">
            <text:p><text:s text:c="2"/>3 507</text:p>
          </table:table-cell>
          <table:table-cell office:value-type="float" office:value="3533.478" calcext:value-type="float">
            <text:p><text:s text:c="2"/>3 533</text:p>
          </table:table-cell>
          <table:table-cell office:value-type="float" office:value="3562.396" calcext:value-type="float">
            <text:p><text:s text:c="2"/>3 562</text:p>
          </table:table-cell>
          <table:table-cell office:value-type="float" office:value="3594.056" calcext:value-type="float">
            <text:p><text:s text:c="2"/>3 594</text:p>
          </table:table-cell>
          <table:table-cell office:value-type="float" office:value="3627.328" calcext:value-type="float">
            <text:p><text:s text:c="2"/>3 627</text:p>
          </table:table-cell>
          <table:table-cell office:value-type="float" office:value="3658.49" calcext:value-type="float">
            <text:p><text:s text:c="2"/>3 658</text:p>
          </table:table-cell>
          <table:table-cell office:value-type="float" office:value="3682.557" calcext:value-type="float">
            <text:p><text:s text:c="2"/>3 683</text:p>
          </table:table-cell>
          <table:table-cell office:value-type="float" office:value="3696.034" calcext:value-type="float">
            <text:p><text:s text:c="2"/>3 696</text:p>
          </table:table-cell>
          <table:table-cell office:value-type="float" office:value="3697.453" calcext:value-type="float">
            <text:p><text:s text:c="2"/>3 697</text:p>
          </table:table-cell>
          <table:table-cell office:value-type="float" office:value="3688.1" calcext:value-type="float">
            <text:p><text:s text:c="2"/>3 688</text:p>
          </table:table-cell>
          <table:table-cell office:value-type="float" office:value="3670.647" calcext:value-type="float">
            <text:p><text:s text:c="2"/>3 671</text:p>
          </table:table-cell>
          <table:table-cell office:value-type="float" office:value="3649.134" calcext:value-type="float">
            <text:p><text:s text:c="2"/>3 649</text:p>
          </table:table-cell>
          <table:table-cell office:value-type="float" office:value="3626.602" calcext:value-type="float">
            <text:p><text:s text:c="2"/>3 627</text:p>
          </table:table-cell>
          <table:table-cell office:value-type="float" office:value="3603.745" calcext:value-type="float">
            <text:p><text:s text:c="2"/>3 604</text:p>
          </table:table-cell>
          <table:table-cell office:value-type="float" office:value="3579.904" calcext:value-type="float">
            <text:p><text:s text:c="2"/>3 580</text:p>
          </table:table-cell>
          <table:table-cell office:value-type="float" office:value="3555.133" calcext:value-type="float">
            <text:p><text:s text:c="2"/>3 555</text:p>
          </table:table-cell>
          <table:table-cell office:value-type="float" office:value="3529.178" calcext:value-type="float">
            <text:p><text:s text:c="2"/>3 529</text:p>
          </table:table-cell>
          <table:table-cell office:value-type="float" office:value="3501.835" calcext:value-type="float">
            <text:p><text:s text:c="2"/>3 502</text:p>
          </table:table-cell>
          <table:table-cell office:value-type="float" office:value="3473.617" calcext:value-type="float">
            <text:p><text:s text:c="2"/>3 474</text:p>
          </table:table-cell>
          <table:table-cell office:value-type="float" office:value="3444.754" calcext:value-type="float">
            <text:p><text:s text:c="2"/>3 445</text:p>
          </table:table-cell>
          <table:table-cell office:value-type="float" office:value="3414.352" calcext:value-type="float">
            <text:p><text:s text:c="2"/>3 414</text:p>
          </table:table-cell>
          <table:table-cell office:value-type="float" office:value="3381.118" calcext:value-type="float">
            <text:p><text:s text:c="2"/>3 381</text:p>
          </table:table-cell>
          <table:table-cell office:value-type="float" office:value="3344.252" calcext:value-type="float">
            <text:p><text:s text:c="2"/>3 344</text:p>
          </table:table-cell>
          <table:table-cell office:value-type="float" office:value="3303.671" calcext:value-type="float">
            <text:p><text:s text:c="2"/>3 304</text:p>
          </table:table-cell>
          <table:table-cell office:value-type="float" office:value="3260.091" calcext:value-type="float">
            <text:p><text:s text:c="2"/>3 260</text:p>
          </table:table-cell>
          <table:table-cell office:value-type="float" office:value="3214.627" calcext:value-type="float">
            <text:p><text:s text:c="2"/>3 215</text:p>
          </table:table-cell>
          <table:table-cell office:value-type="float" office:value="3168.772" calcext:value-type="float">
            <text:p><text:s text:c="2"/>3 169</text:p>
          </table:table-cell>
          <table:table-cell office:value-type="float" office:value="3123.803" calcext:value-type="float">
            <text:p><text:s text:c="2"/>3 124</text:p>
          </table:table-cell>
          <table:table-cell office:value-type="float" office:value="3079.881" calcext:value-type="float">
            <text:p><text:s text:c="2"/>3 080</text:p>
          </table:table-cell>
          <table:table-cell office:value-type="float" office:value="3037.246" calcext:value-type="float">
            <text:p><text:s text:c="2"/>3 037</text:p>
          </table:table-cell>
          <table:table-cell office:value-type="float" office:value="2997.334" calcext:value-type="float">
            <text:p><text:s text:c="2"/>2 997</text:p>
          </table:table-cell>
          <table:table-cell office:value-type="float" office:value="2961.846" calcext:value-type="float">
            <text:p><text:s text:c="2"/>2 962</text:p>
          </table:table-cell>
          <table:table-cell office:value-type="float" office:value="2931.926" calcext:value-type="float">
            <text:p><text:s text:c="2"/>2 9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orway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3265.273" calcext:value-type="float">
            <text:p><text:s text:c="2"/>3 265</text:p>
          </table:table-cell>
          <table:table-cell office:value-type="float" office:value="3300.752" calcext:value-type="float">
            <text:p><text:s text:c="2"/>3 301</text:p>
          </table:table-cell>
          <table:table-cell office:value-type="float" office:value="3334.478" calcext:value-type="float">
            <text:p><text:s text:c="2"/>3 334</text:p>
          </table:table-cell>
          <table:table-cell office:value-type="float" office:value="3367.055" calcext:value-type="float">
            <text:p><text:s text:c="2"/>3 367</text:p>
          </table:table-cell>
          <table:table-cell office:value-type="float" office:value="3398.905" calcext:value-type="float">
            <text:p><text:s text:c="2"/>3 399</text:p>
          </table:table-cell>
          <table:table-cell office:value-type="float" office:value="3430.34" calcext:value-type="float">
            <text:p><text:s text:c="2"/>3 430</text:p>
          </table:table-cell>
          <table:table-cell office:value-type="float" office:value="3461.51" calcext:value-type="float">
            <text:p><text:s text:c="2"/>3 462</text:p>
          </table:table-cell>
          <table:table-cell office:value-type="float" office:value="3492.447" calcext:value-type="float">
            <text:p><text:s text:c="2"/>3 492</text:p>
          </table:table-cell>
          <table:table-cell office:value-type="float" office:value="3523.048" calcext:value-type="float">
            <text:p><text:s text:c="2"/>3 523</text:p>
          </table:table-cell>
          <table:table-cell office:value-type="float" office:value="3553.129" calcext:value-type="float">
            <text:p><text:s text:c="2"/>3 553</text:p>
          </table:table-cell>
          <table:table-cell office:value-type="float" office:value="3582.507" calcext:value-type="float">
            <text:p><text:s text:c="2"/>3 583</text:p>
          </table:table-cell>
          <table:table-cell office:value-type="float" office:value="3611.146" calcext:value-type="float">
            <text:p><text:s text:c="2"/>3 611</text:p>
          </table:table-cell>
          <table:table-cell office:value-type="float" office:value="3639.21" calcext:value-type="float">
            <text:p><text:s text:c="2"/>3 639</text:p>
          </table:table-cell>
          <table:table-cell office:value-type="float" office:value="3667.113" calcext:value-type="float">
            <text:p><text:s text:c="2"/>3 667</text:p>
          </table:table-cell>
          <table:table-cell office:value-type="float" office:value="3695.408" calcext:value-type="float">
            <text:p><text:s text:c="2"/>3 695</text:p>
          </table:table-cell>
          <table:table-cell office:value-type="float" office:value="3724.463" calcext:value-type="float">
            <text:p><text:s text:c="2"/>3 724</text:p>
          </table:table-cell>
          <table:table-cell office:value-type="float" office:value="3754.362" calcext:value-type="float">
            <text:p><text:s text:c="2"/>3 754</text:p>
          </table:table-cell>
          <table:table-cell office:value-type="float" office:value="3784.868" calcext:value-type="float">
            <text:p><text:s text:c="2"/>3 785</text:p>
          </table:table-cell>
          <table:table-cell office:value-type="float" office:value="3815.637" calcext:value-type="float">
            <text:p><text:s text:c="2"/>3 816</text:p>
          </table:table-cell>
          <table:table-cell office:value-type="float" office:value="3846.184" calcext:value-type="float">
            <text:p><text:s text:c="2"/>3 846</text:p>
          </table:table-cell>
          <table:table-cell office:value-type="float" office:value="3876.06" calcext:value-type="float">
            <text:p><text:s text:c="2"/>3 876</text:p>
          </table:table-cell>
          <table:table-cell office:value-type="float" office:value="3905.269" calcext:value-type="float">
            <text:p><text:s text:c="2"/>3 905</text:p>
          </table:table-cell>
          <table:table-cell office:value-type="float" office:value="3933.725" calcext:value-type="float">
            <text:p><text:s text:c="2"/>3 934</text:p>
          </table:table-cell>
          <table:table-cell office:value-type="float" office:value="3960.802" calcext:value-type="float">
            <text:p><text:s text:c="2"/>3 961</text:p>
          </table:table-cell>
          <table:table-cell office:value-type="float" office:value="3985.741" calcext:value-type="float">
            <text:p><text:s text:c="2"/>3 986</text:p>
          </table:table-cell>
          <table:table-cell office:value-type="float" office:value="4008.031" calcext:value-type="float">
            <text:p><text:s text:c="2"/>4 008</text:p>
          </table:table-cell>
          <table:table-cell office:value-type="float" office:value="4027.475" calcext:value-type="float">
            <text:p><text:s text:c="2"/>4 027</text:p>
          </table:table-cell>
          <table:table-cell office:value-type="float" office:value="4044.33" calcext:value-type="float">
            <text:p><text:s text:c="2"/>4 044</text:p>
          </table:table-cell>
          <table:table-cell office:value-type="float" office:value="4059.183" calcext:value-type="float">
            <text:p><text:s text:c="2"/>4 059</text:p>
          </table:table-cell>
          <table:table-cell office:value-type="float" office:value="4072.868" calcext:value-type="float">
            <text:p><text:s text:c="2"/>4 073</text:p>
          </table:table-cell>
          <table:table-cell office:value-type="float" office:value="4086.076" calcext:value-type="float">
            <text:p><text:s text:c="2"/>4 086</text:p>
          </table:table-cell>
          <table:table-cell office:value-type="float" office:value="4098.973" calcext:value-type="float">
            <text:p><text:s text:c="2"/>4 099</text:p>
          </table:table-cell>
          <table:table-cell office:value-type="float" office:value="4111.657" calcext:value-type="float">
            <text:p><text:s text:c="2"/>4 112</text:p>
          </table:table-cell>
          <table:table-cell office:value-type="float" office:value="4124.585" calcext:value-type="float">
            <text:p><text:s text:c="2"/>4 125</text:p>
          </table:table-cell>
          <table:table-cell office:value-type="float" office:value="4138.268" calcext:value-type="float">
            <text:p><text:s text:c="2"/>4 138</text:p>
          </table:table-cell>
          <table:table-cell office:value-type="float" office:value="4153.105" calcext:value-type="float">
            <text:p><text:s text:c="2"/>4 153</text:p>
          </table:table-cell>
          <table:table-cell office:value-type="float" office:value="4169.322" calcext:value-type="float">
            <text:p><text:s text:c="2"/>4 169</text:p>
          </table:table-cell>
          <table:table-cell office:value-type="float" office:value="4186.968" calcext:value-type="float">
            <text:p><text:s text:c="2"/>4 187</text:p>
          </table:table-cell>
          <table:table-cell office:value-type="float" office:value="4205.966" calcext:value-type="float">
            <text:p><text:s text:c="2"/>4 206</text:p>
          </table:table-cell>
          <table:table-cell office:value-type="float" office:value="4226.122" calcext:value-type="float">
            <text:p><text:s text:c="2"/>4 226</text:p>
          </table:table-cell>
          <table:table-cell office:value-type="float" office:value="4247.285" calcext:value-type="float">
            <text:p><text:s text:c="2"/>4 247</text:p>
          </table:table-cell>
          <table:table-cell office:value-type="float" office:value="4269.471" calcext:value-type="float">
            <text:p><text:s text:c="2"/>4 269</text:p>
          </table:table-cell>
          <table:table-cell office:value-type="float" office:value="4292.683" calcext:value-type="float">
            <text:p><text:s text:c="2"/>4 293</text:p>
          </table:table-cell>
          <table:table-cell office:value-type="float" office:value="4316.788" calcext:value-type="float">
            <text:p><text:s text:c="2"/>4 317</text:p>
          </table:table-cell>
          <table:table-cell office:value-type="float" office:value="4341.615" calcext:value-type="float">
            <text:p><text:s text:c="2"/>4 342</text:p>
          </table:table-cell>
          <table:table-cell office:value-type="float" office:value="4366.995" calcext:value-type="float">
            <text:p><text:s text:c="2"/>4 367</text:p>
          </table:table-cell>
          <table:table-cell office:value-type="float" office:value="4393.209" calcext:value-type="float">
            <text:p><text:s text:c="2"/>4 393</text:p>
          </table:table-cell>
          <table:table-cell office:value-type="float" office:value="4420.262" calcext:value-type="float">
            <text:p><text:s text:c="2"/>4 420</text:p>
          </table:table-cell>
          <table:table-cell office:value-type="float" office:value="4447.486" calcext:value-type="float">
            <text:p><text:s text:c="2"/>4 447</text:p>
          </table:table-cell>
          <table:table-cell office:value-type="float" office:value="4474.004" calcext:value-type="float">
            <text:p><text:s text:c="2"/>4 474</text:p>
          </table:table-cell>
          <table:table-cell office:value-type="float" office:value="4499.367" calcext:value-type="float">
            <text:p><text:s text:c="2"/>4 499</text:p>
          </table:table-cell>
          <table:table-cell office:value-type="float" office:value="4523.145" calcext:value-type="float">
            <text:p><text:s text:c="2"/>4 523</text:p>
          </table:table-cell>
          <table:table-cell office:value-type="float" office:value="4546.019" calcext:value-type="float">
            <text:p><text:s text:c="2"/>4 546</text:p>
          </table:table-cell>
          <table:table-cell office:value-type="float" office:value="4570.106" calcext:value-type="float">
            <text:p><text:s text:c="2"/>4 570</text:p>
          </table:table-cell>
          <table:table-cell office:value-type="float" office:value="4598.214" calcext:value-type="float">
            <text:p><text:s text:c="2"/>4 598</text:p>
          </table:table-cell>
          <table:table-cell office:value-type="float" office:value="4632.364" calcext:value-type="float">
            <text:p><text:s text:c="2"/>4 632</text:p>
          </table:table-cell>
          <table:table-cell office:value-type="float" office:value="4673.07" calcext:value-type="float">
            <text:p><text:s text:c="2"/>4 673</text:p>
          </table:table-cell>
          <table:table-cell office:value-type="float" office:value="4719.648" calcext:value-type="float">
            <text:p><text:s text:c="2"/>4 720</text:p>
          </table:table-cell>
          <table:table-cell office:value-type="float" office:value="4771.409" calcext:value-type="float">
            <text:p><text:s text:c="2"/>4 771</text:p>
          </table:table-cell>
          <table:table-cell office:value-type="float" office:value="4827.18" calcext:value-type="float">
            <text:p><text:s text:c="2"/>4 827</text:p>
          </table:table-cell>
          <table:table-cell office:value-type="float" office:value="4885.878" calcext:value-type="float">
            <text:p><text:s text:c="2"/>4 886</text:p>
          </table:table-cell>
          <table:table-cell office:value-type="float" office:value="4947.595" calcext:value-type="float">
            <text:p><text:s text:c="2"/>4 948</text:p>
          </table:table-cell>
          <table:table-cell office:value-type="float" office:value="5012.007" calcext:value-type="float">
            <text:p><text:s text:c="2"/>5 012</text:p>
          </table:table-cell>
          <table:table-cell office:value-type="float" office:value="5077.101" calcext:value-type="float">
            <text:p><text:s text:c="2"/>5 077</text:p>
          </table:table-cell>
          <table:table-cell office:value-type="float" office:value="5140.311" calcext:value-type="float">
            <text:p><text:s text:c="2"/>5 140</text:p>
          </table:table-cell>
          <table:table-cell office:value-type="float" office:value="5199.836" calcext:value-type="float">
            <text:p><text:s text:c="2"/>5 2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009.912" calcext:value-type="float">
            <text:p><text:s text:c="2"/>7 010</text:p>
          </table:table-cell>
          <table:table-cell office:value-type="float" office:value="7073.227" calcext:value-type="float">
            <text:p><text:s text:c="2"/>7 073</text:p>
          </table:table-cell>
          <table:table-cell office:value-type="float" office:value="7127.52" calcext:value-type="float">
            <text:p><text:s text:c="2"/>7 128</text:p>
          </table:table-cell>
          <table:table-cell office:value-type="float" office:value="7175.667" calcext:value-type="float">
            <text:p><text:s text:c="2"/>7 176</text:p>
          </table:table-cell>
          <table:table-cell office:value-type="float" office:value="7220.064" calcext:value-type="float">
            <text:p><text:s text:c="2"/>7 220</text:p>
          </table:table-cell>
          <table:table-cell office:value-type="float" office:value="7262.623" calcext:value-type="float">
            <text:p><text:s text:c="2"/>7 263</text:p>
          </table:table-cell>
          <table:table-cell office:value-type="float" office:value="7304.779" calcext:value-type="float">
            <text:p><text:s text:c="2"/>7 305</text:p>
          </table:table-cell>
          <table:table-cell office:value-type="float" office:value="7347.479" calcext:value-type="float">
            <text:p><text:s text:c="2"/>7 347</text:p>
          </table:table-cell>
          <table:table-cell office:value-type="float" office:value="7391.248" calcext:value-type="float">
            <text:p><text:s text:c="2"/>7 391</text:p>
          </table:table-cell>
          <table:table-cell office:value-type="float" office:value="7436.262" calcext:value-type="float">
            <text:p><text:s text:c="2"/>7 436</text:p>
          </table:table-cell>
          <table:table-cell office:value-type="float" office:value="7482.543" calcext:value-type="float">
            <text:p><text:s text:c="2"/>7 483</text:p>
          </table:table-cell>
          <table:table-cell office:value-type="float" office:value="7530.181" calcext:value-type="float">
            <text:p><text:s text:c="2"/>7 530</text:p>
          </table:table-cell>
          <table:table-cell office:value-type="float" office:value="7579.566" calcext:value-type="float">
            <text:p><text:s text:c="2"/>7 580</text:p>
          </table:table-cell>
          <table:table-cell office:value-type="float" office:value="7631.457" calcext:value-type="float">
            <text:p><text:s text:c="2"/>7 631</text:p>
          </table:table-cell>
          <table:table-cell office:value-type="float" office:value="7686.73" calcext:value-type="float">
            <text:p><text:s text:c="2"/>7 687</text:p>
          </table:table-cell>
          <table:table-cell office:value-type="float" office:value="7745.673" calcext:value-type="float">
            <text:p><text:s text:c="2"/>7 746</text:p>
          </table:table-cell>
          <table:table-cell office:value-type="float" office:value="7809.086" calcext:value-type="float">
            <text:p><text:s text:c="2"/>7 809</text:p>
          </table:table-cell>
          <table:table-cell office:value-type="float" office:value="7875.907" calcext:value-type="float">
            <text:p><text:s text:c="2"/>7 876</text:p>
          </table:table-cell>
          <table:table-cell office:value-type="float" office:value="7942.322" calcext:value-type="float">
            <text:p><text:s text:c="2"/>7 942</text:p>
          </table:table-cell>
          <table:table-cell office:value-type="float" office:value="8003.185" calcext:value-type="float">
            <text:p><text:s text:c="2"/>8 003</text:p>
          </table:table-cell>
          <table:table-cell office:value-type="float" office:value="8054.916" calcext:value-type="float">
            <text:p><text:s text:c="2"/>8 055</text:p>
          </table:table-cell>
          <table:table-cell office:value-type="float" office:value="8095.793" calcext:value-type="float">
            <text:p><text:s text:c="2"/>8 096</text:p>
          </table:table-cell>
          <table:table-cell office:value-type="float" office:value="8127.034" calcext:value-type="float">
            <text:p><text:s text:c="2"/>8 127</text:p>
          </table:table-cell>
          <table:table-cell office:value-type="float" office:value="8151.598" calcext:value-type="float">
            <text:p><text:s text:c="2"/>8 152</text:p>
          </table:table-cell>
          <table:table-cell office:value-type="float" office:value="8173.968" calcext:value-type="float">
            <text:p><text:s text:c="2"/>8 174</text:p>
          </table:table-cell>
          <table:table-cell office:value-type="float" office:value="8197.34" calcext:value-type="float">
            <text:p><text:s text:c="2"/>8 197</text:p>
          </table:table-cell>
          <table:table-cell office:value-type="float" office:value="8223.249" calcext:value-type="float">
            <text:p><text:s text:c="2"/>8 223</text:p>
          </table:table-cell>
          <table:table-cell office:value-type="float" office:value="8250.695" calcext:value-type="float">
            <text:p><text:s text:c="2"/>8 251</text:p>
          </table:table-cell>
          <table:table-cell office:value-type="float" office:value="8277.414" calcext:value-type="float">
            <text:p><text:s text:c="2"/>8 277</text:p>
          </table:table-cell>
          <table:table-cell office:value-type="float" office:value="8300.003" calcext:value-type="float">
            <text:p><text:s text:c="2"/>8 300</text:p>
          </table:table-cell>
          <table:table-cell office:value-type="float" office:value="8316.338" calcext:value-type="float">
            <text:p><text:s text:c="2"/>8 316</text:p>
          </table:table-cell>
          <table:table-cell office:value-type="float" office:value="8325.493" calcext:value-type="float">
            <text:p><text:s text:c="2"/>8 325</text:p>
          </table:table-cell>
          <table:table-cell office:value-type="float" office:value="8329.425" calcext:value-type="float">
            <text:p><text:s text:c="2"/>8 329</text:p>
          </table:table-cell>
          <table:table-cell office:value-type="float" office:value="8332.443" calcext:value-type="float">
            <text:p><text:s text:c="2"/>8 332</text:p>
          </table:table-cell>
          <table:table-cell office:value-type="float" office:value="8340.44" calcext:value-type="float">
            <text:p><text:s text:c="2"/>8 340</text:p>
          </table:table-cell>
          <table:table-cell office:value-type="float" office:value="8357.652" calcext:value-type="float">
            <text:p><text:s text:c="2"/>8 358</text:p>
          </table:table-cell>
          <table:table-cell office:value-type="float" office:value="8384.989" calcext:value-type="float">
            <text:p><text:s text:c="2"/>8 385</text:p>
          </table:table-cell>
          <table:table-cell office:value-type="float" office:value="8421.056" calcext:value-type="float">
            <text:p><text:s text:c="2"/>8 421</text:p>
          </table:table-cell>
          <table:table-cell office:value-type="float" office:value="8464.787" calcext:value-type="float">
            <text:p><text:s text:c="2"/>8 465</text:p>
          </table:table-cell>
          <table:table-cell office:value-type="float" office:value="8514.206" calcext:value-type="float">
            <text:p><text:s text:c="2"/>8 514</text:p>
          </table:table-cell>
          <table:table-cell office:value-type="float" office:value="8567.384" calcext:value-type="float">
            <text:p><text:s text:c="2"/>8 567</text:p>
          </table:table-cell>
          <table:table-cell office:value-type="float" office:value="8625.137" calcext:value-type="float">
            <text:p><text:s text:c="2"/>8 625</text:p>
          </table:table-cell>
          <table:table-cell office:value-type="float" office:value="8686.738" calcext:value-type="float">
            <text:p><text:s text:c="2"/>8 687</text:p>
          </table:table-cell>
          <table:table-cell office:value-type="float" office:value="8746.776" calcext:value-type="float">
            <text:p><text:s text:c="2"/>8 747</text:p>
          </table:table-cell>
          <table:table-cell office:value-type="float" office:value="8798.234" calcext:value-type="float">
            <text:p><text:s text:c="2"/>8 798</text:p>
          </table:table-cell>
          <table:table-cell office:value-type="float" office:value="8836.42" calcext:value-type="float">
            <text:p><text:s text:c="2"/>8 836</text:p>
          </table:table-cell>
          <table:table-cell office:value-type="float" office:value="8859.191" calcext:value-type="float">
            <text:p><text:s text:c="2"/>8 859</text:p>
          </table:table-cell>
          <table:table-cell office:value-type="float" office:value="8868.853" calcext:value-type="float">
            <text:p><text:s text:c="2"/>8 869</text:p>
          </table:table-cell>
          <table:table-cell office:value-type="float" office:value="8870.848" calcext:value-type="float">
            <text:p><text:s text:c="2"/>8 871</text:p>
          </table:table-cell>
          <table:table-cell office:value-type="float" office:value="8873.1" calcext:value-type="float">
            <text:p><text:s text:c="2"/>8 873</text:p>
          </table:table-cell>
          <table:table-cell office:value-type="float" office:value="8881.64" calcext:value-type="float">
            <text:p><text:s text:c="2"/>8 882</text:p>
          </table:table-cell>
          <table:table-cell office:value-type="float" office:value="8897.793" calcext:value-type="float">
            <text:p><text:s text:c="2"/>8 898</text:p>
          </table:table-cell>
          <table:table-cell office:value-type="float" office:value="8920.694" calcext:value-type="float">
            <text:p><text:s text:c="2"/>8 921</text:p>
          </table:table-cell>
          <table:table-cell office:value-type="float" office:value="8951.422" calcext:value-type="float">
            <text:p><text:s text:c="2"/>8 951</text:p>
          </table:table-cell>
          <table:table-cell office:value-type="float" office:value="8990.639" calcext:value-type="float">
            <text:p><text:s text:c="2"/>8 991</text:p>
          </table:table-cell>
          <table:table-cell office:value-type="float" office:value="9038.623" calcext:value-type="float">
            <text:p><text:s text:c="2"/>9 039</text:p>
          </table:table-cell>
          <table:table-cell office:value-type="float" office:value="9096.264" calcext:value-type="float">
            <text:p><text:s text:c="2"/>9 096</text:p>
          </table:table-cell>
          <table:table-cell office:value-type="float" office:value="9163.243" calcext:value-type="float">
            <text:p><text:s text:c="2"/>9 163</text:p>
          </table:table-cell>
          <table:table-cell office:value-type="float" office:value="9236.89" calcext:value-type="float">
            <text:p><text:s text:c="2"/>9 237</text:p>
          </table:table-cell>
          <table:table-cell office:value-type="float" office:value="9313.478" calcext:value-type="float">
            <text:p><text:s text:c="2"/>9 313</text:p>
          </table:table-cell>
          <table:table-cell office:value-type="float" office:value="9390.168" calcext:value-type="float">
            <text:p><text:s text:c="2"/>9 390</text:p>
          </table:table-cell>
          <table:table-cell office:value-type="float" office:value="9465.892" calcext:value-type="float">
            <text:p><text:s text:c="2"/>9 466</text:p>
          </table:table-cell>
          <table:table-cell office:value-type="float" office:value="9540.907" calcext:value-type="float">
            <text:p><text:s text:c="2"/>9 541</text:p>
          </table:table-cell>
          <table:table-cell office:value-type="float" office:value="9615.247" calcext:value-type="float">
            <text:p><text:s text:c="2"/>9 615</text:p>
          </table:table-cell>
          <table:table-cell office:value-type="float" office:value="9689.376" calcext:value-type="float">
            <text:p><text:s text:c="2"/>9 689</text:p>
          </table:table-cell>
          <table:table-cell office:value-type="float" office:value="9763.565" calcext:value-type="float">
            <text:p><text:s text:c="2"/>9 7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nited Kingdom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50616.014" calcext:value-type="float">
            <text:p><text:s text:c="2"/>50 616</text:p>
          </table:table-cell>
          <table:table-cell office:value-type="float" office:value="50621.416" calcext:value-type="float">
            <text:p><text:s text:c="2"/>50 621</text:p>
          </table:table-cell>
          <table:table-cell office:value-type="float" office:value="50686.055" calcext:value-type="float">
            <text:p><text:s text:c="2"/>50 686</text:p>
          </table:table-cell>
          <table:table-cell office:value-type="float" office:value="50797.274" calcext:value-type="float">
            <text:p><text:s text:c="2"/>50 797</text:p>
          </table:table-cell>
          <table:table-cell office:value-type="float" office:value="50945.397" calcext:value-type="float">
            <text:p><text:s text:c="2"/>50 945</text:p>
          </table:table-cell>
          <table:table-cell office:value-type="float" office:value="51123.707" calcext:value-type="float">
            <text:p><text:s text:c="2"/>51 124</text:p>
          </table:table-cell>
          <table:table-cell office:value-type="float" office:value="51328.662" calcext:value-type="float">
            <text:p><text:s text:c="2"/>51 329</text:p>
          </table:table-cell>
          <table:table-cell office:value-type="float" office:value="51559.67" calcext:value-type="float">
            <text:p><text:s text:c="2"/>51 560</text:p>
          </table:table-cell>
          <table:table-cell office:value-type="float" office:value="51818.623" calcext:value-type="float">
            <text:p><text:s text:c="2"/>51 819</text:p>
          </table:table-cell>
          <table:table-cell office:value-type="float" office:value="52108.972" calcext:value-type="float">
            <text:p><text:s text:c="2"/>52 109</text:p>
          </table:table-cell>
          <table:table-cell office:value-type="float" office:value="52433.157" calcext:value-type="float">
            <text:p><text:s text:c="2"/>52 433</text:p>
          </table:table-cell>
          <table:table-cell office:value-type="float" office:value="52789.816" calcext:value-type="float">
            <text:p><text:s text:c="2"/>52 790</text:p>
          </table:table-cell>
          <table:table-cell office:value-type="float" office:value="53171.326" calcext:value-type="float">
            <text:p><text:s text:c="2"/>53 171</text:p>
          </table:table-cell>
          <table:table-cell office:value-type="float" office:value="53562.805" calcext:value-type="float">
            <text:p><text:s text:c="2"/>53 563</text:p>
          </table:table-cell>
          <table:table-cell office:value-type="float" office:value="53945.019" calcext:value-type="float">
            <text:p><text:s text:c="2"/>53 945</text:p>
          </table:table-cell>
          <table:table-cell office:value-type="float" office:value="54303.107" calcext:value-type="float">
            <text:p><text:s text:c="2"/>54 303</text:p>
          </table:table-cell>
          <table:table-cell office:value-type="float" office:value="54630.989" calcext:value-type="float">
            <text:p><text:s text:c="2"/>54 631</text:p>
          </table:table-cell>
          <table:table-cell office:value-type="float" office:value="54928.528" calcext:value-type="float">
            <text:p><text:s text:c="2"/>54 929</text:p>
          </table:table-cell>
          <table:table-cell office:value-type="float" office:value="55194.456" calcext:value-type="float">
            <text:p><text:s text:c="2"/>55 194</text:p>
          </table:table-cell>
          <table:table-cell office:value-type="float" office:value="55429.643" calcext:value-type="float">
            <text:p><text:s text:c="2"/>55 430</text:p>
          </table:table-cell>
          <table:table-cell office:value-type="float" office:value="55634.935" calcext:value-type="float">
            <text:p><text:s text:c="2"/>55 635</text:p>
          </table:table-cell>
          <table:table-cell office:value-type="float" office:value="55809.75" calcext:value-type="float">
            <text:p><text:s text:c="2"/>55 810</text:p>
          </table:table-cell>
          <table:table-cell office:value-type="float" office:value="55953.322" calcext:value-type="float">
            <text:p><text:s text:c="2"/>55 953</text:p>
          </table:table-cell>
          <table:table-cell office:value-type="float" office:value="56066.83" calcext:value-type="float">
            <text:p><text:s text:c="2"/>56 067</text:p>
          </table:table-cell>
          <table:table-cell office:value-type="float" office:value="56152.179" calcext:value-type="float">
            <text:p><text:s text:c="2"/>56 152</text:p>
          </table:table-cell>
          <table:table-cell office:value-type="float" office:value="56211.947" calcext:value-type="float">
            <text:p><text:s text:c="2"/>56 212</text:p>
          </table:table-cell>
          <table:table-cell office:value-type="float" office:value="56247.405" calcext:value-type="float">
            <text:p><text:s text:c="2"/>56 247</text:p>
          </table:table-cell>
          <table:table-cell office:value-type="float" office:value="56262.02" calcext:value-type="float">
            <text:p><text:s text:c="2"/>56 262</text:p>
          </table:table-cell>
          <table:table-cell office:value-type="float" office:value="56263.661" calcext:value-type="float">
            <text:p><text:s text:c="2"/>56 264</text:p>
          </table:table-cell>
          <table:table-cell office:value-type="float" office:value="56262.127" calcext:value-type="float">
            <text:p><text:s text:c="2"/>56 262</text:p>
          </table:table-cell>
          <table:table-cell office:value-type="float" office:value="56265.475" calcext:value-type="float">
            <text:p><text:s text:c="2"/>56 265</text:p>
          </table:table-cell>
          <table:table-cell office:value-type="float" office:value="56276.315" calcext:value-type="float">
            <text:p><text:s text:c="2"/>56 276</text:p>
          </table:table-cell>
          <table:table-cell office:value-type="float" office:value="56296.24" calcext:value-type="float">
            <text:p><text:s text:c="2"/>56 296</text:p>
          </table:table-cell>
          <table:table-cell office:value-type="float" office:value="56330.877" calcext:value-type="float">
            <text:p><text:s text:c="2"/>56 331</text:p>
          </table:table-cell>
          <table:table-cell office:value-type="float" office:value="56386.226" calcext:value-type="float">
            <text:p><text:s text:c="2"/>56 386</text:p>
          </table:table-cell>
          <table:table-cell office:value-type="float" office:value="56466.131" calcext:value-type="float">
            <text:p><text:s text:c="2"/>56 466</text:p>
          </table:table-cell>
          <table:table-cell office:value-type="float" office:value="56574.28" calcext:value-type="float">
            <text:p><text:s text:c="2"/>56 574</text:p>
          </table:table-cell>
          <table:table-cell office:value-type="float" office:value="56709.208" calcext:value-type="float">
            <text:p><text:s text:c="2"/>56 709</text:p>
          </table:table-cell>
          <table:table-cell office:value-type="float" office:value="56862.893" calcext:value-type="float">
            <text:p><text:s text:c="2"/>56 863</text:p>
          </table:table-cell>
          <table:table-cell office:value-type="float" office:value="57023.746" calcext:value-type="float">
            <text:p><text:s text:c="2"/>57 024</text:p>
          </table:table-cell>
          <table:table-cell office:value-type="float" office:value="57183.331" calcext:value-type="float">
            <text:p><text:s text:c="2"/>57 183</text:p>
          </table:table-cell>
          <table:table-cell office:value-type="float" office:value="57339.447" calcext:value-type="float">
            <text:p><text:s text:c="2"/>57 339</text:p>
          </table:table-cell>
          <table:table-cell office:value-type="float" office:value="57494.538" calcext:value-type="float">
            <text:p><text:s text:c="2"/>57 495</text:p>
          </table:table-cell>
          <table:table-cell office:value-type="float" office:value="57650.473" calcext:value-type="float">
            <text:p><text:s text:c="2"/>57 650</text:p>
          </table:table-cell>
          <table:table-cell office:value-type="float" office:value="57810.771" calcext:value-type="float">
            <text:p><text:s text:c="2"/>57 811</text:p>
          </table:table-cell>
          <table:table-cell office:value-type="float" office:value="57978.321" calcext:value-type="float">
            <text:p><text:s text:c="2"/>57 978</text:p>
          </table:table-cell>
          <table:table-cell office:value-type="float" office:value="58156.745" calcext:value-type="float">
            <text:p><text:s text:c="2"/>58 157</text:p>
          </table:table-cell>
          <table:table-cell office:value-type="float" office:value="58346.673" calcext:value-type="float">
            <text:p><text:s text:c="2"/>58 347</text:p>
          </table:table-cell>
          <table:table-cell office:value-type="float" office:value="58544.938" calcext:value-type="float">
            <text:p><text:s text:c="2"/>58 545</text:p>
          </table:table-cell>
          <table:table-cell office:value-type="float" office:value="58746.728" calcext:value-type="float">
            <text:p><text:s text:c="2"/>58 747</text:p>
          </table:table-cell>
          <table:table-cell office:value-type="float" office:value="58950.848" calcext:value-type="float">
            <text:p><text:s text:c="2"/>58 951</text:p>
          </table:table-cell>
          <table:table-cell office:value-type="float" office:value="59149.343" calcext:value-type="float">
            <text:p><text:s text:c="2"/>59 149</text:p>
          </table:table-cell>
          <table:table-cell office:value-type="float" office:value="59348.953" calcext:value-type="float">
            <text:p><text:s text:c="2"/>59 349</text:p>
          </table:table-cell>
          <table:table-cell office:value-type="float" office:value="59580.222" calcext:value-type="float">
            <text:p><text:s text:c="2"/>59 580</text:p>
          </table:table-cell>
          <table:table-cell office:value-type="float" office:value="59884.128" calcext:value-type="float">
            <text:p><text:s text:c="2"/>59 884</text:p>
          </table:table-cell>
          <table:table-cell office:value-type="float" office:value="60286.754" calcext:value-type="float">
            <text:p><text:s text:c="2"/>60 287</text:p>
          </table:table-cell>
          <table:table-cell office:value-type="float" office:value="60802.801" calcext:value-type="float">
            <text:p><text:s text:c="2"/>60 803</text:p>
          </table:table-cell>
          <table:table-cell office:value-type="float" office:value="61414.66" calcext:value-type="float">
            <text:p><text:s text:c="2"/>61 415</text:p>
          </table:table-cell>
          <table:table-cell office:value-type="float" office:value="62076.221" calcext:value-type="float">
            <text:p><text:s text:c="2"/>62 076</text:p>
          </table:table-cell>
          <table:table-cell office:value-type="float" office:value="62722.607" calcext:value-type="float">
            <text:p><text:s text:c="2"/>62 723</text:p>
          </table:table-cell>
          <table:table-cell office:value-type="float" office:value="63306.843" calcext:value-type="float">
            <text:p><text:s text:c="2"/>63 307</text:p>
          </table:table-cell>
          <table:table-cell office:value-type="float" office:value="63811.882" calcext:value-type="float">
            <text:p><text:s text:c="2"/>63 812</text:p>
          </table:table-cell>
          <table:table-cell office:value-type="float" office:value="64250.33" calcext:value-type="float">
            <text:p><text:s text:c="2"/>64 250</text:p>
          </table:table-cell>
          <table:table-cell office:value-type="float" office:value="64641.11" calcext:value-type="float">
            <text:p><text:s text:c="2"/>64 641</text:p>
          </table:table-cell>
          <table:table-cell office:value-type="float" office:value="65015.686" calcext:value-type="float">
            <text:p><text:s text:c="2"/>65 016</text:p>
          </table:table-cell>
          <table:table-cell office:value-type="float" office:value="65397.08" calcext:value-type="float">
            <text:p><text:s text:c="2"/>65 3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ern Europe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08737.324" calcext:value-type="float">
            <text:p><text:s text:c="2"/>108 737</text:p>
          </table:table-cell>
          <table:table-cell office:value-type="float" office:value="109707.398" calcext:value-type="float">
            <text:p><text:s text:c="2"/>109 707</text:p>
          </table:table-cell>
          <table:table-cell office:value-type="float" office:value="110692.721" calcext:value-type="float">
            <text:p><text:s text:c="2"/>110 693</text:p>
          </table:table-cell>
          <table:table-cell office:value-type="float" office:value="111667.02" calcext:value-type="float">
            <text:p><text:s text:c="2"/>111 667</text:p>
          </table:table-cell>
          <table:table-cell office:value-type="float" office:value="112613.562" calcext:value-type="float">
            <text:p><text:s text:c="2"/>112 614</text:p>
          </table:table-cell>
          <table:table-cell office:value-type="float" office:value="113525.08" calcext:value-type="float">
            <text:p><text:s text:c="2"/>113 525</text:p>
          </table:table-cell>
          <table:table-cell office:value-type="float" office:value="114404.187" calcext:value-type="float">
            <text:p><text:s text:c="2"/>114 404</text:p>
          </table:table-cell>
          <table:table-cell office:value-type="float" office:value="115263.005" calcext:value-type="float">
            <text:p><text:s text:c="2"/>115 263</text:p>
          </table:table-cell>
          <table:table-cell office:value-type="float" office:value="116121.535" calcext:value-type="float">
            <text:p><text:s text:c="2"/>116 122</text:p>
          </table:table-cell>
          <table:table-cell office:value-type="float" office:value="117004.917" calcext:value-type="float">
            <text:p><text:s text:c="2"/>117 005</text:p>
          </table:table-cell>
          <table:table-cell office:value-type="float" office:value="117935.639" calcext:value-type="float">
            <text:p><text:s text:c="2"/>117 936</text:p>
          </table:table-cell>
          <table:table-cell office:value-type="float" office:value="118925.041" calcext:value-type="float">
            <text:p><text:s text:c="2"/>118 925</text:p>
          </table:table-cell>
          <table:table-cell office:value-type="float" office:value="119965.856" calcext:value-type="float">
            <text:p><text:s text:c="2"/>119 966</text:p>
          </table:table-cell>
          <table:table-cell office:value-type="float" office:value="121029.152" calcext:value-type="float">
            <text:p><text:s text:c="2"/>121 029</text:p>
          </table:table-cell>
          <table:table-cell office:value-type="float" office:value="122073.21" calcext:value-type="float">
            <text:p><text:s text:c="2"/>122 073</text:p>
          </table:table-cell>
          <table:table-cell office:value-type="float" office:value="123070.011" calcext:value-type="float">
            <text:p><text:s text:c="2"/>123 070</text:p>
          </table:table-cell>
          <table:table-cell office:value-type="float" office:value="124005.432" calcext:value-type="float">
            <text:p><text:s text:c="2"/>124 005</text:p>
          </table:table-cell>
          <table:table-cell office:value-type="float" office:value="124894.074" calcext:value-type="float">
            <text:p><text:s text:c="2"/>124 894</text:p>
          </table:table-cell>
          <table:table-cell office:value-type="float" office:value="125771.246" calcext:value-type="float">
            <text:p><text:s text:c="2"/>125 771</text:p>
          </table:table-cell>
          <table:table-cell office:value-type="float" office:value="126687.439" calcext:value-type="float">
            <text:p><text:s text:c="2"/>126 687</text:p>
          </table:table-cell>
          <table:table-cell office:value-type="float" office:value="127677.447" calcext:value-type="float">
            <text:p><text:s text:c="2"/>127 677</text:p>
          </table:table-cell>
          <table:table-cell office:value-type="float" office:value="128749.346" calcext:value-type="float">
            <text:p><text:s text:c="2"/>128 749</text:p>
          </table:table-cell>
          <table:table-cell office:value-type="float" office:value="129886.208" calcext:value-type="float">
            <text:p><text:s text:c="2"/>129 886</text:p>
          </table:table-cell>
          <table:table-cell office:value-type="float" office:value="131066.898" calcext:value-type="float">
            <text:p><text:s text:c="2"/>131 067</text:p>
          </table:table-cell>
          <table:table-cell office:value-type="float" office:value="132259.563" calcext:value-type="float">
            <text:p><text:s text:c="2"/>132 260</text:p>
          </table:table-cell>
          <table:table-cell office:value-type="float" office:value="133437.816" calcext:value-type="float">
            <text:p><text:s text:c="2"/>133 438</text:p>
          </table:table-cell>
          <table:table-cell office:value-type="float" office:value="134596.189" calcext:value-type="float">
            <text:p><text:s text:c="2"/>134 596</text:p>
          </table:table-cell>
          <table:table-cell office:value-type="float" office:value="135731.872" calcext:value-type="float">
            <text:p><text:s text:c="2"/>135 732</text:p>
          </table:table-cell>
          <table:table-cell office:value-type="float" office:value="136823.804" calcext:value-type="float">
            <text:p><text:s text:c="2"/>136 824</text:p>
          </table:table-cell>
          <table:table-cell office:value-type="float" office:value="137847.691" calcext:value-type="float">
            <text:p><text:s text:c="2"/>137 848</text:p>
          </table:table-cell>
          <table:table-cell office:value-type="float" office:value="138785.43" calcext:value-type="float">
            <text:p><text:s text:c="2"/>138 785</text:p>
          </table:table-cell>
          <table:table-cell office:value-type="float" office:value="139628.089" calcext:value-type="float">
            <text:p><text:s text:c="2"/>139 628</text:p>
          </table:table-cell>
          <table:table-cell office:value-type="float" office:value="140376.507" calcext:value-type="float">
            <text:p><text:s text:c="2"/>140 377</text:p>
          </table:table-cell>
          <table:table-cell office:value-type="float" office:value="141035.563" calcext:value-type="float">
            <text:p><text:s text:c="2"/>141 036</text:p>
          </table:table-cell>
          <table:table-cell office:value-type="float" office:value="141615.437" calcext:value-type="float">
            <text:p><text:s text:c="2"/>141 615</text:p>
          </table:table-cell>
          <table:table-cell office:value-type="float" office:value="142125.142" calcext:value-type="float">
            <text:p><text:s text:c="2"/>142 125</text:p>
          </table:table-cell>
          <table:table-cell office:value-type="float" office:value="142566.597" calcext:value-type="float">
            <text:p><text:s text:c="2"/>142 567</text:p>
          </table:table-cell>
          <table:table-cell office:value-type="float" office:value="142941.484" calcext:value-type="float">
            <text:p><text:s text:c="2"/>142 941</text:p>
          </table:table-cell>
          <table:table-cell office:value-type="float" office:value="143258.882" calcext:value-type="float">
            <text:p><text:s text:c="2"/>143 259</text:p>
          </table:table-cell>
          <table:table-cell office:value-type="float" office:value="143529.892" calcext:value-type="float">
            <text:p><text:s text:c="2"/>143 530</text:p>
          </table:table-cell>
          <table:table-cell office:value-type="float" office:value="143764.632" calcext:value-type="float">
            <text:p><text:s text:c="2"/>143 765</text:p>
          </table:table-cell>
          <table:table-cell office:value-type="float" office:value="143977.279" calcext:value-type="float">
            <text:p><text:s text:c="2"/>143 977</text:p>
          </table:table-cell>
          <table:table-cell office:value-type="float" office:value="144175.105" calcext:value-type="float">
            <text:p><text:s text:c="2"/>144 175</text:p>
          </table:table-cell>
          <table:table-cell office:value-type="float" office:value="144354.316" calcext:value-type="float">
            <text:p><text:s text:c="2"/>144 354</text:p>
          </table:table-cell>
          <table:table-cell office:value-type="float" office:value="144506.546" calcext:value-type="float">
            <text:p><text:s text:c="2"/>144 507</text:p>
          </table:table-cell>
          <table:table-cell office:value-type="float" office:value="144632.256" calcext:value-type="float">
            <text:p><text:s text:c="2"/>144 632</text:p>
          </table:table-cell>
          <table:table-cell office:value-type="float" office:value="144718.877" calcext:value-type="float">
            <text:p><text:s text:c="2"/>144 719</text:p>
          </table:table-cell>
          <table:table-cell office:value-type="float" office:value="144786.897" calcext:value-type="float">
            <text:p><text:s text:c="2"/>144 787</text:p>
          </table:table-cell>
          <table:table-cell office:value-type="float" office:value="144908.134" calcext:value-type="float">
            <text:p><text:s text:c="2"/>144 908</text:p>
          </table:table-cell>
          <table:table-cell office:value-type="float" office:value="145177.435" calcext:value-type="float">
            <text:p><text:s text:c="2"/>145 177</text:p>
          </table:table-cell>
          <table:table-cell office:value-type="float" office:value="145657.35" calcext:value-type="float">
            <text:p><text:s text:c="2"/>145 657</text:p>
          </table:table-cell>
          <table:table-cell office:value-type="float" office:value="146368.156" calcext:value-type="float">
            <text:p><text:s text:c="2"/>146 368</text:p>
          </table:table-cell>
          <table:table-cell office:value-type="float" office:value="147273.493" calcext:value-type="float">
            <text:p><text:s text:c="2"/>147 273</text:p>
          </table:table-cell>
          <table:table-cell office:value-type="float" office:value="148307.083" calcext:value-type="float">
            <text:p><text:s text:c="2"/>148 307</text:p>
          </table:table-cell>
          <table:table-cell office:value-type="float" office:value="149372.845" calcext:value-type="float">
            <text:p><text:s text:c="2"/>149 373</text:p>
          </table:table-cell>
          <table:table-cell office:value-type="float" office:value="150392.512" calcext:value-type="float">
            <text:p><text:s text:c="2"/>150 393</text:p>
          </table:table-cell>
          <table:table-cell office:value-type="float" office:value="151358.941" calcext:value-type="float">
            <text:p><text:s text:c="2"/>151 359</text:p>
          </table:table-cell>
          <table:table-cell office:value-type="float" office:value="152268.544" calcext:value-type="float">
            <text:p><text:s text:c="2"/>152 269</text:p>
          </table:table-cell>
          <table:table-cell office:value-type="float" office:value="153052.154" calcext:value-type="float">
            <text:p><text:s text:c="2"/>153 052</text:p>
          </table:table-cell>
          <table:table-cell office:value-type="float" office:value="153627.755" calcext:value-type="float">
            <text:p><text:s text:c="2"/>153 628</text:p>
          </table:table-cell>
          <table:table-cell office:value-type="float" office:value="153943.085" calcext:value-type="float">
            <text:p><text:s text:c="2"/>153 943</text:p>
          </table:table-cell>
          <table:table-cell office:value-type="float" office:value="153958.951" calcext:value-type="float">
            <text:p><text:s text:c="2"/>153 959</text:p>
          </table:table-cell>
          <table:table-cell office:value-type="float" office:value="153703.438" calcext:value-type="float">
            <text:p><text:s text:c="2"/>153 703</text:p>
          </table:table-cell>
          <table:table-cell office:value-type="float" office:value="153276.446" calcext:value-type="float">
            <text:p><text:s text:c="2"/>153 276</text:p>
          </table:table-cell>
          <table:table-cell office:value-type="float" office:value="152820.713" calcext:value-type="float">
            <text:p><text:s text:c="2"/>152 821</text:p>
          </table:table-cell>
          <table:table-cell office:value-type="float" office:value="152440.653" calcext:value-type="float">
            <text:p><text:s text:c="2"/>152 4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lbani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3.174" calcext:value-type="float">
            <text:p><text:s text:c="2"/>1 263</text:p>
          </table:table-cell>
          <table:table-cell office:value-type="float" office:value="1287.497" calcext:value-type="float">
            <text:p><text:s text:c="2"/>1 287</text:p>
          </table:table-cell>
          <table:table-cell office:value-type="float" office:value="1316.089" calcext:value-type="float">
            <text:p><text:s text:c="2"/>1 316</text:p>
          </table:table-cell>
          <table:table-cell office:value-type="float" office:value="1348.099" calcext:value-type="float">
            <text:p><text:s text:c="2"/>1 348</text:p>
          </table:table-cell>
          <table:table-cell office:value-type="float" office:value="1382.878" calcext:value-type="float">
            <text:p><text:s text:c="2"/>1 383</text:p>
          </table:table-cell>
          <table:table-cell office:value-type="float" office:value="1419.97" calcext:value-type="float">
            <text:p><text:s text:c="2"/>1 420</text:p>
          </table:table-cell>
          <table:table-cell office:value-type="float" office:value="1459.089" calcext:value-type="float">
            <text:p><text:s text:c="2"/>1 459</text:p>
          </table:table-cell>
          <table:table-cell office:value-type="float" office:value="1500.149" calcext:value-type="float">
            <text:p><text:s text:c="2"/>1 500</text:p>
          </table:table-cell>
          <table:table-cell office:value-type="float" office:value="1543.222" calcext:value-type="float">
            <text:p><text:s text:c="2"/>1 543</text:p>
          </table:table-cell>
          <table:table-cell office:value-type="float" office:value="1588.484" calcext:value-type="float">
            <text:p><text:s text:c="2"/>1 588</text:p>
          </table:table-cell>
          <table:table-cell office:value-type="float" office:value="1636.056" calcext:value-type="float">
            <text:p><text:s text:c="2"/>1 636</text:p>
          </table:table-cell>
          <table:table-cell office:value-type="float" office:value="1685.9" calcext:value-type="float">
            <text:p><text:s text:c="2"/>1 686</text:p>
          </table:table-cell>
          <table:table-cell office:value-type="float" office:value="1737.644" calcext:value-type="float">
            <text:p><text:s text:c="2"/>1 738</text:p>
          </table:table-cell>
          <table:table-cell office:value-type="float" office:value="1790.534" calcext:value-type="float">
            <text:p><text:s text:c="2"/>1 791</text:p>
          </table:table-cell>
          <table:table-cell office:value-type="float" office:value="1843.593" calcext:value-type="float">
            <text:p><text:s text:c="2"/>1 844</text:p>
          </table:table-cell>
          <table:table-cell office:value-type="float" office:value="1896.125" calcext:value-type="float">
            <text:p><text:s text:c="2"/>1 896</text:p>
          </table:table-cell>
          <table:table-cell office:value-type="float" office:value="1947.785" calcext:value-type="float">
            <text:p><text:s text:c="2"/>1 948</text:p>
          </table:table-cell>
          <table:table-cell office:value-type="float" office:value="1998.693" calcext:value-type="float">
            <text:p><text:s text:c="2"/>1 999</text:p>
          </table:table-cell>
          <table:table-cell office:value-type="float" office:value="2049.151" calcext:value-type="float">
            <text:p><text:s text:c="2"/>2 049</text:p>
          </table:table-cell>
          <table:table-cell office:value-type="float" office:value="2099.653" calcext:value-type="float">
            <text:p><text:s text:c="2"/>2 100</text:p>
          </table:table-cell>
          <table:table-cell office:value-type="float" office:value="2150.598" calcext:value-type="float">
            <text:p><text:s text:c="2"/>2 151</text:p>
          </table:table-cell>
          <table:table-cell office:value-type="float" office:value="2202.035" calcext:value-type="float">
            <text:p><text:s text:c="2"/>2 202</text:p>
          </table:table-cell>
          <table:table-cell office:value-type="float" office:value="2253.844" calcext:value-type="float">
            <text:p><text:s text:c="2"/>2 254</text:p>
          </table:table-cell>
          <table:table-cell office:value-type="float" office:value="2306.003" calcext:value-type="float">
            <text:p><text:s text:c="2"/>2 306</text:p>
          </table:table-cell>
          <table:table-cell office:value-type="float" office:value="2358.463" calcext:value-type="float">
            <text:p><text:s text:c="2"/>2 358</text:p>
          </table:table-cell>
          <table:table-cell office:value-type="float" office:value="2411.229" calcext:value-type="float">
            <text:p><text:s text:c="2"/>2 411</text:p>
          </table:table-cell>
          <table:table-cell office:value-type="float" office:value="2464.336" calcext:value-type="float">
            <text:p><text:s text:c="2"/>2 464</text:p>
          </table:table-cell>
          <table:table-cell office:value-type="float" office:value="2517.872" calcext:value-type="float">
            <text:p><text:s text:c="2"/>2 518</text:p>
          </table:table-cell>
          <table:table-cell office:value-type="float" office:value="2571.85" calcext:value-type="float">
            <text:p><text:s text:c="2"/>2 572</text:p>
          </table:table-cell>
          <table:table-cell office:value-type="float" office:value="2626.286" calcext:value-type="float">
            <text:p><text:s text:c="2"/>2 626</text:p>
          </table:table-cell>
          <table:table-cell office:value-type="float" office:value="2681.239" calcext:value-type="float">
            <text:p><text:s text:c="2"/>2 681</text:p>
          </table:table-cell>
          <table:table-cell office:value-type="float" office:value="2735.329" calcext:value-type="float">
            <text:p><text:s text:c="2"/>2 735</text:p>
          </table:table-cell>
          <table:table-cell office:value-type="float" office:value="2788.314" calcext:value-type="float">
            <text:p><text:s text:c="2"/>2 788</text:p>
          </table:table-cell>
          <table:table-cell office:value-type="float" office:value="2842.624" calcext:value-type="float">
            <text:p><text:s text:c="2"/>2 843</text:p>
          </table:table-cell>
          <table:table-cell office:value-type="float" office:value="2901.592" calcext:value-type="float">
            <text:p><text:s text:c="2"/>2 902</text:p>
          </table:table-cell>
          <table:table-cell office:value-type="float" office:value="2966.798" calcext:value-type="float">
            <text:p><text:s text:c="2"/>2 967</text:p>
          </table:table-cell>
          <table:table-cell office:value-type="float" office:value="3041.007" calcext:value-type="float">
            <text:p><text:s text:c="2"/>3 041</text:p>
          </table:table-cell>
          <table:table-cell office:value-type="float" office:value="3121.336" calcext:value-type="float">
            <text:p><text:s text:c="2"/>3 121</text:p>
          </table:table-cell>
          <table:table-cell office:value-type="float" office:value="3197.067" calcext:value-type="float">
            <text:p><text:s text:c="2"/>3 197</text:p>
          </table:table-cell>
          <table:table-cell office:value-type="float" office:value="3253.656" calcext:value-type="float">
            <text:p><text:s text:c="2"/>3 254</text:p>
          </table:table-cell>
          <table:table-cell office:value-type="float" office:value="3281.454" calcext:value-type="float">
            <text:p><text:s text:c="2"/>3 281</text:p>
          </table:table-cell>
          <table:table-cell office:value-type="float" office:value="3275.431" calcext:value-type="float">
            <text:p><text:s text:c="2"/>3 275</text:p>
          </table:table-cell>
          <table:table-cell office:value-type="float" office:value="3240.587" calcext:value-type="float">
            <text:p><text:s text:c="2"/>3 241</text:p>
          </table:table-cell>
          <table:table-cell office:value-type="float" office:value="3189.583" calcext:value-type="float">
            <text:p><text:s text:c="2"/>3 190</text:p>
          </table:table-cell>
          <table:table-cell office:value-type="float" office:value="3140.595" calcext:value-type="float">
            <text:p><text:s text:c="2"/>3 141</text:p>
          </table:table-cell>
          <table:table-cell office:value-type="float" office:value="3106.736" calcext:value-type="float">
            <text:p><text:s text:c="2"/>3 107</text:p>
          </table:table-cell>
          <table:table-cell office:value-type="float" office:value="3092.228" calcext:value-type="float">
            <text:p><text:s text:c="2"/>3 092</text:p>
          </table:table-cell>
          <table:table-cell office:value-type="float" office:value="3093.041" calcext:value-type="float">
            <text:p><text:s text:c="2"/>3 093</text:p>
          </table:table-cell>
          <table:table-cell office:value-type="float" office:value="3103.759" calcext:value-type="float">
            <text:p><text:s text:c="2"/>3 104</text:p>
          </table:table-cell>
          <table:table-cell office:value-type="float" office:value="3115.576" calcext:value-type="float">
            <text:p><text:s text:c="2"/>3 116</text:p>
          </table:table-cell>
          <table:table-cell office:value-type="float" office:value="3121.97" calcext:value-type="float">
            <text:p><text:s text:c="2"/>3 122</text:p>
          </table:table-cell>
          <table:table-cell office:value-type="float" office:value="3122.408" calcext:value-type="float">
            <text:p><text:s text:c="2"/>3 122</text:p>
          </table:table-cell>
          <table:table-cell office:value-type="float" office:value="3119.029" calcext:value-type="float">
            <text:p><text:s text:c="2"/>3 119</text:p>
          </table:table-cell>
          <table:table-cell office:value-type="float" office:value="3111.005" calcext:value-type="float">
            <text:p><text:s text:c="2"/>3 111</text:p>
          </table:table-cell>
          <table:table-cell office:value-type="float" office:value="3097.747" calcext:value-type="float">
            <text:p><text:s text:c="2"/>3 098</text:p>
          </table:table-cell>
          <table:table-cell office:value-type="float" office:value="3079.179" calcext:value-type="float">
            <text:p><text:s text:c="2"/>3 079</text:p>
          </table:table-cell>
          <table:table-cell office:value-type="float" office:value="3054.331" calcext:value-type="float">
            <text:p><text:s text:c="2"/>3 054</text:p>
          </table:table-cell>
          <table:table-cell office:value-type="float" office:value="3023.907" calcext:value-type="float">
            <text:p><text:s text:c="2"/>3 024</text:p>
          </table:table-cell>
          <table:table-cell office:value-type="float" office:value="2991.651" calcext:value-type="float">
            <text:p><text:s text:c="2"/>2 992</text:p>
          </table:table-cell>
          <table:table-cell office:value-type="float" office:value="2962.635" calcext:value-type="float">
            <text:p><text:s text:c="2"/>2 963</text:p>
          </table:table-cell>
          <table:table-cell office:value-type="float" office:value="2940.525" calcext:value-type="float">
            <text:p><text:s text:c="2"/>2 941</text:p>
          </table:table-cell>
          <table:table-cell office:value-type="float" office:value="2926.659" calcext:value-type="float">
            <text:p><text:s text:c="2"/>2 927</text:p>
          </table:table-cell>
          <table:table-cell office:value-type="float" office:value="2920.039" calcext:value-type="float">
            <text:p><text:s text:c="2"/>2 920</text:p>
          </table:table-cell>
          <table:table-cell office:value-type="float" office:value="2918.978" calcext:value-type="float">
            <text:p><text:s text:c="2"/>2 919</text:p>
          </table:table-cell>
          <table:table-cell office:value-type="float" office:value="2920.775" calcext:value-type="float">
            <text:p><text:s text:c="2"/>2 921</text:p>
          </table:table-cell>
          <table:table-cell office:value-type="float" office:value="2923.352" calcext:value-type="float">
            <text:p><text:s text:c="2"/>2 9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196" calcext:value-type="float">
            <text:p><text:s text:c="3"/>6</text:p>
          </table:table-cell>
          <table:table-cell office:value-type="float" office:value="6.689" calcext:value-type="float">
            <text:p><text:s text:c="3"/>7</text:p>
          </table:table-cell>
          <table:table-cell office:value-type="float" office:value="7.247" calcext:value-type="float">
            <text:p><text:s text:c="3"/>7</text:p>
          </table:table-cell>
          <table:table-cell office:value-type="float" office:value="7.865" calcext:value-type="float">
            <text:p><text:s text:c="3"/>8</text:p>
          </table:table-cell>
          <table:table-cell office:value-type="float" office:value="8.525" calcext:value-type="float">
            <text:p><text:s text:c="3"/>9</text:p>
          </table:table-cell>
          <table:table-cell office:value-type="float" office:value="9.232" calcext:value-type="float">
            <text:p><text:s text:c="3"/>9</text:p>
          </table:table-cell>
          <table:table-cell office:value-type="float" office:value="9.989" calcext:value-type="float">
            <text:p><text:s text:c="3"/>10</text:p>
          </table:table-cell>
          <table:table-cell office:value-type="float" office:value="10.779" calcext:value-type="float">
            <text:p><text:s text:c="3"/>11</text:p>
          </table:table-cell>
          <table:table-cell office:value-type="float" office:value="11.615" calcext:value-type="float">
            <text:p><text:s text:c="3"/>12</text:p>
          </table:table-cell>
          <table:table-cell office:value-type="float" office:value="12.498" calcext:value-type="float">
            <text:p><text:s text:c="3"/>12</text:p>
          </table:table-cell>
          <table:table-cell office:value-type="float" office:value="13.411" calcext:value-type="float">
            <text:p><text:s text:c="3"/>13</text:p>
          </table:table-cell>
          <table:table-cell office:value-type="float" office:value="14.375" calcext:value-type="float">
            <text:p><text:s text:c="3"/>14</text:p>
          </table:table-cell>
          <table:table-cell office:value-type="float" office:value="15.37" calcext:value-type="float">
            <text:p><text:s text:c="3"/>15</text:p>
          </table:table-cell>
          <table:table-cell office:value-type="float" office:value="16.412" calcext:value-type="float">
            <text:p><text:s text:c="3"/>16</text:p>
          </table:table-cell>
          <table:table-cell office:value-type="float" office:value="17.469" calcext:value-type="float">
            <text:p><text:s text:c="3"/>17</text:p>
          </table:table-cell>
          <table:table-cell office:value-type="float" office:value="18.549" calcext:value-type="float">
            <text:p><text:s text:c="3"/>19</text:p>
          </table:table-cell>
          <table:table-cell office:value-type="float" office:value="19.647" calcext:value-type="float">
            <text:p><text:s text:c="3"/>20</text:p>
          </table:table-cell>
          <table:table-cell office:value-type="float" office:value="20.758" calcext:value-type="float">
            <text:p><text:s text:c="3"/>21</text:p>
          </table:table-cell>
          <table:table-cell office:value-type="float" office:value="21.89" calcext:value-type="float">
            <text:p><text:s text:c="3"/>22</text:p>
          </table:table-cell>
          <table:table-cell office:value-type="float" office:value="23.058" calcext:value-type="float">
            <text:p><text:s text:c="3"/>23</text:p>
          </table:table-cell>
          <table:table-cell office:value-type="float" office:value="24.276" calcext:value-type="float">
            <text:p><text:s text:c="3"/>24</text:p>
          </table:table-cell>
          <table:table-cell office:value-type="float" office:value="25.559" calcext:value-type="float">
            <text:p><text:s text:c="3"/>26</text:p>
          </table:table-cell>
          <table:table-cell office:value-type="float" office:value="26.892" calcext:value-type="float">
            <text:p><text:s text:c="3"/>27</text:p>
          </table:table-cell>
          <table:table-cell office:value-type="float" office:value="28.232" calcext:value-type="float">
            <text:p><text:s text:c="3"/>28</text:p>
          </table:table-cell>
          <table:table-cell office:value-type="float" office:value="29.52" calcext:value-type="float">
            <text:p><text:s text:c="3"/>30</text:p>
          </table:table-cell>
          <table:table-cell office:value-type="float" office:value="30.705" calcext:value-type="float">
            <text:p><text:s text:c="3"/>31</text:p>
          </table:table-cell>
          <table:table-cell office:value-type="float" office:value="31.777" calcext:value-type="float">
            <text:p><text:s text:c="3"/>32</text:p>
          </table:table-cell>
          <table:table-cell office:value-type="float" office:value="32.771" calcext:value-type="float">
            <text:p><text:s text:c="3"/>33</text:p>
          </table:table-cell>
          <table:table-cell office:value-type="float" office:value="33.737" calcext:value-type="float">
            <text:p><text:s text:c="3"/>34</text:p>
          </table:table-cell>
          <table:table-cell office:value-type="float" office:value="34.818" calcext:value-type="float">
            <text:p><text:s text:c="3"/>35</text:p>
          </table:table-cell>
          <table:table-cell office:value-type="float" office:value="36.067" calcext:value-type="float">
            <text:p><text:s text:c="3"/>36</text:p>
          </table:table-cell>
          <table:table-cell office:value-type="float" office:value="37.5" calcext:value-type="float">
            <text:p><text:s text:c="3"/>38</text:p>
          </table:table-cell>
          <table:table-cell office:value-type="float" office:value="39.114" calcext:value-type="float">
            <text:p><text:s text:c="3"/>39</text:p>
          </table:table-cell>
          <table:table-cell office:value-type="float" office:value="40.867" calcext:value-type="float">
            <text:p><text:s text:c="3"/>41</text:p>
          </table:table-cell>
          <table:table-cell office:value-type="float" office:value="42.706" calcext:value-type="float">
            <text:p><text:s text:c="3"/>43</text:p>
          </table:table-cell>
          <table:table-cell office:value-type="float" office:value="44.6" calcext:value-type="float">
            <text:p><text:s text:c="3"/>45</text:p>
          </table:table-cell>
          <table:table-cell office:value-type="float" office:value="46.517" calcext:value-type="float">
            <text:p><text:s text:c="3"/>47</text:p>
          </table:table-cell>
          <table:table-cell office:value-type="float" office:value="48.455" calcext:value-type="float">
            <text:p><text:s text:c="3"/>48</text:p>
          </table:table-cell>
          <table:table-cell office:value-type="float" office:value="50.434" calcext:value-type="float">
            <text:p><text:s text:c="3"/>50</text:p>
          </table:table-cell>
          <table:table-cell office:value-type="float" office:value="52.448" calcext:value-type="float">
            <text:p><text:s text:c="3"/>52</text:p>
          </table:table-cell>
          <table:table-cell office:value-type="float" office:value="54.509" calcext:value-type="float">
            <text:p><text:s text:c="3"/>55</text:p>
          </table:table-cell>
          <table:table-cell office:value-type="float" office:value="56.671" calcext:value-type="float">
            <text:p><text:s text:c="3"/>57</text:p>
          </table:table-cell>
          <table:table-cell office:value-type="float" office:value="58.888" calcext:value-type="float">
            <text:p><text:s text:c="3"/>59</text:p>
          </table:table-cell>
          <table:table-cell office:value-type="float" office:value="60.971" calcext:value-type="float">
            <text:p><text:s text:c="3"/>61</text:p>
          </table:table-cell>
          <table:table-cell office:value-type="float" office:value="62.677" calcext:value-type="float">
            <text:p><text:s text:c="3"/>63</text:p>
          </table:table-cell>
          <table:table-cell office:value-type="float" office:value="63.85" calcext:value-type="float">
            <text:p><text:s text:c="3"/>64</text:p>
          </table:table-cell>
          <table:table-cell office:value-type="float" office:value="64.36" calcext:value-type="float">
            <text:p><text:s text:c="3"/>64</text:p>
          </table:table-cell>
          <table:table-cell office:value-type="float" office:value="64.327" calcext:value-type="float">
            <text:p><text:s text:c="3"/>64</text:p>
          </table:table-cell>
          <table:table-cell office:value-type="float" office:value="64.142" calcext:value-type="float">
            <text:p><text:s text:c="3"/>64</text:p>
          </table:table-cell>
          <table:table-cell office:value-type="float" office:value="64.37" calcext:value-type="float">
            <text:p><text:s text:c="3"/>64</text:p>
          </table:table-cell>
          <table:table-cell office:value-type="float" office:value="65.39" calcext:value-type="float">
            <text:p><text:s text:c="3"/>65</text:p>
          </table:table-cell>
          <table:table-cell office:value-type="float" office:value="67.341" calcext:value-type="float">
            <text:p><text:s text:c="3"/>67</text:p>
          </table:table-cell>
          <table:table-cell office:value-type="float" office:value="70.049" calcext:value-type="float">
            <text:p><text:s text:c="3"/>70</text:p>
          </table:table-cell>
          <table:table-cell office:value-type="float" office:value="73.182" calcext:value-type="float">
            <text:p><text:s text:c="3"/>73</text:p>
          </table:table-cell>
          <table:table-cell office:value-type="float" office:value="76.244" calcext:value-type="float">
            <text:p><text:s text:c="3"/>76</text:p>
          </table:table-cell>
          <table:table-cell office:value-type="float" office:value="78.867" calcext:value-type="float">
            <text:p><text:s text:c="3"/>79</text:p>
          </table:table-cell>
          <table:table-cell office:value-type="float" office:value="80.991" calcext:value-type="float">
            <text:p><text:s text:c="3"/>81</text:p>
          </table:table-cell>
          <table:table-cell office:value-type="float" office:value="82.683" calcext:value-type="float">
            <text:p><text:s text:c="3"/>83</text:p>
          </table:table-cell>
          <table:table-cell office:value-type="float" office:value="83.861" calcext:value-type="float">
            <text:p><text:s text:c="3"/>84</text:p>
          </table:table-cell>
          <table:table-cell office:value-type="float" office:value="84.462" calcext:value-type="float">
            <text:p><text:s text:c="3"/>84</text:p>
          </table:table-cell>
          <table:table-cell office:value-type="float" office:value="84.449" calcext:value-type="float">
            <text:p><text:s text:c="3"/>84</text:p>
          </table:table-cell>
          <table:table-cell office:value-type="float" office:value="83.751" calcext:value-type="float">
            <text:p><text:s text:c="3"/>84</text:p>
          </table:table-cell>
          <table:table-cell office:value-type="float" office:value="82.431" calcext:value-type="float">
            <text:p><text:s text:c="3"/>82</text:p>
          </table:table-cell>
          <table:table-cell office:value-type="float" office:value="80.788" calcext:value-type="float">
            <text:p><text:s text:c="3"/>81</text:p>
          </table:table-cell>
          <table:table-cell office:value-type="float" office:value="79.223" calcext:value-type="float">
            <text:p><text:s text:c="3"/>79</text:p>
          </table:table-cell>
          <table:table-cell office:value-type="float" office:value="78.014" calcext:value-type="float">
            <text:p><text:s text:c="3"/>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osnia and Herzegovina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661.296" calcext:value-type="float">
            <text:p><text:s text:c="2"/>2 661</text:p>
          </table:table-cell>
          <table:table-cell office:value-type="float" office:value="2710.651" calcext:value-type="float">
            <text:p><text:s text:c="2"/>2 711</text:p>
          </table:table-cell>
          <table:table-cell office:value-type="float" office:value="2764.713" calcext:value-type="float">
            <text:p><text:s text:c="2"/>2 765</text:p>
          </table:table-cell>
          <table:table-cell office:value-type="float" office:value="2821.308" calcext:value-type="float">
            <text:p><text:s text:c="2"/>2 821</text:p>
          </table:table-cell>
          <table:table-cell office:value-type="float" office:value="2878.849" calcext:value-type="float">
            <text:p><text:s text:c="2"/>2 879</text:p>
          </table:table-cell>
          <table:table-cell office:value-type="float" office:value="2936.309" calcext:value-type="float">
            <text:p><text:s text:c="2"/>2 936</text:p>
          </table:table-cell>
          <table:table-cell office:value-type="float" office:value="2993.271" calcext:value-type="float">
            <text:p><text:s text:c="2"/>2 993</text:p>
          </table:table-cell>
          <table:table-cell office:value-type="float" office:value="3049.919" calcext:value-type="float">
            <text:p><text:s text:c="2"/>3 050</text:p>
          </table:table-cell>
          <table:table-cell office:value-type="float" office:value="3106.894" calcext:value-type="float">
            <text:p><text:s text:c="2"/>3 107</text:p>
          </table:table-cell>
          <table:table-cell office:value-type="float" office:value="3165.191" calcext:value-type="float">
            <text:p><text:s text:c="2"/>3 165</text:p>
          </table:table-cell>
          <table:table-cell office:value-type="float" office:value="3225.668" calcext:value-type="float">
            <text:p><text:s text:c="2"/>3 226</text:p>
          </table:table-cell>
          <table:table-cell office:value-type="float" office:value="3288.602" calcext:value-type="float">
            <text:p><text:s text:c="2"/>3 289</text:p>
          </table:table-cell>
          <table:table-cell office:value-type="float" office:value="3353.226" calcext:value-type="float">
            <text:p><text:s text:c="2"/>3 353</text:p>
          </table:table-cell>
          <table:table-cell office:value-type="float" office:value="3417.574" calcext:value-type="float">
            <text:p><text:s text:c="2"/>3 418</text:p>
          </table:table-cell>
          <table:table-cell office:value-type="float" office:value="3478.995" calcext:value-type="float">
            <text:p><text:s text:c="2"/>3 479</text:p>
          </table:table-cell>
          <table:table-cell office:value-type="float" office:value="3535.64" calcext:value-type="float">
            <text:p><text:s text:c="2"/>3 536</text:p>
          </table:table-cell>
          <table:table-cell office:value-type="float" office:value="3586.634" calcext:value-type="float">
            <text:p><text:s text:c="2"/>3 587</text:p>
          </table:table-cell>
          <table:table-cell office:value-type="float" office:value="3632.669" calcext:value-type="float">
            <text:p><text:s text:c="2"/>3 633</text:p>
          </table:table-cell>
          <table:table-cell office:value-type="float" office:value="3675.452" calcext:value-type="float">
            <text:p><text:s text:c="2"/>3 675</text:p>
          </table:table-cell>
          <table:table-cell office:value-type="float" office:value="3717.466" calcext:value-type="float">
            <text:p><text:s text:c="2"/>3 717</text:p>
          </table:table-cell>
          <table:table-cell office:value-type="float" office:value="3760.527" calcext:value-type="float">
            <text:p><text:s text:c="2"/>3 761</text:p>
          </table:table-cell>
          <table:table-cell office:value-type="float" office:value="3805.285" calcext:value-type="float">
            <text:p><text:s text:c="2"/>3 805</text:p>
          </table:table-cell>
          <table:table-cell office:value-type="float" office:value="3851.151" calcext:value-type="float">
            <text:p><text:s text:c="2"/>3 851</text:p>
          </table:table-cell>
          <table:table-cell office:value-type="float" office:value="3897.255" calcext:value-type="float">
            <text:p><text:s text:c="2"/>3 897</text:p>
          </table:table-cell>
          <table:table-cell office:value-type="float" office:value="3942.223" calcext:value-type="float">
            <text:p><text:s text:c="2"/>3 942</text:p>
          </table:table-cell>
          <table:table-cell office:value-type="float" office:value="3985.103" calcext:value-type="float">
            <text:p><text:s text:c="2"/>3 985</text:p>
          </table:table-cell>
          <table:table-cell office:value-type="float" office:value="4025.265" calcext:value-type="float">
            <text:p><text:s text:c="2"/>4 025</text:p>
          </table:table-cell>
          <table:table-cell office:value-type="float" office:value="4063.191" calcext:value-type="float">
            <text:p><text:s text:c="2"/>4 063</text:p>
          </table:table-cell>
          <table:table-cell office:value-type="float" office:value="4100.35" calcext:value-type="float">
            <text:p><text:s text:c="2"/>4 100</text:p>
          </table:table-cell>
          <table:table-cell office:value-type="float" office:value="4138.819" calcext:value-type="float">
            <text:p><text:s text:c="2"/>4 139</text:p>
          </table:table-cell>
          <table:table-cell office:value-type="float" office:value="4179.855" calcext:value-type="float">
            <text:p><text:s text:c="2"/>4 180</text:p>
          </table:table-cell>
          <table:table-cell office:value-type="float" office:value="4222.511" calcext:value-type="float">
            <text:p><text:s text:c="2"/>4 223</text:p>
          </table:table-cell>
          <table:table-cell office:value-type="float" office:value="4265.31" calcext:value-type="float">
            <text:p><text:s text:c="2"/>4 265</text:p>
          </table:table-cell>
          <table:table-cell office:value-type="float" office:value="4308.106" calcext:value-type="float">
            <text:p><text:s text:c="2"/>4 308</text:p>
          </table:table-cell>
          <table:table-cell office:value-type="float" office:value="4350.746" calcext:value-type="float">
            <text:p><text:s text:c="2"/>4 351</text:p>
          </table:table-cell>
          <table:table-cell office:value-type="float" office:value="4392.13" calcext:value-type="float">
            <text:p><text:s text:c="2"/>4 392</text:p>
          </table:table-cell>
          <table:table-cell office:value-type="float" office:value="4435.504" calcext:value-type="float">
            <text:p><text:s text:c="2"/>4 436</text:p>
          </table:table-cell>
          <table:table-cell office:value-type="float" office:value="4478.519" calcext:value-type="float">
            <text:p><text:s text:c="2"/>4 479</text:p>
          </table:table-cell>
          <table:table-cell office:value-type="float" office:value="4508.056" calcext:value-type="float">
            <text:p><text:s text:c="2"/>4 508</text:p>
          </table:table-cell>
          <table:table-cell office:value-type="float" office:value="4506.653" calcext:value-type="float">
            <text:p><text:s text:c="2"/>4 507</text:p>
          </table:table-cell>
          <table:table-cell office:value-type="float" office:value="4463.422" calcext:value-type="float">
            <text:p><text:s text:c="2"/>4 463</text:p>
          </table:table-cell>
          <table:table-cell office:value-type="float" office:value="4371.603" calcext:value-type="float">
            <text:p><text:s text:c="2"/>4 372</text:p>
          </table:table-cell>
          <table:table-cell office:value-type="float" office:value="4239.154" calcext:value-type="float">
            <text:p><text:s text:c="2"/>4 239</text:p>
          </table:table-cell>
          <table:table-cell office:value-type="float" office:value="4087.999" calcext:value-type="float">
            <text:p><text:s text:c="2"/>4 088</text:p>
          </table:table-cell>
          <table:table-cell office:value-type="float" office:value="3948.816" calcext:value-type="float">
            <text:p><text:s text:c="2"/>3 949</text:p>
          </table:table-cell>
          <table:table-cell office:value-type="float" office:value="3843.712" calcext:value-type="float">
            <text:p><text:s text:c="2"/>3 844</text:p>
          </table:table-cell>
          <table:table-cell office:value-type="float" office:value="3780.378" calcext:value-type="float">
            <text:p><text:s text:c="2"/>3 780</text:p>
          </table:table-cell>
          <table:table-cell office:value-type="float" office:value="3752.431" calcext:value-type="float">
            <text:p><text:s text:c="2"/>3 752</text:p>
          </table:table-cell>
          <table:table-cell office:value-type="float" office:value="3750.485" calcext:value-type="float">
            <text:p><text:s text:c="2"/>3 750</text:p>
          </table:table-cell>
          <table:table-cell office:value-type="float" office:value="3759.118" calcext:value-type="float">
            <text:p><text:s text:c="2"/>3 759</text:p>
          </table:table-cell>
          <table:table-cell office:value-type="float" office:value="3766.706" calcext:value-type="float">
            <text:p><text:s text:c="2"/>3 767</text:p>
          </table:table-cell>
          <table:table-cell office:value-type="float" office:value="3771.284" calcext:value-type="float">
            <text:p><text:s text:c="2"/>3 771</text:p>
          </table:table-cell>
          <table:table-cell office:value-type="float" office:value="3775.807" calcext:value-type="float">
            <text:p><text:s text:c="2"/>3 776</text:p>
          </table:table-cell>
          <table:table-cell office:value-type="float" office:value="3779.247" calcext:value-type="float">
            <text:p><text:s text:c="2"/>3 779</text:p>
          </table:table-cell>
          <table:table-cell office:value-type="float" office:value="3781.287" calcext:value-type="float">
            <text:p><text:s text:c="2"/>3 781</text:p>
          </table:table-cell>
          <table:table-cell office:value-type="float" office:value="3781.53" calcext:value-type="float">
            <text:p><text:s text:c="2"/>3 782</text:p>
          </table:table-cell>
          <table:table-cell office:value-type="float" office:value="3779.468" calcext:value-type="float">
            <text:p><text:s text:c="2"/>3 779</text:p>
          </table:table-cell>
          <table:table-cell office:value-type="float" office:value="3774" calcext:value-type="float">
            <text:p><text:s text:c="2"/>3 774</text:p>
          </table:table-cell>
          <table:table-cell office:value-type="float" office:value="3763.599" calcext:value-type="float">
            <text:p><text:s text:c="2"/>3 764</text:p>
          </table:table-cell>
          <table:table-cell office:value-type="float" office:value="3746.561" calcext:value-type="float">
            <text:p><text:s text:c="2"/>3 747</text:p>
          </table:table-cell>
          <table:table-cell office:value-type="float" office:value="3722.084" calcext:value-type="float">
            <text:p><text:s text:c="2"/>3 722</text:p>
          </table:table-cell>
          <table:table-cell office:value-type="float" office:value="3688.865" calcext:value-type="float">
            <text:p><text:s text:c="2"/>3 689</text:p>
          </table:table-cell>
          <table:table-cell office:value-type="float" office:value="3648.2" calcext:value-type="float">
            <text:p><text:s text:c="2"/>3 648</text:p>
          </table:table-cell>
          <table:table-cell office:value-type="float" office:value="3604.999" calcext:value-type="float">
            <text:p><text:s text:c="2"/>3 605</text:p>
          </table:table-cell>
          <table:table-cell office:value-type="float" office:value="3566.002" calcext:value-type="float">
            <text:p><text:s text:c="2"/>3 566</text:p>
          </table:table-cell>
          <table:table-cell office:value-type="float" office:value="3535.961" calcext:value-type="float">
            <text:p><text:s text:c="2"/>3 5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850.297" calcext:value-type="float">
            <text:p><text:s text:c="2"/>3 850</text:p>
          </table:table-cell>
          <table:table-cell office:value-type="float" office:value="3886.221" calcext:value-type="float">
            <text:p><text:s text:c="2"/>3 886</text:p>
          </table:table-cell>
          <table:table-cell office:value-type="float" office:value="3922.674" calcext:value-type="float">
            <text:p><text:s text:c="2"/>3 923</text:p>
          </table:table-cell>
          <table:table-cell office:value-type="float" office:value="3959.116" calcext:value-type="float">
            <text:p><text:s text:c="2"/>3 959</text:p>
          </table:table-cell>
          <table:table-cell office:value-type="float" office:value="3995.135" calcext:value-type="float">
            <text:p><text:s text:c="2"/>3 995</text:p>
          </table:table-cell>
          <table:table-cell office:value-type="float" office:value="4030.414" calcext:value-type="float">
            <text:p><text:s text:c="2"/>4 030</text:p>
          </table:table-cell>
          <table:table-cell office:value-type="float" office:value="4064.774" calcext:value-type="float">
            <text:p><text:s text:c="2"/>4 065</text:p>
          </table:table-cell>
          <table:table-cell office:value-type="float" office:value="4098.124" calcext:value-type="float">
            <text:p><text:s text:c="2"/>4 098</text:p>
          </table:table-cell>
          <table:table-cell office:value-type="float" office:value="4130.491" calcext:value-type="float">
            <text:p><text:s text:c="2"/>4 130</text:p>
          </table:table-cell>
          <table:table-cell office:value-type="float" office:value="4161.964" calcext:value-type="float">
            <text:p><text:s text:c="2"/>4 162</text:p>
          </table:table-cell>
          <table:table-cell office:value-type="float" office:value="4192.634" calcext:value-type="float">
            <text:p><text:s text:c="2"/>4 193</text:p>
          </table:table-cell>
          <table:table-cell office:value-type="float" office:value="4222.502" calcext:value-type="float">
            <text:p><text:s text:c="2"/>4 223</text:p>
          </table:table-cell>
          <table:table-cell office:value-type="float" office:value="4251.421" calcext:value-type="float">
            <text:p><text:s text:c="2"/>4 251</text:p>
          </table:table-cell>
          <table:table-cell office:value-type="float" office:value="4279.058" calcext:value-type="float">
            <text:p><text:s text:c="2"/>4 279</text:p>
          </table:table-cell>
          <table:table-cell office:value-type="float" office:value="4304.986" calcext:value-type="float">
            <text:p><text:s text:c="2"/>4 305</text:p>
          </table:table-cell>
          <table:table-cell office:value-type="float" office:value="4328.92" calcext:value-type="float">
            <text:p><text:s text:c="2"/>4 329</text:p>
          </table:table-cell>
          <table:table-cell office:value-type="float" office:value="4350.813" calcext:value-type="float">
            <text:p><text:s text:c="2"/>4 351</text:p>
          </table:table-cell>
          <table:table-cell office:value-type="float" office:value="4370.856" calcext:value-type="float">
            <text:p><text:s text:c="2"/>4 371</text:p>
          </table:table-cell>
          <table:table-cell office:value-type="float" office:value="4389.32" calcext:value-type="float">
            <text:p><text:s text:c="2"/>4 389</text:p>
          </table:table-cell>
          <table:table-cell office:value-type="float" office:value="4406.607" calcext:value-type="float">
            <text:p><text:s text:c="2"/>4 407</text:p>
          </table:table-cell>
          <table:table-cell office:value-type="float" office:value="4423.072" calcext:value-type="float">
            <text:p><text:s text:c="2"/>4 423</text:p>
          </table:table-cell>
          <table:table-cell office:value-type="float" office:value="4438.814" calcext:value-type="float">
            <text:p><text:s text:c="2"/>4 439</text:p>
          </table:table-cell>
          <table:table-cell office:value-type="float" office:value="4453.987" calcext:value-type="float">
            <text:p><text:s text:c="2"/>4 454</text:p>
          </table:table-cell>
          <table:table-cell office:value-type="float" office:value="4469.036" calcext:value-type="float">
            <text:p><text:s text:c="2"/>4 469</text:p>
          </table:table-cell>
          <table:table-cell office:value-type="float" office:value="4484.521" calcext:value-type="float">
            <text:p><text:s text:c="2"/>4 485</text:p>
          </table:table-cell>
          <table:table-cell office:value-type="float" office:value="4500.865" calcext:value-type="float">
            <text:p><text:s text:c="2"/>4 501</text:p>
          </table:table-cell>
          <table:table-cell office:value-type="float" office:value="4518.101" calcext:value-type="float">
            <text:p><text:s text:c="2"/>4 518</text:p>
          </table:table-cell>
          <table:table-cell office:value-type="float" office:value="4536.198" calcext:value-type="float">
            <text:p><text:s text:c="2"/>4 536</text:p>
          </table:table-cell>
          <table:table-cell office:value-type="float" office:value="4555.42" calcext:value-type="float">
            <text:p><text:s text:c="2"/>4 555</text:p>
          </table:table-cell>
          <table:table-cell office:value-type="float" office:value="4576.033" calcext:value-type="float">
            <text:p><text:s text:c="2"/>4 576</text:p>
          </table:table-cell>
          <table:table-cell office:value-type="float" office:value="4598.129" calcext:value-type="float">
            <text:p><text:s text:c="2"/>4 598</text:p>
          </table:table-cell>
          <table:table-cell office:value-type="float" office:value="4621.419" calcext:value-type="float">
            <text:p><text:s text:c="2"/>4 621</text:p>
          </table:table-cell>
          <table:table-cell office:value-type="float" office:value="4645.413" calcext:value-type="float">
            <text:p><text:s text:c="2"/>4 645</text:p>
          </table:table-cell>
          <table:table-cell office:value-type="float" office:value="4669.613" calcext:value-type="float">
            <text:p><text:s text:c="2"/>4 670</text:p>
          </table:table-cell>
          <table:table-cell office:value-type="float" office:value="4693.431" calcext:value-type="float">
            <text:p><text:s text:c="2"/>4 693</text:p>
          </table:table-cell>
          <table:table-cell office:value-type="float" office:value="4716.117" calcext:value-type="float">
            <text:p><text:s text:c="2"/>4 716</text:p>
          </table:table-cell>
          <table:table-cell office:value-type="float" office:value="4737.949" calcext:value-type="float">
            <text:p><text:s text:c="2"/>4 738</text:p>
          </table:table-cell>
          <table:table-cell office:value-type="float" office:value="4758.151" calcext:value-type="float">
            <text:p><text:s text:c="2"/>4 758</text:p>
          </table:table-cell>
          <table:table-cell office:value-type="float" office:value="4773.683" calcext:value-type="float">
            <text:p><text:s text:c="2"/>4 774</text:p>
          </table:table-cell>
          <table:table-cell office:value-type="float" office:value="4780.629" calcext:value-type="float">
            <text:p><text:s text:c="2"/>4 781</text:p>
          </table:table-cell>
          <table:table-cell office:value-type="float" office:value="4776.372" calcext:value-type="float">
            <text:p><text:s text:c="2"/>4 776</text:p>
          </table:table-cell>
          <table:table-cell office:value-type="float" office:value="4760.003" calcext:value-type="float">
            <text:p><text:s text:c="2"/>4 760</text:p>
          </table:table-cell>
          <table:table-cell office:value-type="float" office:value="4732.862" calcext:value-type="float">
            <text:p><text:s text:c="2"/>4 733</text:p>
          </table:table-cell>
          <table:table-cell office:value-type="float" office:value="4697.535" calcext:value-type="float">
            <text:p><text:s text:c="2"/>4 698</text:p>
          </table:table-cell>
          <table:table-cell office:value-type="float" office:value="4657.802" calcext:value-type="float">
            <text:p><text:s text:c="2"/>4 658</text:p>
          </table:table-cell>
          <table:table-cell office:value-type="float" office:value="4616.763" calcext:value-type="float">
            <text:p><text:s text:c="2"/>4 617</text:p>
          </table:table-cell>
          <table:table-cell office:value-type="float" office:value="4574.887" calcext:value-type="float">
            <text:p><text:s text:c="2"/>4 575</text:p>
          </table:table-cell>
          <table:table-cell office:value-type="float" office:value="4532.399" calcext:value-type="float">
            <text:p><text:s text:c="2"/>4 532</text:p>
          </table:table-cell>
          <table:table-cell office:value-type="float" office:value="4491.902" calcext:value-type="float">
            <text:p><text:s text:c="2"/>4 492</text:p>
          </table:table-cell>
          <table:table-cell office:value-type="float" office:value="4456.433" calcext:value-type="float">
            <text:p><text:s text:c="2"/>4 456</text:p>
          </table:table-cell>
          <table:table-cell office:value-type="float" office:value="4428.072" calcext:value-type="float">
            <text:p><text:s text:c="2"/>4 428</text:p>
          </table:table-cell>
          <table:table-cell office:value-type="float" office:value="4408.08" calcext:value-type="float">
            <text:p><text:s text:c="2"/>4 408</text:p>
          </table:table-cell>
          <table:table-cell office:value-type="float" office:value="4395.819" calcext:value-type="float">
            <text:p><text:s text:c="2"/>4 396</text:p>
          </table:table-cell>
          <table:table-cell office:value-type="float" office:value="4388.946" calcext:value-type="float">
            <text:p><text:s text:c="2"/>4 389</text:p>
          </table:table-cell>
          <table:table-cell office:value-type="float" office:value="4383.92" calcext:value-type="float">
            <text:p><text:s text:c="2"/>4 384</text:p>
          </table:table-cell>
          <table:table-cell office:value-type="float" office:value="4378.057" calcext:value-type="float">
            <text:p><text:s text:c="2"/>4 378</text:p>
          </table:table-cell>
          <table:table-cell office:value-type="float" office:value="4370.699" calcext:value-type="float">
            <text:p><text:s text:c="2"/>4 371</text:p>
          </table:table-cell>
          <table:table-cell office:value-type="float" office:value="4362.266" calcext:value-type="float">
            <text:p><text:s text:c="2"/>4 362</text:p>
          </table:table-cell>
          <table:table-cell office:value-type="float" office:value="4352.428" calcext:value-type="float">
            <text:p><text:s text:c="2"/>4 352</text:p>
          </table:table-cell>
          <table:table-cell office:value-type="float" office:value="4341.084" calcext:value-type="float">
            <text:p><text:s text:c="2"/>4 341</text:p>
          </table:table-cell>
          <table:table-cell office:value-type="float" office:value="4328.153" calcext:value-type="float">
            <text:p><text:s text:c="2"/>4 328</text:p>
          </table:table-cell>
          <table:table-cell office:value-type="float" office:value="4313.371" calcext:value-type="float">
            <text:p><text:s text:c="2"/>4 313</text:p>
          </table:table-cell>
          <table:table-cell office:value-type="float" office:value="4296.526" calcext:value-type="float">
            <text:p><text:s text:c="2"/>4 297</text:p>
          </table:table-cell>
          <table:table-cell office:value-type="float" office:value="4277.806" calcext:value-type="float">
            <text:p><text:s text:c="2"/>4 278</text:p>
          </table:table-cell>
          <table:table-cell office:value-type="float" office:value="4257.533" calcext:value-type="float">
            <text:p><text:s text:c="2"/>4 258</text:p>
          </table:table-cell>
          <table:table-cell office:value-type="float" office:value="4236.016" calcext:value-type="float">
            <text:p><text:s text:c="2"/>4 2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ibraltar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2.039" calcext:value-type="float">
            <text:p><text:s text:c="3"/>22</text:p>
          </table:table-cell>
          <table:table-cell office:value-type="float" office:value="22.292" calcext:value-type="float">
            <text:p><text:s text:c="3"/>22</text:p>
          </table:table-cell>
          <table:table-cell office:value-type="float" office:value="22.494" calcext:value-type="float">
            <text:p><text:s text:c="3"/>22</text:p>
          </table:table-cell>
          <table:table-cell office:value-type="float" office:value="22.63" calcext:value-type="float">
            <text:p><text:s text:c="3"/>23</text:p>
          </table:table-cell>
          <table:table-cell office:value-type="float" office:value="22.72" calcext:value-type="float">
            <text:p><text:s text:c="3"/>23</text:p>
          </table:table-cell>
          <table:table-cell office:value-type="float" office:value="22.775" calcext:value-type="float">
            <text:p><text:s text:c="3"/>23</text:p>
          </table:table-cell>
          <table:table-cell office:value-type="float" office:value="22.816" calcext:value-type="float">
            <text:p><text:s text:c="3"/>23</text:p>
          </table:table-cell>
          <table:table-cell office:value-type="float" office:value="22.863" calcext:value-type="float">
            <text:p><text:s text:c="3"/>23</text:p>
          </table:table-cell>
          <table:table-cell office:value-type="float" office:value="22.959" calcext:value-type="float">
            <text:p><text:s text:c="3"/>23</text:p>
          </table:table-cell>
          <table:table-cell office:value-type="float" office:value="23.129" calcext:value-type="float">
            <text:p><text:s text:c="3"/>23</text:p>
          </table:table-cell>
          <table:table-cell office:value-type="float" office:value="23.394" calcext:value-type="float">
            <text:p><text:s text:c="3"/>23</text:p>
          </table:table-cell>
          <table:table-cell office:value-type="float" office:value="23.786" calcext:value-type="float">
            <text:p><text:s text:c="3"/>24</text:p>
          </table:table-cell>
          <table:table-cell office:value-type="float" office:value="24.284" calcext:value-type="float">
            <text:p><text:s text:c="3"/>24</text:p>
          </table:table-cell>
          <table:table-cell office:value-type="float" office:value="24.848" calcext:value-type="float">
            <text:p><text:s text:c="3"/>25</text:p>
          </table:table-cell>
          <table:table-cell office:value-type="float" office:value="25.454" calcext:value-type="float">
            <text:p><text:s text:c="3"/>25</text:p>
          </table:table-cell>
          <table:table-cell office:value-type="float" office:value="26.041" calcext:value-type="float">
            <text:p><text:s text:c="3"/>26</text:p>
          </table:table-cell>
          <table:table-cell office:value-type="float" office:value="26.612" calcext:value-type="float">
            <text:p><text:s text:c="3"/>27</text:p>
          </table:table-cell>
          <table:table-cell office:value-type="float" office:value="27.174" calcext:value-type="float">
            <text:p><text:s text:c="3"/>27</text:p>
          </table:table-cell>
          <table:table-cell office:value-type="float" office:value="27.694" calcext:value-type="float">
            <text:p><text:s text:c="3"/>28</text:p>
          </table:table-cell>
          <table:table-cell office:value-type="float" office:value="28.159" calcext:value-type="float">
            <text:p><text:s text:c="3"/>28</text:p>
          </table:table-cell>
          <table:table-cell office:value-type="float" office:value="28.56" calcext:value-type="float">
            <text:p><text:s text:c="3"/>29</text:p>
          </table:table-cell>
          <table:table-cell office:value-type="float" office:value="28.869" calcext:value-type="float">
            <text:p><text:s text:c="3"/>29</text:p>
          </table:table-cell>
          <table:table-cell office:value-type="float" office:value="29.104" calcext:value-type="float">
            <text:p><text:s text:c="3"/>29</text:p>
          </table:table-cell>
          <table:table-cell office:value-type="float" office:value="29.278" calcext:value-type="float">
            <text:p><text:s text:c="3"/>29</text:p>
          </table:table-cell>
          <table:table-cell office:value-type="float" office:value="29.427" calcext:value-type="float">
            <text:p><text:s text:c="3"/>29</text:p>
          </table:table-cell>
          <table:table-cell office:value-type="float" office:value="29.578" calcext:value-type="float">
            <text:p><text:s text:c="3"/>30</text:p>
          </table:table-cell>
          <table:table-cell office:value-type="float" office:value="29.742" calcext:value-type="float">
            <text:p><text:s text:c="3"/>30</text:p>
          </table:table-cell>
          <table:table-cell office:value-type="float" office:value="29.902" calcext:value-type="float">
            <text:p><text:s text:c="3"/>30</text:p>
          </table:table-cell>
          <table:table-cell office:value-type="float" office:value="30.049" calcext:value-type="float">
            <text:p><text:s text:c="3"/>30</text:p>
          </table:table-cell>
          <table:table-cell office:value-type="float" office:value="30.177" calcext:value-type="float">
            <text:p><text:s text:c="3"/>30</text:p>
          </table:table-cell>
          <table:table-cell office:value-type="float" office:value="30.272" calcext:value-type="float">
            <text:p><text:s text:c="3"/>30</text:p>
          </table:table-cell>
          <table:table-cell office:value-type="float" office:value="30.334" calcext:value-type="float">
            <text:p><text:s text:c="3"/>30</text:p>
          </table:table-cell>
          <table:table-cell office:value-type="float" office:value="30.381" calcext:value-type="float">
            <text:p><text:s text:c="3"/>30</text:p>
          </table:table-cell>
          <table:table-cell office:value-type="float" office:value="30.383" calcext:value-type="float">
            <text:p><text:s text:c="3"/>30</text:p>
          </table:table-cell>
          <table:table-cell office:value-type="float" office:value="30.325" calcext:value-type="float">
            <text:p><text:s text:c="3"/>30</text:p>
          </table:table-cell>
          <table:table-cell office:value-type="float" office:value="30.207" calcext:value-type="float">
            <text:p><text:s text:c="3"/>30</text:p>
          </table:table-cell>
          <table:table-cell office:value-type="float" office:value="30.004" calcext:value-type="float">
            <text:p><text:s text:c="3"/>30</text:p>
          </table:table-cell>
          <table:table-cell office:value-type="float" office:value="29.744" calcext:value-type="float">
            <text:p><text:s text:c="3"/>30</text:p>
          </table:table-cell>
          <table:table-cell office:value-type="float" office:value="29.469" calcext:value-type="float">
            <text:p><text:s text:c="3"/>29</text:p>
          </table:table-cell>
          <table:table-cell office:value-type="float" office:value="29.262" calcext:value-type="float">
            <text:p><text:s text:c="3"/>29</text:p>
          </table:table-cell>
          <table:table-cell office:value-type="float" office:value="29.164" calcext:value-type="float">
            <text:p><text:s text:c="3"/>29</text:p>
          </table:table-cell>
          <table:table-cell office:value-type="float" office:value="29.212" calcext:value-type="float">
            <text:p><text:s text:c="3"/>29</text:p>
          </table:table-cell>
          <table:table-cell office:value-type="float" office:value="29.379" calcext:value-type="float">
            <text:p><text:s text:c="3"/>29</text:p>
          </table:table-cell>
          <table:table-cell office:value-type="float" office:value="29.623" calcext:value-type="float">
            <text:p><text:s text:c="3"/>30</text:p>
          </table:table-cell>
          <table:table-cell office:value-type="float" office:value="29.895" calcext:value-type="float">
            <text:p><text:s text:c="3"/>30</text:p>
          </table:table-cell>
          <table:table-cell office:value-type="float" office:value="30.147" calcext:value-type="float">
            <text:p><text:s text:c="3"/>30</text:p>
          </table:table-cell>
          <table:table-cell office:value-type="float" office:value="30.382" calcext:value-type="float">
            <text:p><text:s text:c="3"/>30</text:p>
          </table:table-cell>
          <table:table-cell office:value-type="float" office:value="30.594" calcext:value-type="float">
            <text:p><text:s text:c="3"/>31</text:p>
          </table:table-cell>
          <table:table-cell office:value-type="float" office:value="30.801" calcext:value-type="float">
            <text:p><text:s text:c="3"/>31</text:p>
          </table:table-cell>
          <table:table-cell office:value-type="float" office:value="30.991" calcext:value-type="float">
            <text:p><text:s text:c="3"/>31</text:p>
          </table:table-cell>
          <table:table-cell office:value-type="float" office:value="31.18" calcext:value-type="float">
            <text:p><text:s text:c="3"/>31</text:p>
          </table:table-cell>
          <table:table-cell office:value-type="float" office:value="31.374" calcext:value-type="float">
            <text:p><text:s text:c="3"/>31</text:p>
          </table:table-cell>
          <table:table-cell office:value-type="float" office:value="31.544" calcext:value-type="float">
            <text:p><text:s text:c="3"/>32</text:p>
          </table:table-cell>
          <table:table-cell office:value-type="float" office:value="31.72" calcext:value-type="float">
            <text:p><text:s text:c="3"/>32</text:p>
          </table:table-cell>
          <table:table-cell office:value-type="float" office:value="31.896" calcext:value-type="float">
            <text:p><text:s text:c="3"/>32</text:p>
          </table:table-cell>
          <table:table-cell office:value-type="float" office:value="32.085" calcext:value-type="float">
            <text:p><text:s text:c="3"/>32</text:p>
          </table:table-cell>
          <table:table-cell office:value-type="float" office:value="32.296" calcext:value-type="float">
            <text:p><text:s text:c="3"/>32</text:p>
          </table:table-cell>
          <table:table-cell office:value-type="float" office:value="32.51" calcext:value-type="float">
            <text:p><text:s text:c="3"/>33</text:p>
          </table:table-cell>
          <table:table-cell office:value-type="float" office:value="32.732" calcext:value-type="float">
            <text:p><text:s text:c="3"/>33</text:p>
          </table:table-cell>
          <table:table-cell office:value-type="float" office:value="32.956" calcext:value-type="float">
            <text:p><text:s text:c="3"/>33</text:p>
          </table:table-cell>
          <table:table-cell office:value-type="float" office:value="33.189" calcext:value-type="float">
            <text:p><text:s text:c="3"/>33</text:p>
          </table:table-cell>
          <table:table-cell office:value-type="float" office:value="33.405" calcext:value-type="float">
            <text:p><text:s text:c="3"/>33</text:p>
          </table:table-cell>
          <table:table-cell office:value-type="float" office:value="33.623" calcext:value-type="float">
            <text:p><text:s text:c="3"/>34</text:p>
          </table:table-cell>
          <table:table-cell office:value-type="float" office:value="33.831" calcext:value-type="float">
            <text:p><text:s text:c="3"/>34</text:p>
          </table:table-cell>
          <table:table-cell office:value-type="float" office:value="34.038" calcext:value-type="float">
            <text:p><text:s text:c="3"/>34</text:p>
          </table:table-cell>
          <table:table-cell office:value-type="float" office:value="34.228" calcext:value-type="float">
            <text:p><text:s text:c="3"/>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668.794" calcext:value-type="float">
            <text:p><text:s text:c="2"/>7 669</text:p>
          </table:table-cell>
          <table:table-cell office:value-type="float" office:value="7743.251" calcext:value-type="float">
            <text:p><text:s text:c="2"/>7 743</text:p>
          </table:table-cell>
          <table:table-cell office:value-type="float" office:value="7814.593" calcext:value-type="float">
            <text:p><text:s text:c="2"/>7 815</text:p>
          </table:table-cell>
          <table:table-cell office:value-type="float" office:value="7882.997" calcext:value-type="float">
            <text:p><text:s text:c="2"/>7 883</text:p>
          </table:table-cell>
          <table:table-cell office:value-type="float" office:value="7948.525" calcext:value-type="float">
            <text:p><text:s text:c="2"/>7 949</text:p>
          </table:table-cell>
          <table:table-cell office:value-type="float" office:value="8011.124" calcext:value-type="float">
            <text:p><text:s text:c="2"/>8 011</text:p>
          </table:table-cell>
          <table:table-cell office:value-type="float" office:value="8070.644" calcext:value-type="float">
            <text:p><text:s text:c="2"/>8 071</text:p>
          </table:table-cell>
          <table:table-cell office:value-type="float" office:value="8126.805" calcext:value-type="float">
            <text:p><text:s text:c="2"/>8 127</text:p>
          </table:table-cell>
          <table:table-cell office:value-type="float" office:value="8179.268" calcext:value-type="float">
            <text:p><text:s text:c="2"/>8 179</text:p>
          </table:table-cell>
          <table:table-cell office:value-type="float" office:value="8227.654" calcext:value-type="float">
            <text:p><text:s text:c="2"/>8 228</text:p>
          </table:table-cell>
          <table:table-cell office:value-type="float" office:value="8271.788" calcext:value-type="float">
            <text:p><text:s text:c="2"/>8 272</text:p>
          </table:table-cell>
          <table:table-cell office:value-type="float" office:value="8311.808" calcext:value-type="float">
            <text:p><text:s text:c="2"/>8 312</text:p>
          </table:table-cell>
          <table:table-cell office:value-type="float" office:value="8348.332" calcext:value-type="float">
            <text:p><text:s text:c="2"/>8 348</text:p>
          </table:table-cell>
          <table:table-cell office:value-type="float" office:value="8382.605" calcext:value-type="float">
            <text:p><text:s text:c="2"/>8 383</text:p>
          </table:table-cell>
          <table:table-cell office:value-type="float" office:value="8416.193" calcext:value-type="float">
            <text:p><text:s text:c="2"/>8 416</text:p>
          </table:table-cell>
          <table:table-cell office:value-type="float" office:value="8450.504" calcext:value-type="float">
            <text:p><text:s text:c="2"/>8 451</text:p>
          </table:table-cell>
          <table:table-cell office:value-type="float" office:value="8486.428" calcext:value-type="float">
            <text:p><text:s text:c="2"/>8 486</text:p>
          </table:table-cell>
          <table:table-cell office:value-type="float" office:value="8524.555" calcext:value-type="float">
            <text:p><text:s text:c="2"/>8 525</text:p>
          </table:table-cell>
          <table:table-cell office:value-type="float" office:value="8565.665" calcext:value-type="float">
            <text:p><text:s text:c="2"/>8 566</text:p>
          </table:table-cell>
          <table:table-cell office:value-type="float" office:value="8610.472" calcext:value-type="float">
            <text:p><text:s text:c="2"/>8 610</text:p>
          </table:table-cell>
          <table:table-cell office:value-type="float" office:value="8659.795" calcext:value-type="float">
            <text:p><text:s text:c="2"/>8 660</text:p>
          </table:table-cell>
          <table:table-cell office:value-type="float" office:value="8712.683" calcext:value-type="float">
            <text:p><text:s text:c="2"/>8 713</text:p>
          </table:table-cell>
          <table:table-cell office:value-type="float" office:value="8769.758" calcext:value-type="float">
            <text:p><text:s text:c="2"/>8 770</text:p>
          </table:table-cell>
          <table:table-cell office:value-type="float" office:value="8835.139" calcext:value-type="float">
            <text:p><text:s text:c="2"/>8 835</text:p>
          </table:table-cell>
          <table:table-cell office:value-type="float" office:value="8914.176" calcext:value-type="float">
            <text:p><text:s text:c="2"/>8 914</text:p>
          </table:table-cell>
          <table:table-cell office:value-type="float" office:value="9009.917" calcext:value-type="float">
            <text:p><text:s text:c="2"/>9 010</text:p>
          </table:table-cell>
          <table:table-cell office:value-type="float" office:value="9124.755" calcext:value-type="float">
            <text:p><text:s text:c="2"/>9 125</text:p>
          </table:table-cell>
          <table:table-cell office:value-type="float" office:value="9255.38" calcext:value-type="float">
            <text:p><text:s text:c="2"/>9 255</text:p>
          </table:table-cell>
          <table:table-cell office:value-type="float" office:value="9392.113" calcext:value-type="float">
            <text:p><text:s text:c="2"/>9 392</text:p>
          </table:table-cell>
          <table:table-cell office:value-type="float" office:value="9521.672" calcext:value-type="float">
            <text:p><text:s text:c="2"/>9 522</text:p>
          </table:table-cell>
          <table:table-cell office:value-type="float" office:value="9634.504" calcext:value-type="float">
            <text:p><text:s text:c="2"/>9 635</text:p>
          </table:table-cell>
          <table:table-cell office:value-type="float" office:value="9727.724" calcext:value-type="float">
            <text:p><text:s text:c="2"/>9 728</text:p>
          </table:table-cell>
          <table:table-cell office:value-type="float" office:value="9804.166" calcext:value-type="float">
            <text:p><text:s text:c="2"/>9 804</text:p>
          </table:table-cell>
          <table:table-cell office:value-type="float" office:value="9867.161" calcext:value-type="float">
            <text:p><text:s text:c="2"/>9 867</text:p>
          </table:table-cell>
          <table:table-cell office:value-type="float" office:value="9922.431" calcext:value-type="float">
            <text:p><text:s text:c="2"/>9 922</text:p>
          </table:table-cell>
          <table:table-cell office:value-type="float" office:value="9974.739" calcext:value-type="float">
            <text:p><text:s text:c="2"/>9 975</text:p>
          </table:table-cell>
          <table:table-cell office:value-type="float" office:value="10023.374" calcext:value-type="float">
            <text:p><text:s text:c="2"/>10 023</text:p>
          </table:table-cell>
          <table:table-cell office:value-type="float" office:value="10068.281" calcext:value-type="float">
            <text:p><text:s text:c="2"/>10 068</text:p>
          </table:table-cell>
          <table:table-cell office:value-type="float" office:value="10115.853" calcext:value-type="float">
            <text:p><text:s text:c="2"/>10 116</text:p>
          </table:table-cell>
          <table:table-cell office:value-type="float" office:value="10174.169" calcext:value-type="float">
            <text:p><text:s text:c="2"/>10 174</text:p>
          </table:table-cell>
          <table:table-cell office:value-type="float" office:value="10248.537" calcext:value-type="float">
            <text:p><text:s text:c="2"/>10 249</text:p>
          </table:table-cell>
          <table:table-cell office:value-type="float" office:value="10341.892" calcext:value-type="float">
            <text:p><text:s text:c="2"/>10 342</text:p>
          </table:table-cell>
          <table:table-cell office:value-type="float" office:value="10451.417" calcext:value-type="float">
            <text:p><text:s text:c="2"/>10 451</text:p>
          </table:table-cell>
          <table:table-cell office:value-type="float" office:value="10569.422" calcext:value-type="float">
            <text:p><text:s text:c="2"/>10 569</text:p>
          </table:table-cell>
          <table:table-cell office:value-type="float" office:value="10684.818" calcext:value-type="float">
            <text:p><text:s text:c="2"/>10 685</text:p>
          </table:table-cell>
          <table:table-cell office:value-type="float" office:value="10789.375" calcext:value-type="float">
            <text:p><text:s text:c="2"/>10 789</text:p>
          </table:table-cell>
          <table:table-cell office:value-type="float" office:value="10880.912" calcext:value-type="float">
            <text:p><text:s text:c="2"/>10 881</text:p>
          </table:table-cell>
          <table:table-cell office:value-type="float" office:value="10961.123" calcext:value-type="float">
            <text:p><text:s text:c="2"/>10 961</text:p>
          </table:table-cell>
          <table:table-cell office:value-type="float" office:value="11030.393" calcext:value-type="float">
            <text:p><text:s text:c="2"/>11 030</text:p>
          </table:table-cell>
          <table:table-cell office:value-type="float" office:value="11090.266" calcext:value-type="float">
            <text:p><text:s text:c="2"/>11 090</text:p>
          </table:table-cell>
          <table:table-cell office:value-type="float" office:value="11142.119" calcext:value-type="float">
            <text:p><text:s text:c="2"/>11 142</text:p>
          </table:table-cell>
          <table:table-cell office:value-type="float" office:value="11184.398" calcext:value-type="float">
            <text:p><text:s text:c="2"/>11 184</text:p>
          </table:table-cell>
          <table:table-cell office:value-type="float" office:value="11216.799" calcext:value-type="float">
            <text:p><text:s text:c="2"/>11 217</text:p>
          </table:table-cell>
          <table:table-cell office:value-type="float" office:value="11243.567" calcext:value-type="float">
            <text:p><text:s text:c="2"/>11 244</text:p>
          </table:table-cell>
          <table:table-cell office:value-type="float" office:value="11270.476" calcext:value-type="float">
            <text:p><text:s text:c="2"/>11 270</text:p>
          </table:table-cell>
          <table:table-cell office:value-type="float" office:value="11301.204" calcext:value-type="float">
            <text:p><text:s text:c="2"/>11 301</text:p>
          </table:table-cell>
          <table:table-cell office:value-type="float" office:value="11338.77" calcext:value-type="float">
            <text:p><text:s text:c="2"/>11 339</text:p>
          </table:table-cell>
          <table:table-cell office:value-type="float" office:value="11380.897" calcext:value-type="float">
            <text:p><text:s text:c="2"/>11 381</text:p>
          </table:table-cell>
          <table:table-cell office:value-type="float" office:value="11419.647" calcext:value-type="float">
            <text:p><text:s text:c="2"/>11 420</text:p>
          </table:table-cell>
          <table:table-cell office:value-type="float" office:value="11443.828" calcext:value-type="float">
            <text:p><text:s text:c="2"/>11 444</text:p>
          </table:table-cell>
          <table:table-cell office:value-type="float" office:value="11446.005" calcext:value-type="float">
            <text:p><text:s text:c="2"/>11 446</text:p>
          </table:table-cell>
          <table:table-cell office:value-type="float" office:value="11422.805" calcext:value-type="float">
            <text:p><text:s text:c="2"/>11 423</text:p>
          </table:table-cell>
          <table:table-cell office:value-type="float" office:value="11378.257" calcext:value-type="float">
            <text:p><text:s text:c="2"/>11 378</text:p>
          </table:table-cell>
          <table:table-cell office:value-type="float" office:value="11321.3" calcext:value-type="float">
            <text:p><text:s text:c="2"/>11 321</text:p>
          </table:table-cell>
          <table:table-cell office:value-type="float" office:value="11264.726" calcext:value-type="float">
            <text:p><text:s text:c="2"/>11 265</text:p>
          </table:table-cell>
          <table:table-cell office:value-type="float" office:value="11217.8" calcext:value-type="float">
            <text:p><text:s text:c="2"/>11 2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Holy See</text:p>
          </table:table-cell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float" office:value="0.908" calcext:value-type="float">
            <text:p><text:s text:c="3"/>1</text:p>
          </table:table-cell>
          <table:table-cell office:value-type="float" office:value="0.885" calcext:value-type="float">
            <text:p><text:s text:c="3"/>1</text:p>
          </table:table-cell>
          <table:table-cell office:value-type="float" office:value="0.882" calcext:value-type="float">
            <text:p><text:s text:c="3"/>1</text:p>
          </table:table-cell>
          <table:table-cell office:value-type="float" office:value="0.886" calcext:value-type="float">
            <text:p><text:s text:c="3"/>1</text:p>
          </table:table-cell>
          <table:table-cell office:value-type="float" office:value="0.894" calcext:value-type="float">
            <text:p><text:s text:c="3"/>1</text:p>
          </table:table-cell>
          <table:table-cell office:value-type="float" office:value="0.908" calcext:value-type="float">
            <text:p><text:s text:c="3"/>1</text:p>
          </table:table-cell>
          <table:table-cell office:value-type="float" office:value="0.905" calcext:value-type="float">
            <text:p><text:s text:c="3"/>1</text:p>
          </table:table-cell>
          <table:table-cell office:value-type="float" office:value="0.91" calcext:value-type="float">
            <text:p><text:s text:c="3"/>1</text:p>
          </table:table-cell>
          <table:table-cell office:value-type="float" office:value="0.912" calcext:value-type="float">
            <text:p><text:s text:c="3"/>1</text:p>
          </table:table-cell>
          <table:table-cell office:value-type="float" office:value="0.908" calcext:value-type="float">
            <text:p><text:s text:c="3"/>1</text:p>
          </table:table-cell>
          <table:table-cell office:value-type="float" office:value="0.906" calcext:value-type="float">
            <text:p><text:s text:c="3"/>1</text:p>
          </table:table-cell>
          <table:table-cell office:value-type="float" office:value="0.903" calcext:value-type="float">
            <text:p><text:s text:c="3"/>1</text:p>
          </table:table-cell>
          <table:table-cell office:value-type="float" office:value="0.898" calcext:value-type="float">
            <text:p><text:s text:c="3"/>1</text:p>
          </table:table-cell>
          <table:table-cell office:value-type="float" office:value="0.892" calcext:value-type="float">
            <text:p><text:s text:c="3"/>1</text:p>
          </table:table-cell>
          <table:table-cell office:value-type="float" office:value="0.879" calcext:value-type="float">
            <text:p><text:s text:c="3"/>1</text:p>
          </table:table-cell>
          <table:table-cell office:value-type="float" office:value="0.854" calcext:value-type="float">
            <text:p><text:s text:c="3"/>1</text:p>
          </table:table-cell>
          <table:table-cell office:value-type="float" office:value="0.814" calcext:value-type="float">
            <text:p><text:s text:c="3"/>1</text:p>
          </table:table-cell>
          <table:table-cell office:value-type="float" office:value="0.766" calcext:value-type="float">
            <text:p><text:s text:c="3"/>1</text:p>
          </table:table-cell>
          <table:table-cell office:value-type="float" office:value="0.712" calcext:value-type="float">
            <text:p><text:s text:c="3"/>1</text:p>
          </table:table-cell>
          <table:table-cell office:value-type="float" office:value="0.669" calcext:value-type="float">
            <text:p><text:s text:c="3"/>1</text:p>
          </table:table-cell>
          <table:table-cell office:value-type="float" office:value="0.644" calcext:value-type="float">
            <text:p><text:s text:c="3"/>1</text:p>
          </table:table-cell>
          <table:table-cell office:value-type="float" office:value="0.642" calcext:value-type="float">
            <text:p><text:s text:c="3"/>1</text:p>
          </table:table-cell>
          <table:table-cell office:value-type="float" office:value="0.657" calcext:value-type="float">
            <text:p><text:s text:c="3"/>1</text:p>
          </table:table-cell>
          <table:table-cell office:value-type="float" office:value="0.686" calcext:value-type="float">
            <text:p><text:s text:c="3"/>1</text:p>
          </table:table-cell>
          <table:table-cell office:value-type="float" office:value="0.708" calcext:value-type="float">
            <text:p><text:s text:c="3"/>1</text:p>
          </table:table-cell>
          <table:table-cell office:value-type="float" office:value="0.728" calcext:value-type="float">
            <text:p><text:s text:c="3"/>1</text:p>
          </table:table-cell>
          <table:table-cell table:number-columns-repeated="2" office:value-type="float" office:value="0.737" calcext:value-type="float">
            <text:p><text:s text:c="3"/>1</text:p>
          </table:table-cell>
          <table:table-cell table:number-columns-repeated="2" office:value-type="float" office:value="0.73" calcext:value-type="float">
            <text:p><text:s text:c="3"/>1</text:p>
          </table:table-cell>
          <table:table-cell office:value-type="float" office:value="0.724" calcext:value-type="float">
            <text:p><text:s text:c="3"/>1</text:p>
          </table:table-cell>
          <table:table-cell office:value-type="float" office:value="0.725" calcext:value-type="float">
            <text:p><text:s text:c="3"/>1</text:p>
          </table:table-cell>
          <table:table-cell office:value-type="float" office:value="0.729" calcext:value-type="float">
            <text:p><text:s text:c="3"/>1</text:p>
          </table:table-cell>
          <table:table-cell office:value-type="float" office:value="0.731" calcext:value-type="float">
            <text:p><text:s text:c="3"/>1</text:p>
          </table:table-cell>
          <table:table-cell office:value-type="float" office:value="0.74" calcext:value-type="float">
            <text:p><text:s text:c="3"/>1</text:p>
          </table:table-cell>
          <table:table-cell office:value-type="float" office:value="0.746" calcext:value-type="float">
            <text:p><text:s text:c="3"/>1</text:p>
          </table:table-cell>
          <table:table-cell office:value-type="float" office:value="0.75" calcext:value-type="float">
            <text:p><text:s text:c="3"/>1</text:p>
          </table:table-cell>
          <table:table-cell office:value-type="float" office:value="0.759" calcext:value-type="float">
            <text:p><text:s text:c="3"/>1</text:p>
          </table:table-cell>
          <table:table-cell office:value-type="float" office:value="0.764" calcext:value-type="float">
            <text:p><text:s text:c="3"/>1</text:p>
          </table:table-cell>
          <table:table-cell office:value-type="float" office:value="0.765" calcext:value-type="float">
            <text:p><text:s text:c="3"/>1</text:p>
          </table:table-cell>
          <table:table-cell office:value-type="float" office:value="0.768" calcext:value-type="float">
            <text:p><text:s text:c="3"/>1</text:p>
          </table:table-cell>
          <table:table-cell office:value-type="float" office:value="0.774" calcext:value-type="float">
            <text:p><text:s text:c="3"/>1</text:p>
          </table:table-cell>
          <table:table-cell office:value-type="float" office:value="0.779" calcext:value-type="float">
            <text:p><text:s text:c="3"/>1</text:p>
          </table:table-cell>
          <table:table-cell table:number-columns-repeated="2" office:value-type="float" office:value="0.778" calcext:value-type="float">
            <text:p><text:s text:c="3"/>1</text:p>
          </table:table-cell>
          <table:table-cell office:value-type="float" office:value="0.78" calcext:value-type="float">
            <text:p><text:s text:c="3"/>1</text:p>
          </table:table-cell>
          <table:table-cell office:value-type="float" office:value="0.778" calcext:value-type="float">
            <text:p><text:s text:c="3"/>1</text:p>
          </table:table-cell>
          <table:table-cell office:value-type="float" office:value="0.782" calcext:value-type="float">
            <text:p><text:s text:c="3"/>1</text:p>
          </table:table-cell>
          <table:table-cell table:number-columns-repeated="2" office:value-type="float" office:value="0.781" calcext:value-type="float">
            <text:p><text:s text:c="3"/>1</text:p>
          </table:table-cell>
          <table:table-cell office:value-type="float" office:value="0.785" calcext:value-type="float">
            <text:p><text:s text:c="3"/>1</text:p>
          </table:table-cell>
          <table:table-cell office:value-type="float" office:value="0.788" calcext:value-type="float">
            <text:p><text:s text:c="3"/>1</text:p>
          </table:table-cell>
          <table:table-cell office:value-type="float" office:value="0.792" calcext:value-type="float">
            <text:p><text:s text:c="3"/>1</text:p>
          </table:table-cell>
          <table:table-cell office:value-type="float" office:value="0.798" calcext:value-type="float">
            <text:p><text:s text:c="3"/>1</text:p>
          </table:table-cell>
          <table:table-cell office:value-type="float" office:value="0.797" calcext:value-type="float">
            <text:p><text:s text:c="3"/>1</text:p>
          </table:table-cell>
          <table:table-cell office:value-type="float" office:value="0.798" calcext:value-type="float">
            <text:p><text:s text:c="3"/>1</text:p>
          </table:table-cell>
          <table:table-cell office:value-type="float" office:value="0.8" calcext:value-type="float">
            <text:p><text:s text:c="3"/>1</text:p>
          </table:table-cell>
          <table:table-cell office:value-type="float" office:value="0.796" calcext:value-type="float">
            <text:p><text:s text:c="3"/>1</text:p>
          </table:table-cell>
          <table:table-cell office:value-type="float" office:value="0.794" calcext:value-type="float">
            <text:p><text:s text:c="3"/>1</text:p>
          </table:table-cell>
          <table:table-cell office:value-type="float" office:value="0.795" calcext:value-type="float">
            <text:p><text:s text:c="3"/>1</text:p>
          </table:table-cell>
          <table:table-cell office:value-type="float" office:value="0.794" calcext:value-type="float">
            <text:p><text:s text:c="3"/>1</text:p>
          </table:table-cell>
          <table:table-cell office:value-type="float" office:value="0.796" calcext:value-type="float">
            <text:p><text:s text:c="3"/>1</text:p>
          </table:table-cell>
          <table:table-cell office:value-type="float" office:value="0.804" calcext:value-type="float">
            <text:p><text:s text:c="3"/>1</text:p>
          </table:table-cell>
          <table:table-cell office:value-type="float" office:value="0.801" calcext:value-type="float">
            <text:p><text:s text:c="3"/>1</text:p>
          </table:table-cell>
          <table:table-cell office:value-type="float" office:value="0.8" calcext:value-type="float">
            <text:p><text:s text:c="3"/>1</text:p>
          </table:table-cell>
          <table:table-cell office:value-type="float" office:value="0.803" calcext:value-type="float">
            <text:p><text:s text:c="3"/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6598.601" calcext:value-type="float">
            <text:p><text:s text:c="2"/>46 599</text:p>
          </table:table-cell>
          <table:table-cell office:value-type="float" office:value="47021.9" calcext:value-type="float">
            <text:p><text:s text:c="2"/>47 022</text:p>
          </table:table-cell>
          <table:table-cell office:value-type="float" office:value="47411.943" calcext:value-type="float">
            <text:p><text:s text:c="2"/>47 412</text:p>
          </table:table-cell>
          <table:table-cell office:value-type="float" office:value="47765.978" calcext:value-type="float">
            <text:p><text:s text:c="2"/>47 766</text:p>
          </table:table-cell>
          <table:table-cell office:value-type="float" office:value="48084.812" calcext:value-type="float">
            <text:p><text:s text:c="2"/>48 085</text:p>
          </table:table-cell>
          <table:table-cell office:value-type="float" office:value="48372.842" calcext:value-type="float">
            <text:p><text:s text:c="2"/>48 373</text:p>
          </table:table-cell>
          <table:table-cell office:value-type="float" office:value="48638.297" calcext:value-type="float">
            <text:p><text:s text:c="2"/>48 638</text:p>
          </table:table-cell>
          <table:table-cell office:value-type="float" office:value="48892.969" calcext:value-type="float">
            <text:p><text:s text:c="2"/>48 893</text:p>
          </table:table-cell>
          <table:table-cell office:value-type="float" office:value="49151.47" calcext:value-type="float">
            <text:p><text:s text:c="2"/>49 151</text:p>
          </table:table-cell>
          <table:table-cell office:value-type="float" office:value="49429.946" calcext:value-type="float">
            <text:p><text:s text:c="2"/>49 430</text:p>
          </table:table-cell>
          <table:table-cell office:value-type="float" office:value="49742.196" calcext:value-type="float">
            <text:p><text:s text:c="2"/>49 742</text:p>
          </table:table-cell>
          <table:table-cell office:value-type="float" office:value="50095.597" calcext:value-type="float">
            <text:p><text:s text:c="2"/>50 096</text:p>
          </table:table-cell>
          <table:table-cell office:value-type="float" office:value="50487.493" calcext:value-type="float">
            <text:p><text:s text:c="2"/>50 487</text:p>
          </table:table-cell>
          <table:table-cell office:value-type="float" office:value="50903.66" calcext:value-type="float">
            <text:p><text:s text:c="2"/>50 904</text:p>
          </table:table-cell>
          <table:table-cell office:value-type="float" office:value="51322.645" calcext:value-type="float">
            <text:p><text:s text:c="2"/>51 323</text:p>
          </table:table-cell>
          <table:table-cell office:value-type="float" office:value="51728.664" calcext:value-type="float">
            <text:p><text:s text:c="2"/>51 729</text:p>
          </table:table-cell>
          <table:table-cell office:value-type="float" office:value="52115.99" calcext:value-type="float">
            <text:p><text:s text:c="2"/>52 116</text:p>
          </table:table-cell>
          <table:table-cell office:value-type="float" office:value="52488.486" calcext:value-type="float">
            <text:p><text:s text:c="2"/>52 488</text:p>
          </table:table-cell>
          <table:table-cell office:value-type="float" office:value="52851.203" calcext:value-type="float">
            <text:p><text:s text:c="2"/>52 851</text:p>
          </table:table-cell>
          <table:table-cell office:value-type="float" office:value="53212.82" calcext:value-type="float">
            <text:p><text:s text:c="2"/>53 213</text:p>
          </table:table-cell>
          <table:table-cell office:value-type="float" office:value="53578.683" calcext:value-type="float">
            <text:p><text:s text:c="2"/>53 579</text:p>
          </table:table-cell>
          <table:table-cell office:value-type="float" office:value="53949.93" calcext:value-type="float">
            <text:p><text:s text:c="2"/>53 950</text:p>
          </table:table-cell>
          <table:table-cell office:value-type="float" office:value="54321.016" calcext:value-type="float">
            <text:p><text:s text:c="2"/>54 321</text:p>
          </table:table-cell>
          <table:table-cell office:value-type="float" office:value="54682.627" calcext:value-type="float">
            <text:p><text:s text:c="2"/>54 683</text:p>
          </table:table-cell>
          <table:table-cell office:value-type="float" office:value="55022.218" calcext:value-type="float">
            <text:p><text:s text:c="2"/>55 022</text:p>
          </table:table-cell>
          <table:table-cell office:value-type="float" office:value="55330.694" calcext:value-type="float">
            <text:p><text:s text:c="2"/>55 331</text:p>
          </table:table-cell>
          <table:table-cell office:value-type="float" office:value="55604.287" calcext:value-type="float">
            <text:p><text:s text:c="2"/>55 604</text:p>
          </table:table-cell>
          <table:table-cell office:value-type="float" office:value="55845.068" calcext:value-type="float">
            <text:p><text:s text:c="2"/>55 845</text:p>
          </table:table-cell>
          <table:table-cell office:value-type="float" office:value="56057.025" calcext:value-type="float">
            <text:p><text:s text:c="2"/>56 057</text:p>
          </table:table-cell>
          <table:table-cell office:value-type="float" office:value="56246.8" calcext:value-type="float">
            <text:p><text:s text:c="2"/>56 247</text:p>
          </table:table-cell>
          <table:table-cell office:value-type="float" office:value="56419.278" calcext:value-type="float">
            <text:p><text:s text:c="2"/>56 419</text:p>
          </table:table-cell>
          <table:table-cell office:value-type="float" office:value="56576.504" calcext:value-type="float">
            <text:p><text:s text:c="2"/>56 577</text:p>
          </table:table-cell>
          <table:table-cell office:value-type="float" office:value="56717.076" calcext:value-type="float">
            <text:p><text:s text:c="2"/>56 717</text:p>
          </table:table-cell>
          <table:table-cell office:value-type="float" office:value="56838.675" calcext:value-type="float">
            <text:p><text:s text:c="2"/>56 839</text:p>
          </table:table-cell>
          <table:table-cell office:value-type="float" office:value="56937.695" calcext:value-type="float">
            <text:p><text:s text:c="2"/>56 938</text:p>
          </table:table-cell>
          <table:table-cell office:value-type="float" office:value="57012.352" calcext:value-type="float">
            <text:p><text:s text:c="2"/>57 012</text:p>
          </table:table-cell>
          <table:table-cell office:value-type="float" office:value="57061.781" calcext:value-type="float">
            <text:p><text:s text:c="2"/>57 062</text:p>
          </table:table-cell>
          <table:table-cell office:value-type="float" office:value="57089.451" calcext:value-type="float">
            <text:p><text:s text:c="2"/>57 089</text:p>
          </table:table-cell>
          <table:table-cell office:value-type="float" office:value="57103.128" calcext:value-type="float">
            <text:p><text:s text:c="2"/>57 103</text:p>
          </table:table-cell>
          <table:table-cell office:value-type="float" office:value="57113.159" calcext:value-type="float">
            <text:p><text:s text:c="2"/>57 113</text:p>
          </table:table-cell>
          <table:table-cell office:value-type="float" office:value="57127.12" calcext:value-type="float">
            <text:p><text:s text:c="2"/>57 127</text:p>
          </table:table-cell>
          <table:table-cell office:value-type="float" office:value="57152.516" calcext:value-type="float">
            <text:p><text:s text:c="2"/>57 153</text:p>
          </table:table-cell>
          <table:table-cell office:value-type="float" office:value="57188.887" calcext:value-type="float">
            <text:p><text:s text:c="2"/>57 189</text:p>
          </table:table-cell>
          <table:table-cell office:value-type="float" office:value="57226.647" calcext:value-type="float">
            <text:p><text:s text:c="2"/>57 227</text:p>
          </table:table-cell>
          <table:table-cell office:value-type="float" office:value="57251.367" calcext:value-type="float">
            <text:p><text:s text:c="2"/>57 251</text:p>
          </table:table-cell>
          <table:table-cell office:value-type="float" office:value="57255.193" calcext:value-type="float">
            <text:p><text:s text:c="2"/>57 255</text:p>
          </table:table-cell>
          <table:table-cell office:value-type="float" office:value="57229.67" calcext:value-type="float">
            <text:p><text:s text:c="2"/>57 230</text:p>
          </table:table-cell>
          <table:table-cell office:value-type="float" office:value="57184.901" calcext:value-type="float">
            <text:p><text:s text:c="2"/>57 185</text:p>
          </table:table-cell>
          <table:table-cell office:value-type="float" office:value="57153.554" calcext:value-type="float">
            <text:p><text:s text:c="2"/>57 154</text:p>
          </table:table-cell>
          <table:table-cell office:value-type="float" office:value="57179.989" calcext:value-type="float">
            <text:p><text:s text:c="2"/>57 180</text:p>
          </table:table-cell>
          <table:table-cell office:value-type="float" office:value="57293.721" calcext:value-type="float">
            <text:p><text:s text:c="2"/>57 294</text:p>
          </table:table-cell>
          <table:table-cell office:value-type="float" office:value="57506.367" calcext:value-type="float">
            <text:p><text:s text:c="2"/>57 506</text:p>
          </table:table-cell>
          <table:table-cell office:value-type="float" office:value="57801.763" calcext:value-type="float">
            <text:p><text:s text:c="2"/>57 802</text:p>
          </table:table-cell>
          <table:table-cell office:value-type="float" office:value="58147.037" calcext:value-type="float">
            <text:p><text:s text:c="2"/>58 147</text:p>
          </table:table-cell>
          <table:table-cell office:value-type="float" office:value="58494.704" calcext:value-type="float">
            <text:p><text:s text:c="2"/>58 495</text:p>
          </table:table-cell>
          <table:table-cell office:value-type="float" office:value="58808.483" calcext:value-type="float">
            <text:p><text:s text:c="2"/>58 808</text:p>
          </table:table-cell>
          <table:table-cell office:value-type="float" office:value="59079.869" calcext:value-type="float">
            <text:p><text:s text:c="2"/>59 080</text:p>
          </table:table-cell>
          <table:table-cell office:value-type="float" office:value="59313.511" calcext:value-type="float">
            <text:p><text:s text:c="2"/>59 314</text:p>
          </table:table-cell>
          <table:table-cell office:value-type="float" office:value="59502.385" calcext:value-type="float">
            <text:p><text:s text:c="2"/>59 502</text:p>
          </table:table-cell>
          <table:table-cell office:value-type="float" office:value="59641.853" calcext:value-type="float">
            <text:p><text:s text:c="2"/>59 642</text:p>
          </table:table-cell>
          <table:table-cell office:value-type="float" office:value="59729.807" calcext:value-type="float">
            <text:p><text:s text:c="2"/>59 730</text:p>
          </table:table-cell>
          <table:table-cell office:value-type="float" office:value="59759.929" calcext:value-type="float">
            <text:p><text:s text:c="2"/>59 760</text:p>
          </table:table-cell>
          <table:table-cell office:value-type="float" office:value="59733.834" calcext:value-type="float">
            <text:p><text:s text:c="2"/>59 734</text:p>
          </table:table-cell>
          <table:table-cell office:value-type="float" office:value="59668" calcext:value-type="float">
            <text:p><text:s text:c="2"/>59 668</text:p>
          </table:table-cell>
          <table:table-cell office:value-type="float" office:value="59585.668" calcext:value-type="float">
            <text:p><text:s text:c="2"/>59 586</text:p>
          </table:table-cell>
          <table:table-cell office:value-type="float" office:value="59504.212" calcext:value-type="float">
            <text:p><text:s text:c="2"/>59 5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312.003" calcext:value-type="float">
            <text:p><text:s text:c="3"/>312</text:p>
          </table:table-cell>
          <table:table-cell office:value-type="float" office:value="312.283" calcext:value-type="float">
            <text:p><text:s text:c="3"/>312</text:p>
          </table:table-cell>
          <table:table-cell office:value-type="float" office:value="312.801" calcext:value-type="float">
            <text:p><text:s text:c="3"/>313</text:p>
          </table:table-cell>
          <table:table-cell office:value-type="float" office:value="313.229" calcext:value-type="float">
            <text:p><text:s text:c="3"/>313</text:p>
          </table:table-cell>
          <table:table-cell office:value-type="float" office:value="313.37" calcext:value-type="float">
            <text:p><text:s text:c="3"/>313</text:p>
          </table:table-cell>
          <table:table-cell office:value-type="float" office:value="313.124" calcext:value-type="float">
            <text:p><text:s text:c="3"/>313</text:p>
          </table:table-cell>
          <table:table-cell office:value-type="float" office:value="312.557" calcext:value-type="float">
            <text:p><text:s text:c="3"/>313</text:p>
          </table:table-cell>
          <table:table-cell office:value-type="float" office:value="311.816" calcext:value-type="float">
            <text:p><text:s text:c="3"/>312</text:p>
          </table:table-cell>
          <table:table-cell office:value-type="float" office:value="311.202" calcext:value-type="float">
            <text:p><text:s text:c="3"/>311</text:p>
          </table:table-cell>
          <table:table-cell office:value-type="float" office:value="311.006" calcext:value-type="float">
            <text:p><text:s text:c="3"/>311</text:p>
          </table:table-cell>
          <table:table-cell office:value-type="float" office:value="311.534" calcext:value-type="float">
            <text:p><text:s text:c="3"/>312</text:p>
          </table:table-cell>
          <table:table-cell office:value-type="float" office:value="312.914" calcext:value-type="float">
            <text:p><text:s text:c="3"/>313</text:p>
          </table:table-cell>
          <table:table-cell office:value-type="float" office:value="315.032" calcext:value-type="float">
            <text:p><text:s text:c="3"/>315</text:p>
          </table:table-cell>
          <table:table-cell office:value-type="float" office:value="317.447" calcext:value-type="float">
            <text:p><text:s text:c="3"/>317</text:p>
          </table:table-cell>
          <table:table-cell office:value-type="float" office:value="319.588" calcext:value-type="float">
            <text:p><text:s text:c="3"/>320</text:p>
          </table:table-cell>
          <table:table-cell office:value-type="float" office:value="321.019" calcext:value-type="float">
            <text:p><text:s text:c="3"/>321</text:p>
          </table:table-cell>
          <table:table-cell office:value-type="float" office:value="321.606" calcext:value-type="float">
            <text:p><text:s text:c="3"/>322</text:p>
          </table:table-cell>
          <table:table-cell office:value-type="float" office:value="321.508" calcext:value-type="float">
            <text:p><text:s text:c="3"/>322</text:p>
          </table:table-cell>
          <table:table-cell office:value-type="float" office:value="320.979" calcext:value-type="float">
            <text:p><text:s text:c="3"/>321</text:p>
          </table:table-cell>
          <table:table-cell office:value-type="float" office:value="320.414" calcext:value-type="float">
            <text:p><text:s text:c="3"/>320</text:p>
          </table:table-cell>
          <table:table-cell office:value-type="float" office:value="320.086" calcext:value-type="float">
            <text:p><text:s text:c="3"/>320</text:p>
          </table:table-cell>
          <table:table-cell office:value-type="float" office:value="320.078" calcext:value-type="float">
            <text:p><text:s text:c="3"/>320</text:p>
          </table:table-cell>
          <table:table-cell office:value-type="float" office:value="320.317" calcext:value-type="float">
            <text:p><text:s text:c="3"/>320</text:p>
          </table:table-cell>
          <table:table-cell office:value-type="float" office:value="320.854" calcext:value-type="float">
            <text:p><text:s text:c="3"/>321</text:p>
          </table:table-cell>
          <table:table-cell office:value-type="float" office:value="321.683" calcext:value-type="float">
            <text:p><text:s text:c="3"/>322</text:p>
          </table:table-cell>
          <table:table-cell office:value-type="float" office:value="322.821" calcext:value-type="float">
            <text:p><text:s text:c="3"/>323</text:p>
          </table:table-cell>
          <table:table-cell office:value-type="float" office:value="324.279" calcext:value-type="float">
            <text:p><text:s text:c="3"/>324</text:p>
          </table:table-cell>
          <table:table-cell office:value-type="float" office:value="326.079" calcext:value-type="float">
            <text:p><text:s text:c="3"/>326</text:p>
          </table:table-cell>
          <table:table-cell office:value-type="float" office:value="328.201" calcext:value-type="float">
            <text:p><text:s text:c="3"/>328</text:p>
          </table:table-cell>
          <table:table-cell office:value-type="float" office:value="330.611" calcext:value-type="float">
            <text:p><text:s text:c="3"/>331</text:p>
          </table:table-cell>
          <table:table-cell office:value-type="float" office:value="333.274" calcext:value-type="float">
            <text:p><text:s text:c="3"/>333</text:p>
          </table:table-cell>
          <table:table-cell office:value-type="float" office:value="336.193" calcext:value-type="float">
            <text:p><text:s text:c="3"/>336</text:p>
          </table:table-cell>
          <table:table-cell office:value-type="float" office:value="339.342" calcext:value-type="float">
            <text:p><text:s text:c="3"/>339</text:p>
          </table:table-cell>
          <table:table-cell office:value-type="float" office:value="342.628" calcext:value-type="float">
            <text:p><text:s text:c="3"/>343</text:p>
          </table:table-cell>
          <table:table-cell office:value-type="float" office:value="345.948" calcext:value-type="float">
            <text:p><text:s text:c="3"/>346</text:p>
          </table:table-cell>
          <table:table-cell office:value-type="float" office:value="349.196" calcext:value-type="float">
            <text:p><text:s text:c="3"/>349</text:p>
          </table:table-cell>
          <table:table-cell office:value-type="float" office:value="352.336" calcext:value-type="float">
            <text:p><text:s text:c="3"/>352</text:p>
          </table:table-cell>
          <table:table-cell office:value-type="float" office:value="355.387" calcext:value-type="float">
            <text:p><text:s text:c="3"/>355</text:p>
          </table:table-cell>
          <table:table-cell office:value-type="float" office:value="358.378" calcext:value-type="float">
            <text:p><text:s text:c="3"/>358</text:p>
          </table:table-cell>
          <table:table-cell office:value-type="float" office:value="361.381" calcext:value-type="float">
            <text:p><text:s text:c="3"/>361</text:p>
          </table:table-cell>
          <table:table-cell office:value-type="float" office:value="364.431" calcext:value-type="float">
            <text:p><text:s text:c="3"/>364</text:p>
          </table:table-cell>
          <table:table-cell office:value-type="float" office:value="367.528" calcext:value-type="float">
            <text:p><text:s text:c="3"/>368</text:p>
          </table:table-cell>
          <table:table-cell office:value-type="float" office:value="370.642" calcext:value-type="float">
            <text:p><text:s text:c="3"/>371</text:p>
          </table:table-cell>
          <table:table-cell office:value-type="float" office:value="373.784" calcext:value-type="float">
            <text:p><text:s text:c="3"/>374</text:p>
          </table:table-cell>
          <table:table-cell office:value-type="float" office:value="377.006" calcext:value-type="float">
            <text:p><text:s text:c="3"/>377</text:p>
          </table:table-cell>
          <table:table-cell office:value-type="float" office:value="380.305" calcext:value-type="float">
            <text:p><text:s text:c="3"/>380</text:p>
          </table:table-cell>
          <table:table-cell office:value-type="float" office:value="383.71" calcext:value-type="float">
            <text:p><text:s text:c="3"/>384</text:p>
          </table:table-cell>
          <table:table-cell office:value-type="float" office:value="387.184" calcext:value-type="float">
            <text:p><text:s text:c="3"/>387</text:p>
          </table:table-cell>
          <table:table-cell office:value-type="float" office:value="390.605" calcext:value-type="float">
            <text:p><text:s text:c="3"/>391</text:p>
          </table:table-cell>
          <table:table-cell office:value-type="float" office:value="393.805" calcext:value-type="float">
            <text:p><text:s text:c="3"/>394</text:p>
          </table:table-cell>
          <table:table-cell office:value-type="float" office:value="396.668" calcext:value-type="float">
            <text:p><text:s text:c="3"/>397</text:p>
          </table:table-cell>
          <table:table-cell office:value-type="float" office:value="399.155" calcext:value-type="float">
            <text:p><text:s text:c="3"/>399</text:p>
          </table:table-cell>
          <table:table-cell office:value-type="float" office:value="401.303" calcext:value-type="float">
            <text:p><text:s text:c="3"/>401</text:p>
          </table:table-cell>
          <table:table-cell office:value-type="float" office:value="403.211" calcext:value-type="float">
            <text:p><text:s text:c="3"/>403</text:p>
          </table:table-cell>
          <table:table-cell office:value-type="float" office:value="405.007" calcext:value-type="float">
            <text:p><text:s text:c="3"/>405</text:p>
          </table:table-cell>
          <table:table-cell office:value-type="float" office:value="406.787" calcext:value-type="float">
            <text:p><text:s text:c="3"/>407</text:p>
          </table:table-cell>
          <table:table-cell office:value-type="float" office:value="408.563" calcext:value-type="float">
            <text:p><text:s text:c="3"/>409</text:p>
          </table:table-cell>
          <table:table-cell office:value-type="float" office:value="410.324" calcext:value-type="float">
            <text:p><text:s text:c="3"/>410</text:p>
          </table:table-cell>
          <table:table-cell office:value-type="float" office:value="412.128" calcext:value-type="float">
            <text:p><text:s text:c="3"/>412</text:p>
          </table:table-cell>
          <table:table-cell office:value-type="float" office:value="414.045" calcext:value-type="float">
            <text:p><text:s text:c="3"/>414</text:p>
          </table:table-cell>
          <table:table-cell office:value-type="float" office:value="416.11" calcext:value-type="float">
            <text:p><text:s text:c="3"/>416</text:p>
          </table:table-cell>
          <table:table-cell office:value-type="float" office:value="418.367" calcext:value-type="float">
            <text:p><text:s text:c="3"/>418</text:p>
          </table:table-cell>
          <table:table-cell office:value-type="float" office:value="420.789" calcext:value-type="float">
            <text:p><text:s text:c="3"/>421</text:p>
          </table:table-cell>
          <table:table-cell office:value-type="float" office:value="423.246" calcext:value-type="float">
            <text:p><text:s text:c="3"/>423</text:p>
          </table:table-cell>
          <table:table-cell office:value-type="float" office:value="425.57" calcext:value-type="float">
            <text:p><text:s text:c="3"/>426</text:p>
          </table:table-cell>
          <table:table-cell office:value-type="float" office:value="427.616" calcext:value-type="float">
            <text:p><text:s text:c="3"/>4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ntenegro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4.739" calcext:value-type="float">
            <text:p><text:s text:c="3"/>395</text:p>
          </table:table-cell>
          <table:table-cell office:value-type="float" office:value="400.872" calcext:value-type="float">
            <text:p><text:s text:c="3"/>401</text:p>
          </table:table-cell>
          <table:table-cell office:value-type="float" office:value="410.508" calcext:value-type="float">
            <text:p><text:s text:c="3"/>411</text:p>
          </table:table-cell>
          <table:table-cell office:value-type="float" office:value="421.737" calcext:value-type="float">
            <text:p><text:s text:c="3"/>422</text:p>
          </table:table-cell>
          <table:table-cell office:value-type="float" office:value="433.135" calcext:value-type="float">
            <text:p><text:s text:c="3"/>433</text:p>
          </table:table-cell>
          <table:table-cell office:value-type="float" office:value="443.795" calcext:value-type="float">
            <text:p><text:s text:c="3"/>444</text:p>
          </table:table-cell>
          <table:table-cell office:value-type="float" office:value="453.317" calcext:value-type="float">
            <text:p><text:s text:c="3"/>453</text:p>
          </table:table-cell>
          <table:table-cell office:value-type="float" office:value="461.809" calcext:value-type="float">
            <text:p><text:s text:c="3"/>462</text:p>
          </table:table-cell>
          <table:table-cell office:value-type="float" office:value="469.791" calcext:value-type="float">
            <text:p><text:s text:c="3"/>470</text:p>
          </table:table-cell>
          <table:table-cell office:value-type="float" office:value="478.068" calcext:value-type="float">
            <text:p><text:s text:c="3"/>478</text:p>
          </table:table-cell>
          <table:table-cell office:value-type="float" office:value="487.413" calcext:value-type="float">
            <text:p><text:s text:c="3"/>487</text:p>
          </table:table-cell>
          <table:table-cell office:value-type="float" office:value="498.128" calcext:value-type="float">
            <text:p><text:s text:c="3"/>498</text:p>
          </table:table-cell>
          <table:table-cell office:value-type="float" office:value="509.713" calcext:value-type="float">
            <text:p><text:s text:c="3"/>510</text:p>
          </table:table-cell>
          <table:table-cell office:value-type="float" office:value="520.714" calcext:value-type="float">
            <text:p><text:s text:c="3"/>521</text:p>
          </table:table-cell>
          <table:table-cell office:value-type="float" office:value="529.175" calcext:value-type="float">
            <text:p><text:s text:c="3"/>529</text:p>
          </table:table-cell>
          <table:table-cell office:value-type="float" office:value="533.814" calcext:value-type="float">
            <text:p><text:s text:c="3"/>534</text:p>
          </table:table-cell>
          <table:table-cell office:value-type="float" office:value="533.908" calcext:value-type="float">
            <text:p><text:s text:c="3"/>534</text:p>
          </table:table-cell>
          <table:table-cell office:value-type="float" office:value="530.229" calcext:value-type="float">
            <text:p><text:s text:c="3"/>530</text:p>
          </table:table-cell>
          <table:table-cell office:value-type="float" office:value="524.844" calcext:value-type="float">
            <text:p><text:s text:c="3"/>525</text:p>
          </table:table-cell>
          <table:table-cell office:value-type="float" office:value="520.647" calcext:value-type="float">
            <text:p><text:s text:c="3"/>521</text:p>
          </table:table-cell>
          <table:table-cell office:value-type="float" office:value="519.696" calcext:value-type="float">
            <text:p><text:s text:c="3"/>520</text:p>
          </table:table-cell>
          <table:table-cell office:value-type="float" office:value="522.786" calcext:value-type="float">
            <text:p><text:s text:c="3"/>523</text:p>
          </table:table-cell>
          <table:table-cell office:value-type="float" office:value="529.21" calcext:value-type="float">
            <text:p><text:s text:c="3"/>529</text:p>
          </table:table-cell>
          <table:table-cell office:value-type="float" office:value="537.758" calcext:value-type="float">
            <text:p><text:s text:c="3"/>538</text:p>
          </table:table-cell>
          <table:table-cell office:value-type="float" office:value="546.574" calcext:value-type="float">
            <text:p><text:s text:c="3"/>547</text:p>
          </table:table-cell>
          <table:table-cell office:value-type="float" office:value="554.262" calcext:value-type="float">
            <text:p><text:s text:c="3"/>554</text:p>
          </table:table-cell>
          <table:table-cell office:value-type="float" office:value="560.423" calcext:value-type="float">
            <text:p><text:s text:c="3"/>560</text:p>
          </table:table-cell>
          <table:table-cell office:value-type="float" office:value="565.507" calcext:value-type="float">
            <text:p><text:s text:c="3"/>566</text:p>
          </table:table-cell>
          <table:table-cell office:value-type="float" office:value="570.056" calcext:value-type="float">
            <text:p><text:s text:c="3"/>570</text:p>
          </table:table-cell>
          <table:table-cell office:value-type="float" office:value="574.95" calcext:value-type="float">
            <text:p><text:s text:c="3"/>575</text:p>
          </table:table-cell>
          <table:table-cell office:value-type="float" office:value="580.754" calcext:value-type="float">
            <text:p><text:s text:c="3"/>581</text:p>
          </table:table-cell>
          <table:table-cell office:value-type="float" office:value="587.687" calcext:value-type="float">
            <text:p><text:s text:c="3"/>588</text:p>
          </table:table-cell>
          <table:table-cell office:value-type="float" office:value="595.354" calcext:value-type="float">
            <text:p><text:s text:c="3"/>595</text:p>
          </table:table-cell>
          <table:table-cell office:value-type="float" office:value="602.967" calcext:value-type="float">
            <text:p><text:s text:c="3"/>603</text:p>
          </table:table-cell>
          <table:table-cell office:value-type="float" office:value="609.431" calcext:value-type="float">
            <text:p><text:s text:c="3"/>609</text:p>
          </table:table-cell>
          <table:table-cell office:value-type="float" office:value="614.016" calcext:value-type="float">
            <text:p><text:s text:c="3"/>614</text:p>
          </table:table-cell>
          <table:table-cell office:value-type="float" office:value="616.357" calcext:value-type="float">
            <text:p><text:s text:c="3"/>616</text:p>
          </table:table-cell>
          <table:table-cell office:value-type="float" office:value="616.797" calcext:value-type="float">
            <text:p><text:s text:c="3"/>617</text:p>
          </table:table-cell>
          <table:table-cell office:value-type="float" office:value="616.053" calcext:value-type="float">
            <text:p><text:s text:c="3"/>616</text:p>
          </table:table-cell>
          <table:table-cell office:value-type="float" office:value="615.203" calcext:value-type="float">
            <text:p><text:s text:c="3"/>615</text:p>
          </table:table-cell>
          <table:table-cell office:value-type="float" office:value="615.002" calcext:value-type="float">
            <text:p><text:s text:c="3"/>615</text:p>
          </table:table-cell>
          <table:table-cell office:value-type="float" office:value="615.741" calcext:value-type="float">
            <text:p><text:s text:c="3"/>616</text:p>
          </table:table-cell>
          <table:table-cell office:value-type="float" office:value="617.172" calcext:value-type="float">
            <text:p><text:s text:c="3"/>617</text:p>
          </table:table-cell>
          <table:table-cell office:value-type="float" office:value="618.852" calcext:value-type="float">
            <text:p><text:s text:c="3"/>619</text:p>
          </table:table-cell>
          <table:table-cell office:value-type="float" office:value="620.084" calcext:value-type="float">
            <text:p><text:s text:c="3"/>620</text:p>
          </table:table-cell>
          <table:table-cell office:value-type="float" office:value="620.414" calcext:value-type="float">
            <text:p><text:s text:c="3"/>620</text:p>
          </table:table-cell>
          <table:table-cell office:value-type="float" office:value="619.707" calcext:value-type="float">
            <text:p><text:s text:c="3"/>620</text:p>
          </table:table-cell>
          <table:table-cell office:value-type="float" office:value="618.216" calcext:value-type="float">
            <text:p><text:s text:c="3"/>618</text:p>
          </table:table-cell>
          <table:table-cell office:value-type="float" office:value="616.34" calcext:value-type="float">
            <text:p><text:s text:c="3"/>616</text:p>
          </table:table-cell>
          <table:table-cell office:value-type="float" office:value="614.65" calcext:value-type="float">
            <text:p><text:s text:c="3"/>615</text:p>
          </table:table-cell>
          <table:table-cell office:value-type="float" office:value="613.56" calcext:value-type="float">
            <text:p><text:s text:c="3"/>614</text:p>
          </table:table-cell>
          <table:table-cell office:value-type="float" office:value="613.175" calcext:value-type="float">
            <text:p><text:s text:c="3"/>613</text:p>
          </table:table-cell>
          <table:table-cell office:value-type="float" office:value="613.382" calcext:value-type="float">
            <text:p><text:s text:c="3"/>613</text:p>
          </table:table-cell>
          <table:table-cell office:value-type="float" office:value="614.097" calcext:value-type="float">
            <text:p><text:s text:c="3"/>614</text:p>
          </table:table-cell>
          <table:table-cell office:value-type="float" office:value="615.145" calcext:value-type="float">
            <text:p><text:s text:c="3"/>615</text:p>
          </table:table-cell>
          <table:table-cell office:value-type="float" office:value="616.388" calcext:value-type="float">
            <text:p><text:s text:c="3"/>616</text:p>
          </table:table-cell>
          <table:table-cell office:value-type="float" office:value="617.832" calcext:value-type="float">
            <text:p><text:s text:c="3"/>618</text:p>
          </table:table-cell>
          <table:table-cell office:value-type="float" office:value="619.484" calcext:value-type="float">
            <text:p><text:s text:c="3"/>619</text:p>
          </table:table-cell>
          <table:table-cell office:value-type="float" office:value="621.205" calcext:value-type="float">
            <text:p><text:s text:c="3"/>621</text:p>
          </table:table-cell>
          <table:table-cell office:value-type="float" office:value="622.852" calcext:value-type="float">
            <text:p><text:s text:c="3"/>623</text:p>
          </table:table-cell>
          <table:table-cell office:value-type="float" office:value="624.285" calcext:value-type="float">
            <text:p><text:s text:c="3"/>624</text:p>
          </table:table-cell>
          <table:table-cell office:value-type="float" office:value="625.466" calcext:value-type="float">
            <text:p><text:s text:c="3"/>625</text:p>
          </table:table-cell>
          <table:table-cell office:value-type="float" office:value="626.386" calcext:value-type="float">
            <text:p><text:s text:c="3"/>626</text:p>
          </table:table-cell>
          <table:table-cell office:value-type="float" office:value="627.094" calcext:value-type="float">
            <text:p><text:s text:c="3"/>627</text:p>
          </table:table-cell>
          <table:table-cell office:value-type="float" office:value="627.674" calcext:value-type="float">
            <text:p><text:s text:c="3"/>628</text:p>
          </table:table-cell>
          <table:table-cell office:value-type="float" office:value="628.178" calcext:value-type="float">
            <text:p><text:s text:c="3"/>6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416.967" calcext:value-type="float">
            <text:p><text:s text:c="2"/>8 417</text:p>
          </table:table-cell>
          <table:table-cell office:value-type="float" office:value="8432.973" calcext:value-type="float">
            <text:p><text:s text:c="2"/>8 433</text:p>
          </table:table-cell>
          <table:table-cell office:value-type="float" office:value="8477.256" calcext:value-type="float">
            <text:p><text:s text:c="2"/>8 477</text:p>
          </table:table-cell>
          <table:table-cell office:value-type="float" office:value="8537.746" calcext:value-type="float">
            <text:p><text:s text:c="2"/>8 538</text:p>
          </table:table-cell>
          <table:table-cell office:value-type="float" office:value="8604.733" calcext:value-type="float">
            <text:p><text:s text:c="2"/>8 605</text:p>
          </table:table-cell>
          <table:table-cell office:value-type="float" office:value="8670.884" calcext:value-type="float">
            <text:p><text:s text:c="2"/>8 671</text:p>
          </table:table-cell>
          <table:table-cell office:value-type="float" office:value="8731.331" calcext:value-type="float">
            <text:p><text:s text:c="2"/>8 731</text:p>
          </table:table-cell>
          <table:table-cell office:value-type="float" office:value="8783.547" calcext:value-type="float">
            <text:p><text:s text:c="2"/>8 784</text:p>
          </table:table-cell>
          <table:table-cell office:value-type="float" office:value="8827.136" calcext:value-type="float">
            <text:p><text:s text:c="2"/>8 827</text:p>
          </table:table-cell>
          <table:table-cell office:value-type="float" office:value="8863.385" calcext:value-type="float">
            <text:p><text:s text:c="2"/>8 863</text:p>
          </table:table-cell>
          <table:table-cell office:value-type="float" office:value="8893.971" calcext:value-type="float">
            <text:p><text:s text:c="2"/>8 894</text:p>
          </table:table-cell>
          <table:table-cell office:value-type="float" office:value="8919.603" calcext:value-type="float">
            <text:p><text:s text:c="2"/>8 920</text:p>
          </table:table-cell>
          <table:table-cell office:value-type="float" office:value="8938.804" calcext:value-type="float">
            <text:p><text:s text:c="2"/>8 939</text:p>
          </table:table-cell>
          <table:table-cell office:value-type="float" office:value="8947.428" calcext:value-type="float">
            <text:p><text:s text:c="2"/>8 947</text:p>
          </table:table-cell>
          <table:table-cell office:value-type="float" office:value="8940.092" calcext:value-type="float">
            <text:p><text:s text:c="2"/>8 940</text:p>
          </table:table-cell>
          <table:table-cell office:value-type="float" office:value="8914.451" calcext:value-type="float">
            <text:p><text:s text:c="2"/>8 914</text:p>
          </table:table-cell>
          <table:table-cell office:value-type="float" office:value="8866.85" calcext:value-type="float">
            <text:p><text:s text:c="2"/>8 867</text:p>
          </table:table-cell>
          <table:table-cell office:value-type="float" office:value="8802.562" calcext:value-type="float">
            <text:p><text:s text:c="2"/>8 803</text:p>
          </table:table-cell>
          <table:table-cell office:value-type="float" office:value="8739.08" calcext:value-type="float">
            <text:p><text:s text:c="2"/>8 739</text:p>
          </table:table-cell>
          <table:table-cell office:value-type="float" office:value="8700.023" calcext:value-type="float">
            <text:p><text:s text:c="2"/>8 700</text:p>
          </table:table-cell>
          <table:table-cell office:value-type="float" office:value="8701.855" calcext:value-type="float">
            <text:p><text:s text:c="2"/>8 702</text:p>
          </table:table-cell>
          <table:table-cell office:value-type="float" office:value="8750.506" calcext:value-type="float">
            <text:p><text:s text:c="2"/>8 751</text:p>
          </table:table-cell>
          <table:table-cell office:value-type="float" office:value="8839.796" calcext:value-type="float">
            <text:p><text:s text:c="2"/>8 840</text:p>
          </table:table-cell>
          <table:table-cell office:value-type="float" office:value="8958.962" calcext:value-type="float">
            <text:p><text:s text:c="2"/>8 959</text:p>
          </table:table-cell>
          <table:table-cell office:value-type="float" office:value="9091.4" calcext:value-type="float">
            <text:p><text:s text:c="2"/>9 091</text:p>
          </table:table-cell>
          <table:table-cell office:value-type="float" office:value="9224.059" calcext:value-type="float">
            <text:p><text:s text:c="2"/>9 224</text:p>
          </table:table-cell>
          <table:table-cell office:value-type="float" office:value="9354.494" calcext:value-type="float">
            <text:p><text:s text:c="2"/>9 354</text:p>
          </table:table-cell>
          <table:table-cell office:value-type="float" office:value="9483.629" calcext:value-type="float">
            <text:p><text:s text:c="2"/>9 484</text:p>
          </table:table-cell>
          <table:table-cell office:value-type="float" office:value="9605.593" calcext:value-type="float">
            <text:p><text:s text:c="2"/>9 606</text:p>
          </table:table-cell>
          <table:table-cell office:value-type="float" office:value="9714.16" calcext:value-type="float">
            <text:p><text:s text:c="2"/>9 714</text:p>
          </table:table-cell>
          <table:table-cell office:value-type="float" office:value="9804.851" calcext:value-type="float">
            <text:p><text:s text:c="2"/>9 805</text:p>
          </table:table-cell>
          <table:table-cell office:value-type="float" office:value="9875.257" calcext:value-type="float">
            <text:p><text:s text:c="2"/>9 875</text:p>
          </table:table-cell>
          <table:table-cell office:value-type="float" office:value="9925.729" calcext:value-type="float">
            <text:p><text:s text:c="2"/>9 926</text:p>
          </table:table-cell>
          <table:table-cell office:value-type="float" office:value="9958.417" calcext:value-type="float">
            <text:p><text:s text:c="2"/>9 958</text:p>
          </table:table-cell>
          <table:table-cell office:value-type="float" office:value="9977.168" calcext:value-type="float">
            <text:p><text:s text:c="2"/>9 977</text:p>
          </table:table-cell>
          <table:table-cell office:value-type="float" office:value="9985.575" calcext:value-type="float">
            <text:p><text:s text:c="2"/>9 986</text:p>
          </table:table-cell>
          <table:table-cell office:value-type="float" office:value="9983.221" calcext:value-type="float">
            <text:p><text:s text:c="2"/>9 983</text:p>
          </table:table-cell>
          <table:table-cell office:value-type="float" office:value="9971.233" calcext:value-type="float">
            <text:p><text:s text:c="2"/>9 971</text:p>
          </table:table-cell>
          <table:table-cell office:value-type="float" office:value="9956.672" calcext:value-type="float">
            <text:p><text:s text:c="2"/>9 957</text:p>
          </table:table-cell>
          <table:table-cell office:value-type="float" office:value="9948.574" calcext:value-type="float">
            <text:p><text:s text:c="2"/>9 949</text:p>
          </table:table-cell>
          <table:table-cell office:value-type="float" office:value="9953.327" calcext:value-type="float">
            <text:p><text:s text:c="2"/>9 953</text:p>
          </table:table-cell>
          <table:table-cell office:value-type="float" office:value="9974.195" calcext:value-type="float">
            <text:p><text:s text:c="2"/>9 974</text:p>
          </table:table-cell>
          <table:table-cell office:value-type="float" office:value="10009.576" calcext:value-type="float">
            <text:p><text:s text:c="2"/>10 010</text:p>
          </table:table-cell>
          <table:table-cell office:value-type="float" office:value="10054.996" calcext:value-type="float">
            <text:p><text:s text:c="2"/>10 055</text:p>
          </table:table-cell>
          <table:table-cell office:value-type="float" office:value="10103.443" calcext:value-type="float">
            <text:p><text:s text:c="2"/>10 103</text:p>
          </table:table-cell>
          <table:table-cell office:value-type="float" office:value="10149.735" calcext:value-type="float">
            <text:p><text:s text:c="2"/>10 150</text:p>
          </table:table-cell>
          <table:table-cell office:value-type="float" office:value="10192.394" calcext:value-type="float">
            <text:p><text:s text:c="2"/>10 192</text:p>
          </table:table-cell>
          <table:table-cell office:value-type="float" office:value="10232.884" calcext:value-type="float">
            <text:p><text:s text:c="2"/>10 233</text:p>
          </table:table-cell>
          <table:table-cell office:value-type="float" office:value="10272.286" calcext:value-type="float">
            <text:p><text:s text:c="2"/>10 272</text:p>
          </table:table-cell>
          <table:table-cell office:value-type="float" office:value="10312.611" calcext:value-type="float">
            <text:p><text:s text:c="2"/>10 313</text:p>
          </table:table-cell>
          <table:table-cell office:value-type="float" office:value="10355.117" calcext:value-type="float">
            <text:p><text:s text:c="2"/>10 355</text:p>
          </table:table-cell>
          <table:table-cell office:value-type="float" office:value="10399.312" calcext:value-type="float">
            <text:p><text:s text:c="2"/>10 399</text:p>
          </table:table-cell>
          <table:table-cell office:value-type="float" office:value="10443.668" calcext:value-type="float">
            <text:p><text:s text:c="2"/>10 444</text:p>
          </table:table-cell>
          <table:table-cell office:value-type="float" office:value="10487.113" calcext:value-type="float">
            <text:p><text:s text:c="2"/>10 487</text:p>
          </table:table-cell>
          <table:table-cell office:value-type="float" office:value="10528.268" calcext:value-type="float">
            <text:p><text:s text:c="2"/>10 528</text:p>
          </table:table-cell>
          <table:table-cell office:value-type="float" office:value="10565.723" calcext:value-type="float">
            <text:p><text:s text:c="2"/>10 566</text:p>
          </table:table-cell>
          <table:table-cell office:value-type="float" office:value="10599.951" calcext:value-type="float">
            <text:p><text:s text:c="2"/>10 600</text:p>
          </table:table-cell>
          <table:table-cell office:value-type="float" office:value="10630.12" calcext:value-type="float">
            <text:p><text:s text:c="2"/>10 630</text:p>
          </table:table-cell>
          <table:table-cell office:value-type="float" office:value="10652.099" calcext:value-type="float">
            <text:p><text:s text:c="2"/>10 652</text:p>
          </table:table-cell>
          <table:table-cell office:value-type="float" office:value="10660.616" calcext:value-type="float">
            <text:p><text:s text:c="2"/>10 661</text:p>
          </table:table-cell>
          <table:table-cell office:value-type="float" office:value="10652.321" calcext:value-type="float">
            <text:p><text:s text:c="2"/>10 652</text:p>
          </table:table-cell>
          <table:table-cell office:value-type="float" office:value="10625.33" calcext:value-type="float">
            <text:p><text:s text:c="2"/>10 625</text:p>
          </table:table-cell>
          <table:table-cell office:value-type="float" office:value="10581.821" calcext:value-type="float">
            <text:p><text:s text:c="2"/>10 582</text:p>
          </table:table-cell>
          <table:table-cell office:value-type="float" office:value="10527.674" calcext:value-type="float">
            <text:p><text:s text:c="2"/>10 528</text:p>
          </table:table-cell>
          <table:table-cell office:value-type="float" office:value="10471.168" calcext:value-type="float">
            <text:p><text:s text:c="2"/>10 471</text:p>
          </table:table-cell>
          <table:table-cell office:value-type="float" office:value="10418.473" calcext:value-type="float">
            <text:p><text:s text:c="2"/>10 4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n Marino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2.781" calcext:value-type="float">
            <text:p><text:s text:c="3"/>13</text:p>
          </table:table-cell>
          <table:table-cell office:value-type="float" office:value="12.917" calcext:value-type="float">
            <text:p><text:s text:c="3"/>13</text:p>
          </table:table-cell>
          <table:table-cell office:value-type="float" office:value="13.092" calcext:value-type="float">
            <text:p><text:s text:c="3"/>13</text:p>
          </table:table-cell>
          <table:table-cell office:value-type="float" office:value="13.29" calcext:value-type="float">
            <text:p><text:s text:c="3"/>13</text:p>
          </table:table-cell>
          <table:table-cell office:value-type="float" office:value="13.511" calcext:value-type="float">
            <text:p><text:s text:c="3"/>14</text:p>
          </table:table-cell>
          <table:table-cell office:value-type="float" office:value="13.772" calcext:value-type="float">
            <text:p><text:s text:c="3"/>14</text:p>
          </table:table-cell>
          <table:table-cell office:value-type="float" office:value="14.048" calcext:value-type="float">
            <text:p><text:s text:c="3"/>14</text:p>
          </table:table-cell>
          <table:table-cell office:value-type="float" office:value="14.346" calcext:value-type="float">
            <text:p><text:s text:c="3"/>14</text:p>
          </table:table-cell>
          <table:table-cell office:value-type="float" office:value="14.669" calcext:value-type="float">
            <text:p><text:s text:c="3"/>15</text:p>
          </table:table-cell>
          <table:table-cell office:value-type="float" office:value="15.021" calcext:value-type="float">
            <text:p><text:s text:c="3"/>15</text:p>
          </table:table-cell>
          <table:table-cell office:value-type="float" office:value="15.397" calcext:value-type="float">
            <text:p><text:s text:c="3"/>15</text:p>
          </table:table-cell>
          <table:table-cell office:value-type="float" office:value="15.789" calcext:value-type="float">
            <text:p><text:s text:c="3"/>16</text:p>
          </table:table-cell>
          <table:table-cell office:value-type="float" office:value="16.199" calcext:value-type="float">
            <text:p><text:s text:c="3"/>16</text:p>
          </table:table-cell>
          <table:table-cell office:value-type="float" office:value="16.621" calcext:value-type="float">
            <text:p><text:s text:c="3"/>17</text:p>
          </table:table-cell>
          <table:table-cell office:value-type="float" office:value="17.032" calcext:value-type="float">
            <text:p><text:s text:c="3"/>17</text:p>
          </table:table-cell>
          <table:table-cell office:value-type="float" office:value="17.441" calcext:value-type="float">
            <text:p><text:s text:c="3"/>17</text:p>
          </table:table-cell>
          <table:table-cell office:value-type="float" office:value="17.835" calcext:value-type="float">
            <text:p><text:s text:c="3"/>18</text:p>
          </table:table-cell>
          <table:table-cell office:value-type="float" office:value="18.229" calcext:value-type="float">
            <text:p><text:s text:c="3"/>18</text:p>
          </table:table-cell>
          <table:table-cell office:value-type="float" office:value="18.589" calcext:value-type="float">
            <text:p><text:s text:c="3"/>19</text:p>
          </table:table-cell>
          <table:table-cell office:value-type="float" office:value="18.895" calcext:value-type="float">
            <text:p><text:s text:c="3"/>19</text:p>
          </table:table-cell>
          <table:table-cell office:value-type="float" office:value="19.138" calcext:value-type="float">
            <text:p><text:s text:c="3"/>19</text:p>
          </table:table-cell>
          <table:table-cell office:value-type="float" office:value="19.303" calcext:value-type="float">
            <text:p><text:s text:c="3"/>19</text:p>
          </table:table-cell>
          <table:table-cell office:value-type="float" office:value="19.398" calcext:value-type="float">
            <text:p><text:s text:c="3"/>19</text:p>
          </table:table-cell>
          <table:table-cell office:value-type="float" office:value="19.466" calcext:value-type="float">
            <text:p><text:s text:c="3"/>19</text:p>
          </table:table-cell>
          <table:table-cell office:value-type="float" office:value="19.562" calcext:value-type="float">
            <text:p><text:s text:c="3"/>20</text:p>
          </table:table-cell>
          <table:table-cell office:value-type="float" office:value="19.735" calcext:value-type="float">
            <text:p><text:s text:c="3"/>20</text:p>
          </table:table-cell>
          <table:table-cell office:value-type="float" office:value="19.98" calcext:value-type="float">
            <text:p><text:s text:c="3"/>20</text:p>
          </table:table-cell>
          <table:table-cell office:value-type="float" office:value="20.296" calcext:value-type="float">
            <text:p><text:s text:c="3"/>20</text:p>
          </table:table-cell>
          <table:table-cell office:value-type="float" office:value="20.66" calcext:value-type="float">
            <text:p><text:s text:c="3"/>21</text:p>
          </table:table-cell>
          <table:table-cell office:value-type="float" office:value="21.03" calcext:value-type="float">
            <text:p><text:s text:c="3"/>21</text:p>
          </table:table-cell>
          <table:table-cell office:value-type="float" office:value="21.361" calcext:value-type="float">
            <text:p><text:s text:c="3"/>21</text:p>
          </table:table-cell>
          <table:table-cell office:value-type="float" office:value="21.666" calcext:value-type="float">
            <text:p><text:s text:c="3"/>22</text:p>
          </table:table-cell>
          <table:table-cell office:value-type="float" office:value="21.943" calcext:value-type="float">
            <text:p><text:s text:c="3"/>22</text:p>
          </table:table-cell>
          <table:table-cell office:value-type="float" office:value="22.21" calcext:value-type="float">
            <text:p><text:s text:c="3"/>22</text:p>
          </table:table-cell>
          <table:table-cell office:value-type="float" office:value="22.455" calcext:value-type="float">
            <text:p><text:s text:c="3"/>22</text:p>
          </table:table-cell>
          <table:table-cell office:value-type="float" office:value="22.708" calcext:value-type="float">
            <text:p><text:s text:c="3"/>23</text:p>
          </table:table-cell>
          <table:table-cell office:value-type="float" office:value="22.961" calcext:value-type="float">
            <text:p><text:s text:c="3"/>23</text:p>
          </table:table-cell>
          <table:table-cell office:value-type="float" office:value="23.21" calcext:value-type="float">
            <text:p><text:s text:c="3"/>23</text:p>
          </table:table-cell>
          <table:table-cell office:value-type="float" office:value="23.466" calcext:value-type="float">
            <text:p><text:s text:c="3"/>23</text:p>
          </table:table-cell>
          <table:table-cell office:value-type="float" office:value="23.74" calcext:value-type="float">
            <text:p><text:s text:c="3"/>24</text:p>
          </table:table-cell>
          <table:table-cell office:value-type="float" office:value="24.043" calcext:value-type="float">
            <text:p><text:s text:c="3"/>24</text:p>
          </table:table-cell>
          <table:table-cell office:value-type="float" office:value="24.386" calcext:value-type="float">
            <text:p><text:s text:c="3"/>24</text:p>
          </table:table-cell>
          <table:table-cell office:value-type="float" office:value="24.749" calcext:value-type="float">
            <text:p><text:s text:c="3"/>25</text:p>
          </table:table-cell>
          <table:table-cell office:value-type="float" office:value="25.141" calcext:value-type="float">
            <text:p><text:s text:c="3"/>25</text:p>
          </table:table-cell>
          <table:table-cell office:value-type="float" office:value="25.516" calcext:value-type="float">
            <text:p><text:s text:c="3"/>26</text:p>
          </table:table-cell>
          <table:table-cell office:value-type="float" office:value="25.877" calcext:value-type="float">
            <text:p><text:s text:c="3"/>26</text:p>
          </table:table-cell>
          <table:table-cell office:value-type="float" office:value="26.209" calcext:value-type="float">
            <text:p><text:s text:c="3"/>26</text:p>
          </table:table-cell>
          <table:table-cell office:value-type="float" office:value="26.508" calcext:value-type="float">
            <text:p><text:s text:c="3"/>27</text:p>
          </table:table-cell>
          <table:table-cell office:value-type="float" office:value="26.799" calcext:value-type="float">
            <text:p><text:s text:c="3"/>27</text:p>
          </table:table-cell>
          <table:table-cell office:value-type="float" office:value="27.096" calcext:value-type="float">
            <text:p><text:s text:c="3"/>27</text:p>
          </table:table-cell>
          <table:table-cell office:value-type="float" office:value="27.418" calcext:value-type="float">
            <text:p><text:s text:c="3"/>27</text:p>
          </table:table-cell>
          <table:table-cell office:value-type="float" office:value="27.762" calcext:value-type="float">
            <text:p><text:s text:c="3"/>28</text:p>
          </table:table-cell>
          <table:table-cell office:value-type="float" office:value="28.121" calcext:value-type="float">
            <text:p><text:s text:c="3"/>28</text:p>
          </table:table-cell>
          <table:table-cell office:value-type="float" office:value="28.494" calcext:value-type="float">
            <text:p><text:s text:c="3"/>28</text:p>
          </table:table-cell>
          <table:table-cell office:value-type="float" office:value="28.866" calcext:value-type="float">
            <text:p><text:s text:c="3"/>29</text:p>
          </table:table-cell>
          <table:table-cell office:value-type="float" office:value="29.24" calcext:value-type="float">
            <text:p><text:s text:c="3"/>29</text:p>
          </table:table-cell>
          <table:table-cell office:value-type="float" office:value="29.614" calcext:value-type="float">
            <text:p><text:s text:c="3"/>30</text:p>
          </table:table-cell>
          <table:table-cell office:value-type="float" office:value="29.977" calcext:value-type="float">
            <text:p><text:s text:c="3"/>30</text:p>
          </table:table-cell>
          <table:table-cell office:value-type="float" office:value="30.351" calcext:value-type="float">
            <text:p><text:s text:c="3"/>30</text:p>
          </table:table-cell>
          <table:table-cell office:value-type="float" office:value="30.723" calcext:value-type="float">
            <text:p><text:s text:c="3"/>31</text:p>
          </table:table-cell>
          <table:table-cell office:value-type="float" office:value="31.11" calcext:value-type="float">
            <text:p><text:s text:c="3"/>31</text:p>
          </table:table-cell>
          <table:table-cell office:value-type="float" office:value="31.504" calcext:value-type="float">
            <text:p><text:s text:c="3"/>32</text:p>
          </table:table-cell>
          <table:table-cell office:value-type="float" office:value="31.914" calcext:value-type="float">
            <text:p><text:s text:c="3"/>32</text:p>
          </table:table-cell>
          <table:table-cell office:value-type="float" office:value="32.303" calcext:value-type="float">
            <text:p><text:s text:c="3"/>32</text:p>
          </table:table-cell>
          <table:table-cell office:value-type="float" office:value="32.657" calcext:value-type="float">
            <text:p><text:s text:c="3"/>33</text:p>
          </table:table-cell>
          <table:table-cell office:value-type="float" office:value="32.96" calcext:value-type="float">
            <text:p><text:s text:c="3"/>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erbia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float" office:value="6732.256" calcext:value-type="float">
            <text:p><text:s text:c="2"/>6 732</text:p>
          </table:table-cell>
          <table:table-cell office:value-type="float" office:value="6853.292" calcext:value-type="float">
            <text:p><text:s text:c="2"/>6 853</text:p>
          </table:table-cell>
          <table:table-cell office:value-type="float" office:value="6963.401" calcext:value-type="float">
            <text:p><text:s text:c="2"/>6 963</text:p>
          </table:table-cell>
          <table:table-cell office:value-type="float" office:value="7063.163" calcext:value-type="float">
            <text:p><text:s text:c="2"/>7 063</text:p>
          </table:table-cell>
          <table:table-cell office:value-type="float" office:value="7153.364" calcext:value-type="float">
            <text:p><text:s text:c="2"/>7 153</text:p>
          </table:table-cell>
          <table:table-cell office:value-type="float" office:value="7234.922" calcext:value-type="float">
            <text:p><text:s text:c="2"/>7 235</text:p>
          </table:table-cell>
          <table:table-cell office:value-type="float" office:value="7308.93" calcext:value-type="float">
            <text:p><text:s text:c="2"/>7 309</text:p>
          </table:table-cell>
          <table:table-cell office:value-type="float" office:value="7376.685" calcext:value-type="float">
            <text:p><text:s text:c="2"/>7 377</text:p>
          </table:table-cell>
          <table:table-cell office:value-type="float" office:value="7439.606" calcext:value-type="float">
            <text:p><text:s text:c="2"/>7 440</text:p>
          </table:table-cell>
          <table:table-cell office:value-type="float" office:value="7499.166" calcext:value-type="float">
            <text:p><text:s text:c="2"/>7 499</text:p>
          </table:table-cell>
          <table:table-cell office:value-type="float" office:value="7556.725" calcext:value-type="float">
            <text:p><text:s text:c="2"/>7 557</text:p>
          </table:table-cell>
          <table:table-cell office:value-type="float" office:value="7613.352" calcext:value-type="float">
            <text:p><text:s text:c="2"/>7 613</text:p>
          </table:table-cell>
          <table:table-cell office:value-type="float" office:value="7669.609" calcext:value-type="float">
            <text:p><text:s text:c="2"/>7 670</text:p>
          </table:table-cell>
          <table:table-cell office:value-type="float" office:value="7725.503" calcext:value-type="float">
            <text:p><text:s text:c="2"/>7 726</text:p>
          </table:table-cell>
          <table:table-cell office:value-type="float" office:value="7780.685" calcext:value-type="float">
            <text:p><text:s text:c="2"/>7 781</text:p>
          </table:table-cell>
          <table:table-cell office:value-type="float" office:value="7835.082" calcext:value-type="float">
            <text:p><text:s text:c="2"/>7 835</text:p>
          </table:table-cell>
          <table:table-cell office:value-type="float" office:value="7888.804" calcext:value-type="float">
            <text:p><text:s text:c="2"/>7 889</text:p>
          </table:table-cell>
          <table:table-cell office:value-type="float" office:value="7942.64" calcext:value-type="float">
            <text:p><text:s text:c="2"/>7 943</text:p>
          </table:table-cell>
          <table:table-cell office:value-type="float" office:value="7998.002" calcext:value-type="float">
            <text:p><text:s text:c="2"/>7 998</text:p>
          </table:table-cell>
          <table:table-cell office:value-type="float" office:value="8056.665" calcext:value-type="float">
            <text:p><text:s text:c="2"/>8 057</text:p>
          </table:table-cell>
          <table:table-cell office:value-type="float" office:value="8119.86" calcext:value-type="float">
            <text:p><text:s text:c="2"/>8 120</text:p>
          </table:table-cell>
          <table:table-cell office:value-type="float" office:value="8187.991" calcext:value-type="float">
            <text:p><text:s text:c="2"/>8 188</text:p>
          </table:table-cell>
          <table:table-cell office:value-type="float" office:value="8260.625" calcext:value-type="float">
            <text:p><text:s text:c="2"/>8 261</text:p>
          </table:table-cell>
          <table:table-cell office:value-type="float" office:value="8337.076" calcext:value-type="float">
            <text:p><text:s text:c="2"/>8 337</text:p>
          </table:table-cell>
          <table:table-cell office:value-type="float" office:value="8416.25" calcext:value-type="float">
            <text:p><text:s text:c="2"/>8 416</text:p>
          </table:table-cell>
          <table:table-cell office:value-type="float" office:value="8497.17" calcext:value-type="float">
            <text:p><text:s text:c="2"/>8 497</text:p>
          </table:table-cell>
          <table:table-cell office:value-type="float" office:value="8579.63" calcext:value-type="float">
            <text:p><text:s text:c="2"/>8 580</text:p>
          </table:table-cell>
          <table:table-cell office:value-type="float" office:value="8663.325" calcext:value-type="float">
            <text:p><text:s text:c="2"/>8 663</text:p>
          </table:table-cell>
          <table:table-cell office:value-type="float" office:value="8746.98" calcext:value-type="float">
            <text:p><text:s text:c="2"/>8 747</text:p>
          </table:table-cell>
          <table:table-cell office:value-type="float" office:value="8829.036" calcext:value-type="float">
            <text:p><text:s text:c="2"/>8 829</text:p>
          </table:table-cell>
          <table:table-cell office:value-type="float" office:value="8908.293" calcext:value-type="float">
            <text:p><text:s text:c="2"/>8 908</text:p>
          </table:table-cell>
          <table:table-cell office:value-type="float" office:value="8984.594" calcext:value-type="float">
            <text:p><text:s text:c="2"/>8 985</text:p>
          </table:table-cell>
          <table:table-cell office:value-type="float" office:value="9057.978" calcext:value-type="float">
            <text:p><text:s text:c="2"/>9 058</text:p>
          </table:table-cell>
          <table:table-cell office:value-type="float" office:value="9127.677" calcext:value-type="float">
            <text:p><text:s text:c="2"/>9 128</text:p>
          </table:table-cell>
          <table:table-cell office:value-type="float" office:value="9192.92" calcext:value-type="float">
            <text:p><text:s text:c="2"/>9 193</text:p>
          </table:table-cell>
          <table:table-cell office:value-type="float" office:value="9253.405" calcext:value-type="float">
            <text:p><text:s text:c="2"/>9 253</text:p>
          </table:table-cell>
          <table:table-cell office:value-type="float" office:value="9306.347" calcext:value-type="float">
            <text:p><text:s text:c="2"/>9 306</text:p>
          </table:table-cell>
          <table:table-cell office:value-type="float" office:value="9352.15" calcext:value-type="float">
            <text:p><text:s text:c="2"/>9 352</text:p>
          </table:table-cell>
          <table:table-cell office:value-type="float" office:value="9397.313" calcext:value-type="float">
            <text:p><text:s text:c="2"/>9 397</text:p>
          </table:table-cell>
          <table:table-cell office:value-type="float" office:value="9450.77" calcext:value-type="float">
            <text:p><text:s text:c="2"/>9 451</text:p>
          </table:table-cell>
          <table:table-cell office:value-type="float" office:value="9517.674" calcext:value-type="float">
            <text:p><text:s text:c="2"/>9 518</text:p>
          </table:table-cell>
          <table:table-cell office:value-type="float" office:value="9602.941" calcext:value-type="float">
            <text:p><text:s text:c="2"/>9 603</text:p>
          </table:table-cell>
          <table:table-cell office:value-type="float" office:value="9701.331" calcext:value-type="float">
            <text:p><text:s text:c="2"/>9 701</text:p>
          </table:table-cell>
          <table:table-cell office:value-type="float" office:value="9795.554" calcext:value-type="float">
            <text:p><text:s text:c="2"/>9 796</text:p>
          </table:table-cell>
          <table:table-cell office:value-type="float" office:value="9861.877" calcext:value-type="float">
            <text:p><text:s text:c="2"/>9 862</text:p>
          </table:table-cell>
          <table:table-cell office:value-type="float" office:value="9884.147" calcext:value-type="float">
            <text:p><text:s text:c="2"/>9 884</text:p>
          </table:table-cell>
          <table:table-cell office:value-type="float" office:value="9855.506" calcext:value-type="float">
            <text:p><text:s text:c="2"/>9 856</text:p>
          </table:table-cell>
          <table:table-cell office:value-type="float" office:value="9783.393" calcext:value-type="float">
            <text:p><text:s text:c="2"/>9 783</text:p>
          </table:table-cell>
          <table:table-cell office:value-type="float" office:value="9683.612" calcext:value-type="float">
            <text:p><text:s text:c="2"/>9 684</text:p>
          </table:table-cell>
          <table:table-cell office:value-type="float" office:value="9579.314" calcext:value-type="float">
            <text:p><text:s text:c="2"/>9 579</text:p>
          </table:table-cell>
          <table:table-cell office:value-type="float" office:value="9487.615" calcext:value-type="float">
            <text:p><text:s text:c="2"/>9 488</text:p>
          </table:table-cell>
          <table:table-cell office:value-type="float" office:value="9413.418" calcext:value-type="float">
            <text:p><text:s text:c="2"/>9 413</text:p>
          </table:table-cell>
          <table:table-cell office:value-type="float" office:value="9352.705" calcext:value-type="float">
            <text:p><text:s text:c="2"/>9 353</text:p>
          </table:table-cell>
          <table:table-cell office:value-type="float" office:value="9302.869" calcext:value-type="float">
            <text:p><text:s text:c="2"/>9 303</text:p>
          </table:table-cell>
          <table:table-cell office:value-type="float" office:value="9258.343" calcext:value-type="float">
            <text:p><text:s text:c="2"/>9 258</text:p>
          </table:table-cell>
          <table:table-cell office:value-type="float" office:value="9214.986" calcext:value-type="float">
            <text:p><text:s text:c="2"/>9 215</text:p>
          </table:table-cell>
          <table:table-cell office:value-type="float" office:value="9173.289" calcext:value-type="float">
            <text:p><text:s text:c="2"/>9 173</text:p>
          </table:table-cell>
          <table:table-cell office:value-type="float" office:value="9135.214" calcext:value-type="float">
            <text:p><text:s text:c="2"/>9 135</text:p>
          </table:table-cell>
          <table:table-cell office:value-type="float" office:value="9099.552" calcext:value-type="float">
            <text:p><text:s text:c="2"/>9 100</text:p>
          </table:table-cell>
          <table:table-cell office:value-type="float" office:value="9064.756" calcext:value-type="float">
            <text:p><text:s text:c="2"/>9 065</text:p>
          </table:table-cell>
          <table:table-cell office:value-type="float" office:value="9029.716" calcext:value-type="float">
            <text:p><text:s text:c="2"/>9 030</text:p>
          </table:table-cell>
          <table:table-cell office:value-type="float" office:value="8993.746" calcext:value-type="float">
            <text:p><text:s text:c="2"/>8 994</text:p>
          </table:table-cell>
          <table:table-cell office:value-type="float" office:value="8956.984" calcext:value-type="float">
            <text:p><text:s text:c="2"/>8 957</text:p>
          </table:table-cell>
          <table:table-cell office:value-type="float" office:value="8920.215" calcext:value-type="float">
            <text:p><text:s text:c="2"/>8 920</text:p>
          </table:table-cell>
          <table:table-cell office:value-type="float" office:value="8884.712" calcext:value-type="float">
            <text:p><text:s text:c="2"/>8 885</text:p>
          </table:table-cell>
          <table:table-cell office:value-type="float" office:value="8851.28" calcext:value-type="float">
            <text:p><text:s text:c="2"/>8 8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lovenia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473.093" calcext:value-type="float">
            <text:p><text:s text:c="2"/>1 473</text:p>
          </table:table-cell>
          <table:table-cell office:value-type="float" office:value="1481.632" calcext:value-type="float">
            <text:p><text:s text:c="2"/>1 482</text:p>
          </table:table-cell>
          <table:table-cell office:value-type="float" office:value="1491.674" calcext:value-type="float">
            <text:p><text:s text:c="2"/>1 492</text:p>
          </table:table-cell>
          <table:table-cell office:value-type="float" office:value="1502.844" calcext:value-type="float">
            <text:p><text:s text:c="2"/>1 503</text:p>
          </table:table-cell>
          <table:table-cell office:value-type="float" office:value="1514.784" calcext:value-type="float">
            <text:p><text:s text:c="2"/>1 515</text:p>
          </table:table-cell>
          <table:table-cell office:value-type="float" office:value="1527.206" calcext:value-type="float">
            <text:p><text:s text:c="2"/>1 527</text:p>
          </table:table-cell>
          <table:table-cell office:value-type="float" office:value="1539.785" calcext:value-type="float">
            <text:p><text:s text:c="2"/>1 540</text:p>
          </table:table-cell>
          <table:table-cell office:value-type="float" office:value="1552.253" calcext:value-type="float">
            <text:p><text:s text:c="2"/>1 552</text:p>
          </table:table-cell>
          <table:table-cell office:value-type="float" office:value="1564.357" calcext:value-type="float">
            <text:p><text:s text:c="2"/>1 564</text:p>
          </table:table-cell>
          <table:table-cell office:value-type="float" office:value="1575.872" calcext:value-type="float">
            <text:p><text:s text:c="2"/>1 576</text:p>
          </table:table-cell>
          <table:table-cell office:value-type="float" office:value="1586.637" calcext:value-type="float">
            <text:p><text:s text:c="2"/>1 587</text:p>
          </table:table-cell>
          <table:table-cell office:value-type="float" office:value="1596.558" calcext:value-type="float">
            <text:p><text:s text:c="2"/>1 597</text:p>
          </table:table-cell>
          <table:table-cell office:value-type="float" office:value="1605.645" calcext:value-type="float">
            <text:p><text:s text:c="2"/>1 606</text:p>
          </table:table-cell>
          <table:table-cell office:value-type="float" office:value="1614.021" calcext:value-type="float">
            <text:p><text:s text:c="2"/>1 614</text:p>
          </table:table-cell>
          <table:table-cell office:value-type="float" office:value="1621.879" calcext:value-type="float">
            <text:p><text:s text:c="2"/>1 622</text:p>
          </table:table-cell>
          <table:table-cell office:value-type="float" office:value="1629.434" calcext:value-type="float">
            <text:p><text:s text:c="2"/>1 629</text:p>
          </table:table-cell>
          <table:table-cell office:value-type="float" office:value="1636.668" calcext:value-type="float">
            <text:p><text:s text:c="2"/>1 637</text:p>
          </table:table-cell>
          <table:table-cell office:value-type="float" office:value="1643.7" calcext:value-type="float">
            <text:p><text:s text:c="2"/>1 644</text:p>
          </table:table-cell>
          <table:table-cell office:value-type="float" office:value="1651.094" calcext:value-type="float">
            <text:p><text:s text:c="2"/>1 651</text:p>
          </table:table-cell>
          <table:table-cell office:value-type="float" office:value="1659.554" calcext:value-type="float">
            <text:p><text:s text:c="2"/>1 660</text:p>
          </table:table-cell>
          <table:table-cell office:value-type="float" office:value="1669.581" calcext:value-type="float">
            <text:p><text:s text:c="2"/>1 670</text:p>
          </table:table-cell>
          <table:table-cell office:value-type="float" office:value="1681.427" calcext:value-type="float">
            <text:p><text:s text:c="2"/>1 681</text:p>
          </table:table-cell>
          <table:table-cell office:value-type="float" office:value="1694.975" calcext:value-type="float">
            <text:p><text:s text:c="2"/>1 695</text:p>
          </table:table-cell>
          <table:table-cell office:value-type="float" office:value="1709.977" calcext:value-type="float">
            <text:p><text:s text:c="2"/>1 710</text:p>
          </table:table-cell>
          <table:table-cell office:value-type="float" office:value="1725.964" calcext:value-type="float">
            <text:p><text:s text:c="2"/>1 726</text:p>
          </table:table-cell>
          <table:table-cell office:value-type="float" office:value="1742.623" calcext:value-type="float">
            <text:p><text:s text:c="2"/>1 743</text:p>
          </table:table-cell>
          <table:table-cell office:value-type="float" office:value="1759.731" calcext:value-type="float">
            <text:p><text:s text:c="2"/>1 760</text:p>
          </table:table-cell>
          <table:table-cell office:value-type="float" office:value="1777.319" calcext:value-type="float">
            <text:p><text:s text:c="2"/>1 777</text:p>
          </table:table-cell>
          <table:table-cell office:value-type="float" office:value="1795.648" calcext:value-type="float">
            <text:p><text:s text:c="2"/>1 796</text:p>
          </table:table-cell>
          <table:table-cell office:value-type="float" office:value="1815.101" calcext:value-type="float">
            <text:p><text:s text:c="2"/>1 815</text:p>
          </table:table-cell>
          <table:table-cell office:value-type="float" office:value="1835.837" calcext:value-type="float">
            <text:p><text:s text:c="2"/>1 836</text:p>
          </table:table-cell>
          <table:table-cell office:value-type="float" office:value="1857.854" calcext:value-type="float">
            <text:p><text:s text:c="2"/>1 858</text:p>
          </table:table-cell>
          <table:table-cell office:value-type="float" office:value="1880.704" calcext:value-type="float">
            <text:p><text:s text:c="2"/>1 881</text:p>
          </table:table-cell>
          <table:table-cell office:value-type="float" office:value="1903.548" calcext:value-type="float">
            <text:p><text:s text:c="2"/>1 904</text:p>
          </table:table-cell>
          <table:table-cell office:value-type="float" office:value="1925.314" calcext:value-type="float">
            <text:p><text:s text:c="2"/>1 925</text:p>
          </table:table-cell>
          <table:table-cell office:value-type="float" office:value="1945.135" calcext:value-type="float">
            <text:p><text:s text:c="2"/>1 945</text:p>
          </table:table-cell>
          <table:table-cell office:value-type="float" office:value="1962.877" calcext:value-type="float">
            <text:p><text:s text:c="2"/>1 963</text:p>
          </table:table-cell>
          <table:table-cell office:value-type="float" office:value="1978.524" calcext:value-type="float">
            <text:p><text:s text:c="2"/>1 979</text:p>
          </table:table-cell>
          <table:table-cell office:value-type="float" office:value="1991.428" calcext:value-type="float">
            <text:p><text:s text:c="2"/>1 991</text:p>
          </table:table-cell>
          <table:table-cell office:value-type="float" office:value="2000.873" calcext:value-type="float">
            <text:p><text:s text:c="2"/>2 001</text:p>
          </table:table-cell>
          <table:table-cell office:value-type="float" office:value="2006.479" calcext:value-type="float">
            <text:p><text:s text:c="2"/>2 006</text:p>
          </table:table-cell>
          <table:table-cell office:value-type="float" office:value="2007.884" calcext:value-type="float">
            <text:p><text:s text:c="2"/>2 008</text:p>
          </table:table-cell>
          <table:table-cell office:value-type="float" office:value="2005.512" calcext:value-type="float">
            <text:p><text:s text:c="2"/>2 006</text:p>
          </table:table-cell>
          <table:table-cell office:value-type="float" office:value="2000.768" calcext:value-type="float">
            <text:p><text:s text:c="2"/>2 001</text:p>
          </table:table-cell>
          <table:table-cell office:value-type="float" office:value="1995.607" calcext:value-type="float">
            <text:p><text:s text:c="2"/>1 996</text:p>
          </table:table-cell>
          <table:table-cell office:value-type="float" office:value="1991.472" calcext:value-type="float">
            <text:p><text:s text:c="2"/>1 991</text:p>
          </table:table-cell>
          <table:table-cell office:value-type="float" office:value="1988.989" calcext:value-type="float">
            <text:p><text:s text:c="2"/>1 989</text:p>
          </table:table-cell>
          <table:table-cell office:value-type="float" office:value="1987.955" calcext:value-type="float">
            <text:p><text:s text:c="2"/>1 988</text:p>
          </table:table-cell>
          <table:table-cell office:value-type="float" office:value="1987.976" calcext:value-type="float">
            <text:p><text:s text:c="2"/>1 988</text:p>
          </table:table-cell>
          <table:table-cell office:value-type="float" office:value="1988.318" calcext:value-type="float">
            <text:p><text:s text:c="2"/>1 988</text:p>
          </table:table-cell>
          <table:table-cell office:value-type="float" office:value="1988.499" calcext:value-type="float">
            <text:p><text:s text:c="2"/>1 988</text:p>
          </table:table-cell>
          <table:table-cell office:value-type="float" office:value="1988.349" calcext:value-type="float">
            <text:p><text:s text:c="2"/>1 988</text:p>
          </table:table-cell>
          <table:table-cell office:value-type="float" office:value="1988.264" calcext:value-type="float">
            <text:p><text:s text:c="2"/>1 988</text:p>
          </table:table-cell>
          <table:table-cell office:value-type="float" office:value="1988.965" calcext:value-type="float">
            <text:p><text:s text:c="2"/>1 989</text:p>
          </table:table-cell>
          <table:table-cell office:value-type="float" office:value="1991.43" calcext:value-type="float">
            <text:p><text:s text:c="2"/>1 991</text:p>
          </table:table-cell>
          <table:table-cell office:value-type="float" office:value="1996.281" calcext:value-type="float">
            <text:p><text:s text:c="2"/>1 996</text:p>
          </table:table-cell>
          <table:table-cell office:value-type="float" office:value="2003.791" calcext:value-type="float">
            <text:p><text:s text:c="2"/>2 004</text:p>
          </table:table-cell>
          <table:table-cell office:value-type="float" office:value="2013.539" calcext:value-type="float">
            <text:p><text:s text:c="2"/>2 014</text:p>
          </table:table-cell>
          <table:table-cell office:value-type="float" office:value="2024.538" calcext:value-type="float">
            <text:p><text:s text:c="2"/>2 025</text:p>
          </table:table-cell>
          <table:table-cell office:value-type="float" office:value="2035.424" calcext:value-type="float">
            <text:p><text:s text:c="2"/>2 035</text:p>
          </table:table-cell>
          <table:table-cell office:value-type="float" office:value="2045.168" calcext:value-type="float">
            <text:p><text:s text:c="2"/>2 045</text:p>
          </table:table-cell>
          <table:table-cell office:value-type="float" office:value="2053.436" calcext:value-type="float">
            <text:p><text:s text:c="2"/>2 053</text:p>
          </table:table-cell>
          <table:table-cell office:value-type="float" office:value="2060.39" calcext:value-type="float">
            <text:p><text:s text:c="2"/>2 060</text:p>
          </table:table-cell>
          <table:table-cell office:value-type="float" office:value="2066.119" calcext:value-type="float">
            <text:p><text:s text:c="2"/>2 066</text:p>
          </table:table-cell>
          <table:table-cell office:value-type="float" office:value="2070.845" calcext:value-type="float">
            <text:p><text:s text:c="2"/>2 071</text:p>
          </table:table-cell>
          <table:table-cell office:value-type="float" office:value="2074.788" calcext:value-type="float">
            <text:p><text:s text:c="2"/>2 0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pain</text:p>
          </table:table-cell>
          <table:table-cell office:value-type="float" office:value="20" calcext:value-type="float">
            <text:p>20</text:p>
          </table:table-cell>
          <table:table-cell office:value-type="float" office:value="724" calcext:value-type="float">
            <text:p>724</text:p>
          </table:table-cell>
          <table:table-cell office:value-type="float" office:value="28069.735" calcext:value-type="float">
            <text:p><text:s text:c="2"/>28 070</text:p>
          </table:table-cell>
          <table:table-cell office:value-type="float" office:value="28243.635" calcext:value-type="float">
            <text:p><text:s text:c="2"/>28 244</text:p>
          </table:table-cell>
          <table:table-cell office:value-type="float" office:value="28442.373" calcext:value-type="float">
            <text:p><text:s text:c="2"/>28 442</text:p>
          </table:table-cell>
          <table:table-cell office:value-type="float" office:value="28658.669" calcext:value-type="float">
            <text:p><text:s text:c="2"/>28 659</text:p>
          </table:table-cell>
          <table:table-cell office:value-type="float" office:value="28887.349" calcext:value-type="float">
            <text:p><text:s text:c="2"/>28 887</text:p>
          </table:table-cell>
          <table:table-cell office:value-type="float" office:value="29125.354" calcext:value-type="float">
            <text:p><text:s text:c="2"/>29 125</text:p>
          </table:table-cell>
          <table:table-cell office:value-type="float" office:value="29371.821" calcext:value-type="float">
            <text:p><text:s text:c="2"/>29 372</text:p>
          </table:table-cell>
          <table:table-cell office:value-type="float" office:value="29628.012" calcext:value-type="float">
            <text:p><text:s text:c="2"/>29 628</text:p>
          </table:table-cell>
          <table:table-cell office:value-type="float" office:value="29896.928" calcext:value-type="float">
            <text:p><text:s text:c="2"/>29 897</text:p>
          </table:table-cell>
          <table:table-cell office:value-type="float" office:value="30182.782" calcext:value-type="float">
            <text:p><text:s text:c="2"/>30 183</text:p>
          </table:table-cell>
          <table:table-cell office:value-type="float" office:value="30489.242" calcext:value-type="float">
            <text:p><text:s text:c="2"/>30 489</text:p>
          </table:table-cell>
          <table:table-cell office:value-type="float" office:value="30817.57" calcext:value-type="float">
            <text:p><text:s text:c="2"/>30 818</text:p>
          </table:table-cell>
          <table:table-cell office:value-type="float" office:value="31165.075" calcext:value-type="float">
            <text:p><text:s text:c="2"/>31 165</text:p>
          </table:table-cell>
          <table:table-cell office:value-type="float" office:value="31524.385" calcext:value-type="float">
            <text:p><text:s text:c="2"/>31 524</text:p>
          </table:table-cell>
          <table:table-cell office:value-type="float" office:value="31885.404" calcext:value-type="float">
            <text:p><text:s text:c="2"/>31 885</text:p>
          </table:table-cell>
          <table:table-cell office:value-type="float" office:value="32241.041" calcext:value-type="float">
            <text:p><text:s text:c="2"/>32 241</text:p>
          </table:table-cell>
          <table:table-cell office:value-type="float" office:value="32587.244" calcext:value-type="float">
            <text:p><text:s text:c="2"/>32 587</text:p>
          </table:table-cell>
          <table:table-cell office:value-type="float" office:value="32926.306" calcext:value-type="float">
            <text:p><text:s text:c="2"/>32 926</text:p>
          </table:table-cell>
          <table:table-cell office:value-type="float" office:value="33265.172" calcext:value-type="float">
            <text:p><text:s text:c="2"/>33 265</text:p>
          </table:table-cell>
          <table:table-cell office:value-type="float" office:value="33614.194" calcext:value-type="float">
            <text:p><text:s text:c="2"/>33 614</text:p>
          </table:table-cell>
          <table:table-cell office:value-type="float" office:value="33980.276" calcext:value-type="float">
            <text:p><text:s text:c="2"/>33 980</text:p>
          </table:table-cell>
          <table:table-cell office:value-type="float" office:value="34363.917" calcext:value-type="float">
            <text:p><text:s text:c="2"/>34 364</text:p>
          </table:table-cell>
          <table:table-cell office:value-type="float" office:value="34760.522" calcext:value-type="float">
            <text:p><text:s text:c="2"/>34 761</text:p>
          </table:table-cell>
          <table:table-cell office:value-type="float" office:value="35165.557" calcext:value-type="float">
            <text:p><text:s text:c="2"/>35 166</text:p>
          </table:table-cell>
          <table:table-cell office:value-type="float" office:value="35572.476" calcext:value-type="float">
            <text:p><text:s text:c="2"/>35 572</text:p>
          </table:table-cell>
          <table:table-cell office:value-type="float" office:value="35975.317" calcext:value-type="float">
            <text:p><text:s text:c="2"/>35 975</text:p>
          </table:table-cell>
          <table:table-cell office:value-type="float" office:value="36373.1" calcext:value-type="float">
            <text:p><text:s text:c="2"/>36 373</text:p>
          </table:table-cell>
          <table:table-cell office:value-type="float" office:value="36763.529" calcext:value-type="float">
            <text:p><text:s text:c="2"/>36 764</text:p>
          </table:table-cell>
          <table:table-cell office:value-type="float" office:value="37137.704" calcext:value-type="float">
            <text:p><text:s text:c="2"/>37 138</text:p>
          </table:table-cell>
          <table:table-cell office:value-type="float" office:value="37484.749" calcext:value-type="float">
            <text:p><text:s text:c="2"/>37 485</text:p>
          </table:table-cell>
          <table:table-cell office:value-type="float" office:value="37796.795" calcext:value-type="float">
            <text:p><text:s text:c="2"/>37 797</text:p>
          </table:table-cell>
          <table:table-cell office:value-type="float" office:value="38071.262" calcext:value-type="float">
            <text:p><text:s text:c="2"/>38 071</text:p>
          </table:table-cell>
          <table:table-cell office:value-type="float" office:value="38309.711" calcext:value-type="float">
            <text:p><text:s text:c="2"/>38 310</text:p>
          </table:table-cell>
          <table:table-cell office:value-type="float" office:value="38514.061" calcext:value-type="float">
            <text:p><text:s text:c="2"/>38 514</text:p>
          </table:table-cell>
          <table:table-cell office:value-type="float" office:value="38688.12" calcext:value-type="float">
            <text:p><text:s text:c="2"/>38 688</text:p>
          </table:table-cell>
          <table:table-cell office:value-type="float" office:value="38835.884" calcext:value-type="float">
            <text:p><text:s text:c="2"/>38 836</text:p>
          </table:table-cell>
          <table:table-cell office:value-type="float" office:value="38958.074" calcext:value-type="float">
            <text:p><text:s text:c="2"/>38 958</text:p>
          </table:table-cell>
          <table:table-cell office:value-type="float" office:value="39057.213" calcext:value-type="float">
            <text:p><text:s text:c="2"/>39 057</text:p>
          </table:table-cell>
          <table:table-cell office:value-type="float" office:value="39141.605" calcext:value-type="float">
            <text:p><text:s text:c="2"/>39 142</text:p>
          </table:table-cell>
          <table:table-cell office:value-type="float" office:value="39221.74" calcext:value-type="float">
            <text:p><text:s text:c="2"/>39 222</text:p>
          </table:table-cell>
          <table:table-cell office:value-type="float" office:value="39306.102" calcext:value-type="float">
            <text:p><text:s text:c="2"/>39 306</text:p>
          </table:table-cell>
          <table:table-cell office:value-type="float" office:value="39403.2" calcext:value-type="float">
            <text:p><text:s text:c="2"/>39 403</text:p>
          </table:table-cell>
          <table:table-cell office:value-type="float" office:value="39515.511" calcext:value-type="float">
            <text:p><text:s text:c="2"/>39 516</text:p>
          </table:table-cell>
          <table:table-cell office:value-type="float" office:value="39638.635" calcext:value-type="float">
            <text:p><text:s text:c="2"/>39 639</text:p>
          </table:table-cell>
          <table:table-cell office:value-type="float" office:value="39764.562" calcext:value-type="float">
            <text:p><text:s text:c="2"/>39 765</text:p>
          </table:table-cell>
          <table:table-cell office:value-type="float" office:value="39890.498" calcext:value-type="float">
            <text:p><text:s text:c="2"/>39 890</text:p>
          </table:table-cell>
          <table:table-cell office:value-type="float" office:value="40009.324" calcext:value-type="float">
            <text:p><text:s text:c="2"/>40 009</text:p>
          </table:table-cell>
          <table:table-cell office:value-type="float" office:value="40131.56" calcext:value-type="float">
            <text:p><text:s text:c="2"/>40 132</text:p>
          </table:table-cell>
          <table:table-cell office:value-type="float" office:value="40292.642" calcext:value-type="float">
            <text:p><text:s text:c="2"/>40 293</text:p>
          </table:table-cell>
          <table:table-cell office:value-type="float" office:value="40539.723" calcext:value-type="float">
            <text:p><text:s text:c="2"/>40 540</text:p>
          </table:table-cell>
          <table:table-cell office:value-type="float" office:value="40903.711" calcext:value-type="float">
            <text:p><text:s text:c="2"/>40 904</text:p>
          </table:table-cell>
          <table:table-cell office:value-type="float" office:value="41392.103" calcext:value-type="float">
            <text:p><text:s text:c="2"/>41 392</text:p>
          </table:table-cell>
          <table:table-cell office:value-type="float" office:value="41985.52" calcext:value-type="float">
            <text:p><text:s text:c="2"/>41 986</text:p>
          </table:table-cell>
          <table:table-cell office:value-type="float" office:value="42653.406" calcext:value-type="float">
            <text:p><text:s text:c="2"/>42 653</text:p>
          </table:table-cell>
          <table:table-cell office:value-type="float" office:value="43351.668" calcext:value-type="float">
            <text:p><text:s text:c="2"/>43 352</text:p>
          </table:table-cell>
          <table:table-cell office:value-type="float" office:value="44042.632" calcext:value-type="float">
            <text:p><text:s text:c="2"/>44 043</text:p>
          </table:table-cell>
          <table:table-cell office:value-type="float" office:value="44725.532" calcext:value-type="float">
            <text:p><text:s text:c="2"/>44 726</text:p>
          </table:table-cell>
          <table:table-cell office:value-type="float" office:value="45393.858" calcext:value-type="float">
            <text:p><text:s text:c="2"/>45 394</text:p>
          </table:table-cell>
          <table:table-cell office:value-type="float" office:value="45997.806" calcext:value-type="float">
            <text:p><text:s text:c="2"/>45 998</text:p>
          </table:table-cell>
          <table:table-cell office:value-type="float" office:value="46476.072" calcext:value-type="float">
            <text:p><text:s text:c="2"/>46 476</text:p>
          </table:table-cell>
          <table:table-cell office:value-type="float" office:value="46788.63" calcext:value-type="float">
            <text:p><text:s text:c="2"/>46 789</text:p>
          </table:table-cell>
          <table:table-cell office:value-type="float" office:value="46909.138" calcext:value-type="float">
            <text:p><text:s text:c="2"/>46 909</text:p>
          </table:table-cell>
          <table:table-cell office:value-type="float" office:value="46857.404" calcext:value-type="float">
            <text:p><text:s text:c="2"/>46 857</text:p>
          </table:table-cell>
          <table:table-cell office:value-type="float" office:value="46697.553" calcext:value-type="float">
            <text:p><text:s text:c="2"/>46 698</text:p>
          </table:table-cell>
          <table:table-cell office:value-type="float" office:value="46521.827" calcext:value-type="float">
            <text:p><text:s text:c="2"/>46 522</text:p>
          </table:table-cell>
          <table:table-cell office:value-type="float" office:value="46397.664" calcext:value-type="float">
            <text:p><text:s text:c="2"/>46 3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FYR Macedonia</text:p>
          </table:table-cell>
          <table:table-cell office:value-type="float" office:value="21" calcext:value-type="float">
            <text:p>21</text:p>
          </table:table-cell>
          <table:table-cell office:value-type="float" office:value="807" calcext:value-type="float">
            <text:p>807</text:p>
          </table:table-cell>
          <table:table-cell office:value-type="float" office:value="1254.445" calcext:value-type="float">
            <text:p><text:s text:c="2"/>1 254</text:p>
          </table:table-cell>
          <table:table-cell office:value-type="float" office:value="1290.408" calcext:value-type="float">
            <text:p><text:s text:c="2"/>1 290</text:p>
          </table:table-cell>
          <table:table-cell office:value-type="float" office:value="1320.981" calcext:value-type="float">
            <text:p><text:s text:c="2"/>1 321</text:p>
          </table:table-cell>
          <table:table-cell office:value-type="float" office:value="1347.463" calcext:value-type="float">
            <text:p><text:s text:c="2"/>1 347</text:p>
          </table:table-cell>
          <table:table-cell office:value-type="float" office:value="1370.978" calcext:value-type="float">
            <text:p><text:s text:c="2"/>1 371</text:p>
          </table:table-cell>
          <table:table-cell office:value-type="float" office:value="1392.449" calcext:value-type="float">
            <text:p><text:s text:c="2"/>1 392</text:p>
          </table:table-cell>
          <table:table-cell office:value-type="float" office:value="1412.613" calcext:value-type="float">
            <text:p><text:s text:c="2"/>1 413</text:p>
          </table:table-cell>
          <table:table-cell office:value-type="float" office:value="1432.019" calcext:value-type="float">
            <text:p><text:s text:c="2"/>1 432</text:p>
          </table:table-cell>
          <table:table-cell office:value-type="float" office:value="1451.015" calcext:value-type="float">
            <text:p><text:s text:c="2"/>1 451</text:p>
          </table:table-cell>
          <table:table-cell office:value-type="float" office:value="1469.843" calcext:value-type="float">
            <text:p><text:s text:c="2"/>1 470</text:p>
          </table:table-cell>
          <table:table-cell office:value-type="float" office:value="1488.667" calcext:value-type="float">
            <text:p><text:s text:c="2"/>1 489</text:p>
          </table:table-cell>
          <table:table-cell office:value-type="float" office:value="1507.654" calcext:value-type="float">
            <text:p><text:s text:c="2"/>1 508</text:p>
          </table:table-cell>
          <table:table-cell office:value-type="float" office:value="1527.111" calcext:value-type="float">
            <text:p><text:s text:c="2"/>1 527</text:p>
          </table:table-cell>
          <table:table-cell office:value-type="float" office:value="1547.45" calcext:value-type="float">
            <text:p><text:s text:c="2"/>1 547</text:p>
          </table:table-cell>
          <table:table-cell office:value-type="float" office:value="1569.141" calcext:value-type="float">
            <text:p><text:s text:c="2"/>1 569</text:p>
          </table:table-cell>
          <table:table-cell office:value-type="float" office:value="1592.432" calcext:value-type="float">
            <text:p><text:s text:c="2"/>1 592</text:p>
          </table:table-cell>
          <table:table-cell office:value-type="float" office:value="1617.794" calcext:value-type="float">
            <text:p><text:s text:c="2"/>1 618</text:p>
          </table:table-cell>
          <table:table-cell office:value-type="float" office:value="1644.943" calcext:value-type="float">
            <text:p><text:s text:c="2"/>1 645</text:p>
          </table:table-cell>
          <table:table-cell office:value-type="float" office:value="1672.399" calcext:value-type="float">
            <text:p><text:s text:c="2"/>1 672</text:p>
          </table:table-cell>
          <table:table-cell office:value-type="float" office:value="1698.143" calcext:value-type="float">
            <text:p><text:s text:c="2"/>1 698</text:p>
          </table:table-cell>
          <table:table-cell office:value-type="float" office:value="1720.8" calcext:value-type="float">
            <text:p><text:s text:c="2"/>1 721</text:p>
          </table:table-cell>
          <table:table-cell office:value-type="float" office:value="1739.521" calcext:value-type="float">
            <text:p><text:s text:c="2"/>1 740</text:p>
          </table:table-cell>
          <table:table-cell office:value-type="float" office:value="1754.956" calcext:value-type="float">
            <text:p><text:s text:c="2"/>1 755</text:p>
          </table:table-cell>
          <table:table-cell office:value-type="float" office:value="1768.992" calcext:value-type="float">
            <text:p><text:s text:c="2"/>1 769</text:p>
          </table:table-cell>
          <table:table-cell office:value-type="float" office:value="1784.398" calcext:value-type="float">
            <text:p><text:s text:c="2"/>1 784</text:p>
          </table:table-cell>
          <table:table-cell office:value-type="float" office:value="1803.01" calcext:value-type="float">
            <text:p><text:s text:c="2"/>1 803</text:p>
          </table:table-cell>
          <table:table-cell office:value-type="float" office:value="1825.552" calcext:value-type="float">
            <text:p><text:s text:c="2"/>1 826</text:p>
          </table:table-cell>
          <table:table-cell office:value-type="float" office:value="1851.069" calcext:value-type="float">
            <text:p><text:s text:c="2"/>1 851</text:p>
          </table:table-cell>
          <table:table-cell office:value-type="float" office:value="1877.688" calcext:value-type="float">
            <text:p><text:s text:c="2"/>1 878</text:p>
          </table:table-cell>
          <table:table-cell office:value-type="float" office:value="1902.719" calcext:value-type="float">
            <text:p><text:s text:c="2"/>1 903</text:p>
          </table:table-cell>
          <table:table-cell office:value-type="float" office:value="1924.197" calcext:value-type="float">
            <text:p><text:s text:c="2"/>1 924</text:p>
          </table:table-cell>
          <table:table-cell office:value-type="float" office:value="1941.53" calcext:value-type="float">
            <text:p><text:s text:c="2"/>1 942</text:p>
          </table:table-cell>
          <table:table-cell office:value-type="float" office:value="1955.243" calcext:value-type="float">
            <text:p><text:s text:c="2"/>1 955</text:p>
          </table:table-cell>
          <table:table-cell office:value-type="float" office:value="1965.895" calcext:value-type="float">
            <text:p><text:s text:c="2"/>1 966</text:p>
          </table:table-cell>
          <table:table-cell office:value-type="float" office:value="1974.415" calcext:value-type="float">
            <text:p><text:s text:c="2"/>1 974</text:p>
          </table:table-cell>
          <table:table-cell office:value-type="float" office:value="1981.534" calcext:value-type="float">
            <text:p><text:s text:c="2"/>1 982</text:p>
          </table:table-cell>
          <table:table-cell office:value-type="float" office:value="1987.538" calcext:value-type="float">
            <text:p><text:s text:c="2"/>1 988</text:p>
          </table:table-cell>
          <table:table-cell office:value-type="float" office:value="1992.274" calcext:value-type="float">
            <text:p><text:s text:c="2"/>1 992</text:p>
          </table:table-cell>
          <table:table-cell office:value-type="float" office:value="1995.513" calcext:value-type="float">
            <text:p><text:s text:c="2"/>1 996</text:p>
          </table:table-cell>
          <table:table-cell office:value-type="float" office:value="1996.87" calcext:value-type="float">
            <text:p><text:s text:c="2"/>1 997</text:p>
          </table:table-cell>
          <table:table-cell office:value-type="float" office:value="1996.228" calcext:value-type="float">
            <text:p><text:s text:c="2"/>1 996</text:p>
          </table:table-cell>
          <table:table-cell office:value-type="float" office:value="1993.302" calcext:value-type="float">
            <text:p><text:s text:c="2"/>1 993</text:p>
          </table:table-cell>
          <table:table-cell office:value-type="float" office:value="1988.659" calcext:value-type="float">
            <text:p><text:s text:c="2"/>1 989</text:p>
          </table:table-cell>
          <table:table-cell office:value-type="float" office:value="1984.028" calcext:value-type="float">
            <text:p><text:s text:c="2"/>1 984</text:p>
          </table:table-cell>
          <table:table-cell office:value-type="float" office:value="1981.703" calcext:value-type="float">
            <text:p><text:s text:c="2"/>1 982</text:p>
          </table:table-cell>
          <table:table-cell office:value-type="float" office:value="1983.252" calcext:value-type="float">
            <text:p><text:s text:c="2"/>1 983</text:p>
          </table:table-cell>
          <table:table-cell office:value-type="float" office:value="1989.443" calcext:value-type="float">
            <text:p><text:s text:c="2"/>1 989</text:p>
          </table:table-cell>
          <table:table-cell office:value-type="float" office:value="1999.599" calcext:value-type="float">
            <text:p><text:s text:c="2"/>2 000</text:p>
          </table:table-cell>
          <table:table-cell office:value-type="float" office:value="2012.057" calcext:value-type="float">
            <text:p><text:s text:c="2"/>2 012</text:p>
          </table:table-cell>
          <table:table-cell office:value-type="float" office:value="2024.394" calcext:value-type="float">
            <text:p><text:s text:c="2"/>2 024</text:p>
          </table:table-cell>
          <table:table-cell office:value-type="float" office:value="2034.819" calcext:value-type="float">
            <text:p><text:s text:c="2"/>2 035</text:p>
          </table:table-cell>
          <table:table-cell office:value-type="float" office:value="2042.842" calcext:value-type="float">
            <text:p><text:s text:c="2"/>2 043</text:p>
          </table:table-cell>
          <table:table-cell office:value-type="float" office:value="2048.928" calcext:value-type="float">
            <text:p><text:s text:c="2"/>2 049</text:p>
          </table:table-cell>
          <table:table-cell office:value-type="float" office:value="2053.426" calcext:value-type="float">
            <text:p><text:s text:c="2"/>2 053</text:p>
          </table:table-cell>
          <table:table-cell office:value-type="float" office:value="2057.047" calcext:value-type="float">
            <text:p><text:s text:c="2"/>2 057</text:p>
          </table:table-cell>
          <table:table-cell office:value-type="float" office:value="2060.272" calcext:value-type="float">
            <text:p><text:s text:c="2"/>2 060</text:p>
          </table:table-cell>
          <table:table-cell office:value-type="float" office:value="2063.145" calcext:value-type="float">
            <text:p><text:s text:c="2"/>2 063</text:p>
          </table:table-cell>
          <table:table-cell office:value-type="float" office:value="2065.458" calcext:value-type="float">
            <text:p><text:s text:c="2"/>2 065</text:p>
          </table:table-cell>
          <table:table-cell office:value-type="float" office:value="2067.378" calcext:value-type="float">
            <text:p><text:s text:c="2"/>2 067</text:p>
          </table:table-cell>
          <table:table-cell office:value-type="float" office:value="2069.093" calcext:value-type="float">
            <text:p><text:s text:c="2"/>2 069</text:p>
          </table:table-cell>
          <table:table-cell office:value-type="float" office:value="2070.739" calcext:value-type="float">
            <text:p><text:s text:c="2"/>2 071</text:p>
          </table:table-cell>
          <table:table-cell office:value-type="float" office:value="2072.383" calcext:value-type="float">
            <text:p><text:s text:c="2"/>2 072</text:p>
          </table:table-cell>
          <table:table-cell office:value-type="float" office:value="2074.036" calcext:value-type="float">
            <text:p><text:s text:c="2"/>2 074</text:p>
          </table:table-cell>
          <table:table-cell office:value-type="float" office:value="2075.739" calcext:value-type="float">
            <text:p><text:s text:c="2"/>2 076</text:p>
          </table:table-cell>
          <table:table-cell office:value-type="float" office:value="2077.495" calcext:value-type="float">
            <text:p><text:s text:c="2"/>2 077</text:p>
          </table:table-cell>
          <table:table-cell office:value-type="float" office:value="2079.308" calcext:value-type="float">
            <text:p><text:s text:c="2"/>2 0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Western Europe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42459.69" calcext:value-type="float">
            <text:p><text:s text:c="2"/>142 460</text:p>
          </table:table-cell>
          <table:table-cell office:value-type="float" office:value="143206.51" calcext:value-type="float">
            <text:p><text:s text:c="2"/>143 207</text:p>
          </table:table-cell>
          <table:table-cell office:value-type="float" office:value="144063.898" calcext:value-type="float">
            <text:p><text:s text:c="2"/>144 064</text:p>
          </table:table-cell>
          <table:table-cell office:value-type="float" office:value="144987.076" calcext:value-type="float">
            <text:p><text:s text:c="2"/>144 987</text:p>
          </table:table-cell>
          <table:table-cell office:value-type="float" office:value="145946.15" calcext:value-type="float">
            <text:p><text:s text:c="2"/>145 946</text:p>
          </table:table-cell>
          <table:table-cell office:value-type="float" office:value="146926.162" calcext:value-type="float">
            <text:p><text:s text:c="2"/>146 926</text:p>
          </table:table-cell>
          <table:table-cell office:value-type="float" office:value="147928.047" calcext:value-type="float">
            <text:p><text:s text:c="2"/>147 928</text:p>
          </table:table-cell>
          <table:table-cell office:value-type="float" office:value="148967.636" calcext:value-type="float">
            <text:p><text:s text:c="2"/>148 968</text:p>
          </table:table-cell>
          <table:table-cell office:value-type="float" office:value="150072.878" calcext:value-type="float">
            <text:p><text:s text:c="2"/>150 073</text:p>
          </table:table-cell>
          <table:table-cell office:value-type="float" office:value="151279.376" calcext:value-type="float">
            <text:p><text:s text:c="2"/>151 279</text:p>
          </table:table-cell>
          <table:table-cell office:value-type="float" office:value="152616.424" calcext:value-type="float">
            <text:p><text:s text:c="2"/>152 616</text:p>
          </table:table-cell>
          <table:table-cell office:value-type="float" office:value="154092.373" calcext:value-type="float">
            <text:p><text:s text:c="2"/>154 092</text:p>
          </table:table-cell>
          <table:table-cell office:value-type="float" office:value="155681.653" calcext:value-type="float">
            <text:p><text:s text:c="2"/>155 682</text:p>
          </table:table-cell>
          <table:table-cell office:value-type="float" office:value="157319.384" calcext:value-type="float">
            <text:p><text:s text:c="2"/>157 319</text:p>
          </table:table-cell>
          <table:table-cell office:value-type="float" office:value="158916.852" calcext:value-type="float">
            <text:p><text:s text:c="2"/>158 917</text:p>
          </table:table-cell>
          <table:table-cell office:value-type="float" office:value="160407.67" calcext:value-type="float">
            <text:p><text:s text:c="2"/>160 408</text:p>
          </table:table-cell>
          <table:table-cell office:value-type="float" office:value="161764.696" calcext:value-type="float">
            <text:p><text:s text:c="2"/>161 765</text:p>
          </table:table-cell>
          <table:table-cell office:value-type="float" office:value="162996.538" calcext:value-type="float">
            <text:p><text:s text:c="2"/>162 997</text:p>
          </table:table-cell>
          <table:table-cell office:value-type="float" office:value="164116.274" calcext:value-type="float">
            <text:p><text:s text:c="2"/>164 116</text:p>
          </table:table-cell>
          <table:table-cell office:value-type="float" office:value="165151.424" calcext:value-type="float">
            <text:p><text:s text:c="2"/>165 151</text:p>
          </table:table-cell>
          <table:table-cell office:value-type="float" office:value="166120.95" calcext:value-type="float">
            <text:p><text:s text:c="2"/>166 121</text:p>
          </table:table-cell>
          <table:table-cell office:value-type="float" office:value="167030.981" calcext:value-type="float">
            <text:p><text:s text:c="2"/>167 031</text:p>
          </table:table-cell>
          <table:table-cell office:value-type="float" office:value="167868.806" calcext:value-type="float">
            <text:p><text:s text:c="2"/>167 869</text:p>
          </table:table-cell>
          <table:table-cell office:value-type="float" office:value="168614.14" calcext:value-type="float">
            <text:p><text:s text:c="2"/>168 614</text:p>
          </table:table-cell>
          <table:table-cell office:value-type="float" office:value="169239.233" calcext:value-type="float">
            <text:p><text:s text:c="2"/>169 239</text:p>
          </table:table-cell>
          <table:table-cell office:value-type="float" office:value="169728.591" calcext:value-type="float">
            <text:p><text:s text:c="2"/>169 729</text:p>
          </table:table-cell>
          <table:table-cell office:value-type="float" office:value="170080.166" calcext:value-type="float">
            <text:p><text:s text:c="2"/>170 080</text:p>
          </table:table-cell>
          <table:table-cell office:value-type="float" office:value="170314.601" calcext:value-type="float">
            <text:p><text:s text:c="2"/>170 315</text:p>
          </table:table-cell>
          <table:table-cell office:value-type="float" office:value="170468.054" calcext:value-type="float">
            <text:p><text:s text:c="2"/>170 468</text:p>
          </table:table-cell>
          <table:table-cell office:value-type="float" office:value="170589.316" calcext:value-type="float">
            <text:p><text:s text:c="2"/>170 589</text:p>
          </table:table-cell>
          <table:table-cell office:value-type="float" office:value="170718.888" calcext:value-type="float">
            <text:p><text:s text:c="2"/>170 719</text:p>
          </table:table-cell>
          <table:table-cell office:value-type="float" office:value="170867.067" calcext:value-type="float">
            <text:p><text:s text:c="2"/>170 867</text:p>
          </table:table-cell>
          <table:table-cell office:value-type="float" office:value="171040.543" calcext:value-type="float">
            <text:p><text:s text:c="2"/>171 041</text:p>
          </table:table-cell>
          <table:table-cell office:value-type="float" office:value="171271.539" calcext:value-type="float">
            <text:p><text:s text:c="2"/>171 272</text:p>
          </table:table-cell>
          <table:table-cell office:value-type="float" office:value="171596.272" calcext:value-type="float">
            <text:p><text:s text:c="2"/>171 596</text:p>
          </table:table-cell>
          <table:table-cell office:value-type="float" office:value="172039.508" calcext:value-type="float">
            <text:p><text:s text:c="2"/>172 040</text:p>
          </table:table-cell>
          <table:table-cell office:value-type="float" office:value="172611.001" calcext:value-type="float">
            <text:p><text:s text:c="2"/>172 611</text:p>
          </table:table-cell>
          <table:table-cell office:value-type="float" office:value="173302.825" calcext:value-type="float">
            <text:p><text:s text:c="2"/>173 303</text:p>
          </table:table-cell>
          <table:table-cell office:value-type="float" office:value="174097.843" calcext:value-type="float">
            <text:p><text:s text:c="2"/>174 098</text:p>
          </table:table-cell>
          <table:table-cell office:value-type="float" office:value="174968.797" calcext:value-type="float">
            <text:p><text:s text:c="2"/>174 969</text:p>
          </table:table-cell>
          <table:table-cell office:value-type="float" office:value="175889.969" calcext:value-type="float">
            <text:p><text:s text:c="2"/>175 890</text:p>
          </table:table-cell>
          <table:table-cell office:value-type="float" office:value="176864.974" calcext:value-type="float">
            <text:p><text:s text:c="2"/>176 865</text:p>
          </table:table-cell>
          <table:table-cell office:value-type="float" office:value="177884.157" calcext:value-type="float">
            <text:p><text:s text:c="2"/>177 884</text:p>
          </table:table-cell>
          <table:table-cell office:value-type="float" office:value="178892.141" calcext:value-type="float">
            <text:p><text:s text:c="2"/>178 892</text:p>
          </table:table-cell>
          <table:table-cell office:value-type="float" office:value="179818.438" calcext:value-type="float">
            <text:p><text:s text:c="2"/>179 818</text:p>
          </table:table-cell>
          <table:table-cell office:value-type="float" office:value="180614.87" calcext:value-type="float">
            <text:p><text:s text:c="2"/>180 615</text:p>
          </table:table-cell>
          <table:table-cell office:value-type="float" office:value="181252.883" calcext:value-type="float">
            <text:p><text:s text:c="2"/>181 253</text:p>
          </table:table-cell>
          <table:table-cell office:value-type="float" office:value="181750.229" calcext:value-type="float">
            <text:p><text:s text:c="2"/>181 750</text:p>
          </table:table-cell>
          <table:table-cell office:value-type="float" office:value="182162.987" calcext:value-type="float">
            <text:p><text:s text:c="2"/>182 163</text:p>
          </table:table-cell>
          <table:table-cell office:value-type="float" office:value="182573.883" calcext:value-type="float">
            <text:p><text:s text:c="2"/>182 574</text:p>
          </table:table-cell>
          <table:table-cell office:value-type="float" office:value="183042.176" calcext:value-type="float">
            <text:p><text:s text:c="2"/>183 042</text:p>
          </table:table-cell>
          <table:table-cell office:value-type="float" office:value="183590.895" calcext:value-type="float">
            <text:p><text:s text:c="2"/>183 591</text:p>
          </table:table-cell>
          <table:table-cell office:value-type="float" office:value="184200.883" calcext:value-type="float">
            <text:p><text:s text:c="2"/>184 201</text:p>
          </table:table-cell>
          <table:table-cell office:value-type="float" office:value="184838.896" calcext:value-type="float">
            <text:p><text:s text:c="2"/>184 839</text:p>
          </table:table-cell>
          <table:table-cell office:value-type="float" office:value="185453.346" calcext:value-type="float">
            <text:p><text:s text:c="2"/>185 453</text:p>
          </table:table-cell>
          <table:table-cell office:value-type="float" office:value="186009.623" calcext:value-type="float">
            <text:p><text:s text:c="2"/>186 010</text:p>
          </table:table-cell>
          <table:table-cell office:value-type="float" office:value="186494.225" calcext:value-type="float">
            <text:p><text:s text:c="2"/>186 494</text:p>
          </table:table-cell>
          <table:table-cell office:value-type="float" office:value="186927.594" calcext:value-type="float">
            <text:p><text:s text:c="2"/>186 928</text:p>
          </table:table-cell>
          <table:table-cell office:value-type="float" office:value="187349.483" calcext:value-type="float">
            <text:p><text:s text:c="2"/>187 349</text:p>
          </table:table-cell>
          <table:table-cell office:value-type="float" office:value="187816.127" calcext:value-type="float">
            <text:p><text:s text:c="2"/>187 816</text:p>
          </table:table-cell>
          <table:table-cell office:value-type="float" office:value="188366.087" calcext:value-type="float">
            <text:p><text:s text:c="2"/>188 366</text:p>
          </table:table-cell>
          <table:table-cell office:value-type="float" office:value="189011.629" calcext:value-type="float">
            <text:p><text:s text:c="2"/>189 012</text:p>
          </table:table-cell>
          <table:table-cell office:value-type="float" office:value="189734.679" calcext:value-type="float">
            <text:p><text:s text:c="2"/>189 735</text:p>
          </table:table-cell>
          <table:table-cell office:value-type="float" office:value="190506.249" calcext:value-type="float">
            <text:p><text:s text:c="2"/>190 506</text:p>
          </table:table-cell>
          <table:table-cell office:value-type="float" office:value="191283.239" calcext:value-type="float">
            <text:p><text:s text:c="2"/>191 283</text:p>
          </table:table-cell>
          <table:table-cell office:value-type="float" office:value="192032.306" calcext:value-type="float">
            <text:p><text:s text:c="2"/>192 0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36.439" calcext:value-type="float">
            <text:p><text:s text:c="2"/>6 936</text:p>
          </table:table-cell>
          <table:table-cell office:value-type="float" office:value="6931.338" calcext:value-type="float">
            <text:p><text:s text:c="2"/>6 931</text:p>
          </table:table-cell>
          <table:table-cell office:value-type="float" office:value="6931.196" calcext:value-type="float">
            <text:p><text:s text:c="2"/>6 931</text:p>
          </table:table-cell>
          <table:table-cell office:value-type="float" office:value="6935.142" calcext:value-type="float">
            <text:p><text:s text:c="2"/>6 935</text:p>
          </table:table-cell>
          <table:table-cell office:value-type="float" office:value="6942.619" calcext:value-type="float">
            <text:p><text:s text:c="2"/>6 943</text:p>
          </table:table-cell>
          <table:table-cell office:value-type="float" office:value="6953.406" calcext:value-type="float">
            <text:p><text:s text:c="2"/>6 953</text:p>
          </table:table-cell>
          <table:table-cell office:value-type="float" office:value="6967.625" calcext:value-type="float">
            <text:p><text:s text:c="2"/>6 968</text:p>
          </table:table-cell>
          <table:table-cell office:value-type="float" office:value="6985.724" calcext:value-type="float">
            <text:p><text:s text:c="2"/>6 986</text:p>
          </table:table-cell>
          <table:table-cell office:value-type="float" office:value="7008.424" calcext:value-type="float">
            <text:p><text:s text:c="2"/>7 008</text:p>
          </table:table-cell>
          <table:table-cell office:value-type="float" office:value="7036.55" calcext:value-type="float">
            <text:p><text:s text:c="2"/>7 037</text:p>
          </table:table-cell>
          <table:table-cell office:value-type="float" office:value="7070.766" calcext:value-type="float">
            <text:p><text:s text:c="2"/>7 071</text:p>
          </table:table-cell>
          <table:table-cell office:value-type="float" office:value="7111.142" calcext:value-type="float">
            <text:p><text:s text:c="2"/>7 111</text:p>
          </table:table-cell>
          <table:table-cell office:value-type="float" office:value="7156.833" calcext:value-type="float">
            <text:p><text:s text:c="2"/>7 157</text:p>
          </table:table-cell>
          <table:table-cell office:value-type="float" office:value="7205.994" calcext:value-type="float">
            <text:p><text:s text:c="2"/>7 206</text:p>
          </table:table-cell>
          <table:table-cell office:value-type="float" office:value="7256.091" calcext:value-type="float">
            <text:p><text:s text:c="2"/>7 256</text:p>
          </table:table-cell>
          <table:table-cell office:value-type="float" office:value="7305.158" calcext:value-type="float">
            <text:p><text:s text:c="2"/>7 305</text:p>
          </table:table-cell>
          <table:table-cell office:value-type="float" office:value="7352.24" calcext:value-type="float">
            <text:p><text:s text:c="2"/>7 352</text:p>
          </table:table-cell>
          <table:table-cell office:value-type="float" office:value="7397.171" calcext:value-type="float">
            <text:p><text:s text:c="2"/>7 397</text:p>
          </table:table-cell>
          <table:table-cell office:value-type="float" office:value="7439.579" calcext:value-type="float">
            <text:p><text:s text:c="2"/>7 440</text:p>
          </table:table-cell>
          <table:table-cell office:value-type="float" office:value="7479.346" calcext:value-type="float">
            <text:p><text:s text:c="2"/>7 479</text:p>
          </table:table-cell>
          <table:table-cell office:value-type="float" office:value="7516.239" calcext:value-type="float">
            <text:p><text:s text:c="2"/>7 516</text:p>
          </table:table-cell>
          <table:table-cell office:value-type="float" office:value="7550.34" calcext:value-type="float">
            <text:p><text:s text:c="2"/>7 550</text:p>
          </table:table-cell>
          <table:table-cell office:value-type="float" office:value="7581.117" calcext:value-type="float">
            <text:p><text:s text:c="2"/>7 581</text:p>
          </table:table-cell>
          <table:table-cell office:value-type="float" office:value="7607.065" calcext:value-type="float">
            <text:p><text:s text:c="2"/>7 607</text:p>
          </table:table-cell>
          <table:table-cell office:value-type="float" office:value="7626.29" calcext:value-type="float">
            <text:p><text:s text:c="2"/>7 626</text:p>
          </table:table-cell>
          <table:table-cell office:value-type="float" office:value="7637.689" calcext:value-type="float">
            <text:p><text:s text:c="2"/>7 638</text:p>
          </table:table-cell>
          <table:table-cell office:value-type="float" office:value="7640.749" calcext:value-type="float">
            <text:p><text:s text:c="2"/>7 641</text:p>
          </table:table-cell>
          <table:table-cell office:value-type="float" office:value="7636.576" calcext:value-type="float">
            <text:p><text:s text:c="2"/>7 637</text:p>
          </table:table-cell>
          <table:table-cell office:value-type="float" office:value="7627.759" calcext:value-type="float">
            <text:p><text:s text:c="2"/>7 628</text:p>
          </table:table-cell>
          <table:table-cell office:value-type="float" office:value="7617.884" calcext:value-type="float">
            <text:p><text:s text:c="2"/>7 618</text:p>
          </table:table-cell>
          <table:table-cell office:value-type="float" office:value="7609.752" calcext:value-type="float">
            <text:p><text:s text:c="2"/>7 610</text:p>
          </table:table-cell>
          <table:table-cell office:value-type="float" office:value="7604.513" calcext:value-type="float">
            <text:p><text:s text:c="2"/>7 605</text:p>
          </table:table-cell>
          <table:table-cell office:value-type="float" office:value="7602.181" calcext:value-type="float">
            <text:p><text:s text:c="2"/>7 602</text:p>
          </table:table-cell>
          <table:table-cell office:value-type="float" office:value="7603.102" calcext:value-type="float">
            <text:p><text:s text:c="2"/>7 603</text:p>
          </table:table-cell>
          <table:table-cell office:value-type="float" office:value="7607.293" calcext:value-type="float">
            <text:p><text:s text:c="2"/>7 607</text:p>
          </table:table-cell>
          <table:table-cell office:value-type="float" office:value="7614.868" calcext:value-type="float">
            <text:p><text:s text:c="2"/>7 615</text:p>
          </table:table-cell>
          <table:table-cell office:value-type="float" office:value="7625.393" calcext:value-type="float">
            <text:p><text:s text:c="2"/>7 625</text:p>
          </table:table-cell>
          <table:table-cell office:value-type="float" office:value="7639.352" calcext:value-type="float">
            <text:p><text:s text:c="2"/>7 639</text:p>
          </table:table-cell>
          <table:table-cell office:value-type="float" office:value="7658.84" calcext:value-type="float">
            <text:p><text:s text:c="2"/>7 659</text:p>
          </table:table-cell>
          <table:table-cell office:value-type="float" office:value="7686.572" calcext:value-type="float">
            <text:p><text:s text:c="2"/>7 687</text:p>
          </table:table-cell>
          <table:table-cell office:value-type="float" office:value="7723.949" calcext:value-type="float">
            <text:p><text:s text:c="2"/>7 724</text:p>
          </table:table-cell>
          <table:table-cell office:value-type="float" office:value="7772.701" calcext:value-type="float">
            <text:p><text:s text:c="2"/>7 773</text:p>
          </table:table-cell>
          <table:table-cell office:value-type="float" office:value="7830.933" calcext:value-type="float">
            <text:p><text:s text:c="2"/>7 831</text:p>
          </table:table-cell>
          <table:table-cell office:value-type="float" office:value="7892.086" calcext:value-type="float">
            <text:p><text:s text:c="2"/>7 892</text:p>
          </table:table-cell>
          <table:table-cell office:value-type="float" office:value="7947.209" calcext:value-type="float">
            <text:p><text:s text:c="2"/>7 947</text:p>
          </table:table-cell>
          <table:table-cell office:value-type="float" office:value="7990.121" calcext:value-type="float">
            <text:p><text:s text:c="2"/>7 990</text:p>
          </table:table-cell>
          <table:table-cell office:value-type="float" office:value="8017.863" calcext:value-type="float">
            <text:p><text:s text:c="2"/>8 018</text:p>
          </table:table-cell>
          <table:table-cell office:value-type="float" office:value="8032.876" calcext:value-type="float">
            <text:p><text:s text:c="2"/>8 033</text:p>
          </table:table-cell>
          <table:table-cell office:value-type="float" office:value="8041.05" calcext:value-type="float">
            <text:p><text:s text:c="2"/>8 041</text:p>
          </table:table-cell>
          <table:table-cell office:value-type="float" office:value="8051.113" calcext:value-type="float">
            <text:p><text:s text:c="2"/>8 051</text:p>
          </table:table-cell>
          <table:table-cell office:value-type="float" office:value="8069.276" calcext:value-type="float">
            <text:p><text:s text:c="2"/>8 069</text:p>
          </table:table-cell>
          <table:table-cell office:value-type="float" office:value="8097.748" calcext:value-type="float">
            <text:p><text:s text:c="2"/>8 098</text:p>
          </table:table-cell>
          <table:table-cell office:value-type="float" office:value="8134.412" calcext:value-type="float">
            <text:p><text:s text:c="2"/>8 134</text:p>
          </table:table-cell>
          <table:table-cell office:value-type="float" office:value="8175.852" calcext:value-type="float">
            <text:p><text:s text:c="2"/>8 176</text:p>
          </table:table-cell>
          <table:table-cell office:value-type="float" office:value="8216.805" calcext:value-type="float">
            <text:p><text:s text:c="2"/>8 217</text:p>
          </table:table-cell>
          <table:table-cell office:value-type="float" office:value="8253.65" calcext:value-type="float">
            <text:p><text:s text:c="2"/>8 254</text:p>
          </table:table-cell>
          <table:table-cell office:value-type="float" office:value="8284.735" calcext:value-type="float">
            <text:p><text:s text:c="2"/>8 285</text:p>
          </table:table-cell>
          <table:table-cell office:value-type="float" office:value="8311.783" calcext:value-type="float">
            <text:p><text:s text:c="2"/>8 312</text:p>
          </table:table-cell>
          <table:table-cell office:value-type="float" office:value="8338.453" calcext:value-type="float">
            <text:p><text:s text:c="2"/>8 338</text:p>
          </table:table-cell>
          <table:table-cell office:value-type="float" office:value="8370.038" calcext:value-type="float">
            <text:p><text:s text:c="2"/>8 370</text:p>
          </table:table-cell>
          <table:table-cell office:value-type="float" office:value="8409.949" calcext:value-type="float">
            <text:p><text:s text:c="2"/>8 410</text:p>
          </table:table-cell>
          <table:table-cell office:value-type="float" office:value="8459.864" calcext:value-type="float">
            <text:p><text:s text:c="2"/>8 460</text:p>
          </table:table-cell>
          <table:table-cell office:value-type="float" office:value="8517.548" calcext:value-type="float">
            <text:p><text:s text:c="2"/>8 518</text:p>
          </table:table-cell>
          <table:table-cell office:value-type="float" office:value="8577.782" calcext:value-type="float">
            <text:p><text:s text:c="2"/>8 578</text:p>
          </table:table-cell>
          <table:table-cell office:value-type="float" office:value="8633.22" calcext:value-type="float">
            <text:p><text:s text:c="2"/>8 633</text:p>
          </table:table-cell>
          <table:table-cell office:value-type="float" office:value="8678.657" calcext:value-type="float">
            <text:p><text:s text:c="2"/>8 6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637.519" calcext:value-type="float">
            <text:p><text:s text:c="2"/>8 638</text:p>
          </table:table-cell>
          <table:table-cell office:value-type="float" office:value="8680.166" calcext:value-type="float">
            <text:p><text:s text:c="2"/>8 680</text:p>
          </table:table-cell>
          <table:table-cell office:value-type="float" office:value="8727.986" calcext:value-type="float">
            <text:p><text:s text:c="2"/>8 728</text:p>
          </table:table-cell>
          <table:table-cell office:value-type="float" office:value="8779.273" calcext:value-type="float">
            <text:p><text:s text:c="2"/>8 779</text:p>
          </table:table-cell>
          <table:table-cell office:value-type="float" office:value="8832.697" calcext:value-type="float">
            <text:p><text:s text:c="2"/>8 833</text:p>
          </table:table-cell>
          <table:table-cell office:value-type="float" office:value="8887.274" calcext:value-type="float">
            <text:p><text:s text:c="2"/>8 887</text:p>
          </table:table-cell>
          <table:table-cell office:value-type="float" office:value="8942.404" calcext:value-type="float">
            <text:p><text:s text:c="2"/>8 942</text:p>
          </table:table-cell>
          <table:table-cell office:value-type="float" office:value="8997.841" calcext:value-type="float">
            <text:p><text:s text:c="2"/>8 998</text:p>
          </table:table-cell>
          <table:table-cell office:value-type="float" office:value="9053.636" calcext:value-type="float">
            <text:p><text:s text:c="2"/>9 054</text:p>
          </table:table-cell>
          <table:table-cell office:value-type="float" office:value="9110.067" calcext:value-type="float">
            <text:p><text:s text:c="2"/>9 110</text:p>
          </table:table-cell>
          <table:table-cell office:value-type="float" office:value="9167.365" calcext:value-type="float">
            <text:p><text:s text:c="2"/>9 167</text:p>
          </table:table-cell>
          <table:table-cell office:value-type="float" office:value="9225.407" calcext:value-type="float">
            <text:p><text:s text:c="2"/>9 225</text:p>
          </table:table-cell>
          <table:table-cell office:value-type="float" office:value="9283.54" calcext:value-type="float">
            <text:p><text:s text:c="2"/>9 284</text:p>
          </table:table-cell>
          <table:table-cell office:value-type="float" office:value="9340.415" calcext:value-type="float">
            <text:p><text:s text:c="2"/>9 340</text:p>
          </table:table-cell>
          <table:table-cell office:value-type="float" office:value="9394.292" calcext:value-type="float">
            <text:p><text:s text:c="2"/>9 394</text:p>
          </table:table-cell>
          <table:table-cell office:value-type="float" office:value="9443.939" calcext:value-type="float">
            <text:p><text:s text:c="2"/>9 444</text:p>
          </table:table-cell>
          <table:table-cell office:value-type="float" office:value="9488.753" calcext:value-type="float">
            <text:p><text:s text:c="2"/>9 489</text:p>
          </table:table-cell>
          <table:table-cell office:value-type="float" office:value="9529.042" calcext:value-type="float">
            <text:p><text:s text:c="2"/>9 529</text:p>
          </table:table-cell>
          <table:table-cell office:value-type="float" office:value="9565.595" calcext:value-type="float">
            <text:p><text:s text:c="2"/>9 566</text:p>
          </table:table-cell>
          <table:table-cell office:value-type="float" office:value="9599.651" calcext:value-type="float">
            <text:p><text:s text:c="2"/>9 600</text:p>
          </table:table-cell>
          <table:table-cell office:value-type="float" office:value="9632.18" calcext:value-type="float">
            <text:p><text:s text:c="2"/>9 632</text:p>
          </table:table-cell>
          <table:table-cell office:value-type="float" office:value="9663.324" calcext:value-type="float">
            <text:p><text:s text:c="2"/>9 663</text:p>
          </table:table-cell>
          <table:table-cell office:value-type="float" office:value="9692.846" calcext:value-type="float">
            <text:p><text:s text:c="2"/>9 693</text:p>
          </table:table-cell>
          <table:table-cell office:value-type="float" office:value="9720.761" calcext:value-type="float">
            <text:p><text:s text:c="2"/>9 721</text:p>
          </table:table-cell>
          <table:table-cell office:value-type="float" office:value="9747.02" calcext:value-type="float">
            <text:p><text:s text:c="2"/>9 747</text:p>
          </table:table-cell>
          <table:table-cell office:value-type="float" office:value="9771.586" calcext:value-type="float">
            <text:p><text:s text:c="2"/>9 772</text:p>
          </table:table-cell>
          <table:table-cell office:value-type="float" office:value="9794.777" calcext:value-type="float">
            <text:p><text:s text:c="2"/>9 795</text:p>
          </table:table-cell>
          <table:table-cell office:value-type="float" office:value="9816.696" calcext:value-type="float">
            <text:p><text:s text:c="2"/>9 817</text:p>
          </table:table-cell>
          <table:table-cell office:value-type="float" office:value="9836.814" calcext:value-type="float">
            <text:p><text:s text:c="2"/>9 837</text:p>
          </table:table-cell>
          <table:table-cell office:value-type="float" office:value="9854.377" calcext:value-type="float">
            <text:p><text:s text:c="2"/>9 854</text:p>
          </table:table-cell>
          <table:table-cell office:value-type="float" office:value="9868.995" calcext:value-type="float">
            <text:p><text:s text:c="2"/>9 869</text:p>
          </table:table-cell>
          <table:table-cell office:value-type="float" office:value="9880.592" calcext:value-type="float">
            <text:p><text:s text:c="2"/>9 881</text:p>
          </table:table-cell>
          <table:table-cell office:value-type="float" office:value="9889.824" calcext:value-type="float">
            <text:p><text:s text:c="2"/>9 890</text:p>
          </table:table-cell>
          <table:table-cell office:value-type="float" office:value="9897.88" calcext:value-type="float">
            <text:p><text:s text:c="2"/>9 898</text:p>
          </table:table-cell>
          <table:table-cell office:value-type="float" office:value="9906.371" calcext:value-type="float">
            <text:p><text:s text:c="2"/>9 906</text:p>
          </table:table-cell>
          <table:table-cell office:value-type="float" office:value="9916.578" calcext:value-type="float">
            <text:p><text:s text:c="2"/>9 917</text:p>
          </table:table-cell>
          <table:table-cell office:value-type="float" office:value="9928.542" calcext:value-type="float">
            <text:p><text:s text:c="2"/>9 929</text:p>
          </table:table-cell>
          <table:table-cell office:value-type="float" office:value="9942.289" calcext:value-type="float">
            <text:p><text:s text:c="2"/>9 942</text:p>
          </table:table-cell>
          <table:table-cell office:value-type="float" office:value="9959.02" calcext:value-type="float">
            <text:p><text:s text:c="2"/>9 959</text:p>
          </table:table-cell>
          <table:table-cell office:value-type="float" office:value="9980.176" calcext:value-type="float">
            <text:p><text:s text:c="2"/>9 980</text:p>
          </table:table-cell>
          <table:table-cell office:value-type="float" office:value="10006.544" calcext:value-type="float">
            <text:p><text:s text:c="2"/>10 007</text:p>
          </table:table-cell>
          <table:table-cell office:value-type="float" office:value="10039.445" calcext:value-type="float">
            <text:p><text:s text:c="2"/>10 039</text:p>
          </table:table-cell>
          <table:table-cell office:value-type="float" office:value="10078.101" calcext:value-type="float">
            <text:p><text:s text:c="2"/>10 078</text:p>
          </table:table-cell>
          <table:table-cell office:value-type="float" office:value="10118.674" calcext:value-type="float">
            <text:p><text:s text:c="2"/>10 119</text:p>
          </table:table-cell>
          <table:table-cell office:value-type="float" office:value="10155.919" calcext:value-type="float">
            <text:p><text:s text:c="2"/>10 156</text:p>
          </table:table-cell>
          <table:table-cell office:value-type="float" office:value="10186.305" calcext:value-type="float">
            <text:p><text:s text:c="2"/>10 186</text:p>
          </table:table-cell>
          <table:table-cell office:value-type="float" office:value="10208.275" calcext:value-type="float">
            <text:p><text:s text:c="2"/>10 208</text:p>
          </table:table-cell>
          <table:table-cell office:value-type="float" office:value="10223.789" calcext:value-type="float">
            <text:p><text:s text:c="2"/>10 224</text:p>
          </table:table-cell>
          <table:table-cell office:value-type="float" office:value="10237.299" calcext:value-type="float">
            <text:p><text:s text:c="2"/>10 237</text:p>
          </table:table-cell>
          <table:table-cell office:value-type="float" office:value="10255.16" calcext:value-type="float">
            <text:p><text:s text:c="2"/>10 255</text:p>
          </table:table-cell>
          <table:table-cell office:value-type="float" office:value="10282.033" calcext:value-type="float">
            <text:p><text:s text:c="2"/>10 282</text:p>
          </table:table-cell>
          <table:table-cell office:value-type="float" office:value="10319.019" calcext:value-type="float">
            <text:p><text:s text:c="2"/>10 319</text:p>
          </table:table-cell>
          <table:table-cell office:value-type="float" office:value="10364.885" calcext:value-type="float">
            <text:p><text:s text:c="2"/>10 365</text:p>
          </table:table-cell>
          <table:table-cell office:value-type="float" office:value="10419.032" calcext:value-type="float">
            <text:p><text:s text:c="2"/>10 419</text:p>
          </table:table-cell>
          <table:table-cell office:value-type="float" office:value="10480.117" calcext:value-type="float">
            <text:p><text:s text:c="2"/>10 480</text:p>
          </table:table-cell>
          <table:table-cell office:value-type="float" office:value="10546.886" calcext:value-type="float">
            <text:p><text:s text:c="2"/>10 547</text:p>
          </table:table-cell>
          <table:table-cell office:value-type="float" office:value="10619.567" calcext:value-type="float">
            <text:p><text:s text:c="2"/>10 620</text:p>
          </table:table-cell>
          <table:table-cell office:value-type="float" office:value="10697.835" calcext:value-type="float">
            <text:p><text:s text:c="2"/>10 698</text:p>
          </table:table-cell>
          <table:table-cell office:value-type="float" office:value="10779.173" calcext:value-type="float">
            <text:p><text:s text:c="2"/>10 779</text:p>
          </table:table-cell>
          <table:table-cell office:value-type="float" office:value="10860.29" calcext:value-type="float">
            <text:p><text:s text:c="2"/>10 860</text:p>
          </table:table-cell>
          <table:table-cell office:value-type="float" office:value="10938.739" calcext:value-type="float">
            <text:p><text:s text:c="2"/>10 939</text:p>
          </table:table-cell>
          <table:table-cell office:value-type="float" office:value="11013.083" calcext:value-type="float">
            <text:p><text:s text:c="2"/>11 013</text:p>
          </table:table-cell>
          <table:table-cell office:value-type="float" office:value="11083.55" calcext:value-type="float">
            <text:p><text:s text:c="2"/>11 084</text:p>
          </table:table-cell>
          <table:table-cell office:value-type="float" office:value="11151.512" calcext:value-type="float">
            <text:p><text:s text:c="2"/>11 152</text:p>
          </table:table-cell>
          <table:table-cell office:value-type="float" office:value="11219.161" calcext:value-type="float">
            <text:p><text:s text:c="2"/>11 219</text:p>
          </table:table-cell>
          <table:table-cell office:value-type="float" office:value="11287.94" calcext:value-type="float">
            <text:p><text:s text:c="2"/>11 2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1879.605" calcext:value-type="float">
            <text:p><text:s text:c="2"/>41 880</text:p>
          </table:table-cell>
          <table:table-cell office:value-type="float" office:value="42070.919" calcext:value-type="float">
            <text:p><text:s text:c="2"/>42 071</text:p>
          </table:table-cell>
          <table:table-cell office:value-type="float" office:value="42365.579" calcext:value-type="float">
            <text:p><text:s text:c="2"/>42 366</text:p>
          </table:table-cell>
          <table:table-cell office:value-type="float" office:value="42724.223" calcext:value-type="float">
            <text:p><text:s text:c="2"/>42 724</text:p>
          </table:table-cell>
          <table:table-cell office:value-type="float" office:value="43117.846" calcext:value-type="float">
            <text:p><text:s text:c="2"/>43 118</text:p>
          </table:table-cell>
          <table:table-cell office:value-type="float" office:value="43527.762" calcext:value-type="float">
            <text:p><text:s text:c="2"/>43 528</text:p>
          </table:table-cell>
          <table:table-cell office:value-type="float" office:value="43946.212" calcext:value-type="float">
            <text:p><text:s text:c="2"/>43 946</text:p>
          </table:table-cell>
          <table:table-cell office:value-type="float" office:value="44375.735" calcext:value-type="float">
            <text:p><text:s text:c="2"/>44 376</text:p>
          </table:table-cell>
          <table:table-cell office:value-type="float" office:value="44827.61" calcext:value-type="float">
            <text:p><text:s text:c="2"/>44 828</text:p>
          </table:table-cell>
          <table:table-cell office:value-type="float" office:value="45319.11" calcext:value-type="float">
            <text:p><text:s text:c="2"/>45 319</text:p>
          </table:table-cell>
          <table:table-cell office:value-type="float" office:value="45865.396" calcext:value-type="float">
            <text:p><text:s text:c="2"/>45 865</text:p>
          </table:table-cell>
          <table:table-cell office:value-type="float" office:value="46470.824" calcext:value-type="float">
            <text:p><text:s text:c="2"/>46 471</text:p>
          </table:table-cell>
          <table:table-cell office:value-type="float" office:value="47121.382" calcext:value-type="float">
            <text:p><text:s text:c="2"/>47 121</text:p>
          </table:table-cell>
          <table:table-cell office:value-type="float" office:value="47781.402" calcext:value-type="float">
            <text:p><text:s text:c="2"/>47 781</text:p>
          </table:table-cell>
          <table:table-cell office:value-type="float" office:value="48402.837" calcext:value-type="float">
            <text:p><text:s text:c="2"/>48 403</text:p>
          </table:table-cell>
          <table:table-cell office:value-type="float" office:value="48952.255" calcext:value-type="float">
            <text:p><text:s text:c="2"/>48 952</text:p>
          </table:table-cell>
          <table:table-cell office:value-type="float" office:value="49411.387" calcext:value-type="float">
            <text:p><text:s text:c="2"/>49 411</text:p>
          </table:table-cell>
          <table:table-cell office:value-type="float" office:value="49791.935" calcext:value-type="float">
            <text:p><text:s text:c="2"/>49 792</text:p>
          </table:table-cell>
          <table:table-cell office:value-type="float" office:value="50127.143" calcext:value-type="float">
            <text:p><text:s text:c="2"/>50 127</text:p>
          </table:table-cell>
          <table:table-cell office:value-type="float" office:value="50466.394" calcext:value-type="float">
            <text:p><text:s text:c="2"/>50 466</text:p>
          </table:table-cell>
          <table:table-cell office:value-type="float" office:value="50843.829" calcext:value-type="float">
            <text:p><text:s text:c="2"/>50 844</text:p>
          </table:table-cell>
          <table:table-cell office:value-type="float" office:value="51273.47" calcext:value-type="float">
            <text:p><text:s text:c="2"/>51 273</text:p>
          </table:table-cell>
          <table:table-cell office:value-type="float" office:value="51739.837" calcext:value-type="float">
            <text:p><text:s text:c="2"/>51 740</text:p>
          </table:table-cell>
          <table:table-cell office:value-type="float" office:value="52212.314" calcext:value-type="float">
            <text:p><text:s text:c="2"/>52 212</text:p>
          </table:table-cell>
          <table:table-cell office:value-type="float" office:value="52646.198" calcext:value-type="float">
            <text:p><text:s text:c="2"/>52 646</text:p>
          </table:table-cell>
          <table:table-cell office:value-type="float" office:value="53010.73" calcext:value-type="float">
            <text:p><text:s text:c="2"/>53 011</text:p>
          </table:table-cell>
          <table:table-cell office:value-type="float" office:value="53295.791" calcext:value-type="float">
            <text:p><text:s text:c="2"/>53 296</text:p>
          </table:table-cell>
          <table:table-cell office:value-type="float" office:value="53516.213" calcext:value-type="float">
            <text:p><text:s text:c="2"/>53 516</text:p>
          </table:table-cell>
          <table:table-cell office:value-type="float" office:value="53696.453" calcext:value-type="float">
            <text:p><text:s text:c="2"/>53 696</text:p>
          </table:table-cell>
          <table:table-cell office:value-type="float" office:value="53872.444" calcext:value-type="float">
            <text:p><text:s text:c="2"/>53 872</text:p>
          </table:table-cell>
          <table:table-cell office:value-type="float" office:value="54070.817" calcext:value-type="float">
            <text:p><text:s text:c="2"/>54 071</text:p>
          </table:table-cell>
          <table:table-cell office:value-type="float" office:value="54298.045" calcext:value-type="float">
            <text:p><text:s text:c="2"/>54 298</text:p>
          </table:table-cell>
          <table:table-cell office:value-type="float" office:value="54547.688" calcext:value-type="float">
            <text:p><text:s text:c="2"/>54 548</text:p>
          </table:table-cell>
          <table:table-cell office:value-type="float" office:value="54817.832" calcext:value-type="float">
            <text:p><text:s text:c="2"/>54 818</text:p>
          </table:table-cell>
          <table:table-cell office:value-type="float" office:value="55102.743" calcext:value-type="float">
            <text:p><text:s text:c="2"/>55 103</text:p>
          </table:table-cell>
          <table:table-cell office:value-type="float" office:value="55397.482" calcext:value-type="float">
            <text:p><text:s text:c="2"/>55 397</text:p>
          </table:table-cell>
          <table:table-cell office:value-type="float" office:value="55704.494" calcext:value-type="float">
            <text:p><text:s text:c="2"/>55 704</text:p>
          </table:table-cell>
          <table:table-cell office:value-type="float" office:value="56024.508" calcext:value-type="float">
            <text:p><text:s text:c="2"/>56 025</text:p>
          </table:table-cell>
          <table:table-cell office:value-type="float" office:value="56348.214" calcext:value-type="float">
            <text:p><text:s text:c="2"/>56 348</text:p>
          </table:table-cell>
          <table:table-cell office:value-type="float" office:value="56663.204" calcext:value-type="float">
            <text:p><text:s text:c="2"/>56 663</text:p>
          </table:table-cell>
          <table:table-cell office:value-type="float" office:value="56960.835" calcext:value-type="float">
            <text:p><text:s text:c="2"/>56 961</text:p>
          </table:table-cell>
          <table:table-cell office:value-type="float" office:value="57237.702" calcext:value-type="float">
            <text:p><text:s text:c="2"/>57 238</text:p>
          </table:table-cell>
          <table:table-cell office:value-type="float" office:value="57496.974" calcext:value-type="float">
            <text:p><text:s text:c="2"/>57 497</text:p>
          </table:table-cell>
          <table:table-cell office:value-type="float" office:value="57744.82" calcext:value-type="float">
            <text:p><text:s text:c="2"/>57 745</text:p>
          </table:table-cell>
          <table:table-cell office:value-type="float" office:value="57990.661" calcext:value-type="float">
            <text:p><text:s text:c="2"/>57 991</text:p>
          </table:table-cell>
          <table:table-cell office:value-type="float" office:value="58241.791" calcext:value-type="float">
            <text:p><text:s text:c="2"/>58 242</text:p>
          </table:table-cell>
          <table:table-cell office:value-type="float" office:value="58499.689" calcext:value-type="float">
            <text:p><text:s text:c="2"/>58 500</text:p>
          </table:table-cell>
          <table:table-cell office:value-type="float" office:value="58763.395" calcext:value-type="float">
            <text:p><text:s text:c="2"/>58 763</text:p>
          </table:table-cell>
          <table:table-cell office:value-type="float" office:value="59034.921" calcext:value-type="float">
            <text:p><text:s text:c="2"/>59 035</text:p>
          </table:table-cell>
          <table:table-cell office:value-type="float" office:value="59316.107" calcext:value-type="float">
            <text:p><text:s text:c="2"/>59 316</text:p>
          </table:table-cell>
          <table:table-cell office:value-type="float" office:value="59608.201" calcext:value-type="float">
            <text:p><text:s text:c="2"/>59 608</text:p>
          </table:table-cell>
          <table:table-cell office:value-type="float" office:value="59911.252" calcext:value-type="float">
            <text:p><text:s text:c="2"/>59 911</text:p>
          </table:table-cell>
          <table:table-cell office:value-type="float" office:value="60225.076" calcext:value-type="float">
            <text:p><text:s text:c="2"/>60 225</text:p>
          </table:table-cell>
          <table:table-cell office:value-type="float" office:value="60550.097" calcext:value-type="float">
            <text:p><text:s text:c="2"/>60 550</text:p>
          </table:table-cell>
          <table:table-cell office:value-type="float" office:value="60886.607" calcext:value-type="float">
            <text:p><text:s text:c="2"/>60 887</text:p>
          </table:table-cell>
          <table:table-cell office:value-type="float" office:value="61233.9" calcext:value-type="float">
            <text:p><text:s text:c="2"/>61 234</text:p>
          </table:table-cell>
          <table:table-cell office:value-type="float" office:value="61592.884" calcext:value-type="float">
            <text:p><text:s text:c="2"/>61 593</text:p>
          </table:table-cell>
          <table:table-cell office:value-type="float" office:value="61960.95" calcext:value-type="float">
            <text:p><text:s text:c="2"/>61 961</text:p>
          </table:table-cell>
          <table:table-cell office:value-type="float" office:value="62329.567" calcext:value-type="float">
            <text:p><text:s text:c="2"/>62 330</text:p>
          </table:table-cell>
          <table:table-cell office:value-type="float" office:value="62687.521" calcext:value-type="float">
            <text:p><text:s text:c="2"/>62 688</text:p>
          </table:table-cell>
          <table:table-cell office:value-type="float" office:value="63026.74" calcext:value-type="float">
            <text:p><text:s text:c="2"/>63 027</text:p>
          </table:table-cell>
          <table:table-cell office:value-type="float" office:value="63343.577" calcext:value-type="float">
            <text:p><text:s text:c="2"/>63 344</text:p>
          </table:table-cell>
          <table:table-cell office:value-type="float" office:value="63639.873" calcext:value-type="float">
            <text:p><text:s text:c="2"/>63 640</text:p>
          </table:table-cell>
          <table:table-cell office:value-type="float" office:value="63919.917" calcext:value-type="float">
            <text:p><text:s text:c="2"/>63 920</text:p>
          </table:table-cell>
          <table:table-cell office:value-type="float" office:value="64190.638" calcext:value-type="float">
            <text:p><text:s text:c="2"/>64 191</text:p>
          </table:table-cell>
          <table:table-cell office:value-type="float" office:value="64457.201" calcext:value-type="float">
            <text:p><text:s text:c="2"/>64 4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69966.243" calcext:value-type="float">
            <text:p><text:s text:c="2"/>69 966</text:p>
          </table:table-cell>
          <table:table-cell office:value-type="float" office:value="70299.358" calcext:value-type="float">
            <text:p><text:s text:c="2"/>70 299</text:p>
          </table:table-cell>
          <table:table-cell office:value-type="float" office:value="70619.499" calcext:value-type="float">
            <text:p><text:s text:c="2"/>70 619</text:p>
          </table:table-cell>
          <table:table-cell office:value-type="float" office:value="70929.259" calcext:value-type="float">
            <text:p><text:s text:c="2"/>70 929</text:p>
          </table:table-cell>
          <table:table-cell office:value-type="float" office:value="71233.131" calcext:value-type="float">
            <text:p><text:s text:c="2"/>71 233</text:p>
          </table:table-cell>
          <table:table-cell office:value-type="float" office:value="71537.537" calcext:value-type="float">
            <text:p><text:s text:c="2"/>71 538</text:p>
          </table:table-cell>
          <table:table-cell office:value-type="float" office:value="71850.98" calcext:value-type="float">
            <text:p><text:s text:c="2"/>71 851</text:p>
          </table:table-cell>
          <table:table-cell office:value-type="float" office:value="72183.916" calcext:value-type="float">
            <text:p><text:s text:c="2"/>72 184</text:p>
          </table:table-cell>
          <table:table-cell office:value-type="float" office:value="72548.042" calcext:value-type="float">
            <text:p><text:s text:c="2"/>72 548</text:p>
          </table:table-cell>
          <table:table-cell office:value-type="float" office:value="72955.244" calcext:value-type="float">
            <text:p><text:s text:c="2"/>72 955</text:p>
          </table:table-cell>
          <table:table-cell office:value-type="float" office:value="73414.427" calcext:value-type="float">
            <text:p><text:s text:c="2"/>73 414</text:p>
          </table:table-cell>
          <table:table-cell office:value-type="float" office:value="73928.048" calcext:value-type="float">
            <text:p><text:s text:c="2"/>73 928</text:p>
          </table:table-cell>
          <table:table-cell office:value-type="float" office:value="74489.142" calcext:value-type="float">
            <text:p><text:s text:c="2"/>74 489</text:p>
          </table:table-cell>
          <table:table-cell office:value-type="float" office:value="75080.047" calcext:value-type="float">
            <text:p><text:s text:c="2"/>75 080</text:p>
          </table:table-cell>
          <table:table-cell office:value-type="float" office:value="75676.011" calcext:value-type="float">
            <text:p><text:s text:c="2"/>75 676</text:p>
          </table:table-cell>
          <table:table-cell office:value-type="float" office:value="76255.926" calcext:value-type="float">
            <text:p><text:s text:c="2"/>76 256</text:p>
          </table:table-cell>
          <table:table-cell office:value-type="float" office:value="76816.337" calcext:value-type="float">
            <text:p><text:s text:c="2"/>76 816</text:p>
          </table:table-cell>
          <table:table-cell office:value-type="float" office:value="77352.662" calcext:value-type="float">
            <text:p><text:s text:c="2"/>77 353</text:p>
          </table:table-cell>
          <table:table-cell office:value-type="float" office:value="77841.435" calcext:value-type="float">
            <text:p><text:s text:c="2"/>77 841</text:p>
          </table:table-cell>
          <table:table-cell office:value-type="float" office:value="78254.626" calcext:value-type="float">
            <text:p><text:s text:c="2"/>78 255</text:p>
          </table:table-cell>
          <table:table-cell office:value-type="float" office:value="78572.984" calcext:value-type="float">
            <text:p><text:s text:c="2"/>78 573</text:p>
          </table:table-cell>
          <table:table-cell office:value-type="float" office:value="78786.608" calcext:value-type="float">
            <text:p><text:s text:c="2"/>78 787</text:p>
          </table:table-cell>
          <table:table-cell office:value-type="float" office:value="78901.707" calcext:value-type="float">
            <text:p><text:s text:c="2"/>78 902</text:p>
          </table:table-cell>
          <table:table-cell office:value-type="float" office:value="78936.165" calcext:value-type="float">
            <text:p><text:s text:c="2"/>78 936</text:p>
          </table:table-cell>
          <table:table-cell office:value-type="float" office:value="78917.22" calcext:value-type="float">
            <text:p><text:s text:c="2"/>78 917</text:p>
          </table:table-cell>
          <table:table-cell office:value-type="float" office:value="78866.498" calcext:value-type="float">
            <text:p><text:s text:c="2"/>78 866</text:p>
          </table:table-cell>
          <table:table-cell office:value-type="float" office:value="78794.496" calcext:value-type="float">
            <text:p><text:s text:c="2"/>78 794</text:p>
          </table:table-cell>
          <table:table-cell office:value-type="float" office:value="78701.801" calcext:value-type="float">
            <text:p><text:s text:c="2"/>78 702</text:p>
          </table:table-cell>
          <table:table-cell office:value-type="float" office:value="78589.311" calcext:value-type="float">
            <text:p><text:s text:c="2"/>78 589</text:p>
          </table:table-cell>
          <table:table-cell office:value-type="float" office:value="78454.848" calcext:value-type="float">
            <text:p><text:s text:c="2"/>78 455</text:p>
          </table:table-cell>
          <table:table-cell office:value-type="float" office:value="78300.65" calcext:value-type="float">
            <text:p><text:s text:c="2"/>78 301</text:p>
          </table:table-cell>
          <table:table-cell office:value-type="float" office:value="78126.104" calcext:value-type="float">
            <text:p><text:s text:c="2"/>78 126</text:p>
          </table:table-cell>
          <table:table-cell office:value-type="float" office:value="77944.848" calcext:value-type="float">
            <text:p><text:s text:c="2"/>77 945</text:p>
          </table:table-cell>
          <table:table-cell office:value-type="float" office:value="77790.08" calcext:value-type="float">
            <text:p><text:s text:c="2"/>77 790</text:p>
          </table:table-cell>
          <table:table-cell office:value-type="float" office:value="77704.336" calcext:value-type="float">
            <text:p><text:s text:c="2"/>77 704</text:p>
          </table:table-cell>
          <table:table-cell office:value-type="float" office:value="77717.431" calcext:value-type="float">
            <text:p><text:s text:c="2"/>77 717</text:p>
          </table:table-cell>
          <table:table-cell office:value-type="float" office:value="77837.5" calcext:value-type="float">
            <text:p><text:s text:c="2"/>77 838</text:p>
          </table:table-cell>
          <table:table-cell office:value-type="float" office:value="78054.086" calcext:value-type="float">
            <text:p><text:s text:c="2"/>78 054</text:p>
          </table:table-cell>
          <table:table-cell office:value-type="float" office:value="78354.017" calcext:value-type="float">
            <text:p><text:s text:c="2"/>78 354</text:p>
          </table:table-cell>
          <table:table-cell office:value-type="float" office:value="78715.61" calcext:value-type="float">
            <text:p><text:s text:c="2"/>78 716</text:p>
          </table:table-cell>
          <table:table-cell office:value-type="float" office:value="79118.326" calcext:value-type="float">
            <text:p><text:s text:c="2"/>79 118</text:p>
          </table:table-cell>
          <table:table-cell office:value-type="float" office:value="79564.454" calcext:value-type="float">
            <text:p><text:s text:c="2"/>79 564</text:p>
          </table:table-cell>
          <table:table-cell office:value-type="float" office:value="80046.157" calcext:value-type="float">
            <text:p><text:s text:c="2"/>80 046</text:p>
          </table:table-cell>
          <table:table-cell office:value-type="float" office:value="80520.088" calcext:value-type="float">
            <text:p><text:s text:c="2"/>80 520</text:p>
          </table:table-cell>
          <table:table-cell office:value-type="float" office:value="80931.041" calcext:value-type="float">
            <text:p><text:s text:c="2"/>80 931</text:p>
          </table:table-cell>
          <table:table-cell office:value-type="float" office:value="81240.604" calcext:value-type="float">
            <text:p><text:s text:c="2"/>81 241</text:p>
          </table:table-cell>
          <table:table-cell office:value-type="float" office:value="81426.337" calcext:value-type="float">
            <text:p><text:s text:c="2"/>81 426</text:p>
          </table:table-cell>
          <table:table-cell office:value-type="float" office:value="81499.866" calcext:value-type="float">
            <text:p><text:s text:c="2"/>81 500</text:p>
          </table:table-cell>
          <table:table-cell office:value-type="float" office:value="81499.232" calcext:value-type="float">
            <text:p><text:s text:c="2"/>81 499</text:p>
          </table:table-cell>
          <table:table-cell office:value-type="float" office:value="81481.612" calcext:value-type="float">
            <text:p><text:s text:c="2"/>81 482</text:p>
          </table:table-cell>
          <table:table-cell office:value-type="float" office:value="81487.757" calcext:value-type="float">
            <text:p><text:s text:c="2"/>81 488</text:p>
          </table:table-cell>
          <table:table-cell office:value-type="float" office:value="81535.848" calcext:value-type="float">
            <text:p><text:s text:c="2"/>81 536</text:p>
          </table:table-cell>
          <table:table-cell office:value-type="float" office:value="81611.868" calcext:value-type="float">
            <text:p><text:s text:c="2"/>81 612</text:p>
          </table:table-cell>
          <table:table-cell office:value-type="float" office:value="81686.495" calcext:value-type="float">
            <text:p><text:s text:c="2"/>81 686</text:p>
          </table:table-cell>
          <table:table-cell office:value-type="float" office:value="81715.659" calcext:value-type="float">
            <text:p><text:s text:c="2"/>81 716</text:p>
          </table:table-cell>
          <table:table-cell office:value-type="float" office:value="81671.234" calcext:value-type="float">
            <text:p><text:s text:c="2"/>81 671</text:p>
          </table:table-cell>
          <table:table-cell office:value-type="float" office:value="81540.353" calcext:value-type="float">
            <text:p><text:s text:c="2"/>81 540</text:p>
          </table:table-cell>
          <table:table-cell office:value-type="float" office:value="81344.457" calcext:value-type="float">
            <text:p><text:s text:c="2"/>81 344</text:p>
          </table:table-cell>
          <table:table-cell office:value-type="float" office:value="81130.944" calcext:value-type="float">
            <text:p><text:s text:c="2"/>81 131</text:p>
          </table:table-cell>
          <table:table-cell office:value-type="float" office:value="80965.612" calcext:value-type="float">
            <text:p><text:s text:c="2"/>80 966</text:p>
          </table:table-cell>
          <table:table-cell office:value-type="float" office:value="80894.785" calcext:value-type="float">
            <text:p><text:s text:c="2"/>80 895</text:p>
          </table:table-cell>
          <table:table-cell office:value-type="float" office:value="80933.98" calcext:value-type="float">
            <text:p><text:s text:c="2"/>80 934</text:p>
          </table:table-cell>
          <table:table-cell office:value-type="float" office:value="81066.228" calcext:value-type="float">
            <text:p><text:s text:c="2"/>81 066</text:p>
          </table:table-cell>
          <table:table-cell office:value-type="float" office:value="81265.139" calcext:value-type="float">
            <text:p><text:s text:c="2"/>81 265</text:p>
          </table:table-cell>
          <table:table-cell office:value-type="float" office:value="81489.66" calcext:value-type="float">
            <text:p><text:s text:c="2"/>81 490</text:p>
          </table:table-cell>
          <table:table-cell office:value-type="float" office:value="81707.789" calcext:value-type="float">
            <text:p><text:s text:c="2"/>81 7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iechtenstein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3.758" calcext:value-type="float">
            <text:p><text:s text:c="3"/>14</text:p>
          </table:table-cell>
          <table:table-cell office:value-type="float" office:value="13.942" calcext:value-type="float">
            <text:p><text:s text:c="3"/>14</text:p>
          </table:table-cell>
          <table:table-cell office:value-type="float" office:value="14.128" calcext:value-type="float">
            <text:p><text:s text:c="3"/>14</text:p>
          </table:table-cell>
          <table:table-cell office:value-type="float" office:value="14.338" calcext:value-type="float">
            <text:p><text:s text:c="3"/>14</text:p>
          </table:table-cell>
          <table:table-cell office:value-type="float" office:value="14.568" calcext:value-type="float">
            <text:p><text:s text:c="3"/>15</text:p>
          </table:table-cell>
          <table:table-cell office:value-type="float" office:value="14.831" calcext:value-type="float">
            <text:p><text:s text:c="3"/>15</text:p>
          </table:table-cell>
          <table:table-cell office:value-type="float" office:value="15.112" calcext:value-type="float">
            <text:p><text:s text:c="3"/>15</text:p>
          </table:table-cell>
          <table:table-cell office:value-type="float" office:value="15.431" calcext:value-type="float">
            <text:p><text:s text:c="3"/>15</text:p>
          </table:table-cell>
          <table:table-cell office:value-type="float" office:value="15.767" calcext:value-type="float">
            <text:p><text:s text:c="3"/>16</text:p>
          </table:table-cell>
          <table:table-cell office:value-type="float" office:value="16.126" calcext:value-type="float">
            <text:p><text:s text:c="3"/>16</text:p>
          </table:table-cell>
          <table:table-cell office:value-type="float" office:value="16.495" calcext:value-type="float">
            <text:p><text:s text:c="3"/>16</text:p>
          </table:table-cell>
          <table:table-cell office:value-type="float" office:value="16.894" calcext:value-type="float">
            <text:p><text:s text:c="3"/>17</text:p>
          </table:table-cell>
          <table:table-cell office:value-type="float" office:value="17.29" calcext:value-type="float">
            <text:p><text:s text:c="3"/>17</text:p>
          </table:table-cell>
          <table:table-cell office:value-type="float" office:value="17.718" calcext:value-type="float">
            <text:p><text:s text:c="3"/>18</text:p>
          </table:table-cell>
          <table:table-cell office:value-type="float" office:value="18.17" calcext:value-type="float">
            <text:p><text:s text:c="3"/>18</text:p>
          </table:table-cell>
          <table:table-cell office:value-type="float" office:value="18.649" calcext:value-type="float">
            <text:p><text:s text:c="3"/>19</text:p>
          </table:table-cell>
          <table:table-cell office:value-type="float" office:value="19.153" calcext:value-type="float">
            <text:p><text:s text:c="3"/>19</text:p>
          </table:table-cell>
          <table:table-cell office:value-type="float" office:value="19.691" calcext:value-type="float">
            <text:p><text:s text:c="3"/>20</text:p>
          </table:table-cell>
          <table:table-cell office:value-type="float" office:value="20.236" calcext:value-type="float">
            <text:p><text:s text:c="3"/>20</text:p>
          </table:table-cell>
          <table:table-cell office:value-type="float" office:value="20.765" calcext:value-type="float">
            <text:p><text:s text:c="3"/>21</text:p>
          </table:table-cell>
          <table:table-cell office:value-type="float" office:value="21.265" calcext:value-type="float">
            <text:p><text:s text:c="3"/>21</text:p>
          </table:table-cell>
          <table:table-cell office:value-type="float" office:value="21.726" calcext:value-type="float">
            <text:p><text:s text:c="3"/>22</text:p>
          </table:table-cell>
          <table:table-cell office:value-type="float" office:value="22.151" calcext:value-type="float">
            <text:p><text:s text:c="3"/>22</text:p>
          </table:table-cell>
          <table:table-cell office:value-type="float" office:value="22.563" calcext:value-type="float">
            <text:p><text:s text:c="3"/>23</text:p>
          </table:table-cell>
          <table:table-cell office:value-type="float" office:value="22.981" calcext:value-type="float">
            <text:p><text:s text:c="3"/>23</text:p>
          </table:table-cell>
          <table:table-cell office:value-type="float" office:value="23.432" calcext:value-type="float">
            <text:p><text:s text:c="3"/>23</text:p>
          </table:table-cell>
          <table:table-cell office:value-type="float" office:value="23.926" calcext:value-type="float">
            <text:p><text:s text:c="3"/>24</text:p>
          </table:table-cell>
          <table:table-cell office:value-type="float" office:value="24.44" calcext:value-type="float">
            <text:p><text:s text:c="3"/>24</text:p>
          </table:table-cell>
          <table:table-cell office:value-type="float" office:value="24.962" calcext:value-type="float">
            <text:p><text:s text:c="3"/>25</text:p>
          </table:table-cell>
          <table:table-cell office:value-type="float" office:value="25.447" calcext:value-type="float">
            <text:p><text:s text:c="3"/>25</text:p>
          </table:table-cell>
          <table:table-cell office:value-type="float" office:value="25.866" calcext:value-type="float">
            <text:p><text:s text:c="3"/>26</text:p>
          </table:table-cell>
          <table:table-cell office:value-type="float" office:value="26.224" calcext:value-type="float">
            <text:p><text:s text:c="3"/>26</text:p>
          </table:table-cell>
          <table:table-cell office:value-type="float" office:value="26.515" calcext:value-type="float">
            <text:p><text:s text:c="3"/>27</text:p>
          </table:table-cell>
          <table:table-cell office:value-type="float" office:value="26.765" calcext:value-type="float">
            <text:p><text:s text:c="3"/>27</text:p>
          </table:table-cell>
          <table:table-cell office:value-type="float" office:value="27.011" calcext:value-type="float">
            <text:p><text:s text:c="3"/>27</text:p>
          </table:table-cell>
          <table:table-cell office:value-type="float" office:value="27.257" calcext:value-type="float">
            <text:p><text:s text:c="3"/>27</text:p>
          </table:table-cell>
          <table:table-cell office:value-type="float" office:value="27.524" calcext:value-type="float">
            <text:p><text:s text:c="3"/>28</text:p>
          </table:table-cell>
          <table:table-cell office:value-type="float" office:value="27.802" calcext:value-type="float">
            <text:p><text:s text:c="3"/>28</text:p>
          </table:table-cell>
          <table:table-cell office:value-type="float" office:value="28.095" calcext:value-type="float">
            <text:p><text:s text:c="3"/>28</text:p>
          </table:table-cell>
          <table:table-cell office:value-type="float" office:value="28.407" calcext:value-type="float">
            <text:p><text:s text:c="3"/>28</text:p>
          </table:table-cell>
          <table:table-cell office:value-type="float" office:value="28.747" calcext:value-type="float">
            <text:p><text:s text:c="3"/>29</text:p>
          </table:table-cell>
          <table:table-cell office:value-type="float" office:value="29.108" calcext:value-type="float">
            <text:p><text:s text:c="3"/>29</text:p>
          </table:table-cell>
          <table:table-cell office:value-type="float" office:value="29.497" calcext:value-type="float">
            <text:p><text:s text:c="3"/>29</text:p>
          </table:table-cell>
          <table:table-cell office:value-type="float" office:value="29.919" calcext:value-type="float">
            <text:p><text:s text:c="3"/>30</text:p>
          </table:table-cell>
          <table:table-cell office:value-type="float" office:value="30.365" calcext:value-type="float">
            <text:p><text:s text:c="3"/>30</text:p>
          </table:table-cell>
          <table:table-cell office:value-type="float" office:value="30.833" calcext:value-type="float">
            <text:p><text:s text:c="3"/>31</text:p>
          </table:table-cell>
          <table:table-cell office:value-type="float" office:value="31.325" calcext:value-type="float">
            <text:p><text:s text:c="3"/>31</text:p>
          </table:table-cell>
          <table:table-cell office:value-type="float" office:value="31.838" calcext:value-type="float">
            <text:p><text:s text:c="3"/>32</text:p>
          </table:table-cell>
          <table:table-cell office:value-type="float" office:value="32.355" calcext:value-type="float">
            <text:p><text:s text:c="3"/>32</text:p>
          </table:table-cell>
          <table:table-cell office:value-type="float" office:value="32.842" calcext:value-type="float">
            <text:p><text:s text:c="3"/>33</text:p>
          </table:table-cell>
          <table:table-cell office:value-type="float" office:value="33.286" calcext:value-type="float">
            <text:p><text:s text:c="3"/>33</text:p>
          </table:table-cell>
          <table:table-cell office:value-type="float" office:value="33.671" calcext:value-type="float">
            <text:p><text:s text:c="3"/>34</text:p>
          </table:table-cell>
          <table:table-cell office:value-type="float" office:value="34.018" calcext:value-type="float">
            <text:p><text:s text:c="3"/>34</text:p>
          </table:table-cell>
          <table:table-cell office:value-type="float" office:value="34.321" calcext:value-type="float">
            <text:p><text:s text:c="3"/>34</text:p>
          </table:table-cell>
          <table:table-cell office:value-type="float" office:value="34.596" calcext:value-type="float">
            <text:p><text:s text:c="3"/>35</text:p>
          </table:table-cell>
          <table:table-cell office:value-type="float" office:value="34.852" calcext:value-type="float">
            <text:p><text:s text:c="3"/>35</text:p>
          </table:table-cell>
          <table:table-cell office:value-type="float" office:value="35.095" calcext:value-type="float">
            <text:p><text:s text:c="3"/>35</text:p>
          </table:table-cell>
          <table:table-cell office:value-type="float" office:value="35.322" calcext:value-type="float">
            <text:p><text:s text:c="3"/>35</text:p>
          </table:table-cell>
          <table:table-cell office:value-type="float" office:value="35.541" calcext:value-type="float">
            <text:p><text:s text:c="3"/>36</text:p>
          </table:table-cell>
          <table:table-cell office:value-type="float" office:value="35.766" calcext:value-type="float">
            <text:p><text:s text:c="3"/>36</text:p>
          </table:table-cell>
          <table:table-cell office:value-type="float" office:value="36.003" calcext:value-type="float">
            <text:p><text:s text:c="3"/>36</text:p>
          </table:table-cell>
          <table:table-cell office:value-type="float" office:value="36.264" calcext:value-type="float">
            <text:p><text:s text:c="3"/>36</text:p>
          </table:table-cell>
          <table:table-cell office:value-type="float" office:value="36.545" calcext:value-type="float">
            <text:p><text:s text:c="3"/>37</text:p>
          </table:table-cell>
          <table:table-cell office:value-type="float" office:value="36.834" calcext:value-type="float">
            <text:p><text:s text:c="3"/>37</text:p>
          </table:table-cell>
          <table:table-cell office:value-type="float" office:value="37.127" calcext:value-type="float">
            <text:p><text:s text:c="3"/>37</text:p>
          </table:table-cell>
          <table:table-cell office:value-type="float" office:value="37.403" calcext:value-type="float">
            <text:p><text:s text:c="3"/>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96.001" calcext:value-type="float">
            <text:p><text:s text:c="3"/>296</text:p>
          </table:table-cell>
          <table:table-cell office:value-type="float" office:value="297.588" calcext:value-type="float">
            <text:p><text:s text:c="3"/>298</text:p>
          </table:table-cell>
          <table:table-cell office:value-type="float" office:value="299.496" calcext:value-type="float">
            <text:p><text:s text:c="3"/>299</text:p>
          </table:table-cell>
          <table:table-cell office:value-type="float" office:value="301.505" calcext:value-type="float">
            <text:p><text:s text:c="3"/>302</text:p>
          </table:table-cell>
          <table:table-cell office:value-type="float" office:value="303.451" calcext:value-type="float">
            <text:p><text:s text:c="3"/>303</text:p>
          </table:table-cell>
          <table:table-cell office:value-type="float" office:value="305.261" calcext:value-type="float">
            <text:p><text:s text:c="3"/>305</text:p>
          </table:table-cell>
          <table:table-cell office:value-type="float" office:value="306.945" calcext:value-type="float">
            <text:p><text:s text:c="3"/>307</text:p>
          </table:table-cell>
          <table:table-cell office:value-type="float" office:value="308.564" calcext:value-type="float">
            <text:p><text:s text:c="3"/>309</text:p>
          </table:table-cell>
          <table:table-cell office:value-type="float" office:value="310.257" calcext:value-type="float">
            <text:p><text:s text:c="3"/>310</text:p>
          </table:table-cell>
          <table:table-cell office:value-type="float" office:value="312.22" calcext:value-type="float">
            <text:p><text:s text:c="3"/>312</text:p>
          </table:table-cell>
          <table:table-cell office:value-type="float" office:value="314.588" calcext:value-type="float">
            <text:p><text:s text:c="3"/>315</text:p>
          </table:table-cell>
          <table:table-cell office:value-type="float" office:value="317.441" calcext:value-type="float">
            <text:p><text:s text:c="3"/>317</text:p>
          </table:table-cell>
          <table:table-cell office:value-type="float" office:value="320.703" calcext:value-type="float">
            <text:p><text:s text:c="3"/>321</text:p>
          </table:table-cell>
          <table:table-cell office:value-type="float" office:value="324.121" calcext:value-type="float">
            <text:p><text:s text:c="3"/>324</text:p>
          </table:table-cell>
          <table:table-cell office:value-type="float" office:value="327.366" calcext:value-type="float">
            <text:p><text:s text:c="3"/>327</text:p>
          </table:table-cell>
          <table:table-cell office:value-type="float" office:value="330.161" calcext:value-type="float">
            <text:p><text:s text:c="3"/>330</text:p>
          </table:table-cell>
          <table:table-cell office:value-type="float" office:value="332.419" calcext:value-type="float">
            <text:p><text:s text:c="3"/>332</text:p>
          </table:table-cell>
          <table:table-cell office:value-type="float" office:value="334.227" calcext:value-type="float">
            <text:p><text:s text:c="3"/>334</text:p>
          </table:table-cell>
          <table:table-cell office:value-type="float" office:value="335.834" calcext:value-type="float">
            <text:p><text:s text:c="3"/>336</text:p>
          </table:table-cell>
          <table:table-cell office:value-type="float" office:value="337.567" calcext:value-type="float">
            <text:p><text:s text:c="3"/>338</text:p>
          </table:table-cell>
          <table:table-cell office:value-type="float" office:value="339.668" calcext:value-type="float">
            <text:p><text:s text:c="3"/>340</text:p>
          </table:table-cell>
          <table:table-cell office:value-type="float" office:value="342.226" calcext:value-type="float">
            <text:p><text:s text:c="3"/>342</text:p>
          </table:table-cell>
          <table:table-cell office:value-type="float" office:value="345.103" calcext:value-type="float">
            <text:p><text:s text:c="3"/>345</text:p>
          </table:table-cell>
          <table:table-cell office:value-type="float" office:value="348.173" calcext:value-type="float">
            <text:p><text:s text:c="3"/>348</text:p>
          </table:table-cell>
          <table:table-cell office:value-type="float" office:value="351.189" calcext:value-type="float">
            <text:p><text:s text:c="3"/>351</text:p>
          </table:table-cell>
          <table:table-cell office:value-type="float" office:value="353.983" calcext:value-type="float">
            <text:p><text:s text:c="3"/>354</text:p>
          </table:table-cell>
          <table:table-cell office:value-type="float" office:value="356.564" calcext:value-type="float">
            <text:p><text:s text:c="3"/>357</text:p>
          </table:table-cell>
          <table:table-cell office:value-type="float" office:value="358.968" calcext:value-type="float">
            <text:p><text:s text:c="3"/>359</text:p>
          </table:table-cell>
          <table:table-cell office:value-type="float" office:value="361.073" calcext:value-type="float">
            <text:p><text:s text:c="3"/>361</text:p>
          </table:table-cell>
          <table:table-cell office:value-type="float" office:value="362.789" calcext:value-type="float">
            <text:p><text:s text:c="3"/>363</text:p>
          </table:table-cell>
          <table:table-cell office:value-type="float" office:value="364.038" calcext:value-type="float">
            <text:p><text:s text:c="3"/>364</text:p>
          </table:table-cell>
          <table:table-cell office:value-type="float" office:value="364.781" calcext:value-type="float">
            <text:p><text:s text:c="3"/>365</text:p>
          </table:table-cell>
          <table:table-cell office:value-type="float" office:value="365.098" calcext:value-type="float">
            <text:p><text:s text:c="3"/>365</text:p>
          </table:table-cell>
          <table:table-cell office:value-type="float" office:value="365.305" calcext:value-type="float">
            <text:p><text:s text:c="3"/>365</text:p>
          </table:table-cell>
          <table:table-cell office:value-type="float" office:value="365.795" calcext:value-type="float">
            <text:p><text:s text:c="3"/>366</text:p>
          </table:table-cell>
          <table:table-cell office:value-type="float" office:value="366.884" calcext:value-type="float">
            <text:p><text:s text:c="3"/>367</text:p>
          </table:table-cell>
          <table:table-cell office:value-type="float" office:value="368.666" calcext:value-type="float">
            <text:p><text:s text:c="3"/>369</text:p>
          </table:table-cell>
          <table:table-cell office:value-type="float" office:value="371.078" calcext:value-type="float">
            <text:p><text:s text:c="3"/>371</text:p>
          </table:table-cell>
          <table:table-cell office:value-type="float" office:value="374.118" calcext:value-type="float">
            <text:p><text:s text:c="3"/>374</text:p>
          </table:table-cell>
          <table:table-cell office:value-type="float" office:value="377.706" calcext:value-type="float">
            <text:p><text:s text:c="3"/>378</text:p>
          </table:table-cell>
          <table:table-cell office:value-type="float" office:value="381.791" calcext:value-type="float">
            <text:p><text:s text:c="3"/>382</text:p>
          </table:table-cell>
          <table:table-cell office:value-type="float" office:value="386.352" calcext:value-type="float">
            <text:p><text:s text:c="3"/>386</text:p>
          </table:table-cell>
          <table:table-cell office:value-type="float" office:value="391.394" calcext:value-type="float">
            <text:p><text:s text:c="3"/>391</text:p>
          </table:table-cell>
          <table:table-cell office:value-type="float" office:value="396.81" calcext:value-type="float">
            <text:p><text:s text:c="3"/>397</text:p>
          </table:table-cell>
          <table:table-cell office:value-type="float" office:value="402.433" calcext:value-type="float">
            <text:p><text:s text:c="3"/>402</text:p>
          </table:table-cell>
          <table:table-cell office:value-type="float" office:value="408.149" calcext:value-type="float">
            <text:p><text:s text:c="3"/>408</text:p>
          </table:table-cell>
          <table:table-cell office:value-type="float" office:value="413.999" calcext:value-type="float">
            <text:p><text:s text:c="3"/>414</text:p>
          </table:table-cell>
          <table:table-cell office:value-type="float" office:value="419.974" calcext:value-type="float">
            <text:p><text:s text:c="3"/>420</text:p>
          </table:table-cell>
          <table:table-cell office:value-type="float" office:value="425.833" calcext:value-type="float">
            <text:p><text:s text:c="3"/>426</text:p>
          </table:table-cell>
          <table:table-cell office:value-type="float" office:value="431.262" calcext:value-type="float">
            <text:p><text:s text:c="3"/>431</text:p>
          </table:table-cell>
          <table:table-cell office:value-type="float" office:value="436.103" calcext:value-type="float">
            <text:p><text:s text:c="3"/>436</text:p>
          </table:table-cell>
          <table:table-cell office:value-type="float" office:value="440.198" calcext:value-type="float">
            <text:p><text:s text:c="3"/>440</text:p>
          </table:table-cell>
          <table:table-cell office:value-type="float" office:value="443.726" calcext:value-type="float">
            <text:p><text:s text:c="3"/>444</text:p>
          </table:table-cell>
          <table:table-cell office:value-type="float" office:value="447.322" calcext:value-type="float">
            <text:p><text:s text:c="3"/>447</text:p>
          </table:table-cell>
          <table:table-cell office:value-type="float" office:value="451.819" calcext:value-type="float">
            <text:p><text:s text:c="3"/>452</text:p>
          </table:table-cell>
          <table:table-cell office:value-type="float" office:value="457.842" calcext:value-type="float">
            <text:p><text:s text:c="3"/>458</text:p>
          </table:table-cell>
          <table:table-cell office:value-type="float" office:value="465.554" calcext:value-type="float">
            <text:p><text:s text:c="3"/>466</text:p>
          </table:table-cell>
          <table:table-cell office:value-type="float" office:value="474.722" calcext:value-type="float">
            <text:p><text:s text:c="3"/>475</text:p>
          </table:table-cell>
          <table:table-cell office:value-type="float" office:value="485.105" calcext:value-type="float">
            <text:p><text:s text:c="3"/>485</text:p>
          </table:table-cell>
          <table:table-cell office:value-type="float" office:value="496.279" calcext:value-type="float">
            <text:p><text:s text:c="3"/>496</text:p>
          </table:table-cell>
          <table:table-cell office:value-type="float" office:value="507.889" calcext:value-type="float">
            <text:p><text:s text:c="3"/>508</text:p>
          </table:table-cell>
          <table:table-cell office:value-type="float" office:value="519.941" calcext:value-type="float">
            <text:p><text:s text:c="3"/>520</text:p>
          </table:table-cell>
          <table:table-cell office:value-type="float" office:value="532.387" calcext:value-type="float">
            <text:p><text:s text:c="3"/>532</text:p>
          </table:table-cell>
          <table:table-cell office:value-type="float" office:value="544.721" calcext:value-type="float">
            <text:p><text:s text:c="3"/>545</text:p>
          </table:table-cell>
          <table:table-cell office:value-type="float" office:value="556.316" calcext:value-type="float">
            <text:p><text:s text:c="3"/>556</text:p>
          </table:table-cell>
          <table:table-cell office:value-type="float" office:value="566.741" calcext:value-type="float">
            <text:p><text:s text:c="3"/>5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naco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9.996" calcext:value-type="float">
            <text:p><text:s text:c="3"/>20</text:p>
          </table:table-cell>
          <table:table-cell office:value-type="float" office:value="19.377" calcext:value-type="float">
            <text:p><text:s text:c="3"/>19</text:p>
          </table:table-cell>
          <table:table-cell office:value-type="float" office:value="19.073" calcext:value-type="float">
            <text:p><text:s text:c="3"/>19</text:p>
          </table:table-cell>
          <table:table-cell office:value-type="float" office:value="19.053" calcext:value-type="float">
            <text:p><text:s text:c="3"/>19</text:p>
          </table:table-cell>
          <table:table-cell office:value-type="float" office:value="19.264" calcext:value-type="float">
            <text:p><text:s text:c="3"/>19</text:p>
          </table:table-cell>
          <table:table-cell office:value-type="float" office:value="19.655" calcext:value-type="float">
            <text:p><text:s text:c="3"/>20</text:p>
          </table:table-cell>
          <table:table-cell office:value-type="float" office:value="20.182" calcext:value-type="float">
            <text:p><text:s text:c="3"/>20</text:p>
          </table:table-cell>
          <table:table-cell office:value-type="float" office:value="20.791" calcext:value-type="float">
            <text:p><text:s text:c="3"/>21</text:p>
          </table:table-cell>
          <table:table-cell office:value-type="float" office:value="21.399" calcext:value-type="float">
            <text:p><text:s text:c="3"/>21</text:p>
          </table:table-cell>
          <table:table-cell office:value-type="float" office:value="21.974" calcext:value-type="float">
            <text:p><text:s text:c="3"/>22</text:p>
          </table:table-cell>
          <table:table-cell office:value-type="float" office:value="22.452" calcext:value-type="float">
            <text:p><text:s text:c="3"/>22</text:p>
          </table:table-cell>
          <table:table-cell office:value-type="float" office:value="22.808" calcext:value-type="float">
            <text:p><text:s text:c="3"/>23</text:p>
          </table:table-cell>
          <table:table-cell office:value-type="float" office:value="23.039" calcext:value-type="float">
            <text:p><text:s text:c="3"/>23</text:p>
          </table:table-cell>
          <table:table-cell office:value-type="float" office:value="23.168" calcext:value-type="float">
            <text:p><text:s text:c="3"/>23</text:p>
          </table:table-cell>
          <table:table-cell office:value-type="float" office:value="23.236" calcext:value-type="float">
            <text:p><text:s text:c="3"/>23</text:p>
          </table:table-cell>
          <table:table-cell office:value-type="float" office:value="23.282" calcext:value-type="float">
            <text:p><text:s text:c="3"/>23</text:p>
          </table:table-cell>
          <table:table-cell office:value-type="float" office:value="23.305" calcext:value-type="float">
            <text:p><text:s text:c="3"/>23</text:p>
          </table:table-cell>
          <table:table-cell office:value-type="float" office:value="23.292" calcext:value-type="float">
            <text:p><text:s text:c="3"/>23</text:p>
          </table:table-cell>
          <table:table-cell office:value-type="float" office:value="23.304" calcext:value-type="float">
            <text:p><text:s text:c="3"/>23</text:p>
          </table:table-cell>
          <table:table-cell office:value-type="float" office:value="23.346" calcext:value-type="float">
            <text:p><text:s text:c="3"/>23</text:p>
          </table:table-cell>
          <table:table-cell office:value-type="float" office:value="23.484" calcext:value-type="float">
            <text:p><text:s text:c="3"/>23</text:p>
          </table:table-cell>
          <table:table-cell office:value-type="float" office:value="23.72" calcext:value-type="float">
            <text:p><text:s text:c="3"/>24</text:p>
          </table:table-cell>
          <table:table-cell office:value-type="float" office:value="24.051" calcext:value-type="float">
            <text:p><text:s text:c="3"/>24</text:p>
          </table:table-cell>
          <table:table-cell office:value-type="float" office:value="24.439" calcext:value-type="float">
            <text:p><text:s text:c="3"/>24</text:p>
          </table:table-cell>
          <table:table-cell office:value-type="float" office:value="24.835" calcext:value-type="float">
            <text:p><text:s text:c="3"/>25</text:p>
          </table:table-cell>
          <table:table-cell office:value-type="float" office:value="25.197" calcext:value-type="float">
            <text:p><text:s text:c="3"/>25</text:p>
          </table:table-cell>
          <table:table-cell office:value-type="float" office:value="25.523" calcext:value-type="float">
            <text:p><text:s text:c="3"/>26</text:p>
          </table:table-cell>
          <table:table-cell office:value-type="float" office:value="25.809" calcext:value-type="float">
            <text:p><text:s text:c="3"/>26</text:p>
          </table:table-cell>
          <table:table-cell office:value-type="float" office:value="26.087" calcext:value-type="float">
            <text:p><text:s text:c="3"/>26</text:p>
          </table:table-cell>
          <table:table-cell office:value-type="float" office:value="26.395" calcext:value-type="float">
            <text:p><text:s text:c="3"/>26</text:p>
          </table:table-cell>
          <table:table-cell office:value-type="float" office:value="26.745" calcext:value-type="float">
            <text:p><text:s text:c="3"/>27</text:p>
          </table:table-cell>
          <table:table-cell office:value-type="float" office:value="27.164" calcext:value-type="float">
            <text:p><text:s text:c="3"/>27</text:p>
          </table:table-cell>
          <table:table-cell office:value-type="float" office:value="27.624" calcext:value-type="float">
            <text:p><text:s text:c="3"/>28</text:p>
          </table:table-cell>
          <table:table-cell office:value-type="float" office:value="28.095" calcext:value-type="float">
            <text:p><text:s text:c="3"/>28</text:p>
          </table:table-cell>
          <table:table-cell office:value-type="float" office:value="28.512" calcext:value-type="float">
            <text:p><text:s text:c="3"/>29</text:p>
          </table:table-cell>
          <table:table-cell office:value-type="float" office:value="28.835" calcext:value-type="float">
            <text:p><text:s text:c="3"/>29</text:p>
          </table:table-cell>
          <table:table-cell office:value-type="float" office:value="29.041" calcext:value-type="float">
            <text:p><text:s text:c="3"/>29</text:p>
          </table:table-cell>
          <table:table-cell office:value-type="float" office:value="29.172" calcext:value-type="float">
            <text:p><text:s text:c="3"/>29</text:p>
          </table:table-cell>
          <table:table-cell office:value-type="float" office:value="29.235" calcext:value-type="float">
            <text:p><text:s text:c="3"/>29</text:p>
          </table:table-cell>
          <table:table-cell office:value-type="float" office:value="29.312" calcext:value-type="float">
            <text:p><text:s text:c="3"/>29</text:p>
          </table:table-cell>
          <table:table-cell office:value-type="float" office:value="29.439" calcext:value-type="float">
            <text:p><text:s text:c="3"/>29</text:p>
          </table:table-cell>
          <table:table-cell office:value-type="float" office:value="29.624" calcext:value-type="float">
            <text:p><text:s text:c="3"/>30</text:p>
          </table:table-cell>
          <table:table-cell office:value-type="float" office:value="29.863" calcext:value-type="float">
            <text:p><text:s text:c="3"/>30</text:p>
          </table:table-cell>
          <table:table-cell office:value-type="float" office:value="30.138" calcext:value-type="float">
            <text:p><text:s text:c="3"/>30</text:p>
          </table:table-cell>
          <table:table-cell office:value-type="float" office:value="30.427" calcext:value-type="float">
            <text:p><text:s text:c="3"/>30</text:p>
          </table:table-cell>
          <table:table-cell office:value-type="float" office:value="30.691" calcext:value-type="float">
            <text:p><text:s text:c="3"/>31</text:p>
          </table:table-cell>
          <table:table-cell office:value-type="float" office:value="30.967" calcext:value-type="float">
            <text:p><text:s text:c="3"/>31</text:p>
          </table:table-cell>
          <table:table-cell office:value-type="float" office:value="31.251" calcext:value-type="float">
            <text:p><text:s text:c="3"/>31</text:p>
          </table:table-cell>
          <table:table-cell office:value-type="float" office:value="31.523" calcext:value-type="float">
            <text:p><text:s text:c="3"/>32</text:p>
          </table:table-cell>
          <table:table-cell office:value-type="float" office:value="31.8" calcext:value-type="float">
            <text:p><text:s text:c="3"/>32</text:p>
          </table:table-cell>
          <table:table-cell office:value-type="float" office:value="32.082" calcext:value-type="float">
            <text:p><text:s text:c="3"/>32</text:p>
          </table:table-cell>
          <table:table-cell office:value-type="float" office:value="32.36" calcext:value-type="float">
            <text:p><text:s text:c="3"/>32</text:p>
          </table:table-cell>
          <table:table-cell office:value-type="float" office:value="32.629" calcext:value-type="float">
            <text:p><text:s text:c="3"/>33</text:p>
          </table:table-cell>
          <table:table-cell office:value-type="float" office:value="32.933" calcext:value-type="float">
            <text:p><text:s text:c="3"/>33</text:p>
          </table:table-cell>
          <table:table-cell office:value-type="float" office:value="33.314" calcext:value-type="float">
            <text:p><text:s text:c="3"/>33</text:p>
          </table:table-cell>
          <table:table-cell office:value-type="float" office:value="33.793" calcext:value-type="float">
            <text:p><text:s text:c="3"/>34</text:p>
          </table:table-cell>
          <table:table-cell office:value-type="float" office:value="34.408" calcext:value-type="float">
            <text:p><text:s text:c="3"/>34</text:p>
          </table:table-cell>
          <table:table-cell office:value-type="float" office:value="35.111" calcext:value-type="float">
            <text:p><text:s text:c="3"/>35</text:p>
          </table:table-cell>
          <table:table-cell office:value-type="float" office:value="35.853" calcext:value-type="float">
            <text:p><text:s text:c="3"/>36</text:p>
          </table:table-cell>
          <table:table-cell office:value-type="float" office:value="36.534" calcext:value-type="float">
            <text:p><text:s text:c="3"/>37</text:p>
          </table:table-cell>
          <table:table-cell office:value-type="float" office:value="37.094" calcext:value-type="float">
            <text:p><text:s text:c="3"/>37</text:p>
          </table:table-cell>
          <table:table-cell office:value-type="float" office:value="37.497" calcext:value-type="float">
            <text:p><text:s text:c="3"/>37</text:p>
          </table:table-cell>
          <table:table-cell office:value-type="float" office:value="37.783" calcext:value-type="float">
            <text:p><text:s text:c="3"/>38</text:p>
          </table:table-cell>
          <table:table-cell office:value-type="float" office:value="37.971" calcext:value-type="float">
            <text:p><text:s text:c="3"/>38</text:p>
          </table:table-cell>
          <table:table-cell office:value-type="float" office:value="38.132" calcext:value-type="float">
            <text:p><text:s text:c="3"/>38</text:p>
          </table:table-cell>
          <table:table-cell office:value-type="float" office:value="38.307" calcext:value-type="float">
            <text:p><text:s text:c="3"/>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0042.043" calcext:value-type="float">
            <text:p><text:s text:c="2"/>10 042</text:p>
          </table:table-cell>
          <table:table-cell office:value-type="float" office:value="10167.534" calcext:value-type="float">
            <text:p><text:s text:c="2"/>10 168</text:p>
          </table:table-cell>
          <table:table-cell office:value-type="float" office:value="10297.984" calcext:value-type="float">
            <text:p><text:s text:c="2"/>10 298</text:p>
          </table:table-cell>
          <table:table-cell office:value-type="float" office:value="10432.301" calcext:value-type="float">
            <text:p><text:s text:c="2"/>10 432</text:p>
          </table:table-cell>
          <table:table-cell office:value-type="float" office:value="10569.688" calcext:value-type="float">
            <text:p><text:s text:c="2"/>10 570</text:p>
          </table:table-cell>
          <table:table-cell office:value-type="float" office:value="10709.63" calcext:value-type="float">
            <text:p><text:s text:c="2"/>10 710</text:p>
          </table:table-cell>
          <table:table-cell office:value-type="float" office:value="10851.92" calcext:value-type="float">
            <text:p><text:s text:c="2"/>10 852</text:p>
          </table:table-cell>
          <table:table-cell office:value-type="float" office:value="10996.635" calcext:value-type="float">
            <text:p><text:s text:c="2"/>10 997</text:p>
          </table:table-cell>
          <table:table-cell office:value-type="float" office:value="11144.07" calcext:value-type="float">
            <text:p><text:s text:c="2"/>11 144</text:p>
          </table:table-cell>
          <table:table-cell office:value-type="float" office:value="11294.689" calcext:value-type="float">
            <text:p><text:s text:c="2"/>11 295</text:p>
          </table:table-cell>
          <table:table-cell office:value-type="float" office:value="11448.817" calcext:value-type="float">
            <text:p><text:s text:c="2"/>11 449</text:p>
          </table:table-cell>
          <table:table-cell office:value-type="float" office:value="11606.402" calcext:value-type="float">
            <text:p><text:s text:c="2"/>11 606</text:p>
          </table:table-cell>
          <table:table-cell office:value-type="float" office:value="11766.726" calcext:value-type="float">
            <text:p><text:s text:c="2"/>11 767</text:p>
          </table:table-cell>
          <table:table-cell office:value-type="float" office:value="11928.361" calcext:value-type="float">
            <text:p><text:s text:c="2"/>11 928</text:p>
          </table:table-cell>
          <table:table-cell office:value-type="float" office:value="12089.385" calcext:value-type="float">
            <text:p><text:s text:c="2"/>12 089</text:p>
          </table:table-cell>
          <table:table-cell office:value-type="float" office:value="12248.344" calcext:value-type="float">
            <text:p><text:s text:c="2"/>12 248</text:p>
          </table:table-cell>
          <table:table-cell office:value-type="float" office:value="12404.193" calcext:value-type="float">
            <text:p><text:s text:c="2"/>12 404</text:p>
          </table:table-cell>
          <table:table-cell office:value-type="float" office:value="12556.839" calcext:value-type="float">
            <text:p><text:s text:c="2"/>12 557</text:p>
          </table:table-cell>
          <table:table-cell office:value-type="float" office:value="12706.787" calcext:value-type="float">
            <text:p><text:s text:c="2"/>12 707</text:p>
          </table:table-cell>
          <table:table-cell office:value-type="float" office:value="12855.007" calcext:value-type="float">
            <text:p><text:s text:c="2"/>12 855</text:p>
          </table:table-cell>
          <table:table-cell office:value-type="float" office:value="13001.943" calcext:value-type="float">
            <text:p><text:s text:c="2"/>13 002</text:p>
          </table:table-cell>
          <table:table-cell office:value-type="float" office:value="13147.932" calcext:value-type="float">
            <text:p><text:s text:c="2"/>13 148</text:p>
          </table:table-cell>
          <table:table-cell office:value-type="float" office:value="13291.873" calcext:value-type="float">
            <text:p><text:s text:c="2"/>13 292</text:p>
          </table:table-cell>
          <table:table-cell office:value-type="float" office:value="13431.182" calcext:value-type="float">
            <text:p><text:s text:c="2"/>13 431</text:p>
          </table:table-cell>
          <table:table-cell office:value-type="float" office:value="13562.438" calcext:value-type="float">
            <text:p><text:s text:c="2"/>13 562</text:p>
          </table:table-cell>
          <table:table-cell office:value-type="float" office:value="13683.291" calcext:value-type="float">
            <text:p><text:s text:c="2"/>13 683</text:p>
          </table:table-cell>
          <table:table-cell office:value-type="float" office:value="13793.11" calcext:value-type="float">
            <text:p><text:s text:c="2"/>13 793</text:p>
          </table:table-cell>
          <table:table-cell office:value-type="float" office:value="13892.917" calcext:value-type="float">
            <text:p><text:s text:c="2"/>13 893</text:p>
          </table:table-cell>
          <table:table-cell office:value-type="float" office:value="13984.06" calcext:value-type="float">
            <text:p><text:s text:c="2"/>13 984</text:p>
          </table:table-cell>
          <table:table-cell office:value-type="float" office:value="14068.593" calcext:value-type="float">
            <text:p><text:s text:c="2"/>14 069</text:p>
          </table:table-cell>
          <table:table-cell office:value-type="float" office:value="14148.415" calcext:value-type="float">
            <text:p><text:s text:c="2"/>14 148</text:p>
          </table:table-cell>
          <table:table-cell office:value-type="float" office:value="14223.763" calcext:value-type="float">
            <text:p><text:s text:c="2"/>14 224</text:p>
          </table:table-cell>
          <table:table-cell office:value-type="float" office:value="14295.217" calcext:value-type="float">
            <text:p><text:s text:c="2"/>14 295</text:p>
          </table:table-cell>
          <table:table-cell office:value-type="float" office:value="14365.385" calcext:value-type="float">
            <text:p><text:s text:c="2"/>14 365</text:p>
          </table:table-cell>
          <table:table-cell office:value-type="float" office:value="14437.506" calcext:value-type="float">
            <text:p><text:s text:c="2"/>14 438</text:p>
          </table:table-cell>
          <table:table-cell office:value-type="float" office:value="14513.949" calcext:value-type="float">
            <text:p><text:s text:c="2"/>14 514</text:p>
          </table:table-cell>
          <table:table-cell office:value-type="float" office:value="14595.755" calcext:value-type="float">
            <text:p><text:s text:c="2"/>14 596</text:p>
          </table:table-cell>
          <table:table-cell office:value-type="float" office:value="14682.649" calcext:value-type="float">
            <text:p><text:s text:c="2"/>14 683</text:p>
          </table:table-cell>
          <table:table-cell office:value-type="float" office:value="14774.038" calcext:value-type="float">
            <text:p><text:s text:c="2"/>14 774</text:p>
          </table:table-cell>
          <table:table-cell office:value-type="float" office:value="14868.655" calcext:value-type="float">
            <text:p><text:s text:c="2"/>14 869</text:p>
          </table:table-cell>
          <table:table-cell office:value-type="float" office:value="14965.448" calcext:value-type="float">
            <text:p><text:s text:c="2"/>14 965</text:p>
          </table:table-cell>
          <table:table-cell office:value-type="float" office:value="15064.519" calcext:value-type="float">
            <text:p><text:s text:c="2"/>15 065</text:p>
          </table:table-cell>
          <table:table-cell office:value-type="float" office:value="15165.862" calcext:value-type="float">
            <text:p><text:s text:c="2"/>15 166</text:p>
          </table:table-cell>
          <table:table-cell office:value-type="float" office:value="15268.006" calcext:value-type="float">
            <text:p><text:s text:c="2"/>15 268</text:p>
          </table:table-cell>
          <table:table-cell office:value-type="float" office:value="15369.12" calcext:value-type="float">
            <text:p><text:s text:c="2"/>15 369</text:p>
          </table:table-cell>
          <table:table-cell office:value-type="float" office:value="15467.851" calcext:value-type="float">
            <text:p><text:s text:c="2"/>15 468</text:p>
          </table:table-cell>
          <table:table-cell office:value-type="float" office:value="15563.255" calcext:value-type="float">
            <text:p><text:s text:c="2"/>15 563</text:p>
          </table:table-cell>
          <table:table-cell office:value-type="float" office:value="15655.475" calcext:value-type="float">
            <text:p><text:s text:c="2"/>15 655</text:p>
          </table:table-cell>
          <table:table-cell office:value-type="float" office:value="15745.647" calcext:value-type="float">
            <text:p><text:s text:c="2"/>15 746</text:p>
          </table:table-cell>
          <table:table-cell office:value-type="float" office:value="15835.523" calcext:value-type="float">
            <text:p><text:s text:c="2"/>15 836</text:p>
          </table:table-cell>
          <table:table-cell office:value-type="float" office:value="15926.188" calcext:value-type="float">
            <text:p><text:s text:c="2"/>15 926</text:p>
          </table:table-cell>
          <table:table-cell office:value-type="float" office:value="16018.114" calcext:value-type="float">
            <text:p><text:s text:c="2"/>16 018</text:p>
          </table:table-cell>
          <table:table-cell office:value-type="float" office:value="16110.355" calcext:value-type="float">
            <text:p><text:s text:c="2"/>16 110</text:p>
          </table:table-cell>
          <table:table-cell office:value-type="float" office:value="16200.951" calcext:value-type="float">
            <text:p><text:s text:c="2"/>16 201</text:p>
          </table:table-cell>
          <table:table-cell office:value-type="float" office:value="16287.182" calcext:value-type="float">
            <text:p><text:s text:c="2"/>16 287</text:p>
          </table:table-cell>
          <table:table-cell office:value-type="float" office:value="16367.158" calcext:value-type="float">
            <text:p><text:s text:c="2"/>16 367</text:p>
          </table:table-cell>
          <table:table-cell office:value-type="float" office:value="16440.222" calcext:value-type="float">
            <text:p><text:s text:c="2"/>16 440</text:p>
          </table:table-cell>
          <table:table-cell office:value-type="float" office:value="16507.056" calcext:value-type="float">
            <text:p><text:s text:c="2"/>16 507</text:p>
          </table:table-cell>
          <table:table-cell office:value-type="float" office:value="16568.734" calcext:value-type="float">
            <text:p><text:s text:c="2"/>16 569</text:p>
          </table:table-cell>
          <table:table-cell office:value-type="float" office:value="16626.926" calcext:value-type="float">
            <text:p><text:s text:c="2"/>16 627</text:p>
          </table:table-cell>
          <table:table-cell office:value-type="float" office:value="16682.917" calcext:value-type="float">
            <text:p><text:s text:c="2"/>16 683</text:p>
          </table:table-cell>
          <table:table-cell office:value-type="float" office:value="16737.002" calcext:value-type="float">
            <text:p><text:s text:c="2"/>16 737</text:p>
          </table:table-cell>
          <table:table-cell office:value-type="float" office:value="16789.095" calcext:value-type="float">
            <text:p><text:s text:c="2"/>16 789</text:p>
          </table:table-cell>
          <table:table-cell office:value-type="float" office:value="16839.699" calcext:value-type="float">
            <text:p><text:s text:c="2"/>16 840</text:p>
          </table:table-cell>
          <table:table-cell office:value-type="float" office:value="16889.356" calcext:value-type="float">
            <text:p><text:s text:c="2"/>16 889</text:p>
          </table:table-cell>
          <table:table-cell office:value-type="float" office:value="16938.499" calcext:value-type="float">
            <text:p><text:s text:c="2"/>16 9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4668.086" calcext:value-type="float">
            <text:p><text:s text:c="2"/>4 668</text:p>
          </table:table-cell>
          <table:table-cell office:value-type="float" office:value="4726.288" calcext:value-type="float">
            <text:p><text:s text:c="2"/>4 726</text:p>
          </table:table-cell>
          <table:table-cell office:value-type="float" office:value="4788.957" calcext:value-type="float">
            <text:p><text:s text:c="2"/>4 789</text:p>
          </table:table-cell>
          <table:table-cell office:value-type="float" office:value="4851.982" calcext:value-type="float">
            <text:p><text:s text:c="2"/>4 852</text:p>
          </table:table-cell>
          <table:table-cell office:value-type="float" office:value="4912.886" calcext:value-type="float">
            <text:p><text:s text:c="2"/>4 913</text:p>
          </table:table-cell>
          <table:table-cell office:value-type="float" office:value="4970.806" calcext:value-type="float">
            <text:p><text:s text:c="2"/>4 971</text:p>
          </table:table-cell>
          <table:table-cell office:value-type="float" office:value="5026.667" calcext:value-type="float">
            <text:p><text:s text:c="2"/>5 027</text:p>
          </table:table-cell>
          <table:table-cell office:value-type="float" office:value="5082.999" calcext:value-type="float">
            <text:p><text:s text:c="2"/>5 083</text:p>
          </table:table-cell>
          <table:table-cell office:value-type="float" office:value="5143.673" calcext:value-type="float">
            <text:p><text:s text:c="2"/>5 144</text:p>
          </table:table-cell>
          <table:table-cell office:value-type="float" office:value="5213.396" calcext:value-type="float">
            <text:p><text:s text:c="2"/>5 213</text:p>
          </table:table-cell>
          <table:table-cell office:value-type="float" office:value="5296.118" calcext:value-type="float">
            <text:p><text:s text:c="2"/>5 296</text:p>
          </table:table-cell>
          <table:table-cell office:value-type="float" office:value="5393.407" calcext:value-type="float">
            <text:p><text:s text:c="2"/>5 393</text:p>
          </table:table-cell>
          <table:table-cell office:value-type="float" office:value="5502.998" calcext:value-type="float">
            <text:p><text:s text:c="2"/>5 503</text:p>
          </table:table-cell>
          <table:table-cell office:value-type="float" office:value="5618.158" calcext:value-type="float">
            <text:p><text:s text:c="2"/>5 618</text:p>
          </table:table-cell>
          <table:table-cell office:value-type="float" office:value="5729.464" calcext:value-type="float">
            <text:p><text:s text:c="2"/>5 729</text:p>
          </table:table-cell>
          <table:table-cell office:value-type="float" office:value="5829.956" calcext:value-type="float">
            <text:p><text:s text:c="2"/>5 830</text:p>
          </table:table-cell>
          <table:table-cell office:value-type="float" office:value="5916.909" calcext:value-type="float">
            <text:p><text:s text:c="2"/>5 917</text:p>
          </table:table-cell>
          <table:table-cell office:value-type="float" office:value="5991.679" calcext:value-type="float">
            <text:p><text:s text:c="2"/>5 992</text:p>
          </table:table-cell>
          <table:table-cell office:value-type="float" office:value="6056.361" calcext:value-type="float">
            <text:p><text:s text:c="2"/>6 056</text:p>
          </table:table-cell>
          <table:table-cell office:value-type="float" office:value="6114.722" calcext:value-type="float">
            <text:p><text:s text:c="2"/>6 115</text:p>
          </table:table-cell>
          <table:table-cell office:value-type="float" office:value="6169.358" calcext:value-type="float">
            <text:p><text:s text:c="2"/>6 169</text:p>
          </table:table-cell>
          <table:table-cell office:value-type="float" office:value="6221.635" calcext:value-type="float">
            <text:p><text:s text:c="2"/>6 222</text:p>
          </table:table-cell>
          <table:table-cell office:value-type="float" office:value="6270.121" calcext:value-type="float">
            <text:p><text:s text:c="2"/>6 270</text:p>
          </table:table-cell>
          <table:table-cell office:value-type="float" office:value="6311.478" calcext:value-type="float">
            <text:p><text:s text:c="2"/>6 311</text:p>
          </table:table-cell>
          <table:table-cell office:value-type="float" office:value="6341.062" calcext:value-type="float">
            <text:p><text:s text:c="2"/>6 341</text:p>
          </table:table-cell>
          <table:table-cell office:value-type="float" office:value="6356.185" calcext:value-type="float">
            <text:p><text:s text:c="2"/>6 356</text:p>
          </table:table-cell>
          <table:table-cell office:value-type="float" office:value="6355.23" calcext:value-type="float">
            <text:p><text:s text:c="2"/>6 355</text:p>
          </table:table-cell>
          <table:table-cell office:value-type="float" office:value="6341.181" calcext:value-type="float">
            <text:p><text:s text:c="2"/>6 341</text:p>
          </table:table-cell>
          <table:table-cell office:value-type="float" office:value="6321.535" calcext:value-type="float">
            <text:p><text:s text:c="2"/>6 322</text:p>
          </table:table-cell>
          <table:table-cell office:value-type="float" office:value="6306.539" calcext:value-type="float">
            <text:p><text:s text:c="2"/>6 307</text:p>
          </table:table-cell>
          <table:table-cell office:value-type="float" office:value="6303.61" calcext:value-type="float">
            <text:p><text:s text:c="2"/>6 304</text:p>
          </table:table-cell>
          <table:table-cell office:value-type="float" office:value="6315.881" calcext:value-type="float">
            <text:p><text:s text:c="2"/>6 316</text:p>
          </table:table-cell>
          <table:table-cell office:value-type="float" office:value="6341.548" calcext:value-type="float">
            <text:p><text:s text:c="2"/>6 342</text:p>
          </table:table-cell>
          <table:table-cell office:value-type="float" office:value="6377.095" calcext:value-type="float">
            <text:p><text:s text:c="2"/>6 377</text:p>
          </table:table-cell>
          <table:table-cell office:value-type="float" office:value="6416.705" calcext:value-type="float">
            <text:p><text:s text:c="2"/>6 417</text:p>
          </table:table-cell>
          <table:table-cell office:value-type="float" office:value="6456.224" calcext:value-type="float">
            <text:p><text:s text:c="2"/>6 456</text:p>
          </table:table-cell>
          <table:table-cell office:value-type="float" office:value="6494.086" calcext:value-type="float">
            <text:p><text:s text:c="2"/>6 494</text:p>
          </table:table-cell>
          <table:table-cell office:value-type="float" office:value="6531.889" calcext:value-type="float">
            <text:p><text:s text:c="2"/>6 532</text:p>
          </table:table-cell>
          <table:table-cell office:value-type="float" office:value="6572.266" calcext:value-type="float">
            <text:p><text:s text:c="2"/>6 572</text:p>
          </table:table-cell>
          <table:table-cell office:value-type="float" office:value="6619.155" calcext:value-type="float">
            <text:p><text:s text:c="2"/>6 619</text:p>
          </table:table-cell>
          <table:table-cell office:value-type="float" office:value="6674.89" calcext:value-type="float">
            <text:p><text:s text:c="2"/>6 675</text:p>
          </table:table-cell>
          <table:table-cell office:value-type="float" office:value="6741.069" calcext:value-type="float">
            <text:p><text:s text:c="2"/>6 741</text:p>
          </table:table-cell>
          <table:table-cell office:value-type="float" office:value="6815.376" calcext:value-type="float">
            <text:p><text:s text:c="2"/>6 815</text:p>
          </table:table-cell>
          <table:table-cell office:value-type="float" office:value="6891.6" calcext:value-type="float">
            <text:p><text:s text:c="2"/>6 892</text:p>
          </table:table-cell>
          <table:table-cell office:value-type="float" office:value="6961.263" calcext:value-type="float">
            <text:p><text:s text:c="2"/>6 961</text:p>
          </table:table-cell>
          <table:table-cell office:value-type="float" office:value="7018.525" calcext:value-type="float">
            <text:p><text:s text:c="2"/>7 019</text:p>
          </table:table-cell>
          <table:table-cell office:value-type="float" office:value="7061.173" calcext:value-type="float">
            <text:p><text:s text:c="2"/>7 061</text:p>
          </table:table-cell>
          <table:table-cell office:value-type="float" office:value="7091.765" calcext:value-type="float">
            <text:p><text:s text:c="2"/>7 092</text:p>
          </table:table-cell>
          <table:table-cell office:value-type="float" office:value="7115.127" calcext:value-type="float">
            <text:p><text:s text:c="2"/>7 115</text:p>
          </table:table-cell>
          <table:table-cell office:value-type="float" office:value="7138.464" calcext:value-type="float">
            <text:p><text:s text:c="2"/>7 138</text:p>
          </table:table-cell>
          <table:table-cell office:value-type="float" office:value="7167.25" calcext:value-type="float">
            <text:p><text:s text:c="2"/>7 167</text:p>
          </table:table-cell>
          <table:table-cell office:value-type="float" office:value="7202.685" calcext:value-type="float">
            <text:p><text:s text:c="2"/>7 203</text:p>
          </table:table-cell>
          <table:table-cell office:value-type="float" office:value="7243.914" calcext:value-type="float">
            <text:p><text:s text:c="2"/>7 244</text:p>
          </table:table-cell>
          <table:table-cell office:value-type="float" office:value="7291.893" calcext:value-type="float">
            <text:p><text:s text:c="2"/>7 292</text:p>
          </table:table-cell>
          <table:table-cell office:value-type="float" office:value="7347.247" calcext:value-type="float">
            <text:p><text:s text:c="2"/>7 347</text:p>
          </table:table-cell>
          <table:table-cell office:value-type="float" office:value="7410.308" calcext:value-type="float">
            <text:p><text:s text:c="2"/>7 410</text:p>
          </table:table-cell>
          <table:table-cell office:value-type="float" office:value="7481.407" calcext:value-type="float">
            <text:p><text:s text:c="2"/>7 481</text:p>
          </table:table-cell>
          <table:table-cell office:value-type="float" office:value="7560.358" calcext:value-type="float">
            <text:p><text:s text:c="2"/>7 560</text:p>
          </table:table-cell>
          <table:table-cell office:value-type="float" office:value="7646.113" calcext:value-type="float">
            <text:p><text:s text:c="2"/>7 646</text:p>
          </table:table-cell>
          <table:table-cell office:value-type="float" office:value="7737.161" calcext:value-type="float">
            <text:p><text:s text:c="2"/>7 737</text:p>
          </table:table-cell>
          <table:table-cell office:value-type="float" office:value="7831.971" calcext:value-type="float">
            <text:p><text:s text:c="2"/>7 832</text:p>
          </table:table-cell>
          <table:table-cell office:value-type="float" office:value="7930.421" calcext:value-type="float">
            <text:p><text:s text:c="2"/>7 930</text:p>
          </table:table-cell>
          <table:table-cell office:value-type="float" office:value="8031.67" calcext:value-type="float">
            <text:p><text:s text:c="2"/>8 032</text:p>
          </table:table-cell>
          <table:table-cell office:value-type="float" office:value="8132.674" calcext:value-type="float">
            <text:p><text:s text:c="2"/>8 133</text:p>
          </table:table-cell>
          <table:table-cell office:value-type="float" office:value="8229.629" calcext:value-type="float">
            <text:p><text:s text:c="2"/>8 230</text:p>
          </table:table-cell>
          <table:table-cell office:value-type="float" office:value="8319.769" calcext:value-type="float">
            <text:p><text:s text:c="2"/>8 3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LATIN AMERICA AND THE CARIBBEAN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68917.693" calcext:value-type="float">
            <text:p><text:s text:c="2"/>168 918</text:p>
          </table:table-cell>
          <table:table-cell office:value-type="float" office:value="173497.126" calcext:value-type="float">
            <text:p><text:s text:c="2"/>173 497</text:p>
          </table:table-cell>
          <table:table-cell office:value-type="float" office:value="178233.936" calcext:value-type="float">
            <text:p><text:s text:c="2"/>178 234</text:p>
          </table:table-cell>
          <table:table-cell office:value-type="float" office:value="183107.436" calcext:value-type="float">
            <text:p><text:s text:c="2"/>183 107</text:p>
          </table:table-cell>
          <table:table-cell office:value-type="float" office:value="188105.273" calcext:value-type="float">
            <text:p><text:s text:c="2"/>188 105</text:p>
          </table:table-cell>
          <table:table-cell office:value-type="float" office:value="193223.682" calcext:value-type="float">
            <text:p><text:s text:c="2"/>193 224</text:p>
          </table:table-cell>
          <table:table-cell office:value-type="float" office:value="198467.73" calcext:value-type="float">
            <text:p><text:s text:c="2"/>198 468</text:p>
          </table:table-cell>
          <table:table-cell office:value-type="float" office:value="203850.831" calcext:value-type="float">
            <text:p><text:s text:c="2"/>203 851</text:p>
          </table:table-cell>
          <table:table-cell office:value-type="float" office:value="209393.369" calcext:value-type="float">
            <text:p><text:s text:c="2"/>209 393</text:p>
          </table:table-cell>
          <table:table-cell office:value-type="float" office:value="215119.744" calcext:value-type="float">
            <text:p><text:s text:c="2"/>215 120</text:p>
          </table:table-cell>
          <table:table-cell office:value-type="float" office:value="221050.541" calcext:value-type="float">
            <text:p><text:s text:c="2"/>221 051</text:p>
          </table:table-cell>
          <table:table-cell office:value-type="float" office:value="227193.808" calcext:value-type="float">
            <text:p><text:s text:c="2"/>227 194</text:p>
          </table:table-cell>
          <table:table-cell office:value-type="float" office:value="233537.694" calcext:value-type="float">
            <text:p><text:s text:c="2"/>233 538</text:p>
          </table:table-cell>
          <table:table-cell office:value-type="float" office:value="240046.975" calcext:value-type="float">
            <text:p><text:s text:c="2"/>240 047</text:p>
          </table:table-cell>
          <table:table-cell office:value-type="float" office:value="246672.717" calcext:value-type="float">
            <text:p><text:s text:c="2"/>246 673</text:p>
          </table:table-cell>
          <table:table-cell office:value-type="float" office:value="253378.16" calcext:value-type="float">
            <text:p><text:s text:c="2"/>253 378</text:p>
          </table:table-cell>
          <table:table-cell office:value-type="float" office:value="260148.659" calcext:value-type="float">
            <text:p><text:s text:c="2"/>260 149</text:p>
          </table:table-cell>
          <table:table-cell office:value-type="float" office:value="266990.568" calcext:value-type="float">
            <text:p><text:s text:c="2"/>266 991</text:p>
          </table:table-cell>
          <table:table-cell office:value-type="float" office:value="273914.303" calcext:value-type="float">
            <text:p><text:s text:c="2"/>273 914</text:p>
          </table:table-cell>
          <table:table-cell office:value-type="float" office:value="280939.035" calcext:value-type="float">
            <text:p><text:s text:c="2"/>280 939</text:p>
          </table:table-cell>
          <table:table-cell office:value-type="float" office:value="288077.452" calcext:value-type="float">
            <text:p><text:s text:c="2"/>288 077</text:p>
          </table:table-cell>
          <table:table-cell office:value-type="float" office:value="295329.896" calcext:value-type="float">
            <text:p><text:s text:c="2"/>295 330</text:p>
          </table:table-cell>
          <table:table-cell office:value-type="float" office:value="302686.188" calcext:value-type="float">
            <text:p><text:s text:c="2"/>302 686</text:p>
          </table:table-cell>
          <table:table-cell office:value-type="float" office:value="310136.412" calcext:value-type="float">
            <text:p><text:s text:c="2"/>310 136</text:p>
          </table:table-cell>
          <table:table-cell office:value-type="float" office:value="317666.953" calcext:value-type="float">
            <text:p><text:s text:c="2"/>317 667</text:p>
          </table:table-cell>
          <table:table-cell office:value-type="float" office:value="325267.485" calcext:value-type="float">
            <text:p><text:s text:c="2"/>325 267</text:p>
          </table:table-cell>
          <table:table-cell office:value-type="float" office:value="332929.511" calcext:value-type="float">
            <text:p><text:s text:c="2"/>332 930</text:p>
          </table:table-cell>
          <table:table-cell office:value-type="float" office:value="340652.976" calcext:value-type="float">
            <text:p><text:s text:c="2"/>340 653</text:p>
          </table:table-cell>
          <table:table-cell office:value-type="float" office:value="348445.874" calcext:value-type="float">
            <text:p><text:s text:c="2"/>348 446</text:p>
          </table:table-cell>
          <table:table-cell office:value-type="float" office:value="356320.904" calcext:value-type="float">
            <text:p><text:s text:c="2"/>356 321</text:p>
          </table:table-cell>
          <table:table-cell office:value-type="float" office:value="364284.305" calcext:value-type="float">
            <text:p><text:s text:c="2"/>364 284</text:p>
          </table:table-cell>
          <table:table-cell office:value-type="float" office:value="372337.981" calcext:value-type="float">
            <text:p><text:s text:c="2"/>372 338</text:p>
          </table:table-cell>
          <table:table-cell office:value-type="float" office:value="380469.747" calcext:value-type="float">
            <text:p><text:s text:c="2"/>380 470</text:p>
          </table:table-cell>
          <table:table-cell office:value-type="float" office:value="388654.562" calcext:value-type="float">
            <text:p><text:s text:c="2"/>388 655</text:p>
          </table:table-cell>
          <table:table-cell office:value-type="float" office:value="396859.511" calcext:value-type="float">
            <text:p><text:s text:c="2"/>396 860</text:p>
          </table:table-cell>
          <table:table-cell office:value-type="float" office:value="405059.621" calcext:value-type="float">
            <text:p><text:s text:c="2"/>405 060</text:p>
          </table:table-cell>
          <table:table-cell office:value-type="float" office:value="413238.721" calcext:value-type="float">
            <text:p><text:s text:c="2"/>413 239</text:p>
          </table:table-cell>
          <table:table-cell office:value-type="float" office:value="421398.069" calcext:value-type="float">
            <text:p><text:s text:c="2"/>421 398</text:p>
          </table:table-cell>
          <table:table-cell office:value-type="float" office:value="429551.193" calcext:value-type="float">
            <text:p><text:s text:c="2"/>429 551</text:p>
          </table:table-cell>
          <table:table-cell office:value-type="float" office:value="437720.601" calcext:value-type="float">
            <text:p><text:s text:c="2"/>437 721</text:p>
          </table:table-cell>
          <table:table-cell office:value-type="float" office:value="445919.209" calcext:value-type="float">
            <text:p><text:s text:c="2"/>445 919</text:p>
          </table:table-cell>
          <table:table-cell office:value-type="float" office:value="454146.504" calcext:value-type="float">
            <text:p><text:s text:c="2"/>454 147</text:p>
          </table:table-cell>
          <table:table-cell office:value-type="float" office:value="462384.123" calcext:value-type="float">
            <text:p><text:s text:c="2"/>462 384</text:p>
          </table:table-cell>
          <table:table-cell office:value-type="float" office:value="470605.185" calcext:value-type="float">
            <text:p><text:s text:c="2"/>470 605</text:p>
          </table:table-cell>
          <table:table-cell office:value-type="float" office:value="478774.195" calcext:value-type="float">
            <text:p><text:s text:c="2"/>478 774</text:p>
          </table:table-cell>
          <table:table-cell office:value-type="float" office:value="486862.562" calcext:value-type="float">
            <text:p><text:s text:c="2"/>486 863</text:p>
          </table:table-cell>
          <table:table-cell office:value-type="float" office:value="494867.219" calcext:value-type="float">
            <text:p><text:s text:c="2"/>494 867</text:p>
          </table:table-cell>
          <table:table-cell office:value-type="float" office:value="502786.732" calcext:value-type="float">
            <text:p><text:s text:c="2"/>502 787</text:p>
          </table:table-cell>
          <table:table-cell office:value-type="float" office:value="510597.435" calcext:value-type="float">
            <text:p><text:s text:c="2"/>510 597</text:p>
          </table:table-cell>
          <table:table-cell office:value-type="float" office:value="518271.926" calcext:value-type="float">
            <text:p><text:s text:c="2"/>518 272</text:p>
          </table:table-cell>
          <table:table-cell office:value-type="float" office:value="525794.973" calcext:value-type="float">
            <text:p><text:s text:c="2"/>525 795</text:p>
          </table:table-cell>
          <table:table-cell office:value-type="float" office:value="533150.548" calcext:value-type="float">
            <text:p><text:s text:c="2"/>533 151</text:p>
          </table:table-cell>
          <table:table-cell office:value-type="float" office:value="540353.646" calcext:value-type="float">
            <text:p><text:s text:c="2"/>540 354</text:p>
          </table:table-cell>
          <table:table-cell office:value-type="float" office:value="547458.825" calcext:value-type="float">
            <text:p><text:s text:c="2"/>547 459</text:p>
          </table:table-cell>
          <table:table-cell office:value-type="float" office:value="554541.436" calcext:value-type="float">
            <text:p><text:s text:c="2"/>554 541</text:p>
          </table:table-cell>
          <table:table-cell office:value-type="float" office:value="561655.871" calcext:value-type="float">
            <text:p><text:s text:c="2"/>561 656</text:p>
          </table:table-cell>
          <table:table-cell office:value-type="float" office:value="568818.539" calcext:value-type="float">
            <text:p><text:s text:c="2"/>568 819</text:p>
          </table:table-cell>
          <table:table-cell office:value-type="float" office:value="576013.494" calcext:value-type="float">
            <text:p><text:s text:c="2"/>576 013</text:p>
          </table:table-cell>
          <table:table-cell office:value-type="float" office:value="583222.304" calcext:value-type="float">
            <text:p><text:s text:c="2"/>583 222</text:p>
          </table:table-cell>
          <table:table-cell office:value-type="float" office:value="590413.658" calcext:value-type="float">
            <text:p><text:s text:c="2"/>590 414</text:p>
          </table:table-cell>
          <table:table-cell office:value-type="float" office:value="597561.53" calcext:value-type="float">
            <text:p><text:s text:c="2"/>597 562</text:p>
          </table:table-cell>
          <table:table-cell office:value-type="float" office:value="604661.714" calcext:value-type="float">
            <text:p><text:s text:c="2"/>604 662</text:p>
          </table:table-cell>
          <table:table-cell office:value-type="float" office:value="611713.895" calcext:value-type="float">
            <text:p><text:s text:c="2"/>611 714</text:p>
          </table:table-cell>
          <table:table-cell office:value-type="float" office:value="618698.846" calcext:value-type="float">
            <text:p><text:s text:c="2"/>618 699</text:p>
          </table:table-cell>
          <table:table-cell office:value-type="float" office:value="625593.922" calcext:value-type="float">
            <text:p><text:s text:c="2"/>625 594</text:p>
          </table:table-cell>
          <table:table-cell office:value-type="float" office:value="632380.831" calcext:value-type="float">
            <text:p><text:s text:c="2"/>632 3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Caribbean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7075.671" calcext:value-type="float">
            <text:p><text:s text:c="2"/>17 076</text:p>
          </table:table-cell>
          <table:table-cell office:value-type="float" office:value="17395.84" calcext:value-type="float">
            <text:p><text:s text:c="2"/>17 396</text:p>
          </table:table-cell>
          <table:table-cell office:value-type="float" office:value="17734.614" calcext:value-type="float">
            <text:p><text:s text:c="2"/>17 735</text:p>
          </table:table-cell>
          <table:table-cell office:value-type="float" office:value="18084.019" calcext:value-type="float">
            <text:p><text:s text:c="2"/>18 084</text:p>
          </table:table-cell>
          <table:table-cell office:value-type="float" office:value="18438.788" calcext:value-type="float">
            <text:p><text:s text:c="2"/>18 439</text:p>
          </table:table-cell>
          <table:table-cell office:value-type="float" office:value="18796.503" calcext:value-type="float">
            <text:p><text:s text:c="2"/>18 797</text:p>
          </table:table-cell>
          <table:table-cell office:value-type="float" office:value="19157.5" calcext:value-type="float">
            <text:p><text:s text:c="2"/>19 158</text:p>
          </table:table-cell>
          <table:table-cell office:value-type="float" office:value="19524.808" calcext:value-type="float">
            <text:p><text:s text:c="2"/>19 525</text:p>
          </table:table-cell>
          <table:table-cell office:value-type="float" office:value="19903.816" calcext:value-type="float">
            <text:p><text:s text:c="2"/>19 904</text:p>
          </table:table-cell>
          <table:table-cell office:value-type="float" office:value="20301.223" calcext:value-type="float">
            <text:p><text:s text:c="2"/>20 301</text:p>
          </table:table-cell>
          <table:table-cell office:value-type="float" office:value="20722.931" calcext:value-type="float">
            <text:p><text:s text:c="2"/>20 723</text:p>
          </table:table-cell>
          <table:table-cell office:value-type="float" office:value="21171.201" calcext:value-type="float">
            <text:p><text:s text:c="2"/>21 171</text:p>
          </table:table-cell>
          <table:table-cell office:value-type="float" office:value="21642.635" calcext:value-type="float">
            <text:p><text:s text:c="2"/>21 643</text:p>
          </table:table-cell>
          <table:table-cell office:value-type="float" office:value="22127.042" calcext:value-type="float">
            <text:p><text:s text:c="2"/>22 127</text:p>
          </table:table-cell>
          <table:table-cell office:value-type="float" office:value="22610.481" calcext:value-type="float">
            <text:p><text:s text:c="2"/>22 610</text:p>
          </table:table-cell>
          <table:table-cell office:value-type="float" office:value="23082.713" calcext:value-type="float">
            <text:p><text:s text:c="2"/>23 083</text:p>
          </table:table-cell>
          <table:table-cell office:value-type="float" office:value="23539.121" calcext:value-type="float">
            <text:p><text:s text:c="2"/>23 539</text:p>
          </table:table-cell>
          <table:table-cell office:value-type="float" office:value="23982.578" calcext:value-type="float">
            <text:p><text:s text:c="2"/>23 983</text:p>
          </table:table-cell>
          <table:table-cell office:value-type="float" office:value="24419.424" calcext:value-type="float">
            <text:p><text:s text:c="2"/>24 419</text:p>
          </table:table-cell>
          <table:table-cell office:value-type="float" office:value="24859.64" calcext:value-type="float">
            <text:p><text:s text:c="2"/>24 860</text:p>
          </table:table-cell>
          <table:table-cell office:value-type="float" office:value="25309.989" calcext:value-type="float">
            <text:p><text:s text:c="2"/>25 310</text:p>
          </table:table-cell>
          <table:table-cell office:value-type="float" office:value="25772.8" calcext:value-type="float">
            <text:p><text:s text:c="2"/>25 773</text:p>
          </table:table-cell>
          <table:table-cell office:value-type="float" office:value="26244.315" calcext:value-type="float">
            <text:p><text:s text:c="2"/>26 244</text:p>
          </table:table-cell>
          <table:table-cell office:value-type="float" office:value="26718.425" calcext:value-type="float">
            <text:p><text:s text:c="2"/>26 718</text:p>
          </table:table-cell>
          <table:table-cell office:value-type="float" office:value="27186.055" calcext:value-type="float">
            <text:p><text:s text:c="2"/>27 186</text:p>
          </table:table-cell>
          <table:table-cell office:value-type="float" office:value="27641.021" calcext:value-type="float">
            <text:p><text:s text:c="2"/>27 641</text:p>
          </table:table-cell>
          <table:table-cell office:value-type="float" office:value="28081.325" calcext:value-type="float">
            <text:p><text:s text:c="2"/>28 081</text:p>
          </table:table-cell>
          <table:table-cell office:value-type="float" office:value="28509.663" calcext:value-type="float">
            <text:p><text:s text:c="2"/>28 510</text:p>
          </table:table-cell>
          <table:table-cell office:value-type="float" office:value="28930.271" calcext:value-type="float">
            <text:p><text:s text:c="2"/>28 930</text:p>
          </table:table-cell>
          <table:table-cell office:value-type="float" office:value="29349.498" calcext:value-type="float">
            <text:p><text:s text:c="2"/>29 349</text:p>
          </table:table-cell>
          <table:table-cell office:value-type="float" office:value="29772.038" calcext:value-type="float">
            <text:p><text:s text:c="2"/>29 772</text:p>
          </table:table-cell>
          <table:table-cell office:value-type="float" office:value="30198.588" calcext:value-type="float">
            <text:p><text:s text:c="2"/>30 199</text:p>
          </table:table-cell>
          <table:table-cell office:value-type="float" office:value="30628.343" calcext:value-type="float">
            <text:p><text:s text:c="2"/>30 628</text:p>
          </table:table-cell>
          <table:table-cell office:value-type="float" office:value="31062.431" calcext:value-type="float">
            <text:p><text:s text:c="2"/>31 062</text:p>
          </table:table-cell>
          <table:table-cell office:value-type="float" office:value="31502.164" calcext:value-type="float">
            <text:p><text:s text:c="2"/>31 502</text:p>
          </table:table-cell>
          <table:table-cell office:value-type="float" office:value="31948.027" calcext:value-type="float">
            <text:p><text:s text:c="2"/>31 948</text:p>
          </table:table-cell>
          <table:table-cell office:value-type="float" office:value="32400.719" calcext:value-type="float">
            <text:p><text:s text:c="2"/>32 401</text:p>
          </table:table-cell>
          <table:table-cell office:value-type="float" office:value="32859.368" calcext:value-type="float">
            <text:p><text:s text:c="2"/>32 859</text:p>
          </table:table-cell>
          <table:table-cell office:value-type="float" office:value="33320.959" calcext:value-type="float">
            <text:p><text:s text:c="2"/>33 321</text:p>
          </table:table-cell>
          <table:table-cell office:value-type="float" office:value="33781.322" calcext:value-type="float">
            <text:p><text:s text:c="2"/>33 781</text:p>
          </table:table-cell>
          <table:table-cell office:value-type="float" office:value="34237.274" calcext:value-type="float">
            <text:p><text:s text:c="2"/>34 237</text:p>
          </table:table-cell>
          <table:table-cell office:value-type="float" office:value="34687.425" calcext:value-type="float">
            <text:p><text:s text:c="2"/>34 687</text:p>
          </table:table-cell>
          <table:table-cell office:value-type="float" office:value="35131.662" calcext:value-type="float">
            <text:p><text:s text:c="2"/>35 132</text:p>
          </table:table-cell>
          <table:table-cell office:value-type="float" office:value="35569.279" calcext:value-type="float">
            <text:p><text:s text:c="2"/>35 569</text:p>
          </table:table-cell>
          <table:table-cell office:value-type="float" office:value="35999.964" calcext:value-type="float">
            <text:p><text:s text:c="2"/>36 000</text:p>
          </table:table-cell>
          <table:table-cell office:value-type="float" office:value="36423.237" calcext:value-type="float">
            <text:p><text:s text:c="2"/>36 423</text:p>
          </table:table-cell>
          <table:table-cell office:value-type="float" office:value="36838.907" calcext:value-type="float">
            <text:p><text:s text:c="2"/>36 839</text:p>
          </table:table-cell>
          <table:table-cell office:value-type="float" office:value="37246.271" calcext:value-type="float">
            <text:p><text:s text:c="2"/>37 246</text:p>
          </table:table-cell>
          <table:table-cell office:value-type="float" office:value="37643.88" calcext:value-type="float">
            <text:p><text:s text:c="2"/>37 644</text:p>
          </table:table-cell>
          <table:table-cell office:value-type="float" office:value="38030.111" calcext:value-type="float">
            <text:p><text:s text:c="2"/>38 030</text:p>
          </table:table-cell>
          <table:table-cell office:value-type="float" office:value="38403.986" calcext:value-type="float">
            <text:p><text:s text:c="2"/>38 404</text:p>
          </table:table-cell>
          <table:table-cell office:value-type="float" office:value="38765.019" calcext:value-type="float">
            <text:p><text:s text:c="2"/>38 765</text:p>
          </table:table-cell>
          <table:table-cell office:value-type="float" office:value="39114.069" calcext:value-type="float">
            <text:p><text:s text:c="2"/>39 114</text:p>
          </table:table-cell>
          <table:table-cell office:value-type="float" office:value="39453.535" calcext:value-type="float">
            <text:p><text:s text:c="2"/>39 454</text:p>
          </table:table-cell>
          <table:table-cell office:value-type="float" office:value="39786.576" calcext:value-type="float">
            <text:p><text:s text:c="2"/>39 787</text:p>
          </table:table-cell>
          <table:table-cell office:value-type="float" office:value="40115.79" calcext:value-type="float">
            <text:p><text:s text:c="2"/>40 116</text:p>
          </table:table-cell>
          <table:table-cell office:value-type="float" office:value="40441.529" calcext:value-type="float">
            <text:p><text:s text:c="2"/>40 442</text:p>
          </table:table-cell>
          <table:table-cell office:value-type="float" office:value="40763.754" calcext:value-type="float">
            <text:p><text:s text:c="2"/>40 764</text:p>
          </table:table-cell>
          <table:table-cell office:value-type="float" office:value="41083.981" calcext:value-type="float">
            <text:p><text:s text:c="2"/>41 084</text:p>
          </table:table-cell>
          <table:table-cell office:value-type="float" office:value="41403.983" calcext:value-type="float">
            <text:p><text:s text:c="2"/>41 404</text:p>
          </table:table-cell>
          <table:table-cell office:value-type="float" office:value="41724.731" calcext:value-type="float">
            <text:p><text:s text:c="2"/>41 725</text:p>
          </table:table-cell>
          <table:table-cell office:value-type="float" office:value="42047.196" calcext:value-type="float">
            <text:p><text:s text:c="2"/>42 047</text:p>
          </table:table-cell>
          <table:table-cell office:value-type="float" office:value="42370.627" calcext:value-type="float">
            <text:p><text:s text:c="2"/>42 371</text:p>
          </table:table-cell>
          <table:table-cell office:value-type="float" office:value="42691.676" calcext:value-type="float">
            <text:p><text:s text:c="2"/>42 692</text:p>
          </table:table-cell>
          <table:table-cell office:value-type="float" office:value="43005.785" calcext:value-type="float">
            <text:p><text:s text:c="2"/>43 006</text:p>
          </table:table-cell>
          <table:table-cell office:value-type="float" office:value="43309.611" calcext:value-type="float">
            <text:p><text:s text:c="2"/>43 3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nguilla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5.118" calcext:value-type="float">
            <text:p><text:s text:c="3"/>5</text:p>
          </table:table-cell>
          <table:table-cell office:value-type="float" office:value="5.296" calcext:value-type="float">
            <text:p><text:s text:c="3"/>5</text:p>
          </table:table-cell>
          <table:table-cell office:value-type="float" office:value="5.446" calcext:value-type="float">
            <text:p><text:s text:c="3"/>5</text:p>
          </table:table-cell>
          <table:table-cell office:value-type="float" office:value="5.552" calcext:value-type="float">
            <text:p><text:s text:c="3"/>6</text:p>
          </table:table-cell>
          <table:table-cell office:value-type="float" office:value="5.64" calcext:value-type="float">
            <text:p><text:s text:c="3"/>6</text:p>
          </table:table-cell>
          <table:table-cell office:value-type="float" office:value="5.7" calcext:value-type="float">
            <text:p><text:s text:c="3"/>6</text:p>
          </table:table-cell>
          <table:table-cell office:value-type="float" office:value="5.736" calcext:value-type="float">
            <text:p><text:s text:c="3"/>6</text:p>
          </table:table-cell>
          <table:table-cell office:value-type="float" office:value="5.779" calcext:value-type="float">
            <text:p><text:s text:c="3"/>6</text:p>
          </table:table-cell>
          <table:table-cell office:value-type="float" office:value="5.807" calcext:value-type="float">
            <text:p><text:s text:c="3"/>6</text:p>
          </table:table-cell>
          <table:table-cell office:value-type="float" office:value="5.832" calcext:value-type="float">
            <text:p><text:s text:c="3"/>6</text:p>
          </table:table-cell>
          <table:table-cell office:value-type="float" office:value="5.864" calcext:value-type="float">
            <text:p><text:s text:c="3"/>6</text:p>
          </table:table-cell>
          <table:table-cell office:value-type="float" office:value="5.899" calcext:value-type="float">
            <text:p><text:s text:c="3"/>6</text:p>
          </table:table-cell>
          <table:table-cell office:value-type="float" office:value="5.946" calcext:value-type="float">
            <text:p><text:s text:c="3"/>6</text:p>
          </table:table-cell>
          <table:table-cell office:value-type="float" office:value="5.995" calcext:value-type="float">
            <text:p><text:s text:c="3"/>6</text:p>
          </table:table-cell>
          <table:table-cell office:value-type="float" office:value="6.06" calcext:value-type="float">
            <text:p><text:s text:c="3"/>6</text:p>
          </table:table-cell>
          <table:table-cell office:value-type="float" office:value="6.12" calcext:value-type="float">
            <text:p><text:s text:c="3"/>6</text:p>
          </table:table-cell>
          <table:table-cell office:value-type="float" office:value="6.167" calcext:value-type="float">
            <text:p><text:s text:c="3"/>6</text:p>
          </table:table-cell>
          <table:table-cell office:value-type="float" office:value="6.232" calcext:value-type="float">
            <text:p><text:s text:c="3"/>6</text:p>
          </table:table-cell>
          <table:table-cell office:value-type="float" office:value="6.283" calcext:value-type="float">
            <text:p><text:s text:c="3"/>6</text:p>
          </table:table-cell>
          <table:table-cell office:value-type="float" office:value="6.346" calcext:value-type="float">
            <text:p><text:s text:c="3"/>6</text:p>
          </table:table-cell>
          <table:table-cell office:value-type="float" office:value="6.403" calcext:value-type="float">
            <text:p><text:s text:c="3"/>6</text:p>
          </table:table-cell>
          <table:table-cell office:value-type="float" office:value="6.451" calcext:value-type="float">
            <text:p><text:s text:c="3"/>6</text:p>
          </table:table-cell>
          <table:table-cell office:value-type="float" office:value="6.501" calcext:value-type="float">
            <text:p><text:s text:c="3"/>7</text:p>
          </table:table-cell>
          <table:table-cell office:value-type="float" office:value="6.556" calcext:value-type="float">
            <text:p><text:s text:c="3"/>7</text:p>
          </table:table-cell>
          <table:table-cell office:value-type="float" office:value="6.596" calcext:value-type="float">
            <text:p><text:s text:c="3"/>7</text:p>
          </table:table-cell>
          <table:table-cell office:value-type="float" office:value="6.629" calcext:value-type="float">
            <text:p><text:s text:c="3"/>7</text:p>
          </table:table-cell>
          <table:table-cell office:value-type="float" office:value="6.66" calcext:value-type="float">
            <text:p><text:s text:c="3"/>7</text:p>
          </table:table-cell>
          <table:table-cell office:value-type="float" office:value="6.687" calcext:value-type="float">
            <text:p><text:s text:c="3"/>7</text:p>
          </table:table-cell>
          <table:table-cell office:value-type="float" office:value="6.709" calcext:value-type="float">
            <text:p><text:s text:c="3"/>7</text:p>
          </table:table-cell>
          <table:table-cell office:value-type="float" office:value="6.713" calcext:value-type="float">
            <text:p><text:s text:c="3"/>7</text:p>
          </table:table-cell>
          <table:table-cell office:value-type="float" office:value="6.702" calcext:value-type="float">
            <text:p><text:s text:c="3"/>7</text:p>
          </table:table-cell>
          <table:table-cell office:value-type="float" office:value="6.65" calcext:value-type="float">
            <text:p><text:s text:c="3"/>7</text:p>
          </table:table-cell>
          <table:table-cell office:value-type="float" office:value="6.588" calcext:value-type="float">
            <text:p><text:s text:c="3"/>7</text:p>
          </table:table-cell>
          <table:table-cell office:value-type="float" office:value="6.539" calcext:value-type="float">
            <text:p><text:s text:c="3"/>7</text:p>
          </table:table-cell>
          <table:table-cell office:value-type="float" office:value="6.552" calcext:value-type="float">
            <text:p><text:s text:c="3"/>7</text:p>
          </table:table-cell>
          <table:table-cell office:value-type="float" office:value="6.662" calcext:value-type="float">
            <text:p><text:s text:c="3"/>7</text:p>
          </table:table-cell>
          <table:table-cell office:value-type="float" office:value="6.875" calcext:value-type="float">
            <text:p><text:s text:c="3"/>7</text:p>
          </table:table-cell>
          <table:table-cell office:value-type="float" office:value="7.195" calcext:value-type="float">
            <text:p><text:s text:c="3"/>7</text:p>
          </table:table-cell>
          <table:table-cell office:value-type="float" office:value="7.574" calcext:value-type="float">
            <text:p><text:s text:c="3"/>8</text:p>
          </table:table-cell>
          <table:table-cell office:value-type="float" office:value="7.965" calcext:value-type="float">
            <text:p><text:s text:c="3"/>8</text:p>
          </table:table-cell>
          <table:table-cell office:value-type="float" office:value="8.334" calcext:value-type="float">
            <text:p><text:s text:c="3"/>8</text:p>
          </table:table-cell>
          <table:table-cell office:value-type="float" office:value="8.666" calcext:value-type="float">
            <text:p><text:s text:c="3"/>9</text:p>
          </table:table-cell>
          <table:table-cell office:value-type="float" office:value="8.981" calcext:value-type="float">
            <text:p><text:s text:c="3"/>9</text:p>
          </table:table-cell>
          <table:table-cell office:value-type="float" office:value="9.266" calcext:value-type="float">
            <text:p><text:s text:c="3"/>9</text:p>
          </table:table-cell>
          <table:table-cell office:value-type="float" office:value="9.537" calcext:value-type="float">
            <text:p><text:s text:c="3"/>10</text:p>
          </table:table-cell>
          <table:table-cell office:value-type="float" office:value="9.802" calcext:value-type="float">
            <text:p><text:s text:c="3"/>10</text:p>
          </table:table-cell>
          <table:table-cell office:value-type="float" office:value="10.058" calcext:value-type="float">
            <text:p><text:s text:c="3"/>10</text:p>
          </table:table-cell>
          <table:table-cell office:value-type="float" office:value="10.303" calcext:value-type="float">
            <text:p><text:s text:c="3"/>10</text:p>
          </table:table-cell>
          <table:table-cell office:value-type="float" office:value="10.548" calcext:value-type="float">
            <text:p><text:s text:c="3"/>11</text:p>
          </table:table-cell>
          <table:table-cell office:value-type="float" office:value="10.793" calcext:value-type="float">
            <text:p><text:s text:c="3"/>11</text:p>
          </table:table-cell>
          <table:table-cell office:value-type="float" office:value="11.07" calcext:value-type="float">
            <text:p><text:s text:c="3"/>11</text:p>
          </table:table-cell>
          <table:table-cell office:value-type="float" office:value="11.372" calcext:value-type="float">
            <text:p><text:s text:c="3"/>11</text:p>
          </table:table-cell>
          <table:table-cell office:value-type="float" office:value="11.692" calcext:value-type="float">
            <text:p><text:s text:c="3"/>12</text:p>
          </table:table-cell>
          <table:table-cell office:value-type="float" office:value="12.021" calcext:value-type="float">
            <text:p><text:s text:c="3"/>12</text:p>
          </table:table-cell>
          <table:table-cell office:value-type="float" office:value="12.339" calcext:value-type="float">
            <text:p><text:s text:c="3"/>12</text:p>
          </table:table-cell>
          <table:table-cell office:value-type="float" office:value="12.638" calcext:value-type="float">
            <text:p><text:s text:c="3"/>13</text:p>
          </table:table-cell>
          <table:table-cell office:value-type="float" office:value="12.903" calcext:value-type="float">
            <text:p><text:s text:c="3"/>13</text:p>
          </table:table-cell>
          <table:table-cell office:value-type="float" office:value="13.15" calcext:value-type="float">
            <text:p><text:s text:c="3"/>13</text:p>
          </table:table-cell>
          <table:table-cell office:value-type="float" office:value="13.36" calcext:value-type="float">
            <text:p><text:s text:c="3"/>13</text:p>
          </table:table-cell>
          <table:table-cell office:value-type="float" office:value="13.565" calcext:value-type="float">
            <text:p><text:s text:c="3"/>14</text:p>
          </table:table-cell>
          <table:table-cell office:value-type="float" office:value="13.769" calcext:value-type="float">
            <text:p><text:s text:c="3"/>14</text:p>
          </table:table-cell>
          <table:table-cell office:value-type="float" office:value="13.951" calcext:value-type="float">
            <text:p><text:s text:c="3"/>14</text:p>
          </table:table-cell>
          <table:table-cell office:value-type="float" office:value="14.129" calcext:value-type="float">
            <text:p><text:s text:c="3"/>14</text:p>
          </table:table-cell>
          <table:table-cell office:value-type="float" office:value="14.299" calcext:value-type="float">
            <text:p><text:s text:c="3"/>14</text:p>
          </table:table-cell>
          <table:table-cell office:value-type="float" office:value="14.459" calcext:value-type="float">
            <text:p><text:s text:c="3"/>14</text:p>
          </table:table-cell>
          <table:table-cell office:value-type="float" office:value="14.611" calcext:value-type="float">
            <text:p><text:s text:c="3"/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.303" calcext:value-type="float">
            <text:p><text:s text:c="3"/>46</text:p>
          </table:table-cell>
          <table:table-cell office:value-type="float" office:value="48.365" calcext:value-type="float">
            <text:p><text:s text:c="3"/>48</text:p>
          </table:table-cell>
          <table:table-cell office:value-type="float" office:value="49.999" calcext:value-type="float">
            <text:p><text:s text:c="3"/>50</text:p>
          </table:table-cell>
          <table:table-cell office:value-type="float" office:value="51.262" calcext:value-type="float">
            <text:p><text:s text:c="3"/>51</text:p>
          </table:table-cell>
          <table:table-cell office:value-type="float" office:value="52.208" calcext:value-type="float">
            <text:p><text:s text:c="3"/>52</text:p>
          </table:table-cell>
          <table:table-cell office:value-type="float" office:value="52.897" calcext:value-type="float">
            <text:p><text:s text:c="3"/>53</text:p>
          </table:table-cell>
          <table:table-cell office:value-type="float" office:value="53.42" calcext:value-type="float">
            <text:p><text:s text:c="3"/>53</text:p>
          </table:table-cell>
          <table:table-cell office:value-type="float" office:value="53.838" calcext:value-type="float">
            <text:p><text:s text:c="3"/>54</text:p>
          </table:table-cell>
          <table:table-cell office:value-type="float" office:value="54.241" calcext:value-type="float">
            <text:p><text:s text:c="3"/>54</text:p>
          </table:table-cell>
          <table:table-cell office:value-type="float" office:value="54.722" calcext:value-type="float">
            <text:p><text:s text:c="3"/>55</text:p>
          </table:table-cell>
          <table:table-cell office:value-type="float" office:value="55.339" calcext:value-type="float">
            <text:p><text:s text:c="3"/>55</text:p>
          </table:table-cell>
          <table:table-cell office:value-type="float" office:value="56.144" calcext:value-type="float">
            <text:p><text:s text:c="3"/>56</text:p>
          </table:table-cell>
          <table:table-cell office:value-type="float" office:value="57.144" calcext:value-type="float">
            <text:p><text:s text:c="3"/>57</text:p>
          </table:table-cell>
          <table:table-cell office:value-type="float" office:value="58.294" calcext:value-type="float">
            <text:p><text:s text:c="3"/>58</text:p>
          </table:table-cell>
          <table:table-cell office:value-type="float" office:value="59.524" calcext:value-type="float">
            <text:p><text:s text:c="3"/>60</text:p>
          </table:table-cell>
          <table:table-cell office:value-type="float" office:value="60.781" calcext:value-type="float">
            <text:p><text:s text:c="3"/>61</text:p>
          </table:table-cell>
          <table:table-cell office:value-type="float" office:value="62.059" calcext:value-type="float">
            <text:p><text:s text:c="3"/>62</text:p>
          </table:table-cell>
          <table:table-cell office:value-type="float" office:value="63.36" calcext:value-type="float">
            <text:p><text:s text:c="3"/>63</text:p>
          </table:table-cell>
          <table:table-cell office:value-type="float" office:value="64.655" calcext:value-type="float">
            <text:p><text:s text:c="3"/>65</text:p>
          </table:table-cell>
          <table:table-cell office:value-type="float" office:value="65.91" calcext:value-type="float">
            <text:p><text:s text:c="3"/>66</text:p>
          </table:table-cell>
          <table:table-cell office:value-type="float" office:value="67.098" calcext:value-type="float">
            <text:p><text:s text:c="3"/>67</text:p>
          </table:table-cell>
          <table:table-cell office:value-type="float" office:value="68.188" calcext:value-type="float">
            <text:p><text:s text:c="3"/>68</text:p>
          </table:table-cell>
          <table:table-cell office:value-type="float" office:value="69.176" calcext:value-type="float">
            <text:p><text:s text:c="3"/>69</text:p>
          </table:table-cell>
          <table:table-cell office:value-type="float" office:value="70.066" calcext:value-type="float">
            <text:p><text:s text:c="3"/>70</text:p>
          </table:table-cell>
          <table:table-cell office:value-type="float" office:value="70.878" calcext:value-type="float">
            <text:p><text:s text:c="3"/>71</text:p>
          </table:table-cell>
          <table:table-cell office:value-type="float" office:value="71.609" calcext:value-type="float">
            <text:p><text:s text:c="3"/>72</text:p>
          </table:table-cell>
          <table:table-cell office:value-type="float" office:value="72.285" calcext:value-type="float">
            <text:p><text:s text:c="3"/>72</text:p>
          </table:table-cell>
          <table:table-cell office:value-type="float" office:value="72.875" calcext:value-type="float">
            <text:p><text:s text:c="3"/>73</text:p>
          </table:table-cell>
          <table:table-cell office:value-type="float" office:value="73.324" calcext:value-type="float">
            <text:p><text:s text:c="3"/>73</text:p>
          </table:table-cell>
          <table:table-cell office:value-type="float" office:value="73.528" calcext:value-type="float">
            <text:p><text:s text:c="3"/>74</text:p>
          </table:table-cell>
          <table:table-cell office:value-type="float" office:value="73.442" calcext:value-type="float">
            <text:p><text:s text:c="3"/>73</text:p>
          </table:table-cell>
          <table:table-cell office:value-type="float" office:value="73.066" calcext:value-type="float">
            <text:p><text:s text:c="3"/>73</text:p>
          </table:table-cell>
          <table:table-cell office:value-type="float" office:value="72.448" calcext:value-type="float">
            <text:p><text:s text:c="3"/>72</text:p>
          </table:table-cell>
          <table:table-cell office:value-type="float" office:value="71.639" calcext:value-type="float">
            <text:p><text:s text:c="3"/>72</text:p>
          </table:table-cell>
          <table:table-cell office:value-type="float" office:value="70.725" calcext:value-type="float">
            <text:p><text:s text:c="3"/>71</text:p>
          </table:table-cell>
          <table:table-cell office:value-type="float" office:value="69.782" calcext:value-type="float">
            <text:p><text:s text:c="3"/>70</text:p>
          </table:table-cell>
          <table:table-cell office:value-type="float" office:value="68.809" calcext:value-type="float">
            <text:p><text:s text:c="3"/>69</text:p>
          </table:table-cell>
          <table:table-cell office:value-type="float" office:value="67.845" calcext:value-type="float">
            <text:p><text:s text:c="3"/>68</text:p>
          </table:table-cell>
          <table:table-cell office:value-type="float" office:value="67.058" calcext:value-type="float">
            <text:p><text:s text:c="3"/>67</text:p>
          </table:table-cell>
          <table:table-cell office:value-type="float" office:value="66.627" calcext:value-type="float">
            <text:p><text:s text:c="3"/>67</text:p>
          </table:table-cell>
          <table:table-cell office:value-type="float" office:value="66.696" calcext:value-type="float">
            <text:p><text:s text:c="3"/>67</text:p>
          </table:table-cell>
          <table:table-cell office:value-type="float" office:value="67.307" calcext:value-type="float">
            <text:p><text:s text:c="3"/>67</text:p>
          </table:table-cell>
          <table:table-cell office:value-type="float" office:value="68.427" calcext:value-type="float">
            <text:p><text:s text:c="3"/>68</text:p>
          </table:table-cell>
          <table:table-cell office:value-type="float" office:value="69.938" calcext:value-type="float">
            <text:p><text:s text:c="3"/>70</text:p>
          </table:table-cell>
          <table:table-cell office:value-type="float" office:value="71.719" calcext:value-type="float">
            <text:p><text:s text:c="3"/>72</text:p>
          </table:table-cell>
          <table:table-cell office:value-type="float" office:value="73.619" calcext:value-type="float">
            <text:p><text:s text:c="3"/>74</text:p>
          </table:table-cell>
          <table:table-cell office:value-type="float" office:value="75.628" calcext:value-type="float">
            <text:p><text:s text:c="3"/>76</text:p>
          </table:table-cell>
          <table:table-cell office:value-type="float" office:value="77.739" calcext:value-type="float">
            <text:p><text:s text:c="3"/>78</text:p>
          </table:table-cell>
          <table:table-cell office:value-type="float" office:value="79.851" calcext:value-type="float">
            <text:p><text:s text:c="3"/>80</text:p>
          </table:table-cell>
          <table:table-cell office:value-type="float" office:value="81.831" calcext:value-type="float">
            <text:p><text:s text:c="3"/>82</text:p>
          </table:table-cell>
          <table:table-cell office:value-type="float" office:value="83.584" calcext:value-type="float">
            <text:p><text:s text:c="3"/>84</text:p>
          </table:table-cell>
          <table:table-cell office:value-type="float" office:value="85.057" calcext:value-type="float">
            <text:p><text:s text:c="3"/>85</text:p>
          </table:table-cell>
          <table:table-cell office:value-type="float" office:value="86.266" calcext:value-type="float">
            <text:p><text:s text:c="3"/>86</text:p>
          </table:table-cell>
          <table:table-cell office:value-type="float" office:value="87.293" calcext:value-type="float">
            <text:p><text:s text:c="3"/>87</text:p>
          </table:table-cell>
          <table:table-cell office:value-type="float" office:value="88.257" calcext:value-type="float">
            <text:p><text:s text:c="3"/>88</text:p>
          </table:table-cell>
          <table:table-cell office:value-type="float" office:value="89.253" calcext:value-type="float">
            <text:p><text:s text:c="3"/>89</text:p>
          </table:table-cell>
          <table:table-cell office:value-type="float" office:value="90.301" calcext:value-type="float">
            <text:p><text:s text:c="3"/>90</text:p>
          </table:table-cell>
          <table:table-cell office:value-type="float" office:value="91.381" calcext:value-type="float">
            <text:p><text:s text:c="3"/>91</text:p>
          </table:table-cell>
          <table:table-cell office:value-type="float" office:value="92.478" calcext:value-type="float">
            <text:p><text:s text:c="3"/>92</text:p>
          </table:table-cell>
          <table:table-cell office:value-type="float" office:value="93.581" calcext:value-type="float">
            <text:p><text:s text:c="3"/>94</text:p>
          </table:table-cell>
          <table:table-cell office:value-type="float" office:value="94.661" calcext:value-type="float">
            <text:p><text:s text:c="3"/>95</text:p>
          </table:table-cell>
          <table:table-cell office:value-type="float" office:value="95.719" calcext:value-type="float">
            <text:p><text:s text:c="3"/>96</text:p>
          </table:table-cell>
          <table:table-cell office:value-type="float" office:value="96.777" calcext:value-type="float">
            <text:p><text:s text:c="3"/>97</text:p>
          </table:table-cell>
          <table:table-cell office:value-type="float" office:value="97.824" calcext:value-type="float">
            <text:p><text:s text:c="3"/>98</text:p>
          </table:table-cell>
          <table:table-cell office:value-type="float" office:value="98.875" calcext:value-type="float">
            <text:p><text:s text:c="3"/>99</text:p>
          </table:table-cell>
          <table:table-cell office:value-type="float" office:value="99.923" calcext:value-type="float">
            <text:p><text:s text:c="3"/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ruba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38.068" calcext:value-type="float">
            <text:p><text:s text:c="3"/>38</text:p>
          </table:table-cell>
          <table:table-cell office:value-type="float" office:value="38.267" calcext:value-type="float">
            <text:p><text:s text:c="3"/>38</text:p>
          </table:table-cell>
          <table:table-cell office:value-type="float" office:value="38.964" calcext:value-type="float">
            <text:p><text:s text:c="3"/>39</text:p>
          </table:table-cell>
          <table:table-cell office:value-type="float" office:value="40.148" calcext:value-type="float">
            <text:p><text:s text:c="3"/>40</text:p>
          </table:table-cell>
          <table:table-cell office:value-type="float" office:value="41.76" calcext:value-type="float">
            <text:p><text:s text:c="3"/>42</text:p>
          </table:table-cell>
          <table:table-cell office:value-type="float" office:value="43.724" calcext:value-type="float">
            <text:p><text:s text:c="3"/>44</text:p>
          </table:table-cell>
          <table:table-cell office:value-type="float" office:value="45.933" calcext:value-type="float">
            <text:p><text:s text:c="3"/>46</text:p>
          </table:table-cell>
          <table:table-cell office:value-type="float" office:value="48.241" calcext:value-type="float">
            <text:p><text:s text:c="3"/>48</text:p>
          </table:table-cell>
          <table:table-cell office:value-type="float" office:value="50.497" calcext:value-type="float">
            <text:p><text:s text:c="3"/>50</text:p>
          </table:table-cell>
          <table:table-cell office:value-type="float" office:value="52.531" calcext:value-type="float">
            <text:p><text:s text:c="3"/>53</text:p>
          </table:table-cell>
          <table:table-cell office:value-type="float" office:value="54.211" calcext:value-type="float">
            <text:p><text:s text:c="3"/>54</text:p>
          </table:table-cell>
          <table:table-cell office:value-type="float" office:value="55.438" calcext:value-type="float">
            <text:p><text:s text:c="3"/>55</text:p>
          </table:table-cell>
          <table:table-cell office:value-type="float" office:value="56.225" calcext:value-type="float">
            <text:p><text:s text:c="3"/>56</text:p>
          </table:table-cell>
          <table:table-cell office:value-type="float" office:value="56.695" calcext:value-type="float">
            <text:p><text:s text:c="3"/>57</text:p>
          </table:table-cell>
          <table:table-cell office:value-type="float" office:value="57.032" calcext:value-type="float">
            <text:p><text:s text:c="3"/>57</text:p>
          </table:table-cell>
          <table:table-cell office:value-type="float" office:value="57.36" calcext:value-type="float">
            <text:p><text:s text:c="3"/>57</text:p>
          </table:table-cell>
          <table:table-cell office:value-type="float" office:value="57.715" calcext:value-type="float">
            <text:p><text:s text:c="3"/>58</text:p>
          </table:table-cell>
          <table:table-cell office:value-type="float" office:value="58.055" calcext:value-type="float">
            <text:p><text:s text:c="3"/>58</text:p>
          </table:table-cell>
          <table:table-cell office:value-type="float" office:value="58.386" calcext:value-type="float">
            <text:p><text:s text:c="3"/>58</text:p>
          </table:table-cell>
          <table:table-cell office:value-type="float" office:value="58.726" calcext:value-type="float">
            <text:p><text:s text:c="3"/>59</text:p>
          </table:table-cell>
          <table:table-cell office:value-type="float" office:value="59.063" calcext:value-type="float">
            <text:p><text:s text:c="3"/>59</text:p>
          </table:table-cell>
          <table:table-cell office:value-type="float" office:value="59.44" calcext:value-type="float">
            <text:p><text:s text:c="3"/>59</text:p>
          </table:table-cell>
          <table:table-cell office:value-type="float" office:value="59.84" calcext:value-type="float">
            <text:p><text:s text:c="3"/>60</text:p>
          </table:table-cell>
          <table:table-cell office:value-type="float" office:value="60.243" calcext:value-type="float">
            <text:p><text:s text:c="3"/>60</text:p>
          </table:table-cell>
          <table:table-cell office:value-type="float" office:value="60.528" calcext:value-type="float">
            <text:p><text:s text:c="3"/>61</text:p>
          </table:table-cell>
          <table:table-cell office:value-type="float" office:value="60.657" calcext:value-type="float">
            <text:p><text:s text:c="3"/>61</text:p>
          </table:table-cell>
          <table:table-cell office:value-type="float" office:value="60.586" calcext:value-type="float">
            <text:p><text:s text:c="3"/>61</text:p>
          </table:table-cell>
          <table:table-cell office:value-type="float" office:value="60.366" calcext:value-type="float">
            <text:p><text:s text:c="3"/>60</text:p>
          </table:table-cell>
          <table:table-cell office:value-type="float" office:value="60.103" calcext:value-type="float">
            <text:p><text:s text:c="3"/>60</text:p>
          </table:table-cell>
          <table:table-cell office:value-type="float" office:value="59.98" calcext:value-type="float">
            <text:p><text:s text:c="3"/>60</text:p>
          </table:table-cell>
          <table:table-cell office:value-type="float" office:value="60.096" calcext:value-type="float">
            <text:p><text:s text:c="3"/>60</text:p>
          </table:table-cell>
          <table:table-cell office:value-type="float" office:value="60.567" calcext:value-type="float">
            <text:p><text:s text:c="3"/>61</text:p>
          </table:table-cell>
          <table:table-cell office:value-type="float" office:value="61.345" calcext:value-type="float">
            <text:p><text:s text:c="3"/>61</text:p>
          </table:table-cell>
          <table:table-cell office:value-type="float" office:value="62.201" calcext:value-type="float">
            <text:p><text:s text:c="3"/>62</text:p>
          </table:table-cell>
          <table:table-cell office:value-type="float" office:value="62.836" calcext:value-type="float">
            <text:p><text:s text:c="3"/>63</text:p>
          </table:table-cell>
          <table:table-cell office:value-type="float" office:value="63.026" calcext:value-type="float">
            <text:p><text:s text:c="3"/>63</text:p>
          </table:table-cell>
          <table:table-cell office:value-type="float" office:value="62.644" calcext:value-type="float">
            <text:p><text:s text:c="3"/>63</text:p>
          </table:table-cell>
          <table:table-cell office:value-type="float" office:value="61.833" calcext:value-type="float">
            <text:p><text:s text:c="3"/>62</text:p>
          </table:table-cell>
          <table:table-cell office:value-type="float" office:value="61.079" calcext:value-type="float">
            <text:p><text:s text:c="3"/>61</text:p>
          </table:table-cell>
          <table:table-cell office:value-type="float" office:value="61.032" calcext:value-type="float">
            <text:p><text:s text:c="3"/>61</text:p>
          </table:table-cell>
          <table:table-cell office:value-type="float" office:value="62.149" calcext:value-type="float">
            <text:p><text:s text:c="3"/>62</text:p>
          </table:table-cell>
          <table:table-cell office:value-type="float" office:value="64.622" calcext:value-type="float">
            <text:p><text:s text:c="3"/>65</text:p>
          </table:table-cell>
          <table:table-cell office:value-type="float" office:value="68.235" calcext:value-type="float">
            <text:p><text:s text:c="3"/>68</text:p>
          </table:table-cell>
          <table:table-cell office:value-type="float" office:value="72.504" calcext:value-type="float">
            <text:p><text:s text:c="3"/>73</text:p>
          </table:table-cell>
          <table:table-cell office:value-type="float" office:value="76.7" calcext:value-type="float">
            <text:p><text:s text:c="3"/>77</text:p>
          </table:table-cell>
          <table:table-cell office:value-type="float" office:value="80.324" calcext:value-type="float">
            <text:p><text:s text:c="3"/>80</text:p>
          </table:table-cell>
          <table:table-cell office:value-type="float" office:value="83.2" calcext:value-type="float">
            <text:p><text:s text:c="3"/>83</text:p>
          </table:table-cell>
          <table:table-cell office:value-type="float" office:value="85.451" calcext:value-type="float">
            <text:p><text:s text:c="3"/>85</text:p>
          </table:table-cell>
          <table:table-cell office:value-type="float" office:value="87.277" calcext:value-type="float">
            <text:p><text:s text:c="3"/>87</text:p>
          </table:table-cell>
          <table:table-cell office:value-type="float" office:value="89.005" calcext:value-type="float">
            <text:p><text:s text:c="3"/>89</text:p>
          </table:table-cell>
          <table:table-cell office:value-type="float" office:value="90.853" calcext:value-type="float">
            <text:p><text:s text:c="3"/>91</text:p>
          </table:table-cell>
          <table:table-cell office:value-type="float" office:value="92.898" calcext:value-type="float">
            <text:p><text:s text:c="3"/>93</text:p>
          </table:table-cell>
          <table:table-cell office:value-type="float" office:value="94.992" calcext:value-type="float">
            <text:p><text:s text:c="3"/>95</text:p>
          </table:table-cell>
          <table:table-cell office:value-type="float" office:value="97.017" calcext:value-type="float">
            <text:p><text:s text:c="3"/>97</text:p>
          </table:table-cell>
          <table:table-cell office:value-type="float" office:value="98.737" calcext:value-type="float">
            <text:p><text:s text:c="3"/>99</text:p>
          </table:table-cell>
          <table:table-cell office:value-type="float" office:value="100.031" calcext:value-type="float">
            <text:p><text:s text:c="3"/>100</text:p>
          </table:table-cell>
          <table:table-cell office:value-type="float" office:value="100.832" calcext:value-type="float">
            <text:p><text:s text:c="3"/>101</text:p>
          </table:table-cell>
          <table:table-cell office:value-type="float" office:value="101.22" calcext:value-type="float">
            <text:p><text:s text:c="3"/>101</text:p>
          </table:table-cell>
          <table:table-cell office:value-type="float" office:value="101.353" calcext:value-type="float">
            <text:p><text:s text:c="3"/>101</text:p>
          </table:table-cell>
          <table:table-cell office:value-type="float" office:value="101.453" calcext:value-type="float">
            <text:p><text:s text:c="3"/>101</text:p>
          </table:table-cell>
          <table:table-cell office:value-type="float" office:value="101.669" calcext:value-type="float">
            <text:p><text:s text:c="3"/>102</text:p>
          </table:table-cell>
          <table:table-cell office:value-type="float" office:value="102.053" calcext:value-type="float">
            <text:p><text:s text:c="3"/>102</text:p>
          </table:table-cell>
          <table:table-cell office:value-type="float" office:value="102.577" calcext:value-type="float">
            <text:p><text:s text:c="3"/>103</text:p>
          </table:table-cell>
          <table:table-cell office:value-type="float" office:value="103.187" calcext:value-type="float">
            <text:p><text:s text:c="3"/>103</text:p>
          </table:table-cell>
          <table:table-cell office:value-type="float" office:value="103.795" calcext:value-type="float">
            <text:p><text:s text:c="3"/>104</text:p>
          </table:table-cell>
          <table:table-cell office:value-type="float" office:value="104.341" calcext:value-type="float">
            <text:p><text:s text:c="3"/>1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ahama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9.085" calcext:value-type="float">
            <text:p><text:s text:c="3"/>79</text:p>
          </table:table-cell>
          <table:table-cell office:value-type="float" office:value="79.985" calcext:value-type="float">
            <text:p><text:s text:c="3"/>80</text:p>
          </table:table-cell>
          <table:table-cell office:value-type="float" office:value="81.426" calcext:value-type="float">
            <text:p><text:s text:c="3"/>81</text:p>
          </table:table-cell>
          <table:table-cell office:value-type="float" office:value="83.371" calcext:value-type="float">
            <text:p><text:s text:c="3"/>83</text:p>
          </table:table-cell>
          <table:table-cell office:value-type="float" office:value="85.773" calcext:value-type="float">
            <text:p><text:s text:c="3"/>86</text:p>
          </table:table-cell>
          <table:table-cell office:value-type="float" office:value="88.617" calcext:value-type="float">
            <text:p><text:s text:c="3"/>89</text:p>
          </table:table-cell>
          <table:table-cell office:value-type="float" office:value="91.897" calcext:value-type="float">
            <text:p><text:s text:c="3"/>92</text:p>
          </table:table-cell>
          <table:table-cell office:value-type="float" office:value="95.603" calcext:value-type="float">
            <text:p><text:s text:c="3"/>96</text:p>
          </table:table-cell>
          <table:table-cell office:value-type="float" office:value="99.769" calcext:value-type="float">
            <text:p><text:s text:c="3"/>100</text:p>
          </table:table-cell>
          <table:table-cell office:value-type="float" office:value="104.405" calcext:value-type="float">
            <text:p><text:s text:c="3"/>104</text:p>
          </table:table-cell>
          <table:table-cell office:value-type="float" office:value="109.528" calcext:value-type="float">
            <text:p><text:s text:c="3"/>110</text:p>
          </table:table-cell>
          <table:table-cell office:value-type="float" office:value="115.108" calcext:value-type="float">
            <text:p><text:s text:c="3"/>115</text:p>
          </table:table-cell>
          <table:table-cell office:value-type="float" office:value="121.083" calcext:value-type="float">
            <text:p><text:s text:c="3"/>121</text:p>
          </table:table-cell>
          <table:table-cell office:value-type="float" office:value="127.333" calcext:value-type="float">
            <text:p><text:s text:c="3"/>127</text:p>
          </table:table-cell>
          <table:table-cell office:value-type="float" office:value="133.698" calcext:value-type="float">
            <text:p><text:s text:c="3"/>134</text:p>
          </table:table-cell>
          <table:table-cell office:value-type="float" office:value="140.054" calcext:value-type="float">
            <text:p><text:s text:c="3"/>140</text:p>
          </table:table-cell>
          <table:table-cell office:value-type="float" office:value="146.366" calcext:value-type="float">
            <text:p><text:s text:c="3"/>146</text:p>
          </table:table-cell>
          <table:table-cell office:value-type="float" office:value="152.609" calcext:value-type="float">
            <text:p><text:s text:c="3"/>153</text:p>
          </table:table-cell>
          <table:table-cell office:value-type="float" office:value="158.627" calcext:value-type="float">
            <text:p><text:s text:c="3"/>159</text:p>
          </table:table-cell>
          <table:table-cell office:value-type="float" office:value="164.248" calcext:value-type="float">
            <text:p><text:s text:c="3"/>164</text:p>
          </table:table-cell>
          <table:table-cell office:value-type="float" office:value="169.354" calcext:value-type="float">
            <text:p><text:s text:c="3"/>169</text:p>
          </table:table-cell>
          <table:table-cell office:value-type="float" office:value="173.863" calcext:value-type="float">
            <text:p><text:s text:c="3"/>174</text:p>
          </table:table-cell>
          <table:table-cell office:value-type="float" office:value="177.839" calcext:value-type="float">
            <text:p><text:s text:c="3"/>178</text:p>
          </table:table-cell>
          <table:table-cell office:value-type="float" office:value="181.488" calcext:value-type="float">
            <text:p><text:s text:c="3"/>181</text:p>
          </table:table-cell>
          <table:table-cell office:value-type="float" office:value="185.099" calcext:value-type="float">
            <text:p><text:s text:c="3"/>185</text:p>
          </table:table-cell>
          <table:table-cell office:value-type="float" office:value="188.882" calcext:value-type="float">
            <text:p><text:s text:c="3"/>189</text:p>
          </table:table-cell>
          <table:table-cell office:value-type="float" office:value="192.902" calcext:value-type="float">
            <text:p><text:s text:c="3"/>193</text:p>
          </table:table-cell>
          <table:table-cell office:value-type="float" office:value="197.111" calcext:value-type="float">
            <text:p><text:s text:c="3"/>197</text:p>
          </table:table-cell>
          <table:table-cell office:value-type="float" office:value="201.513" calcext:value-type="float">
            <text:p><text:s text:c="3"/>202</text:p>
          </table:table-cell>
          <table:table-cell office:value-type="float" office:value="206.032" calcext:value-type="float">
            <text:p><text:s text:c="3"/>206</text:p>
          </table:table-cell>
          <table:table-cell office:value-type="float" office:value="210.661" calcext:value-type="float">
            <text:p><text:s text:c="3"/>211</text:p>
          </table:table-cell>
          <table:table-cell office:value-type="float" office:value="215.396" calcext:value-type="float">
            <text:p><text:s text:c="3"/>215</text:p>
          </table:table-cell>
          <table:table-cell office:value-type="float" office:value="220.275" calcext:value-type="float">
            <text:p><text:s text:c="3"/>220</text:p>
          </table:table-cell>
          <table:table-cell office:value-type="float" office:value="225.187" calcext:value-type="float">
            <text:p><text:s text:c="3"/>225</text:p>
          </table:table-cell>
          <table:table-cell office:value-type="float" office:value="230.015" calcext:value-type="float">
            <text:p><text:s text:c="3"/>230</text:p>
          </table:table-cell>
          <table:table-cell office:value-type="float" office:value="234.687" calcext:value-type="float">
            <text:p><text:s text:c="3"/>235</text:p>
          </table:table-cell>
          <table:table-cell office:value-type="float" office:value="239.131" calcext:value-type="float">
            <text:p><text:s text:c="3"/>239</text:p>
          </table:table-cell>
          <table:table-cell office:value-type="float" office:value="243.393" calcext:value-type="float">
            <text:p><text:s text:c="3"/>243</text:p>
          </table:table-cell>
          <table:table-cell office:value-type="float" office:value="247.579" calcext:value-type="float">
            <text:p><text:s text:c="3"/>248</text:p>
          </table:table-cell>
          <table:table-cell office:value-type="float" office:value="251.849" calcext:value-type="float">
            <text:p><text:s text:c="3"/>252</text:p>
          </table:table-cell>
          <table:table-cell office:value-type="float" office:value="256.336" calcext:value-type="float">
            <text:p><text:s text:c="3"/>256</text:p>
          </table:table-cell>
          <table:table-cell office:value-type="float" office:value="261.116" calcext:value-type="float">
            <text:p><text:s text:c="3"/>261</text:p>
          </table:table-cell>
          <table:table-cell office:value-type="float" office:value="266.134" calcext:value-type="float">
            <text:p><text:s text:c="3"/>266</text:p>
          </table:table-cell>
          <table:table-cell office:value-type="float" office:value="271.165" calcext:value-type="float">
            <text:p><text:s text:c="3"/>271</text:p>
          </table:table-cell>
          <table:table-cell office:value-type="float" office:value="275.895" calcext:value-type="float">
            <text:p><text:s text:c="3"/>276</text:p>
          </table:table-cell>
          <table:table-cell office:value-type="float" office:value="280.15" calcext:value-type="float">
            <text:p><text:s text:c="3"/>280</text:p>
          </table:table-cell>
          <table:table-cell office:value-type="float" office:value="283.79" calcext:value-type="float">
            <text:p><text:s text:c="3"/>284</text:p>
          </table:table-cell>
          <table:table-cell office:value-type="float" office:value="286.97" calcext:value-type="float">
            <text:p><text:s text:c="3"/>287</text:p>
          </table:table-cell>
          <table:table-cell office:value-type="float" office:value="290.06" calcext:value-type="float">
            <text:p><text:s text:c="3"/>290</text:p>
          </table:table-cell>
          <table:table-cell office:value-type="float" office:value="293.572" calcext:value-type="float">
            <text:p><text:s text:c="3"/>294</text:p>
          </table:table-cell>
          <table:table-cell office:value-type="float" office:value="297.89" calcext:value-type="float">
            <text:p><text:s text:c="3"/>298</text:p>
          </table:table-cell>
          <table:table-cell office:value-type="float" office:value="303.135" calcext:value-type="float">
            <text:p><text:s text:c="3"/>303</text:p>
          </table:table-cell>
          <table:table-cell office:value-type="float" office:value="309.157" calcext:value-type="float">
            <text:p><text:s text:c="3"/>309</text:p>
          </table:table-cell>
          <table:table-cell office:value-type="float" office:value="315.746" calcext:value-type="float">
            <text:p><text:s text:c="3"/>316</text:p>
          </table:table-cell>
          <table:table-cell office:value-type="float" office:value="322.526" calcext:value-type="float">
            <text:p><text:s text:c="3"/>323</text:p>
          </table:table-cell>
          <table:table-cell office:value-type="float" office:value="329.249" calcext:value-type="float">
            <text:p><text:s text:c="3"/>329</text:p>
          </table:table-cell>
          <table:table-cell office:value-type="float" office:value="335.83" calcext:value-type="float">
            <text:p><text:s text:c="3"/>336</text:p>
          </table:table-cell>
          <table:table-cell office:value-type="float" office:value="342.328" calcext:value-type="float">
            <text:p><text:s text:c="3"/>342</text:p>
          </table:table-cell>
          <table:table-cell office:value-type="float" office:value="348.676" calcext:value-type="float">
            <text:p><text:s text:c="3"/>349</text:p>
          </table:table-cell>
          <table:table-cell office:value-type="float" office:value="354.856" calcext:value-type="float">
            <text:p><text:s text:c="3"/>355</text:p>
          </table:table-cell>
          <table:table-cell office:value-type="float" office:value="360.832" calcext:value-type="float">
            <text:p><text:s text:c="3"/>361</text:p>
          </table:table-cell>
          <table:table-cell office:value-type="float" office:value="366.568" calcext:value-type="float">
            <text:p><text:s text:c="3"/>367</text:p>
          </table:table-cell>
          <table:table-cell office:value-type="float" office:value="372.039" calcext:value-type="float">
            <text:p><text:s text:c="3"/>372</text:p>
          </table:table-cell>
          <table:table-cell office:value-type="float" office:value="377.24" calcext:value-type="float">
            <text:p><text:s text:c="3"/>377</text:p>
          </table:table-cell>
          <table:table-cell office:value-type="float" office:value="382.169" calcext:value-type="float">
            <text:p><text:s text:c="3"/>382</text:p>
          </table:table-cell>
          <table:table-cell office:value-type="float" office:value="386.838" calcext:value-type="float">
            <text:p><text:s text:c="3"/>3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arbado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10.992" calcext:value-type="float">
            <text:p><text:s text:c="3"/>211</text:p>
          </table:table-cell>
          <table:table-cell office:value-type="float" office:value="215.703" calcext:value-type="float">
            <text:p><text:s text:c="3"/>216</text:p>
          </table:table-cell>
          <table:table-cell office:value-type="float" office:value="219.636" calcext:value-type="float">
            <text:p><text:s text:c="3"/>220</text:p>
          </table:table-cell>
          <table:table-cell office:value-type="float" office:value="222.809" calcext:value-type="float">
            <text:p><text:s text:c="3"/>223</text:p>
          </table:table-cell>
          <table:table-cell office:value-type="float" office:value="225.26" calcext:value-type="float">
            <text:p><text:s text:c="3"/>225</text:p>
          </table:table-cell>
          <table:table-cell office:value-type="float" office:value="227.073" calcext:value-type="float">
            <text:p><text:s text:c="3"/>227</text:p>
          </table:table-cell>
          <table:table-cell office:value-type="float" office:value="228.35" calcext:value-type="float">
            <text:p><text:s text:c="3"/>228</text:p>
          </table:table-cell>
          <table:table-cell office:value-type="float" office:value="229.212" calcext:value-type="float">
            <text:p><text:s text:c="3"/>229</text:p>
          </table:table-cell>
          <table:table-cell office:value-type="float" office:value="229.83" calcext:value-type="float">
            <text:p><text:s text:c="3"/>230</text:p>
          </table:table-cell>
          <table:table-cell office:value-type="float" office:value="230.349" calcext:value-type="float">
            <text:p><text:s text:c="3"/>230</text:p>
          </table:table-cell>
          <table:table-cell office:value-type="float" office:value="230.939" calcext:value-type="float">
            <text:p><text:s text:c="3"/>231</text:p>
          </table:table-cell>
          <table:table-cell office:value-type="float" office:value="231.678" calcext:value-type="float">
            <text:p><text:s text:c="3"/>232</text:p>
          </table:table-cell>
          <table:table-cell office:value-type="float" office:value="232.586" calcext:value-type="float">
            <text:p><text:s text:c="3"/>233</text:p>
          </table:table-cell>
          <table:table-cell office:value-type="float" office:value="233.587" calcext:value-type="float">
            <text:p><text:s text:c="3"/>234</text:p>
          </table:table-cell>
          <table:table-cell office:value-type="float" office:value="234.547" calcext:value-type="float">
            <text:p><text:s text:c="3"/>235</text:p>
          </table:table-cell>
          <table:table-cell office:value-type="float" office:value="235.374" calcext:value-type="float">
            <text:p><text:s text:c="3"/>235</text:p>
          </table:table-cell>
          <table:table-cell office:value-type="float" office:value="236.044" calcext:value-type="float">
            <text:p><text:s text:c="3"/>236</text:p>
          </table:table-cell>
          <table:table-cell office:value-type="float" office:value="236.621" calcext:value-type="float">
            <text:p><text:s text:c="3"/>237</text:p>
          </table:table-cell>
          <table:table-cell office:value-type="float" office:value="237.199" calcext:value-type="float">
            <text:p><text:s text:c="3"/>237</text:p>
          </table:table-cell>
          <table:table-cell office:value-type="float" office:value="237.913" calcext:value-type="float">
            <text:p><text:s text:c="3"/>238</text:p>
          </table:table-cell>
          <table:table-cell office:value-type="float" office:value="238.848" calcext:value-type="float">
            <text:p><text:s text:c="3"/>239</text:p>
          </table:table-cell>
          <table:table-cell office:value-type="float" office:value="240.035" calcext:value-type="float">
            <text:p><text:s text:c="3"/>240</text:p>
          </table:table-cell>
          <table:table-cell office:value-type="float" office:value="241.441" calcext:value-type="float">
            <text:p><text:s text:c="3"/>241</text:p>
          </table:table-cell>
          <table:table-cell office:value-type="float" office:value="242.976" calcext:value-type="float">
            <text:p><text:s text:c="3"/>243</text:p>
          </table:table-cell>
          <table:table-cell office:value-type="float" office:value="244.539" calcext:value-type="float">
            <text:p><text:s text:c="3"/>245</text:p>
          </table:table-cell>
          <table:table-cell office:value-type="float" office:value="246.034" calcext:value-type="float">
            <text:p><text:s text:c="3"/>246</text:p>
          </table:table-cell>
          <table:table-cell office:value-type="float" office:value="247.444" calcext:value-type="float">
            <text:p><text:s text:c="3"/>247</text:p>
          </table:table-cell>
          <table:table-cell office:value-type="float" office:value="248.784" calcext:value-type="float">
            <text:p><text:s text:c="3"/>249</text:p>
          </table:table-cell>
          <table:table-cell office:value-type="float" office:value="250.032" calcext:value-type="float">
            <text:p><text:s text:c="3"/>250</text:p>
          </table:table-cell>
          <table:table-cell office:value-type="float" office:value="251.177" calcext:value-type="float">
            <text:p><text:s text:c="3"/>251</text:p>
          </table:table-cell>
          <table:table-cell office:value-type="float" office:value="252.194" calcext:value-type="float">
            <text:p><text:s text:c="3"/>252</text:p>
          </table:table-cell>
          <table:table-cell office:value-type="float" office:value="253.08" calcext:value-type="float">
            <text:p><text:s text:c="3"/>253</text:p>
          </table:table-cell>
          <table:table-cell office:value-type="float" office:value="253.841" calcext:value-type="float">
            <text:p><text:s text:c="3"/>254</text:p>
          </table:table-cell>
          <table:table-cell office:value-type="float" office:value="254.518" calcext:value-type="float">
            <text:p><text:s text:c="3"/>255</text:p>
          </table:table-cell>
          <table:table-cell office:value-type="float" office:value="255.193" calcext:value-type="float">
            <text:p><text:s text:c="3"/>255</text:p>
          </table:table-cell>
          <table:table-cell office:value-type="float" office:value="255.924" calcext:value-type="float">
            <text:p><text:s text:c="3"/>256</text:p>
          </table:table-cell>
          <table:table-cell office:value-type="float" office:value="256.736" calcext:value-type="float">
            <text:p><text:s text:c="3"/>257</text:p>
          </table:table-cell>
          <table:table-cell office:value-type="float" office:value="257.611" calcext:value-type="float">
            <text:p><text:s text:c="3"/>258</text:p>
          </table:table-cell>
          <table:table-cell office:value-type="float" office:value="258.527" calcext:value-type="float">
            <text:p><text:s text:c="3"/>259</text:p>
          </table:table-cell>
          <table:table-cell office:value-type="float" office:value="259.458" calcext:value-type="float">
            <text:p><text:s text:c="3"/>259</text:p>
          </table:table-cell>
          <table:table-cell office:value-type="float" office:value="260.374" calcext:value-type="float">
            <text:p><text:s text:c="3"/>260</text:p>
          </table:table-cell>
          <table:table-cell office:value-type="float" office:value="261.275" calcext:value-type="float">
            <text:p><text:s text:c="3"/>261</text:p>
          </table:table-cell>
          <table:table-cell office:value-type="float" office:value="262.184" calcext:value-type="float">
            <text:p><text:s text:c="3"/>262</text:p>
          </table:table-cell>
          <table:table-cell office:value-type="float" office:value="263.089" calcext:value-type="float">
            <text:p><text:s text:c="3"/>263</text:p>
          </table:table-cell>
          <table:table-cell office:value-type="float" office:value="264.015" calcext:value-type="float">
            <text:p><text:s text:c="3"/>264</text:p>
          </table:table-cell>
          <table:table-cell office:value-type="float" office:value="264.959" calcext:value-type="float">
            <text:p><text:s text:c="3"/>265</text:p>
          </table:table-cell>
          <table:table-cell office:value-type="float" office:value="265.942" calcext:value-type="float">
            <text:p><text:s text:c="3"/>266</text:p>
          </table:table-cell>
          <table:table-cell office:value-type="float" office:value="266.945" calcext:value-type="float">
            <text:p><text:s text:c="3"/>267</text:p>
          </table:table-cell>
          <table:table-cell office:value-type="float" office:value="267.95" calcext:value-type="float">
            <text:p><text:s text:c="3"/>268</text:p>
          </table:table-cell>
          <table:table-cell office:value-type="float" office:value="268.922" calcext:value-type="float">
            <text:p><text:s text:c="3"/>269</text:p>
          </table:table-cell>
          <table:table-cell office:value-type="float" office:value="269.847" calcext:value-type="float">
            <text:p><text:s text:c="3"/>270</text:p>
          </table:table-cell>
          <table:table-cell office:value-type="float" office:value="270.685" calcext:value-type="float">
            <text:p><text:s text:c="3"/>271</text:p>
          </table:table-cell>
          <table:table-cell office:value-type="float" office:value="271.478" calcext:value-type="float">
            <text:p><text:s text:c="3"/>271</text:p>
          </table:table-cell>
          <table:table-cell office:value-type="float" office:value="272.258" calcext:value-type="float">
            <text:p><text:s text:c="3"/>272</text:p>
          </table:table-cell>
          <table:table-cell office:value-type="float" office:value="273.091" calcext:value-type="float">
            <text:p><text:s text:c="3"/>273</text:p>
          </table:table-cell>
          <table:table-cell office:value-type="float" office:value="274.009" calcext:value-type="float">
            <text:p><text:s text:c="3"/>274</text:p>
          </table:table-cell>
          <table:table-cell office:value-type="float" office:value="275.039" calcext:value-type="float">
            <text:p><text:s text:c="3"/>275</text:p>
          </table:table-cell>
          <table:table-cell office:value-type="float" office:value="276.15" calcext:value-type="float">
            <text:p><text:s text:c="3"/>276</text:p>
          </table:table-cell>
          <table:table-cell office:value-type="float" office:value="277.319" calcext:value-type="float">
            <text:p><text:s text:c="3"/>277</text:p>
          </table:table-cell>
          <table:table-cell office:value-type="float" office:value="278.47" calcext:value-type="float">
            <text:p><text:s text:c="3"/>278</text:p>
          </table:table-cell>
          <table:table-cell office:value-type="float" office:value="279.569" calcext:value-type="float">
            <text:p><text:s text:c="3"/>280</text:p>
          </table:table-cell>
          <table:table-cell office:value-type="float" office:value="280.601" calcext:value-type="float">
            <text:p><text:s text:c="3"/>281</text:p>
          </table:table-cell>
          <table:table-cell office:value-type="float" office:value="281.585" calcext:value-type="float">
            <text:p><text:s text:c="3"/>282</text:p>
          </table:table-cell>
          <table:table-cell office:value-type="float" office:value="282.509" calcext:value-type="float">
            <text:p><text:s text:c="3"/>283</text:p>
          </table:table-cell>
          <table:table-cell office:value-type="float" office:value="283.385" calcext:value-type="float">
            <text:p><text:s text:c="3"/>283</text:p>
          </table:table-cell>
          <table:table-cell office:value-type="float" office:value="284.217" calcext:value-type="float">
            <text:p><text:s text:c="3"/>2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ritish Virgin Islands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.44" calcext:value-type="float">
            <text:p><text:s text:c="3"/>7</text:p>
          </table:table-cell>
          <table:table-cell office:value-type="float" office:value="7.508" calcext:value-type="float">
            <text:p><text:s text:c="3"/>8</text:p>
          </table:table-cell>
          <table:table-cell office:value-type="float" office:value="7.565" calcext:value-type="float">
            <text:p><text:s text:c="3"/>8</text:p>
          </table:table-cell>
          <table:table-cell office:value-type="float" office:value="7.608" calcext:value-type="float">
            <text:p><text:s text:c="3"/>8</text:p>
          </table:table-cell>
          <table:table-cell office:value-type="float" office:value="7.648" calcext:value-type="float">
            <text:p><text:s text:c="3"/>8</text:p>
          </table:table-cell>
          <table:table-cell office:value-type="float" office:value="7.684" calcext:value-type="float">
            <text:p><text:s text:c="3"/>8</text:p>
          </table:table-cell>
          <table:table-cell office:value-type="float" office:value="7.735" calcext:value-type="float">
            <text:p><text:s text:c="3"/>8</text:p>
          </table:table-cell>
          <table:table-cell office:value-type="float" office:value="7.787" calcext:value-type="float">
            <text:p><text:s text:c="3"/>8</text:p>
          </table:table-cell>
          <table:table-cell office:value-type="float" office:value="7.849" calcext:value-type="float">
            <text:p><text:s text:c="3"/>8</text:p>
          </table:table-cell>
          <table:table-cell office:value-type="float" office:value="7.932" calcext:value-type="float">
            <text:p><text:s text:c="3"/>8</text:p>
          </table:table-cell>
          <table:table-cell office:value-type="float" office:value="8.033" calcext:value-type="float">
            <text:p><text:s text:c="3"/>8</text:p>
          </table:table-cell>
          <table:table-cell office:value-type="float" office:value="8.155" calcext:value-type="float">
            <text:p><text:s text:c="3"/>8</text:p>
          </table:table-cell>
          <table:table-cell office:value-type="float" office:value="8.298" calcext:value-type="float">
            <text:p><text:s text:c="3"/>8</text:p>
          </table:table-cell>
          <table:table-cell office:value-type="float" office:value="8.452" calcext:value-type="float">
            <text:p><text:s text:c="3"/>8</text:p>
          </table:table-cell>
          <table:table-cell office:value-type="float" office:value="8.627" calcext:value-type="float">
            <text:p><text:s text:c="3"/>9</text:p>
          </table:table-cell>
          <table:table-cell office:value-type="float" office:value="8.814" calcext:value-type="float">
            <text:p><text:s text:c="3"/>9</text:p>
          </table:table-cell>
          <table:table-cell office:value-type="float" office:value="9.007" calcext:value-type="float">
            <text:p><text:s text:c="3"/>9</text:p>
          </table:table-cell>
          <table:table-cell office:value-type="float" office:value="9.218" calcext:value-type="float">
            <text:p><text:s text:c="3"/>9</text:p>
          </table:table-cell>
          <table:table-cell office:value-type="float" office:value="9.424" calcext:value-type="float">
            <text:p><text:s text:c="3"/>9</text:p>
          </table:table-cell>
          <table:table-cell office:value-type="float" office:value="9.621" calcext:value-type="float">
            <text:p><text:s text:c="3"/>10</text:p>
          </table:table-cell>
          <table:table-cell office:value-type="float" office:value="9.803" calcext:value-type="float">
            <text:p><text:s text:c="3"/>10</text:p>
          </table:table-cell>
          <table:table-cell office:value-type="float" office:value="9.97" calcext:value-type="float">
            <text:p><text:s text:c="3"/>10</text:p>
          </table:table-cell>
          <table:table-cell office:value-type="float" office:value="10.125" calcext:value-type="float">
            <text:p><text:s text:c="3"/>10</text:p>
          </table:table-cell>
          <table:table-cell office:value-type="float" office:value="10.264" calcext:value-type="float">
            <text:p><text:s text:c="3"/>10</text:p>
          </table:table-cell>
          <table:table-cell office:value-type="float" office:value="10.379" calcext:value-type="float">
            <text:p><text:s text:c="3"/>10</text:p>
          </table:table-cell>
          <table:table-cell office:value-type="float" office:value="10.476" calcext:value-type="float">
            <text:p><text:s text:c="3"/>10</text:p>
          </table:table-cell>
          <table:table-cell office:value-type="float" office:value="10.543" calcext:value-type="float">
            <text:p><text:s text:c="3"/>11</text:p>
          </table:table-cell>
          <table:table-cell office:value-type="float" office:value="10.591" calcext:value-type="float">
            <text:p><text:s text:c="3"/>11</text:p>
          </table:table-cell>
          <table:table-cell office:value-type="float" office:value="10.662" calcext:value-type="float">
            <text:p><text:s text:c="3"/>11</text:p>
          </table:table-cell>
          <table:table-cell office:value-type="float" office:value="10.792" calcext:value-type="float">
            <text:p><text:s text:c="3"/>11</text:p>
          </table:table-cell>
          <table:table-cell office:value-type="float" office:value="11.002" calcext:value-type="float">
            <text:p><text:s text:c="3"/>11</text:p>
          </table:table-cell>
          <table:table-cell office:value-type="float" office:value="11.315" calcext:value-type="float">
            <text:p><text:s text:c="3"/>11</text:p>
          </table:table-cell>
          <table:table-cell office:value-type="float" office:value="11.712" calcext:value-type="float">
            <text:p><text:s text:c="3"/>12</text:p>
          </table:table-cell>
          <table:table-cell office:value-type="float" office:value="12.188" calcext:value-type="float">
            <text:p><text:s text:c="3"/>12</text:p>
          </table:table-cell>
          <table:table-cell office:value-type="float" office:value="12.731" calcext:value-type="float">
            <text:p><text:s text:c="3"/>13</text:p>
          </table:table-cell>
          <table:table-cell office:value-type="float" office:value="13.304" calcext:value-type="float">
            <text:p><text:s text:c="3"/>13</text:p>
          </table:table-cell>
          <table:table-cell office:value-type="float" office:value="13.938" calcext:value-type="float">
            <text:p><text:s text:c="3"/>14</text:p>
          </table:table-cell>
          <table:table-cell office:value-type="float" office:value="14.589" calcext:value-type="float">
            <text:p><text:s text:c="3"/>15</text:p>
          </table:table-cell>
          <table:table-cell office:value-type="float" office:value="15.266" calcext:value-type="float">
            <text:p><text:s text:c="3"/>15</text:p>
          </table:table-cell>
          <table:table-cell office:value-type="float" office:value="15.9" calcext:value-type="float">
            <text:p><text:s text:c="3"/>16</text:p>
          </table:table-cell>
          <table:table-cell office:value-type="float" office:value="16.461" calcext:value-type="float">
            <text:p><text:s text:c="3"/>16</text:p>
          </table:table-cell>
          <table:table-cell office:value-type="float" office:value="16.934" calcext:value-type="float">
            <text:p><text:s text:c="3"/>17</text:p>
          </table:table-cell>
          <table:table-cell office:value-type="float" office:value="17.344" calcext:value-type="float">
            <text:p><text:s text:c="3"/>17</text:p>
          </table:table-cell>
          <table:table-cell office:value-type="float" office:value="17.703" calcext:value-type="float">
            <text:p><text:s text:c="3"/>18</text:p>
          </table:table-cell>
          <table:table-cell office:value-type="float" office:value="18.052" calcext:value-type="float">
            <text:p><text:s text:c="3"/>18</text:p>
          </table:table-cell>
          <table:table-cell office:value-type="float" office:value="18.427" calcext:value-type="float">
            <text:p><text:s text:c="3"/>18</text:p>
          </table:table-cell>
          <table:table-cell office:value-type="float" office:value="18.833" calcext:value-type="float">
            <text:p><text:s text:c="3"/>19</text:p>
          </table:table-cell>
          <table:table-cell office:value-type="float" office:value="19.27" calcext:value-type="float">
            <text:p><text:s text:c="3"/>19</text:p>
          </table:table-cell>
          <table:table-cell office:value-type="float" office:value="19.722" calcext:value-type="float">
            <text:p><text:s text:c="3"/>20</text:p>
          </table:table-cell>
          <table:table-cell office:value-type="float" office:value="20.188" calcext:value-type="float">
            <text:p><text:s text:c="3"/>20</text:p>
          </table:table-cell>
          <table:table-cell office:value-type="float" office:value="20.645" calcext:value-type="float">
            <text:p><text:s text:c="3"/>21</text:p>
          </table:table-cell>
          <table:table-cell office:value-type="float" office:value="21.085" calcext:value-type="float">
            <text:p><text:s text:c="3"/>21</text:p>
          </table:table-cell>
          <table:table-cell office:value-type="float" office:value="21.529" calcext:value-type="float">
            <text:p><text:s text:c="3"/>22</text:p>
          </table:table-cell>
          <table:table-cell office:value-type="float" office:value="22" calcext:value-type="float">
            <text:p><text:s text:c="3"/>22</text:p>
          </table:table-cell>
          <table:table-cell office:value-type="float" office:value="22.541" calcext:value-type="float">
            <text:p><text:s text:c="3"/>23</text:p>
          </table:table-cell>
          <table:table-cell office:value-type="float" office:value="23.168" calcext:value-type="float">
            <text:p><text:s text:c="3"/>23</text:p>
          </table:table-cell>
          <table:table-cell office:value-type="float" office:value="23.905" calcext:value-type="float">
            <text:p><text:s text:c="3"/>24</text:p>
          </table:table-cell>
          <table:table-cell office:value-type="float" office:value="24.731" calcext:value-type="float">
            <text:p><text:s text:c="3"/>25</text:p>
          </table:table-cell>
          <table:table-cell office:value-type="float" office:value="25.604" calcext:value-type="float">
            <text:p><text:s text:c="3"/>26</text:p>
          </table:table-cell>
          <table:table-cell office:value-type="float" office:value="26.447" calcext:value-type="float">
            <text:p><text:s text:c="3"/>26</text:p>
          </table:table-cell>
          <table:table-cell office:value-type="float" office:value="27.224" calcext:value-type="float">
            <text:p><text:s text:c="3"/>27</text:p>
          </table:table-cell>
          <table:table-cell office:value-type="float" office:value="27.901" calcext:value-type="float">
            <text:p><text:s text:c="3"/>28</text:p>
          </table:table-cell>
          <table:table-cell office:value-type="float" office:value="28.509" calcext:value-type="float">
            <text:p><text:s text:c="3"/>29</text:p>
          </table:table-cell>
          <table:table-cell office:value-type="float" office:value="29.056" calcext:value-type="float">
            <text:p><text:s text:c="3"/>29</text:p>
          </table:table-cell>
          <table:table-cell office:value-type="float" office:value="29.588" calcext:value-type="float">
            <text:p><text:s text:c="3"/>30</text:p>
          </table:table-cell>
          <table:table-cell office:value-type="float" office:value="30.113" calcext:value-type="float">
            <text:p><text:s text:c="3"/>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ribbean Netherlands</text:p>
          </table:table-cell>
          <table:table-cell office:value-type="float" office:value="22" calcext:value-type="float">
            <text:p>22</text:p>
          </table:table-cell>
          <table:table-cell office:value-type="float" office:value="535" calcext:value-type="float">
            <text:p>535</text:p>
          </table:table-cell>
          <table:table-cell office:value-type="float" office:value="7.122" calcext:value-type="float">
            <text:p><text:s text:c="3"/>7</text:p>
          </table:table-cell>
          <table:table-cell office:value-type="float" office:value="7.293" calcext:value-type="float">
            <text:p><text:s text:c="3"/>7</text:p>
          </table:table-cell>
          <table:table-cell office:value-type="float" office:value="7.425" calcext:value-type="float">
            <text:p><text:s text:c="3"/>7</text:p>
          </table:table-cell>
          <table:table-cell office:value-type="float" office:value="7.526" calcext:value-type="float">
            <text:p><text:s text:c="3"/>8</text:p>
          </table:table-cell>
          <table:table-cell office:value-type="float" office:value="7.608" calcext:value-type="float">
            <text:p><text:s text:c="3"/>8</text:p>
          </table:table-cell>
          <table:table-cell office:value-type="float" office:value="7.67" calcext:value-type="float">
            <text:p><text:s text:c="3"/>8</text:p>
          </table:table-cell>
          <table:table-cell office:value-type="float" office:value="7.725" calcext:value-type="float">
            <text:p><text:s text:c="3"/>8</text:p>
          </table:table-cell>
          <table:table-cell office:value-type="float" office:value="7.783" calcext:value-type="float">
            <text:p><text:s text:c="3"/>8</text:p>
          </table:table-cell>
          <table:table-cell office:value-type="float" office:value="7.854" calcext:value-type="float">
            <text:p><text:s text:c="3"/>8</text:p>
          </table:table-cell>
          <table:table-cell office:value-type="float" office:value="7.952" calcext:value-type="float">
            <text:p><text:s text:c="3"/>8</text:p>
          </table:table-cell>
          <table:table-cell office:value-type="float" office:value="8.074" calcext:value-type="float">
            <text:p><text:s text:c="3"/>8</text:p>
          </table:table-cell>
          <table:table-cell office:value-type="float" office:value="8.24" calcext:value-type="float">
            <text:p><text:s text:c="3"/>8</text:p>
          </table:table-cell>
          <table:table-cell office:value-type="float" office:value="8.427" calcext:value-type="float">
            <text:p><text:s text:c="3"/>8</text:p>
          </table:table-cell>
          <table:table-cell office:value-type="float" office:value="8.645" calcext:value-type="float">
            <text:p><text:s text:c="3"/>9</text:p>
          </table:table-cell>
          <table:table-cell office:value-type="float" office:value="8.881" calcext:value-type="float">
            <text:p><text:s text:c="3"/>9</text:p>
          </table:table-cell>
          <table:table-cell office:value-type="float" office:value="9.134" calcext:value-type="float">
            <text:p><text:s text:c="3"/>9</text:p>
          </table:table-cell>
          <table:table-cell office:value-type="float" office:value="9.377" calcext:value-type="float">
            <text:p><text:s text:c="3"/>9</text:p>
          </table:table-cell>
          <table:table-cell office:value-type="float" office:value="9.646" calcext:value-type="float">
            <text:p><text:s text:c="3"/>10</text:p>
          </table:table-cell>
          <table:table-cell office:value-type="float" office:value="9.9" calcext:value-type="float">
            <text:p><text:s text:c="3"/>10</text:p>
          </table:table-cell>
          <table:table-cell office:value-type="float" office:value="10.141" calcext:value-type="float">
            <text:p><text:s text:c="3"/>10</text:p>
          </table:table-cell>
          <table:table-cell office:value-type="float" office:value="10.359" calcext:value-type="float">
            <text:p><text:s text:c="3"/>10</text:p>
          </table:table-cell>
          <table:table-cell office:value-type="float" office:value="10.546" calcext:value-type="float">
            <text:p><text:s text:c="3"/>11</text:p>
          </table:table-cell>
          <table:table-cell office:value-type="float" office:value="10.708" calcext:value-type="float">
            <text:p><text:s text:c="3"/>11</text:p>
          </table:table-cell>
          <table:table-cell office:value-type="float" office:value="10.841" calcext:value-type="float">
            <text:p><text:s text:c="3"/>11</text:p>
          </table:table-cell>
          <table:table-cell office:value-type="float" office:value="10.949" calcext:value-type="float">
            <text:p><text:s text:c="3"/>11</text:p>
          </table:table-cell>
          <table:table-cell office:value-type="float" office:value="11.027" calcext:value-type="float">
            <text:p><text:s text:c="3"/>11</text:p>
          </table:table-cell>
          <table:table-cell office:value-type="float" office:value="11.076" calcext:value-type="float">
            <text:p><text:s text:c="3"/>11</text:p>
          </table:table-cell>
          <table:table-cell office:value-type="float" office:value="11.098" calcext:value-type="float">
            <text:p><text:s text:c="3"/>11</text:p>
          </table:table-cell>
          <table:table-cell office:value-type="float" office:value="11.103" calcext:value-type="float">
            <text:p><text:s text:c="3"/>11</text:p>
          </table:table-cell>
          <table:table-cell office:value-type="float" office:value="11.135" calcext:value-type="float">
            <text:p><text:s text:c="3"/>11</text:p>
          </table:table-cell>
          <table:table-cell office:value-type="float" office:value="11.21" calcext:value-type="float">
            <text:p><text:s text:c="3"/>11</text:p>
          </table:table-cell>
          <table:table-cell office:value-type="float" office:value="11.322" calcext:value-type="float">
            <text:p><text:s text:c="3"/>11</text:p>
          </table:table-cell>
          <table:table-cell office:value-type="float" office:value="11.472" calcext:value-type="float">
            <text:p><text:s text:c="3"/>11</text:p>
          </table:table-cell>
          <table:table-cell office:value-type="float" office:value="11.652" calcext:value-type="float">
            <text:p><text:s text:c="3"/>12</text:p>
          </table:table-cell>
          <table:table-cell office:value-type="float" office:value="11.848" calcext:value-type="float">
            <text:p><text:s text:c="3"/>12</text:p>
          </table:table-cell>
          <table:table-cell office:value-type="float" office:value="12.025" calcext:value-type="float">
            <text:p><text:s text:c="3"/>12</text:p>
          </table:table-cell>
          <table:table-cell office:value-type="float" office:value="12.187" calcext:value-type="float">
            <text:p><text:s text:c="3"/>12</text:p>
          </table:table-cell>
          <table:table-cell office:value-type="float" office:value="12.325" calcext:value-type="float">
            <text:p><text:s text:c="3"/>12</text:p>
          </table:table-cell>
          <table:table-cell office:value-type="float" office:value="12.482" calcext:value-type="float">
            <text:p><text:s text:c="3"/>12</text:p>
          </table:table-cell>
          <table:table-cell office:value-type="float" office:value="12.699" calcext:value-type="float">
            <text:p><text:s text:c="3"/>13</text:p>
          </table:table-cell>
          <table:table-cell office:value-type="float" office:value="13.019" calcext:value-type="float">
            <text:p><text:s text:c="3"/>13</text:p>
          </table:table-cell>
          <table:table-cell office:value-type="float" office:value="13.429" calcext:value-type="float">
            <text:p><text:s text:c="3"/>13</text:p>
          </table:table-cell>
          <table:table-cell office:value-type="float" office:value="13.934" calcext:value-type="float">
            <text:p><text:s text:c="3"/>14</text:p>
          </table:table-cell>
          <table:table-cell office:value-type="float" office:value="14.443" calcext:value-type="float">
            <text:p><text:s text:c="3"/>14</text:p>
          </table:table-cell>
          <table:table-cell office:value-type="float" office:value="14.863" calcext:value-type="float">
            <text:p><text:s text:c="3"/>15</text:p>
          </table:table-cell>
          <table:table-cell office:value-type="float" office:value="15.107" calcext:value-type="float">
            <text:p><text:s text:c="3"/>15</text:p>
          </table:table-cell>
          <table:table-cell office:value-type="float" office:value="15.164" calcext:value-type="float">
            <text:p><text:s text:c="3"/>15</text:p>
          </table:table-cell>
          <table:table-cell office:value-type="float" office:value="15.083" calcext:value-type="float">
            <text:p><text:s text:c="3"/>15</text:p>
          </table:table-cell>
          <table:table-cell office:value-type="float" office:value="14.887" calcext:value-type="float">
            <text:p><text:s text:c="3"/>15</text:p>
          </table:table-cell>
          <table:table-cell office:value-type="float" office:value="14.638" calcext:value-type="float">
            <text:p><text:s text:c="3"/>15</text:p>
          </table:table-cell>
          <table:table-cell office:value-type="float" office:value="14.393" calcext:value-type="float">
            <text:p><text:s text:c="3"/>14</text:p>
          </table:table-cell>
          <table:table-cell office:value-type="float" office:value="14.127" calcext:value-type="float">
            <text:p><text:s text:c="3"/>14</text:p>
          </table:table-cell>
          <table:table-cell office:value-type="float" office:value="13.886" calcext:value-type="float">
            <text:p><text:s text:c="3"/>14</text:p>
          </table:table-cell>
          <table:table-cell office:value-type="float" office:value="13.748" calcext:value-type="float">
            <text:p><text:s text:c="3"/>14</text:p>
          </table:table-cell>
          <table:table-cell office:value-type="float" office:value="13.894" calcext:value-type="float">
            <text:p><text:s text:c="3"/>14</text:p>
          </table:table-cell>
          <table:table-cell office:value-type="float" office:value="14.403" calcext:value-type="float">
            <text:p><text:s text:c="3"/>14</text:p>
          </table:table-cell>
          <table:table-cell office:value-type="float" office:value="15.337" calcext:value-type="float">
            <text:p><text:s text:c="3"/>15</text:p>
          </table:table-cell>
          <table:table-cell office:value-type="float" office:value="16.649" calcext:value-type="float">
            <text:p><text:s text:c="3"/>17</text:p>
          </table:table-cell>
          <table:table-cell office:value-type="float" office:value="18.153" calcext:value-type="float">
            <text:p><text:s text:c="3"/>18</text:p>
          </table:table-cell>
          <table:table-cell office:value-type="float" office:value="19.646" calcext:value-type="float">
            <text:p><text:s text:c="3"/>20</text:p>
          </table:table-cell>
          <table:table-cell office:value-type="float" office:value="20.94" calcext:value-type="float">
            <text:p><text:s text:c="3"/>21</text:p>
          </table:table-cell>
          <table:table-cell office:value-type="float" office:value="21.994" calcext:value-type="float">
            <text:p><text:s text:c="3"/>22</text:p>
          </table:table-cell>
          <table:table-cell office:value-type="float" office:value="22.844" calcext:value-type="float">
            <text:p><text:s text:c="3"/>23</text:p>
          </table:table-cell>
          <table:table-cell office:value-type="float" office:value="23.506" calcext:value-type="float">
            <text:p><text:s text:c="3"/>24</text:p>
          </table:table-cell>
          <table:table-cell office:value-type="float" office:value="24.071" calcext:value-type="float">
            <text:p><text:s text:c="3"/>24</text:p>
          </table:table-cell>
          <table:table-cell office:value-type="float" office:value="24.57" calcext:value-type="float">
            <text:p><text:s text:c="3"/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yman Island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.417" calcext:value-type="float">
            <text:p><text:s text:c="3"/>6</text:p>
          </table:table-cell>
          <table:table-cell office:value-type="float" office:value="6.271" calcext:value-type="float">
            <text:p><text:s text:c="3"/>6</text:p>
          </table:table-cell>
          <table:table-cell office:value-type="float" office:value="6.245" calcext:value-type="float">
            <text:p><text:s text:c="3"/>6</text:p>
          </table:table-cell>
          <table:table-cell office:value-type="float" office:value="6.318" calcext:value-type="float">
            <text:p><text:s text:c="3"/>6</text:p>
          </table:table-cell>
          <table:table-cell office:value-type="float" office:value="6.467" calcext:value-type="float">
            <text:p><text:s text:c="3"/>6</text:p>
          </table:table-cell>
          <table:table-cell office:value-type="float" office:value="6.677" calcext:value-type="float">
            <text:p><text:s text:c="3"/>7</text:p>
          </table:table-cell>
          <table:table-cell office:value-type="float" office:value="6.92" calcext:value-type="float">
            <text:p><text:s text:c="3"/>7</text:p>
          </table:table-cell>
          <table:table-cell office:value-type="float" office:value="7.181" calcext:value-type="float">
            <text:p><text:s text:c="3"/>7</text:p>
          </table:table-cell>
          <table:table-cell office:value-type="float" office:value="7.432" calcext:value-type="float">
            <text:p><text:s text:c="3"/>7</text:p>
          </table:table-cell>
          <table:table-cell office:value-type="float" office:value="7.67" calcext:value-type="float">
            <text:p><text:s text:c="3"/>8</text:p>
          </table:table-cell>
          <table:table-cell office:value-type="float" office:value="7.865" calcext:value-type="float">
            <text:p><text:s text:c="3"/>8</text:p>
          </table:table-cell>
          <table:table-cell office:value-type="float" office:value="8.026" calcext:value-type="float">
            <text:p><text:s text:c="3"/>8</text:p>
          </table:table-cell>
          <table:table-cell office:value-type="float" office:value="8.146" calcext:value-type="float">
            <text:p><text:s text:c="3"/>8</text:p>
          </table:table-cell>
          <table:table-cell office:value-type="float" office:value="8.227" calcext:value-type="float">
            <text:p><text:s text:c="3"/>8</text:p>
          </table:table-cell>
          <table:table-cell office:value-type="float" office:value="8.298" calcext:value-type="float">
            <text:p><text:s text:c="3"/>8</text:p>
          </table:table-cell>
          <table:table-cell office:value-type="float" office:value="8.369" calcext:value-type="float">
            <text:p><text:s text:c="3"/>8</text:p>
          </table:table-cell>
          <table:table-cell office:value-type="float" office:value="8.441" calcext:value-type="float">
            <text:p><text:s text:c="3"/>8</text:p>
          </table:table-cell>
          <table:table-cell office:value-type="float" office:value="8.521" calcext:value-type="float">
            <text:p><text:s text:c="3"/>9</text:p>
          </table:table-cell>
          <table:table-cell office:value-type="float" office:value="8.631" calcext:value-type="float">
            <text:p><text:s text:c="3"/>9</text:p>
          </table:table-cell>
          <table:table-cell office:value-type="float" office:value="8.827" calcext:value-type="float">
            <text:p><text:s text:c="3"/>9</text:p>
          </table:table-cell>
          <table:table-cell office:value-type="float" office:value="9.144" calcext:value-type="float">
            <text:p><text:s text:c="3"/>9</text:p>
          </table:table-cell>
          <table:table-cell office:value-type="float" office:value="9.581" calcext:value-type="float">
            <text:p><text:s text:c="3"/>10</text:p>
          </table:table-cell>
          <table:table-cell office:value-type="float" office:value="10.136" calcext:value-type="float">
            <text:p><text:s text:c="3"/>10</text:p>
          </table:table-cell>
          <table:table-cell office:value-type="float" office:value="10.784" calcext:value-type="float">
            <text:p><text:s text:c="3"/>11</text:p>
          </table:table-cell>
          <table:table-cell office:value-type="float" office:value="11.498" calcext:value-type="float">
            <text:p><text:s text:c="3"/>11</text:p>
          </table:table-cell>
          <table:table-cell office:value-type="float" office:value="12.244" calcext:value-type="float">
            <text:p><text:s text:c="3"/>12</text:p>
          </table:table-cell>
          <table:table-cell office:value-type="float" office:value="13.022" calcext:value-type="float">
            <text:p><text:s text:c="3"/>13</text:p>
          </table:table-cell>
          <table:table-cell office:value-type="float" office:value="13.841" calcext:value-type="float">
            <text:p><text:s text:c="3"/>14</text:p>
          </table:table-cell>
          <table:table-cell office:value-type="float" office:value="14.661" calcext:value-type="float">
            <text:p><text:s text:c="3"/>15</text:p>
          </table:table-cell>
          <table:table-cell office:value-type="float" office:value="15.444" calcext:value-type="float">
            <text:p><text:s text:c="3"/>15</text:p>
          </table:table-cell>
          <table:table-cell office:value-type="float" office:value="16.162" calcext:value-type="float">
            <text:p><text:s text:c="3"/>16</text:p>
          </table:table-cell>
          <table:table-cell office:value-type="float" office:value="16.789" calcext:value-type="float">
            <text:p><text:s text:c="3"/>17</text:p>
          </table:table-cell>
          <table:table-cell office:value-type="float" office:value="17.356" calcext:value-type="float">
            <text:p><text:s text:c="3"/>17</text:p>
          </table:table-cell>
          <table:table-cell office:value-type="float" office:value="17.906" calcext:value-type="float">
            <text:p><text:s text:c="3"/>18</text:p>
          </table:table-cell>
          <table:table-cell office:value-type="float" office:value="18.543" calcext:value-type="float">
            <text:p><text:s text:c="3"/>19</text:p>
          </table:table-cell>
          <table:table-cell office:value-type="float" office:value="19.313" calcext:value-type="float">
            <text:p><text:s text:c="3"/>19</text:p>
          </table:table-cell>
          <table:table-cell office:value-type="float" office:value="20.251" calcext:value-type="float">
            <text:p><text:s text:c="3"/>20</text:p>
          </table:table-cell>
          <table:table-cell office:value-type="float" office:value="21.339" calcext:value-type="float">
            <text:p><text:s text:c="3"/>21</text:p>
          </table:table-cell>
          <table:table-cell office:value-type="float" office:value="22.538" calcext:value-type="float">
            <text:p><text:s text:c="3"/>23</text:p>
          </table:table-cell>
          <table:table-cell office:value-type="float" office:value="23.776" calcext:value-type="float">
            <text:p><text:s text:c="3"/>24</text:p>
          </table:table-cell>
          <table:table-cell office:value-type="float" office:value="25.01" calcext:value-type="float">
            <text:p><text:s text:c="3"/>25</text:p>
          </table:table-cell>
          <table:table-cell office:value-type="float" office:value="26.213" calcext:value-type="float">
            <text:p><text:s text:c="3"/>26</text:p>
          </table:table-cell>
          <table:table-cell office:value-type="float" office:value="27.404" calcext:value-type="float">
            <text:p><text:s text:c="3"/>27</text:p>
          </table:table-cell>
          <table:table-cell office:value-type="float" office:value="28.646" calcext:value-type="float">
            <text:p><text:s text:c="3"/>29</text:p>
          </table:table-cell>
          <table:table-cell office:value-type="float" office:value="30.055" calcext:value-type="float">
            <text:p><text:s text:c="3"/>30</text:p>
          </table:table-cell>
          <table:table-cell office:value-type="float" office:value="31.672" calcext:value-type="float">
            <text:p><text:s text:c="3"/>32</text:p>
          </table:table-cell>
          <table:table-cell office:value-type="float" office:value="33.536" calcext:value-type="float">
            <text:p><text:s text:c="3"/>34</text:p>
          </table:table-cell>
          <table:table-cell office:value-type="float" office:value="35.597" calcext:value-type="float">
            <text:p><text:s text:c="3"/>36</text:p>
          </table:table-cell>
          <table:table-cell office:value-type="float" office:value="37.74" calcext:value-type="float">
            <text:p><text:s text:c="3"/>38</text:p>
          </table:table-cell>
          <table:table-cell office:value-type="float" office:value="39.808" calcext:value-type="float">
            <text:p><text:s text:c="3"/>40</text:p>
          </table:table-cell>
          <table:table-cell office:value-type="float" office:value="41.687" calcext:value-type="float">
            <text:p><text:s text:c="3"/>42</text:p>
          </table:table-cell>
          <table:table-cell office:value-type="float" office:value="43.316" calcext:value-type="float">
            <text:p><text:s text:c="3"/>43</text:p>
          </table:table-cell>
          <table:table-cell office:value-type="float" office:value="44.738" calcext:value-type="float">
            <text:p><text:s text:c="3"/>45</text:p>
          </table:table-cell>
          <table:table-cell office:value-type="float" office:value="46.028" calcext:value-type="float">
            <text:p><text:s text:c="3"/>46</text:p>
          </table:table-cell>
          <table:table-cell office:value-type="float" office:value="47.299" calcext:value-type="float">
            <text:p><text:s text:c="3"/>47</text:p>
          </table:table-cell>
          <table:table-cell office:value-type="float" office:value="48.622" calcext:value-type="float">
            <text:p><text:s text:c="3"/>49</text:p>
          </table:table-cell>
          <table:table-cell office:value-type="float" office:value="50.031" calcext:value-type="float">
            <text:p><text:s text:c="3"/>50</text:p>
          </table:table-cell>
          <table:table-cell office:value-type="float" office:value="51.483" calcext:value-type="float">
            <text:p><text:s text:c="3"/>51</text:p>
          </table:table-cell>
          <table:table-cell office:value-type="float" office:value="52.926" calcext:value-type="float">
            <text:p><text:s text:c="3"/>53</text:p>
          </table:table-cell>
          <table:table-cell office:value-type="float" office:value="54.279" calcext:value-type="float">
            <text:p><text:s text:c="3"/>54</text:p>
          </table:table-cell>
          <table:table-cell office:value-type="float" office:value="55.507" calcext:value-type="float">
            <text:p><text:s text:c="3"/>56</text:p>
          </table:table-cell>
          <table:table-cell office:value-type="float" office:value="56.579" calcext:value-type="float">
            <text:p><text:s text:c="3"/>57</text:p>
          </table:table-cell>
          <table:table-cell office:value-type="float" office:value="57.523" calcext:value-type="float">
            <text:p><text:s text:c="3"/>58</text:p>
          </table:table-cell>
          <table:table-cell office:value-type="float" office:value="58.371" calcext:value-type="float">
            <text:p><text:s text:c="3"/>58</text:p>
          </table:table-cell>
          <table:table-cell office:value-type="float" office:value="59.172" calcext:value-type="float">
            <text:p><text:s text:c="3"/>59</text:p>
          </table:table-cell>
          <table:table-cell office:value-type="float" office:value="59.963" calcext:value-type="float">
            <text:p><text:s text:c="3"/>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919.993" calcext:value-type="float">
            <text:p><text:s text:c="2"/>5 920</text:p>
          </table:table-cell>
          <table:table-cell office:value-type="float" office:value="6051.291" calcext:value-type="float">
            <text:p><text:s text:c="2"/>6 051</text:p>
          </table:table-cell>
          <table:table-cell office:value-type="float" office:value="6180.031" calcext:value-type="float">
            <text:p><text:s text:c="2"/>6 180</text:p>
          </table:table-cell>
          <table:table-cell office:value-type="float" office:value="6304.523" calcext:value-type="float">
            <text:p><text:s text:c="2"/>6 305</text:p>
          </table:table-cell>
          <table:table-cell office:value-type="float" office:value="6424.172" calcext:value-type="float">
            <text:p><text:s text:c="2"/>6 424</text:p>
          </table:table-cell>
          <table:table-cell office:value-type="float" office:value="6539.469" calcext:value-type="float">
            <text:p><text:s text:c="2"/>6 539</text:p>
          </table:table-cell>
          <table:table-cell office:value-type="float" office:value="6652.09" calcext:value-type="float">
            <text:p><text:s text:c="2"/>6 652</text:p>
          </table:table-cell>
          <table:table-cell office:value-type="float" office:value="6764.786" calcext:value-type="float">
            <text:p><text:s text:c="2"/>6 765</text:p>
          </table:table-cell>
          <table:table-cell office:value-type="float" office:value="6881.21" calcext:value-type="float">
            <text:p><text:s text:c="2"/>6 881</text:p>
          </table:table-cell>
          <table:table-cell office:value-type="float" office:value="7005.481" calcext:value-type="float">
            <text:p><text:s text:c="2"/>7 005</text:p>
          </table:table-cell>
          <table:table-cell office:value-type="float" office:value="7141.135" calcext:value-type="float">
            <text:p><text:s text:c="2"/>7 141</text:p>
          </table:table-cell>
          <table:table-cell office:value-type="float" office:value="7289.826" calcext:value-type="float">
            <text:p><text:s text:c="2"/>7 290</text:p>
          </table:table-cell>
          <table:table-cell office:value-type="float" office:value="7450.402" calcext:value-type="float">
            <text:p><text:s text:c="2"/>7 450</text:p>
          </table:table-cell>
          <table:table-cell office:value-type="float" office:value="7618.354" calcext:value-type="float">
            <text:p><text:s text:c="2"/>7 618</text:p>
          </table:table-cell>
          <table:table-cell office:value-type="float" office:value="7787.146" calcext:value-type="float">
            <text:p><text:s text:c="2"/>7 787</text:p>
          </table:table-cell>
          <table:table-cell office:value-type="float" office:value="7951.933" calcext:value-type="float">
            <text:p><text:s text:c="2"/>7 952</text:p>
          </table:table-cell>
          <table:table-cell office:value-type="float" office:value="8110.43" calcext:value-type="float">
            <text:p><text:s text:c="2"/>8 110</text:p>
          </table:table-cell>
          <table:table-cell office:value-type="float" office:value="8263.546" calcext:value-type="float">
            <text:p><text:s text:c="2"/>8 264</text:p>
          </table:table-cell>
          <table:table-cell office:value-type="float" office:value="8413.327" calcext:value-type="float">
            <text:p><text:s text:c="2"/>8 413</text:p>
          </table:table-cell>
          <table:table-cell office:value-type="float" office:value="8563.193" calcext:value-type="float">
            <text:p><text:s text:c="2"/>8 563</text:p>
          </table:table-cell>
          <table:table-cell office:value-type="float" office:value="8715.123" calcext:value-type="float">
            <text:p><text:s text:c="2"/>8 715</text:p>
          </table:table-cell>
          <table:table-cell office:value-type="float" office:value="8869.961" calcext:value-type="float">
            <text:p><text:s text:c="2"/>8 870</text:p>
          </table:table-cell>
          <table:table-cell office:value-type="float" office:value="9025.3" calcext:value-type="float">
            <text:p><text:s text:c="2"/>9 025</text:p>
          </table:table-cell>
          <table:table-cell office:value-type="float" office:value="9176.052" calcext:value-type="float">
            <text:p><text:s text:c="2"/>9 176</text:p>
          </table:table-cell>
          <table:table-cell office:value-type="float" office:value="9315.373" calcext:value-type="float">
            <text:p><text:s text:c="2"/>9 315</text:p>
          </table:table-cell>
          <table:table-cell office:value-type="float" office:value="9438.442" calcext:value-type="float">
            <text:p><text:s text:c="2"/>9 438</text:p>
          </table:table-cell>
          <table:table-cell office:value-type="float" office:value="9544.271" calcext:value-type="float">
            <text:p><text:s text:c="2"/>9 544</text:p>
          </table:table-cell>
          <table:table-cell office:value-type="float" office:value="9634.68" calcext:value-type="float">
            <text:p><text:s text:c="2"/>9 635</text:p>
          </table:table-cell>
          <table:table-cell office:value-type="float" office:value="9711.392" calcext:value-type="float">
            <text:p><text:s text:c="2"/>9 711</text:p>
          </table:table-cell>
          <table:table-cell office:value-type="float" office:value="9777.29" calcext:value-type="float">
            <text:p><text:s text:c="2"/>9 777</text:p>
          </table:table-cell>
          <table:table-cell office:value-type="float" office:value="9835.177" calcext:value-type="float">
            <text:p><text:s text:c="2"/>9 835</text:p>
          </table:table-cell>
          <table:table-cell office:value-type="float" office:value="9884.213" calcext:value-type="float">
            <text:p><text:s text:c="2"/>9 884</text:p>
          </table:table-cell>
          <table:table-cell office:value-type="float" office:value="9925.623" calcext:value-type="float">
            <text:p><text:s text:c="2"/>9 926</text:p>
          </table:table-cell>
          <table:table-cell office:value-type="float" office:value="9966.733" calcext:value-type="float">
            <text:p><text:s text:c="2"/>9 967</text:p>
          </table:table-cell>
          <table:table-cell office:value-type="float" office:value="10017.059" calcext:value-type="float">
            <text:p><text:s text:c="2"/>10 017</text:p>
          </table:table-cell>
          <table:table-cell office:value-type="float" office:value="10082.989" calcext:value-type="float">
            <text:p><text:s text:c="2"/>10 083</text:p>
          </table:table-cell>
          <table:table-cell office:value-type="float" office:value="10168.087" calcext:value-type="float">
            <text:p><text:s text:c="2"/>10 168</text:p>
          </table:table-cell>
          <table:table-cell office:value-type="float" office:value="10269.567" calcext:value-type="float">
            <text:p><text:s text:c="2"/>10 270</text:p>
          </table:table-cell>
          <table:table-cell office:value-type="float" office:value="10379.548" calcext:value-type="float">
            <text:p><text:s text:c="2"/>10 380</text:p>
          </table:table-cell>
          <table:table-cell office:value-type="float" office:value="10486.509" calcext:value-type="float">
            <text:p><text:s text:c="2"/>10 487</text:p>
          </table:table-cell>
          <table:table-cell office:value-type="float" office:value="10582.081" calcext:value-type="float">
            <text:p><text:s text:c="2"/>10 582</text:p>
          </table:table-cell>
          <table:table-cell office:value-type="float" office:value="10663.585" calcext:value-type="float">
            <text:p><text:s text:c="2"/>10 664</text:p>
          </table:table-cell>
          <table:table-cell office:value-type="float" office:value="10733.363" calcext:value-type="float">
            <text:p><text:s text:c="2"/>10 733</text:p>
          </table:table-cell>
          <table:table-cell office:value-type="float" office:value="10794.135" calcext:value-type="float">
            <text:p><text:s text:c="2"/>10 794</text:p>
          </table:table-cell>
          <table:table-cell office:value-type="float" office:value="10850.585" calcext:value-type="float">
            <text:p><text:s text:c="2"/>10 851</text:p>
          </table:table-cell>
          <table:table-cell office:value-type="float" office:value="10906.043" calcext:value-type="float">
            <text:p><text:s text:c="2"/>10 906</text:p>
          </table:table-cell>
          <table:table-cell office:value-type="float" office:value="10961.012" calcext:value-type="float">
            <text:p><text:s text:c="2"/>10 961</text:p>
          </table:table-cell>
          <table:table-cell office:value-type="float" office:value="11013.983" calcext:value-type="float">
            <text:p><text:s text:c="2"/>11 014</text:p>
          </table:table-cell>
          <table:table-cell office:value-type="float" office:value="11064.097" calcext:value-type="float">
            <text:p><text:s text:c="2"/>11 064</text:p>
          </table:table-cell>
          <table:table-cell office:value-type="float" office:value="11110.004" calcext:value-type="float">
            <text:p><text:s text:c="2"/>11 110</text:p>
          </table:table-cell>
          <table:table-cell office:value-type="float" office:value="11150.736" calcext:value-type="float">
            <text:p><text:s text:c="2"/>11 151</text:p>
          </table:table-cell>
          <table:table-cell office:value-type="float" office:value="11186.542" calcext:value-type="float">
            <text:p><text:s text:c="2"/>11 187</text:p>
          </table:table-cell>
          <table:table-cell office:value-type="float" office:value="11217.998" calcext:value-type="float">
            <text:p><text:s text:c="2"/>11 218</text:p>
          </table:table-cell>
          <table:table-cell office:value-type="float" office:value="11244.885" calcext:value-type="float">
            <text:p><text:s text:c="2"/>11 245</text:p>
          </table:table-cell>
          <table:table-cell office:value-type="float" office:value="11266.941" calcext:value-type="float">
            <text:p><text:s text:c="2"/>11 267</text:p>
          </table:table-cell>
          <table:table-cell office:value-type="float" office:value="11284.253" calcext:value-type="float">
            <text:p><text:s text:c="2"/>11 284</text:p>
          </table:table-cell>
          <table:table-cell office:value-type="float" office:value="11296.233" calcext:value-type="float">
            <text:p><text:s text:c="2"/>11 296</text:p>
          </table:table-cell>
          <table:table-cell office:value-type="float" office:value="11303.687" calcext:value-type="float">
            <text:p><text:s text:c="2"/>11 304</text:p>
          </table:table-cell>
          <table:table-cell office:value-type="float" office:value="11309.754" calcext:value-type="float">
            <text:p><text:s text:c="2"/>11 310</text:p>
          </table:table-cell>
          <table:table-cell office:value-type="float" office:value="11318.602" calcext:value-type="float">
            <text:p><text:s text:c="2"/>11 319</text:p>
          </table:table-cell>
          <table:table-cell office:value-type="float" office:value="11333.051" calcext:value-type="float">
            <text:p><text:s text:c="2"/>11 333</text:p>
          </table:table-cell>
          <table:table-cell office:value-type="float" office:value="11354.651" calcext:value-type="float">
            <text:p><text:s text:c="2"/>11 355</text:p>
          </table:table-cell>
          <table:table-cell office:value-type="float" office:value="11382.146" calcext:value-type="float">
            <text:p><text:s text:c="2"/>11 382</text:p>
          </table:table-cell>
          <table:table-cell office:value-type="float" office:value="11412.167" calcext:value-type="float">
            <text:p><text:s text:c="2"/>11 412</text:p>
          </table:table-cell>
          <table:table-cell office:value-type="float" office:value="11439.767" calcext:value-type="float">
            <text:p><text:s text:c="2"/>11 440</text:p>
          </table:table-cell>
          <table:table-cell office:value-type="float" office:value="11461.432" calcext:value-type="float">
            <text:p><text:s text:c="2"/>11 4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uraçao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00.179" calcext:value-type="float">
            <text:p><text:s text:c="3"/>100</text:p>
          </table:table-cell>
          <table:table-cell office:value-type="float" office:value="104.567" calcext:value-type="float">
            <text:p><text:s text:c="3"/>105</text:p>
          </table:table-cell>
          <table:table-cell office:value-type="float" office:value="108.284" calcext:value-type="float">
            <text:p><text:s text:c="3"/>108</text:p>
          </table:table-cell>
          <table:table-cell office:value-type="float" office:value="111.504" calcext:value-type="float">
            <text:p><text:s text:c="3"/>112</text:p>
          </table:table-cell>
          <table:table-cell office:value-type="float" office:value="114.346" calcext:value-type="float">
            <text:p><text:s text:c="3"/>114</text:p>
          </table:table-cell>
          <table:table-cell office:value-type="float" office:value="116.916" calcext:value-type="float">
            <text:p><text:s text:c="3"/>117</text:p>
          </table:table-cell>
          <table:table-cell office:value-type="float" office:value="119.278" calcext:value-type="float">
            <text:p><text:s text:c="3"/>119</text:p>
          </table:table-cell>
          <table:table-cell office:value-type="float" office:value="121.465" calcext:value-type="float">
            <text:p><text:s text:c="3"/>121</text:p>
          </table:table-cell>
          <table:table-cell office:value-type="float" office:value="123.484" calcext:value-type="float">
            <text:p><text:s text:c="3"/>123</text:p>
          </table:table-cell>
          <table:table-cell office:value-type="float" office:value="125.309" calcext:value-type="float">
            <text:p><text:s text:c="3"/>125</text:p>
          </table:table-cell>
          <table:table-cell office:value-type="float" office:value="126.941" calcext:value-type="float">
            <text:p><text:s text:c="3"/>127</text:p>
          </table:table-cell>
          <table:table-cell office:value-type="float" office:value="128.378" calcext:value-type="float">
            <text:p><text:s text:c="3"/>128</text:p>
          </table:table-cell>
          <table:table-cell office:value-type="float" office:value="129.682" calcext:value-type="float">
            <text:p><text:s text:c="3"/>130</text:p>
          </table:table-cell>
          <table:table-cell office:value-type="float" office:value="130.949" calcext:value-type="float">
            <text:p><text:s text:c="3"/>131</text:p>
          </table:table-cell>
          <table:table-cell office:value-type="float" office:value="132.322" calcext:value-type="float">
            <text:p><text:s text:c="3"/>132</text:p>
          </table:table-cell>
          <table:table-cell office:value-type="float" office:value="133.878" calcext:value-type="float">
            <text:p><text:s text:c="3"/>134</text:p>
          </table:table-cell>
          <table:table-cell office:value-type="float" office:value="135.65" calcext:value-type="float">
            <text:p><text:s text:c="3"/>136</text:p>
          </table:table-cell>
          <table:table-cell office:value-type="float" office:value="137.609" calcext:value-type="float">
            <text:p><text:s text:c="3"/>138</text:p>
          </table:table-cell>
          <table:table-cell office:value-type="float" office:value="139.68" calcext:value-type="float">
            <text:p><text:s text:c="3"/>140</text:p>
          </table:table-cell>
          <table:table-cell office:value-type="float" office:value="141.717" calcext:value-type="float">
            <text:p><text:s text:c="3"/>142</text:p>
          </table:table-cell>
          <table:table-cell office:value-type="float" office:value="143.634" calcext:value-type="float">
            <text:p><text:s text:c="3"/>144</text:p>
          </table:table-cell>
          <table:table-cell office:value-type="float" office:value="145.447" calcext:value-type="float">
            <text:p><text:s text:c="3"/>145</text:p>
          </table:table-cell>
          <table:table-cell office:value-type="float" office:value="147.152" calcext:value-type="float">
            <text:p><text:s text:c="3"/>147</text:p>
          </table:table-cell>
          <table:table-cell office:value-type="float" office:value="148.618" calcext:value-type="float">
            <text:p><text:s text:c="3"/>149</text:p>
          </table:table-cell>
          <table:table-cell office:value-type="float" office:value="149.683" calcext:value-type="float">
            <text:p><text:s text:c="3"/>150</text:p>
          </table:table-cell>
          <table:table-cell office:value-type="float" office:value="150.258" calcext:value-type="float">
            <text:p><text:s text:c="3"/>150</text:p>
          </table:table-cell>
          <table:table-cell office:value-type="float" office:value="150.24" calcext:value-type="float">
            <text:p><text:s text:c="3"/>150</text:p>
          </table:table-cell>
          <table:table-cell office:value-type="float" office:value="149.715" calcext:value-type="float">
            <text:p><text:s text:c="3"/>150</text:p>
          </table:table-cell>
          <table:table-cell office:value-type="float" office:value="148.929" calcext:value-type="float">
            <text:p><text:s text:c="3"/>149</text:p>
          </table:table-cell>
          <table:table-cell office:value-type="float" office:value="148.277" calcext:value-type="float">
            <text:p><text:s text:c="3"/>148</text:p>
          </table:table-cell>
          <table:table-cell office:value-type="float" office:value="147.996" calcext:value-type="float">
            <text:p><text:s text:c="3"/>148</text:p>
          </table:table-cell>
          <table:table-cell office:value-type="float" office:value="148.21" calcext:value-type="float">
            <text:p><text:s text:c="3"/>148</text:p>
          </table:table-cell>
          <table:table-cell office:value-type="float" office:value="148.814" calcext:value-type="float">
            <text:p><text:s text:c="3"/>149</text:p>
          </table:table-cell>
          <table:table-cell office:value-type="float" office:value="149.58" calcext:value-type="float">
            <text:p><text:s text:c="3"/>150</text:p>
          </table:table-cell>
          <table:table-cell office:value-type="float" office:value="150.187" calcext:value-type="float">
            <text:p><text:s text:c="3"/>150</text:p>
          </table:table-cell>
          <table:table-cell office:value-type="float" office:value="150.377" calcext:value-type="float">
            <text:p><text:s text:c="3"/>150</text:p>
          </table:table-cell>
          <table:table-cell office:value-type="float" office:value="150.057" calcext:value-type="float">
            <text:p><text:s text:c="3"/>150</text:p>
          </table:table-cell>
          <table:table-cell office:value-type="float" office:value="149.324" calcext:value-type="float">
            <text:p><text:s text:c="3"/>149</text:p>
          </table:table-cell>
          <table:table-cell office:value-type="float" office:value="148.354" calcext:value-type="float">
            <text:p><text:s text:c="3"/>148</text:p>
          </table:table-cell>
          <table:table-cell office:value-type="float" office:value="147.41" calcext:value-type="float">
            <text:p><text:s text:c="3"/>147</text:p>
          </table:table-cell>
          <table:table-cell office:value-type="float" office:value="146.671" calcext:value-type="float">
            <text:p><text:s text:c="3"/>147</text:p>
          </table:table-cell>
          <table:table-cell office:value-type="float" office:value="146.239" calcext:value-type="float">
            <text:p><text:s text:c="3"/>146</text:p>
          </table:table-cell>
          <table:table-cell office:value-type="float" office:value="146.021" calcext:value-type="float">
            <text:p><text:s text:c="3"/>146</text:p>
          </table:table-cell>
          <table:table-cell office:value-type="float" office:value="145.764" calcext:value-type="float">
            <text:p><text:s text:c="3"/>146</text:p>
          </table:table-cell>
          <table:table-cell office:value-type="float" office:value="145.125" calcext:value-type="float">
            <text:p><text:s text:c="3"/>145</text:p>
          </table:table-cell>
          <table:table-cell office:value-type="float" office:value="143.884" calcext:value-type="float">
            <text:p><text:s text:c="3"/>144</text:p>
          </table:table-cell>
          <table:table-cell office:value-type="float" office:value="141.983" calcext:value-type="float">
            <text:p><text:s text:c="3"/>142</text:p>
          </table:table-cell>
          <table:table-cell office:value-type="float" office:value="139.569" calcext:value-type="float">
            <text:p><text:s text:c="3"/>140</text:p>
          </table:table-cell>
          <table:table-cell office:value-type="float" office:value="136.891" calcext:value-type="float">
            <text:p><text:s text:c="3"/>137</text:p>
          </table:table-cell>
          <table:table-cell office:value-type="float" office:value="134.311" calcext:value-type="float">
            <text:p><text:s text:c="3"/>134</text:p>
          </table:table-cell>
          <table:table-cell office:value-type="float" office:value="132.099" calcext:value-type="float">
            <text:p><text:s text:c="3"/>132</text:p>
          </table:table-cell>
          <table:table-cell office:value-type="float" office:value="130.277" calcext:value-type="float">
            <text:p><text:s text:c="3"/>130</text:p>
          </table:table-cell>
          <table:table-cell office:value-type="float" office:value="128.829" calcext:value-type="float">
            <text:p><text:s text:c="3"/>129</text:p>
          </table:table-cell>
          <table:table-cell office:value-type="float" office:value="128.021" calcext:value-type="float">
            <text:p><text:s text:c="3"/>128</text:p>
          </table:table-cell>
          <table:table-cell office:value-type="float" office:value="128.157" calcext:value-type="float">
            <text:p><text:s text:c="3"/>128</text:p>
          </table:table-cell>
          <table:table-cell office:value-type="float" office:value="129.394" calcext:value-type="float">
            <text:p><text:s text:c="3"/>129</text:p>
          </table:table-cell>
          <table:table-cell office:value-type="float" office:value="131.898" calcext:value-type="float">
            <text:p><text:s text:c="3"/>132</text:p>
          </table:table-cell>
          <table:table-cell office:value-type="float" office:value="135.498" calcext:value-type="float">
            <text:p><text:s text:c="3"/>135</text:p>
          </table:table-cell>
          <table:table-cell office:value-type="float" office:value="139.73" calcext:value-type="float">
            <text:p><text:s text:c="3"/>140</text:p>
          </table:table-cell>
          <table:table-cell office:value-type="float" office:value="143.933" calcext:value-type="float">
            <text:p><text:s text:c="3"/>144</text:p>
          </table:table-cell>
          <table:table-cell office:value-type="float" office:value="147.608" calcext:value-type="float">
            <text:p><text:s text:c="3"/>148</text:p>
          </table:table-cell>
          <table:table-cell office:value-type="float" office:value="150.593" calcext:value-type="float">
            <text:p><text:s text:c="3"/>151</text:p>
          </table:table-cell>
          <table:table-cell office:value-type="float" office:value="152.985" calcext:value-type="float">
            <text:p><text:s text:c="3"/>153</text:p>
          </table:table-cell>
          <table:table-cell office:value-type="float" office:value="154.895" calcext:value-type="float">
            <text:p><text:s text:c="3"/>155</text:p>
          </table:table-cell>
          <table:table-cell office:value-type="float" office:value="156.512" calcext:value-type="float">
            <text:p><text:s text:c="3"/>157</text:p>
          </table:table-cell>
          <table:table-cell office:value-type="float" office:value="158.01" calcext:value-type="float">
            <text:p><text:s text:c="3"/>1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ominica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51.1" calcext:value-type="float">
            <text:p><text:s text:c="3"/>51</text:p>
          </table:table-cell>
          <table:table-cell office:value-type="float" office:value="51.706" calcext:value-type="float">
            <text:p><text:s text:c="3"/>52</text:p>
          </table:table-cell>
          <table:table-cell office:value-type="float" office:value="52.301" calcext:value-type="float">
            <text:p><text:s text:c="3"/>52</text:p>
          </table:table-cell>
          <table:table-cell office:value-type="float" office:value="52.947" calcext:value-type="float">
            <text:p><text:s text:c="3"/>53</text:p>
          </table:table-cell>
          <table:table-cell office:value-type="float" office:value="53.688" calcext:value-type="float">
            <text:p><text:s text:c="3"/>54</text:p>
          </table:table-cell>
          <table:table-cell office:value-type="float" office:value="54.56" calcext:value-type="float">
            <text:p><text:s text:c="3"/>55</text:p>
          </table:table-cell>
          <table:table-cell office:value-type="float" office:value="55.547" calcext:value-type="float">
            <text:p><text:s text:c="3"/>56</text:p>
          </table:table-cell>
          <table:table-cell office:value-type="float" office:value="56.63" calcext:value-type="float">
            <text:p><text:s text:c="3"/>57</text:p>
          </table:table-cell>
          <table:table-cell office:value-type="float" office:value="57.772" calcext:value-type="float">
            <text:p><text:s text:c="3"/>58</text:p>
          </table:table-cell>
          <table:table-cell office:value-type="float" office:value="58.922" calcext:value-type="float">
            <text:p><text:s text:c="3"/>59</text:p>
          </table:table-cell>
          <table:table-cell office:value-type="float" office:value="60.011" calcext:value-type="float">
            <text:p><text:s text:c="3"/>60</text:p>
          </table:table-cell>
          <table:table-cell office:value-type="float" office:value="61.032" calcext:value-type="float">
            <text:p><text:s text:c="3"/>61</text:p>
          </table:table-cell>
          <table:table-cell office:value-type="float" office:value="61.982" calcext:value-type="float">
            <text:p><text:s text:c="3"/>62</text:p>
          </table:table-cell>
          <table:table-cell office:value-type="float" office:value="62.918" calcext:value-type="float">
            <text:p><text:s text:c="3"/>63</text:p>
          </table:table-cell>
          <table:table-cell office:value-type="float" office:value="63.926" calcext:value-type="float">
            <text:p><text:s text:c="3"/>64</text:p>
          </table:table-cell>
          <table:table-cell office:value-type="float" office:value="65.038" calcext:value-type="float">
            <text:p><text:s text:c="3"/>65</text:p>
          </table:table-cell>
          <table:table-cell office:value-type="float" office:value="66.311" calcext:value-type="float">
            <text:p><text:s text:c="3"/>66</text:p>
          </table:table-cell>
          <table:table-cell office:value-type="float" office:value="67.686" calcext:value-type="float">
            <text:p><text:s text:c="3"/>68</text:p>
          </table:table-cell>
          <table:table-cell office:value-type="float" office:value="69.04" calcext:value-type="float">
            <text:p><text:s text:c="3"/>69</text:p>
          </table:table-cell>
          <table:table-cell office:value-type="float" office:value="70.213" calcext:value-type="float">
            <text:p><text:s text:c="3"/>70</text:p>
          </table:table-cell>
          <table:table-cell office:value-type="float" office:value="71.073" calcext:value-type="float">
            <text:p><text:s text:c="3"/>71</text:p>
          </table:table-cell>
          <table:table-cell office:value-type="float" office:value="71.569" calcext:value-type="float">
            <text:p><text:s text:c="3"/>72</text:p>
          </table:table-cell>
          <table:table-cell office:value-type="float" office:value="71.734" calcext:value-type="float">
            <text:p><text:s text:c="3"/>72</text:p>
          </table:table-cell>
          <table:table-cell office:value-type="float" office:value="71.744" calcext:value-type="float">
            <text:p><text:s text:c="3"/>72</text:p>
          </table:table-cell>
          <table:table-cell office:value-type="float" office:value="71.807" calcext:value-type="float">
            <text:p><text:s text:c="3"/>72</text:p>
          </table:table-cell>
          <table:table-cell office:value-type="float" office:value="72.094" calcext:value-type="float">
            <text:p><text:s text:c="3"/>72</text:p>
          </table:table-cell>
          <table:table-cell office:value-type="float" office:value="72.642" calcext:value-type="float">
            <text:p><text:s text:c="3"/>73</text:p>
          </table:table-cell>
          <table:table-cell office:value-type="float" office:value="73.411" calcext:value-type="float">
            <text:p><text:s text:c="3"/>73</text:p>
          </table:table-cell>
          <table:table-cell office:value-type="float" office:value="74.242" calcext:value-type="float">
            <text:p><text:s text:c="3"/>74</text:p>
          </table:table-cell>
          <table:table-cell office:value-type="float" office:value="74.925" calcext:value-type="float">
            <text:p><text:s text:c="3"/>75</text:p>
          </table:table-cell>
          <table:table-cell office:value-type="float" office:value="75.314" calcext:value-type="float">
            <text:p><text:s text:c="3"/>75</text:p>
          </table:table-cell>
          <table:table-cell office:value-type="float" office:value="75.375" calcext:value-type="float">
            <text:p><text:s text:c="3"/>75</text:p>
          </table:table-cell>
          <table:table-cell office:value-type="float" office:value="75.17" calcext:value-type="float">
            <text:p><text:s text:c="3"/>75</text:p>
          </table:table-cell>
          <table:table-cell office:value-type="float" office:value="74.747" calcext:value-type="float">
            <text:p><text:s text:c="3"/>75</text:p>
          </table:table-cell>
          <table:table-cell office:value-type="float" office:value="74.213" calcext:value-type="float">
            <text:p><text:s text:c="3"/>74</text:p>
          </table:table-cell>
          <table:table-cell office:value-type="float" office:value="73.643" calcext:value-type="float">
            <text:p><text:s text:c="3"/>74</text:p>
          </table:table-cell>
          <table:table-cell office:value-type="float" office:value="73.025" calcext:value-type="float">
            <text:p><text:s text:c="3"/>73</text:p>
          </table:table-cell>
          <table:table-cell office:value-type="float" office:value="72.37" calcext:value-type="float">
            <text:p><text:s text:c="3"/>72</text:p>
          </table:table-cell>
          <table:table-cell office:value-type="float" office:value="71.742" calcext:value-type="float">
            <text:p><text:s text:c="3"/>72</text:p>
          </table:table-cell>
          <table:table-cell office:value-type="float" office:value="71.242" calcext:value-type="float">
            <text:p><text:s text:c="3"/>71</text:p>
          </table:table-cell>
          <table:table-cell office:value-type="float" office:value="70.926" calcext:value-type="float">
            <text:p><text:s text:c="3"/>71</text:p>
          </table:table-cell>
          <table:table-cell office:value-type="float" office:value="70.842" calcext:value-type="float">
            <text:p><text:s text:c="3"/>71</text:p>
          </table:table-cell>
          <table:table-cell office:value-type="float" office:value="70.97" calcext:value-type="float">
            <text:p><text:s text:c="3"/>71</text:p>
          </table:table-cell>
          <table:table-cell office:value-type="float" office:value="71.21" calcext:value-type="float">
            <text:p><text:s text:c="3"/>71</text:p>
          </table:table-cell>
          <table:table-cell office:value-type="float" office:value="71.373" calcext:value-type="float">
            <text:p><text:s text:c="3"/>71</text:p>
          </table:table-cell>
          <table:table-cell office:value-type="float" office:value="71.368" calcext:value-type="float">
            <text:p><text:s text:c="3"/>71</text:p>
          </table:table-cell>
          <table:table-cell office:value-type="float" office:value="71.145" calcext:value-type="float">
            <text:p><text:s text:c="3"/>71</text:p>
          </table:table-cell>
          <table:table-cell office:value-type="float" office:value="70.753" calcext:value-type="float">
            <text:p><text:s text:c="3"/>71</text:p>
          </table:table-cell>
          <table:table-cell office:value-type="float" office:value="70.29" calcext:value-type="float">
            <text:p><text:s text:c="3"/>70</text:p>
          </table:table-cell>
          <table:table-cell office:value-type="float" office:value="69.903" calcext:value-type="float">
            <text:p><text:s text:c="3"/>70</text:p>
          </table:table-cell>
          <table:table-cell office:value-type="float" office:value="69.676" calcext:value-type="float">
            <text:p><text:s text:c="3"/>70</text:p>
          </table:table-cell>
          <table:table-cell office:value-type="float" office:value="69.67" calcext:value-type="float">
            <text:p><text:s text:c="3"/>70</text:p>
          </table:table-cell>
          <table:table-cell office:value-type="float" office:value="69.824" calcext:value-type="float">
            <text:p><text:s text:c="3"/>70</text:p>
          </table:table-cell>
          <table:table-cell office:value-type="float" office:value="70.093" calcext:value-type="float">
            <text:p><text:s text:c="3"/>70</text:p>
          </table:table-cell>
          <table:table-cell office:value-type="float" office:value="70.379" calcext:value-type="float">
            <text:p><text:s text:c="3"/>70</text:p>
          </table:table-cell>
          <table:table-cell office:value-type="float" office:value="70.627" calcext:value-type="float">
            <text:p><text:s text:c="3"/>71</text:p>
          </table:table-cell>
          <table:table-cell office:value-type="float" office:value="70.807" calcext:value-type="float">
            <text:p><text:s text:c="3"/>71</text:p>
          </table:table-cell>
          <table:table-cell office:value-type="float" office:value="70.95" calcext:value-type="float">
            <text:p><text:s text:c="3"/>71</text:p>
          </table:table-cell>
          <table:table-cell office:value-type="float" office:value="71.074" calcext:value-type="float">
            <text:p><text:s text:c="3"/>71</text:p>
          </table:table-cell>
          <table:table-cell office:value-type="float" office:value="71.229" calcext:value-type="float">
            <text:p><text:s text:c="3"/>71</text:p>
          </table:table-cell>
          <table:table-cell office:value-type="float" office:value="71.44" calcext:value-type="float">
            <text:p><text:s text:c="3"/>71</text:p>
          </table:table-cell>
          <table:table-cell office:value-type="float" office:value="71.718" calcext:value-type="float">
            <text:p><text:s text:c="3"/>72</text:p>
          </table:table-cell>
          <table:table-cell office:value-type="float" office:value="72.044" calcext:value-type="float">
            <text:p><text:s text:c="3"/>72</text:p>
          </table:table-cell>
          <table:table-cell office:value-type="float" office:value="72.4" calcext:value-type="float">
            <text:p><text:s text:c="3"/>72</text:p>
          </table:table-cell>
          <table:table-cell office:value-type="float" office:value="72.778" calcext:value-type="float">
            <text:p><text:s text:c="3"/>73</text:p>
          </table:table-cell>
          <table:table-cell office:value-type="float" office:value="73.162" calcext:value-type="float">
            <text:p><text:s text:c="3"/>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Dominican Republic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364.654" calcext:value-type="float">
            <text:p><text:s text:c="2"/>2 365</text:p>
          </table:table-cell>
          <table:table-cell office:value-type="float" office:value="2438.405" calcext:value-type="float">
            <text:p><text:s text:c="2"/>2 438</text:p>
          </table:table-cell>
          <table:table-cell office:value-type="float" office:value="2517.259" calcext:value-type="float">
            <text:p><text:s text:c="2"/>2 517</text:p>
          </table:table-cell>
          <table:table-cell office:value-type="float" office:value="2600.798" calcext:value-type="float">
            <text:p><text:s text:c="2"/>2 601</text:p>
          </table:table-cell>
          <table:table-cell office:value-type="float" office:value="2688.698" calcext:value-type="float">
            <text:p><text:s text:c="2"/>2 689</text:p>
          </table:table-cell>
          <table:table-cell office:value-type="float" office:value="2780.652" calcext:value-type="float">
            <text:p><text:s text:c="2"/>2 781</text:p>
          </table:table-cell>
          <table:table-cell office:value-type="float" office:value="2876.428" calcext:value-type="float">
            <text:p><text:s text:c="2"/>2 876</text:p>
          </table:table-cell>
          <table:table-cell office:value-type="float" office:value="2975.807" calcext:value-type="float">
            <text:p><text:s text:c="2"/>2 976</text:p>
          </table:table-cell>
          <table:table-cell office:value-type="float" office:value="3078.629" calcext:value-type="float">
            <text:p><text:s text:c="2"/>3 079</text:p>
          </table:table-cell>
          <table:table-cell office:value-type="float" office:value="3184.757" calcext:value-type="float">
            <text:p><text:s text:c="2"/>3 185</text:p>
          </table:table-cell>
          <table:table-cell office:value-type="float" office:value="3294.042" calcext:value-type="float">
            <text:p><text:s text:c="2"/>3 294</text:p>
          </table:table-cell>
          <table:table-cell office:value-type="float" office:value="3406.299" calcext:value-type="float">
            <text:p><text:s text:c="2"/>3 406</text:p>
          </table:table-cell>
          <table:table-cell office:value-type="float" office:value="3521.278" calcext:value-type="float">
            <text:p><text:s text:c="2"/>3 521</text:p>
          </table:table-cell>
          <table:table-cell office:value-type="float" office:value="3638.628" calcext:value-type="float">
            <text:p><text:s text:c="2"/>3 639</text:p>
          </table:table-cell>
          <table:table-cell office:value-type="float" office:value="3757.956" calcext:value-type="float">
            <text:p><text:s text:c="2"/>3 758</text:p>
          </table:table-cell>
          <table:table-cell office:value-type="float" office:value="3878.948" calcext:value-type="float">
            <text:p><text:s text:c="2"/>3 879</text:p>
          </table:table-cell>
          <table:table-cell office:value-type="float" office:value="4001.375" calcext:value-type="float">
            <text:p><text:s text:c="2"/>4 001</text:p>
          </table:table-cell>
          <table:table-cell office:value-type="float" office:value="4125.109" calcext:value-type="float">
            <text:p><text:s text:c="2"/>4 125</text:p>
          </table:table-cell>
          <table:table-cell office:value-type="float" office:value="4250.025" calcext:value-type="float">
            <text:p><text:s text:c="2"/>4 250</text:p>
          </table:table-cell>
          <table:table-cell office:value-type="float" office:value="4376.054" calcext:value-type="float">
            <text:p><text:s text:c="2"/>4 376</text:p>
          </table:table-cell>
          <table:table-cell office:value-type="float" office:value="4503.114" calcext:value-type="float">
            <text:p><text:s text:c="2"/>4 503</text:p>
          </table:table-cell>
          <table:table-cell office:value-type="float" office:value="4631.114" calcext:value-type="float">
            <text:p><text:s text:c="2"/>4 631</text:p>
          </table:table-cell>
          <table:table-cell office:value-type="float" office:value="4759.934" calcext:value-type="float">
            <text:p><text:s text:c="2"/>4 760</text:p>
          </table:table-cell>
          <table:table-cell office:value-type="float" office:value="4889.436" calcext:value-type="float">
            <text:p><text:s text:c="2"/>4 889</text:p>
          </table:table-cell>
          <table:table-cell office:value-type="float" office:value="5019.473" calcext:value-type="float">
            <text:p><text:s text:c="2"/>5 019</text:p>
          </table:table-cell>
          <table:table-cell office:value-type="float" office:value="5149.935" calcext:value-type="float">
            <text:p><text:s text:c="2"/>5 150</text:p>
          </table:table-cell>
          <table:table-cell office:value-type="float" office:value="5280.723" calcext:value-type="float">
            <text:p><text:s text:c="2"/>5 281</text:p>
          </table:table-cell>
          <table:table-cell office:value-type="float" office:value="5411.865" calcext:value-type="float">
            <text:p><text:s text:c="2"/>5 412</text:p>
          </table:table-cell>
          <table:table-cell office:value-type="float" office:value="5543.517" calcext:value-type="float">
            <text:p><text:s text:c="2"/>5 544</text:p>
          </table:table-cell>
          <table:table-cell office:value-type="float" office:value="5675.931" calcext:value-type="float">
            <text:p><text:s text:c="2"/>5 676</text:p>
          </table:table-cell>
          <table:table-cell office:value-type="float" office:value="5809.269" calcext:value-type="float">
            <text:p><text:s text:c="2"/>5 809</text:p>
          </table:table-cell>
          <table:table-cell office:value-type="float" office:value="5943.591" calcext:value-type="float">
            <text:p><text:s text:c="2"/>5 944</text:p>
          </table:table-cell>
          <table:table-cell office:value-type="float" office:value="6078.82" calcext:value-type="float">
            <text:p><text:s text:c="2"/>6 079</text:p>
          </table:table-cell>
          <table:table-cell office:value-type="float" office:value="6214.857" calcext:value-type="float">
            <text:p><text:s text:c="2"/>6 215</text:p>
          </table:table-cell>
          <table:table-cell office:value-type="float" office:value="6351.572" calcext:value-type="float">
            <text:p><text:s text:c="2"/>6 352</text:p>
          </table:table-cell>
          <table:table-cell office:value-type="float" office:value="6488.856" calcext:value-type="float">
            <text:p><text:s text:c="2"/>6 489</text:p>
          </table:table-cell>
          <table:table-cell office:value-type="float" office:value="6626.542" calcext:value-type="float">
            <text:p><text:s text:c="2"/>6 627</text:p>
          </table:table-cell>
          <table:table-cell office:value-type="float" office:value="6764.624" calcext:value-type="float">
            <text:p><text:s text:c="2"/>6 765</text:p>
          </table:table-cell>
          <table:table-cell office:value-type="float" office:value="6903.316" calcext:value-type="float">
            <text:p><text:s text:c="2"/>6 903</text:p>
          </table:table-cell>
          <table:table-cell office:value-type="float" office:value="7042.937" calcext:value-type="float">
            <text:p><text:s text:c="2"/>7 043</text:p>
          </table:table-cell>
          <table:table-cell office:value-type="float" office:value="7183.647" calcext:value-type="float">
            <text:p><text:s text:c="2"/>7 184</text:p>
          </table:table-cell>
          <table:table-cell office:value-type="float" office:value="7325.622" calcext:value-type="float">
            <text:p><text:s text:c="2"/>7 326</text:p>
          </table:table-cell>
          <table:table-cell office:value-type="float" office:value="7468.551" calcext:value-type="float">
            <text:p><text:s text:c="2"/>7 469</text:p>
          </table:table-cell>
          <table:table-cell office:value-type="float" office:value="7611.465" calcext:value-type="float">
            <text:p><text:s text:c="2"/>7 611</text:p>
          </table:table-cell>
          <table:table-cell office:value-type="float" office:value="7753.052" calcext:value-type="float">
            <text:p><text:s text:c="2"/>7 753</text:p>
          </table:table-cell>
          <table:table-cell office:value-type="float" office:value="7892.423" calcext:value-type="float">
            <text:p><text:s text:c="2"/>7 892</text:p>
          </table:table-cell>
          <table:table-cell office:value-type="float" office:value="8029.113" calcext:value-type="float">
            <text:p><text:s text:c="2"/>8 029</text:p>
          </table:table-cell>
          <table:table-cell office:value-type="float" office:value="8163.472" calcext:value-type="float">
            <text:p><text:s text:c="2"/>8 163</text:p>
          </table:table-cell>
          <table:table-cell office:value-type="float" office:value="8296.375" calcext:value-type="float">
            <text:p><text:s text:c="2"/>8 296</text:p>
          </table:table-cell>
          <table:table-cell office:value-type="float" office:value="8429.112" calcext:value-type="float">
            <text:p><text:s text:c="2"/>8 429</text:p>
          </table:table-cell>
          <table:table-cell office:value-type="float" office:value="8562.622" calcext:value-type="float">
            <text:p><text:s text:c="2"/>8 563</text:p>
          </table:table-cell>
          <table:table-cell office:value-type="float" office:value="8697.126" calcext:value-type="float">
            <text:p><text:s text:c="2"/>8 697</text:p>
          </table:table-cell>
          <table:table-cell office:value-type="float" office:value="8832.285" calcext:value-type="float">
            <text:p><text:s text:c="2"/>8 832</text:p>
          </table:table-cell>
          <table:table-cell office:value-type="float" office:value="8967.76" calcext:value-type="float">
            <text:p><text:s text:c="2"/>8 968</text:p>
          </table:table-cell>
          <table:table-cell office:value-type="float" office:value="9102.998" calcext:value-type="float">
            <text:p><text:s text:c="2"/>9 103</text:p>
          </table:table-cell>
          <table:table-cell office:value-type="float" office:value="9237.566" calcext:value-type="float">
            <text:p><text:s text:c="2"/>9 238</text:p>
          </table:table-cell>
          <table:table-cell office:value-type="float" office:value="9371.338" calcext:value-type="float">
            <text:p><text:s text:c="2"/>9 371</text:p>
          </table:table-cell>
          <table:table-cell office:value-type="float" office:value="9504.353" calcext:value-type="float">
            <text:p><text:s text:c="2"/>9 504</text:p>
          </table:table-cell>
          <table:table-cell office:value-type="float" office:value="9636.52" calcext:value-type="float">
            <text:p><text:s text:c="2"/>9 637</text:p>
          </table:table-cell>
          <table:table-cell office:value-type="float" office:value="9767.758" calcext:value-type="float">
            <text:p><text:s text:c="2"/>9 768</text:p>
          </table:table-cell>
          <table:table-cell office:value-type="float" office:value="9897.985" calcext:value-type="float">
            <text:p><text:s text:c="2"/>9 898</text:p>
          </table:table-cell>
          <table:table-cell office:value-type="float" office:value="10027.095" calcext:value-type="float">
            <text:p><text:s text:c="2"/>10 027</text:p>
          </table:table-cell>
          <table:table-cell office:value-type="float" office:value="10154.95" calcext:value-type="float">
            <text:p><text:s text:c="2"/>10 155</text:p>
          </table:table-cell>
          <table:table-cell office:value-type="float" office:value="10281.296" calcext:value-type="float">
            <text:p><text:s text:c="2"/>10 281</text:p>
          </table:table-cell>
          <table:table-cell office:value-type="float" office:value="10405.844" calcext:value-type="float">
            <text:p><text:s text:c="2"/>10 406</text:p>
          </table:table-cell>
          <table:table-cell office:value-type="float" office:value="10528.394" calcext:value-type="float">
            <text:p><text:s text:c="2"/>10 5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re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76.681" calcext:value-type="float">
            <text:p><text:s text:c="3"/>77</text:p>
          </table:table-cell>
          <table:table-cell office:value-type="float" office:value="76.624" calcext:value-type="float">
            <text:p><text:s text:c="3"/>77</text:p>
          </table:table-cell>
          <table:table-cell office:value-type="float" office:value="77.137" calcext:value-type="float">
            <text:p><text:s text:c="3"/>77</text:p>
          </table:table-cell>
          <table:table-cell office:value-type="float" office:value="78.103" calcext:value-type="float">
            <text:p><text:s text:c="3"/>78</text:p>
          </table:table-cell>
          <table:table-cell office:value-type="float" office:value="79.432" calcext:value-type="float">
            <text:p><text:s text:c="3"/>79</text:p>
          </table:table-cell>
          <table:table-cell office:value-type="float" office:value="81.024" calcext:value-type="float">
            <text:p><text:s text:c="3"/>81</text:p>
          </table:table-cell>
          <table:table-cell office:value-type="float" office:value="82.8" calcext:value-type="float">
            <text:p><text:s text:c="3"/>83</text:p>
          </table:table-cell>
          <table:table-cell office:value-type="float" office:value="84.648" calcext:value-type="float">
            <text:p><text:s text:c="3"/>85</text:p>
          </table:table-cell>
          <table:table-cell office:value-type="float" office:value="86.493" calcext:value-type="float">
            <text:p><text:s text:c="3"/>86</text:p>
          </table:table-cell>
          <table:table-cell office:value-type="float" office:value="88.252" calcext:value-type="float">
            <text:p><text:s text:c="3"/>88</text:p>
          </table:table-cell>
          <table:table-cell office:value-type="float" office:value="89.869" calcext:value-type="float">
            <text:p><text:s text:c="3"/>90</text:p>
          </table:table-cell>
          <table:table-cell office:value-type="float" office:value="91.26" calcext:value-type="float">
            <text:p><text:s text:c="3"/>91</text:p>
          </table:table-cell>
          <table:table-cell office:value-type="float" office:value="92.425" calcext:value-type="float">
            <text:p><text:s text:c="3"/>92</text:p>
          </table:table-cell>
          <table:table-cell office:value-type="float" office:value="93.35" calcext:value-type="float">
            <text:p><text:s text:c="3"/>93</text:p>
          </table:table-cell>
          <table:table-cell office:value-type="float" office:value="94.066" calcext:value-type="float">
            <text:p><text:s text:c="3"/>94</text:p>
          </table:table-cell>
          <table:table-cell office:value-type="float" office:value="94.581" calcext:value-type="float">
            <text:p><text:s text:c="3"/>95</text:p>
          </table:table-cell>
          <table:table-cell office:value-type="float" office:value="94.875" calcext:value-type="float">
            <text:p><text:s text:c="3"/>95</text:p>
          </table:table-cell>
          <table:table-cell office:value-type="float" office:value="94.961" calcext:value-type="float">
            <text:p><text:s text:c="3"/>95</text:p>
          </table:table-cell>
          <table:table-cell office:value-type="float" office:value="94.868" calcext:value-type="float">
            <text:p><text:s text:c="3"/>95</text:p>
          </table:table-cell>
          <table:table-cell office:value-type="float" office:value="94.682" calcext:value-type="float">
            <text:p><text:s text:c="3"/>95</text:p>
          </table:table-cell>
          <table:table-cell office:value-type="float" office:value="94.426" calcext:value-type="float">
            <text:p><text:s text:c="3"/>94</text:p>
          </table:table-cell>
          <table:table-cell office:value-type="float" office:value="94.185" calcext:value-type="float">
            <text:p><text:s text:c="3"/>94</text:p>
          </table:table-cell>
          <table:table-cell office:value-type="float" office:value="93.934" calcext:value-type="float">
            <text:p><text:s text:c="3"/>94</text:p>
          </table:table-cell>
          <table:table-cell office:value-type="float" office:value="93.63" calcext:value-type="float">
            <text:p><text:s text:c="3"/>94</text:p>
          </table:table-cell>
          <table:table-cell office:value-type="float" office:value="93.152" calcext:value-type="float">
            <text:p><text:s text:c="3"/>93</text:p>
          </table:table-cell>
          <table:table-cell office:value-type="float" office:value="92.448" calcext:value-type="float">
            <text:p><text:s text:c="3"/>92</text:p>
          </table:table-cell>
          <table:table-cell office:value-type="float" office:value="91.437" calcext:value-type="float">
            <text:p><text:s text:c="3"/>91</text:p>
          </table:table-cell>
          <table:table-cell office:value-type="float" office:value="90.184" calcext:value-type="float">
            <text:p><text:s text:c="3"/>90</text:p>
          </table:table-cell>
          <table:table-cell office:value-type="float" office:value="89.073" calcext:value-type="float">
            <text:p><text:s text:c="3"/>89</text:p>
          </table:table-cell>
          <table:table-cell office:value-type="float" office:value="88.568" calcext:value-type="float">
            <text:p><text:s text:c="3"/>89</text:p>
          </table:table-cell>
          <table:table-cell office:value-type="float" office:value="89.005" calcext:value-type="float">
            <text:p><text:s text:c="3"/>89</text:p>
          </table:table-cell>
          <table:table-cell office:value-type="float" office:value="90.572" calcext:value-type="float">
            <text:p><text:s text:c="3"/>91</text:p>
          </table:table-cell>
          <table:table-cell office:value-type="float" office:value="93.091" calcext:value-type="float">
            <text:p><text:s text:c="3"/>93</text:p>
          </table:table-cell>
          <table:table-cell office:value-type="float" office:value="95.985" calcext:value-type="float">
            <text:p><text:s text:c="3"/>96</text:p>
          </table:table-cell>
          <table:table-cell office:value-type="float" office:value="98.439" calcext:value-type="float">
            <text:p><text:s text:c="3"/>98</text:p>
          </table:table-cell>
          <table:table-cell office:value-type="float" office:value="99.906" calcext:value-type="float">
            <text:p><text:s text:c="3"/>100</text:p>
          </table:table-cell>
          <table:table-cell office:value-type="float" office:value="100.143" calcext:value-type="float">
            <text:p><text:s text:c="3"/>100</text:p>
          </table:table-cell>
          <table:table-cell office:value-type="float" office:value="99.38" calcext:value-type="float">
            <text:p><text:s text:c="3"/>99</text:p>
          </table:table-cell>
          <table:table-cell office:value-type="float" office:value="98.062" calcext:value-type="float">
            <text:p><text:s text:c="3"/>98</text:p>
          </table:table-cell>
          <table:table-cell office:value-type="float" office:value="96.869" calcext:value-type="float">
            <text:p><text:s text:c="3"/>97</text:p>
          </table:table-cell>
          <table:table-cell office:value-type="float" office:value="96.283" calcext:value-type="float">
            <text:p><text:s text:c="3"/>96</text:p>
          </table:table-cell>
          <table:table-cell office:value-type="float" office:value="96.454" calcext:value-type="float">
            <text:p><text:s text:c="3"/>96</text:p>
          </table:table-cell>
          <table:table-cell office:value-type="float" office:value="97.198" calcext:value-type="float">
            <text:p><text:s text:c="3"/>97</text:p>
          </table:table-cell>
          <table:table-cell office:value-type="float" office:value="98.305" calcext:value-type="float">
            <text:p><text:s text:c="3"/>98</text:p>
          </table:table-cell>
          <table:table-cell office:value-type="float" office:value="99.405" calcext:value-type="float">
            <text:p><text:s text:c="3"/>99</text:p>
          </table:table-cell>
          <table:table-cell office:value-type="float" office:value="100.255" calcext:value-type="float">
            <text:p><text:s text:c="3"/>100</text:p>
          </table:table-cell>
          <table:table-cell office:value-type="float" office:value="100.796" calcext:value-type="float">
            <text:p><text:s text:c="3"/>101</text:p>
          </table:table-cell>
          <table:table-cell office:value-type="float" office:value="101.122" calcext:value-type="float">
            <text:p><text:s text:c="3"/>101</text:p>
          </table:table-cell>
          <table:table-cell office:value-type="float" office:value="101.309" calcext:value-type="float">
            <text:p><text:s text:c="3"/>101</text:p>
          </table:table-cell>
          <table:table-cell office:value-type="float" office:value="101.442" calcext:value-type="float">
            <text:p><text:s text:c="3"/>101</text:p>
          </table:table-cell>
          <table:table-cell office:value-type="float" office:value="101.619" calcext:value-type="float">
            <text:p><text:s text:c="3"/>102</text:p>
          </table:table-cell>
          <table:table-cell office:value-type="float" office:value="101.849" calcext:value-type="float">
            <text:p><text:s text:c="3"/>102</text:p>
          </table:table-cell>
          <table:table-cell office:value-type="float" office:value="102.1" calcext:value-type="float">
            <text:p><text:s text:c="3"/>102</text:p>
          </table:table-cell>
          <table:table-cell office:value-type="float" office:value="102.375" calcext:value-type="float">
            <text:p><text:s text:c="3"/>102</text:p>
          </table:table-cell>
          <table:table-cell office:value-type="float" office:value="102.656" calcext:value-type="float">
            <text:p><text:s text:c="3"/>103</text:p>
          </table:table-cell>
          <table:table-cell office:value-type="float" office:value="102.949" calcext:value-type="float">
            <text:p><text:s text:c="3"/>103</text:p>
          </table:table-cell>
          <table:table-cell office:value-type="float" office:value="103.259" calcext:value-type="float">
            <text:p><text:s text:c="3"/>103</text:p>
          </table:table-cell>
          <table:table-cell office:value-type="float" office:value="103.586" calcext:value-type="float">
            <text:p><text:s text:c="3"/>104</text:p>
          </table:table-cell>
          <table:table-cell office:value-type="float" office:value="103.93" calcext:value-type="float">
            <text:p><text:s text:c="3"/>104</text:p>
          </table:table-cell>
          <table:table-cell office:value-type="float" office:value="104.296" calcext:value-type="float">
            <text:p><text:s text:c="3"/>104</text:p>
          </table:table-cell>
          <table:table-cell office:value-type="float" office:value="104.677" calcext:value-type="float">
            <text:p><text:s text:c="3"/>105</text:p>
          </table:table-cell>
          <table:table-cell office:value-type="float" office:value="105.075" calcext:value-type="float">
            <text:p><text:s text:c="3"/>105</text:p>
          </table:table-cell>
          <table:table-cell office:value-type="float" office:value="105.481" calcext:value-type="float">
            <text:p><text:s text:c="3"/>105</text:p>
          </table:table-cell>
          <table:table-cell office:value-type="float" office:value="105.909" calcext:value-type="float">
            <text:p><text:s text:c="3"/>106</text:p>
          </table:table-cell>
          <table:table-cell office:value-type="float" office:value="106.36" calcext:value-type="float">
            <text:p><text:s text:c="3"/>106</text:p>
          </table:table-cell>
          <table:table-cell office:value-type="float" office:value="106.823" calcext:value-type="float">
            <text:p><text:s text:c="3"/>1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adeloupe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210.003" calcext:value-type="float">
            <text:p><text:s text:c="3"/>210</text:p>
          </table:table-cell>
          <table:table-cell office:value-type="float" office:value="213.072" calcext:value-type="float">
            <text:p><text:s text:c="3"/>213</text:p>
          </table:table-cell>
          <table:table-cell office:value-type="float" office:value="217.266" calcext:value-type="float">
            <text:p><text:s text:c="3"/>217</text:p>
          </table:table-cell>
          <table:table-cell office:value-type="float" office:value="222.565" calcext:value-type="float">
            <text:p><text:s text:c="3"/>223</text:p>
          </table:table-cell>
          <table:table-cell office:value-type="float" office:value="228.879" calcext:value-type="float">
            <text:p><text:s text:c="3"/>229</text:p>
          </table:table-cell>
          <table:table-cell office:value-type="float" office:value="236.064" calcext:value-type="float">
            <text:p><text:s text:c="3"/>236</text:p>
          </table:table-cell>
          <table:table-cell office:value-type="float" office:value="243.876" calcext:value-type="float">
            <text:p><text:s text:c="3"/>244</text:p>
          </table:table-cell>
          <table:table-cell office:value-type="float" office:value="252.058" calcext:value-type="float">
            <text:p><text:s text:c="3"/>252</text:p>
          </table:table-cell>
          <table:table-cell office:value-type="float" office:value="260.231" calcext:value-type="float">
            <text:p><text:s text:c="3"/>260</text:p>
          </table:table-cell>
          <table:table-cell office:value-type="float" office:value="268.042" calcext:value-type="float">
            <text:p><text:s text:c="3"/>268</text:p>
          </table:table-cell>
          <table:table-cell office:value-type="float" office:value="275.161" calcext:value-type="float">
            <text:p><text:s text:c="3"/>275</text:p>
          </table:table-cell>
          <table:table-cell office:value-type="float" office:value="281.409" calcext:value-type="float">
            <text:p><text:s text:c="3"/>281</text:p>
          </table:table-cell>
          <table:table-cell office:value-type="float" office:value="286.761" calcext:value-type="float">
            <text:p><text:s text:c="3"/>287</text:p>
          </table:table-cell>
          <table:table-cell office:value-type="float" office:value="291.451" calcext:value-type="float">
            <text:p><text:s text:c="3"/>291</text:p>
          </table:table-cell>
          <table:table-cell office:value-type="float" office:value="295.833" calcext:value-type="float">
            <text:p><text:s text:c="3"/>296</text:p>
          </table:table-cell>
          <table:table-cell office:value-type="float" office:value="300.171" calcext:value-type="float">
            <text:p><text:s text:c="3"/>300</text:p>
          </table:table-cell>
          <table:table-cell office:value-type="float" office:value="304.524" calcext:value-type="float">
            <text:p><text:s text:c="3"/>305</text:p>
          </table:table-cell>
          <table:table-cell office:value-type="float" office:value="308.767" calcext:value-type="float">
            <text:p><text:s text:c="3"/>309</text:p>
          </table:table-cell>
          <table:table-cell office:value-type="float" office:value="312.783" calcext:value-type="float">
            <text:p><text:s text:c="3"/>313</text:p>
          </table:table-cell>
          <table:table-cell office:value-type="float" office:value="316.346" calcext:value-type="float">
            <text:p><text:s text:c="3"/>316</text:p>
          </table:table-cell>
          <table:table-cell office:value-type="float" office:value="319.334" calcext:value-type="float">
            <text:p><text:s text:c="3"/>319</text:p>
          </table:table-cell>
          <table:table-cell office:value-type="float" office:value="321.753" calcext:value-type="float">
            <text:p><text:s text:c="3"/>322</text:p>
          </table:table-cell>
          <table:table-cell office:value-type="float" office:value="323.722" calcext:value-type="float">
            <text:p><text:s text:c="3"/>324</text:p>
          </table:table-cell>
          <table:table-cell office:value-type="float" office:value="325.224" calcext:value-type="float">
            <text:p><text:s text:c="3"/>325</text:p>
          </table:table-cell>
          <table:table-cell office:value-type="float" office:value="326.285" calcext:value-type="float">
            <text:p><text:s text:c="3"/>326</text:p>
          </table:table-cell>
          <table:table-cell office:value-type="float" office:value="326.966" calcext:value-type="float">
            <text:p><text:s text:c="3"/>327</text:p>
          </table:table-cell>
          <table:table-cell office:value-type="float" office:value="327.2" calcext:value-type="float">
            <text:p><text:s text:c="3"/>327</text:p>
          </table:table-cell>
          <table:table-cell office:value-type="float" office:value="327.128" calcext:value-type="float">
            <text:p><text:s text:c="3"/>327</text:p>
          </table:table-cell>
          <table:table-cell office:value-type="float" office:value="327.224" calcext:value-type="float">
            <text:p><text:s text:c="3"/>327</text:p>
          </table:table-cell>
          <table:table-cell office:value-type="float" office:value="328.095" calcext:value-type="float">
            <text:p><text:s text:c="3"/>328</text:p>
          </table:table-cell>
          <table:table-cell office:value-type="float" office:value="330.177" calcext:value-type="float">
            <text:p><text:s text:c="3"/>330</text:p>
          </table:table-cell>
          <table:table-cell office:value-type="float" office:value="333.625" calcext:value-type="float">
            <text:p><text:s text:c="3"/>334</text:p>
          </table:table-cell>
          <table:table-cell office:value-type="float" office:value="338.296" calcext:value-type="float">
            <text:p><text:s text:c="3"/>338</text:p>
          </table:table-cell>
          <table:table-cell office:value-type="float" office:value="343.892" calcext:value-type="float">
            <text:p><text:s text:c="3"/>344</text:p>
          </table:table-cell>
          <table:table-cell office:value-type="float" office:value="349.971" calcext:value-type="float">
            <text:p><text:s text:c="3"/>350</text:p>
          </table:table-cell>
          <table:table-cell office:value-type="float" office:value="356.171" calcext:value-type="float">
            <text:p><text:s text:c="3"/>356</text:p>
          </table:table-cell>
          <table:table-cell office:value-type="float" office:value="362.461" calcext:value-type="float">
            <text:p><text:s text:c="3"/>362</text:p>
          </table:table-cell>
          <table:table-cell office:value-type="float" office:value="368.86" calcext:value-type="float">
            <text:p><text:s text:c="3"/>369</text:p>
          </table:table-cell>
          <table:table-cell office:value-type="float" office:value="375.08" calcext:value-type="float">
            <text:p><text:s text:c="3"/>375</text:p>
          </table:table-cell>
          <table:table-cell office:value-type="float" office:value="380.825" calcext:value-type="float">
            <text:p><text:s text:c="3"/>381</text:p>
          </table:table-cell>
          <table:table-cell office:value-type="float" office:value="385.878" calcext:value-type="float">
            <text:p><text:s text:c="3"/>386</text:p>
          </table:table-cell>
          <table:table-cell office:value-type="float" office:value="390.069" calcext:value-type="float">
            <text:p><text:s text:c="3"/>390</text:p>
          </table:table-cell>
          <table:table-cell office:value-type="float" office:value="393.465" calcext:value-type="float">
            <text:p><text:s text:c="3"/>393</text:p>
          </table:table-cell>
          <table:table-cell office:value-type="float" office:value="396.429" calcext:value-type="float">
            <text:p><text:s text:c="3"/>396</text:p>
          </table:table-cell>
          <table:table-cell office:value-type="float" office:value="399.47" calcext:value-type="float">
            <text:p><text:s text:c="3"/>399</text:p>
          </table:table-cell>
          <table:table-cell office:value-type="float" office:value="402.937" calcext:value-type="float">
            <text:p><text:s text:c="3"/>403</text:p>
          </table:table-cell>
          <table:table-cell office:value-type="float" office:value="406.977" calcext:value-type="float">
            <text:p><text:s text:c="3"/>407</text:p>
          </table:table-cell>
          <table:table-cell office:value-type="float" office:value="411.444" calcext:value-type="float">
            <text:p><text:s text:c="3"/>411</text:p>
          </table:table-cell>
          <table:table-cell office:value-type="float" office:value="416.089" calcext:value-type="float">
            <text:p><text:s text:c="3"/>416</text:p>
          </table:table-cell>
          <table:table-cell office:value-type="float" office:value="420.582" calcext:value-type="float">
            <text:p><text:s text:c="3"/>421</text:p>
          </table:table-cell>
          <table:table-cell office:value-type="float" office:value="424.646" calcext:value-type="float">
            <text:p><text:s text:c="3"/>425</text:p>
          </table:table-cell>
          <table:table-cell office:value-type="float" office:value="428.22" calcext:value-type="float">
            <text:p><text:s text:c="3"/>428</text:p>
          </table:table-cell>
          <table:table-cell office:value-type="float" office:value="431.359" calcext:value-type="float">
            <text:p><text:s text:c="3"/>431</text:p>
          </table:table-cell>
          <table:table-cell office:value-type="float" office:value="434.191" calcext:value-type="float">
            <text:p><text:s text:c="3"/>434</text:p>
          </table:table-cell>
          <table:table-cell office:value-type="float" office:value="436.885" calcext:value-type="float">
            <text:p><text:s text:c="3"/>437</text:p>
          </table:table-cell>
          <table:table-cell office:value-type="float" office:value="439.552" calcext:value-type="float">
            <text:p><text:s text:c="3"/>440</text:p>
          </table:table-cell>
          <table:table-cell office:value-type="float" office:value="442.257" calcext:value-type="float">
            <text:p><text:s text:c="3"/>442</text:p>
          </table:table-cell>
          <table:table-cell office:value-type="float" office:value="444.91" calcext:value-type="float">
            <text:p><text:s text:c="3"/>445</text:p>
          </table:table-cell>
          <table:table-cell office:value-type="float" office:value="447.345" calcext:value-type="float">
            <text:p><text:s text:c="3"/>447</text:p>
          </table:table-cell>
          <table:table-cell office:value-type="float" office:value="449.333" calcext:value-type="float">
            <text:p><text:s text:c="3"/>449</text:p>
          </table:table-cell>
          <table:table-cell office:value-type="float" office:value="450.718" calcext:value-type="float">
            <text:p><text:s text:c="3"/>451</text:p>
          </table:table-cell>
          <table:table-cell office:value-type="float" office:value="451.447" calcext:value-type="float">
            <text:p><text:s text:c="3"/>451</text:p>
          </table:table-cell>
          <table:table-cell office:value-type="float" office:value="451.602" calcext:value-type="float">
            <text:p><text:s text:c="3"/>452</text:p>
          </table:table-cell>
          <table:table-cell office:value-type="float" office:value="451.338" calcext:value-type="float">
            <text:p><text:s text:c="3"/>451</text:p>
          </table:table-cell>
          <table:table-cell office:value-type="float" office:value="450.884" calcext:value-type="float">
            <text:p><text:s text:c="3"/>451</text:p>
          </table:table-cell>
          <table:table-cell office:value-type="float" office:value="450.418" calcext:value-type="float">
            <text:p><text:s text:c="3"/>4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Haiti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221.283" calcext:value-type="float">
            <text:p><text:s text:c="2"/>3 221</text:p>
          </table:table-cell>
          <table:table-cell office:value-type="float" office:value="3275.366" calcext:value-type="float">
            <text:p><text:s text:c="2"/>3 275</text:p>
          </table:table-cell>
          <table:table-cell office:value-type="float" office:value="3331.58" calcext:value-type="float">
            <text:p><text:s text:c="2"/>3 332</text:p>
          </table:table-cell>
          <table:table-cell office:value-type="float" office:value="3390.05" calcext:value-type="float">
            <text:p><text:s text:c="2"/>3 390</text:p>
          </table:table-cell>
          <table:table-cell office:value-type="float" office:value="3450.85" calcext:value-type="float">
            <text:p><text:s text:c="2"/>3 451</text:p>
          </table:table-cell>
          <table:table-cell office:value-type="float" office:value="3514.074" calcext:value-type="float">
            <text:p><text:s text:c="2"/>3 514</text:p>
          </table:table-cell>
          <table:table-cell office:value-type="float" office:value="3579.725" calcext:value-type="float">
            <text:p><text:s text:c="2"/>3 580</text:p>
          </table:table-cell>
          <table:table-cell office:value-type="float" office:value="3647.809" calcext:value-type="float">
            <text:p><text:s text:c="2"/>3 648</text:p>
          </table:table-cell>
          <table:table-cell office:value-type="float" office:value="3718.283" calcext:value-type="float">
            <text:p><text:s text:c="2"/>3 718</text:p>
          </table:table-cell>
          <table:table-cell office:value-type="float" office:value="3791.097" calcext:value-type="float">
            <text:p><text:s text:c="2"/>3 791</text:p>
          </table:table-cell>
          <table:table-cell office:value-type="float" office:value="3866.159" calcext:value-type="float">
            <text:p><text:s text:c="2"/>3 866</text:p>
          </table:table-cell>
          <table:table-cell office:value-type="float" office:value="3943.364" calcext:value-type="float">
            <text:p><text:s text:c="2"/>3 943</text:p>
          </table:table-cell>
          <table:table-cell office:value-type="float" office:value="4022.593" calcext:value-type="float">
            <text:p><text:s text:c="2"/>4 023</text:p>
          </table:table-cell>
          <table:table-cell office:value-type="float" office:value="4103.73" calcext:value-type="float">
            <text:p><text:s text:c="2"/>4 104</text:p>
          </table:table-cell>
          <table:table-cell office:value-type="float" office:value="4186.64" calcext:value-type="float">
            <text:p><text:s text:c="2"/>4 187</text:p>
          </table:table-cell>
          <table:table-cell office:value-type="float" office:value="4271.133" calcext:value-type="float">
            <text:p><text:s text:c="2"/>4 271</text:p>
          </table:table-cell>
          <table:table-cell office:value-type="float" office:value="4357.484" calcext:value-type="float">
            <text:p><text:s text:c="2"/>4 357</text:p>
          </table:table-cell>
          <table:table-cell office:value-type="float" office:value="4445.53" calcext:value-type="float">
            <text:p><text:s text:c="2"/>4 446</text:p>
          </table:table-cell>
          <table:table-cell office:value-type="float" office:value="4534.234" calcext:value-type="float">
            <text:p><text:s text:c="2"/>4 534</text:p>
          </table:table-cell>
          <table:table-cell office:value-type="float" office:value="4622.208" calcext:value-type="float">
            <text:p><text:s text:c="2"/>4 622</text:p>
          </table:table-cell>
          <table:table-cell office:value-type="float" office:value="4708.642" calcext:value-type="float">
            <text:p><text:s text:c="2"/>4 709</text:p>
          </table:table-cell>
          <table:table-cell office:value-type="float" office:value="4793.155" calcext:value-type="float">
            <text:p><text:s text:c="2"/>4 793</text:p>
          </table:table-cell>
          <table:table-cell office:value-type="float" office:value="4876.56" calcext:value-type="float">
            <text:p><text:s text:c="2"/>4 877</text:p>
          </table:table-cell>
          <table:table-cell office:value-type="float" office:value="4960.657" calcext:value-type="float">
            <text:p><text:s text:c="2"/>4 961</text:p>
          </table:table-cell>
          <table:table-cell office:value-type="float" office:value="5047.944" calcext:value-type="float">
            <text:p><text:s text:c="2"/>5 048</text:p>
          </table:table-cell>
          <table:table-cell office:value-type="float" office:value="5140.357" calcext:value-type="float">
            <text:p><text:s text:c="2"/>5 140</text:p>
          </table:table-cell>
          <table:table-cell office:value-type="float" office:value="5238.245" calcext:value-type="float">
            <text:p><text:s text:c="2"/>5 238</text:p>
          </table:table-cell>
          <table:table-cell office:value-type="float" office:value="5341.419" calcext:value-type="float">
            <text:p><text:s text:c="2"/>5 341</text:p>
          </table:table-cell>
          <table:table-cell office:value-type="float" office:value="5450.549" calcext:value-type="float">
            <text:p><text:s text:c="2"/>5 451</text:p>
          </table:table-cell>
          <table:table-cell office:value-type="float" office:value="5566.266" calcext:value-type="float">
            <text:p><text:s text:c="2"/>5 566</text:p>
          </table:table-cell>
          <table:table-cell office:value-type="float" office:value="5688.836" calcext:value-type="float">
            <text:p><text:s text:c="2"/>5 689</text:p>
          </table:table-cell>
          <table:table-cell office:value-type="float" office:value="5818.671" calcext:value-type="float">
            <text:p><text:s text:c="2"/>5 819</text:p>
          </table:table-cell>
          <table:table-cell office:value-type="float" office:value="5955.267" calcext:value-type="float">
            <text:p><text:s text:c="2"/>5 955</text:p>
          </table:table-cell>
          <table:table-cell office:value-type="float" office:value="6096.692" calcext:value-type="float">
            <text:p><text:s text:c="2"/>6 097</text:p>
          </table:table-cell>
          <table:table-cell office:value-type="float" office:value="6240.329" calcext:value-type="float">
            <text:p><text:s text:c="2"/>6 240</text:p>
          </table:table-cell>
          <table:table-cell office:value-type="float" office:value="6384.195" calcext:value-type="float">
            <text:p><text:s text:c="2"/>6 384</text:p>
          </table:table-cell>
          <table:table-cell office:value-type="float" office:value="6527.543" calcext:value-type="float">
            <text:p><text:s text:c="2"/>6 528</text:p>
          </table:table-cell>
          <table:table-cell office:value-type="float" office:value="6670.568" calcext:value-type="float">
            <text:p><text:s text:c="2"/>6 671</text:p>
          </table:table-cell>
          <table:table-cell office:value-type="float" office:value="6813.348" calcext:value-type="float">
            <text:p><text:s text:c="2"/>6 813</text:p>
          </table:table-cell>
          <table:table-cell office:value-type="float" office:value="6956.3" calcext:value-type="float">
            <text:p><text:s text:c="2"/>6 956</text:p>
          </table:table-cell>
          <table:table-cell office:value-type="float" office:value="7099.732" calcext:value-type="float">
            <text:p><text:s text:c="2"/>7 100</text:p>
          </table:table-cell>
          <table:table-cell office:value-type="float" office:value="7243.391" calcext:value-type="float">
            <text:p><text:s text:c="2"/>7 243</text:p>
          </table:table-cell>
          <table:table-cell office:value-type="float" office:value="7386.975" calcext:value-type="float">
            <text:p><text:s text:c="2"/>7 387</text:p>
          </table:table-cell>
          <table:table-cell office:value-type="float" office:value="7530.705" calcext:value-type="float">
            <text:p><text:s text:c="2"/>7 531</text:p>
          </table:table-cell>
          <table:table-cell office:value-type="float" office:value="7674.911" calcext:value-type="float">
            <text:p><text:s text:c="2"/>7 675</text:p>
          </table:table-cell>
          <table:table-cell office:value-type="float" office:value="7819.806" calcext:value-type="float">
            <text:p><text:s text:c="2"/>7 820</text:p>
          </table:table-cell>
          <table:table-cell office:value-type="float" office:value="7965.553" calcext:value-type="float">
            <text:p><text:s text:c="2"/>7 966</text:p>
          </table:table-cell>
          <table:table-cell office:value-type="float" office:value="8111.951" calcext:value-type="float">
            <text:p><text:s text:c="2"/>8 112</text:p>
          </table:table-cell>
          <table:table-cell office:value-type="float" office:value="8258.483" calcext:value-type="float">
            <text:p><text:s text:c="2"/>8 258</text:p>
          </table:table-cell>
          <table:table-cell office:value-type="float" office:value="8404.398" calcext:value-type="float">
            <text:p><text:s text:c="2"/>8 404</text:p>
          </table:table-cell>
          <table:table-cell office:value-type="float" office:value="8549.2" calcext:value-type="float">
            <text:p><text:s text:c="2"/>8 549</text:p>
          </table:table-cell>
          <table:table-cell office:value-type="float" office:value="8692.567" calcext:value-type="float">
            <text:p><text:s text:c="2"/>8 693</text:p>
          </table:table-cell>
          <table:table-cell office:value-type="float" office:value="8834.733" calcext:value-type="float">
            <text:p><text:s text:c="2"/>8 835</text:p>
          </table:table-cell>
          <table:table-cell office:value-type="float" office:value="8976.552" calcext:value-type="float">
            <text:p><text:s text:c="2"/>8 977</text:p>
          </table:table-cell>
          <table:table-cell office:value-type="float" office:value="9119.178" calcext:value-type="float">
            <text:p><text:s text:c="2"/>9 119</text:p>
          </table:table-cell>
          <table:table-cell office:value-type="float" office:value="9263.404" calcext:value-type="float">
            <text:p><text:s text:c="2"/>9 263</text:p>
          </table:table-cell>
          <table:table-cell office:value-type="float" office:value="9409.457" calcext:value-type="float">
            <text:p><text:s text:c="2"/>9 409</text:p>
          </table:table-cell>
          <table:table-cell office:value-type="float" office:value="9556.889" calcext:value-type="float">
            <text:p><text:s text:c="2"/>9 557</text:p>
          </table:table-cell>
          <table:table-cell office:value-type="float" office:value="9705.029" calcext:value-type="float">
            <text:p><text:s text:c="2"/>9 705</text:p>
          </table:table-cell>
          <table:table-cell office:value-type="float" office:value="9852.87" calcext:value-type="float">
            <text:p><text:s text:c="2"/>9 853</text:p>
          </table:table-cell>
          <table:table-cell office:value-type="float" office:value="9999.617" calcext:value-type="float">
            <text:p><text:s text:c="2"/>10 000</text:p>
          </table:table-cell>
          <table:table-cell office:value-type="float" office:value="10145.054" calcext:value-type="float">
            <text:p><text:s text:c="2"/>10 145</text:p>
          </table:table-cell>
          <table:table-cell office:value-type="float" office:value="10289.21" calcext:value-type="float">
            <text:p><text:s text:c="2"/>10 289</text:p>
          </table:table-cell>
          <table:table-cell office:value-type="float" office:value="10431.776" calcext:value-type="float">
            <text:p><text:s text:c="2"/>10 432</text:p>
          </table:table-cell>
          <table:table-cell office:value-type="float" office:value="10572.466" calcext:value-type="float">
            <text:p><text:s text:c="2"/>10 572</text:p>
          </table:table-cell>
          <table:table-cell office:value-type="float" office:value="10711.061" calcext:value-type="float">
            <text:p><text:s text:c="2"/>10 7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Jamaica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402.899" calcext:value-type="float">
            <text:p><text:s text:c="2"/>1 403</text:p>
          </table:table-cell>
          <table:table-cell office:value-type="float" office:value="1436.944" calcext:value-type="float">
            <text:p><text:s text:c="2"/>1 437</text:p>
          </table:table-cell>
          <table:table-cell office:value-type="float" office:value="1468.018" calcext:value-type="float">
            <text:p><text:s text:c="2"/>1 468</text:p>
          </table:table-cell>
          <table:table-cell office:value-type="float" office:value="1495.67" calcext:value-type="float">
            <text:p><text:s text:c="2"/>1 496</text:p>
          </table:table-cell>
          <table:table-cell office:value-type="float" office:value="1519.786" calcext:value-type="float">
            <text:p><text:s text:c="2"/>1 520</text:p>
          </table:table-cell>
          <table:table-cell office:value-type="float" office:value="1540.623" calcext:value-type="float">
            <text:p><text:s text:c="2"/>1 541</text:p>
          </table:table-cell>
          <table:table-cell office:value-type="float" office:value="1558.819" calcext:value-type="float">
            <text:p><text:s text:c="2"/>1 559</text:p>
          </table:table-cell>
          <table:table-cell office:value-type="float" office:value="1575.359" calcext:value-type="float">
            <text:p><text:s text:c="2"/>1 575</text:p>
          </table:table-cell>
          <table:table-cell office:value-type="float" office:value="1591.514" calcext:value-type="float">
            <text:p><text:s text:c="2"/>1 592</text:p>
          </table:table-cell>
          <table:table-cell office:value-type="float" office:value="1608.723" calcext:value-type="float">
            <text:p><text:s text:c="2"/>1 609</text:p>
          </table:table-cell>
          <table:table-cell office:value-type="float" office:value="1628.252" calcext:value-type="float">
            <text:p><text:s text:c="2"/>1 628</text:p>
          </table:table-cell>
          <table:table-cell office:value-type="float" office:value="1650.806" calcext:value-type="float">
            <text:p><text:s text:c="2"/>1 651</text:p>
          </table:table-cell>
          <table:table-cell office:value-type="float" office:value="1676.25" calcext:value-type="float">
            <text:p><text:s text:c="2"/>1 676</text:p>
          </table:table-cell>
          <table:table-cell office:value-type="float" office:value="1703.395" calcext:value-type="float">
            <text:p><text:s text:c="2"/>1 703</text:p>
          </table:table-cell>
          <table:table-cell office:value-type="float" office:value="1730.486" calcext:value-type="float">
            <text:p><text:s text:c="2"/>1 730</text:p>
          </table:table-cell>
          <table:table-cell office:value-type="float" office:value="1756.266" calcext:value-type="float">
            <text:p><text:s text:c="2"/>1 756</text:p>
          </table:table-cell>
          <table:table-cell office:value-type="float" office:value="1780.264" calcext:value-type="float">
            <text:p><text:s text:c="2"/>1 780</text:p>
          </table:table-cell>
          <table:table-cell office:value-type="float" office:value="1803.064" calcext:value-type="float">
            <text:p><text:s text:c="2"/>1 803</text:p>
          </table:table-cell>
          <table:table-cell office:value-type="float" office:value="1825.633" calcext:value-type="float">
            <text:p><text:s text:c="2"/>1 826</text:p>
          </table:table-cell>
          <table:table-cell office:value-type="float" office:value="1849.414" calcext:value-type="float">
            <text:p><text:s text:c="2"/>1 849</text:p>
          </table:table-cell>
          <table:table-cell office:value-type="float" office:value="1875.381" calcext:value-type="float">
            <text:p><text:s text:c="2"/>1 875</text:p>
          </table:table-cell>
          <table:table-cell office:value-type="float" office:value="1904.016" calcext:value-type="float">
            <text:p><text:s text:c="2"/>1 904</text:p>
          </table:table-cell>
          <table:table-cell office:value-type="float" office:value="1934.828" calcext:value-type="float">
            <text:p><text:s text:c="2"/>1 935</text:p>
          </table:table-cell>
          <table:table-cell office:value-type="float" office:value="1966.7" calcext:value-type="float">
            <text:p><text:s text:c="2"/>1 967</text:p>
          </table:table-cell>
          <table:table-cell office:value-type="float" office:value="1998.034" calcext:value-type="float">
            <text:p><text:s text:c="2"/>1 998</text:p>
          </table:table-cell>
          <table:table-cell office:value-type="float" office:value="2027.737" calcext:value-type="float">
            <text:p><text:s text:c="2"/>2 028</text:p>
          </table:table-cell>
          <table:table-cell office:value-type="float" office:value="2055.085" calcext:value-type="float">
            <text:p><text:s text:c="2"/>2 055</text:p>
          </table:table-cell>
          <table:table-cell office:value-type="float" office:value="2080.538" calcext:value-type="float">
            <text:p><text:s text:c="2"/>2 081</text:p>
          </table:table-cell>
          <table:table-cell office:value-type="float" office:value="2105.664" calcext:value-type="float">
            <text:p><text:s text:c="2"/>2 106</text:p>
          </table:table-cell>
          <table:table-cell office:value-type="float" office:value="2132.69" calcext:value-type="float">
            <text:p><text:s text:c="2"/>2 133</text:p>
          </table:table-cell>
          <table:table-cell office:value-type="float" office:value="2163.045" calcext:value-type="float">
            <text:p><text:s text:c="2"/>2 163</text:p>
          </table:table-cell>
          <table:table-cell office:value-type="float" office:value="2197.583" calcext:value-type="float">
            <text:p><text:s text:c="2"/>2 198</text:p>
          </table:table-cell>
          <table:table-cell office:value-type="float" office:value="2235.327" calcext:value-type="float">
            <text:p><text:s text:c="2"/>2 235</text:p>
          </table:table-cell>
          <table:table-cell office:value-type="float" office:value="2273.666" calcext:value-type="float">
            <text:p><text:s text:c="2"/>2 274</text:p>
          </table:table-cell>
          <table:table-cell office:value-type="float" office:value="2308.947" calcext:value-type="float">
            <text:p><text:s text:c="2"/>2 309</text:p>
          </table:table-cell>
          <table:table-cell office:value-type="float" office:value="2338.638" calcext:value-type="float">
            <text:p><text:s text:c="2"/>2 339</text:p>
          </table:table-cell>
          <table:table-cell office:value-type="float" office:value="2361.72" calcext:value-type="float">
            <text:p><text:s text:c="2"/>2 362</text:p>
          </table:table-cell>
          <table:table-cell office:value-type="float" office:value="2379.279" calcext:value-type="float">
            <text:p><text:s text:c="2"/>2 379</text:p>
          </table:table-cell>
          <table:table-cell office:value-type="float" office:value="2393.534" calcext:value-type="float">
            <text:p><text:s text:c="2"/>2 394</text:p>
          </table:table-cell>
          <table:table-cell office:value-type="float" office:value="2407.72" calcext:value-type="float">
            <text:p><text:s text:c="2"/>2 408</text:p>
          </table:table-cell>
          <table:table-cell office:value-type="float" office:value="2424.242" calcext:value-type="float">
            <text:p><text:s text:c="2"/>2 424</text:p>
          </table:table-cell>
          <table:table-cell office:value-type="float" office:value="2443.689" calcext:value-type="float">
            <text:p><text:s text:c="2"/>2 444</text:p>
          </table:table-cell>
          <table:table-cell office:value-type="float" office:value="2465.362" calcext:value-type="float">
            <text:p><text:s text:c="2"/>2 465</text:p>
          </table:table-cell>
          <table:table-cell office:value-type="float" office:value="2488.782" calcext:value-type="float">
            <text:p><text:s text:c="2"/>2 489</text:p>
          </table:table-cell>
          <table:table-cell office:value-type="float" office:value="2513.049" calcext:value-type="float">
            <text:p><text:s text:c="2"/>2 513</text:p>
          </table:table-cell>
          <table:table-cell office:value-type="float" office:value="2537.44" calcext:value-type="float">
            <text:p><text:s text:c="2"/>2 537</text:p>
          </table:table-cell>
          <table:table-cell office:value-type="float" office:value="2561.993" calcext:value-type="float">
            <text:p><text:s text:c="2"/>2 562</text:p>
          </table:table-cell>
          <table:table-cell office:value-type="float" office:value="2586.827" calcext:value-type="float">
            <text:p><text:s text:c="2"/>2 587</text:p>
          </table:table-cell>
          <table:table-cell office:value-type="float" office:value="2611.367" calcext:value-type="float">
            <text:p><text:s text:c="2"/>2 611</text:p>
          </table:table-cell>
          <table:table-cell office:value-type="float" office:value="2634.882" calcext:value-type="float">
            <text:p><text:s text:c="2"/>2 635</text:p>
          </table:table-cell>
          <table:table-cell office:value-type="float" office:value="2656.864" calcext:value-type="float">
            <text:p><text:s text:c="2"/>2 657</text:p>
          </table:table-cell>
          <table:table-cell office:value-type="float" office:value="2677.011" calcext:value-type="float">
            <text:p><text:s text:c="2"/>2 677</text:p>
          </table:table-cell>
          <table:table-cell office:value-type="float" office:value="2695.446" calcext:value-type="float">
            <text:p><text:s text:c="2"/>2 695</text:p>
          </table:table-cell>
          <table:table-cell office:value-type="float" office:value="2712.511" calcext:value-type="float">
            <text:p><text:s text:c="2"/>2 713</text:p>
          </table:table-cell>
          <table:table-cell office:value-type="float" office:value="2728.777" calcext:value-type="float">
            <text:p><text:s text:c="2"/>2 729</text:p>
          </table:table-cell>
          <table:table-cell office:value-type="float" office:value="2744.673" calcext:value-type="float">
            <text:p><text:s text:c="2"/>2 745</text:p>
          </table:table-cell>
          <table:table-cell office:value-type="float" office:value="2760.279" calcext:value-type="float">
            <text:p><text:s text:c="2"/>2 760</text:p>
          </table:table-cell>
          <table:table-cell office:value-type="float" office:value="2775.467" calcext:value-type="float">
            <text:p><text:s text:c="2"/>2 775</text:p>
          </table:table-cell>
          <table:table-cell office:value-type="float" office:value="2790.122" calcext:value-type="float">
            <text:p><text:s text:c="2"/>2 790</text:p>
          </table:table-cell>
          <table:table-cell office:value-type="float" office:value="2804.082" calcext:value-type="float">
            <text:p><text:s text:c="2"/>2 804</text:p>
          </table:table-cell>
          <table:table-cell office:value-type="float" office:value="2817.21" calcext:value-type="float">
            <text:p><text:s text:c="2"/>2 817</text:p>
          </table:table-cell>
          <table:table-cell office:value-type="float" office:value="2829.493" calcext:value-type="float">
            <text:p><text:s text:c="2"/>2 829</text:p>
          </table:table-cell>
          <table:table-cell office:value-type="float" office:value="2840.992" calcext:value-type="float">
            <text:p><text:s text:c="2"/>2 841</text:p>
          </table:table-cell>
          <table:table-cell office:value-type="float" office:value="2851.807" calcext:value-type="float">
            <text:p><text:s text:c="2"/>2 852</text:p>
          </table:table-cell>
          <table:table-cell office:value-type="float" office:value="2862.087" calcext:value-type="float">
            <text:p><text:s text:c="2"/>2 862</text:p>
          </table:table-cell>
          <table:table-cell office:value-type="float" office:value="2871.934" calcext:value-type="float">
            <text:p><text:s text:c="2"/>2 8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rtinique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222.002" calcext:value-type="float">
            <text:p><text:s text:c="3"/>222</text:p>
          </table:table-cell>
          <table:table-cell office:value-type="float" office:value="224.42" calcext:value-type="float">
            <text:p><text:s text:c="3"/>224</text:p>
          </table:table-cell>
          <table:table-cell office:value-type="float" office:value="228.272" calcext:value-type="float">
            <text:p><text:s text:c="3"/>228</text:p>
          </table:table-cell>
          <table:table-cell office:value-type="float" office:value="233.269" calcext:value-type="float">
            <text:p><text:s text:c="3"/>233</text:p>
          </table:table-cell>
          <table:table-cell office:value-type="float" office:value="239.146" calcext:value-type="float">
            <text:p><text:s text:c="3"/>239</text:p>
          </table:table-cell>
          <table:table-cell office:value-type="float" office:value="245.676" calcext:value-type="float">
            <text:p><text:s text:c="3"/>246</text:p>
          </table:table-cell>
          <table:table-cell office:value-type="float" office:value="252.655" calcext:value-type="float">
            <text:p><text:s text:c="3"/>253</text:p>
          </table:table-cell>
          <table:table-cell office:value-type="float" office:value="259.88" calcext:value-type="float">
            <text:p><text:s text:c="3"/>260</text:p>
          </table:table-cell>
          <table:table-cell office:value-type="float" office:value="267.211" calcext:value-type="float">
            <text:p><text:s text:c="3"/>267</text:p>
          </table:table-cell>
          <table:table-cell office:value-type="float" office:value="274.49" calcext:value-type="float">
            <text:p><text:s text:c="3"/>274</text:p>
          </table:table-cell>
          <table:table-cell office:value-type="float" office:value="281.622" calcext:value-type="float">
            <text:p><text:s text:c="3"/>282</text:p>
          </table:table-cell>
          <table:table-cell office:value-type="float" office:value="288.485" calcext:value-type="float">
            <text:p><text:s text:c="3"/>288</text:p>
          </table:table-cell>
          <table:table-cell office:value-type="float" office:value="294.968" calcext:value-type="float">
            <text:p><text:s text:c="3"/>295</text:p>
          </table:table-cell>
          <table:table-cell office:value-type="float" office:value="300.954" calcext:value-type="float">
            <text:p><text:s text:c="3"/>301</text:p>
          </table:table-cell>
          <table:table-cell office:value-type="float" office:value="306.371" calcext:value-type="float">
            <text:p><text:s text:c="3"/>306</text:p>
          </table:table-cell>
          <table:table-cell office:value-type="float" office:value="311.127" calcext:value-type="float">
            <text:p><text:s text:c="3"/>311</text:p>
          </table:table-cell>
          <table:table-cell office:value-type="float" office:value="315.173" calcext:value-type="float">
            <text:p><text:s text:c="3"/>315</text:p>
          </table:table-cell>
          <table:table-cell office:value-type="float" office:value="318.504" calcext:value-type="float">
            <text:p><text:s text:c="3"/>319</text:p>
          </table:table-cell>
          <table:table-cell office:value-type="float" office:value="321.178" calcext:value-type="float">
            <text:p><text:s text:c="3"/>321</text:p>
          </table:table-cell>
          <table:table-cell office:value-type="float" office:value="323.319" calcext:value-type="float">
            <text:p><text:s text:c="3"/>323</text:p>
          </table:table-cell>
          <table:table-cell office:value-type="float" office:value="325.011" calcext:value-type="float">
            <text:p><text:s text:c="3"/>325</text:p>
          </table:table-cell>
          <table:table-cell office:value-type="float" office:value="326.333" calcext:value-type="float">
            <text:p><text:s text:c="3"/>326</text:p>
          </table:table-cell>
          <table:table-cell office:value-type="float" office:value="327.3" calcext:value-type="float">
            <text:p><text:s text:c="3"/>327</text:p>
          </table:table-cell>
          <table:table-cell office:value-type="float" office:value="327.897" calcext:value-type="float">
            <text:p><text:s text:c="3"/>328</text:p>
          </table:table-cell>
          <table:table-cell office:value-type="float" office:value="328.072" calcext:value-type="float">
            <text:p><text:s text:c="3"/>328</text:p>
          </table:table-cell>
          <table:table-cell office:value-type="float" office:value="327.838" calcext:value-type="float">
            <text:p><text:s text:c="3"/>328</text:p>
          </table:table-cell>
          <table:table-cell office:value-type="float" office:value="327.166" calcext:value-type="float">
            <text:p><text:s text:c="3"/>327</text:p>
          </table:table-cell>
          <table:table-cell office:value-type="float" office:value="326.19" calcext:value-type="float">
            <text:p><text:s text:c="3"/>326</text:p>
          </table:table-cell>
          <table:table-cell office:value-type="float" office:value="325.286" calcext:value-type="float">
            <text:p><text:s text:c="3"/>325</text:p>
          </table:table-cell>
          <table:table-cell office:value-type="float" office:value="324.929" calcext:value-type="float">
            <text:p><text:s text:c="3"/>325</text:p>
          </table:table-cell>
          <table:table-cell office:value-type="float" office:value="325.454" calcext:value-type="float">
            <text:p><text:s text:c="3"/>325</text:p>
          </table:table-cell>
          <table:table-cell office:value-type="float" office:value="326.993" calcext:value-type="float">
            <text:p><text:s text:c="3"/>327</text:p>
          </table:table-cell>
          <table:table-cell office:value-type="float" office:value="329.445" calcext:value-type="float">
            <text:p><text:s text:c="3"/>329</text:p>
          </table:table-cell>
          <table:table-cell office:value-type="float" office:value="332.605" calcext:value-type="float">
            <text:p><text:s text:c="3"/>333</text:p>
          </table:table-cell>
          <table:table-cell office:value-type="float" office:value="336.167" calcext:value-type="float">
            <text:p><text:s text:c="3"/>336</text:p>
          </table:table-cell>
          <table:table-cell office:value-type="float" office:value="339.876" calcext:value-type="float">
            <text:p><text:s text:c="3"/>340</text:p>
          </table:table-cell>
          <table:table-cell office:value-type="float" office:value="343.743" calcext:value-type="float">
            <text:p><text:s text:c="3"/>344</text:p>
          </table:table-cell>
          <table:table-cell office:value-type="float" office:value="347.763" calcext:value-type="float">
            <text:p><text:s text:c="3"/>348</text:p>
          </table:table-cell>
          <table:table-cell office:value-type="float" office:value="351.716" calcext:value-type="float">
            <text:p><text:s text:c="3"/>352</text:p>
          </table:table-cell>
          <table:table-cell office:value-type="float" office:value="355.34" calcext:value-type="float">
            <text:p><text:s text:c="3"/>355</text:p>
          </table:table-cell>
          <table:table-cell office:value-type="float" office:value="358.449" calcext:value-type="float">
            <text:p><text:s text:c="3"/>358</text:p>
          </table:table-cell>
          <table:table-cell office:value-type="float" office:value="360.9" calcext:value-type="float">
            <text:p><text:s text:c="3"/>361</text:p>
          </table:table-cell>
          <table:table-cell office:value-type="float" office:value="362.755" calcext:value-type="float">
            <text:p><text:s text:c="3"/>363</text:p>
          </table:table-cell>
          <table:table-cell office:value-type="float" office:value="364.377" calcext:value-type="float">
            <text:p><text:s text:c="3"/>364</text:p>
          </table:table-cell>
          <table:table-cell office:value-type="float" office:value="366.248" calcext:value-type="float">
            <text:p><text:s text:c="3"/>366</text:p>
          </table:table-cell>
          <table:table-cell office:value-type="float" office:value="368.732" calcext:value-type="float">
            <text:p><text:s text:c="3"/>369</text:p>
          </table:table-cell>
          <table:table-cell office:value-type="float" office:value="371.918" calcext:value-type="float">
            <text:p><text:s text:c="3"/>372</text:p>
          </table:table-cell>
          <table:table-cell office:value-type="float" office:value="375.654" calcext:value-type="float">
            <text:p><text:s text:c="3"/>376</text:p>
          </table:table-cell>
          <table:table-cell office:value-type="float" office:value="379.663" calcext:value-type="float">
            <text:p><text:s text:c="3"/>380</text:p>
          </table:table-cell>
          <table:table-cell office:value-type="float" office:value="383.547" calcext:value-type="float">
            <text:p><text:s text:c="3"/>384</text:p>
          </table:table-cell>
          <table:table-cell office:value-type="float" office:value="387.004" calcext:value-type="float">
            <text:p><text:s text:c="3"/>387</text:p>
          </table:table-cell>
          <table:table-cell office:value-type="float" office:value="389.973" calcext:value-type="float">
            <text:p><text:s text:c="3"/>390</text:p>
          </table:table-cell>
          <table:table-cell office:value-type="float" office:value="392.485" calcext:value-type="float">
            <text:p><text:s text:c="3"/>392</text:p>
          </table:table-cell>
          <table:table-cell office:value-type="float" office:value="394.508" calcext:value-type="float">
            <text:p><text:s text:c="3"/>395</text:p>
          </table:table-cell>
          <table:table-cell office:value-type="float" office:value="396.024" calcext:value-type="float">
            <text:p><text:s text:c="3"/>396</text:p>
          </table:table-cell>
          <table:table-cell office:value-type="float" office:value="397.047" calcext:value-type="float">
            <text:p><text:s text:c="3"/>397</text:p>
          </table:table-cell>
          <table:table-cell office:value-type="float" office:value="397.565" calcext:value-type="float">
            <text:p><text:s text:c="3"/>398</text:p>
          </table:table-cell>
          <table:table-cell office:value-type="float" office:value="397.577" calcext:value-type="float">
            <text:p><text:s text:c="3"/>398</text:p>
          </table:table-cell>
          <table:table-cell office:value-type="float" office:value="397.107" calcext:value-type="float">
            <text:p><text:s text:c="3"/>397</text:p>
          </table:table-cell>
          <table:table-cell office:value-type="float" office:value="396.204" calcext:value-type="float">
            <text:p><text:s text:c="3"/>396</text:p>
          </table:table-cell>
          <table:table-cell office:value-type="float" office:value="394.91" calcext:value-type="float">
            <text:p><text:s text:c="3"/>395</text:p>
          </table:table-cell>
          <table:table-cell office:value-type="float" office:value="393.209" calcext:value-type="float">
            <text:p><text:s text:c="3"/>393</text:p>
          </table:table-cell>
          <table:table-cell office:value-type="float" office:value="391.164" calcext:value-type="float">
            <text:p><text:s text:c="3"/>391</text:p>
          </table:table-cell>
          <table:table-cell office:value-type="float" office:value="389.05" calcext:value-type="float">
            <text:p><text:s text:c="3"/>389</text:p>
          </table:table-cell>
          <table:table-cell office:value-type="float" office:value="387.204" calcext:value-type="float">
            <text:p><text:s text:c="3"/>387</text:p>
          </table:table-cell>
          <table:table-cell office:value-type="float" office:value="385.842" calcext:value-type="float">
            <text:p><text:s text:c="3"/>3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ontserrat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519" calcext:value-type="float">
            <text:p><text:s text:c="3"/>14</text:p>
          </table:table-cell>
          <table:table-cell office:value-type="float" office:value="14.126" calcext:value-type="float">
            <text:p><text:s text:c="3"/>14</text:p>
          </table:table-cell>
          <table:table-cell office:value-type="float" office:value="14.492" calcext:value-type="float">
            <text:p><text:s text:c="3"/>14</text:p>
          </table:table-cell>
          <table:table-cell office:value-type="float" office:value="14.629" calcext:value-type="float">
            <text:p><text:s text:c="3"/>15</text:p>
          </table:table-cell>
          <table:table-cell office:value-type="float" office:value="14.55" calcext:value-type="float">
            <text:p><text:s text:c="3"/>15</text:p>
          </table:table-cell>
          <table:table-cell office:value-type="float" office:value="14.297" calcext:value-type="float">
            <text:p><text:s text:c="3"/>14</text:p>
          </table:table-cell>
          <table:table-cell office:value-type="float" office:value="13.9" calcext:value-type="float">
            <text:p><text:s text:c="3"/>14</text:p>
          </table:table-cell>
          <table:table-cell office:value-type="float" office:value="13.42" calcext:value-type="float">
            <text:p><text:s text:c="3"/>13</text:p>
          </table:table-cell>
          <table:table-cell office:value-type="float" office:value="12.923" calcext:value-type="float">
            <text:p><text:s text:c="3"/>13</text:p>
          </table:table-cell>
          <table:table-cell office:value-type="float" office:value="12.457" calcext:value-type="float">
            <text:p><text:s text:c="3"/>12</text:p>
          </table:table-cell>
          <table:table-cell office:value-type="float" office:value="12.102" calcext:value-type="float">
            <text:p><text:s text:c="3"/>12</text:p>
          </table:table-cell>
          <table:table-cell office:value-type="float" office:value="11.88" calcext:value-type="float">
            <text:p><text:s text:c="3"/>12</text:p>
          </table:table-cell>
          <table:table-cell office:value-type="float" office:value="11.799" calcext:value-type="float">
            <text:p><text:s text:c="3"/>12</text:p>
          </table:table-cell>
          <table:table-cell office:value-type="float" office:value="11.809" calcext:value-type="float">
            <text:p><text:s text:c="3"/>12</text:p>
          </table:table-cell>
          <table:table-cell office:value-type="float" office:value="11.841" calcext:value-type="float">
            <text:p><text:s text:c="3"/>12</text:p>
          </table:table-cell>
          <table:table-cell office:value-type="float" office:value="11.84" calcext:value-type="float">
            <text:p><text:s text:c="3"/>12</text:p>
          </table:table-cell>
          <table:table-cell office:value-type="float" office:value="11.812" calcext:value-type="float">
            <text:p><text:s text:c="3"/>12</text:p>
          </table:table-cell>
          <table:table-cell office:value-type="float" office:value="11.755" calcext:value-type="float">
            <text:p><text:s text:c="3"/>12</text:p>
          </table:table-cell>
          <table:table-cell office:value-type="float" office:value="11.695" calcext:value-type="float">
            <text:p><text:s text:c="3"/>12</text:p>
          </table:table-cell>
          <table:table-cell office:value-type="float" office:value="11.649" calcext:value-type="float">
            <text:p><text:s text:c="3"/>12</text:p>
          </table:table-cell>
          <table:table-cell office:value-type="float" office:value="11.625" calcext:value-type="float">
            <text:p><text:s text:c="3"/>12</text:p>
          </table:table-cell>
          <table:table-cell office:value-type="float" office:value="11.636" calcext:value-type="float">
            <text:p><text:s text:c="3"/>12</text:p>
          </table:table-cell>
          <table:table-cell office:value-type="float" office:value="11.66" calcext:value-type="float">
            <text:p><text:s text:c="3"/>12</text:p>
          </table:table-cell>
          <table:table-cell office:value-type="float" office:value="11.687" calcext:value-type="float">
            <text:p><text:s text:c="3"/>12</text:p>
          </table:table-cell>
          <table:table-cell office:value-type="float" office:value="11.734" calcext:value-type="float">
            <text:p><text:s text:c="3"/>12</text:p>
          </table:table-cell>
          <table:table-cell office:value-type="float" office:value="11.781" calcext:value-type="float">
            <text:p><text:s text:c="3"/>12</text:p>
          </table:table-cell>
          <table:table-cell office:value-type="float" office:value="11.827" calcext:value-type="float">
            <text:p><text:s text:c="3"/>12</text:p>
          </table:table-cell>
          <table:table-cell office:value-type="float" office:value="11.881" calcext:value-type="float">
            <text:p><text:s text:c="3"/>12</text:p>
          </table:table-cell>
          <table:table-cell office:value-type="float" office:value="11.921" calcext:value-type="float">
            <text:p><text:s text:c="3"/>12</text:p>
          </table:table-cell>
          <table:table-cell office:value-type="float" office:value="11.944" calcext:value-type="float">
            <text:p><text:s text:c="3"/>12</text:p>
          </table:table-cell>
          <table:table-cell office:value-type="float" office:value="11.92" calcext:value-type="float">
            <text:p><text:s text:c="3"/>12</text:p>
          </table:table-cell>
          <table:table-cell office:value-type="float" office:value="11.846" calcext:value-type="float">
            <text:p><text:s text:c="3"/>12</text:p>
          </table:table-cell>
          <table:table-cell office:value-type="float" office:value="11.749" calcext:value-type="float">
            <text:p><text:s text:c="3"/>12</text:p>
          </table:table-cell>
          <table:table-cell office:value-type="float" office:value="11.61" calcext:value-type="float">
            <text:p><text:s text:c="3"/>12</text:p>
          </table:table-cell>
          <table:table-cell office:value-type="float" office:value="11.461" calcext:value-type="float">
            <text:p><text:s text:c="3"/>11</text:p>
          </table:table-cell>
          <table:table-cell office:value-type="float" office:value="11.324" calcext:value-type="float">
            <text:p><text:s text:c="3"/>11</text:p>
          </table:table-cell>
          <table:table-cell office:value-type="float" office:value="11.179" calcext:value-type="float">
            <text:p><text:s text:c="3"/>11</text:p>
          </table:table-cell>
          <table:table-cell office:value-type="float" office:value="11.028" calcext:value-type="float">
            <text:p><text:s text:c="3"/>11</text:p>
          </table:table-cell>
          <table:table-cell office:value-type="float" office:value="10.888" calcext:value-type="float">
            <text:p><text:s text:c="3"/>11</text:p>
          </table:table-cell>
          <table:table-cell office:value-type="float" office:value="10.785" calcext:value-type="float">
            <text:p><text:s text:c="3"/>11</text:p>
          </table:table-cell>
          <table:table-cell office:value-type="float" office:value="10.73" calcext:value-type="float">
            <text:p><text:s text:c="3"/>11</text:p>
          </table:table-cell>
          <table:table-cell office:value-type="float" office:value="10.766" calcext:value-type="float">
            <text:p><text:s text:c="3"/>11</text:p>
          </table:table-cell>
          <table:table-cell office:value-type="float" office:value="10.851" calcext:value-type="float">
            <text:p><text:s text:c="3"/>11</text:p>
          </table:table-cell>
          <table:table-cell office:value-type="float" office:value="10.886" calcext:value-type="float">
            <text:p><text:s text:c="3"/>11</text:p>
          </table:table-cell>
          <table:table-cell office:value-type="float" office:value="10.717" calcext:value-type="float">
            <text:p><text:s text:c="3"/>11</text:p>
          </table:table-cell>
          <table:table-cell office:value-type="float" office:value="10.233" calcext:value-type="float">
            <text:p><text:s text:c="3"/>10</text:p>
          </table:table-cell>
          <table:table-cell office:value-type="float" office:value="9.376" calcext:value-type="float">
            <text:p><text:s text:c="3"/>9</text:p>
          </table:table-cell>
          <table:table-cell office:value-type="float" office:value="8.216" calcext:value-type="float">
            <text:p><text:s text:c="3"/>8</text:p>
          </table:table-cell>
          <table:table-cell office:value-type="float" office:value="6.936" calcext:value-type="float">
            <text:p><text:s text:c="3"/>7</text:p>
          </table:table-cell>
          <table:table-cell office:value-type="float" office:value="5.787" calcext:value-type="float">
            <text:p><text:s text:c="3"/>6</text:p>
          </table:table-cell>
          <table:table-cell office:value-type="float" office:value="4.955" calcext:value-type="float">
            <text:p><text:s text:c="3"/>5</text:p>
          </table:table-cell>
          <table:table-cell office:value-type="float" office:value="4.505" calcext:value-type="float">
            <text:p><text:s text:c="3"/>5</text:p>
          </table:table-cell>
          <table:table-cell office:value-type="float" office:value="4.376" calcext:value-type="float">
            <text:p><text:s text:c="3"/>4</text:p>
          </table:table-cell>
          <table:table-cell office:value-type="float" office:value="4.471" calcext:value-type="float">
            <text:p><text:s text:c="3"/>4</text:p>
          </table:table-cell>
          <table:table-cell office:value-type="float" office:value="4.644" calcext:value-type="float">
            <text:p><text:s text:c="3"/>5</text:p>
          </table:table-cell>
          <table:table-cell office:value-type="float" office:value="4.778" calcext:value-type="float">
            <text:p><text:s text:c="3"/>5</text:p>
          </table:table-cell>
          <table:table-cell office:value-type="float" office:value="4.846" calcext:value-type="float">
            <text:p><text:s text:c="3"/>5</text:p>
          </table:table-cell>
          <table:table-cell office:value-type="float" office:value="4.889" calcext:value-type="float">
            <text:p><text:s text:c="3"/>5</text:p>
          </table:table-cell>
          <table:table-cell office:value-type="float" office:value="4.908" calcext:value-type="float">
            <text:p><text:s text:c="3"/>5</text:p>
          </table:table-cell>
          <table:table-cell office:value-type="float" office:value="4.923" calcext:value-type="float">
            <text:p><text:s text:c="3"/>5</text:p>
          </table:table-cell>
          <table:table-cell office:value-type="float" office:value="4.944" calcext:value-type="float">
            <text:p><text:s text:c="3"/>5</text:p>
          </table:table-cell>
          <table:table-cell office:value-type="float" office:value="4.994" calcext:value-type="float">
            <text:p><text:s text:c="3"/>5</text:p>
          </table:table-cell>
          <table:table-cell office:value-type="float" office:value="5.031" calcext:value-type="float">
            <text:p><text:s text:c="3"/>5</text:p>
          </table:table-cell>
          <table:table-cell office:value-type="float" office:value="5.068" calcext:value-type="float">
            <text:p><text:s text:c="3"/>5</text:p>
          </table:table-cell>
          <table:table-cell office:value-type="float" office:value="5.098" calcext:value-type="float">
            <text:p><text:s text:c="3"/>5</text:p>
          </table:table-cell>
          <table:table-cell office:value-type="float" office:value="5.124" calcext:value-type="float">
            <text:p><text:s text:c="3"/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uerto Rico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218" calcext:value-type="float">
            <text:p><text:s text:c="2"/>2 218</text:p>
          </table:table-cell>
          <table:table-cell office:value-type="float" office:value="2209.696" calcext:value-type="float">
            <text:p><text:s text:c="2"/>2 210</text:p>
          </table:table-cell>
          <table:table-cell office:value-type="float" office:value="2212.102" calcext:value-type="float">
            <text:p><text:s text:c="2"/>2 212</text:p>
          </table:table-cell>
          <table:table-cell office:value-type="float" office:value="2221.017" calcext:value-type="float">
            <text:p><text:s text:c="2"/>2 221</text:p>
          </table:table-cell>
          <table:table-cell office:value-type="float" office:value="2233.405" calcext:value-type="float">
            <text:p><text:s text:c="2"/>2 233</text:p>
          </table:table-cell>
          <table:table-cell office:value-type="float" office:value="2247.415" calcext:value-type="float">
            <text:p><text:s text:c="2"/>2 247</text:p>
          </table:table-cell>
          <table:table-cell office:value-type="float" office:value="2262.419" calcext:value-type="float">
            <text:p><text:s text:c="2"/>2 262</text:p>
          </table:table-cell>
          <table:table-cell office:value-type="float" office:value="2278.957" calcext:value-type="float">
            <text:p><text:s text:c="2"/>2 279</text:p>
          </table:table-cell>
          <table:table-cell office:value-type="float" office:value="2298.569" calcext:value-type="float">
            <text:p><text:s text:c="2"/>2 299</text:p>
          </table:table-cell>
          <table:table-cell office:value-type="float" office:value="2323.453" calcext:value-type="float">
            <text:p><text:s text:c="2"/>2 323</text:p>
          </table:table-cell>
          <table:table-cell office:value-type="float" office:value="2355.57" calcext:value-type="float">
            <text:p><text:s text:c="2"/>2 356</text:p>
          </table:table-cell>
          <table:table-cell office:value-type="float" office:value="2395.609" calcext:value-type="float">
            <text:p><text:s text:c="2"/>2 396</text:p>
          </table:table-cell>
          <table:table-cell office:value-type="float" office:value="2442.154" calcext:value-type="float">
            <text:p><text:s text:c="2"/>2 442</text:p>
          </table:table-cell>
          <table:table-cell office:value-type="float" office:value="2491.279" calcext:value-type="float">
            <text:p><text:s text:c="2"/>2 491</text:p>
          </table:table-cell>
          <table:table-cell office:value-type="float" office:value="2537.636" calcext:value-type="float">
            <text:p><text:s text:c="2"/>2 538</text:p>
          </table:table-cell>
          <table:table-cell office:value-type="float" office:value="2577.524" calcext:value-type="float">
            <text:p><text:s text:c="2"/>2 578</text:p>
          </table:table-cell>
          <table:table-cell office:value-type="float" office:value="2609.268" calcext:value-type="float">
            <text:p><text:s text:c="2"/>2 609</text:p>
          </table:table-cell>
          <table:table-cell office:value-type="float" office:value="2634.359" calcext:value-type="float">
            <text:p><text:s text:c="2"/>2 634</text:p>
          </table:table-cell>
          <table:table-cell office:value-type="float" office:value="2656.298" calcext:value-type="float">
            <text:p><text:s text:c="2"/>2 656</text:p>
          </table:table-cell>
          <table:table-cell office:value-type="float" office:value="2680.218" calcext:value-type="float">
            <text:p><text:s text:c="2"/>2 680</text:p>
          </table:table-cell>
          <table:table-cell office:value-type="float" office:value="2709.841" calcext:value-type="float">
            <text:p><text:s text:c="2"/>2 710</text:p>
          </table:table-cell>
          <table:table-cell office:value-type="float" office:value="2745.971" calcext:value-type="float">
            <text:p><text:s text:c="2"/>2 746</text:p>
          </table:table-cell>
          <table:table-cell office:value-type="float" office:value="2787.348" calcext:value-type="float">
            <text:p><text:s text:c="2"/>2 787</text:p>
          </table:table-cell>
          <table:table-cell office:value-type="float" office:value="2833.134" calcext:value-type="float">
            <text:p><text:s text:c="2"/>2 833</text:p>
          </table:table-cell>
          <table:table-cell office:value-type="float" office:value="2881.75" calcext:value-type="float">
            <text:p><text:s text:c="2"/>2 882</text:p>
          </table:table-cell>
          <table:table-cell office:value-type="float" office:value="2931.886" calcext:value-type="float">
            <text:p><text:s text:c="2"/>2 932</text:p>
          </table:table-cell>
          <table:table-cell office:value-type="float" office:value="2983.584" calcext:value-type="float">
            <text:p><text:s text:c="2"/>2 984</text:p>
          </table:table-cell>
          <table:table-cell office:value-type="float" office:value="3036.746" calcext:value-type="float">
            <text:p><text:s text:c="2"/>3 037</text:p>
          </table:table-cell>
          <table:table-cell office:value-type="float" office:value="3089.76" calcext:value-type="float">
            <text:p><text:s text:c="2"/>3 090</text:p>
          </table:table-cell>
          <table:table-cell office:value-type="float" office:value="3140.564" calcext:value-type="float">
            <text:p><text:s text:c="2"/>3 141</text:p>
          </table:table-cell>
          <table:table-cell office:value-type="float" office:value="3187.671" calcext:value-type="float">
            <text:p><text:s text:c="2"/>3 188</text:p>
          </table:table-cell>
          <table:table-cell office:value-type="float" office:value="3230.47" calcext:value-type="float">
            <text:p><text:s text:c="2"/>3 230</text:p>
          </table:table-cell>
          <table:table-cell office:value-type="float" office:value="3269.253" calcext:value-type="float">
            <text:p><text:s text:c="2"/>3 269</text:p>
          </table:table-cell>
          <table:table-cell office:value-type="float" office:value="3304.682" calcext:value-type="float">
            <text:p><text:s text:c="2"/>3 305</text:p>
          </table:table-cell>
          <table:table-cell office:value-type="float" office:value="3337.859" calcext:value-type="float">
            <text:p><text:s text:c="2"/>3 338</text:p>
          </table:table-cell>
          <table:table-cell office:value-type="float" office:value="3369.679" calcext:value-type="float">
            <text:p><text:s text:c="2"/>3 370</text:p>
          </table:table-cell>
          <table:table-cell office:value-type="float" office:value="3400.02" calcext:value-type="float">
            <text:p><text:s text:c="2"/>3 400</text:p>
          </table:table-cell>
          <table:table-cell office:value-type="float" office:value="3428.826" calcext:value-type="float">
            <text:p><text:s text:c="2"/>3 429</text:p>
          </table:table-cell>
          <table:table-cell office:value-type="float" office:value="3457.213" calcext:value-type="float">
            <text:p><text:s text:c="2"/>3 457</text:p>
          </table:table-cell>
          <table:table-cell office:value-type="float" office:value="3486.63" calcext:value-type="float">
            <text:p><text:s text:c="2"/>3 487</text:p>
          </table:table-cell>
          <table:table-cell office:value-type="float" office:value="3517.975" calcext:value-type="float">
            <text:p><text:s text:c="2"/>3 518</text:p>
          </table:table-cell>
          <table:table-cell office:value-type="float" office:value="3551.587" calcext:value-type="float">
            <text:p><text:s text:c="2"/>3 552</text:p>
          </table:table-cell>
          <table:table-cell office:value-type="float" office:value="3586.88" calcext:value-type="float">
            <text:p><text:s text:c="2"/>3 587</text:p>
          </table:table-cell>
          <table:table-cell office:value-type="float" office:value="3622.706" calcext:value-type="float">
            <text:p><text:s text:c="2"/>3 623</text:p>
          </table:table-cell>
          <table:table-cell office:value-type="float" office:value="3657.412" calcext:value-type="float">
            <text:p><text:s text:c="2"/>3 657</text:p>
          </table:table-cell>
          <table:table-cell office:value-type="float" office:value="3689.641" calcext:value-type="float">
            <text:p><text:s text:c="2"/>3 690</text:p>
          </table:table-cell>
          <table:table-cell office:value-type="float" office:value="3719.324" calcext:value-type="float">
            <text:p><text:s text:c="2"/>3 719</text:p>
          </table:table-cell>
          <table:table-cell office:value-type="float" office:value="3746.359" calcext:value-type="float">
            <text:p><text:s text:c="2"/>3 746</text:p>
          </table:table-cell>
          <table:table-cell office:value-type="float" office:value="3769.336" calcext:value-type="float">
            <text:p><text:s text:c="2"/>3 769</text:p>
          </table:table-cell>
          <table:table-cell office:value-type="float" office:value="3786.575" calcext:value-type="float">
            <text:p><text:s text:c="2"/>3 787</text:p>
          </table:table-cell>
          <table:table-cell office:value-type="float" office:value="3796.977" calcext:value-type="float">
            <text:p><text:s text:c="2"/>3 797</text:p>
          </table:table-cell>
          <table:table-cell office:value-type="float" office:value="3799.907" calcext:value-type="float">
            <text:p><text:s text:c="2"/>3 800</text:p>
          </table:table-cell>
          <table:table-cell office:value-type="float" office:value="3796.028" calcext:value-type="float">
            <text:p><text:s text:c="2"/>3 796</text:p>
          </table:table-cell>
          <table:table-cell office:value-type="float" office:value="3787.268" calcext:value-type="float">
            <text:p><text:s text:c="2"/>3 787</text:p>
          </table:table-cell>
          <table:table-cell office:value-type="float" office:value="3776.359" calcext:value-type="float">
            <text:p><text:s text:c="2"/>3 776</text:p>
          </table:table-cell>
          <table:table-cell office:value-type="float" office:value="3765.399" calcext:value-type="float">
            <text:p><text:s text:c="2"/>3 765</text:p>
          </table:table-cell>
          <table:table-cell office:value-type="float" office:value="3755.113" calcext:value-type="float">
            <text:p><text:s text:c="2"/>3 755</text:p>
          </table:table-cell>
          <table:table-cell office:value-type="float" office:value="3745.258" calcext:value-type="float">
            <text:p><text:s text:c="2"/>3 745</text:p>
          </table:table-cell>
          <table:table-cell office:value-type="float" office:value="3735.788" calcext:value-type="float">
            <text:p><text:s text:c="2"/>3 736</text:p>
          </table:table-cell>
          <table:table-cell office:value-type="float" office:value="3726.331" calcext:value-type="float">
            <text:p><text:s text:c="2"/>3 726</text:p>
          </table:table-cell>
          <table:table-cell office:value-type="float" office:value="3716.693" calcext:value-type="float">
            <text:p><text:s text:c="2"/>3 717</text:p>
          </table:table-cell>
          <table:table-cell office:value-type="float" office:value="3706.984" calcext:value-type="float">
            <text:p><text:s text:c="2"/>3 707</text:p>
          </table:table-cell>
          <table:table-cell office:value-type="float" office:value="3697.576" calcext:value-type="float">
            <text:p><text:s text:c="2"/>3 698</text:p>
          </table:table-cell>
          <table:table-cell office:value-type="float" office:value="3688.723" calcext:value-type="float">
            <text:p><text:s text:c="2"/>3 689</text:p>
          </table:table-cell>
          <table:table-cell office:value-type="float" office:value="3680.715" calcext:value-type="float">
            <text:p><text:s text:c="2"/>3 681</text:p>
          </table:table-cell>
          <table:table-cell office:value-type="float" office:value="3673.728" calcext:value-type="float">
            <text:p><text:s text:c="2"/>3 6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int Kitts and Nevis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46.049" calcext:value-type="float">
            <text:p><text:s text:c="3"/>46</text:p>
          </table:table-cell>
          <table:table-cell office:value-type="float" office:value="46.143" calcext:value-type="float">
            <text:p><text:s text:c="3"/>46</text:p>
          </table:table-cell>
          <table:table-cell office:value-type="float" office:value="46.489" calcext:value-type="float">
            <text:p><text:s text:c="3"/>46</text:p>
          </table:table-cell>
          <table:table-cell office:value-type="float" office:value="47.053" calcext:value-type="float">
            <text:p><text:s text:c="3"/>47</text:p>
          </table:table-cell>
          <table:table-cell office:value-type="float" office:value="47.737" calcext:value-type="float">
            <text:p><text:s text:c="3"/>48</text:p>
          </table:table-cell>
          <table:table-cell office:value-type="float" office:value="48.492" calcext:value-type="float">
            <text:p><text:s text:c="3"/>48</text:p>
          </table:table-cell>
          <table:table-cell office:value-type="float" office:value="49.251" calcext:value-type="float">
            <text:p><text:s text:c="3"/>49</text:p>
          </table:table-cell>
          <table:table-cell office:value-type="float" office:value="49.955" calcext:value-type="float">
            <text:p><text:s text:c="3"/>50</text:p>
          </table:table-cell>
          <table:table-cell office:value-type="float" office:value="50.544" calcext:value-type="float">
            <text:p><text:s text:c="3"/>51</text:p>
          </table:table-cell>
          <table:table-cell office:value-type="float" office:value="50.972" calcext:value-type="float">
            <text:p><text:s text:c="3"/>51</text:p>
          </table:table-cell>
          <table:table-cell office:value-type="float" office:value="51.195" calcext:value-type="float">
            <text:p><text:s text:c="3"/>51</text:p>
          </table:table-cell>
          <table:table-cell office:value-type="float" office:value="51.193" calcext:value-type="float">
            <text:p><text:s text:c="3"/>51</text:p>
          </table:table-cell>
          <table:table-cell office:value-type="float" office:value="50.966" calcext:value-type="float">
            <text:p><text:s text:c="3"/>51</text:p>
          </table:table-cell>
          <table:table-cell office:value-type="float" office:value="50.525" calcext:value-type="float">
            <text:p><text:s text:c="3"/>51</text:p>
          </table:table-cell>
          <table:table-cell office:value-type="float" office:value="49.93" calcext:value-type="float">
            <text:p><text:s text:c="3"/>50</text:p>
          </table:table-cell>
          <table:table-cell office:value-type="float" office:value="49.214" calcext:value-type="float">
            <text:p><text:s text:c="3"/>49</text:p>
          </table:table-cell>
          <table:table-cell office:value-type="float" office:value="48.358" calcext:value-type="float">
            <text:p><text:s text:c="3"/>48</text:p>
          </table:table-cell>
          <table:table-cell office:value-type="float" office:value="47.38" calcext:value-type="float">
            <text:p><text:s text:c="3"/>47</text:p>
          </table:table-cell>
          <table:table-cell office:value-type="float" office:value="46.402" calcext:value-type="float">
            <text:p><text:s text:c="3"/>46</text:p>
          </table:table-cell>
          <table:table-cell office:value-type="float" office:value="45.534" calcext:value-type="float">
            <text:p><text:s text:c="3"/>46</text:p>
          </table:table-cell>
          <table:table-cell office:value-type="float" office:value="44.885" calcext:value-type="float">
            <text:p><text:s text:c="3"/>45</text:p>
          </table:table-cell>
          <table:table-cell office:value-type="float" office:value="44.495" calcext:value-type="float">
            <text:p><text:s text:c="3"/>44</text:p>
          </table:table-cell>
          <table:table-cell office:value-type="float" office:value="44.326" calcext:value-type="float">
            <text:p><text:s text:c="3"/>44</text:p>
          </table:table-cell>
          <table:table-cell office:value-type="float" office:value="44.316" calcext:value-type="float">
            <text:p><text:s text:c="3"/>44</text:p>
          </table:table-cell>
          <table:table-cell office:value-type="float" office:value="44.331" calcext:value-type="float">
            <text:p><text:s text:c="3"/>44</text:p>
          </table:table-cell>
          <table:table-cell office:value-type="float" office:value="44.276" calcext:value-type="float">
            <text:p><text:s text:c="3"/>44</text:p>
          </table:table-cell>
          <table:table-cell office:value-type="float" office:value="44.148" calcext:value-type="float">
            <text:p><text:s text:c="3"/>44</text:p>
          </table:table-cell>
          <table:table-cell office:value-type="float" office:value="43.942" calcext:value-type="float">
            <text:p><text:s text:c="3"/>44</text:p>
          </table:table-cell>
          <table:table-cell office:value-type="float" office:value="43.703" calcext:value-type="float">
            <text:p><text:s text:c="3"/>44</text:p>
          </table:table-cell>
          <table:table-cell office:value-type="float" office:value="43.457" calcext:value-type="float">
            <text:p><text:s text:c="3"/>43</text:p>
          </table:table-cell>
          <table:table-cell office:value-type="float" office:value="43.21" calcext:value-type="float">
            <text:p><text:s text:c="3"/>43</text:p>
          </table:table-cell>
          <table:table-cell office:value-type="float" office:value="42.976" calcext:value-type="float">
            <text:p><text:s text:c="3"/>43</text:p>
          </table:table-cell>
          <table:table-cell office:value-type="float" office:value="42.762" calcext:value-type="float">
            <text:p><text:s text:c="3"/>43</text:p>
          </table:table-cell>
          <table:table-cell office:value-type="float" office:value="42.542" calcext:value-type="float">
            <text:p><text:s text:c="3"/>43</text:p>
          </table:table-cell>
          <table:table-cell office:value-type="float" office:value="42.294" calcext:value-type="float">
            <text:p><text:s text:c="3"/>42</text:p>
          </table:table-cell>
          <table:table-cell office:value-type="float" office:value="42.013" calcext:value-type="float">
            <text:p><text:s text:c="3"/>42</text:p>
          </table:table-cell>
          <table:table-cell office:value-type="float" office:value="41.697" calcext:value-type="float">
            <text:p><text:s text:c="3"/>42</text:p>
          </table:table-cell>
          <table:table-cell office:value-type="float" office:value="41.351" calcext:value-type="float">
            <text:p><text:s text:c="3"/>41</text:p>
          </table:table-cell>
          <table:table-cell office:value-type="float" office:value="41.047" calcext:value-type="float">
            <text:p><text:s text:c="3"/>41</text:p>
          </table:table-cell>
          <table:table-cell office:value-type="float" office:value="40.852" calcext:value-type="float">
            <text:p><text:s text:c="3"/>41</text:p>
          </table:table-cell>
          <table:table-cell office:value-type="float" office:value="40.834" calcext:value-type="float">
            <text:p><text:s text:c="3"/>41</text:p>
          </table:table-cell>
          <table:table-cell office:value-type="float" office:value="41.013" calcext:value-type="float">
            <text:p><text:s text:c="3"/>41</text:p>
          </table:table-cell>
          <table:table-cell office:value-type="float" office:value="41.361" calcext:value-type="float">
            <text:p><text:s text:c="3"/>41</text:p>
          </table:table-cell>
          <table:table-cell office:value-type="float" office:value="41.846" calcext:value-type="float">
            <text:p><text:s text:c="3"/>42</text:p>
          </table:table-cell>
          <table:table-cell office:value-type="float" office:value="42.373" calcext:value-type="float">
            <text:p><text:s text:c="3"/>42</text:p>
          </table:table-cell>
          <table:table-cell office:value-type="float" office:value="42.891" calcext:value-type="float">
            <text:p><text:s text:c="3"/>43</text:p>
          </table:table-cell>
          <table:table-cell office:value-type="float" office:value="43.373" calcext:value-type="float">
            <text:p><text:s text:c="3"/>43</text:p>
          </table:table-cell>
          <table:table-cell office:value-type="float" office:value="43.846" calcext:value-type="float">
            <text:p><text:s text:c="3"/>44</text:p>
          </table:table-cell>
          <table:table-cell office:value-type="float" office:value="44.317" calcext:value-type="float">
            <text:p><text:s text:c="3"/>44</text:p>
          </table:table-cell>
          <table:table-cell office:value-type="float" office:value="44.824" calcext:value-type="float">
            <text:p><text:s text:c="3"/>45</text:p>
          </table:table-cell>
          <table:table-cell office:value-type="float" office:value="45.374" calcext:value-type="float">
            <text:p><text:s text:c="3"/>45</text:p>
          </table:table-cell>
          <table:table-cell office:value-type="float" office:value="45.99" calcext:value-type="float">
            <text:p><text:s text:c="3"/>46</text:p>
          </table:table-cell>
          <table:table-cell office:value-type="float" office:value="46.641" calcext:value-type="float">
            <text:p><text:s text:c="3"/>47</text:p>
          </table:table-cell>
          <table:table-cell office:value-type="float" office:value="47.306" calcext:value-type="float">
            <text:p><text:s text:c="3"/>47</text:p>
          </table:table-cell>
          <table:table-cell office:value-type="float" office:value="47.971" calcext:value-type="float">
            <text:p><text:s text:c="3"/>48</text:p>
          </table:table-cell>
          <table:table-cell office:value-type="float" office:value="48.611" calcext:value-type="float">
            <text:p><text:s text:c="3"/>49</text:p>
          </table:table-cell>
          <table:table-cell office:value-type="float" office:value="49.21" calcext:value-type="float">
            <text:p><text:s text:c="3"/>49</text:p>
          </table:table-cell>
          <table:table-cell office:value-type="float" office:value="49.783" calcext:value-type="float">
            <text:p><text:s text:c="3"/>50</text:p>
          </table:table-cell>
          <table:table-cell office:value-type="float" office:value="50.332" calcext:value-type="float">
            <text:p><text:s text:c="3"/>50</text:p>
          </table:table-cell>
          <table:table-cell office:value-type="float" office:value="50.886" calcext:value-type="float">
            <text:p><text:s text:c="3"/>51</text:p>
          </table:table-cell>
          <table:table-cell office:value-type="float" office:value="51.445" calcext:value-type="float">
            <text:p><text:s text:c="3"/>51</text:p>
          </table:table-cell>
          <table:table-cell office:value-type="float" office:value="52.006" calcext:value-type="float">
            <text:p><text:s text:c="3"/>52</text:p>
          </table:table-cell>
          <table:table-cell office:value-type="float" office:value="52.591" calcext:value-type="float">
            <text:p><text:s text:c="3"/>53</text:p>
          </table:table-cell>
          <table:table-cell office:value-type="float" office:value="53.169" calcext:value-type="float">
            <text:p><text:s text:c="3"/>53</text:p>
          </table:table-cell>
          <table:table-cell office:value-type="float" office:value="53.739" calcext:value-type="float">
            <text:p><text:s text:c="3"/>54</text:p>
          </table:table-cell>
          <table:table-cell office:value-type="float" office:value="54.288" calcext:value-type="float">
            <text:p><text:s text:c="3"/>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int Lucia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82.784" calcext:value-type="float">
            <text:p><text:s text:c="3"/>83</text:p>
          </table:table-cell>
          <table:table-cell office:value-type="float" office:value="83.874" calcext:value-type="float">
            <text:p><text:s text:c="3"/>84</text:p>
          </table:table-cell>
          <table:table-cell office:value-type="float" office:value="84.763" calcext:value-type="float">
            <text:p><text:s text:c="3"/>85</text:p>
          </table:table-cell>
          <table:table-cell office:value-type="float" office:value="85.491" calcext:value-type="float">
            <text:p><text:s text:c="3"/>85</text:p>
          </table:table-cell>
          <table:table-cell office:value-type="float" office:value="86.106" calcext:value-type="float">
            <text:p><text:s text:c="3"/>86</text:p>
          </table:table-cell>
          <table:table-cell office:value-type="float" office:value="86.654" calcext:value-type="float">
            <text:p><text:s text:c="3"/>87</text:p>
          </table:table-cell>
          <table:table-cell office:value-type="float" office:value="87.178" calcext:value-type="float">
            <text:p><text:s text:c="3"/>87</text:p>
          </table:table-cell>
          <table:table-cell office:value-type="float" office:value="87.719" calcext:value-type="float">
            <text:p><text:s text:c="3"/>88</text:p>
          </table:table-cell>
          <table:table-cell office:value-type="float" office:value="88.33" calcext:value-type="float">
            <text:p><text:s text:c="3"/>88</text:p>
          </table:table-cell>
          <table:table-cell office:value-type="float" office:value="89.044" calcext:value-type="float">
            <text:p><text:s text:c="3"/>89</text:p>
          </table:table-cell>
          <table:table-cell office:value-type="float" office:value="89.897" calcext:value-type="float">
            <text:p><text:s text:c="3"/>90</text:p>
          </table:table-cell>
          <table:table-cell office:value-type="float" office:value="90.914" calcext:value-type="float">
            <text:p><text:s text:c="3"/>91</text:p>
          </table:table-cell>
          <table:table-cell office:value-type="float" office:value="92.084" calcext:value-type="float">
            <text:p><text:s text:c="3"/>92</text:p>
          </table:table-cell>
          <table:table-cell office:value-type="float" office:value="93.399" calcext:value-type="float">
            <text:p><text:s text:c="3"/>93</text:p>
          </table:table-cell>
          <table:table-cell office:value-type="float" office:value="94.814" calcext:value-type="float">
            <text:p><text:s text:c="3"/>95</text:p>
          </table:table-cell>
          <table:table-cell office:value-type="float" office:value="96.302" calcext:value-type="float">
            <text:p><text:s text:c="3"/>96</text:p>
          </table:table-cell>
          <table:table-cell office:value-type="float" office:value="97.881" calcext:value-type="float">
            <text:p><text:s text:c="3"/>98</text:p>
          </table:table-cell>
          <table:table-cell office:value-type="float" office:value="99.527" calcext:value-type="float">
            <text:p><text:s text:c="3"/>100</text:p>
          </table:table-cell>
          <table:table-cell office:value-type="float" office:value="101.179" calcext:value-type="float">
            <text:p><text:s text:c="3"/>101</text:p>
          </table:table-cell>
          <table:table-cell office:value-type="float" office:value="102.749" calcext:value-type="float">
            <text:p><text:s text:c="3"/>103</text:p>
          </table:table-cell>
          <table:table-cell office:value-type="float" office:value="104.16" calcext:value-type="float">
            <text:p><text:s text:c="3"/>104</text:p>
          </table:table-cell>
          <table:table-cell office:value-type="float" office:value="105.39" calcext:value-type="float">
            <text:p><text:s text:c="3"/>105</text:p>
          </table:table-cell>
          <table:table-cell office:value-type="float" office:value="106.455" calcext:value-type="float">
            <text:p><text:s text:c="3"/>106</text:p>
          </table:table-cell>
          <table:table-cell office:value-type="float" office:value="107.466" calcext:value-type="float">
            <text:p><text:s text:c="3"/>107</text:p>
          </table:table-cell>
          <table:table-cell office:value-type="float" office:value="108.532" calcext:value-type="float">
            <text:p><text:s text:c="3"/>109</text:p>
          </table:table-cell>
          <table:table-cell office:value-type="float" office:value="109.769" calcext:value-type="float">
            <text:p><text:s text:c="3"/>110</text:p>
          </table:table-cell>
          <table:table-cell office:value-type="float" office:value="111.208" calcext:value-type="float">
            <text:p><text:s text:c="3"/>111</text:p>
          </table:table-cell>
          <table:table-cell office:value-type="float" office:value="112.831" calcext:value-type="float">
            <text:p><text:s text:c="3"/>113</text:p>
          </table:table-cell>
          <table:table-cell office:value-type="float" office:value="114.546" calcext:value-type="float">
            <text:p><text:s text:c="3"/>115</text:p>
          </table:table-cell>
          <table:table-cell office:value-type="float" office:value="116.29" calcext:value-type="float">
            <text:p><text:s text:c="3"/>116</text:p>
          </table:table-cell>
          <table:table-cell office:value-type="float" office:value="117.987" calcext:value-type="float">
            <text:p><text:s text:c="3"/>118</text:p>
          </table:table-cell>
          <table:table-cell office:value-type="float" office:value="119.594" calcext:value-type="float">
            <text:p><text:s text:c="3"/>120</text:p>
          </table:table-cell>
          <table:table-cell office:value-type="float" office:value="121.154" calcext:value-type="float">
            <text:p><text:s text:c="3"/>121</text:p>
          </table:table-cell>
          <table:table-cell office:value-type="float" office:value="122.74" calcext:value-type="float">
            <text:p><text:s text:c="3"/>123</text:p>
          </table:table-cell>
          <table:table-cell office:value-type="float" office:value="124.468" calcext:value-type="float">
            <text:p><text:s text:c="3"/>124</text:p>
          </table:table-cell>
          <table:table-cell office:value-type="float" office:value="126.418" calcext:value-type="float">
            <text:p><text:s text:c="3"/>126</text:p>
          </table:table-cell>
          <table:table-cell office:value-type="float" office:value="128.619" calcext:value-type="float">
            <text:p><text:s text:c="3"/>129</text:p>
          </table:table-cell>
          <table:table-cell office:value-type="float" office:value="131.034" calcext:value-type="float">
            <text:p><text:s text:c="3"/>131</text:p>
          </table:table-cell>
          <table:table-cell office:value-type="float" office:value="133.533" calcext:value-type="float">
            <text:p><text:s text:c="3"/>134</text:p>
          </table:table-cell>
          <table:table-cell office:value-type="float" office:value="135.956" calcext:value-type="float">
            <text:p><text:s text:c="3"/>136</text:p>
          </table:table-cell>
          <table:table-cell office:value-type="float" office:value="138.185" calcext:value-type="float">
            <text:p><text:s text:c="3"/>138</text:p>
          </table:table-cell>
          <table:table-cell office:value-type="float" office:value="140.156" calcext:value-type="float">
            <text:p><text:s text:c="3"/>140</text:p>
          </table:table-cell>
          <table:table-cell office:value-type="float" office:value="141.925" calcext:value-type="float">
            <text:p><text:s text:c="3"/>142</text:p>
          </table:table-cell>
          <table:table-cell office:value-type="float" office:value="143.565" calcext:value-type="float">
            <text:p><text:s text:c="3"/>144</text:p>
          </table:table-cell>
          <table:table-cell office:value-type="float" office:value="145.247" calcext:value-type="float">
            <text:p><text:s text:c="3"/>145</text:p>
          </table:table-cell>
          <table:table-cell office:value-type="float" office:value="147.044" calcext:value-type="float">
            <text:p><text:s text:c="3"/>147</text:p>
          </table:table-cell>
          <table:table-cell office:value-type="float" office:value="149.004" calcext:value-type="float">
            <text:p><text:s text:c="3"/>149</text:p>
          </table:table-cell>
          <table:table-cell office:value-type="float" office:value="151.086" calcext:value-type="float">
            <text:p><text:s text:c="3"/>151</text:p>
          </table:table-cell>
          <table:table-cell office:value-type="float" office:value="153.183" calcext:value-type="float">
            <text:p><text:s text:c="3"/>153</text:p>
          </table:table-cell>
          <table:table-cell office:value-type="float" office:value="155.172" calcext:value-type="float">
            <text:p><text:s text:c="3"/>155</text:p>
          </table:table-cell>
          <table:table-cell office:value-type="float" office:value="156.949" calcext:value-type="float">
            <text:p><text:s text:c="3"/>157</text:p>
          </table:table-cell>
          <table:table-cell office:value-type="float" office:value="158.464" calcext:value-type="float">
            <text:p><text:s text:c="3"/>158</text:p>
          </table:table-cell>
          <table:table-cell office:value-type="float" office:value="159.763" calcext:value-type="float">
            <text:p><text:s text:c="3"/>160</text:p>
          </table:table-cell>
          <table:table-cell office:value-type="float" office:value="160.973" calcext:value-type="float">
            <text:p><text:s text:c="3"/>161</text:p>
          </table:table-cell>
          <table:table-cell office:value-type="float" office:value="162.251" calcext:value-type="float">
            <text:p><text:s text:c="3"/>162</text:p>
          </table:table-cell>
          <table:table-cell office:value-type="float" office:value="163.714" calcext:value-type="float">
            <text:p><text:s text:c="3"/>164</text:p>
          </table:table-cell>
          <table:table-cell office:value-type="float" office:value="165.407" calcext:value-type="float">
            <text:p><text:s text:c="3"/>165</text:p>
          </table:table-cell>
          <table:table-cell office:value-type="float" office:value="167.288" calcext:value-type="float">
            <text:p><text:s text:c="3"/>167</text:p>
          </table:table-cell>
          <table:table-cell office:value-type="float" office:value="169.22" calcext:value-type="float">
            <text:p><text:s text:c="3"/>169</text:p>
          </table:table-cell>
          <table:table-cell office:value-type="float" office:value="171.022" calcext:value-type="float">
            <text:p><text:s text:c="3"/>171</text:p>
          </table:table-cell>
          <table:table-cell office:value-type="float" office:value="172.58" calcext:value-type="float">
            <text:p><text:s text:c="3"/>173</text:p>
          </table:table-cell>
          <table:table-cell office:value-type="float" office:value="173.832" calcext:value-type="float">
            <text:p><text:s text:c="3"/>174</text:p>
          </table:table-cell>
          <table:table-cell office:value-type="float" office:value="174.835" calcext:value-type="float">
            <text:p><text:s text:c="3"/>175</text:p>
          </table:table-cell>
          <table:table-cell office:value-type="float" office:value="175.66" calcext:value-type="float">
            <text:p><text:s text:c="3"/>176</text:p>
          </table:table-cell>
          <table:table-cell office:value-type="float" office:value="176.421" calcext:value-type="float">
            <text:p><text:s text:c="3"/>176</text:p>
          </table:table-cell>
          <table:table-cell office:value-type="float" office:value="177.206" calcext:value-type="float">
            <text:p><text:s text:c="3"/>1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int Vincent and the Grenadines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6.998" calcext:value-type="float">
            <text:p><text:s text:c="3"/>67</text:p>
          </table:table-cell>
          <table:table-cell office:value-type="float" office:value="68.059" calcext:value-type="float">
            <text:p><text:s text:c="3"/>68</text:p>
          </table:table-cell>
          <table:table-cell office:value-type="float" office:value="69.271" calcext:value-type="float">
            <text:p><text:s text:c="3"/>69</text:p>
          </table:table-cell>
          <table:table-cell office:value-type="float" office:value="70.593" calcext:value-type="float">
            <text:p><text:s text:c="3"/>71</text:p>
          </table:table-cell>
          <table:table-cell office:value-type="float" office:value="72.022" calcext:value-type="float">
            <text:p><text:s text:c="3"/>72</text:p>
          </table:table-cell>
          <table:table-cell office:value-type="float" office:value="73.523" calcext:value-type="float">
            <text:p><text:s text:c="3"/>74</text:p>
          </table:table-cell>
          <table:table-cell office:value-type="float" office:value="75.08" calcext:value-type="float">
            <text:p><text:s text:c="3"/>75</text:p>
          </table:table-cell>
          <table:table-cell office:value-type="float" office:value="76.635" calcext:value-type="float">
            <text:p><text:s text:c="3"/>77</text:p>
          </table:table-cell>
          <table:table-cell office:value-type="float" office:value="78.168" calcext:value-type="float">
            <text:p><text:s text:c="3"/>78</text:p>
          </table:table-cell>
          <table:table-cell office:value-type="float" office:value="79.618" calcext:value-type="float">
            <text:p><text:s text:c="3"/>80</text:p>
          </table:table-cell>
          <table:table-cell office:value-type="float" office:value="80.949" calcext:value-type="float">
            <text:p><text:s text:c="3"/>81</text:p>
          </table:table-cell>
          <table:table-cell office:value-type="float" office:value="82.142" calcext:value-type="float">
            <text:p><text:s text:c="3"/>82</text:p>
          </table:table-cell>
          <table:table-cell office:value-type="float" office:value="83.206" calcext:value-type="float">
            <text:p><text:s text:c="3"/>83</text:p>
          </table:table-cell>
          <table:table-cell office:value-type="float" office:value="84.167" calcext:value-type="float">
            <text:p><text:s text:c="3"/>84</text:p>
          </table:table-cell>
          <table:table-cell office:value-type="float" office:value="85.069" calcext:value-type="float">
            <text:p><text:s text:c="3"/>85</text:p>
          </table:table-cell>
          <table:table-cell office:value-type="float" office:value="85.97" calcext:value-type="float">
            <text:p><text:s text:c="3"/>86</text:p>
          </table:table-cell>
          <table:table-cell office:value-type="float" office:value="86.857" calcext:value-type="float">
            <text:p><text:s text:c="3"/>87</text:p>
          </table:table-cell>
          <table:table-cell office:value-type="float" office:value="87.736" calcext:value-type="float">
            <text:p><text:s text:c="3"/>88</text:p>
          </table:table-cell>
          <table:table-cell office:value-type="float" office:value="88.613" calcext:value-type="float">
            <text:p><text:s text:c="3"/>89</text:p>
          </table:table-cell>
          <table:table-cell office:value-type="float" office:value="89.516" calcext:value-type="float">
            <text:p><text:s text:c="3"/>90</text:p>
          </table:table-cell>
          <table:table-cell office:value-type="float" office:value="90.452" calcext:value-type="float">
            <text:p><text:s text:c="3"/>90</text:p>
          </table:table-cell>
          <table:table-cell office:value-type="float" office:value="91.44" calcext:value-type="float">
            <text:p><text:s text:c="3"/>91</text:p>
          </table:table-cell>
          <table:table-cell office:value-type="float" office:value="92.463" calcext:value-type="float">
            <text:p><text:s text:c="3"/>92</text:p>
          </table:table-cell>
          <table:table-cell office:value-type="float" office:value="93.517" calcext:value-type="float">
            <text:p><text:s text:c="3"/>94</text:p>
          </table:table-cell>
          <table:table-cell office:value-type="float" office:value="94.568" calcext:value-type="float">
            <text:p><text:s text:c="3"/>95</text:p>
          </table:table-cell>
          <table:table-cell office:value-type="float" office:value="95.611" calcext:value-type="float">
            <text:p><text:s text:c="3"/>96</text:p>
          </table:table-cell>
          <table:table-cell office:value-type="float" office:value="96.641" calcext:value-type="float">
            <text:p><text:s text:c="3"/>97</text:p>
          </table:table-cell>
          <table:table-cell office:value-type="float" office:value="97.649" calcext:value-type="float">
            <text:p><text:s text:c="3"/>98</text:p>
          </table:table-cell>
          <table:table-cell office:value-type="float" office:value="98.633" calcext:value-type="float">
            <text:p><text:s text:c="3"/>99</text:p>
          </table:table-cell>
          <table:table-cell office:value-type="float" office:value="99.59" calcext:value-type="float">
            <text:p><text:s text:c="3"/>100</text:p>
          </table:table-cell>
          <table:table-cell office:value-type="float" office:value="100.505" calcext:value-type="float">
            <text:p><text:s text:c="3"/>101</text:p>
          </table:table-cell>
          <table:table-cell office:value-type="float" office:value="101.379" calcext:value-type="float">
            <text:p><text:s text:c="3"/>101</text:p>
          </table:table-cell>
          <table:table-cell office:value-type="float" office:value="102.204" calcext:value-type="float">
            <text:p><text:s text:c="3"/>102</text:p>
          </table:table-cell>
          <table:table-cell office:value-type="float" office:value="102.984" calcext:value-type="float">
            <text:p><text:s text:c="3"/>103</text:p>
          </table:table-cell>
          <table:table-cell office:value-type="float" office:value="103.742" calcext:value-type="float">
            <text:p><text:s text:c="3"/>104</text:p>
          </table:table-cell>
          <table:table-cell office:value-type="float" office:value="104.477" calcext:value-type="float">
            <text:p><text:s text:c="3"/>104</text:p>
          </table:table-cell>
          <table:table-cell office:value-type="float" office:value="105.198" calcext:value-type="float">
            <text:p><text:s text:c="3"/>105</text:p>
          </table:table-cell>
          <table:table-cell office:value-type="float" office:value="105.896" calcext:value-type="float">
            <text:p><text:s text:c="3"/>106</text:p>
          </table:table-cell>
          <table:table-cell office:value-type="float" office:value="106.536" calcext:value-type="float">
            <text:p><text:s text:c="3"/>107</text:p>
          </table:table-cell>
          <table:table-cell office:value-type="float" office:value="107.084" calcext:value-type="float">
            <text:p><text:s text:c="3"/>107</text:p>
          </table:table-cell>
          <table:table-cell office:value-type="float" office:value="107.505" calcext:value-type="float">
            <text:p><text:s text:c="3"/>108</text:p>
          </table:table-cell>
          <table:table-cell office:value-type="float" office:value="107.814" calcext:value-type="float">
            <text:p><text:s text:c="3"/>108</text:p>
          </table:table-cell>
          <table:table-cell office:value-type="float" office:value="108.003" calcext:value-type="float">
            <text:p><text:s text:c="3"/>108</text:p>
          </table:table-cell>
          <table:table-cell office:value-type="float" office:value="108.092" calcext:value-type="float">
            <text:p><text:s text:c="3"/>108</text:p>
          </table:table-cell>
          <table:table-cell office:value-type="float" office:value="108.129" calcext:value-type="float">
            <text:p><text:s text:c="3"/>108</text:p>
          </table:table-cell>
          <table:table-cell office:value-type="float" office:value="108.122" calcext:value-type="float">
            <text:p><text:s text:c="3"/>108</text:p>
          </table:table-cell>
          <table:table-cell office:value-type="float" office:value="108.075" calcext:value-type="float">
            <text:p><text:s text:c="3"/>108</text:p>
          </table:table-cell>
          <table:table-cell office:value-type="float" office:value="108.004" calcext:value-type="float">
            <text:p><text:s text:c="3"/>108</text:p>
          </table:table-cell>
          <table:table-cell office:value-type="float" office:value="107.922" calcext:value-type="float">
            <text:p><text:s text:c="3"/>108</text:p>
          </table:table-cell>
          <table:table-cell office:value-type="float" office:value="107.88" calcext:value-type="float">
            <text:p><text:s text:c="3"/>108</text:p>
          </table:table-cell>
          <table:table-cell office:value-type="float" office:value="107.898" calcext:value-type="float">
            <text:p><text:s text:c="3"/>108</text:p>
          </table:table-cell>
          <table:table-cell office:value-type="float" office:value="107.988" calcext:value-type="float">
            <text:p><text:s text:c="3"/>108</text:p>
          </table:table-cell>
          <table:table-cell office:value-type="float" office:value="108.146" calcext:value-type="float">
            <text:p><text:s text:c="3"/>108</text:p>
          </table:table-cell>
          <table:table-cell office:value-type="float" office:value="108.35" calcext:value-type="float">
            <text:p><text:s text:c="3"/>108</text:p>
          </table:table-cell>
          <table:table-cell office:value-type="float" office:value="108.559" calcext:value-type="float">
            <text:p><text:s text:c="3"/>109</text:p>
          </table:table-cell>
          <table:table-cell office:value-type="float" office:value="108.744" calcext:value-type="float">
            <text:p><text:s text:c="3"/>109</text:p>
          </table:table-cell>
          <table:table-cell office:value-type="float" office:value="108.907" calcext:value-type="float">
            <text:p><text:s text:c="3"/>109</text:p>
          </table:table-cell>
          <table:table-cell office:value-type="float" office:value="109.047" calcext:value-type="float">
            <text:p><text:s text:c="3"/>109</text:p>
          </table:table-cell>
          <table:table-cell office:value-type="float" office:value="109.165" calcext:value-type="float">
            <text:p><text:s text:c="3"/>109</text:p>
          </table:table-cell>
          <table:table-cell office:value-type="float" office:value="109.253" calcext:value-type="float">
            <text:p><text:s text:c="3"/>109</text:p>
          </table:table-cell>
          <table:table-cell office:value-type="float" office:value="109.315" calcext:value-type="float">
            <text:p><text:s text:c="3"/>109</text:p>
          </table:table-cell>
          <table:table-cell office:value-type="float" office:value="109.341" calcext:value-type="float">
            <text:p><text:s text:c="3"/>109</text:p>
          </table:table-cell>
          <table:table-cell office:value-type="float" office:value="109.328" calcext:value-type="float">
            <text:p><text:s text:c="3"/>109</text:p>
          </table:table-cell>
          <table:table-cell office:value-type="float" office:value="109.32" calcext:value-type="float">
            <text:p><text:s text:c="3"/>109</text:p>
          </table:table-cell>
          <table:table-cell office:value-type="float" office:value="109.357" calcext:value-type="float">
            <text:p><text:s text:c="3"/>109</text:p>
          </table:table-cell>
          <table:table-cell office:value-type="float" office:value="109.455" calcext:value-type="float">
            <text:p><text:s text:c="3"/>1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int Maarten (Dutch part)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.499" calcext:value-type="float">
            <text:p><text:s text:c="3"/>1</text:p>
          </table:table-cell>
          <table:table-cell office:value-type="float" office:value="1.665" calcext:value-type="float">
            <text:p><text:s text:c="3"/>2</text:p>
          </table:table-cell>
          <table:table-cell office:value-type="float" office:value="1.799" calcext:value-type="float">
            <text:p><text:s text:c="3"/>2</text:p>
          </table:table-cell>
          <table:table-cell office:value-type="float" office:value="1.912" calcext:value-type="float">
            <text:p><text:s text:c="3"/>2</text:p>
          </table:table-cell>
          <table:table-cell office:value-type="float" office:value="2.009" calcext:value-type="float">
            <text:p><text:s text:c="3"/>2</text:p>
          </table:table-cell>
          <table:table-cell office:value-type="float" office:value="2.108" calcext:value-type="float">
            <text:p><text:s text:c="3"/>2</text:p>
          </table:table-cell>
          <table:table-cell office:value-type="float" office:value="2.213" calcext:value-type="float">
            <text:p><text:s text:c="3"/>2</text:p>
          </table:table-cell>
          <table:table-cell office:value-type="float" office:value="2.322" calcext:value-type="float">
            <text:p><text:s text:c="3"/>2</text:p>
          </table:table-cell>
          <table:table-cell office:value-type="float" office:value="2.463" calcext:value-type="float">
            <text:p><text:s text:c="3"/>2</text:p>
          </table:table-cell>
          <table:table-cell office:value-type="float" office:value="2.629" calcext:value-type="float">
            <text:p><text:s text:c="3"/>3</text:p>
          </table:table-cell>
          <table:table-cell office:value-type="float" office:value="2.833" calcext:value-type="float">
            <text:p><text:s text:c="3"/>3</text:p>
          </table:table-cell>
          <table:table-cell office:value-type="float" office:value="3.077" calcext:value-type="float">
            <text:p><text:s text:c="3"/>3</text:p>
          </table:table-cell>
          <table:table-cell office:value-type="float" office:value="3.373" calcext:value-type="float">
            <text:p><text:s text:c="3"/>3</text:p>
          </table:table-cell>
          <table:table-cell office:value-type="float" office:value="3.696" calcext:value-type="float">
            <text:p><text:s text:c="3"/>4</text:p>
          </table:table-cell>
          <table:table-cell office:value-type="float" office:value="4.067" calcext:value-type="float">
            <text:p><text:s text:c="3"/>4</text:p>
          </table:table-cell>
          <table:table-cell office:value-type="float" office:value="4.46" calcext:value-type="float">
            <text:p><text:s text:c="3"/>4</text:p>
          </table:table-cell>
          <table:table-cell office:value-type="float" office:value="4.896" calcext:value-type="float">
            <text:p><text:s text:c="3"/>5</text:p>
          </table:table-cell>
          <table:table-cell office:value-type="float" office:value="5.365" calcext:value-type="float">
            <text:p><text:s text:c="3"/>5</text:p>
          </table:table-cell>
          <table:table-cell office:value-type="float" office:value="5.859" calcext:value-type="float">
            <text:p><text:s text:c="3"/>6</text:p>
          </table:table-cell>
          <table:table-cell office:value-type="float" office:value="6.356" calcext:value-type="float">
            <text:p><text:s text:c="3"/>6</text:p>
          </table:table-cell>
          <table:table-cell office:value-type="float" office:value="6.864" calcext:value-type="float">
            <text:p><text:s text:c="3"/>7</text:p>
          </table:table-cell>
          <table:table-cell office:value-type="float" office:value="7.375" calcext:value-type="float">
            <text:p><text:s text:c="3"/>7</text:p>
          </table:table-cell>
          <table:table-cell office:value-type="float" office:value="7.896" calcext:value-type="float">
            <text:p><text:s text:c="3"/>8</text:p>
          </table:table-cell>
          <table:table-cell office:value-type="float" office:value="8.428" calcext:value-type="float">
            <text:p><text:s text:c="3"/>8</text:p>
          </table:table-cell>
          <table:table-cell office:value-type="float" office:value="8.975" calcext:value-type="float">
            <text:p><text:s text:c="3"/>9</text:p>
          </table:table-cell>
          <table:table-cell office:value-type="float" office:value="9.557" calcext:value-type="float">
            <text:p><text:s text:c="3"/>10</text:p>
          </table:table-cell>
          <table:table-cell office:value-type="float" office:value="10.161" calcext:value-type="float">
            <text:p><text:s text:c="3"/>10</text:p>
          </table:table-cell>
          <table:table-cell office:value-type="float" office:value="10.797" calcext:value-type="float">
            <text:p><text:s text:c="3"/>11</text:p>
          </table:table-cell>
          <table:table-cell office:value-type="float" office:value="11.481" calcext:value-type="float">
            <text:p><text:s text:c="3"/>11</text:p>
          </table:table-cell>
          <table:table-cell office:value-type="float" office:value="12.249" calcext:value-type="float">
            <text:p><text:s text:c="3"/>12</text:p>
          </table:table-cell>
          <table:table-cell office:value-type="float" office:value="13.096" calcext:value-type="float">
            <text:p><text:s text:c="3"/>13</text:p>
          </table:table-cell>
          <table:table-cell office:value-type="float" office:value="14.019" calcext:value-type="float">
            <text:p><text:s text:c="3"/>14</text:p>
          </table:table-cell>
          <table:table-cell office:value-type="float" office:value="15.002" calcext:value-type="float">
            <text:p><text:s text:c="3"/>15</text:p>
          </table:table-cell>
          <table:table-cell office:value-type="float" office:value="16.12" calcext:value-type="float">
            <text:p><text:s text:c="3"/>16</text:p>
          </table:table-cell>
          <table:table-cell office:value-type="float" office:value="17.452" calcext:value-type="float">
            <text:p><text:s text:c="3"/>17</text:p>
          </table:table-cell>
          <table:table-cell office:value-type="float" office:value="19.028" calcext:value-type="float">
            <text:p><text:s text:c="3"/>19</text:p>
          </table:table-cell>
          <table:table-cell office:value-type="float" office:value="20.898" calcext:value-type="float">
            <text:p><text:s text:c="3"/>21</text:p>
          </table:table-cell>
          <table:table-cell office:value-type="float" office:value="23.007" calcext:value-type="float">
            <text:p><text:s text:c="3"/>23</text:p>
          </table:table-cell>
          <table:table-cell office:value-type="float" office:value="25.155" calcext:value-type="float">
            <text:p><text:s text:c="3"/>25</text:p>
          </table:table-cell>
          <table:table-cell office:value-type="float" office:value="27.06" calcext:value-type="float">
            <text:p><text:s text:c="3"/>27</text:p>
          </table:table-cell>
          <table:table-cell office:value-type="float" office:value="28.549" calcext:value-type="float">
            <text:p><text:s text:c="3"/>29</text:p>
          </table:table-cell>
          <table:table-cell office:value-type="float" office:value="29.534" calcext:value-type="float">
            <text:p><text:s text:c="3"/>30</text:p>
          </table:table-cell>
          <table:table-cell office:value-type="float" office:value="30.09" calcext:value-type="float">
            <text:p><text:s text:c="3"/>30</text:p>
          </table:table-cell>
          <table:table-cell office:value-type="float" office:value="30.339" calcext:value-type="float">
            <text:p><text:s text:c="3"/>30</text:p>
          </table:table-cell>
          <table:table-cell office:value-type="float" office:value="30.471" calcext:value-type="float">
            <text:p><text:s text:c="3"/>30</text:p>
          </table:table-cell>
          <table:table-cell office:value-type="float" office:value="30.633" calcext:value-type="float">
            <text:p><text:s text:c="3"/>31</text:p>
          </table:table-cell>
          <table:table-cell office:value-type="float" office:value="30.853" calcext:value-type="float">
            <text:p><text:s text:c="3"/>31</text:p>
          </table:table-cell>
          <table:table-cell office:value-type="float" office:value="31.11" calcext:value-type="float">
            <text:p><text:s text:c="3"/>31</text:p>
          </table:table-cell>
          <table:table-cell office:value-type="float" office:value="31.374" calcext:value-type="float">
            <text:p><text:s text:c="3"/>31</text:p>
          </table:table-cell>
          <table:table-cell office:value-type="float" office:value="31.615" calcext:value-type="float">
            <text:p><text:s text:c="3"/>32</text:p>
          </table:table-cell>
          <table:table-cell office:value-type="float" office:value="31.819" calcext:value-type="float">
            <text:p><text:s text:c="3"/>32</text:p>
          </table:table-cell>
          <table:table-cell office:value-type="float" office:value="32" calcext:value-type="float">
            <text:p><text:s text:c="3"/>32</text:p>
          </table:table-cell>
          <table:table-cell office:value-type="float" office:value="32.182" calcext:value-type="float">
            <text:p><text:s text:c="3"/>32</text:p>
          </table:table-cell>
          <table:table-cell office:value-type="float" office:value="32.346" calcext:value-type="float">
            <text:p><text:s text:c="3"/>32</text:p>
          </table:table-cell>
          <table:table-cell office:value-type="float" office:value="32.464" calcext:value-type="float">
            <text:p><text:s text:c="3"/>32</text:p>
          </table:table-cell>
          <table:table-cell office:value-type="float" office:value="32.531" calcext:value-type="float">
            <text:p><text:s text:c="3"/>33</text:p>
          </table:table-cell>
          <table:table-cell office:value-type="float" office:value="32.517" calcext:value-type="float">
            <text:p><text:s text:c="3"/>33</text:p>
          </table:table-cell>
          <table:table-cell office:value-type="float" office:value="32.439" calcext:value-type="float">
            <text:p><text:s text:c="3"/>32</text:p>
          </table:table-cell>
          <table:table-cell office:value-type="float" office:value="32.437" calcext:value-type="float">
            <text:p><text:s text:c="3"/>32</text:p>
          </table:table-cell>
          <table:table-cell office:value-type="float" office:value="32.632" calcext:value-type="float">
            <text:p><text:s text:c="3"/>33</text:p>
          </table:table-cell>
          <table:table-cell office:value-type="float" office:value="33.124" calcext:value-type="float">
            <text:p><text:s text:c="3"/>33</text:p>
          </table:table-cell>
          <table:table-cell office:value-type="float" office:value="33.976" calcext:value-type="float">
            <text:p><text:s text:c="3"/>34</text:p>
          </table:table-cell>
          <table:table-cell office:value-type="float" office:value="35.133" calcext:value-type="float">
            <text:p><text:s text:c="3"/>35</text:p>
          </table:table-cell>
          <table:table-cell office:value-type="float" office:value="36.439" calcext:value-type="float">
            <text:p><text:s text:c="3"/>36</text:p>
          </table:table-cell>
          <table:table-cell office:value-type="float" office:value="37.697" calcext:value-type="float">
            <text:p><text:s text:c="3"/>38</text:p>
          </table:table-cell>
          <table:table-cell office:value-type="float" office:value="38.75" calcext:value-type="float">
            <text:p><text:s text:c="3"/>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rinidad and Tobago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645.635" calcext:value-type="float">
            <text:p><text:s text:c="3"/>646</text:p>
          </table:table-cell>
          <table:table-cell office:value-type="float" office:value="658.833" calcext:value-type="float">
            <text:p><text:s text:c="3"/>659</text:p>
          </table:table-cell>
          <table:table-cell office:value-type="float" office:value="675.741" calcext:value-type="float">
            <text:p><text:s text:c="3"/>676</text:p>
          </table:table-cell>
          <table:table-cell office:value-type="float" office:value="695.465" calcext:value-type="float">
            <text:p><text:s text:c="3"/>695</text:p>
          </table:table-cell>
          <table:table-cell office:value-type="float" office:value="717.156" calcext:value-type="float">
            <text:p><text:s text:c="3"/>717</text:p>
          </table:table-cell>
          <table:table-cell office:value-type="float" office:value="740.035" calcext:value-type="float">
            <text:p><text:s text:c="3"/>740</text:p>
          </table:table-cell>
          <table:table-cell office:value-type="float" office:value="763.354" calcext:value-type="float">
            <text:p><text:s text:c="3"/>763</text:p>
          </table:table-cell>
          <table:table-cell office:value-type="float" office:value="786.433" calcext:value-type="float">
            <text:p><text:s text:c="3"/>786</text:p>
          </table:table-cell>
          <table:table-cell office:value-type="float" office:value="808.663" calcext:value-type="float">
            <text:p><text:s text:c="3"/>809</text:p>
          </table:table-cell>
          <table:table-cell office:value-type="float" office:value="829.489" calcext:value-type="float">
            <text:p><text:s text:c="3"/>829</text:p>
          </table:table-cell>
          <table:table-cell office:value-type="float" office:value="848.479" calcext:value-type="float">
            <text:p><text:s text:c="3"/>848</text:p>
          </table:table-cell>
          <table:table-cell office:value-type="float" office:value="865.36" calcext:value-type="float">
            <text:p><text:s text:c="3"/>865</text:p>
          </table:table-cell>
          <table:table-cell office:value-type="float" office:value="880.023" calcext:value-type="float">
            <text:p><text:s text:c="3"/>880</text:p>
          </table:table-cell>
          <table:table-cell office:value-type="float" office:value="892.569" calcext:value-type="float">
            <text:p><text:s text:c="3"/>893</text:p>
          </table:table-cell>
          <table:table-cell office:value-type="float" office:value="903.275" calcext:value-type="float">
            <text:p><text:s text:c="3"/>903</text:p>
          </table:table-cell>
          <table:table-cell office:value-type="float" office:value="912.417" calcext:value-type="float">
            <text:p><text:s text:c="3"/>912</text:p>
          </table:table-cell>
          <table:table-cell office:value-type="float" office:value="919.903" calcext:value-type="float">
            <text:p><text:s text:c="3"/>920</text:p>
          </table:table-cell>
          <table:table-cell office:value-type="float" office:value="925.909" calcext:value-type="float">
            <text:p><text:s text:c="3"/>926</text:p>
          </table:table-cell>
          <table:table-cell office:value-type="float" office:value="931.468" calcext:value-type="float">
            <text:p><text:s text:c="3"/>931</text:p>
          </table:table-cell>
          <table:table-cell office:value-type="float" office:value="937.848" calcext:value-type="float">
            <text:p><text:s text:c="3"/>938</text:p>
          </table:table-cell>
          <table:table-cell office:value-type="float" office:value="945.993" calcext:value-type="float">
            <text:p><text:s text:c="3"/>946</text:p>
          </table:table-cell>
          <table:table-cell office:value-type="float" office:value="956.366" calcext:value-type="float">
            <text:p><text:s text:c="3"/>956</text:p>
          </table:table-cell>
          <table:table-cell office:value-type="float" office:value="968.741" calcext:value-type="float">
            <text:p><text:s text:c="3"/>969</text:p>
          </table:table-cell>
          <table:table-cell office:value-type="float" office:value="982.592" calcext:value-type="float">
            <text:p><text:s text:c="3"/>983</text:p>
          </table:table-cell>
          <table:table-cell office:value-type="float" office:value="997.053" calcext:value-type="float">
            <text:p><text:s text:c="3"/>997</text:p>
          </table:table-cell>
          <table:table-cell office:value-type="float" office:value="1011.49" calcext:value-type="float">
            <text:p><text:s text:c="2"/>1 011</text:p>
          </table:table-cell>
          <table:table-cell office:value-type="float" office:value="1025.658" calcext:value-type="float">
            <text:p><text:s text:c="2"/>1 026</text:p>
          </table:table-cell>
          <table:table-cell office:value-type="float" office:value="1039.761" calcext:value-type="float">
            <text:p><text:s text:c="2"/>1 040</text:p>
          </table:table-cell>
          <table:table-cell office:value-type="float" office:value="1054.116" calcext:value-type="float">
            <text:p><text:s text:c="2"/>1 054</text:p>
          </table:table-cell>
          <table:table-cell office:value-type="float" office:value="1069.202" calcext:value-type="float">
            <text:p><text:s text:c="2"/>1 069</text:p>
          </table:table-cell>
          <table:table-cell office:value-type="float" office:value="1085.308" calcext:value-type="float">
            <text:p><text:s text:c="2"/>1 085</text:p>
          </table:table-cell>
          <table:table-cell office:value-type="float" office:value="1102.556" calcext:value-type="float">
            <text:p><text:s text:c="2"/>1 103</text:p>
          </table:table-cell>
          <table:table-cell office:value-type="float" office:value="1120.611" calcext:value-type="float">
            <text:p><text:s text:c="2"/>1 121</text:p>
          </table:table-cell>
          <table:table-cell office:value-type="float" office:value="1138.676" calcext:value-type="float">
            <text:p><text:s text:c="2"/>1 139</text:p>
          </table:table-cell>
          <table:table-cell office:value-type="float" office:value="1155.695" calcext:value-type="float">
            <text:p><text:s text:c="2"/>1 156</text:p>
          </table:table-cell>
          <table:table-cell office:value-type="float" office:value="1170.928" calcext:value-type="float">
            <text:p><text:s text:c="2"/>1 171</text:p>
          </table:table-cell>
          <table:table-cell office:value-type="float" office:value="1184.051" calcext:value-type="float">
            <text:p><text:s text:c="2"/>1 184</text:p>
          </table:table-cell>
          <table:table-cell office:value-type="float" office:value="1195.247" calcext:value-type="float">
            <text:p><text:s text:c="2"/>1 195</text:p>
          </table:table-cell>
          <table:table-cell office:value-type="float" office:value="1204.893" calcext:value-type="float">
            <text:p><text:s text:c="2"/>1 205</text:p>
          </table:table-cell>
          <table:table-cell office:value-type="float" office:value="1213.624" calcext:value-type="float">
            <text:p><text:s text:c="2"/>1 214</text:p>
          </table:table-cell>
          <table:table-cell office:value-type="float" office:value="1221.9" calcext:value-type="float">
            <text:p><text:s text:c="2"/>1 222</text:p>
          </table:table-cell>
          <table:table-cell office:value-type="float" office:value="1229.907" calcext:value-type="float">
            <text:p><text:s text:c="2"/>1 230</text:p>
          </table:table-cell>
          <table:table-cell office:value-type="float" office:value="1237.487" calcext:value-type="float">
            <text:p><text:s text:c="2"/>1 237</text:p>
          </table:table-cell>
          <table:table-cell office:value-type="float" office:value="1244.407" calcext:value-type="float">
            <text:p><text:s text:c="2"/>1 244</text:p>
          </table:table-cell>
          <table:table-cell office:value-type="float" office:value="1250.318" calcext:value-type="float">
            <text:p><text:s text:c="2"/>1 250</text:p>
          </table:table-cell>
          <table:table-cell office:value-type="float" office:value="1255.001" calcext:value-type="float">
            <text:p><text:s text:c="2"/>1 255</text:p>
          </table:table-cell>
          <table:table-cell office:value-type="float" office:value="1258.364" calcext:value-type="float">
            <text:p><text:s text:c="2"/>1 258</text:p>
          </table:table-cell>
          <table:table-cell office:value-type="float" office:value="1260.678" calcext:value-type="float">
            <text:p><text:s text:c="2"/>1 261</text:p>
          </table:table-cell>
          <table:table-cell office:value-type="float" office:value="1262.542" calcext:value-type="float">
            <text:p><text:s text:c="2"/>1 263</text:p>
          </table:table-cell>
          <table:table-cell office:value-type="float" office:value="1264.775" calcext:value-type="float">
            <text:p><text:s text:c="2"/>1 265</text:p>
          </table:table-cell>
          <table:table-cell office:value-type="float" office:value="1267.984" calcext:value-type="float">
            <text:p><text:s text:c="2"/>1 268</text:p>
          </table:table-cell>
          <table:table-cell office:value-type="float" office:value="1272.38" calcext:value-type="float">
            <text:p><text:s text:c="2"/>1 272</text:p>
          </table:table-cell>
          <table:table-cell office:value-type="float" office:value="1277.837" calcext:value-type="float">
            <text:p><text:s text:c="2"/>1 278</text:p>
          </table:table-cell>
          <table:table-cell office:value-type="float" office:value="1284.052" calcext:value-type="float">
            <text:p><text:s text:c="2"/>1 284</text:p>
          </table:table-cell>
          <table:table-cell office:value-type="float" office:value="1290.535" calcext:value-type="float">
            <text:p><text:s text:c="2"/>1 291</text:p>
          </table:table-cell>
          <table:table-cell office:value-type="float" office:value="1296.934" calcext:value-type="float">
            <text:p><text:s text:c="2"/>1 297</text:p>
          </table:table-cell>
          <table:table-cell office:value-type="float" office:value="1303.144" calcext:value-type="float">
            <text:p><text:s text:c="2"/>1 303</text:p>
          </table:table-cell>
          <table:table-cell office:value-type="float" office:value="1309.26" calcext:value-type="float">
            <text:p><text:s text:c="2"/>1 309</text:p>
          </table:table-cell>
          <table:table-cell office:value-type="float" office:value="1315.372" calcext:value-type="float">
            <text:p><text:s text:c="2"/>1 315</text:p>
          </table:table-cell>
          <table:table-cell office:value-type="float" office:value="1321.618" calcext:value-type="float">
            <text:p><text:s text:c="2"/>1 322</text:p>
          </table:table-cell>
          <table:table-cell office:value-type="float" office:value="1328.1" calcext:value-type="float">
            <text:p><text:s text:c="2"/>1 328</text:p>
          </table:table-cell>
          <table:table-cell office:value-type="float" office:value="1334.788" calcext:value-type="float">
            <text:p><text:s text:c="2"/>1 335</text:p>
          </table:table-cell>
          <table:table-cell office:value-type="float" office:value="1341.588" calcext:value-type="float">
            <text:p><text:s text:c="2"/>1 342</text:p>
          </table:table-cell>
          <table:table-cell office:value-type="float" office:value="1348.248" calcext:value-type="float">
            <text:p><text:s text:c="2"/>1 348</text:p>
          </table:table-cell>
          <table:table-cell office:value-type="float" office:value="1354.493" calcext:value-type="float">
            <text:p><text:s text:c="2"/>1 354</text:p>
          </table:table-cell>
          <table:table-cell office:value-type="float" office:value="1360.092" calcext:value-type="float">
            <text:p><text:s text:c="2"/>1 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5.051" calcext:value-type="float">
            <text:p><text:s text:c="3"/>5</text:p>
          </table:table-cell>
          <table:table-cell office:value-type="float" office:value="4.987" calcext:value-type="float">
            <text:p><text:s text:c="3"/>5</text:p>
          </table:table-cell>
          <table:table-cell office:value-type="float" office:value="4.981" calcext:value-type="float">
            <text:p><text:s text:c="3"/>5</text:p>
          </table:table-cell>
          <table:table-cell office:value-type="float" office:value="5.014" calcext:value-type="float">
            <text:p><text:s text:c="3"/>5</text:p>
          </table:table-cell>
          <table:table-cell office:value-type="float" office:value="5.093" calcext:value-type="float">
            <text:p><text:s text:c="3"/>5</text:p>
          </table:table-cell>
          <table:table-cell office:value-type="float" office:value="5.197" calcext:value-type="float">
            <text:p><text:s text:c="3"/>5</text:p>
          </table:table-cell>
          <table:table-cell office:value-type="float" office:value="5.315" calcext:value-type="float">
            <text:p><text:s text:c="3"/>5</text:p>
          </table:table-cell>
          <table:table-cell office:value-type="float" office:value="5.446" calcext:value-type="float">
            <text:p><text:s text:c="3"/>5</text:p>
          </table:table-cell>
          <table:table-cell office:value-type="float" office:value="5.559" calcext:value-type="float">
            <text:p><text:s text:c="3"/>6</text:p>
          </table:table-cell>
          <table:table-cell office:value-type="float" office:value="5.656" calcext:value-type="float">
            <text:p><text:s text:c="3"/>6</text:p>
          </table:table-cell>
          <table:table-cell office:value-type="float" office:value="5.726" calcext:value-type="float">
            <text:p><text:s text:c="3"/>6</text:p>
          </table:table-cell>
          <table:table-cell table:number-columns-repeated="2" office:value-type="float" office:value="5.763" calcext:value-type="float">
            <text:p><text:s text:c="3"/>6</text:p>
          </table:table-cell>
          <table:table-cell office:value-type="float" office:value="5.74" calcext:value-type="float">
            <text:p><text:s text:c="3"/>6</text:p>
          </table:table-cell>
          <table:table-cell office:value-type="float" office:value="5.71" calcext:value-type="float">
            <text:p><text:s text:c="3"/>6</text:p>
          </table:table-cell>
          <table:table-cell office:value-type="float" office:value="5.672" calcext:value-type="float">
            <text:p><text:s text:c="3"/>6</text:p>
          </table:table-cell>
          <table:table-cell office:value-type="float" office:value="5.629" calcext:value-type="float">
            <text:p><text:s text:c="3"/>6</text:p>
          </table:table-cell>
          <table:table-cell office:value-type="float" office:value="5.59" calcext:value-type="float">
            <text:p><text:s text:c="3"/>6</text:p>
          </table:table-cell>
          <table:table-cell office:value-type="float" office:value="5.559" calcext:value-type="float">
            <text:p><text:s text:c="3"/>6</text:p>
          </table:table-cell>
          <table:table-cell office:value-type="float" office:value="5.571" calcext:value-type="float">
            <text:p><text:s text:c="3"/>6</text:p>
          </table:table-cell>
          <table:table-cell office:value-type="float" office:value="5.633" calcext:value-type="float">
            <text:p><text:s text:c="3"/>6</text:p>
          </table:table-cell>
          <table:table-cell office:value-type="float" office:value="5.756" calcext:value-type="float">
            <text:p><text:s text:c="3"/>6</text:p>
          </table:table-cell>
          <table:table-cell office:value-type="float" office:value="5.922" calcext:value-type="float">
            <text:p><text:s text:c="3"/>6</text:p>
          </table:table-cell>
          <table:table-cell office:value-type="float" office:value="6.126" calcext:value-type="float">
            <text:p><text:s text:c="3"/>6</text:p>
          </table:table-cell>
          <table:table-cell office:value-type="float" office:value="6.346" calcext:value-type="float">
            <text:p><text:s text:c="3"/>6</text:p>
          </table:table-cell>
          <table:table-cell office:value-type="float" office:value="6.548" calcext:value-type="float">
            <text:p><text:s text:c="3"/>7</text:p>
          </table:table-cell>
          <table:table-cell office:value-type="float" office:value="6.723" calcext:value-type="float">
            <text:p><text:s text:c="3"/>7</text:p>
          </table:table-cell>
          <table:table-cell office:value-type="float" office:value="6.886" calcext:value-type="float">
            <text:p><text:s text:c="3"/>7</text:p>
          </table:table-cell>
          <table:table-cell office:value-type="float" office:value="7.053" calcext:value-type="float">
            <text:p><text:s text:c="3"/>7</text:p>
          </table:table-cell>
          <table:table-cell office:value-type="float" office:value="7.264" calcext:value-type="float">
            <text:p><text:s text:c="3"/>7</text:p>
          </table:table-cell>
          <table:table-cell office:value-type="float" office:value="7.519" calcext:value-type="float">
            <text:p><text:s text:c="3"/>8</text:p>
          </table:table-cell>
          <table:table-cell office:value-type="float" office:value="7.858" calcext:value-type="float">
            <text:p><text:s text:c="3"/>8</text:p>
          </table:table-cell>
          <table:table-cell office:value-type="float" office:value="8.244" calcext:value-type="float">
            <text:p><text:s text:c="3"/>8</text:p>
          </table:table-cell>
          <table:table-cell office:value-type="float" office:value="8.669" calcext:value-type="float">
            <text:p><text:s text:c="3"/>9</text:p>
          </table:table-cell>
          <table:table-cell office:value-type="float" office:value="9.095" calcext:value-type="float">
            <text:p><text:s text:c="3"/>9</text:p>
          </table:table-cell>
          <table:table-cell office:value-type="float" office:value="9.506" calcext:value-type="float">
            <text:p><text:s text:c="3"/>10</text:p>
          </table:table-cell>
          <table:table-cell office:value-type="float" office:value="9.875" calcext:value-type="float">
            <text:p><text:s text:c="3"/>10</text:p>
          </table:table-cell>
          <table:table-cell office:value-type="float" office:value="10.224" calcext:value-type="float">
            <text:p><text:s text:c="3"/>10</text:p>
          </table:table-cell>
          <table:table-cell office:value-type="float" office:value="10.582" calcext:value-type="float">
            <text:p><text:s text:c="3"/>11</text:p>
          </table:table-cell>
          <table:table-cell office:value-type="float" office:value="11.017" calcext:value-type="float">
            <text:p><text:s text:c="3"/>11</text:p>
          </table:table-cell>
          <table:table-cell office:value-type="float" office:value="11.552" calcext:value-type="float">
            <text:p><text:s text:c="3"/>12</text:p>
          </table:table-cell>
          <table:table-cell office:value-type="float" office:value="12.206" calcext:value-type="float">
            <text:p><text:s text:c="3"/>12</text:p>
          </table:table-cell>
          <table:table-cell office:value-type="float" office:value="12.968" calcext:value-type="float">
            <text:p><text:s text:c="3"/>13</text:p>
          </table:table-cell>
          <table:table-cell office:value-type="float" office:value="13.789" calcext:value-type="float">
            <text:p><text:s text:c="3"/>14</text:p>
          </table:table-cell>
          <table:table-cell office:value-type="float" office:value="14.597" calcext:value-type="float">
            <text:p><text:s text:c="3"/>15</text:p>
          </table:table-cell>
          <table:table-cell office:value-type="float" office:value="15.332" calcext:value-type="float">
            <text:p><text:s text:c="3"/>15</text:p>
          </table:table-cell>
          <table:table-cell office:value-type="float" office:value="15.966" calcext:value-type="float">
            <text:p><text:s text:c="3"/>16</text:p>
          </table:table-cell>
          <table:table-cell office:value-type="float" office:value="16.528" calcext:value-type="float">
            <text:p><text:s text:c="3"/>17</text:p>
          </table:table-cell>
          <table:table-cell office:value-type="float" office:value="17.115" calcext:value-type="float">
            <text:p><text:s text:c="3"/>17</text:p>
          </table:table-cell>
          <table:table-cell office:value-type="float" office:value="17.864" calcext:value-type="float">
            <text:p><text:s text:c="3"/>18</text:p>
          </table:table-cell>
          <table:table-cell office:value-type="float" office:value="18.873" calcext:value-type="float">
            <text:p><text:s text:c="3"/>19</text:p>
          </table:table-cell>
          <table:table-cell office:value-type="float" office:value="20.185" calcext:value-type="float">
            <text:p><text:s text:c="3"/>20</text:p>
          </table:table-cell>
          <table:table-cell office:value-type="float" office:value="21.742" calcext:value-type="float">
            <text:p><text:s text:c="3"/>22</text:p>
          </table:table-cell>
          <table:table-cell office:value-type="float" office:value="23.41" calcext:value-type="float">
            <text:p><text:s text:c="3"/>23</text:p>
          </table:table-cell>
          <table:table-cell office:value-type="float" office:value="25.028" calcext:value-type="float">
            <text:p><text:s text:c="3"/>25</text:p>
          </table:table-cell>
          <table:table-cell office:value-type="float" office:value="26.448" calcext:value-type="float">
            <text:p><text:s text:c="3"/>26</text:p>
          </table:table-cell>
          <table:table-cell office:value-type="float" office:value="27.642" calcext:value-type="float">
            <text:p><text:s text:c="3"/>28</text:p>
          </table:table-cell>
          <table:table-cell office:value-type="float" office:value="28.64" calcext:value-type="float">
            <text:p><text:s text:c="3"/>29</text:p>
          </table:table-cell>
          <table:table-cell office:value-type="float" office:value="29.481" calcext:value-type="float">
            <text:p><text:s text:c="3"/>29</text:p>
          </table:table-cell>
          <table:table-cell office:value-type="float" office:value="30.245" calcext:value-type="float">
            <text:p><text:s text:c="3"/>30</text:p>
          </table:table-cell>
          <table:table-cell office:value-type="float" office:value="30.994" calcext:value-type="float">
            <text:p><text:s text:c="3"/>31</text:p>
          </table:table-cell>
          <table:table-cell office:value-type="float" office:value="31.731" calcext:value-type="float">
            <text:p><text:s text:c="3"/>32</text:p>
          </table:table-cell>
          <table:table-cell office:value-type="float" office:value="32.431" calcext:value-type="float">
            <text:p><text:s text:c="3"/>32</text:p>
          </table:table-cell>
          <table:table-cell office:value-type="float" office:value="33.108" calcext:value-type="float">
            <text:p><text:s text:c="3"/>33</text:p>
          </table:table-cell>
          <table:table-cell office:value-type="float" office:value="33.739" calcext:value-type="float">
            <text:p><text:s text:c="3"/>34</text:p>
          </table:table-cell>
          <table:table-cell office:value-type="float" office:value="34.339" calcext:value-type="float">
            <text:p><text:s text:c="3"/>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nited States Virgin Islands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6.797" calcext:value-type="float">
            <text:p><text:s text:c="3"/>27</text:p>
          </table:table-cell>
          <table:table-cell office:value-type="float" office:value="27.374" calcext:value-type="float">
            <text:p><text:s text:c="3"/>27</text:p>
          </table:table-cell>
          <table:table-cell office:value-type="float" office:value="28.122" calcext:value-type="float">
            <text:p><text:s text:c="3"/>28</text:p>
          </table:table-cell>
          <table:table-cell office:value-type="float" office:value="28.822" calcext:value-type="float">
            <text:p><text:s text:c="3"/>29</text:p>
          </table:table-cell>
          <table:table-cell office:value-type="float" office:value="29.349" calcext:value-type="float">
            <text:p><text:s text:c="3"/>29</text:p>
          </table:table-cell>
          <table:table-cell office:value-type="float" office:value="29.682" calcext:value-type="float">
            <text:p><text:s text:c="3"/>30</text:p>
          </table:table-cell>
          <table:table-cell office:value-type="float" office:value="29.856" calcext:value-type="float">
            <text:p><text:s text:c="3"/>30</text:p>
          </table:table-cell>
          <table:table-cell office:value-type="float" office:value="30.055" calcext:value-type="float">
            <text:p><text:s text:c="3"/>30</text:p>
          </table:table-cell>
          <table:table-cell office:value-type="float" office:value="30.491" calcext:value-type="float">
            <text:p><text:s text:c="3"/>30</text:p>
          </table:table-cell>
          <table:table-cell office:value-type="float" office:value="31.439" calcext:value-type="float">
            <text:p><text:s text:c="3"/>31</text:p>
          </table:table-cell>
          <table:table-cell office:value-type="float" office:value="33.135" calcext:value-type="float">
            <text:p><text:s text:c="3"/>33</text:p>
          </table:table-cell>
          <table:table-cell office:value-type="float" office:value="35.716" calcext:value-type="float">
            <text:p><text:s text:c="3"/>36</text:p>
          </table:table-cell>
          <table:table-cell office:value-type="float" office:value="39.071" calcext:value-type="float">
            <text:p><text:s text:c="3"/>39</text:p>
          </table:table-cell>
          <table:table-cell office:value-type="float" office:value="42.901" calcext:value-type="float">
            <text:p><text:s text:c="3"/>43</text:p>
          </table:table-cell>
          <table:table-cell office:value-type="float" office:value="46.726" calcext:value-type="float">
            <text:p><text:s text:c="3"/>47</text:p>
          </table:table-cell>
          <table:table-cell office:value-type="float" office:value="50.233" calcext:value-type="float">
            <text:p><text:s text:c="3"/>50</text:p>
          </table:table-cell>
          <table:table-cell office:value-type="float" office:value="53.255" calcext:value-type="float">
            <text:p><text:s text:c="3"/>53</text:p>
          </table:table-cell>
          <table:table-cell office:value-type="float" office:value="55.919" calcext:value-type="float">
            <text:p><text:s text:c="3"/>56</text:p>
          </table:table-cell>
          <table:table-cell office:value-type="float" office:value="58.478" calcext:value-type="float">
            <text:p><text:s text:c="3"/>58</text:p>
          </table:table-cell>
          <table:table-cell office:value-type="float" office:value="61.321" calcext:value-type="float">
            <text:p><text:s text:c="3"/>61</text:p>
          </table:table-cell>
          <table:table-cell office:value-type="float" office:value="64.726" calcext:value-type="float">
            <text:p><text:s text:c="3"/>65</text:p>
          </table:table-cell>
          <table:table-cell office:value-type="float" office:value="68.764" calcext:value-type="float">
            <text:p><text:s text:c="3"/>69</text:p>
          </table:table-cell>
          <table:table-cell office:value-type="float" office:value="73.274" calcext:value-type="float">
            <text:p><text:s text:c="3"/>73</text:p>
          </table:table-cell>
          <table:table-cell office:value-type="float" office:value="77.983" calcext:value-type="float">
            <text:p><text:s text:c="3"/>78</text:p>
          </table:table-cell>
          <table:table-cell office:value-type="float" office:value="82.477" calcext:value-type="float">
            <text:p><text:s text:c="3"/>82</text:p>
          </table:table-cell>
          <table:table-cell office:value-type="float" office:value="86.47" calcext:value-type="float">
            <text:p><text:s text:c="3"/>86</text:p>
          </table:table-cell>
          <table:table-cell office:value-type="float" office:value="89.848" calcext:value-type="float">
            <text:p><text:s text:c="3"/>90</text:p>
          </table:table-cell>
          <table:table-cell office:value-type="float" office:value="92.687" calcext:value-type="float">
            <text:p><text:s text:c="3"/>93</text:p>
          </table:table-cell>
          <table:table-cell office:value-type="float" office:value="95.075" calcext:value-type="float">
            <text:p><text:s text:c="3"/>95</text:p>
          </table:table-cell>
          <table:table-cell office:value-type="float" office:value="97.166" calcext:value-type="float">
            <text:p><text:s text:c="3"/>97</text:p>
          </table:table-cell>
          <table:table-cell office:value-type="float" office:value="99.08" calcext:value-type="float">
            <text:p><text:s text:c="3"/>99</text:p>
          </table:table-cell>
          <table:table-cell office:value-type="float" office:value="100.872" calcext:value-type="float">
            <text:p><text:s text:c="3"/>101</text:p>
          </table:table-cell>
          <table:table-cell office:value-type="float" office:value="102.474" calcext:value-type="float">
            <text:p><text:s text:c="3"/>102</text:p>
          </table:table-cell>
          <table:table-cell office:value-type="float" office:value="103.821" calcext:value-type="float">
            <text:p><text:s text:c="3"/>104</text:p>
          </table:table-cell>
          <table:table-cell office:value-type="float" office:value="104.771" calcext:value-type="float">
            <text:p><text:s text:c="3"/>105</text:p>
          </table:table-cell>
          <table:table-cell office:value-type="float" office:value="105.28" calcext:value-type="float">
            <text:p><text:s text:c="3"/>105</text:p>
          </table:table-cell>
          <table:table-cell office:value-type="float" office:value="105.29" calcext:value-type="float">
            <text:p><text:s text:c="3"/>105</text:p>
          </table:table-cell>
          <table:table-cell office:value-type="float" office:value="104.89" calcext:value-type="float">
            <text:p><text:s text:c="3"/>105</text:p>
          </table:table-cell>
          <table:table-cell office:value-type="float" office:value="104.309" calcext:value-type="float">
            <text:p><text:s text:c="3"/>104</text:p>
          </table:table-cell>
          <table:table-cell office:value-type="float" office:value="103.856" calcext:value-type="float">
            <text:p><text:s text:c="3"/>104</text:p>
          </table:table-cell>
          <table:table-cell office:value-type="float" office:value="103.756" calcext:value-type="float">
            <text:p><text:s text:c="3"/>104</text:p>
          </table:table-cell>
          <table:table-cell office:value-type="float" office:value="104.089" calcext:value-type="float">
            <text:p><text:s text:c="3"/>104</text:p>
          </table:table-cell>
          <table:table-cell office:value-type="float" office:value="104.794" calcext:value-type="float">
            <text:p><text:s text:c="3"/>105</text:p>
          </table:table-cell>
          <table:table-cell office:value-type="float" office:value="105.723" calcext:value-type="float">
            <text:p><text:s text:c="3"/>106</text:p>
          </table:table-cell>
          <table:table-cell office:value-type="float" office:value="106.646" calcext:value-type="float">
            <text:p><text:s text:c="3"/>107</text:p>
          </table:table-cell>
          <table:table-cell office:value-type="float" office:value="107.392" calcext:value-type="float">
            <text:p><text:s text:c="3"/>107</text:p>
          </table:table-cell>
          <table:table-cell office:value-type="float" office:value="107.931" calcext:value-type="float">
            <text:p><text:s text:c="3"/>108</text:p>
          </table:table-cell>
          <table:table-cell office:value-type="float" office:value="108.311" calcext:value-type="float">
            <text:p><text:s text:c="3"/>108</text:p>
          </table:table-cell>
          <table:table-cell office:value-type="float" office:value="108.556" calcext:value-type="float">
            <text:p><text:s text:c="3"/>109</text:p>
          </table:table-cell>
          <table:table-cell office:value-type="float" office:value="108.681" calcext:value-type="float">
            <text:p><text:s text:c="3"/>109</text:p>
          </table:table-cell>
          <table:table-cell office:value-type="float" office:value="108.722" calcext:value-type="float">
            <text:p><text:s text:c="3"/>109</text:p>
          </table:table-cell>
          <table:table-cell office:value-type="float" office:value="108.69" calcext:value-type="float">
            <text:p><text:s text:c="3"/>109</text:p>
          </table:table-cell>
          <table:table-cell office:value-type="float" office:value="108.557" calcext:value-type="float">
            <text:p><text:s text:c="3"/>109</text:p>
          </table:table-cell>
          <table:table-cell office:value-type="float" office:value="108.352" calcext:value-type="float">
            <text:p><text:s text:c="3"/>108</text:p>
          </table:table-cell>
          <table:table-cell office:value-type="float" office:value="108.086" calcext:value-type="float">
            <text:p><text:s text:c="3"/>108</text:p>
          </table:table-cell>
          <table:table-cell office:value-type="float" office:value="107.793" calcext:value-type="float">
            <text:p><text:s text:c="3"/>108</text:p>
          </table:table-cell>
          <table:table-cell office:value-type="float" office:value="107.472" calcext:value-type="float">
            <text:p><text:s text:c="3"/>107</text:p>
          </table:table-cell>
          <table:table-cell office:value-type="float" office:value="107.141" calcext:value-type="float">
            <text:p><text:s text:c="3"/>107</text:p>
          </table:table-cell>
          <table:table-cell office:value-type="float" office:value="106.798" calcext:value-type="float">
            <text:p><text:s text:c="3"/>107</text:p>
          </table:table-cell>
          <table:table-cell office:value-type="float" office:value="106.469" calcext:value-type="float">
            <text:p><text:s text:c="3"/>106</text:p>
          </table:table-cell>
          <table:table-cell office:value-type="float" office:value="106.149" calcext:value-type="float">
            <text:p><text:s text:c="3"/>106</text:p>
          </table:table-cell>
          <table:table-cell office:value-type="float" office:value="105.843" calcext:value-type="float">
            <text:p><text:s text:c="3"/>106</text:p>
          </table:table-cell>
          <table:table-cell office:value-type="float" office:value="105.557" calcext:value-type="float">
            <text:p><text:s text:c="3"/>106</text:p>
          </table:table-cell>
          <table:table-cell office:value-type="float" office:value="105.311" calcext:value-type="float">
            <text:p><text:s text:c="3"/>105</text:p>
          </table:table-cell>
          <table:table-cell office:value-type="float" office:value="105.11" calcext:value-type="float">
            <text:p><text:s text:c="3"/>105</text:p>
          </table:table-cell>
          <table:table-cell office:value-type="float" office:value="104.977" calcext:value-type="float">
            <text:p><text:s text:c="3"/>1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Central America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8057.205" calcext:value-type="float">
            <text:p><text:s text:c="2"/>38 057</text:p>
          </table:table-cell>
          <table:table-cell office:value-type="float" office:value="39144.068" calcext:value-type="float">
            <text:p><text:s text:c="2"/>39 144</text:p>
          </table:table-cell>
          <table:table-cell office:value-type="float" office:value="40298.42" calcext:value-type="float">
            <text:p><text:s text:c="2"/>40 298</text:p>
          </table:table-cell>
          <table:table-cell office:value-type="float" office:value="41515.203" calcext:value-type="float">
            <text:p><text:s text:c="2"/>41 515</text:p>
          </table:table-cell>
          <table:table-cell office:value-type="float" office:value="42790.122" calcext:value-type="float">
            <text:p><text:s text:c="2"/>42 790</text:p>
          </table:table-cell>
          <table:table-cell office:value-type="float" office:value="44119.706" calcext:value-type="float">
            <text:p><text:s text:c="2"/>44 120</text:p>
          </table:table-cell>
          <table:table-cell office:value-type="float" office:value="45501.255" calcext:value-type="float">
            <text:p><text:s text:c="2"/>45 501</text:p>
          </table:table-cell>
          <table:table-cell office:value-type="float" office:value="46932.873" calcext:value-type="float">
            <text:p><text:s text:c="2"/>46 933</text:p>
          </table:table-cell>
          <table:table-cell office:value-type="float" office:value="48413.357" calcext:value-type="float">
            <text:p><text:s text:c="2"/>48 413</text:p>
          </table:table-cell>
          <table:table-cell office:value-type="float" office:value="49942.193" calcext:value-type="float">
            <text:p><text:s text:c="2"/>49 942</text:p>
          </table:table-cell>
          <table:table-cell office:value-type="float" office:value="51519.119" calcext:value-type="float">
            <text:p><text:s text:c="2"/>51 519</text:p>
          </table:table-cell>
          <table:table-cell office:value-type="float" office:value="53143.971" calcext:value-type="float">
            <text:p><text:s text:c="2"/>53 144</text:p>
          </table:table-cell>
          <table:table-cell office:value-type="float" office:value="54816.25" calcext:value-type="float">
            <text:p><text:s text:c="2"/>54 816</text:p>
          </table:table-cell>
          <table:table-cell office:value-type="float" office:value="56535.071" calcext:value-type="float">
            <text:p><text:s text:c="2"/>56 535</text:p>
          </table:table-cell>
          <table:table-cell office:value-type="float" office:value="58299.548" calcext:value-type="float">
            <text:p><text:s text:c="2"/>58 300</text:p>
          </table:table-cell>
          <table:table-cell office:value-type="float" office:value="60109.628" calcext:value-type="float">
            <text:p><text:s text:c="2"/>60 110</text:p>
          </table:table-cell>
          <table:table-cell office:value-type="float" office:value="61959.986" calcext:value-type="float">
            <text:p><text:s text:c="2"/>61 960</text:p>
          </table:table-cell>
          <table:table-cell office:value-type="float" office:value="63851.619" calcext:value-type="float">
            <text:p><text:s text:c="2"/>63 852</text:p>
          </table:table-cell>
          <table:table-cell office:value-type="float" office:value="65798.472" calcext:value-type="float">
            <text:p><text:s text:c="2"/>65 798</text:p>
          </table:table-cell>
          <table:table-cell office:value-type="float" office:value="67819.407" calcext:value-type="float">
            <text:p><text:s text:c="2"/>67 819</text:p>
          </table:table-cell>
          <table:table-cell office:value-type="float" office:value="69925.35" calcext:value-type="float">
            <text:p><text:s text:c="2"/>69 925</text:p>
          </table:table-cell>
          <table:table-cell office:value-type="float" office:value="72121.419" calcext:value-type="float">
            <text:p><text:s text:c="2"/>72 121</text:p>
          </table:table-cell>
          <table:table-cell office:value-type="float" office:value="74395.568" calcext:value-type="float">
            <text:p><text:s text:c="2"/>74 396</text:p>
          </table:table-cell>
          <table:table-cell office:value-type="float" office:value="76720.232" calcext:value-type="float">
            <text:p><text:s text:c="2"/>76 720</text:p>
          </table:table-cell>
          <table:table-cell office:value-type="float" office:value="79057.715" calcext:value-type="float">
            <text:p><text:s text:c="2"/>79 058</text:p>
          </table:table-cell>
          <table:table-cell office:value-type="float" office:value="81379.531" calcext:value-type="float">
            <text:p><text:s text:c="2"/>81 380</text:p>
          </table:table-cell>
          <table:table-cell office:value-type="float" office:value="83676.062" calcext:value-type="float">
            <text:p><text:s text:c="2"/>83 676</text:p>
          </table:table-cell>
          <table:table-cell office:value-type="float" office:value="85950.609" calcext:value-type="float">
            <text:p><text:s text:c="2"/>85 951</text:p>
          </table:table-cell>
          <table:table-cell office:value-type="float" office:value="88203.765" calcext:value-type="float">
            <text:p><text:s text:c="2"/>88 204</text:p>
          </table:table-cell>
          <table:table-cell office:value-type="float" office:value="90440.568" calcext:value-type="float">
            <text:p><text:s text:c="2"/>90 441</text:p>
          </table:table-cell>
          <table:table-cell office:value-type="float" office:value="92665.273" calcext:value-type="float">
            <text:p><text:s text:c="2"/>92 665</text:p>
          </table:table-cell>
          <table:table-cell office:value-type="float" office:value="94877.414" calcext:value-type="float">
            <text:p><text:s text:c="2"/>94 877</text:p>
          </table:table-cell>
          <table:table-cell office:value-type="float" office:value="97075.766" calcext:value-type="float">
            <text:p><text:s text:c="2"/>97 076</text:p>
          </table:table-cell>
          <table:table-cell office:value-type="float" office:value="99263.902" calcext:value-type="float">
            <text:p><text:s text:c="2"/>99 264</text:p>
          </table:table-cell>
          <table:table-cell office:value-type="float" office:value="101446.711" calcext:value-type="float">
            <text:p><text:s text:c="2"/>101 447</text:p>
          </table:table-cell>
          <table:table-cell office:value-type="float" office:value="103629.337" calcext:value-type="float">
            <text:p><text:s text:c="2"/>103 629</text:p>
          </table:table-cell>
          <table:table-cell office:value-type="float" office:value="105807.875" calcext:value-type="float">
            <text:p><text:s text:c="2"/>105 808</text:p>
          </table:table-cell>
          <table:table-cell office:value-type="float" office:value="107985.484" calcext:value-type="float">
            <text:p><text:s text:c="2"/>107 985</text:p>
          </table:table-cell>
          <table:table-cell office:value-type="float" office:value="110182.547" calcext:value-type="float">
            <text:p><text:s text:c="2"/>110 183</text:p>
          </table:table-cell>
          <table:table-cell office:value-type="float" office:value="112425.616" calcext:value-type="float">
            <text:p><text:s text:c="2"/>112 426</text:p>
          </table:table-cell>
          <table:table-cell office:value-type="float" office:value="114731.12" calcext:value-type="float">
            <text:p><text:s text:c="2"/>114 731</text:p>
          </table:table-cell>
          <table:table-cell office:value-type="float" office:value="117108.147" calcext:value-type="float">
            <text:p><text:s text:c="2"/>117 108</text:p>
          </table:table-cell>
          <table:table-cell office:value-type="float" office:value="119544.099" calcext:value-type="float">
            <text:p><text:s text:c="2"/>119 544</text:p>
          </table:table-cell>
          <table:table-cell office:value-type="float" office:value="122006.794" calcext:value-type="float">
            <text:p><text:s text:c="2"/>122 007</text:p>
          </table:table-cell>
          <table:table-cell office:value-type="float" office:value="124451.286" calcext:value-type="float">
            <text:p><text:s text:c="2"/>124 451</text:p>
          </table:table-cell>
          <table:table-cell office:value-type="float" office:value="126844.081" calcext:value-type="float">
            <text:p><text:s text:c="2"/>126 844</text:p>
          </table:table-cell>
          <table:table-cell office:value-type="float" office:value="129181.431" calcext:value-type="float">
            <text:p><text:s text:c="2"/>129 181</text:p>
          </table:table-cell>
          <table:table-cell office:value-type="float" office:value="131470.922" calcext:value-type="float">
            <text:p><text:s text:c="2"/>131 471</text:p>
          </table:table-cell>
          <table:table-cell office:value-type="float" office:value="133705.3" calcext:value-type="float">
            <text:p><text:s text:c="2"/>133 705</text:p>
          </table:table-cell>
          <table:table-cell office:value-type="float" office:value="135878.796" calcext:value-type="float">
            <text:p><text:s text:c="2"/>135 879</text:p>
          </table:table-cell>
          <table:table-cell office:value-type="float" office:value="137992.226" calcext:value-type="float">
            <text:p><text:s text:c="2"/>137 992</text:p>
          </table:table-cell>
          <table:table-cell office:value-type="float" office:value="140033.253" calcext:value-type="float">
            <text:p><text:s text:c="2"/>140 033</text:p>
          </table:table-cell>
          <table:table-cell office:value-type="float" office:value="142014.325" calcext:value-type="float">
            <text:p><text:s text:c="2"/>142 014</text:p>
          </table:table-cell>
          <table:table-cell office:value-type="float" office:value="143991.441" calcext:value-type="float">
            <text:p><text:s text:c="2"/>143 991</text:p>
          </table:table-cell>
          <table:table-cell office:value-type="float" office:value="146039.807" calcext:value-type="float">
            <text:p><text:s text:c="2"/>146 040</text:p>
          </table:table-cell>
          <table:table-cell office:value-type="float" office:value="148211.558" calcext:value-type="float">
            <text:p><text:s text:c="2"/>148 212</text:p>
          </table:table-cell>
          <table:table-cell office:value-type="float" office:value="150528.927" calcext:value-type="float">
            <text:p><text:s text:c="2"/>150 529</text:p>
          </table:table-cell>
          <table:table-cell office:value-type="float" office:value="152971.868" calcext:value-type="float">
            <text:p><text:s text:c="2"/>152 972</text:p>
          </table:table-cell>
          <table:table-cell office:value-type="float" office:value="155497.581" calcext:value-type="float">
            <text:p><text:s text:c="2"/>155 498</text:p>
          </table:table-cell>
          <table:table-cell office:value-type="float" office:value="158041.891" calcext:value-type="float">
            <text:p><text:s text:c="2"/>158 042</text:p>
          </table:table-cell>
          <table:table-cell office:value-type="float" office:value="160556.595" calcext:value-type="float">
            <text:p><text:s text:c="2"/>160 557</text:p>
          </table:table-cell>
          <table:table-cell office:value-type="float" office:value="163028.364" calcext:value-type="float">
            <text:p><text:s text:c="2"/>163 028</text:p>
          </table:table-cell>
          <table:table-cell office:value-type="float" office:value="165467.124" calcext:value-type="float">
            <text:p><text:s text:c="2"/>165 467</text:p>
          </table:table-cell>
          <table:table-cell office:value-type="float" office:value="167875.536" calcext:value-type="float">
            <text:p><text:s text:c="2"/>167 876</text:p>
          </table:table-cell>
          <table:table-cell office:value-type="float" office:value="170262.816" calcext:value-type="float">
            <text:p><text:s text:c="2"/>170 263</text:p>
          </table:table-cell>
          <table:table-cell office:value-type="float" office:value="172635.109" calcext:value-type="float">
            <text:p><text:s text:c="2"/>172 6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.919" calcext:value-type="float">
            <text:p><text:s text:c="3"/>69</text:p>
          </table:table-cell>
          <table:table-cell office:value-type="float" office:value="71.241" calcext:value-type="float">
            <text:p><text:s text:c="3"/>71</text:p>
          </table:table-cell>
          <table:table-cell office:value-type="float" office:value="73.427" calcext:value-type="float">
            <text:p><text:s text:c="3"/>73</text:p>
          </table:table-cell>
          <table:table-cell office:value-type="float" office:value="75.56" calcext:value-type="float">
            <text:p><text:s text:c="3"/>76</text:p>
          </table:table-cell>
          <table:table-cell office:value-type="float" office:value="77.687" calcext:value-type="float">
            <text:p><text:s text:c="3"/>78</text:p>
          </table:table-cell>
          <table:table-cell office:value-type="float" office:value="79.87" calcext:value-type="float">
            <text:p><text:s text:c="3"/>80</text:p>
          </table:table-cell>
          <table:table-cell office:value-type="float" office:value="82.141" calcext:value-type="float">
            <text:p><text:s text:c="3"/>82</text:p>
          </table:table-cell>
          <table:table-cell office:value-type="float" office:value="84.509" calcext:value-type="float">
            <text:p><text:s text:c="3"/>85</text:p>
          </table:table-cell>
          <table:table-cell office:value-type="float" office:value="86.956" calcext:value-type="float">
            <text:p><text:s text:c="3"/>87</text:p>
          </table:table-cell>
          <table:table-cell office:value-type="float" office:value="89.49" calcext:value-type="float">
            <text:p><text:s text:c="3"/>89</text:p>
          </table:table-cell>
          <table:table-cell office:value-type="float" office:value="92.064" calcext:value-type="float">
            <text:p><text:s text:c="3"/>92</text:p>
          </table:table-cell>
          <table:table-cell office:value-type="float" office:value="94.703" calcext:value-type="float">
            <text:p><text:s text:c="3"/>95</text:p>
          </table:table-cell>
          <table:table-cell office:value-type="float" office:value="97.384" calcext:value-type="float">
            <text:p><text:s text:c="3"/>97</text:p>
          </table:table-cell>
          <table:table-cell office:value-type="float" office:value="100.164" calcext:value-type="float">
            <text:p><text:s text:c="3"/>100</text:p>
          </table:table-cell>
          <table:table-cell office:value-type="float" office:value="103.069" calcext:value-type="float">
            <text:p><text:s text:c="3"/>103</text:p>
          </table:table-cell>
          <table:table-cell office:value-type="float" office:value="106.119" calcext:value-type="float">
            <text:p><text:s text:c="3"/>106</text:p>
          </table:table-cell>
          <table:table-cell office:value-type="float" office:value="109.347" calcext:value-type="float">
            <text:p><text:s text:c="3"/>109</text:p>
          </table:table-cell>
          <table:table-cell office:value-type="float" office:value="112.692" calcext:value-type="float">
            <text:p><text:s text:c="3"/>113</text:p>
          </table:table-cell>
          <table:table-cell office:value-type="float" office:value="116.061" calcext:value-type="float">
            <text:p><text:s text:c="3"/>116</text:p>
          </table:table-cell>
          <table:table-cell office:value-type="float" office:value="119.261" calcext:value-type="float">
            <text:p><text:s text:c="3"/>119</text:p>
          </table:table-cell>
          <table:table-cell office:value-type="float" office:value="122.182" calcext:value-type="float">
            <text:p><text:s text:c="3"/>122</text:p>
          </table:table-cell>
          <table:table-cell office:value-type="float" office:value="124.793" calcext:value-type="float">
            <text:p><text:s text:c="3"/>125</text:p>
          </table:table-cell>
          <table:table-cell office:value-type="float" office:value="127.15" calcext:value-type="float">
            <text:p><text:s text:c="3"/>127</text:p>
          </table:table-cell>
          <table:table-cell office:value-type="float" office:value="129.294" calcext:value-type="float">
            <text:p><text:s text:c="3"/>129</text:p>
          </table:table-cell>
          <table:table-cell office:value-type="float" office:value="131.307" calcext:value-type="float">
            <text:p><text:s text:c="3"/>131</text:p>
          </table:table-cell>
          <table:table-cell office:value-type="float" office:value="133.26" calcext:value-type="float">
            <text:p><text:s text:c="3"/>133</text:p>
          </table:table-cell>
          <table:table-cell office:value-type="float" office:value="135.147" calcext:value-type="float">
            <text:p><text:s text:c="3"/>135</text:p>
          </table:table-cell>
          <table:table-cell office:value-type="float" office:value="136.989" calcext:value-type="float">
            <text:p><text:s text:c="3"/>137</text:p>
          </table:table-cell>
          <table:table-cell office:value-type="float" office:value="138.965" calcext:value-type="float">
            <text:p><text:s text:c="3"/>139</text:p>
          </table:table-cell>
          <table:table-cell office:value-type="float" office:value="141.305" calcext:value-type="float">
            <text:p><text:s text:c="3"/>141</text:p>
          </table:table-cell>
          <table:table-cell office:value-type="float" office:value="144.155" calcext:value-type="float">
            <text:p><text:s text:c="3"/>144</text:p>
          </table:table-cell>
          <table:table-cell office:value-type="float" office:value="147.566" calcext:value-type="float">
            <text:p><text:s text:c="3"/>148</text:p>
          </table:table-cell>
          <table:table-cell office:value-type="float" office:value="151.5" calcext:value-type="float">
            <text:p><text:s text:c="3"/>152</text:p>
          </table:table-cell>
          <table:table-cell office:value-type="float" office:value="155.822" calcext:value-type="float">
            <text:p><text:s text:c="3"/>156</text:p>
          </table:table-cell>
          <table:table-cell office:value-type="float" office:value="160.347" calcext:value-type="float">
            <text:p><text:s text:c="3"/>160</text:p>
          </table:table-cell>
          <table:table-cell office:value-type="float" office:value="164.921" calcext:value-type="float">
            <text:p><text:s text:c="3"/>165</text:p>
          </table:table-cell>
          <table:table-cell office:value-type="float" office:value="169.568" calcext:value-type="float">
            <text:p><text:s text:c="3"/>170</text:p>
          </table:table-cell>
          <table:table-cell office:value-type="float" office:value="174.32" calcext:value-type="float">
            <text:p><text:s text:c="3"/>174</text:p>
          </table:table-cell>
          <table:table-cell office:value-type="float" office:value="179.028" calcext:value-type="float">
            <text:p><text:s text:c="3"/>179</text:p>
          </table:table-cell>
          <table:table-cell office:value-type="float" office:value="183.469" calcext:value-type="float">
            <text:p><text:s text:c="3"/>183</text:p>
          </table:table-cell>
          <table:table-cell office:value-type="float" office:value="187.552" calcext:value-type="float">
            <text:p><text:s text:c="3"/>188</text:p>
          </table:table-cell>
          <table:table-cell office:value-type="float" office:value="191.126" calcext:value-type="float">
            <text:p><text:s text:c="3"/>191</text:p>
          </table:table-cell>
          <table:table-cell office:value-type="float" office:value="194.317" calcext:value-type="float">
            <text:p><text:s text:c="3"/>194</text:p>
          </table:table-cell>
          <table:table-cell office:value-type="float" office:value="197.616" calcext:value-type="float">
            <text:p><text:s text:c="3"/>198</text:p>
          </table:table-cell>
          <table:table-cell office:value-type="float" office:value="201.674" calcext:value-type="float">
            <text:p><text:s text:c="3"/>202</text:p>
          </table:table-cell>
          <table:table-cell office:value-type="float" office:value="206.963" calcext:value-type="float">
            <text:p><text:s text:c="3"/>207</text:p>
          </table:table-cell>
          <table:table-cell office:value-type="float" office:value="213.676" calcext:value-type="float">
            <text:p><text:s text:c="3"/>214</text:p>
          </table:table-cell>
          <table:table-cell office:value-type="float" office:value="221.606" calcext:value-type="float">
            <text:p><text:s text:c="3"/>222</text:p>
          </table:table-cell>
          <table:table-cell office:value-type="float" office:value="230.284" calcext:value-type="float">
            <text:p><text:s text:c="3"/>230</text:p>
          </table:table-cell>
          <table:table-cell office:value-type="float" office:value="239.026" calcext:value-type="float">
            <text:p><text:s text:c="3"/>239</text:p>
          </table:table-cell>
          <table:table-cell office:value-type="float" office:value="247.315" calcext:value-type="float">
            <text:p><text:s text:c="3"/>247</text:p>
          </table:table-cell>
          <table:table-cell office:value-type="float" office:value="254.984" calcext:value-type="float">
            <text:p><text:s text:c="3"/>255</text:p>
          </table:table-cell>
          <table:table-cell office:value-type="float" office:value="262.206" calcext:value-type="float">
            <text:p><text:s text:c="3"/>262</text:p>
          </table:table-cell>
          <table:table-cell office:value-type="float" office:value="269.13" calcext:value-type="float">
            <text:p><text:s text:c="3"/>269</text:p>
          </table:table-cell>
          <table:table-cell office:value-type="float" office:value="276.089" calcext:value-type="float">
            <text:p><text:s text:c="3"/>276</text:p>
          </table:table-cell>
          <table:table-cell office:value-type="float" office:value="283.277" calcext:value-type="float">
            <text:p><text:s text:c="3"/>283</text:p>
          </table:table-cell>
          <table:table-cell office:value-type="float" office:value="290.747" calcext:value-type="float">
            <text:p><text:s text:c="3"/>291</text:p>
          </table:table-cell>
          <table:table-cell office:value-type="float" office:value="298.407" calcext:value-type="float">
            <text:p><text:s text:c="3"/>298</text:p>
          </table:table-cell>
          <table:table-cell office:value-type="float" office:value="306.165" calcext:value-type="float">
            <text:p><text:s text:c="3"/>306</text:p>
          </table:table-cell>
          <table:table-cell office:value-type="float" office:value="313.929" calcext:value-type="float">
            <text:p><text:s text:c="3"/>314</text:p>
          </table:table-cell>
          <table:table-cell office:value-type="float" office:value="321.608" calcext:value-type="float">
            <text:p><text:s text:c="3"/>322</text:p>
          </table:table-cell>
          <table:table-cell office:value-type="float" office:value="329.192" calcext:value-type="float">
            <text:p><text:s text:c="3"/>329</text:p>
          </table:table-cell>
          <table:table-cell office:value-type="float" office:value="336.701" calcext:value-type="float">
            <text:p><text:s text:c="3"/>337</text:p>
          </table:table-cell>
          <table:table-cell office:value-type="float" office:value="344.181" calcext:value-type="float">
            <text:p><text:s text:c="3"/>344</text:p>
          </table:table-cell>
          <table:table-cell office:value-type="float" office:value="351.694" calcext:value-type="float">
            <text:p><text:s text:c="3"/>352</text:p>
          </table:table-cell>
          <table:table-cell office:value-type="float" office:value="359.288" calcext:value-type="float">
            <text:p><text:s text:c="3"/>3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osta Rica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959.495" calcext:value-type="float">
            <text:p><text:s text:c="3"/>959</text:p>
          </table:table-cell>
          <table:table-cell office:value-type="float" office:value="986.156" calcext:value-type="float">
            <text:p><text:s text:c="3"/>986</text:p>
          </table:table-cell>
          <table:table-cell office:value-type="float" office:value="1015.879" calcext:value-type="float">
            <text:p><text:s text:c="2"/>1 016</text:p>
          </table:table-cell>
          <table:table-cell office:value-type="float" office:value="1048.214" calcext:value-type="float">
            <text:p><text:s text:c="2"/>1 048</text:p>
          </table:table-cell>
          <table:table-cell office:value-type="float" office:value="1082.877" calcext:value-type="float">
            <text:p><text:s text:c="2"/>1 083</text:p>
          </table:table-cell>
          <table:table-cell office:value-type="float" office:value="1119.617" calcext:value-type="float">
            <text:p><text:s text:c="2"/>1 120</text:p>
          </table:table-cell>
          <table:table-cell office:value-type="float" office:value="1158.318" calcext:value-type="float">
            <text:p><text:s text:c="2"/>1 158</text:p>
          </table:table-cell>
          <table:table-cell office:value-type="float" office:value="1198.942" calcext:value-type="float">
            <text:p><text:s text:c="2"/>1 199</text:p>
          </table:table-cell>
          <table:table-cell office:value-type="float" office:value="1241.553" calcext:value-type="float">
            <text:p><text:s text:c="2"/>1 242</text:p>
          </table:table-cell>
          <table:table-cell office:value-type="float" office:value="1286.229" calcext:value-type="float">
            <text:p><text:s text:c="2"/>1 286</text:p>
          </table:table-cell>
          <table:table-cell office:value-type="float" office:value="1333.04" calcext:value-type="float">
            <text:p><text:s text:c="2"/>1 333</text:p>
          </table:table-cell>
          <table:table-cell office:value-type="float" office:value="1381.917" calcext:value-type="float">
            <text:p><text:s text:c="2"/>1 382</text:p>
          </table:table-cell>
          <table:table-cell office:value-type="float" office:value="1432.585" calcext:value-type="float">
            <text:p><text:s text:c="2"/>1 433</text:p>
          </table:table-cell>
          <table:table-cell office:value-type="float" office:value="1484.51" calcext:value-type="float">
            <text:p><text:s text:c="2"/>1 485</text:p>
          </table:table-cell>
          <table:table-cell office:value-type="float" office:value="1537.041" calcext:value-type="float">
            <text:p><text:s text:c="2"/>1 537</text:p>
          </table:table-cell>
          <table:table-cell office:value-type="float" office:value="1589.621" calcext:value-type="float">
            <text:p><text:s text:c="2"/>1 590</text:p>
          </table:table-cell>
          <table:table-cell office:value-type="float" office:value="1642.186" calcext:value-type="float">
            <text:p><text:s text:c="2"/>1 642</text:p>
          </table:table-cell>
          <table:table-cell office:value-type="float" office:value="1694.71" calcext:value-type="float">
            <text:p><text:s text:c="2"/>1 695</text:p>
          </table:table-cell>
          <table:table-cell office:value-type="float" office:value="1746.869" calcext:value-type="float">
            <text:p><text:s text:c="2"/>1 747</text:p>
          </table:table-cell>
          <table:table-cell office:value-type="float" office:value="1798.311" calcext:value-type="float">
            <text:p><text:s text:c="2"/>1 798</text:p>
          </table:table-cell>
          <table:table-cell office:value-type="float" office:value="1848.866" calcext:value-type="float">
            <text:p><text:s text:c="2"/>1 849</text:p>
          </table:table-cell>
          <table:table-cell office:value-type="float" office:value="1898.36" calcext:value-type="float">
            <text:p><text:s text:c="2"/>1 898</text:p>
          </table:table-cell>
          <table:table-cell office:value-type="float" office:value="1947.048" calcext:value-type="float">
            <text:p><text:s text:c="2"/>1 947</text:p>
          </table:table-cell>
          <table:table-cell office:value-type="float" office:value="1995.743" calcext:value-type="float">
            <text:p><text:s text:c="2"/>1 996</text:p>
          </table:table-cell>
          <table:table-cell office:value-type="float" office:value="2045.58" calcext:value-type="float">
            <text:p><text:s text:c="2"/>2 046</text:p>
          </table:table-cell>
          <table:table-cell office:value-type="float" office:value="2097.407" calcext:value-type="float">
            <text:p><text:s text:c="2"/>2 097</text:p>
          </table:table-cell>
          <table:table-cell office:value-type="float" office:value="2151.497" calcext:value-type="float">
            <text:p><text:s text:c="2"/>2 151</text:p>
          </table:table-cell>
          <table:table-cell office:value-type="float" office:value="2207.725" calcext:value-type="float">
            <text:p><text:s text:c="2"/>2 208</text:p>
          </table:table-cell>
          <table:table-cell office:value-type="float" office:value="2266.154" calcext:value-type="float">
            <text:p><text:s text:c="2"/>2 266</text:p>
          </table:table-cell>
          <table:table-cell office:value-type="float" office:value="2326.704" calcext:value-type="float">
            <text:p><text:s text:c="2"/>2 327</text:p>
          </table:table-cell>
          <table:table-cell office:value-type="float" office:value="2389.31" calcext:value-type="float">
            <text:p><text:s text:c="2"/>2 389</text:p>
          </table:table-cell>
          <table:table-cell office:value-type="float" office:value="2454.129" calcext:value-type="float">
            <text:p><text:s text:c="2"/>2 454</text:p>
          </table:table-cell>
          <table:table-cell office:value-type="float" office:value="2521.168" calcext:value-type="float">
            <text:p><text:s text:c="2"/>2 521</text:p>
          </table:table-cell>
          <table:table-cell office:value-type="float" office:value="2589.93" calcext:value-type="float">
            <text:p><text:s text:c="2"/>2 590</text:p>
          </table:table-cell>
          <table:table-cell office:value-type="float" office:value="2659.781" calcext:value-type="float">
            <text:p><text:s text:c="2"/>2 660</text:p>
          </table:table-cell>
          <table:table-cell office:value-type="float" office:value="2730.233" calcext:value-type="float">
            <text:p><text:s text:c="2"/>2 730</text:p>
          </table:table-cell>
          <table:table-cell office:value-type="float" office:value="2800.986" calcext:value-type="float">
            <text:p><text:s text:c="2"/>2 801</text:p>
          </table:table-cell>
          <table:table-cell office:value-type="float" office:value="2872.211" calcext:value-type="float">
            <text:p><text:s text:c="2"/>2 872</text:p>
          </table:table-cell>
          <table:table-cell office:value-type="float" office:value="2944.557" calcext:value-type="float">
            <text:p><text:s text:c="2"/>2 945</text:p>
          </table:table-cell>
          <table:table-cell office:value-type="float" office:value="3018.955" calcext:value-type="float">
            <text:p><text:s text:c="2"/>3 019</text:p>
          </table:table-cell>
          <table:table-cell office:value-type="float" office:value="3095.995" calcext:value-type="float">
            <text:p><text:s text:c="2"/>3 096</text:p>
          </table:table-cell>
          <table:table-cell office:value-type="float" office:value="3175.649" calcext:value-type="float">
            <text:p><text:s text:c="2"/>3 176</text:p>
          </table:table-cell>
          <table:table-cell office:value-type="float" office:value="3257.466" calcext:value-type="float">
            <text:p><text:s text:c="2"/>3 257</text:p>
          </table:table-cell>
          <table:table-cell office:value-type="float" office:value="3341.004" calcext:value-type="float">
            <text:p><text:s text:c="2"/>3 341</text:p>
          </table:table-cell>
          <table:table-cell office:value-type="float" office:value="3425.69" calcext:value-type="float">
            <text:p><text:s text:c="2"/>3 426</text:p>
          </table:table-cell>
          <table:table-cell office:value-type="float" office:value="3510.926" calcext:value-type="float">
            <text:p><text:s text:c="2"/>3 511</text:p>
          </table:table-cell>
          <table:table-cell office:value-type="float" office:value="3596.732" calcext:value-type="float">
            <text:p><text:s text:c="2"/>3 597</text:p>
          </table:table-cell>
          <table:table-cell office:value-type="float" office:value="3682.725" calcext:value-type="float">
            <text:p><text:s text:c="2"/>3 683</text:p>
          </table:table-cell>
          <table:table-cell office:value-type="float" office:value="3767.373" calcext:value-type="float">
            <text:p><text:s text:c="2"/>3 767</text:p>
          </table:table-cell>
          <table:table-cell office:value-type="float" office:value="3848.723" calcext:value-type="float">
            <text:p><text:s text:c="2"/>3 849</text:p>
          </table:table-cell>
          <table:table-cell office:value-type="float" office:value="3925.443" calcext:value-type="float">
            <text:p><text:s text:c="2"/>3 925</text:p>
          </table:table-cell>
          <table:table-cell office:value-type="float" office:value="3996.798" calcext:value-type="float">
            <text:p><text:s text:c="2"/>3 997</text:p>
          </table:table-cell>
          <table:table-cell office:value-type="float" office:value="4063.204" calcext:value-type="float">
            <text:p><text:s text:c="2"/>4 063</text:p>
          </table:table-cell>
          <table:table-cell office:value-type="float" office:value="4125.971" calcext:value-type="float">
            <text:p><text:s text:c="2"/>4 126</text:p>
          </table:table-cell>
          <table:table-cell office:value-type="float" office:value="4187.038" calcext:value-type="float">
            <text:p><text:s text:c="2"/>4 187</text:p>
          </table:table-cell>
          <table:table-cell office:value-type="float" office:value="4247.841" calcext:value-type="float">
            <text:p><text:s text:c="2"/>4 248</text:p>
          </table:table-cell>
          <table:table-cell office:value-type="float" office:value="4308.794" calcext:value-type="float">
            <text:p><text:s text:c="2"/>4 309</text:p>
          </table:table-cell>
          <table:table-cell office:value-type="float" office:value="4369.469" calcext:value-type="float">
            <text:p><text:s text:c="2"/>4 369</text:p>
          </table:table-cell>
          <table:table-cell office:value-type="float" office:value="4429.508" calcext:value-type="float">
            <text:p><text:s text:c="2"/>4 430</text:p>
          </table:table-cell>
          <table:table-cell office:value-type="float" office:value="4488.263" calcext:value-type="float">
            <text:p><text:s text:c="2"/>4 488</text:p>
          </table:table-cell>
          <table:table-cell office:value-type="float" office:value="4545.28" calcext:value-type="float">
            <text:p><text:s text:c="2"/>4 545</text:p>
          </table:table-cell>
          <table:table-cell office:value-type="float" office:value="4600.474" calcext:value-type="float">
            <text:p><text:s text:c="2"/>4 600</text:p>
          </table:table-cell>
          <table:table-cell office:value-type="float" office:value="4654.122" calcext:value-type="float">
            <text:p><text:s text:c="2"/>4 654</text:p>
          </table:table-cell>
          <table:table-cell office:value-type="float" office:value="4706.401" calcext:value-type="float">
            <text:p><text:s text:c="2"/>4 706</text:p>
          </table:table-cell>
          <table:table-cell office:value-type="float" office:value="4757.575" calcext:value-type="float">
            <text:p><text:s text:c="2"/>4 758</text:p>
          </table:table-cell>
          <table:table-cell office:value-type="float" office:value="4807.852" calcext:value-type="float">
            <text:p><text:s text:c="2"/>4 8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l Salvador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199.898" calcext:value-type="float">
            <text:p><text:s text:c="2"/>2 200</text:p>
          </table:table-cell>
          <table:table-cell office:value-type="float" office:value="2236.576" calcext:value-type="float">
            <text:p><text:s text:c="2"/>2 237</text:p>
          </table:table-cell>
          <table:table-cell office:value-type="float" office:value="2278.307" calcext:value-type="float">
            <text:p><text:s text:c="2"/>2 278</text:p>
          </table:table-cell>
          <table:table-cell office:value-type="float" office:value="2324.559" calcext:value-type="float">
            <text:p><text:s text:c="2"/>2 325</text:p>
          </table:table-cell>
          <table:table-cell office:value-type="float" office:value="2374.972" calcext:value-type="float">
            <text:p><text:s text:c="2"/>2 375</text:p>
          </table:table-cell>
          <table:table-cell office:value-type="float" office:value="2429.333" calcext:value-type="float">
            <text:p><text:s text:c="2"/>2 429</text:p>
          </table:table-cell>
          <table:table-cell office:value-type="float" office:value="2487.586" calcext:value-type="float">
            <text:p><text:s text:c="2"/>2 488</text:p>
          </table:table-cell>
          <table:table-cell office:value-type="float" office:value="2549.826" calcext:value-type="float">
            <text:p><text:s text:c="2"/>2 550</text:p>
          </table:table-cell>
          <table:table-cell office:value-type="float" office:value="2616.277" calcext:value-type="float">
            <text:p><text:s text:c="2"/>2 616</text:p>
          </table:table-cell>
          <table:table-cell office:value-type="float" office:value="2687.233" calcext:value-type="float">
            <text:p><text:s text:c="2"/>2 687</text:p>
          </table:table-cell>
          <table:table-cell office:value-type="float" office:value="2762.899" calcext:value-type="float">
            <text:p><text:s text:c="2"/>2 763</text:p>
          </table:table-cell>
          <table:table-cell office:value-type="float" office:value="2843.24" calcext:value-type="float">
            <text:p><text:s text:c="2"/>2 843</text:p>
          </table:table-cell>
          <table:table-cell office:value-type="float" office:value="2927.857" calcext:value-type="float">
            <text:p><text:s text:c="2"/>2 928</text:p>
          </table:table-cell>
          <table:table-cell office:value-type="float" office:value="3015.887" calcext:value-type="float">
            <text:p><text:s text:c="2"/>3 016</text:p>
          </table:table-cell>
          <table:table-cell office:value-type="float" office:value="3106.186" calcext:value-type="float">
            <text:p><text:s text:c="2"/>3 106</text:p>
          </table:table-cell>
          <table:table-cell office:value-type="float" office:value="3197.863" calcext:value-type="float">
            <text:p><text:s text:c="2"/>3 198</text:p>
          </table:table-cell>
          <table:table-cell office:value-type="float" office:value="3290.411" calcext:value-type="float">
            <text:p><text:s text:c="2"/>3 290</text:p>
          </table:table-cell>
          <table:table-cell office:value-type="float" office:value="3383.701" calcext:value-type="float">
            <text:p><text:s text:c="2"/>3 384</text:p>
          </table:table-cell>
          <table:table-cell office:value-type="float" office:value="3477.742" calcext:value-type="float">
            <text:p><text:s text:c="2"/>3 478</text:p>
          </table:table-cell>
          <table:table-cell office:value-type="float" office:value="3572.707" calcext:value-type="float">
            <text:p><text:s text:c="2"/>3 573</text:p>
          </table:table-cell>
          <table:table-cell office:value-type="float" office:value="3668.595" calcext:value-type="float">
            <text:p><text:s text:c="2"/>3 669</text:p>
          </table:table-cell>
          <table:table-cell office:value-type="float" office:value="3765.166" calcext:value-type="float">
            <text:p><text:s text:c="2"/>3 765</text:p>
          </table:table-cell>
          <table:table-cell office:value-type="float" office:value="3861.931" calcext:value-type="float">
            <text:p><text:s text:c="2"/>3 862</text:p>
          </table:table-cell>
          <table:table-cell office:value-type="float" office:value="3958.323" calcext:value-type="float">
            <text:p><text:s text:c="2"/>3 958</text:p>
          </table:table-cell>
          <table:table-cell office:value-type="float" office:value="4053.713" calcext:value-type="float">
            <text:p><text:s text:c="2"/>4 054</text:p>
          </table:table-cell>
          <table:table-cell office:value-type="float" office:value="4147.525" calcext:value-type="float">
            <text:p><text:s text:c="2"/>4 148</text:p>
          </table:table-cell>
          <table:table-cell office:value-type="float" office:value="4239.675" calcext:value-type="float">
            <text:p><text:s text:c="2"/>4 240</text:p>
          </table:table-cell>
          <table:table-cell office:value-type="float" office:value="4329.964" calcext:value-type="float">
            <text:p><text:s text:c="2"/>4 330</text:p>
          </table:table-cell>
          <table:table-cell office:value-type="float" office:value="4417.516" calcext:value-type="float">
            <text:p><text:s text:c="2"/>4 418</text:p>
          </table:table-cell>
          <table:table-cell office:value-type="float" office:value="4501.316" calcext:value-type="float">
            <text:p><text:s text:c="2"/>4 501</text:p>
          </table:table-cell>
          <table:table-cell office:value-type="float" office:value="4580.704" calcext:value-type="float">
            <text:p><text:s text:c="2"/>4 581</text:p>
          </table:table-cell>
          <table:table-cell office:value-type="float" office:value="4655.364" calcext:value-type="float">
            <text:p><text:s text:c="2"/>4 655</text:p>
          </table:table-cell>
          <table:table-cell office:value-type="float" office:value="4725.72" calcext:value-type="float">
            <text:p><text:s text:c="2"/>4 726</text:p>
          </table:table-cell>
          <table:table-cell office:value-type="float" office:value="4792.903" calcext:value-type="float">
            <text:p><text:s text:c="2"/>4 793</text:p>
          </table:table-cell>
          <table:table-cell office:value-type="float" office:value="4858.532" calcext:value-type="float">
            <text:p><text:s text:c="2"/>4 859</text:p>
          </table:table-cell>
          <table:table-cell office:value-type="float" office:value="4923.86" calcext:value-type="float">
            <text:p><text:s text:c="2"/>4 924</text:p>
          </table:table-cell>
          <table:table-cell office:value-type="float" office:value="4988.943" calcext:value-type="float">
            <text:p><text:s text:c="2"/>4 989</text:p>
          </table:table-cell>
          <table:table-cell office:value-type="float" office:value="5053.714" calcext:value-type="float">
            <text:p><text:s text:c="2"/>5 054</text:p>
          </table:table-cell>
          <table:table-cell office:value-type="float" office:value="5119.035" calcext:value-type="float">
            <text:p><text:s text:c="2"/>5 119</text:p>
          </table:table-cell>
          <table:table-cell office:value-type="float" office:value="5185.943" calcext:value-type="float">
            <text:p><text:s text:c="2"/>5 186</text:p>
          </table:table-cell>
          <table:table-cell office:value-type="float" office:value="5254.984" calcext:value-type="float">
            <text:p><text:s text:c="2"/>5 255</text:p>
          </table:table-cell>
          <table:table-cell office:value-type="float" office:value="5326.657" calcext:value-type="float">
            <text:p><text:s text:c="2"/>5 327</text:p>
          </table:table-cell>
          <table:table-cell office:value-type="float" office:value="5400.331" calcext:value-type="float">
            <text:p><text:s text:c="2"/>5 400</text:p>
          </table:table-cell>
          <table:table-cell office:value-type="float" office:value="5474" calcext:value-type="float">
            <text:p><text:s text:c="2"/>5 474</text:p>
          </table:table-cell>
          <table:table-cell office:value-type="float" office:value="5544.945" calcext:value-type="float">
            <text:p><text:s text:c="2"/>5 545</text:p>
          </table:table-cell>
          <table:table-cell office:value-type="float" office:value="5611.115" calcext:value-type="float">
            <text:p><text:s text:c="2"/>5 611</text:p>
          </table:table-cell>
          <table:table-cell office:value-type="float" office:value="5671.925" calcext:value-type="float">
            <text:p><text:s text:c="2"/>5 672</text:p>
          </table:table-cell>
          <table:table-cell office:value-type="float" office:value="5727.755" calcext:value-type="float">
            <text:p><text:s text:c="2"/>5 728</text:p>
          </table:table-cell>
          <table:table-cell office:value-type="float" office:value="5778.706" calcext:value-type="float">
            <text:p><text:s text:c="2"/>5 779</text:p>
          </table:table-cell>
          <table:table-cell office:value-type="float" office:value="5825.187" calcext:value-type="float">
            <text:p><text:s text:c="2"/>5 825</text:p>
          </table:table-cell>
          <table:table-cell office:value-type="float" office:value="5867.626" calcext:value-type="float">
            <text:p><text:s text:c="2"/>5 868</text:p>
          </table:table-cell>
          <table:table-cell office:value-type="float" office:value="5905.962" calcext:value-type="float">
            <text:p><text:s text:c="2"/>5 906</text:p>
          </table:table-cell>
          <table:table-cell office:value-type="float" office:value="5940.303" calcext:value-type="float">
            <text:p><text:s text:c="2"/>5 940</text:p>
          </table:table-cell>
          <table:table-cell office:value-type="float" office:value="5971.535" calcext:value-type="float">
            <text:p><text:s text:c="2"/>5 972</text:p>
          </table:table-cell>
          <table:table-cell office:value-type="float" office:value="6000.775" calcext:value-type="float">
            <text:p><text:s text:c="2"/>6 001</text:p>
          </table:table-cell>
          <table:table-cell office:value-type="float" office:value="6028.961" calcext:value-type="float">
            <text:p><text:s text:c="2"/>6 029</text:p>
          </table:table-cell>
          <table:table-cell office:value-type="float" office:value="6056.478" calcext:value-type="float">
            <text:p><text:s text:c="2"/>6 056</text:p>
          </table:table-cell>
          <table:table-cell office:value-type="float" office:value="6083.475" calcext:value-type="float">
            <text:p><text:s text:c="2"/>6 083</text:p>
          </table:table-cell>
          <table:table-cell office:value-type="float" office:value="6110.301" calcext:value-type="float">
            <text:p><text:s text:c="2"/>6 110</text:p>
          </table:table-cell>
          <table:table-cell office:value-type="float" office:value="6137.276" calcext:value-type="float">
            <text:p><text:s text:c="2"/>6 137</text:p>
          </table:table-cell>
          <table:table-cell office:value-type="float" office:value="6164.626" calcext:value-type="float">
            <text:p><text:s text:c="2"/>6 165</text:p>
          </table:table-cell>
          <table:table-cell office:value-type="float" office:value="6192.56" calcext:value-type="float">
            <text:p><text:s text:c="2"/>6 193</text:p>
          </table:table-cell>
          <table:table-cell office:value-type="float" office:value="6221.246" calcext:value-type="float">
            <text:p><text:s text:c="2"/>6 221</text:p>
          </table:table-cell>
          <table:table-cell office:value-type="float" office:value="6250.777" calcext:value-type="float">
            <text:p><text:s text:c="2"/>6 251</text:p>
          </table:table-cell>
          <table:table-cell office:value-type="float" office:value="6281.189" calcext:value-type="float">
            <text:p><text:s text:c="2"/>6 281</text:p>
          </table:table-cell>
          <table:table-cell office:value-type="float" office:value="6312.478" calcext:value-type="float">
            <text:p><text:s text:c="2"/>6 3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14.957" calcext:value-type="float">
            <text:p><text:s text:c="2"/>3 115</text:p>
          </table:table-cell>
          <table:table-cell office:value-type="float" office:value="3212.331" calcext:value-type="float">
            <text:p><text:s text:c="2"/>3 212</text:p>
          </table:table-cell>
          <table:table-cell office:value-type="float" office:value="3311.537" calcext:value-type="float">
            <text:p><text:s text:c="2"/>3 312</text:p>
          </table:table-cell>
          <table:table-cell office:value-type="float" office:value="3413.165" calcext:value-type="float">
            <text:p><text:s text:c="2"/>3 413</text:p>
          </table:table-cell>
          <table:table-cell office:value-type="float" office:value="3517.653" calcext:value-type="float">
            <text:p><text:s text:c="2"/>3 518</text:p>
          </table:table-cell>
          <table:table-cell office:value-type="float" office:value="3625.3" calcext:value-type="float">
            <text:p><text:s text:c="2"/>3 625</text:p>
          </table:table-cell>
          <table:table-cell office:value-type="float" office:value="3736.236" calcext:value-type="float">
            <text:p><text:s text:c="2"/>3 736</text:p>
          </table:table-cell>
          <table:table-cell office:value-type="float" office:value="3850.434" calcext:value-type="float">
            <text:p><text:s text:c="2"/>3 850</text:p>
          </table:table-cell>
          <table:table-cell office:value-type="float" office:value="3967.745" calcext:value-type="float">
            <text:p><text:s text:c="2"/>3 968</text:p>
          </table:table-cell>
          <table:table-cell office:value-type="float" office:value="4087.923" calcext:value-type="float">
            <text:p><text:s text:c="2"/>4 088</text:p>
          </table:table-cell>
          <table:table-cell office:value-type="float" office:value="4210.747" calcext:value-type="float">
            <text:p><text:s text:c="2"/>4 211</text:p>
          </table:table-cell>
          <table:table-cell office:value-type="float" office:value="4336.143" calcext:value-type="float">
            <text:p><text:s text:c="2"/>4 336</text:p>
          </table:table-cell>
          <table:table-cell office:value-type="float" office:value="4464.249" calcext:value-type="float">
            <text:p><text:s text:c="2"/>4 464</text:p>
          </table:table-cell>
          <table:table-cell office:value-type="float" office:value="4595.51" calcext:value-type="float">
            <text:p><text:s text:c="2"/>4 596</text:p>
          </table:table-cell>
          <table:table-cell office:value-type="float" office:value="4730.54" calcext:value-type="float">
            <text:p><text:s text:c="2"/>4 731</text:p>
          </table:table-cell>
          <table:table-cell office:value-type="float" office:value="4869.716" calcext:value-type="float">
            <text:p><text:s text:c="2"/>4 870</text:p>
          </table:table-cell>
          <table:table-cell office:value-type="float" office:value="5013.153" calcext:value-type="float">
            <text:p><text:s text:c="2"/>5 013</text:p>
          </table:table-cell>
          <table:table-cell office:value-type="float" office:value="5160.609" calcext:value-type="float">
            <text:p><text:s text:c="2"/>5 161</text:p>
          </table:table-cell>
          <table:table-cell office:value-type="float" office:value="5311.615" calcext:value-type="float">
            <text:p><text:s text:c="2"/>5 312</text:p>
          </table:table-cell>
          <table:table-cell office:value-type="float" office:value="5465.512" calcext:value-type="float">
            <text:p><text:s text:c="2"/>5 466</text:p>
          </table:table-cell>
          <table:table-cell office:value-type="float" office:value="5621.792" calcext:value-type="float">
            <text:p><text:s text:c="2"/>5 622</text:p>
          </table:table-cell>
          <table:table-cell office:value-type="float" office:value="5780.48" calcext:value-type="float">
            <text:p><text:s text:c="2"/>5 780</text:p>
          </table:table-cell>
          <table:table-cell office:value-type="float" office:value="5941.567" calcext:value-type="float">
            <text:p><text:s text:c="2"/>5 942</text:p>
          </table:table-cell>
          <table:table-cell office:value-type="float" office:value="6104.53" calcext:value-type="float">
            <text:p><text:s text:c="2"/>6 105</text:p>
          </table:table-cell>
          <table:table-cell office:value-type="float" office:value="6268.707" calcext:value-type="float">
            <text:p><text:s text:c="2"/>6 269</text:p>
          </table:table-cell>
          <table:table-cell office:value-type="float" office:value="6433.728" calcext:value-type="float">
            <text:p><text:s text:c="2"/>6 434</text:p>
          </table:table-cell>
          <table:table-cell office:value-type="float" office:value="6599.214" calcext:value-type="float">
            <text:p><text:s text:c="2"/>6 599</text:p>
          </table:table-cell>
          <table:table-cell office:value-type="float" office:value="6765.516" calcext:value-type="float">
            <text:p><text:s text:c="2"/>6 766</text:p>
          </table:table-cell>
          <table:table-cell office:value-type="float" office:value="6933.906" calcext:value-type="float">
            <text:p><text:s text:c="2"/>6 934</text:p>
          </table:table-cell>
          <table:table-cell office:value-type="float" office:value="7106.145" calcext:value-type="float">
            <text:p><text:s text:c="2"/>7 106</text:p>
          </table:table-cell>
          <table:table-cell office:value-type="float" office:value="7283.459" calcext:value-type="float">
            <text:p><text:s text:c="2"/>7 283</text:p>
          </table:table-cell>
          <table:table-cell office:value-type="float" office:value="7466.488" calcext:value-type="float">
            <text:p><text:s text:c="2"/>7 466</text:p>
          </table:table-cell>
          <table:table-cell office:value-type="float" office:value="7654.819" calcext:value-type="float">
            <text:p><text:s text:c="2"/>7 655</text:p>
          </table:table-cell>
          <table:table-cell office:value-type="float" office:value="7847.472" calcext:value-type="float">
            <text:p><text:s text:c="2"/>7 847</text:p>
          </table:table-cell>
          <table:table-cell office:value-type="float" office:value="8042.897" calcext:value-type="float">
            <text:p><text:s text:c="2"/>8 043</text:p>
          </table:table-cell>
          <table:table-cell office:value-type="float" office:value="8240.06" calcext:value-type="float">
            <text:p><text:s text:c="2"/>8 240</text:p>
          </table:table-cell>
          <table:table-cell office:value-type="float" office:value="8438.604" calcext:value-type="float">
            <text:p><text:s text:c="2"/>8 439</text:p>
          </table:table-cell>
          <table:table-cell office:value-type="float" office:value="8639.108" calcext:value-type="float">
            <text:p><text:s text:c="2"/>8 639</text:p>
          </table:table-cell>
          <table:table-cell office:value-type="float" office:value="8842.575" calcext:value-type="float">
            <text:p><text:s text:c="2"/>8 843</text:p>
          </table:table-cell>
          <table:table-cell office:value-type="float" office:value="9050.465" calcext:value-type="float">
            <text:p><text:s text:c="2"/>9 050</text:p>
          </table:table-cell>
          <table:table-cell office:value-type="float" office:value="9263.813" calcext:value-type="float">
            <text:p><text:s text:c="2"/>9 264</text:p>
          </table:table-cell>
          <table:table-cell office:value-type="float" office:value="9483.27" calcext:value-type="float">
            <text:p><text:s text:c="2"/>9 483</text:p>
          </table:table-cell>
          <table:table-cell office:value-type="float" office:value="9708.544" calcext:value-type="float">
            <text:p><text:s text:c="2"/>9 709</text:p>
          </table:table-cell>
          <table:table-cell office:value-type="float" office:value="9938.692" calcext:value-type="float">
            <text:p><text:s text:c="2"/>9 939</text:p>
          </table:table-cell>
          <table:table-cell office:value-type="float" office:value="10172.297" calcext:value-type="float">
            <text:p><text:s text:c="2"/>10 172</text:p>
          </table:table-cell>
          <table:table-cell office:value-type="float" office:value="10408.489" calcext:value-type="float">
            <text:p><text:s text:c="2"/>10 408</text:p>
          </table:table-cell>
          <table:table-cell office:value-type="float" office:value="10646.674" calcext:value-type="float">
            <text:p><text:s text:c="2"/>10 647</text:p>
          </table:table-cell>
          <table:table-cell office:value-type="float" office:value="10887.634" calcext:value-type="float">
            <text:p><text:s text:c="2"/>10 888</text:p>
          </table:table-cell>
          <table:table-cell office:value-type="float" office:value="11133.501" calcext:value-type="float">
            <text:p><text:s text:c="2"/>11 134</text:p>
          </table:table-cell>
          <table:table-cell office:value-type="float" office:value="11387.203" calcext:value-type="float">
            <text:p><text:s text:c="2"/>11 387</text:p>
          </table:table-cell>
          <table:table-cell office:value-type="float" office:value="11650.743" calcext:value-type="float">
            <text:p><text:s text:c="2"/>11 651</text:p>
          </table:table-cell>
          <table:table-cell office:value-type="float" office:value="11924.946" calcext:value-type="float">
            <text:p><text:s text:c="2"/>11 925</text:p>
          </table:table-cell>
          <table:table-cell office:value-type="float" office:value="12208.848" calcext:value-type="float">
            <text:p><text:s text:c="2"/>12 209</text:p>
          </table:table-cell>
          <table:table-cell office:value-type="float" office:value="12500.478" calcext:value-type="float">
            <text:p><text:s text:c="2"/>12 500</text:p>
          </table:table-cell>
          <table:table-cell office:value-type="float" office:value="12796.925" calcext:value-type="float">
            <text:p><text:s text:c="2"/>12 797</text:p>
          </table:table-cell>
          <table:table-cell office:value-type="float" office:value="13096.028" calcext:value-type="float">
            <text:p><text:s text:c="2"/>13 096</text:p>
          </table:table-cell>
          <table:table-cell office:value-type="float" office:value="13397.008" calcext:value-type="float">
            <text:p><text:s text:c="2"/>13 397</text:p>
          </table:table-cell>
          <table:table-cell office:value-type="float" office:value="13700.286" calcext:value-type="float">
            <text:p><text:s text:c="2"/>13 700</text:p>
          </table:table-cell>
          <table:table-cell office:value-type="float" office:value="14006.366" calcext:value-type="float">
            <text:p><text:s text:c="2"/>14 006</text:p>
          </table:table-cell>
          <table:table-cell office:value-type="float" office:value="14316.208" calcext:value-type="float">
            <text:p><text:s text:c="2"/>14 316</text:p>
          </table:table-cell>
          <table:table-cell office:value-type="float" office:value="14630.417" calcext:value-type="float">
            <text:p><text:s text:c="2"/>14 630</text:p>
          </table:table-cell>
          <table:table-cell office:value-type="float" office:value="14948.919" calcext:value-type="float">
            <text:p><text:s text:c="2"/>14 949</text:p>
          </table:table-cell>
          <table:table-cell office:value-type="float" office:value="15271.056" calcext:value-type="float">
            <text:p><text:s text:c="2"/>15 271</text:p>
          </table:table-cell>
          <table:table-cell office:value-type="float" office:value="15596.214" calcext:value-type="float">
            <text:p><text:s text:c="2"/>15 596</text:p>
          </table:table-cell>
          <table:table-cell office:value-type="float" office:value="15923.559" calcext:value-type="float">
            <text:p><text:s text:c="2"/>15 924</text:p>
          </table:table-cell>
          <table:table-cell office:value-type="float" office:value="16252.429" calcext:value-type="float">
            <text:p><text:s text:c="2"/>16 2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Honduras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46.724" calcext:value-type="float">
            <text:p><text:s text:c="2"/>1 547</text:p>
          </table:table-cell>
          <table:table-cell office:value-type="float" office:value="1588.561" calcext:value-type="float">
            <text:p><text:s text:c="2"/>1 589</text:p>
          </table:table-cell>
          <table:table-cell office:value-type="float" office:value="1631.734" calcext:value-type="float">
            <text:p><text:s text:c="2"/>1 632</text:p>
          </table:table-cell>
          <table:table-cell office:value-type="float" office:value="1676.502" calcext:value-type="float">
            <text:p><text:s text:c="2"/>1 677</text:p>
          </table:table-cell>
          <table:table-cell office:value-type="float" office:value="1723.01" calcext:value-type="float">
            <text:p><text:s text:c="2"/>1 723</text:p>
          </table:table-cell>
          <table:table-cell office:value-type="float" office:value="1771.351" calcext:value-type="float">
            <text:p><text:s text:c="2"/>1 771</text:p>
          </table:table-cell>
          <table:table-cell office:value-type="float" office:value="1821.538" calcext:value-type="float">
            <text:p><text:s text:c="2"/>1 822</text:p>
          </table:table-cell>
          <table:table-cell office:value-type="float" office:value="1873.498" calcext:value-type="float">
            <text:p><text:s text:c="2"/>1 873</text:p>
          </table:table-cell>
          <table:table-cell office:value-type="float" office:value="1927.104" calcext:value-type="float">
            <text:p><text:s text:c="2"/>1 927</text:p>
          </table:table-cell>
          <table:table-cell office:value-type="float" office:value="1982.192" calcext:value-type="float">
            <text:p><text:s text:c="2"/>1 982</text:p>
          </table:table-cell>
          <table:table-cell office:value-type="float" office:value="2038.637" calcext:value-type="float">
            <text:p><text:s text:c="2"/>2 039</text:p>
          </table:table-cell>
          <table:table-cell office:value-type="float" office:value="2096.407" calcext:value-type="float">
            <text:p><text:s text:c="2"/>2 096</text:p>
          </table:table-cell>
          <table:table-cell office:value-type="float" office:value="2155.652" calcext:value-type="float">
            <text:p><text:s text:c="2"/>2 156</text:p>
          </table:table-cell>
          <table:table-cell office:value-type="float" office:value="2216.707" calcext:value-type="float">
            <text:p><text:s text:c="2"/>2 217</text:p>
          </table:table-cell>
          <table:table-cell office:value-type="float" office:value="2280.045" calcext:value-type="float">
            <text:p><text:s text:c="2"/>2 280</text:p>
          </table:table-cell>
          <table:table-cell office:value-type="float" office:value="2346.01" calcext:value-type="float">
            <text:p><text:s text:c="2"/>2 346</text:p>
          </table:table-cell>
          <table:table-cell office:value-type="float" office:value="2414.807" calcext:value-type="float">
            <text:p><text:s text:c="2"/>2 415</text:p>
          </table:table-cell>
          <table:table-cell office:value-type="float" office:value="2486.414" calcext:value-type="float">
            <text:p><text:s text:c="2"/>2 486</text:p>
          </table:table-cell>
          <table:table-cell office:value-type="float" office:value="2560.727" calcext:value-type="float">
            <text:p><text:s text:c="2"/>2 561</text:p>
          </table:table-cell>
          <table:table-cell office:value-type="float" office:value="2637.517" calcext:value-type="float">
            <text:p><text:s text:c="2"/>2 638</text:p>
          </table:table-cell>
          <table:table-cell office:value-type="float" office:value="2716.659" calcext:value-type="float">
            <text:p><text:s text:c="2"/>2 717</text:p>
          </table:table-cell>
          <table:table-cell office:value-type="float" office:value="2798.125" calcext:value-type="float">
            <text:p><text:s text:c="2"/>2 798</text:p>
          </table:table-cell>
          <table:table-cell office:value-type="float" office:value="2882.113" calcext:value-type="float">
            <text:p><text:s text:c="2"/>2 882</text:p>
          </table:table-cell>
          <table:table-cell office:value-type="float" office:value="2968.994" calcext:value-type="float">
            <text:p><text:s text:c="2"/>2 969</text:p>
          </table:table-cell>
          <table:table-cell office:value-type="float" office:value="3059.254" calcext:value-type="float">
            <text:p><text:s text:c="2"/>3 059</text:p>
          </table:table-cell>
          <table:table-cell office:value-type="float" office:value="3153.261" calcext:value-type="float">
            <text:p><text:s text:c="2"/>3 153</text:p>
          </table:table-cell>
          <table:table-cell office:value-type="float" office:value="3251.158" calcext:value-type="float">
            <text:p><text:s text:c="2"/>3 251</text:p>
          </table:table-cell>
          <table:table-cell office:value-type="float" office:value="3352.835" calcext:value-type="float">
            <text:p><text:s text:c="2"/>3 353</text:p>
          </table:table-cell>
          <table:table-cell office:value-type="float" office:value="3458.104" calcext:value-type="float">
            <text:p><text:s text:c="2"/>3 458</text:p>
          </table:table-cell>
          <table:table-cell office:value-type="float" office:value="3566.665" calcext:value-type="float">
            <text:p><text:s text:c="2"/>3 567</text:p>
          </table:table-cell>
          <table:table-cell office:value-type="float" office:value="3678.286" calcext:value-type="float">
            <text:p><text:s text:c="2"/>3 678</text:p>
          </table:table-cell>
          <table:table-cell office:value-type="float" office:value="3792.938" calcext:value-type="float">
            <text:p><text:s text:c="2"/>3 793</text:p>
          </table:table-cell>
          <table:table-cell office:value-type="float" office:value="3910.657" calcext:value-type="float">
            <text:p><text:s text:c="2"/>3 911</text:p>
          </table:table-cell>
          <table:table-cell office:value-type="float" office:value="4031.349" calcext:value-type="float">
            <text:p><text:s text:c="2"/>4 031</text:p>
          </table:table-cell>
          <table:table-cell office:value-type="float" office:value="4154.887" calcext:value-type="float">
            <text:p><text:s text:c="2"/>4 155</text:p>
          </table:table-cell>
          <table:table-cell office:value-type="float" office:value="4281.189" calcext:value-type="float">
            <text:p><text:s text:c="2"/>4 281</text:p>
          </table:table-cell>
          <table:table-cell office:value-type="float" office:value="4410.158" calcext:value-type="float">
            <text:p><text:s text:c="2"/>4 410</text:p>
          </table:table-cell>
          <table:table-cell office:value-type="float" office:value="4541.804" calcext:value-type="float">
            <text:p><text:s text:c="2"/>4 542</text:p>
          </table:table-cell>
          <table:table-cell office:value-type="float" office:value="4676.361" calcext:value-type="float">
            <text:p><text:s text:c="2"/>4 676</text:p>
          </table:table-cell>
          <table:table-cell office:value-type="float" office:value="4814.137" calcext:value-type="float">
            <text:p><text:s text:c="2"/>4 814</text:p>
          </table:table-cell>
          <table:table-cell office:value-type="float" office:value="4955.328" calcext:value-type="float">
            <text:p><text:s text:c="2"/>4 955</text:p>
          </table:table-cell>
          <table:table-cell office:value-type="float" office:value="5099.951" calcext:value-type="float">
            <text:p><text:s text:c="2"/>5 100</text:p>
          </table:table-cell>
          <table:table-cell office:value-type="float" office:value="5247.836" calcext:value-type="float">
            <text:p><text:s text:c="2"/>5 248</text:p>
          </table:table-cell>
          <table:table-cell office:value-type="float" office:value="5398.805" calcext:value-type="float">
            <text:p><text:s text:c="2"/>5 399</text:p>
          </table:table-cell>
          <table:table-cell office:value-type="float" office:value="5552.625" calcext:value-type="float">
            <text:p><text:s text:c="2"/>5 553</text:p>
          </table:table-cell>
          <table:table-cell office:value-type="float" office:value="5709.051" calcext:value-type="float">
            <text:p><text:s text:c="2"/>5 709</text:p>
          </table:table-cell>
          <table:table-cell office:value-type="float" office:value="5867.849" calcext:value-type="float">
            <text:p><text:s text:c="2"/>5 868</text:p>
          </table:table-cell>
          <table:table-cell office:value-type="float" office:value="6028.882" calcext:value-type="float">
            <text:p><text:s text:c="2"/>6 029</text:p>
          </table:table-cell>
          <table:table-cell office:value-type="float" office:value="6192.026" calcext:value-type="float">
            <text:p><text:s text:c="2"/>6 192</text:p>
          </table:table-cell>
          <table:table-cell office:value-type="float" office:value="6357.221" calcext:value-type="float">
            <text:p><text:s text:c="2"/>6 357</text:p>
          </table:table-cell>
          <table:table-cell office:value-type="float" office:value="6524.283" calcext:value-type="float">
            <text:p><text:s text:c="2"/>6 524</text:p>
          </table:table-cell>
          <table:table-cell office:value-type="float" office:value="6693.061" calcext:value-type="float">
            <text:p><text:s text:c="2"/>6 693</text:p>
          </table:table-cell>
          <table:table-cell office:value-type="float" office:value="6863.157" calcext:value-type="float">
            <text:p><text:s text:c="2"/>6 863</text:p>
          </table:table-cell>
          <table:table-cell office:value-type="float" office:value="7033.821" calcext:value-type="float">
            <text:p><text:s text:c="2"/>7 034</text:p>
          </table:table-cell>
          <table:table-cell office:value-type="float" office:value="7204.153" calcext:value-type="float">
            <text:p><text:s text:c="2"/>7 204</text:p>
          </table:table-cell>
          <table:table-cell office:value-type="float" office:value="7373.43" calcext:value-type="float">
            <text:p><text:s text:c="2"/>7 373</text:p>
          </table:table-cell>
          <table:table-cell office:value-type="float" office:value="7541.406" calcext:value-type="float">
            <text:p><text:s text:c="2"/>7 541</text:p>
          </table:table-cell>
          <table:table-cell office:value-type="float" office:value="7707.972" calcext:value-type="float">
            <text:p><text:s text:c="2"/>7 708</text:p>
          </table:table-cell>
          <table:table-cell office:value-type="float" office:value="7872.658" calcext:value-type="float">
            <text:p><text:s text:c="2"/>7 873</text:p>
          </table:table-cell>
          <table:table-cell office:value-type="float" office:value="8035.021" calcext:value-type="float">
            <text:p><text:s text:c="2"/>8 035</text:p>
          </table:table-cell>
          <table:table-cell office:value-type="float" office:value="8194.778" calcext:value-type="float">
            <text:p><text:s text:c="2"/>8 195</text:p>
          </table:table-cell>
          <table:table-cell office:value-type="float" office:value="8351.6" calcext:value-type="float">
            <text:p><text:s text:c="2"/>8 352</text:p>
          </table:table-cell>
          <table:table-cell office:value-type="float" office:value="8505.646" calcext:value-type="float">
            <text:p><text:s text:c="2"/>8 506</text:p>
          </table:table-cell>
          <table:table-cell office:value-type="float" office:value="8657.785" calcext:value-type="float">
            <text:p><text:s text:c="2"/>8 658</text:p>
          </table:table-cell>
          <table:table-cell office:value-type="float" office:value="8809.216" calcext:value-type="float">
            <text:p><text:s text:c="2"/>8 809</text:p>
          </table:table-cell>
          <table:table-cell office:value-type="float" office:value="8960.829" calcext:value-type="float">
            <text:p><text:s text:c="2"/>8 9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8012.561" calcext:value-type="float">
            <text:p><text:s text:c="2"/>28 013</text:p>
          </table:table-cell>
          <table:table-cell office:value-type="float" office:value="28836.114" calcext:value-type="float">
            <text:p><text:s text:c="2"/>28 836</text:p>
          </table:table-cell>
          <table:table-cell office:value-type="float" office:value="29711.632" calcext:value-type="float">
            <text:p><text:s text:c="2"/>29 712</text:p>
          </table:table-cell>
          <table:table-cell office:value-type="float" office:value="30634.215" calcext:value-type="float">
            <text:p><text:s text:c="2"/>30 634</text:p>
          </table:table-cell>
          <table:table-cell office:value-type="float" office:value="31599.801" calcext:value-type="float">
            <text:p><text:s text:c="2"/>31 600</text:p>
          </table:table-cell>
          <table:table-cell office:value-type="float" office:value="32605.178" calcext:value-type="float">
            <text:p><text:s text:c="2"/>32 605</text:p>
          </table:table-cell>
          <table:table-cell office:value-type="float" office:value="33647.982" calcext:value-type="float">
            <text:p><text:s text:c="2"/>33 648</text:p>
          </table:table-cell>
          <table:table-cell office:value-type="float" office:value="34726.719" calcext:value-type="float">
            <text:p><text:s text:c="2"/>34 727</text:p>
          </table:table-cell>
          <table:table-cell office:value-type="float" office:value="35840.646" calcext:value-type="float">
            <text:p><text:s text:c="2"/>35 841</text:p>
          </table:table-cell>
          <table:table-cell office:value-type="float" office:value="36989.694" calcext:value-type="float">
            <text:p><text:s text:c="2"/>36 990</text:p>
          </table:table-cell>
          <table:table-cell office:value-type="float" office:value="38174.112" calcext:value-type="float">
            <text:p><text:s text:c="2"/>38 174</text:p>
          </table:table-cell>
          <table:table-cell office:value-type="float" office:value="39394.126" calcext:value-type="float">
            <text:p><text:s text:c="2"/>39 394</text:p>
          </table:table-cell>
          <table:table-cell office:value-type="float" office:value="40649.588" calcext:value-type="float">
            <text:p><text:s text:c="2"/>40 650</text:p>
          </table:table-cell>
          <table:table-cell office:value-type="float" office:value="41939.88" calcext:value-type="float">
            <text:p><text:s text:c="2"/>41 940</text:p>
          </table:table-cell>
          <table:table-cell office:value-type="float" office:value="43264.272" calcext:value-type="float">
            <text:p><text:s text:c="2"/>43 264</text:p>
          </table:table-cell>
          <table:table-cell office:value-type="float" office:value="44623.043" calcext:value-type="float">
            <text:p><text:s text:c="2"/>44 623</text:p>
          </table:table-cell>
          <table:table-cell office:value-type="float" office:value="46011.038" calcext:value-type="float">
            <text:p><text:s text:c="2"/>46 011</text:p>
          </table:table-cell>
          <table:table-cell office:value-type="float" office:value="47429.812" calcext:value-type="float">
            <text:p><text:s text:c="2"/>47 430</text:p>
          </table:table-cell>
          <table:table-cell office:value-type="float" office:value="48894.019" calcext:value-type="float">
            <text:p><text:s text:c="2"/>48 894</text:p>
          </table:table-cell>
          <table:table-cell office:value-type="float" office:value="50423.481" calcext:value-type="float">
            <text:p><text:s text:c="2"/>50 423</text:p>
          </table:table-cell>
          <table:table-cell office:value-type="float" office:value="52029.861" calcext:value-type="float">
            <text:p><text:s text:c="2"/>52 030</text:p>
          </table:table-cell>
          <table:table-cell office:value-type="float" office:value="53718.724" calcext:value-type="float">
            <text:p><text:s text:c="2"/>53 719</text:p>
          </table:table-cell>
          <table:table-cell office:value-type="float" office:value="55478.151" calcext:value-type="float">
            <text:p><text:s text:c="2"/>55 478</text:p>
          </table:table-cell>
          <table:table-cell office:value-type="float" office:value="57280.587" calcext:value-type="float">
            <text:p><text:s text:c="2"/>57 281</text:p>
          </table:table-cell>
          <table:table-cell office:value-type="float" office:value="59088.193" calcext:value-type="float">
            <text:p><text:s text:c="2"/>59 088</text:p>
          </table:table-cell>
          <table:table-cell office:value-type="float" office:value="60872.399" calcext:value-type="float">
            <text:p><text:s text:c="2"/>60 872</text:p>
          </table:table-cell>
          <table:table-cell office:value-type="float" office:value="62623.763" calcext:value-type="float">
            <text:p><text:s text:c="2"/>62 624</text:p>
          </table:table-cell>
          <table:table-cell office:value-type="float" office:value="64345.884" calcext:value-type="float">
            <text:p><text:s text:c="2"/>64 346</text:p>
          </table:table-cell>
          <table:table-cell office:value-type="float" office:value="66039.488" calcext:value-type="float">
            <text:p><text:s text:c="2"/>66 039</text:p>
          </table:table-cell>
          <table:table-cell office:value-type="float" office:value="67709.689" calcext:value-type="float">
            <text:p><text:s text:c="2"/>67 710</text:p>
          </table:table-cell>
          <table:table-cell office:value-type="float" office:value="69360.871" calcext:value-type="float">
            <text:p><text:s text:c="2"/>69 361</text:p>
          </table:table-cell>
          <table:table-cell office:value-type="float" office:value="70992.195" calcext:value-type="float">
            <text:p><text:s text:c="2"/>70 992</text:p>
          </table:table-cell>
          <table:table-cell office:value-type="float" office:value="72602.533" calcext:value-type="float">
            <text:p><text:s text:c="2"/>72 603</text:p>
          </table:table-cell>
          <table:table-cell office:value-type="float" office:value="74196.548" calcext:value-type="float">
            <text:p><text:s text:c="2"/>74 197</text:p>
          </table:table-cell>
          <table:table-cell office:value-type="float" office:value="75780.605" calcext:value-type="float">
            <text:p><text:s text:c="2"/>75 781</text:p>
          </table:table-cell>
          <table:table-cell office:value-type="float" office:value="77360.707" calcext:value-type="float">
            <text:p><text:s text:c="2"/>77 361</text:p>
          </table:table-cell>
          <table:table-cell office:value-type="float" office:value="78934.125" calcext:value-type="float">
            <text:p><text:s text:c="2"/>78 934</text:p>
          </table:table-cell>
          <table:table-cell office:value-type="float" office:value="80503.052" calcext:value-type="float">
            <text:p><text:s text:c="2"/>80 503</text:p>
          </table:table-cell>
          <table:table-cell office:value-type="float" office:value="82083.919" calcext:value-type="float">
            <text:p><text:s text:c="2"/>82 084</text:p>
          </table:table-cell>
          <table:table-cell office:value-type="float" office:value="83697.891" calcext:value-type="float">
            <text:p><text:s text:c="2"/>83 698</text:p>
          </table:table-cell>
          <table:table-cell office:value-type="float" office:value="85357.874" calcext:value-type="float">
            <text:p><text:s text:c="2"/>85 358</text:p>
          </table:table-cell>
          <table:table-cell office:value-type="float" office:value="87071.512" calcext:value-type="float">
            <text:p><text:s text:c="2"/>87 072</text:p>
          </table:table-cell>
          <table:table-cell office:value-type="float" office:value="88828.31" calcext:value-type="float">
            <text:p><text:s text:c="2"/>88 828</text:p>
          </table:table-cell>
          <table:table-cell office:value-type="float" office:value="90600.453" calcext:value-type="float">
            <text:p><text:s text:c="2"/>90 600</text:p>
          </table:table-cell>
          <table:table-cell office:value-type="float" office:value="92349.147" calcext:value-type="float">
            <text:p><text:s text:c="2"/>92 349</text:p>
          </table:table-cell>
          <table:table-cell office:value-type="float" office:value="94045.579" calcext:value-type="float">
            <text:p><text:s text:c="2"/>94 046</text:p>
          </table:table-cell>
          <table:table-cell office:value-type="float" office:value="95687.452" calcext:value-type="float">
            <text:p><text:s text:c="2"/>95 687</text:p>
          </table:table-cell>
          <table:table-cell office:value-type="float" office:value="97281.739" calcext:value-type="float">
            <text:p><text:s text:c="2"/>97 282</text:p>
          </table:table-cell>
          <table:table-cell office:value-type="float" office:value="98821.456" calcext:value-type="float">
            <text:p><text:s text:c="2"/>98 821</text:p>
          </table:table-cell>
          <table:table-cell office:value-type="float" office:value="100300.579" calcext:value-type="float">
            <text:p><text:s text:c="2"/>100 301</text:p>
          </table:table-cell>
          <table:table-cell office:value-type="float" office:value="101719.673" calcext:value-type="float">
            <text:p><text:s text:c="2"/>101 720</text:p>
          </table:table-cell>
          <table:table-cell office:value-type="float" office:value="103067.068" calcext:value-type="float">
            <text:p><text:s text:c="2"/>103 067</text:p>
          </table:table-cell>
          <table:table-cell office:value-type="float" office:value="104355.608" calcext:value-type="float">
            <text:p><text:s text:c="2"/>104 356</text:p>
          </table:table-cell>
          <table:table-cell office:value-type="float" office:value="105640.453" calcext:value-type="float">
            <text:p><text:s text:c="2"/>105 640</text:p>
          </table:table-cell>
          <table:table-cell office:value-type="float" office:value="106995.583" calcext:value-type="float">
            <text:p><text:s text:c="2"/>106 996</text:p>
          </table:table-cell>
          <table:table-cell office:value-type="float" office:value="108472.228" calcext:value-type="float">
            <text:p><text:s text:c="2"/>108 472</text:p>
          </table:table-cell>
          <table:table-cell office:value-type="float" office:value="110092.378" calcext:value-type="float">
            <text:p><text:s text:c="2"/>110 092</text:p>
          </table:table-cell>
          <table:table-cell office:value-type="float" office:value="111836.346" calcext:value-type="float">
            <text:p><text:s text:c="2"/>111 836</text:p>
          </table:table-cell>
          <table:table-cell office:value-type="float" office:value="113661.809" calcext:value-type="float">
            <text:p><text:s text:c="2"/>113 662</text:p>
          </table:table-cell>
          <table:table-cell office:value-type="float" office:value="115505.228" calcext:value-type="float">
            <text:p><text:s text:c="2"/>115 505</text:p>
          </table:table-cell>
          <table:table-cell office:value-type="float" office:value="117318.941" calcext:value-type="float">
            <text:p><text:s text:c="2"/>117 319</text:p>
          </table:table-cell>
          <table:table-cell office:value-type="float" office:value="119090.017" calcext:value-type="float">
            <text:p><text:s text:c="2"/>119 090</text:p>
          </table:table-cell>
          <table:table-cell office:value-type="float" office:value="120828.307" calcext:value-type="float">
            <text:p><text:s text:c="2"/>120 828</text:p>
          </table:table-cell>
          <table:table-cell office:value-type="float" office:value="122535.969" calcext:value-type="float">
            <text:p><text:s text:c="2"/>122 536</text:p>
          </table:table-cell>
          <table:table-cell office:value-type="float" office:value="124221.6" calcext:value-type="float">
            <text:p><text:s text:c="2"/>124 222</text:p>
          </table:table-cell>
          <table:table-cell office:value-type="float" office:value="125890.949" calcext:value-type="float">
            <text:p><text:s text:c="2"/>125 8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icaragua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294.992" calcext:value-type="float">
            <text:p><text:s text:c="2"/>1 295</text:p>
          </table:table-cell>
          <table:table-cell office:value-type="float" office:value="1331.745" calcext:value-type="float">
            <text:p><text:s text:c="2"/>1 332</text:p>
          </table:table-cell>
          <table:table-cell office:value-type="float" office:value="1371.518" calcext:value-type="float">
            <text:p><text:s text:c="2"/>1 372</text:p>
          </table:table-cell>
          <table:table-cell office:value-type="float" office:value="1414.276" calcext:value-type="float">
            <text:p><text:s text:c="2"/>1 414</text:p>
          </table:table-cell>
          <table:table-cell office:value-type="float" office:value="1459.854" calcext:value-type="float">
            <text:p><text:s text:c="2"/>1 460</text:p>
          </table:table-cell>
          <table:table-cell office:value-type="float" office:value="1508.025" calcext:value-type="float">
            <text:p><text:s text:c="2"/>1 508</text:p>
          </table:table-cell>
          <table:table-cell office:value-type="float" office:value="1558.474" calcext:value-type="float">
            <text:p><text:s text:c="2"/>1 558</text:p>
          </table:table-cell>
          <table:table-cell office:value-type="float" office:value="1610.818" calcext:value-type="float">
            <text:p><text:s text:c="2"/>1 611</text:p>
          </table:table-cell>
          <table:table-cell office:value-type="float" office:value="1664.605" calcext:value-type="float">
            <text:p><text:s text:c="2"/>1 665</text:p>
          </table:table-cell>
          <table:table-cell office:value-type="float" office:value="1719.365" calcext:value-type="float">
            <text:p><text:s text:c="2"/>1 719</text:p>
          </table:table-cell>
          <table:table-cell office:value-type="float" office:value="1774.699" calcext:value-type="float">
            <text:p><text:s text:c="2"/>1 775</text:p>
          </table:table-cell>
          <table:table-cell office:value-type="float" office:value="1830.4" calcext:value-type="float">
            <text:p><text:s text:c="2"/>1 830</text:p>
          </table:table-cell>
          <table:table-cell office:value-type="float" office:value="1886.562" calcext:value-type="float">
            <text:p><text:s text:c="2"/>1 887</text:p>
          </table:table-cell>
          <table:table-cell office:value-type="float" office:value="1943.59" calcext:value-type="float">
            <text:p><text:s text:c="2"/>1 944</text:p>
          </table:table-cell>
          <table:table-cell office:value-type="float" office:value="2002.119" calcext:value-type="float">
            <text:p><text:s text:c="2"/>2 002</text:p>
          </table:table-cell>
          <table:table-cell office:value-type="float" office:value="2062.63" calcext:value-type="float">
            <text:p><text:s text:c="2"/>2 063</text:p>
          </table:table-cell>
          <table:table-cell office:value-type="float" office:value="2125.24" calcext:value-type="float">
            <text:p><text:s text:c="2"/>2 125</text:p>
          </table:table-cell>
          <table:table-cell office:value-type="float" office:value="2189.882" calcext:value-type="float">
            <text:p><text:s text:c="2"/>2 190</text:p>
          </table:table-cell>
          <table:table-cell office:value-type="float" office:value="2256.782" calcext:value-type="float">
            <text:p><text:s text:c="2"/>2 257</text:p>
          </table:table-cell>
          <table:table-cell office:value-type="float" office:value="2326.139" calcext:value-type="float">
            <text:p><text:s text:c="2"/>2 326</text:p>
          </table:table-cell>
          <table:table-cell office:value-type="float" office:value="2398.096" calcext:value-type="float">
            <text:p><text:s text:c="2"/>2 398</text:p>
          </table:table-cell>
          <table:table-cell office:value-type="float" office:value="2472.656" calcext:value-type="float">
            <text:p><text:s text:c="2"/>2 473</text:p>
          </table:table-cell>
          <table:table-cell office:value-type="float" office:value="2549.774" calcext:value-type="float">
            <text:p><text:s text:c="2"/>2 550</text:p>
          </table:table-cell>
          <table:table-cell office:value-type="float" office:value="2629.505" calcext:value-type="float">
            <text:p><text:s text:c="2"/>2 630</text:p>
          </table:table-cell>
          <table:table-cell office:value-type="float" office:value="2711.848" calcext:value-type="float">
            <text:p><text:s text:c="2"/>2 712</text:p>
          </table:table-cell>
          <table:table-cell office:value-type="float" office:value="2796.746" calcext:value-type="float">
            <text:p><text:s text:c="2"/>2 797</text:p>
          </table:table-cell>
          <table:table-cell office:value-type="float" office:value="2884.155" calcext:value-type="float">
            <text:p><text:s text:c="2"/>2 884</text:p>
          </table:table-cell>
          <table:table-cell office:value-type="float" office:value="2973.806" calcext:value-type="float">
            <text:p><text:s text:c="2"/>2 974</text:p>
          </table:table-cell>
          <table:table-cell office:value-type="float" office:value="3065.117" calcext:value-type="float">
            <text:p><text:s text:c="2"/>3 065</text:p>
          </table:table-cell>
          <table:table-cell office:value-type="float" office:value="3157.355" calcext:value-type="float">
            <text:p><text:s text:c="2"/>3 157</text:p>
          </table:table-cell>
          <table:table-cell office:value-type="float" office:value="3249.91" calcext:value-type="float">
            <text:p><text:s text:c="2"/>3 250</text:p>
          </table:table-cell>
          <table:table-cell office:value-type="float" office:value="3342.669" calcext:value-type="float">
            <text:p><text:s text:c="2"/>3 343</text:p>
          </table:table-cell>
          <table:table-cell office:value-type="float" office:value="3435.525" calcext:value-type="float">
            <text:p><text:s text:c="2"/>3 436</text:p>
          </table:table-cell>
          <table:table-cell office:value-type="float" office:value="3527.939" calcext:value-type="float">
            <text:p><text:s text:c="2"/>3 528</text:p>
          </table:table-cell>
          <table:table-cell office:value-type="float" office:value="3619.253" calcext:value-type="float">
            <text:p><text:s text:c="2"/>3 619</text:p>
          </table:table-cell>
          <table:table-cell office:value-type="float" office:value="3709.091" calcext:value-type="float">
            <text:p><text:s text:c="2"/>3 709</text:p>
          </table:table-cell>
          <table:table-cell office:value-type="float" office:value="3796.917" calcext:value-type="float">
            <text:p><text:s text:c="2"/>3 797</text:p>
          </table:table-cell>
          <table:table-cell office:value-type="float" office:value="3882.943" calcext:value-type="float">
            <text:p><text:s text:c="2"/>3 883</text:p>
          </table:table-cell>
          <table:table-cell office:value-type="float" office:value="3968.454" calcext:value-type="float">
            <text:p><text:s text:c="2"/>3 968</text:p>
          </table:table-cell>
          <table:table-cell office:value-type="float" office:value="4055.265" calcext:value-type="float">
            <text:p><text:s text:c="2"/>4 055</text:p>
          </table:table-cell>
          <table:table-cell office:value-type="float" office:value="4144.565" calcext:value-type="float">
            <text:p><text:s text:c="2"/>4 145</text:p>
          </table:table-cell>
          <table:table-cell office:value-type="float" office:value="4236.801" calcext:value-type="float">
            <text:p><text:s text:c="2"/>4 237</text:p>
          </table:table-cell>
          <table:table-cell office:value-type="float" office:value="4331.277" calcext:value-type="float">
            <text:p><text:s text:c="2"/>4 331</text:p>
          </table:table-cell>
          <table:table-cell office:value-type="float" office:value="4426.58" calcext:value-type="float">
            <text:p><text:s text:c="2"/>4 427</text:p>
          </table:table-cell>
          <table:table-cell office:value-type="float" office:value="4520.725" calcext:value-type="float">
            <text:p><text:s text:c="2"/>4 521</text:p>
          </table:table-cell>
          <table:table-cell office:value-type="float" office:value="4612.228" calcext:value-type="float">
            <text:p><text:s text:c="2"/>4 612</text:p>
          </table:table-cell>
          <table:table-cell office:value-type="float" office:value="4700.779" calcext:value-type="float">
            <text:p><text:s text:c="2"/>4 701</text:p>
          </table:table-cell>
          <table:table-cell office:value-type="float" office:value="4786.64" calcext:value-type="float">
            <text:p><text:s text:c="2"/>4 787</text:p>
          </table:table-cell>
          <table:table-cell office:value-type="float" office:value="4869.626" calcext:value-type="float">
            <text:p><text:s text:c="2"/>4 870</text:p>
          </table:table-cell>
          <table:table-cell office:value-type="float" office:value="4949.66" calcext:value-type="float">
            <text:p><text:s text:c="2"/>4 950</text:p>
          </table:table-cell>
          <table:table-cell office:value-type="float" office:value="5026.796" calcext:value-type="float">
            <text:p><text:s text:c="2"/>5 027</text:p>
          </table:table-cell>
          <table:table-cell office:value-type="float" office:value="5100.75" calcext:value-type="float">
            <text:p><text:s text:c="2"/>5 101</text:p>
          </table:table-cell>
          <table:table-cell office:value-type="float" office:value="5171.734" calcext:value-type="float">
            <text:p><text:s text:c="2"/>5 172</text:p>
          </table:table-cell>
          <table:table-cell office:value-type="float" office:value="5240.879" calcext:value-type="float">
            <text:p><text:s text:c="2"/>5 241</text:p>
          </table:table-cell>
          <table:table-cell office:value-type="float" office:value="5309.703" calcext:value-type="float">
            <text:p><text:s text:c="2"/>5 310</text:p>
          </table:table-cell>
          <table:table-cell office:value-type="float" office:value="5379.328" calcext:value-type="float">
            <text:p><text:s text:c="2"/>5 379</text:p>
          </table:table-cell>
          <table:table-cell office:value-type="float" office:value="5450.211" calcext:value-type="float">
            <text:p><text:s text:c="2"/>5 450</text:p>
          </table:table-cell>
          <table:table-cell office:value-type="float" office:value="5522.106" calcext:value-type="float">
            <text:p><text:s text:c="2"/>5 522</text:p>
          </table:table-cell>
          <table:table-cell office:value-type="float" office:value="5594.506" calcext:value-type="float">
            <text:p><text:s text:c="2"/>5 595</text:p>
          </table:table-cell>
          <table:table-cell office:value-type="float" office:value="5666.581" calcext:value-type="float">
            <text:p><text:s text:c="2"/>5 667</text:p>
          </table:table-cell>
          <table:table-cell office:value-type="float" office:value="5737.723" calcext:value-type="float">
            <text:p><text:s text:c="2"/>5 738</text:p>
          </table:table-cell>
          <table:table-cell office:value-type="float" office:value="5807.82" calcext:value-type="float">
            <text:p><text:s text:c="2"/>5 808</text:p>
          </table:table-cell>
          <table:table-cell office:value-type="float" office:value="5877.108" calcext:value-type="float">
            <text:p><text:s text:c="2"/>5 877</text:p>
          </table:table-cell>
          <table:table-cell office:value-type="float" office:value="5945.747" calcext:value-type="float">
            <text:p><text:s text:c="2"/>5 946</text:p>
          </table:table-cell>
          <table:table-cell office:value-type="float" office:value="6013.997" calcext:value-type="float">
            <text:p><text:s text:c="2"/>6 014</text:p>
          </table:table-cell>
          <table:table-cell office:value-type="float" office:value="6082.035" calcext:value-type="float">
            <text:p><text:s text:c="2"/>6 0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anama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859.659" calcext:value-type="float">
            <text:p><text:s text:c="3"/>860</text:p>
          </table:table-cell>
          <table:table-cell office:value-type="float" office:value="881.344" calcext:value-type="float">
            <text:p><text:s text:c="3"/>881</text:p>
          </table:table-cell>
          <table:table-cell office:value-type="float" office:value="904.386" calcext:value-type="float">
            <text:p><text:s text:c="3"/>904</text:p>
          </table:table-cell>
          <table:table-cell office:value-type="float" office:value="928.712" calcext:value-type="float">
            <text:p><text:s text:c="3"/>929</text:p>
          </table:table-cell>
          <table:table-cell office:value-type="float" office:value="954.268" calcext:value-type="float">
            <text:p><text:s text:c="3"/>954</text:p>
          </table:table-cell>
          <table:table-cell office:value-type="float" office:value="981.032" calcext:value-type="float">
            <text:p><text:s text:c="3"/>981</text:p>
          </table:table-cell>
          <table:table-cell office:value-type="float" office:value="1008.98" calcext:value-type="float">
            <text:p><text:s text:c="2"/>1 009</text:p>
          </table:table-cell>
          <table:table-cell office:value-type="float" office:value="1038.127" calcext:value-type="float">
            <text:p><text:s text:c="2"/>1 038</text:p>
          </table:table-cell>
          <table:table-cell office:value-type="float" office:value="1068.471" calcext:value-type="float">
            <text:p><text:s text:c="2"/>1 068</text:p>
          </table:table-cell>
          <table:table-cell office:value-type="float" office:value="1100.067" calcext:value-type="float">
            <text:p><text:s text:c="2"/>1 100</text:p>
          </table:table-cell>
          <table:table-cell office:value-type="float" office:value="1132.921" calcext:value-type="float">
            <text:p><text:s text:c="2"/>1 133</text:p>
          </table:table-cell>
          <table:table-cell office:value-type="float" office:value="1167.035" calcext:value-type="float">
            <text:p><text:s text:c="2"/>1 167</text:p>
          </table:table-cell>
          <table:table-cell office:value-type="float" office:value="1202.373" calcext:value-type="float">
            <text:p><text:s text:c="2"/>1 202</text:p>
          </table:table-cell>
          <table:table-cell office:value-type="float" office:value="1238.823" calcext:value-type="float">
            <text:p><text:s text:c="2"/>1 239</text:p>
          </table:table-cell>
          <table:table-cell office:value-type="float" office:value="1276.276" calcext:value-type="float">
            <text:p><text:s text:c="2"/>1 276</text:p>
          </table:table-cell>
          <table:table-cell office:value-type="float" office:value="1314.626" calcext:value-type="float">
            <text:p><text:s text:c="2"/>1 315</text:p>
          </table:table-cell>
          <table:table-cell office:value-type="float" office:value="1353.804" calcext:value-type="float">
            <text:p><text:s text:c="2"/>1 354</text:p>
          </table:table-cell>
          <table:table-cell office:value-type="float" office:value="1393.799" calcext:value-type="float">
            <text:p><text:s text:c="2"/>1 394</text:p>
          </table:table-cell>
          <table:table-cell office:value-type="float" office:value="1434.657" calcext:value-type="float">
            <text:p><text:s text:c="2"/>1 435</text:p>
          </table:table-cell>
          <table:table-cell office:value-type="float" office:value="1476.479" calcext:value-type="float">
            <text:p><text:s text:c="2"/>1 476</text:p>
          </table:table-cell>
          <table:table-cell office:value-type="float" office:value="1519.299" calcext:value-type="float">
            <text:p><text:s text:c="2"/>1 519</text:p>
          </table:table-cell>
          <table:table-cell office:value-type="float" office:value="1563.115" calcext:value-type="float">
            <text:p><text:s text:c="2"/>1 563</text:p>
          </table:table-cell>
          <table:table-cell office:value-type="float" office:value="1607.834" calcext:value-type="float">
            <text:p><text:s text:c="2"/>1 608</text:p>
          </table:table-cell>
          <table:table-cell office:value-type="float" office:value="1653.256" calcext:value-type="float">
            <text:p><text:s text:c="2"/>1 653</text:p>
          </table:table-cell>
          <table:table-cell office:value-type="float" office:value="1699.113" calcext:value-type="float">
            <text:p><text:s text:c="2"/>1 699</text:p>
          </table:table-cell>
          <table:table-cell office:value-type="float" office:value="1745.205" calcext:value-type="float">
            <text:p><text:s text:c="2"/>1 745</text:p>
          </table:table-cell>
          <table:table-cell office:value-type="float" office:value="1791.453" calcext:value-type="float">
            <text:p><text:s text:c="2"/>1 791</text:p>
          </table:table-cell>
          <table:table-cell office:value-type="float" office:value="1837.89" calcext:value-type="float">
            <text:p><text:s text:c="2"/>1 838</text:p>
          </table:table-cell>
          <table:table-cell office:value-type="float" office:value="1884.515" calcext:value-type="float">
            <text:p><text:s text:c="2"/>1 885</text:p>
          </table:table-cell>
          <table:table-cell office:value-type="float" office:value="1931.389" calcext:value-type="float">
            <text:p><text:s text:c="2"/>1 931</text:p>
          </table:table-cell>
          <table:table-cell office:value-type="float" office:value="1978.578" calcext:value-type="float">
            <text:p><text:s text:c="2"/>1 979</text:p>
          </table:table-cell>
          <table:table-cell office:value-type="float" office:value="2026.065" calcext:value-type="float">
            <text:p><text:s text:c="2"/>2 026</text:p>
          </table:table-cell>
          <table:table-cell office:value-type="float" office:value="2073.844" calcext:value-type="float">
            <text:p><text:s text:c="2"/>2 074</text:p>
          </table:table-cell>
          <table:table-cell office:value-type="float" office:value="2121.939" calcext:value-type="float">
            <text:p><text:s text:c="2"/>2 122</text:p>
          </table:table-cell>
          <table:table-cell office:value-type="float" office:value="2170.409" calcext:value-type="float">
            <text:p><text:s text:c="2"/>2 170</text:p>
          </table:table-cell>
          <table:table-cell office:value-type="float" office:value="2219.276" calcext:value-type="float">
            <text:p><text:s text:c="2"/>2 219</text:p>
          </table:table-cell>
          <table:table-cell office:value-type="float" office:value="2268.574" calcext:value-type="float">
            <text:p><text:s text:c="2"/>2 269</text:p>
          </table:table-cell>
          <table:table-cell office:value-type="float" office:value="2318.332" calcext:value-type="float">
            <text:p><text:s text:c="2"/>2 318</text:p>
          </table:table-cell>
          <table:table-cell office:value-type="float" office:value="2368.618" calcext:value-type="float">
            <text:p><text:s text:c="2"/>2 369</text:p>
          </table:table-cell>
          <table:table-cell office:value-type="float" office:value="2419.491" calcext:value-type="float">
            <text:p><text:s text:c="2"/>2 419</text:p>
          </table:table-cell>
          <table:table-cell office:value-type="float" office:value="2471.009" calcext:value-type="float">
            <text:p><text:s text:c="2"/>2 471</text:p>
          </table:table-cell>
          <table:table-cell office:value-type="float" office:value="2523.181" calcext:value-type="float">
            <text:p><text:s text:c="2"/>2 523</text:p>
          </table:table-cell>
          <table:table-cell office:value-type="float" office:value="2576.018" calcext:value-type="float">
            <text:p><text:s text:c="2"/>2 576</text:p>
          </table:table-cell>
          <table:table-cell office:value-type="float" office:value="2629.644" calcext:value-type="float">
            <text:p><text:s text:c="2"/>2 630</text:p>
          </table:table-cell>
          <table:table-cell office:value-type="float" office:value="2684.183" calcext:value-type="float">
            <text:p><text:s text:c="2"/>2 684</text:p>
          </table:table-cell>
          <table:table-cell office:value-type="float" office:value="2739.73" calcext:value-type="float">
            <text:p><text:s text:c="2"/>2 740</text:p>
          </table:table-cell>
          <table:table-cell office:value-type="float" office:value="2796.344" calcext:value-type="float">
            <text:p><text:s text:c="2"/>2 796</text:p>
          </table:table-cell>
          <table:table-cell office:value-type="float" office:value="2853.941" calcext:value-type="float">
            <text:p><text:s text:c="2"/>2 854</text:p>
          </table:table-cell>
          <table:table-cell office:value-type="float" office:value="2912.328" calcext:value-type="float">
            <text:p><text:s text:c="2"/>2 912</text:p>
          </table:table-cell>
          <table:table-cell office:value-type="float" office:value="2971.197" calcext:value-type="float">
            <text:p><text:s text:c="2"/>2 971</text:p>
          </table:table-cell>
          <table:table-cell office:value-type="float" office:value="3030.347" calcext:value-type="float">
            <text:p><text:s text:c="2"/>3 030</text:p>
          </table:table-cell>
          <table:table-cell office:value-type="float" office:value="3089.684" calcext:value-type="float">
            <text:p><text:s text:c="2"/>3 090</text:p>
          </table:table-cell>
          <table:table-cell office:value-type="float" office:value="3149.265" calcext:value-type="float">
            <text:p><text:s text:c="2"/>3 149</text:p>
          </table:table-cell>
          <table:table-cell office:value-type="float" office:value="3209.174" calcext:value-type="float">
            <text:p><text:s text:c="2"/>3 209</text:p>
          </table:table-cell>
          <table:table-cell office:value-type="float" office:value="3269.541" calcext:value-type="float">
            <text:p><text:s text:c="2"/>3 270</text:p>
          </table:table-cell>
          <table:table-cell office:value-type="float" office:value="3330.465" calcext:value-type="float">
            <text:p><text:s text:c="2"/>3 330</text:p>
          </table:table-cell>
          <table:table-cell office:value-type="float" office:value="3391.905" calcext:value-type="float">
            <text:p><text:s text:c="2"/>3 392</text:p>
          </table:table-cell>
          <table:table-cell office:value-type="float" office:value="3453.807" calcext:value-type="float">
            <text:p><text:s text:c="2"/>3 454</text:p>
          </table:table-cell>
          <table:table-cell office:value-type="float" office:value="3516.268" calcext:value-type="float">
            <text:p><text:s text:c="2"/>3 516</text:p>
          </table:table-cell>
          <table:table-cell office:value-type="float" office:value="3579.385" calcext:value-type="float">
            <text:p><text:s text:c="2"/>3 579</text:p>
          </table:table-cell>
          <table:table-cell office:value-type="float" office:value="3643.222" calcext:value-type="float">
            <text:p><text:s text:c="2"/>3 643</text:p>
          </table:table-cell>
          <table:table-cell office:value-type="float" office:value="3707.782" calcext:value-type="float">
            <text:p><text:s text:c="2"/>3 708</text:p>
          </table:table-cell>
          <table:table-cell office:value-type="float" office:value="3772.938" calcext:value-type="float">
            <text:p><text:s text:c="2"/>3 773</text:p>
          </table:table-cell>
          <table:table-cell office:value-type="float" office:value="3838.462" calcext:value-type="float">
            <text:p><text:s text:c="2"/>3 838</text:p>
          </table:table-cell>
          <table:table-cell office:value-type="float" office:value="3903.986" calcext:value-type="float">
            <text:p><text:s text:c="2"/>3 904</text:p>
          </table:table-cell>
          <table:table-cell office:value-type="float" office:value="3969.249" calcext:value-type="float">
            <text:p><text:s text:c="2"/>3 9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South America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13784.817" calcext:value-type="float">
            <text:p><text:s text:c="2"/>113 785</text:p>
          </table:table-cell>
          <table:table-cell office:value-type="float" office:value="116957.218" calcext:value-type="float">
            <text:p><text:s text:c="2"/>116 957</text:p>
          </table:table-cell>
          <table:table-cell office:value-type="float" office:value="120200.902" calcext:value-type="float">
            <text:p><text:s text:c="2"/>120 201</text:p>
          </table:table-cell>
          <table:table-cell office:value-type="float" office:value="123508.214" calcext:value-type="float">
            <text:p><text:s text:c="2"/>123 508</text:p>
          </table:table-cell>
          <table:table-cell office:value-type="float" office:value="126876.363" calcext:value-type="float">
            <text:p><text:s text:c="2"/>126 876</text:p>
          </table:table-cell>
          <table:table-cell office:value-type="float" office:value="130307.473" calcext:value-type="float">
            <text:p><text:s text:c="2"/>130 307</text:p>
          </table:table-cell>
          <table:table-cell office:value-type="float" office:value="133808.975" calcext:value-type="float">
            <text:p><text:s text:c="2"/>133 809</text:p>
          </table:table-cell>
          <table:table-cell office:value-type="float" office:value="137393.15" calcext:value-type="float">
            <text:p><text:s text:c="2"/>137 393</text:p>
          </table:table-cell>
          <table:table-cell office:value-type="float" office:value="141076.196" calcext:value-type="float">
            <text:p><text:s text:c="2"/>141 076</text:p>
          </table:table-cell>
          <table:table-cell office:value-type="float" office:value="144876.328" calcext:value-type="float">
            <text:p><text:s text:c="2"/>144 876</text:p>
          </table:table-cell>
          <table:table-cell office:value-type="float" office:value="148808.491" calcext:value-type="float">
            <text:p><text:s text:c="2"/>148 808</text:p>
          </table:table-cell>
          <table:table-cell office:value-type="float" office:value="152878.636" calcext:value-type="float">
            <text:p><text:s text:c="2"/>152 879</text:p>
          </table:table-cell>
          <table:table-cell office:value-type="float" office:value="157078.809" calcext:value-type="float">
            <text:p><text:s text:c="2"/>157 079</text:p>
          </table:table-cell>
          <table:table-cell office:value-type="float" office:value="161384.862" calcext:value-type="float">
            <text:p><text:s text:c="2"/>161 385</text:p>
          </table:table-cell>
          <table:table-cell office:value-type="float" office:value="165762.688" calcext:value-type="float">
            <text:p><text:s text:c="2"/>165 763</text:p>
          </table:table-cell>
          <table:table-cell office:value-type="float" office:value="170185.819" calcext:value-type="float">
            <text:p><text:s text:c="2"/>170 186</text:p>
          </table:table-cell>
          <table:table-cell office:value-type="float" office:value="174649.552" calcext:value-type="float">
            <text:p><text:s text:c="2"/>174 650</text:p>
          </table:table-cell>
          <table:table-cell office:value-type="float" office:value="179156.371" calcext:value-type="float">
            <text:p><text:s text:c="2"/>179 156</text:p>
          </table:table-cell>
          <table:table-cell office:value-type="float" office:value="183696.407" calcext:value-type="float">
            <text:p><text:s text:c="2"/>183 696</text:p>
          </table:table-cell>
          <table:table-cell office:value-type="float" office:value="188259.988" calcext:value-type="float">
            <text:p><text:s text:c="2"/>188 260</text:p>
          </table:table-cell>
          <table:table-cell office:value-type="float" office:value="192842.113" calcext:value-type="float">
            <text:p><text:s text:c="2"/>192 842</text:p>
          </table:table-cell>
          <table:table-cell office:value-type="float" office:value="197435.677" calcext:value-type="float">
            <text:p><text:s text:c="2"/>197 436</text:p>
          </table:table-cell>
          <table:table-cell office:value-type="float" office:value="202046.305" calcext:value-type="float">
            <text:p><text:s text:c="2"/>202 046</text:p>
          </table:table-cell>
          <table:table-cell office:value-type="float" office:value="206697.755" calcext:value-type="float">
            <text:p><text:s text:c="2"/>206 698</text:p>
          </table:table-cell>
          <table:table-cell office:value-type="float" office:value="211423.183" calcext:value-type="float">
            <text:p><text:s text:c="2"/>211 423</text:p>
          </table:table-cell>
          <table:table-cell office:value-type="float" office:value="216246.933" calcext:value-type="float">
            <text:p><text:s text:c="2"/>216 247</text:p>
          </table:table-cell>
          <table:table-cell office:value-type="float" office:value="221172.124" calcext:value-type="float">
            <text:p><text:s text:c="2"/>221 172</text:p>
          </table:table-cell>
          <table:table-cell office:value-type="float" office:value="226192.704" calcext:value-type="float">
            <text:p><text:s text:c="2"/>226 193</text:p>
          </table:table-cell>
          <table:table-cell office:value-type="float" office:value="231311.838" calcext:value-type="float">
            <text:p><text:s text:c="2"/>231 312</text:p>
          </table:table-cell>
          <table:table-cell office:value-type="float" office:value="236530.838" calcext:value-type="float">
            <text:p><text:s text:c="2"/>236 531</text:p>
          </table:table-cell>
          <table:table-cell office:value-type="float" office:value="241846.994" calcext:value-type="float">
            <text:p><text:s text:c="2"/>241 847</text:p>
          </table:table-cell>
          <table:table-cell office:value-type="float" office:value="247261.979" calcext:value-type="float">
            <text:p><text:s text:c="2"/>247 262</text:p>
          </table:table-cell>
          <table:table-cell office:value-type="float" office:value="252765.638" calcext:value-type="float">
            <text:p><text:s text:c="2"/>252 766</text:p>
          </table:table-cell>
          <table:table-cell office:value-type="float" office:value="258328.229" calcext:value-type="float">
            <text:p><text:s text:c="2"/>258 328</text:p>
          </table:table-cell>
          <table:table-cell office:value-type="float" office:value="263910.636" calcext:value-type="float">
            <text:p><text:s text:c="2"/>263 911</text:p>
          </table:table-cell>
          <table:table-cell office:value-type="float" office:value="269482.257" calcext:value-type="float">
            <text:p><text:s text:c="2"/>269 482</text:p>
          </table:table-cell>
          <table:table-cell office:value-type="float" office:value="275030.127" calcext:value-type="float">
            <text:p><text:s text:c="2"/>275 030</text:p>
          </table:table-cell>
          <table:table-cell office:value-type="float" office:value="280553.217" calcext:value-type="float">
            <text:p><text:s text:c="2"/>280 553</text:p>
          </table:table-cell>
          <table:table-cell office:value-type="float" office:value="286047.687" calcext:value-type="float">
            <text:p><text:s text:c="2"/>286 048</text:p>
          </table:table-cell>
          <table:table-cell office:value-type="float" office:value="291513.663" calcext:value-type="float">
            <text:p><text:s text:c="2"/>291 514</text:p>
          </table:table-cell>
          <table:table-cell office:value-type="float" office:value="296950.815" calcext:value-type="float">
            <text:p><text:s text:c="2"/>296 951</text:p>
          </table:table-cell>
          <table:table-cell office:value-type="float" office:value="302350.932" calcext:value-type="float">
            <text:p><text:s text:c="2"/>302 351</text:p>
          </table:table-cell>
          <table:table-cell office:value-type="float" office:value="307708.362" calcext:value-type="float">
            <text:p><text:s text:c="2"/>307 708</text:p>
          </table:table-cell>
          <table:table-cell office:value-type="float" office:value="313029.112" calcext:value-type="float">
            <text:p><text:s text:c="2"/>313 029</text:p>
          </table:table-cell>
          <table:table-cell office:value-type="float" office:value="318322.945" calcext:value-type="float">
            <text:p><text:s text:c="2"/>318 323</text:p>
          </table:table-cell>
          <table:table-cell office:value-type="float" office:value="323595.244" calcext:value-type="float">
            <text:p><text:s text:c="2"/>323 595</text:p>
          </table:table-cell>
          <table:table-cell office:value-type="float" office:value="328846.881" calcext:value-type="float">
            <text:p><text:s text:c="2"/>328 847</text:p>
          </table:table-cell>
          <table:table-cell office:value-type="float" office:value="334069.539" calcext:value-type="float">
            <text:p><text:s text:c="2"/>334 070</text:p>
          </table:table-cell>
          <table:table-cell office:value-type="float" office:value="339248.255" calcext:value-type="float">
            <text:p><text:s text:c="2"/>339 248</text:p>
          </table:table-cell>
          <table:table-cell office:value-type="float" office:value="344363.019" calcext:value-type="float">
            <text:p><text:s text:c="2"/>344 363</text:p>
          </table:table-cell>
          <table:table-cell office:value-type="float" office:value="349398.761" calcext:value-type="float">
            <text:p><text:s text:c="2"/>349 399</text:p>
          </table:table-cell>
          <table:table-cell office:value-type="float" office:value="354352.276" calcext:value-type="float">
            <text:p><text:s text:c="2"/>354 352</text:p>
          </table:table-cell>
          <table:table-cell office:value-type="float" office:value="359225.252" calcext:value-type="float">
            <text:p><text:s text:c="2"/>359 225</text:p>
          </table:table-cell>
          <table:table-cell office:value-type="float" office:value="364013.849" calcext:value-type="float">
            <text:p><text:s text:c="2"/>364 014</text:p>
          </table:table-cell>
          <table:table-cell office:value-type="float" office:value="368715.053" calcext:value-type="float">
            <text:p><text:s text:c="2"/>368 715</text:p>
          </table:table-cell>
          <table:table-cell office:value-type="float" office:value="373328.523" calcext:value-type="float">
            <text:p><text:s text:c="2"/>373 329</text:p>
          </table:table-cell>
          <table:table-cell office:value-type="float" office:value="377848.083" calcext:value-type="float">
            <text:p><text:s text:c="2"/>377 848</text:p>
          </table:table-cell>
          <table:table-cell office:value-type="float" office:value="382277.872" calcext:value-type="float">
            <text:p><text:s text:c="2"/>382 278</text:p>
          </table:table-cell>
          <table:table-cell office:value-type="float" office:value="386640.742" calcext:value-type="float">
            <text:p><text:s text:c="2"/>386 641</text:p>
          </table:table-cell>
          <table:table-cell office:value-type="float" office:value="390967.784" calcext:value-type="float">
            <text:p><text:s text:c="2"/>390 968</text:p>
          </table:table-cell>
          <table:table-cell office:value-type="float" office:value="395280.204" calcext:value-type="float">
            <text:p><text:s text:c="2"/>395 280</text:p>
          </table:table-cell>
          <table:table-cell office:value-type="float" office:value="399586.154" calcext:value-type="float">
            <text:p><text:s text:c="2"/>399 586</text:p>
          </table:table-cell>
          <table:table-cell office:value-type="float" office:value="403876.144" calcext:value-type="float">
            <text:p><text:s text:c="2"/>403 876</text:p>
          </table:table-cell>
          <table:table-cell office:value-type="float" office:value="408131.634" calcext:value-type="float">
            <text:p><text:s text:c="2"/>408 132</text:p>
          </table:table-cell>
          <table:table-cell office:value-type="float" office:value="412325.321" calcext:value-type="float">
            <text:p><text:s text:c="2"/>412 325</text:p>
          </table:table-cell>
          <table:table-cell office:value-type="float" office:value="416436.111" calcext:value-type="float">
            <text:p><text:s text:c="2"/>416 4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150.336" calcext:value-type="float">
            <text:p><text:s text:c="2"/>17 150</text:p>
          </table:table-cell>
          <table:table-cell office:value-type="float" office:value="17507.13" calcext:value-type="float">
            <text:p><text:s text:c="2"/>17 507</text:p>
          </table:table-cell>
          <table:table-cell office:value-type="float" office:value="17866.096" calcext:value-type="float">
            <text:p><text:s text:c="2"/>17 866</text:p>
          </table:table-cell>
          <table:table-cell office:value-type="float" office:value="18224.15" calcext:value-type="float">
            <text:p><text:s text:c="2"/>18 224</text:p>
          </table:table-cell>
          <table:table-cell office:value-type="float" office:value="18579.037" calcext:value-type="float">
            <text:p><text:s text:c="2"/>18 579</text:p>
          </table:table-cell>
          <table:table-cell office:value-type="float" office:value="18929.346" calcext:value-type="float">
            <text:p><text:s text:c="2"/>18 929</text:p>
          </table:table-cell>
          <table:table-cell office:value-type="float" office:value="19274.528" calcext:value-type="float">
            <text:p><text:s text:c="2"/>19 275</text:p>
          </table:table-cell>
          <table:table-cell office:value-type="float" office:value="19614.847" calcext:value-type="float">
            <text:p><text:s text:c="2"/>19 615</text:p>
          </table:table-cell>
          <table:table-cell office:value-type="float" office:value="19951.323" calcext:value-type="float">
            <text:p><text:s text:c="2"/>19 951</text:p>
          </table:table-cell>
          <table:table-cell office:value-type="float" office:value="20285.531" calcext:value-type="float">
            <text:p><text:s text:c="2"/>20 286</text:p>
          </table:table-cell>
          <table:table-cell office:value-type="float" office:value="20619.075" calcext:value-type="float">
            <text:p><text:s text:c="2"/>20 619</text:p>
          </table:table-cell>
          <table:table-cell office:value-type="float" office:value="20953.077" calcext:value-type="float">
            <text:p><text:s text:c="2"/>20 953</text:p>
          </table:table-cell>
          <table:table-cell office:value-type="float" office:value="21287.682" calcext:value-type="float">
            <text:p><text:s text:c="2"/>21 288</text:p>
          </table:table-cell>
          <table:table-cell office:value-type="float" office:value="21621.84" calcext:value-type="float">
            <text:p><text:s text:c="2"/>21 622</text:p>
          </table:table-cell>
          <table:table-cell office:value-type="float" office:value="21953.929" calcext:value-type="float">
            <text:p><text:s text:c="2"/>21 954</text:p>
          </table:table-cell>
          <table:table-cell office:value-type="float" office:value="22283.39" calcext:value-type="float">
            <text:p><text:s text:c="2"/>22 283</text:p>
          </table:table-cell>
          <table:table-cell office:value-type="float" office:value="22608.748" calcext:value-type="float">
            <text:p><text:s text:c="2"/>22 609</text:p>
          </table:table-cell>
          <table:table-cell office:value-type="float" office:value="22932.203" calcext:value-type="float">
            <text:p><text:s text:c="2"/>22 932</text:p>
          </table:table-cell>
          <table:table-cell office:value-type="float" office:value="23261.278" calcext:value-type="float">
            <text:p><text:s text:c="2"/>23 261</text:p>
          </table:table-cell>
          <table:table-cell office:value-type="float" office:value="23605.987" calcext:value-type="float">
            <text:p><text:s text:c="2"/>23 606</text:p>
          </table:table-cell>
          <table:table-cell office:value-type="float" office:value="23973.058" calcext:value-type="float">
            <text:p><text:s text:c="2"/>23 973</text:p>
          </table:table-cell>
          <table:table-cell office:value-type="float" office:value="24366.439" calcext:value-type="float">
            <text:p><text:s text:c="2"/>24 366</text:p>
          </table:table-cell>
          <table:table-cell office:value-type="float" office:value="24782.949" calcext:value-type="float">
            <text:p><text:s text:c="2"/>24 783</text:p>
          </table:table-cell>
          <table:table-cell office:value-type="float" office:value="25213.388" calcext:value-type="float">
            <text:p><text:s text:c="2"/>25 213</text:p>
          </table:table-cell>
          <table:table-cell office:value-type="float" office:value="25644.506" calcext:value-type="float">
            <text:p><text:s text:c="2"/>25 645</text:p>
          </table:table-cell>
          <table:table-cell office:value-type="float" office:value="26066.975" calcext:value-type="float">
            <text:p><text:s text:c="2"/>26 067</text:p>
          </table:table-cell>
          <table:table-cell office:value-type="float" office:value="26477.152" calcext:value-type="float">
            <text:p><text:s text:c="2"/>26 477</text:p>
          </table:table-cell>
          <table:table-cell office:value-type="float" office:value="26878.565" calcext:value-type="float">
            <text:p><text:s text:c="2"/>26 879</text:p>
          </table:table-cell>
          <table:table-cell office:value-type="float" office:value="27277.741" calcext:value-type="float">
            <text:p><text:s text:c="2"/>27 278</text:p>
          </table:table-cell>
          <table:table-cell office:value-type="float" office:value="27684.534" calcext:value-type="float">
            <text:p><text:s text:c="2"/>27 685</text:p>
          </table:table-cell>
          <table:table-cell office:value-type="float" office:value="28105.888" calcext:value-type="float">
            <text:p><text:s text:c="2"/>28 106</text:p>
          </table:table-cell>
          <table:table-cell office:value-type="float" office:value="28543.364" calcext:value-type="float">
            <text:p><text:s text:c="2"/>28 543</text:p>
          </table:table-cell>
          <table:table-cell office:value-type="float" office:value="28993.987" calcext:value-type="float">
            <text:p><text:s text:c="2"/>28 994</text:p>
          </table:table-cell>
          <table:table-cell office:value-type="float" office:value="29454.738" calcext:value-type="float">
            <text:p><text:s text:c="2"/>29 455</text:p>
          </table:table-cell>
          <table:table-cell office:value-type="float" office:value="29920.904" calcext:value-type="float">
            <text:p><text:s text:c="2"/>29 921</text:p>
          </table:table-cell>
          <table:table-cell office:value-type="float" office:value="30388.783" calcext:value-type="float">
            <text:p><text:s text:c="2"/>30 389</text:p>
          </table:table-cell>
          <table:table-cell office:value-type="float" office:value="30857.244" calcext:value-type="float">
            <text:p><text:s text:c="2"/>30 857</text:p>
          </table:table-cell>
          <table:table-cell office:value-type="float" office:value="31326.473" calcext:value-type="float">
            <text:p><text:s text:c="2"/>31 326</text:p>
          </table:table-cell>
          <table:table-cell office:value-type="float" office:value="31795.517" calcext:value-type="float">
            <text:p><text:s text:c="2"/>31 796</text:p>
          </table:table-cell>
          <table:table-cell office:value-type="float" office:value="32263.561" calcext:value-type="float">
            <text:p><text:s text:c="2"/>32 264</text:p>
          </table:table-cell>
          <table:table-cell office:value-type="float" office:value="32729.739" calcext:value-type="float">
            <text:p><text:s text:c="2"/>32 730</text:p>
          </table:table-cell>
          <table:table-cell office:value-type="float" office:value="33193.918" calcext:value-type="float">
            <text:p><text:s text:c="2"/>33 194</text:p>
          </table:table-cell>
          <table:table-cell office:value-type="float" office:value="33655.151" calcext:value-type="float">
            <text:p><text:s text:c="2"/>33 655</text:p>
          </table:table-cell>
          <table:table-cell office:value-type="float" office:value="34110.917" calcext:value-type="float">
            <text:p><text:s text:c="2"/>34 111</text:p>
          </table:table-cell>
          <table:table-cell office:value-type="float" office:value="34558.115" calcext:value-type="float">
            <text:p><text:s text:c="2"/>34 558</text:p>
          </table:table-cell>
          <table:table-cell office:value-type="float" office:value="34994.814" calcext:value-type="float">
            <text:p><text:s text:c="2"/>34 995</text:p>
          </table:table-cell>
          <table:table-cell office:value-type="float" office:value="35419.682" calcext:value-type="float">
            <text:p><text:s text:c="2"/>35 420</text:p>
          </table:table-cell>
          <table:table-cell office:value-type="float" office:value="35833.969" calcext:value-type="float">
            <text:p><text:s text:c="2"/>35 834</text:p>
          </table:table-cell>
          <table:table-cell office:value-type="float" office:value="36241.59" calcext:value-type="float">
            <text:p><text:s text:c="2"/>36 242</text:p>
          </table:table-cell>
          <table:table-cell office:value-type="float" office:value="36648.068" calcext:value-type="float">
            <text:p><text:s text:c="2"/>36 648</text:p>
          </table:table-cell>
          <table:table-cell office:value-type="float" office:value="37057.452" calcext:value-type="float">
            <text:p><text:s text:c="2"/>37 057</text:p>
          </table:table-cell>
          <table:table-cell office:value-type="float" office:value="37471.509" calcext:value-type="float">
            <text:p><text:s text:c="2"/>37 472</text:p>
          </table:table-cell>
          <table:table-cell office:value-type="float" office:value="37889.37" calcext:value-type="float">
            <text:p><text:s text:c="2"/>37 889</text:p>
          </table:table-cell>
          <table:table-cell office:value-type="float" office:value="38309.379" calcext:value-type="float">
            <text:p><text:s text:c="2"/>38 309</text:p>
          </table:table-cell>
          <table:table-cell office:value-type="float" office:value="38728.696" calcext:value-type="float">
            <text:p><text:s text:c="2"/>38 729</text:p>
          </table:table-cell>
          <table:table-cell office:value-type="float" office:value="39145.488" calcext:value-type="float">
            <text:p><text:s text:c="2"/>39 145</text:p>
          </table:table-cell>
          <table:table-cell office:value-type="float" office:value="39558.89" calcext:value-type="float">
            <text:p><text:s text:c="2"/>39 559</text:p>
          </table:table-cell>
          <table:table-cell office:value-type="float" office:value="39970.224" calcext:value-type="float">
            <text:p><text:s text:c="2"/>39 970</text:p>
          </table:table-cell>
          <table:table-cell office:value-type="float" office:value="40382.389" calcext:value-type="float">
            <text:p><text:s text:c="2"/>40 382</text:p>
          </table:table-cell>
          <table:table-cell office:value-type="float" office:value="40799.407" calcext:value-type="float">
            <text:p><text:s text:c="2"/>40 799</text:p>
          </table:table-cell>
          <table:table-cell office:value-type="float" office:value="41223.889" calcext:value-type="float">
            <text:p><text:s text:c="2"/>41 224</text:p>
          </table:table-cell>
          <table:table-cell office:value-type="float" office:value="41656.879" calcext:value-type="float">
            <text:p><text:s text:c="2"/>41 657</text:p>
          </table:table-cell>
          <table:table-cell office:value-type="float" office:value="42096.739" calcext:value-type="float">
            <text:p><text:s text:c="2"/>42 097</text:p>
          </table:table-cell>
          <table:table-cell office:value-type="float" office:value="42539.925" calcext:value-type="float">
            <text:p><text:s text:c="2"/>42 540</text:p>
          </table:table-cell>
          <table:table-cell office:value-type="float" office:value="42981.515" calcext:value-type="float">
            <text:p><text:s text:c="2"/>42 982</text:p>
          </table:table-cell>
          <table:table-cell office:value-type="float" office:value="43417.765" calcext:value-type="float">
            <text:p><text:s text:c="2"/>43 4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olivia (Plurinational State of)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089.646" calcext:value-type="float">
            <text:p><text:s text:c="2"/>3 090</text:p>
          </table:table-cell>
          <table:table-cell office:value-type="float" office:value="3140.336" calcext:value-type="float">
            <text:p><text:s text:c="2"/>3 140</text:p>
          </table:table-cell>
          <table:table-cell office:value-type="float" office:value="3193.289" calcext:value-type="float">
            <text:p><text:s text:c="2"/>3 193</text:p>
          </table:table-cell>
          <table:table-cell office:value-type="float" office:value="3248.461" calcext:value-type="float">
            <text:p><text:s text:c="2"/>3 248</text:p>
          </table:table-cell>
          <table:table-cell office:value-type="float" office:value="3305.836" calcext:value-type="float">
            <text:p><text:s text:c="2"/>3 306</text:p>
          </table:table-cell>
          <table:table-cell office:value-type="float" office:value="3365.36" calcext:value-type="float">
            <text:p><text:s text:c="2"/>3 365</text:p>
          </table:table-cell>
          <table:table-cell office:value-type="float" office:value="3427.002" calcext:value-type="float">
            <text:p><text:s text:c="2"/>3 427</text:p>
          </table:table-cell>
          <table:table-cell office:value-type="float" office:value="3490.684" calcext:value-type="float">
            <text:p><text:s text:c="2"/>3 491</text:p>
          </table:table-cell>
          <table:table-cell office:value-type="float" office:value="3556.36" calcext:value-type="float">
            <text:p><text:s text:c="2"/>3 556</text:p>
          </table:table-cell>
          <table:table-cell office:value-type="float" office:value="3623.965" calcext:value-type="float">
            <text:p><text:s text:c="2"/>3 624</text:p>
          </table:table-cell>
          <table:table-cell office:value-type="float" office:value="3693.449" calcext:value-type="float">
            <text:p><text:s text:c="2"/>3 693</text:p>
          </table:table-cell>
          <table:table-cell office:value-type="float" office:value="3764.813" calcext:value-type="float">
            <text:p><text:s text:c="2"/>3 765</text:p>
          </table:table-cell>
          <table:table-cell office:value-type="float" office:value="3838.097" calcext:value-type="float">
            <text:p><text:s text:c="2"/>3 838</text:p>
          </table:table-cell>
          <table:table-cell office:value-type="float" office:value="3913.395" calcext:value-type="float">
            <text:p><text:s text:c="2"/>3 913</text:p>
          </table:table-cell>
          <table:table-cell office:value-type="float" office:value="3990.857" calcext:value-type="float">
            <text:p><text:s text:c="2"/>3 991</text:p>
          </table:table-cell>
          <table:table-cell office:value-type="float" office:value="4070.59" calcext:value-type="float">
            <text:p><text:s text:c="2"/>4 071</text:p>
          </table:table-cell>
          <table:table-cell office:value-type="float" office:value="4152.668" calcext:value-type="float">
            <text:p><text:s text:c="2"/>4 153</text:p>
          </table:table-cell>
          <table:table-cell office:value-type="float" office:value="4237.125" calcext:value-type="float">
            <text:p><text:s text:c="2"/>4 237</text:p>
          </table:table-cell>
          <table:table-cell office:value-type="float" office:value="4324.064" calcext:value-type="float">
            <text:p><text:s text:c="2"/>4 324</text:p>
          </table:table-cell>
          <table:table-cell office:value-type="float" office:value="4413.59" calcext:value-type="float">
            <text:p><text:s text:c="2"/>4 414</text:p>
          </table:table-cell>
          <table:table-cell office:value-type="float" office:value="4505.778" calcext:value-type="float">
            <text:p><text:s text:c="2"/>4 506</text:p>
          </table:table-cell>
          <table:table-cell office:value-type="float" office:value="4600.591" calcext:value-type="float">
            <text:p><text:s text:c="2"/>4 601</text:p>
          </table:table-cell>
          <table:table-cell office:value-type="float" office:value="4698.083" calcext:value-type="float">
            <text:p><text:s text:c="2"/>4 698</text:p>
          </table:table-cell>
          <table:table-cell office:value-type="float" office:value="4798.509" calcext:value-type="float">
            <text:p><text:s text:c="2"/>4 799</text:p>
          </table:table-cell>
          <table:table-cell office:value-type="float" office:value="4902.168" calcext:value-type="float">
            <text:p><text:s text:c="2"/>4 902</text:p>
          </table:table-cell>
          <table:table-cell office:value-type="float" office:value="5009.257" calcext:value-type="float">
            <text:p><text:s text:c="2"/>5 009</text:p>
          </table:table-cell>
          <table:table-cell office:value-type="float" office:value="5119.833" calcext:value-type="float">
            <text:p><text:s text:c="2"/>5 120</text:p>
          </table:table-cell>
          <table:table-cell office:value-type="float" office:value="5233.677" calcext:value-type="float">
            <text:p><text:s text:c="2"/>5 234</text:p>
          </table:table-cell>
          <table:table-cell office:value-type="float" office:value="5350.322" calcext:value-type="float">
            <text:p><text:s text:c="2"/>5 350</text:p>
          </table:table-cell>
          <table:table-cell office:value-type="float" office:value="5469.123" calcext:value-type="float">
            <text:p><text:s text:c="2"/>5 469</text:p>
          </table:table-cell>
          <table:table-cell office:value-type="float" office:value="5589.575" calcext:value-type="float">
            <text:p><text:s text:c="2"/>5 590</text:p>
          </table:table-cell>
          <table:table-cell office:value-type="float" office:value="5711.599" calcext:value-type="float">
            <text:p><text:s text:c="2"/>5 712</text:p>
          </table:table-cell>
          <table:table-cell office:value-type="float" office:value="5835.182" calcext:value-type="float">
            <text:p><text:s text:c="2"/>5 835</text:p>
          </table:table-cell>
          <table:table-cell office:value-type="float" office:value="5959.96" calcext:value-type="float">
            <text:p><text:s text:c="2"/>5 960</text:p>
          </table:table-cell>
          <table:table-cell office:value-type="float" office:value="6085.496" calcext:value-type="float">
            <text:p><text:s text:c="2"/>6 085</text:p>
          </table:table-cell>
          <table:table-cell office:value-type="float" office:value="6211.55" calcext:value-type="float">
            <text:p><text:s text:c="2"/>6 212</text:p>
          </table:table-cell>
          <table:table-cell office:value-type="float" office:value="6337.893" calcext:value-type="float">
            <text:p><text:s text:c="2"/>6 338</text:p>
          </table:table-cell>
          <table:table-cell office:value-type="float" office:value="6464.732" calcext:value-type="float">
            <text:p><text:s text:c="2"/>6 465</text:p>
          </table:table-cell>
          <table:table-cell office:value-type="float" office:value="6592.787" calcext:value-type="float">
            <text:p><text:s text:c="2"/>6 593</text:p>
          </table:table-cell>
          <table:table-cell office:value-type="float" office:value="6723.046" calcext:value-type="float">
            <text:p><text:s text:c="2"/>6 723</text:p>
          </table:table-cell>
          <table:table-cell office:value-type="float" office:value="6856.244" calcext:value-type="float">
            <text:p><text:s text:c="2"/>6 856</text:p>
          </table:table-cell>
          <table:table-cell office:value-type="float" office:value="6992.521" calcext:value-type="float">
            <text:p><text:s text:c="2"/>6 993</text:p>
          </table:table-cell>
          <table:table-cell office:value-type="float" office:value="7131.707" calcext:value-type="float">
            <text:p><text:s text:c="2"/>7 132</text:p>
          </table:table-cell>
          <table:table-cell office:value-type="float" office:value="7273.825" calcext:value-type="float">
            <text:p><text:s text:c="2"/>7 274</text:p>
          </table:table-cell>
          <table:table-cell office:value-type="float" office:value="7418.861" calcext:value-type="float">
            <text:p><text:s text:c="2"/>7 419</text:p>
          </table:table-cell>
          <table:table-cell office:value-type="float" office:value="7566.714" calcext:value-type="float">
            <text:p><text:s text:c="2"/>7 567</text:p>
          </table:table-cell>
          <table:table-cell office:value-type="float" office:value="7717.443" calcext:value-type="float">
            <text:p><text:s text:c="2"/>7 717</text:p>
          </table:table-cell>
          <table:table-cell office:value-type="float" office:value="7870.855" calcext:value-type="float">
            <text:p><text:s text:c="2"/>7 871</text:p>
          </table:table-cell>
          <table:table-cell office:value-type="float" office:value="8026.254" calcext:value-type="float">
            <text:p><text:s text:c="2"/>8 026</text:p>
          </table:table-cell>
          <table:table-cell office:value-type="float" office:value="8182.712" calcext:value-type="float">
            <text:p><text:s text:c="2"/>8 183</text:p>
          </table:table-cell>
          <table:table-cell office:value-type="float" office:value="8339.512" calcext:value-type="float">
            <text:p><text:s text:c="2"/>8 340</text:p>
          </table:table-cell>
          <table:table-cell office:value-type="float" office:value="8496.375" calcext:value-type="float">
            <text:p><text:s text:c="2"/>8 496</text:p>
          </table:table-cell>
          <table:table-cell office:value-type="float" office:value="8653.345" calcext:value-type="float">
            <text:p><text:s text:c="2"/>8 653</text:p>
          </table:table-cell>
          <table:table-cell office:value-type="float" office:value="8810.42" calcext:value-type="float">
            <text:p><text:s text:c="2"/>8 810</text:p>
          </table:table-cell>
          <table:table-cell office:value-type="float" office:value="8967.741" calcext:value-type="float">
            <text:p><text:s text:c="2"/>8 968</text:p>
          </table:table-cell>
          <table:table-cell office:value-type="float" office:value="9125.409" calcext:value-type="float">
            <text:p><text:s text:c="2"/>9 125</text:p>
          </table:table-cell>
          <table:table-cell office:value-type="float" office:value="9283.334" calcext:value-type="float">
            <text:p><text:s text:c="2"/>9 283</text:p>
          </table:table-cell>
          <table:table-cell office:value-type="float" office:value="9441.444" calcext:value-type="float">
            <text:p><text:s text:c="2"/>9 441</text:p>
          </table:table-cell>
          <table:table-cell office:value-type="float" office:value="9599.855" calcext:value-type="float">
            <text:p><text:s text:c="2"/>9 600</text:p>
          </table:table-cell>
          <table:table-cell office:value-type="float" office:value="9758.748" calcext:value-type="float">
            <text:p><text:s text:c="2"/>9 759</text:p>
          </table:table-cell>
          <table:table-cell office:value-type="float" office:value="9918.242" calcext:value-type="float">
            <text:p><text:s text:c="2"/>9 918</text:p>
          </table:table-cell>
          <table:table-cell office:value-type="float" office:value="10078.343" calcext:value-type="float">
            <text:p><text:s text:c="2"/>10 078</text:p>
          </table:table-cell>
          <table:table-cell office:value-type="float" office:value="10239.004" calcext:value-type="float">
            <text:p><text:s text:c="2"/>10 239</text:p>
          </table:table-cell>
          <table:table-cell office:value-type="float" office:value="10400.264" calcext:value-type="float">
            <text:p><text:s text:c="2"/>10 400</text:p>
          </table:table-cell>
          <table:table-cell office:value-type="float" office:value="10562.159" calcext:value-type="float">
            <text:p><text:s text:c="2"/>10 562</text:p>
          </table:table-cell>
          <table:table-cell office:value-type="float" office:value="10724.705" calcext:value-type="float">
            <text:p><text:s text:c="2"/>10 7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3974.729" calcext:value-type="float">
            <text:p><text:s text:c="2"/>53 975</text:p>
          </table:table-cell>
          <table:table-cell office:value-type="float" office:value="55619.224" calcext:value-type="float">
            <text:p><text:s text:c="2"/>55 619</text:p>
          </table:table-cell>
          <table:table-cell office:value-type="float" office:value="57307.476" calcext:value-type="float">
            <text:p><text:s text:c="2"/>57 307</text:p>
          </table:table-cell>
          <table:table-cell office:value-type="float" office:value="59030.858" calcext:value-type="float">
            <text:p><text:s text:c="2"/>59 031</text:p>
          </table:table-cell>
          <table:table-cell office:value-type="float" office:value="60784.892" calcext:value-type="float">
            <text:p><text:s text:c="2"/>60 785</text:p>
          </table:table-cell>
          <table:table-cell office:value-type="float" office:value="62569.196" calcext:value-type="float">
            <text:p><text:s text:c="2"/>62 569</text:p>
          </table:table-cell>
          <table:table-cell office:value-type="float" office:value="64387.823" calcext:value-type="float">
            <text:p><text:s text:c="2"/>64 388</text:p>
          </table:table-cell>
          <table:table-cell office:value-type="float" office:value="66248.946" calcext:value-type="float">
            <text:p><text:s text:c="2"/>66 249</text:p>
          </table:table-cell>
          <table:table-cell office:value-type="float" office:value="68164.042" calcext:value-type="float">
            <text:p><text:s text:c="2"/>68 164</text:p>
          </table:table-cell>
          <table:table-cell office:value-type="float" office:value="70146.513" calcext:value-type="float">
            <text:p><text:s text:c="2"/>70 147</text:p>
          </table:table-cell>
          <table:table-cell office:value-type="float" office:value="72207.554" calcext:value-type="float">
            <text:p><text:s text:c="2"/>72 208</text:p>
          </table:table-cell>
          <table:table-cell office:value-type="float" office:value="74351.763" calcext:value-type="float">
            <text:p><text:s text:c="2"/>74 352</text:p>
          </table:table-cell>
          <table:table-cell office:value-type="float" office:value="76573.248" calcext:value-type="float">
            <text:p><text:s text:c="2"/>76 573</text:p>
          </table:table-cell>
          <table:table-cell office:value-type="float" office:value="78854.019" calcext:value-type="float">
            <text:p><text:s text:c="2"/>78 854</text:p>
          </table:table-cell>
          <table:table-cell office:value-type="float" office:value="81168.654" calcext:value-type="float">
            <text:p><text:s text:c="2"/>81 169</text:p>
          </table:table-cell>
          <table:table-cell office:value-type="float" office:value="83498.02" calcext:value-type="float">
            <text:p><text:s text:c="2"/>83 498</text:p>
          </table:table-cell>
          <table:table-cell office:value-type="float" office:value="85837.799" calcext:value-type="float">
            <text:p><text:s text:c="2"/>85 838</text:p>
          </table:table-cell>
          <table:table-cell office:value-type="float" office:value="88191.378" calcext:value-type="float">
            <text:p><text:s text:c="2"/>88 191</text:p>
          </table:table-cell>
          <table:table-cell office:value-type="float" office:value="90557.064" calcext:value-type="float">
            <text:p><text:s text:c="2"/>90 557</text:p>
          </table:table-cell>
          <table:table-cell office:value-type="float" office:value="92935.072" calcext:value-type="float">
            <text:p><text:s text:c="2"/>92 935</text:p>
          </table:table-cell>
          <table:table-cell office:value-type="float" office:value="95326.793" calcext:value-type="float">
            <text:p><text:s text:c="2"/>95 327</text:p>
          </table:table-cell>
          <table:table-cell office:value-type="float" office:value="97728.961" calcext:value-type="float">
            <text:p><text:s text:c="2"/>97 729</text:p>
          </table:table-cell>
          <table:table-cell office:value-type="float" office:value="100143.598" calcext:value-type="float">
            <text:p><text:s text:c="2"/>100 144</text:p>
          </table:table-cell>
          <table:table-cell office:value-type="float" office:value="102584.278" calcext:value-type="float">
            <text:p><text:s text:c="2"/>102 584</text:p>
          </table:table-cell>
          <table:table-cell office:value-type="float" office:value="105069.367" calcext:value-type="float">
            <text:p><text:s text:c="2"/>105 069</text:p>
          </table:table-cell>
          <table:table-cell office:value-type="float" office:value="107612.1" calcext:value-type="float">
            <text:p><text:s text:c="2"/>107 612</text:p>
          </table:table-cell>
          <table:table-cell office:value-type="float" office:value="110213.082" calcext:value-type="float">
            <text:p><text:s text:c="2"/>110 213</text:p>
          </table:table-cell>
          <table:table-cell office:value-type="float" office:value="112867.867" calcext:value-type="float">
            <text:p><text:s text:c="2"/>112 868</text:p>
          </table:table-cell>
          <table:table-cell office:value-type="float" office:value="115577.669" calcext:value-type="float">
            <text:p><text:s text:c="2"/>115 578</text:p>
          </table:table-cell>
          <table:table-cell office:value-type="float" office:value="118342.626" calcext:value-type="float">
            <text:p><text:s text:c="2"/>118 343</text:p>
          </table:table-cell>
          <table:table-cell office:value-type="float" office:value="121159.761" calcext:value-type="float">
            <text:p><text:s text:c="2"/>121 160</text:p>
          </table:table-cell>
          <table:table-cell office:value-type="float" office:value="124030.908" calcext:value-type="float">
            <text:p><text:s text:c="2"/>124 031</text:p>
          </table:table-cell>
          <table:table-cell office:value-type="float" office:value="126947.365" calcext:value-type="float">
            <text:p><text:s text:c="2"/>126 947</text:p>
          </table:table-cell>
          <table:table-cell office:value-type="float" office:value="129882.321" calcext:value-type="float">
            <text:p><text:s text:c="2"/>129 882</text:p>
          </table:table-cell>
          <table:table-cell office:value-type="float" office:value="132800.684" calcext:value-type="float">
            <text:p><text:s text:c="2"/>132 801</text:p>
          </table:table-cell>
          <table:table-cell office:value-type="float" office:value="135676.281" calcext:value-type="float">
            <text:p><text:s text:c="2"/>135 676</text:p>
          </table:table-cell>
          <table:table-cell office:value-type="float" office:value="138499.464" calcext:value-type="float">
            <text:p><text:s text:c="2"/>138 499</text:p>
          </table:table-cell>
          <table:table-cell office:value-type="float" office:value="141273.488" calcext:value-type="float">
            <text:p><text:s text:c="2"/>141 273</text:p>
          </table:table-cell>
          <table:table-cell office:value-type="float" office:value="144001.542" calcext:value-type="float">
            <text:p><text:s text:c="2"/>144 002</text:p>
          </table:table-cell>
          <table:table-cell office:value-type="float" office:value="146691.981" calcext:value-type="float">
            <text:p><text:s text:c="2"/>146 692</text:p>
          </table:table-cell>
          <table:table-cell office:value-type="float" office:value="149352.145" calcext:value-type="float">
            <text:p><text:s text:c="2"/>149 352</text:p>
          </table:table-cell>
          <table:table-cell office:value-type="float" office:value="151976.577" calcext:value-type="float">
            <text:p><text:s text:c="2"/>151 977</text:p>
          </table:table-cell>
          <table:table-cell office:value-type="float" office:value="154564.278" calcext:value-type="float">
            <text:p><text:s text:c="2"/>154 564</text:p>
          </table:table-cell>
          <table:table-cell office:value-type="float" office:value="157132.682" calcext:value-type="float">
            <text:p><text:s text:c="2"/>157 133</text:p>
          </table:table-cell>
          <table:table-cell office:value-type="float" office:value="159705.123" calcext:value-type="float">
            <text:p><text:s text:c="2"/>159 705</text:p>
          </table:table-cell>
          <table:table-cell office:value-type="float" office:value="162296.612" calcext:value-type="float">
            <text:p><text:s text:c="2"/>162 297</text:p>
          </table:table-cell>
          <table:table-cell office:value-type="float" office:value="164913.306" calcext:value-type="float">
            <text:p><text:s text:c="2"/>164 913</text:p>
          </table:table-cell>
          <table:table-cell office:value-type="float" office:value="167545.164" calcext:value-type="float">
            <text:p><text:s text:c="2"/>167 545</text:p>
          </table:table-cell>
          <table:table-cell office:value-type="float" office:value="170170.64" calcext:value-type="float">
            <text:p><text:s text:c="2"/>170 171</text:p>
          </table:table-cell>
          <table:table-cell office:value-type="float" office:value="172759.243" calcext:value-type="float">
            <text:p><text:s text:c="2"/>172 759</text:p>
          </table:table-cell>
          <table:table-cell office:value-type="float" office:value="175287.587" calcext:value-type="float">
            <text:p><text:s text:c="2"/>175 288</text:p>
          </table:table-cell>
          <table:table-cell office:value-type="float" office:value="177750.67" calcext:value-type="float">
            <text:p><text:s text:c="2"/>177 751</text:p>
          </table:table-cell>
          <table:table-cell office:value-type="float" office:value="180151.021" calcext:value-type="float">
            <text:p><text:s text:c="2"/>180 151</text:p>
          </table:table-cell>
          <table:table-cell office:value-type="float" office:value="182482.149" calcext:value-type="float">
            <text:p><text:s text:c="2"/>182 482</text:p>
          </table:table-cell>
          <table:table-cell office:value-type="float" office:value="184738.458" calcext:value-type="float">
            <text:p><text:s text:c="2"/>184 738</text:p>
          </table:table-cell>
          <table:table-cell office:value-type="float" office:value="186917.361" calcext:value-type="float">
            <text:p><text:s text:c="2"/>186 917</text:p>
          </table:table-cell>
          <table:table-cell office:value-type="float" office:value="189012.412" calcext:value-type="float">
            <text:p><text:s text:c="2"/>189 012</text:p>
          </table:table-cell>
          <table:table-cell office:value-type="float" office:value="191026.637" calcext:value-type="float">
            <text:p><text:s text:c="2"/>191 027</text:p>
          </table:table-cell>
          <table:table-cell office:value-type="float" office:value="192979.029" calcext:value-type="float">
            <text:p><text:s text:c="2"/>192 979</text:p>
          </table:table-cell>
          <table:table-cell office:value-type="float" office:value="194895.996" calcext:value-type="float">
            <text:p><text:s text:c="2"/>194 896</text:p>
          </table:table-cell>
          <table:table-cell office:value-type="float" office:value="196796.269" calcext:value-type="float">
            <text:p><text:s text:c="2"/>196 796</text:p>
          </table:table-cell>
          <table:table-cell office:value-type="float" office:value="198686.688" calcext:value-type="float">
            <text:p><text:s text:c="2"/>198 687</text:p>
          </table:table-cell>
          <table:table-cell office:value-type="float" office:value="200560.983" calcext:value-type="float">
            <text:p><text:s text:c="2"/>200 561</text:p>
          </table:table-cell>
          <table:table-cell office:value-type="float" office:value="202408.632" calcext:value-type="float">
            <text:p><text:s text:c="2"/>202 409</text:p>
          </table:table-cell>
          <table:table-cell office:value-type="float" office:value="204213.133" calcext:value-type="float">
            <text:p><text:s text:c="2"/>204 213</text:p>
          </table:table-cell>
          <table:table-cell office:value-type="float" office:value="205962.108" calcext:value-type="float">
            <text:p><text:s text:c="2"/>205 9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188.284" calcext:value-type="float">
            <text:p><text:s text:c="2"/>6 188</text:p>
          </table:table-cell>
          <table:table-cell office:value-type="float" office:value="6327.085" calcext:value-type="float">
            <text:p><text:s text:c="2"/>6 327</text:p>
          </table:table-cell>
          <table:table-cell office:value-type="float" office:value="6467.64" calcext:value-type="float">
            <text:p><text:s text:c="2"/>6 468</text:p>
          </table:table-cell>
          <table:table-cell office:value-type="float" office:value="6610.731" calcext:value-type="float">
            <text:p><text:s text:c="2"/>6 611</text:p>
          </table:table-cell>
          <table:table-cell office:value-type="float" office:value="6756.969" calcext:value-type="float">
            <text:p><text:s text:c="2"/>6 757</text:p>
          </table:table-cell>
          <table:table-cell office:value-type="float" office:value="6906.838" calcext:value-type="float">
            <text:p><text:s text:c="2"/>6 907</text:p>
          </table:table-cell>
          <table:table-cell office:value-type="float" office:value="7060.663" calcext:value-type="float">
            <text:p><text:s text:c="2"/>7 061</text:p>
          </table:table-cell>
          <table:table-cell office:value-type="float" office:value="7218.587" calcext:value-type="float">
            <text:p><text:s text:c="2"/>7 219</text:p>
          </table:table-cell>
          <table:table-cell office:value-type="float" office:value="7380.642" calcext:value-type="float">
            <text:p><text:s text:c="2"/>7 381</text:p>
          </table:table-cell>
          <table:table-cell office:value-type="float" office:value="7546.713" calcext:value-type="float">
            <text:p><text:s text:c="2"/>7 547</text:p>
          </table:table-cell>
          <table:table-cell office:value-type="float" office:value="7716.625" calcext:value-type="float">
            <text:p><text:s text:c="2"/>7 717</text:p>
          </table:table-cell>
          <table:table-cell office:value-type="float" office:value="7890.156" calcext:value-type="float">
            <text:p><text:s text:c="2"/>7 890</text:p>
          </table:table-cell>
          <table:table-cell office:value-type="float" office:value="8067.136" calcext:value-type="float">
            <text:p><text:s text:c="2"/>8 067</text:p>
          </table:table-cell>
          <table:table-cell office:value-type="float" office:value="8247.415" calcext:value-type="float">
            <text:p><text:s text:c="2"/>8 247</text:p>
          </table:table-cell>
          <table:table-cell office:value-type="float" office:value="8430.838" calcext:value-type="float">
            <text:p><text:s text:c="2"/>8 431</text:p>
          </table:table-cell>
          <table:table-cell office:value-type="float" office:value="8617.077" calcext:value-type="float">
            <text:p><text:s text:c="2"/>8 617</text:p>
          </table:table-cell>
          <table:table-cell office:value-type="float" office:value="8806.137" calcext:value-type="float">
            <text:p><text:s text:c="2"/>8 806</text:p>
          </table:table-cell>
          <table:table-cell office:value-type="float" office:value="8997.325" calcext:value-type="float">
            <text:p><text:s text:c="2"/>8 997</text:p>
          </table:table-cell>
          <table:table-cell office:value-type="float" office:value="9188.822" calcext:value-type="float">
            <text:p><text:s text:c="2"/>9 189</text:p>
          </table:table-cell>
          <table:table-cell office:value-type="float" office:value="9378.243" calcext:value-type="float">
            <text:p><text:s text:c="2"/>9 378</text:p>
          </table:table-cell>
          <table:table-cell office:value-type="float" office:value="9563.865" calcext:value-type="float">
            <text:p><text:s text:c="2"/>9 564</text:p>
          </table:table-cell>
          <table:table-cell office:value-type="float" office:value="9745.189" calcext:value-type="float">
            <text:p><text:s text:c="2"/>9 745</text:p>
          </table:table-cell>
          <table:table-cell office:value-type="float" office:value="9922.558" calcext:value-type="float">
            <text:p><text:s text:c="2"/>9 923</text:p>
          </table:table-cell>
          <table:table-cell office:value-type="float" office:value="10096.295" calcext:value-type="float">
            <text:p><text:s text:c="2"/>10 096</text:p>
          </table:table-cell>
          <table:table-cell office:value-type="float" office:value="10267.056" calcext:value-type="float">
            <text:p><text:s text:c="2"/>10 267</text:p>
          </table:table-cell>
          <table:table-cell office:value-type="float" office:value="10435.534" calcext:value-type="float">
            <text:p><text:s text:c="2"/>10 436</text:p>
          </table:table-cell>
          <table:table-cell office:value-type="float" office:value="10601.836" calcext:value-type="float">
            <text:p><text:s text:c="2"/>10 602</text:p>
          </table:table-cell>
          <table:table-cell office:value-type="float" office:value="10766.419" calcext:value-type="float">
            <text:p><text:s text:c="2"/>10 766</text:p>
          </table:table-cell>
          <table:table-cell office:value-type="float" office:value="10930.783" calcext:value-type="float">
            <text:p><text:s text:c="2"/>10 931</text:p>
          </table:table-cell>
          <table:table-cell office:value-type="float" office:value="11096.868" calcext:value-type="float">
            <text:p><text:s text:c="2"/>11 097</text:p>
          </table:table-cell>
          <table:table-cell office:value-type="float" office:value="11266.226" calcext:value-type="float">
            <text:p><text:s text:c="2"/>11 266</text:p>
          </table:table-cell>
          <table:table-cell office:value-type="float" office:value="11439.144" calcext:value-type="float">
            <text:p><text:s text:c="2"/>11 439</text:p>
          </table:table-cell>
          <table:table-cell office:value-type="float" office:value="11615.836" calcext:value-type="float">
            <text:p><text:s text:c="2"/>11 616</text:p>
          </table:table-cell>
          <table:table-cell office:value-type="float" office:value="11797.534" calcext:value-type="float">
            <text:p><text:s text:c="2"/>11 798</text:p>
          </table:table-cell>
          <table:table-cell office:value-type="float" office:value="11985.658" calcext:value-type="float">
            <text:p><text:s text:c="2"/>11 986</text:p>
          </table:table-cell>
          <table:table-cell office:value-type="float" office:value="12181.028" calcext:value-type="float">
            <text:p><text:s text:c="2"/>12 181</text:p>
          </table:table-cell>
          <table:table-cell office:value-type="float" office:value="12384.108" calcext:value-type="float">
            <text:p><text:s text:c="2"/>12 384</text:p>
          </table:table-cell>
          <table:table-cell office:value-type="float" office:value="12594.145" calcext:value-type="float">
            <text:p><text:s text:c="2"/>12 594</text:p>
          </table:table-cell>
          <table:table-cell office:value-type="float" office:value="12809.025" calcext:value-type="float">
            <text:p><text:s text:c="2"/>12 809</text:p>
          </table:table-cell>
          <table:table-cell office:value-type="float" office:value="13025.797" calcext:value-type="float">
            <text:p><text:s text:c="2"/>13 026</text:p>
          </table:table-cell>
          <table:table-cell office:value-type="float" office:value="13242.132" calcext:value-type="float">
            <text:p><text:s text:c="2"/>13 242</text:p>
          </table:table-cell>
          <table:table-cell office:value-type="float" office:value="13457.244" calcext:value-type="float">
            <text:p><text:s text:c="2"/>13 457</text:p>
          </table:table-cell>
          <table:table-cell office:value-type="float" office:value="13671.033" calcext:value-type="float">
            <text:p><text:s text:c="2"/>13 671</text:p>
          </table:table-cell>
          <table:table-cell office:value-type="float" office:value="13882.668" calcext:value-type="float">
            <text:p><text:s text:c="2"/>13 883</text:p>
          </table:table-cell>
          <table:table-cell office:value-type="float" office:value="14091.389" calcext:value-type="float">
            <text:p><text:s text:c="2"/>14 091</text:p>
          </table:table-cell>
          <table:table-cell office:value-type="float" office:value="14296.613" calcext:value-type="float">
            <text:p><text:s text:c="2"/>14 297</text:p>
          </table:table-cell>
          <table:table-cell office:value-type="float" office:value="14497.826" calcext:value-type="float">
            <text:p><text:s text:c="2"/>14 498</text:p>
          </table:table-cell>
          <table:table-cell office:value-type="float" office:value="14694.835" calcext:value-type="float">
            <text:p><text:s text:c="2"/>14 695</text:p>
          </table:table-cell>
          <table:table-cell office:value-type="float" office:value="14887.756" calcext:value-type="float">
            <text:p><text:s text:c="2"/>14 888</text:p>
          </table:table-cell>
          <table:table-cell office:value-type="float" office:value="15076.952" calcext:value-type="float">
            <text:p><text:s text:c="2"/>15 077</text:p>
          </table:table-cell>
          <table:table-cell office:value-type="float" office:value="15262.754" calcext:value-type="float">
            <text:p><text:s text:c="2"/>15 263</text:p>
          </table:table-cell>
          <table:table-cell office:value-type="float" office:value="15444.969" calcext:value-type="float">
            <text:p><text:s text:c="2"/>15 445</text:p>
          </table:table-cell>
          <table:table-cell office:value-type="float" office:value="15623.635" calcext:value-type="float">
            <text:p><text:s text:c="2"/>15 624</text:p>
          </table:table-cell>
          <table:table-cell office:value-type="float" office:value="15799.542" calcext:value-type="float">
            <text:p><text:s text:c="2"/>15 800</text:p>
          </table:table-cell>
          <table:table-cell office:value-type="float" office:value="15973.778" calcext:value-type="float">
            <text:p><text:s text:c="2"/>15 974</text:p>
          </table:table-cell>
          <table:table-cell office:value-type="float" office:value="16147.064" calcext:value-type="float">
            <text:p><text:s text:c="2"/>16 147</text:p>
          </table:table-cell>
          <table:table-cell office:value-type="float" office:value="16319.792" calcext:value-type="float">
            <text:p><text:s text:c="2"/>16 320</text:p>
          </table:table-cell>
          <table:table-cell office:value-type="float" office:value="16491.687" calcext:value-type="float">
            <text:p><text:s text:c="2"/>16 492</text:p>
          </table:table-cell>
          <table:table-cell office:value-type="float" office:value="16661.942" calcext:value-type="float">
            <text:p><text:s text:c="2"/>16 662</text:p>
          </table:table-cell>
          <table:table-cell office:value-type="float" office:value="16829.442" calcext:value-type="float">
            <text:p><text:s text:c="2"/>16 829</text:p>
          </table:table-cell>
          <table:table-cell office:value-type="float" office:value="16993.354" calcext:value-type="float">
            <text:p><text:s text:c="2"/>16 993</text:p>
          </table:table-cell>
          <table:table-cell office:value-type="float" office:value="17153.357" calcext:value-type="float">
            <text:p><text:s text:c="2"/>17 153</text:p>
          </table:table-cell>
          <table:table-cell office:value-type="float" office:value="17309.746" calcext:value-type="float">
            <text:p><text:s text:c="2"/>17 310</text:p>
          </table:table-cell>
          <table:table-cell office:value-type="float" office:value="17462.982" calcext:value-type="float">
            <text:p><text:s text:c="2"/>17 463</text:p>
          </table:table-cell>
          <table:table-cell office:value-type="float" office:value="17613.798" calcext:value-type="float">
            <text:p><text:s text:c="2"/>17 614</text:p>
          </table:table-cell>
          <table:table-cell office:value-type="float" office:value="17762.681" calcext:value-type="float">
            <text:p><text:s text:c="2"/>17 7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340.899" calcext:value-type="float">
            <text:p><text:s text:c="2"/>12 341</text:p>
          </table:table-cell>
          <table:table-cell office:value-type="float" office:value="12699.952" calcext:value-type="float">
            <text:p><text:s text:c="2"/>12 700</text:p>
          </table:table-cell>
          <table:table-cell office:value-type="float" office:value="13064.689" calcext:value-type="float">
            <text:p><text:s text:c="2"/>13 065</text:p>
          </table:table-cell>
          <table:table-cell office:value-type="float" office:value="13438.645" calcext:value-type="float">
            <text:p><text:s text:c="2"/>13 439</text:p>
          </table:table-cell>
          <table:table-cell office:value-type="float" office:value="13824.726" calcext:value-type="float">
            <text:p><text:s text:c="2"/>13 825</text:p>
          </table:table-cell>
          <table:table-cell office:value-type="float" office:value="14225.204" calcext:value-type="float">
            <text:p><text:s text:c="2"/>14 225</text:p>
          </table:table-cell>
          <table:table-cell office:value-type="float" office:value="14641.72" calcext:value-type="float">
            <text:p><text:s text:c="2"/>14 642</text:p>
          </table:table-cell>
          <table:table-cell office:value-type="float" office:value="15075.305" calcext:value-type="float">
            <text:p><text:s text:c="2"/>15 075</text:p>
          </table:table-cell>
          <table:table-cell office:value-type="float" office:value="15526.39" calcext:value-type="float">
            <text:p><text:s text:c="2"/>15 526</text:p>
          </table:table-cell>
          <table:table-cell office:value-type="float" office:value="15994.889" calcext:value-type="float">
            <text:p><text:s text:c="2"/>15 995</text:p>
          </table:table-cell>
          <table:table-cell office:value-type="float" office:value="16480.383" calcext:value-type="float">
            <text:p><text:s text:c="2"/>16 480</text:p>
          </table:table-cell>
          <table:table-cell office:value-type="float" office:value="16982.315" calcext:value-type="float">
            <text:p><text:s text:c="2"/>16 982</text:p>
          </table:table-cell>
          <table:table-cell office:value-type="float" office:value="17500.171" calcext:value-type="float">
            <text:p><text:s text:c="2"/>17 500</text:p>
          </table:table-cell>
          <table:table-cell office:value-type="float" office:value="18033.55" calcext:value-type="float">
            <text:p><text:s text:c="2"/>18 034</text:p>
          </table:table-cell>
          <table:table-cell office:value-type="float" office:value="18581.974" calcext:value-type="float">
            <text:p><text:s text:c="2"/>18 582</text:p>
          </table:table-cell>
          <table:table-cell office:value-type="float" office:value="19144.223" calcext:value-type="float">
            <text:p><text:s text:c="2"/>19 144</text:p>
          </table:table-cell>
          <table:table-cell office:value-type="float" office:value="19721.462" calcext:value-type="float">
            <text:p><text:s text:c="2"/>19 721</text:p>
          </table:table-cell>
          <table:table-cell office:value-type="float" office:value="20311.371" calcext:value-type="float">
            <text:p><text:s text:c="2"/>20 311</text:p>
          </table:table-cell>
          <table:table-cell office:value-type="float" office:value="20905.059" calcext:value-type="float">
            <text:p><text:s text:c="2"/>20 905</text:p>
          </table:table-cell>
          <table:table-cell office:value-type="float" office:value="21490.945" calcext:value-type="float">
            <text:p><text:s text:c="2"/>21 491</text:p>
          </table:table-cell>
          <table:table-cell office:value-type="float" office:value="22061.215" calcext:value-type="float">
            <text:p><text:s text:c="2"/>22 061</text:p>
          </table:table-cell>
          <table:table-cell office:value-type="float" office:value="22611.986" calcext:value-type="float">
            <text:p><text:s text:c="2"/>22 612</text:p>
          </table:table-cell>
          <table:table-cell office:value-type="float" office:value="23146.803" calcext:value-type="float">
            <text:p><text:s text:c="2"/>23 147</text:p>
          </table:table-cell>
          <table:table-cell office:value-type="float" office:value="23674.504" calcext:value-type="float">
            <text:p><text:s text:c="2"/>23 675</text:p>
          </table:table-cell>
          <table:table-cell office:value-type="float" office:value="24208.021" calcext:value-type="float">
            <text:p><text:s text:c="2"/>24 208</text:p>
          </table:table-cell>
          <table:table-cell office:value-type="float" office:value="24756.973" calcext:value-type="float">
            <text:p><text:s text:c="2"/>24 757</text:p>
          </table:table-cell>
          <table:table-cell office:value-type="float" office:value="25323.406" calcext:value-type="float">
            <text:p><text:s text:c="2"/>25 323</text:p>
          </table:table-cell>
          <table:table-cell office:value-type="float" office:value="25905.127" calcext:value-type="float">
            <text:p><text:s text:c="2"/>25 905</text:p>
          </table:table-cell>
          <table:table-cell office:value-type="float" office:value="26502.166" calcext:value-type="float">
            <text:p><text:s text:c="2"/>26 502</text:p>
          </table:table-cell>
          <table:table-cell office:value-type="float" office:value="27113.512" calcext:value-type="float">
            <text:p><text:s text:c="2"/>27 114</text:p>
          </table:table-cell>
          <table:table-cell office:value-type="float" office:value="27737.9" calcext:value-type="float">
            <text:p><text:s text:c="2"/>27 738</text:p>
          </table:table-cell>
          <table:table-cell office:value-type="float" office:value="28375.991" calcext:value-type="float">
            <text:p><text:s text:c="2"/>28 376</text:p>
          </table:table-cell>
          <table:table-cell office:value-type="float" office:value="29027.162" calcext:value-type="float">
            <text:p><text:s text:c="2"/>29 027</text:p>
          </table:table-cell>
          <table:table-cell office:value-type="float" office:value="29687.094" calcext:value-type="float">
            <text:p><text:s text:c="2"/>29 687</text:p>
          </table:table-cell>
          <table:table-cell office:value-type="float" office:value="30350.086" calcext:value-type="float">
            <text:p><text:s text:c="2"/>30 350</text:p>
          </table:table-cell>
          <table:table-cell office:value-type="float" office:value="31011.688" calcext:value-type="float">
            <text:p><text:s text:c="2"/>31 012</text:p>
          </table:table-cell>
          <table:table-cell office:value-type="float" office:value="31669.776" calcext:value-type="float">
            <text:p><text:s text:c="2"/>31 670</text:p>
          </table:table-cell>
          <table:table-cell office:value-type="float" office:value="32324.325" calcext:value-type="float">
            <text:p><text:s text:c="2"/>32 324</text:p>
          </table:table-cell>
          <table:table-cell office:value-type="float" office:value="32975.535" calcext:value-type="float">
            <text:p><text:s text:c="2"/>32 976</text:p>
          </table:table-cell>
          <table:table-cell office:value-type="float" office:value="33624.444" calcext:value-type="float">
            <text:p><text:s text:c="2"/>33 624</text:p>
          </table:table-cell>
          <table:table-cell office:value-type="float" office:value="34271.565" calcext:value-type="float">
            <text:p><text:s text:c="2"/>34 272</text:p>
          </table:table-cell>
          <table:table-cell office:value-type="float" office:value="34916.766" calcext:value-type="float">
            <text:p><text:s text:c="2"/>34 917</text:p>
          </table:table-cell>
          <table:table-cell office:value-type="float" office:value="35558.682" calcext:value-type="float">
            <text:p><text:s text:c="2"/>35 559</text:p>
          </table:table-cell>
          <table:table-cell office:value-type="float" office:value="36195.168" calcext:value-type="float">
            <text:p><text:s text:c="2"/>36 195</text:p>
          </table:table-cell>
          <table:table-cell office:value-type="float" office:value="36823.537" calcext:value-type="float">
            <text:p><text:s text:c="2"/>36 824</text:p>
          </table:table-cell>
          <table:table-cell office:value-type="float" office:value="37441.977" calcext:value-type="float">
            <text:p><text:s text:c="2"/>37 442</text:p>
          </table:table-cell>
          <table:table-cell office:value-type="float" office:value="38049.038" calcext:value-type="float">
            <text:p><text:s text:c="2"/>38 049</text:p>
          </table:table-cell>
          <table:table-cell office:value-type="float" office:value="38645.411" calcext:value-type="float">
            <text:p><text:s text:c="2"/>38 645</text:p>
          </table:table-cell>
          <table:table-cell office:value-type="float" office:value="39234.062" calcext:value-type="float">
            <text:p><text:s text:c="2"/>39 234</text:p>
          </table:table-cell>
          <table:table-cell office:value-type="float" office:value="39819.279" calcext:value-type="float">
            <text:p><text:s text:c="2"/>39 819</text:p>
          </table:table-cell>
          <table:table-cell office:value-type="float" office:value="40403.958" calcext:value-type="float">
            <text:p><text:s text:c="2"/>40 404</text:p>
          </table:table-cell>
          <table:table-cell office:value-type="float" office:value="40988.909" calcext:value-type="float">
            <text:p><text:s text:c="2"/>40 989</text:p>
          </table:table-cell>
          <table:table-cell office:value-type="float" office:value="41572.491" calcext:value-type="float">
            <text:p><text:s text:c="2"/>41 572</text:p>
          </table:table-cell>
          <table:table-cell office:value-type="float" office:value="42152.151" calcext:value-type="float">
            <text:p><text:s text:c="2"/>42 152</text:p>
          </table:table-cell>
          <table:table-cell office:value-type="float" office:value="42724.163" calcext:value-type="float">
            <text:p><text:s text:c="2"/>42 724</text:p>
          </table:table-cell>
          <table:table-cell office:value-type="float" office:value="43285.634" calcext:value-type="float">
            <text:p><text:s text:c="2"/>43 286</text:p>
          </table:table-cell>
          <table:table-cell office:value-type="float" office:value="43835.722" calcext:value-type="float">
            <text:p><text:s text:c="2"/>43 836</text:p>
          </table:table-cell>
          <table:table-cell office:value-type="float" office:value="44374.572" calcext:value-type="float">
            <text:p><text:s text:c="2"/>44 375</text:p>
          </table:table-cell>
          <table:table-cell office:value-type="float" office:value="44901.544" calcext:value-type="float">
            <text:p><text:s text:c="2"/>44 902</text:p>
          </table:table-cell>
          <table:table-cell office:value-type="float" office:value="45416.181" calcext:value-type="float">
            <text:p><text:s text:c="2"/>45 416</text:p>
          </table:table-cell>
          <table:table-cell office:value-type="float" office:value="45918.097" calcext:value-type="float">
            <text:p><text:s text:c="2"/>45 918</text:p>
          </table:table-cell>
          <table:table-cell office:value-type="float" office:value="46406.646" calcext:value-type="float">
            <text:p><text:s text:c="2"/>46 407</text:p>
          </table:table-cell>
          <table:table-cell office:value-type="float" office:value="46881.475" calcext:value-type="float">
            <text:p><text:s text:c="2"/>46 881</text:p>
          </table:table-cell>
          <table:table-cell office:value-type="float" office:value="47342.981" calcext:value-type="float">
            <text:p><text:s text:c="2"/>47 343</text:p>
          </table:table-cell>
          <table:table-cell office:value-type="float" office:value="47791.911" calcext:value-type="float">
            <text:p><text:s text:c="2"/>47 792</text:p>
          </table:table-cell>
          <table:table-cell office:value-type="float" office:value="48228.697" calcext:value-type="float">
            <text:p><text:s text:c="2"/>48 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cuador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470.159" calcext:value-type="float">
            <text:p><text:s text:c="2"/>3 470</text:p>
          </table:table-cell>
          <table:table-cell office:value-type="float" office:value="3561.154" calcext:value-type="float">
            <text:p><text:s text:c="2"/>3 561</text:p>
          </table:table-cell>
          <table:table-cell office:value-type="float" office:value="3655.014" calcext:value-type="float">
            <text:p><text:s text:c="2"/>3 655</text:p>
          </table:table-cell>
          <table:table-cell office:value-type="float" office:value="3752.135" calcext:value-type="float">
            <text:p><text:s text:c="2"/>3 752</text:p>
          </table:table-cell>
          <table:table-cell office:value-type="float" office:value="3852.859" calcext:value-type="float">
            <text:p><text:s text:c="2"/>3 853</text:p>
          </table:table-cell>
          <table:table-cell office:value-type="float" office:value="3957.485" calcext:value-type="float">
            <text:p><text:s text:c="2"/>3 957</text:p>
          </table:table-cell>
          <table:table-cell office:value-type="float" office:value="4066.239" calcext:value-type="float">
            <text:p><text:s text:c="2"/>4 066</text:p>
          </table:table-cell>
          <table:table-cell office:value-type="float" office:value="4179.319" calcext:value-type="float">
            <text:p><text:s text:c="2"/>4 179</text:p>
          </table:table-cell>
          <table:table-cell office:value-type="float" office:value="4296.833" calcext:value-type="float">
            <text:p><text:s text:c="2"/>4 297</text:p>
          </table:table-cell>
          <table:table-cell office:value-type="float" office:value="4418.892" calcext:value-type="float">
            <text:p><text:s text:c="2"/>4 419</text:p>
          </table:table-cell>
          <table:table-cell office:value-type="float" office:value="4545.55" calcext:value-type="float">
            <text:p><text:s text:c="2"/>4 546</text:p>
          </table:table-cell>
          <table:table-cell office:value-type="float" office:value="4676.859" calcext:value-type="float">
            <text:p><text:s text:c="2"/>4 677</text:p>
          </table:table-cell>
          <table:table-cell office:value-type="float" office:value="4812.89" calcext:value-type="float">
            <text:p><text:s text:c="2"/>4 813</text:p>
          </table:table-cell>
          <table:table-cell office:value-type="float" office:value="4953.733" calcext:value-type="float">
            <text:p><text:s text:c="2"/>4 954</text:p>
          </table:table-cell>
          <table:table-cell office:value-type="float" office:value="5099.468" calcext:value-type="float">
            <text:p><text:s text:c="2"/>5 099</text:p>
          </table:table-cell>
          <table:table-cell office:value-type="float" office:value="5250.119" calcext:value-type="float">
            <text:p><text:s text:c="2"/>5 250</text:p>
          </table:table-cell>
          <table:table-cell office:value-type="float" office:value="5405.685" calcext:value-type="float">
            <text:p><text:s text:c="2"/>5 406</text:p>
          </table:table-cell>
          <table:table-cell office:value-type="float" office:value="5566.057" calcext:value-type="float">
            <text:p><text:s text:c="2"/>5 566</text:p>
          </table:table-cell>
          <table:table-cell office:value-type="float" office:value="5730.906" calcext:value-type="float">
            <text:p><text:s text:c="2"/>5 731</text:p>
          </table:table-cell>
          <table:table-cell office:value-type="float" office:value="5899.845" calcext:value-type="float">
            <text:p><text:s text:c="2"/>5 900</text:p>
          </table:table-cell>
          <table:table-cell office:value-type="float" office:value="6072.527" calcext:value-type="float">
            <text:p><text:s text:c="2"/>6 073</text:p>
          </table:table-cell>
          <table:table-cell office:value-type="float" office:value="6248.835" calcext:value-type="float">
            <text:p><text:s text:c="2"/>6 249</text:p>
          </table:table-cell>
          <table:table-cell office:value-type="float" office:value="6428.711" calcext:value-type="float">
            <text:p><text:s text:c="2"/>6 429</text:p>
          </table:table-cell>
          <table:table-cell office:value-type="float" office:value="6611.916" calcext:value-type="float">
            <text:p><text:s text:c="2"/>6 612</text:p>
          </table:table-cell>
          <table:table-cell office:value-type="float" office:value="6798.206" calcext:value-type="float">
            <text:p><text:s text:c="2"/>6 798</text:p>
          </table:table-cell>
          <table:table-cell office:value-type="float" office:value="6987.391" calcext:value-type="float">
            <text:p><text:s text:c="2"/>6 987</text:p>
          </table:table-cell>
          <table:table-cell office:value-type="float" office:value="7179.399" calcext:value-type="float">
            <text:p><text:s text:c="2"/>7 179</text:p>
          </table:table-cell>
          <table:table-cell office:value-type="float" office:value="7374.234" calcext:value-type="float">
            <text:p><text:s text:c="2"/>7 374</text:p>
          </table:table-cell>
          <table:table-cell office:value-type="float" office:value="7571.959" calcext:value-type="float">
            <text:p><text:s text:c="2"/>7 572</text:p>
          </table:table-cell>
          <table:table-cell office:value-type="float" office:value="7772.653" calcext:value-type="float">
            <text:p><text:s text:c="2"/>7 773</text:p>
          </table:table-cell>
          <table:table-cell office:value-type="float" office:value="7976.445" calcext:value-type="float">
            <text:p><text:s text:c="2"/>7 976</text:p>
          </table:table-cell>
          <table:table-cell office:value-type="float" office:value="8183.194" calcext:value-type="float">
            <text:p><text:s text:c="2"/>8 183</text:p>
          </table:table-cell>
          <table:table-cell office:value-type="float" office:value="8392.94" calcext:value-type="float">
            <text:p><text:s text:c="2"/>8 393</text:p>
          </table:table-cell>
          <table:table-cell office:value-type="float" office:value="8606.213" calcext:value-type="float">
            <text:p><text:s text:c="2"/>8 606</text:p>
          </table:table-cell>
          <table:table-cell office:value-type="float" office:value="8823.751" calcext:value-type="float">
            <text:p><text:s text:c="2"/>8 824</text:p>
          </table:table-cell>
          <table:table-cell office:value-type="float" office:value="9045.979" calcext:value-type="float">
            <text:p><text:s text:c="2"/>9 046</text:p>
          </table:table-cell>
          <table:table-cell office:value-type="float" office:value="9272.906" calcext:value-type="float">
            <text:p><text:s text:c="2"/>9 273</text:p>
          </table:table-cell>
          <table:table-cell office:value-type="float" office:value="9504.129" calcext:value-type="float">
            <text:p><text:s text:c="2"/>9 504</text:p>
          </table:table-cell>
          <table:table-cell office:value-type="float" office:value="9739.176" calcext:value-type="float">
            <text:p><text:s text:c="2"/>9 739</text:p>
          </table:table-cell>
          <table:table-cell office:value-type="float" office:value="9977.377" calcext:value-type="float">
            <text:p><text:s text:c="2"/>9 977</text:p>
          </table:table-cell>
          <table:table-cell office:value-type="float" office:value="10218.091" calcext:value-type="float">
            <text:p><text:s text:c="2"/>10 218</text:p>
          </table:table-cell>
          <table:table-cell office:value-type="float" office:value="10460.99" calcext:value-type="float">
            <text:p><text:s text:c="2"/>10 461</text:p>
          </table:table-cell>
          <table:table-cell office:value-type="float" office:value="10705.667" calcext:value-type="float">
            <text:p><text:s text:c="2"/>10 706</text:p>
          </table:table-cell>
          <table:table-cell office:value-type="float" office:value="10951.202" calcext:value-type="float">
            <text:p><text:s text:c="2"/>10 951</text:p>
          </table:table-cell>
          <table:table-cell office:value-type="float" office:value="11196.479" calcext:value-type="float">
            <text:p><text:s text:c="2"/>11 196</text:p>
          </table:table-cell>
          <table:table-cell office:value-type="float" office:value="11440.583" calcext:value-type="float">
            <text:p><text:s text:c="2"/>11 441</text:p>
          </table:table-cell>
          <table:table-cell office:value-type="float" office:value="11683.479" calcext:value-type="float">
            <text:p><text:s text:c="2"/>11 683</text:p>
          </table:table-cell>
          <table:table-cell office:value-type="float" office:value="11924.993" calcext:value-type="float">
            <text:p><text:s text:c="2"/>11 925</text:p>
          </table:table-cell>
          <table:table-cell office:value-type="float" office:value="12163.885" calcext:value-type="float">
            <text:p><text:s text:c="2"/>12 164</text:p>
          </table:table-cell>
          <table:table-cell office:value-type="float" office:value="12398.691" calcext:value-type="float">
            <text:p><text:s text:c="2"/>12 399</text:p>
          </table:table-cell>
          <table:table-cell office:value-type="float" office:value="12628.596" calcext:value-type="float">
            <text:p><text:s text:c="2"/>12 629</text:p>
          </table:table-cell>
          <table:table-cell office:value-type="float" office:value="12852.755" calcext:value-type="float">
            <text:p><text:s text:c="2"/>12 853</text:p>
          </table:table-cell>
          <table:table-cell office:value-type="float" office:value="13072.06" calcext:value-type="float">
            <text:p><text:s text:c="2"/>13 072</text:p>
          </table:table-cell>
          <table:table-cell office:value-type="float" office:value="13289.601" calcext:value-type="float">
            <text:p><text:s text:c="2"/>13 290</text:p>
          </table:table-cell>
          <table:table-cell office:value-type="float" office:value="13509.647" calcext:value-type="float">
            <text:p><text:s text:c="2"/>13 510</text:p>
          </table:table-cell>
          <table:table-cell office:value-type="float" office:value="13735.233" calcext:value-type="float">
            <text:p><text:s text:c="2"/>13 735</text:p>
          </table:table-cell>
          <table:table-cell office:value-type="float" office:value="13967.48" calcext:value-type="float">
            <text:p><text:s text:c="2"/>13 967</text:p>
          </table:table-cell>
          <table:table-cell office:value-type="float" office:value="14205.453" calcext:value-type="float">
            <text:p><text:s text:c="2"/>14 205</text:p>
          </table:table-cell>
          <table:table-cell office:value-type="float" office:value="14447.562" calcext:value-type="float">
            <text:p><text:s text:c="2"/>14 448</text:p>
          </table:table-cell>
          <table:table-cell office:value-type="float" office:value="14691.275" calcext:value-type="float">
            <text:p><text:s text:c="2"/>14 691</text:p>
          </table:table-cell>
          <table:table-cell office:value-type="float" office:value="14934.69" calcext:value-type="float">
            <text:p><text:s text:c="2"/>14 935</text:p>
          </table:table-cell>
          <table:table-cell office:value-type="float" office:value="15177.355" calcext:value-type="float">
            <text:p><text:s text:c="2"/>15 177</text:p>
          </table:table-cell>
          <table:table-cell office:value-type="float" office:value="15419.666" calcext:value-type="float">
            <text:p><text:s text:c="2"/>15 420</text:p>
          </table:table-cell>
          <table:table-cell office:value-type="float" office:value="15661.547" calcext:value-type="float">
            <text:p><text:s text:c="2"/>15 662</text:p>
          </table:table-cell>
          <table:table-cell office:value-type="float" office:value="15903.112" calcext:value-type="float">
            <text:p><text:s text:c="2"/>15 903</text:p>
          </table:table-cell>
          <table:table-cell office:value-type="float" office:value="16144.368" calcext:value-type="float">
            <text:p><text:s text:c="2"/>16 1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alkland Islands (Malvinas)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.259" calcext:value-type="float">
            <text:p><text:s text:c="3"/>2</text:p>
          </table:table-cell>
          <table:table-cell office:value-type="float" office:value="2.249" calcext:value-type="float">
            <text:p><text:s text:c="3"/>2</text:p>
          </table:table-cell>
          <table:table-cell office:value-type="float" office:value="2.24" calcext:value-type="float">
            <text:p><text:s text:c="3"/>2</text:p>
          </table:table-cell>
          <table:table-cell office:value-type="float" office:value="2.219" calcext:value-type="float">
            <text:p><text:s text:c="3"/>2</text:p>
          </table:table-cell>
          <table:table-cell office:value-type="float" office:value="2.21" calcext:value-type="float">
            <text:p><text:s text:c="3"/>2</text:p>
          </table:table-cell>
          <table:table-cell office:value-type="float" office:value="2.204" calcext:value-type="float">
            <text:p><text:s text:c="3"/>2</text:p>
          </table:table-cell>
          <table:table-cell office:value-type="float" office:value="2.185" calcext:value-type="float">
            <text:p><text:s text:c="3"/>2</text:p>
          </table:table-cell>
          <table:table-cell office:value-type="float" office:value="2.18" calcext:value-type="float">
            <text:p><text:s text:c="3"/>2</text:p>
          </table:table-cell>
          <table:table-cell office:value-type="float" office:value="2.165" calcext:value-type="float">
            <text:p><text:s text:c="3"/>2</text:p>
          </table:table-cell>
          <table:table-cell office:value-type="float" office:value="2.152" calcext:value-type="float">
            <text:p><text:s text:c="3"/>2</text:p>
          </table:table-cell>
          <table:table-cell office:value-type="float" office:value="2.15" calcext:value-type="float">
            <text:p><text:s text:c="3"/>2</text:p>
          </table:table-cell>
          <table:table-cell office:value-type="float" office:value="2.125" calcext:value-type="float">
            <text:p><text:s text:c="3"/>2</text:p>
          </table:table-cell>
          <table:table-cell office:value-type="float" office:value="2.115" calcext:value-type="float">
            <text:p><text:s text:c="3"/>2</text:p>
          </table:table-cell>
          <table:table-cell office:value-type="float" office:value="2.109" calcext:value-type="float">
            <text:p><text:s text:c="3"/>2</text:p>
          </table:table-cell>
          <table:table-cell office:value-type="float" office:value="2.087" calcext:value-type="float">
            <text:p><text:s text:c="3"/>2</text:p>
          </table:table-cell>
          <table:table-cell office:value-type="float" office:value="2.078" calcext:value-type="float">
            <text:p><text:s text:c="3"/>2</text:p>
          </table:table-cell>
          <table:table-cell office:value-type="float" office:value="2.058" calcext:value-type="float">
            <text:p><text:s text:c="3"/>2</text:p>
          </table:table-cell>
          <table:table-cell office:value-type="float" office:value="2.036" calcext:value-type="float">
            <text:p><text:s text:c="3"/>2</text:p>
          </table:table-cell>
          <table:table-cell office:value-type="float" office:value="2.026" calcext:value-type="float">
            <text:p><text:s text:c="3"/>2</text:p>
          </table:table-cell>
          <table:table-cell office:value-type="float" office:value="2.008" calcext:value-type="float">
            <text:p><text:s text:c="3"/>2</text:p>
          </table:table-cell>
          <table:table-cell office:value-type="float" office:value="2.001" calcext:value-type="float">
            <text:p><text:s text:c="3"/>2</text:p>
          </table:table-cell>
          <table:table-cell office:value-type="float" office:value="1.971" calcext:value-type="float">
            <text:p><text:s text:c="3"/>2</text:p>
          </table:table-cell>
          <table:table-cell office:value-type="float" office:value="1.969" calcext:value-type="float">
            <text:p><text:s text:c="3"/>2</text:p>
          </table:table-cell>
          <table:table-cell office:value-type="float" office:value="1.939" calcext:value-type="float">
            <text:p><text:s text:c="3"/>2</text:p>
          </table:table-cell>
          <table:table-cell office:value-type="float" office:value="1.935" calcext:value-type="float">
            <text:p><text:s text:c="3"/>2</text:p>
          </table:table-cell>
          <table:table-cell office:value-type="float" office:value="1.917" calcext:value-type="float">
            <text:p><text:s text:c="3"/>2</text:p>
          </table:table-cell>
          <table:table-cell office:value-type="float" office:value="1.903" calcext:value-type="float">
            <text:p><text:s text:c="3"/>2</text:p>
          </table:table-cell>
          <table:table-cell office:value-type="float" office:value="1.886" calcext:value-type="float">
            <text:p><text:s text:c="3"/>2</text:p>
          </table:table-cell>
          <table:table-cell office:value-type="float" office:value="1.876" calcext:value-type="float">
            <text:p><text:s text:c="3"/>2</text:p>
          </table:table-cell>
          <table:table-cell office:value-type="float" office:value="1.865" calcext:value-type="float">
            <text:p><text:s text:c="3"/>2</text:p>
          </table:table-cell>
          <table:table-cell office:value-type="float" office:value="1.848" calcext:value-type="float">
            <text:p><text:s text:c="3"/>2</text:p>
          </table:table-cell>
          <table:table-cell office:value-type="float" office:value="1.853" calcext:value-type="float">
            <text:p><text:s text:c="3"/>2</text:p>
          </table:table-cell>
          <table:table-cell office:value-type="float" office:value="1.843" calcext:value-type="float">
            <text:p><text:s text:c="3"/>2</text:p>
          </table:table-cell>
          <table:table-cell office:value-type="float" office:value="1.847" calcext:value-type="float">
            <text:p><text:s text:c="3"/>2</text:p>
          </table:table-cell>
          <table:table-cell office:value-type="float" office:value="1.85" calcext:value-type="float">
            <text:p><text:s text:c="3"/>2</text:p>
          </table:table-cell>
          <table:table-cell office:value-type="float" office:value="1.855" calcext:value-type="float">
            <text:p><text:s text:c="3"/>2</text:p>
          </table:table-cell>
          <table:table-cell office:value-type="float" office:value="1.865" calcext:value-type="float">
            <text:p><text:s text:c="3"/>2</text:p>
          </table:table-cell>
          <table:table-cell office:value-type="float" office:value="1.881" calcext:value-type="float">
            <text:p><text:s text:c="3"/>2</text:p>
          </table:table-cell>
          <table:table-cell office:value-type="float" office:value="1.906" calcext:value-type="float">
            <text:p><text:s text:c="3"/>2</text:p>
          </table:table-cell>
          <table:table-cell office:value-type="float" office:value="1.941" calcext:value-type="float">
            <text:p><text:s text:c="3"/>2</text:p>
          </table:table-cell>
          <table:table-cell office:value-type="float" office:value="1.989" calcext:value-type="float">
            <text:p><text:s text:c="3"/>2</text:p>
          </table:table-cell>
          <table:table-cell office:value-type="float" office:value="2.063" calcext:value-type="float">
            <text:p><text:s text:c="3"/>2</text:p>
          </table:table-cell>
          <table:table-cell office:value-type="float" office:value="2.142" calcext:value-type="float">
            <text:p><text:s text:c="3"/>2</text:p>
          </table:table-cell>
          <table:table-cell office:value-type="float" office:value="2.236" calcext:value-type="float">
            <text:p><text:s text:c="3"/>2</text:p>
          </table:table-cell>
          <table:table-cell office:value-type="float" office:value="2.333" calcext:value-type="float">
            <text:p><text:s text:c="3"/>2</text:p>
          </table:table-cell>
          <table:table-cell office:value-type="float" office:value="2.435" calcext:value-type="float">
            <text:p><text:s text:c="3"/>2</text:p>
          </table:table-cell>
          <table:table-cell office:value-type="float" office:value="2.538" calcext:value-type="float">
            <text:p><text:s text:c="3"/>3</text:p>
          </table:table-cell>
          <table:table-cell office:value-type="float" office:value="2.637" calcext:value-type="float">
            <text:p><text:s text:c="3"/>3</text:p>
          </table:table-cell>
          <table:table-cell office:value-type="float" office:value="2.736" calcext:value-type="float">
            <text:p><text:s text:c="3"/>3</text:p>
          </table:table-cell>
          <table:table-cell office:value-type="float" office:value="2.815" calcext:value-type="float">
            <text:p><text:s text:c="3"/>3</text:p>
          </table:table-cell>
          <table:table-cell office:value-type="float" office:value="2.882" calcext:value-type="float">
            <text:p><text:s text:c="3"/>3</text:p>
          </table:table-cell>
          <table:table-cell office:value-type="float" office:value="2.924" calcext:value-type="float">
            <text:p><text:s text:c="3"/>3</text:p>
          </table:table-cell>
          <table:table-cell office:value-type="float" office:value="2.947" calcext:value-type="float">
            <text:p><text:s text:c="3"/>3</text:p>
          </table:table-cell>
          <table:table-cell office:value-type="float" office:value="2.951" calcext:value-type="float">
            <text:p><text:s text:c="3"/>3</text:p>
          </table:table-cell>
          <table:table-cell office:value-type="float" office:value="2.954" calcext:value-type="float">
            <text:p><text:s text:c="3"/>3</text:p>
          </table:table-cell>
          <table:table-cell office:value-type="float" office:value="2.939" calcext:value-type="float">
            <text:p><text:s text:c="3"/>3</text:p>
          </table:table-cell>
          <table:table-cell office:value-type="float" office:value="2.921" calcext:value-type="float">
            <text:p><text:s text:c="3"/>3</text:p>
          </table:table-cell>
          <table:table-cell office:value-type="float" office:value="2.907" calcext:value-type="float">
            <text:p><text:s text:c="3"/>3</text:p>
          </table:table-cell>
          <table:table-cell office:value-type="float" office:value="2.885" calcext:value-type="float">
            <text:p><text:s text:c="3"/>3</text:p>
          </table:table-cell>
          <table:table-cell office:value-type="float" office:value="2.867" calcext:value-type="float">
            <text:p><text:s text:c="3"/>3</text:p>
          </table:table-cell>
          <table:table-cell office:value-type="float" office:value="2.852" calcext:value-type="float">
            <text:p><text:s text:c="3"/>3</text:p>
          </table:table-cell>
          <table:table-cell office:value-type="float" office:value="2.856" calcext:value-type="float">
            <text:p><text:s text:c="3"/>3</text:p>
          </table:table-cell>
          <table:table-cell office:value-type="float" office:value="2.858" calcext:value-type="float">
            <text:p><text:s text:c="3"/>3</text:p>
          </table:table-cell>
          <table:table-cell office:value-type="float" office:value="2.87" calcext:value-type="float">
            <text:p><text:s text:c="3"/>3</text:p>
          </table:table-cell>
          <table:table-cell office:value-type="float" office:value="2.887" calcext:value-type="float">
            <text:p><text:s text:c="3"/>3</text:p>
          </table:table-cell>
          <table:table-cell office:value-type="float" office:value="2.898" calcext:value-type="float">
            <text:p><text:s text:c="3"/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rench Guia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.472" calcext:value-type="float">
            <text:p><text:s text:c="3"/>25</text:p>
          </table:table-cell>
          <table:table-cell office:value-type="float" office:value="26.247" calcext:value-type="float">
            <text:p><text:s text:c="3"/>26</text:p>
          </table:table-cell>
          <table:table-cell office:value-type="float" office:value="26.892" calcext:value-type="float">
            <text:p><text:s text:c="3"/>27</text:p>
          </table:table-cell>
          <table:table-cell office:value-type="float" office:value="27.465" calcext:value-type="float">
            <text:p><text:s text:c="3"/>27</text:p>
          </table:table-cell>
          <table:table-cell office:value-type="float" office:value="27.987" calcext:value-type="float">
            <text:p><text:s text:c="3"/>28</text:p>
          </table:table-cell>
          <table:table-cell office:value-type="float" office:value="28.49" calcext:value-type="float">
            <text:p><text:s text:c="3"/>28</text:p>
          </table:table-cell>
          <table:table-cell office:value-type="float" office:value="29.027" calcext:value-type="float">
            <text:p><text:s text:c="3"/>29</text:p>
          </table:table-cell>
          <table:table-cell office:value-type="float" office:value="29.621" calcext:value-type="float">
            <text:p><text:s text:c="3"/>30</text:p>
          </table:table-cell>
          <table:table-cell office:value-type="float" office:value="30.303" calcext:value-type="float">
            <text:p><text:s text:c="3"/>30</text:p>
          </table:table-cell>
          <table:table-cell office:value-type="float" office:value="31.095" calcext:value-type="float">
            <text:p><text:s text:c="3"/>31</text:p>
          </table:table-cell>
          <table:table-cell office:value-type="float" office:value="32.032" calcext:value-type="float">
            <text:p><text:s text:c="3"/>32</text:p>
          </table:table-cell>
          <table:table-cell office:value-type="float" office:value="33.121" calcext:value-type="float">
            <text:p><text:s text:c="3"/>33</text:p>
          </table:table-cell>
          <table:table-cell office:value-type="float" office:value="34.377" calcext:value-type="float">
            <text:p><text:s text:c="3"/>34</text:p>
          </table:table-cell>
          <table:table-cell office:value-type="float" office:value="35.765" calcext:value-type="float">
            <text:p><text:s text:c="3"/>36</text:p>
          </table:table-cell>
          <table:table-cell office:value-type="float" office:value="37.287" calcext:value-type="float">
            <text:p><text:s text:c="3"/>37</text:p>
          </table:table-cell>
          <table:table-cell office:value-type="float" office:value="38.892" calcext:value-type="float">
            <text:p><text:s text:c="3"/>39</text:p>
          </table:table-cell>
          <table:table-cell office:value-type="float" office:value="40.623" calcext:value-type="float">
            <text:p><text:s text:c="3"/>41</text:p>
          </table:table-cell>
          <table:table-cell office:value-type="float" office:value="42.443" calcext:value-type="float">
            <text:p><text:s text:c="3"/>42</text:p>
          </table:table-cell>
          <table:table-cell office:value-type="float" office:value="44.31" calcext:value-type="float">
            <text:p><text:s text:c="3"/>44</text:p>
          </table:table-cell>
          <table:table-cell office:value-type="float" office:value="46.153" calcext:value-type="float">
            <text:p><text:s text:c="3"/>46</text:p>
          </table:table-cell>
          <table:table-cell office:value-type="float" office:value="47.93" calcext:value-type="float">
            <text:p><text:s text:c="3"/>48</text:p>
          </table:table-cell>
          <table:table-cell office:value-type="float" office:value="49.629" calcext:value-type="float">
            <text:p><text:s text:c="3"/>50</text:p>
          </table:table-cell>
          <table:table-cell office:value-type="float" office:value="51.269" calcext:value-type="float">
            <text:p><text:s text:c="3"/>51</text:p>
          </table:table-cell>
          <table:table-cell office:value-type="float" office:value="52.88" calcext:value-type="float">
            <text:p><text:s text:c="3"/>53</text:p>
          </table:table-cell>
          <table:table-cell office:value-type="float" office:value="54.52" calcext:value-type="float">
            <text:p><text:s text:c="3"/>55</text:p>
          </table:table-cell>
          <table:table-cell office:value-type="float" office:value="56.223" calcext:value-type="float">
            <text:p><text:s text:c="3"/>56</text:p>
          </table:table-cell>
          <table:table-cell office:value-type="float" office:value="57.995" calcext:value-type="float">
            <text:p><text:s text:c="3"/>58</text:p>
          </table:table-cell>
          <table:table-cell office:value-type="float" office:value="59.872" calcext:value-type="float">
            <text:p><text:s text:c="3"/>60</text:p>
          </table:table-cell>
          <table:table-cell office:value-type="float" office:value="61.931" calcext:value-type="float">
            <text:p><text:s text:c="3"/>62</text:p>
          </table:table-cell>
          <table:table-cell office:value-type="float" office:value="64.281" calcext:value-type="float">
            <text:p><text:s text:c="3"/>64</text:p>
          </table:table-cell>
          <table:table-cell office:value-type="float" office:value="66.977" calcext:value-type="float">
            <text:p><text:s text:c="3"/>67</text:p>
          </table:table-cell>
          <table:table-cell office:value-type="float" office:value="70.029" calcext:value-type="float">
            <text:p><text:s text:c="3"/>70</text:p>
          </table:table-cell>
          <table:table-cell office:value-type="float" office:value="73.42" calcext:value-type="float">
            <text:p><text:s text:c="3"/>73</text:p>
          </table:table-cell>
          <table:table-cell office:value-type="float" office:value="77.233" calcext:value-type="float">
            <text:p><text:s text:c="3"/>77</text:p>
          </table:table-cell>
          <table:table-cell office:value-type="float" office:value="81.562" calcext:value-type="float">
            <text:p><text:s text:c="3"/>82</text:p>
          </table:table-cell>
          <table:table-cell office:value-type="float" office:value="86.439" calcext:value-type="float">
            <text:p><text:s text:c="3"/>86</text:p>
          </table:table-cell>
          <table:table-cell office:value-type="float" office:value="91.939" calcext:value-type="float">
            <text:p><text:s text:c="3"/>92</text:p>
          </table:table-cell>
          <table:table-cell office:value-type="float" office:value="97.978" calcext:value-type="float">
            <text:p><text:s text:c="3"/>98</text:p>
          </table:table-cell>
          <table:table-cell office:value-type="float" office:value="104.226" calcext:value-type="float">
            <text:p><text:s text:c="3"/>104</text:p>
          </table:table-cell>
          <table:table-cell office:value-type="float" office:value="110.263" calcext:value-type="float">
            <text:p><text:s text:c="3"/>110</text:p>
          </table:table-cell>
          <table:table-cell office:value-type="float" office:value="115.784" calcext:value-type="float">
            <text:p><text:s text:c="3"/>116</text:p>
          </table:table-cell>
          <table:table-cell office:value-type="float" office:value="120.681" calcext:value-type="float">
            <text:p><text:s text:c="3"/>121</text:p>
          </table:table-cell>
          <table:table-cell office:value-type="float" office:value="125.083" calcext:value-type="float">
            <text:p><text:s text:c="3"/>125</text:p>
          </table:table-cell>
          <table:table-cell office:value-type="float" office:value="129.163" calcext:value-type="float">
            <text:p><text:s text:c="3"/>129</text:p>
          </table:table-cell>
          <table:table-cell office:value-type="float" office:value="133.189" calcext:value-type="float">
            <text:p><text:s text:c="3"/>133</text:p>
          </table:table-cell>
          <table:table-cell office:value-type="float" office:value="137.4" calcext:value-type="float">
            <text:p><text:s text:c="3"/>137</text:p>
          </table:table-cell>
          <table:table-cell office:value-type="float" office:value="141.767" calcext:value-type="float">
            <text:p><text:s text:c="3"/>142</text:p>
          </table:table-cell>
          <table:table-cell office:value-type="float" office:value="146.273" calcext:value-type="float">
            <text:p><text:s text:c="3"/>146</text:p>
          </table:table-cell>
          <table:table-cell office:value-type="float" office:value="151.17" calcext:value-type="float">
            <text:p><text:s text:c="3"/>151</text:p>
          </table:table-cell>
          <table:table-cell office:value-type="float" office:value="156.735" calcext:value-type="float">
            <text:p><text:s text:c="3"/>157</text:p>
          </table:table-cell>
          <table:table-cell office:value-type="float" office:value="163.165" calcext:value-type="float">
            <text:p><text:s text:c="3"/>163</text:p>
          </table:table-cell>
          <table:table-cell office:value-type="float" office:value="170.596" calcext:value-type="float">
            <text:p><text:s text:c="3"/>171</text:p>
          </table:table-cell>
          <table:table-cell office:value-type="float" office:value="178.904" calcext:value-type="float">
            <text:p><text:s text:c="3"/>179</text:p>
          </table:table-cell>
          <table:table-cell office:value-type="float" office:value="187.619" calcext:value-type="float">
            <text:p><text:s text:c="3"/>188</text:p>
          </table:table-cell>
          <table:table-cell office:value-type="float" office:value="196.079" calcext:value-type="float">
            <text:p><text:s text:c="3"/>196</text:p>
          </table:table-cell>
          <table:table-cell office:value-type="float" office:value="203.826" calcext:value-type="float">
            <text:p><text:s text:c="3"/>204</text:p>
          </table:table-cell>
          <table:table-cell office:value-type="float" office:value="210.673" calcext:value-type="float">
            <text:p><text:s text:c="3"/>211</text:p>
          </table:table-cell>
          <table:table-cell office:value-type="float" office:value="216.785" calcext:value-type="float">
            <text:p><text:s text:c="3"/>217</text:p>
          </table:table-cell>
          <table:table-cell office:value-type="float" office:value="222.452" calcext:value-type="float">
            <text:p><text:s text:c="3"/>222</text:p>
          </table:table-cell>
          <table:table-cell office:value-type="float" office:value="228.134" calcext:value-type="float">
            <text:p><text:s text:c="3"/>228</text:p>
          </table:table-cell>
          <table:table-cell office:value-type="float" office:value="234.181" calcext:value-type="float">
            <text:p><text:s text:c="3"/>234</text:p>
          </table:table-cell>
          <table:table-cell office:value-type="float" office:value="240.654" calcext:value-type="float">
            <text:p><text:s text:c="3"/>241</text:p>
          </table:table-cell>
          <table:table-cell office:value-type="float" office:value="247.463" calcext:value-type="float">
            <text:p><text:s text:c="3"/>247</text:p>
          </table:table-cell>
          <table:table-cell office:value-type="float" office:value="254.503" calcext:value-type="float">
            <text:p><text:s text:c="3"/>255</text:p>
          </table:table-cell>
          <table:table-cell office:value-type="float" office:value="261.623" calcext:value-type="float">
            <text:p><text:s text:c="3"/>262</text:p>
          </table:table-cell>
          <table:table-cell office:value-type="float" office:value="268.691" calcext:value-type="float">
            <text:p><text:s text:c="3"/>2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yana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406.559" calcext:value-type="float">
            <text:p><text:s text:c="3"/>407</text:p>
          </table:table-cell>
          <table:table-cell office:value-type="float" office:value="418.674" calcext:value-type="float">
            <text:p><text:s text:c="3"/>419</text:p>
          </table:table-cell>
          <table:table-cell office:value-type="float" office:value="432.818" calcext:value-type="float">
            <text:p><text:s text:c="3"/>433</text:p>
          </table:table-cell>
          <table:table-cell office:value-type="float" office:value="448.464" calcext:value-type="float">
            <text:p><text:s text:c="3"/>448</text:p>
          </table:table-cell>
          <table:table-cell office:value-type="float" office:value="465.172" calcext:value-type="float">
            <text:p><text:s text:c="3"/>465</text:p>
          </table:table-cell>
          <table:table-cell office:value-type="float" office:value="482.555" calcext:value-type="float">
            <text:p><text:s text:c="3"/>483</text:p>
          </table:table-cell>
          <table:table-cell office:value-type="float" office:value="500.324" calcext:value-type="float">
            <text:p><text:s text:c="3"/>500</text:p>
          </table:table-cell>
          <table:table-cell office:value-type="float" office:value="518.259" calcext:value-type="float">
            <text:p><text:s text:c="3"/>518</text:p>
          </table:table-cell>
          <table:table-cell office:value-type="float" office:value="536.218" calcext:value-type="float">
            <text:p><text:s text:c="3"/>536</text:p>
          </table:table-cell>
          <table:table-cell office:value-type="float" office:value="554.092" calcext:value-type="float">
            <text:p><text:s text:c="3"/>554</text:p>
          </table:table-cell>
          <table:table-cell office:value-type="float" office:value="571.819" calcext:value-type="float">
            <text:p><text:s text:c="3"/>572</text:p>
          </table:table-cell>
          <table:table-cell office:value-type="float" office:value="589.274" calcext:value-type="float">
            <text:p><text:s text:c="3"/>589</text:p>
          </table:table-cell>
          <table:table-cell office:value-type="float" office:value="606.285" calcext:value-type="float">
            <text:p><text:s text:c="3"/>606</text:p>
          </table:table-cell>
          <table:table-cell office:value-type="float" office:value="622.575" calcext:value-type="float">
            <text:p><text:s text:c="3"/>623</text:p>
          </table:table-cell>
          <table:table-cell office:value-type="float" office:value="637.845" calcext:value-type="float">
            <text:p><text:s text:c="3"/>638</text:p>
          </table:table-cell>
          <table:table-cell office:value-type="float" office:value="651.868" calcext:value-type="float">
            <text:p><text:s text:c="3"/>652</text:p>
          </table:table-cell>
          <table:table-cell office:value-type="float" office:value="664.521" calcext:value-type="float">
            <text:p><text:s text:c="3"/>665</text:p>
          </table:table-cell>
          <table:table-cell office:value-type="float" office:value="675.871" calcext:value-type="float">
            <text:p><text:s text:c="3"/>676</text:p>
          </table:table-cell>
          <table:table-cell office:value-type="float" office:value="686.146" calcext:value-type="float">
            <text:p><text:s text:c="3"/>686</text:p>
          </table:table-cell>
          <table:table-cell office:value-type="float" office:value="695.745" calcext:value-type="float">
            <text:p><text:s text:c="3"/>696</text:p>
          </table:table-cell>
          <table:table-cell office:value-type="float" office:value="704.934" calcext:value-type="float">
            <text:p><text:s text:c="3"/>705</text:p>
          </table:table-cell>
          <table:table-cell office:value-type="float" office:value="713.684" calcext:value-type="float">
            <text:p><text:s text:c="3"/>714</text:p>
          </table:table-cell>
          <table:table-cell office:value-type="float" office:value="721.948" calcext:value-type="float">
            <text:p><text:s text:c="3"/>722</text:p>
          </table:table-cell>
          <table:table-cell office:value-type="float" office:value="729.916" calcext:value-type="float">
            <text:p><text:s text:c="3"/>730</text:p>
          </table:table-cell>
          <table:table-cell office:value-type="float" office:value="737.847" calcext:value-type="float">
            <text:p><text:s text:c="3"/>738</text:p>
          </table:table-cell>
          <table:table-cell office:value-type="float" office:value="745.841" calcext:value-type="float">
            <text:p><text:s text:c="3"/>746</text:p>
          </table:table-cell>
          <table:table-cell office:value-type="float" office:value="754.101" calcext:value-type="float">
            <text:p><text:s text:c="3"/>754</text:p>
          </table:table-cell>
          <table:table-cell office:value-type="float" office:value="762.424" calcext:value-type="float">
            <text:p><text:s text:c="3"/>762</text:p>
          </table:table-cell>
          <table:table-cell office:value-type="float" office:value="770.125" calcext:value-type="float">
            <text:p><text:s text:c="3"/>770</text:p>
          </table:table-cell>
          <table:table-cell office:value-type="float" office:value="776.254" calcext:value-type="float">
            <text:p><text:s text:c="3"/>776</text:p>
          </table:table-cell>
          <table:table-cell office:value-type="float" office:value="780.153" calcext:value-type="float">
            <text:p><text:s text:c="3"/>780</text:p>
          </table:table-cell>
          <table:table-cell office:value-type="float" office:value="781.732" calcext:value-type="float">
            <text:p><text:s text:c="3"/>782</text:p>
          </table:table-cell>
          <table:table-cell office:value-type="float" office:value="781.246" calcext:value-type="float">
            <text:p><text:s text:c="3"/>781</text:p>
          </table:table-cell>
          <table:table-cell office:value-type="float" office:value="778.948" calcext:value-type="float">
            <text:p><text:s text:c="3"/>779</text:p>
          </table:table-cell>
          <table:table-cell office:value-type="float" office:value="775.219" calcext:value-type="float">
            <text:p><text:s text:c="3"/>775</text:p>
          </table:table-cell>
          <table:table-cell office:value-type="float" office:value="770.435" calcext:value-type="float">
            <text:p><text:s text:c="3"/>770</text:p>
          </table:table-cell>
          <table:table-cell office:value-type="float" office:value="764.459" calcext:value-type="float">
            <text:p><text:s text:c="3"/>764</text:p>
          </table:table-cell>
          <table:table-cell office:value-type="float" office:value="757.506" calcext:value-type="float">
            <text:p><text:s text:c="3"/>758</text:p>
          </table:table-cell>
          <table:table-cell office:value-type="float" office:value="750.731" calcext:value-type="float">
            <text:p><text:s text:c="3"/>751</text:p>
          </table:table-cell>
          <table:table-cell office:value-type="float" office:value="745.665" calcext:value-type="float">
            <text:p><text:s text:c="3"/>746</text:p>
          </table:table-cell>
          <table:table-cell office:value-type="float" office:value="743.309" calcext:value-type="float">
            <text:p><text:s text:c="3"/>743</text:p>
          </table:table-cell>
          <table:table-cell office:value-type="float" office:value="744.289" calcext:value-type="float">
            <text:p><text:s text:c="3"/>744</text:p>
          </table:table-cell>
          <table:table-cell office:value-type="float" office:value="748.134" calcext:value-type="float">
            <text:p><text:s text:c="3"/>748</text:p>
          </table:table-cell>
          <table:table-cell office:value-type="float" office:value="753.484" calcext:value-type="float">
            <text:p><text:s text:c="3"/>753</text:p>
          </table:table-cell>
          <table:table-cell office:value-type="float" office:value="758.342" calcext:value-type="float">
            <text:p><text:s text:c="3"/>758</text:p>
          </table:table-cell>
          <table:table-cell office:value-type="float" office:value="761.291" calcext:value-type="float">
            <text:p><text:s text:c="3"/>761</text:p>
          </table:table-cell>
          <table:table-cell office:value-type="float" office:value="761.861" calcext:value-type="float">
            <text:p><text:s text:c="3"/>762</text:p>
          </table:table-cell>
          <table:table-cell office:value-type="float" office:value="760.51" calcext:value-type="float">
            <text:p><text:s text:c="3"/>761</text:p>
          </table:table-cell>
          <table:table-cell office:value-type="float" office:value="757.952" calcext:value-type="float">
            <text:p><text:s text:c="3"/>758</text:p>
          </table:table-cell>
          <table:table-cell office:value-type="float" office:value="755.278" calcext:value-type="float">
            <text:p><text:s text:c="3"/>755</text:p>
          </table:table-cell>
          <table:table-cell office:value-type="float" office:value="753.301" calcext:value-type="float">
            <text:p><text:s text:c="3"/>753</text:p>
          </table:table-cell>
          <table:table-cell office:value-type="float" office:value="752.263" calcext:value-type="float">
            <text:p><text:s text:c="3"/>752</text:p>
          </table:table-cell>
          <table:table-cell office:value-type="float" office:value="751.884" calcext:value-type="float">
            <text:p><text:s text:c="3"/>752</text:p>
          </table:table-cell>
          <table:table-cell office:value-type="float" office:value="751.857" calcext:value-type="float">
            <text:p><text:s text:c="3"/>752</text:p>
          </table:table-cell>
          <table:table-cell office:value-type="float" office:value="751.652" calcext:value-type="float">
            <text:p><text:s text:c="3"/>752</text:p>
          </table:table-cell>
          <table:table-cell office:value-type="float" office:value="750.946" calcext:value-type="float">
            <text:p><text:s text:c="3"/>751</text:p>
          </table:table-cell>
          <table:table-cell office:value-type="float" office:value="749.601" calcext:value-type="float">
            <text:p><text:s text:c="3"/>750</text:p>
          </table:table-cell>
          <table:table-cell office:value-type="float" office:value="747.869" calcext:value-type="float">
            <text:p><text:s text:c="3"/>748</text:p>
          </table:table-cell>
          <table:table-cell office:value-type="float" office:value="746.314" calcext:value-type="float">
            <text:p><text:s text:c="3"/>746</text:p>
          </table:table-cell>
          <table:table-cell office:value-type="float" office:value="745.693" calcext:value-type="float">
            <text:p><text:s text:c="3"/>746</text:p>
          </table:table-cell>
          <table:table-cell office:value-type="float" office:value="746.556" calcext:value-type="float">
            <text:p><text:s text:c="3"/>747</text:p>
          </table:table-cell>
          <table:table-cell office:value-type="float" office:value="749.1" calcext:value-type="float">
            <text:p><text:s text:c="3"/>749</text:p>
          </table:table-cell>
          <table:table-cell office:value-type="float" office:value="753.091" calcext:value-type="float">
            <text:p><text:s text:c="3"/>753</text:p>
          </table:table-cell>
          <table:table-cell office:value-type="float" office:value="758.081" calcext:value-type="float">
            <text:p><text:s text:c="3"/>758</text:p>
          </table:table-cell>
          <table:table-cell office:value-type="float" office:value="763.393" calcext:value-type="float">
            <text:p><text:s text:c="3"/>763</text:p>
          </table:table-cell>
          <table:table-cell office:value-type="float" office:value="768.514" calcext:value-type="float">
            <text:p><text:s text:c="3"/>7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araguay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73.253" calcext:value-type="float">
            <text:p><text:s text:c="2"/>1 473</text:p>
          </table:table-cell>
          <table:table-cell office:value-type="float" office:value="1511.767" calcext:value-type="float">
            <text:p><text:s text:c="2"/>1 512</text:p>
          </table:table-cell>
          <table:table-cell office:value-type="float" office:value="1550.757" calcext:value-type="float">
            <text:p><text:s text:c="2"/>1 551</text:p>
          </table:table-cell>
          <table:table-cell office:value-type="float" office:value="1590.497" calcext:value-type="float">
            <text:p><text:s text:c="2"/>1 590</text:p>
          </table:table-cell>
          <table:table-cell office:value-type="float" office:value="1631.186" calcext:value-type="float">
            <text:p><text:s text:c="2"/>1 631</text:p>
          </table:table-cell>
          <table:table-cell office:value-type="float" office:value="1673.009" calcext:value-type="float">
            <text:p><text:s text:c="2"/>1 673</text:p>
          </table:table-cell>
          <table:table-cell office:value-type="float" office:value="1716.108" calcext:value-type="float">
            <text:p><text:s text:c="2"/>1 716</text:p>
          </table:table-cell>
          <table:table-cell office:value-type="float" office:value="1760.578" calcext:value-type="float">
            <text:p><text:s text:c="2"/>1 761</text:p>
          </table:table-cell>
          <table:table-cell office:value-type="float" office:value="1806.519" calcext:value-type="float">
            <text:p><text:s text:c="2"/>1 807</text:p>
          </table:table-cell>
          <table:table-cell office:value-type="float" office:value="1853.939" calcext:value-type="float">
            <text:p><text:s text:c="2"/>1 854</text:p>
          </table:table-cell>
          <table:table-cell office:value-type="float" office:value="1902.875" calcext:value-type="float">
            <text:p><text:s text:c="2"/>1 903</text:p>
          </table:table-cell>
          <table:table-cell office:value-type="float" office:value="1953.328" calcext:value-type="float">
            <text:p><text:s text:c="2"/>1 953</text:p>
          </table:table-cell>
          <table:table-cell office:value-type="float" office:value="2005.337" calcext:value-type="float">
            <text:p><text:s text:c="2"/>2 005</text:p>
          </table:table-cell>
          <table:table-cell office:value-type="float" office:value="2058.915" calcext:value-type="float">
            <text:p><text:s text:c="2"/>2 059</text:p>
          </table:table-cell>
          <table:table-cell office:value-type="float" office:value="2114.095" calcext:value-type="float">
            <text:p><text:s text:c="2"/>2 114</text:p>
          </table:table-cell>
          <table:table-cell office:value-type="float" office:value="2170.859" calcext:value-type="float">
            <text:p><text:s text:c="2"/>2 171</text:p>
          </table:table-cell>
          <table:table-cell office:value-type="float" office:value="2229.376" calcext:value-type="float">
            <text:p><text:s text:c="2"/>2 229</text:p>
          </table:table-cell>
          <table:table-cell office:value-type="float" office:value="2289.582" calcext:value-type="float">
            <text:p><text:s text:c="2"/>2 290</text:p>
          </table:table-cell>
          <table:table-cell office:value-type="float" office:value="2350.901" calcext:value-type="float">
            <text:p><text:s text:c="2"/>2 351</text:p>
          </table:table-cell>
          <table:table-cell office:value-type="float" office:value="2412.566" calcext:value-type="float">
            <text:p><text:s text:c="2"/>2 413</text:p>
          </table:table-cell>
          <table:table-cell office:value-type="float" office:value="2474.106" calcext:value-type="float">
            <text:p><text:s text:c="2"/>2 474</text:p>
          </table:table-cell>
          <table:table-cell office:value-type="float" office:value="2535.359" calcext:value-type="float">
            <text:p><text:s text:c="2"/>2 535</text:p>
          </table:table-cell>
          <table:table-cell office:value-type="float" office:value="2596.739" calcext:value-type="float">
            <text:p><text:s text:c="2"/>2 597</text:p>
          </table:table-cell>
          <table:table-cell office:value-type="float" office:value="2659.088" calcext:value-type="float">
            <text:p><text:s text:c="2"/>2 659</text:p>
          </table:table-cell>
          <table:table-cell office:value-type="float" office:value="2723.523" calcext:value-type="float">
            <text:p><text:s text:c="2"/>2 724</text:p>
          </table:table-cell>
          <table:table-cell office:value-type="float" office:value="2790.962" calcext:value-type="float">
            <text:p><text:s text:c="2"/>2 791</text:p>
          </table:table-cell>
          <table:table-cell office:value-type="float" office:value="2861.581" calcext:value-type="float">
            <text:p><text:s text:c="2"/>2 862</text:p>
          </table:table-cell>
          <table:table-cell office:value-type="float" office:value="2935.375" calcext:value-type="float">
            <text:p><text:s text:c="2"/>2 935</text:p>
          </table:table-cell>
          <table:table-cell office:value-type="float" office:value="3012.829" calcext:value-type="float">
            <text:p><text:s text:c="2"/>3 013</text:p>
          </table:table-cell>
          <table:table-cell office:value-type="float" office:value="3094.482" calcext:value-type="float">
            <text:p><text:s text:c="2"/>3 094</text:p>
          </table:table-cell>
          <table:table-cell office:value-type="float" office:value="3180.63" calcext:value-type="float">
            <text:p><text:s text:c="2"/>3 181</text:p>
          </table:table-cell>
          <table:table-cell office:value-type="float" office:value="3271.456" calcext:value-type="float">
            <text:p><text:s text:c="2"/>3 271</text:p>
          </table:table-cell>
          <table:table-cell office:value-type="float" office:value="3366.719" calcext:value-type="float">
            <text:p><text:s text:c="2"/>3 367</text:p>
          </table:table-cell>
          <table:table-cell office:value-type="float" office:value="3465.793" calcext:value-type="float">
            <text:p><text:s text:c="2"/>3 466</text:p>
          </table:table-cell>
          <table:table-cell office:value-type="float" office:value="3567.752" calcext:value-type="float">
            <text:p><text:s text:c="2"/>3 568</text:p>
          </table:table-cell>
          <table:table-cell office:value-type="float" office:value="3671.826" calcext:value-type="float">
            <text:p><text:s text:c="2"/>3 672</text:p>
          </table:table-cell>
          <table:table-cell office:value-type="float" office:value="3777.763" calcext:value-type="float">
            <text:p><text:s text:c="2"/>3 778</text:p>
          </table:table-cell>
          <table:table-cell office:value-type="float" office:value="3885.436" calcext:value-type="float">
            <text:p><text:s text:c="2"/>3 885</text:p>
          </table:table-cell>
          <table:table-cell office:value-type="float" office:value="3994.331" calcext:value-type="float">
            <text:p><text:s text:c="2"/>3 994</text:p>
          </table:table-cell>
          <table:table-cell office:value-type="float" office:value="4103.911" calcext:value-type="float">
            <text:p><text:s text:c="2"/>4 104</text:p>
          </table:table-cell>
          <table:table-cell office:value-type="float" office:value="4213.742" calcext:value-type="float">
            <text:p><text:s text:c="2"/>4 214</text:p>
          </table:table-cell>
          <table:table-cell office:value-type="float" office:value="4323.41" calcext:value-type="float">
            <text:p><text:s text:c="2"/>4 323</text:p>
          </table:table-cell>
          <table:table-cell office:value-type="float" office:value="4432.736" calcext:value-type="float">
            <text:p><text:s text:c="2"/>4 433</text:p>
          </table:table-cell>
          <table:table-cell office:value-type="float" office:value="4541.902" calcext:value-type="float">
            <text:p><text:s text:c="2"/>4 542</text:p>
          </table:table-cell>
          <table:table-cell office:value-type="float" office:value="4651.225" calcext:value-type="float">
            <text:p><text:s text:c="2"/>4 651</text:p>
          </table:table-cell>
          <table:table-cell office:value-type="float" office:value="4760.85" calcext:value-type="float">
            <text:p><text:s text:c="2"/>4 761</text:p>
          </table:table-cell>
          <table:table-cell office:value-type="float" office:value="4870.694" calcext:value-type="float">
            <text:p><text:s text:c="2"/>4 871</text:p>
          </table:table-cell>
          <table:table-cell office:value-type="float" office:value="4980.344" calcext:value-type="float">
            <text:p><text:s text:c="2"/>4 980</text:p>
          </table:table-cell>
          <table:table-cell office:value-type="float" office:value="5089.31" calcext:value-type="float">
            <text:p><text:s text:c="2"/>5 089</text:p>
          </table:table-cell>
          <table:table-cell office:value-type="float" office:value="5196.937" calcext:value-type="float">
            <text:p><text:s text:c="2"/>5 197</text:p>
          </table:table-cell>
          <table:table-cell office:value-type="float" office:value="5302.7" calcext:value-type="float">
            <text:p><text:s text:c="2"/>5 303</text:p>
          </table:table-cell>
          <table:table-cell office:value-type="float" office:value="5406.624" calcext:value-type="float">
            <text:p><text:s text:c="2"/>5 407</text:p>
          </table:table-cell>
          <table:table-cell office:value-type="float" office:value="5508.611" calcext:value-type="float">
            <text:p><text:s text:c="2"/>5 509</text:p>
          </table:table-cell>
          <table:table-cell office:value-type="float" office:value="5607.95" calcext:value-type="float">
            <text:p><text:s text:c="2"/>5 608</text:p>
          </table:table-cell>
          <table:table-cell office:value-type="float" office:value="5703.74" calcext:value-type="float">
            <text:p><text:s text:c="2"/>5 704</text:p>
          </table:table-cell>
          <table:table-cell office:value-type="float" office:value="5795.494" calcext:value-type="float">
            <text:p><text:s text:c="2"/>5 795</text:p>
          </table:table-cell>
          <table:table-cell office:value-type="float" office:value="5882.796" calcext:value-type="float">
            <text:p><text:s text:c="2"/>5 883</text:p>
          </table:table-cell>
          <table:table-cell office:value-type="float" office:value="5966.159" calcext:value-type="float">
            <text:p><text:s text:c="2"/>5 966</text:p>
          </table:table-cell>
          <table:table-cell office:value-type="float" office:value="6047.117" calcext:value-type="float">
            <text:p><text:s text:c="2"/>6 047</text:p>
          </table:table-cell>
          <table:table-cell office:value-type="float" office:value="6127.837" calcext:value-type="float">
            <text:p><text:s text:c="2"/>6 128</text:p>
          </table:table-cell>
          <table:table-cell office:value-type="float" office:value="6209.877" calcext:value-type="float">
            <text:p><text:s text:c="2"/>6 210</text:p>
          </table:table-cell>
          <table:table-cell office:value-type="float" office:value="6293.783" calcext:value-type="float">
            <text:p><text:s text:c="2"/>6 294</text:p>
          </table:table-cell>
          <table:table-cell office:value-type="float" office:value="6379.219" calcext:value-type="float">
            <text:p><text:s text:c="2"/>6 379</text:p>
          </table:table-cell>
          <table:table-cell office:value-type="float" office:value="6465.74" calcext:value-type="float">
            <text:p><text:s text:c="2"/>6 466</text:p>
          </table:table-cell>
          <table:table-cell office:value-type="float" office:value="6552.584" calcext:value-type="float">
            <text:p><text:s text:c="2"/>6 553</text:p>
          </table:table-cell>
          <table:table-cell office:value-type="float" office:value="6639.119" calcext:value-type="float">
            <text:p><text:s text:c="2"/>6 6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eru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7727.734" calcext:value-type="float">
            <text:p><text:s text:c="2"/>7 728</text:p>
          </table:table-cell>
          <table:table-cell office:value-type="float" office:value="7924.21" calcext:value-type="float">
            <text:p><text:s text:c="2"/>7 924</text:p>
          </table:table-cell>
          <table:table-cell office:value-type="float" office:value="8128.523" calcext:value-type="float">
            <text:p><text:s text:c="2"/>8 129</text:p>
          </table:table-cell>
          <table:table-cell office:value-type="float" office:value="8340.377" calcext:value-type="float">
            <text:p><text:s text:c="2"/>8 340</text:p>
          </table:table-cell>
          <table:table-cell office:value-type="float" office:value="8559.718" calcext:value-type="float">
            <text:p><text:s text:c="2"/>8 560</text:p>
          </table:table-cell>
          <table:table-cell office:value-type="float" office:value="8786.757" calcext:value-type="float">
            <text:p><text:s text:c="2"/>8 787</text:p>
          </table:table-cell>
          <table:table-cell office:value-type="float" office:value="9021.961" calcext:value-type="float">
            <text:p><text:s text:c="2"/>9 022</text:p>
          </table:table-cell>
          <table:table-cell office:value-type="float" office:value="9266.079" calcext:value-type="float">
            <text:p><text:s text:c="2"/>9 266</text:p>
          </table:table-cell>
          <table:table-cell office:value-type="float" office:value="9520.047" calcext:value-type="float">
            <text:p><text:s text:c="2"/>9 520</text:p>
          </table:table-cell>
          <table:table-cell office:value-type="float" office:value="9784.91" calcext:value-type="float">
            <text:p><text:s text:c="2"/>9 785</text:p>
          </table:table-cell>
          <table:table-cell office:value-type="float" office:value="10061.515" calcext:value-type="float">
            <text:p><text:s text:c="2"/>10 062</text:p>
          </table:table-cell>
          <table:table-cell office:value-type="float" office:value="10350.242" calcext:value-type="float">
            <text:p><text:s text:c="2"/>10 350</text:p>
          </table:table-cell>
          <table:table-cell office:value-type="float" office:value="10650.667" calcext:value-type="float">
            <text:p><text:s text:c="2"/>10 651</text:p>
          </table:table-cell>
          <table:table-cell office:value-type="float" office:value="10961.54" calcext:value-type="float">
            <text:p><text:s text:c="2"/>10 962</text:p>
          </table:table-cell>
          <table:table-cell office:value-type="float" office:value="11281.015" calcext:value-type="float">
            <text:p><text:s text:c="2"/>11 281</text:p>
          </table:table-cell>
          <table:table-cell office:value-type="float" office:value="11607.681" calcext:value-type="float">
            <text:p><text:s text:c="2"/>11 608</text:p>
          </table:table-cell>
          <table:table-cell office:value-type="float" office:value="11941.325" calcext:value-type="float">
            <text:p><text:s text:c="2"/>11 941</text:p>
          </table:table-cell>
          <table:table-cell office:value-type="float" office:value="12282.082" calcext:value-type="float">
            <text:p><text:s text:c="2"/>12 282</text:p>
          </table:table-cell>
          <table:table-cell office:value-type="float" office:value="12629.329" calcext:value-type="float">
            <text:p><text:s text:c="2"/>12 629</text:p>
          </table:table-cell>
          <table:table-cell office:value-type="float" office:value="12982.449" calcext:value-type="float">
            <text:p><text:s text:c="2"/>12 982</text:p>
          </table:table-cell>
          <table:table-cell office:value-type="float" office:value="13341.069" calcext:value-type="float">
            <text:p><text:s text:c="2"/>13 341</text:p>
          </table:table-cell>
          <table:table-cell office:value-type="float" office:value="13704.335" calcext:value-type="float">
            <text:p><text:s text:c="2"/>13 704</text:p>
          </table:table-cell>
          <table:table-cell office:value-type="float" office:value="14072.476" calcext:value-type="float">
            <text:p><text:s text:c="2"/>14 072</text:p>
          </table:table-cell>
          <table:table-cell office:value-type="float" office:value="14447.648" calcext:value-type="float">
            <text:p><text:s text:c="2"/>14 448</text:p>
          </table:table-cell>
          <table:table-cell office:value-type="float" office:value="14832.841" calcext:value-type="float">
            <text:p><text:s text:c="2"/>14 833</text:p>
          </table:table-cell>
          <table:table-cell office:value-type="float" office:value="15229.947" calcext:value-type="float">
            <text:p><text:s text:c="2"/>15 230</text:p>
          </table:table-cell>
          <table:table-cell office:value-type="float" office:value="15639.901" calcext:value-type="float">
            <text:p><text:s text:c="2"/>15 640</text:p>
          </table:table-cell>
          <table:table-cell office:value-type="float" office:value="16061.323" calcext:value-type="float">
            <text:p><text:s text:c="2"/>16 061</text:p>
          </table:table-cell>
          <table:table-cell office:value-type="float" office:value="16491.083" calcext:value-type="float">
            <text:p><text:s text:c="2"/>16 491</text:p>
          </table:table-cell>
          <table:table-cell office:value-type="float" office:value="16924.753" calcext:value-type="float">
            <text:p><text:s text:c="2"/>16 925</text:p>
          </table:table-cell>
          <table:table-cell office:value-type="float" office:value="17359.12" calcext:value-type="float">
            <text:p><text:s text:c="2"/>17 359</text:p>
          </table:table-cell>
          <table:table-cell office:value-type="float" office:value="17792.549" calcext:value-type="float">
            <text:p><text:s text:c="2"/>17 793</text:p>
          </table:table-cell>
          <table:table-cell office:value-type="float" office:value="18225.73" calcext:value-type="float">
            <text:p><text:s text:c="2"/>18 226</text:p>
          </table:table-cell>
          <table:table-cell office:value-type="float" office:value="18660.439" calcext:value-type="float">
            <text:p><text:s text:c="2"/>18 660</text:p>
          </table:table-cell>
          <table:table-cell office:value-type="float" office:value="19099.584" calcext:value-type="float">
            <text:p><text:s text:c="2"/>19 100</text:p>
          </table:table-cell>
          <table:table-cell office:value-type="float" office:value="19544.956" calcext:value-type="float">
            <text:p><text:s text:c="2"/>19 545</text:p>
          </table:table-cell>
          <table:table-cell office:value-type="float" office:value="19996.253" calcext:value-type="float">
            <text:p><text:s text:c="2"/>19 996</text:p>
          </table:table-cell>
          <table:table-cell office:value-type="float" office:value="20451.71" calcext:value-type="float">
            <text:p><text:s text:c="2"/>20 452</text:p>
          </table:table-cell>
          <table:table-cell office:value-type="float" office:value="20909.895" calcext:value-type="float">
            <text:p><text:s text:c="2"/>20 910</text:p>
          </table:table-cell>
          <table:table-cell office:value-type="float" office:value="21368.859" calcext:value-type="float">
            <text:p><text:s text:c="2"/>21 369</text:p>
          </table:table-cell>
          <table:table-cell office:value-type="float" office:value="21826.658" calcext:value-type="float">
            <text:p><text:s text:c="2"/>21 827</text:p>
          </table:table-cell>
          <table:table-cell office:value-type="float" office:value="22283.128" calcext:value-type="float">
            <text:p><text:s text:c="2"/>22 283</text:p>
          </table:table-cell>
          <table:table-cell office:value-type="float" office:value="22737.056" calcext:value-type="float">
            <text:p><text:s text:c="2"/>22 737</text:p>
          </table:table-cell>
          <table:table-cell office:value-type="float" office:value="23184.228" calcext:value-type="float">
            <text:p><text:s text:c="2"/>23 184</text:p>
          </table:table-cell>
          <table:table-cell office:value-type="float" office:value="23619.356" calcext:value-type="float">
            <text:p><text:s text:c="2"/>23 619</text:p>
          </table:table-cell>
          <table:table-cell office:value-type="float" office:value="24038.76" calcext:value-type="float">
            <text:p><text:s text:c="2"/>24 039</text:p>
          </table:table-cell>
          <table:table-cell office:value-type="float" office:value="24441.074" calcext:value-type="float">
            <text:p><text:s text:c="2"/>24 441</text:p>
          </table:table-cell>
          <table:table-cell office:value-type="float" office:value="24827.406" calcext:value-type="float">
            <text:p><text:s text:c="2"/>24 827</text:p>
          </table:table-cell>
          <table:table-cell office:value-type="float" office:value="25199.748" calcext:value-type="float">
            <text:p><text:s text:c="2"/>25 200</text:p>
          </table:table-cell>
          <table:table-cell office:value-type="float" office:value="25561.299" calcext:value-type="float">
            <text:p><text:s text:c="2"/>25 561</text:p>
          </table:table-cell>
          <table:table-cell office:value-type="float" office:value="25914.879" calcext:value-type="float">
            <text:p><text:s text:c="2"/>25 915</text:p>
          </table:table-cell>
          <table:table-cell office:value-type="float" office:value="26261.363" calcext:value-type="float">
            <text:p><text:s text:c="2"/>26 261</text:p>
          </table:table-cell>
          <table:table-cell office:value-type="float" office:value="26601.467" calcext:value-type="float">
            <text:p><text:s text:c="2"/>26 601</text:p>
          </table:table-cell>
          <table:table-cell office:value-type="float" office:value="26937.738" calcext:value-type="float">
            <text:p><text:s text:c="2"/>26 938</text:p>
          </table:table-cell>
          <table:table-cell office:value-type="float" office:value="27273.194" calcext:value-type="float">
            <text:p><text:s text:c="2"/>27 273</text:p>
          </table:table-cell>
          <table:table-cell office:value-type="float" office:value="27610.41" calcext:value-type="float">
            <text:p><text:s text:c="2"/>27 610</text:p>
          </table:table-cell>
          <table:table-cell office:value-type="float" office:value="27949.944" calcext:value-type="float">
            <text:p><text:s text:c="2"/>27 950</text:p>
          </table:table-cell>
          <table:table-cell office:value-type="float" office:value="28292.724" calcext:value-type="float">
            <text:p><text:s text:c="2"/>28 293</text:p>
          </table:table-cell>
          <table:table-cell office:value-type="float" office:value="28641.98" calcext:value-type="float">
            <text:p><text:s text:c="2"/>28 642</text:p>
          </table:table-cell>
          <table:table-cell office:value-type="float" office:value="29001.507" calcext:value-type="float">
            <text:p><text:s text:c="2"/>29 002</text:p>
          </table:table-cell>
          <table:table-cell office:value-type="float" office:value="29373.646" calcext:value-type="float">
            <text:p><text:s text:c="2"/>29 374</text:p>
          </table:table-cell>
          <table:table-cell office:value-type="float" office:value="29759.989" calcext:value-type="float">
            <text:p><text:s text:c="2"/>29 760</text:p>
          </table:table-cell>
          <table:table-cell office:value-type="float" office:value="30158.966" calcext:value-type="float">
            <text:p><text:s text:c="2"/>30 159</text:p>
          </table:table-cell>
          <table:table-cell office:value-type="float" office:value="30565.716" calcext:value-type="float">
            <text:p><text:s text:c="2"/>30 566</text:p>
          </table:table-cell>
          <table:table-cell office:value-type="float" office:value="30973.354" calcext:value-type="float">
            <text:p><text:s text:c="2"/>30 973</text:p>
          </table:table-cell>
          <table:table-cell office:value-type="float" office:value="31376.671" calcext:value-type="float">
            <text:p><text:s text:c="2"/>31 3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uriname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215.002" calcext:value-type="float">
            <text:p><text:s text:c="3"/>215</text:p>
          </table:table-cell>
          <table:table-cell office:value-type="float" office:value="222.679" calcext:value-type="float">
            <text:p><text:s text:c="3"/>223</text:p>
          </table:table-cell>
          <table:table-cell office:value-type="float" office:value="229.652" calcext:value-type="float">
            <text:p><text:s text:c="3"/>230</text:p>
          </table:table-cell>
          <table:table-cell office:value-type="float" office:value="236.347" calcext:value-type="float">
            <text:p><text:s text:c="3"/>236</text:p>
          </table:table-cell>
          <table:table-cell office:value-type="float" office:value="243.088" calcext:value-type="float">
            <text:p><text:s text:c="3"/>243</text:p>
          </table:table-cell>
          <table:table-cell office:value-type="float" office:value="250.088" calcext:value-type="float">
            <text:p><text:s text:c="3"/>250</text:p>
          </table:table-cell>
          <table:table-cell office:value-type="float" office:value="257.485" calcext:value-type="float">
            <text:p><text:s text:c="3"/>257</text:p>
          </table:table-cell>
          <table:table-cell office:value-type="float" office:value="265.273" calcext:value-type="float">
            <text:p><text:s text:c="3"/>265</text:p>
          </table:table-cell>
          <table:table-cell office:value-type="float" office:value="273.382" calcext:value-type="float">
            <text:p><text:s text:c="3"/>273</text:p>
          </table:table-cell>
          <table:table-cell office:value-type="float" office:value="281.668" calcext:value-type="float">
            <text:p><text:s text:c="3"/>282</text:p>
          </table:table-cell>
          <table:table-cell office:value-type="float" office:value="289.966" calcext:value-type="float">
            <text:p><text:s text:c="3"/>290</text:p>
          </table:table-cell>
          <table:table-cell office:value-type="float" office:value="298.188" calcext:value-type="float">
            <text:p><text:s text:c="3"/>298</text:p>
          </table:table-cell>
          <table:table-cell office:value-type="float" office:value="306.328" calcext:value-type="float">
            <text:p><text:s text:c="3"/>306</text:p>
          </table:table-cell>
          <table:table-cell office:value-type="float" office:value="314.528" calcext:value-type="float">
            <text:p><text:s text:c="3"/>315</text:p>
          </table:table-cell>
          <table:table-cell office:value-type="float" office:value="322.997" calcext:value-type="float">
            <text:p><text:s text:c="3"/>323</text:p>
          </table:table-cell>
          <table:table-cell office:value-type="float" office:value="331.793" calcext:value-type="float">
            <text:p><text:s text:c="3"/>332</text:p>
          </table:table-cell>
          <table:table-cell office:value-type="float" office:value="341.133" calcext:value-type="float">
            <text:p><text:s text:c="3"/>341</text:p>
          </table:table-cell>
          <table:table-cell office:value-type="float" office:value="350.751" calcext:value-type="float">
            <text:p><text:s text:c="3"/>351</text:p>
          </table:table-cell>
          <table:table-cell office:value-type="float" office:value="359.733" calcext:value-type="float">
            <text:p><text:s text:c="3"/>360</text:p>
          </table:table-cell>
          <table:table-cell office:value-type="float" office:value="366.848" calcext:value-type="float">
            <text:p><text:s text:c="3"/>367</text:p>
          </table:table-cell>
          <table:table-cell office:value-type="float" office:value="371.273" calcext:value-type="float">
            <text:p><text:s text:c="3"/>371</text:p>
          </table:table-cell>
          <table:table-cell office:value-type="float" office:value="372.623" calcext:value-type="float">
            <text:p><text:s text:c="3"/>373</text:p>
          </table:table-cell>
          <table:table-cell office:value-type="float" office:value="371.324" calcext:value-type="float">
            <text:p><text:s text:c="3"/>371</text:p>
          </table:table-cell>
          <table:table-cell office:value-type="float" office:value="368.344" calcext:value-type="float">
            <text:p><text:s text:c="3"/>368</text:p>
          </table:table-cell>
          <table:table-cell office:value-type="float" office:value="365.099" calcext:value-type="float">
            <text:p><text:s text:c="3"/>365</text:p>
          </table:table-cell>
          <table:table-cell office:value-type="float" office:value="362.654" calcext:value-type="float">
            <text:p><text:s text:c="3"/>363</text:p>
          </table:table-cell>
          <table:table-cell office:value-type="float" office:value="361.364" calcext:value-type="float">
            <text:p><text:s text:c="3"/>361</text:p>
          </table:table-cell>
          <table:table-cell office:value-type="float" office:value="361.043" calcext:value-type="float">
            <text:p><text:s text:c="3"/>361</text:p>
          </table:table-cell>
          <table:table-cell office:value-type="float" office:value="361.457" calcext:value-type="float">
            <text:p><text:s text:c="3"/>361</text:p>
          </table:table-cell>
          <table:table-cell office:value-type="float" office:value="362.125" calcext:value-type="float">
            <text:p><text:s text:c="3"/>362</text:p>
          </table:table-cell>
          <table:table-cell office:value-type="float" office:value="362.777" calcext:value-type="float">
            <text:p><text:s text:c="3"/>363</text:p>
          </table:table-cell>
          <table:table-cell office:value-type="float" office:value="363.325" calcext:value-type="float">
            <text:p><text:s text:c="3"/>363</text:p>
          </table:table-cell>
          <table:table-cell office:value-type="float" office:value="364.032" calcext:value-type="float">
            <text:p><text:s text:c="3"/>364</text:p>
          </table:table-cell>
          <table:table-cell office:value-type="float" office:value="365.3" calcext:value-type="float">
            <text:p><text:s text:c="3"/>365</text:p>
          </table:table-cell>
          <table:table-cell office:value-type="float" office:value="367.66" calcext:value-type="float">
            <text:p><text:s text:c="3"/>368</text:p>
          </table:table-cell>
          <table:table-cell office:value-type="float" office:value="371.47" calcext:value-type="float">
            <text:p><text:s text:c="3"/>371</text:p>
          </table:table-cell>
          <table:table-cell office:value-type="float" office:value="376.867" calcext:value-type="float">
            <text:p><text:s text:c="3"/>377</text:p>
          </table:table-cell>
          <table:table-cell office:value-type="float" office:value="383.654" calcext:value-type="float">
            <text:p><text:s text:c="3"/>384</text:p>
          </table:table-cell>
          <table:table-cell office:value-type="float" office:value="391.391" calcext:value-type="float">
            <text:p><text:s text:c="3"/>391</text:p>
          </table:table-cell>
          <table:table-cell office:value-type="float" office:value="399.492" calcext:value-type="float">
            <text:p><text:s text:c="3"/>399</text:p>
          </table:table-cell>
          <table:table-cell office:value-type="float" office:value="407.472" calcext:value-type="float">
            <text:p><text:s text:c="3"/>407</text:p>
          </table:table-cell>
          <table:table-cell office:value-type="float" office:value="415.216" calcext:value-type="float">
            <text:p><text:s text:c="3"/>415</text:p>
          </table:table-cell>
          <table:table-cell office:value-type="float" office:value="422.763" calcext:value-type="float">
            <text:p><text:s text:c="3"/>423</text:p>
          </table:table-cell>
          <table:table-cell office:value-type="float" office:value="430.039" calcext:value-type="float">
            <text:p><text:s text:c="3"/>430</text:p>
          </table:table-cell>
          <table:table-cell office:value-type="float" office:value="437.037" calcext:value-type="float">
            <text:p><text:s text:c="3"/>437</text:p>
          </table:table-cell>
          <table:table-cell office:value-type="float" office:value="443.724" calcext:value-type="float">
            <text:p><text:s text:c="3"/>444</text:p>
          </table:table-cell>
          <table:table-cell office:value-type="float" office:value="450.036" calcext:value-type="float">
            <text:p><text:s text:c="3"/>450</text:p>
          </table:table-cell>
          <table:table-cell office:value-type="float" office:value="455.954" calcext:value-type="float">
            <text:p><text:s text:c="3"/>456</text:p>
          </table:table-cell>
          <table:table-cell office:value-type="float" office:value="461.56" calcext:value-type="float">
            <text:p><text:s text:c="3"/>462</text:p>
          </table:table-cell>
          <table:table-cell office:value-type="float" office:value="467.003" calcext:value-type="float">
            <text:p><text:s text:c="3"/>467</text:p>
          </table:table-cell>
          <table:table-cell office:value-type="float" office:value="472.39" calcext:value-type="float">
            <text:p><text:s text:c="3"/>472</text:p>
          </table:table-cell>
          <table:table-cell office:value-type="float" office:value="477.74" calcext:value-type="float">
            <text:p><text:s text:c="3"/>478</text:p>
          </table:table-cell>
          <table:table-cell office:value-type="float" office:value="483.044" calcext:value-type="float">
            <text:p><text:s text:c="3"/>483</text:p>
          </table:table-cell>
          <table:table-cell office:value-type="float" office:value="488.332" calcext:value-type="float">
            <text:p><text:s text:c="3"/>488</text:p>
          </table:table-cell>
          <table:table-cell office:value-type="float" office:value="493.63" calcext:value-type="float">
            <text:p><text:s text:c="3"/>494</text:p>
          </table:table-cell>
          <table:table-cell office:value-type="float" office:value="498.946" calcext:value-type="float">
            <text:p><text:s text:c="3"/>499</text:p>
          </table:table-cell>
          <table:table-cell office:value-type="float" office:value="504.307" calcext:value-type="float">
            <text:p><text:s text:c="3"/>504</text:p>
          </table:table-cell>
          <table:table-cell office:value-type="float" office:value="509.705" calcext:value-type="float">
            <text:p><text:s text:c="3"/>510</text:p>
          </table:table-cell>
          <table:table-cell office:value-type="float" office:value="515.148" calcext:value-type="float">
            <text:p><text:s text:c="3"/>515</text:p>
          </table:table-cell>
          <table:table-cell office:value-type="float" office:value="520.619" calcext:value-type="float">
            <text:p><text:s text:c="3"/>521</text:p>
          </table:table-cell>
          <table:table-cell office:value-type="float" office:value="526.103" calcext:value-type="float">
            <text:p><text:s text:c="3"/>526</text:p>
          </table:table-cell>
          <table:table-cell office:value-type="float" office:value="531.589" calcext:value-type="float">
            <text:p><text:s text:c="3"/>532</text:p>
          </table:table-cell>
          <table:table-cell office:value-type="float" office:value="537.077" calcext:value-type="float">
            <text:p><text:s text:c="3"/>537</text:p>
          </table:table-cell>
          <table:table-cell office:value-type="float" office:value="542.54" calcext:value-type="float">
            <text:p><text:s text:c="3"/>543</text:p>
          </table:table-cell>
          <table:table-cell office:value-type="float" office:value="547.928" calcext:value-type="float">
            <text:p><text:s text:c="3"/>548</text:p>
          </table:table-cell>
          <table:table-cell office:value-type="float" office:value="553.208" calcext:value-type="float">
            <text:p><text:s text:c="3"/>5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ruguay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238.507" calcext:value-type="float">
            <text:p><text:s text:c="2"/>2 239</text:p>
          </table:table-cell>
          <table:table-cell office:value-type="float" office:value="2261.342" calcext:value-type="float">
            <text:p><text:s text:c="2"/>2 261</text:p>
          </table:table-cell>
          <table:table-cell office:value-type="float" office:value="2286.265" calcext:value-type="float">
            <text:p><text:s text:c="2"/>2 286</text:p>
          </table:table-cell>
          <table:table-cell office:value-type="float" office:value="2313.213" calcext:value-type="float">
            <text:p><text:s text:c="2"/>2 313</text:p>
          </table:table-cell>
          <table:table-cell office:value-type="float" office:value="2342.042" calcext:value-type="float">
            <text:p><text:s text:c="2"/>2 342</text:p>
          </table:table-cell>
          <table:table-cell office:value-type="float" office:value="2372.568" calcext:value-type="float">
            <text:p><text:s text:c="2"/>2 373</text:p>
          </table:table-cell>
          <table:table-cell office:value-type="float" office:value="2404.499" calcext:value-type="float">
            <text:p><text:s text:c="2"/>2 404</text:p>
          </table:table-cell>
          <table:table-cell office:value-type="float" office:value="2437.499" calcext:value-type="float">
            <text:p><text:s text:c="2"/>2 437</text:p>
          </table:table-cell>
          <table:table-cell office:value-type="float" office:value="2471.153" calcext:value-type="float">
            <text:p><text:s text:c="2"/>2 471</text:p>
          </table:table-cell>
          <table:table-cell office:value-type="float" office:value="2505.015" calcext:value-type="float">
            <text:p><text:s text:c="2"/>2 505</text:p>
          </table:table-cell>
          <table:table-cell office:value-type="float" office:value="2538.651" calcext:value-type="float">
            <text:p><text:s text:c="2"/>2 539</text:p>
          </table:table-cell>
          <table:table-cell office:value-type="float" office:value="2571.69" calcext:value-type="float">
            <text:p><text:s text:c="2"/>2 572</text:p>
          </table:table-cell>
          <table:table-cell office:value-type="float" office:value="2603.887" calcext:value-type="float">
            <text:p><text:s text:c="2"/>2 604</text:p>
          </table:table-cell>
          <table:table-cell office:value-type="float" office:value="2635.129" calcext:value-type="float">
            <text:p><text:s text:c="2"/>2 635</text:p>
          </table:table-cell>
          <table:table-cell office:value-type="float" office:value="2665.39" calcext:value-type="float">
            <text:p><text:s text:c="2"/>2 665</text:p>
          </table:table-cell>
          <table:table-cell office:value-type="float" office:value="2694.537" calcext:value-type="float">
            <text:p><text:s text:c="2"/>2 695</text:p>
          </table:table-cell>
          <table:table-cell office:value-type="float" office:value="2722.877" calcext:value-type="float">
            <text:p><text:s text:c="2"/>2 723</text:p>
          </table:table-cell>
          <table:table-cell office:value-type="float" office:value="2750.093" calcext:value-type="float">
            <text:p><text:s text:c="2"/>2 750</text:p>
          </table:table-cell>
          <table:table-cell office:value-type="float" office:value="2774.774" calcext:value-type="float">
            <text:p><text:s text:c="2"/>2 775</text:p>
          </table:table-cell>
          <table:table-cell office:value-type="float" office:value="2795.046" calcext:value-type="float">
            <text:p><text:s text:c="2"/>2 795</text:p>
          </table:table-cell>
          <table:table-cell office:value-type="float" office:value="2809.803" calcext:value-type="float">
            <text:p><text:s text:c="2"/>2 810</text:p>
          </table:table-cell>
          <table:table-cell office:value-type="float" office:value="2818.27" calcext:value-type="float">
            <text:p><text:s text:c="2"/>2 818</text:p>
          </table:table-cell>
          <table:table-cell office:value-type="float" office:value="2821.439" calcext:value-type="float">
            <text:p><text:s text:c="2"/>2 821</text:p>
          </table:table-cell>
          <table:table-cell office:value-type="float" office:value="2822.081" calcext:value-type="float">
            <text:p><text:s text:c="2"/>2 822</text:p>
          </table:table-cell>
          <table:table-cell office:value-type="float" office:value="2824.069" calcext:value-type="float">
            <text:p><text:s text:c="2"/>2 824</text:p>
          </table:table-cell>
          <table:table-cell office:value-type="float" office:value="2830.172" calcext:value-type="float">
            <text:p><text:s text:c="2"/>2 830</text:p>
          </table:table-cell>
          <table:table-cell office:value-type="float" office:value="2841.429" calcext:value-type="float">
            <text:p><text:s text:c="2"/>2 841</text:p>
          </table:table-cell>
          <table:table-cell office:value-type="float" office:value="2857.105" calcext:value-type="float">
            <text:p><text:s text:c="2"/>2 857</text:p>
          </table:table-cell>
          <table:table-cell office:value-type="float" office:value="2875.966" calcext:value-type="float">
            <text:p><text:s text:c="2"/>2 876</text:p>
          </table:table-cell>
          <table:table-cell office:value-type="float" office:value="2896.023" calcext:value-type="float">
            <text:p><text:s text:c="2"/>2 896</text:p>
          </table:table-cell>
          <table:table-cell office:value-type="float" office:value="2915.778" calcext:value-type="float">
            <text:p><text:s text:c="2"/>2 916</text:p>
          </table:table-cell>
          <table:table-cell office:value-type="float" office:value="2935.036" calcext:value-type="float">
            <text:p><text:s text:c="2"/>2 935</text:p>
          </table:table-cell>
          <table:table-cell office:value-type="float" office:value="2954.282" calcext:value-type="float">
            <text:p><text:s text:c="2"/>2 954</text:p>
          </table:table-cell>
          <table:table-cell office:value-type="float" office:value="2973.463" calcext:value-type="float">
            <text:p><text:s text:c="2"/>2 973</text:p>
          </table:table-cell>
          <table:table-cell office:value-type="float" office:value="2992.645" calcext:value-type="float">
            <text:p><text:s text:c="2"/>2 993</text:p>
          </table:table-cell>
          <table:table-cell office:value-type="float" office:value="3011.908" calcext:value-type="float">
            <text:p><text:s text:c="2"/>3 012</text:p>
          </table:table-cell>
          <table:table-cell office:value-type="float" office:value="3031.038" calcext:value-type="float">
            <text:p><text:s text:c="2"/>3 031</text:p>
          </table:table-cell>
          <table:table-cell office:value-type="float" office:value="3049.966" calcext:value-type="float">
            <text:p><text:s text:c="2"/>3 050</text:p>
          </table:table-cell>
          <table:table-cell office:value-type="float" office:value="3069.099" calcext:value-type="float">
            <text:p><text:s text:c="2"/>3 069</text:p>
          </table:table-cell>
          <table:table-cell office:value-type="float" office:value="3088.984" calcext:value-type="float">
            <text:p><text:s text:c="2"/>3 089</text:p>
          </table:table-cell>
          <table:table-cell office:value-type="float" office:value="3109.989" calcext:value-type="float">
            <text:p><text:s text:c="2"/>3 110</text:p>
          </table:table-cell>
          <table:table-cell office:value-type="float" office:value="3132.05" calcext:value-type="float">
            <text:p><text:s text:c="2"/>3 132</text:p>
          </table:table-cell>
          <table:table-cell office:value-type="float" office:value="3154.855" calcext:value-type="float">
            <text:p><text:s text:c="2"/>3 155</text:p>
          </table:table-cell>
          <table:table-cell office:value-type="float" office:value="3178.155" calcext:value-type="float">
            <text:p><text:s text:c="2"/>3 178</text:p>
          </table:table-cell>
          <table:table-cell office:value-type="float" office:value="3201.607" calcext:value-type="float">
            <text:p><text:s text:c="2"/>3 202</text:p>
          </table:table-cell>
          <table:table-cell office:value-type="float" office:value="3224.804" calcext:value-type="float">
            <text:p><text:s text:c="2"/>3 225</text:p>
          </table:table-cell>
          <table:table-cell office:value-type="float" office:value="3248.035" calcext:value-type="float">
            <text:p><text:s text:c="2"/>3 248</text:p>
          </table:table-cell>
          <table:table-cell office:value-type="float" office:value="3271.01" calcext:value-type="float">
            <text:p><text:s text:c="2"/>3 271</text:p>
          </table:table-cell>
          <table:table-cell office:value-type="float" office:value="3292.138" calcext:value-type="float">
            <text:p><text:s text:c="2"/>3 292</text:p>
          </table:table-cell>
          <table:table-cell office:value-type="float" office:value="3309.318" calcext:value-type="float">
            <text:p><text:s text:c="2"/>3 309</text:p>
          </table:table-cell>
          <table:table-cell office:value-type="float" office:value="3321.245" calcext:value-type="float">
            <text:p><text:s text:c="2"/>3 321</text:p>
          </table:table-cell>
          <table:table-cell office:value-type="float" office:value="3327.103" calcext:value-type="float">
            <text:p><text:s text:c="2"/>3 327</text:p>
          </table:table-cell>
          <table:table-cell office:value-type="float" office:value="3327.773" calcext:value-type="float">
            <text:p><text:s text:c="2"/>3 328</text:p>
          </table:table-cell>
          <table:table-cell office:value-type="float" office:value="3325.637" calcext:value-type="float">
            <text:p><text:s text:c="2"/>3 326</text:p>
          </table:table-cell>
          <table:table-cell office:value-type="float" office:value="3324.096" calcext:value-type="float">
            <text:p><text:s text:c="2"/>3 324</text:p>
          </table:table-cell>
          <table:table-cell office:value-type="float" office:value="3325.612" calcext:value-type="float">
            <text:p><text:s text:c="2"/>3 326</text:p>
          </table:table-cell>
          <table:table-cell office:value-type="float" office:value="3331.043" calcext:value-type="float">
            <text:p><text:s text:c="2"/>3 331</text:p>
          </table:table-cell>
          <table:table-cell office:value-type="float" office:value="3339.741" calcext:value-type="float">
            <text:p><text:s text:c="2"/>3 340</text:p>
          </table:table-cell>
          <table:table-cell office:value-type="float" office:value="3350.824" calcext:value-type="float">
            <text:p><text:s text:c="2"/>3 351</text:p>
          </table:table-cell>
          <table:table-cell office:value-type="float" office:value="3362.755" calcext:value-type="float">
            <text:p><text:s text:c="2"/>3 363</text:p>
          </table:table-cell>
          <table:table-cell office:value-type="float" office:value="3374.415" calcext:value-type="float">
            <text:p><text:s text:c="2"/>3 374</text:p>
          </table:table-cell>
          <table:table-cell office:value-type="float" office:value="3385.624" calcext:value-type="float">
            <text:p><text:s text:c="2"/>3 386</text:p>
          </table:table-cell>
          <table:table-cell office:value-type="float" office:value="3396.777" calcext:value-type="float">
            <text:p><text:s text:c="2"/>3 397</text:p>
          </table:table-cell>
          <table:table-cell office:value-type="float" office:value="3408.005" calcext:value-type="float">
            <text:p><text:s text:c="2"/>3 408</text:p>
          </table:table-cell>
          <table:table-cell office:value-type="float" office:value="3419.546" calcext:value-type="float">
            <text:p><text:s text:c="2"/>3 420</text:p>
          </table:table-cell>
          <table:table-cell office:value-type="float" office:value="3431.552" calcext:value-type="float">
            <text:p><text:s text:c="2"/>3 4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Venezuela (Bolivarian Republic of)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481.978" calcext:value-type="float">
            <text:p><text:s text:c="2"/>5 482</text:p>
          </table:table-cell>
          <table:table-cell office:value-type="float" office:value="5735.169" calcext:value-type="float">
            <text:p><text:s text:c="2"/>5 735</text:p>
          </table:table-cell>
          <table:table-cell office:value-type="float" office:value="5989.551" calcext:value-type="float">
            <text:p><text:s text:c="2"/>5 990</text:p>
          </table:table-cell>
          <table:table-cell office:value-type="float" office:value="6244.652" calcext:value-type="float">
            <text:p><text:s text:c="2"/>6 245</text:p>
          </table:table-cell>
          <table:table-cell office:value-type="float" office:value="6500.641" calcext:value-type="float">
            <text:p><text:s text:c="2"/>6 501</text:p>
          </table:table-cell>
          <table:table-cell office:value-type="float" office:value="6758.373" calcext:value-type="float">
            <text:p><text:s text:c="2"/>6 758</text:p>
          </table:table-cell>
          <table:table-cell office:value-type="float" office:value="7019.411" calcext:value-type="float">
            <text:p><text:s text:c="2"/>7 019</text:p>
          </table:table-cell>
          <table:table-cell office:value-type="float" office:value="7285.973" calcext:value-type="float">
            <text:p><text:s text:c="2"/>7 286</text:p>
          </table:table-cell>
          <table:table-cell office:value-type="float" office:value="7560.819" calcext:value-type="float">
            <text:p><text:s text:c="2"/>7 561</text:p>
          </table:table-cell>
          <table:table-cell office:value-type="float" office:value="7846.954" calcext:value-type="float">
            <text:p><text:s text:c="2"/>7 847</text:p>
          </table:table-cell>
          <table:table-cell office:value-type="float" office:value="8146.847" calcext:value-type="float">
            <text:p><text:s text:c="2"/>8 147</text:p>
          </table:table-cell>
          <table:table-cell office:value-type="float" office:value="8461.685" calcext:value-type="float">
            <text:p><text:s text:c="2"/>8 462</text:p>
          </table:table-cell>
          <table:table-cell office:value-type="float" office:value="8790.589" calcext:value-type="float">
            <text:p><text:s text:c="2"/>8 791</text:p>
          </table:table-cell>
          <table:table-cell office:value-type="float" office:value="9130.349" calcext:value-type="float">
            <text:p><text:s text:c="2"/>9 130</text:p>
          </table:table-cell>
          <table:table-cell office:value-type="float" office:value="9476.252" calcext:value-type="float">
            <text:p><text:s text:c="2"/>9 476</text:p>
          </table:table-cell>
          <table:table-cell office:value-type="float" office:value="9824.692" calcext:value-type="float">
            <text:p><text:s text:c="2"/>9 825</text:p>
          </table:table-cell>
          <table:table-cell office:value-type="float" office:value="10175.14" calcext:value-type="float">
            <text:p><text:s text:c="2"/>10 175</text:p>
          </table:table-cell>
          <table:table-cell office:value-type="float" office:value="10528.054" calcext:value-type="float">
            <text:p><text:s text:c="2"/>10 528</text:p>
          </table:table-cell>
          <table:table-cell office:value-type="float" office:value="10881.995" calcext:value-type="float">
            <text:p><text:s text:c="2"/>10 882</text:p>
          </table:table-cell>
          <table:table-cell office:value-type="float" office:value="11235.491" calcext:value-type="float">
            <text:p><text:s text:c="2"/>11 235</text:p>
          </table:table-cell>
          <table:table-cell office:value-type="float" office:value="11587.761" calcext:value-type="float">
            <text:p><text:s text:c="2"/>11 588</text:p>
          </table:table-cell>
          <table:table-cell office:value-type="float" office:value="11937.805" calcext:value-type="float">
            <text:p><text:s text:c="2"/>11 938</text:p>
          </table:table-cell>
          <table:table-cell office:value-type="float" office:value="12286.439" calcext:value-type="float">
            <text:p><text:s text:c="2"/>12 286</text:p>
          </table:table-cell>
          <table:table-cell office:value-type="float" office:value="12636.969" calcext:value-type="float">
            <text:p><text:s text:c="2"/>12 637</text:p>
          </table:table-cell>
          <table:table-cell office:value-type="float" office:value="12994.025" calcext:value-type="float">
            <text:p><text:s text:c="2"/>12 994</text:p>
          </table:table-cell>
          <table:table-cell office:value-type="float" office:value="13360.987" calcext:value-type="float">
            <text:p><text:s text:c="2"/>13 361</text:p>
          </table:table-cell>
          <table:table-cell office:value-type="float" office:value="13739.142" calcext:value-type="float">
            <text:p><text:s text:c="2"/>13 739</text:p>
          </table:table-cell>
          <table:table-cell office:value-type="float" office:value="14127.787" calcext:value-type="float">
            <text:p><text:s text:c="2"/>14 128</text:p>
          </table:table-cell>
          <table:table-cell office:value-type="float" office:value="14525.931" calcext:value-type="float">
            <text:p><text:s text:c="2"/>14 526</text:p>
          </table:table-cell>
          <table:table-cell office:value-type="float" office:value="14931.739" calcext:value-type="float">
            <text:p><text:s text:c="2"/>14 932</text:p>
          </table:table-cell>
          <table:table-cell office:value-type="float" office:value="15343.916" calcext:value-type="float">
            <text:p><text:s text:c="2"/>15 344</text:p>
          </table:table-cell>
          <table:table-cell office:value-type="float" office:value="15761.799" calcext:value-type="float">
            <text:p><text:s text:c="2"/>15 762</text:p>
          </table:table-cell>
          <table:table-cell office:value-type="float" office:value="16185.894" calcext:value-type="float">
            <text:p><text:s text:c="2"/>16 186</text:p>
          </table:table-cell>
          <table:table-cell office:value-type="float" office:value="16617.346" calcext:value-type="float">
            <text:p><text:s text:c="2"/>16 617</text:p>
          </table:table-cell>
          <table:table-cell office:value-type="float" office:value="17057.785" calcext:value-type="float">
            <text:p><text:s text:c="2"/>17 058</text:p>
          </table:table-cell>
          <table:table-cell office:value-type="float" office:value="17508.059" calcext:value-type="float">
            <text:p><text:s text:c="2"/>17 508</text:p>
          </table:table-cell>
          <table:table-cell office:value-type="float" office:value="17968.552" calcext:value-type="float">
            <text:p><text:s text:c="2"/>17 969</text:p>
          </table:table-cell>
          <table:table-cell office:value-type="float" office:value="18437.794" calcext:value-type="float">
            <text:p><text:s text:c="2"/>18 438</text:p>
          </table:table-cell>
          <table:table-cell office:value-type="float" office:value="18912.526" calcext:value-type="float">
            <text:p><text:s text:c="2"/>18 913</text:p>
          </table:table-cell>
          <table:table-cell office:value-type="float" office:value="19388.342" calcext:value-type="float">
            <text:p><text:s text:c="2"/>19 388</text:p>
          </table:table-cell>
          <table:table-cell office:value-type="float" office:value="19861.956" calcext:value-type="float">
            <text:p><text:s text:c="2"/>19 862</text:p>
          </table:table-cell>
          <table:table-cell office:value-type="float" office:value="20332.079" calcext:value-type="float">
            <text:p><text:s text:c="2"/>20 332</text:p>
          </table:table-cell>
          <table:table-cell office:value-type="float" office:value="20799.075" calcext:value-type="float">
            <text:p><text:s text:c="2"/>20 799</text:p>
          </table:table-cell>
          <table:table-cell office:value-type="float" office:value="21263.443" calcext:value-type="float">
            <text:p><text:s text:c="2"/>21 263</text:p>
          </table:table-cell>
          <table:table-cell office:value-type="float" office:value="21726.352" calcext:value-type="float">
            <text:p><text:s text:c="2"/>21 726</text:p>
          </table:table-cell>
          <table:table-cell office:value-type="float" office:value="22188.667" calcext:value-type="float">
            <text:p><text:s text:c="2"/>22 189</text:p>
          </table:table-cell>
          <table:table-cell office:value-type="float" office:value="22650.102" calcext:value-type="float">
            <text:p><text:s text:c="2"/>22 650</text:p>
          </table:table-cell>
          <table:table-cell office:value-type="float" office:value="23110.178" calcext:value-type="float">
            <text:p><text:s text:c="2"/>23 110</text:p>
          </table:table-cell>
          <table:table-cell office:value-type="float" office:value="23569.454" calcext:value-type="float">
            <text:p><text:s text:c="2"/>23 569</text:p>
          </table:table-cell>
          <table:table-cell office:value-type="float" office:value="24028.689" calcext:value-type="float">
            <text:p><text:s text:c="2"/>24 029</text:p>
          </table:table-cell>
          <table:table-cell office:value-type="float" office:value="24488.34" calcext:value-type="float">
            <text:p><text:s text:c="2"/>24 488</text:p>
          </table:table-cell>
          <table:table-cell office:value-type="float" office:value="24948.476" calcext:value-type="float">
            <text:p><text:s text:c="2"/>24 948</text:p>
          </table:table-cell>
          <table:table-cell office:value-type="float" office:value="25408.7" calcext:value-type="float">
            <text:p><text:s text:c="2"/>25 409</text:p>
          </table:table-cell>
          <table:table-cell office:value-type="float" office:value="25868.523" calcext:value-type="float">
            <text:p><text:s text:c="2"/>25 869</text:p>
          </table:table-cell>
          <table:table-cell office:value-type="float" office:value="26327.225" calcext:value-type="float">
            <text:p><text:s text:c="2"/>26 327</text:p>
          </table:table-cell>
          <table:table-cell office:value-type="float" office:value="26784.161" calcext:value-type="float">
            <text:p><text:s text:c="2"/>26 784</text:p>
          </table:table-cell>
          <table:table-cell office:value-type="float" office:value="27239.168" calcext:value-type="float">
            <text:p><text:s text:c="2"/>27 239</text:p>
          </table:table-cell>
          <table:table-cell office:value-type="float" office:value="27691.965" calcext:value-type="float">
            <text:p><text:s text:c="2"/>27 692</text:p>
          </table:table-cell>
          <table:table-cell office:value-type="float" office:value="28141.701" calcext:value-type="float">
            <text:p><text:s text:c="2"/>28 142</text:p>
          </table:table-cell>
          <table:table-cell office:value-type="float" office:value="28587.323" calcext:value-type="float">
            <text:p><text:s text:c="2"/>28 587</text:p>
          </table:table-cell>
          <table:table-cell office:value-type="float" office:value="29028.033" calcext:value-type="float">
            <text:p><text:s text:c="2"/>29 028</text:p>
          </table:table-cell>
          <table:table-cell office:value-type="float" office:value="29463.291" calcext:value-type="float">
            <text:p><text:s text:c="2"/>29 463</text:p>
          </table:table-cell>
          <table:table-cell office:value-type="float" office:value="29893.08" calcext:value-type="float">
            <text:p><text:s text:c="2"/>29 893</text:p>
          </table:table-cell>
          <table:table-cell office:value-type="float" office:value="30317.848" calcext:value-type="float">
            <text:p><text:s text:c="2"/>30 318</text:p>
          </table:table-cell>
          <table:table-cell office:value-type="float" office:value="30738.378" calcext:value-type="float">
            <text:p><text:s text:c="2"/>30 738</text:p>
          </table:table-cell>
          <table:table-cell office:value-type="float" office:value="31155.134" calcext:value-type="float">
            <text:p><text:s text:c="2"/>31 1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NORTHERN AMERICA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72602.624" calcext:value-type="float">
            <text:p><text:s text:c="2"/>172 603</text:p>
          </table:table-cell>
          <table:table-cell office:value-type="float" office:value="175069.6" calcext:value-type="float">
            <text:p><text:s text:c="2"/>175 070</text:p>
          </table:table-cell>
          <table:table-cell office:value-type="float" office:value="177873.957" calcext:value-type="float">
            <text:p><text:s text:c="2"/>177 874</text:p>
          </table:table-cell>
          <table:table-cell office:value-type="float" office:value="180940.689" calcext:value-type="float">
            <text:p><text:s text:c="2"/>180 941</text:p>
          </table:table-cell>
          <table:table-cell office:value-type="float" office:value="184201.252" calcext:value-type="float">
            <text:p><text:s text:c="2"/>184 201</text:p>
          </table:table-cell>
          <table:table-cell office:value-type="float" office:value="187593.528" calcext:value-type="float">
            <text:p><text:s text:c="2"/>187 594</text:p>
          </table:table-cell>
          <table:table-cell office:value-type="float" office:value="191061.864" calcext:value-type="float">
            <text:p><text:s text:c="2"/>191 062</text:p>
          </table:table-cell>
          <table:table-cell office:value-type="float" office:value="194557.057" calcext:value-type="float">
            <text:p><text:s text:c="2"/>194 557</text:p>
          </table:table-cell>
          <table:table-cell office:value-type="float" office:value="198036.251" calcext:value-type="float">
            <text:p><text:s text:c="2"/>198 036</text:p>
          </table:table-cell>
          <table:table-cell office:value-type="float" office:value="201462.9" calcext:value-type="float">
            <text:p><text:s text:c="2"/>201 463</text:p>
          </table:table-cell>
          <table:table-cell office:value-type="float" office:value="204806.567" calcext:value-type="float">
            <text:p><text:s text:c="2"/>204 807</text:p>
          </table:table-cell>
          <table:table-cell office:value-type="float" office:value="208042.55" calcext:value-type="float">
            <text:p><text:s text:c="2"/>208 043</text:p>
          </table:table-cell>
          <table:table-cell office:value-type="float" office:value="211151.75" calcext:value-type="float">
            <text:p><text:s text:c="2"/>211 152</text:p>
          </table:table-cell>
          <table:table-cell office:value-type="float" office:value="214120.517" calcext:value-type="float">
            <text:p><text:s text:c="2"/>214 121</text:p>
          </table:table-cell>
          <table:table-cell office:value-type="float" office:value="216940.935" calcext:value-type="float">
            <text:p><text:s text:c="2"/>216 941</text:p>
          </table:table-cell>
          <table:table-cell office:value-type="float" office:value="219611.692" calcext:value-type="float">
            <text:p><text:s text:c="2"/>219 612</text:p>
          </table:table-cell>
          <table:table-cell office:value-type="float" office:value="222121.858" calcext:value-type="float">
            <text:p><text:s text:c="2"/>222 122</text:p>
          </table:table-cell>
          <table:table-cell office:value-type="float" office:value="224480.144" calcext:value-type="float">
            <text:p><text:s text:c="2"/>224 480</text:p>
          </table:table-cell>
          <table:table-cell office:value-type="float" office:value="226731.322" calcext:value-type="float">
            <text:p><text:s text:c="2"/>226 731</text:p>
          </table:table-cell>
          <table:table-cell office:value-type="float" office:value="228937.026" calcext:value-type="float">
            <text:p><text:s text:c="2"/>228 937</text:p>
          </table:table-cell>
          <table:table-cell office:value-type="float" office:value="231144.706" calcext:value-type="float">
            <text:p><text:s text:c="2"/>231 145</text:p>
          </table:table-cell>
          <table:table-cell office:value-type="float" office:value="233371.459" calcext:value-type="float">
            <text:p><text:s text:c="2"/>233 371</text:p>
          </table:table-cell>
          <table:table-cell office:value-type="float" office:value="235615.13" calcext:value-type="float">
            <text:p><text:s text:c="2"/>235 615</text:p>
          </table:table-cell>
          <table:table-cell office:value-type="float" office:value="237880.386" calcext:value-type="float">
            <text:p><text:s text:c="2"/>237 880</text:p>
          </table:table-cell>
          <table:table-cell office:value-type="float" office:value="240166.138" calcext:value-type="float">
            <text:p><text:s text:c="2"/>240 166</text:p>
          </table:table-cell>
          <table:table-cell office:value-type="float" office:value="242471.964" calcext:value-type="float">
            <text:p><text:s text:c="2"/>242 472</text:p>
          </table:table-cell>
          <table:table-cell office:value-type="float" office:value="244806.858" calcext:value-type="float">
            <text:p><text:s text:c="2"/>244 807</text:p>
          </table:table-cell>
          <table:table-cell office:value-type="float" office:value="247177.281" calcext:value-type="float">
            <text:p><text:s text:c="2"/>247 177</text:p>
          </table:table-cell>
          <table:table-cell office:value-type="float" office:value="249575.805" calcext:value-type="float">
            <text:p><text:s text:c="2"/>249 576</text:p>
          </table:table-cell>
          <table:table-cell office:value-type="float" office:value="251990.474" calcext:value-type="float">
            <text:p><text:s text:c="2"/>251 990</text:p>
          </table:table-cell>
          <table:table-cell office:value-type="float" office:value="254413.646" calcext:value-type="float">
            <text:p><text:s text:c="2"/>254 414</text:p>
          </table:table-cell>
          <table:table-cell office:value-type="float" office:value="256844.077" calcext:value-type="float">
            <text:p><text:s text:c="2"/>256 844</text:p>
          </table:table-cell>
          <table:table-cell office:value-type="float" office:value="259288.526" calcext:value-type="float">
            <text:p><text:s text:c="2"/>259 289</text:p>
          </table:table-cell>
          <table:table-cell office:value-type="float" office:value="261756.859" calcext:value-type="float">
            <text:p><text:s text:c="2"/>261 757</text:p>
          </table:table-cell>
          <table:table-cell office:value-type="float" office:value="264262.669" calcext:value-type="float">
            <text:p><text:s text:c="2"/>264 263</text:p>
          </table:table-cell>
          <table:table-cell office:value-type="float" office:value="266816.288" calcext:value-type="float">
            <text:p><text:s text:c="2"/>266 816</text:p>
          </table:table-cell>
          <table:table-cell office:value-type="float" office:value="269426.276" calcext:value-type="float">
            <text:p><text:s text:c="2"/>269 426</text:p>
          </table:table-cell>
          <table:table-cell office:value-type="float" office:value="272092.914" calcext:value-type="float">
            <text:p><text:s text:c="2"/>272 093</text:p>
          </table:table-cell>
          <table:table-cell office:value-type="float" office:value="274808.654" calcext:value-type="float">
            <text:p><text:s text:c="2"/>274 809</text:p>
          </table:table-cell>
          <table:table-cell office:value-type="float" office:value="277561.437" calcext:value-type="float">
            <text:p><text:s text:c="2"/>277 561</text:p>
          </table:table-cell>
          <table:table-cell office:value-type="float" office:value="280345.44" calcext:value-type="float">
            <text:p><text:s text:c="2"/>280 345</text:p>
          </table:table-cell>
          <table:table-cell office:value-type="float" office:value="283142.82" calcext:value-type="float">
            <text:p><text:s text:c="2"/>283 143</text:p>
          </table:table-cell>
          <table:table-cell office:value-type="float" office:value="285962.467" calcext:value-type="float">
            <text:p><text:s text:c="2"/>285 962</text:p>
          </table:table-cell>
          <table:table-cell office:value-type="float" office:value="288855.675" calcext:value-type="float">
            <text:p><text:s text:c="2"/>288 856</text:p>
          </table:table-cell>
          <table:table-cell office:value-type="float" office:value="291892.257" calcext:value-type="float">
            <text:p><text:s text:c="2"/>291 892</text:p>
          </table:table-cell>
          <table:table-cell office:value-type="float" office:value="295113.733" calcext:value-type="float">
            <text:p><text:s text:c="2"/>295 114</text:p>
          </table:table-cell>
          <table:table-cell office:value-type="float" office:value="298550.675" calcext:value-type="float">
            <text:p><text:s text:c="2"/>298 551</text:p>
          </table:table-cell>
          <table:table-cell office:value-type="float" office:value="302165.132" calcext:value-type="float">
            <text:p><text:s text:c="2"/>302 165</text:p>
          </table:table-cell>
          <table:table-cell office:value-type="float" office:value="305846.481" calcext:value-type="float">
            <text:p><text:s text:c="2"/>305 846</text:p>
          </table:table-cell>
          <table:table-cell office:value-type="float" office:value="309442.255" calcext:value-type="float">
            <text:p><text:s text:c="2"/>309 442</text:p>
          </table:table-cell>
          <table:table-cell office:value-type="float" office:value="312845.026" calcext:value-type="float">
            <text:p><text:s text:c="2"/>312 845</text:p>
          </table:table-cell>
          <table:table-cell office:value-type="float" office:value="316004.041" calcext:value-type="float">
            <text:p><text:s text:c="2"/>316 004</text:p>
          </table:table-cell>
          <table:table-cell office:value-type="float" office:value="318955.126" calcext:value-type="float">
            <text:p><text:s text:c="2"/>318 955</text:p>
          </table:table-cell>
          <table:table-cell office:value-type="float" office:value="321783.263" calcext:value-type="float">
            <text:p><text:s text:c="2"/>321 783</text:p>
          </table:table-cell>
          <table:table-cell office:value-type="float" office:value="324616.926" calcext:value-type="float">
            <text:p><text:s text:c="2"/>324 617</text:p>
          </table:table-cell>
          <table:table-cell office:value-type="float" office:value="327545.823" calcext:value-type="float">
            <text:p><text:s text:c="2"/>327 546</text:p>
          </table:table-cell>
          <table:table-cell office:value-type="float" office:value="330601.133" calcext:value-type="float">
            <text:p><text:s text:c="2"/>330 601</text:p>
          </table:table-cell>
          <table:table-cell office:value-type="float" office:value="333743.187" calcext:value-type="float">
            <text:p><text:s text:c="2"/>333 743</text:p>
          </table:table-cell>
          <table:table-cell office:value-type="float" office:value="336906.35" calcext:value-type="float">
            <text:p><text:s text:c="2"/>336 906</text:p>
          </table:table-cell>
          <table:table-cell office:value-type="float" office:value="339993.501" calcext:value-type="float">
            <text:p><text:s text:c="2"/>339 994</text:p>
          </table:table-cell>
          <table:table-cell office:value-type="float" office:value="342936.927" calcext:value-type="float">
            <text:p><text:s text:c="2"/>342 937</text:p>
          </table:table-cell>
          <table:table-cell office:value-type="float" office:value="345716.402" calcext:value-type="float">
            <text:p><text:s text:c="2"/>345 716</text:p>
          </table:table-cell>
          <table:table-cell office:value-type="float" office:value="348362.053" calcext:value-type="float">
            <text:p><text:s text:c="2"/>348 362</text:p>
          </table:table-cell>
          <table:table-cell office:value-type="float" office:value="350917.629" calcext:value-type="float">
            <text:p><text:s text:c="2"/>350 918</text:p>
          </table:table-cell>
          <table:table-cell office:value-type="float" office:value="353448.548" calcext:value-type="float">
            <text:p><text:s text:c="2"/>353 449</text:p>
          </table:table-cell>
          <table:table-cell office:value-type="float" office:value="356003.541" calcext:value-type="float">
            <text:p><text:s text:c="2"/>356 0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Bermud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.26" calcext:value-type="float">
            <text:p><text:s text:c="3"/>37</text:p>
          </table:table-cell>
          <table:table-cell office:value-type="float" office:value="37.814" calcext:value-type="float">
            <text:p><text:s text:c="3"/>38</text:p>
          </table:table-cell>
          <table:table-cell office:value-type="float" office:value="38.478" calcext:value-type="float">
            <text:p><text:s text:c="3"/>38</text:p>
          </table:table-cell>
          <table:table-cell office:value-type="float" office:value="39.198" calcext:value-type="float">
            <text:p><text:s text:c="3"/>39</text:p>
          </table:table-cell>
          <table:table-cell office:value-type="float" office:value="39.966" calcext:value-type="float">
            <text:p><text:s text:c="3"/>40</text:p>
          </table:table-cell>
          <table:table-cell office:value-type="float" office:value="40.755" calcext:value-type="float">
            <text:p><text:s text:c="3"/>41</text:p>
          </table:table-cell>
          <table:table-cell office:value-type="float" office:value="41.562" calcext:value-type="float">
            <text:p><text:s text:c="3"/>42</text:p>
          </table:table-cell>
          <table:table-cell office:value-type="float" office:value="42.394" calcext:value-type="float">
            <text:p><text:s text:c="3"/>42</text:p>
          </table:table-cell>
          <table:table-cell office:value-type="float" office:value="43.233" calcext:value-type="float">
            <text:p><text:s text:c="3"/>43</text:p>
          </table:table-cell>
          <table:table-cell office:value-type="float" office:value="44.075" calcext:value-type="float">
            <text:p><text:s text:c="3"/>44</text:p>
          </table:table-cell>
          <table:table-cell office:value-type="float" office:value="44.946" calcext:value-type="float">
            <text:p><text:s text:c="3"/>45</text:p>
          </table:table-cell>
          <table:table-cell office:value-type="float" office:value="45.834" calcext:value-type="float">
            <text:p><text:s text:c="3"/>46</text:p>
          </table:table-cell>
          <table:table-cell office:value-type="float" office:value="46.725" calcext:value-type="float">
            <text:p><text:s text:c="3"/>47</text:p>
          </table:table-cell>
          <table:table-cell office:value-type="float" office:value="47.603" calcext:value-type="float">
            <text:p><text:s text:c="3"/>48</text:p>
          </table:table-cell>
          <table:table-cell office:value-type="float" office:value="48.435" calcext:value-type="float">
            <text:p><text:s text:c="3"/>48</text:p>
          </table:table-cell>
          <table:table-cell office:value-type="float" office:value="49.209" calcext:value-type="float">
            <text:p><text:s text:c="3"/>49</text:p>
          </table:table-cell>
          <table:table-cell office:value-type="float" office:value="49.914" calcext:value-type="float">
            <text:p><text:s text:c="3"/>50</text:p>
          </table:table-cell>
          <table:table-cell office:value-type="float" office:value="50.558" calcext:value-type="float">
            <text:p><text:s text:c="3"/>51</text:p>
          </table:table-cell>
          <table:table-cell office:value-type="float" office:value="51.147" calcext:value-type="float">
            <text:p><text:s text:c="3"/>51</text:p>
          </table:table-cell>
          <table:table-cell office:value-type="float" office:value="51.72" calcext:value-type="float">
            <text:p><text:s text:c="3"/>52</text:p>
          </table:table-cell>
          <table:table-cell office:value-type="float" office:value="52.286" calcext:value-type="float">
            <text:p><text:s text:c="3"/>52</text:p>
          </table:table-cell>
          <table:table-cell office:value-type="float" office:value="52.856" calcext:value-type="float">
            <text:p><text:s text:c="3"/>53</text:p>
          </table:table-cell>
          <table:table-cell office:value-type="float" office:value="53.43" calcext:value-type="float">
            <text:p><text:s text:c="3"/>53</text:p>
          </table:table-cell>
          <table:table-cell office:value-type="float" office:value="53.978" calcext:value-type="float">
            <text:p><text:s text:c="3"/>54</text:p>
          </table:table-cell>
          <table:table-cell office:value-type="float" office:value="54.508" calcext:value-type="float">
            <text:p><text:s text:c="3"/>55</text:p>
          </table:table-cell>
          <table:table-cell office:value-type="float" office:value="54.99" calcext:value-type="float">
            <text:p><text:s text:c="3"/>55</text:p>
          </table:table-cell>
          <table:table-cell office:value-type="float" office:value="55.431" calcext:value-type="float">
            <text:p><text:s text:c="3"/>55</text:p>
          </table:table-cell>
          <table:table-cell office:value-type="float" office:value="55.849" calcext:value-type="float">
            <text:p><text:s text:c="3"/>56</text:p>
          </table:table-cell>
          <table:table-cell office:value-type="float" office:value="56.236" calcext:value-type="float">
            <text:p><text:s text:c="3"/>56</text:p>
          </table:table-cell>
          <table:table-cell office:value-type="float" office:value="56.616" calcext:value-type="float">
            <text:p><text:s text:c="3"/>57</text:p>
          </table:table-cell>
          <table:table-cell office:value-type="float" office:value="56.992" calcext:value-type="float">
            <text:p><text:s text:c="3"/>57</text:p>
          </table:table-cell>
          <table:table-cell office:value-type="float" office:value="57.371" calcext:value-type="float">
            <text:p><text:s text:c="3"/>57</text:p>
          </table:table-cell>
          <table:table-cell office:value-type="float" office:value="57.746" calcext:value-type="float">
            <text:p><text:s text:c="3"/>58</text:p>
          </table:table-cell>
          <table:table-cell office:value-type="float" office:value="58.134" calcext:value-type="float">
            <text:p><text:s text:c="3"/>58</text:p>
          </table:table-cell>
          <table:table-cell office:value-type="float" office:value="58.525" calcext:value-type="float">
            <text:p><text:s text:c="3"/>59</text:p>
          </table:table-cell>
          <table:table-cell office:value-type="float" office:value="58.92" calcext:value-type="float">
            <text:p><text:s text:c="3"/>59</text:p>
          </table:table-cell>
          <table:table-cell office:value-type="float" office:value="59.324" calcext:value-type="float">
            <text:p><text:s text:c="3"/>59</text:p>
          </table:table-cell>
          <table:table-cell office:value-type="float" office:value="59.731" calcext:value-type="float">
            <text:p><text:s text:c="3"/>60</text:p>
          </table:table-cell>
          <table:table-cell office:value-type="float" office:value="60.14" calcext:value-type="float">
            <text:p><text:s text:c="3"/>60</text:p>
          </table:table-cell>
          <table:table-cell office:value-type="float" office:value="60.538" calcext:value-type="float">
            <text:p><text:s text:c="3"/>61</text:p>
          </table:table-cell>
          <table:table-cell office:value-type="float" office:value="60.93" calcext:value-type="float">
            <text:p><text:s text:c="3"/>61</text:p>
          </table:table-cell>
          <table:table-cell office:value-type="float" office:value="61.312" calcext:value-type="float">
            <text:p><text:s text:c="3"/>61</text:p>
          </table:table-cell>
          <table:table-cell office:value-type="float" office:value="61.677" calcext:value-type="float">
            <text:p><text:s text:c="3"/>62</text:p>
          </table:table-cell>
          <table:table-cell office:value-type="float" office:value="62.034" calcext:value-type="float">
            <text:p><text:s text:c="3"/>62</text:p>
          </table:table-cell>
          <table:table-cell office:value-type="float" office:value="62.381" calcext:value-type="float">
            <text:p><text:s text:c="3"/>62</text:p>
          </table:table-cell>
          <table:table-cell office:value-type="float" office:value="62.696" calcext:value-type="float">
            <text:p><text:s text:c="3"/>63</text:p>
          </table:table-cell>
          <table:table-cell office:value-type="float" office:value="62.986" calcext:value-type="float">
            <text:p><text:s text:c="3"/>63</text:p>
          </table:table-cell>
          <table:table-cell office:value-type="float" office:value="63.259" calcext:value-type="float">
            <text:p><text:s text:c="3"/>63</text:p>
          </table:table-cell>
          <table:table-cell office:value-type="float" office:value="63.511" calcext:value-type="float">
            <text:p><text:s text:c="3"/>64</text:p>
          </table:table-cell>
          <table:table-cell office:value-type="float" office:value="63.767" calcext:value-type="float">
            <text:p><text:s text:c="3"/>64</text:p>
          </table:table-cell>
          <table:table-cell office:value-type="float" office:value="64.028" calcext:value-type="float">
            <text:p><text:s text:c="3"/>64</text:p>
          </table:table-cell>
          <table:table-cell office:value-type="float" office:value="64.323" calcext:value-type="float">
            <text:p><text:s text:c="3"/>64</text:p>
          </table:table-cell>
          <table:table-cell office:value-type="float" office:value="64.61" calcext:value-type="float">
            <text:p><text:s text:c="3"/>65</text:p>
          </table:table-cell>
          <table:table-cell office:value-type="float" office:value="64.87" calcext:value-type="float">
            <text:p><text:s text:c="3"/>65</text:p>
          </table:table-cell>
          <table:table-cell office:value-type="float" office:value="65.065" calcext:value-type="float">
            <text:p><text:s text:c="3"/>65</text:p>
          </table:table-cell>
          <table:table-cell office:value-type="float" office:value="65.13" calcext:value-type="float">
            <text:p><text:s text:c="3"/>65</text:p>
          </table:table-cell>
          <table:table-cell office:value-type="float" office:value="65.063" calcext:value-type="float">
            <text:p><text:s text:c="3"/>65</text:p>
          </table:table-cell>
          <table:table-cell office:value-type="float" office:value="64.892" calcext:value-type="float">
            <text:p><text:s text:c="3"/>65</text:p>
          </table:table-cell>
          <table:table-cell office:value-type="float" office:value="64.625" calcext:value-type="float">
            <text:p><text:s text:c="3"/>65</text:p>
          </table:table-cell>
          <table:table-cell office:value-type="float" office:value="64.303" calcext:value-type="float">
            <text:p><text:s text:c="3"/>64</text:p>
          </table:table-cell>
          <table:table-cell office:value-type="float" office:value="63.956" calcext:value-type="float">
            <text:p><text:s text:c="3"/>64</text:p>
          </table:table-cell>
          <table:table-cell office:value-type="float" office:value="63.581" calcext:value-type="float">
            <text:p><text:s text:c="3"/>64</text:p>
          </table:table-cell>
          <table:table-cell office:value-type="float" office:value="63.179" calcext:value-type="float">
            <text:p><text:s text:c="3"/>63</text:p>
          </table:table-cell>
          <table:table-cell office:value-type="float" office:value="62.771" calcext:value-type="float">
            <text:p><text:s text:c="3"/>63</text:p>
          </table:table-cell>
          <table:table-cell office:value-type="float" office:value="62.382" calcext:value-type="float">
            <text:p><text:s text:c="3"/>62</text:p>
          </table:table-cell>
          <table:table-cell office:value-type="float" office:value="62.003" calcext:value-type="float">
            <text:p><text:s text:c="3"/>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33.402" calcext:value-type="float">
            <text:p><text:s text:c="2"/>13 733</text:p>
          </table:table-cell>
          <table:table-cell office:value-type="float" office:value="14098.675" calcext:value-type="float">
            <text:p><text:s text:c="2"/>14 099</text:p>
          </table:table-cell>
          <table:table-cell office:value-type="float" office:value="14482.057" calcext:value-type="float">
            <text:p><text:s text:c="2"/>14 482</text:p>
          </table:table-cell>
          <table:table-cell office:value-type="float" office:value="14884.172" calcext:value-type="float">
            <text:p><text:s text:c="2"/>14 884</text:p>
          </table:table-cell>
          <table:table-cell office:value-type="float" office:value="15303.889" calcext:value-type="float">
            <text:p><text:s text:c="2"/>15 304</text:p>
          </table:table-cell>
          <table:table-cell office:value-type="float" office:value="15738.362" calcext:value-type="float">
            <text:p><text:s text:c="2"/>15 738</text:p>
          </table:table-cell>
          <table:table-cell office:value-type="float" office:value="16182.877" calcext:value-type="float">
            <text:p><text:s text:c="2"/>16 183</text:p>
          </table:table-cell>
          <table:table-cell office:value-type="float" office:value="16630.976" calcext:value-type="float">
            <text:p><text:s text:c="2"/>16 631</text:p>
          </table:table-cell>
          <table:table-cell office:value-type="float" office:value="17074.869" calcext:value-type="float">
            <text:p><text:s text:c="2"/>17 075</text:p>
          </table:table-cell>
          <table:table-cell office:value-type="float" office:value="17506.053" calcext:value-type="float">
            <text:p><text:s text:c="2"/>17 506</text:p>
          </table:table-cell>
          <table:table-cell office:value-type="float" office:value="17917.236" calcext:value-type="float">
            <text:p><text:s text:c="2"/>17 917</text:p>
          </table:table-cell>
          <table:table-cell office:value-type="float" office:value="18304.387" calcext:value-type="float">
            <text:p><text:s text:c="2"/>18 304</text:p>
          </table:table-cell>
          <table:table-cell office:value-type="float" office:value="18668.576" calcext:value-type="float">
            <text:p><text:s text:c="2"/>18 669</text:p>
          </table:table-cell>
          <table:table-cell office:value-type="float" office:value="19016.655" calcext:value-type="float">
            <text:p><text:s text:c="2"/>19 017</text:p>
          </table:table-cell>
          <table:table-cell office:value-type="float" office:value="19359.165" calcext:value-type="float">
            <text:p><text:s text:c="2"/>19 359</text:p>
          </table:table-cell>
          <table:table-cell office:value-type="float" office:value="19703.883" calcext:value-type="float">
            <text:p><text:s text:c="2"/>19 704</text:p>
          </table:table-cell>
          <table:table-cell office:value-type="float" office:value="20051.96" calcext:value-type="float">
            <text:p><text:s text:c="2"/>20 052</text:p>
          </table:table-cell>
          <table:table-cell office:value-type="float" office:value="20401.082" calcext:value-type="float">
            <text:p><text:s text:c="2"/>20 401</text:p>
          </table:table-cell>
          <table:table-cell office:value-type="float" office:value="20751.373" calcext:value-type="float">
            <text:p><text:s text:c="2"/>20 751</text:p>
          </table:table-cell>
          <table:table-cell office:value-type="float" office:value="21102.23" calcext:value-type="float">
            <text:p><text:s text:c="2"/>21 102</text:p>
          </table:table-cell>
          <table:table-cell office:value-type="float" office:value="21452.737" calcext:value-type="float">
            <text:p><text:s text:c="2"/>21 453</text:p>
          </table:table-cell>
          <table:table-cell office:value-type="float" office:value="21804.269" calcext:value-type="float">
            <text:p><text:s text:c="2"/>21 804</text:p>
          </table:table-cell>
          <table:table-cell office:value-type="float" office:value="22156.208" calcext:value-type="float">
            <text:p><text:s text:c="2"/>22 156</text:p>
          </table:table-cell>
          <table:table-cell office:value-type="float" office:value="22503.243" calcext:value-type="float">
            <text:p><text:s text:c="2"/>22 503</text:p>
          </table:table-cell>
          <table:table-cell office:value-type="float" office:value="22838.19" calcext:value-type="float">
            <text:p><text:s text:c="2"/>22 838</text:p>
          </table:table-cell>
          <table:table-cell office:value-type="float" office:value="23156.209" calcext:value-type="float">
            <text:p><text:s text:c="2"/>23 156</text:p>
          </table:table-cell>
          <table:table-cell office:value-type="float" office:value="23456.507" calcext:value-type="float">
            <text:p><text:s text:c="2"/>23 457</text:p>
          </table:table-cell>
          <table:table-cell office:value-type="float" office:value="23741.589" calcext:value-type="float">
            <text:p><text:s text:c="2"/>23 742</text:p>
          </table:table-cell>
          <table:table-cell office:value-type="float" office:value="24014.082" calcext:value-type="float">
            <text:p><text:s text:c="2"/>24 014</text:p>
          </table:table-cell>
          <table:table-cell office:value-type="float" office:value="24278.047" calcext:value-type="float">
            <text:p><text:s text:c="2"/>24 278</text:p>
          </table:table-cell>
          <table:table-cell office:value-type="float" office:value="24537.422" calcext:value-type="float">
            <text:p><text:s text:c="2"/>24 537</text:p>
          </table:table-cell>
          <table:table-cell office:value-type="float" office:value="24791.139" calcext:value-type="float">
            <text:p><text:s text:c="2"/>24 791</text:p>
          </table:table-cell>
          <table:table-cell office:value-type="float" office:value="25040.948" calcext:value-type="float">
            <text:p><text:s text:c="2"/>25 041</text:p>
          </table:table-cell>
          <table:table-cell office:value-type="float" office:value="25296.84" calcext:value-type="float">
            <text:p><text:s text:c="2"/>25 297</text:p>
          </table:table-cell>
          <table:table-cell office:value-type="float" office:value="25571.673" calcext:value-type="float">
            <text:p><text:s text:c="2"/>25 572</text:p>
          </table:table-cell>
          <table:table-cell office:value-type="float" office:value="25873.949" calcext:value-type="float">
            <text:p><text:s text:c="2"/>25 874</text:p>
          </table:table-cell>
          <table:table-cell office:value-type="float" office:value="26208.08" calcext:value-type="float">
            <text:p><text:s text:c="2"/>26 208</text:p>
          </table:table-cell>
          <table:table-cell office:value-type="float" office:value="26569.766" calcext:value-type="float">
            <text:p><text:s text:c="2"/>26 570</text:p>
          </table:table-cell>
          <table:table-cell office:value-type="float" office:value="26947.842" calcext:value-type="float">
            <text:p><text:s text:c="2"/>26 948</text:p>
          </table:table-cell>
          <table:table-cell office:value-type="float" office:value="27326.166" calcext:value-type="float">
            <text:p><text:s text:c="2"/>27 326</text:p>
          </table:table-cell>
          <table:table-cell office:value-type="float" office:value="27692.68" calcext:value-type="float">
            <text:p><text:s text:c="2"/>27 693</text:p>
          </table:table-cell>
          <table:table-cell office:value-type="float" office:value="28044.606" calcext:value-type="float">
            <text:p><text:s text:c="2"/>28 045</text:p>
          </table:table-cell>
          <table:table-cell office:value-type="float" office:value="28384.35" calcext:value-type="float">
            <text:p><text:s text:c="2"/>28 384</text:p>
          </table:table-cell>
          <table:table-cell office:value-type="float" office:value="28711.303" calcext:value-type="float">
            <text:p><text:s text:c="2"/>28 711</text:p>
          </table:table-cell>
          <table:table-cell office:value-type="float" office:value="29026.188" calcext:value-type="float">
            <text:p><text:s text:c="2"/>29 026</text:p>
          </table:table-cell>
          <table:table-cell office:value-type="float" office:value="29330.073" calcext:value-type="float">
            <text:p><text:s text:c="2"/>29 330</text:p>
          </table:table-cell>
          <table:table-cell office:value-type="float" office:value="29622.132" calcext:value-type="float">
            <text:p><text:s text:c="2"/>29 622</text:p>
          </table:table-cell>
          <table:table-cell office:value-type="float" office:value="29903.15" calcext:value-type="float">
            <text:p><text:s text:c="2"/>29 903</text:p>
          </table:table-cell>
          <table:table-cell office:value-type="float" office:value="30178.134" calcext:value-type="float">
            <text:p><text:s text:c="2"/>30 178</text:p>
          </table:table-cell>
          <table:table-cell office:value-type="float" office:value="30453.884" calcext:value-type="float">
            <text:p><text:s text:c="2"/>30 454</text:p>
          </table:table-cell>
          <table:table-cell office:value-type="float" office:value="30735.773" calcext:value-type="float">
            <text:p><text:s text:c="2"/>30 736</text:p>
          </table:table-cell>
          <table:table-cell office:value-type="float" office:value="31024.732" calcext:value-type="float">
            <text:p><text:s text:c="2"/>31 025</text:p>
          </table:table-cell>
          <table:table-cell office:value-type="float" office:value="31320.889" calcext:value-type="float">
            <text:p><text:s text:c="2"/>31 321</text:p>
          </table:table-cell>
          <table:table-cell office:value-type="float" office:value="31627.806" calcext:value-type="float">
            <text:p><text:s text:c="2"/>31 628</text:p>
          </table:table-cell>
          <table:table-cell office:value-type="float" office:value="31949.417" calcext:value-type="float">
            <text:p><text:s text:c="2"/>31 949</text:p>
          </table:table-cell>
          <table:table-cell office:value-type="float" office:value="32287.98" calcext:value-type="float">
            <text:p><text:s text:c="2"/>32 288</text:p>
          </table:table-cell>
          <table:table-cell office:value-type="float" office:value="32645.483" calcext:value-type="float">
            <text:p><text:s text:c="2"/>32 645</text:p>
          </table:table-cell>
          <table:table-cell office:value-type="float" office:value="33019.932" calcext:value-type="float">
            <text:p><text:s text:c="2"/>33 020</text:p>
          </table:table-cell>
          <table:table-cell office:value-type="float" office:value="33404.548" calcext:value-type="float">
            <text:p><text:s text:c="2"/>33 405</text:p>
          </table:table-cell>
          <table:table-cell office:value-type="float" office:value="33789.831" calcext:value-type="float">
            <text:p><text:s text:c="2"/>33 790</text:p>
          </table:table-cell>
          <table:table-cell office:value-type="float" office:value="34168.668" calcext:value-type="float">
            <text:p><text:s text:c="2"/>34 169</text:p>
          </table:table-cell>
          <table:table-cell office:value-type="float" office:value="34538.622" calcext:value-type="float">
            <text:p><text:s text:c="2"/>34 539</text:p>
          </table:table-cell>
          <table:table-cell office:value-type="float" office:value="34900.705" calcext:value-type="float">
            <text:p><text:s text:c="2"/>34 901</text:p>
          </table:table-cell>
          <table:table-cell office:value-type="float" office:value="35255.495" calcext:value-type="float">
            <text:p><text:s text:c="2"/>35 255</text:p>
          </table:table-cell>
          <table:table-cell office:value-type="float" office:value="35604.728" calcext:value-type="float">
            <text:p><text:s text:c="2"/>35 605</text:p>
          </table:table-cell>
          <table:table-cell office:value-type="float" office:value="35949.709" calcext:value-type="float">
            <text:p><text:s text:c="2"/>35 9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reenland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2.996" calcext:value-type="float">
            <text:p><text:s text:c="3"/>23</text:p>
          </table:table-cell>
          <table:table-cell office:value-type="float" office:value="23.473" calcext:value-type="float">
            <text:p><text:s text:c="3"/>23</text:p>
          </table:table-cell>
          <table:table-cell office:value-type="float" office:value="23.938" calcext:value-type="float">
            <text:p><text:s text:c="3"/>24</text:p>
          </table:table-cell>
          <table:table-cell office:value-type="float" office:value="24.469" calcext:value-type="float">
            <text:p><text:s text:c="3"/>24</text:p>
          </table:table-cell>
          <table:table-cell office:value-type="float" office:value="25.093" calcext:value-type="float">
            <text:p><text:s text:c="3"/>25</text:p>
          </table:table-cell>
          <table:table-cell office:value-type="float" office:value="25.846" calcext:value-type="float">
            <text:p><text:s text:c="3"/>26</text:p>
          </table:table-cell>
          <table:table-cell office:value-type="float" office:value="26.718" calcext:value-type="float">
            <text:p><text:s text:c="3"/>27</text:p>
          </table:table-cell>
          <table:table-cell office:value-type="float" office:value="27.731" calcext:value-type="float">
            <text:p><text:s text:c="3"/>28</text:p>
          </table:table-cell>
          <table:table-cell office:value-type="float" office:value="28.85" calcext:value-type="float">
            <text:p><text:s text:c="3"/>29</text:p>
          </table:table-cell>
          <table:table-cell office:value-type="float" office:value="30.017" calcext:value-type="float">
            <text:p><text:s text:c="3"/>30</text:p>
          </table:table-cell>
          <table:table-cell office:value-type="float" office:value="31.239" calcext:value-type="float">
            <text:p><text:s text:c="3"/>31</text:p>
          </table:table-cell>
          <table:table-cell office:value-type="float" office:value="32.471" calcext:value-type="float">
            <text:p><text:s text:c="3"/>32</text:p>
          </table:table-cell>
          <table:table-cell office:value-type="float" office:value="33.73" calcext:value-type="float">
            <text:p><text:s text:c="3"/>34</text:p>
          </table:table-cell>
          <table:table-cell office:value-type="float" office:value="35.043" calcext:value-type="float">
            <text:p><text:s text:c="3"/>35</text:p>
          </table:table-cell>
          <table:table-cell office:value-type="float" office:value="36.445" calcext:value-type="float">
            <text:p><text:s text:c="3"/>36</text:p>
          </table:table-cell>
          <table:table-cell office:value-type="float" office:value="37.964" calcext:value-type="float">
            <text:p><text:s text:c="3"/>38</text:p>
          </table:table-cell>
          <table:table-cell office:value-type="float" office:value="39.61" calcext:value-type="float">
            <text:p><text:s text:c="3"/>40</text:p>
          </table:table-cell>
          <table:table-cell office:value-type="float" office:value="41.361" calcext:value-type="float">
            <text:p><text:s text:c="3"/>41</text:p>
          </table:table-cell>
          <table:table-cell office:value-type="float" office:value="43.097" calcext:value-type="float">
            <text:p><text:s text:c="3"/>43</text:p>
          </table:table-cell>
          <table:table-cell office:value-type="float" office:value="44.699" calcext:value-type="float">
            <text:p><text:s text:c="3"/>45</text:p>
          </table:table-cell>
          <table:table-cell office:value-type="float" office:value="46.074" calcext:value-type="float">
            <text:p><text:s text:c="3"/>46</text:p>
          </table:table-cell>
          <table:table-cell office:value-type="float" office:value="47.186" calcext:value-type="float">
            <text:p><text:s text:c="3"/>47</text:p>
          </table:table-cell>
          <table:table-cell office:value-type="float" office:value="48.077" calcext:value-type="float">
            <text:p><text:s text:c="3"/>48</text:p>
          </table:table-cell>
          <table:table-cell office:value-type="float" office:value="48.738" calcext:value-type="float">
            <text:p><text:s text:c="3"/>49</text:p>
          </table:table-cell>
          <table:table-cell office:value-type="float" office:value="49.234" calcext:value-type="float">
            <text:p><text:s text:c="3"/>49</text:p>
          </table:table-cell>
          <table:table-cell office:value-type="float" office:value="49.586" calcext:value-type="float">
            <text:p><text:s text:c="3"/>50</text:p>
          </table:table-cell>
          <table:table-cell office:value-type="float" office:value="49.78" calcext:value-type="float">
            <text:p><text:s text:c="3"/>50</text:p>
          </table:table-cell>
          <table:table-cell office:value-type="float" office:value="49.844" calcext:value-type="float">
            <text:p><text:s text:c="3"/>50</text:p>
          </table:table-cell>
          <table:table-cell office:value-type="float" office:value="49.86" calcext:value-type="float">
            <text:p><text:s text:c="3"/>50</text:p>
          </table:table-cell>
          <table:table-cell office:value-type="float" office:value="49.946" calcext:value-type="float">
            <text:p><text:s text:c="3"/>50</text:p>
          </table:table-cell>
          <table:table-cell office:value-type="float" office:value="50.179" calcext:value-type="float">
            <text:p><text:s text:c="3"/>50</text:p>
          </table:table-cell>
          <table:table-cell office:value-type="float" office:value="50.584" calcext:value-type="float">
            <text:p><text:s text:c="3"/>51</text:p>
          </table:table-cell>
          <table:table-cell office:value-type="float" office:value="51.157" calcext:value-type="float">
            <text:p><text:s text:c="3"/>51</text:p>
          </table:table-cell>
          <table:table-cell office:value-type="float" office:value="51.829" calcext:value-type="float">
            <text:p><text:s text:c="3"/>52</text:p>
          </table:table-cell>
          <table:table-cell office:value-type="float" office:value="52.534" calcext:value-type="float">
            <text:p><text:s text:c="3"/>53</text:p>
          </table:table-cell>
          <table:table-cell office:value-type="float" office:value="53.19" calcext:value-type="float">
            <text:p><text:s text:c="3"/>53</text:p>
          </table:table-cell>
          <table:table-cell office:value-type="float" office:value="53.797" calcext:value-type="float">
            <text:p><text:s text:c="3"/>54</text:p>
          </table:table-cell>
          <table:table-cell office:value-type="float" office:value="54.373" calcext:value-type="float">
            <text:p><text:s text:c="3"/>54</text:p>
          </table:table-cell>
          <table:table-cell office:value-type="float" office:value="54.878" calcext:value-type="float">
            <text:p><text:s text:c="3"/>55</text:p>
          </table:table-cell>
          <table:table-cell office:value-type="float" office:value="55.295" calcext:value-type="float">
            <text:p><text:s text:c="3"/>55</text:p>
          </table:table-cell>
          <table:table-cell office:value-type="float" office:value="55.604" calcext:value-type="float">
            <text:p><text:s text:c="3"/>56</text:p>
          </table:table-cell>
          <table:table-cell office:value-type="float" office:value="55.789" calcext:value-type="float">
            <text:p><text:s text:c="3"/>56</text:p>
          </table:table-cell>
          <table:table-cell office:value-type="float" office:value="55.861" calcext:value-type="float">
            <text:p><text:s text:c="3"/>56</text:p>
          </table:table-cell>
          <table:table-cell office:value-type="float" office:value="55.848" calcext:value-type="float">
            <text:p><text:s text:c="3"/>56</text:p>
          </table:table-cell>
          <table:table-cell office:value-type="float" office:value="55.815" calcext:value-type="float">
            <text:p><text:s text:c="3"/>56</text:p>
          </table:table-cell>
          <table:table-cell office:value-type="float" office:value="55.811" calcext:value-type="float">
            <text:p><text:s text:c="3"/>56</text:p>
          </table:table-cell>
          <table:table-cell office:value-type="float" office:value="55.837" calcext:value-type="float">
            <text:p><text:s text:c="3"/>56</text:p>
          </table:table-cell>
          <table:table-cell office:value-type="float" office:value="55.881" calcext:value-type="float">
            <text:p><text:s text:c="3"/>56</text:p>
          </table:table-cell>
          <table:table-cell office:value-type="float" office:value="55.948" calcext:value-type="float">
            <text:p><text:s text:c="3"/>56</text:p>
          </table:table-cell>
          <table:table-cell office:value-type="float" office:value="56.046" calcext:value-type="float">
            <text:p><text:s text:c="3"/>56</text:p>
          </table:table-cell>
          <table:table-cell office:value-type="float" office:value="56.175" calcext:value-type="float">
            <text:p><text:s text:c="3"/>56</text:p>
          </table:table-cell>
          <table:table-cell office:value-type="float" office:value="56.327" calcext:value-type="float">
            <text:p><text:s text:c="3"/>56</text:p>
          </table:table-cell>
          <table:table-cell office:value-type="float" office:value="56.518" calcext:value-type="float">
            <text:p><text:s text:c="3"/>57</text:p>
          </table:table-cell>
          <table:table-cell office:value-type="float" office:value="56.708" calcext:value-type="float">
            <text:p><text:s text:c="3"/>57</text:p>
          </table:table-cell>
          <table:table-cell office:value-type="float" office:value="56.861" calcext:value-type="float">
            <text:p><text:s text:c="3"/>57</text:p>
          </table:table-cell>
          <table:table-cell office:value-type="float" office:value="56.951" calcext:value-type="float">
            <text:p><text:s text:c="3"/>57</text:p>
          </table:table-cell>
          <table:table-cell office:value-type="float" office:value="56.971" calcext:value-type="float">
            <text:p><text:s text:c="3"/>57</text:p>
          </table:table-cell>
          <table:table-cell office:value-type="float" office:value="56.927" calcext:value-type="float">
            <text:p><text:s text:c="3"/>57</text:p>
          </table:table-cell>
          <table:table-cell office:value-type="float" office:value="56.841" calcext:value-type="float">
            <text:p><text:s text:c="3"/>57</text:p>
          </table:table-cell>
          <table:table-cell office:value-type="float" office:value="56.728" calcext:value-type="float">
            <text:p><text:s text:c="3"/>57</text:p>
          </table:table-cell>
          <table:table-cell office:value-type="float" office:value="56.638" calcext:value-type="float">
            <text:p><text:s text:c="3"/>57</text:p>
          </table:table-cell>
          <table:table-cell office:value-type="float" office:value="56.552" calcext:value-type="float">
            <text:p><text:s text:c="3"/>57</text:p>
          </table:table-cell>
          <table:table-cell office:value-type="float" office:value="56.47" calcext:value-type="float">
            <text:p><text:s text:c="3"/>56</text:p>
          </table:table-cell>
          <table:table-cell office:value-type="float" office:value="56.414" calcext:value-type="float">
            <text:p><text:s text:c="3"/>56</text:p>
          </table:table-cell>
          <table:table-cell office:value-type="float" office:value="56.382" calcext:value-type="float">
            <text:p><text:s text:c="3"/>56</text:p>
          </table:table-cell>
          <table:table-cell office:value-type="float" office:value="56.377" calcext:value-type="float">
            <text:p><text:s text:c="3"/>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int Pierre and Miquelon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4.571" calcext:value-type="float">
            <text:p><text:s text:c="3"/>5</text:p>
          </table:table-cell>
          <table:table-cell office:value-type="float" office:value="4.603" calcext:value-type="float">
            <text:p><text:s text:c="3"/>5</text:p>
          </table:table-cell>
          <table:table-cell office:value-type="float" office:value="4.633" calcext:value-type="float">
            <text:p><text:s text:c="3"/>5</text:p>
          </table:table-cell>
          <table:table-cell office:value-type="float" office:value="4.66" calcext:value-type="float">
            <text:p><text:s text:c="3"/>5</text:p>
          </table:table-cell>
          <table:table-cell office:value-type="float" office:value="4.691" calcext:value-type="float">
            <text:p><text:s text:c="3"/>5</text:p>
          </table:table-cell>
          <table:table-cell office:value-type="float" office:value="4.723" calcext:value-type="float">
            <text:p><text:s text:c="3"/>5</text:p>
          </table:table-cell>
          <table:table-cell office:value-type="float" office:value="4.766" calcext:value-type="float">
            <text:p><text:s text:c="3"/>5</text:p>
          </table:table-cell>
          <table:table-cell office:value-type="float" office:value="4.8" calcext:value-type="float">
            <text:p><text:s text:c="3"/>5</text:p>
          </table:table-cell>
          <table:table-cell office:value-type="float" office:value="4.841" calcext:value-type="float">
            <text:p><text:s text:c="3"/>5</text:p>
          </table:table-cell>
          <table:table-cell office:value-type="float" office:value="4.882" calcext:value-type="float">
            <text:p><text:s text:c="3"/>5</text:p>
          </table:table-cell>
          <table:table-cell office:value-type="float" office:value="4.918" calcext:value-type="float">
            <text:p><text:s text:c="3"/>5</text:p>
          </table:table-cell>
          <table:table-cell office:value-type="float" office:value="4.953" calcext:value-type="float">
            <text:p><text:s text:c="3"/>5</text:p>
          </table:table-cell>
          <table:table-cell office:value-type="float" office:value="4.978" calcext:value-type="float">
            <text:p><text:s text:c="3"/>5</text:p>
          </table:table-cell>
          <table:table-cell office:value-type="float" office:value="5.005" calcext:value-type="float">
            <text:p><text:s text:c="3"/>5</text:p>
          </table:table-cell>
          <table:table-cell office:value-type="float" office:value="5.046" calcext:value-type="float">
            <text:p><text:s text:c="3"/>5</text:p>
          </table:table-cell>
          <table:table-cell office:value-type="float" office:value="5.096" calcext:value-type="float">
            <text:p><text:s text:c="3"/>5</text:p>
          </table:table-cell>
          <table:table-cell office:value-type="float" office:value="5.152" calcext:value-type="float">
            <text:p><text:s text:c="3"/>5</text:p>
          </table:table-cell>
          <table:table-cell office:value-type="float" office:value="5.215" calcext:value-type="float">
            <text:p><text:s text:c="3"/>5</text:p>
          </table:table-cell>
          <table:table-cell office:value-type="float" office:value="5.287" calcext:value-type="float">
            <text:p><text:s text:c="3"/>5</text:p>
          </table:table-cell>
          <table:table-cell office:value-type="float" office:value="5.373" calcext:value-type="float">
            <text:p><text:s text:c="3"/>5</text:p>
          </table:table-cell>
          <table:table-cell office:value-type="float" office:value="5.459" calcext:value-type="float">
            <text:p><text:s text:c="3"/>5</text:p>
          </table:table-cell>
          <table:table-cell office:value-type="float" office:value="5.55" calcext:value-type="float">
            <text:p><text:s text:c="3"/>6</text:p>
          </table:table-cell>
          <table:table-cell office:value-type="float" office:value="5.642" calcext:value-type="float">
            <text:p><text:s text:c="3"/>6</text:p>
          </table:table-cell>
          <table:table-cell office:value-type="float" office:value="5.74" calcext:value-type="float">
            <text:p><text:s text:c="3"/>6</text:p>
          </table:table-cell>
          <table:table-cell office:value-type="float" office:value="5.813" calcext:value-type="float">
            <text:p><text:s text:c="3"/>6</text:p>
          </table:table-cell>
          <table:table-cell office:value-type="float" office:value="5.883" calcext:value-type="float">
            <text:p><text:s text:c="3"/>6</text:p>
          </table:table-cell>
          <table:table-cell office:value-type="float" office:value="5.925" calcext:value-type="float">
            <text:p><text:s text:c="3"/>6</text:p>
          </table:table-cell>
          <table:table-cell office:value-type="float" office:value="5.957" calcext:value-type="float">
            <text:p><text:s text:c="3"/>6</text:p>
          </table:table-cell>
          <table:table-cell office:value-type="float" office:value="5.97" calcext:value-type="float">
            <text:p><text:s text:c="3"/>6</text:p>
          </table:table-cell>
          <table:table-cell office:value-type="float" office:value="5.987" calcext:value-type="float">
            <text:p><text:s text:c="3"/>6</text:p>
          </table:table-cell>
          <table:table-cell office:value-type="float" office:value="6.001" calcext:value-type="float">
            <text:p><text:s text:c="3"/>6</text:p>
          </table:table-cell>
          <table:table-cell office:value-type="float" office:value="6.02" calcext:value-type="float">
            <text:p><text:s text:c="3"/>6</text:p>
          </table:table-cell>
          <table:table-cell office:value-type="float" office:value="6.043" calcext:value-type="float">
            <text:p><text:s text:c="3"/>6</text:p>
          </table:table-cell>
          <table:table-cell office:value-type="float" office:value="6.052" calcext:value-type="float">
            <text:p><text:s text:c="3"/>6</text:p>
          </table:table-cell>
          <table:table-cell office:value-type="float" office:value="6.076" calcext:value-type="float">
            <text:p><text:s text:c="3"/>6</text:p>
          </table:table-cell>
          <table:table-cell office:value-type="float" office:value="6.109" calcext:value-type="float">
            <text:p><text:s text:c="3"/>6</text:p>
          </table:table-cell>
          <table:table-cell office:value-type="float" office:value="6.14" calcext:value-type="float">
            <text:p><text:s text:c="3"/>6</text:p>
          </table:table-cell>
          <table:table-cell office:value-type="float" office:value="6.18" calcext:value-type="float">
            <text:p><text:s text:c="3"/>6</text:p>
          </table:table-cell>
          <table:table-cell office:value-type="float" office:value="6.212" calcext:value-type="float">
            <text:p><text:s text:c="3"/>6</text:p>
          </table:table-cell>
          <table:table-cell office:value-type="float" office:value="6.251" calcext:value-type="float">
            <text:p><text:s text:c="3"/>6</text:p>
          </table:table-cell>
          <table:table-cell office:value-type="float" office:value="6.276" calcext:value-type="float">
            <text:p><text:s text:c="3"/>6</text:p>
          </table:table-cell>
          <table:table-cell office:value-type="float" office:value="6.294" calcext:value-type="float">
            <text:p><text:s text:c="3"/>6</text:p>
          </table:table-cell>
          <table:table-cell office:value-type="float" office:value="6.306" calcext:value-type="float">
            <text:p><text:s text:c="3"/>6</text:p>
          </table:table-cell>
          <table:table-cell office:value-type="float" office:value="6.304" calcext:value-type="float">
            <text:p><text:s text:c="3"/>6</text:p>
          </table:table-cell>
          <table:table-cell office:value-type="float" office:value="6.307" calcext:value-type="float">
            <text:p><text:s text:c="3"/>6</text:p>
          </table:table-cell>
          <table:table-cell office:value-type="float" office:value="6.304" calcext:value-type="float">
            <text:p><text:s text:c="3"/>6</text:p>
          </table:table-cell>
          <table:table-cell office:value-type="float" office:value="6.296" calcext:value-type="float">
            <text:p><text:s text:c="3"/>6</text:p>
          </table:table-cell>
          <table:table-cell office:value-type="float" office:value="6.291" calcext:value-type="float">
            <text:p><text:s text:c="3"/>6</text:p>
          </table:table-cell>
          <table:table-cell office:value-type="float" office:value="6.285" calcext:value-type="float">
            <text:p><text:s text:c="3"/>6</text:p>
          </table:table-cell>
          <table:table-cell office:value-type="float" office:value="6.281" calcext:value-type="float">
            <text:p><text:s text:c="3"/>6</text:p>
          </table:table-cell>
          <table:table-cell office:value-type="float" office:value="6.272" calcext:value-type="float">
            <text:p><text:s text:c="3"/>6</text:p>
          </table:table-cell>
          <table:table-cell office:value-type="float" office:value="6.268" calcext:value-type="float">
            <text:p><text:s text:c="3"/>6</text:p>
          </table:table-cell>
          <table:table-cell office:value-type="float" office:value="6.262" calcext:value-type="float">
            <text:p><text:s text:c="3"/>6</text:p>
          </table:table-cell>
          <table:table-cell office:value-type="float" office:value="6.255" calcext:value-type="float">
            <text:p><text:s text:c="3"/>6</text:p>
          </table:table-cell>
          <table:table-cell office:value-type="float" office:value="6.259" calcext:value-type="float">
            <text:p><text:s text:c="3"/>6</text:p>
          </table:table-cell>
          <table:table-cell office:value-type="float" office:value="6.261" calcext:value-type="float">
            <text:p><text:s text:c="3"/>6</text:p>
          </table:table-cell>
          <table:table-cell office:value-type="float" office:value="6.26" calcext:value-type="float">
            <text:p><text:s text:c="3"/>6</text:p>
          </table:table-cell>
          <table:table-cell office:value-type="float" office:value="6.261" calcext:value-type="float">
            <text:p><text:s text:c="3"/>6</text:p>
          </table:table-cell>
          <table:table-cell office:value-type="float" office:value="6.269" calcext:value-type="float">
            <text:p><text:s text:c="3"/>6</text:p>
          </table:table-cell>
          <table:table-cell office:value-type="float" office:value="6.277" calcext:value-type="float">
            <text:p><text:s text:c="3"/>6</text:p>
          </table:table-cell>
          <table:table-cell table:number-columns-repeated="2" office:value-type="float" office:value="6.274" calcext:value-type="float">
            <text:p><text:s text:c="3"/>6</text:p>
          </table:table-cell>
          <table:table-cell office:value-type="float" office:value="6.276" calcext:value-type="float">
            <text:p><text:s text:c="3"/>6</text:p>
          </table:table-cell>
          <table:table-cell office:value-type="float" office:value="6.273" calcext:value-type="float">
            <text:p><text:s text:c="3"/>6</text:p>
          </table:table-cell>
          <table:table-cell office:value-type="float" office:value="6.277" calcext:value-type="float">
            <text:p><text:s text:c="3"/>6</text:p>
          </table:table-cell>
          <table:table-cell office:value-type="float" office:value="6.29" calcext:value-type="float">
            <text:p><text:s text:c="3"/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58804.395" calcext:value-type="float">
            <text:p><text:s text:c="2"/>158 804</text:p>
          </table:table-cell>
          <table:table-cell office:value-type="float" office:value="160905.035" calcext:value-type="float">
            <text:p><text:s text:c="2"/>160 905</text:p>
          </table:table-cell>
          <table:table-cell office:value-type="float" office:value="163324.851" calcext:value-type="float">
            <text:p><text:s text:c="2"/>163 325</text:p>
          </table:table-cell>
          <table:table-cell office:value-type="float" office:value="165988.19" calcext:value-type="float">
            <text:p><text:s text:c="2"/>165 988</text:p>
          </table:table-cell>
          <table:table-cell office:value-type="float" office:value="168827.613" calcext:value-type="float">
            <text:p><text:s text:c="2"/>168 828</text:p>
          </table:table-cell>
          <table:table-cell office:value-type="float" office:value="171783.842" calcext:value-type="float">
            <text:p><text:s text:c="2"/>171 784</text:p>
          </table:table-cell>
          <table:table-cell office:value-type="float" office:value="174805.941" calcext:value-type="float">
            <text:p><text:s text:c="2"/>174 806</text:p>
          </table:table-cell>
          <table:table-cell office:value-type="float" office:value="177851.156" calcext:value-type="float">
            <text:p><text:s text:c="2"/>177 851</text:p>
          </table:table-cell>
          <table:table-cell office:value-type="float" office:value="180884.458" calcext:value-type="float">
            <text:p><text:s text:c="2"/>180 884</text:p>
          </table:table-cell>
          <table:table-cell office:value-type="float" office:value="183877.873" calcext:value-type="float">
            <text:p><text:s text:c="2"/>183 878</text:p>
          </table:table-cell>
          <table:table-cell office:value-type="float" office:value="186808.228" calcext:value-type="float">
            <text:p><text:s text:c="2"/>186 808</text:p>
          </table:table-cell>
          <table:table-cell office:value-type="float" office:value="189654.905" calcext:value-type="float">
            <text:p><text:s text:c="2"/>189 655</text:p>
          </table:table-cell>
          <table:table-cell office:value-type="float" office:value="192397.741" calcext:value-type="float">
            <text:p><text:s text:c="2"/>192 398</text:p>
          </table:table-cell>
          <table:table-cell office:value-type="float" office:value="195016.211" calcext:value-type="float">
            <text:p><text:s text:c="2"/>195 016</text:p>
          </table:table-cell>
          <table:table-cell office:value-type="float" office:value="197491.844" calcext:value-type="float">
            <text:p><text:s text:c="2"/>197 492</text:p>
          </table:table-cell>
          <table:table-cell office:value-type="float" office:value="199815.54" calcext:value-type="float">
            <text:p><text:s text:c="2"/>199 816</text:p>
          </table:table-cell>
          <table:table-cell office:value-type="float" office:value="201975.222" calcext:value-type="float">
            <text:p><text:s text:c="2"/>201 975</text:p>
          </table:table-cell>
          <table:table-cell office:value-type="float" office:value="203981.928" calcext:value-type="float">
            <text:p><text:s text:c="2"/>203 982</text:p>
          </table:table-cell>
          <table:table-cell office:value-type="float" office:value="205880.418" calcext:value-type="float">
            <text:p><text:s text:c="2"/>205 880</text:p>
          </table:table-cell>
          <table:table-cell office:value-type="float" office:value="207733.004" calcext:value-type="float">
            <text:p><text:s text:c="2"/>207 733</text:p>
          </table:table-cell>
          <table:table-cell office:value-type="float" office:value="209588.15" calcext:value-type="float">
            <text:p><text:s text:c="2"/>209 588</text:p>
          </table:table-cell>
          <table:table-cell office:value-type="float" office:value="211461.598" calcext:value-type="float">
            <text:p><text:s text:c="2"/>211 462</text:p>
          </table:table-cell>
          <table:table-cell office:value-type="float" office:value="213351.773" calcext:value-type="float">
            <text:p><text:s text:c="2"/>213 352</text:p>
          </table:table-cell>
          <table:table-cell office:value-type="float" office:value="215268.687" calcext:value-type="float">
            <text:p><text:s text:c="2"/>215 269</text:p>
          </table:table-cell>
          <table:table-cell office:value-type="float" office:value="217218.393" calcext:value-type="float">
            <text:p><text:s text:c="2"/>217 218</text:p>
          </table:table-cell>
          <table:table-cell office:value-type="float" office:value="219205.296" calcext:value-type="float">
            <text:p><text:s text:c="2"/>219 205</text:p>
          </table:table-cell>
          <table:table-cell office:value-type="float" office:value="221239.215" calcext:value-type="float">
            <text:p><text:s text:c="2"/>221 239</text:p>
          </table:table-cell>
          <table:table-cell office:value-type="float" office:value="223324.042" calcext:value-type="float">
            <text:p><text:s text:c="2"/>223 324</text:p>
          </table:table-cell>
          <table:table-cell office:value-type="float" office:value="225449.657" calcext:value-type="float">
            <text:p><text:s text:c="2"/>225 450</text:p>
          </table:table-cell>
          <table:table-cell office:value-type="float" office:value="227599.878" calcext:value-type="float">
            <text:p><text:s text:c="2"/>227 600</text:p>
          </table:table-cell>
          <table:table-cell office:value-type="float" office:value="229763.052" calcext:value-type="float">
            <text:p><text:s text:c="2"/>229 763</text:p>
          </table:table-cell>
          <table:table-cell office:value-type="float" office:value="231938.963" calcext:value-type="float">
            <text:p><text:s text:c="2"/>231 939</text:p>
          </table:table-cell>
          <table:table-cell office:value-type="float" office:value="234132.632" calcext:value-type="float">
            <text:p><text:s text:c="2"/>234 133</text:p>
          </table:table-cell>
          <table:table-cell office:value-type="float" office:value="236344.004" calcext:value-type="float">
            <text:p><text:s text:c="2"/>236 344</text:p>
          </table:table-cell>
          <table:table-cell office:value-type="float" office:value="238573.861" calcext:value-type="float">
            <text:p><text:s text:c="2"/>238 574</text:p>
          </table:table-cell>
          <table:table-cell office:value-type="float" office:value="240824.12" calcext:value-type="float">
            <text:p><text:s text:c="2"/>240 824</text:p>
          </table:table-cell>
          <table:table-cell office:value-type="float" office:value="243098.935" calcext:value-type="float">
            <text:p><text:s text:c="2"/>243 099</text:p>
          </table:table-cell>
          <table:table-cell office:value-type="float" office:value="245402.864" calcext:value-type="float">
            <text:p><text:s text:c="2"/>245 403</text:p>
          </table:table-cell>
          <table:table-cell office:value-type="float" office:value="247739.582" calcext:value-type="float">
            <text:p><text:s text:c="2"/>247 740</text:p>
          </table:table-cell>
          <table:table-cell office:value-type="float" office:value="250113.187" calcext:value-type="float">
            <text:p><text:s text:c="2"/>250 113</text:p>
          </table:table-cell>
          <table:table-cell office:value-type="float" office:value="252529.95" calcext:value-type="float">
            <text:p><text:s text:c="2"/>252 530</text:p>
          </table:table-cell>
          <table:table-cell office:value-type="float" office:value="254974.819" calcext:value-type="float">
            <text:p><text:s text:c="2"/>254 975</text:p>
          </table:table-cell>
          <table:table-cell office:value-type="float" office:value="257454.273" calcext:value-type="float">
            <text:p><text:s text:c="2"/>257 454</text:p>
          </table:table-cell>
          <table:table-cell office:value-type="float" office:value="260020.186" calcext:value-type="float">
            <text:p><text:s text:c="2"/>260 020</text:p>
          </table:table-cell>
          <table:table-cell office:value-type="float" office:value="262741.566" calcext:value-type="float">
            <text:p><text:s text:c="2"/>262 742</text:p>
          </table:table-cell>
          <table:table-cell office:value-type="float" office:value="265658.849" calcext:value-type="float">
            <text:p><text:s text:c="2"/>265 659</text:p>
          </table:table-cell>
          <table:table-cell office:value-type="float" office:value="268803.424" calcext:value-type="float">
            <text:p><text:s text:c="2"/>268 803</text:p>
          </table:table-cell>
          <table:table-cell office:value-type="float" office:value="272136.551" calcext:value-type="float">
            <text:p><text:s text:c="2"/>272 137</text:p>
          </table:table-cell>
          <table:table-cell office:value-type="float" office:value="275542.603" calcext:value-type="float">
            <text:p><text:s text:c="2"/>275 543</text:p>
          </table:table-cell>
          <table:table-cell office:value-type="float" office:value="278862.277" calcext:value-type="float">
            <text:p><text:s text:c="2"/>278 862</text:p>
          </table:table-cell>
          <table:table-cell office:value-type="float" office:value="281982.778" calcext:value-type="float">
            <text:p><text:s text:c="2"/>281 983</text:p>
          </table:table-cell>
          <table:table-cell office:value-type="float" office:value="284852.391" calcext:value-type="float">
            <text:p><text:s text:c="2"/>284 852</text:p>
          </table:table-cell>
          <table:table-cell office:value-type="float" office:value="287506.847" calcext:value-type="float">
            <text:p><text:s text:c="2"/>287 507</text:p>
          </table:table-cell>
          <table:table-cell office:value-type="float" office:value="290027.624" calcext:value-type="float">
            <text:p><text:s text:c="2"/>290 028</text:p>
          </table:table-cell>
          <table:table-cell office:value-type="float" office:value="292539.324" calcext:value-type="float">
            <text:p><text:s text:c="2"/>292 539</text:p>
          </table:table-cell>
          <table:table-cell office:value-type="float" office:value="295129.501" calcext:value-type="float">
            <text:p><text:s text:c="2"/>295 130</text:p>
          </table:table-cell>
          <table:table-cell office:value-type="float" office:value="297827.356" calcext:value-type="float">
            <text:p><text:s text:c="2"/>297 827</text:p>
          </table:table-cell>
          <table:table-cell office:value-type="float" office:value="300595.175" calcext:value-type="float">
            <text:p><text:s text:c="2"/>300 595</text:p>
          </table:table-cell>
          <table:table-cell office:value-type="float" office:value="303374.067" calcext:value-type="float">
            <text:p><text:s text:c="2"/>303 374</text:p>
          </table:table-cell>
          <table:table-cell office:value-type="float" office:value="306076.362" calcext:value-type="float">
            <text:p><text:s text:c="2"/>306 076</text:p>
          </table:table-cell>
          <table:table-cell office:value-type="float" office:value="308641.391" calcext:value-type="float">
            <text:p><text:s text:c="2"/>308 641</text:p>
          </table:table-cell>
          <table:table-cell office:value-type="float" office:value="311051.373" calcext:value-type="float">
            <text:p><text:s text:c="2"/>311 051</text:p>
          </table:table-cell>
          <table:table-cell office:value-type="float" office:value="313335.423" calcext:value-type="float">
            <text:p><text:s text:c="2"/>313 335</text:p>
          </table:table-cell>
          <table:table-cell office:value-type="float" office:value="315536.676" calcext:value-type="float">
            <text:p><text:s text:c="2"/>315 537</text:p>
          </table:table-cell>
          <table:table-cell office:value-type="float" office:value="317718.779" calcext:value-type="float">
            <text:p><text:s text:c="2"/>317 719</text:p>
          </table:table-cell>
          <table:table-cell office:value-type="float" office:value="319929.162" calcext:value-type="float">
            <text:p><text:s text:c="2"/>319 9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stimates</text:p>
          </table:table-cell>
          <table:table-cell table:style-name="ce4" office:value-type="string" calcext:value-type="string">
            <text:p>OCEANIA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647.776" calcext:value-type="float">
            <text:p><text:s text:c="2"/>12 648</text:p>
          </table:table-cell>
          <table:table-cell office:value-type="float" office:value="12971.297" calcext:value-type="float">
            <text:p><text:s text:c="2"/>12 971</text:p>
          </table:table-cell>
          <table:table-cell office:value-type="float" office:value="13275.573" calcext:value-type="float">
            <text:p><text:s text:c="2"/>13 276</text:p>
          </table:table-cell>
          <table:table-cell office:value-type="float" office:value="13572.461" calcext:value-type="float">
            <text:p><text:s text:c="2"/>13 572</text:p>
          </table:table-cell>
          <table:table-cell office:value-type="float" office:value="13870.902" calcext:value-type="float">
            <text:p><text:s text:c="2"/>13 871</text:p>
          </table:table-cell>
          <table:table-cell office:value-type="float" office:value="14176.713" calcext:value-type="float">
            <text:p><text:s text:c="2"/>14 177</text:p>
          </table:table-cell>
          <table:table-cell office:value-type="float" office:value="14492.818" calcext:value-type="float">
            <text:p><text:s text:c="2"/>14 493</text:p>
          </table:table-cell>
          <table:table-cell office:value-type="float" office:value="14819.081" calcext:value-type="float">
            <text:p><text:s text:c="2"/>14 819</text:p>
          </table:table-cell>
          <table:table-cell office:value-type="float" office:value="15152.85" calcext:value-type="float">
            <text:p><text:s text:c="2"/>15 153</text:p>
          </table:table-cell>
          <table:table-cell office:value-type="float" office:value="15489.65" calcext:value-type="float">
            <text:p><text:s text:c="2"/>15 490</text:p>
          </table:table-cell>
          <table:table-cell office:value-type="float" office:value="15825.224" calcext:value-type="float">
            <text:p><text:s text:c="2"/>15 825</text:p>
          </table:table-cell>
          <table:table-cell office:value-type="float" office:value="16157.867" calcext:value-type="float">
            <text:p><text:s text:c="2"/>16 158</text:p>
          </table:table-cell>
          <table:table-cell office:value-type="float" office:value="16490.164" calcext:value-type="float">
            <text:p><text:s text:c="2"/>16 490</text:p>
          </table:table-cell>
          <table:table-cell office:value-type="float" office:value="16829.986" calcext:value-type="float">
            <text:p><text:s text:c="2"/>16 830</text:p>
          </table:table-cell>
          <table:table-cell office:value-type="float" office:value="17188.133" calcext:value-type="float">
            <text:p><text:s text:c="2"/>17 188</text:p>
          </table:table-cell>
          <table:table-cell office:value-type="float" office:value="17571.233" calcext:value-type="float">
            <text:p><text:s text:c="2"/>17 571</text:p>
          </table:table-cell>
          <table:table-cell office:value-type="float" office:value="17982.612" calcext:value-type="float">
            <text:p><text:s text:c="2"/>17 983</text:p>
          </table:table-cell>
          <table:table-cell office:value-type="float" office:value="18416.989" calcext:value-type="float">
            <text:p><text:s text:c="2"/>18 417</text:p>
          </table:table-cell>
          <table:table-cell office:value-type="float" office:value="18861.859" calcext:value-type="float">
            <text:p><text:s text:c="2"/>18 862</text:p>
          </table:table-cell>
          <table:table-cell office:value-type="float" office:value="19299.805" calcext:value-type="float">
            <text:p><text:s text:c="2"/>19 300</text:p>
          </table:table-cell>
          <table:table-cell office:value-type="float" office:value="19718.034" calcext:value-type="float">
            <text:p><text:s text:c="2"/>19 718</text:p>
          </table:table-cell>
          <table:table-cell office:value-type="float" office:value="20113.704" calcext:value-type="float">
            <text:p><text:s text:c="2"/>20 114</text:p>
          </table:table-cell>
          <table:table-cell office:value-type="float" office:value="20489.704" calcext:value-type="float">
            <text:p><text:s text:c="2"/>20 490</text:p>
          </table:table-cell>
          <table:table-cell office:value-type="float" office:value="20846.065" calcext:value-type="float">
            <text:p><text:s text:c="2"/>20 846</text:p>
          </table:table-cell>
          <table:table-cell office:value-type="float" office:value="21184.323" calcext:value-type="float">
            <text:p><text:s text:c="2"/>21 184</text:p>
          </table:table-cell>
          <table:table-cell office:value-type="float" office:value="21506.855" calcext:value-type="float">
            <text:p><text:s text:c="2"/>21 507</text:p>
          </table:table-cell>
          <table:table-cell office:value-type="float" office:value="21811.92" calcext:value-type="float">
            <text:p><text:s text:c="2"/>21 812</text:p>
          </table:table-cell>
          <table:table-cell office:value-type="float" office:value="22101.729" calcext:value-type="float">
            <text:p><text:s text:c="2"/>22 102</text:p>
          </table:table-cell>
          <table:table-cell office:value-type="float" office:value="22387.772" calcext:value-type="float">
            <text:p><text:s text:c="2"/>22 388</text:p>
          </table:table-cell>
          <table:table-cell office:value-type="float" office:value="22685.176" calcext:value-type="float">
            <text:p><text:s text:c="2"/>22 685</text:p>
          </table:table-cell>
          <table:table-cell office:value-type="float" office:value="23005.068" calcext:value-type="float">
            <text:p><text:s text:c="2"/>23 005</text:p>
          </table:table-cell>
          <table:table-cell office:value-type="float" office:value="23351.573" calcext:value-type="float">
            <text:p><text:s text:c="2"/>23 352</text:p>
          </table:table-cell>
          <table:table-cell office:value-type="float" office:value="23722.342" calcext:value-type="float">
            <text:p><text:s text:c="2"/>23 722</text:p>
          </table:table-cell>
          <table:table-cell office:value-type="float" office:value="24113.313" calcext:value-type="float">
            <text:p><text:s text:c="2"/>24 113</text:p>
          </table:table-cell>
          <table:table-cell office:value-type="float" office:value="24517.512" calcext:value-type="float">
            <text:p><text:s text:c="2"/>24 518</text:p>
          </table:table-cell>
          <table:table-cell office:value-type="float" office:value="24929.397" calcext:value-type="float">
            <text:p><text:s text:c="2"/>24 929</text:p>
          </table:table-cell>
          <table:table-cell office:value-type="float" office:value="25348.398" calcext:value-type="float">
            <text:p><text:s text:c="2"/>25 348</text:p>
          </table:table-cell>
          <table:table-cell office:value-type="float" office:value="25775.162" calcext:value-type="float">
            <text:p><text:s text:c="2"/>25 775</text:p>
          </table:table-cell>
          <table:table-cell office:value-type="float" office:value="26206.73" calcext:value-type="float">
            <text:p><text:s text:c="2"/>26 207</text:p>
          </table:table-cell>
          <table:table-cell office:value-type="float" office:value="26639.715" calcext:value-type="float">
            <text:p><text:s text:c="2"/>26 640</text:p>
          </table:table-cell>
          <table:table-cell office:value-type="float" office:value="27071.461" calcext:value-type="float">
            <text:p><text:s text:c="2"/>27 071</text:p>
          </table:table-cell>
          <table:table-cell office:value-type="float" office:value="27501.305" calcext:value-type="float">
            <text:p><text:s text:c="2"/>27 501</text:p>
          </table:table-cell>
          <table:table-cell office:value-type="float" office:value="27929.031" calcext:value-type="float">
            <text:p><text:s text:c="2"/>27 929</text:p>
          </table:table-cell>
          <table:table-cell office:value-type="float" office:value="28353.141" calcext:value-type="float">
            <text:p><text:s text:c="2"/>28 353</text:p>
          </table:table-cell>
          <table:table-cell office:value-type="float" office:value="28772.099" calcext:value-type="float">
            <text:p><text:s text:c="2"/>28 772</text:p>
          </table:table-cell>
          <table:table-cell office:value-type="float" office:value="29185.314" calcext:value-type="float">
            <text:p><text:s text:c="2"/>29 185</text:p>
          </table:table-cell>
          <table:table-cell office:value-type="float" office:value="29593.028" calcext:value-type="float">
            <text:p><text:s text:c="2"/>29 593</text:p>
          </table:table-cell>
          <table:table-cell office:value-type="float" office:value="29997.105" calcext:value-type="float">
            <text:p><text:s text:c="2"/>29 997</text:p>
          </table:table-cell>
          <table:table-cell office:value-type="float" office:value="30401.381" calcext:value-type="float">
            <text:p><text:s text:c="2"/>30 401</text:p>
          </table:table-cell>
          <table:table-cell office:value-type="float" office:value="30810.664" calcext:value-type="float">
            <text:p><text:s text:c="2"/>30 811</text:p>
          </table:table-cell>
          <table:table-cell office:value-type="float" office:value="31229.422" calcext:value-type="float">
            <text:p><text:s text:c="2"/>31 229</text:p>
          </table:table-cell>
          <table:table-cell office:value-type="float" office:value="31656.849" calcext:value-type="float">
            <text:p><text:s text:c="2"/>31 657</text:p>
          </table:table-cell>
          <table:table-cell office:value-type="float" office:value="32094.472" calcext:value-type="float">
            <text:p><text:s text:c="2"/>32 094</text:p>
          </table:table-cell>
          <table:table-cell office:value-type="float" office:value="32551.66" calcext:value-type="float">
            <text:p><text:s text:c="2"/>32 552</text:p>
          </table:table-cell>
          <table:table-cell office:value-type="float" office:value="33040.246" calcext:value-type="float">
            <text:p><text:s text:c="2"/>33 040</text:p>
          </table:table-cell>
          <table:table-cell office:value-type="float" office:value="33567.637" calcext:value-type="float">
            <text:p><text:s text:c="2"/>33 568</text:p>
          </table:table-cell>
          <table:table-cell office:value-type="float" office:value="34138.499" calcext:value-type="float">
            <text:p><text:s text:c="2"/>34 138</text:p>
          </table:table-cell>
          <table:table-cell office:value-type="float" office:value="34747.498" calcext:value-type="float">
            <text:p><text:s text:c="2"/>34 747</text:p>
          </table:table-cell>
          <table:table-cell office:value-type="float" office:value="35379.766" calcext:value-type="float">
            <text:p><text:s text:c="2"/>35 380</text:p>
          </table:table-cell>
          <table:table-cell office:value-type="float" office:value="36014.268" calcext:value-type="float">
            <text:p><text:s text:c="2"/>36 014</text:p>
          </table:table-cell>
          <table:table-cell office:value-type="float" office:value="36635.566" calcext:value-type="float">
            <text:p><text:s text:c="2"/>36 636</text:p>
          </table:table-cell>
          <table:table-cell office:value-type="float" office:value="37237.877" calcext:value-type="float">
            <text:p><text:s text:c="2"/>37 238</text:p>
          </table:table-cell>
          <table:table-cell office:value-type="float" office:value="37824.446" calcext:value-type="float">
            <text:p><text:s text:c="2"/>37 824</text:p>
          </table:table-cell>
          <table:table-cell office:value-type="float" office:value="38399.398" calcext:value-type="float">
            <text:p><text:s text:c="2"/>38 399</text:p>
          </table:table-cell>
          <table:table-cell office:value-type="float" office:value="38970.389" calcext:value-type="float">
            <text:p><text:s text:c="2"/>38 970</text:p>
          </table:table-cell>
          <table:table-cell office:value-type="float" office:value="39542.98" calcext:value-type="float">
            <text:p><text:s text:c="2"/>39 5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Australia/New Zealand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0085.342" calcext:value-type="float">
            <text:p><text:s text:c="2"/>10 085</text:p>
          </table:table-cell>
          <table:table-cell office:value-type="float" office:value="10360.535" calcext:value-type="float">
            <text:p><text:s text:c="2"/>10 361</text:p>
          </table:table-cell>
          <table:table-cell office:value-type="float" office:value="10613.768" calcext:value-type="float">
            <text:p><text:s text:c="2"/>10 614</text:p>
          </table:table-cell>
          <table:table-cell office:value-type="float" office:value="10857.134" calcext:value-type="float">
            <text:p><text:s text:c="2"/>10 857</text:p>
          </table:table-cell>
          <table:table-cell office:value-type="float" office:value="11099.673" calcext:value-type="float">
            <text:p><text:s text:c="2"/>11 100</text:p>
          </table:table-cell>
          <table:table-cell office:value-type="float" office:value="11347.299" calcext:value-type="float">
            <text:p><text:s text:c="2"/>11 347</text:p>
          </table:table-cell>
          <table:table-cell office:value-type="float" office:value="11602.73" calcext:value-type="float">
            <text:p><text:s text:c="2"/>11 603</text:p>
          </table:table-cell>
          <table:table-cell office:value-type="float" office:value="11865.654" calcext:value-type="float">
            <text:p><text:s text:c="2"/>11 866</text:p>
          </table:table-cell>
          <table:table-cell office:value-type="float" office:value="12133.082" calcext:value-type="float">
            <text:p><text:s text:c="2"/>12 133</text:p>
          </table:table-cell>
          <table:table-cell office:value-type="float" office:value="12400.154" calcext:value-type="float">
            <text:p><text:s text:c="2"/>12 400</text:p>
          </table:table-cell>
          <table:table-cell office:value-type="float" office:value="12662.301" calcext:value-type="float">
            <text:p><text:s text:c="2"/>12 662</text:p>
          </table:table-cell>
          <table:table-cell office:value-type="float" office:value="12917.621" calcext:value-type="float">
            <text:p><text:s text:c="2"/>12 918</text:p>
          </table:table-cell>
          <table:table-cell office:value-type="float" office:value="13168.888" calcext:value-type="float">
            <text:p><text:s text:c="2"/>13 169</text:p>
          </table:table-cell>
          <table:table-cell office:value-type="float" office:value="13424.443" calcext:value-type="float">
            <text:p><text:s text:c="2"/>13 424</text:p>
          </table:table-cell>
          <table:table-cell office:value-type="float" office:value="13695.741" calcext:value-type="float">
            <text:p><text:s text:c="2"/>13 696</text:p>
          </table:table-cell>
          <table:table-cell office:value-type="float" office:value="13989.958" calcext:value-type="float">
            <text:p><text:s text:c="2"/>13 990</text:p>
          </table:table-cell>
          <table:table-cell office:value-type="float" office:value="14310.533" calcext:value-type="float">
            <text:p><text:s text:c="2"/>14 311</text:p>
          </table:table-cell>
          <table:table-cell office:value-type="float" office:value="14652.033" calcext:value-type="float">
            <text:p><text:s text:c="2"/>14 652</text:p>
          </table:table-cell>
          <table:table-cell office:value-type="float" office:value="15001.914" calcext:value-type="float">
            <text:p><text:s text:c="2"/>15 002</text:p>
          </table:table-cell>
          <table:table-cell office:value-type="float" office:value="15342.667" calcext:value-type="float">
            <text:p><text:s text:c="2"/>15 343</text:p>
          </table:table-cell>
          <table:table-cell office:value-type="float" office:value="15661.294" calcext:value-type="float">
            <text:p><text:s text:c="2"/>15 661</text:p>
          </table:table-cell>
          <table:table-cell office:value-type="float" office:value="15954.979" calcext:value-type="float">
            <text:p><text:s text:c="2"/>15 955</text:p>
          </table:table-cell>
          <table:table-cell office:value-type="float" office:value="16226.558" calcext:value-type="float">
            <text:p><text:s text:c="2"/>16 227</text:p>
          </table:table-cell>
          <table:table-cell office:value-type="float" office:value="16475.847" calcext:value-type="float">
            <text:p><text:s text:c="2"/>16 476</text:p>
          </table:table-cell>
          <table:table-cell office:value-type="float" office:value="16704.225" calcext:value-type="float">
            <text:p><text:s text:c="2"/>16 704</text:p>
          </table:table-cell>
          <table:table-cell office:value-type="float" office:value="16913.839" calcext:value-type="float">
            <text:p><text:s text:c="2"/>16 914</text:p>
          </table:table-cell>
          <table:table-cell office:value-type="float" office:value="17103.193" calcext:value-type="float">
            <text:p><text:s text:c="2"/>17 103</text:p>
          </table:table-cell>
          <table:table-cell office:value-type="float" office:value="17274.471" calcext:value-type="float">
            <text:p><text:s text:c="2"/>17 274</text:p>
          </table:table-cell>
          <table:table-cell office:value-type="float" office:value="17438.254" calcext:value-type="float">
            <text:p><text:s text:c="2"/>17 438</text:p>
          </table:table-cell>
          <table:table-cell office:value-type="float" office:value="17608.539" calcext:value-type="float">
            <text:p><text:s text:c="2"/>17 609</text:p>
          </table:table-cell>
          <table:table-cell office:value-type="float" office:value="17795.733" calcext:value-type="float">
            <text:p><text:s text:c="2"/>17 796</text:p>
          </table:table-cell>
          <table:table-cell office:value-type="float" office:value="18003.322" calcext:value-type="float">
            <text:p><text:s text:c="2"/>18 003</text:p>
          </table:table-cell>
          <table:table-cell office:value-type="float" office:value="18229.604" calcext:value-type="float">
            <text:p><text:s text:c="2"/>18 230</text:p>
          </table:table-cell>
          <table:table-cell office:value-type="float" office:value="18473.087" calcext:value-type="float">
            <text:p><text:s text:c="2"/>18 473</text:p>
          </table:table-cell>
          <table:table-cell office:value-type="float" office:value="18730.25" calcext:value-type="float">
            <text:p><text:s text:c="2"/>18 730</text:p>
          </table:table-cell>
          <table:table-cell office:value-type="float" office:value="18997.879" calcext:value-type="float">
            <text:p><text:s text:c="2"/>18 998</text:p>
          </table:table-cell>
          <table:table-cell office:value-type="float" office:value="19276.468" calcext:value-type="float">
            <text:p><text:s text:c="2"/>19 276</text:p>
          </table:table-cell>
          <table:table-cell office:value-type="float" office:value="19565.678" calcext:value-type="float">
            <text:p><text:s text:c="2"/>19 566</text:p>
          </table:table-cell>
          <table:table-cell office:value-type="float" office:value="19860.222" calcext:value-type="float">
            <text:p><text:s text:c="2"/>19 860</text:p>
          </table:table-cell>
          <table:table-cell office:value-type="float" office:value="20153.251" calcext:value-type="float">
            <text:p><text:s text:c="2"/>20 153</text:p>
          </table:table-cell>
          <table:table-cell office:value-type="float" office:value="20439.603" calcext:value-type="float">
            <text:p><text:s text:c="2"/>20 440</text:p>
          </table:table-cell>
          <table:table-cell office:value-type="float" office:value="20718.044" calcext:value-type="float">
            <text:p><text:s text:c="2"/>20 718</text:p>
          </table:table-cell>
          <table:table-cell office:value-type="float" office:value="20989.129" calcext:value-type="float">
            <text:p><text:s text:c="2"/>20 989</text:p>
          </table:table-cell>
          <table:table-cell office:value-type="float" office:value="21251.943" calcext:value-type="float">
            <text:p><text:s text:c="2"/>21 252</text:p>
          </table:table-cell>
          <table:table-cell office:value-type="float" office:value="21506.016" calcext:value-type="float">
            <text:p><text:s text:c="2"/>21 506</text:p>
          </table:table-cell>
          <table:table-cell office:value-type="float" office:value="21751.679" calcext:value-type="float">
            <text:p><text:s text:c="2"/>21 752</text:p>
          </table:table-cell>
          <table:table-cell office:value-type="float" office:value="21989.034" calcext:value-type="float">
            <text:p><text:s text:c="2"/>21 989</text:p>
          </table:table-cell>
          <table:table-cell office:value-type="float" office:value="22219.95" calcext:value-type="float">
            <text:p><text:s text:c="2"/>22 220</text:p>
          </table:table-cell>
          <table:table-cell office:value-type="float" office:value="22449.019" calcext:value-type="float">
            <text:p><text:s text:c="2"/>22 449</text:p>
          </table:table-cell>
          <table:table-cell office:value-type="float" office:value="22682.243" calcext:value-type="float">
            <text:p><text:s text:c="2"/>22 682</text:p>
          </table:table-cell>
          <table:table-cell office:value-type="float" office:value="22924.836" calcext:value-type="float">
            <text:p><text:s text:c="2"/>22 925</text:p>
          </table:table-cell>
          <table:table-cell office:value-type="float" office:value="23176.466" calcext:value-type="float">
            <text:p><text:s text:c="2"/>23 176</text:p>
          </table:table-cell>
          <table:table-cell office:value-type="float" office:value="23438.397" calcext:value-type="float">
            <text:p><text:s text:c="2"/>23 438</text:p>
          </table:table-cell>
          <table:table-cell office:value-type="float" office:value="23719.041" calcext:value-type="float">
            <text:p><text:s text:c="2"/>23 719</text:p>
          </table:table-cell>
          <table:table-cell office:value-type="float" office:value="24028.867" calcext:value-type="float">
            <text:p><text:s text:c="2"/>24 029</text:p>
          </table:table-cell>
          <table:table-cell office:value-type="float" office:value="24374.258" calcext:value-type="float">
            <text:p><text:s text:c="2"/>24 374</text:p>
          </table:table-cell>
          <table:table-cell office:value-type="float" office:value="24759.523" calcext:value-type="float">
            <text:p><text:s text:c="2"/>24 760</text:p>
          </table:table-cell>
          <table:table-cell office:value-type="float" office:value="25179.815" calcext:value-type="float">
            <text:p><text:s text:c="2"/>25 180</text:p>
          </table:table-cell>
          <table:table-cell office:value-type="float" office:value="25620.818" calcext:value-type="float">
            <text:p><text:s text:c="2"/>25 621</text:p>
          </table:table-cell>
          <table:table-cell office:value-type="float" office:value="26062.522" calcext:value-type="float">
            <text:p><text:s text:c="2"/>26 063</text:p>
          </table:table-cell>
          <table:table-cell office:value-type="float" office:value="26490.126" calcext:value-type="float">
            <text:p><text:s text:c="2"/>26 490</text:p>
          </table:table-cell>
          <table:table-cell office:value-type="float" office:value="26898.164" calcext:value-type="float">
            <text:p><text:s text:c="2"/>26 898</text:p>
          </table:table-cell>
          <table:table-cell office:value-type="float" office:value="27289.592" calcext:value-type="float">
            <text:p><text:s text:c="2"/>27 290</text:p>
          </table:table-cell>
          <table:table-cell office:value-type="float" office:value="27668.256" calcext:value-type="float">
            <text:p><text:s text:c="2"/>27 668</text:p>
          </table:table-cell>
          <table:table-cell office:value-type="float" office:value="28041.368" calcext:value-type="float">
            <text:p><text:s text:c="2"/>28 041</text:p>
          </table:table-cell>
          <table:table-cell office:value-type="float" office:value="28414.088" calcext:value-type="float">
            <text:p><text:s text:c="2"/>28 4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ustralia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177.342" calcext:value-type="float">
            <text:p><text:s text:c="2"/>8 177</text:p>
          </table:table-cell>
          <table:table-cell office:value-type="float" office:value="8412.604" calcext:value-type="float">
            <text:p><text:s text:c="2"/>8 413</text:p>
          </table:table-cell>
          <table:table-cell office:value-type="float" office:value="8620.97" calcext:value-type="float">
            <text:p><text:s text:c="2"/>8 621</text:p>
          </table:table-cell>
          <table:table-cell office:value-type="float" office:value="8816.902" calcext:value-type="float">
            <text:p><text:s text:c="2"/>8 817</text:p>
          </table:table-cell>
          <table:table-cell office:value-type="float" office:value="9011.19" calcext:value-type="float">
            <text:p><text:s text:c="2"/>9 011</text:p>
          </table:table-cell>
          <table:table-cell office:value-type="float" office:value="9210.908" calcext:value-type="float">
            <text:p><text:s text:c="2"/>9 211</text:p>
          </table:table-cell>
          <table:table-cell office:value-type="float" office:value="9419.268" calcext:value-type="float">
            <text:p><text:s text:c="2"/>9 419</text:p>
          </table:table-cell>
          <table:table-cell office:value-type="float" office:value="9635.828" calcext:value-type="float">
            <text:p><text:s text:c="2"/>9 636</text:p>
          </table:table-cell>
          <table:table-cell office:value-type="float" office:value="9856.949" calcext:value-type="float">
            <text:p><text:s text:c="2"/>9 857</text:p>
          </table:table-cell>
          <table:table-cell office:value-type="float" office:value="10076.741" calcext:value-type="float">
            <text:p><text:s text:c="2"/>10 077</text:p>
          </table:table-cell>
          <table:table-cell office:value-type="float" office:value="10289.707" calcext:value-type="float">
            <text:p><text:s text:c="2"/>10 290</text:p>
          </table:table-cell>
          <table:table-cell office:value-type="float" office:value="10493.555" calcext:value-type="float">
            <text:p><text:s text:c="2"/>10 494</text:p>
          </table:table-cell>
          <table:table-cell office:value-type="float" office:value="10691.689" calcext:value-type="float">
            <text:p><text:s text:c="2"/>10 692</text:p>
          </table:table-cell>
          <table:table-cell office:value-type="float" office:value="10894.27" calcext:value-type="float">
            <text:p><text:s text:c="2"/>10 894</text:p>
          </table:table-cell>
          <table:table-cell office:value-type="float" office:value="11115.211" calcext:value-type="float">
            <text:p><text:s text:c="2"/>11 115</text:p>
          </table:table-cell>
          <table:table-cell office:value-type="float" office:value="11363.313" calcext:value-type="float">
            <text:p><text:s text:c="2"/>11 363</text:p>
          </table:table-cell>
          <table:table-cell office:value-type="float" office:value="11643.451" calcext:value-type="float">
            <text:p><text:s text:c="2"/>11 643</text:p>
          </table:table-cell>
          <table:table-cell office:value-type="float" office:value="11949.357" calcext:value-type="float">
            <text:p><text:s text:c="2"/>11 949</text:p>
          </table:table-cell>
          <table:table-cell office:value-type="float" office:value="12265.087" calcext:value-type="float">
            <text:p><text:s text:c="2"/>12 265</text:p>
          </table:table-cell>
          <table:table-cell office:value-type="float" office:value="12568.3" calcext:value-type="float">
            <text:p><text:s text:c="2"/>12 568</text:p>
          </table:table-cell>
          <table:table-cell office:value-type="float" office:value="12842.907" calcext:value-type="float">
            <text:p><text:s text:c="2"/>12 843</text:p>
          </table:table-cell>
          <table:table-cell office:value-type="float" office:value="13084.157" calcext:value-type="float">
            <text:p><text:s text:c="2"/>13 084</text:p>
          </table:table-cell>
          <table:table-cell office:value-type="float" office:value="13296.872" calcext:value-type="float">
            <text:p><text:s text:c="2"/>13 297</text:p>
          </table:table-cell>
          <table:table-cell office:value-type="float" office:value="13486.438" calcext:value-type="float">
            <text:p><text:s text:c="2"/>13 486</text:p>
          </table:table-cell>
          <table:table-cell office:value-type="float" office:value="13662.048" calcext:value-type="float">
            <text:p><text:s text:c="2"/>13 662</text:p>
          </table:table-cell>
          <table:table-cell office:value-type="float" office:value="13831.206" calcext:value-type="float">
            <text:p><text:s text:c="2"/>13 831</text:p>
          </table:table-cell>
          <table:table-cell office:value-type="float" office:value="13994.623" calcext:value-type="float">
            <text:p><text:s text:c="2"/>13 995</text:p>
          </table:table-cell>
          <table:table-cell office:value-type="float" office:value="14152.065" calcext:value-type="float">
            <text:p><text:s text:c="2"/>14 152</text:p>
          </table:table-cell>
          <table:table-cell office:value-type="float" office:value="14309.298" calcext:value-type="float">
            <text:p><text:s text:c="2"/>14 309</text:p>
          </table:table-cell>
          <table:table-cell office:value-type="float" office:value="14473.242" calcext:value-type="float">
            <text:p><text:s text:c="2"/>14 473</text:p>
          </table:table-cell>
          <table:table-cell office:value-type="float" office:value="14649.114" calcext:value-type="float">
            <text:p><text:s text:c="2"/>14 649</text:p>
          </table:table-cell>
          <table:table-cell office:value-type="float" office:value="14838.494" calcext:value-type="float">
            <text:p><text:s text:c="2"/>14 838</text:p>
          </table:table-cell>
          <table:table-cell office:value-type="float" office:value="15041.065" calcext:value-type="float">
            <text:p><text:s text:c="2"/>15 041</text:p>
          </table:table-cell>
          <table:table-cell office:value-type="float" office:value="15257.358" calcext:value-type="float">
            <text:p><text:s text:c="2"/>15 257</text:p>
          </table:table-cell>
          <table:table-cell office:value-type="float" office:value="15487.214" calcext:value-type="float">
            <text:p><text:s text:c="2"/>15 487</text:p>
          </table:table-cell>
          <table:table-cell office:value-type="float" office:value="15729.643" calcext:value-type="float">
            <text:p><text:s text:c="2"/>15 730</text:p>
          </table:table-cell>
          <table:table-cell office:value-type="float" office:value="15986.164" calcext:value-type="float">
            <text:p><text:s text:c="2"/>15 986</text:p>
          </table:table-cell>
          <table:table-cell office:value-type="float" office:value="16254.935" calcext:value-type="float">
            <text:p><text:s text:c="2"/>16 255</text:p>
          </table:table-cell>
          <table:table-cell office:value-type="float" office:value="16527.43" calcext:value-type="float">
            <text:p><text:s text:c="2"/>16 527</text:p>
          </table:table-cell>
          <table:table-cell office:value-type="float" office:value="16792.294" calcext:value-type="float">
            <text:p><text:s text:c="2"/>16 792</text:p>
          </table:table-cell>
          <table:table-cell office:value-type="float" office:value="17041.431" calcext:value-type="float">
            <text:p><text:s text:c="2"/>17 041</text:p>
          </table:table-cell>
          <table:table-cell office:value-type="float" office:value="17271.874" calcext:value-type="float">
            <text:p><text:s text:c="2"/>17 272</text:p>
          </table:table-cell>
          <table:table-cell office:value-type="float" office:value="17485.948" calcext:value-type="float">
            <text:p><text:s text:c="2"/>17 486</text:p>
          </table:table-cell>
          <table:table-cell office:value-type="float" office:value="17687.479" calcext:value-type="float">
            <text:p><text:s text:c="2"/>17 687</text:p>
          </table:table-cell>
          <table:table-cell office:value-type="float" office:value="17882.737" calcext:value-type="float">
            <text:p><text:s text:c="2"/>17 883</text:p>
          </table:table-cell>
          <table:table-cell office:value-type="float" office:value="18076.743" calcext:value-type="float">
            <text:p><text:s text:c="2"/>18 077</text:p>
          </table:table-cell>
          <table:table-cell office:value-type="float" office:value="18271.685" calcext:value-type="float">
            <text:p><text:s text:c="2"/>18 272</text:p>
          </table:table-cell>
          <table:table-cell office:value-type="float" office:value="18467.588" calcext:value-type="float">
            <text:p><text:s text:c="2"/>18 468</text:p>
          </table:table-cell>
          <table:table-cell office:value-type="float" office:value="18665.045" calcext:value-type="float">
            <text:p><text:s text:c="2"/>18 665</text:p>
          </table:table-cell>
          <table:table-cell office:value-type="float" office:value="18864.112" calcext:value-type="float">
            <text:p><text:s text:c="2"/>18 864</text:p>
          </table:table-cell>
          <table:table-cell office:value-type="float" office:value="19065.837" calcext:value-type="float">
            <text:p><text:s text:c="2"/>19 066</text:p>
          </table:table-cell>
          <table:table-cell office:value-type="float" office:value="19268.533" calcext:value-type="float">
            <text:p><text:s text:c="2"/>19 269</text:p>
          </table:table-cell>
          <table:table-cell office:value-type="float" office:value="19475.191" calcext:value-type="float">
            <text:p><text:s text:c="2"/>19 475</text:p>
          </table:table-cell>
          <table:table-cell office:value-type="float" office:value="19696.972" calcext:value-type="float">
            <text:p><text:s text:c="2"/>19 697</text:p>
          </table:table-cell>
          <table:table-cell office:value-type="float" office:value="19948.429" calcext:value-type="float">
            <text:p><text:s text:c="2"/>19 948</text:p>
          </table:table-cell>
          <table:table-cell office:value-type="float" office:value="20238.903" calcext:value-type="float">
            <text:p><text:s text:c="2"/>20 239</text:p>
          </table:table-cell>
          <table:table-cell office:value-type="float" office:value="20573.606" calcext:value-type="float">
            <text:p><text:s text:c="2"/>20 574</text:p>
          </table:table-cell>
          <table:table-cell office:value-type="float" office:value="20946.664" calcext:value-type="float">
            <text:p><text:s text:c="2"/>20 947</text:p>
          </table:table-cell>
          <table:table-cell office:value-type="float" office:value="21342.493" calcext:value-type="float">
            <text:p><text:s text:c="2"/>21 342</text:p>
          </table:table-cell>
          <table:table-cell office:value-type="float" office:value="21739.04" calcext:value-type="float">
            <text:p><text:s text:c="2"/>21 739</text:p>
          </table:table-cell>
          <table:table-cell office:value-type="float" office:value="22120.064" calcext:value-type="float">
            <text:p><text:s text:c="2"/>22 120</text:p>
          </table:table-cell>
          <table:table-cell office:value-type="float" office:value="22479.799" calcext:value-type="float">
            <text:p><text:s text:c="2"/>22 480</text:p>
          </table:table-cell>
          <table:table-cell office:value-type="float" office:value="22821.849" calcext:value-type="float">
            <text:p><text:s text:c="2"/>22 822</text:p>
          </table:table-cell>
          <table:table-cell office:value-type="float" office:value="23150.729" calcext:value-type="float">
            <text:p><text:s text:c="2"/>23 151</text:p>
          </table:table-cell>
          <table:table-cell office:value-type="float" office:value="23474.668" calcext:value-type="float">
            <text:p><text:s text:c="2"/>23 475</text:p>
          </table:table-cell>
          <table:table-cell office:value-type="float" office:value="23799.556" calcext:value-type="float">
            <text:p><text:s text:c="2"/>23 8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ew Zealand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908" calcext:value-type="float">
            <text:p><text:s text:c="2"/>1 908</text:p>
          </table:table-cell>
          <table:table-cell office:value-type="float" office:value="1947.931" calcext:value-type="float">
            <text:p><text:s text:c="2"/>1 948</text:p>
          </table:table-cell>
          <table:table-cell office:value-type="float" office:value="1992.798" calcext:value-type="float">
            <text:p><text:s text:c="2"/>1 993</text:p>
          </table:table-cell>
          <table:table-cell office:value-type="float" office:value="2040.232" calcext:value-type="float">
            <text:p><text:s text:c="2"/>2 040</text:p>
          </table:table-cell>
          <table:table-cell office:value-type="float" office:value="2088.483" calcext:value-type="float">
            <text:p><text:s text:c="2"/>2 088</text:p>
          </table:table-cell>
          <table:table-cell office:value-type="float" office:value="2136.391" calcext:value-type="float">
            <text:p><text:s text:c="2"/>2 136</text:p>
          </table:table-cell>
          <table:table-cell office:value-type="float" office:value="2183.462" calcext:value-type="float">
            <text:p><text:s text:c="2"/>2 183</text:p>
          </table:table-cell>
          <table:table-cell office:value-type="float" office:value="2229.826" calcext:value-type="float">
            <text:p><text:s text:c="2"/>2 230</text:p>
          </table:table-cell>
          <table:table-cell office:value-type="float" office:value="2276.133" calcext:value-type="float">
            <text:p><text:s text:c="2"/>2 276</text:p>
          </table:table-cell>
          <table:table-cell office:value-type="float" office:value="2323.413" calcext:value-type="float">
            <text:p><text:s text:c="2"/>2 323</text:p>
          </table:table-cell>
          <table:table-cell office:value-type="float" office:value="2372.594" calcext:value-type="float">
            <text:p><text:s text:c="2"/>2 373</text:p>
          </table:table-cell>
          <table:table-cell office:value-type="float" office:value="2424.066" calcext:value-type="float">
            <text:p><text:s text:c="2"/>2 424</text:p>
          </table:table-cell>
          <table:table-cell office:value-type="float" office:value="2477.199" calcext:value-type="float">
            <text:p><text:s text:c="2"/>2 477</text:p>
          </table:table-cell>
          <table:table-cell office:value-type="float" office:value="2530.173" calcext:value-type="float">
            <text:p><text:s text:c="2"/>2 530</text:p>
          </table:table-cell>
          <table:table-cell office:value-type="float" office:value="2580.53" calcext:value-type="float">
            <text:p><text:s text:c="2"/>2 581</text:p>
          </table:table-cell>
          <table:table-cell office:value-type="float" office:value="2626.645" calcext:value-type="float">
            <text:p><text:s text:c="2"/>2 627</text:p>
          </table:table-cell>
          <table:table-cell office:value-type="float" office:value="2667.082" calcext:value-type="float">
            <text:p><text:s text:c="2"/>2 667</text:p>
          </table:table-cell>
          <table:table-cell office:value-type="float" office:value="2702.676" calcext:value-type="float">
            <text:p><text:s text:c="2"/>2 703</text:p>
          </table:table-cell>
          <table:table-cell office:value-type="float" office:value="2736.827" calcext:value-type="float">
            <text:p><text:s text:c="2"/>2 737</text:p>
          </table:table-cell>
          <table:table-cell office:value-type="float" office:value="2774.367" calcext:value-type="float">
            <text:p><text:s text:c="2"/>2 774</text:p>
          </table:table-cell>
          <table:table-cell office:value-type="float" office:value="2818.387" calcext:value-type="float">
            <text:p><text:s text:c="2"/>2 818</text:p>
          </table:table-cell>
          <table:table-cell office:value-type="float" office:value="2870.822" calcext:value-type="float">
            <text:p><text:s text:c="2"/>2 871</text:p>
          </table:table-cell>
          <table:table-cell office:value-type="float" office:value="2929.686" calcext:value-type="float">
            <text:p><text:s text:c="2"/>2 930</text:p>
          </table:table-cell>
          <table:table-cell office:value-type="float" office:value="2989.409" calcext:value-type="float">
            <text:p><text:s text:c="2"/>2 989</text:p>
          </table:table-cell>
          <table:table-cell office:value-type="float" office:value="3042.177" calcext:value-type="float">
            <text:p><text:s text:c="2"/>3 042</text:p>
          </table:table-cell>
          <table:table-cell office:value-type="float" office:value="3082.633" calcext:value-type="float">
            <text:p><text:s text:c="2"/>3 083</text:p>
          </table:table-cell>
          <table:table-cell office:value-type="float" office:value="3108.57" calcext:value-type="float">
            <text:p><text:s text:c="2"/>3 109</text:p>
          </table:table-cell>
          <table:table-cell office:value-type="float" office:value="3122.406" calcext:value-type="float">
            <text:p><text:s text:c="2"/>3 122</text:p>
          </table:table-cell>
          <table:table-cell office:value-type="float" office:value="3128.956" calcext:value-type="float">
            <text:p><text:s text:c="2"/>3 129</text:p>
          </table:table-cell>
          <table:table-cell office:value-type="float" office:value="3135.297" calcext:value-type="float">
            <text:p><text:s text:c="2"/>3 135</text:p>
          </table:table-cell>
          <table:table-cell office:value-type="float" office:value="3146.619" calcext:value-type="float">
            <text:p><text:s text:c="2"/>3 147</text:p>
          </table:table-cell>
          <table:table-cell office:value-type="float" office:value="3164.828" calcext:value-type="float">
            <text:p><text:s text:c="2"/>3 165</text:p>
          </table:table-cell>
          <table:table-cell office:value-type="float" office:value="3188.539" calcext:value-type="float">
            <text:p><text:s text:c="2"/>3 189</text:p>
          </table:table-cell>
          <table:table-cell office:value-type="float" office:value="3215.729" calcext:value-type="float">
            <text:p><text:s text:c="2"/>3 216</text:p>
          </table:table-cell>
          <table:table-cell office:value-type="float" office:value="3243.036" calcext:value-type="float">
            <text:p><text:s text:c="2"/>3 243</text:p>
          </table:table-cell>
          <table:table-cell office:value-type="float" office:value="3268.236" calcext:value-type="float">
            <text:p><text:s text:c="2"/>3 268</text:p>
          </table:table-cell>
          <table:table-cell office:value-type="float" office:value="3290.304" calcext:value-type="float">
            <text:p><text:s text:c="2"/>3 290</text:p>
          </table:table-cell>
          <table:table-cell office:value-type="float" office:value="3310.743" calcext:value-type="float">
            <text:p><text:s text:c="2"/>3 311</text:p>
          </table:table-cell>
          <table:table-cell office:value-type="float" office:value="3332.792" calcext:value-type="float">
            <text:p><text:s text:c="2"/>3 333</text:p>
          </table:table-cell>
          <table:table-cell office:value-type="float" office:value="3360.957" calcext:value-type="float">
            <text:p><text:s text:c="2"/>3 361</text:p>
          </table:table-cell>
          <table:table-cell office:value-type="float" office:value="3398.172" calcext:value-type="float">
            <text:p><text:s text:c="2"/>3 398</text:p>
          </table:table-cell>
          <table:table-cell office:value-type="float" office:value="3446.17" calcext:value-type="float">
            <text:p><text:s text:c="2"/>3 446</text:p>
          </table:table-cell>
          <table:table-cell office:value-type="float" office:value="3503.181" calcext:value-type="float">
            <text:p><text:s text:c="2"/>3 503</text:p>
          </table:table-cell>
          <table:table-cell office:value-type="float" office:value="3564.464" calcext:value-type="float">
            <text:p><text:s text:c="2"/>3 564</text:p>
          </table:table-cell>
          <table:table-cell office:value-type="float" office:value="3623.279" calcext:value-type="float">
            <text:p><text:s text:c="2"/>3 623</text:p>
          </table:table-cell>
          <table:table-cell office:value-type="float" office:value="3674.936" calcext:value-type="float">
            <text:p><text:s text:c="2"/>3 675</text:p>
          </table:table-cell>
          <table:table-cell office:value-type="float" office:value="3717.349" calcext:value-type="float">
            <text:p><text:s text:c="2"/>3 717</text:p>
          </table:table-cell>
          <table:table-cell office:value-type="float" office:value="3752.362" calcext:value-type="float">
            <text:p><text:s text:c="2"/>3 752</text:p>
          </table:table-cell>
          <table:table-cell office:value-type="float" office:value="3783.974" calcext:value-type="float">
            <text:p><text:s text:c="2"/>3 784</text:p>
          </table:table-cell>
          <table:table-cell office:value-type="float" office:value="3818.131" calcext:value-type="float">
            <text:p><text:s text:c="2"/>3 818</text:p>
          </table:table-cell>
          <table:table-cell office:value-type="float" office:value="3858.999" calcext:value-type="float">
            <text:p><text:s text:c="2"/>3 859</text:p>
          </table:table-cell>
          <table:table-cell office:value-type="float" office:value="3907.933" calcext:value-type="float">
            <text:p><text:s text:c="2"/>3 908</text:p>
          </table:table-cell>
          <table:table-cell office:value-type="float" office:value="3963.206" calcext:value-type="float">
            <text:p><text:s text:c="2"/>3 963</text:p>
          </table:table-cell>
          <table:table-cell office:value-type="float" office:value="4022.069" calcext:value-type="float">
            <text:p><text:s text:c="2"/>4 022</text:p>
          </table:table-cell>
          <table:table-cell office:value-type="float" office:value="4080.438" calcext:value-type="float">
            <text:p><text:s text:c="2"/>4 080</text:p>
          </table:table-cell>
          <table:table-cell office:value-type="float" office:value="4135.355" calcext:value-type="float">
            <text:p><text:s text:c="2"/>4 135</text:p>
          </table:table-cell>
          <table:table-cell office:value-type="float" office:value="4185.917" calcext:value-type="float">
            <text:p><text:s text:c="2"/>4 186</text:p>
          </table:table-cell>
          <table:table-cell office:value-type="float" office:value="4233.151" calcext:value-type="float">
            <text:p><text:s text:c="2"/>4 233</text:p>
          </table:table-cell>
          <table:table-cell office:value-type="float" office:value="4278.325" calcext:value-type="float">
            <text:p><text:s text:c="2"/>4 278</text:p>
          </table:table-cell>
          <table:table-cell office:value-type="float" office:value="4323.482" calcext:value-type="float">
            <text:p><text:s text:c="2"/>4 323</text:p>
          </table:table-cell>
          <table:table-cell office:value-type="float" office:value="4370.062" calcext:value-type="float">
            <text:p><text:s text:c="2"/>4 370</text:p>
          </table:table-cell>
          <table:table-cell office:value-type="float" office:value="4418.365" calcext:value-type="float">
            <text:p><text:s text:c="2"/>4 418</text:p>
          </table:table-cell>
          <table:table-cell office:value-type="float" office:value="4467.743" calcext:value-type="float">
            <text:p><text:s text:c="2"/>4 468</text:p>
          </table:table-cell>
          <table:table-cell office:value-type="float" office:value="4517.527" calcext:value-type="float">
            <text:p><text:s text:c="2"/>4 518</text:p>
          </table:table-cell>
          <table:table-cell office:value-type="float" office:value="4566.7" calcext:value-type="float">
            <text:p><text:s text:c="2"/>4 567</text:p>
          </table:table-cell>
          <table:table-cell office:value-type="float" office:value="4614.532" calcext:value-type="float">
            <text:p><text:s text:c="2"/>4 6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Melanesia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165.34" calcext:value-type="float">
            <text:p><text:s text:c="2"/>2 165</text:p>
          </table:table-cell>
          <table:table-cell office:value-type="float" office:value="2203.567" calcext:value-type="float">
            <text:p><text:s text:c="2"/>2 204</text:p>
          </table:table-cell>
          <table:table-cell office:value-type="float" office:value="2244.826" calcext:value-type="float">
            <text:p><text:s text:c="2"/>2 245</text:p>
          </table:table-cell>
          <table:table-cell office:value-type="float" office:value="2288.858" calcext:value-type="float">
            <text:p><text:s text:c="2"/>2 289</text:p>
          </table:table-cell>
          <table:table-cell office:value-type="float" office:value="2335.445" calcext:value-type="float">
            <text:p><text:s text:c="2"/>2 335</text:p>
          </table:table-cell>
          <table:table-cell office:value-type="float" office:value="2384.384" calcext:value-type="float">
            <text:p><text:s text:c="2"/>2 384</text:p>
          </table:table-cell>
          <table:table-cell office:value-type="float" office:value="2435.627" calcext:value-type="float">
            <text:p><text:s text:c="2"/>2 436</text:p>
          </table:table-cell>
          <table:table-cell office:value-type="float" office:value="2489.137" calcext:value-type="float">
            <text:p><text:s text:c="2"/>2 489</text:p>
          </table:table-cell>
          <table:table-cell office:value-type="float" office:value="2544.919" calcext:value-type="float">
            <text:p><text:s text:c="2"/>2 545</text:p>
          </table:table-cell>
          <table:table-cell office:value-type="float" office:value="2603.082" calcext:value-type="float">
            <text:p><text:s text:c="2"/>2 603</text:p>
          </table:table-cell>
          <table:table-cell office:value-type="float" office:value="2663.684" calcext:value-type="float">
            <text:p><text:s text:c="2"/>2 664</text:p>
          </table:table-cell>
          <table:table-cell office:value-type="float" office:value="2726.796" calcext:value-type="float">
            <text:p><text:s text:c="2"/>2 727</text:p>
          </table:table-cell>
          <table:table-cell office:value-type="float" office:value="2792.354" calcext:value-type="float">
            <text:p><text:s text:c="2"/>2 792</text:p>
          </table:table-cell>
          <table:table-cell office:value-type="float" office:value="2860.246" calcext:value-type="float">
            <text:p><text:s text:c="2"/>2 860</text:p>
          </table:table-cell>
          <table:table-cell office:value-type="float" office:value="2930.282" calcext:value-type="float">
            <text:p><text:s text:c="2"/>2 930</text:p>
          </table:table-cell>
          <table:table-cell office:value-type="float" office:value="3002.425" calcext:value-type="float">
            <text:p><text:s text:c="2"/>3 002</text:p>
          </table:table-cell>
          <table:table-cell office:value-type="float" office:value="3076.558" calcext:value-type="float">
            <text:p><text:s text:c="2"/>3 077</text:p>
          </table:table-cell>
          <table:table-cell office:value-type="float" office:value="3152.834" calcext:value-type="float">
            <text:p><text:s text:c="2"/>3 153</text:p>
          </table:table-cell>
          <table:table-cell office:value-type="float" office:value="3231.69" calcext:value-type="float">
            <text:p><text:s text:c="2"/>3 232</text:p>
          </table:table-cell>
          <table:table-cell office:value-type="float" office:value="3313.641" calcext:value-type="float">
            <text:p><text:s text:c="2"/>3 314</text:p>
          </table:table-cell>
          <table:table-cell office:value-type="float" office:value="3399.118" calcext:value-type="float">
            <text:p><text:s text:c="2"/>3 399</text:p>
          </table:table-cell>
          <table:table-cell office:value-type="float" office:value="3488.293" calcext:value-type="float">
            <text:p><text:s text:c="2"/>3 488</text:p>
          </table:table-cell>
          <table:table-cell office:value-type="float" office:value="3581.07" calcext:value-type="float">
            <text:p><text:s text:c="2"/>3 581</text:p>
          </table:table-cell>
          <table:table-cell office:value-type="float" office:value="3677.233" calcext:value-type="float">
            <text:p><text:s text:c="2"/>3 677</text:p>
          </table:table-cell>
          <table:table-cell office:value-type="float" office:value="3776.401" calcext:value-type="float">
            <text:p><text:s text:c="2"/>3 776</text:p>
          </table:table-cell>
          <table:table-cell office:value-type="float" office:value="3878.332" calcext:value-type="float">
            <text:p><text:s text:c="2"/>3 878</text:p>
          </table:table-cell>
          <table:table-cell office:value-type="float" office:value="3982.698" calcext:value-type="float">
            <text:p><text:s text:c="2"/>3 983</text:p>
          </table:table-cell>
          <table:table-cell office:value-type="float" office:value="4089.545" calcext:value-type="float">
            <text:p><text:s text:c="2"/>4 090</text:p>
          </table:table-cell>
          <table:table-cell office:value-type="float" office:value="4199.42" calcext:value-type="float">
            <text:p><text:s text:c="2"/>4 199</text:p>
          </table:table-cell>
          <table:table-cell office:value-type="float" office:value="4313.135" calcext:value-type="float">
            <text:p><text:s text:c="2"/>4 313</text:p>
          </table:table-cell>
          <table:table-cell office:value-type="float" office:value="4431.111" calcext:value-type="float">
            <text:p><text:s text:c="2"/>4 431</text:p>
          </table:table-cell>
          <table:table-cell office:value-type="float" office:value="4553.898" calcext:value-type="float">
            <text:p><text:s text:c="2"/>4 554</text:p>
          </table:table-cell>
          <table:table-cell office:value-type="float" office:value="4680.885" calcext:value-type="float">
            <text:p><text:s text:c="2"/>4 681</text:p>
          </table:table-cell>
          <table:table-cell office:value-type="float" office:value="4809.895" calcext:value-type="float">
            <text:p><text:s text:c="2"/>4 810</text:p>
          </table:table-cell>
          <table:table-cell office:value-type="float" office:value="4937.978" calcext:value-type="float">
            <text:p><text:s text:c="2"/>4 938</text:p>
          </table:table-cell>
          <table:table-cell office:value-type="float" office:value="5063.191" calcext:value-type="float">
            <text:p><text:s text:c="2"/>5 063</text:p>
          </table:table-cell>
          <table:table-cell office:value-type="float" office:value="5184.589" calcext:value-type="float">
            <text:p><text:s text:c="2"/>5 185</text:p>
          </table:table-cell>
          <table:table-cell office:value-type="float" office:value="5303.203" calcext:value-type="float">
            <text:p><text:s text:c="2"/>5 303</text:p>
          </table:table-cell>
          <table:table-cell office:value-type="float" office:value="5421.46" calcext:value-type="float">
            <text:p><text:s text:c="2"/>5 421</text:p>
          </table:table-cell>
          <table:table-cell office:value-type="float" office:value="5542.845" calcext:value-type="float">
            <text:p><text:s text:c="2"/>5 543</text:p>
          </table:table-cell>
          <table:table-cell office:value-type="float" office:value="5669.948" calcext:value-type="float">
            <text:p><text:s text:c="2"/>5 670</text:p>
          </table:table-cell>
          <table:table-cell office:value-type="float" office:value="5803.499" calcext:value-type="float">
            <text:p><text:s text:c="2"/>5 803</text:p>
          </table:table-cell>
          <table:table-cell office:value-type="float" office:value="5942.772" calcext:value-type="float">
            <text:p><text:s text:c="2"/>5 943</text:p>
          </table:table-cell>
          <table:table-cell office:value-type="float" office:value="6087.29" calcext:value-type="float">
            <text:p><text:s text:c="2"/>6 087</text:p>
          </table:table-cell>
          <table:table-cell office:value-type="float" office:value="6235.97" calcext:value-type="float">
            <text:p><text:s text:c="2"/>6 236</text:p>
          </table:table-cell>
          <table:table-cell office:value-type="float" office:value="6387.966" calcext:value-type="float">
            <text:p><text:s text:c="2"/>6 388</text:p>
          </table:table-cell>
          <table:table-cell office:value-type="float" office:value="6543.399" calcext:value-type="float">
            <text:p><text:s text:c="2"/>6 543</text:p>
          </table:table-cell>
          <table:table-cell office:value-type="float" office:value="6702.431" calcext:value-type="float">
            <text:p><text:s text:c="2"/>6 702</text:p>
          </table:table-cell>
          <table:table-cell office:value-type="float" office:value="6864.394" calcext:value-type="float">
            <text:p><text:s text:c="2"/>6 864</text:p>
          </table:table-cell>
          <table:table-cell office:value-type="float" office:value="7028.438" calcext:value-type="float">
            <text:p><text:s text:c="2"/>7 028</text:p>
          </table:table-cell>
          <table:table-cell office:value-type="float" office:value="7193.988" calcext:value-type="float">
            <text:p><text:s text:c="2"/>7 194</text:p>
          </table:table-cell>
          <table:table-cell office:value-type="float" office:value="7360.553" calcext:value-type="float">
            <text:p><text:s text:c="2"/>7 361</text:p>
          </table:table-cell>
          <table:table-cell office:value-type="float" office:value="7528.313" calcext:value-type="float">
            <text:p><text:s text:c="2"/>7 528</text:p>
          </table:table-cell>
          <table:table-cell office:value-type="float" office:value="7698.111" calcext:value-type="float">
            <text:p><text:s text:c="2"/>7 698</text:p>
          </table:table-cell>
          <table:table-cell office:value-type="float" office:value="7871.221" calcext:value-type="float">
            <text:p><text:s text:c="2"/>7 871</text:p>
          </table:table-cell>
          <table:table-cell office:value-type="float" office:value="8048.467" calcext:value-type="float">
            <text:p><text:s text:c="2"/>8 048</text:p>
          </table:table-cell>
          <table:table-cell office:value-type="float" office:value="8230.174" calcext:value-type="float">
            <text:p><text:s text:c="2"/>8 230</text:p>
          </table:table-cell>
          <table:table-cell office:value-type="float" office:value="8415.756" calcext:value-type="float">
            <text:p><text:s text:c="2"/>8 416</text:p>
          </table:table-cell>
          <table:table-cell office:value-type="float" office:value="8604.13" calcext:value-type="float">
            <text:p><text:s text:c="2"/>8 604</text:p>
          </table:table-cell>
          <table:table-cell office:value-type="float" office:value="8793.691" calcext:value-type="float">
            <text:p><text:s text:c="2"/>8 794</text:p>
          </table:table-cell>
          <table:table-cell office:value-type="float" office:value="8983.311" calcext:value-type="float">
            <text:p><text:s text:c="2"/>8 983</text:p>
          </table:table-cell>
          <table:table-cell office:value-type="float" office:value="9172.576" calcext:value-type="float">
            <text:p><text:s text:c="2"/>9 173</text:p>
          </table:table-cell>
          <table:table-cell office:value-type="float" office:value="9361.723" calcext:value-type="float">
            <text:p><text:s text:c="2"/>9 362</text:p>
          </table:table-cell>
          <table:table-cell office:value-type="float" office:value="9551.124" calcext:value-type="float">
            <text:p><text:s text:c="2"/>9 551</text:p>
          </table:table-cell>
          <table:table-cell office:value-type="float" office:value="9741.442" calcext:value-type="float">
            <text:p><text:s text:c="2"/>9 741</text:p>
          </table:table-cell>
          <table:table-cell office:value-type="float" office:value="9933.15" calcext:value-type="float">
            <text:p><text:s text:c="2"/>9 9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iji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88.988" calcext:value-type="float">
            <text:p><text:s text:c="3"/>289</text:p>
          </table:table-cell>
          <table:table-cell office:value-type="float" office:value="296.209" calcext:value-type="float">
            <text:p><text:s text:c="3"/>296</text:p>
          </table:table-cell>
          <table:table-cell office:value-type="float" office:value="304.814" calcext:value-type="float">
            <text:p><text:s text:c="3"/>305</text:p>
          </table:table-cell>
          <table:table-cell office:value-type="float" office:value="314.351" calcext:value-type="float">
            <text:p><text:s text:c="3"/>314</text:p>
          </table:table-cell>
          <table:table-cell office:value-type="float" office:value="324.482" calcext:value-type="float">
            <text:p><text:s text:c="3"/>324</text:p>
          </table:table-cell>
          <table:table-cell office:value-type="float" office:value="334.976" calcext:value-type="float">
            <text:p><text:s text:c="3"/>335</text:p>
          </table:table-cell>
          <table:table-cell office:value-type="float" office:value="345.744" calcext:value-type="float">
            <text:p><text:s text:c="3"/>346</text:p>
          </table:table-cell>
          <table:table-cell office:value-type="float" office:value="356.82" calcext:value-type="float">
            <text:p><text:s text:c="3"/>357</text:p>
          </table:table-cell>
          <table:table-cell office:value-type="float" office:value="368.319" calcext:value-type="float">
            <text:p><text:s text:c="3"/>368</text:p>
          </table:table-cell>
          <table:table-cell office:value-type="float" office:value="380.451" calcext:value-type="float">
            <text:p><text:s text:c="3"/>380</text:p>
          </table:table-cell>
          <table:table-cell office:value-type="float" office:value="393.386" calcext:value-type="float">
            <text:p><text:s text:c="3"/>393</text:p>
          </table:table-cell>
          <table:table-cell office:value-type="float" office:value="407.156" calcext:value-type="float">
            <text:p><text:s text:c="3"/>407</text:p>
          </table:table-cell>
          <table:table-cell office:value-type="float" office:value="421.577" calcext:value-type="float">
            <text:p><text:s text:c="3"/>422</text:p>
          </table:table-cell>
          <table:table-cell office:value-type="float" office:value="436.208" calcext:value-type="float">
            <text:p><text:s text:c="3"/>436</text:p>
          </table:table-cell>
          <table:table-cell office:value-type="float" office:value="450.45" calcext:value-type="float">
            <text:p><text:s text:c="3"/>450</text:p>
          </table:table-cell>
          <table:table-cell office:value-type="float" office:value="463.883" calcext:value-type="float">
            <text:p><text:s text:c="3"/>464</text:p>
          </table:table-cell>
          <table:table-cell office:value-type="float" office:value="476.324" calcext:value-type="float">
            <text:p><text:s text:c="3"/>476</text:p>
          </table:table-cell>
          <table:table-cell office:value-type="float" office:value="487.913" calcext:value-type="float">
            <text:p><text:s text:c="3"/>488</text:p>
          </table:table-cell>
          <table:table-cell office:value-type="float" office:value="498.892" calcext:value-type="float">
            <text:p><text:s text:c="3"/>499</text:p>
          </table:table-cell>
          <table:table-cell office:value-type="float" office:value="509.658" calcext:value-type="float">
            <text:p><text:s text:c="3"/>510</text:p>
          </table:table-cell>
          <table:table-cell office:value-type="float" office:value="520.529" calcext:value-type="float">
            <text:p><text:s text:c="3"/>521</text:p>
          </table:table-cell>
          <table:table-cell office:value-type="float" office:value="531.601" calcext:value-type="float">
            <text:p><text:s text:c="3"/>532</text:p>
          </table:table-cell>
          <table:table-cell office:value-type="float" office:value="542.814" calcext:value-type="float">
            <text:p><text:s text:c="3"/>543</text:p>
          </table:table-cell>
          <table:table-cell office:value-type="float" office:value="554.107" calcext:value-type="float">
            <text:p><text:s text:c="3"/>554</text:p>
          </table:table-cell>
          <table:table-cell office:value-type="float" office:value="565.388" calcext:value-type="float">
            <text:p><text:s text:c="3"/>565</text:p>
          </table:table-cell>
          <table:table-cell office:value-type="float" office:value="576.595" calcext:value-type="float">
            <text:p><text:s text:c="3"/>577</text:p>
          </table:table-cell>
          <table:table-cell office:value-type="float" office:value="587.52" calcext:value-type="float">
            <text:p><text:s text:c="3"/>588</text:p>
          </table:table-cell>
          <table:table-cell office:value-type="float" office:value="598.259" calcext:value-type="float">
            <text:p><text:s text:c="3"/>598</text:p>
          </table:table-cell>
          <table:table-cell office:value-type="float" office:value="609.345" calcext:value-type="float">
            <text:p><text:s text:c="3"/>609</text:p>
          </table:table-cell>
          <table:table-cell office:value-type="float" office:value="621.538" calcext:value-type="float">
            <text:p><text:s text:c="3"/>622</text:p>
          </table:table-cell>
          <table:table-cell office:value-type="float" office:value="635.255" calcext:value-type="float">
            <text:p><text:s text:c="3"/>635</text:p>
          </table:table-cell>
          <table:table-cell office:value-type="float" office:value="650.955" calcext:value-type="float">
            <text:p><text:s text:c="3"/>651</text:p>
          </table:table-cell>
          <table:table-cell office:value-type="float" office:value="668.198" calcext:value-type="float">
            <text:p><text:s text:c="3"/>668</text:p>
          </table:table-cell>
          <table:table-cell office:value-type="float" office:value="685.391" calcext:value-type="float">
            <text:p><text:s text:c="3"/>685</text:p>
          </table:table-cell>
          <table:table-cell office:value-type="float" office:value="700.366" calcext:value-type="float">
            <text:p><text:s text:c="3"/>700</text:p>
          </table:table-cell>
          <table:table-cell office:value-type="float" office:value="711.661" calcext:value-type="float">
            <text:p><text:s text:c="3"/>712</text:p>
          </table:table-cell>
          <table:table-cell office:value-type="float" office:value="718.548" calcext:value-type="float">
            <text:p><text:s text:c="3"/>719</text:p>
          </table:table-cell>
          <table:table-cell office:value-type="float" office:value="721.725" calcext:value-type="float">
            <text:p><text:s text:c="3"/>722</text:p>
          </table:table-cell>
          <table:table-cell office:value-type="float" office:value="722.917" calcext:value-type="float">
            <text:p><text:s text:c="3"/>723</text:p>
          </table:table-cell>
          <table:table-cell office:value-type="float" office:value="724.624" calcext:value-type="float">
            <text:p><text:s text:c="3"/>725</text:p>
          </table:table-cell>
          <table:table-cell office:value-type="float" office:value="728.628" calcext:value-type="float">
            <text:p><text:s text:c="3"/>729</text:p>
          </table:table-cell>
          <table:table-cell office:value-type="float" office:value="735.473" calcext:value-type="float">
            <text:p><text:s text:c="3"/>735</text:p>
          </table:table-cell>
          <table:table-cell office:value-type="float" office:value="744.531" calcext:value-type="float">
            <text:p><text:s text:c="3"/>745</text:p>
          </table:table-cell>
          <table:table-cell office:value-type="float" office:value="755.026" calcext:value-type="float">
            <text:p><text:s text:c="3"/>755</text:p>
          </table:table-cell>
          <table:table-cell office:value-type="float" office:value="765.667" calcext:value-type="float">
            <text:p><text:s text:c="3"/>766</text:p>
          </table:table-cell>
          <table:table-cell office:value-type="float" office:value="775.498" calcext:value-type="float">
            <text:p><text:s text:c="3"/>775</text:p>
          </table:table-cell>
          <table:table-cell office:value-type="float" office:value="784.476" calcext:value-type="float">
            <text:p><text:s text:c="3"/>784</text:p>
          </table:table-cell>
          <table:table-cell office:value-type="float" office:value="792.86" calcext:value-type="float">
            <text:p><text:s text:c="3"/>793</text:p>
          </table:table-cell>
          <table:table-cell office:value-type="float" office:value="800.315" calcext:value-type="float">
            <text:p><text:s text:c="3"/>800</text:p>
          </table:table-cell>
          <table:table-cell office:value-type="float" office:value="806.494" calcext:value-type="float">
            <text:p><text:s text:c="3"/>806</text:p>
          </table:table-cell>
          <table:table-cell office:value-type="float" office:value="811.223" calcext:value-type="float">
            <text:p><text:s text:c="3"/>811</text:p>
          </table:table-cell>
          <table:table-cell office:value-type="float" office:value="814.218" calcext:value-type="float">
            <text:p><text:s text:c="3"/>814</text:p>
          </table:table-cell>
          <table:table-cell office:value-type="float" office:value="815.691" calcext:value-type="float">
            <text:p><text:s text:c="3"/>816</text:p>
          </table:table-cell>
          <table:table-cell office:value-type="float" office:value="816.628" calcext:value-type="float">
            <text:p><text:s text:c="3"/>817</text:p>
          </table:table-cell>
          <table:table-cell office:value-type="float" office:value="818.354" calcext:value-type="float">
            <text:p><text:s text:c="3"/>818</text:p>
          </table:table-cell>
          <table:table-cell office:value-type="float" office:value="821.817" calcext:value-type="float">
            <text:p><text:s text:c="3"/>822</text:p>
          </table:table-cell>
          <table:table-cell office:value-type="float" office:value="827.411" calcext:value-type="float">
            <text:p><text:s text:c="3"/>827</text:p>
          </table:table-cell>
          <table:table-cell office:value-type="float" office:value="834.812" calcext:value-type="float">
            <text:p><text:s text:c="3"/>835</text:p>
          </table:table-cell>
          <table:table-cell office:value-type="float" office:value="843.34" calcext:value-type="float">
            <text:p><text:s text:c="3"/>843</text:p>
          </table:table-cell>
          <table:table-cell office:value-type="float" office:value="851.967" calcext:value-type="float">
            <text:p><text:s text:c="3"/>852</text:p>
          </table:table-cell>
          <table:table-cell office:value-type="float" office:value="859.95" calcext:value-type="float">
            <text:p><text:s text:c="3"/>860</text:p>
          </table:table-cell>
          <table:table-cell office:value-type="float" office:value="867.086" calcext:value-type="float">
            <text:p><text:s text:c="3"/>867</text:p>
          </table:table-cell>
          <table:table-cell office:value-type="float" office:value="873.596" calcext:value-type="float">
            <text:p><text:s text:c="3"/>874</text:p>
          </table:table-cell>
          <table:table-cell office:value-type="float" office:value="879.715" calcext:value-type="float">
            <text:p><text:s text:c="3"/>880</text:p>
          </table:table-cell>
          <table:table-cell office:value-type="float" office:value="885.806" calcext:value-type="float">
            <text:p><text:s text:c="3"/>886</text:p>
          </table:table-cell>
          <table:table-cell office:value-type="float" office:value="892.149" calcext:value-type="float">
            <text:p><text:s text:c="3"/>8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ew Caledonia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64.825" calcext:value-type="float">
            <text:p><text:s text:c="3"/>65</text:p>
          </table:table-cell>
          <table:table-cell office:value-type="float" office:value="64.256" calcext:value-type="float">
            <text:p><text:s text:c="3"/>64</text:p>
          </table:table-cell>
          <table:table-cell office:value-type="float" office:value="64.408" calcext:value-type="float">
            <text:p><text:s text:c="3"/>64</text:p>
          </table:table-cell>
          <table:table-cell office:value-type="float" office:value="65.126" calcext:value-type="float">
            <text:p><text:s text:c="3"/>65</text:p>
          </table:table-cell>
          <table:table-cell office:value-type="float" office:value="66.278" calcext:value-type="float">
            <text:p><text:s text:c="3"/>66</text:p>
          </table:table-cell>
          <table:table-cell office:value-type="float" office:value="67.748" calcext:value-type="float">
            <text:p><text:s text:c="3"/>68</text:p>
          </table:table-cell>
          <table:table-cell office:value-type="float" office:value="69.468" calcext:value-type="float">
            <text:p><text:s text:c="3"/>69</text:p>
          </table:table-cell>
          <table:table-cell office:value-type="float" office:value="71.376" calcext:value-type="float">
            <text:p><text:s text:c="3"/>71</text:p>
          </table:table-cell>
          <table:table-cell office:value-type="float" office:value="73.449" calcext:value-type="float">
            <text:p><text:s text:c="3"/>73</text:p>
          </table:table-cell>
          <table:table-cell office:value-type="float" office:value="75.678" calcext:value-type="float">
            <text:p><text:s text:c="3"/>76</text:p>
          </table:table-cell>
          <table:table-cell office:value-type="float" office:value="78.056" calcext:value-type="float">
            <text:p><text:s text:c="3"/>78</text:p>
          </table:table-cell>
          <table:table-cell office:value-type="float" office:value="80.584" calcext:value-type="float">
            <text:p><text:s text:c="3"/>81</text:p>
          </table:table-cell>
          <table:table-cell office:value-type="float" office:value="83.218" calcext:value-type="float">
            <text:p><text:s text:c="3"/>83</text:p>
          </table:table-cell>
          <table:table-cell office:value-type="float" office:value="85.905" calcext:value-type="float">
            <text:p><text:s text:c="3"/>86</text:p>
          </table:table-cell>
          <table:table-cell office:value-type="float" office:value="88.579" calcext:value-type="float">
            <text:p><text:s text:c="3"/>89</text:p>
          </table:table-cell>
          <table:table-cell office:value-type="float" office:value="91.2" calcext:value-type="float">
            <text:p><text:s text:c="3"/>91</text:p>
          </table:table-cell>
          <table:table-cell office:value-type="float" office:value="93.686" calcext:value-type="float">
            <text:p><text:s text:c="3"/>94</text:p>
          </table:table-cell>
          <table:table-cell office:value-type="float" office:value="96.071" calcext:value-type="float">
            <text:p><text:s text:c="3"/>96</text:p>
          </table:table-cell>
          <table:table-cell office:value-type="float" office:value="98.609" calcext:value-type="float">
            <text:p><text:s text:c="3"/>99</text:p>
          </table:table-cell>
          <table:table-cell office:value-type="float" office:value="101.62" calcext:value-type="float">
            <text:p><text:s text:c="3"/>102</text:p>
          </table:table-cell>
          <table:table-cell office:value-type="float" office:value="105.324" calcext:value-type="float">
            <text:p><text:s text:c="3"/>105</text:p>
          </table:table-cell>
          <table:table-cell office:value-type="float" office:value="109.83" calcext:value-type="float">
            <text:p><text:s text:c="3"/>110</text:p>
          </table:table-cell>
          <table:table-cell office:value-type="float" office:value="114.984" calcext:value-type="float">
            <text:p><text:s text:c="3"/>115</text:p>
          </table:table-cell>
          <table:table-cell office:value-type="float" office:value="120.432" calcext:value-type="float">
            <text:p><text:s text:c="3"/>120</text:p>
          </table:table-cell>
          <table:table-cell office:value-type="float" office:value="125.642" calcext:value-type="float">
            <text:p><text:s text:c="3"/>126</text:p>
          </table:table-cell>
          <table:table-cell office:value-type="float" office:value="130.264" calcext:value-type="float">
            <text:p><text:s text:c="3"/>130</text:p>
          </table:table-cell>
          <table:table-cell office:value-type="float" office:value="134.171" calcext:value-type="float">
            <text:p><text:s text:c="3"/>134</text:p>
          </table:table-cell>
          <table:table-cell office:value-type="float" office:value="137.467" calcext:value-type="float">
            <text:p><text:s text:c="3"/>137</text:p>
          </table:table-cell>
          <table:table-cell office:value-type="float" office:value="140.265" calcext:value-type="float">
            <text:p><text:s text:c="3"/>140</text:p>
          </table:table-cell>
          <table:table-cell office:value-type="float" office:value="142.76" calcext:value-type="float">
            <text:p><text:s text:c="3"/>143</text:p>
          </table:table-cell>
          <table:table-cell office:value-type="float" office:value="145.144" calcext:value-type="float">
            <text:p><text:s text:c="3"/>145</text:p>
          </table:table-cell>
          <table:table-cell office:value-type="float" office:value="147.415" calcext:value-type="float">
            <text:p><text:s text:c="3"/>147</text:p>
          </table:table-cell>
          <table:table-cell office:value-type="float" office:value="149.56" calcext:value-type="float">
            <text:p><text:s text:c="3"/>150</text:p>
          </table:table-cell>
          <table:table-cell office:value-type="float" office:value="151.655" calcext:value-type="float">
            <text:p><text:s text:c="3"/>152</text:p>
          </table:table-cell>
          <table:table-cell office:value-type="float" office:value="153.77" calcext:value-type="float">
            <text:p><text:s text:c="3"/>154</text:p>
          </table:table-cell>
          <table:table-cell office:value-type="float" office:value="155.982" calcext:value-type="float">
            <text:p><text:s text:c="3"/>156</text:p>
          </table:table-cell>
          <table:table-cell office:value-type="float" office:value="158.313" calcext:value-type="float">
            <text:p><text:s text:c="3"/>158</text:p>
          </table:table-cell>
          <table:table-cell office:value-type="float" office:value="160.788" calcext:value-type="float">
            <text:p><text:s text:c="3"/>161</text:p>
          </table:table-cell>
          <table:table-cell office:value-type="float" office:value="163.484" calcext:value-type="float">
            <text:p><text:s text:c="3"/>163</text:p>
          </table:table-cell>
          <table:table-cell office:value-type="float" office:value="166.465" calcext:value-type="float">
            <text:p><text:s text:c="3"/>166</text:p>
          </table:table-cell>
          <table:table-cell office:value-type="float" office:value="169.787" calcext:value-type="float">
            <text:p><text:s text:c="3"/>170</text:p>
          </table:table-cell>
          <table:table-cell office:value-type="float" office:value="173.488" calcext:value-type="float">
            <text:p><text:s text:c="3"/>173</text:p>
          </table:table-cell>
          <table:table-cell office:value-type="float" office:value="177.525" calcext:value-type="float">
            <text:p><text:s text:c="3"/>178</text:p>
          </table:table-cell>
          <table:table-cell office:value-type="float" office:value="181.825" calcext:value-type="float">
            <text:p><text:s text:c="3"/>182</text:p>
          </table:table-cell>
          <table:table-cell office:value-type="float" office:value="186.264" calcext:value-type="float">
            <text:p><text:s text:c="3"/>186</text:p>
          </table:table-cell>
          <table:table-cell office:value-type="float" office:value="190.732" calcext:value-type="float">
            <text:p><text:s text:c="3"/>191</text:p>
          </table:table-cell>
          <table:table-cell office:value-type="float" office:value="195.216" calcext:value-type="float">
            <text:p><text:s text:c="3"/>195</text:p>
          </table:table-cell>
          <table:table-cell office:value-type="float" office:value="199.715" calcext:value-type="float">
            <text:p><text:s text:c="3"/>200</text:p>
          </table:table-cell>
          <table:table-cell office:value-type="float" office:value="204.18" calcext:value-type="float">
            <text:p><text:s text:c="3"/>204</text:p>
          </table:table-cell>
          <table:table-cell office:value-type="float" office:value="208.582" calcext:value-type="float">
            <text:p><text:s text:c="3"/>209</text:p>
          </table:table-cell>
          <table:table-cell office:value-type="float" office:value="212.871" calcext:value-type="float">
            <text:p><text:s text:c="3"/>213</text:p>
          </table:table-cell>
          <table:table-cell office:value-type="float" office:value="217.04" calcext:value-type="float">
            <text:p><text:s text:c="3"/>217</text:p>
          </table:table-cell>
          <table:table-cell office:value-type="float" office:value="221.088" calcext:value-type="float">
            <text:p><text:s text:c="3"/>221</text:p>
          </table:table-cell>
          <table:table-cell office:value-type="float" office:value="225.026" calcext:value-type="float">
            <text:p><text:s text:c="3"/>225</text:p>
          </table:table-cell>
          <table:table-cell office:value-type="float" office:value="228.883" calcext:value-type="float">
            <text:p><text:s text:c="3"/>229</text:p>
          </table:table-cell>
          <table:table-cell office:value-type="float" office:value="232.686" calcext:value-type="float">
            <text:p><text:s text:c="3"/>233</text:p>
          </table:table-cell>
          <table:table-cell office:value-type="float" office:value="236.435" calcext:value-type="float">
            <text:p><text:s text:c="3"/>236</text:p>
          </table:table-cell>
          <table:table-cell office:value-type="float" office:value="240.129" calcext:value-type="float">
            <text:p><text:s text:c="3"/>240</text:p>
          </table:table-cell>
          <table:table-cell office:value-type="float" office:value="243.786" calcext:value-type="float">
            <text:p><text:s text:c="3"/>244</text:p>
          </table:table-cell>
          <table:table-cell office:value-type="float" office:value="247.413" calcext:value-type="float">
            <text:p><text:s text:c="3"/>247</text:p>
          </table:table-cell>
          <table:table-cell office:value-type="float" office:value="251.037" calcext:value-type="float">
            <text:p><text:s text:c="3"/>251</text:p>
          </table:table-cell>
          <table:table-cell office:value-type="float" office:value="254.657" calcext:value-type="float">
            <text:p><text:s text:c="3"/>255</text:p>
          </table:table-cell>
          <table:table-cell office:value-type="float" office:value="258.275" calcext:value-type="float">
            <text:p><text:s text:c="3"/>258</text:p>
          </table:table-cell>
          <table:table-cell office:value-type="float" office:value="261.889" calcext:value-type="float">
            <text:p><text:s text:c="3"/>262</text:p>
          </table:table-cell>
          <table:table-cell office:value-type="float" office:value="265.497" calcext:value-type="float">
            <text:p><text:s text:c="3"/>265</text:p>
          </table:table-cell>
          <table:table-cell office:value-type="float" office:value="269.091" calcext:value-type="float">
            <text:p><text:s text:c="3"/>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apua New Guinea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674.036" calcext:value-type="float">
            <text:p><text:s text:c="2"/>1 674</text:p>
          </table:table-cell>
          <table:table-cell office:value-type="float" office:value="1702.37" calcext:value-type="float">
            <text:p><text:s text:c="2"/>1 702</text:p>
          </table:table-cell>
          <table:table-cell office:value-type="float" office:value="1731.23" calcext:value-type="float">
            <text:p><text:s text:c="2"/>1 731</text:p>
          </table:table-cell>
          <table:table-cell office:value-type="float" office:value="1761.05" calcext:value-type="float">
            <text:p><text:s text:c="2"/>1 761</text:p>
          </table:table-cell>
          <table:table-cell office:value-type="float" office:value="1792.14" calcext:value-type="float">
            <text:p><text:s text:c="2"/>1 792</text:p>
          </table:table-cell>
          <table:table-cell office:value-type="float" office:value="1824.712" calcext:value-type="float">
            <text:p><text:s text:c="2"/>1 825</text:p>
          </table:table-cell>
          <table:table-cell office:value-type="float" office:value="1858.885" calcext:value-type="float">
            <text:p><text:s text:c="2"/>1 859</text:p>
          </table:table-cell>
          <table:table-cell office:value-type="float" office:value="1894.678" calcext:value-type="float">
            <text:p><text:s text:c="2"/>1 895</text:p>
          </table:table-cell>
          <table:table-cell office:value-type="float" office:value="1931.986" calcext:value-type="float">
            <text:p><text:s text:c="2"/>1 932</text:p>
          </table:table-cell>
          <table:table-cell office:value-type="float" office:value="1970.694" calcext:value-type="float">
            <text:p><text:s text:c="2"/>1 971</text:p>
          </table:table-cell>
          <table:table-cell office:value-type="float" office:value="2010.677" calcext:value-type="float">
            <text:p><text:s text:c="2"/>2 011</text:p>
          </table:table-cell>
          <table:table-cell office:value-type="float" office:value="2051.947" calcext:value-type="float">
            <text:p><text:s text:c="2"/>2 052</text:p>
          </table:table-cell>
          <table:table-cell office:value-type="float" office:value="2094.687" calcext:value-type="float">
            <text:p><text:s text:c="2"/>2 095</text:p>
          </table:table-cell>
          <table:table-cell office:value-type="float" office:value="2139.303" calcext:value-type="float">
            <text:p><text:s text:c="2"/>2 139</text:p>
          </table:table-cell>
          <table:table-cell office:value-type="float" office:value="2186.34" calcext:value-type="float">
            <text:p><text:s text:c="2"/>2 186</text:p>
          </table:table-cell>
          <table:table-cell office:value-type="float" office:value="2236.206" calcext:value-type="float">
            <text:p><text:s text:c="2"/>2 236</text:p>
          </table:table-cell>
          <table:table-cell office:value-type="float" office:value="2289.109" calcext:value-type="float">
            <text:p><text:s text:c="2"/>2 289</text:p>
          </table:table-cell>
          <table:table-cell office:value-type="float" office:value="2344.977" calcext:value-type="float">
            <text:p><text:s text:c="2"/>2 345</text:p>
          </table:table-cell>
          <table:table-cell office:value-type="float" office:value="2403.595" calcext:value-type="float">
            <text:p><text:s text:c="2"/>2 404</text:p>
          </table:table-cell>
          <table:table-cell office:value-type="float" office:value="2464.548" calcext:value-type="float">
            <text:p><text:s text:c="2"/>2 465</text:p>
          </table:table-cell>
          <table:table-cell office:value-type="float" office:value="2527.586" calcext:value-type="float">
            <text:p><text:s text:c="2"/>2 528</text:p>
          </table:table-cell>
          <table:table-cell office:value-type="float" office:value="2592.628" calcext:value-type="float">
            <text:p><text:s text:c="2"/>2 593</text:p>
          </table:table-cell>
          <table:table-cell office:value-type="float" office:value="2659.851" calcext:value-type="float">
            <text:p><text:s text:c="2"/>2 660</text:p>
          </table:table-cell>
          <table:table-cell office:value-type="float" office:value="2729.58" calcext:value-type="float">
            <text:p><text:s text:c="2"/>2 730</text:p>
          </table:table-cell>
          <table:table-cell office:value-type="float" office:value="2802.243" calcext:value-type="float">
            <text:p><text:s text:c="2"/>2 802</text:p>
          </table:table-cell>
          <table:table-cell office:value-type="float" office:value="2878.156" calcext:value-type="float">
            <text:p><text:s text:c="2"/>2 878</text:p>
          </table:table-cell>
          <table:table-cell office:value-type="float" office:value="2957.339" calcext:value-type="float">
            <text:p><text:s text:c="2"/>2 957</text:p>
          </table:table-cell>
          <table:table-cell office:value-type="float" office:value="3039.66" calcext:value-type="float">
            <text:p><text:s text:c="2"/>3 040</text:p>
          </table:table-cell>
          <table:table-cell office:value-type="float" office:value="3125.034" calcext:value-type="float">
            <text:p><text:s text:c="2"/>3 125</text:p>
          </table:table-cell>
          <table:table-cell office:value-type="float" office:value="3213.36" calcext:value-type="float">
            <text:p><text:s text:c="2"/>3 213</text:p>
          </table:table-cell>
          <table:table-cell office:value-type="float" office:value="3304.473" calcext:value-type="float">
            <text:p><text:s text:c="2"/>3 304</text:p>
          </table:table-cell>
          <table:table-cell office:value-type="float" office:value="3398.469" calcext:value-type="float">
            <text:p><text:s text:c="2"/>3 398</text:p>
          </table:table-cell>
          <table:table-cell office:value-type="float" office:value="3495.199" calcext:value-type="float">
            <text:p><text:s text:c="2"/>3 495</text:p>
          </table:table-cell>
          <table:table-cell office:value-type="float" office:value="3594.004" calcext:value-type="float">
            <text:p><text:s text:c="2"/>3 594</text:p>
          </table:table-cell>
          <table:table-cell office:value-type="float" office:value="3694.041" calcext:value-type="float">
            <text:p><text:s text:c="2"/>3 694</text:p>
          </table:table-cell>
          <table:table-cell office:value-type="float" office:value="3794.72" calcext:value-type="float">
            <text:p><text:s text:c="2"/>3 795</text:p>
          </table:table-cell>
          <table:table-cell office:value-type="float" office:value="3895.852" calcext:value-type="float">
            <text:p><text:s text:c="2"/>3 896</text:p>
          </table:table-cell>
          <table:table-cell office:value-type="float" office:value="3997.702" calcext:value-type="float">
            <text:p><text:s text:c="2"/>3 998</text:p>
          </table:table-cell>
          <table:table-cell office:value-type="float" office:value="4100.729" calcext:value-type="float">
            <text:p><text:s text:c="2"/>4 101</text:p>
          </table:table-cell>
          <table:table-cell office:value-type="float" office:value="4205.654" calcext:value-type="float">
            <text:p><text:s text:c="2"/>4 206</text:p>
          </table:table-cell>
          <table:table-cell office:value-type="float" office:value="4313.059" calcext:value-type="float">
            <text:p><text:s text:c="2"/>4 313</text:p>
          </table:table-cell>
          <table:table-cell office:value-type="float" office:value="4423.007" calcext:value-type="float">
            <text:p><text:s text:c="2"/>4 423</text:p>
          </table:table-cell>
          <table:table-cell office:value-type="float" office:value="4535.52" calcext:value-type="float">
            <text:p><text:s text:c="2"/>4 536</text:p>
          </table:table-cell>
          <table:table-cell office:value-type="float" office:value="4651.169" calcext:value-type="float">
            <text:p><text:s text:c="2"/>4 651</text:p>
          </table:table-cell>
          <table:table-cell office:value-type="float" office:value="4770.606" calcext:value-type="float">
            <text:p><text:s text:c="2"/>4 771</text:p>
          </table:table-cell>
          <table:table-cell office:value-type="float" office:value="4894.276" calcext:value-type="float">
            <text:p><text:s text:c="2"/>4 894</text:p>
          </table:table-cell>
          <table:table-cell office:value-type="float" office:value="5022.437" calcext:value-type="float">
            <text:p><text:s text:c="2"/>5 022</text:p>
          </table:table-cell>
          <table:table-cell office:value-type="float" office:value="5154.91" calcext:value-type="float">
            <text:p><text:s text:c="2"/>5 155</text:p>
          </table:table-cell>
          <table:table-cell office:value-type="float" office:value="5291.178" calcext:value-type="float">
            <text:p><text:s text:c="2"/>5 291</text:p>
          </table:table-cell>
          <table:table-cell office:value-type="float" office:value="5430.479" calcext:value-type="float">
            <text:p><text:s text:c="2"/>5 430</text:p>
          </table:table-cell>
          <table:table-cell office:value-type="float" office:value="5572.222" calcext:value-type="float">
            <text:p><text:s text:c="2"/>5 572</text:p>
          </table:table-cell>
          <table:table-cell office:value-type="float" office:value="5716.152" calcext:value-type="float">
            <text:p><text:s text:c="2"/>5 716</text:p>
          </table:table-cell>
          <table:table-cell office:value-type="float" office:value="5862.316" calcext:value-type="float">
            <text:p><text:s text:c="2"/>5 862</text:p>
          </table:table-cell>
          <table:table-cell office:value-type="float" office:value="6010.724" calcext:value-type="float">
            <text:p><text:s text:c="2"/>6 011</text:p>
          </table:table-cell>
          <table:table-cell office:value-type="float" office:value="6161.517" calcext:value-type="float">
            <text:p><text:s text:c="2"/>6 162</text:p>
          </table:table-cell>
          <table:table-cell office:value-type="float" office:value="6314.709" calcext:value-type="float">
            <text:p><text:s text:c="2"/>6 315</text:p>
          </table:table-cell>
          <table:table-cell office:value-type="float" office:value="6470.272" calcext:value-type="float">
            <text:p><text:s text:c="2"/>6 470</text:p>
          </table:table-cell>
          <table:table-cell office:value-type="float" office:value="6627.922" calcext:value-type="float">
            <text:p><text:s text:c="2"/>6 628</text:p>
          </table:table-cell>
          <table:table-cell office:value-type="float" office:value="6787.187" calcext:value-type="float">
            <text:p><text:s text:c="2"/>6 787</text:p>
          </table:table-cell>
          <table:table-cell office:value-type="float" office:value="6947.447" calcext:value-type="float">
            <text:p><text:s text:c="2"/>6 947</text:p>
          </table:table-cell>
          <table:table-cell office:value-type="float" office:value="7108.239" calcext:value-type="float">
            <text:p><text:s text:c="2"/>7 108</text:p>
          </table:table-cell>
          <table:table-cell office:value-type="float" office:value="7269.348" calcext:value-type="float">
            <text:p><text:s text:c="2"/>7 269</text:p>
          </table:table-cell>
          <table:table-cell office:value-type="float" office:value="7430.836" calcext:value-type="float">
            <text:p><text:s text:c="2"/>7 431</text:p>
          </table:table-cell>
          <table:table-cell office:value-type="float" office:value="7592.865" calcext:value-type="float">
            <text:p><text:s text:c="2"/>7 593</text:p>
          </table:table-cell>
          <table:table-cell office:value-type="float" office:value="7755.785" calcext:value-type="float">
            <text:p><text:s text:c="2"/>7 756</text:p>
          </table:table-cell>
          <table:table-cell office:value-type="float" office:value="7919.825" calcext:value-type="float">
            <text:p><text:s text:c="2"/>7 9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olomon Island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.794" calcext:value-type="float">
            <text:p><text:s text:c="3"/>90</text:p>
          </table:table-cell>
          <table:table-cell office:value-type="float" office:value="91.809" calcext:value-type="float">
            <text:p><text:s text:c="3"/>92</text:p>
          </table:table-cell>
          <table:table-cell office:value-type="float" office:value="94.077" calcext:value-type="float">
            <text:p><text:s text:c="3"/>94</text:p>
          </table:table-cell>
          <table:table-cell office:value-type="float" office:value="96.56" calcext:value-type="float">
            <text:p><text:s text:c="3"/>97</text:p>
          </table:table-cell>
          <table:table-cell office:value-type="float" office:value="99.215" calcext:value-type="float">
            <text:p><text:s text:c="3"/>99</text:p>
          </table:table-cell>
          <table:table-cell office:value-type="float" office:value="102.024" calcext:value-type="float">
            <text:p><text:s text:c="3"/>102</text:p>
          </table:table-cell>
          <table:table-cell office:value-type="float" office:value="104.965" calcext:value-type="float">
            <text:p><text:s text:c="3"/>105</text:p>
          </table:table-cell>
          <table:table-cell office:value-type="float" office:value="108.018" calcext:value-type="float">
            <text:p><text:s text:c="3"/>108</text:p>
          </table:table-cell>
          <table:table-cell office:value-type="float" office:value="111.182" calcext:value-type="float">
            <text:p><text:s text:c="3"/>111</text:p>
          </table:table-cell>
          <table:table-cell office:value-type="float" office:value="114.465" calcext:value-type="float">
            <text:p><text:s text:c="3"/>114</text:p>
          </table:table-cell>
          <table:table-cell office:value-type="float" office:value="117.866" calcext:value-type="float">
            <text:p><text:s text:c="3"/>118</text:p>
          </table:table-cell>
          <table:table-cell office:value-type="float" office:value="121.396" calcext:value-type="float">
            <text:p><text:s text:c="3"/>121</text:p>
          </table:table-cell>
          <table:table-cell office:value-type="float" office:value="125.064" calcext:value-type="float">
            <text:p><text:s text:c="3"/>125</text:p>
          </table:table-cell>
          <table:table-cell office:value-type="float" office:value="128.866" calcext:value-type="float">
            <text:p><text:s text:c="3"/>129</text:p>
          </table:table-cell>
          <table:table-cell office:value-type="float" office:value="132.782" calcext:value-type="float">
            <text:p><text:s text:c="3"/>133</text:p>
          </table:table-cell>
          <table:table-cell office:value-type="float" office:value="136.847" calcext:value-type="float">
            <text:p><text:s text:c="3"/>137</text:p>
          </table:table-cell>
          <table:table-cell office:value-type="float" office:value="141.026" calcext:value-type="float">
            <text:p><text:s text:c="3"/>141</text:p>
          </table:table-cell>
          <table:table-cell office:value-type="float" office:value="145.351" calcext:value-type="float">
            <text:p><text:s text:c="3"/>145</text:p>
          </table:table-cell>
          <table:table-cell office:value-type="float" office:value="149.921" calcext:value-type="float">
            <text:p><text:s text:c="3"/>150</text:p>
          </table:table-cell>
          <table:table-cell office:value-type="float" office:value="154.875" calcext:value-type="float">
            <text:p><text:s text:c="3"/>155</text:p>
          </table:table-cell>
          <table:table-cell office:value-type="float" office:value="160.29" calcext:value-type="float">
            <text:p><text:s text:c="3"/>160</text:p>
          </table:table-cell>
          <table:table-cell office:value-type="float" office:value="166.212" calcext:value-type="float">
            <text:p><text:s text:c="3"/>166</text:p>
          </table:table-cell>
          <table:table-cell office:value-type="float" office:value="172.598" calcext:value-type="float">
            <text:p><text:s text:c="3"/>173</text:p>
          </table:table-cell>
          <table:table-cell office:value-type="float" office:value="179.349" calcext:value-type="float">
            <text:p><text:s text:c="3"/>179</text:p>
          </table:table-cell>
          <table:table-cell office:value-type="float" office:value="186.332" calcext:value-type="float">
            <text:p><text:s text:c="3"/>186</text:p>
          </table:table-cell>
          <table:table-cell office:value-type="float" office:value="193.445" calcext:value-type="float">
            <text:p><text:s text:c="3"/>193</text:p>
          </table:table-cell>
          <table:table-cell office:value-type="float" office:value="200.64" calcext:value-type="float">
            <text:p><text:s text:c="3"/>201</text:p>
          </table:table-cell>
          <table:table-cell office:value-type="float" office:value="207.937" calcext:value-type="float">
            <text:p><text:s text:c="3"/>208</text:p>
          </table:table-cell>
          <table:table-cell office:value-type="float" office:value="215.347" calcext:value-type="float">
            <text:p><text:s text:c="3"/>215</text:p>
          </table:table-cell>
          <table:table-cell office:value-type="float" office:value="222.897" calcext:value-type="float">
            <text:p><text:s text:c="3"/>223</text:p>
          </table:table-cell>
          <table:table-cell office:value-type="float" office:value="230.607" calcext:value-type="float">
            <text:p><text:s text:c="3"/>231</text:p>
          </table:table-cell>
          <table:table-cell office:value-type="float" office:value="238.479" calcext:value-type="float">
            <text:p><text:s text:c="3"/>238</text:p>
          </table:table-cell>
          <table:table-cell office:value-type="float" office:value="246.493" calcext:value-type="float">
            <text:p><text:s text:c="3"/>246</text:p>
          </table:table-cell>
          <table:table-cell office:value-type="float" office:value="254.596" calcext:value-type="float">
            <text:p><text:s text:c="3"/>255</text:p>
          </table:table-cell>
          <table:table-cell office:value-type="float" office:value="262.709" calcext:value-type="float">
            <text:p><text:s text:c="3"/>263</text:p>
          </table:table-cell>
          <table:table-cell office:value-type="float" office:value="270.801" calcext:value-type="float">
            <text:p><text:s text:c="3"/>271</text:p>
          </table:table-cell>
          <table:table-cell office:value-type="float" office:value="278.838" calcext:value-type="float">
            <text:p><text:s text:c="3"/>279</text:p>
          </table:table-cell>
          <table:table-cell office:value-type="float" office:value="286.863" calcext:value-type="float">
            <text:p><text:s text:c="3"/>287</text:p>
          </table:table-cell>
          <table:table-cell office:value-type="float" office:value="294.964" calcext:value-type="float">
            <text:p><text:s text:c="3"/>295</text:p>
          </table:table-cell>
          <table:table-cell office:value-type="float" office:value="303.253" calcext:value-type="float">
            <text:p><text:s text:c="3"/>303</text:p>
          </table:table-cell>
          <table:table-cell office:value-type="float" office:value="311.84" calcext:value-type="float">
            <text:p><text:s text:c="3"/>312</text:p>
          </table:table-cell>
          <table:table-cell office:value-type="float" office:value="320.753" calcext:value-type="float">
            <text:p><text:s text:c="3"/>321</text:p>
          </table:table-cell>
          <table:table-cell office:value-type="float" office:value="329.953" calcext:value-type="float">
            <text:p><text:s text:c="3"/>330</text:p>
          </table:table-cell>
          <table:table-cell office:value-type="float" office:value="339.456" calcext:value-type="float">
            <text:p><text:s text:c="3"/>339</text:p>
          </table:table-cell>
          <table:table-cell office:value-type="float" office:value="349.225" calcext:value-type="float">
            <text:p><text:s text:c="3"/>349</text:p>
          </table:table-cell>
          <table:table-cell office:value-type="float" office:value="359.225" calcext:value-type="float">
            <text:p><text:s text:c="3"/>359</text:p>
          </table:table-cell>
          <table:table-cell office:value-type="float" office:value="369.469" calcext:value-type="float">
            <text:p><text:s text:c="3"/>369</text:p>
          </table:table-cell>
          <table:table-cell office:value-type="float" office:value="379.947" calcext:value-type="float">
            <text:p><text:s text:c="3"/>380</text:p>
          </table:table-cell>
          <table:table-cell office:value-type="float" office:value="390.643" calcext:value-type="float">
            <text:p><text:s text:c="3"/>391</text:p>
          </table:table-cell>
          <table:table-cell office:value-type="float" office:value="401.538" calcext:value-type="float">
            <text:p><text:s text:c="3"/>402</text:p>
          </table:table-cell>
          <table:table-cell office:value-type="float" office:value="412.609" calcext:value-type="float">
            <text:p><text:s text:c="3"/>413</text:p>
          </table:table-cell>
          <table:table-cell office:value-type="float" office:value="423.853" calcext:value-type="float">
            <text:p><text:s text:c="3"/>424</text:p>
          </table:table-cell>
          <table:table-cell office:value-type="float" office:value="435.262" calcext:value-type="float">
            <text:p><text:s text:c="3"/>435</text:p>
          </table:table-cell>
          <table:table-cell office:value-type="float" office:value="446.769" calcext:value-type="float">
            <text:p><text:s text:c="3"/>447</text:p>
          </table:table-cell>
          <table:table-cell office:value-type="float" office:value="458.324" calcext:value-type="float">
            <text:p><text:s text:c="3"/>458</text:p>
          </table:table-cell>
          <table:table-cell office:value-type="float" office:value="469.885" calcext:value-type="float">
            <text:p><text:s text:c="3"/>470</text:p>
          </table:table-cell>
          <table:table-cell office:value-type="float" office:value="481.422" calcext:value-type="float">
            <text:p><text:s text:c="3"/>481</text:p>
          </table:table-cell>
          <table:table-cell office:value-type="float" office:value="492.94" calcext:value-type="float">
            <text:p><text:s text:c="3"/>493</text:p>
          </table:table-cell>
          <table:table-cell office:value-type="float" office:value="504.477" calcext:value-type="float">
            <text:p><text:s text:c="3"/>504</text:p>
          </table:table-cell>
          <table:table-cell office:value-type="float" office:value="516.079" calcext:value-type="float">
            <text:p><text:s text:c="3"/>516</text:p>
          </table:table-cell>
          <table:table-cell office:value-type="float" office:value="527.79" calcext:value-type="float">
            <text:p><text:s text:c="3"/>528</text:p>
          </table:table-cell>
          <table:table-cell office:value-type="float" office:value="539.614" calcext:value-type="float">
            <text:p><text:s text:c="3"/>540</text:p>
          </table:table-cell>
          <table:table-cell office:value-type="float" office:value="551.531" calcext:value-type="float">
            <text:p><text:s text:c="3"/>552</text:p>
          </table:table-cell>
          <table:table-cell office:value-type="float" office:value="563.513" calcext:value-type="float">
            <text:p><text:s text:c="3"/>564</text:p>
          </table:table-cell>
          <table:table-cell office:value-type="float" office:value="575.504" calcext:value-type="float">
            <text:p><text:s text:c="3"/>576</text:p>
          </table:table-cell>
          <table:table-cell office:value-type="float" office:value="587.482" calcext:value-type="float">
            <text:p><text:s text:c="3"/>5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Vanuatu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47.697" calcext:value-type="float">
            <text:p><text:s text:c="3"/>48</text:p>
          </table:table-cell>
          <table:table-cell office:value-type="float" office:value="48.923" calcext:value-type="float">
            <text:p><text:s text:c="3"/>49</text:p>
          </table:table-cell>
          <table:table-cell office:value-type="float" office:value="50.297" calcext:value-type="float">
            <text:p><text:s text:c="3"/>50</text:p>
          </table:table-cell>
          <table:table-cell office:value-type="float" office:value="51.771" calcext:value-type="float">
            <text:p><text:s text:c="3"/>52</text:p>
          </table:table-cell>
          <table:table-cell office:value-type="float" office:value="53.33" calcext:value-type="float">
            <text:p><text:s text:c="3"/>53</text:p>
          </table:table-cell>
          <table:table-cell office:value-type="float" office:value="54.924" calcext:value-type="float">
            <text:p><text:s text:c="3"/>55</text:p>
          </table:table-cell>
          <table:table-cell office:value-type="float" office:value="56.565" calcext:value-type="float">
            <text:p><text:s text:c="3"/>57</text:p>
          </table:table-cell>
          <table:table-cell office:value-type="float" office:value="58.245" calcext:value-type="float">
            <text:p><text:s text:c="3"/>58</text:p>
          </table:table-cell>
          <table:table-cell office:value-type="float" office:value="59.983" calcext:value-type="float">
            <text:p><text:s text:c="3"/>60</text:p>
          </table:table-cell>
          <table:table-cell office:value-type="float" office:value="61.794" calcext:value-type="float">
            <text:p><text:s text:c="3"/>62</text:p>
          </table:table-cell>
          <table:table-cell office:value-type="float" office:value="63.699" calcext:value-type="float">
            <text:p><text:s text:c="3"/>64</text:p>
          </table:table-cell>
          <table:table-cell office:value-type="float" office:value="65.713" calcext:value-type="float">
            <text:p><text:s text:c="3"/>66</text:p>
          </table:table-cell>
          <table:table-cell office:value-type="float" office:value="67.808" calcext:value-type="float">
            <text:p><text:s text:c="3"/>68</text:p>
          </table:table-cell>
          <table:table-cell office:value-type="float" office:value="69.964" calcext:value-type="float">
            <text:p><text:s text:c="3"/>70</text:p>
          </table:table-cell>
          <table:table-cell office:value-type="float" office:value="72.131" calcext:value-type="float">
            <text:p><text:s text:c="3"/>72</text:p>
          </table:table-cell>
          <table:table-cell office:value-type="float" office:value="74.289" calcext:value-type="float">
            <text:p><text:s text:c="3"/>74</text:p>
          </table:table-cell>
          <table:table-cell office:value-type="float" office:value="76.413" calcext:value-type="float">
            <text:p><text:s text:c="3"/>76</text:p>
          </table:table-cell>
          <table:table-cell office:value-type="float" office:value="78.522" calcext:value-type="float">
            <text:p><text:s text:c="3"/>79</text:p>
          </table:table-cell>
          <table:table-cell office:value-type="float" office:value="80.673" calcext:value-type="float">
            <text:p><text:s text:c="3"/>81</text:p>
          </table:table-cell>
          <table:table-cell office:value-type="float" office:value="82.94" calcext:value-type="float">
            <text:p><text:s text:c="3"/>83</text:p>
          </table:table-cell>
          <table:table-cell office:value-type="float" office:value="85.389" calcext:value-type="float">
            <text:p><text:s text:c="3"/>85</text:p>
          </table:table-cell>
          <table:table-cell office:value-type="float" office:value="88.022" calcext:value-type="float">
            <text:p><text:s text:c="3"/>88</text:p>
          </table:table-cell>
          <table:table-cell office:value-type="float" office:value="90.823" calcext:value-type="float">
            <text:p><text:s text:c="3"/>91</text:p>
          </table:table-cell>
          <table:table-cell office:value-type="float" office:value="93.765" calcext:value-type="float">
            <text:p><text:s text:c="3"/>94</text:p>
          </table:table-cell>
          <table:table-cell office:value-type="float" office:value="96.796" calcext:value-type="float">
            <text:p><text:s text:c="3"/>97</text:p>
          </table:table-cell>
          <table:table-cell office:value-type="float" office:value="99.872" calcext:value-type="float">
            <text:p><text:s text:c="3"/>100</text:p>
          </table:table-cell>
          <table:table-cell office:value-type="float" office:value="103.028" calcext:value-type="float">
            <text:p><text:s text:c="3"/>103</text:p>
          </table:table-cell>
          <table:table-cell office:value-type="float" office:value="106.222" calcext:value-type="float">
            <text:p><text:s text:c="3"/>106</text:p>
          </table:table-cell>
          <table:table-cell office:value-type="float" office:value="109.429" calcext:value-type="float">
            <text:p><text:s text:c="3"/>109</text:p>
          </table:table-cell>
          <table:table-cell office:value-type="float" office:value="112.58" calcext:value-type="float">
            <text:p><text:s text:c="3"/>113</text:p>
          </table:table-cell>
          <table:table-cell office:value-type="float" office:value="115.632" calcext:value-type="float">
            <text:p><text:s text:c="3"/>116</text:p>
          </table:table-cell>
          <table:table-cell office:value-type="float" office:value="118.58" calcext:value-type="float">
            <text:p><text:s text:c="3"/>119</text:p>
          </table:table-cell>
          <table:table-cell office:value-type="float" office:value="121.435" calcext:value-type="float">
            <text:p><text:s text:c="3"/>121</text:p>
          </table:table-cell>
          <table:table-cell office:value-type="float" office:value="124.249" calcext:value-type="float">
            <text:p><text:s text:c="3"/>124</text:p>
          </table:table-cell>
          <table:table-cell office:value-type="float" office:value="127.092" calcext:value-type="float">
            <text:p><text:s text:c="3"/>127</text:p>
          </table:table-cell>
          <table:table-cell office:value-type="float" office:value="130.027" calcext:value-type="float">
            <text:p><text:s text:c="3"/>130</text:p>
          </table:table-cell>
          <table:table-cell office:value-type="float" office:value="133.038" calcext:value-type="float">
            <text:p><text:s text:c="3"/>133</text:p>
          </table:table-cell>
          <table:table-cell office:value-type="float" office:value="136.125" calcext:value-type="float">
            <text:p><text:s text:c="3"/>136</text:p>
          </table:table-cell>
          <table:table-cell office:value-type="float" office:value="139.366" calcext:value-type="float">
            <text:p><text:s text:c="3"/>139</text:p>
          </table:table-cell>
          <table:table-cell office:value-type="float" office:value="142.849" calcext:value-type="float">
            <text:p><text:s text:c="3"/>143</text:p>
          </table:table-cell>
          <table:table-cell office:value-type="float" office:value="146.634" calcext:value-type="float">
            <text:p><text:s text:c="3"/>147</text:p>
          </table:table-cell>
          <table:table-cell office:value-type="float" office:value="150.778" calcext:value-type="float">
            <text:p><text:s text:c="3"/>151</text:p>
          </table:table-cell>
          <table:table-cell office:value-type="float" office:value="155.243" calcext:value-type="float">
            <text:p><text:s text:c="3"/>155</text:p>
          </table:table-cell>
          <table:table-cell office:value-type="float" office:value="159.814" calcext:value-type="float">
            <text:p><text:s text:c="3"/>160</text:p>
          </table:table-cell>
          <table:table-cell office:value-type="float" office:value="164.208" calcext:value-type="float">
            <text:p><text:s text:c="3"/>164</text:p>
          </table:table-cell>
          <table:table-cell office:value-type="float" office:value="168.235" calcext:value-type="float">
            <text:p><text:s text:c="3"/>168</text:p>
          </table:table-cell>
          <table:table-cell office:value-type="float" office:value="171.801" calcext:value-type="float">
            <text:p><text:s text:c="3"/>172</text:p>
          </table:table-cell>
          <table:table-cell office:value-type="float" office:value="174.999" calcext:value-type="float">
            <text:p><text:s text:c="3"/>175</text:p>
          </table:table-cell>
          <table:table-cell office:value-type="float" office:value="178.078" calcext:value-type="float">
            <text:p><text:s text:c="3"/>178</text:p>
          </table:table-cell>
          <table:table-cell office:value-type="float" office:value="181.345" calcext:value-type="float">
            <text:p><text:s text:c="3"/>181</text:p>
          </table:table-cell>
          <table:table-cell office:value-type="float" office:value="185.063" calcext:value-type="float">
            <text:p><text:s text:c="3"/>185</text:p>
          </table:table-cell>
          <table:table-cell office:value-type="float" office:value="189.29" calcext:value-type="float">
            <text:p><text:s text:c="3"/>189</text:p>
          </table:table-cell>
          <table:table-cell office:value-type="float" office:value="193.956" calcext:value-type="float">
            <text:p><text:s text:c="3"/>194</text:p>
          </table:table-cell>
          <table:table-cell office:value-type="float" office:value="198.964" calcext:value-type="float">
            <text:p><text:s text:c="3"/>199</text:p>
          </table:table-cell>
          <table:table-cell office:value-type="float" office:value="204.143" calcext:value-type="float">
            <text:p><text:s text:c="3"/>204</text:p>
          </table:table-cell>
          <table:table-cell office:value-type="float" office:value="209.37" calcext:value-type="float">
            <text:p><text:s text:c="3"/>209</text:p>
          </table:table-cell>
          <table:table-cell office:value-type="float" office:value="214.634" calcext:value-type="float">
            <text:p><text:s text:c="3"/>215</text:p>
          </table:table-cell>
          <table:table-cell office:value-type="float" office:value="219.953" calcext:value-type="float">
            <text:p><text:s text:c="3"/>220</text:p>
          </table:table-cell>
          <table:table-cell office:value-type="float" office:value="225.34" calcext:value-type="float">
            <text:p><text:s text:c="3"/>225</text:p>
          </table:table-cell>
          <table:table-cell office:value-type="float" office:value="230.785" calcext:value-type="float">
            <text:p><text:s text:c="3"/>231</text:p>
          </table:table-cell>
          <table:table-cell office:value-type="float" office:value="236.295" calcext:value-type="float">
            <text:p><text:s text:c="3"/>236</text:p>
          </table:table-cell>
          <table:table-cell office:value-type="float" office:value="241.871" calcext:value-type="float">
            <text:p><text:s text:c="3"/>242</text:p>
          </table:table-cell>
          <table:table-cell office:value-type="float" office:value="247.485" calcext:value-type="float">
            <text:p><text:s text:c="3"/>247</text:p>
          </table:table-cell>
          <table:table-cell office:value-type="float" office:value="253.142" calcext:value-type="float">
            <text:p><text:s text:c="3"/>253</text:p>
          </table:table-cell>
          <table:table-cell office:value-type="float" office:value="258.85" calcext:value-type="float">
            <text:p><text:s text:c="3"/>259</text:p>
          </table:table-cell>
          <table:table-cell office:value-type="float" office:value="264.603" calcext:value-type="float">
            <text:p><text:s text:c="3"/>2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Micronesia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55.095" calcext:value-type="float">
            <text:p><text:s text:c="3"/>155</text:p>
          </table:table-cell>
          <table:table-cell office:value-type="float" office:value="158.15" calcext:value-type="float">
            <text:p><text:s text:c="3"/>158</text:p>
          </table:table-cell>
          <table:table-cell office:value-type="float" office:value="161.223" calcext:value-type="float">
            <text:p><text:s text:c="3"/>161</text:p>
          </table:table-cell>
          <table:table-cell office:value-type="float" office:value="164.332" calcext:value-type="float">
            <text:p><text:s text:c="3"/>164</text:p>
          </table:table-cell>
          <table:table-cell office:value-type="float" office:value="167.56" calcext:value-type="float">
            <text:p><text:s text:c="3"/>168</text:p>
          </table:table-cell>
          <table:table-cell office:value-type="float" office:value="170.908" calcext:value-type="float">
            <text:p><text:s text:c="3"/>171</text:p>
          </table:table-cell>
          <table:table-cell office:value-type="float" office:value="174.486" calcext:value-type="float">
            <text:p><text:s text:c="3"/>174</text:p>
          </table:table-cell>
          <table:table-cell office:value-type="float" office:value="178.265" calcext:value-type="float">
            <text:p><text:s text:c="3"/>178</text:p>
          </table:table-cell>
          <table:table-cell office:value-type="float" office:value="182.318" calcext:value-type="float">
            <text:p><text:s text:c="3"/>182</text:p>
          </table:table-cell>
          <table:table-cell office:value-type="float" office:value="186.655" calcext:value-type="float">
            <text:p><text:s text:c="3"/>187</text:p>
          </table:table-cell>
          <table:table-cell office:value-type="float" office:value="191.284" calcext:value-type="float">
            <text:p><text:s text:c="3"/>191</text:p>
          </table:table-cell>
          <table:table-cell office:value-type="float" office:value="196.213" calcext:value-type="float">
            <text:p><text:s text:c="3"/>196</text:p>
          </table:table-cell>
          <table:table-cell office:value-type="float" office:value="201.439" calcext:value-type="float">
            <text:p><text:s text:c="3"/>201</text:p>
          </table:table-cell>
          <table:table-cell office:value-type="float" office:value="206.912" calcext:value-type="float">
            <text:p><text:s text:c="3"/>207</text:p>
          </table:table-cell>
          <table:table-cell office:value-type="float" office:value="212.623" calcext:value-type="float">
            <text:p><text:s text:c="3"/>213</text:p>
          </table:table-cell>
          <table:table-cell office:value-type="float" office:value="218.436" calcext:value-type="float">
            <text:p><text:s text:c="3"/>218</text:p>
          </table:table-cell>
          <table:table-cell office:value-type="float" office:value="224.421" calcext:value-type="float">
            <text:p><text:s text:c="3"/>224</text:p>
          </table:table-cell>
          <table:table-cell office:value-type="float" office:value="230.554" calcext:value-type="float">
            <text:p><text:s text:c="3"/>231</text:p>
          </table:table-cell>
          <table:table-cell office:value-type="float" office:value="236.668" calcext:value-type="float">
            <text:p><text:s text:c="3"/>237</text:p>
          </table:table-cell>
          <table:table-cell office:value-type="float" office:value="242.519" calcext:value-type="float">
            <text:p><text:s text:c="3"/>243</text:p>
          </table:table-cell>
          <table:table-cell office:value-type="float" office:value="247.984" calcext:value-type="float">
            <text:p><text:s text:c="3"/>248</text:p>
          </table:table-cell>
          <table:table-cell office:value-type="float" office:value="253.012" calcext:value-type="float">
            <text:p><text:s text:c="3"/>253</text:p>
          </table:table-cell>
          <table:table-cell office:value-type="float" office:value="257.685" calcext:value-type="float">
            <text:p><text:s text:c="3"/>258</text:p>
          </table:table-cell>
          <table:table-cell office:value-type="float" office:value="262.198" calcext:value-type="float">
            <text:p><text:s text:c="3"/>262</text:p>
          </table:table-cell>
          <table:table-cell office:value-type="float" office:value="266.792" calcext:value-type="float">
            <text:p><text:s text:c="3"/>267</text:p>
          </table:table-cell>
          <table:table-cell office:value-type="float" office:value="271.704" calcext:value-type="float">
            <text:p><text:s text:c="3"/>272</text:p>
          </table:table-cell>
          <table:table-cell office:value-type="float" office:value="276.969" calcext:value-type="float">
            <text:p><text:s text:c="3"/>277</text:p>
          </table:table-cell>
          <table:table-cell office:value-type="float" office:value="282.57" calcext:value-type="float">
            <text:p><text:s text:c="3"/>283</text:p>
          </table:table-cell>
          <table:table-cell office:value-type="float" office:value="288.753" calcext:value-type="float">
            <text:p><text:s text:c="3"/>289</text:p>
          </table:table-cell>
          <table:table-cell office:value-type="float" office:value="295.701" calcext:value-type="float">
            <text:p><text:s text:c="3"/>296</text:p>
          </table:table-cell>
          <table:table-cell office:value-type="float" office:value="303.614" calcext:value-type="float">
            <text:p><text:s text:c="3"/>304</text:p>
          </table:table-cell>
          <table:table-cell office:value-type="float" office:value="312.556" calcext:value-type="float">
            <text:p><text:s text:c="3"/>313</text:p>
          </table:table-cell>
          <table:table-cell office:value-type="float" office:value="322.451" calcext:value-type="float">
            <text:p><text:s text:c="3"/>322</text:p>
          </table:table-cell>
          <table:table-cell office:value-type="float" office:value="333.109" calcext:value-type="float">
            <text:p><text:s text:c="3"/>333</text:p>
          </table:table-cell>
          <table:table-cell office:value-type="float" office:value="344.206" calcext:value-type="float">
            <text:p><text:s text:c="3"/>344</text:p>
          </table:table-cell>
          <table:table-cell office:value-type="float" office:value="355.555" calcext:value-type="float">
            <text:p><text:s text:c="3"/>356</text:p>
          </table:table-cell>
          <table:table-cell office:value-type="float" office:value="367.042" calcext:value-type="float">
            <text:p><text:s text:c="3"/>367</text:p>
          </table:table-cell>
          <table:table-cell office:value-type="float" office:value="378.627" calcext:value-type="float">
            <text:p><text:s text:c="3"/>379</text:p>
          </table:table-cell>
          <table:table-cell office:value-type="float" office:value="390.234" calcext:value-type="float">
            <text:p><text:s text:c="3"/>390</text:p>
          </table:table-cell>
          <table:table-cell office:value-type="float" office:value="401.806" calcext:value-type="float">
            <text:p><text:s text:c="3"/>402</text:p>
          </table:table-cell>
          <table:table-cell office:value-type="float" office:value="413.304" calcext:value-type="float">
            <text:p><text:s text:c="3"/>413</text:p>
          </table:table-cell>
          <table:table-cell office:value-type="float" office:value="424.603" calcext:value-type="float">
            <text:p><text:s text:c="3"/>425</text:p>
          </table:table-cell>
          <table:table-cell office:value-type="float" office:value="435.611" calcext:value-type="float">
            <text:p><text:s text:c="3"/>436</text:p>
          </table:table-cell>
          <table:table-cell office:value-type="float" office:value="446.182" calcext:value-type="float">
            <text:p><text:s text:c="3"/>446</text:p>
          </table:table-cell>
          <table:table-cell office:value-type="float" office:value="456.148" calcext:value-type="float">
            <text:p><text:s text:c="3"/>456</text:p>
          </table:table-cell>
          <table:table-cell office:value-type="float" office:value="465.362" calcext:value-type="float">
            <text:p><text:s text:c="3"/>465</text:p>
          </table:table-cell>
          <table:table-cell office:value-type="float" office:value="473.796" calcext:value-type="float">
            <text:p><text:s text:c="3"/>474</text:p>
          </table:table-cell>
          <table:table-cell office:value-type="float" office:value="481.389" calcext:value-type="float">
            <text:p><text:s text:c="3"/>481</text:p>
          </table:table-cell>
          <table:table-cell office:value-type="float" office:value="488.034" calcext:value-type="float">
            <text:p><text:s text:c="3"/>488</text:p>
          </table:table-cell>
          <table:table-cell office:value-type="float" office:value="493.488" calcext:value-type="float">
            <text:p><text:s text:c="3"/>493</text:p>
          </table:table-cell>
          <table:table-cell office:value-type="float" office:value="497.632" calcext:value-type="float">
            <text:p><text:s text:c="3"/>498</text:p>
          </table:table-cell>
          <table:table-cell office:value-type="float" office:value="500.451" calcext:value-type="float">
            <text:p><text:s text:c="3"/>500</text:p>
          </table:table-cell>
          <table:table-cell office:value-type="float" office:value="502.076" calcext:value-type="float">
            <text:p><text:s text:c="3"/>502</text:p>
          </table:table-cell>
          <table:table-cell office:value-type="float" office:value="502.769" calcext:value-type="float">
            <text:p><text:s text:c="3"/>503</text:p>
          </table:table-cell>
          <table:table-cell office:value-type="float" office:value="502.885" calcext:value-type="float">
            <text:p><text:s text:c="3"/>503</text:p>
          </table:table-cell>
          <table:table-cell office:value-type="float" office:value="502.742" calcext:value-type="float">
            <text:p><text:s text:c="3"/>503</text:p>
          </table:table-cell>
          <table:table-cell office:value-type="float" office:value="502.441" calcext:value-type="float">
            <text:p><text:s text:c="3"/>502</text:p>
          </table:table-cell>
          <table:table-cell office:value-type="float" office:value="502.012" calcext:value-type="float">
            <text:p><text:s text:c="3"/>502</text:p>
          </table:table-cell>
          <table:table-cell office:value-type="float" office:value="501.777" calcext:value-type="float">
            <text:p><text:s text:c="3"/>502</text:p>
          </table:table-cell>
          <table:table-cell office:value-type="float" office:value="502.04" calcext:value-type="float">
            <text:p><text:s text:c="3"/>502</text:p>
          </table:table-cell>
          <table:table-cell office:value-type="float" office:value="503.056" calcext:value-type="float">
            <text:p><text:s text:c="3"/>503</text:p>
          </table:table-cell>
          <table:table-cell office:value-type="float" office:value="504.937" calcext:value-type="float">
            <text:p><text:s text:c="3"/>505</text:p>
          </table:table-cell>
          <table:table-cell office:value-type="float" office:value="507.706" calcext:value-type="float">
            <text:p><text:s text:c="3"/>508</text:p>
          </table:table-cell>
          <table:table-cell office:value-type="float" office:value="511.151" calcext:value-type="float">
            <text:p><text:s text:c="3"/>511</text:p>
          </table:table-cell>
          <table:table-cell office:value-type="float" office:value="514.97" calcext:value-type="float">
            <text:p><text:s text:c="3"/>515</text:p>
          </table:table-cell>
          <table:table-cell office:value-type="float" office:value="518.995" calcext:value-type="float">
            <text:p><text:s text:c="3"/>5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Guam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9.651" calcext:value-type="float">
            <text:p><text:s text:c="3"/>60</text:p>
          </table:table-cell>
          <table:table-cell office:value-type="float" office:value="60.262" calcext:value-type="float">
            <text:p><text:s text:c="3"/>60</text:p>
          </table:table-cell>
          <table:table-cell office:value-type="float" office:value="60.877" calcext:value-type="float">
            <text:p><text:s text:c="3"/>61</text:p>
          </table:table-cell>
          <table:table-cell office:value-type="float" office:value="61.471" calcext:value-type="float">
            <text:p><text:s text:c="3"/>61</text:p>
          </table:table-cell>
          <table:table-cell office:value-type="float" office:value="62.053" calcext:value-type="float">
            <text:p><text:s text:c="3"/>62</text:p>
          </table:table-cell>
          <table:table-cell office:value-type="float" office:value="62.641" calcext:value-type="float">
            <text:p><text:s text:c="3"/>63</text:p>
          </table:table-cell>
          <table:table-cell office:value-type="float" office:value="63.258" calcext:value-type="float">
            <text:p><text:s text:c="3"/>63</text:p>
          </table:table-cell>
          <table:table-cell office:value-type="float" office:value="63.926" calcext:value-type="float">
            <text:p><text:s text:c="3"/>64</text:p>
          </table:table-cell>
          <table:table-cell office:value-type="float" office:value="64.697" calcext:value-type="float">
            <text:p><text:s text:c="3"/>65</text:p>
          </table:table-cell>
          <table:table-cell office:value-type="float" office:value="65.619" calcext:value-type="float">
            <text:p><text:s text:c="3"/>66</text:p>
          </table:table-cell>
          <table:table-cell office:value-type="float" office:value="66.742" calcext:value-type="float">
            <text:p><text:s text:c="3"/>67</text:p>
          </table:table-cell>
          <table:table-cell office:value-type="float" office:value="68.072" calcext:value-type="float">
            <text:p><text:s text:c="3"/>68</text:p>
          </table:table-cell>
          <table:table-cell office:value-type="float" office:value="69.604" calcext:value-type="float">
            <text:p><text:s text:c="3"/>70</text:p>
          </table:table-cell>
          <table:table-cell office:value-type="float" office:value="71.286" calcext:value-type="float">
            <text:p><text:s text:c="3"/>71</text:p>
          </table:table-cell>
          <table:table-cell office:value-type="float" office:value="73.051" calcext:value-type="float">
            <text:p><text:s text:c="3"/>73</text:p>
          </table:table-cell>
          <table:table-cell office:value-type="float" office:value="74.83" calcext:value-type="float">
            <text:p><text:s text:c="3"/>75</text:p>
          </table:table-cell>
          <table:table-cell office:value-type="float" office:value="76.607" calcext:value-type="float">
            <text:p><text:s text:c="3"/>77</text:p>
          </table:table-cell>
          <table:table-cell office:value-type="float" office:value="78.404" calcext:value-type="float">
            <text:p><text:s text:c="3"/>78</text:p>
          </table:table-cell>
          <table:table-cell office:value-type="float" office:value="80.217" calcext:value-type="float">
            <text:p><text:s text:c="3"/>80</text:p>
          </table:table-cell>
          <table:table-cell office:value-type="float" office:value="82.04" calcext:value-type="float">
            <text:p><text:s text:c="3"/>82</text:p>
          </table:table-cell>
          <table:table-cell office:value-type="float" office:value="83.877" calcext:value-type="float">
            <text:p><text:s text:c="3"/>84</text:p>
          </table:table-cell>
          <table:table-cell office:value-type="float" office:value="85.726" calcext:value-type="float">
            <text:p><text:s text:c="3"/>86</text:p>
          </table:table-cell>
          <table:table-cell office:value-type="float" office:value="87.587" calcext:value-type="float">
            <text:p><text:s text:c="3"/>88</text:p>
          </table:table-cell>
          <table:table-cell office:value-type="float" office:value="89.464" calcext:value-type="float">
            <text:p><text:s text:c="3"/>89</text:p>
          </table:table-cell>
          <table:table-cell office:value-type="float" office:value="91.377" calcext:value-type="float">
            <text:p><text:s text:c="3"/>91</text:p>
          </table:table-cell>
          <table:table-cell office:value-type="float" office:value="93.352" calcext:value-type="float">
            <text:p><text:s text:c="3"/>93</text:p>
          </table:table-cell>
          <table:table-cell office:value-type="float" office:value="95.385" calcext:value-type="float">
            <text:p><text:s text:c="3"/>95</text:p>
          </table:table-cell>
          <table:table-cell office:value-type="float" office:value="97.477" calcext:value-type="float">
            <text:p><text:s text:c="3"/>97</text:p>
          </table:table-cell>
          <table:table-cell office:value-type="float" office:value="99.63" calcext:value-type="float">
            <text:p><text:s text:c="3"/>100</text:p>
          </table:table-cell>
          <table:table-cell office:value-type="float" office:value="101.844" calcext:value-type="float">
            <text:p><text:s text:c="3"/>102</text:p>
          </table:table-cell>
          <table:table-cell office:value-type="float" office:value="104.133" calcext:value-type="float">
            <text:p><text:s text:c="3"/>104</text:p>
          </table:table-cell>
          <table:table-cell office:value-type="float" office:value="106.485" calcext:value-type="float">
            <text:p><text:s text:c="3"/>106</text:p>
          </table:table-cell>
          <table:table-cell office:value-type="float" office:value="108.906" calcext:value-type="float">
            <text:p><text:s text:c="3"/>109</text:p>
          </table:table-cell>
          <table:table-cell office:value-type="float" office:value="111.402" calcext:value-type="float">
            <text:p><text:s text:c="3"/>111</text:p>
          </table:table-cell>
          <table:table-cell office:value-type="float" office:value="113.961" calcext:value-type="float">
            <text:p><text:s text:c="3"/>114</text:p>
          </table:table-cell>
          <table:table-cell office:value-type="float" office:value="116.572" calcext:value-type="float">
            <text:p><text:s text:c="3"/>117</text:p>
          </table:table-cell>
          <table:table-cell office:value-type="float" office:value="119.232" calcext:value-type="float">
            <text:p><text:s text:c="3"/>119</text:p>
          </table:table-cell>
          <table:table-cell office:value-type="float" office:value="121.919" calcext:value-type="float">
            <text:p><text:s text:c="3"/>122</text:p>
          </table:table-cell>
          <table:table-cell office:value-type="float" office:value="124.673" calcext:value-type="float">
            <text:p><text:s text:c="3"/>125</text:p>
          </table:table-cell>
          <table:table-cell office:value-type="float" office:value="127.522" calcext:value-type="float">
            <text:p><text:s text:c="3"/>128</text:p>
          </table:table-cell>
          <table:table-cell office:value-type="float" office:value="130.482" calcext:value-type="float">
            <text:p><text:s text:c="3"/>130</text:p>
          </table:table-cell>
          <table:table-cell office:value-type="float" office:value="133.558" calcext:value-type="float">
            <text:p><text:s text:c="3"/>134</text:p>
          </table:table-cell>
          <table:table-cell office:value-type="float" office:value="136.692" calcext:value-type="float">
            <text:p><text:s text:c="3"/>137</text:p>
          </table:table-cell>
          <table:table-cell office:value-type="float" office:value="139.818" calcext:value-type="float">
            <text:p><text:s text:c="3"/>140</text:p>
          </table:table-cell>
          <table:table-cell office:value-type="float" office:value="142.802" calcext:value-type="float">
            <text:p><text:s text:c="3"/>143</text:p>
          </table:table-cell>
          <table:table-cell office:value-type="float" office:value="145.561" calcext:value-type="float">
            <text:p><text:s text:c="3"/>146</text:p>
          </table:table-cell>
          <table:table-cell office:value-type="float" office:value="148.06" calcext:value-type="float">
            <text:p><text:s text:c="3"/>148</text:p>
          </table:table-cell>
          <table:table-cell office:value-type="float" office:value="150.303" calcext:value-type="float">
            <text:p><text:s text:c="3"/>150</text:p>
          </table:table-cell>
          <table:table-cell office:value-type="float" office:value="152.277" calcext:value-type="float">
            <text:p><text:s text:c="3"/>152</text:p>
          </table:table-cell>
          <table:table-cell office:value-type="float" office:value="153.953" calcext:value-type="float">
            <text:p><text:s text:c="3"/>154</text:p>
          </table:table-cell>
          <table:table-cell office:value-type="float" office:value="155.329" calcext:value-type="float">
            <text:p><text:s text:c="3"/>155</text:p>
          </table:table-cell>
          <table:table-cell office:value-type="float" office:value="156.401" calcext:value-type="float">
            <text:p><text:s text:c="3"/>156</text:p>
          </table:table-cell>
          <table:table-cell office:value-type="float" office:value="157.175" calcext:value-type="float">
            <text:p><text:s text:c="3"/>157</text:p>
          </table:table-cell>
          <table:table-cell office:value-type="float" office:value="157.714" calcext:value-type="float">
            <text:p><text:s text:c="3"/>158</text:p>
          </table:table-cell>
          <table:table-cell office:value-type="float" office:value="158.099" calcext:value-type="float">
            <text:p><text:s text:c="3"/>158</text:p>
          </table:table-cell>
          <table:table-cell office:value-type="float" office:value="158.402" calcext:value-type="float">
            <text:p><text:s text:c="3"/>158</text:p>
          </table:table-cell>
          <table:table-cell office:value-type="float" office:value="158.648" calcext:value-type="float">
            <text:p><text:s text:c="3"/>159</text:p>
          </table:table-cell>
          <table:table-cell office:value-type="float" office:value="158.855" calcext:value-type="float">
            <text:p><text:s text:c="3"/>159</text:p>
          </table:table-cell>
          <table:table-cell office:value-type="float" office:value="159.035" calcext:value-type="float">
            <text:p><text:s text:c="3"/>159</text:p>
          </table:table-cell>
          <table:table-cell office:value-type="float" office:value="159.231" calcext:value-type="float">
            <text:p><text:s text:c="3"/>159</text:p>
          </table:table-cell>
          <table:table-cell office:value-type="float" office:value="159.444" calcext:value-type="float">
            <text:p><text:s text:c="3"/>159</text:p>
          </table:table-cell>
          <table:table-cell office:value-type="float" office:value="159.678" calcext:value-type="float">
            <text:p><text:s text:c="3"/>160</text:p>
          </table:table-cell>
          <table:table-cell office:value-type="float" office:value="159.973" calcext:value-type="float">
            <text:p><text:s text:c="3"/>160</text:p>
          </table:table-cell>
          <table:table-cell office:value-type="float" office:value="160.375" calcext:value-type="float">
            <text:p><text:s text:c="3"/>160</text:p>
          </table:table-cell>
          <table:table-cell office:value-type="float" office:value="160.967" calcext:value-type="float">
            <text:p><text:s text:c="3"/>161</text:p>
          </table:table-cell>
          <table:table-cell office:value-type="float" office:value="161.797" calcext:value-type="float">
            <text:p><text:s text:c="3"/>1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Kiribati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3.048" calcext:value-type="float">
            <text:p><text:s text:c="3"/>33</text:p>
          </table:table-cell>
          <table:table-cell office:value-type="float" office:value="33.623" calcext:value-type="float">
            <text:p><text:s text:c="3"/>34</text:p>
          </table:table-cell>
          <table:table-cell office:value-type="float" office:value="34.286" calcext:value-type="float">
            <text:p><text:s text:c="3"/>34</text:p>
          </table:table-cell>
          <table:table-cell office:value-type="float" office:value="35.007" calcext:value-type="float">
            <text:p><text:s text:c="3"/>35</text:p>
          </table:table-cell>
          <table:table-cell office:value-type="float" office:value="35.777" calcext:value-type="float">
            <text:p><text:s text:c="3"/>36</text:p>
          </table:table-cell>
          <table:table-cell office:value-type="float" office:value="36.596" calcext:value-type="float">
            <text:p><text:s text:c="3"/>37</text:p>
          </table:table-cell>
          <table:table-cell office:value-type="float" office:value="37.455" calcext:value-type="float">
            <text:p><text:s text:c="3"/>37</text:p>
          </table:table-cell>
          <table:table-cell office:value-type="float" office:value="38.346" calcext:value-type="float">
            <text:p><text:s text:c="3"/>38</text:p>
          </table:table-cell>
          <table:table-cell office:value-type="float" office:value="39.268" calcext:value-type="float">
            <text:p><text:s text:c="3"/>39</text:p>
          </table:table-cell>
          <table:table-cell office:value-type="float" office:value="40.24" calcext:value-type="float">
            <text:p><text:s text:c="3"/>40</text:p>
          </table:table-cell>
          <table:table-cell office:value-type="float" office:value="41.233" calcext:value-type="float">
            <text:p><text:s text:c="3"/>41</text:p>
          </table:table-cell>
          <table:table-cell office:value-type="float" office:value="42.257" calcext:value-type="float">
            <text:p><text:s text:c="3"/>42</text:p>
          </table:table-cell>
          <table:table-cell office:value-type="float" office:value="43.302" calcext:value-type="float">
            <text:p><text:s text:c="3"/>43</text:p>
          </table:table-cell>
          <table:table-cell office:value-type="float" office:value="44.363" calcext:value-type="float">
            <text:p><text:s text:c="3"/>44</text:p>
          </table:table-cell>
          <table:table-cell office:value-type="float" office:value="45.425" calcext:value-type="float">
            <text:p><text:s text:c="3"/>45</text:p>
          </table:table-cell>
          <table:table-cell office:value-type="float" office:value="46.453" calcext:value-type="float">
            <text:p><text:s text:c="3"/>46</text:p>
          </table:table-cell>
          <table:table-cell office:value-type="float" office:value="47.459" calcext:value-type="float">
            <text:p><text:s text:c="3"/>47</text:p>
          </table:table-cell>
          <table:table-cell office:value-type="float" office:value="48.437" calcext:value-type="float">
            <text:p><text:s text:c="3"/>48</text:p>
          </table:table-cell>
          <table:table-cell office:value-type="float" office:value="49.388" calcext:value-type="float">
            <text:p><text:s text:c="3"/>49</text:p>
          </table:table-cell>
          <table:table-cell office:value-type="float" office:value="50.294" calcext:value-type="float">
            <text:p><text:s text:c="3"/>50</text:p>
          </table:table-cell>
          <table:table-cell office:value-type="float" office:value="51.178" calcext:value-type="float">
            <text:p><text:s text:c="3"/>51</text:p>
          </table:table-cell>
          <table:table-cell office:value-type="float" office:value="52.025" calcext:value-type="float">
            <text:p><text:s text:c="3"/>52</text:p>
          </table:table-cell>
          <table:table-cell office:value-type="float" office:value="52.824" calcext:value-type="float">
            <text:p><text:s text:c="3"/>53</text:p>
          </table:table-cell>
          <table:table-cell office:value-type="float" office:value="53.604" calcext:value-type="float">
            <text:p><text:s text:c="3"/>54</text:p>
          </table:table-cell>
          <table:table-cell office:value-type="float" office:value="54.38" calcext:value-type="float">
            <text:p><text:s text:c="3"/>54</text:p>
          </table:table-cell>
          <table:table-cell office:value-type="float" office:value="55.169" calcext:value-type="float">
            <text:p><text:s text:c="3"/>55</text:p>
          </table:table-cell>
          <table:table-cell office:value-type="float" office:value="55.977" calcext:value-type="float">
            <text:p><text:s text:c="3"/>56</text:p>
          </table:table-cell>
          <table:table-cell office:value-type="float" office:value="56.81" calcext:value-type="float">
            <text:p><text:s text:c="3"/>57</text:p>
          </table:table-cell>
          <table:table-cell office:value-type="float" office:value="57.662" calcext:value-type="float">
            <text:p><text:s text:c="3"/>58</text:p>
          </table:table-cell>
          <table:table-cell office:value-type="float" office:value="58.506" calcext:value-type="float">
            <text:p><text:s text:c="3"/>59</text:p>
          </table:table-cell>
          <table:table-cell office:value-type="float" office:value="59.339" calcext:value-type="float">
            <text:p><text:s text:c="3"/>59</text:p>
          </table:table-cell>
          <table:table-cell office:value-type="float" office:value="60.133" calcext:value-type="float">
            <text:p><text:s text:c="3"/>60</text:p>
          </table:table-cell>
          <table:table-cell office:value-type="float" office:value="60.92" calcext:value-type="float">
            <text:p><text:s text:c="3"/>61</text:p>
          </table:table-cell>
          <table:table-cell office:value-type="float" office:value="61.768" calcext:value-type="float">
            <text:p><text:s text:c="3"/>62</text:p>
          </table:table-cell>
          <table:table-cell office:value-type="float" office:value="62.765" calcext:value-type="float">
            <text:p><text:s text:c="3"/>63</text:p>
          </table:table-cell>
          <table:table-cell office:value-type="float" office:value="64.003" calcext:value-type="float">
            <text:p><text:s text:c="3"/>64</text:p>
          </table:table-cell>
          <table:table-cell office:value-type="float" office:value="65.518" calcext:value-type="float">
            <text:p><text:s text:c="3"/>66</text:p>
          </table:table-cell>
          <table:table-cell office:value-type="float" office:value="67.261" calcext:value-type="float">
            <text:p><text:s text:c="3"/>67</text:p>
          </table:table-cell>
          <table:table-cell office:value-type="float" office:value="69.098" calcext:value-type="float">
            <text:p><text:s text:c="3"/>69</text:p>
          </table:table-cell>
          <table:table-cell office:value-type="float" office:value="70.86" calcext:value-type="float">
            <text:p><text:s text:c="3"/>71</text:p>
          </table:table-cell>
          <table:table-cell office:value-type="float" office:value="72.412" calcext:value-type="float">
            <text:p><text:s text:c="3"/>72</text:p>
          </table:table-cell>
          <table:table-cell office:value-type="float" office:value="73.7" calcext:value-type="float">
            <text:p><text:s text:c="3"/>74</text:p>
          </table:table-cell>
          <table:table-cell office:value-type="float" office:value="74.769" calcext:value-type="float">
            <text:p><text:s text:c="3"/>75</text:p>
          </table:table-cell>
          <table:table-cell office:value-type="float" office:value="75.719" calcext:value-type="float">
            <text:p><text:s text:c="3"/>76</text:p>
          </table:table-cell>
          <table:table-cell office:value-type="float" office:value="76.671" calcext:value-type="float">
            <text:p><text:s text:c="3"/>77</text:p>
          </table:table-cell>
          <table:table-cell office:value-type="float" office:value="77.73" calcext:value-type="float">
            <text:p><text:s text:c="3"/>78</text:p>
          </table:table-cell>
          <table:table-cell office:value-type="float" office:value="78.907" calcext:value-type="float">
            <text:p><text:s text:c="3"/>79</text:p>
          </table:table-cell>
          <table:table-cell office:value-type="float" office:value="80.184" calcext:value-type="float">
            <text:p><text:s text:c="3"/>80</text:p>
          </table:table-cell>
          <table:table-cell office:value-type="float" office:value="81.55" calcext:value-type="float">
            <text:p><text:s text:c="3"/>82</text:p>
          </table:table-cell>
          <table:table-cell office:value-type="float" office:value="82.966" calcext:value-type="float">
            <text:p><text:s text:c="3"/>83</text:p>
          </table:table-cell>
          <table:table-cell office:value-type="float" office:value="84.406" calcext:value-type="float">
            <text:p><text:s text:c="3"/>84</text:p>
          </table:table-cell>
          <table:table-cell office:value-type="float" office:value="85.858" calcext:value-type="float">
            <text:p><text:s text:c="3"/>86</text:p>
          </table:table-cell>
          <table:table-cell office:value-type="float" office:value="87.343" calcext:value-type="float">
            <text:p><text:s text:c="3"/>87</text:p>
          </table:table-cell>
          <table:table-cell office:value-type="float" office:value="88.895" calcext:value-type="float">
            <text:p><text:s text:c="3"/>89</text:p>
          </table:table-cell>
          <table:table-cell office:value-type="float" office:value="90.542" calcext:value-type="float">
            <text:p><text:s text:c="3"/>91</text:p>
          </table:table-cell>
          <table:table-cell office:value-type="float" office:value="92.325" calcext:value-type="float">
            <text:p><text:s text:c="3"/>92</text:p>
          </table:table-cell>
          <table:table-cell office:value-type="float" office:value="94.26" calcext:value-type="float">
            <text:p><text:s text:c="3"/>94</text:p>
          </table:table-cell>
          <table:table-cell office:value-type="float" office:value="96.311" calcext:value-type="float">
            <text:p><text:s text:c="3"/>96</text:p>
          </table:table-cell>
          <table:table-cell office:value-type="float" office:value="98.44" calcext:value-type="float">
            <text:p><text:s text:c="3"/>98</text:p>
          </table:table-cell>
          <table:table-cell office:value-type="float" office:value="100.568" calcext:value-type="float">
            <text:p><text:s text:c="3"/>101</text:p>
          </table:table-cell>
          <table:table-cell office:value-type="float" office:value="102.652" calcext:value-type="float">
            <text:p><text:s text:c="3"/>103</text:p>
          </table:table-cell>
          <table:table-cell office:value-type="float" office:value="104.656" calcext:value-type="float">
            <text:p><text:s text:c="3"/>105</text:p>
          </table:table-cell>
          <table:table-cell office:value-type="float" office:value="106.613" calcext:value-type="float">
            <text:p><text:s text:c="3"/>107</text:p>
          </table:table-cell>
          <table:table-cell office:value-type="float" office:value="108.535" calcext:value-type="float">
            <text:p><text:s text:c="3"/>109</text:p>
          </table:table-cell>
          <table:table-cell office:value-type="float" office:value="110.458" calcext:value-type="float">
            <text:p><text:s text:c="3"/>110</text:p>
          </table:table-cell>
          <table:table-cell office:value-type="float" office:value="112.407" calcext:value-type="float">
            <text:p><text:s text:c="3"/>1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arshall Islands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3.001" calcext:value-type="float">
            <text:p><text:s text:c="3"/>13</text:p>
          </table:table-cell>
          <table:table-cell office:value-type="float" office:value="13.222" calcext:value-type="float">
            <text:p><text:s text:c="3"/>13</text:p>
          </table:table-cell>
          <table:table-cell office:value-type="float" office:value="13.438" calcext:value-type="float">
            <text:p><text:s text:c="3"/>13</text:p>
          </table:table-cell>
          <table:table-cell office:value-type="float" office:value="13.624" calcext:value-type="float">
            <text:p><text:s text:c="3"/>14</text:p>
          </table:table-cell>
          <table:table-cell office:value-type="float" office:value="13.784" calcext:value-type="float">
            <text:p><text:s text:c="3"/>14</text:p>
          </table:table-cell>
          <table:table-cell office:value-type="float" office:value="13.894" calcext:value-type="float">
            <text:p><text:s text:c="3"/>14</text:p>
          </table:table-cell>
          <table:table-cell office:value-type="float" office:value="13.993" calcext:value-type="float">
            <text:p><text:s text:c="3"/>14</text:p>
          </table:table-cell>
          <table:table-cell office:value-type="float" office:value="14.083" calcext:value-type="float">
            <text:p><text:s text:c="3"/>14</text:p>
          </table:table-cell>
          <table:table-cell office:value-type="float" office:value="14.208" calcext:value-type="float">
            <text:p><text:s text:c="3"/>14</text:p>
          </table:table-cell>
          <table:table-cell office:value-type="float" office:value="14.39" calcext:value-type="float">
            <text:p><text:s text:c="3"/>14</text:p>
          </table:table-cell>
          <table:table-cell office:value-type="float" office:value="14.662" calcext:value-type="float">
            <text:p><text:s text:c="3"/>15</text:p>
          </table:table-cell>
          <table:table-cell office:value-type="float" office:value="15.051" calcext:value-type="float">
            <text:p><text:s text:c="3"/>15</text:p>
          </table:table-cell>
          <table:table-cell office:value-type="float" office:value="15.547" calcext:value-type="float">
            <text:p><text:s text:c="3"/>16</text:p>
          </table:table-cell>
          <table:table-cell office:value-type="float" office:value="16.114" calcext:value-type="float">
            <text:p><text:s text:c="3"/>16</text:p>
          </table:table-cell>
          <table:table-cell office:value-type="float" office:value="16.71" calcext:value-type="float">
            <text:p><text:s text:c="3"/>17</text:p>
          </table:table-cell>
          <table:table-cell office:value-type="float" office:value="17.284" calcext:value-type="float">
            <text:p><text:s text:c="3"/>17</text:p>
          </table:table-cell>
          <table:table-cell office:value-type="float" office:value="17.842" calcext:value-type="float">
            <text:p><text:s text:c="3"/>18</text:p>
          </table:table-cell>
          <table:table-cell office:value-type="float" office:value="18.388" calcext:value-type="float">
            <text:p><text:s text:c="3"/>18</text:p>
          </table:table-cell>
          <table:table-cell office:value-type="float" office:value="18.961" calcext:value-type="float">
            <text:p><text:s text:c="3"/>19</text:p>
          </table:table-cell>
          <table:table-cell office:value-type="float" office:value="19.622" calcext:value-type="float">
            <text:p><text:s text:c="3"/>20</text:p>
          </table:table-cell>
          <table:table-cell office:value-type="float" office:value="20.395" calcext:value-type="float">
            <text:p><text:s text:c="3"/>20</text:p>
          </table:table-cell>
          <table:table-cell office:value-type="float" office:value="21.313" calcext:value-type="float">
            <text:p><text:s text:c="3"/>21</text:p>
          </table:table-cell>
          <table:table-cell office:value-type="float" office:value="22.341" calcext:value-type="float">
            <text:p><text:s text:c="3"/>22</text:p>
          </table:table-cell>
          <table:table-cell office:value-type="float" office:value="23.439" calcext:value-type="float">
            <text:p><text:s text:c="3"/>23</text:p>
          </table:table-cell>
          <table:table-cell office:value-type="float" office:value="24.531" calcext:value-type="float">
            <text:p><text:s text:c="3"/>25</text:p>
          </table:table-cell>
          <table:table-cell office:value-type="float" office:value="25.576" calcext:value-type="float">
            <text:p><text:s text:c="3"/>26</text:p>
          </table:table-cell>
          <table:table-cell office:value-type="float" office:value="26.552" calcext:value-type="float">
            <text:p><text:s text:c="3"/>27</text:p>
          </table:table-cell>
          <table:table-cell office:value-type="float" office:value="27.47" calcext:value-type="float">
            <text:p><text:s text:c="3"/>27</text:p>
          </table:table-cell>
          <table:table-cell office:value-type="float" office:value="28.405" calcext:value-type="float">
            <text:p><text:s text:c="3"/>28</text:p>
          </table:table-cell>
          <table:table-cell office:value-type="float" office:value="29.418" calcext:value-type="float">
            <text:p><text:s text:c="3"/>29</text:p>
          </table:table-cell>
          <table:table-cell office:value-type="float" office:value="30.576" calcext:value-type="float">
            <text:p><text:s text:c="3"/>31</text:p>
          </table:table-cell>
          <table:table-cell office:value-type="float" office:value="31.893" calcext:value-type="float">
            <text:p><text:s text:c="3"/>32</text:p>
          </table:table-cell>
          <table:table-cell office:value-type="float" office:value="33.33" calcext:value-type="float">
            <text:p><text:s text:c="3"/>33</text:p>
          </table:table-cell>
          <table:table-cell office:value-type="float" office:value="34.892" calcext:value-type="float">
            <text:p><text:s text:c="3"/>35</text:p>
          </table:table-cell>
          <table:table-cell office:value-type="float" office:value="36.561" calcext:value-type="float">
            <text:p><text:s text:c="3"/>37</text:p>
          </table:table-cell>
          <table:table-cell office:value-type="float" office:value="38.333" calcext:value-type="float">
            <text:p><text:s text:c="3"/>38</text:p>
          </table:table-cell>
          <table:table-cell office:value-type="float" office:value="40.204" calcext:value-type="float">
            <text:p><text:s text:c="3"/>40</text:p>
          </table:table-cell>
          <table:table-cell office:value-type="float" office:value="42.153" calcext:value-type="float">
            <text:p><text:s text:c="3"/>42</text:p>
          </table:table-cell>
          <table:table-cell office:value-type="float" office:value="44.063" calcext:value-type="float">
            <text:p><text:s text:c="3"/>44</text:p>
          </table:table-cell>
          <table:table-cell office:value-type="float" office:value="45.814" calcext:value-type="float">
            <text:p><text:s text:c="3"/>46</text:p>
          </table:table-cell>
          <table:table-cell office:value-type="float" office:value="47.298" calcext:value-type="float">
            <text:p><text:s text:c="3"/>47</text:p>
          </table:table-cell>
          <table:table-cell office:value-type="float" office:value="48.475" calcext:value-type="float">
            <text:p><text:s text:c="3"/>48</text:p>
          </table:table-cell>
          <table:table-cell office:value-type="float" office:value="49.378" calcext:value-type="float">
            <text:p><text:s text:c="3"/>49</text:p>
          </table:table-cell>
          <table:table-cell office:value-type="float" office:value="50.048" calcext:value-type="float">
            <text:p><text:s text:c="3"/>50</text:p>
          </table:table-cell>
          <table:table-cell office:value-type="float" office:value="50.575" calcext:value-type="float">
            <text:p><text:s text:c="3"/>51</text:p>
          </table:table-cell>
          <table:table-cell office:value-type="float" office:value="51.015" calcext:value-type="float">
            <text:p><text:s text:c="3"/>51</text:p>
          </table:table-cell>
          <table:table-cell office:value-type="float" office:value="51.401" calcext:value-type="float">
            <text:p><text:s text:c="3"/>51</text:p>
          </table:table-cell>
          <table:table-cell office:value-type="float" office:value="51.692" calcext:value-type="float">
            <text:p><text:s text:c="3"/>52</text:p>
          </table:table-cell>
          <table:table-cell office:value-type="float" office:value="51.925" calcext:value-type="float">
            <text:p><text:s text:c="3"/>52</text:p>
          </table:table-cell>
          <table:table-cell office:value-type="float" office:value="52.079" calcext:value-type="float">
            <text:p><text:s text:c="3"/>52</text:p>
          </table:table-cell>
          <table:table-cell office:value-type="float" office:value="52.159" calcext:value-type="float">
            <text:p><text:s text:c="3"/>52</text:p>
          </table:table-cell>
          <table:table-cell office:value-type="float" office:value="52.183" calcext:value-type="float">
            <text:p><text:s text:c="3"/>52</text:p>
          </table:table-cell>
          <table:table-cell office:value-type="float" office:value="52.158" calcext:value-type="float">
            <text:p><text:s text:c="3"/>52</text:p>
          </table:table-cell>
          <table:table-cell office:value-type="float" office:value="52.116" calcext:value-type="float">
            <text:p><text:s text:c="3"/>52</text:p>
          </table:table-cell>
          <table:table-cell office:value-type="float" office:value="52.074" calcext:value-type="float">
            <text:p><text:s text:c="3"/>52</text:p>
          </table:table-cell>
          <table:table-cell office:value-type="float" office:value="52.055" calcext:value-type="float">
            <text:p><text:s text:c="3"/>52</text:p>
          </table:table-cell>
          <table:table-cell office:value-type="float" office:value="52.078" calcext:value-type="float">
            <text:p><text:s text:c="3"/>52</text:p>
          </table:table-cell>
          <table:table-cell office:value-type="float" office:value="52.137" calcext:value-type="float">
            <text:p><text:s text:c="3"/>52</text:p>
          </table:table-cell>
          <table:table-cell office:value-type="float" office:value="52.218" calcext:value-type="float">
            <text:p><text:s text:c="3"/>52</text:p>
          </table:table-cell>
          <table:table-cell office:value-type="float" office:value="52.32" calcext:value-type="float">
            <text:p><text:s text:c="3"/>52</text:p>
          </table:table-cell>
          <table:table-cell office:value-type="float" office:value="52.425" calcext:value-type="float">
            <text:p><text:s text:c="3"/>52</text:p>
          </table:table-cell>
          <table:table-cell office:value-type="float" office:value="52.542" calcext:value-type="float">
            <text:p><text:s text:c="3"/>53</text:p>
          </table:table-cell>
          <table:table-cell office:value-type="float" office:value="52.663" calcext:value-type="float">
            <text:p><text:s text:c="3"/>53</text:p>
          </table:table-cell>
          <table:table-cell office:value-type="float" office:value="52.793" calcext:value-type="float">
            <text:p><text:s text:c="3"/>53</text:p>
          </table:table-cell>
          <table:table-cell office:value-type="float" office:value="52.898" calcext:value-type="float">
            <text:p><text:s text:c="3"/>53</text:p>
          </table:table-cell>
          <table:table-cell office:value-type="float" office:value="52.994" calcext:value-type="float">
            <text:p><text:s text:c="3"/>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Micronesia (Fed. States of)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32.001" calcext:value-type="float">
            <text:p><text:s text:c="3"/>32</text:p>
          </table:table-cell>
          <table:table-cell office:value-type="float" office:value="33.408" calcext:value-type="float">
            <text:p><text:s text:c="3"/>33</text:p>
          </table:table-cell>
          <table:table-cell office:value-type="float" office:value="34.6" calcext:value-type="float">
            <text:p><text:s text:c="3"/>35</text:p>
          </table:table-cell>
          <table:table-cell office:value-type="float" office:value="35.693" calcext:value-type="float">
            <text:p><text:s text:c="3"/>36</text:p>
          </table:table-cell>
          <table:table-cell office:value-type="float" office:value="36.777" calcext:value-type="float">
            <text:p><text:s text:c="3"/>37</text:p>
          </table:table-cell>
          <table:table-cell office:value-type="float" office:value="37.893" calcext:value-type="float">
            <text:p><text:s text:c="3"/>38</text:p>
          </table:table-cell>
          <table:table-cell office:value-type="float" office:value="39.093" calcext:value-type="float">
            <text:p><text:s text:c="3"/>39</text:p>
          </table:table-cell>
          <table:table-cell office:value-type="float" office:value="40.373" calcext:value-type="float">
            <text:p><text:s text:c="3"/>40</text:p>
          </table:table-cell>
          <table:table-cell office:value-type="float" office:value="41.727" calcext:value-type="float">
            <text:p><text:s text:c="3"/>42</text:p>
          </table:table-cell>
          <table:table-cell office:value-type="float" office:value="43.126" calcext:value-type="float">
            <text:p><text:s text:c="3"/>43</text:p>
          </table:table-cell>
          <table:table-cell office:value-type="float" office:value="44.537" calcext:value-type="float">
            <text:p><text:s text:c="3"/>45</text:p>
          </table:table-cell>
          <table:table-cell office:value-type="float" office:value="45.955" calcext:value-type="float">
            <text:p><text:s text:c="3"/>46</text:p>
          </table:table-cell>
          <table:table-cell office:value-type="float" office:value="47.388" calcext:value-type="float">
            <text:p><text:s text:c="3"/>47</text:p>
          </table:table-cell>
          <table:table-cell office:value-type="float" office:value="48.876" calcext:value-type="float">
            <text:p><text:s text:c="3"/>49</text:p>
          </table:table-cell>
          <table:table-cell office:value-type="float" office:value="50.487" calcext:value-type="float">
            <text:p><text:s text:c="3"/>50</text:p>
          </table:table-cell>
          <table:table-cell office:value-type="float" office:value="52.242" calcext:value-type="float">
            <text:p><text:s text:c="3"/>52</text:p>
          </table:table-cell>
          <table:table-cell office:value-type="float" office:value="54.199" calcext:value-type="float">
            <text:p><text:s text:c="3"/>54</text:p>
          </table:table-cell>
          <table:table-cell office:value-type="float" office:value="56.319" calcext:value-type="float">
            <text:p><text:s text:c="3"/>56</text:p>
          </table:table-cell>
          <table:table-cell office:value-type="float" office:value="58.403" calcext:value-type="float">
            <text:p><text:s text:c="3"/>58</text:p>
          </table:table-cell>
          <table:table-cell office:value-type="float" office:value="60.17" calcext:value-type="float">
            <text:p><text:s text:c="3"/>60</text:p>
          </table:table-cell>
          <table:table-cell office:value-type="float" office:value="61.431" calcext:value-type="float">
            <text:p><text:s text:c="3"/>61</text:p>
          </table:table-cell>
          <table:table-cell office:value-type="float" office:value="62.108" calcext:value-type="float">
            <text:p><text:s text:c="3"/>62</text:p>
          </table:table-cell>
          <table:table-cell office:value-type="float" office:value="62.298" calcext:value-type="float">
            <text:p><text:s text:c="3"/>62</text:p>
          </table:table-cell>
          <table:table-cell office:value-type="float" office:value="62.29" calcext:value-type="float">
            <text:p><text:s text:c="3"/>62</text:p>
          </table:table-cell>
          <table:table-cell office:value-type="float" office:value="62.476" calcext:value-type="float">
            <text:p><text:s text:c="3"/>62</text:p>
          </table:table-cell>
          <table:table-cell office:value-type="float" office:value="63.144" calcext:value-type="float">
            <text:p><text:s text:c="3"/>63</text:p>
          </table:table-cell>
          <table:table-cell office:value-type="float" office:value="64.386" calcext:value-type="float">
            <text:p><text:s text:c="3"/>64</text:p>
          </table:table-cell>
          <table:table-cell office:value-type="float" office:value="66.105" calcext:value-type="float">
            <text:p><text:s text:c="3"/>66</text:p>
          </table:table-cell>
          <table:table-cell office:value-type="float" office:value="68.222" calcext:value-type="float">
            <text:p><text:s text:c="3"/>68</text:p>
          </table:table-cell>
          <table:table-cell office:value-type="float" office:value="70.55" calcext:value-type="float">
            <text:p><text:s text:c="3"/>71</text:p>
          </table:table-cell>
          <table:table-cell office:value-type="float" office:value="72.964" calcext:value-type="float">
            <text:p><text:s text:c="3"/>73</text:p>
          </table:table-cell>
          <table:table-cell office:value-type="float" office:value="75.462" calcext:value-type="float">
            <text:p><text:s text:c="3"/>75</text:p>
          </table:table-cell>
          <table:table-cell office:value-type="float" office:value="78.059" calcext:value-type="float">
            <text:p><text:s text:c="3"/>78</text:p>
          </table:table-cell>
          <table:table-cell office:value-type="float" office:value="80.678" calcext:value-type="float">
            <text:p><text:s text:c="3"/>81</text:p>
          </table:table-cell>
          <table:table-cell office:value-type="float" office:value="83.24" calcext:value-type="float">
            <text:p><text:s text:c="3"/>83</text:p>
          </table:table-cell>
          <table:table-cell office:value-type="float" office:value="85.686" calcext:value-type="float">
            <text:p><text:s text:c="3"/>86</text:p>
          </table:table-cell>
          <table:table-cell office:value-type="float" office:value="87.948" calcext:value-type="float">
            <text:p><text:s text:c="3"/>88</text:p>
          </table:table-cell>
          <table:table-cell office:value-type="float" office:value="90.02" calcext:value-type="float">
            <text:p><text:s text:c="3"/>90</text:p>
          </table:table-cell>
          <table:table-cell office:value-type="float" office:value="92.021" calcext:value-type="float">
            <text:p><text:s text:c="3"/>92</text:p>
          </table:table-cell>
          <table:table-cell office:value-type="float" office:value="94.091" calcext:value-type="float">
            <text:p><text:s text:c="3"/>94</text:p>
          </table:table-cell>
          <table:table-cell office:value-type="float" office:value="96.331" calcext:value-type="float">
            <text:p><text:s text:c="3"/>96</text:p>
          </table:table-cell>
          <table:table-cell office:value-type="float" office:value="98.799" calcext:value-type="float">
            <text:p><text:s text:c="3"/>99</text:p>
          </table:table-cell>
          <table:table-cell office:value-type="float" office:value="101.413" calcext:value-type="float">
            <text:p><text:s text:c="3"/>101</text:p>
          </table:table-cell>
          <table:table-cell office:value-type="float" office:value="103.934" calcext:value-type="float">
            <text:p><text:s text:c="3"/>104</text:p>
          </table:table-cell>
          <table:table-cell office:value-type="float" office:value="106.057" calcext:value-type="float">
            <text:p><text:s text:c="3"/>106</text:p>
          </table:table-cell>
          <table:table-cell office:value-type="float" office:value="107.556" calcext:value-type="float">
            <text:p><text:s text:c="3"/>108</text:p>
          </table:table-cell>
          <table:table-cell office:value-type="float" office:value="108.344" calcext:value-type="float">
            <text:p><text:s text:c="3"/>108</text:p>
          </table:table-cell>
          <table:table-cell office:value-type="float" office:value="108.502" calcext:value-type="float">
            <text:p><text:s text:c="3"/>109</text:p>
          </table:table-cell>
          <table:table-cell office:value-type="float" office:value="108.238" calcext:value-type="float">
            <text:p><text:s text:c="3"/>108</text:p>
          </table:table-cell>
          <table:table-cell office:value-type="float" office:value="107.816" calcext:value-type="float">
            <text:p><text:s text:c="3"/>108</text:p>
          </table:table-cell>
          <table:table-cell office:value-type="float" office:value="107.432" calcext:value-type="float">
            <text:p><text:s text:c="3"/>107</text:p>
          </table:table-cell>
          <table:table-cell office:value-type="float" office:value="107.165" calcext:value-type="float">
            <text:p><text:s text:c="3"/>107</text:p>
          </table:table-cell>
          <table:table-cell office:value-type="float" office:value="106.983" calcext:value-type="float">
            <text:p><text:s text:c="3"/>107</text:p>
          </table:table-cell>
          <table:table-cell office:value-type="float" office:value="106.816" calcext:value-type="float">
            <text:p><text:s text:c="3"/>107</text:p>
          </table:table-cell>
          <table:table-cell office:value-type="float" office:value="106.577" calcext:value-type="float">
            <text:p><text:s text:c="3"/>107</text:p>
          </table:table-cell>
          <table:table-cell office:value-type="float" office:value="106.196" calcext:value-type="float">
            <text:p><text:s text:c="3"/>106</text:p>
          </table:table-cell>
          <table:table-cell office:value-type="float" office:value="105.684" calcext:value-type="float">
            <text:p><text:s text:c="3"/>106</text:p>
          </table:table-cell>
          <table:table-cell office:value-type="float" office:value="105.078" calcext:value-type="float">
            <text:p><text:s text:c="3"/>105</text:p>
          </table:table-cell>
          <table:table-cell office:value-type="float" office:value="104.478" calcext:value-type="float">
            <text:p><text:s text:c="3"/>104</text:p>
          </table:table-cell>
          <table:table-cell office:value-type="float" office:value="103.96" calcext:value-type="float">
            <text:p><text:s text:c="3"/>104</text:p>
          </table:table-cell>
          <table:table-cell office:value-type="float" office:value="103.616" calcext:value-type="float">
            <text:p><text:s text:c="3"/>104</text:p>
          </table:table-cell>
          <table:table-cell office:value-type="float" office:value="103.468" calcext:value-type="float">
            <text:p><text:s text:c="3"/>103</text:p>
          </table:table-cell>
          <table:table-cell office:value-type="float" office:value="103.503" calcext:value-type="float">
            <text:p><text:s text:c="3"/>104</text:p>
          </table:table-cell>
          <table:table-cell office:value-type="float" office:value="103.702" calcext:value-type="float">
            <text:p><text:s text:c="3"/>104</text:p>
          </table:table-cell>
          <table:table-cell office:value-type="float" office:value="104.015" calcext:value-type="float">
            <text:p><text:s text:c="3"/>104</text:p>
          </table:table-cell>
          <table:table-cell office:value-type="float" office:value="104.433" calcext:value-type="float">
            <text:p><text:s text:c="3"/>1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auru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.954" calcext:value-type="float">
            <text:p><text:s text:c="3"/>3</text:p>
          </table:table-cell>
          <table:table-cell office:value-type="float" office:value="3.057" calcext:value-type="float">
            <text:p><text:s text:c="3"/>3</text:p>
          </table:table-cell>
          <table:table-cell office:value-type="float" office:value="3.194" calcext:value-type="float">
            <text:p><text:s text:c="3"/>3</text:p>
          </table:table-cell>
          <table:table-cell office:value-type="float" office:value="3.337" calcext:value-type="float">
            <text:p><text:s text:c="3"/>3</text:p>
          </table:table-cell>
          <table:table-cell office:value-type="float" office:value="3.481" calcext:value-type="float">
            <text:p><text:s text:c="3"/>3</text:p>
          </table:table-cell>
          <table:table-cell office:value-type="float" office:value="3.619" calcext:value-type="float">
            <text:p><text:s text:c="3"/>4</text:p>
          </table:table-cell>
          <table:table-cell office:value-type="float" office:value="3.756" calcext:value-type="float">
            <text:p><text:s text:c="3"/>4</text:p>
          </table:table-cell>
          <table:table-cell office:value-type="float" office:value="3.9" calcext:value-type="float">
            <text:p><text:s text:c="3"/>4</text:p>
          </table:table-cell>
          <table:table-cell office:value-type="float" office:value="4.051" calcext:value-type="float">
            <text:p><text:s text:c="3"/>4</text:p>
          </table:table-cell>
          <table:table-cell office:value-type="float" office:value="4.232" calcext:value-type="float">
            <text:p><text:s text:c="3"/>4</text:p>
          </table:table-cell>
          <table:table-cell office:value-type="float" office:value="4.433" calcext:value-type="float">
            <text:p><text:s text:c="3"/>4</text:p>
          </table:table-cell>
          <table:table-cell office:value-type="float" office:value="4.676" calcext:value-type="float">
            <text:p><text:s text:c="3"/>5</text:p>
          </table:table-cell>
          <table:table-cell office:value-type="float" office:value="4.948" calcext:value-type="float">
            <text:p><text:s text:c="3"/>5</text:p>
          </table:table-cell>
          <table:table-cell office:value-type="float" office:value="5.228" calcext:value-type="float">
            <text:p><text:s text:c="3"/>5</text:p>
          </table:table-cell>
          <table:table-cell office:value-type="float" office:value="5.5" calcext:value-type="float">
            <text:p><text:s text:c="3"/>6</text:p>
          </table:table-cell>
          <table:table-cell office:value-type="float" office:value="5.74" calcext:value-type="float">
            <text:p><text:s text:c="3"/>6</text:p>
          </table:table-cell>
          <table:table-cell office:value-type="float" office:value="5.933" calcext:value-type="float">
            <text:p><text:s text:c="3"/>6</text:p>
          </table:table-cell>
          <table:table-cell office:value-type="float" office:value="6.103" calcext:value-type="float">
            <text:p><text:s text:c="3"/>6</text:p>
          </table:table-cell>
          <table:table-cell office:value-type="float" office:value="6.237" calcext:value-type="float">
            <text:p><text:s text:c="3"/>6</text:p>
          </table:table-cell>
          <table:table-cell office:value-type="float" office:value="6.371" calcext:value-type="float">
            <text:p><text:s text:c="3"/>6</text:p>
          </table:table-cell>
          <table:table-cell office:value-type="float" office:value="6.496" calcext:value-type="float">
            <text:p><text:s text:c="3"/>6</text:p>
          </table:table-cell>
          <table:table-cell office:value-type="float" office:value="6.617" calcext:value-type="float">
            <text:p><text:s text:c="3"/>7</text:p>
          </table:table-cell>
          <table:table-cell office:value-type="float" office:value="6.743" calcext:value-type="float">
            <text:p><text:s text:c="3"/>7</text:p>
          </table:table-cell>
          <table:table-cell office:value-type="float" office:value="6.863" calcext:value-type="float">
            <text:p><text:s text:c="3"/>7</text:p>
          </table:table-cell>
          <table:table-cell office:value-type="float" office:value="6.972" calcext:value-type="float">
            <text:p><text:s text:c="3"/>7</text:p>
          </table:table-cell>
          <table:table-cell office:value-type="float" office:value="7.068" calcext:value-type="float">
            <text:p><text:s text:c="3"/>7</text:p>
          </table:table-cell>
          <table:table-cell office:value-type="float" office:value="7.15" calcext:value-type="float">
            <text:p><text:s text:c="3"/>7</text:p>
          </table:table-cell>
          <table:table-cell office:value-type="float" office:value="7.232" calcext:value-type="float">
            <text:p><text:s text:c="3"/>7</text:p>
          </table:table-cell>
          <table:table-cell office:value-type="float" office:value="7.309" calcext:value-type="float">
            <text:p><text:s text:c="3"/>7</text:p>
          </table:table-cell>
          <table:table-cell office:value-type="float" office:value="7.397" calcext:value-type="float">
            <text:p><text:s text:c="3"/>7</text:p>
          </table:table-cell>
          <table:table-cell office:value-type="float" office:value="7.488" calcext:value-type="float">
            <text:p><text:s text:c="3"/>7</text:p>
          </table:table-cell>
          <table:table-cell office:value-type="float" office:value="7.592" calcext:value-type="float">
            <text:p><text:s text:c="3"/>8</text:p>
          </table:table-cell>
          <table:table-cell office:value-type="float" office:value="7.717" calcext:value-type="float">
            <text:p><text:s text:c="3"/>8</text:p>
          </table:table-cell>
          <table:table-cell office:value-type="float" office:value="7.854" calcext:value-type="float">
            <text:p><text:s text:c="3"/>8</text:p>
          </table:table-cell>
          <table:table-cell office:value-type="float" office:value="8.005" calcext:value-type="float">
            <text:p><text:s text:c="3"/>8</text:p>
          </table:table-cell>
          <table:table-cell office:value-type="float" office:value="8.173" calcext:value-type="float">
            <text:p><text:s text:c="3"/>8</text:p>
          </table:table-cell>
          <table:table-cell office:value-type="float" office:value="8.353" calcext:value-type="float">
            <text:p><text:s text:c="3"/>8</text:p>
          </table:table-cell>
          <table:table-cell office:value-type="float" office:value="8.554" calcext:value-type="float">
            <text:p><text:s text:c="3"/>9</text:p>
          </table:table-cell>
          <table:table-cell office:value-type="float" office:value="8.755" calcext:value-type="float">
            <text:p><text:s text:c="3"/>9</text:p>
          </table:table-cell>
          <table:table-cell office:value-type="float" office:value="8.954" calcext:value-type="float">
            <text:p><text:s text:c="3"/>9</text:p>
          </table:table-cell>
          <table:table-cell office:value-type="float" office:value="9.155" calcext:value-type="float">
            <text:p><text:s text:c="3"/>9</text:p>
          </table:table-cell>
          <table:table-cell office:value-type="float" office:value="9.348" calcext:value-type="float">
            <text:p><text:s text:c="3"/>9</text:p>
          </table:table-cell>
          <table:table-cell office:value-type="float" office:value="9.546" calcext:value-type="float">
            <text:p><text:s text:c="3"/>10</text:p>
          </table:table-cell>
          <table:table-cell office:value-type="float" office:value="9.719" calcext:value-type="float">
            <text:p><text:s text:c="3"/>10</text:p>
          </table:table-cell>
          <table:table-cell office:value-type="float" office:value="9.857" calcext:value-type="float">
            <text:p><text:s text:c="3"/>10</text:p>
          </table:table-cell>
          <table:table-cell office:value-type="float" office:value="9.969" calcext:value-type="float">
            <text:p><text:s text:c="3"/>10</text:p>
          </table:table-cell>
          <table:table-cell office:value-type="float" office:value="10.029" calcext:value-type="float">
            <text:p><text:s text:c="3"/>10</text:p>
          </table:table-cell>
          <table:table-cell office:value-type="float" office:value="10.057" calcext:value-type="float">
            <text:p><text:s text:c="3"/>10</text:p>
          </table:table-cell>
          <table:table-cell office:value-type="float" office:value="10.046" calcext:value-type="float">
            <text:p><text:s text:c="3"/>10</text:p>
          </table:table-cell>
          <table:table-cell office:value-type="float" office:value="10.04" calcext:value-type="float">
            <text:p><text:s text:c="3"/>10</text:p>
          </table:table-cell>
          <table:table-cell office:value-type="float" office:value="10.037" calcext:value-type="float">
            <text:p><text:s text:c="3"/>10</text:p>
          </table:table-cell>
          <table:table-cell office:value-type="float" office:value="10.052" calcext:value-type="float">
            <text:p><text:s text:c="3"/>10</text:p>
          </table:table-cell>
          <table:table-cell office:value-type="float" office:value="10.08" calcext:value-type="float">
            <text:p><text:s text:c="3"/>10</text:p>
          </table:table-cell>
          <table:table-cell office:value-type="float" office:value="10.106" calcext:value-type="float">
            <text:p><text:s text:c="3"/>10</text:p>
          </table:table-cell>
          <table:table-cell office:value-type="float" office:value="10.126" calcext:value-type="float">
            <text:p><text:s text:c="3"/>10</text:p>
          </table:table-cell>
          <table:table-cell office:value-type="float" office:value="10.114" calcext:value-type="float">
            <text:p><text:s text:c="3"/>10</text:p>
          </table:table-cell>
          <table:table-cell office:value-type="float" office:value="10.071" calcext:value-type="float">
            <text:p><text:s text:c="3"/>10</text:p>
          </table:table-cell>
          <table:table-cell office:value-type="float" office:value="10.002" calcext:value-type="float">
            <text:p><text:s text:c="3"/>10</text:p>
          </table:table-cell>
          <table:table-cell office:value-type="float" office:value="9.947" calcext:value-type="float">
            <text:p><text:s text:c="3"/>10</text:p>
          </table:table-cell>
          <table:table-cell office:value-type="float" office:value="9.945" calcext:value-type="float">
            <text:p><text:s text:c="3"/>10</text:p>
          </table:table-cell>
          <table:table-cell office:value-type="float" office:value="10.025" calcext:value-type="float">
            <text:p><text:s text:c="3"/>10</text:p>
          </table:table-cell>
          <table:table-cell office:value-type="float" office:value="10.208" calcext:value-type="float">
            <text:p><text:s text:c="3"/>10</text:p>
          </table:table-cell>
          <table:table-cell office:value-type="float" office:value="10.478" calcext:value-type="float">
            <text:p><text:s text:c="3"/>10</text:p>
          </table:table-cell>
          <table:table-cell office:value-type="float" office:value="10.79" calcext:value-type="float">
            <text:p><text:s text:c="3"/>11</text:p>
          </table:table-cell>
          <table:table-cell office:value-type="float" office:value="11.07" calcext:value-type="float">
            <text:p><text:s text:c="3"/>11</text:p>
          </table:table-cell>
          <table:table-cell office:value-type="float" office:value="11.26" calcext:value-type="float">
            <text:p><text:s text:c="3"/>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orthern Mariana Islands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.999" calcext:value-type="float">
            <text:p><text:s text:c="3"/>7</text:p>
          </table:table-cell>
          <table:table-cell office:value-type="float" office:value="7.081" calcext:value-type="float">
            <text:p><text:s text:c="3"/>7</text:p>
          </table:table-cell>
          <table:table-cell office:value-type="float" office:value="7.215" calcext:value-type="float">
            <text:p><text:s text:c="3"/>7</text:p>
          </table:table-cell>
          <table:table-cell office:value-type="float" office:value="7.409" calcext:value-type="float">
            <text:p><text:s text:c="3"/>7</text:p>
          </table:table-cell>
          <table:table-cell office:value-type="float" office:value="7.674" calcext:value-type="float">
            <text:p><text:s text:c="3"/>8</text:p>
          </table:table-cell>
          <table:table-cell office:value-type="float" office:value="8.01" calcext:value-type="float">
            <text:p><text:s text:c="3"/>8</text:p>
          </table:table-cell>
          <table:table-cell office:value-type="float" office:value="8.407" calcext:value-type="float">
            <text:p><text:s text:c="3"/>8</text:p>
          </table:table-cell>
          <table:table-cell office:value-type="float" office:value="8.835" calcext:value-type="float">
            <text:p><text:s text:c="3"/>9</text:p>
          </table:table-cell>
          <table:table-cell office:value-type="float" office:value="9.28" calcext:value-type="float">
            <text:p><text:s text:c="3"/>9</text:p>
          </table:table-cell>
          <table:table-cell office:value-type="float" office:value="9.689" calcext:value-type="float">
            <text:p><text:s text:c="3"/>10</text:p>
          </table:table-cell>
          <table:table-cell office:value-type="float" office:value="10.035" calcext:value-type="float">
            <text:p><text:s text:c="3"/>10</text:p>
          </table:table-cell>
          <table:table-cell office:value-type="float" office:value="10.302" calcext:value-type="float">
            <text:p><text:s text:c="3"/>10</text:p>
          </table:table-cell>
          <table:table-cell office:value-type="float" office:value="10.499" calcext:value-type="float">
            <text:p><text:s text:c="3"/>10</text:p>
          </table:table-cell>
          <table:table-cell office:value-type="float" office:value="10.667" calcext:value-type="float">
            <text:p><text:s text:c="3"/>11</text:p>
          </table:table-cell>
          <table:table-cell office:value-type="float" office:value="10.857" calcext:value-type="float">
            <text:p><text:s text:c="3"/>11</text:p>
          </table:table-cell>
          <table:table-cell office:value-type="float" office:value="11.105" calcext:value-type="float">
            <text:p><text:s text:c="3"/>11</text:p>
          </table:table-cell>
          <table:table-cell office:value-type="float" office:value="11.435" calcext:value-type="float">
            <text:p><text:s text:c="3"/>11</text:p>
          </table:table-cell>
          <table:table-cell office:value-type="float" office:value="11.823" calcext:value-type="float">
            <text:p><text:s text:c="3"/>12</text:p>
          </table:table-cell>
          <table:table-cell office:value-type="float" office:value="12.257" calcext:value-type="float">
            <text:p><text:s text:c="3"/>12</text:p>
          </table:table-cell>
          <table:table-cell office:value-type="float" office:value="12.691" calcext:value-type="float">
            <text:p><text:s text:c="3"/>13</text:p>
          </table:table-cell>
          <table:table-cell office:value-type="float" office:value="13.127" calcext:value-type="float">
            <text:p><text:s text:c="3"/>13</text:p>
          </table:table-cell>
          <table:table-cell office:value-type="float" office:value="13.569" calcext:value-type="float">
            <text:p><text:s text:c="3"/>14</text:p>
          </table:table-cell>
          <table:table-cell office:value-type="float" office:value="14.04" calcext:value-type="float">
            <text:p><text:s text:c="3"/>14</text:p>
          </table:table-cell>
          <table:table-cell office:value-type="float" office:value="14.492" calcext:value-type="float">
            <text:p><text:s text:c="3"/>14</text:p>
          </table:table-cell>
          <table:table-cell office:value-type="float" office:value="14.859" calcext:value-type="float">
            <text:p><text:s text:c="3"/>15</text:p>
          </table:table-cell>
          <table:table-cell office:value-type="float" office:value="15.117" calcext:value-type="float">
            <text:p><text:s text:c="3"/>15</text:p>
          </table:table-cell>
          <table:table-cell office:value-type="float" office:value="15.234" calcext:value-type="float">
            <text:p><text:s text:c="3"/>15</text:p>
          </table:table-cell>
          <table:table-cell office:value-type="float" office:value="15.251" calcext:value-type="float">
            <text:p><text:s text:c="3"/>15</text:p>
          </table:table-cell>
          <table:table-cell office:value-type="float" office:value="15.372" calcext:value-type="float">
            <text:p><text:s text:c="3"/>15</text:p>
          </table:table-cell>
          <table:table-cell office:value-type="float" office:value="15.862" calcext:value-type="float">
            <text:p><text:s text:c="3"/>16</text:p>
          </table:table-cell>
          <table:table-cell office:value-type="float" office:value="16.92" calcext:value-type="float">
            <text:p><text:s text:c="3"/>17</text:p>
          </table:table-cell>
          <table:table-cell office:value-type="float" office:value="18.604" calcext:value-type="float">
            <text:p><text:s text:c="3"/>19</text:p>
          </table:table-cell>
          <table:table-cell office:value-type="float" office:value="20.856" calcext:value-type="float">
            <text:p><text:s text:c="3"/>21</text:p>
          </table:table-cell>
          <table:table-cell office:value-type="float" office:value="23.503" calcext:value-type="float">
            <text:p><text:s text:c="3"/>24</text:p>
          </table:table-cell>
          <table:table-cell office:value-type="float" office:value="26.302" calcext:value-type="float">
            <text:p><text:s text:c="3"/>26</text:p>
          </table:table-cell>
          <table:table-cell office:value-type="float" office:value="29.092" calcext:value-type="float">
            <text:p><text:s text:c="3"/>29</text:p>
          </table:table-cell>
          <table:table-cell office:value-type="float" office:value="31.802" calcext:value-type="float">
            <text:p><text:s text:c="3"/>32</text:p>
          </table:table-cell>
          <table:table-cell office:value-type="float" office:value="34.48" calcext:value-type="float">
            <text:p><text:s text:c="3"/>34</text:p>
          </table:table-cell>
          <table:table-cell office:value-type="float" office:value="37.134" calcext:value-type="float">
            <text:p><text:s text:c="3"/>37</text:p>
          </table:table-cell>
          <table:table-cell office:value-type="float" office:value="39.808" calcext:value-type="float">
            <text:p><text:s text:c="3"/>40</text:p>
          </table:table-cell>
          <table:table-cell office:value-type="float" office:value="42.538" calcext:value-type="float">
            <text:p><text:s text:c="3"/>43</text:p>
          </table:table-cell>
          <table:table-cell office:value-type="float" office:value="45.249" calcext:value-type="float">
            <text:p><text:s text:c="3"/>45</text:p>
          </table:table-cell>
          <table:table-cell office:value-type="float" office:value="47.919" calcext:value-type="float">
            <text:p><text:s text:c="3"/>48</text:p>
          </table:table-cell>
          <table:table-cell office:value-type="float" office:value="50.602" calcext:value-type="float">
            <text:p><text:s text:c="3"/>51</text:p>
          </table:table-cell>
          <table:table-cell office:value-type="float" office:value="53.38" calcext:value-type="float">
            <text:p><text:s text:c="3"/>53</text:p>
          </table:table-cell>
          <table:table-cell office:value-type="float" office:value="56.278" calcext:value-type="float">
            <text:p><text:s text:c="3"/>56</text:p>
          </table:table-cell>
          <table:table-cell office:value-type="float" office:value="59.364" calcext:value-type="float">
            <text:p><text:s text:c="3"/>59</text:p>
          </table:table-cell>
          <table:table-cell office:value-type="float" office:value="62.528" calcext:value-type="float">
            <text:p><text:s text:c="3"/>63</text:p>
          </table:table-cell>
          <table:table-cell office:value-type="float" office:value="65.474" calcext:value-type="float">
            <text:p><text:s text:c="3"/>65</text:p>
          </table:table-cell>
          <table:table-cell office:value-type="float" office:value="67.755" calcext:value-type="float">
            <text:p><text:s text:c="3"/>68</text:p>
          </table:table-cell>
          <table:table-cell office:value-type="float" office:value="69.094" calcext:value-type="float">
            <text:p><text:s text:c="3"/>69</text:p>
          </table:table-cell>
          <table:table-cell office:value-type="float" office:value="69.388" calcext:value-type="float">
            <text:p><text:s text:c="3"/>69</text:p>
          </table:table-cell>
          <table:table-cell office:value-type="float" office:value="68.763" calcext:value-type="float">
            <text:p><text:s text:c="3"/>69</text:p>
          </table:table-cell>
          <table:table-cell office:value-type="float" office:value="67.422" calcext:value-type="float">
            <text:p><text:s text:c="3"/>67</text:p>
          </table:table-cell>
          <table:table-cell office:value-type="float" office:value="65.663" calcext:value-type="float">
            <text:p><text:s text:c="3"/>66</text:p>
          </table:table-cell>
          <table:table-cell office:value-type="float" office:value="63.744" calcext:value-type="float">
            <text:p><text:s text:c="3"/>64</text:p>
          </table:table-cell>
          <table:table-cell office:value-type="float" office:value="61.688" calcext:value-type="float">
            <text:p><text:s text:c="3"/>62</text:p>
          </table:table-cell>
          <table:table-cell office:value-type="float" office:value="59.513" calcext:value-type="float">
            <text:p><text:s text:c="3"/>60</text:p>
          </table:table-cell>
          <table:table-cell office:value-type="float" office:value="57.431" calcext:value-type="float">
            <text:p><text:s text:c="3"/>57</text:p>
          </table:table-cell>
          <table:table-cell office:value-type="float" office:value="55.674" calcext:value-type="float">
            <text:p><text:s text:c="3"/>56</text:p>
          </table:table-cell>
          <table:table-cell office:value-type="float" office:value="54.424" calcext:value-type="float">
            <text:p><text:s text:c="3"/>54</text:p>
          </table:table-cell>
          <table:table-cell office:value-type="float" office:value="53.786" calcext:value-type="float">
            <text:p><text:s text:c="3"/>54</text:p>
          </table:table-cell>
          <table:table-cell office:value-type="float" office:value="53.718" calcext:value-type="float">
            <text:p><text:s text:c="3"/>54</text:p>
          </table:table-cell>
          <table:table-cell office:value-type="float" office:value="54.036" calcext:value-type="float">
            <text:p><text:s text:c="3"/>54</text:p>
          </table:table-cell>
          <table:table-cell office:value-type="float" office:value="54.468" calcext:value-type="float">
            <text:p><text:s text:c="3"/>54</text:p>
          </table:table-cell>
          <table:table-cell office:value-type="float" office:value="54.816" calcext:value-type="float">
            <text:p><text:s text:c="3"/>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Palau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7.441" calcext:value-type="float">
            <text:p><text:s text:c="3"/>7</text:p>
          </table:table-cell>
          <table:table-cell office:value-type="float" office:value="7.497" calcext:value-type="float">
            <text:p><text:s text:c="3"/>7</text:p>
          </table:table-cell>
          <table:table-cell office:value-type="float" office:value="7.613" calcext:value-type="float">
            <text:p><text:s text:c="3"/>8</text:p>
          </table:table-cell>
          <table:table-cell office:value-type="float" office:value="7.791" calcext:value-type="float">
            <text:p><text:s text:c="3"/>8</text:p>
          </table:table-cell>
          <table:table-cell office:value-type="float" office:value="8.014" calcext:value-type="float">
            <text:p><text:s text:c="3"/>8</text:p>
          </table:table-cell>
          <table:table-cell office:value-type="float" office:value="8.255" calcext:value-type="float">
            <text:p><text:s text:c="3"/>8</text:p>
          </table:table-cell>
          <table:table-cell office:value-type="float" office:value="8.524" calcext:value-type="float">
            <text:p><text:s text:c="3"/>9</text:p>
          </table:table-cell>
          <table:table-cell office:value-type="float" office:value="8.802" calcext:value-type="float">
            <text:p><text:s text:c="3"/>9</text:p>
          </table:table-cell>
          <table:table-cell office:value-type="float" office:value="9.087" calcext:value-type="float">
            <text:p><text:s text:c="3"/>9</text:p>
          </table:table-cell>
          <table:table-cell office:value-type="float" office:value="9.359" calcext:value-type="float">
            <text:p><text:s text:c="3"/>9</text:p>
          </table:table-cell>
          <table:table-cell office:value-type="float" office:value="9.642" calcext:value-type="float">
            <text:p><text:s text:c="3"/>10</text:p>
          </table:table-cell>
          <table:table-cell office:value-type="float" office:value="9.9" calcext:value-type="float">
            <text:p><text:s text:c="3"/>10</text:p>
          </table:table-cell>
          <table:table-cell office:value-type="float" office:value="10.151" calcext:value-type="float">
            <text:p><text:s text:c="3"/>10</text:p>
          </table:table-cell>
          <table:table-cell office:value-type="float" office:value="10.378" calcext:value-type="float">
            <text:p><text:s text:c="3"/>10</text:p>
          </table:table-cell>
          <table:table-cell office:value-type="float" office:value="10.593" calcext:value-type="float">
            <text:p><text:s text:c="3"/>11</text:p>
          </table:table-cell>
          <table:table-cell office:value-type="float" office:value="10.782" calcext:value-type="float">
            <text:p><text:s text:c="3"/>11</text:p>
          </table:table-cell>
          <table:table-cell office:value-type="float" office:value="10.946" calcext:value-type="float">
            <text:p><text:s text:c="3"/>11</text:p>
          </table:table-cell>
          <table:table-cell office:value-type="float" office:value="11.08" calcext:value-type="float">
            <text:p><text:s text:c="3"/>11</text:p>
          </table:table-cell>
          <table:table-cell office:value-type="float" office:value="11.205" calcext:value-type="float">
            <text:p><text:s text:c="3"/>11</text:p>
          </table:table-cell>
          <table:table-cell office:value-type="float" office:value="11.331" calcext:value-type="float">
            <text:p><text:s text:c="3"/>11</text:p>
          </table:table-cell>
          <table:table-cell office:value-type="float" office:value="11.48" calcext:value-type="float">
            <text:p><text:s text:c="3"/>11</text:p>
          </table:table-cell>
          <table:table-cell office:value-type="float" office:value="11.654" calcext:value-type="float">
            <text:p><text:s text:c="3"/>12</text:p>
          </table:table-cell>
          <table:table-cell office:value-type="float" office:value="11.852" calcext:value-type="float">
            <text:p><text:s text:c="3"/>12</text:p>
          </table:table-cell>
          <table:table-cell office:value-type="float" office:value="12.046" calcext:value-type="float">
            <text:p><text:s text:c="3"/>12</text:p>
          </table:table-cell>
          <table:table-cell office:value-type="float" office:value="12.197" calcext:value-type="float">
            <text:p><text:s text:c="3"/>12</text:p>
          </table:table-cell>
          <table:table-cell office:value-type="float" office:value="12.278" calcext:value-type="float">
            <text:p><text:s text:c="3"/>12</text:p>
          </table:table-cell>
          <table:table-cell office:value-type="float" office:value="12.285" calcext:value-type="float">
            <text:p><text:s text:c="3"/>12</text:p>
          </table:table-cell>
          <table:table-cell office:value-type="float" office:value="12.225" calcext:value-type="float">
            <text:p><text:s text:c="3"/>12</text:p>
          </table:table-cell>
          <table:table-cell office:value-type="float" office:value="12.153" calcext:value-type="float">
            <text:p><text:s text:c="3"/>12</text:p>
          </table:table-cell>
          <table:table-cell office:value-type="float" office:value="12.124" calcext:value-type="float">
            <text:p><text:s text:c="3"/>12</text:p>
          </table:table-cell>
          <table:table-cell office:value-type="float" office:value="12.194" calcext:value-type="float">
            <text:p><text:s text:c="3"/>12</text:p>
          </table:table-cell>
          <table:table-cell office:value-type="float" office:value="12.387" calcext:value-type="float">
            <text:p><text:s text:c="3"/>12</text:p>
          </table:table-cell>
          <table:table-cell office:value-type="float" office:value="12.663" calcext:value-type="float">
            <text:p><text:s text:c="3"/>13</text:p>
          </table:table-cell>
          <table:table-cell office:value-type="float" office:value="13.012" calcext:value-type="float">
            <text:p><text:s text:c="3"/>13</text:p>
          </table:table-cell>
          <table:table-cell office:value-type="float" office:value="13.372" calcext:value-type="float">
            <text:p><text:s text:c="3"/>13</text:p>
          </table:table-cell>
          <table:table-cell office:value-type="float" office:value="13.696" calcext:value-type="float">
            <text:p><text:s text:c="3"/>14</text:p>
          </table:table-cell>
          <table:table-cell office:value-type="float" office:value="13.985" calcext:value-type="float">
            <text:p><text:s text:c="3"/>14</text:p>
          </table:table-cell>
          <table:table-cell office:value-type="float" office:value="14.24" calcext:value-type="float">
            <text:p><text:s text:c="3"/>14</text:p>
          </table:table-cell>
          <table:table-cell office:value-type="float" office:value="14.49" calcext:value-type="float">
            <text:p><text:s text:c="3"/>14</text:p>
          </table:table-cell>
          <table:table-cell office:value-type="float" office:value="14.757" calcext:value-type="float">
            <text:p><text:s text:c="3"/>15</text:p>
          </table:table-cell>
          <table:table-cell office:value-type="float" office:value="15.088" calcext:value-type="float">
            <text:p><text:s text:c="3"/>15</text:p>
          </table:table-cell>
          <table:table-cell office:value-type="float" office:value="15.474" calcext:value-type="float">
            <text:p><text:s text:c="3"/>15</text:p>
          </table:table-cell>
          <table:table-cell office:value-type="float" office:value="15.894" calcext:value-type="float">
            <text:p><text:s text:c="3"/>16</text:p>
          </table:table-cell>
          <table:table-cell office:value-type="float" office:value="16.342" calcext:value-type="float">
            <text:p><text:s text:c="3"/>16</text:p>
          </table:table-cell>
          <table:table-cell office:value-type="float" office:value="16.806" calcext:value-type="float">
            <text:p><text:s text:c="3"/>17</text:p>
          </table:table-cell>
          <table:table-cell office:value-type="float" office:value="17.253" calcext:value-type="float">
            <text:p><text:s text:c="3"/>17</text:p>
          </table:table-cell>
          <table:table-cell office:value-type="float" office:value="17.691" calcext:value-type="float">
            <text:p><text:s text:c="3"/>18</text:p>
          </table:table-cell>
          <table:table-cell office:value-type="float" office:value="18.123" calcext:value-type="float">
            <text:p><text:s text:c="3"/>18</text:p>
          </table:table-cell>
          <table:table-cell office:value-type="float" office:value="18.524" calcext:value-type="float">
            <text:p><text:s text:c="3"/>19</text:p>
          </table:table-cell>
          <table:table-cell office:value-type="float" office:value="18.879" calcext:value-type="float">
            <text:p><text:s text:c="3"/>19</text:p>
          </table:table-cell>
          <table:table-cell office:value-type="float" office:value="19.175" calcext:value-type="float">
            <text:p><text:s text:c="3"/>19</text:p>
          </table:table-cell>
          <table:table-cell office:value-type="float" office:value="19.404" calcext:value-type="float">
            <text:p><text:s text:c="3"/>19</text:p>
          </table:table-cell>
          <table:table-cell office:value-type="float" office:value="19.574" calcext:value-type="float">
            <text:p><text:s text:c="3"/>20</text:p>
          </table:table-cell>
          <table:table-cell office:value-type="float" office:value="19.7" calcext:value-type="float">
            <text:p><text:s text:c="3"/>20</text:p>
          </table:table-cell>
          <table:table-cell office:value-type="float" office:value="19.804" calcext:value-type="float">
            <text:p><text:s text:c="3"/>20</text:p>
          </table:table-cell>
          <table:table-cell office:value-type="float" office:value="19.906" calcext:value-type="float">
            <text:p><text:s text:c="3"/>20</text:p>
          </table:table-cell>
          <table:table-cell office:value-type="float" office:value="20.012" calcext:value-type="float">
            <text:p><text:s text:c="3"/>20</text:p>
          </table:table-cell>
          <table:table-cell office:value-type="float" office:value="20.116" calcext:value-type="float">
            <text:p><text:s text:c="3"/>20</text:p>
          </table:table-cell>
          <table:table-cell office:value-type="float" office:value="20.228" calcext:value-type="float">
            <text:p><text:s text:c="3"/>20</text:p>
          </table:table-cell>
          <table:table-cell office:value-type="float" office:value="20.342" calcext:value-type="float">
            <text:p><text:s text:c="3"/>20</text:p>
          </table:table-cell>
          <table:table-cell office:value-type="float" office:value="20.47" calcext:value-type="float">
            <text:p><text:s text:c="3"/>20</text:p>
          </table:table-cell>
          <table:table-cell office:value-type="float" office:value="20.599" calcext:value-type="float">
            <text:p><text:s text:c="3"/>21</text:p>
          </table:table-cell>
          <table:table-cell office:value-type="float" office:value="20.758" calcext:value-type="float">
            <text:p><text:s text:c="3"/>21</text:p>
          </table:table-cell>
          <table:table-cell office:value-type="float" office:value="20.92" calcext:value-type="float">
            <text:p><text:s text:c="3"/>21</text:p>
          </table:table-cell>
          <table:table-cell office:value-type="float" office:value="21.094" calcext:value-type="float">
            <text:p><text:s text:c="3"/>21</text:p>
          </table:table-cell>
          <table:table-cell office:value-type="float" office:value="21.288" calcext:value-type="float">
            <text:p><text:s text:c="3"/>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stimates</text:p>
          </table:table-cell>
          <table:table-cell table:style-name="ce7" office:value-type="string" calcext:value-type="string">
            <text:p>Polynesia</text:p>
          </table:table-cell>
          <table:table-cell office:value-type="float" office:value="25" calcext:value-type="float">
            <text:p>25</text:p>
          </table:table-cell>
          <table:table-cell office:value-type="float" office:value="957" calcext:value-type="float">
            <text:p>957</text:p>
          </table:table-cell>
          <table:table-cell office:value-type="float" office:value="241.999" calcext:value-type="float">
            <text:p><text:s text:c="3"/>242</text:p>
          </table:table-cell>
          <table:table-cell office:value-type="float" office:value="249.045" calcext:value-type="float">
            <text:p><text:s text:c="3"/>249</text:p>
          </table:table-cell>
          <table:table-cell office:value-type="float" office:value="255.756" calcext:value-type="float">
            <text:p><text:s text:c="3"/>256</text:p>
          </table:table-cell>
          <table:table-cell office:value-type="float" office:value="262.137" calcext:value-type="float">
            <text:p><text:s text:c="3"/>262</text:p>
          </table:table-cell>
          <table:table-cell office:value-type="float" office:value="268.224" calcext:value-type="float">
            <text:p><text:s text:c="3"/>268</text:p>
          </table:table-cell>
          <table:table-cell office:value-type="float" office:value="274.122" calcext:value-type="float">
            <text:p><text:s text:c="3"/>274</text:p>
          </table:table-cell>
          <table:table-cell office:value-type="float" office:value="279.975" calcext:value-type="float">
            <text:p><text:s text:c="3"/>280</text:p>
          </table:table-cell>
          <table:table-cell office:value-type="float" office:value="286.025" calcext:value-type="float">
            <text:p><text:s text:c="3"/>286</text:p>
          </table:table-cell>
          <table:table-cell office:value-type="float" office:value="292.531" calcext:value-type="float">
            <text:p><text:s text:c="3"/>293</text:p>
          </table:table-cell>
          <table:table-cell office:value-type="float" office:value="299.759" calcext:value-type="float">
            <text:p><text:s text:c="3"/>300</text:p>
          </table:table-cell>
          <table:table-cell office:value-type="float" office:value="307.955" calcext:value-type="float">
            <text:p><text:s text:c="3"/>308</text:p>
          </table:table-cell>
          <table:table-cell office:value-type="float" office:value="317.237" calcext:value-type="float">
            <text:p><text:s text:c="3"/>317</text:p>
          </table:table-cell>
          <table:table-cell office:value-type="float" office:value="327.483" calcext:value-type="float">
            <text:p><text:s text:c="3"/>327</text:p>
          </table:table-cell>
          <table:table-cell office:value-type="float" office:value="338.385" calcext:value-type="float">
            <text:p><text:s text:c="3"/>338</text:p>
          </table:table-cell>
          <table:table-cell office:value-type="float" office:value="349.487" calcext:value-type="float">
            <text:p><text:s text:c="3"/>349</text:p>
          </table:table-cell>
          <table:table-cell office:value-type="float" office:value="360.414" calcext:value-type="float">
            <text:p><text:s text:c="3"/>360</text:p>
          </table:table-cell>
          <table:table-cell office:value-type="float" office:value="371.1" calcext:value-type="float">
            <text:p><text:s text:c="3"/>371</text:p>
          </table:table-cell>
          <table:table-cell office:value-type="float" office:value="381.568" calcext:value-type="float">
            <text:p><text:s text:c="3"/>382</text:p>
          </table:table-cell>
          <table:table-cell office:value-type="float" office:value="391.587" calcext:value-type="float">
            <text:p><text:s text:c="3"/>392</text:p>
          </table:table-cell>
          <table:table-cell office:value-type="float" office:value="400.978" calcext:value-type="float">
            <text:p><text:s text:c="3"/>401</text:p>
          </table:table-cell>
          <table:table-cell office:value-type="float" office:value="409.638" calcext:value-type="float">
            <text:p><text:s text:c="3"/>410</text:p>
          </table:table-cell>
          <table:table-cell office:value-type="float" office:value="417.42" calcext:value-type="float">
            <text:p><text:s text:c="3"/>417</text:p>
          </table:table-cell>
          <table:table-cell office:value-type="float" office:value="424.391" calcext:value-type="float">
            <text:p><text:s text:c="3"/>424</text:p>
          </table:table-cell>
          <table:table-cell office:value-type="float" office:value="430.787" calcext:value-type="float">
            <text:p><text:s text:c="3"/>431</text:p>
          </table:table-cell>
          <table:table-cell office:value-type="float" office:value="436.905" calcext:value-type="float">
            <text:p><text:s text:c="3"/>437</text:p>
          </table:table-cell>
          <table:table-cell office:value-type="float" office:value="442.98" calcext:value-type="float">
            <text:p><text:s text:c="3"/>443</text:p>
          </table:table-cell>
          <table:table-cell office:value-type="float" office:value="449.06" calcext:value-type="float">
            <text:p><text:s text:c="3"/>449</text:p>
          </table:table-cell>
          <table:table-cell office:value-type="float" office:value="455.143" calcext:value-type="float">
            <text:p><text:s text:c="3"/>455</text:p>
          </table:table-cell>
          <table:table-cell office:value-type="float" office:value="461.345" calcext:value-type="float">
            <text:p><text:s text:c="3"/>461</text:p>
          </table:table-cell>
          <table:table-cell office:value-type="float" office:value="467.801" calcext:value-type="float">
            <text:p><text:s text:c="3"/>468</text:p>
          </table:table-cell>
          <table:table-cell office:value-type="float" office:value="474.61" calcext:value-type="float">
            <text:p><text:s text:c="3"/>475</text:p>
          </table:table-cell>
          <table:table-cell office:value-type="float" office:value="481.797" calcext:value-type="float">
            <text:p><text:s text:c="3"/>482</text:p>
          </table:table-cell>
          <table:table-cell office:value-type="float" office:value="489.402" calcext:value-type="float">
            <text:p><text:s text:c="3"/>489</text:p>
          </table:table-cell>
          <table:table-cell office:value-type="float" office:value="497.222" calcext:value-type="float">
            <text:p><text:s text:c="3"/>497</text:p>
          </table:table-cell>
          <table:table-cell office:value-type="float" office:value="505.078" calcext:value-type="float">
            <text:p><text:s text:c="3"/>505</text:p>
          </table:table-cell>
          <table:table-cell office:value-type="float" office:value="512.772" calcext:value-type="float">
            <text:p><text:s text:c="3"/>513</text:p>
          </table:table-cell>
          <table:table-cell office:value-type="float" office:value="520.299" calcext:value-type="float">
            <text:p><text:s text:c="3"/>520</text:p>
          </table:table-cell>
          <table:table-cell office:value-type="float" office:value="527.654" calcext:value-type="float">
            <text:p><text:s text:c="3"/>528</text:p>
          </table:table-cell>
          <table:table-cell office:value-type="float" office:value="534.814" calcext:value-type="float">
            <text:p><text:s text:c="3"/>535</text:p>
          </table:table-cell>
          <table:table-cell office:value-type="float" office:value="541.813" calcext:value-type="float">
            <text:p><text:s text:c="3"/>542</text:p>
          </table:table-cell>
          <table:table-cell office:value-type="float" office:value="548.606" calcext:value-type="float">
            <text:p><text:s text:c="3"/>549</text:p>
          </table:table-cell>
          <table:table-cell office:value-type="float" office:value="555.159" calcext:value-type="float">
            <text:p><text:s text:c="3"/>555</text:p>
          </table:table-cell>
          <table:table-cell office:value-type="float" office:value="561.519" calcext:value-type="float">
            <text:p><text:s text:c="3"/>562</text:p>
          </table:table-cell>
          <table:table-cell office:value-type="float" office:value="567.726" calcext:value-type="float">
            <text:p><text:s text:c="3"/>568</text:p>
          </table:table-cell>
          <table:table-cell office:value-type="float" office:value="573.965" calcext:value-type="float">
            <text:p><text:s text:c="3"/>574</text:p>
          </table:table-cell>
          <table:table-cell office:value-type="float" office:value="580.307" calcext:value-type="float">
            <text:p><text:s text:c="3"/>580</text:p>
          </table:table-cell>
          <table:table-cell office:value-type="float" office:value="586.799" calcext:value-type="float">
            <text:p><text:s text:c="3"/>587</text:p>
          </table:table-cell>
          <table:table-cell office:value-type="float" office:value="593.335" calcext:value-type="float">
            <text:p><text:s text:c="3"/>593</text:p>
          </table:table-cell>
          <table:table-cell office:value-type="float" office:value="599.934" calcext:value-type="float">
            <text:p><text:s text:c="3"/>600</text:p>
          </table:table-cell>
          <table:table-cell office:value-type="float" office:value="606.495" calcext:value-type="float">
            <text:p><text:s text:c="3"/>606</text:p>
          </table:table-cell>
          <table:table-cell office:value-type="float" office:value="612.966" calcext:value-type="float">
            <text:p><text:s text:c="3"/>613</text:p>
          </table:table-cell>
          <table:table-cell office:value-type="float" office:value="619.379" calcext:value-type="float">
            <text:p><text:s text:c="3"/>619</text:p>
          </table:table-cell>
          <table:table-cell office:value-type="float" office:value="625.686" calcext:value-type="float">
            <text:p><text:s text:c="3"/>626</text:p>
          </table:table-cell>
          <table:table-cell office:value-type="float" office:value="631.739" calcext:value-type="float">
            <text:p><text:s text:c="3"/>632</text:p>
          </table:table-cell>
          <table:table-cell office:value-type="float" office:value="637.273" calcext:value-type="float">
            <text:p><text:s text:c="3"/>637</text:p>
          </table:table-cell>
          <table:table-cell office:value-type="float" office:value="642.17" calcext:value-type="float">
            <text:p><text:s text:c="3"/>642</text:p>
          </table:table-cell>
          <table:table-cell office:value-type="float" office:value="646.361" calcext:value-type="float">
            <text:p><text:s text:c="3"/>646</text:p>
          </table:table-cell>
          <table:table-cell office:value-type="float" office:value="649.915" calcext:value-type="float">
            <text:p><text:s text:c="3"/>650</text:p>
          </table:table-cell>
          <table:table-cell office:value-type="float" office:value="653.041" calcext:value-type="float">
            <text:p><text:s text:c="3"/>653</text:p>
          </table:table-cell>
          <table:table-cell office:value-type="float" office:value="656.015" calcext:value-type="float">
            <text:p><text:s text:c="3"/>656</text:p>
          </table:table-cell>
          <table:table-cell office:value-type="float" office:value="659.073" calcext:value-type="float">
            <text:p><text:s text:c="3"/>659</text:p>
          </table:table-cell>
          <table:table-cell office:value-type="float" office:value="662.2" calcext:value-type="float">
            <text:p><text:s text:c="3"/>662</text:p>
          </table:table-cell>
          <table:table-cell office:value-type="float" office:value="665.425" calcext:value-type="float">
            <text:p><text:s text:c="3"/>665</text:p>
          </table:table-cell>
          <table:table-cell office:value-type="float" office:value="668.867" calcext:value-type="float">
            <text:p><text:s text:c="3"/>669</text:p>
          </table:table-cell>
          <table:table-cell office:value-type="float" office:value="672.609" calcext:value-type="float">
            <text:p><text:s text:c="3"/>673</text:p>
          </table:table-cell>
          <table:table-cell office:value-type="float" office:value="676.747" calcext:value-type="float">
            <text:p><text:s text:c="3"/>6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American Samo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94" calcext:value-type="float">
            <text:p><text:s text:c="3"/>19</text:p>
          </table:table-cell>
          <table:table-cell office:value-type="float" office:value="19.296" calcext:value-type="float">
            <text:p><text:s text:c="3"/>19</text:p>
          </table:table-cell>
          <table:table-cell office:value-type="float" office:value="19.54" calcext:value-type="float">
            <text:p><text:s text:c="3"/>20</text:p>
          </table:table-cell>
          <table:table-cell office:value-type="float" office:value="19.677" calcext:value-type="float">
            <text:p><text:s text:c="3"/>20</text:p>
          </table:table-cell>
          <table:table-cell office:value-type="float" office:value="19.729" calcext:value-type="float">
            <text:p><text:s text:c="3"/>20</text:p>
          </table:table-cell>
          <table:table-cell office:value-type="float" office:value="19.702" calcext:value-type="float">
            <text:p><text:s text:c="3"/>20</text:p>
          </table:table-cell>
          <table:table-cell office:value-type="float" office:value="19.652" calcext:value-type="float">
            <text:p><text:s text:c="3"/>20</text:p>
          </table:table-cell>
          <table:table-cell office:value-type="float" office:value="19.598" calcext:value-type="float">
            <text:p><text:s text:c="3"/>20</text:p>
          </table:table-cell>
          <table:table-cell office:value-type="float" office:value="19.602" calcext:value-type="float">
            <text:p><text:s text:c="3"/>20</text:p>
          </table:table-cell>
          <table:table-cell office:value-type="float" office:value="19.734" calcext:value-type="float">
            <text:p><text:s text:c="3"/>20</text:p>
          </table:table-cell>
          <table:table-cell office:value-type="float" office:value="20.013" calcext:value-type="float">
            <text:p><text:s text:c="3"/>20</text:p>
          </table:table-cell>
          <table:table-cell office:value-type="float" office:value="20.486" calcext:value-type="float">
            <text:p><text:s text:c="3"/>20</text:p>
          </table:table-cell>
          <table:table-cell office:value-type="float" office:value="21.117" calcext:value-type="float">
            <text:p><text:s text:c="3"/>21</text:p>
          </table:table-cell>
          <table:table-cell office:value-type="float" office:value="21.882" calcext:value-type="float">
            <text:p><text:s text:c="3"/>22</text:p>
          </table:table-cell>
          <table:table-cell office:value-type="float" office:value="22.698" calcext:value-type="float">
            <text:p><text:s text:c="3"/>23</text:p>
          </table:table-cell>
          <table:table-cell office:value-type="float" office:value="23.52" calcext:value-type="float">
            <text:p><text:s text:c="3"/>24</text:p>
          </table:table-cell>
          <table:table-cell office:value-type="float" office:value="24.321" calcext:value-type="float">
            <text:p><text:s text:c="3"/>24</text:p>
          </table:table-cell>
          <table:table-cell office:value-type="float" office:value="25.116" calcext:value-type="float">
            <text:p><text:s text:c="3"/>25</text:p>
          </table:table-cell>
          <table:table-cell office:value-type="float" office:value="25.885" calcext:value-type="float">
            <text:p><text:s text:c="3"/>26</text:p>
          </table:table-cell>
          <table:table-cell office:value-type="float" office:value="26.614" calcext:value-type="float">
            <text:p><text:s text:c="3"/>27</text:p>
          </table:table-cell>
          <table:table-cell office:value-type="float" office:value="27.292" calcext:value-type="float">
            <text:p><text:s text:c="3"/>27</text:p>
          </table:table-cell>
          <table:table-cell office:value-type="float" office:value="27.916" calcext:value-type="float">
            <text:p><text:s text:c="3"/>28</text:p>
          </table:table-cell>
          <table:table-cell office:value-type="float" office:value="28.492" calcext:value-type="float">
            <text:p><text:s text:c="3"/>28</text:p>
          </table:table-cell>
          <table:table-cell office:value-type="float" office:value="29.014" calcext:value-type="float">
            <text:p><text:s text:c="3"/>29</text:p>
          </table:table-cell>
          <table:table-cell office:value-type="float" office:value="29.488" calcext:value-type="float">
            <text:p><text:s text:c="3"/>29</text:p>
          </table:table-cell>
          <table:table-cell office:value-type="float" office:value="29.932" calcext:value-type="float">
            <text:p><text:s text:c="3"/>30</text:p>
          </table:table-cell>
          <table:table-cell office:value-type="float" office:value="30.321" calcext:value-type="float">
            <text:p><text:s text:c="3"/>30</text:p>
          </table:table-cell>
          <table:table-cell office:value-type="float" office:value="30.689" calcext:value-type="float">
            <text:p><text:s text:c="3"/>31</text:p>
          </table:table-cell>
          <table:table-cell office:value-type="float" office:value="31.102" calcext:value-type="float">
            <text:p><text:s text:c="3"/>31</text:p>
          </table:table-cell>
          <table:table-cell office:value-type="float" office:value="31.673" calcext:value-type="float">
            <text:p><text:s text:c="3"/>32</text:p>
          </table:table-cell>
          <table:table-cell office:value-type="float" office:value="32.457" calcext:value-type="float">
            <text:p><text:s text:c="3"/>32</text:p>
          </table:table-cell>
          <table:table-cell office:value-type="float" office:value="33.493" calcext:value-type="float">
            <text:p><text:s text:c="3"/>33</text:p>
          </table:table-cell>
          <table:table-cell office:value-type="float" office:value="34.738" calcext:value-type="float">
            <text:p><text:s text:c="3"/>35</text:p>
          </table:table-cell>
          <table:table-cell office:value-type="float" office:value="36.16" calcext:value-type="float">
            <text:p><text:s text:c="3"/>36</text:p>
          </table:table-cell>
          <table:table-cell office:value-type="float" office:value="37.688" calcext:value-type="float">
            <text:p><text:s text:c="3"/>38</text:p>
          </table:table-cell>
          <table:table-cell office:value-type="float" office:value="39.241" calcext:value-type="float">
            <text:p><text:s text:c="3"/>39</text:p>
          </table:table-cell>
          <table:table-cell office:value-type="float" office:value="40.837" calcext:value-type="float">
            <text:p><text:s text:c="3"/>41</text:p>
          </table:table-cell>
          <table:table-cell office:value-type="float" office:value="42.45" calcext:value-type="float">
            <text:p><text:s text:c="3"/>42</text:p>
          </table:table-cell>
          <table:table-cell office:value-type="float" office:value="44.047" calcext:value-type="float">
            <text:p><text:s text:c="3"/>44</text:p>
          </table:table-cell>
          <table:table-cell office:value-type="float" office:value="45.593" calcext:value-type="float">
            <text:p><text:s text:c="3"/>46</text:p>
          </table:table-cell>
          <table:table-cell office:value-type="float" office:value="47.038" calcext:value-type="float">
            <text:p><text:s text:c="3"/>47</text:p>
          </table:table-cell>
          <table:table-cell office:value-type="float" office:value="48.375" calcext:value-type="float">
            <text:p><text:s text:c="3"/>48</text:p>
          </table:table-cell>
          <table:table-cell office:value-type="float" office:value="49.593" calcext:value-type="float">
            <text:p><text:s text:c="3"/>50</text:p>
          </table:table-cell>
          <table:table-cell office:value-type="float" office:value="50.72" calcext:value-type="float">
            <text:p><text:s text:c="3"/>51</text:p>
          </table:table-cell>
          <table:table-cell office:value-type="float" office:value="51.803" calcext:value-type="float">
            <text:p><text:s text:c="3"/>52</text:p>
          </table:table-cell>
          <table:table-cell office:value-type="float" office:value="52.868" calcext:value-type="float">
            <text:p><text:s text:c="3"/>53</text:p>
          </table:table-cell>
          <table:table-cell office:value-type="float" office:value="53.929" calcext:value-type="float">
            <text:p><text:s text:c="3"/>54</text:p>
          </table:table-cell>
          <table:table-cell office:value-type="float" office:value="54.941" calcext:value-type="float">
            <text:p><text:s text:c="3"/>55</text:p>
          </table:table-cell>
          <table:table-cell office:value-type="float" office:value="55.901" calcext:value-type="float">
            <text:p><text:s text:c="3"/>56</text:p>
          </table:table-cell>
          <table:table-cell office:value-type="float" office:value="56.77" calcext:value-type="float">
            <text:p><text:s text:c="3"/>57</text:p>
          </table:table-cell>
          <table:table-cell office:value-type="float" office:value="57.521" calcext:value-type="float">
            <text:p><text:s text:c="3"/>58</text:p>
          </table:table-cell>
          <table:table-cell office:value-type="float" office:value="58.175" calcext:value-type="float">
            <text:p><text:s text:c="3"/>58</text:p>
          </table:table-cell>
          <table:table-cell office:value-type="float" office:value="58.731" calcext:value-type="float">
            <text:p><text:s text:c="3"/>59</text:p>
          </table:table-cell>
          <table:table-cell office:value-type="float" office:value="59.117" calcext:value-type="float">
            <text:p><text:s text:c="3"/>59</text:p>
          </table:table-cell>
          <table:table-cell office:value-type="float" office:value="59.264" calcext:value-type="float">
            <text:p><text:s text:c="3"/>59</text:p>
          </table:table-cell>
          <table:table-cell office:value-type="float" office:value="59.118" calcext:value-type="float">
            <text:p><text:s text:c="3"/>59</text:p>
          </table:table-cell>
          <table:table-cell office:value-type="float" office:value="58.65" calcext:value-type="float">
            <text:p><text:s text:c="3"/>59</text:p>
          </table:table-cell>
          <table:table-cell office:value-type="float" office:value="57.903" calcext:value-type="float">
            <text:p><text:s text:c="3"/>58</text:p>
          </table:table-cell>
          <table:table-cell office:value-type="float" office:value="57.03" calcext:value-type="float">
            <text:p><text:s text:c="3"/>57</text:p>
          </table:table-cell>
          <table:table-cell office:value-type="float" office:value="56.227" calcext:value-type="float">
            <text:p><text:s text:c="3"/>56</text:p>
          </table:table-cell>
          <table:table-cell office:value-type="float" office:value="55.637" calcext:value-type="float">
            <text:p><text:s text:c="3"/>56</text:p>
          </table:table-cell>
          <table:table-cell office:value-type="float" office:value="55.32" calcext:value-type="float">
            <text:p><text:s text:c="3"/>55</text:p>
          </table:table-cell>
          <table:table-cell office:value-type="float" office:value="55.23" calcext:value-type="float">
            <text:p><text:s text:c="3"/>55</text:p>
          </table:table-cell>
          <table:table-cell office:value-type="float" office:value="55.307" calcext:value-type="float">
            <text:p><text:s text:c="3"/>55</text:p>
          </table:table-cell>
          <table:table-cell office:value-type="float" office:value="55.437" calcext:value-type="float">
            <text:p><text:s text:c="3"/>55</text:p>
          </table:table-cell>
          <table:table-cell office:value-type="float" office:value="55.537" calcext:value-type="float">
            <text:p><text:s text:c="3"/>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ook Island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.077" calcext:value-type="float">
            <text:p><text:s text:c="3"/>15</text:p>
          </table:table-cell>
          <table:table-cell office:value-type="float" office:value="15.41" calcext:value-type="float">
            <text:p><text:s text:c="3"/>15</text:p>
          </table:table-cell>
          <table:table-cell office:value-type="float" office:value="15.643" calcext:value-type="float">
            <text:p><text:s text:c="3"/>16</text:p>
          </table:table-cell>
          <table:table-cell office:value-type="float" office:value="15.844" calcext:value-type="float">
            <text:p><text:s text:c="3"/>16</text:p>
          </table:table-cell>
          <table:table-cell office:value-type="float" office:value="16.071" calcext:value-type="float">
            <text:p><text:s text:c="3"/>16</text:p>
          </table:table-cell>
          <table:table-cell office:value-type="float" office:value="16.372" calcext:value-type="float">
            <text:p><text:s text:c="3"/>16</text:p>
          </table:table-cell>
          <table:table-cell office:value-type="float" office:value="16.738" calcext:value-type="float">
            <text:p><text:s text:c="3"/>17</text:p>
          </table:table-cell>
          <table:table-cell office:value-type="float" office:value="17.155" calcext:value-type="float">
            <text:p><text:s text:c="3"/>17</text:p>
          </table:table-cell>
          <table:table-cell office:value-type="float" office:value="17.581" calcext:value-type="float">
            <text:p><text:s text:c="3"/>18</text:p>
          </table:table-cell>
          <table:table-cell office:value-type="float" office:value="17.967" calcext:value-type="float">
            <text:p><text:s text:c="3"/>18</text:p>
          </table:table-cell>
          <table:table-cell office:value-type="float" office:value="18.259" calcext:value-type="float">
            <text:p><text:s text:c="3"/>18</text:p>
          </table:table-cell>
          <table:table-cell office:value-type="float" office:value="18.432" calcext:value-type="float">
            <text:p><text:s text:c="3"/>18</text:p>
          </table:table-cell>
          <table:table-cell office:value-type="float" office:value="18.51" calcext:value-type="float">
            <text:p><text:s text:c="3"/>19</text:p>
          </table:table-cell>
          <table:table-cell office:value-type="float" office:value="18.565" calcext:value-type="float">
            <text:p><text:s text:c="3"/>19</text:p>
          </table:table-cell>
          <table:table-cell office:value-type="float" office:value="18.698" calcext:value-type="float">
            <text:p><text:s text:c="3"/>19</text:p>
          </table:table-cell>
          <table:table-cell office:value-type="float" office:value="18.968" calcext:value-type="float">
            <text:p><text:s text:c="3"/>19</text:p>
          </table:table-cell>
          <table:table-cell office:value-type="float" office:value="19.409" calcext:value-type="float">
            <text:p><text:s text:c="3"/>19</text:p>
          </table:table-cell>
          <table:table-cell office:value-type="float" office:value="19.977" calcext:value-type="float">
            <text:p><text:s text:c="3"/>20</text:p>
          </table:table-cell>
          <table:table-cell office:value-type="float" office:value="20.586" calcext:value-type="float">
            <text:p><text:s text:c="3"/>21</text:p>
          </table:table-cell>
          <table:table-cell office:value-type="float" office:value="21.09" calcext:value-type="float">
            <text:p><text:s text:c="3"/>21</text:p>
          </table:table-cell>
          <table:table-cell office:value-type="float" office:value="21.405" calcext:value-type="float">
            <text:p><text:s text:c="3"/>21</text:p>
          </table:table-cell>
          <table:table-cell office:value-type="float" office:value="21.51" calcext:value-type="float">
            <text:p><text:s text:c="3"/>22</text:p>
          </table:table-cell>
          <table:table-cell office:value-type="float" office:value="21.422" calcext:value-type="float">
            <text:p><text:s text:c="3"/>21</text:p>
          </table:table-cell>
          <table:table-cell office:value-type="float" office:value="21.176" calcext:value-type="float">
            <text:p><text:s text:c="3"/>21</text:p>
          </table:table-cell>
          <table:table-cell office:value-type="float" office:value="20.81" calcext:value-type="float">
            <text:p><text:s text:c="3"/>21</text:p>
          </table:table-cell>
          <table:table-cell office:value-type="float" office:value="20.349" calcext:value-type="float">
            <text:p><text:s text:c="3"/>20</text:p>
          </table:table-cell>
          <table:table-cell office:value-type="float" office:value="19.812" calcext:value-type="float">
            <text:p><text:s text:c="3"/>20</text:p>
          </table:table-cell>
          <table:table-cell office:value-type="float" office:value="19.196" calcext:value-type="float">
            <text:p><text:s text:c="3"/>19</text:p>
          </table:table-cell>
          <table:table-cell office:value-type="float" office:value="18.57" calcext:value-type="float">
            <text:p><text:s text:c="3"/>19</text:p>
          </table:table-cell>
          <table:table-cell office:value-type="float" office:value="18.028" calcext:value-type="float">
            <text:p><text:s text:c="3"/>18</text:p>
          </table:table-cell>
          <table:table-cell office:value-type="float" office:value="17.638" calcext:value-type="float">
            <text:p><text:s text:c="3"/>18</text:p>
          </table:table-cell>
          <table:table-cell office:value-type="float" office:value="17.43" calcext:value-type="float">
            <text:p><text:s text:c="3"/>17</text:p>
          </table:table-cell>
          <table:table-cell office:value-type="float" office:value="17.387" calcext:value-type="float">
            <text:p><text:s text:c="3"/>17</text:p>
          </table:table-cell>
          <table:table-cell office:value-type="float" office:value="17.466" calcext:value-type="float">
            <text:p><text:s text:c="3"/>17</text:p>
          </table:table-cell>
          <table:table-cell office:value-type="float" office:value="17.594" calcext:value-type="float">
            <text:p><text:s text:c="3"/>18</text:p>
          </table:table-cell>
          <table:table-cell office:value-type="float" office:value="17.733" calcext:value-type="float">
            <text:p><text:s text:c="3"/>18</text:p>
          </table:table-cell>
          <table:table-cell office:value-type="float" office:value="17.851" calcext:value-type="float">
            <text:p><text:s text:c="3"/>18</text:p>
          </table:table-cell>
          <table:table-cell office:value-type="float" office:value="17.97" calcext:value-type="float">
            <text:p><text:s text:c="3"/>18</text:p>
          </table:table-cell>
          <table:table-cell office:value-type="float" office:value="18.08" calcext:value-type="float">
            <text:p><text:s text:c="3"/>18</text:p>
          </table:table-cell>
          <table:table-cell office:value-type="float" office:value="18.211" calcext:value-type="float">
            <text:p><text:s text:c="3"/>18</text:p>
          </table:table-cell>
          <table:table-cell office:value-type="float" office:value="18.356" calcext:value-type="float">
            <text:p><text:s text:c="3"/>18</text:p>
          </table:table-cell>
          <table:table-cell office:value-type="float" office:value="18.528" calcext:value-type="float">
            <text:p><text:s text:c="3"/>19</text:p>
          </table:table-cell>
          <table:table-cell office:value-type="float" office:value="18.714" calcext:value-type="float">
            <text:p><text:s text:c="3"/>19</text:p>
          </table:table-cell>
          <table:table-cell office:value-type="float" office:value="18.869" calcext:value-type="float">
            <text:p><text:s text:c="3"/>19</text:p>
          </table:table-cell>
          <table:table-cell office:value-type="float" office:value="18.963" calcext:value-type="float">
            <text:p><text:s text:c="3"/>19</text:p>
          </table:table-cell>
          <table:table-cell office:value-type="float" office:value="18.956" calcext:value-type="float">
            <text:p><text:s text:c="3"/>19</text:p>
          </table:table-cell>
          <table:table-cell office:value-type="float" office:value="18.815" calcext:value-type="float">
            <text:p><text:s text:c="3"/>19</text:p>
          </table:table-cell>
          <table:table-cell office:value-type="float" office:value="18.569" calcext:value-type="float">
            <text:p><text:s text:c="3"/>19</text:p>
          </table:table-cell>
          <table:table-cell office:value-type="float" office:value="18.295" calcext:value-type="float">
            <text:p><text:s text:c="3"/>18</text:p>
          </table:table-cell>
          <table:table-cell office:value-type="float" office:value="18.124" calcext:value-type="float">
            <text:p><text:s text:c="3"/>18</text:p>
          </table:table-cell>
          <table:table-cell office:value-type="float" office:value="18.122" calcext:value-type="float">
            <text:p><text:s text:c="3"/>18</text:p>
          </table:table-cell>
          <table:table-cell office:value-type="float" office:value="18.322" calcext:value-type="float">
            <text:p><text:s text:c="3"/>18</text:p>
          </table:table-cell>
          <table:table-cell office:value-type="float" office:value="18.702" calcext:value-type="float">
            <text:p><text:s text:c="3"/>19</text:p>
          </table:table-cell>
          <table:table-cell office:value-type="float" office:value="19.148" calcext:value-type="float">
            <text:p><text:s text:c="3"/>19</text:p>
          </table:table-cell>
          <table:table-cell office:value-type="float" office:value="19.522" calcext:value-type="float">
            <text:p><text:s text:c="3"/>20</text:p>
          </table:table-cell>
          <table:table-cell office:value-type="float" office:value="19.71" calcext:value-type="float">
            <text:p><text:s text:c="3"/>20</text:p>
          </table:table-cell>
          <table:table-cell office:value-type="float" office:value="19.696" calcext:value-type="float">
            <text:p><text:s text:c="3"/>20</text:p>
          </table:table-cell>
          <table:table-cell office:value-type="float" office:value="19.511" calcext:value-type="float">
            <text:p><text:s text:c="3"/>20</text:p>
          </table:table-cell>
          <table:table-cell office:value-type="float" office:value="19.212" calcext:value-type="float">
            <text:p><text:s text:c="3"/>19</text:p>
          </table:table-cell>
          <table:table-cell office:value-type="float" office:value="18.868" calcext:value-type="float">
            <text:p><text:s text:c="3"/>19</text:p>
          </table:table-cell>
          <table:table-cell office:value-type="float" office:value="18.545" calcext:value-type="float">
            <text:p><text:s text:c="3"/>19</text:p>
          </table:table-cell>
          <table:table-cell office:value-type="float" office:value="18.257" calcext:value-type="float">
            <text:p><text:s text:c="3"/>18</text:p>
          </table:table-cell>
          <table:table-cell office:value-type="float" office:value="17.996" calcext:value-type="float">
            <text:p><text:s text:c="3"/>18</text:p>
          </table:table-cell>
          <table:table-cell office:value-type="float" office:value="17.767" calcext:value-type="float">
            <text:p><text:s text:c="3"/>18</text:p>
          </table:table-cell>
          <table:table-cell office:value-type="float" office:value="17.588" calcext:value-type="float">
            <text:p><text:s text:c="3"/>18</text:p>
          </table:table-cell>
          <table:table-cell office:value-type="float" office:value="17.449" calcext:value-type="float">
            <text:p><text:s text:c="3"/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French Polynesia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0.266" calcext:value-type="float">
            <text:p><text:s text:c="3"/>60</text:p>
          </table:table-cell>
          <table:table-cell office:value-type="float" office:value="62.085" calcext:value-type="float">
            <text:p><text:s text:c="3"/>62</text:p>
          </table:table-cell>
          <table:table-cell office:value-type="float" office:value="63.87" calcext:value-type="float">
            <text:p><text:s text:c="3"/>64</text:p>
          </table:table-cell>
          <table:table-cell office:value-type="float" office:value="65.593" calcext:value-type="float">
            <text:p><text:s text:c="3"/>66</text:p>
          </table:table-cell>
          <table:table-cell office:value-type="float" office:value="67.252" calcext:value-type="float">
            <text:p><text:s text:c="3"/>67</text:p>
          </table:table-cell>
          <table:table-cell office:value-type="float" office:value="68.854" calcext:value-type="float">
            <text:p><text:s text:c="3"/>69</text:p>
          </table:table-cell>
          <table:table-cell office:value-type="float" office:value="70.429" calcext:value-type="float">
            <text:p><text:s text:c="3"/>70</text:p>
          </table:table-cell>
          <table:table-cell office:value-type="float" office:value="72.06" calcext:value-type="float">
            <text:p><text:s text:c="3"/>72</text:p>
          </table:table-cell>
          <table:table-cell office:value-type="float" office:value="73.827" calcext:value-type="float">
            <text:p><text:s text:c="3"/>74</text:p>
          </table:table-cell>
          <table:table-cell office:value-type="float" office:value="75.806" calcext:value-type="float">
            <text:p><text:s text:c="3"/>76</text:p>
          </table:table-cell>
          <table:table-cell office:value-type="float" office:value="78.076" calcext:value-type="float">
            <text:p><text:s text:c="3"/>78</text:p>
          </table:table-cell>
          <table:table-cell office:value-type="float" office:value="80.703" calcext:value-type="float">
            <text:p><text:s text:c="3"/>81</text:p>
          </table:table-cell>
          <table:table-cell office:value-type="float" office:value="83.651" calcext:value-type="float">
            <text:p><text:s text:c="3"/>84</text:p>
          </table:table-cell>
          <table:table-cell office:value-type="float" office:value="86.837" calcext:value-type="float">
            <text:p><text:s text:c="3"/>87</text:p>
          </table:table-cell>
          <table:table-cell office:value-type="float" office:value="90.132" calcext:value-type="float">
            <text:p><text:s text:c="3"/>90</text:p>
          </table:table-cell>
          <table:table-cell office:value-type="float" office:value="93.438" calcext:value-type="float">
            <text:p><text:s text:c="3"/>93</text:p>
          </table:table-cell>
          <table:table-cell office:value-type="float" office:value="96.732" calcext:value-type="float">
            <text:p><text:s text:c="3"/>97</text:p>
          </table:table-cell>
          <table:table-cell office:value-type="float" office:value="100.029" calcext:value-type="float">
            <text:p><text:s text:c="3"/>100</text:p>
          </table:table-cell>
          <table:table-cell office:value-type="float" office:value="103.386" calcext:value-type="float">
            <text:p><text:s text:c="3"/>103</text:p>
          </table:table-cell>
          <table:table-cell office:value-type="float" office:value="106.857" calcext:value-type="float">
            <text:p><text:s text:c="3"/>107</text:p>
          </table:table-cell>
          <table:table-cell office:value-type="float" office:value="110.495" calcext:value-type="float">
            <text:p><text:s text:c="3"/>110</text:p>
          </table:table-cell>
          <table:table-cell office:value-type="float" office:value="114.313" calcext:value-type="float">
            <text:p><text:s text:c="3"/>114</text:p>
          </table:table-cell>
          <table:table-cell office:value-type="float" office:value="118.279" calcext:value-type="float">
            <text:p><text:s text:c="3"/>118</text:p>
          </table:table-cell>
          <table:table-cell office:value-type="float" office:value="122.356" calcext:value-type="float">
            <text:p><text:s text:c="3"/>122</text:p>
          </table:table-cell>
          <table:table-cell office:value-type="float" office:value="126.486" calcext:value-type="float">
            <text:p><text:s text:c="3"/>126</text:p>
          </table:table-cell>
          <table:table-cell office:value-type="float" office:value="130.619" calcext:value-type="float">
            <text:p><text:s text:c="3"/>131</text:p>
          </table:table-cell>
          <table:table-cell office:value-type="float" office:value="134.748" calcext:value-type="float">
            <text:p><text:s text:c="3"/>135</text:p>
          </table:table-cell>
          <table:table-cell office:value-type="float" office:value="138.864" calcext:value-type="float">
            <text:p><text:s text:c="3"/>139</text:p>
          </table:table-cell>
          <table:table-cell office:value-type="float" office:value="143.032" calcext:value-type="float">
            <text:p><text:s text:c="3"/>143</text:p>
          </table:table-cell>
          <table:table-cell office:value-type="float" office:value="147.296" calcext:value-type="float">
            <text:p><text:s text:c="3"/>147</text:p>
          </table:table-cell>
          <table:table-cell office:value-type="float" office:value="151.708" calcext:value-type="float">
            <text:p><text:s text:c="3"/>152</text:p>
          </table:table-cell>
          <table:table-cell office:value-type="float" office:value="156.243" calcext:value-type="float">
            <text:p><text:s text:c="3"/>156</text:p>
          </table:table-cell>
          <table:table-cell office:value-type="float" office:value="160.888" calcext:value-type="float">
            <text:p><text:s text:c="3"/>161</text:p>
          </table:table-cell>
          <table:table-cell office:value-type="float" office:value="165.613" calcext:value-type="float">
            <text:p><text:s text:c="3"/>166</text:p>
          </table:table-cell>
          <table:table-cell office:value-type="float" office:value="170.396" calcext:value-type="float">
            <text:p><text:s text:c="3"/>170</text:p>
          </table:table-cell>
          <table:table-cell office:value-type="float" office:value="175.204" calcext:value-type="float">
            <text:p><text:s text:c="3"/>175</text:p>
          </table:table-cell>
          <table:table-cell office:value-type="float" office:value="180.075" calcext:value-type="float">
            <text:p><text:s text:c="3"/>180</text:p>
          </table:table-cell>
          <table:table-cell office:value-type="float" office:value="184.95" calcext:value-type="float">
            <text:p><text:s text:c="3"/>185</text:p>
          </table:table-cell>
          <table:table-cell office:value-type="float" office:value="189.738" calcext:value-type="float">
            <text:p><text:s text:c="3"/>190</text:p>
          </table:table-cell>
          <table:table-cell office:value-type="float" office:value="194.252" calcext:value-type="float">
            <text:p><text:s text:c="3"/>194</text:p>
          </table:table-cell>
          <table:table-cell office:value-type="float" office:value="198.375" calcext:value-type="float">
            <text:p><text:s text:c="3"/>198</text:p>
          </table:table-cell>
          <table:table-cell office:value-type="float" office:value="202.016" calcext:value-type="float">
            <text:p><text:s text:c="3"/>202</text:p>
          </table:table-cell>
          <table:table-cell office:value-type="float" office:value="205.266" calcext:value-type="float">
            <text:p><text:s text:c="3"/>205</text:p>
          </table:table-cell>
          <table:table-cell office:value-type="float" office:value="208.345" calcext:value-type="float">
            <text:p><text:s text:c="3"/>208</text:p>
          </table:table-cell>
          <table:table-cell office:value-type="float" office:value="211.579" calcext:value-type="float">
            <text:p><text:s text:c="3"/>212</text:p>
          </table:table-cell>
          <table:table-cell office:value-type="float" office:value="215.196" calcext:value-type="float">
            <text:p><text:s text:c="3"/>215</text:p>
          </table:table-cell>
          <table:table-cell office:value-type="float" office:value="219.283" calcext:value-type="float">
            <text:p><text:s text:c="3"/>219</text:p>
          </table:table-cell>
          <table:table-cell office:value-type="float" office:value="223.731" calcext:value-type="float">
            <text:p><text:s text:c="3"/>224</text:p>
          </table:table-cell>
          <table:table-cell office:value-type="float" office:value="228.376" calcext:value-type="float">
            <text:p><text:s text:c="3"/>228</text:p>
          </table:table-cell>
          <table:table-cell office:value-type="float" office:value="232.952" calcext:value-type="float">
            <text:p><text:s text:c="3"/>233</text:p>
          </table:table-cell>
          <table:table-cell office:value-type="float" office:value="237.258" calcext:value-type="float">
            <text:p><text:s text:c="3"/>237</text:p>
          </table:table-cell>
          <table:table-cell office:value-type="float" office:value="241.273" calcext:value-type="float">
            <text:p><text:s text:c="3"/>241</text:p>
          </table:table-cell>
          <table:table-cell office:value-type="float" office:value="245.006" calcext:value-type="float">
            <text:p><text:s text:c="3"/>245</text:p>
          </table:table-cell>
          <table:table-cell office:value-type="float" office:value="248.499" calcext:value-type="float">
            <text:p><text:s text:c="3"/>248</text:p>
          </table:table-cell>
          <table:table-cell office:value-type="float" office:value="251.775" calcext:value-type="float">
            <text:p><text:s text:c="3"/>252</text:p>
          </table:table-cell>
          <table:table-cell office:value-type="float" office:value="254.886" calcext:value-type="float">
            <text:p><text:s text:c="3"/>255</text:p>
          </table:table-cell>
          <table:table-cell office:value-type="float" office:value="257.832" calcext:value-type="float">
            <text:p><text:s text:c="3"/>258</text:p>
          </table:table-cell>
          <table:table-cell office:value-type="float" office:value="260.594" calcext:value-type="float">
            <text:p><text:s text:c="3"/>261</text:p>
          </table:table-cell>
          <table:table-cell office:value-type="float" office:value="263.179" calcext:value-type="float">
            <text:p><text:s text:c="3"/>263</text:p>
          </table:table-cell>
          <table:table-cell office:value-type="float" office:value="265.581" calcext:value-type="float">
            <text:p><text:s text:c="3"/>266</text:p>
          </table:table-cell>
          <table:table-cell office:value-type="float" office:value="267.82" calcext:value-type="float">
            <text:p><text:s text:c="3"/>268</text:p>
          </table:table-cell>
          <table:table-cell office:value-type="float" office:value="269.843" calcext:value-type="float">
            <text:p><text:s text:c="3"/>270</text:p>
          </table:table-cell>
          <table:table-cell office:value-type="float" office:value="271.703" calcext:value-type="float">
            <text:p><text:s text:c="3"/>272</text:p>
          </table:table-cell>
          <table:table-cell office:value-type="float" office:value="273.528" calcext:value-type="float">
            <text:p><text:s text:c="3"/>274</text:p>
          </table:table-cell>
          <table:table-cell office:value-type="float" office:value="275.484" calcext:value-type="float">
            <text:p><text:s text:c="3"/>275</text:p>
          </table:table-cell>
          <table:table-cell office:value-type="float" office:value="277.69" calcext:value-type="float">
            <text:p><text:s text:c="3"/>2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Niue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.667" calcext:value-type="float">
            <text:p><text:s text:c="3"/>5</text:p>
          </table:table-cell>
          <table:table-cell office:value-type="float" office:value="4.678" calcext:value-type="float">
            <text:p><text:s text:c="3"/>5</text:p>
          </table:table-cell>
          <table:table-cell office:value-type="float" office:value="4.684" calcext:value-type="float">
            <text:p><text:s text:c="3"/>5</text:p>
          </table:table-cell>
          <table:table-cell office:value-type="float" office:value="4.686" calcext:value-type="float">
            <text:p><text:s text:c="3"/>5</text:p>
          </table:table-cell>
          <table:table-cell office:value-type="float" office:value="4.685" calcext:value-type="float">
            <text:p><text:s text:c="3"/>5</text:p>
          </table:table-cell>
          <table:table-cell office:value-type="float" office:value="4.694" calcext:value-type="float">
            <text:p><text:s text:c="3"/>5</text:p>
          </table:table-cell>
          <table:table-cell office:value-type="float" office:value="4.7" calcext:value-type="float">
            <text:p><text:s text:c="3"/>5</text:p>
          </table:table-cell>
          <table:table-cell office:value-type="float" office:value="4.719" calcext:value-type="float">
            <text:p><text:s text:c="3"/>5</text:p>
          </table:table-cell>
          <table:table-cell office:value-type="float" office:value="4.75" calcext:value-type="float">
            <text:p><text:s text:c="3"/>5</text:p>
          </table:table-cell>
          <table:table-cell office:value-type="float" office:value="4.788" calcext:value-type="float">
            <text:p><text:s text:c="3"/>5</text:p>
          </table:table-cell>
          <table:table-cell office:value-type="float" office:value="4.826" calcext:value-type="float">
            <text:p><text:s text:c="3"/>5</text:p>
          </table:table-cell>
          <table:table-cell office:value-type="float" office:value="4.875" calcext:value-type="float">
            <text:p><text:s text:c="3"/>5</text:p>
          </table:table-cell>
          <table:table-cell office:value-type="float" office:value="4.931" calcext:value-type="float">
            <text:p><text:s text:c="3"/>5</text:p>
          </table:table-cell>
          <table:table-cell office:value-type="float" office:value="4.983" calcext:value-type="float">
            <text:p><text:s text:c="3"/>5</text:p>
          </table:table-cell>
          <table:table-cell office:value-type="float" office:value="5.045" calcext:value-type="float">
            <text:p><text:s text:c="3"/>5</text:p>
          </table:table-cell>
          <table:table-cell office:value-type="float" office:value="5.098" calcext:value-type="float">
            <text:p><text:s text:c="3"/>5</text:p>
          </table:table-cell>
          <table:table-cell office:value-type="float" office:value="5.151" calcext:value-type="float">
            <text:p><text:s text:c="3"/>5</text:p>
          </table:table-cell>
          <table:table-cell office:value-type="float" office:value="5.208" calcext:value-type="float">
            <text:p><text:s text:c="3"/>5</text:p>
          </table:table-cell>
          <table:table-cell office:value-type="float" office:value="5.237" calcext:value-type="float">
            <text:p><text:s text:c="3"/>5</text:p>
          </table:table-cell>
          <table:table-cell office:value-type="float" office:value="5.218" calcext:value-type="float">
            <text:p><text:s text:c="3"/>5</text:p>
          </table:table-cell>
          <table:table-cell office:value-type="float" office:value="5.135" calcext:value-type="float">
            <text:p><text:s text:c="3"/>5</text:p>
          </table:table-cell>
          <table:table-cell office:value-type="float" office:value="4.964" calcext:value-type="float">
            <text:p><text:s text:c="3"/>5</text:p>
          </table:table-cell>
          <table:table-cell office:value-type="float" office:value="4.724" calcext:value-type="float">
            <text:p><text:s text:c="3"/>5</text:p>
          </table:table-cell>
          <table:table-cell office:value-type="float" office:value="4.449" calcext:value-type="float">
            <text:p><text:s text:c="3"/>4</text:p>
          </table:table-cell>
          <table:table-cell office:value-type="float" office:value="4.191" calcext:value-type="float">
            <text:p><text:s text:c="3"/>4</text:p>
          </table:table-cell>
          <table:table-cell office:value-type="float" office:value="3.976" calcext:value-type="float">
            <text:p><text:s text:c="3"/>4</text:p>
          </table:table-cell>
          <table:table-cell office:value-type="float" office:value="3.807" calcext:value-type="float">
            <text:p><text:s text:c="3"/>4</text:p>
          </table:table-cell>
          <table:table-cell office:value-type="float" office:value="3.686" calcext:value-type="float">
            <text:p><text:s text:c="3"/>4</text:p>
          </table:table-cell>
          <table:table-cell office:value-type="float" office:value="3.599" calcext:value-type="float">
            <text:p><text:s text:c="3"/>4</text:p>
          </table:table-cell>
          <table:table-cell office:value-type="float" office:value="3.511" calcext:value-type="float">
            <text:p><text:s text:c="3"/>4</text:p>
          </table:table-cell>
          <table:table-cell office:value-type="float" office:value="3.404" calcext:value-type="float">
            <text:p><text:s text:c="3"/>3</text:p>
          </table:table-cell>
          <table:table-cell office:value-type="float" office:value="3.269" calcext:value-type="float">
            <text:p><text:s text:c="3"/>3</text:p>
          </table:table-cell>
          <table:table-cell office:value-type="float" office:value="3.127" calcext:value-type="float">
            <text:p><text:s text:c="3"/>3</text:p>
          </table:table-cell>
          <table:table-cell office:value-type="float" office:value="2.981" calcext:value-type="float">
            <text:p><text:s text:c="3"/>3</text:p>
          </table:table-cell>
          <table:table-cell office:value-type="float" office:value="2.841" calcext:value-type="float">
            <text:p><text:s text:c="3"/>3</text:p>
          </table:table-cell>
          <table:table-cell office:value-type="float" office:value="2.719" calcext:value-type="float">
            <text:p><text:s text:c="3"/>3</text:p>
          </table:table-cell>
          <table:table-cell office:value-type="float" office:value="2.609" calcext:value-type="float">
            <text:p><text:s text:c="3"/>3</text:p>
          </table:table-cell>
          <table:table-cell office:value-type="float" office:value="2.521" calcext:value-type="float">
            <text:p><text:s text:c="3"/>3</text:p>
          </table:table-cell>
          <table:table-cell office:value-type="float" office:value="2.45" calcext:value-type="float">
            <text:p><text:s text:c="3"/>2</text:p>
          </table:table-cell>
          <table:table-cell office:value-type="float" office:value="2.383" calcext:value-type="float">
            <text:p><text:s text:c="3"/>2</text:p>
          </table:table-cell>
          <table:table-cell office:value-type="float" office:value="2.329" calcext:value-type="float">
            <text:p><text:s text:c="3"/>2</text:p>
          </table:table-cell>
          <table:table-cell office:value-type="float" office:value="2.288" calcext:value-type="float">
            <text:p><text:s text:c="3"/>2</text:p>
          </table:table-cell>
          <table:table-cell office:value-type="float" office:value="2.258" calcext:value-type="float">
            <text:p><text:s text:c="3"/>2</text:p>
          </table:table-cell>
          <table:table-cell office:value-type="float" office:value="2.236" calcext:value-type="float">
            <text:p><text:s text:c="3"/>2</text:p>
          </table:table-cell>
          <table:table-cell office:value-type="float" office:value="2.205" calcext:value-type="float">
            <text:p><text:s text:c="3"/>2</text:p>
          </table:table-cell>
          <table:table-cell office:value-type="float" office:value="2.165" calcext:value-type="float">
            <text:p><text:s text:c="3"/>2</text:p>
          </table:table-cell>
          <table:table-cell office:value-type="float" office:value="2.124" calcext:value-type="float">
            <text:p><text:s text:c="3"/>2</text:p>
          </table:table-cell>
          <table:table-cell office:value-type="float" office:value="2.067" calcext:value-type="float">
            <text:p><text:s text:c="3"/>2</text:p>
          </table:table-cell>
          <table:table-cell office:value-type="float" office:value="2.011" calcext:value-type="float">
            <text:p><text:s text:c="3"/>2</text:p>
          </table:table-cell>
          <table:table-cell office:value-type="float" office:value="1.956" calcext:value-type="float">
            <text:p><text:s text:c="3"/>2</text:p>
          </table:table-cell>
          <table:table-cell office:value-type="float" office:value="1.899" calcext:value-type="float">
            <text:p><text:s text:c="3"/>2</text:p>
          </table:table-cell>
          <table:table-cell office:value-type="float" office:value="1.854" calcext:value-type="float">
            <text:p><text:s text:c="3"/>2</text:p>
          </table:table-cell>
          <table:table-cell office:value-type="float" office:value="1.789" calcext:value-type="float">
            <text:p><text:s text:c="3"/>2</text:p>
          </table:table-cell>
          <table:table-cell office:value-type="float" office:value="1.755" calcext:value-type="float">
            <text:p><text:s text:c="3"/>2</text:p>
          </table:table-cell>
          <table:table-cell office:value-type="float" office:value="1.715" calcext:value-type="float">
            <text:p><text:s text:c="3"/>2</text:p>
          </table:table-cell>
          <table:table-cell office:value-type="float" office:value="1.683" calcext:value-type="float">
            <text:p><text:s text:c="3"/>2</text:p>
          </table:table-cell>
          <table:table-cell office:value-type="float" office:value="1.662" calcext:value-type="float">
            <text:p><text:s text:c="3"/>2</text:p>
          </table:table-cell>
          <table:table-cell office:value-type="float" office:value="1.651" calcext:value-type="float">
            <text:p><text:s text:c="3"/>2</text:p>
          </table:table-cell>
          <table:table-cell office:value-type="float" office:value="1.639" calcext:value-type="float">
            <text:p><text:s text:c="3"/>2</text:p>
          </table:table-cell>
          <table:table-cell office:value-type="float" office:value="1.636" calcext:value-type="float">
            <text:p><text:s text:c="3"/>2</text:p>
          </table:table-cell>
          <table:table-cell table:number-columns-repeated="2" office:value-type="float" office:value="1.63" calcext:value-type="float">
            <text:p><text:s text:c="3"/>2</text:p>
          </table:table-cell>
          <table:table-cell table:number-columns-repeated="2" office:value-type="float" office:value="1.623" calcext:value-type="float">
            <text:p><text:s text:c="3"/>2</text:p>
          </table:table-cell>
          <table:table-cell office:value-type="float" office:value="1.616" calcext:value-type="float">
            <text:p><text:s text:c="3"/>2</text:p>
          </table:table-cell>
          <table:table-cell office:value-type="float" office:value="1.629" calcext:value-type="float">
            <text:p><text:s text:c="3"/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amoa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82.097" calcext:value-type="float">
            <text:p><text:s text:c="3"/>82</text:p>
          </table:table-cell>
          <table:table-cell office:value-type="float" office:value="84.437" calcext:value-type="float">
            <text:p><text:s text:c="3"/>84</text:p>
          </table:table-cell>
          <table:table-cell office:value-type="float" office:value="86.819" calcext:value-type="float">
            <text:p><text:s text:c="3"/>87</text:p>
          </table:table-cell>
          <table:table-cell office:value-type="float" office:value="89.238" calcext:value-type="float">
            <text:p><text:s text:c="3"/>89</text:p>
          </table:table-cell>
          <table:table-cell office:value-type="float" office:value="91.696" calcext:value-type="float">
            <text:p><text:s text:c="3"/>92</text:p>
          </table:table-cell>
          <table:table-cell office:value-type="float" office:value="94.208" calcext:value-type="float">
            <text:p><text:s text:c="3"/>94</text:p>
          </table:table-cell>
          <table:table-cell office:value-type="float" office:value="96.799" calcext:value-type="float">
            <text:p><text:s text:c="3"/>97</text:p>
          </table:table-cell>
          <table:table-cell office:value-type="float" office:value="99.5" calcext:value-type="float">
            <text:p><text:s text:c="3"/>100</text:p>
          </table:table-cell>
          <table:table-cell office:value-type="float" office:value="102.353" calcext:value-type="float">
            <text:p><text:s text:c="3"/>102</text:p>
          </table:table-cell>
          <table:table-cell office:value-type="float" office:value="105.38" calcext:value-type="float">
            <text:p><text:s text:c="3"/>105</text:p>
          </table:table-cell>
          <table:table-cell office:value-type="float" office:value="108.646" calcext:value-type="float">
            <text:p><text:s text:c="3"/>109</text:p>
          </table:table-cell>
          <table:table-cell office:value-type="float" office:value="112.119" calcext:value-type="float">
            <text:p><text:s text:c="3"/>112</text:p>
          </table:table-cell>
          <table:table-cell office:value-type="float" office:value="115.788" calcext:value-type="float">
            <text:p><text:s text:c="3"/>116</text:p>
          </table:table-cell>
          <table:table-cell office:value-type="float" office:value="119.561" calcext:value-type="float">
            <text:p><text:s text:c="3"/>120</text:p>
          </table:table-cell>
          <table:table-cell office:value-type="float" office:value="123.354" calcext:value-type="float">
            <text:p><text:s text:c="3"/>123</text:p>
          </table:table-cell>
          <table:table-cell office:value-type="float" office:value="127.068" calcext:value-type="float">
            <text:p><text:s text:c="3"/>127</text:p>
          </table:table-cell>
          <table:table-cell office:value-type="float" office:value="130.688" calcext:value-type="float">
            <text:p><text:s text:c="3"/>131</text:p>
          </table:table-cell>
          <table:table-cell office:value-type="float" office:value="134.193" calcext:value-type="float">
            <text:p><text:s text:c="3"/>134</text:p>
          </table:table-cell>
          <table:table-cell office:value-type="float" office:value="137.506" calcext:value-type="float">
            <text:p><text:s text:c="3"/>138</text:p>
          </table:table-cell>
          <table:table-cell office:value-type="float" office:value="140.518" calcext:value-type="float">
            <text:p><text:s text:c="3"/>141</text:p>
          </table:table-cell>
          <table:table-cell office:value-type="float" office:value="143.176" calcext:value-type="float">
            <text:p><text:s text:c="3"/>143</text:p>
          </table:table-cell>
          <table:table-cell office:value-type="float" office:value="145.439" calcext:value-type="float">
            <text:p><text:s text:c="3"/>145</text:p>
          </table:table-cell>
          <table:table-cell office:value-type="float" office:value="147.321" calcext:value-type="float">
            <text:p><text:s text:c="3"/>147</text:p>
          </table:table-cell>
          <table:table-cell office:value-type="float" office:value="148.889" calcext:value-type="float">
            <text:p><text:s text:c="3"/>149</text:p>
          </table:table-cell>
          <table:table-cell office:value-type="float" office:value="150.221" calcext:value-type="float">
            <text:p><text:s text:c="3"/>150</text:p>
          </table:table-cell>
          <table:table-cell office:value-type="float" office:value="151.387" calcext:value-type="float">
            <text:p><text:s text:c="3"/>151</text:p>
          </table:table-cell>
          <table:table-cell office:value-type="float" office:value="152.39" calcext:value-type="float">
            <text:p><text:s text:c="3"/>152</text:p>
          </table:table-cell>
          <table:table-cell office:value-type="float" office:value="153.247" calcext:value-type="float">
            <text:p><text:s text:c="3"/>153</text:p>
          </table:table-cell>
          <table:table-cell office:value-type="float" office:value="154.007" calcext:value-type="float">
            <text:p><text:s text:c="3"/>154</text:p>
          </table:table-cell>
          <table:table-cell office:value-type="float" office:value="154.76" calcext:value-type="float">
            <text:p><text:s text:c="3"/>155</text:p>
          </table:table-cell>
          <table:table-cell office:value-type="float" office:value="155.557" calcext:value-type="float">
            <text:p><text:s text:c="3"/>156</text:p>
          </table:table-cell>
          <table:table-cell office:value-type="float" office:value="156.428" calcext:value-type="float">
            <text:p><text:s text:c="3"/>156</text:p>
          </table:table-cell>
          <table:table-cell office:value-type="float" office:value="157.403" calcext:value-type="float">
            <text:p><text:s text:c="3"/>157</text:p>
          </table:table-cell>
          <table:table-cell office:value-type="float" office:value="158.384" calcext:value-type="float">
            <text:p><text:s text:c="3"/>158</text:p>
          </table:table-cell>
          <table:table-cell office:value-type="float" office:value="159.283" calcext:value-type="float">
            <text:p><text:s text:c="3"/>159</text:p>
          </table:table-cell>
          <table:table-cell office:value-type="float" office:value="160.031" calcext:value-type="float">
            <text:p><text:s text:c="3"/>160</text:p>
          </table:table-cell>
          <table:table-cell office:value-type="float" office:value="160.592" calcext:value-type="float">
            <text:p><text:s text:c="3"/>161</text:p>
          </table:table-cell>
          <table:table-cell office:value-type="float" office:value="161.015" calcext:value-type="float">
            <text:p><text:s text:c="3"/>161</text:p>
          </table:table-cell>
          <table:table-cell office:value-type="float" office:value="161.421" calcext:value-type="float">
            <text:p><text:s text:c="3"/>161</text:p>
          </table:table-cell>
          <table:table-cell office:value-type="float" office:value="161.998" calcext:value-type="float">
            <text:p><text:s text:c="3"/>162</text:p>
          </table:table-cell>
          <table:table-cell office:value-type="float" office:value="162.866" calcext:value-type="float">
            <text:p><text:s text:c="3"/>163</text:p>
          </table:table-cell>
          <table:table-cell office:value-type="float" office:value="164.076" calcext:value-type="float">
            <text:p><text:s text:c="3"/>164</text:p>
          </table:table-cell>
          <table:table-cell office:value-type="float" office:value="165.57" calcext:value-type="float">
            <text:p><text:s text:c="3"/>166</text:p>
          </table:table-cell>
          <table:table-cell office:value-type="float" office:value="167.207" calcext:value-type="float">
            <text:p><text:s text:c="3"/>167</text:p>
          </table:table-cell>
          <table:table-cell office:value-type="float" office:value="168.788" calcext:value-type="float">
            <text:p><text:s text:c="3"/>169</text:p>
          </table:table-cell>
          <table:table-cell office:value-type="float" office:value="170.157" calcext:value-type="float">
            <text:p><text:s text:c="3"/>170</text:p>
          </table:table-cell>
          <table:table-cell office:value-type="float" office:value="171.283" calcext:value-type="float">
            <text:p><text:s text:c="3"/>171</text:p>
          </table:table-cell>
          <table:table-cell office:value-type="float" office:value="172.198" calcext:value-type="float">
            <text:p><text:s text:c="3"/>172</text:p>
          </table:table-cell>
          <table:table-cell office:value-type="float" office:value="172.981" calcext:value-type="float">
            <text:p><text:s text:c="3"/>173</text:p>
          </table:table-cell>
          <table:table-cell office:value-type="float" office:value="173.755" calcext:value-type="float">
            <text:p><text:s text:c="3"/>174</text:p>
          </table:table-cell>
          <table:table-cell office:value-type="float" office:value="174.61" calcext:value-type="float">
            <text:p><text:s text:c="3"/>175</text:p>
          </table:table-cell>
          <table:table-cell office:value-type="float" office:value="175.566" calcext:value-type="float">
            <text:p><text:s text:c="3"/>176</text:p>
          </table:table-cell>
          <table:table-cell office:value-type="float" office:value="176.582" calcext:value-type="float">
            <text:p><text:s text:c="3"/>177</text:p>
          </table:table-cell>
          <table:table-cell office:value-type="float" office:value="177.662" calcext:value-type="float">
            <text:p><text:s text:c="3"/>178</text:p>
          </table:table-cell>
          <table:table-cell office:value-type="float" office:value="178.781" calcext:value-type="float">
            <text:p><text:s text:c="3"/>179</text:p>
          </table:table-cell>
          <table:table-cell office:value-type="float" office:value="179.929" calcext:value-type="float">
            <text:p><text:s text:c="3"/>180</text:p>
          </table:table-cell>
          <table:table-cell office:value-type="float" office:value="181.094" calcext:value-type="float">
            <text:p><text:s text:c="3"/>181</text:p>
          </table:table-cell>
          <table:table-cell office:value-type="float" office:value="182.286" calcext:value-type="float">
            <text:p><text:s text:c="3"/>182</text:p>
          </table:table-cell>
          <table:table-cell office:value-type="float" office:value="183.526" calcext:value-type="float">
            <text:p><text:s text:c="3"/>184</text:p>
          </table:table-cell>
          <table:table-cell office:value-type="float" office:value="184.826" calcext:value-type="float">
            <text:p><text:s text:c="3"/>185</text:p>
          </table:table-cell>
          <table:table-cell office:value-type="float" office:value="186.205" calcext:value-type="float">
            <text:p><text:s text:c="3"/>186</text:p>
          </table:table-cell>
          <table:table-cell office:value-type="float" office:value="187.665" calcext:value-type="float">
            <text:p><text:s text:c="3"/>188</text:p>
          </table:table-cell>
          <table:table-cell office:value-type="float" office:value="189.194" calcext:value-type="float">
            <text:p><text:s text:c="3"/>189</text:p>
          </table:table-cell>
          <table:table-cell office:value-type="float" office:value="190.757" calcext:value-type="float">
            <text:p><text:s text:c="3"/>191</text:p>
          </table:table-cell>
          <table:table-cell office:value-type="float" office:value="192.29" calcext:value-type="float">
            <text:p><text:s text:c="3"/>192</text:p>
          </table:table-cell>
          <table:table-cell office:value-type="float" office:value="193.759" calcext:value-type="float">
            <text:p><text:s text:c="3"/>1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okelau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.566" calcext:value-type="float">
            <text:p><text:s text:c="3"/>2</text:p>
          </table:table-cell>
          <table:table-cell office:value-type="float" office:value="1.517" calcext:value-type="float">
            <text:p><text:s text:c="3"/>2</text:p>
          </table:table-cell>
          <table:table-cell office:value-type="float" office:value="1.504" calcext:value-type="float">
            <text:p><text:s text:c="3"/>2</text:p>
          </table:table-cell>
          <table:table-cell office:value-type="float" office:value="1.521" calcext:value-type="float">
            <text:p><text:s text:c="3"/>2</text:p>
          </table:table-cell>
          <table:table-cell office:value-type="float" office:value="1.559" calcext:value-type="float">
            <text:p><text:s text:c="3"/>2</text:p>
          </table:table-cell>
          <table:table-cell office:value-type="float" office:value="1.607" calcext:value-type="float">
            <text:p><text:s text:c="3"/>2</text:p>
          </table:table-cell>
          <table:table-cell office:value-type="float" office:value="1.671" calcext:value-type="float">
            <text:p><text:s text:c="3"/>2</text:p>
          </table:table-cell>
          <table:table-cell office:value-type="float" office:value="1.722" calcext:value-type="float">
            <text:p><text:s text:c="3"/>2</text:p>
          </table:table-cell>
          <table:table-cell office:value-type="float" office:value="1.782" calcext:value-type="float">
            <text:p><text:s text:c="3"/>2</text:p>
          </table:table-cell>
          <table:table-cell office:value-type="float" office:value="1.823" calcext:value-type="float">
            <text:p><text:s text:c="3"/>2</text:p>
          </table:table-cell>
          <table:table-cell office:value-type="float" office:value="1.873" calcext:value-type="float">
            <text:p><text:s text:c="3"/>2</text:p>
          </table:table-cell>
          <table:table-cell office:value-type="float" office:value="1.902" calcext:value-type="float">
            <text:p><text:s text:c="3"/>2</text:p>
          </table:table-cell>
          <table:table-cell office:value-type="float" office:value="1.935" calcext:value-type="float">
            <text:p><text:s text:c="3"/>2</text:p>
          </table:table-cell>
          <table:table-cell office:value-type="float" office:value="1.953" calcext:value-type="float">
            <text:p><text:s text:c="3"/>2</text:p>
          </table:table-cell>
          <table:table-cell office:value-type="float" office:value="1.947" calcext:value-type="float">
            <text:p><text:s text:c="3"/>2</text:p>
          </table:table-cell>
          <table:table-cell office:value-type="float" office:value="1.922" calcext:value-type="float">
            <text:p><text:s text:c="3"/>2</text:p>
          </table:table-cell>
          <table:table-cell office:value-type="float" office:value="1.876" calcext:value-type="float">
            <text:p><text:s text:c="3"/>2</text:p>
          </table:table-cell>
          <table:table-cell office:value-type="float" office:value="1.818" calcext:value-type="float">
            <text:p><text:s text:c="3"/>2</text:p>
          </table:table-cell>
          <table:table-cell office:value-type="float" office:value="1.734" calcext:value-type="float">
            <text:p><text:s text:c="3"/>2</text:p>
          </table:table-cell>
          <table:table-cell office:value-type="float" office:value="1.675" calcext:value-type="float">
            <text:p><text:s text:c="3"/>2</text:p>
          </table:table-cell>
          <table:table-cell office:value-type="float" office:value="1.621" calcext:value-type="float">
            <text:p><text:s text:c="3"/>2</text:p>
          </table:table-cell>
          <table:table-cell office:value-type="float" office:value="1.588" calcext:value-type="float">
            <text:p><text:s text:c="3"/>2</text:p>
          </table:table-cell>
          <table:table-cell table:number-columns-repeated="2" office:value-type="float" office:value="1.573" calcext:value-type="float">
            <text:p><text:s text:c="3"/>2</text:p>
          </table:table-cell>
          <table:table-cell table:number-columns-repeated="2" office:value-type="float" office:value="1.572" calcext:value-type="float">
            <text:p><text:s text:c="3"/>2</text:p>
          </table:table-cell>
          <table:table-cell office:value-type="float" office:value="1.567" calcext:value-type="float">
            <text:p><text:s text:c="3"/>2</text:p>
          </table:table-cell>
          <table:table-cell office:value-type="float" office:value="1.556" calcext:value-type="float">
            <text:p><text:s text:c="3"/>2</text:p>
          </table:table-cell>
          <table:table-cell office:value-type="float" office:value="1.542" calcext:value-type="float">
            <text:p><text:s text:c="3"/>2</text:p>
          </table:table-cell>
          <table:table-cell office:value-type="float" office:value="1.543" calcext:value-type="float">
            <text:p><text:s text:c="3"/>2</text:p>
          </table:table-cell>
          <table:table-cell office:value-type="float" office:value="1.553" calcext:value-type="float">
            <text:p><text:s text:c="3"/>2</text:p>
          </table:table-cell>
          <table:table-cell office:value-type="float" office:value="1.576" calcext:value-type="float">
            <text:p><text:s text:c="3"/>2</text:p>
          </table:table-cell>
          <table:table-cell office:value-type="float" office:value="1.62" calcext:value-type="float">
            <text:p><text:s text:c="3"/>2</text:p>
          </table:table-cell>
          <table:table-cell office:value-type="float" office:value="1.657" calcext:value-type="float">
            <text:p><text:s text:c="3"/>2</text:p>
          </table:table-cell>
          <table:table-cell office:value-type="float" office:value="1.697" calcext:value-type="float">
            <text:p><text:s text:c="3"/>2</text:p>
          </table:table-cell>
          <table:table-cell office:value-type="float" office:value="1.709" calcext:value-type="float">
            <text:p><text:s text:c="3"/>2</text:p>
          </table:table-cell>
          <table:table-cell office:value-type="float" office:value="1.703" calcext:value-type="float">
            <text:p><text:s text:c="3"/>2</text:p>
          </table:table-cell>
          <table:table-cell office:value-type="float" office:value="1.697" calcext:value-type="float">
            <text:p><text:s text:c="3"/>2</text:p>
          </table:table-cell>
          <table:table-cell office:value-type="float" office:value="1.665" calcext:value-type="float">
            <text:p><text:s text:c="3"/>2</text:p>
          </table:table-cell>
          <table:table-cell office:value-type="float" office:value="1.634" calcext:value-type="float">
            <text:p><text:s text:c="3"/>2</text:p>
          </table:table-cell>
          <table:table-cell office:value-type="float" office:value="1.608" calcext:value-type="float">
            <text:p><text:s text:c="3"/>2</text:p>
          </table:table-cell>
          <table:table-cell office:value-type="float" office:value="1.578" calcext:value-type="float">
            <text:p><text:s text:c="3"/>2</text:p>
          </table:table-cell>
          <table:table-cell office:value-type="float" office:value="1.558" calcext:value-type="float">
            <text:p><text:s text:c="3"/>2</text:p>
          </table:table-cell>
          <table:table-cell office:value-type="float" office:value="1.535" calcext:value-type="float">
            <text:p><text:s text:c="3"/>2</text:p>
          </table:table-cell>
          <table:table-cell office:value-type="float" office:value="1.529" calcext:value-type="float">
            <text:p><text:s text:c="3"/>2</text:p>
          </table:table-cell>
          <table:table-cell office:value-type="float" office:value="1.517" calcext:value-type="float">
            <text:p><text:s text:c="3"/>2</text:p>
          </table:table-cell>
          <table:table-cell office:value-type="float" office:value="1.529" calcext:value-type="float">
            <text:p><text:s text:c="3"/>2</text:p>
          </table:table-cell>
          <table:table-cell office:value-type="float" office:value="1.547" calcext:value-type="float">
            <text:p><text:s text:c="3"/>2</text:p>
          </table:table-cell>
          <table:table-cell office:value-type="float" office:value="1.575" calcext:value-type="float">
            <text:p><text:s text:c="3"/>2</text:p>
          </table:table-cell>
          <table:table-cell office:value-type="float" office:value="1.574" calcext:value-type="float">
            <text:p><text:s text:c="3"/>2</text:p>
          </table:table-cell>
          <table:table-cell office:value-type="float" office:value="1.554" calcext:value-type="float">
            <text:p><text:s text:c="3"/>2</text:p>
          </table:table-cell>
          <table:table-cell office:value-type="float" office:value="1.503" calcext:value-type="float">
            <text:p><text:s text:c="3"/>2</text:p>
          </table:table-cell>
          <table:table-cell office:value-type="float" office:value="1.435" calcext:value-type="float">
            <text:p><text:s text:c="3"/>1</text:p>
          </table:table-cell>
          <table:table-cell office:value-type="float" office:value="1.351" calcext:value-type="float">
            <text:p><text:s text:c="3"/>1</text:p>
          </table:table-cell>
          <table:table-cell office:value-type="float" office:value="1.273" calcext:value-type="float">
            <text:p><text:s text:c="3"/>1</text:p>
          </table:table-cell>
          <table:table-cell office:value-type="float" office:value="1.208" calcext:value-type="float">
            <text:p><text:s text:c="3"/>1</text:p>
          </table:table-cell>
          <table:table-cell office:value-type="float" office:value="1.167" calcext:value-type="float">
            <text:p><text:s text:c="3"/>1</text:p>
          </table:table-cell>
          <table:table-cell office:value-type="float" office:value="1.141" calcext:value-type="float">
            <text:p><text:s text:c="3"/>1</text:p>
          </table:table-cell>
          <table:table-cell table:number-columns-repeated="2" office:value-type="float" office:value="1.126" calcext:value-type="float">
            <text:p><text:s text:c="3"/>1</text:p>
          </table:table-cell>
          <table:table-cell office:value-type="float" office:value="1.14" calcext:value-type="float">
            <text:p><text:s text:c="3"/>1</text:p>
          </table:table-cell>
          <table:table-cell office:value-type="float" office:value="1.151" calcext:value-type="float">
            <text:p><text:s text:c="3"/>1</text:p>
          </table:table-cell>
          <table:table-cell office:value-type="float" office:value="1.167" calcext:value-type="float">
            <text:p><text:s text:c="3"/>1</text:p>
          </table:table-cell>
          <table:table-cell office:value-type="float" office:value="1.187" calcext:value-type="float">
            <text:p><text:s text:c="3"/>1</text:p>
          </table:table-cell>
          <table:table-cell office:value-type="float" office:value="1.219" calcext:value-type="float">
            <text:p><text:s text:c="3"/>1</text:p>
          </table:table-cell>
          <table:table-cell office:value-type="float" office:value="1.252" calcext:value-type="float">
            <text:p><text:s text:c="3"/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onga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47.22" calcext:value-type="float">
            <text:p><text:s text:c="3"/>47</text:p>
          </table:table-cell>
          <table:table-cell office:value-type="float" office:value="49.315" calcext:value-type="float">
            <text:p><text:s text:c="3"/>49</text:p>
          </table:table-cell>
          <table:table-cell office:value-type="float" office:value="51.17" calcext:value-type="float">
            <text:p><text:s text:c="3"/>51</text:p>
          </table:table-cell>
          <table:table-cell office:value-type="float" office:value="52.783" calcext:value-type="float">
            <text:p><text:s text:c="3"/>53</text:p>
          </table:table-cell>
          <table:table-cell office:value-type="float" office:value="54.15" calcext:value-type="float">
            <text:p><text:s text:c="3"/>54</text:p>
          </table:table-cell>
          <table:table-cell office:value-type="float" office:value="55.323" calcext:value-type="float">
            <text:p><text:s text:c="3"/>55</text:p>
          </table:table-cell>
          <table:table-cell office:value-type="float" office:value="56.366" calcext:value-type="float">
            <text:p><text:s text:c="3"/>56</text:p>
          </table:table-cell>
          <table:table-cell office:value-type="float" office:value="57.387" calcext:value-type="float">
            <text:p><text:s text:c="3"/>57</text:p>
          </table:table-cell>
          <table:table-cell office:value-type="float" office:value="58.508" calcext:value-type="float">
            <text:p><text:s text:c="3"/>59</text:p>
          </table:table-cell>
          <table:table-cell office:value-type="float" office:value="59.873" calcext:value-type="float">
            <text:p><text:s text:c="3"/>60</text:p>
          </table:table-cell>
          <table:table-cell office:value-type="float" office:value="61.601" calcext:value-type="float">
            <text:p><text:s text:c="3"/>62</text:p>
          </table:table-cell>
          <table:table-cell office:value-type="float" office:value="63.745" calcext:value-type="float">
            <text:p><text:s text:c="3"/>64</text:p>
          </table:table-cell>
          <table:table-cell office:value-type="float" office:value="66.259" calcext:value-type="float">
            <text:p><text:s text:c="3"/>66</text:p>
          </table:table-cell>
          <table:table-cell office:value-type="float" office:value="69.005" calcext:value-type="float">
            <text:p><text:s text:c="3"/>69</text:p>
          </table:table-cell>
          <table:table-cell office:value-type="float" office:value="71.757" calcext:value-type="float">
            <text:p><text:s text:c="3"/>72</text:p>
          </table:table-cell>
          <table:table-cell office:value-type="float" office:value="74.362" calcext:value-type="float">
            <text:p><text:s text:c="3"/>74</text:p>
          </table:table-cell>
          <table:table-cell office:value-type="float" office:value="76.779" calcext:value-type="float">
            <text:p><text:s text:c="3"/>77</text:p>
          </table:table-cell>
          <table:table-cell office:value-type="float" office:value="79.052" calcext:value-type="float">
            <text:p><text:s text:c="3"/>79</text:p>
          </table:table-cell>
          <table:table-cell office:value-type="float" office:value="81.097" calcext:value-type="float">
            <text:p><text:s text:c="3"/>81</text:p>
          </table:table-cell>
          <table:table-cell office:value-type="float" office:value="82.877" calcext:value-type="float">
            <text:p><text:s text:c="3"/>83</text:p>
          </table:table-cell>
          <table:table-cell office:value-type="float" office:value="84.369" calcext:value-type="float">
            <text:p><text:s text:c="3"/>84</text:p>
          </table:table-cell>
          <table:table-cell office:value-type="float" office:value="85.518" calcext:value-type="float">
            <text:p><text:s text:c="3"/>86</text:p>
          </table:table-cell>
          <table:table-cell office:value-type="float" office:value="86.347" calcext:value-type="float">
            <text:p><text:s text:c="3"/>86</text:p>
          </table:table-cell>
          <table:table-cell office:value-type="float" office:value="86.988" calcext:value-type="float">
            <text:p><text:s text:c="3"/>87</text:p>
          </table:table-cell>
          <table:table-cell office:value-type="float" office:value="87.609" calcext:value-type="float">
            <text:p><text:s text:c="3"/>88</text:p>
          </table:table-cell>
          <table:table-cell office:value-type="float" office:value="88.348" calcext:value-type="float">
            <text:p><text:s text:c="3"/>88</text:p>
          </table:table-cell>
          <table:table-cell office:value-type="float" office:value="89.254" calcext:value-type="float">
            <text:p><text:s text:c="3"/>89</text:p>
          </table:table-cell>
          <table:table-cell office:value-type="float" office:value="90.295" calcext:value-type="float">
            <text:p><text:s text:c="3"/>90</text:p>
          </table:table-cell>
          <table:table-cell office:value-type="float" office:value="91.364" calcext:value-type="float">
            <text:p><text:s text:c="3"/>91</text:p>
          </table:table-cell>
          <table:table-cell office:value-type="float" office:value="92.3" calcext:value-type="float">
            <text:p><text:s text:c="3"/>92</text:p>
          </table:table-cell>
          <table:table-cell office:value-type="float" office:value="93.007" calcext:value-type="float">
            <text:p><text:s text:c="3"/>93</text:p>
          </table:table-cell>
          <table:table-cell office:value-type="float" office:value="93.453" calcext:value-type="float">
            <text:p><text:s text:c="3"/>93</text:p>
          </table:table-cell>
          <table:table-cell office:value-type="float" office:value="93.681" calcext:value-type="float">
            <text:p><text:s text:c="3"/>94</text:p>
          </table:table-cell>
          <table:table-cell office:value-type="float" office:value="93.774" calcext:value-type="float">
            <text:p><text:s text:c="3"/>94</text:p>
          </table:table-cell>
          <table:table-cell office:value-type="float" office:value="93.842" calcext:value-type="float">
            <text:p><text:s text:c="3"/>94</text:p>
          </table:table-cell>
          <table:table-cell office:value-type="float" office:value="93.953" calcext:value-type="float">
            <text:p><text:s text:c="3"/>94</text:p>
          </table:table-cell>
          <table:table-cell office:value-type="float" office:value="94.145" calcext:value-type="float">
            <text:p><text:s text:c="3"/>94</text:p>
          </table:table-cell>
          <table:table-cell office:value-type="float" office:value="94.384" calcext:value-type="float">
            <text:p><text:s text:c="3"/>94</text:p>
          </table:table-cell>
          <table:table-cell office:value-type="float" office:value="94.667" calcext:value-type="float">
            <text:p><text:s text:c="3"/>95</text:p>
          </table:table-cell>
          <table:table-cell office:value-type="float" office:value="94.929" calcext:value-type="float">
            <text:p><text:s text:c="3"/>95</text:p>
          </table:table-cell>
          <table:table-cell office:value-type="float" office:value="95.153" calcext:value-type="float">
            <text:p><text:s text:c="3"/>95</text:p>
          </table:table-cell>
          <table:table-cell office:value-type="float" office:value="95.333" calcext:value-type="float">
            <text:p><text:s text:c="3"/>95</text:p>
          </table:table-cell>
          <table:table-cell office:value-type="float" office:value="95.496" calcext:value-type="float">
            <text:p><text:s text:c="3"/>95</text:p>
          </table:table-cell>
          <table:table-cell office:value-type="float" office:value="95.644" calcext:value-type="float">
            <text:p><text:s text:c="3"/>96</text:p>
          </table:table-cell>
          <table:table-cell office:value-type="float" office:value="95.833" calcext:value-type="float">
            <text:p><text:s text:c="3"/>96</text:p>
          </table:table-cell>
          <table:table-cell office:value-type="float" office:value="96.076" calcext:value-type="float">
            <text:p><text:s text:c="3"/>96</text:p>
          </table:table-cell>
          <table:table-cell office:value-type="float" office:value="96.369" calcext:value-type="float">
            <text:p><text:s text:c="3"/>96</text:p>
          </table:table-cell>
          <table:table-cell office:value-type="float" office:value="96.725" calcext:value-type="float">
            <text:p><text:s text:c="3"/>97</text:p>
          </table:table-cell>
          <table:table-cell office:value-type="float" office:value="97.135" calcext:value-type="float">
            <text:p><text:s text:c="3"/>97</text:p>
          </table:table-cell>
          <table:table-cell office:value-type="float" office:value="97.591" calcext:value-type="float">
            <text:p><text:s text:c="3"/>98</text:p>
          </table:table-cell>
          <table:table-cell office:value-type="float" office:value="98.082" calcext:value-type="float">
            <text:p><text:s text:c="3"/>98</text:p>
          </table:table-cell>
          <table:table-cell office:value-type="float" office:value="98.611" calcext:value-type="float">
            <text:p><text:s text:c="3"/>99</text:p>
          </table:table-cell>
          <table:table-cell office:value-type="float" office:value="99.184" calcext:value-type="float">
            <text:p><text:s text:c="3"/>99</text:p>
          </table:table-cell>
          <table:table-cell office:value-type="float" office:value="99.789" calcext:value-type="float">
            <text:p><text:s text:c="3"/>100</text:p>
          </table:table-cell>
          <table:table-cell office:value-type="float" office:value="100.406" calcext:value-type="float">
            <text:p><text:s text:c="3"/>100</text:p>
          </table:table-cell>
          <table:table-cell office:value-type="float" office:value="101.041" calcext:value-type="float">
            <text:p><text:s text:c="3"/>101</text:p>
          </table:table-cell>
          <table:table-cell office:value-type="float" office:value="101.689" calcext:value-type="float">
            <text:p><text:s text:c="3"/>102</text:p>
          </table:table-cell>
          <table:table-cell office:value-type="float" office:value="102.357" calcext:value-type="float">
            <text:p><text:s text:c="3"/>102</text:p>
          </table:table-cell>
          <table:table-cell office:value-type="float" office:value="103.005" calcext:value-type="float">
            <text:p><text:s text:c="3"/>103</text:p>
          </table:table-cell>
          <table:table-cell office:value-type="float" office:value="103.604" calcext:value-type="float">
            <text:p><text:s text:c="3"/>104</text:p>
          </table:table-cell>
          <table:table-cell office:value-type="float" office:value="104.137" calcext:value-type="float">
            <text:p><text:s text:c="3"/>104</text:p>
          </table:table-cell>
          <table:table-cell office:value-type="float" office:value="104.577" calcext:value-type="float">
            <text:p><text:s text:c="3"/>105</text:p>
          </table:table-cell>
          <table:table-cell office:value-type="float" office:value="104.951" calcext:value-type="float">
            <text:p><text:s text:c="3"/>105</text:p>
          </table:table-cell>
          <table:table-cell office:value-type="float" office:value="105.328" calcext:value-type="float">
            <text:p><text:s text:c="3"/>105</text:p>
          </table:table-cell>
          <table:table-cell office:value-type="float" office:value="105.782" calcext:value-type="float">
            <text:p><text:s text:c="3"/>106</text:p>
          </table:table-cell>
          <table:table-cell office:value-type="float" office:value="106.364" calcext:value-type="float">
            <text:p><text:s text:c="3"/>1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Tuvalu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5.166" calcext:value-type="float">
            <text:p><text:s text:c="3"/>5</text:p>
          </table:table-cell>
          <table:table-cell office:value-type="float" office:value="5.22" calcext:value-type="float">
            <text:p><text:s text:c="3"/>5</text:p>
          </table:table-cell>
          <table:table-cell office:value-type="float" office:value="5.293" calcext:value-type="float">
            <text:p><text:s text:c="3"/>5</text:p>
          </table:table-cell>
          <table:table-cell office:value-type="float" office:value="5.371" calcext:value-type="float">
            <text:p><text:s text:c="3"/>5</text:p>
          </table:table-cell>
          <table:table-cell office:value-type="float" office:value="5.473" calcext:value-type="float">
            <text:p><text:s text:c="3"/>5</text:p>
          </table:table-cell>
          <table:table-cell office:value-type="float" office:value="5.569" calcext:value-type="float">
            <text:p><text:s text:c="3"/>6</text:p>
          </table:table-cell>
          <table:table-cell office:value-type="float" office:value="5.658" calcext:value-type="float">
            <text:p><text:s text:c="3"/>6</text:p>
          </table:table-cell>
          <table:table-cell office:value-type="float" office:value="5.76" calcext:value-type="float">
            <text:p><text:s text:c="3"/>6</text:p>
          </table:table-cell>
          <table:table-cell office:value-type="float" office:value="5.864" calcext:value-type="float">
            <text:p><text:s text:c="3"/>6</text:p>
          </table:table-cell>
          <table:table-cell office:value-type="float" office:value="5.982" calcext:value-type="float">
            <text:p><text:s text:c="3"/>6</text:p>
          </table:table-cell>
          <table:table-cell office:value-type="float" office:value="6.104" calcext:value-type="float">
            <text:p><text:s text:c="3"/>6</text:p>
          </table:table-cell>
          <table:table-cell office:value-type="float" office:value="6.246" calcext:value-type="float">
            <text:p><text:s text:c="3"/>6</text:p>
          </table:table-cell>
          <table:table-cell office:value-type="float" office:value="6.389" calcext:value-type="float">
            <text:p><text:s text:c="3"/>6</text:p>
          </table:table-cell>
          <table:table-cell office:value-type="float" office:value="6.538" calcext:value-type="float">
            <text:p><text:s text:c="3"/>7</text:p>
          </table:table-cell>
          <table:table-cell office:value-type="float" office:value="6.684" calcext:value-type="float">
            <text:p><text:s text:c="3"/>7</text:p>
          </table:table-cell>
          <table:table-cell office:value-type="float" office:value="6.815" calcext:value-type="float">
            <text:p><text:s text:c="3"/>7</text:p>
          </table:table-cell>
          <table:table-cell office:value-type="float" office:value="6.938" calcext:value-type="float">
            <text:p><text:s text:c="3"/>7</text:p>
          </table:table-cell>
          <table:table-cell office:value-type="float" office:value="7.04" calcext:value-type="float">
            <text:p><text:s text:c="3"/>7</text:p>
          </table:table-cell>
          <table:table-cell office:value-type="float" office:value="7.133" calcext:value-type="float">
            <text:p><text:s text:c="3"/>7</text:p>
          </table:table-cell>
          <table:table-cell office:value-type="float" office:value="7.214" calcext:value-type="float">
            <text:p><text:s text:c="3"/>7</text:p>
          </table:table-cell>
          <table:table-cell office:value-type="float" office:value="7.303" calcext:value-type="float">
            <text:p><text:s text:c="3"/>7</text:p>
          </table:table-cell>
          <table:table-cell office:value-type="float" office:value="7.381" calcext:value-type="float">
            <text:p><text:s text:c="3"/>7</text:p>
          </table:table-cell>
          <table:table-cell office:value-type="float" office:value="7.458" calcext:value-type="float">
            <text:p><text:s text:c="3"/>7</text:p>
          </table:table-cell>
          <table:table-cell office:value-type="float" office:value="7.537" calcext:value-type="float">
            <text:p><text:s text:c="3"/>8</text:p>
          </table:table-cell>
          <table:table-cell office:value-type="float" office:value="7.616" calcext:value-type="float">
            <text:p><text:s text:c="3"/>8</text:p>
          </table:table-cell>
          <table:table-cell office:value-type="float" office:value="7.677" calcext:value-type="float">
            <text:p><text:s text:c="3"/>8</text:p>
          </table:table-cell>
          <table:table-cell office:value-type="float" office:value="7.749" calcext:value-type="float">
            <text:p><text:s text:c="3"/>8</text:p>
          </table:table-cell>
          <table:table-cell office:value-type="float" office:value="7.816" calcext:value-type="float">
            <text:p><text:s text:c="3"/>8</text:p>
          </table:table-cell>
          <table:table-cell office:value-type="float" office:value="7.888" calcext:value-type="float">
            <text:p><text:s text:c="3"/>8</text:p>
          </table:table-cell>
          <table:table-cell office:value-type="float" office:value="7.962" calcext:value-type="float">
            <text:p><text:s text:c="3"/>8</text:p>
          </table:table-cell>
          <table:table-cell office:value-type="float" office:value="8.052" calcext:value-type="float">
            <text:p><text:s text:c="3"/>8</text:p>
          </table:table-cell>
          <table:table-cell office:value-type="float" office:value="8.154" calcext:value-type="float">
            <text:p><text:s text:c="3"/>8</text:p>
          </table:table-cell>
          <table:table-cell office:value-type="float" office:value="8.284" calcext:value-type="float">
            <text:p><text:s text:c="3"/>8</text:p>
          </table:table-cell>
          <table:table-cell office:value-type="float" office:value="8.413" calcext:value-type="float">
            <text:p><text:s text:c="3"/>8</text:p>
          </table:table-cell>
          <table:table-cell office:value-type="float" office:value="8.53" calcext:value-type="float">
            <text:p><text:s text:c="3"/>9</text:p>
          </table:table-cell>
          <table:table-cell office:value-type="float" office:value="8.65" calcext:value-type="float">
            <text:p><text:s text:c="3"/>9</text:p>
          </table:table-cell>
          <table:table-cell office:value-type="float" office:value="8.747" calcext:value-type="float">
            <text:p><text:s text:c="3"/>9</text:p>
          </table:table-cell>
          <table:table-cell office:value-type="float" office:value="8.82" calcext:value-type="float">
            <text:p><text:s text:c="3"/>9</text:p>
          </table:table-cell>
          <table:table-cell office:value-type="float" office:value="8.883" calcext:value-type="float">
            <text:p><text:s text:c="3"/>9</text:p>
          </table:table-cell>
          <table:table-cell office:value-type="float" office:value="8.947" calcext:value-type="float">
            <text:p><text:s text:c="3"/>9</text:p>
          </table:table-cell>
          <table:table-cell office:value-type="float" office:value="9.003" calcext:value-type="float">
            <text:p><text:s text:c="3"/>9</text:p>
          </table:table-cell>
          <table:table-cell office:value-type="float" office:value="9.053" calcext:value-type="float">
            <text:p><text:s text:c="3"/>9</text:p>
          </table:table-cell>
          <table:table-cell office:value-type="float" office:value="9.109" calcext:value-type="float">
            <text:p><text:s text:c="3"/>9</text:p>
          </table:table-cell>
          <table:table-cell office:value-type="float" office:value="9.156" calcext:value-type="float">
            <text:p><text:s text:c="3"/>9</text:p>
          </table:table-cell>
          <table:table-cell office:value-type="float" office:value="9.19" calcext:value-type="float">
            <text:p><text:s text:c="3"/>9</text:p>
          </table:table-cell>
          <table:table-cell office:value-type="float" office:value="9.23" calcext:value-type="float">
            <text:p><text:s text:c="3"/>9</text:p>
          </table:table-cell>
          <table:table-cell office:value-type="float" office:value="9.256" calcext:value-type="float">
            <text:p><text:s text:c="3"/>9</text:p>
          </table:table-cell>
          <table:table-cell office:value-type="float" office:value="9.277" calcext:value-type="float">
            <text:p><text:s text:c="3"/>9</text:p>
          </table:table-cell>
          <table:table-cell office:value-type="float" office:value="9.306" calcext:value-type="float">
            <text:p><text:s text:c="3"/>9</text:p>
          </table:table-cell>
          <table:table-cell office:value-type="float" office:value="9.345" calcext:value-type="float">
            <text:p><text:s text:c="3"/>9</text:p>
          </table:table-cell>
          <table:table-cell office:value-type="float" office:value="9.42" calcext:value-type="float">
            <text:p><text:s text:c="3"/>9</text:p>
          </table:table-cell>
          <table:table-cell office:value-type="float" office:value="9.512" calcext:value-type="float">
            <text:p><text:s text:c="3"/>10</text:p>
          </table:table-cell>
          <table:table-cell office:value-type="float" office:value="9.635" calcext:value-type="float">
            <text:p><text:s text:c="3"/>10</text:p>
          </table:table-cell>
          <table:table-cell office:value-type="float" office:value="9.767" calcext:value-type="float">
            <text:p><text:s text:c="3"/>10</text:p>
          </table:table-cell>
          <table:table-cell office:value-type="float" office:value="9.894" calcext:value-type="float">
            <text:p><text:s text:c="3"/>10</text:p>
          </table:table-cell>
          <table:table-cell office:value-type="float" office:value="10.027" calcext:value-type="float">
            <text:p><text:s text:c="3"/>10</text:p>
          </table:table-cell>
          <table:table-cell office:value-type="float" office:value="10.137" calcext:value-type="float">
            <text:p><text:s text:c="3"/>10</text:p>
          </table:table-cell>
          <table:table-cell office:value-type="float" office:value="10.243" calcext:value-type="float">
            <text:p><text:s text:c="3"/>10</text:p>
          </table:table-cell>
          <table:table-cell office:value-type="float" office:value="10.34" calcext:value-type="float">
            <text:p><text:s text:c="3"/>10</text:p>
          </table:table-cell>
          <table:table-cell office:value-type="float" office:value="10.441" calcext:value-type="float">
            <text:p><text:s text:c="3"/>10</text:p>
          </table:table-cell>
          <table:table-cell office:value-type="float" office:value="10.531" calcext:value-type="float">
            <text:p><text:s text:c="3"/>11</text:p>
          </table:table-cell>
          <table:table-cell office:value-type="float" office:value="10.628" calcext:value-type="float">
            <text:p><text:s text:c="3"/>11</text:p>
          </table:table-cell>
          <table:table-cell office:value-type="float" office:value="10.725" calcext:value-type="float">
            <text:p><text:s text:c="3"/>11</text:p>
          </table:table-cell>
          <table:table-cell office:value-type="float" office:value="10.819" calcext:value-type="float">
            <text:p><text:s text:c="3"/>11</text:p>
          </table:table-cell>
          <table:table-cell office:value-type="float" office:value="10.908" calcext:value-type="float">
            <text:p><text:s text:c="3"/>11</text:p>
          </table:table-cell>
          <table:table-cell office:value-type="float" office:value="11.001" calcext:value-type="float">
            <text:p><text:s text:c="3"/>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allis and Futuna Islands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" calcext:value-type="float">
            <text:p><text:s text:c="3"/>7</text:p>
          </table:table-cell>
          <table:table-cell office:value-type="float" office:value="7.087" calcext:value-type="float">
            <text:p><text:s text:c="3"/>7</text:p>
          </table:table-cell>
          <table:table-cell office:value-type="float" office:value="7.233" calcext:value-type="float">
            <text:p><text:s text:c="3"/>7</text:p>
          </table:table-cell>
          <table:table-cell office:value-type="float" office:value="7.424" calcext:value-type="float">
            <text:p><text:s text:c="3"/>7</text:p>
          </table:table-cell>
          <table:table-cell office:value-type="float" office:value="7.609" calcext:value-type="float">
            <text:p><text:s text:c="3"/>8</text:p>
          </table:table-cell>
          <table:table-cell office:value-type="float" office:value="7.793" calcext:value-type="float">
            <text:p><text:s text:c="3"/>8</text:p>
          </table:table-cell>
          <table:table-cell office:value-type="float" office:value="7.962" calcext:value-type="float">
            <text:p><text:s text:c="3"/>8</text:p>
          </table:table-cell>
          <table:table-cell office:value-type="float" office:value="8.124" calcext:value-type="float">
            <text:p><text:s text:c="3"/>8</text:p>
          </table:table-cell>
          <table:table-cell office:value-type="float" office:value="8.264" calcext:value-type="float">
            <text:p><text:s text:c="3"/>8</text:p>
          </table:table-cell>
          <table:table-cell office:value-type="float" office:value="8.406" calcext:value-type="float">
            <text:p><text:s text:c="3"/>8</text:p>
          </table:table-cell>
          <table:table-cell office:value-type="float" office:value="8.557" calcext:value-type="float">
            <text:p><text:s text:c="3"/>9</text:p>
          </table:table-cell>
          <table:table-cell office:value-type="float" office:value="8.729" calcext:value-type="float">
            <text:p><text:s text:c="3"/>9</text:p>
          </table:table-cell>
          <table:table-cell office:value-type="float" office:value="8.903" calcext:value-type="float">
            <text:p><text:s text:c="3"/>9</text:p>
          </table:table-cell>
          <table:table-cell office:value-type="float" office:value="9.061" calcext:value-type="float">
            <text:p><text:s text:c="3"/>9</text:p>
          </table:table-cell>
          <table:table-cell office:value-type="float" office:value="9.172" calcext:value-type="float">
            <text:p><text:s text:c="3"/>9</text:p>
          </table:table-cell>
          <table:table-cell office:value-type="float" office:value="9.223" calcext:value-type="float">
            <text:p><text:s text:c="3"/>9</text:p>
          </table:table-cell>
          <table:table-cell office:value-type="float" office:value="9.206" calcext:value-type="float">
            <text:p><text:s text:c="3"/>9</text:p>
          </table:table-cell>
          <table:table-cell office:value-type="float" office:value="9.135" calcext:value-type="float">
            <text:p><text:s text:c="3"/>9</text:p>
          </table:table-cell>
          <table:table-cell office:value-type="float" office:value="9.023" calcext:value-type="float">
            <text:p><text:s text:c="3"/>9</text:p>
          </table:table-cell>
          <table:table-cell office:value-type="float" office:value="8.915" calcext:value-type="float">
            <text:p><text:s text:c="3"/>9</text:p>
          </table:table-cell>
          <table:table-cell office:value-type="float" office:value="8.842" calcext:value-type="float">
            <text:p><text:s text:c="3"/>9</text:p>
          </table:table-cell>
          <table:table-cell office:value-type="float" office:value="8.791" calcext:value-type="float">
            <text:p><text:s text:c="3"/>9</text:p>
          </table:table-cell>
          <table:table-cell office:value-type="float" office:value="8.775" calcext:value-type="float">
            <text:p><text:s text:c="3"/>9</text:p>
          </table:table-cell>
          <table:table-cell office:value-type="float" office:value="8.805" calcext:value-type="float">
            <text:p><text:s text:c="3"/>9</text:p>
          </table:table-cell>
          <table:table-cell office:value-type="float" office:value="8.912" calcext:value-type="float">
            <text:p><text:s text:c="3"/>9</text:p>
          </table:table-cell>
          <table:table-cell office:value-type="float" office:value="9.12" calcext:value-type="float">
            <text:p><text:s text:c="3"/>9</text:p>
          </table:table-cell>
          <table:table-cell office:value-type="float" office:value="9.412" calcext:value-type="float">
            <text:p><text:s text:c="3"/>9</text:p>
          </table:table-cell>
          <table:table-cell office:value-type="float" office:value="9.794" calcext:value-type="float">
            <text:p><text:s text:c="3"/>10</text:p>
          </table:table-cell>
          <table:table-cell office:value-type="float" office:value="10.241" calcext:value-type="float">
            <text:p><text:s text:c="3"/>10</text:p>
          </table:table-cell>
          <table:table-cell office:value-type="float" office:value="10.728" calcext:value-type="float">
            <text:p><text:s text:c="3"/>11</text:p>
          </table:table-cell>
          <table:table-cell office:value-type="float" office:value="11.234" calcext:value-type="float">
            <text:p><text:s text:c="3"/>11</text:p>
          </table:table-cell>
          <table:table-cell office:value-type="float" office:value="11.751" calcext:value-type="float">
            <text:p><text:s text:c="3"/>12</text:p>
          </table:table-cell>
          <table:table-cell office:value-type="float" office:value="12.274" calcext:value-type="float">
            <text:p><text:s text:c="3"/>12</text:p>
          </table:table-cell>
          <table:table-cell office:value-type="float" office:value="12.774" calcext:value-type="float">
            <text:p><text:s text:c="3"/>13</text:p>
          </table:table-cell>
          <table:table-cell office:value-type="float" office:value="13.207" calcext:value-type="float">
            <text:p><text:s text:c="3"/>13</text:p>
          </table:table-cell>
          <table:table-cell office:value-type="float" office:value="13.532" calcext:value-type="float">
            <text:p><text:s text:c="3"/>14</text:p>
          </table:table-cell>
          <table:table-cell office:value-type="float" office:value="13.74" calcext:value-type="float">
            <text:p><text:s text:c="3"/>14</text:p>
          </table:table-cell>
          <table:table-cell office:value-type="float" office:value="13.847" calcext:value-type="float">
            <text:p><text:s text:c="3"/>14</text:p>
          </table:table-cell>
          <table:table-cell office:value-type="float" office:value="13.863" calcext:value-type="float">
            <text:p><text:s text:c="3"/>14</text:p>
          </table:table-cell>
          <table:table-cell office:value-type="float" office:value="13.866" calcext:value-type="float">
            <text:p><text:s text:c="3"/>14</text:p>
          </table:table-cell>
          <table:table-cell office:value-type="float" office:value="13.878" calcext:value-type="float">
            <text:p><text:s text:c="3"/>14</text:p>
          </table:table-cell>
          <table:table-cell office:value-type="float" office:value="13.912" calcext:value-type="float">
            <text:p><text:s text:c="3"/>14</text:p>
          </table:table-cell>
          <table:table-cell office:value-type="float" office:value="13.955" calcext:value-type="float">
            <text:p><text:s text:c="3"/>14</text:p>
          </table:table-cell>
          <table:table-cell office:value-type="float" office:value="14.014" calcext:value-type="float">
            <text:p><text:s text:c="3"/>14</text:p>
          </table:table-cell>
          <table:table-cell office:value-type="float" office:value="14.075" calcext:value-type="float">
            <text:p><text:s text:c="3"/>14</text:p>
          </table:table-cell>
          <table:table-cell office:value-type="float" office:value="14.142" calcext:value-type="float">
            <text:p><text:s text:c="3"/>14</text:p>
          </table:table-cell>
          <table:table-cell office:value-type="float" office:value="14.211" calcext:value-type="float">
            <text:p><text:s text:c="3"/>14</text:p>
          </table:table-cell>
          <table:table-cell office:value-type="float" office:value="14.28" calcext:value-type="float">
            <text:p><text:s text:c="3"/>14</text:p>
          </table:table-cell>
          <table:table-cell office:value-type="float" office:value="14.354" calcext:value-type="float">
            <text:p><text:s text:c="3"/>14</text:p>
          </table:table-cell>
          <table:table-cell office:value-type="float" office:value="14.428" calcext:value-type="float">
            <text:p><text:s text:c="3"/>14</text:p>
          </table:table-cell>
          <table:table-cell office:value-type="float" office:value="14.5" calcext:value-type="float">
            <text:p><text:s text:c="3"/>15</text:p>
          </table:table-cell>
          <table:table-cell office:value-type="float" office:value="14.563" calcext:value-type="float">
            <text:p><text:s text:c="3"/>15</text:p>
          </table:table-cell>
          <table:table-cell office:value-type="float" office:value="14.622" calcext:value-type="float">
            <text:p><text:s text:c="3"/>15</text:p>
          </table:table-cell>
          <table:table-cell office:value-type="float" office:value="14.651" calcext:value-type="float">
            <text:p><text:s text:c="3"/>15</text:p>
          </table:table-cell>
          <table:table-cell office:value-type="float" office:value="14.643" calcext:value-type="float">
            <text:p><text:s text:c="3"/>15</text:p>
          </table:table-cell>
          <table:table-cell office:value-type="float" office:value="14.568" calcext:value-type="float">
            <text:p><text:s text:c="3"/>15</text:p>
          </table:table-cell>
          <table:table-cell office:value-type="float" office:value="14.434" calcext:value-type="float">
            <text:p><text:s text:c="3"/>14</text:p>
          </table:table-cell>
          <table:table-cell office:value-type="float" office:value="14.229" calcext:value-type="float">
            <text:p><text:s text:c="3"/>14</text:p>
          </table:table-cell>
          <table:table-cell office:value-type="float" office:value="13.984" calcext:value-type="float">
            <text:p><text:s text:c="3"/>14</text:p>
          </table:table-cell>
          <table:table-cell office:value-type="float" office:value="13.706" calcext:value-type="float">
            <text:p><text:s text:c="3"/>14</text:p>
          </table:table-cell>
          <table:table-cell office:value-type="float" office:value="13.428" calcext:value-type="float">
            <text:p><text:s text:c="3"/>13</text:p>
          </table:table-cell>
          <table:table-cell office:value-type="float" office:value="13.129" calcext:value-type="float">
            <text:p><text:s text:c="3"/>13</text:p>
          </table:table-cell>
          <table:table-cell office:value-type="float" office:value="12.836" calcext:value-type="float">
            <text:p><text:s text:c="3"/>13</text:p>
          </table:table-cell>
          <table:table-cell office:value-type="float" office:value="12.551" calcext:value-type="float">
            <text:p><text:s text:c="3"/>13</text:p>
          </table:table-cell>
          <table:table-cell office:value-type="float" office:value="12.285" calcext:value-type="float">
            <text:p><text:s text:c="3"/>12</text:p>
          </table:table-cell>
          <table:table-cell office:value-type="float" office:value="12.066" calcext:value-type="float">
            <text:p><text:s text:c="3"/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5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5">
      <number:number number:decimal-places="0" loext:min-decimal-places="0" number:min-integer-digits="1"/>
      <style:map style:condition="value()&gt;0" style:apply-style-name="N125P0"/>
      <style:map style:condition="value()&lt;0" style:apply-style-name="N125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1:38:25.878510732</meta:creation-date>
    <dc:date>2018-01-17T11:40:10.890915719</dc:date>
    <meta:editing-duration>PT1M45S</meta:editing-duration>
    <meta:editing-cycles>1</meta:editing-cycles>
    <meta:document-statistic meta:table-count="1" meta:cell-count="19216" meta:object-count="0"/>
    <meta:generator>LibreOffice/5.1.6.2$Linux_X86_64 LibreOffice_project/10m0$Build-2</meta:generator>
  </office:meta>
</office:document-meta>
</file>